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0.8146in"/>
    </style:style>
    <style:style style:name="ro1" style:family="table-row">
      <style:table-row-properties style:row-height="1.3854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48">
      <style:table-cell-properties fo:background-color="#ffff0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8116"/>
    <style:style style:name="ce7" style:family="table-cell" style:parent-style-name="Default" style:data-style-name="N148"/>
    <style:style style:name="ce8" style:family="table-cell" style:parent-style-name="Default" style:data-style-name="N2"/>
    <style:style style:name="ce9" style:family="table-cell" style:parent-style-name="Default" style:data-style-name="N146"/>
    <style:style style:name="ce10" style:family="table-cell" style:parent-style-name="Default" style:data-style-name="N8123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0" table:number-columns-repeated="991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time-of-day for a year.</text:p>
          </table:table-cell>
          <table:covered-table-cell table:number-columns-repeated="2" table:style-name="ce2"/>
          <table:table-cell table:style-name="ce5" office:value-type="string">
            <text:p>Date</text:p>
          </table:table-cell>
          <table:table-cell table:style-name="ce5" office:value-type="string">
            <text:p>Time (hrs past local midnight)</text:p>
          </table:table-cell>
          <table:table-cell table:style-name="ce5" office:value-type="string">
            <text:p>Julian Day</text:p>
          </table:table-cell>
          <table:table-cell table:style-name="ce5" office:value-type="string">
            <text:p>Julian Century</text:p>
          </table:table-cell>
          <table:table-cell table:style-name="ce5"/>
          <table:table-cell table:style-name="ce5" office:value-type="string">
            <text:p>Geom Mean Long Sun (deg)</text:p>
          </table:table-cell>
          <table:table-cell table:style-name="ce5" office:value-type="string">
            <text:p>Geom Mean Anom Sun (deg)</text:p>
          </table:table-cell>
          <table:table-cell table:style-name="ce5" office:value-type="string">
            <text:p>Eccent Earth Orbit</text:p>
          </table:table-cell>
          <table:table-cell table:style-name="ce5" office:value-type="string">
            <text:p>Sun Eq of Ctr</text:p>
          </table:table-cell>
          <table:table-cell table:style-name="ce5" office:value-type="string">
            <text:p>Sun True Long (deg)</text:p>
          </table:table-cell>
          <table:table-cell table:style-name="ce5" office:value-type="string">
            <text:p>Sun True Anom (deg)</text:p>
          </table:table-cell>
          <table:table-cell table:style-name="ce5" office:value-type="string">
            <text:p>Sun Rad Vector (AUs)</text:p>
          </table:table-cell>
          <table:table-cell table:style-name="ce5" office:value-type="string">
            <text:p>Sun App Long (deg)</text:p>
          </table:table-cell>
          <table:table-cell table:style-name="ce5" office:value-type="string">
            <text:p>Mean Obliq Ecliptic (deg)</text:p>
          </table:table-cell>
          <table:table-cell table:style-name="ce5" office:value-type="string">
            <text:p>Obliq Corr (deg)</text:p>
          </table:table-cell>
          <table:table-cell table:style-name="ce5" office:value-type="string">
            <text:p>Sun Rt Ascen (deg)</text:p>
          </table:table-cell>
          <table:table-cell table:style-name="ce5" office:value-type="string">
            <text:p>Sun Declin (deg)</text:p>
          </table:table-cell>
          <table:table-cell table:style-name="ce5" office:value-type="string">
            <text:p>var y</text:p>
          </table:table-cell>
          <table:table-cell table:style-name="ce5" office:value-type="string">
            <text:p>Eq of Time (minutes)</text:p>
          </table:table-cell>
          <table:table-cell table:style-name="ce5" office:value-type="string">
            <text:p>HA Sunrise (deg)</text:p>
          </table:table-cell>
          <table:table-cell table:style-name="ce5" office:value-type="string">
            <text:p>Solar Noon (LST)</text:p>
          </table:table-cell>
          <table:table-cell table:style-name="ce5" office:value-type="string">
            <text:p>Sunrise Time (LST)</text:p>
          </table:table-cell>
          <table:table-cell table:style-name="ce5" office:value-type="string">
            <text:p>Sunset Time (LST)</text:p>
          </table:table-cell>
          <table:table-cell table:style-name="ce5" office:value-type="string">
            <text:p>Sunlight Duration (minutes)</text:p>
          </table:table-cell>
          <table:table-cell table:style-name="ce5" office:value-type="string">
            <text:p>True Solar Time (min)</text:p>
          </table:table-cell>
          <table:table-cell table:style-name="ce5" office:value-type="string">
            <text:p>Hour Angle (deg)</text:p>
          </table:table-cell>
          <table:table-cell table:style-name="ce5" office:value-type="string">
            <text:p>Solar Zenith Angle (deg)</text:p>
          </table:table-cell>
          <table:table-cell table:style-name="ce5" office:value-type="string">
            <text:p>Solar Elevation Angle (deg)</text:p>
          </table:table-cell>
          <table:table-cell table:style-name="ce5" office:value-type="string">
            <text:p>Approx Atmospheric Refraction (deg)</text:p>
          </table:table-cell>
          <table:table-cell table:style-name="ce5" office:value-type="string">
            <text:p>Solar Elevation corrected for atm refraction (deg)</text:p>
          </table:table-cell>
          <table:table-cell table:style-name="ce5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3" office:value-type="float" office:value="36">
            <text:p>36</text:p>
          </table:table-cell>
          <table:table-cell/>
          <table:table-cell table:style-name="ce6" table:formula="of:=DATEVALUE(&quot;1/1/&quot;&amp;[.$B$6])" office:value-type="date" office:date-value="2026-01-01">
            <text:p>1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]+2415018.5+[.E2]-[.$B$4]/24" office:value-type="float" office:value="2461042.29166667">
            <text:p>2461042.29</text:p>
          </table:table-cell>
          <table:table-cell table:style-name="ce9" table:formula="of:=([.F2]-2451545)/36525" office:value-type="float" office:value="0.260021674652061">
            <text:p>0.26002167</text:p>
          </table:table-cell>
          <table:table-cell/>
          <table:table-cell table:formula="of:=MOD(280.46646+[.G2]*(36000.76983+[.G2]*0.0003032);360)" office:value-type="float" office:value="281.446940459715">
            <text:p>281.45</text:p>
          </table:table-cell>
          <table:table-cell table:formula="of:=357.52911+[.G2]*(35999.05029-0.0001537*[.G2])" office:value-type="float" office:value="9718.06244189769">
            <text:p>9718.06</text:p>
          </table:table-cell>
          <table:table-cell table:formula="of:=0.016708634-[.G2]*(0.000042037+0.0000001267*[.G2])" office:value-type="float" office:value="0.0166976949025146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0.0660695931567795">
            <text:p>-0.07</text:p>
          </table:table-cell>
          <table:table-cell table:formula="of:=[.I2]+[.L2]" office:value-type="float" office:value="281.380870866558">
            <text:p>281.38</text:p>
          </table:table-cell>
          <table:table-cell table:formula="of:=[.J2]+[.L2]" office:value-type="float" office:value="9717.99637230454">
            <text:p>9718</text:p>
          </table:table-cell>
          <table:table-cell table:formula="of:=(1.000001018*(1-[.K2]*[.K2]))/(1+[.K2]*COS(RADIANS([.N2])))" office:value-type="float" office:value="0.983313179597995">
            <text:p>0.98</text:p>
          </table:table-cell>
          <table:table-cell table:formula="of:=[.M2]-0.00569-0.00478*SIN(RADIANS(125.04-1934.136*[.G2]))" office:value-type="float" office:value="281.376648227508">
            <text:p>281.38</text:p>
          </table:table-cell>
          <table:table-cell table:formula="of:=23+(26+((21.448-[.G2]*(46.815+[.G2]*(0.00059-[.G2]*0.001813))))/60)/60" office:value-type="float" office:value="23.4359097436899">
            <text:p>23.44</text:p>
          </table:table-cell>
          <table:table-cell table:formula="of:=[.Q2]+0.00256*COS(RADIANS(125.04-1934.136*[.G2]))" office:value-type="float" office:value="23.4383461371585">
            <text:p>23.44</text:p>
          </table:table-cell>
          <table:table-cell table:formula="of:=DEGREES(ATAN2(COS(RADIANS([.P2]));COS(RADIANS([.R2]))*SIN(RADIANS([.P2]))))" office:value-type="float" office:value="-77.6304842554489">
            <text:p>-77.63</text:p>
          </table:table-cell>
          <table:table-cell table:formula="of:=DEGREES(ASIN(SIN(RADIANS([.R2]))*SIN(RADIANS([.P2]))))" office:value-type="float" office:value="-22.9511802890124">
            <text:p>-22.95</text:p>
          </table:table-cell>
          <table:table-cell table:formula="of:=TAN(RADIANS([.R2]/2))*TAN(RADIANS([.R2]/2))" office:value-type="float" office:value="0.0430309606994088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70395754694109">
            <text:p>-3.7</text:p>
          </table:table-cell>
          <table:table-cell table:formula="of:=DEGREES(ACOS(COS(RADIANS(90.833))/(COS(RADIANS([.$B$2]))*COS(RADIANS([.T2])))-TAN(RADIANS([.$B$2]))*TAN(RADIANS([.T2]))))" office:value-type="float" office:value="73.252543343467">
            <text:p>73.25</text:p>
          </table:table-cell>
          <table:table-cell table:style-name="ce7" table:formula="of:=(720-4*[.$B$3]-[.V2]+[.$B$4]*60)/1440" office:value-type="float" office:value="0.502572192740931">
            <text:p>12:03:42</text:p>
          </table:table-cell>
          <table:table-cell table:style-name="ce7" table:formula="of:=([.X2]*1440-[.W2]*4)/1440" office:value-type="float" office:value="0.299092905675745">
            <text:p>7:10:42</text:p>
          </table:table-cell>
          <table:table-cell table:style-name="ce7" table:formula="of:=([.X2]*1440+[.W2]*4)/1440" office:value-type="float" office:value="0.706051479806118">
            <text:p>16:56:43</text:p>
          </table:table-cell>
          <table:table-cell table:formula="of:=8*[.W2]" office:value-type="float" office:value="586.020346747736">
            <text:p>586.02</text:p>
          </table:table-cell>
          <table:table-cell table:formula="of:=MOD([.E2]*1440+[.V2]+4*[.$B$3]-60*[.$B$4];1440)" office:value-type="float" office:value="716.296042453059">
            <text:p>716.3</text:p>
          </table:table-cell>
          <table:table-cell table:formula="of:=IF([.AB2]/4&lt;0;[.AB2]/4+180;[.AB2]/4-180)" office:value-type="float" office:value="-0.925989386735267">
            <text:p>-0.93</text:p>
          </table:table-cell>
          <table:table-cell table:formula="of:=DEGREES(ACOS(SIN(RADIANS([.$B$2]))*SIN(RADIANS([.T2]))+COS(RADIANS([.$B$2]))*COS(RADIANS([.T2]))*COS(RADIANS([.AC2]))))" office:value-type="float" office:value="58.9576865679184">
            <text:p>58.96</text:p>
          </table:table-cell>
          <table:table-cell table:formula="of:=90-[.AD2]" office:value-type="float" office:value="31.0423134320816">
            <text:p>31.04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267258620167358">
            <text:p>0.03</text:p>
          </table:table-cell>
          <table:table-cell table:formula="of:=[.AE2]+[.AF2]" office:value-type="float" office:value="31.0690392940984">
            <text:p>31.07</text:p>
          </table:table-cell>
          <table:table-cell table:formula="of:=IF([.AC2]&gt;0;MOD(DEGREES(ACOS(((SIN(RADIANS([.$B$2]))*COS(RADIANS([.AD2])))-SIN(RADIANS([.T2])))/(COS(RADIANS([.$B$2]))*SIN(RADIANS([.AD2])))))+180;360);MOD(540-DEGREES(ACOS(((SIN(RADIANS([.$B$2]))*COS(RADIANS([.AD2])))-SIN(RADIANS([.T2])))/(COS(RADIANS([.$B$2]))*SIN(RADIANS([.AD2])))));360))" office:value-type="float" office:value="179.004779772528">
            <text:p>179</text:p>
          </table:table-cell>
          <table:table-cell table:style-name="ce10"/>
          <table:table-cell table:number-columns-repeated="989"/>
        </table:table-row>
        <table:table-row table:style-name="ro2">
          <table:table-cell office:value-type="string">
            <text:p>Longitude (+ to E)</text:p>
          </table:table-cell>
          <table:table-cell table:style-name="ce3" office:value-type="float" office:value="-105">
            <text:p>-105</text:p>
          </table:table-cell>
          <table:table-cell/>
          <table:table-cell table:style-name="ce6" table:formula="of:=[.D2]+1" office:value-type="date" office:date-value="2026-01-02">
            <text:p>1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]+2415018.5+[.E3]-[.$B$4]/24" office:value-type="float" office:value="2461043.29166667">
            <text:p>2461043.29</text:p>
          </table:table-cell>
          <table:table-cell table:style-name="ce9" table:formula="of:=([.F3]-2451545)/36525" office:value-type="float" office:value="0.260049053159932">
            <text:p>0.26004905</text:p>
          </table:table-cell>
          <table:table-cell/>
          <table:table-cell table:formula="of:=MOD(280.46646+[.G3]*(36000.76983+[.G3]*0.0003032);360)" office:value-type="float" office:value="282.432587824196">
            <text:p>282.43</text:p>
          </table:table-cell>
          <table:table-cell table:formula="of:=357.52911+[.G3]*(35999.05029-0.0001537*[.G3])" office:value-type="float" office:value="9719.04804217723">
            <text:p>9719.05</text:p>
          </table:table-cell>
          <table:table-cell table:formula="of:=0.016708634-[.G3]*(0.000042037+0.0000001267*[.G3])" office:value-type="float" office:value="0.0166976937498002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-0.0324661987171696">
            <text:p>-0.03</text:p>
          </table:table-cell>
          <table:table-cell table:formula="of:=[.I3]+[.L3]" office:value-type="float" office:value="282.400121625479">
            <text:p>282.4</text:p>
          </table:table-cell>
          <table:table-cell table:formula="of:=[.J3]+[.L3]" office:value-type="float" office:value="9719.01557597851">
            <text:p>9719.02</text:p>
          </table:table-cell>
          <table:table-cell table:formula="of:=(1.000001018*(1-[.K3]*[.K3]))/(1+[.K3]*COS(RADIANS([.N3])))" office:value-type="float" office:value="0.983305690842562">
            <text:p>0.98</text:p>
          </table:table-cell>
          <table:table-cell table:formula="of:=[.M3]-0.00569-0.00478*SIN(RADIANS(125.04-1934.136*[.G3]))" office:value-type="float" office:value="282.395903190254">
            <text:p>282.4</text:p>
          </table:table-cell>
          <table:table-cell table:formula="of:=23+(26+((21.448-[.G3]*(46.815+[.G3]*(0.00059-[.G3]*0.001813))))/60)/60" office:value-type="float" office:value="23.4359093876557">
            <text:p>23.44</text:p>
          </table:table-cell>
          <table:table-cell table:formula="of:=[.Q3]+0.00256*COS(RADIANS(125.04-1934.136*[.G3]))" office:value-type="float" office:value="23.4383450537719">
            <text:p>23.44</text:p>
          </table:table-cell>
          <table:table-cell table:formula="of:=DEGREES(ATAN2(COS(RADIANS([.P3]));COS(RADIANS([.R3]))*SIN(RADIANS([.P3]))))" office:value-type="float" office:value="-76.5283586942631">
            <text:p>-76.53</text:p>
          </table:table-cell>
          <table:table-cell table:formula="of:=DEGREES(ASIN(SIN(RADIANS([.R3]))*SIN(RADIANS([.P3]))))" office:value-type="float" office:value="-22.8605275877269">
            <text:p>-22.86</text:p>
          </table:table-cell>
          <table:table-cell table:formula="of:=TAN(RADIANS([.R3]/2))*TAN(RADIANS([.R3]/2))" office:value-type="float" office:value="0.0430309566082293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4.16896296150171">
            <text:p>-4.17</text:p>
          </table:table-cell>
          <table:table-cell table:formula="of:=DEGREES(ACOS(COS(RADIANS(90.833))/(COS(RADIANS([.$B$2]))*COS(RADIANS([.T3])))-TAN(RADIANS([.$B$2]))*TAN(RADIANS([.T3]))))" office:value-type="float" office:value="73.3328064330492">
            <text:p>73.33</text:p>
          </table:table-cell>
          <table:table-cell table:style-name="ce7" table:formula="of:=(720-4*[.$B$3]-[.V3]+[.$B$4]*60)/1440" office:value-type="float" office:value="0.502895113167709">
            <text:p>12:04:10</text:p>
          </table:table-cell>
          <table:table-cell table:style-name="ce7" table:formula="of:=([.X3]*1440-[.W3]*4)/1440" office:value-type="float" office:value="0.299192873075906">
            <text:p>7:10:50</text:p>
          </table:table-cell>
          <table:table-cell table:style-name="ce7" table:formula="of:=([.X3]*1440+[.W3]*4)/1440" office:value-type="float" office:value="0.706597353259513">
            <text:p>16:57:30</text:p>
          </table:table-cell>
          <table:table-cell table:formula="of:=8*[.W3]" office:value-type="float" office:value="586.662451464394">
            <text:p>586.66</text:p>
          </table:table-cell>
          <table:table-cell table:formula="of:=MOD([.E3]*1440+[.V3]+4*[.$B$3]-60*[.$B$4];1440)" office:value-type="float" office:value="715.831037038498">
            <text:p>715.83</text:p>
          </table:table-cell>
          <table:table-cell table:formula="of:=IF([.AB3]/4&lt;0;[.AB3]/4+180;[.AB3]/4-180)" office:value-type="float" office:value="-1.04224074037543">
            <text:p>-1.04</text:p>
          </table:table-cell>
          <table:table-cell table:formula="of:=DEGREES(ACOS(SIN(RADIANS([.$B$2]))*SIN(RADIANS([.T3]))+COS(RADIANS([.$B$2]))*COS(RADIANS([.T3]))*COS(RADIANS([.AC3]))))" office:value-type="float" office:value="58.8687833070509">
            <text:p>58.87</text:p>
          </table:table-cell>
          <table:table-cell table:formula="of:=90-[.AD3]" office:value-type="float" office:value="31.1312166929491">
            <text:p>31.13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266328604604408">
            <text:p>0.03</text:p>
          </table:table-cell>
          <table:table-cell table:formula="of:=[.AE3]+[.AF3]" office:value-type="float" office:value="31.1578495534096">
            <text:p>31.16</text:p>
          </table:table-cell>
          <table:table-cell table:formula="of:=IF([.AC3]&gt;0;MOD(DEGREES(ACOS(((SIN(RADIANS([.$B$2]))*COS(RADIANS([.AD3])))-SIN(RADIANS([.T3])))/(COS(RADIANS([.$B$2]))*SIN(RADIANS([.AD3])))))+180;360);MOD(540-DEGREES(ACOS(((SIN(RADIANS([.$B$2]))*COS(RADIANS([.AD3])))-SIN(RADIANS([.T3])))/(COS(RADIANS([.$B$2]))*SIN(RADIANS([.AD3])))));360))" office:value-type="float" office:value="178.878036476226">
            <text:p>178.88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3" office:value-type="float" office:value="-7">
            <text:p>-7</text:p>
          </table:table-cell>
          <table:table-cell/>
          <table:table-cell table:style-name="ce6" table:formula="of:=[.D3]+1" office:value-type="date" office:date-value="2026-01-03">
            <text:p>1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]+2415018.5+[.E4]-[.$B$4]/24" office:value-type="float" office:value="2461044.29166667">
            <text:p>2461044.29</text:p>
          </table:table-cell>
          <table:table-cell table:style-name="ce9" table:formula="of:=([.F4]-2451545)/36525" office:value-type="float" office:value="0.260076431667803">
            <text:p>0.26007643</text:p>
          </table:table-cell>
          <table:table-cell/>
          <table:table-cell table:formula="of:=MOD(280.46646+[.G4]*(36000.76983+[.G4]*0.0003032);360)" office:value-type="float" office:value="283.418235188677">
            <text:p>283.42</text:p>
          </table:table-cell>
          <table:table-cell table:formula="of:=357.52911+[.G4]*(35999.05029-0.0001537*[.G4])" office:value-type="float" office:value="9720.03364245676">
            <text:p>9720.03</text:p>
          </table:table-cell>
          <table:table-cell table:formula="of:=0.016708634-[.G4]*(0.000042037+0.0000001267*[.G4])" office:value-type="float" office:value="0.0166976925970856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00114742064209826">
            <text:p>0</text:p>
          </table:table-cell>
          <table:table-cell table:formula="of:=[.I4]+[.L4]" office:value-type="float" office:value="283.41938260932">
            <text:p>283.42</text:p>
          </table:table-cell>
          <table:table-cell table:formula="of:=[.J4]+[.L4]" office:value-type="float" office:value="9720.03478987741">
            <text:p>9720.03</text:p>
          </table:table-cell>
          <table:table-cell table:formula="of:=(1.000001018*(1-[.K4]*[.K4]))/(1+[.K4]*COS(RADIANS([.N4])))" office:value-type="float" office:value="0.983303311381689">
            <text:p>0.98</text:p>
          </table:table-cell>
          <table:table-cell table:formula="of:=[.M4]-0.00569-0.00478*SIN(RADIANS(125.04-1934.136*[.G4]))" office:value-type="float" office:value="283.415168376664">
            <text:p>283.42</text:p>
          </table:table-cell>
          <table:table-cell table:formula="of:=23+(26+((21.448-[.G4]*(46.815+[.G4]*(0.00059-[.G4]*0.001813))))/60)/60" office:value-type="float" office:value="23.4359090316215">
            <text:p>23.44</text:p>
          </table:table-cell>
          <table:table-cell table:formula="of:=[.Q4]+0.00256*COS(RADIANS(125.04-1934.136*[.G4]))" office:value-type="float" office:value="23.4383439683048">
            <text:p>23.44</text:p>
          </table:table-cell>
          <table:table-cell table:formula="of:=DEGREES(ATAN2(COS(RADIANS([.P4]));COS(RADIANS([.R4]))*SIN(RADIANS([.P4]))))" office:value-type="float" office:value="-75.4277527695068">
            <text:p>-75.43</text:p>
          </table:table-cell>
          <table:table-cell table:formula="of:=DEGREES(ASIN(SIN(RADIANS([.R4]))*SIN(RADIANS([.P4]))))" office:value-type="float" office:value="-22.7622953046884">
            <text:p>-22.76</text:p>
          </table:table-cell>
          <table:table-cell table:formula="of:=TAN(RADIANS([.R4]/2))*TAN(RADIANS([.R4]/2))" office:value-type="float" office:value="0.0430309525091934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4.62802146924977">
            <text:p>-4.63</text:p>
          </table:table-cell>
          <table:table-cell table:formula="of:=DEGREES(ACOS(COS(RADIANS(90.833))/(COS(RADIANS([.$B$2]))*COS(RADIANS([.T4])))-TAN(RADIANS([.$B$2]))*TAN(RADIANS([.T4]))))" office:value-type="float" office:value="73.4196250244522">
            <text:p>73.42</text:p>
          </table:table-cell>
          <table:table-cell table:style-name="ce7" table:formula="of:=(720-4*[.$B$3]-[.V4]+[.$B$4]*60)/1440" office:value-type="float" office:value="0.50321390379809">
            <text:p>12:04:38</text:p>
          </table:table-cell>
          <table:table-cell table:style-name="ce7" table:formula="of:=([.X4]*1440-[.W4]*4)/1440" office:value-type="float" office:value="0.29927050095239">
            <text:p>7:10:57</text:p>
          </table:table-cell>
          <table:table-cell table:style-name="ce7" table:formula="of:=([.X4]*1440+[.W4]*4)/1440" office:value-type="float" office:value="0.707157306643791">
            <text:p>16:58:18</text:p>
          </table:table-cell>
          <table:table-cell table:formula="of:=8*[.W4]" office:value-type="float" office:value="587.357000195618">
            <text:p>587.36</text:p>
          </table:table-cell>
          <table:table-cell table:formula="of:=MOD([.E4]*1440+[.V4]+4*[.$B$3]-60*[.$B$4];1440)" office:value-type="float" office:value="715.37197853075">
            <text:p>715.37</text:p>
          </table:table-cell>
          <table:table-cell table:formula="of:=IF([.AB4]/4&lt;0;[.AB4]/4+180;[.AB4]/4-180)" office:value-type="float" office:value="-1.15700536731245">
            <text:p>-1.16</text:p>
          </table:table-cell>
          <table:table-cell table:formula="of:=DEGREES(ACOS(SIN(RADIANS([.$B$2]))*SIN(RADIANS([.T4]))+COS(RADIANS([.$B$2]))*COS(RADIANS([.T4]))*COS(RADIANS([.AC4]))))" office:value-type="float" office:value="58.7724869940328">
            <text:p>58.77</text:p>
          </table:table-cell>
          <table:table-cell table:formula="of:=90-[.AD4]" office:value-type="float" office:value="31.2275130059672">
            <text:p>31.23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265326554033326">
            <text:p>0.03</text:p>
          </table:table-cell>
          <table:table-cell table:formula="of:=[.AE4]+[.AF4]" office:value-type="float" office:value="31.2540456613705">
            <text:p>31.25</text:p>
          </table:table-cell>
          <table:table-cell table:formula="of:=IF([.AC4]&gt;0;MOD(DEGREES(ACOS(((SIN(RADIANS([.$B$2]))*COS(RADIANS([.AD4])))-SIN(RADIANS([.T4])))/(COS(RADIANS([.$B$2]))*SIN(RADIANS([.AD4])))))+180;360);MOD(540-DEGREES(ACOS(((SIN(RADIANS([.$B$2]))*COS(RADIANS([.AD4])))-SIN(RADIANS([.T4])))/(COS(RADIANS([.$B$2]))*SIN(RADIANS([.AD4])))));360))" office:value-type="float" office:value="178.752323681776">
            <text:p>178.75</text:p>
          </table:table-cell>
          <table:table-cell table:number-columns-repeated="990"/>
        </table:table-row>
        <table:table-row table:style-name="ro2">
          <table:table-cell office:value-type="string">
            <text:p>Local Time (hrs)</text:p>
          </table:table-cell>
          <table:table-cell table:style-name="ce4" office:value-type="float" office:value="0.5">
            <text:p>12:00:00</text:p>
          </table:table-cell>
          <table:table-cell/>
          <table:table-cell table:style-name="ce6" table:formula="of:=[.D4]+1" office:value-type="date" office:date-value="2026-01-04">
            <text:p>1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]+2415018.5+[.E5]-[.$B$4]/24" office:value-type="float" office:value="2461045.29166667">
            <text:p>2461045.29</text:p>
          </table:table-cell>
          <table:table-cell table:style-name="ce9" table:formula="of:=([.F5]-2451545)/36525" office:value-type="float" office:value="0.260103810175675">
            <text:p>0.26010381</text:p>
          </table:table-cell>
          <table:table-cell/>
          <table:table-cell table:formula="of:=MOD(280.46646+[.G5]*(36000.76983+[.G5]*0.0003032);360)" office:value-type="float" office:value="284.403882553161">
            <text:p>284.4</text:p>
          </table:table-cell>
          <table:table-cell table:formula="of:=357.52911+[.G5]*(35999.05029-0.0001537*[.G5])" office:value-type="float" office:value="9721.0192427363">
            <text:p>9721.02</text:p>
          </table:table-cell>
          <table:table-cell table:formula="of:=0.016708634-[.G5]*(0.000042037+0.0000001267*[.G5])" office:value-type="float" office:value="0.0166976914443709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0347606737275643">
            <text:p>0.03</text:p>
          </table:table-cell>
          <table:table-cell table:formula="of:=[.I5]+[.L5]" office:value-type="float" office:value="284.438643226888">
            <text:p>284.44</text:p>
          </table:table-cell>
          <table:table-cell table:formula="of:=[.J5]+[.L5]" office:value-type="float" office:value="9721.05400341003">
            <text:p>9721.05</text:p>
          </table:table-cell>
          <table:table-cell table:formula="of:=(1.000001018*(1-[.K5]*[.K5]))/(1+[.K5]*COS(RADIANS([.N5])))" office:value-type="float" office:value="0.983306041992293">
            <text:p>0.98</text:p>
          </table:table-cell>
          <table:table-cell table:formula="of:=[.M5]-0.00569-0.00478*SIN(RADIANS(125.04-1934.136*[.G5]))" office:value-type="float" office:value="284.434433195541">
            <text:p>284.43</text:p>
          </table:table-cell>
          <table:table-cell table:formula="of:=23+(26+((21.448-[.G5]*(46.815+[.G5]*(0.00059-[.G5]*0.001813))))/60)/60" office:value-type="float" office:value="23.4359086755873">
            <text:p>23.44</text:p>
          </table:table-cell>
          <table:table-cell table:formula="of:=[.Q5]+0.00256*COS(RADIANS(125.04-1934.136*[.G5]))" office:value-type="float" office:value="23.4383428807578">
            <text:p>23.44</text:p>
          </table:table-cell>
          <table:table-cell table:formula="of:=DEGREES(ATAN2(COS(RADIANS([.P5]));COS(RADIANS([.R5]))*SIN(RADIANS([.P5]))))" office:value-type="float" office:value="-74.3287901087441">
            <text:p>-74.33</text:p>
          </table:table-cell>
          <table:table-cell table:formula="of:=DEGREES(ASIN(SIN(RADIANS([.R5]))*SIN(RADIANS([.P5]))))" office:value-type="float" office:value="-22.6565314879921">
            <text:p>-22.66</text:p>
          </table:table-cell>
          <table:table-cell table:formula="of:=TAN(RADIANS([.R5]/2))*TAN(RADIANS([.R5]/2))" office:value-type="float" office:value="0.0430309484023036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5.08064725892684">
            <text:p>-5.08</text:p>
          </table:table-cell>
          <table:table-cell table:formula="of:=DEGREES(ACOS(COS(RADIANS(90.833))/(COS(RADIANS([.$B$2]))*COS(RADIANS([.T5])))-TAN(RADIANS([.$B$2]))*TAN(RADIANS([.T5]))))" office:value-type="float" office:value="73.5129206953428">
            <text:p>73.51</text:p>
          </table:table-cell>
          <table:table-cell table:style-name="ce7" table:formula="of:=(720-4*[.$B$3]-[.V5]+[.$B$4]*60)/1440" office:value-type="float" office:value="0.503528227263144">
            <text:p>12:05:05</text:p>
          </table:table-cell>
          <table:table-cell table:style-name="ce7" table:formula="of:=([.X5]*1440-[.W5]*4)/1440" office:value-type="float" office:value="0.29932566977608">
            <text:p>7:11:02</text:p>
          </table:table-cell>
          <table:table-cell table:style-name="ce7" table:formula="of:=([.X5]*1440+[.W5]*4)/1440" office:value-type="float" office:value="0.707730784750207">
            <text:p>16:59:08</text:p>
          </table:table-cell>
          <table:table-cell table:formula="of:=8*[.W5]" office:value-type="float" office:value="588.103365562742">
            <text:p>588.1</text:p>
          </table:table-cell>
          <table:table-cell table:formula="of:=MOD([.E5]*1440+[.V5]+4*[.$B$3]-60*[.$B$4];1440)" office:value-type="float" office:value="714.919352741073">
            <text:p>714.92</text:p>
          </table:table-cell>
          <table:table-cell table:formula="of:=IF([.AB5]/4&lt;0;[.AB5]/4+180;[.AB5]/4-180)" office:value-type="float" office:value="-1.27016181473172">
            <text:p>-1.27</text:p>
          </table:table-cell>
          <table:table-cell table:formula="of:=DEGREES(ACOS(SIN(RADIANS([.$B$2]))*SIN(RADIANS([.T5]))+COS(RADIANS([.$B$2]))*COS(RADIANS([.T5]))*COS(RADIANS([.AC5]))))" office:value-type="float" office:value="58.6688372434406">
            <text:p>58.67</text:p>
          </table:table-cell>
          <table:table-cell table:formula="of:=90-[.AD5]" office:value-type="float" office:value="31.3311627565594">
            <text:p>31.33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264254090985656">
            <text:p>0.03</text:p>
          </table:table-cell>
          <table:table-cell table:formula="of:=[.AE5]+[.AF5]" office:value-type="float" office:value="31.3575881656579">
            <text:p>31.36</text:p>
          </table:table-cell>
          <table:table-cell table:formula="of:=IF([.AC5]&gt;0;MOD(DEGREES(ACOS(((SIN(RADIANS([.$B$2]))*COS(RADIANS([.AD5])))-SIN(RADIANS([.T5])))/(COS(RADIANS([.$B$2]))*SIN(RADIANS([.AD5])))))+180;360);MOD(540-DEGREES(ACOS(((SIN(RADIANS([.$B$2]))*COS(RADIANS([.AD5])))-SIN(RADIANS([.T5])))/(COS(RADIANS([.$B$2]))*SIN(RADIANS([.AD5])))));360))" office:value-type="float" office:value="178.62773005627">
            <text:p>178.63</text:p>
          </table:table-cell>
          <table:table-cell table:number-columns-repeated="990"/>
        </table:table-row>
        <table:table-row table:style-name="ro2">
          <table:table-cell office:value-type="string">
            <text:p>Year</text:p>
          </table:table-cell>
          <table:table-cell table:style-name="ce3" office:value-type="float" office:value="2026">
            <text:p>2026</text:p>
          </table:table-cell>
          <table:table-cell/>
          <table:table-cell table:style-name="ce6" table:formula="of:=[.D5]+1" office:value-type="date" office:date-value="2026-01-05">
            <text:p>1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]+2415018.5+[.E6]-[.$B$4]/24" office:value-type="float" office:value="2461046.29166667">
            <text:p>2461046.29</text:p>
          </table:table-cell>
          <table:table-cell table:style-name="ce9" table:formula="of:=([.F6]-2451545)/36525" office:value-type="float" office:value="0.260131188683546">
            <text:p>0.26013119</text:p>
          </table:table-cell>
          <table:table-cell/>
          <table:table-cell table:formula="of:=MOD(280.46646+[.G6]*(36000.76983+[.G6]*0.0003032);360)" office:value-type="float" office:value="285.389529917642">
            <text:p>285.39</text:p>
          </table:table-cell>
          <table:table-cell table:formula="of:=357.52911+[.G6]*(35999.05029-0.0001537*[.G6])" office:value-type="float" office:value="9722.00484301584">
            <text:p>9722</text:p>
          </table:table-cell>
          <table:table-cell table:formula="of:=0.016708634-[.G6]*(0.000042037+0.0000001267*[.G6])" office:value-type="float" office:value="0.0166976902916559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0683629694835612">
            <text:p>0.07</text:p>
          </table:table-cell>
          <table:table-cell table:formula="of:=[.I6]+[.L6]" office:value-type="float" office:value="285.457892887126">
            <text:p>285.46</text:p>
          </table:table-cell>
          <table:table-cell table:formula="of:=[.J6]+[.L6]" office:value-type="float" office:value="9722.07320598532">
            <text:p>9722.07</text:p>
          </table:table-cell>
          <table:table-cell table:formula="of:=(1.000001018*(1-[.K6]*[.K6]))/(1+[.K6]*COS(RADIANS([.N6])))" office:value-type="float" office:value="0.983313881781262">
            <text:p>0.98</text:p>
          </table:table-cell>
          <table:table-cell table:formula="of:=[.M6]-0.00569-0.00478*SIN(RADIANS(125.04-1934.136*[.G6]))" office:value-type="float" office:value="285.453687055822">
            <text:p>285.45</text:p>
          </table:table-cell>
          <table:table-cell table:formula="of:=23+(26+((21.448-[.G6]*(46.815+[.G6]*(0.00059-[.G6]*0.001813))))/60)/60" office:value-type="float" office:value="23.4359083195531">
            <text:p>23.44</text:p>
          </table:table-cell>
          <table:table-cell table:formula="of:=[.Q6]+0.00256*COS(RADIANS(125.04-1934.136*[.G6]))" office:value-type="float" office:value="23.4383417911316">
            <text:p>23.44</text:p>
          </table:table-cell>
          <table:table-cell table:formula="of:=DEGREES(ATAN2(COS(RADIANS([.P6]));COS(RADIANS([.R6]))*SIN(RADIANS([.P6]))))" office:value-type="float" office:value="-73.231591178627">
            <text:p>-73.23</text:p>
          </table:table-cell>
          <table:table-cell table:formula="of:=DEGREES(ASIN(SIN(RADIANS([.R6]))*SIN(RADIANS([.P6]))))" office:value-type="float" office:value="-22.5432878624678">
            <text:p>-22.54</text:p>
          </table:table-cell>
          <table:table-cell table:formula="of:=TAN(RADIANS([.R6]/2))*TAN(RADIANS([.R6]/2))" office:value-type="float" office:value="0.0430309442875622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5.52636562934102">
            <text:p>-5.53</text:p>
          </table:table-cell>
          <table:table-cell table:formula="of:=DEGREES(ACOS(COS(RADIANS(90.833))/(COS(RADIANS([.$B$2]))*COS(RADIANS([.T6])))-TAN(RADIANS([.$B$2]))*TAN(RADIANS([.T6]))))" office:value-type="float" office:value="73.6126098662419">
            <text:p>73.61</text:p>
          </table:table-cell>
          <table:table-cell table:style-name="ce7" table:formula="of:=(720-4*[.$B$3]-[.V6]+[.$B$4]*60)/1440" office:value-type="float" office:value="0.503837753909265">
            <text:p>12:05:32</text:p>
          </table:table-cell>
          <table:table-cell table:style-name="ce7" table:formula="of:=([.X6]*1440-[.W6]*4)/1440" office:value-type="float" office:value="0.299358282058593">
            <text:p>7:11:05</text:p>
          </table:table-cell>
          <table:table-cell table:style-name="ce7" table:formula="of:=([.X6]*1440+[.W6]*4)/1440" office:value-type="float" office:value="0.708317225759936">
            <text:p>16:59:59</text:p>
          </table:table-cell>
          <table:table-cell table:formula="of:=8*[.W6]" office:value-type="float" office:value="588.900878929935">
            <text:p>588.9</text:p>
          </table:table-cell>
          <table:table-cell table:formula="of:=MOD([.E6]*1440+[.V6]+4*[.$B$3]-60*[.$B$4];1440)" office:value-type="float" office:value="714.473634370659">
            <text:p>714.47</text:p>
          </table:table-cell>
          <table:table-cell table:formula="of:=IF([.AB6]/4&lt;0;[.AB6]/4+180;[.AB6]/4-180)" office:value-type="float" office:value="-1.38159140733526">
            <text:p>-1.38</text:p>
          </table:table-cell>
          <table:table-cell table:formula="of:=DEGREES(ACOS(SIN(RADIANS([.$B$2]))*SIN(RADIANS([.T6]))+COS(RADIANS([.$B$2]))*COS(RADIANS([.T6]))*COS(RADIANS([.AC6]))))" office:value-type="float" office:value="58.5578767442628">
            <text:p>58.56</text:p>
          </table:table-cell>
          <table:table-cell table:formula="of:=90-[.AD6]" office:value-type="float" office:value="31.4421232557372">
            <text:p>31.44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263112931687851">
            <text:p>0.03</text:p>
          </table:table-cell>
          <table:table-cell table:formula="of:=[.AE6]+[.AF6]" office:value-type="float" office:value="31.468434548906">
            <text:p>31.47</text:p>
          </table:table-cell>
          <table:table-cell table:formula="of:=IF([.AC6]&gt;0;MOD(DEGREES(ACOS(((SIN(RADIANS([.$B$2]))*COS(RADIANS([.AD6])))-SIN(RADIANS([.T6])))/(COS(RADIANS([.$B$2]))*SIN(RADIANS([.AD6])))))+180;360);MOD(540-DEGREES(ACOS(((SIN(RADIANS([.$B$2]))*COS(RADIANS([.AD6])))-SIN(RADIANS([.T6])))/(COS(RADIANS([.$B$2]))*SIN(RADIANS([.AD6])))));360))" office:value-type="float" office:value="178.504343598653">
            <text:p>178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]+1" office:value-type="date" office:date-value="2026-01-06">
            <text:p>1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]+2415018.5+[.E7]-[.$B$4]/24" office:value-type="float" office:value="2461047.29166667">
            <text:p>2461047.29</text:p>
          </table:table-cell>
          <table:table-cell table:style-name="ce9" table:formula="of:=([.F7]-2451545)/36525" office:value-type="float" office:value="0.260158567191417">
            <text:p>0.26015857</text:p>
          </table:table-cell>
          <table:table-cell/>
          <table:table-cell table:formula="of:=MOD(280.46646+[.G7]*(36000.76983+[.G7]*0.0003032);360)" office:value-type="float" office:value="286.375177282125">
            <text:p>286.38</text:p>
          </table:table-cell>
          <table:table-cell table:formula="of:=357.52911+[.G7]*(35999.05029-0.0001537*[.G7])" office:value-type="float" office:value="9722.99044329537">
            <text:p>9722.99</text:p>
          </table:table-cell>
          <table:table-cell table:formula="of:=0.016708634-[.G7]*(0.000042037+0.0000001267*[.G7])" office:value-type="float" office:value="0.0166976891389408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10194372094185">
            <text:p>0.1</text:p>
          </table:table-cell>
          <table:table-cell table:formula="of:=[.I7]+[.L7]" office:value-type="float" office:value="286.477121003067">
            <text:p>286.48</text:p>
          </table:table-cell>
          <table:table-cell table:formula="of:=[.J7]+[.L7]" office:value-type="float" office:value="9723.09238701632">
            <text:p>9723.09</text:p>
          </table:table-cell>
          <table:table-cell table:formula="of:=(1.000001018*(1-[.K7]*[.K7]))/(1+[.K7]*COS(RADIANS([.N7])))" office:value-type="float" office:value="0.983326828185839">
            <text:p>0.98</text:p>
          </table:table-cell>
          <table:table-cell table:formula="of:=[.M7]-0.00569-0.00478*SIN(RADIANS(125.04-1934.136*[.G7]))" office:value-type="float" office:value="286.47291937054">
            <text:p>286.47</text:p>
          </table:table-cell>
          <table:table-cell table:formula="of:=23+(26+((21.448-[.G7]*(46.815+[.G7]*(0.00059-[.G7]*0.001813))))/60)/60" office:value-type="float" office:value="23.4359079635189">
            <text:p>23.44</text:p>
          </table:table-cell>
          <table:table-cell table:formula="of:=[.Q7]+0.00256*COS(RADIANS(125.04-1934.136*[.G7]))" office:value-type="float" office:value="23.4383406994268">
            <text:p>23.44</text:p>
          </table:table-cell>
          <table:table-cell table:formula="of:=DEGREES(ATAN2(COS(RADIANS([.P7]));COS(RADIANS([.R7]))*SIN(RADIANS([.P7]))))" office:value-type="float" office:value="-72.1362730897">
            <text:p>-72.14</text:p>
          </table:table-cell>
          <table:table-cell table:formula="of:=DEGREES(ASIN(SIN(RADIANS([.R7]))*SIN(RADIANS([.P7]))))" office:value-type="float" office:value="-22.4226197469728">
            <text:p>-22.42</text:p>
          </table:table-cell>
          <table:table-cell table:formula="of:=TAN(RADIANS([.R7]/2))*TAN(RADIANS([.R7]/2))" office:value-type="float" office:value="0.0430309401649715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5.96471371528362">
            <text:p>-5.96</text:p>
          </table:table-cell>
          <table:table-cell table:formula="of:=DEGREES(ACOS(COS(RADIANS(90.833))/(COS(RADIANS([.$B$2]))*COS(RADIANS([.T7])))-TAN(RADIANS([.$B$2]))*TAN(RADIANS([.T7]))))" office:value-type="float" office:value="73.7186040660172">
            <text:p>73.72</text:p>
          </table:table-cell>
          <table:table-cell table:style-name="ce7" table:formula="of:=(720-4*[.$B$3]-[.V7]+[.$B$4]*60)/1440" office:value-type="float" office:value="0.50414216230228">
            <text:p>12:05:58</text:p>
          </table:table-cell>
          <table:table-cell table:style-name="ce7" table:formula="of:=([.X7]*1440-[.W7]*4)/1440" office:value-type="float" office:value="0.299368262118899">
            <text:p>7:11:05</text:p>
          </table:table-cell>
          <table:table-cell table:style-name="ce7" table:formula="of:=([.X7]*1440+[.W7]*4)/1440" office:value-type="float" office:value="0.708916062485661">
            <text:p>17:00:50</text:p>
          </table:table-cell>
          <table:table-cell table:formula="of:=8*[.W7]" office:value-type="float" office:value="589.748832528138">
            <text:p>589.75</text:p>
          </table:table-cell>
          <table:table-cell table:formula="of:=MOD([.E7]*1440+[.V7]+4*[.$B$3]-60*[.$B$4];1440)" office:value-type="float" office:value="714.035286284716">
            <text:p>714.04</text:p>
          </table:table-cell>
          <table:table-cell table:formula="of:=IF([.AB7]/4&lt;0;[.AB7]/4+180;[.AB7]/4-180)" office:value-type="float" office:value="-1.49117842882092">
            <text:p>-1.49</text:p>
          </table:table-cell>
          <table:table-cell table:formula="of:=DEGREES(ACOS(SIN(RADIANS([.$B$2]))*SIN(RADIANS([.T7]))+COS(RADIANS([.$B$2]))*COS(RADIANS([.T7]))*COS(RADIANS([.AC7]))))" office:value-type="float" office:value="58.4396512147803">
            <text:p>58.44</text:p>
          </table:table-cell>
          <table:table-cell table:formula="of:=90-[.AD7]" office:value-type="float" office:value="31.5603487852197">
            <text:p>31.56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26190487898286">
            <text:p>0.03</text:p>
          </table:table-cell>
          <table:table-cell table:formula="of:=[.AE7]+[.AF7]" office:value-type="float" office:value="31.586539273118">
            <text:p>31.59</text:p>
          </table:table-cell>
          <table:table-cell table:formula="of:=IF([.AC7]&gt;0;MOD(DEGREES(ACOS(((SIN(RADIANS([.$B$2]))*COS(RADIANS([.AD7])))-SIN(RADIANS([.T7])))/(COS(RADIANS([.$B$2]))*SIN(RADIANS([.AD7])))))+180;360);MOD(540-DEGREES(ACOS(((SIN(RADIANS([.$B$2]))*COS(RADIANS([.AD7])))-SIN(RADIANS([.T7])))/(COS(RADIANS([.$B$2]))*SIN(RADIANS([.AD7])))));360))" office:value-type="float" office:value="178.382251585591">
            <text:p>178.38</text:p>
          </table:table-cell>
          <table:table-cell table:number-columns-repeated="990"/>
        </table:table-row>
        <table:table-row table:style-name="ro2">
          <table:table-cell>
            <draw:frame table:end-cell-address="Calculations.C19" table:end-x="1.2323in" table:end-y="0.0091in" draw:z-index="0" draw:style-name="gr1" svg:width="3.2299in" svg:height="1.9575in" svg:x="0.0209in" svg:y="0.076in">
              <draw:object draw:notify-on-update-of-ranges="Calculations.AG2:Calculations.AG367 Calculations.AH1:Calculations.AH1 Calculations.AH2:Calculations.AH36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 table:style-name="ce6" table:formula="of:=[.D7]+1" office:value-type="date" office:date-value="2026-01-07">
            <text:p>1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]+2415018.5+[.E8]-[.$B$4]/24" office:value-type="float" office:value="2461048.29166667">
            <text:p>2461048.29</text:p>
          </table:table-cell>
          <table:table-cell table:style-name="ce9" table:formula="of:=([.F8]-2451545)/36525" office:value-type="float" office:value="0.260185945699288">
            <text:p>0.26018595</text:p>
          </table:table-cell>
          <table:table-cell/>
          <table:table-cell table:formula="of:=MOD(280.46646+[.G8]*(36000.76983+[.G8]*0.0003032);360)" office:value-type="float" office:value="287.36082464661">
            <text:p>287.36</text:p>
          </table:table-cell>
          <table:table-cell table:formula="of:=357.52911+[.G8]*(35999.05029-0.0001537*[.G8])" office:value-type="float" office:value="9723.97604357491">
            <text:p>9723.98</text:p>
          </table:table-cell>
          <table:table-cell table:formula="of:=0.016708634-[.G8]*(0.000042037+0.0000001267*[.G8])" office:value-type="float" office:value="0.0166976879862254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135492349168346">
            <text:p>0.14</text:p>
          </table:table-cell>
          <table:table-cell table:formula="of:=[.I8]+[.L8]" office:value-type="float" office:value="287.496316995778">
            <text:p>287.5</text:p>
          </table:table-cell>
          <table:table-cell table:formula="of:=[.J8]+[.L8]" office:value-type="float" office:value="9724.11153592408">
            <text:p>9724.11</text:p>
          </table:table-cell>
          <table:table-cell table:formula="of:=(1.000001018*(1-[.K8]*[.K8]))/(1+[.K8]*COS(RADIANS([.N8])))" office:value-type="float" office:value="0.983344876974684">
            <text:p>0.98</text:p>
          </table:table-cell>
          <table:table-cell table:formula="of:=[.M8]-0.00569-0.00478*SIN(RADIANS(125.04-1934.136*[.G8]))" office:value-type="float" office:value="287.492119560756">
            <text:p>287.49</text:p>
          </table:table-cell>
          <table:table-cell table:formula="of:=23+(26+((21.448-[.G8]*(46.815+[.G8]*(0.00059-[.G8]*0.001813))))/60)/60" office:value-type="float" office:value="23.4359076074846">
            <text:p>23.44</text:p>
          </table:table-cell>
          <table:table-cell table:formula="of:=[.Q8]+0.00256*COS(RADIANS(125.04-1934.136*[.G8]))" office:value-type="float" office:value="23.438339605644">
            <text:p>23.44</text:p>
          </table:table-cell>
          <table:table-cell table:formula="of:=DEGREES(ATAN2(COS(RADIANS([.P8]));COS(RADIANS([.R8]))*SIN(RADIANS([.P8]))))" office:value-type="float" office:value="-71.0429494128583">
            <text:p>-71.04</text:p>
          </table:table-cell>
          <table:table-cell table:formula="of:=DEGREES(ASIN(SIN(RADIANS([.R8]))*SIN(RADIANS([.P8]))))" office:value-type="float" office:value="-22.2945859669587">
            <text:p>-22.29</text:p>
          </table:table-cell>
          <table:table-cell table:formula="of:=TAN(RADIANS([.R8]/2))*TAN(RADIANS([.R8]/2))" office:value-type="float" office:value="0.043030936034534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6.39524118345906">
            <text:p>-6.4</text:p>
          </table:table-cell>
          <table:table-cell table:formula="of:=DEGREES(ACOS(COS(RADIANS(90.833))/(COS(RADIANS([.$B$2]))*COS(RADIANS([.T8])))-TAN(RADIANS([.$B$2]))*TAN(RADIANS([.T8]))))" office:value-type="float" office:value="73.8308102081535">
            <text:p>73.83</text:p>
          </table:table-cell>
          <table:table-cell table:style-name="ce7" table:formula="of:=(720-4*[.$B$3]-[.V8]+[.$B$4]*60)/1440" office:value-type="float" office:value="0.504441139710735">
            <text:p>12:06:24</text:p>
          </table:table-cell>
          <table:table-cell table:style-name="ce7" table:formula="of:=([.X8]*1440-[.W8]*4)/1440" office:value-type="float" office:value="0.299355555799198">
            <text:p>7:11:04</text:p>
          </table:table-cell>
          <table:table-cell table:style-name="ce7" table:formula="of:=([.X8]*1440+[.W8]*4)/1440" office:value-type="float" office:value="0.709526723622273">
            <text:p>17:01:43</text:p>
          </table:table-cell>
          <table:table-cell table:formula="of:=8*[.W8]" office:value-type="float" office:value="590.646481665228">
            <text:p>590.65</text:p>
          </table:table-cell>
          <table:table-cell table:formula="of:=MOD([.E8]*1440+[.V8]+4*[.$B$3]-60*[.$B$4];1440)" office:value-type="float" office:value="713.604758816541">
            <text:p>713.6</text:p>
          </table:table-cell>
          <table:table-cell table:formula="of:=IF([.AB8]/4&lt;0;[.AB8]/4+180;[.AB8]/4-180)" office:value-type="float" office:value="-1.59881029586475">
            <text:p>-1.6</text:p>
          </table:table-cell>
          <table:table-cell table:formula="of:=DEGREES(ACOS(SIN(RADIANS([.$B$2]))*SIN(RADIANS([.T8]))+COS(RADIANS([.$B$2]))*COS(RADIANS([.T8]))*COS(RADIANS([.AC8]))))" office:value-type="float" office:value="58.3142093547926">
            <text:p>58.31</text:p>
          </table:table-cell>
          <table:table-cell table:formula="of:=90-[.AD8]" office:value-type="float" office:value="31.6857906452074">
            <text:p>31.69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260631815047242">
            <text:p>0.03</text:p>
          </table:table-cell>
          <table:table-cell table:formula="of:=[.AE8]+[.AF8]" office:value-type="float" office:value="31.7118538267121">
            <text:p>31.71</text:p>
          </table:table-cell>
          <table:table-cell table:formula="of:=IF([.AC8]&gt;0;MOD(DEGREES(ACOS(((SIN(RADIANS([.$B$2]))*COS(RADIANS([.AD8])))-SIN(RADIANS([.T8])))/(COS(RADIANS([.$B$2]))*SIN(RADIANS([.AD8])))))+180;360);MOD(540-DEGREES(ACOS(((SIN(RADIANS([.$B$2]))*COS(RADIANS([.AD8])))-SIN(RADIANS([.T8])))/(COS(RADIANS([.$B$2]))*SIN(RADIANS([.AD8])))));360))" office:value-type="float" office:value="178.261540515967">
            <text:p>178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]+1" office:value-type="date" office:date-value="2026-01-08">
            <text:p>1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]+2415018.5+[.E9]-[.$B$4]/24" office:value-type="float" office:value="2461049.29166667">
            <text:p>2461049.29</text:p>
          </table:table-cell>
          <table:table-cell table:style-name="ce9" table:formula="of:=([.F9]-2451545)/36525" office:value-type="float" office:value="0.26021332420716">
            <text:p>0.26021332</text:p>
          </table:table-cell>
          <table:table-cell/>
          <table:table-cell table:formula="of:=MOD(280.46646+[.G9]*(36000.76983+[.G9]*0.0003032);360)" office:value-type="float" office:value="288.346472011093">
            <text:p>288.35</text:p>
          </table:table-cell>
          <table:table-cell table:formula="of:=357.52911+[.G9]*(35999.05029-0.0001537*[.G9])" office:value-type="float" office:value="9724.96164385444">
            <text:p>9724.96</text:p>
          </table:table-cell>
          <table:table-cell table:formula="of:=0.016708634-[.G9]*(0.000042037+0.0000001267*[.G9])" office:value-type="float" office:value="0.0166976868335099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168998287205449">
            <text:p>0.17</text:p>
          </table:table-cell>
          <table:table-cell table:formula="of:=[.I9]+[.L9]" office:value-type="float" office:value="288.515470298299">
            <text:p>288.52</text:p>
          </table:table-cell>
          <table:table-cell table:formula="of:=[.J9]+[.L9]" office:value-type="float" office:value="9725.13064214165">
            <text:p>9725.13</text:p>
          </table:table-cell>
          <table:table-cell table:formula="of:=(1.000001018*(1-[.K9]*[.K9]))/(1+[.K9]*COS(RADIANS([.N9])))" office:value-type="float" office:value="0.983368022249654">
            <text:p>0.98</text:p>
          </table:table-cell>
          <table:table-cell table:formula="of:=[.M9]-0.00569-0.00478*SIN(RADIANS(125.04-1934.136*[.G9]))" office:value-type="float" office:value="288.511277059507">
            <text:p>288.51</text:p>
          </table:table-cell>
          <table:table-cell table:formula="of:=23+(26+((21.448-[.G9]*(46.815+[.G9]*(0.00059-[.G9]*0.001813))))/60)/60" office:value-type="float" office:value="23.4359072514504">
            <text:p>23.44</text:p>
          </table:table-cell>
          <table:table-cell table:formula="of:=[.Q9]+0.00256*COS(RADIANS(125.04-1934.136*[.G9]))" office:value-type="float" office:value="23.4383385097838">
            <text:p>23.44</text:p>
          </table:table-cell>
          <table:table-cell table:formula="of:=DEGREES(ATAN2(COS(RADIANS([.P9]));COS(RADIANS([.R9]))*SIN(RADIANS([.P9]))))" office:value-type="float" office:value="-69.9517300078526">
            <text:p>-69.95</text:p>
          </table:table-cell>
          <table:table-cell table:formula="of:=DEGREES(ASIN(SIN(RADIANS([.R9]))*SIN(RADIANS([.P9]))))" office:value-type="float" office:value="-22.1592487626649">
            <text:p>-22.16</text:p>
          </table:table-cell>
          <table:table-cell table:formula="of:=TAN(RADIANS([.R9]/2))*TAN(RADIANS([.R9]/2))" office:value-type="float" office:value="0.043030931896252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6.81751089688833">
            <text:p>-6.82</text:p>
          </table:table-cell>
          <table:table-cell table:formula="of:=DEGREES(ACOS(COS(RADIANS(90.833))/(COS(RADIANS([.$B$2]))*COS(RADIANS([.T9])))-TAN(RADIANS([.$B$2]))*TAN(RADIANS([.T9]))))" office:value-type="float" office:value="73.9491308761238">
            <text:p>73.95</text:p>
          </table:table-cell>
          <table:table-cell table:style-name="ce7" table:formula="of:=(720-4*[.$B$3]-[.V9]+[.$B$4]*60)/1440" office:value-type="float" office:value="0.504734382567284">
            <text:p>12:06:49</text:p>
          </table:table-cell>
          <table:table-cell table:style-name="ce7" table:formula="of:=([.X9]*1440-[.W9]*4)/1440" office:value-type="float" office:value="0.299320130133606">
            <text:p>7:11:01</text:p>
          </table:table-cell>
          <table:table-cell table:style-name="ce7" table:formula="of:=([.X9]*1440+[.W9]*4)/1440" office:value-type="float" office:value="0.710148635000961">
            <text:p>17:02:37</text:p>
          </table:table-cell>
          <table:table-cell table:formula="of:=8*[.W9]" office:value-type="float" office:value="591.59304700899">
            <text:p>591.59</text:p>
          </table:table-cell>
          <table:table-cell table:formula="of:=MOD([.E9]*1440+[.V9]+4*[.$B$3]-60*[.$B$4];1440)" office:value-type="float" office:value="713.182489103112">
            <text:p>713.18</text:p>
          </table:table-cell>
          <table:table-cell table:formula="of:=IF([.AB9]/4&lt;0;[.AB9]/4+180;[.AB9]/4-180)" office:value-type="float" office:value="-1.70437772422207">
            <text:p>-1.7</text:p>
          </table:table-cell>
          <table:table-cell table:formula="of:=DEGREES(ACOS(SIN(RADIANS([.$B$2]))*SIN(RADIANS([.T9]))+COS(RADIANS([.$B$2]))*COS(RADIANS([.T9]))*COS(RADIANS([.AC9]))))" office:value-type="float" office:value="58.181602795367">
            <text:p>58.18</text:p>
          </table:table-cell>
          <table:table-cell table:formula="of:=90-[.AD9]" office:value-type="float" office:value="31.818397204633">
            <text:p>31.82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259295693956906">
            <text:p>0.03</text:p>
          </table:table-cell>
          <table:table-cell table:formula="of:=[.AE9]+[.AF9]" office:value-type="float" office:value="31.8443267740287">
            <text:p>31.84</text:p>
          </table:table-cell>
          <table:table-cell table:formula="of:=IF([.AC9]&gt;0;MOD(DEGREES(ACOS(((SIN(RADIANS([.$B$2]))*COS(RADIANS([.AD9])))-SIN(RADIANS([.T9])))/(COS(RADIANS([.$B$2]))*SIN(RADIANS([.AD9])))))+180;360);MOD(540-DEGREES(ACOS(((SIN(RADIANS([.$B$2]))*COS(RADIANS([.AD9])))-SIN(RADIANS([.T9])))/(COS(RADIANS([.$B$2]))*SIN(RADIANS([.AD9])))));360))" office:value-type="float" office:value="178.142296054045">
            <text:p>178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]+1" office:value-type="date" office:date-value="2026-01-09">
            <text:p>1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]+2415018.5+[.E10]-[.$B$4]/24" office:value-type="float" office:value="2461050.29166667">
            <text:p>2461050.29</text:p>
          </table:table-cell>
          <table:table-cell table:style-name="ce9" table:formula="of:=([.F10]-2451545)/36525" office:value-type="float" office:value="0.260240702715031">
            <text:p>0.26024070</text:p>
          </table:table-cell>
          <table:table-cell/>
          <table:table-cell table:formula="of:=MOD(280.46646+[.G10]*(36000.76983+[.G10]*0.0003032);360)" office:value-type="float" office:value="289.332119375578">
            <text:p>289.33</text:p>
          </table:table-cell>
          <table:table-cell table:formula="of:=357.52911+[.G10]*(35999.05029-0.0001537*[.G10])" office:value-type="float" office:value="9725.94724413398">
            <text:p>9725.95</text:p>
          </table:table-cell>
          <table:table-cell table:formula="of:=0.016708634-[.G10]*(0.000042037+0.0000001267*[.G10])" office:value-type="float" office:value="0.0166976856807942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202450984007702">
            <text:p>0.2</text:p>
          </table:table-cell>
          <table:table-cell table:formula="of:=[.I10]+[.L10]" office:value-type="float" office:value="289.534570359586">
            <text:p>289.53</text:p>
          </table:table-cell>
          <table:table-cell table:formula="of:=[.J10]+[.L10]" office:value-type="float" office:value="9726.14969511799">
            <text:p>9726.15</text:p>
          </table:table-cell>
          <table:table-cell table:formula="of:=(1.000001018*(1-[.K10]*[.K10]))/(1+[.K10]*COS(RADIANS([.N10])))" office:value-type="float" office:value="0.983396256448266">
            <text:p>0.98</text:p>
          </table:table-cell>
          <table:table-cell table:formula="of:=[.M10]-0.00569-0.00478*SIN(RADIANS(125.04-1934.136*[.G10]))" office:value-type="float" office:value="289.530381315746">
            <text:p>289.53</text:p>
          </table:table-cell>
          <table:table-cell table:formula="of:=23+(26+((21.448-[.G10]*(46.815+[.G10]*(0.00059-[.G10]*0.001813))))/60)/60" office:value-type="float" office:value="23.4359068954162">
            <text:p>23.44</text:p>
          </table:table-cell>
          <table:table-cell table:formula="of:=[.Q10]+0.00256*COS(RADIANS(125.04-1934.136*[.G10]))" office:value-type="float" office:value="23.4383374118469">
            <text:p>23.44</text:p>
          </table:table-cell>
          <table:table-cell table:formula="of:=DEGREES(ATAN2(COS(RADIANS([.P10]));COS(RADIANS([.R10]))*SIN(RADIANS([.P10]))))" office:value-type="float" office:value="-68.862720864199">
            <text:p>-68.86</text:p>
          </table:table-cell>
          <table:table-cell table:formula="of:=DEGREES(ASIN(SIN(RADIANS([.R10]))*SIN(RADIANS([.P10]))))" office:value-type="float" office:value="-22.0166736933114">
            <text:p>-22.02</text:p>
          </table:table-cell>
          <table:table-cell table:formula="of:=TAN(RADIANS([.R10]/2))*TAN(RADIANS([.R10]/2))" office:value-type="float" office:value="0.0430309277501279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7.23109954634407">
            <text:p>-7.23</text:p>
          </table:table-cell>
          <table:table-cell table:formula="of:=DEGREES(ACOS(COS(RADIANS(90.833))/(COS(RADIANS([.$B$2]))*COS(RADIANS([.T10])))-TAN(RADIANS([.$B$2]))*TAN(RADIANS([.T10]))))" office:value-type="float" office:value="74.0734646161734">
            <text:p>74.07</text:p>
          </table:table-cell>
          <table:table-cell table:style-name="ce7" table:formula="of:=(720-4*[.$B$3]-[.V10]+[.$B$4]*60)/1440" office:value-type="float" office:value="0.505021596907183">
            <text:p>12:07:14</text:p>
          </table:table-cell>
          <table:table-cell table:style-name="ce7" table:formula="of:=([.X10]*1440-[.W10]*4)/1440" office:value-type="float" office:value="0.299261972973368">
            <text:p>7:10:56</text:p>
          </table:table-cell>
          <table:table-cell table:style-name="ce7" table:formula="of:=([.X10]*1440+[.W10]*4)/1440" office:value-type="float" office:value="0.710781220840998">
            <text:p>17:03:31</text:p>
          </table:table-cell>
          <table:table-cell table:formula="of:=8*[.W10]" office:value-type="float" office:value="592.587716929387">
            <text:p>592.59</text:p>
          </table:table-cell>
          <table:table-cell table:formula="of:=MOD([.E10]*1440+[.V10]+4*[.$B$3]-60*[.$B$4];1440)" office:value-type="float" office:value="712.768900453656">
            <text:p>712.77</text:p>
          </table:table-cell>
          <table:table-cell table:formula="of:=IF([.AB10]/4&lt;0;[.AB10]/4+180;[.AB10]/4-180)" office:value-type="float" office:value="-1.80777488658603">
            <text:p>-1.81</text:p>
          </table:table-cell>
          <table:table-cell table:formula="of:=DEGREES(ACOS(SIN(RADIANS([.$B$2]))*SIN(RADIANS([.T10]))+COS(RADIANS([.$B$2]))*COS(RADIANS([.T10]))*COS(RADIANS([.AC10]))))" office:value-type="float" office:value="58.0418860462979">
            <text:p>58.04</text:p>
          </table:table-cell>
          <table:table-cell table:formula="of:=90-[.AD10]" office:value-type="float" office:value="31.9581139537021">
            <text:p>31.96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257898534153944">
            <text:p>0.03</text:p>
          </table:table-cell>
          <table:table-cell table:formula="of:=[.AE10]+[.AF10]" office:value-type="float" office:value="31.9839038071175">
            <text:p>31.98</text:p>
          </table:table-cell>
          <table:table-cell table:formula="of:=IF([.AC10]&gt;0;MOD(DEGREES(ACOS(((SIN(RADIANS([.$B$2]))*COS(RADIANS([.AD10])))-SIN(RADIANS([.T10])))/(COS(RADIANS([.$B$2]))*SIN(RADIANS([.AD10])))))+180;360);MOD(540-DEGREES(ACOS(((SIN(RADIANS([.$B$2]))*COS(RADIANS([.AD10])))-SIN(RADIANS([.T10])))/(COS(RADIANS([.$B$2]))*SIN(RADIANS([.AD10])))));360))" office:value-type="float" office:value="178.024602971327">
            <text:p>178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]+1" office:value-type="date" office:date-value="2026-01-10">
            <text:p>1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]+2415018.5+[.E11]-[.$B$4]/24" office:value-type="float" office:value="2461051.29166667">
            <text:p>2461051.29</text:p>
          </table:table-cell>
          <table:table-cell table:style-name="ce9" table:formula="of:=([.F11]-2451545)/36525" office:value-type="float" office:value="0.260268081222902">
            <text:p>0.26026808</text:p>
          </table:table-cell>
          <table:table-cell/>
          <table:table-cell table:formula="of:=MOD(280.46646+[.G11]*(36000.76983+[.G11]*0.0003032);360)" office:value-type="float" office:value="290.317766740063">
            <text:p>290.32</text:p>
          </table:table-cell>
          <table:table-cell table:formula="of:=357.52911+[.G11]*(35999.05029-0.0001537*[.G11])" office:value-type="float" office:value="9726.93284441351">
            <text:p>9726.93</text:p>
          </table:table-cell>
          <table:table-cell table:formula="of:=0.016708634-[.G11]*(0.000042037+0.0000001267*[.G11])" office:value-type="float" office:value="0.0166976845280783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235839908367701">
            <text:p>0.24</text:p>
          </table:table-cell>
          <table:table-cell table:formula="of:=[.I11]+[.L11]" office:value-type="float" office:value="290.553606648431">
            <text:p>290.55</text:p>
          </table:table-cell>
          <table:table-cell table:formula="of:=[.J11]+[.L11]" office:value-type="float" office:value="9727.16868432188">
            <text:p>9727.17</text:p>
          </table:table-cell>
          <table:table-cell table:formula="of:=(1.000001018*(1-[.K11]*[.K11]))/(1+[.K11]*COS(RADIANS([.N11])))" office:value-type="float" office:value="0.983429570346863">
            <text:p>0.98</text:p>
          </table:table-cell>
          <table:table-cell table:formula="of:=[.M11]-0.00569-0.00478*SIN(RADIANS(125.04-1934.136*[.G11]))" office:value-type="float" office:value="290.54942179826">
            <text:p>290.55</text:p>
          </table:table-cell>
          <table:table-cell table:formula="of:=23+(26+((21.448-[.G11]*(46.815+[.G11]*(0.00059-[.G11]*0.001813))))/60)/60" office:value-type="float" office:value="23.435906539382">
            <text:p>23.44</text:p>
          </table:table-cell>
          <table:table-cell table:formula="of:=[.Q11]+0.00256*COS(RADIANS(125.04-1934.136*[.G11]))" office:value-type="float" office:value="23.4383363118339">
            <text:p>23.44</text:p>
          </table:table-cell>
          <table:table-cell table:formula="of:=DEGREES(ATAN2(COS(RADIANS([.P11]));COS(RADIANS([.R11]))*SIN(RADIANS([.P11]))))" office:value-type="float" office:value="-67.7760239548149">
            <text:p>-67.78</text:p>
          </table:table-cell>
          <table:table-cell table:formula="of:=DEGREES(ASIN(SIN(RADIANS([.R11]))*SIN(RADIANS([.P11]))))" office:value-type="float" office:value="-21.8669295376726">
            <text:p>-21.87</text:p>
          </table:table-cell>
          <table:table-cell table:formula="of:=TAN(RADIANS([.R11]/2))*TAN(RADIANS([.R11]/2))" office:value-type="float" office:value="0.043030923596164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7.63559824748018">
            <text:p>-7.64</text:p>
          </table:table-cell>
          <table:table-cell table:formula="of:=DEGREES(ACOS(COS(RADIANS(90.833))/(COS(RADIANS([.$B$2]))*COS(RADIANS([.T11])))-TAN(RADIANS([.$B$2]))*TAN(RADIANS([.T11]))))" office:value-type="float" office:value="74.203706235828">
            <text:p>74.2</text:p>
          </table:table-cell>
          <table:table-cell table:style-name="ce7" table:formula="of:=(720-4*[.$B$3]-[.V11]+[.$B$4]*60)/1440" office:value-type="float" office:value="0.505302498782972">
            <text:p>12:07:38</text:p>
          </table:table-cell>
          <table:table-cell table:style-name="ce7" table:formula="of:=([.X11]*1440-[.W11]*4)/1440" office:value-type="float" office:value="0.299181092572339">
            <text:p>7:10:49</text:p>
          </table:table-cell>
          <table:table-cell table:style-name="ce7" table:formula="of:=([.X11]*1440+[.W11]*4)/1440" office:value-type="float" office:value="0.711423904993606">
            <text:p>17:04:27</text:p>
          </table:table-cell>
          <table:table-cell table:formula="of:=8*[.W11]" office:value-type="float" office:value="593.629649886624">
            <text:p>593.63</text:p>
          </table:table-cell>
          <table:table-cell table:formula="of:=MOD([.E11]*1440+[.V11]+4*[.$B$3]-60*[.$B$4];1440)" office:value-type="float" office:value="712.36440175252">
            <text:p>712.36</text:p>
          </table:table-cell>
          <table:table-cell table:formula="of:=IF([.AB11]/4&lt;0;[.AB11]/4+180;[.AB11]/4-180)" office:value-type="float" office:value="-1.90889956187004">
            <text:p>-1.91</text:p>
          </table:table-cell>
          <table:table-cell table:formula="of:=DEGREES(ACOS(SIN(RADIANS([.$B$2]))*SIN(RADIANS([.T11]))+COS(RADIANS([.$B$2]))*COS(RADIANS([.T11]))*COS(RADIANS([.AC11]))))" office:value-type="float" office:value="57.8951164414637">
            <text:p>57.9</text:p>
          </table:table-cell>
          <table:table-cell table:formula="of:=90-[.AD11]" office:value-type="float" office:value="32.1048835585362">
            <text:p>32.1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256442410865818">
            <text:p>0.03</text:p>
          </table:table-cell>
          <table:table-cell table:formula="of:=[.AE11]+[.AF11]" office:value-type="float" office:value="32.1305277996228">
            <text:p>32.13</text:p>
          </table:table-cell>
          <table:table-cell table:formula="of:=IF([.AC11]&gt;0;MOD(DEGREES(ACOS(((SIN(RADIANS([.$B$2]))*COS(RADIANS([.AD11])))-SIN(RADIANS([.T11])))/(COS(RADIANS([.$B$2]))*SIN(RADIANS([.AD11])))))+180;360);MOD(540-DEGREES(ACOS(((SIN(RADIANS([.$B$2]))*COS(RADIANS([.AD11])))-SIN(RADIANS([.T11])))/(COS(RADIANS([.$B$2]))*SIN(RADIANS([.AD11])))));360))" office:value-type="float" office:value="177.908545087178">
            <text:p>177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]+1" office:value-type="date" office:date-value="2026-01-11">
            <text:p>1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]+2415018.5+[.E12]-[.$B$4]/24" office:value-type="float" office:value="2461052.29166667">
            <text:p>2461052.29</text:p>
          </table:table-cell>
          <table:table-cell table:style-name="ce9" table:formula="of:=([.F12]-2451545)/36525" office:value-type="float" office:value="0.260295459730774">
            <text:p>0.26029546</text:p>
          </table:table-cell>
          <table:table-cell/>
          <table:table-cell table:formula="of:=MOD(280.46646+[.G12]*(36000.76983+[.G12]*0.0003032);360)" office:value-type="float" office:value="291.30341410455">
            <text:p>291.3</text:p>
          </table:table-cell>
          <table:table-cell table:formula="of:=357.52911+[.G12]*(35999.05029-0.0001537*[.G12])" office:value-type="float" office:value="9727.91844469305">
            <text:p>9727.92</text:p>
          </table:table-cell>
          <table:table-cell table:formula="of:=0.016708634-[.G12]*(0.000042037+0.0000001267*[.G12])" office:value-type="float" office:value="0.0166976833753622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269154552831378">
            <text:p>0.27</text:p>
          </table:table-cell>
          <table:table-cell table:formula="of:=[.I12]+[.L12]" office:value-type="float" office:value="291.572568657381">
            <text:p>291.57</text:p>
          </table:table-cell>
          <table:table-cell table:formula="of:=[.J12]+[.L12]" office:value-type="float" office:value="9728.18759924588">
            <text:p>9728.19</text:p>
          </table:table-cell>
          <table:table-cell table:formula="of:=(1.000001018*(1-[.K12]*[.K12]))/(1+[.K12]*COS(RADIANS([.N12])))" office:value-type="float" office:value="0.983467953064468">
            <text:p>0.98</text:p>
          </table:table-cell>
          <table:table-cell table:formula="of:=[.M12]-0.00569-0.00478*SIN(RADIANS(125.04-1934.136*[.G12]))" office:value-type="float" office:value="291.568387999594">
            <text:p>291.57</text:p>
          </table:table-cell>
          <table:table-cell table:formula="of:=23+(26+((21.448-[.G12]*(46.815+[.G12]*(0.00059-[.G12]*0.001813))))/60)/60" office:value-type="float" office:value="23.4359061833478">
            <text:p>23.44</text:p>
          </table:table-cell>
          <table:table-cell table:formula="of:=[.Q12]+0.00256*COS(RADIANS(125.04-1934.136*[.G12]))" office:value-type="float" office:value="23.4383352097455">
            <text:p>23.44</text:p>
          </table:table-cell>
          <table:table-cell table:formula="of:=DEGREES(ATAN2(COS(RADIANS([.P12]));COS(RADIANS([.R12]))*SIN(RADIANS([.P12]))))" office:value-type="float" office:value="-66.6917371025392">
            <text:p>-66.69</text:p>
          </table:table-cell>
          <table:table-cell table:formula="of:=DEGREES(ASIN(SIN(RADIANS([.R12]))*SIN(RADIANS([.P12]))))" office:value-type="float" office:value="-21.7100881914105">
            <text:p>-21.71</text:p>
          </table:table-cell>
          <table:table-cell table:formula="of:=TAN(RADIANS([.R12]/2))*TAN(RADIANS([.R12]/2))" office:value-type="float" office:value="0.0430309194343629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8.03061310247124">
            <text:p>-8.03</text:p>
          </table:table-cell>
          <table:table-cell table:formula="of:=DEGREES(ACOS(COS(RADIANS(90.833))/(COS(RADIANS([.$B$2]))*COS(RADIANS([.T12])))-TAN(RADIANS([.$B$2]))*TAN(RADIANS([.T12]))))" office:value-type="float" office:value="74.3397471064692">
            <text:p>74.34</text:p>
          </table:table-cell>
          <table:table-cell table:style-name="ce7" table:formula="of:=(720-4*[.$B$3]-[.V12]+[.$B$4]*60)/1440" office:value-type="float" office:value="0.505576814654494">
            <text:p>12:08:02</text:p>
          </table:table-cell>
          <table:table-cell table:style-name="ce7" table:formula="of:=([.X12]*1440-[.W12]*4)/1440" office:value-type="float" office:value="0.299077517136524">
            <text:p>7:10:40</text:p>
          </table:table-cell>
          <table:table-cell table:style-name="ce7" table:formula="of:=([.X12]*1440+[.W12]*4)/1440" office:value-type="float" office:value="0.712076112172464">
            <text:p>17:05:23</text:p>
          </table:table-cell>
          <table:table-cell table:formula="of:=8*[.W12]" office:value-type="float" office:value="594.717976851754">
            <text:p>594.72</text:p>
          </table:table-cell>
          <table:table-cell table:formula="of:=MOD([.E12]*1440+[.V12]+4*[.$B$3]-60*[.$B$4];1440)" office:value-type="float" office:value="711.969386897529">
            <text:p>711.97</text:p>
          </table:table-cell>
          <table:table-cell table:formula="of:=IF([.AB12]/4&lt;0;[.AB12]/4+180;[.AB12]/4-180)" office:value-type="float" office:value="-2.0076532756178">
            <text:p>-2.01</text:p>
          </table:table-cell>
          <table:table-cell table:formula="of:=DEGREES(ACOS(SIN(RADIANS([.$B$2]))*SIN(RADIANS([.T12]))+COS(RADIANS([.$B$2]))*COS(RADIANS([.T12]))*COS(RADIANS([.AC12]))))" office:value-type="float" office:value="57.7413540822628">
            <text:p>57.74</text:p>
          </table:table-cell>
          <table:table-cell table:formula="of:=90-[.AD12]" office:value-type="float" office:value="32.2586459177372">
            <text:p>32.26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254929448526313">
            <text:p>0.03</text:p>
          </table:table-cell>
          <table:table-cell table:formula="of:=[.AE12]+[.AF12]" office:value-type="float" office:value="32.2841388625899">
            <text:p>32.28</text:p>
          </table:table-cell>
          <table:table-cell table:formula="of:=IF([.AC12]&gt;0;MOD(DEGREES(ACOS(((SIN(RADIANS([.$B$2]))*COS(RADIANS([.AD12])))-SIN(RADIANS([.T12])))/(COS(RADIANS([.$B$2]))*SIN(RADIANS([.AD12])))))+180;360);MOD(540-DEGREES(ACOS(((SIN(RADIANS([.$B$2]))*COS(RADIANS([.AD12])))-SIN(RADIANS([.T12])))/(COS(RADIANS([.$B$2]))*SIN(RADIANS([.AD12])))));360))" office:value-type="float" office:value="177.794205208342">
            <text:p>177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]+1" office:value-type="date" office:date-value="2026-01-12">
            <text:p>1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]+2415018.5+[.E13]-[.$B$4]/24" office:value-type="float" office:value="2461053.29166667">
            <text:p>2461053.29</text:p>
          </table:table-cell>
          <table:table-cell table:style-name="ce9" table:formula="of:=([.F13]-2451545)/36525" office:value-type="float" office:value="0.260322838238645">
            <text:p>0.26032284</text:p>
          </table:table-cell>
          <table:table-cell/>
          <table:table-cell table:formula="of:=MOD(280.46646+[.G13]*(36000.76983+[.G13]*0.0003032);360)" office:value-type="float" office:value="292.289061469037">
            <text:p>292.29</text:p>
          </table:table-cell>
          <table:table-cell table:formula="of:=357.52911+[.G13]*(35999.05029-0.0001537*[.G13])" office:value-type="float" office:value="9728.90404497258">
            <text:p>9728.9</text:p>
          </table:table-cell>
          <table:table-cell table:formula="of:=0.016708634-[.G13]*(0.000042037+0.0000001267*[.G13])" office:value-type="float" office:value="0.0166976822226459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302384437599105">
            <text:p>0.3</text:p>
          </table:table-cell>
          <table:table-cell table:formula="of:=[.I13]+[.L13]" office:value-type="float" office:value="292.591445906636">
            <text:p>292.59</text:p>
          </table:table-cell>
          <table:table-cell table:formula="of:=[.J13]+[.L13]" office:value-type="float" office:value="9729.20642941018">
            <text:p>9729.21</text:p>
          </table:table-cell>
          <table:table-cell table:formula="of:=(1.000001018*(1-[.K13]*[.K13]))/(1+[.K13]*COS(RADIANS([.N13])))" office:value-type="float" office:value="0.983511392067332">
            <text:p>0.98</text:p>
          </table:table-cell>
          <table:table-cell table:formula="of:=[.M13]-0.00569-0.00478*SIN(RADIANS(125.04-1934.136*[.G13]))" office:value-type="float" office:value="292.587269439943">
            <text:p>292.59</text:p>
          </table:table-cell>
          <table:table-cell table:formula="of:=23+(26+((21.448-[.G13]*(46.815+[.G13]*(0.00059-[.G13]*0.001813))))/60)/60" office:value-type="float" office:value="23.4359058273136">
            <text:p>23.44</text:p>
          </table:table-cell>
          <table:table-cell table:formula="of:=[.Q13]+0.00256*COS(RADIANS(125.04-1934.136*[.G13]))" office:value-type="float" office:value="23.4383341055822">
            <text:p>23.44</text:p>
          </table:table-cell>
          <table:table-cell table:formula="of:=DEGREES(ATAN2(COS(RADIANS([.P13]));COS(RADIANS([.R13]))*SIN(RADIANS([.P13]))))" office:value-type="float" office:value="-65.6099538597137">
            <text:p>-65.61</text:p>
          </table:table-cell>
          <table:table-cell table:formula="of:=DEGREES(ASIN(SIN(RADIANS([.R13]))*SIN(RADIANS([.P13]))))" office:value-type="float" office:value="-21.546224561561">
            <text:p>-21.55</text:p>
          </table:table-cell>
          <table:table-cell table:formula="of:=TAN(RADIANS([.R13]/2))*TAN(RADIANS([.R13]/2))" office:value-type="float" office:value="0.0430309152647269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8.41576572506757">
            <text:p>-8.42</text:p>
          </table:table-cell>
          <table:table-cell table:formula="of:=DEGREES(ACOS(COS(RADIANS(90.833))/(COS(RADIANS([.$B$2]))*COS(RADIANS([.T13])))-TAN(RADIANS([.$B$2]))*TAN(RADIANS([.T13]))))" office:value-type="float" office:value="74.4814754683437">
            <text:p>74.48</text:p>
          </table:table-cell>
          <table:table-cell table:style-name="ce7" table:formula="of:=(720-4*[.$B$3]-[.V13]+[.$B$4]*60)/1440" office:value-type="float" office:value="0.505844281753519">
            <text:p>12:08:25</text:p>
          </table:table-cell>
          <table:table-cell table:style-name="ce7" table:formula="of:=([.X13]*1440-[.W13]*4)/1440" office:value-type="float" office:value="0.298951294341453">
            <text:p>7:10:29</text:p>
          </table:table-cell>
          <table:table-cell table:style-name="ce7" table:formula="of:=([.X13]*1440+[.W13]*4)/1440" office:value-type="float" office:value="0.712737269165585">
            <text:p>17:06:21</text:p>
          </table:table-cell>
          <table:table-cell table:formula="of:=8*[.W13]" office:value-type="float" office:value="595.851803746749">
            <text:p>595.85</text:p>
          </table:table-cell>
          <table:table-cell table:formula="of:=MOD([.E13]*1440+[.V13]+4*[.$B$3]-60*[.$B$4];1440)" office:value-type="float" office:value="711.584234274933">
            <text:p>711.58</text:p>
          </table:table-cell>
          <table:table-cell table:formula="of:=IF([.AB13]/4&lt;0;[.AB13]/4+180;[.AB13]/4-180)" office:value-type="float" office:value="-2.10394143126689">
            <text:p>-2.1</text:p>
          </table:table-cell>
          <table:table-cell table:formula="of:=DEGREES(ACOS(SIN(RADIANS([.$B$2]))*SIN(RADIANS([.T13]))+COS(RADIANS([.$B$2]))*COS(RADIANS([.T13]))*COS(RADIANS([.AC13]))))" office:value-type="float" office:value="57.5806617793124">
            <text:p>57.58</text:p>
          </table:table-cell>
          <table:table-cell table:formula="of:=90-[.AD13]" office:value-type="float" office:value="32.4193382206876">
            <text:p>32.42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253361813245578">
            <text:p>0.03</text:p>
          </table:table-cell>
          <table:table-cell table:formula="of:=[.AE13]+[.AF13]" office:value-type="float" office:value="32.4446744020122">
            <text:p>32.44</text:p>
          </table:table-cell>
          <table:table-cell table:formula="of:=IF([.AC13]&gt;0;MOD(DEGREES(ACOS(((SIN(RADIANS([.$B$2]))*COS(RADIANS([.AD13])))-SIN(RADIANS([.T13])))/(COS(RADIANS([.$B$2]))*SIN(RADIANS([.AD13])))))+180;360);MOD(540-DEGREES(ACOS(((SIN(RADIANS([.$B$2]))*COS(RADIANS([.AD13])))-SIN(RADIANS([.T13])))/(COS(RADIANS([.$B$2]))*SIN(RADIANS([.AD13])))));360))" office:value-type="float" office:value="177.681665067425">
            <text:p>177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]+1" office:value-type="date" office:date-value="2026-01-13">
            <text:p>1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]+2415018.5+[.E14]-[.$B$4]/24" office:value-type="float" office:value="2461054.29166667">
            <text:p>2461054.29</text:p>
          </table:table-cell>
          <table:table-cell table:style-name="ce9" table:formula="of:=([.F14]-2451545)/36525" office:value-type="float" office:value="0.260350216746516">
            <text:p>0.26035022</text:p>
          </table:table-cell>
          <table:table-cell/>
          <table:table-cell table:formula="of:=MOD(280.46646+[.G14]*(36000.76983+[.G14]*0.0003032);360)" office:value-type="float" office:value="293.27470883352">
            <text:p>293.27</text:p>
          </table:table-cell>
          <table:table-cell table:formula="of:=357.52911+[.G14]*(35999.05029-0.0001537*[.G14])" office:value-type="float" office:value="9729.88964525211">
            <text:p>9729.89</text:p>
          </table:table-cell>
          <table:table-cell table:formula="of:=0.016708634-[.G14]*(0.000042037+0.0000001267*[.G14])" office:value-type="float" office:value="0.0166976810699294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335519114410776">
            <text:p>0.34</text:p>
          </table:table-cell>
          <table:table-cell table:formula="of:=[.I14]+[.L14]" office:value-type="float" office:value="293.610227947931">
            <text:p>293.61</text:p>
          </table:table-cell>
          <table:table-cell table:formula="of:=[.J14]+[.L14]" office:value-type="float" office:value="9730.22516436652">
            <text:p>9730.23</text:p>
          </table:table-cell>
          <table:table-cell table:formula="of:=(1.000001018*(1-[.K14]*[.K14]))/(1+[.K14]*COS(RADIANS([.N14])))" office:value-type="float" office:value="0.983559873174166">
            <text:p>0.98</text:p>
          </table:table-cell>
          <table:table-cell table:formula="of:=[.M14]-0.00569-0.00478*SIN(RADIANS(125.04-1934.136*[.G14]))" office:value-type="float" office:value="293.60605567104">
            <text:p>293.61</text:p>
          </table:table-cell>
          <table:table-cell table:formula="of:=23+(26+((21.448-[.G14]*(46.815+[.G14]*(0.00059-[.G14]*0.001813))))/60)/60" office:value-type="float" office:value="23.4359054712794">
            <text:p>23.44</text:p>
          </table:table-cell>
          <table:table-cell table:formula="of:=[.Q14]+0.00256*COS(RADIANS(125.04-1934.136*[.G14]))" office:value-type="float" office:value="23.4383329993448">
            <text:p>23.44</text:p>
          </table:table-cell>
          <table:table-cell table:formula="of:=DEGREES(ATAN2(COS(RADIANS([.P14]));COS(RADIANS([.R14]))*SIN(RADIANS([.P14]))))" office:value-type="float" office:value="-64.5307634008638">
            <text:p>-64.53</text:p>
          </table:table-cell>
          <table:table-cell table:formula="of:=DEGREES(ASIN(SIN(RADIANS([.R14]))*SIN(RADIANS([.P14]))))" office:value-type="float" office:value="-21.375416458558">
            <text:p>-21.38</text:p>
          </table:table-cell>
          <table:table-cell table:formula="of:=TAN(RADIANS([.R14]/2))*TAN(RADIANS([.R14]/2))" office:value-type="float" office:value="0.0430309110872584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8.79069372812325">
            <text:p>-8.79</text:p>
          </table:table-cell>
          <table:table-cell table:formula="of:=DEGREES(ACOS(COS(RADIANS(90.833))/(COS(RADIANS([.$B$2]))*COS(RADIANS([.T14])))-TAN(RADIANS([.$B$2]))*TAN(RADIANS([.T14]))))" office:value-type="float" office:value="74.6287767364259">
            <text:p>74.63</text:p>
          </table:table-cell>
          <table:table-cell table:style-name="ce7" table:formula="of:=(720-4*[.$B$3]-[.V14]+[.$B$4]*60)/1440" office:value-type="float" office:value="0.506104648422308">
            <text:p>12:08:47</text:p>
          </table:table-cell>
          <table:table-cell table:style-name="ce7" table:formula="of:=([.X14]*1440-[.W14]*4)/1440" office:value-type="float" office:value="0.298802490821125">
            <text:p>7:10:17</text:p>
          </table:table-cell>
          <table:table-cell table:style-name="ce7" table:formula="of:=([.X14]*1440+[.W14]*4)/1440" office:value-type="float" office:value="0.713406806023491">
            <text:p>17:07:18</text:p>
          </table:table-cell>
          <table:table-cell table:formula="of:=8*[.W14]" office:value-type="float" office:value="597.030213891407">
            <text:p>597.03</text:p>
          </table:table-cell>
          <table:table-cell table:formula="of:=MOD([.E14]*1440+[.V14]+4*[.$B$3]-60*[.$B$4];1440)" office:value-type="float" office:value="711.209306271877">
            <text:p>711.21</text:p>
          </table:table-cell>
          <table:table-cell table:formula="of:=IF([.AB14]/4&lt;0;[.AB14]/4+180;[.AB14]/4-180)" office:value-type="float" office:value="-2.19767343203083">
            <text:p>-2.2</text:p>
          </table:table-cell>
          <table:table-cell table:formula="of:=DEGREES(ACOS(SIN(RADIANS([.$B$2]))*SIN(RADIANS([.T14]))+COS(RADIANS([.$B$2]))*COS(RADIANS([.T14]))*COS(RADIANS([.AC14]))))" office:value-type="float" office:value="57.4131049925894">
            <text:p>57.41</text:p>
          </table:table-cell>
          <table:table-cell table:formula="of:=90-[.AD14]" office:value-type="float" office:value="32.5868950074107">
            <text:p>32.59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251741705373904">
            <text:p>0.03</text:p>
          </table:table-cell>
          <table:table-cell table:formula="of:=[.AE14]+[.AF14]" office:value-type="float" office:value="32.612069177948">
            <text:p>32.61</text:p>
          </table:table-cell>
          <table:table-cell table:formula="of:=IF([.AC14]&gt;0;MOD(DEGREES(ACOS(((SIN(RADIANS([.$B$2]))*COS(RADIANS([.AD14])))-SIN(RADIANS([.T14])))/(COS(RADIANS([.$B$2]))*SIN(RADIANS([.AD14])))))+180;360);MOD(540-DEGREES(ACOS(((SIN(RADIANS([.$B$2]))*COS(RADIANS([.AD14])))-SIN(RADIANS([.T14])))/(COS(RADIANS([.$B$2]))*SIN(RADIANS([.AD14])))));360))" office:value-type="float" office:value="177.571005260518">
            <text:p>177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]+1" office:value-type="date" office:date-value="2026-01-14">
            <text:p>1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]+2415018.5+[.E15]-[.$B$4]/24" office:value-type="float" office:value="2461055.29166667">
            <text:p>2461055.29</text:p>
          </table:table-cell>
          <table:table-cell table:style-name="ce9" table:formula="of:=([.F15]-2451545)/36525" office:value-type="float" office:value="0.260377595254388">
            <text:p>0.26037760</text:p>
          </table:table-cell>
          <table:table-cell/>
          <table:table-cell table:formula="of:=MOD(280.46646+[.G15]*(36000.76983+[.G15]*0.0003032);360)" office:value-type="float" office:value="294.260356198009">
            <text:p>294.26</text:p>
          </table:table-cell>
          <table:table-cell table:formula="of:=357.52911+[.G15]*(35999.05029-0.0001537*[.G15])" office:value-type="float" office:value="9730.87524553165">
            <text:p>9730.88</text:p>
          </table:table-cell>
          <table:table-cell table:formula="of:=0.016708634-[.G15]*(0.000042037+0.0000001267*[.G15])" office:value-type="float" office:value="0.0166976799172127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368548170414199">
            <text:p>0.37</text:p>
          </table:table-cell>
          <table:table-cell table:formula="of:=[.I15]+[.L15]" office:value-type="float" office:value="294.628904368423">
            <text:p>294.63</text:p>
          </table:table-cell>
          <table:table-cell table:formula="of:=[.J15]+[.L15]" office:value-type="float" office:value="9731.24379370206">
            <text:p>9731.24</text:p>
          </table:table-cell>
          <table:table-cell table:formula="of:=(1.000001018*(1-[.K15]*[.K15]))/(1+[.K15]*COS(RADIANS([.N15])))" office:value-type="float" office:value="0.983613380562058">
            <text:p>0.98</text:p>
          </table:table-cell>
          <table:table-cell table:formula="of:=[.M15]-0.00569-0.00478*SIN(RADIANS(125.04-1934.136*[.G15]))" office:value-type="float" office:value="294.624736280037">
            <text:p>294.62</text:p>
          </table:table-cell>
          <table:table-cell table:formula="of:=23+(26+((21.448-[.G15]*(46.815+[.G15]*(0.00059-[.G15]*0.001813))))/60)/60" office:value-type="float" office:value="23.4359051152452">
            <text:p>23.44</text:p>
          </table:table-cell>
          <table:table-cell table:formula="of:=[.Q15]+0.00256*COS(RADIANS(125.04-1934.136*[.G15]))" office:value-type="float" office:value="23.4383318910338">
            <text:p>23.44</text:p>
          </table:table-cell>
          <table:table-cell table:formula="of:=DEGREES(ATAN2(COS(RADIANS([.P15]));COS(RADIANS([.R15]))*SIN(RADIANS([.P15]))))" office:value-type="float" office:value="-63.4542504284632">
            <text:p>-63.45</text:p>
          </table:table-cell>
          <table:table-cell table:formula="of:=DEGREES(ASIN(SIN(RADIANS([.R15]))*SIN(RADIANS([.P15]))))" office:value-type="float" office:value="-21.1977444861805">
            <text:p>-21.2</text:p>
          </table:table-cell>
          <table:table-cell table:formula="of:=TAN(RADIANS([.R15]/2))*TAN(RADIANS([.R15]/2))" office:value-type="float" office:value="0.0430309069019599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9.15505117278364">
            <text:p>-9.16</text:p>
          </table:table-cell>
          <table:table-cell table:formula="of:=DEGREES(ACOS(COS(RADIANS(90.833))/(COS(RADIANS([.$B$2]))*COS(RADIANS([.T15])))-TAN(RADIANS([.$B$2]))*TAN(RADIANS([.T15]))))" office:value-type="float" office:value="74.7815338056145">
            <text:p>74.78</text:p>
          </table:table-cell>
          <table:table-cell table:style-name="ce7" table:formula="of:=(720-4*[.$B$3]-[.V15]+[.$B$4]*60)/1440" office:value-type="float" office:value="0.506357674425544">
            <text:p>12:09:09</text:p>
          </table:table-cell>
          <table:table-cell table:style-name="ce7" table:formula="of:=([.X15]*1440-[.W15]*4)/1440" office:value-type="float" office:value="0.298631191632171">
            <text:p>7:10:02</text:p>
          </table:table-cell>
          <table:table-cell table:style-name="ce7" table:formula="of:=([.X15]*1440+[.W15]*4)/1440" office:value-type="float" office:value="0.714084157218918">
            <text:p>17:08:17</text:p>
          </table:table-cell>
          <table:table-cell table:formula="of:=8*[.W15]" office:value-type="float" office:value="598.252270444916">
            <text:p>598.25</text:p>
          </table:table-cell>
          <table:table-cell table:formula="of:=MOD([.E15]*1440+[.V15]+4*[.$B$3]-60*[.$B$4];1440)" office:value-type="float" office:value="710.844948827216">
            <text:p>710.84</text:p>
          </table:table-cell>
          <table:table-cell table:formula="of:=IF([.AB15]/4&lt;0;[.AB15]/4+180;[.AB15]/4-180)" office:value-type="float" office:value="-2.2887627931959">
            <text:p>-2.29</text:p>
          </table:table-cell>
          <table:table-cell table:formula="of:=DEGREES(ACOS(SIN(RADIANS([.$B$2]))*SIN(RADIANS([.T15]))+COS(RADIANS([.$B$2]))*COS(RADIANS([.T15]))*COS(RADIANS([.AC15]))))" office:value-type="float" office:value="57.2387517701808">
            <text:p>57.24</text:p>
          </table:table-cell>
          <table:table-cell table:formula="of:=90-[.AD15]" office:value-type="float" office:value="32.7612482298192">
            <text:p>32.76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25007135220094">
            <text:p>0.03</text:p>
          </table:table-cell>
          <table:table-cell table:formula="of:=[.AE15]+[.AF15]" office:value-type="float" office:value="32.7862553650393">
            <text:p>32.79</text:p>
          </table:table-cell>
          <table:table-cell table:formula="of:=IF([.AC15]&gt;0;MOD(DEGREES(ACOS(((SIN(RADIANS([.$B$2]))*COS(RADIANS([.AD15])))-SIN(RADIANS([.T15])))/(COS(RADIANS([.$B$2]))*SIN(RADIANS([.AD15])))))+180;360);MOD(540-DEGREES(ACOS(((SIN(RADIANS([.$B$2]))*COS(RADIANS([.AD15])))-SIN(RADIANS([.T15])))/(COS(RADIANS([.$B$2]))*SIN(RADIANS([.AD15])))));360))" office:value-type="float" office:value="177.462305184094">
            <text:p>177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]+1" office:value-type="date" office:date-value="2026-01-15">
            <text:p>1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]+2415018.5+[.E16]-[.$B$4]/24" office:value-type="float" office:value="2461056.29166667">
            <text:p>2461056.29</text:p>
          </table:table-cell>
          <table:table-cell table:style-name="ce9" table:formula="of:=([.F16]-2451545)/36525" office:value-type="float" office:value="0.260404973762259">
            <text:p>0.26040497</text:p>
          </table:table-cell>
          <table:table-cell/>
          <table:table-cell table:formula="of:=MOD(280.46646+[.G16]*(36000.76983+[.G16]*0.0003032);360)" office:value-type="float" office:value="295.246003562494">
            <text:p>295.25</text:p>
          </table:table-cell>
          <table:table-cell table:formula="of:=357.52911+[.G16]*(35999.05029-0.0001537*[.G16])" office:value-type="float" office:value="9731.86084581118">
            <text:p>9731.86</text:p>
          </table:table-cell>
          <table:table-cell table:formula="of:=0.016708634-[.G16]*(0.000042037+0.0000001267*[.G16])" office:value-type="float" office:value="0.0166976787644959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401461232010776">
            <text:p>0.4</text:p>
          </table:table-cell>
          <table:table-cell table:formula="of:=[.I16]+[.L16]" office:value-type="float" office:value="295.647464794504">
            <text:p>295.65</text:p>
          </table:table-cell>
          <table:table-cell table:formula="of:=[.J16]+[.L16]" office:value-type="float" office:value="9732.26230704319">
            <text:p>9732.26</text:p>
          </table:table-cell>
          <table:table-cell table:formula="of:=(1.000001018*(1-[.K16]*[.K16]))/(1+[.K16]*COS(RADIANS([.N16])))" office:value-type="float" office:value="0.983671896773069">
            <text:p>0.98</text:p>
          </table:table-cell>
          <table:table-cell table:formula="of:=[.M16]-0.00569-0.00478*SIN(RADIANS(125.04-1934.136*[.G16]))" office:value-type="float" office:value="295.643300893324">
            <text:p>295.64</text:p>
          </table:table-cell>
          <table:table-cell table:formula="of:=23+(26+((21.448-[.G16]*(46.815+[.G16]*(0.00059-[.G16]*0.001813))))/60)/60" office:value-type="float" office:value="23.4359047592109">
            <text:p>23.44</text:p>
          </table:table-cell>
          <table:table-cell table:formula="of:=[.Q16]+0.00256*COS(RADIANS(125.04-1934.136*[.G16]))" office:value-type="float" office:value="23.4383307806499">
            <text:p>23.44</text:p>
          </table:table-cell>
          <table:table-cell table:formula="of:=DEGREES(ATAN2(COS(RADIANS([.P16]));COS(RADIANS([.R16]))*SIN(RADIANS([.P16]))))" office:value-type="float" office:value="-62.380495091781">
            <text:p>-62.38</text:p>
          </table:table-cell>
          <table:table-cell table:formula="of:=DEGREES(ASIN(SIN(RADIANS([.R16]))*SIN(RADIANS([.P16]))))" office:value-type="float" office:value="-21.0132919298183">
            <text:p>-21.01</text:p>
          </table:table-cell>
          <table:table-cell table:formula="of:=TAN(RADIANS([.R16]/2))*TAN(RADIANS([.R16]/2))" office:value-type="float" office:value="0.0430309027088337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9.50850897861392">
            <text:p>-9.51</text:p>
          </table:table-cell>
          <table:table-cell table:formula="of:=DEGREES(ACOS(COS(RADIANS(90.833))/(COS(RADIANS([.$B$2]))*COS(RADIANS([.T16])))-TAN(RADIANS([.$B$2]))*TAN(RADIANS([.T16]))))" office:value-type="float" office:value="74.9396273537965">
            <text:p>74.94</text:p>
          </table:table-cell>
          <table:table-cell table:style-name="ce7" table:formula="of:=(720-4*[.$B$3]-[.V16]+[.$B$4]*60)/1440" office:value-type="float" office:value="0.506603131235149">
            <text:p>12:09:31</text:p>
          </table:table-cell>
          <table:table-cell table:style-name="ce7" table:formula="of:=([.X16]*1440-[.W16]*4)/1440" office:value-type="float" office:value="0.298437499696825">
            <text:p>7:09:45</text:p>
          </table:table-cell>
          <table:table-cell table:style-name="ce7" table:formula="of:=([.X16]*1440+[.W16]*4)/1440" office:value-type="float" office:value="0.714768762773472">
            <text:p>17:09:16</text:p>
          </table:table-cell>
          <table:table-cell table:formula="of:=8*[.W16]" office:value-type="float" office:value="599.517018830372">
            <text:p>599.52</text:p>
          </table:table-cell>
          <table:table-cell table:formula="of:=MOD([.E16]*1440+[.V16]+4*[.$B$3]-60*[.$B$4];1440)" office:value-type="float" office:value="710.491491021386">
            <text:p>710.49</text:p>
          </table:table-cell>
          <table:table-cell table:formula="of:=IF([.AB16]/4&lt;0;[.AB16]/4+180;[.AB16]/4-180)" office:value-type="float" office:value="-2.37712724465348">
            <text:p>-2.38</text:p>
          </table:table-cell>
          <table:table-cell table:formula="of:=DEGREES(ACOS(SIN(RADIANS([.$B$2]))*SIN(RADIANS([.T16]))+COS(RADIANS([.$B$2]))*COS(RADIANS([.T16]))*COS(RADIANS([.AC16]))))" office:value-type="float" office:value="57.0576726858251">
            <text:p>57.06</text:p>
          </table:table-cell>
          <table:table-cell table:formula="of:=90-[.AD16]" office:value-type="float" office:value="32.9423273141749">
            <text:p>32.94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24835300082899">
            <text:p>0.02</text:p>
          </table:table-cell>
          <table:table-cell table:formula="of:=[.AE16]+[.AF16]" office:value-type="float" office:value="32.9671626142578">
            <text:p>32.97</text:p>
          </table:table-cell>
          <table:table-cell table:formula="of:=IF([.AC16]&gt;0;MOD(DEGREES(ACOS(((SIN(RADIANS([.$B$2]))*COS(RADIANS([.AD16])))-SIN(RADIANS([.T16])))/(COS(RADIANS([.$B$2]))*SIN(RADIANS([.AD16])))))+180;360);MOD(540-DEGREES(ACOS(((SIN(RADIANS([.$B$2]))*COS(RADIANS([.AD16])))-SIN(RADIANS([.T16])))/(COS(RADIANS([.$B$2]))*SIN(RADIANS([.AD16])))));360))" office:value-type="float" office:value="177.355642971372">
            <text:p>177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]+1" office:value-type="date" office:date-value="2026-01-16">
            <text:p>1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]+2415018.5+[.E17]-[.$B$4]/24" office:value-type="float" office:value="2461057.29166667">
            <text:p>2461057.29</text:p>
          </table:table-cell>
          <table:table-cell table:style-name="ce9" table:formula="of:=([.F17]-2451545)/36525" office:value-type="float" office:value="0.26043235227013">
            <text:p>0.26043235</text:p>
          </table:table-cell>
          <table:table-cell/>
          <table:table-cell table:formula="of:=MOD(280.46646+[.G17]*(36000.76983+[.G17]*0.0003032);360)" office:value-type="float" office:value="296.231650926982">
            <text:p>296.23</text:p>
          </table:table-cell>
          <table:table-cell table:formula="of:=357.52911+[.G17]*(35999.05029-0.0001537*[.G17])" office:value-type="float" office:value="9732.84644609071">
            <text:p>9732.85</text:p>
          </table:table-cell>
          <table:table-cell table:formula="of:=0.016708634-[.G17]*(0.000042037+0.0000001267*[.G17])" office:value-type="float" office:value="0.0166976776117788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434247968681171">
            <text:p>0.43</text:p>
          </table:table-cell>
          <table:table-cell table:formula="of:=[.I17]+[.L17]" office:value-type="float" office:value="296.665898895663">
            <text:p>296.67</text:p>
          </table:table-cell>
          <table:table-cell table:formula="of:=[.J17]+[.L17]" office:value-type="float" office:value="9733.2806940594">
            <text:p>9733.28</text:p>
          </table:table-cell>
          <table:table-cell table:formula="of:=(1.000001018*(1-[.K17]*[.K17]))/(1+[.K17]*COS(RADIANS([.N17])))" office:value-type="float" office:value="0.983735402721499">
            <text:p>0.98</text:p>
          </table:table-cell>
          <table:table-cell table:formula="of:=[.M17]-0.00569-0.00478*SIN(RADIANS(125.04-1934.136*[.G17]))" office:value-type="float" office:value="296.661739180385">
            <text:p>296.66</text:p>
          </table:table-cell>
          <table:table-cell table:formula="of:=23+(26+((21.448-[.G17]*(46.815+[.G17]*(0.00059-[.G17]*0.001813))))/60)/60" office:value-type="float" office:value="23.4359044031767">
            <text:p>23.44</text:p>
          </table:table-cell>
          <table:table-cell table:formula="of:=[.Q17]+0.00256*COS(RADIANS(125.04-1934.136*[.G17]))" office:value-type="float" office:value="23.4383296681938">
            <text:p>23.44</text:p>
          </table:table-cell>
          <table:table-cell table:formula="of:=DEGREES(ATAN2(COS(RADIANS([.P17]));COS(RADIANS([.R17]))*SIN(RADIANS([.P17]))))" office:value-type="float" office:value="-61.3095729185481">
            <text:p>-61.31</text:p>
          </table:table-cell>
          <table:table-cell table:formula="of:=DEGREES(ASIN(SIN(RADIANS([.R17]))*SIN(RADIANS([.P17]))))" office:value-type="float" office:value="-20.8221446434146">
            <text:p>-20.82</text:p>
          </table:table-cell>
          <table:table-cell table:formula="of:=TAN(RADIANS([.R17]/2))*TAN(RADIANS([.R17]/2))" office:value-type="float" office:value="0.0430308985078823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9.85075529416009">
            <text:p>-9.85</text:p>
          </table:table-cell>
          <table:table-cell table:formula="of:=DEGREES(ACOS(COS(RADIANS(90.833))/(COS(RADIANS([.$B$2]))*COS(RADIANS([.T17])))-TAN(RADIANS([.$B$2]))*TAN(RADIANS([.T17]))))" office:value-type="float" office:value="75.1029361414207">
            <text:p>75.1</text:p>
          </table:table-cell>
          <table:table-cell table:style-name="ce7" table:formula="of:=(720-4*[.$B$3]-[.V17]+[.$B$4]*60)/1440" office:value-type="float" office:value="0.506840802287611">
            <text:p>12:09:51</text:p>
          </table:table-cell>
          <table:table-cell table:style-name="ce7" table:formula="of:=([.X17]*1440-[.W17]*4)/1440" office:value-type="float" office:value="0.298221535228109">
            <text:p>7:09:26</text:p>
          </table:table-cell>
          <table:table-cell table:style-name="ce7" table:formula="of:=([.X17]*1440+[.W17]*4)/1440" office:value-type="float" office:value="0.715460069347113">
            <text:p>17:10:16</text:p>
          </table:table-cell>
          <table:table-cell table:formula="of:=8*[.W17]" office:value-type="float" office:value="600.823489131366">
            <text:p>600.82</text:p>
          </table:table-cell>
          <table:table-cell table:formula="of:=MOD([.E17]*1440+[.V17]+4*[.$B$3]-60*[.$B$4];1440)" office:value-type="float" office:value="710.14924470584">
            <text:p>710.15</text:p>
          </table:table-cell>
          <table:table-cell table:formula="of:=IF([.AB17]/4&lt;0;[.AB17]/4+180;[.AB17]/4-180)" office:value-type="float" office:value="-2.46268882354002">
            <text:p>-2.46</text:p>
          </table:table-cell>
          <table:table-cell table:formula="of:=DEGREES(ACOS(SIN(RADIANS([.$B$2]))*SIN(RADIANS([.T17]))+COS(RADIANS([.$B$2]))*COS(RADIANS([.T17]))*COS(RADIANS([.AC17]))))" office:value-type="float" office:value="56.8699407753818">
            <text:p>56.87</text:p>
          </table:table-cell>
          <table:table-cell table:formula="of:=90-[.AD17]" office:value-type="float" office:value="33.1300592246182">
            <text:p>33.13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24658891125525">
            <text:p>0.02</text:p>
          </table:table-cell>
          <table:table-cell table:formula="of:=[.AE17]+[.AF17]" office:value-type="float" office:value="33.1547181157437">
            <text:p>33.15</text:p>
          </table:table-cell>
          <table:table-cell table:formula="of:=IF([.AC17]&gt;0;MOD(DEGREES(ACOS(((SIN(RADIANS([.$B$2]))*COS(RADIANS([.AD17])))-SIN(RADIANS([.T17])))/(COS(RADIANS([.$B$2]))*SIN(RADIANS([.AD17])))))+180;360);MOD(540-DEGREES(ACOS(((SIN(RADIANS([.$B$2]))*COS(RADIANS([.AD17])))-SIN(RADIANS([.T17])))/(COS(RADIANS([.$B$2]))*SIN(RADIANS([.AD17])))));360))" office:value-type="float" office:value="177.251095428319">
            <text:p>177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]+1" office:value-type="date" office:date-value="2026-01-17">
            <text:p>1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]+2415018.5+[.E18]-[.$B$4]/24" office:value-type="float" office:value="2461058.29166667">
            <text:p>2461058.29</text:p>
          </table:table-cell>
          <table:table-cell table:style-name="ce9" table:formula="of:=([.F18]-2451545)/36525" office:value-type="float" office:value="0.260459730778002">
            <text:p>0.26045973</text:p>
          </table:table-cell>
          <table:table-cell/>
          <table:table-cell table:formula="of:=MOD(280.46646+[.G18]*(36000.76983+[.G18]*0.0003032);360)" office:value-type="float" office:value="297.217298291471">
            <text:p>297.22</text:p>
          </table:table-cell>
          <table:table-cell table:formula="of:=357.52911+[.G18]*(35999.05029-0.0001537*[.G18])" office:value-type="float" office:value="9733.83204637025">
            <text:p>9733.83</text:p>
          </table:table-cell>
          <table:table-cell table:formula="of:=0.016708634-[.G18]*(0.000042037+0.0000001267*[.G18])" office:value-type="float" office:value="0.0166976764590616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466898096785213">
            <text:p>0.47</text:p>
          </table:table-cell>
          <table:table-cell table:formula="of:=[.I18]+[.L18]" office:value-type="float" office:value="297.684196388256">
            <text:p>297.68</text:p>
          </table:table-cell>
          <table:table-cell table:formula="of:=[.J18]+[.L18]" office:value-type="float" office:value="9734.29894446703">
            <text:p>9734.3</text:p>
          </table:table-cell>
          <table:table-cell table:formula="of:=(1.000001018*(1-[.K18]*[.K18]))/(1+[.K18]*COS(RADIANS([.N18])))" office:value-type="float" office:value="0.98380387770183">
            <text:p>0.98</text:p>
          </table:table-cell>
          <table:table-cell table:formula="of:=[.M18]-0.00569-0.00478*SIN(RADIANS(125.04-1934.136*[.G18]))" office:value-type="float" office:value="297.680040857573">
            <text:p>297.68</text:p>
          </table:table-cell>
          <table:table-cell table:formula="of:=23+(26+((21.448-[.G18]*(46.815+[.G18]*(0.00059-[.G18]*0.001813))))/60)/60" office:value-type="float" office:value="23.4359040471425">
            <text:p>23.44</text:p>
          </table:table-cell>
          <table:table-cell table:formula="of:=[.Q18]+0.00256*COS(RADIANS(125.04-1934.136*[.G18]))" office:value-type="float" office:value="23.4383285536661">
            <text:p>23.44</text:p>
          </table:table-cell>
          <table:table-cell table:formula="of:=DEGREES(ATAN2(COS(RADIANS([.P18]));COS(RADIANS([.R18]))*SIN(RADIANS([.P18]))))" office:value-type="float" office:value="-60.2415547593902">
            <text:p>-60.24</text:p>
          </table:table-cell>
          <table:table-cell table:formula="of:=DEGREES(ASIN(SIN(RADIANS([.R18]))*SIN(RADIANS([.P18]))))" office:value-type="float" office:value="-20.6243909354771">
            <text:p>-20.62</text:p>
          </table:table-cell>
          <table:table-cell table:formula="of:=TAN(RADIANS([.R18]/2))*TAN(RADIANS([.R18]/2))" office:value-type="float" office:value="0.0430308942991081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0.1814958274768">
            <text:p>-10.18</text:p>
          </table:table-cell>
          <table:table-cell table:formula="of:=DEGREES(ACOS(COS(RADIANS(90.833))/(COS(RADIANS([.$B$2]))*COS(RADIANS([.T18])))-TAN(RADIANS([.$B$2]))*TAN(RADIANS([.T18]))))" office:value-type="float" office:value="75.2713373062691">
            <text:p>75.27</text:p>
          </table:table-cell>
          <table:table-cell table:style-name="ce7" table:formula="of:=(720-4*[.$B$3]-[.V18]+[.$B$4]*60)/1440" office:value-type="float" office:value="0.507070483213526">
            <text:p>12:10:11</text:p>
          </table:table-cell>
          <table:table-cell table:style-name="ce7" table:formula="of:=([.X18]*1440-[.W18]*4)/1440" office:value-type="float" office:value="0.297983435140556">
            <text:p>7:09:06</text:p>
          </table:table-cell>
          <table:table-cell table:style-name="ce7" table:formula="of:=([.X18]*1440+[.W18]*4)/1440" office:value-type="float" office:value="0.716157531286495">
            <text:p>17:11:16</text:p>
          </table:table-cell>
          <table:table-cell table:formula="of:=8*[.W18]" office:value-type="float" office:value="602.170698450153">
            <text:p>602.17</text:p>
          </table:table-cell>
          <table:table-cell table:formula="of:=MOD([.E18]*1440+[.V18]+4*[.$B$3]-60*[.$B$4];1440)" office:value-type="float" office:value="709.818504172523">
            <text:p>709.82</text:p>
          </table:table-cell>
          <table:table-cell table:formula="of:=IF([.AB18]/4&lt;0;[.AB18]/4+180;[.AB18]/4-180)" office:value-type="float" office:value="-2.54537395686918">
            <text:p>-2.55</text:p>
          </table:table-cell>
          <table:table-cell table:formula="of:=DEGREES(ACOS(SIN(RADIANS([.$B$2]))*SIN(RADIANS([.T18]))+COS(RADIANS([.$B$2]))*COS(RADIANS([.T18]))*COS(RADIANS([.AC18]))))" office:value-type="float" office:value="56.6756314724056">
            <text:p>56.68</text:p>
          </table:table-cell>
          <table:table-cell table:formula="of:=90-[.AD18]" office:value-type="float" office:value="33.3243685275944">
            <text:p>33.32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244781349694692">
            <text:p>0.02</text:p>
          </table:table-cell>
          <table:table-cell table:formula="of:=[.AE18]+[.AF18]" office:value-type="float" office:value="33.3488466625639">
            <text:p>33.35</text:p>
          </table:table-cell>
          <table:table-cell table:formula="of:=IF([.AC18]&gt;0;MOD(DEGREES(ACOS(((SIN(RADIANS([.$B$2]))*COS(RADIANS([.AD18])))-SIN(RADIANS([.T18])))/(COS(RADIANS([.$B$2]))*SIN(RADIANS([.AD18])))))+180;360);MOD(540-DEGREES(ACOS(((SIN(RADIANS([.$B$2]))*COS(RADIANS([.AD18])))-SIN(RADIANS([.T18])))/(COS(RADIANS([.$B$2]))*SIN(RADIANS([.AD18])))));360))" office:value-type="float" office:value="177.148737969517">
            <text:p>177.15</text:p>
          </table:table-cell>
          <table:table-cell table:number-columns-repeated="990"/>
        </table:table-row>
        <table:table-row table:style-name="ro2">
          <table:table-cell>
            <draw:frame table:end-cell-address="Calculations.C30" table:end-x="1.2323in" table:end-y="0.0075in" draw:z-index="1" draw:style-name="gr1" svg:width="3.2193in" svg:height="1.9469in" svg:x="0.0315in" svg:y="0.085in">
              <draw:object draw:notify-on-update-of-ranges="Calculations.AA1:Calculations.AA1 Calculations.AA2:Calculations.AA3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6" table:formula="of:=[.D18]+1" office:value-type="date" office:date-value="2026-01-18">
            <text:p>1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]+2415018.5+[.E19]-[.$B$4]/24" office:value-type="float" office:value="2461059.29166667">
            <text:p>2461059.29</text:p>
          </table:table-cell>
          <table:table-cell table:style-name="ce9" table:formula="of:=([.F19]-2451545)/36525" office:value-type="float" office:value="0.260487109285873">
            <text:p>0.26048711</text:p>
          </table:table-cell>
          <table:table-cell/>
          <table:table-cell table:formula="of:=MOD(280.46646+[.G19]*(36000.76983+[.G19]*0.0003032);360)" office:value-type="float" office:value="298.202945655959">
            <text:p>298.2</text:p>
          </table:table-cell>
          <table:table-cell table:formula="of:=357.52911+[.G19]*(35999.05029-0.0001537*[.G19])" office:value-type="float" office:value="9734.81764664978">
            <text:p>9734.82</text:p>
          </table:table-cell>
          <table:table-cell table:formula="of:=0.016708634-[.G19]*(0.000042037+0.0000001267*[.G19])" office:value-type="float" office:value="0.0166976753063442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499401383335284">
            <text:p>0.5</text:p>
          </table:table-cell>
          <table:table-cell table:formula="of:=[.I19]+[.L19]" office:value-type="float" office:value="298.702347039295">
            <text:p>298.7</text:p>
          </table:table-cell>
          <table:table-cell table:formula="of:=[.J19]+[.L19]" office:value-type="float" office:value="9735.31704803311">
            <text:p>9735.32</text:p>
          </table:table-cell>
          <table:table-cell table:formula="of:=(1.000001018*(1-[.K19]*[.K19]))/(1+[.K19]*COS(RADIANS([.N19])))" office:value-type="float" office:value="0.983877299397327">
            <text:p>0.98</text:p>
          </table:table-cell>
          <table:table-cell table:formula="of:=[.M19]-0.00569-0.00478*SIN(RADIANS(125.04-1934.136*[.G19]))" office:value-type="float" office:value="298.698195691895">
            <text:p>298.7</text:p>
          </table:table-cell>
          <table:table-cell table:formula="of:=23+(26+((21.448-[.G19]*(46.815+[.G19]*(0.00059-[.G19]*0.001813))))/60)/60" office:value-type="float" office:value="23.4359036911083">
            <text:p>23.44</text:p>
          </table:table-cell>
          <table:table-cell table:formula="of:=[.Q19]+0.00256*COS(RADIANS(125.04-1934.136*[.G19]))" office:value-type="float" office:value="23.4383274370674">
            <text:p>23.44</text:p>
          </table:table-cell>
          <table:table-cell table:formula="of:=DEGREES(ATAN2(COS(RADIANS([.P19]));COS(RADIANS([.R19]))*SIN(RADIANS([.P19]))))" office:value-type="float" office:value="-59.1765067446616">
            <text:p>-59.18</text:p>
          </table:table-cell>
          <table:table-cell table:formula="of:=DEGREES(ASIN(SIN(RADIANS([.R19]))*SIN(RADIANS([.P19]))))" office:value-type="float" office:value="-20.420121454502">
            <text:p>-20.42</text:p>
          </table:table-cell>
          <table:table-cell table:formula="of:=TAN(RADIANS([.R19]/2))*TAN(RADIANS([.R19]/2))" office:value-type="float" office:value="0.0430308900825137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0.5004541363647">
            <text:p>-10.5</text:p>
          </table:table-cell>
          <table:table-cell table:formula="of:=DEGREES(ACOS(COS(RADIANS(90.833))/(COS(RADIANS([.$B$2]))*COS(RADIANS([.T19])))-TAN(RADIANS([.$B$2]))*TAN(RADIANS([.T19]))))" office:value-type="float" office:value="75.444706652244">
            <text:p>75.44</text:p>
          </table:table-cell>
          <table:table-cell table:style-name="ce7" table:formula="of:=(720-4*[.$B$3]-[.V19]+[.$B$4]*60)/1440" office:value-type="float" office:value="0.507291982039142">
            <text:p>12:10:30</text:p>
          </table:table-cell>
          <table:table-cell table:style-name="ce7" table:formula="of:=([.X19]*1440-[.W19]*4)/1440" office:value-type="float" office:value="0.297723352449575">
            <text:p>7:08:43</text:p>
          </table:table-cell>
          <table:table-cell table:style-name="ce7" table:formula="of:=([.X19]*1440+[.W19]*4)/1440" office:value-type="float" office:value="0.716860611628709">
            <text:p>17:12:17</text:p>
          </table:table-cell>
          <table:table-cell table:formula="of:=8*[.W19]" office:value-type="float" office:value="603.557653217952">
            <text:p>603.56</text:p>
          </table:table-cell>
          <table:table-cell table:formula="of:=MOD([.E19]*1440+[.V19]+4*[.$B$3]-60*[.$B$4];1440)" office:value-type="float" office:value="709.499545863635">
            <text:p>709.5</text:p>
          </table:table-cell>
          <table:table-cell table:formula="of:=IF([.AB19]/4&lt;0;[.AB19]/4+180;[.AB19]/4-180)" office:value-type="float" office:value="-2.62511353409118">
            <text:p>-2.63</text:p>
          </table:table-cell>
          <table:table-cell table:formula="of:=DEGREES(ACOS(SIN(RADIANS([.$B$2]))*SIN(RADIANS([.T19]))+COS(RADIANS([.$B$2]))*COS(RADIANS([.T19]))*COS(RADIANS([.AC19]))))" office:value-type="float" office:value="56.4748225429492">
            <text:p>56.47</text:p>
          </table:table-cell>
          <table:table-cell table:formula="of:=90-[.AD19]" office:value-type="float" office:value="33.5251774570508">
            <text:p>33.53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242932582171183">
            <text:p>0.02</text:p>
          </table:table-cell>
          <table:table-cell table:formula="of:=[.AE19]+[.AF19]" office:value-type="float" office:value="33.549470715268">
            <text:p>33.55</text:p>
          </table:table-cell>
          <table:table-cell table:formula="of:=IF([.AC19]&gt;0;MOD(DEGREES(ACOS(((SIN(RADIANS([.$B$2]))*COS(RADIANS([.AD19])))-SIN(RADIANS([.T19])))/(COS(RADIANS([.$B$2]))*SIN(RADIANS([.AD19])))))+180;360);MOD(540-DEGREES(ACOS(((SIN(RADIANS([.$B$2]))*COS(RADIANS([.AD19])))-SIN(RADIANS([.T19])))/(COS(RADIANS([.$B$2]))*SIN(RADIANS([.AD19])))));360))" office:value-type="float" office:value="177.04864455409">
            <text:p>177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]+1" office:value-type="date" office:date-value="2026-01-19">
            <text:p>1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]+2415018.5+[.E20]-[.$B$4]/24" office:value-type="float" office:value="2461060.29166667">
            <text:p>2461060.29</text:p>
          </table:table-cell>
          <table:table-cell table:style-name="ce9" table:formula="of:=([.F20]-2451545)/36525" office:value-type="float" office:value="0.260514487793744">
            <text:p>0.26051449</text:p>
          </table:table-cell>
          <table:table-cell/>
          <table:table-cell table:formula="of:=MOD(280.46646+[.G20]*(36000.76983+[.G20]*0.0003032);360)" office:value-type="float" office:value="299.188593020448">
            <text:p>299.19</text:p>
          </table:table-cell>
          <table:table-cell table:formula="of:=357.52911+[.G20]*(35999.05029-0.0001537*[.G20])" office:value-type="float" office:value="9735.80324692931">
            <text:p>9735.8</text:p>
          </table:table-cell>
          <table:table-cell table:formula="of:=0.016708634-[.G20]*(0.000042037+0.0000001267*[.G20])" office:value-type="float" office:value="0.0166976741536266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531747649740775">
            <text:p>0.53</text:p>
          </table:table-cell>
          <table:table-cell table:formula="of:=[.I20]+[.L20]" office:value-type="float" office:value="299.720340670189">
            <text:p>299.72</text:p>
          </table:table-cell>
          <table:table-cell table:formula="of:=[.J20]+[.L20]" office:value-type="float" office:value="9736.33499457905">
            <text:p>9736.33</text:p>
          </table:table-cell>
          <table:table-cell table:formula="of:=(1.000001018*(1-[.K20]*[.K20]))/(1+[.K20]*COS(RADIANS([.N20])))" office:value-type="float" office:value="0.983955643889293">
            <text:p>0.98</text:p>
          </table:table-cell>
          <table:table-cell table:formula="of:=[.M20]-0.00569-0.00478*SIN(RADIANS(125.04-1934.136*[.G20]))" office:value-type="float" office:value="299.716193504759">
            <text:p>299.72</text:p>
          </table:table-cell>
          <table:table-cell table:formula="of:=23+(26+((21.448-[.G20]*(46.815+[.G20]*(0.00059-[.G20]*0.001813))))/60)/60" office:value-type="float" office:value="23.4359033350741">
            <text:p>23.44</text:p>
          </table:table-cell>
          <table:table-cell table:formula="of:=[.Q20]+0.00256*COS(RADIANS(125.04-1934.136*[.G20]))" office:value-type="float" office:value="23.4383263183983">
            <text:p>23.44</text:p>
          </table:table-cell>
          <table:table-cell table:formula="of:=DEGREES(ATAN2(COS(RADIANS([.P20]));COS(RADIANS([.R20]))*SIN(RADIANS([.P20]))))" office:value-type="float" office:value="-58.1144902534446">
            <text:p>-58.11</text:p>
          </table:table-cell>
          <table:table-cell table:formula="of:=DEGREES(ASIN(SIN(RADIANS([.R20]))*SIN(RADIANS([.P20]))))" office:value-type="float" office:value="-20.2094290741715">
            <text:p>-20.21</text:p>
          </table:table-cell>
          <table:table-cell table:formula="of:=TAN(RADIANS([.R20]/2))*TAN(RADIANS([.R20]/2))" office:value-type="float" office:value="0.0430308858581014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0.8073718781512">
            <text:p>-10.81</text:p>
          </table:table-cell>
          <table:table-cell table:formula="of:=DEGREES(ACOS(COS(RADIANS(90.833))/(COS(RADIANS([.$B$2]))*COS(RADIANS([.T20])))-TAN(RADIANS([.$B$2]))*TAN(RADIANS([.T20]))))" office:value-type="float" office:value="75.6229189310578">
            <text:p>75.62</text:p>
          </table:table-cell>
          <table:table-cell table:style-name="ce7" table:formula="of:=(720-4*[.$B$3]-[.V20]+[.$B$4]*60)/1440" office:value-type="float" office:value="0.507505119359827">
            <text:p>12:10:48</text:p>
          </table:table-cell>
          <table:table-cell table:style-name="ce7" table:formula="of:=([.X20]*1440-[.W20]*4)/1440" office:value-type="float" office:value="0.297441455662444">
            <text:p>7:08:19</text:p>
          </table:table-cell>
          <table:table-cell table:style-name="ce7" table:formula="of:=([.X20]*1440+[.W20]*4)/1440" office:value-type="float" office:value="0.71756878305721">
            <text:p>17:13:18</text:p>
          </table:table-cell>
          <table:table-cell table:formula="of:=8*[.W20]" office:value-type="float" office:value="604.983351448462">
            <text:p>604.98</text:p>
          </table:table-cell>
          <table:table-cell table:formula="of:=MOD([.E20]*1440+[.V20]+4*[.$B$3]-60*[.$B$4];1440)" office:value-type="float" office:value="709.192628121849">
            <text:p>709.19</text:p>
          </table:table-cell>
          <table:table-cell table:formula="of:=IF([.AB20]/4&lt;0;[.AB20]/4+180;[.AB20]/4-180)" office:value-type="float" office:value="-2.70184296953781">
            <text:p>-2.7</text:p>
          </table:table-cell>
          <table:table-cell table:formula="of:=DEGREES(ACOS(SIN(RADIANS([.$B$2]))*SIN(RADIANS([.T20]))+COS(RADIANS([.$B$2]))*COS(RADIANS([.T20]))*COS(RADIANS([.AC20]))))" office:value-type="float" office:value="56.2675940197397">
            <text:p>56.27</text:p>
          </table:table-cell>
          <table:table-cell table:formula="of:=90-[.AD20]" office:value-type="float" office:value="33.7324059802603">
            <text:p>33.73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241044868400959">
            <text:p>0.02</text:p>
          </table:table-cell>
          <table:table-cell table:formula="of:=[.AE20]+[.AF20]" office:value-type="float" office:value="33.7565104671004">
            <text:p>33.76</text:p>
          </table:table-cell>
          <table:table-cell table:formula="of:=IF([.AC20]&gt;0;MOD(DEGREES(ACOS(((SIN(RADIANS([.$B$2]))*COS(RADIANS([.AD20])))-SIN(RADIANS([.T20])))/(COS(RADIANS([.$B$2]))*SIN(RADIANS([.AD20])))))+180;360);MOD(540-DEGREES(ACOS(((SIN(RADIANS([.$B$2]))*COS(RADIANS([.AD20])))-SIN(RADIANS([.T20])))/(COS(RADIANS([.$B$2]))*SIN(RADIANS([.AD20])))));360))" office:value-type="float" office:value="176.950887621936">
            <text:p>176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]+1" office:value-type="date" office:date-value="2026-01-20">
            <text:p>1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]+2415018.5+[.E21]-[.$B$4]/24" office:value-type="float" office:value="2461061.29166667">
            <text:p>2461061.29</text:p>
          </table:table-cell>
          <table:table-cell table:style-name="ce9" table:formula="of:=([.F21]-2451545)/36525" office:value-type="float" office:value="0.260541866301616">
            <text:p>0.26054187</text:p>
          </table:table-cell>
          <table:table-cell/>
          <table:table-cell table:formula="of:=MOD(280.46646+[.G21]*(36000.76983+[.G21]*0.0003032);360)" office:value-type="float" office:value="300.174240384938">
            <text:p>300.17</text:p>
          </table:table-cell>
          <table:table-cell table:formula="of:=357.52911+[.G21]*(35999.05029-0.0001537*[.G21])" office:value-type="float" office:value="9736.78884720884">
            <text:p>9736.79</text:p>
          </table:table-cell>
          <table:table-cell table:formula="of:=0.016708634-[.G21]*(0.000042037+0.0000001267*[.G21])" office:value-type="float" office:value="0.0166976730009088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563926775522455">
            <text:p>0.56</text:p>
          </table:table-cell>
          <table:table-cell table:formula="of:=[.I21]+[.L21]" office:value-type="float" office:value="300.738167160461">
            <text:p>300.74</text:p>
          </table:table-cell>
          <table:table-cell table:formula="of:=[.J21]+[.L21]" office:value-type="float" office:value="9737.35277398437">
            <text:p>9737.35</text:p>
          </table:table-cell>
          <table:table-cell table:formula="of:=(1.000001018*(1-[.K21]*[.K21]))/(1+[.K21]*COS(RADIANS([.N21])))" office:value-type="float" office:value="0.984038885666986">
            <text:p>0.98</text:p>
          </table:table-cell>
          <table:table-cell table:formula="of:=[.M21]-0.00569-0.00478*SIN(RADIANS(125.04-1934.136*[.G21]))" office:value-type="float" office:value="300.734024175683">
            <text:p>300.73</text:p>
          </table:table-cell>
          <table:table-cell table:formula="of:=23+(26+((21.448-[.G21]*(46.815+[.G21]*(0.00059-[.G21]*0.001813))))/60)/60" office:value-type="float" office:value="23.4359029790399">
            <text:p>23.44</text:p>
          </table:table-cell>
          <table:table-cell table:formula="of:=[.Q21]+0.00256*COS(RADIANS(125.04-1934.136*[.G21]))" office:value-type="float" office:value="23.4383251976597">
            <text:p>23.44</text:p>
          </table:table-cell>
          <table:table-cell table:formula="of:=DEGREES(ATAN2(COS(RADIANS([.P21]));COS(RADIANS([.R21]))*SIN(RADIANS([.P21]))))" office:value-type="float" office:value="-57.0555618943369">
            <text:p>-57.06</text:p>
          </table:table-cell>
          <table:table-cell table:formula="of:=DEGREES(ASIN(SIN(RADIANS([.R21]))*SIN(RADIANS([.P21]))))" office:value-type="float" office:value="-19.9924087786566">
            <text:p>-19.99</text:p>
          </table:table-cell>
          <table:table-cell table:formula="of:=TAN(RADIANS([.R21]/2))*TAN(RADIANS([.R21]/2))" office:value-type="float" office:value="0.0430308816258737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1.1020090190028">
            <text:p>-11.1</text:p>
          </table:table-cell>
          <table:table-cell table:formula="of:=DEGREES(ACOS(COS(RADIANS(90.833))/(COS(RADIANS([.$B$2]))*COS(RADIANS([.T21])))-TAN(RADIANS([.$B$2]))*TAN(RADIANS([.T21]))))" office:value-type="float" office:value="75.8058481158268">
            <text:p>75.81</text:p>
          </table:table-cell>
          <table:table-cell table:style-name="ce7" table:formula="of:=(720-4*[.$B$3]-[.V21]+[.$B$4]*60)/1440" office:value-type="float" office:value="0.507709728485419">
            <text:p>12:11:06</text:p>
          </table:table-cell>
          <table:table-cell table:style-name="ce7" table:formula="of:=([.X21]*1440-[.W21]*4)/1440" office:value-type="float" office:value="0.297137928163677">
            <text:p>7:07:53</text:p>
          </table:table-cell>
          <table:table-cell table:style-name="ce7" table:formula="of:=([.X21]*1440+[.W21]*4)/1440" office:value-type="float" office:value="0.71828152880716">
            <text:p>17:14:20</text:p>
          </table:table-cell>
          <table:table-cell table:formula="of:=8*[.W21]" office:value-type="float" office:value="606.446784926615">
            <text:p>606.45</text:p>
          </table:table-cell>
          <table:table-cell table:formula="of:=MOD([.E21]*1440+[.V21]+4*[.$B$3]-60*[.$B$4];1440)" office:value-type="float" office:value="708.897990980997">
            <text:p>708.9</text:p>
          </table:table-cell>
          <table:table-cell table:formula="of:=IF([.AB21]/4&lt;0;[.AB21]/4+180;[.AB21]/4-180)" office:value-type="float" office:value="-2.77550225475071">
            <text:p>-2.78</text:p>
          </table:table-cell>
          <table:table-cell table:formula="of:=DEGREES(ACOS(SIN(RADIANS([.$B$2]))*SIN(RADIANS([.T21]))+COS(RADIANS([.$B$2]))*COS(RADIANS([.T21]))*COS(RADIANS([.AC21]))))" office:value-type="float" office:value="56.0540281358503">
            <text:p>56.05</text:p>
          </table:table-cell>
          <table:table-cell table:formula="of:=90-[.AD21]" office:value-type="float" office:value="33.9459718641497">
            <text:p>33.95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239120455988692">
            <text:p>0.02</text:p>
          </table:table-cell>
          <table:table-cell table:formula="of:=[.AE21]+[.AF21]" office:value-type="float" office:value="33.9698839097486">
            <text:p>33.97</text:p>
          </table:table-cell>
          <table:table-cell table:formula="of:=IF([.AC21]&gt;0;MOD(DEGREES(ACOS(((SIN(RADIANS([.$B$2]))*COS(RADIANS([.AD21])))-SIN(RADIANS([.T21])))/(COS(RADIANS([.$B$2]))*SIN(RADIANS([.AD21])))))+180;360);MOD(540-DEGREES(ACOS(((SIN(RADIANS([.$B$2]))*COS(RADIANS([.AD21])))-SIN(RADIANS([.T21])))/(COS(RADIANS([.$B$2]))*SIN(RADIANS([.AD21])))));360))" office:value-type="float" office:value="176.85553803048">
            <text:p>176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]+1" office:value-type="date" office:date-value="2026-01-21">
            <text:p>1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]+2415018.5+[.E22]-[.$B$4]/24" office:value-type="float" office:value="2461062.29166667">
            <text:p>2461062.29</text:p>
          </table:table-cell>
          <table:table-cell table:style-name="ce9" table:formula="of:=([.F22]-2451545)/36525" office:value-type="float" office:value="0.260569244809487">
            <text:p>0.26056924</text:p>
          </table:table-cell>
          <table:table-cell/>
          <table:table-cell table:formula="of:=MOD(280.46646+[.G22]*(36000.76983+[.G22]*0.0003032);360)" office:value-type="float" office:value="301.159887749429">
            <text:p>301.16</text:p>
          </table:table-cell>
          <table:table-cell table:formula="of:=357.52911+[.G22]*(35999.05029-0.0001537*[.G22])" office:value-type="float" office:value="9737.77444748838">
            <text:p>9737.77</text:p>
          </table:table-cell>
          <table:table-cell table:formula="of:=0.016708634-[.G22]*(0.000042037+0.0000001267*[.G22])" office:value-type="float" office:value="0.0166976718481908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595928701992958">
            <text:p>0.6</text:p>
          </table:table-cell>
          <table:table-cell table:formula="of:=[.I22]+[.L22]" office:value-type="float" office:value="301.755816451422">
            <text:p>301.76</text:p>
          </table:table-cell>
          <table:table-cell table:formula="of:=[.J22]+[.L22]" office:value-type="float" office:value="9738.37037619037">
            <text:p>9738.37</text:p>
          </table:table-cell>
          <table:table-cell table:formula="of:=(1.000001018*(1-[.K22]*[.K22]))/(1+[.K22]*COS(RADIANS([.N22])))" office:value-type="float" office:value="0.984126997638166">
            <text:p>0.98</text:p>
          </table:table-cell>
          <table:table-cell table:formula="of:=[.M22]-0.00569-0.00478*SIN(RADIANS(125.04-1934.136*[.G22]))" office:value-type="float" office:value="301.751677645974">
            <text:p>301.75</text:p>
          </table:table-cell>
          <table:table-cell table:formula="of:=23+(26+((21.448-[.G22]*(46.815+[.G22]*(0.00059-[.G22]*0.001813))))/60)/60" office:value-type="float" office:value="23.4359026230057">
            <text:p>23.44</text:p>
          </table:table-cell>
          <table:table-cell table:formula="of:=[.Q22]+0.00256*COS(RADIANS(125.04-1934.136*[.G22]))" office:value-type="float" office:value="23.438324074852">
            <text:p>23.44</text:p>
          </table:table-cell>
          <table:table-cell table:formula="of:=DEGREES(ATAN2(COS(RADIANS([.P22]));COS(RADIANS([.R22]))*SIN(RADIANS([.P22]))))" office:value-type="float" office:value="-55.9997734976508">
            <text:p>-56</text:p>
          </table:table-cell>
          <table:table-cell table:formula="of:=DEGREES(ASIN(SIN(RADIANS([.R22]))*SIN(RADIANS([.P22]))))" office:value-type="float" office:value="-19.769157548354">
            <text:p>-19.77</text:p>
          </table:table-cell>
          <table:table-cell table:formula="of:=TAN(RADIANS([.R22]/2))*TAN(RADIANS([.R22]/2))" office:value-type="float" office:value="0.0430308773858331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1.3841440028751">
            <text:p>-11.38</text:p>
          </table:table-cell>
          <table:table-cell table:formula="of:=DEGREES(ACOS(COS(RADIANS(90.833))/(COS(RADIANS([.$B$2]))*COS(RADIANS([.T22])))-TAN(RADIANS([.$B$2]))*TAN(RADIANS([.T22]))))" office:value-type="float" office:value="75.9933676656675">
            <text:p>75.99</text:p>
          </table:table-cell>
          <table:table-cell table:style-name="ce7" table:formula="of:=(720-4*[.$B$3]-[.V22]+[.$B$4]*60)/1440" office:value-type="float" office:value="0.507905655557552">
            <text:p>12:11:23</text:p>
          </table:table-cell>
          <table:table-cell table:style-name="ce7" table:formula="of:=([.X22]*1440-[.W22]*4)/1440" office:value-type="float" office:value="0.296812967597365">
            <text:p>7:07:25</text:p>
          </table:table-cell>
          <table:table-cell table:style-name="ce7" table:formula="of:=([.X22]*1440+[.W22]*4)/1440" office:value-type="float" office:value="0.71899834351774">
            <text:p>17:15:21</text:p>
          </table:table-cell>
          <table:table-cell table:formula="of:=8*[.W22]" office:value-type="float" office:value="607.94694132534">
            <text:p>607.95</text:p>
          </table:table-cell>
          <table:table-cell table:formula="of:=MOD([.E22]*1440+[.V22]+4*[.$B$3]-60*[.$B$4];1440)" office:value-type="float" office:value="708.615855997125">
            <text:p>708.62</text:p>
          </table:table-cell>
          <table:table-cell table:formula="of:=IF([.AB22]/4&lt;0;[.AB22]/4+180;[.AB22]/4-180)" office:value-type="float" office:value="-2.84603600071878">
            <text:p>-2.85</text:p>
          </table:table-cell>
          <table:table-cell table:formula="of:=DEGREES(ACOS(SIN(RADIANS([.$B$2]))*SIN(RADIANS([.T22]))+COS(RADIANS([.$B$2]))*COS(RADIANS([.T22]))*COS(RADIANS([.AC22]))))" office:value-type="float" office:value="55.8342092579838">
            <text:p>55.83</text:p>
          </table:table-cell>
          <table:table-cell table:formula="of:=90-[.AD22]" office:value-type="float" office:value="34.1657907420162">
            <text:p>34.17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237161574952769">
            <text:p>0.02</text:p>
          </table:table-cell>
          <table:table-cell table:formula="of:=[.AE22]+[.AF22]" office:value-type="float" office:value="34.1895068995114">
            <text:p>34.19</text:p>
          </table:table-cell>
          <table:table-cell table:formula="of:=IF([.AC22]&gt;0;MOD(DEGREES(ACOS(((SIN(RADIANS([.$B$2]))*COS(RADIANS([.AD22])))-SIN(RADIANS([.T22])))/(COS(RADIANS([.$B$2]))*SIN(RADIANS([.AD22])))))+180;360);MOD(540-DEGREES(ACOS(((SIN(RADIANS([.$B$2]))*COS(RADIANS([.AD22])))-SIN(RADIANS([.T22])))/(COS(RADIANS([.$B$2]))*SIN(RADIANS([.AD22])))));360))" office:value-type="float" office:value="176.762664992205">
            <text:p>176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]+1" office:value-type="date" office:date-value="2026-01-22">
            <text:p>1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]+2415018.5+[.E23]-[.$B$4]/24" office:value-type="float" office:value="2461063.29166667">
            <text:p>2461063.29</text:p>
          </table:table-cell>
          <table:table-cell table:style-name="ce9" table:formula="of:=([.F23]-2451545)/36525" office:value-type="float" office:value="0.260596623317358">
            <text:p>0.26059662</text:p>
          </table:table-cell>
          <table:table-cell/>
          <table:table-cell table:formula="of:=MOD(280.46646+[.G23]*(36000.76983+[.G23]*0.0003032);360)" office:value-type="float" office:value="302.145535113919">
            <text:p>302.15</text:p>
          </table:table-cell>
          <table:table-cell table:formula="of:=357.52911+[.G23]*(35999.05029-0.0001537*[.G23])" office:value-type="float" office:value="9738.76004776791">
            <text:p>9738.76</text:p>
          </table:table-cell>
          <table:table-cell table:formula="of:=0.016708634-[.G23]*(0.000042037+0.0000001267*[.G23])" office:value-type="float" office:value="0.0166976706954726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627743435902832">
            <text:p>0.63</text:p>
          </table:table-cell>
          <table:table-cell table:formula="of:=[.I23]+[.L23]" office:value-type="float" office:value="302.773278549822">
            <text:p>302.77</text:p>
          </table:table-cell>
          <table:table-cell table:formula="of:=[.J23]+[.L23]" office:value-type="float" office:value="9739.38779120381">
            <text:p>9739.39</text:p>
          </table:table-cell>
          <table:table-cell table:formula="of:=(1.000001018*(1-[.K23]*[.K23]))/(1+[.K23]*COS(RADIANS([.N23])))" office:value-type="float" office:value="0.984219951140294">
            <text:p>0.98</text:p>
          </table:table-cell>
          <table:table-cell table:formula="of:=[.M23]-0.00569-0.00478*SIN(RADIANS(125.04-1934.136*[.G23]))" office:value-type="float" office:value="302.76914392238">
            <text:p>302.77</text:p>
          </table:table-cell>
          <table:table-cell table:formula="of:=23+(26+((21.448-[.G23]*(46.815+[.G23]*(0.00059-[.G23]*0.001813))))/60)/60" office:value-type="float" office:value="23.4359022669715">
            <text:p>23.44</text:p>
          </table:table-cell>
          <table:table-cell table:formula="of:=[.Q23]+0.00256*COS(RADIANS(125.04-1934.136*[.G23]))" office:value-type="float" office:value="23.438322949976">
            <text:p>23.44</text:p>
          </table:table-cell>
          <table:table-cell table:formula="of:=DEGREES(ATAN2(COS(RADIANS([.P23]));COS(RADIANS([.R23]))*SIN(RADIANS([.P23]))))" office:value-type="float" office:value="-54.9471721185762">
            <text:p>-54.95</text:p>
          </table:table-cell>
          <table:table-cell table:formula="of:=DEGREES(ASIN(SIN(RADIANS([.R23]))*SIN(RADIANS([.P23]))))" office:value-type="float" office:value="-19.5397742463602">
            <text:p>-19.54</text:p>
          </table:table-cell>
          <table:table-cell table:formula="of:=TAN(RADIANS([.R23]/2))*TAN(RADIANS([.R23]/2))" office:value-type="float" office:value="0.043030873137982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1.6535738803501">
            <text:p>-11.65</text:p>
          </table:table-cell>
          <table:table-cell table:formula="of:=DEGREES(ACOS(COS(RADIANS(90.833))/(COS(RADIANS([.$B$2]))*COS(RADIANS([.T23])))-TAN(RADIANS([.$B$2]))*TAN(RADIANS([.T23]))))" office:value-type="float" office:value="76.1853507805012">
            <text:p>76.19</text:p>
          </table:table-cell>
          <table:table-cell table:style-name="ce7" table:formula="of:=(720-4*[.$B$3]-[.V23]+[.$B$4]*60)/1440" office:value-type="float" office:value="0.508092759639132">
            <text:p>12:11:39</text:p>
          </table:table-cell>
          <table:table-cell table:style-name="ce7" table:formula="of:=([.X23]*1440-[.W23]*4)/1440" office:value-type="float" office:value="0.296466785248851">
            <text:p>7:06:55</text:p>
          </table:table-cell>
          <table:table-cell table:style-name="ce7" table:formula="of:=([.X23]*1440+[.W23]*4)/1440" office:value-type="float" office:value="0.719718734029413">
            <text:p>17:16:24</text:p>
          </table:table-cell>
          <table:table-cell table:formula="of:=8*[.W23]" office:value-type="float" office:value="609.48280624401">
            <text:p>609.48</text:p>
          </table:table-cell>
          <table:table-cell table:formula="of:=MOD([.E23]*1440+[.V23]+4*[.$B$3]-60*[.$B$4];1440)" office:value-type="float" office:value="708.34642611965">
            <text:p>708.35</text:p>
          </table:table-cell>
          <table:table-cell table:formula="of:=IF([.AB23]/4&lt;0;[.AB23]/4+180;[.AB23]/4-180)" office:value-type="float" office:value="-2.91339347008753">
            <text:p>-2.91</text:p>
          </table:table-cell>
          <table:table-cell table:formula="of:=DEGREES(ACOS(SIN(RADIANS([.$B$2]))*SIN(RADIANS([.T23]))+COS(RADIANS([.$B$2]))*COS(RADIANS([.T23]))*COS(RADIANS([.AC23]))))" office:value-type="float" office:value="55.6082238194725">
            <text:p>55.61</text:p>
          </table:table-cell>
          <table:table-cell table:formula="of:=90-[.AD23]" office:value-type="float" office:value="34.3917761805275">
            <text:p>34.39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235170432592705">
            <text:p>0.02</text:p>
          </table:table-cell>
          <table:table-cell table:formula="of:=[.AE23]+[.AF23]" office:value-type="float" office:value="34.4152932237868">
            <text:p>34.42</text:p>
          </table:table-cell>
          <table:table-cell table:formula="of:=IF([.AC23]&gt;0;MOD(DEGREES(ACOS(((SIN(RADIANS([.$B$2]))*COS(RADIANS([.AD23])))-SIN(RADIANS([.T23])))/(COS(RADIANS([.$B$2]))*SIN(RADIANS([.AD23])))))+180;360);MOD(540-DEGREES(ACOS(((SIN(RADIANS([.$B$2]))*COS(RADIANS([.AD23])))-SIN(RADIANS([.T23])))/(COS(RADIANS([.$B$2]))*SIN(RADIANS([.AD23])))));360))" office:value-type="float" office:value="176.672336013181">
            <text:p>176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]+1" office:value-type="date" office:date-value="2026-01-23">
            <text:p>1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]+2415018.5+[.E24]-[.$B$4]/24" office:value-type="float" office:value="2461064.29166667">
            <text:p>2461064.29</text:p>
          </table:table-cell>
          <table:table-cell table:style-name="ce9" table:formula="of:=([.F24]-2451545)/36525" office:value-type="float" office:value="0.26062400182523">
            <text:p>0.26062400</text:p>
          </table:table-cell>
          <table:table-cell/>
          <table:table-cell table:formula="of:=MOD(280.46646+[.G24]*(36000.76983+[.G24]*0.0003032);360)" office:value-type="float" office:value="303.131182478412">
            <text:p>303.13</text:p>
          </table:table-cell>
          <table:table-cell table:formula="of:=357.52911+[.G24]*(35999.05029-0.0001537*[.G24])" office:value-type="float" office:value="9739.74564804744">
            <text:p>9739.75</text:p>
          </table:table-cell>
          <table:table-cell table:formula="of:=0.016708634-[.G24]*(0.000042037+0.0000001267*[.G24])" office:value-type="float" office:value="0.0166976695427542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659361053050552">
            <text:p>0.66</text:p>
          </table:table-cell>
          <table:table-cell table:formula="of:=[.I24]+[.L24]" office:value-type="float" office:value="303.790543531462">
            <text:p>303.79</text:p>
          </table:table-cell>
          <table:table-cell table:formula="of:=[.J24]+[.L24]" office:value-type="float" office:value="9740.40500910049">
            <text:p>9740.41</text:p>
          </table:table-cell>
          <table:table-cell table:formula="of:=(1.000001018*(1-[.K24]*[.K24]))/(1+[.K24]*COS(RADIANS([.N24])))" office:value-type="float" office:value="0.984317715952343">
            <text:p>0.98</text:p>
          </table:table-cell>
          <table:table-cell table:formula="of:=[.M24]-0.00569-0.00478*SIN(RADIANS(125.04-1934.136*[.G24]))" office:value-type="float" office:value="303.786413080697">
            <text:p>303.79</text:p>
          </table:table-cell>
          <table:table-cell table:formula="of:=23+(26+((21.448-[.G24]*(46.815+[.G24]*(0.00059-[.G24]*0.001813))))/60)/60" office:value-type="float" office:value="23.4359019109373">
            <text:p>23.44</text:p>
          </table:table-cell>
          <table:table-cell table:formula="of:=[.Q24]+0.00256*COS(RADIANS(125.04-1934.136*[.G24]))" office:value-type="float" office:value="23.4383218230323">
            <text:p>23.44</text:p>
          </table:table-cell>
          <table:table-cell table:formula="of:=DEGREES(ATAN2(COS(RADIANS([.P24]));COS(RADIANS([.R24]))*SIN(RADIANS([.P24]))))" office:value-type="float" office:value="-53.897800050861">
            <text:p>-53.9</text:p>
          </table:table-cell>
          <table:table-cell table:formula="of:=DEGREES(ASIN(SIN(RADIANS([.R24]))*SIN(RADIANS([.P24]))))" office:value-type="float" office:value="-19.3043595059804">
            <text:p>-19.3</text:p>
          </table:table-cell>
          <table:table-cell table:formula="of:=TAN(RADIANS([.R24]/2))*TAN(RADIANS([.R24]/2))" office:value-type="float" office:value="0.043030868882323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1.9101143977321">
            <text:p>-11.91</text:p>
          </table:table-cell>
          <table:table-cell table:formula="of:=DEGREES(ACOS(COS(RADIANS(90.833))/(COS(RADIANS([.$B$2]))*COS(RADIANS([.T24])))-TAN(RADIANS([.$B$2]))*TAN(RADIANS([.T24]))))" office:value-type="float" office:value="76.3816706453717">
            <text:p>76.38</text:p>
          </table:table-cell>
          <table:table-cell table:style-name="ce7" table:formula="of:=(720-4*[.$B$3]-[.V24]+[.$B$4]*60)/1440" office:value-type="float" office:value="0.508270912776203">
            <text:p>12:11:55</text:p>
          </table:table-cell>
          <table:table-cell table:style-name="ce7" table:formula="of:=([.X24]*1440-[.W24]*4)/1440" office:value-type="float" office:value="0.296099605427948">
            <text:p>7:06:23</text:p>
          </table:table-cell>
          <table:table-cell table:style-name="ce7" table:formula="of:=([.X24]*1440+[.W24]*4)/1440" office:value-type="float" office:value="0.720442220124457">
            <text:p>17:17:26</text:p>
          </table:table-cell>
          <table:table-cell table:formula="of:=8*[.W24]" office:value-type="float" office:value="611.053365162973">
            <text:p>611.05</text:p>
          </table:table-cell>
          <table:table-cell table:formula="of:=MOD([.E24]*1440+[.V24]+4*[.$B$3]-60*[.$B$4];1440)" office:value-type="float" office:value="708.089885602268">
            <text:p>708.09</text:p>
          </table:table-cell>
          <table:table-cell table:formula="of:=IF([.AB24]/4&lt;0;[.AB24]/4+180;[.AB24]/4-180)" office:value-type="float" office:value="-2.97752859943304">
            <text:p>-2.98</text:p>
          </table:table-cell>
          <table:table-cell table:formula="of:=DEGREES(ACOS(SIN(RADIANS([.$B$2]))*SIN(RADIANS([.T24]))+COS(RADIANS([.$B$2]))*COS(RADIANS([.T24]))*COS(RADIANS([.AC24]))))" office:value-type="float" office:value="55.3761602530932">
            <text:p>55.38</text:p>
          </table:table-cell>
          <table:table-cell table:formula="of:=90-[.AD24]" office:value-type="float" office:value="34.6238397469068">
            <text:p>34.62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233149208708274">
            <text:p>0.02</text:p>
          </table:table-cell>
          <table:table-cell table:formula="of:=[.AE24]+[.AF24]" office:value-type="float" office:value="34.6471546677776">
            <text:p>34.65</text:p>
          </table:table-cell>
          <table:table-cell table:formula="of:=IF([.AC24]&gt;0;MOD(DEGREES(ACOS(((SIN(RADIANS([.$B$2]))*COS(RADIANS([.AD24])))-SIN(RADIANS([.T24])))/(COS(RADIANS([.$B$2]))*SIN(RADIANS([.AD24])))))+180;360);MOD(540-DEGREES(ACOS(((SIN(RADIANS([.$B$2]))*COS(RADIANS([.AD24])))-SIN(RADIANS([.T24])))/(COS(RADIANS([.$B$2]))*SIN(RADIANS([.AD24])))));360))" office:value-type="float" office:value="176.584616832853">
            <text:p>17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]+1" office:value-type="date" office:date-value="2026-01-24">
            <text:p>1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]+2415018.5+[.E25]-[.$B$4]/24" office:value-type="float" office:value="2461065.29166667">
            <text:p>2461065.29</text:p>
          </table:table-cell>
          <table:table-cell table:style-name="ce9" table:formula="of:=([.F25]-2451545)/36525" office:value-type="float" office:value="0.260651380333101">
            <text:p>0.26065138</text:p>
          </table:table-cell>
          <table:table-cell/>
          <table:table-cell table:formula="of:=MOD(280.46646+[.G25]*(36000.76983+[.G25]*0.0003032);360)" office:value-type="float" office:value="304.116829842902">
            <text:p>304.12</text:p>
          </table:table-cell>
          <table:table-cell table:formula="of:=357.52911+[.G25]*(35999.05029-0.0001537*[.G25])" office:value-type="float" office:value="9740.73124832697">
            <text:p>9740.73</text:p>
          </table:table-cell>
          <table:table-cell table:formula="of:=0.016708634-[.G25]*(0.000042037+0.0000001267*[.G25])" office:value-type="float" office:value="0.0166976683900356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69077170185194">
            <text:p>0.69</text:p>
          </table:table-cell>
          <table:table-cell table:formula="of:=[.I25]+[.L25]" office:value-type="float" office:value="304.807601544754">
            <text:p>304.81</text:p>
          </table:table-cell>
          <table:table-cell table:formula="of:=[.J25]+[.L25]" office:value-type="float" office:value="9741.42202002882">
            <text:p>9741.42</text:p>
          </table:table-cell>
          <table:table-cell table:formula="of:=(1.000001018*(1-[.K25]*[.K25]))/(1+[.K25]*COS(RADIANS([.N25])))" office:value-type="float" office:value="0.984420260307243">
            <text:p>0.98</text:p>
          </table:table-cell>
          <table:table-cell table:formula="of:=[.M25]-0.00569-0.00478*SIN(RADIANS(125.04-1934.136*[.G25]))" office:value-type="float" office:value="304.803475269333">
            <text:p>304.8</text:p>
          </table:table-cell>
          <table:table-cell table:formula="of:=23+(26+((21.448-[.G25]*(46.815+[.G25]*(0.00059-[.G25]*0.001813))))/60)/60" office:value-type="float" office:value="23.4359015549031">
            <text:p>23.44</text:p>
          </table:table-cell>
          <table:table-cell table:formula="of:=[.Q25]+0.00256*COS(RADIANS(125.04-1934.136*[.G25]))" office:value-type="float" office:value="23.4383206940215">
            <text:p>23.44</text:p>
          </table:table-cell>
          <table:table-cell table:formula="of:=DEGREES(ATAN2(COS(RADIANS([.P25]));COS(RADIANS([.R25]))*SIN(RADIANS([.P25]))))" office:value-type="float" office:value="-52.8516948505228">
            <text:p>-52.85</text:p>
          </table:table-cell>
          <table:table-cell table:formula="of:=DEGREES(ASIN(SIN(RADIANS([.R25]))*SIN(RADIANS([.P25]))))" office:value-type="float" office:value="-19.0630156195486">
            <text:p>-19.06</text:p>
          </table:table-cell>
          <table:table-cell table:formula="of:=TAN(RADIANS([.R25]/2))*TAN(RADIANS([.R25]/2))" office:value-type="float" office:value="0.0430308646188584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2.1536000468865">
            <text:p>-12.15</text:p>
          </table:table-cell>
          <table:table-cell table:formula="of:=DEGREES(ACOS(COS(RADIANS(90.833))/(COS(RADIANS([.$B$2]))*COS(RADIANS([.T25])))-TAN(RADIANS([.$B$2]))*TAN(RADIANS([.T25]))))" office:value-type="float" office:value="76.5822006636838">
            <text:p>76.58</text:p>
          </table:table-cell>
          <table:table-cell table:style-name="ce7" table:formula="of:=(720-4*[.$B$3]-[.V25]+[.$B$4]*60)/1440" office:value-type="float" office:value="0.50844000003256">
            <text:p>12:12:09</text:p>
          </table:table-cell>
          <table:table-cell table:style-name="ce7" table:formula="of:=([.X25]*1440-[.W25]*4)/1440" office:value-type="float" office:value="0.295711664855661">
            <text:p>7:05:49</text:p>
          </table:table-cell>
          <table:table-cell table:style-name="ce7" table:formula="of:=([.X25]*1440+[.W25]*4)/1440" office:value-type="float" office:value="0.72116833520946">
            <text:p>17:18:29</text:p>
          </table:table-cell>
          <table:table-cell table:formula="of:=8*[.W25]" office:value-type="float" office:value="612.65760530947">
            <text:p>612.66</text:p>
          </table:table-cell>
          <table:table-cell table:formula="of:=MOD([.E25]*1440+[.V25]+4*[.$B$3]-60*[.$B$4];1440)" office:value-type="float" office:value="707.846399953114">
            <text:p>707.85</text:p>
          </table:table-cell>
          <table:table-cell table:formula="of:=IF([.AB25]/4&lt;0;[.AB25]/4+180;[.AB25]/4-180)" office:value-type="float" office:value="-3.03840001172162">
            <text:p>-3.04</text:p>
          </table:table-cell>
          <table:table-cell table:formula="of:=DEGREES(ACOS(SIN(RADIANS([.$B$2]))*SIN(RADIANS([.T25]))+COS(RADIANS([.$B$2]))*COS(RADIANS([.T25]))*COS(RADIANS([.AC25]))))" office:value-type="float" office:value="55.1381089237875">
            <text:p>55.14</text:p>
          </table:table-cell>
          <table:table-cell table:formula="of:=90-[.AD25]" office:value-type="float" office:value="34.8618910762125">
            <text:p>34.86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231100051176563">
            <text:p>0.02</text:p>
          </table:table-cell>
          <table:table-cell table:formula="of:=[.AE25]+[.AF25]" office:value-type="float" office:value="34.8850010813302">
            <text:p>34.89</text:p>
          </table:table-cell>
          <table:table-cell table:formula="of:=IF([.AC25]&gt;0;MOD(DEGREES(ACOS(((SIN(RADIANS([.$B$2]))*COS(RADIANS([.AD25])))-SIN(RADIANS([.T25])))/(COS(RADIANS([.$B$2]))*SIN(RADIANS([.AD25])))))+180;360);MOD(540-DEGREES(ACOS(((SIN(RADIANS([.$B$2]))*COS(RADIANS([.AD25])))-SIN(RADIANS([.T25])))/(COS(RADIANS([.$B$2]))*SIN(RADIANS([.AD25])))));360))" office:value-type="float" office:value="176.499571365311">
            <text:p>17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]+1" office:value-type="date" office:date-value="2026-01-25">
            <text:p>1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]+2415018.5+[.E26]-[.$B$4]/24" office:value-type="float" office:value="2461066.29166667">
            <text:p>2461066.29</text:p>
          </table:table-cell>
          <table:table-cell table:style-name="ce9" table:formula="of:=([.F26]-2451545)/36525" office:value-type="float" office:value="0.260678758840972">
            <text:p>0.26067876</text:p>
          </table:table-cell>
          <table:table-cell/>
          <table:table-cell table:formula="of:=MOD(280.46646+[.G26]*(36000.76983+[.G26]*0.0003032);360)" office:value-type="float" office:value="305.102477207392">
            <text:p>305.1</text:p>
          </table:table-cell>
          <table:table-cell table:formula="of:=357.52911+[.G26]*(35999.05029-0.0001537*[.G26])" office:value-type="float" office:value="9741.7168486065">
            <text:p>9741.72</text:p>
          </table:table-cell>
          <table:table-cell table:formula="of:=0.016708634-[.G26]*(0.000042037+0.0000001267*[.G26])" office:value-type="float" office:value="0.0166976672373169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721965606870931">
            <text:p>0.72</text:p>
          </table:table-cell>
          <table:table-cell table:formula="of:=[.I26]+[.L26]" office:value-type="float" office:value="305.824442814263">
            <text:p>305.82</text:p>
          </table:table-cell>
          <table:table-cell table:formula="of:=[.J26]+[.L26]" office:value-type="float" office:value="9742.43881421337">
            <text:p>9742.44</text:p>
          </table:table-cell>
          <table:table-cell table:formula="of:=(1.000001018*(1-[.K26]*[.K26]))/(1+[.K26]*COS(RADIANS([.N26])))" office:value-type="float" office:value="0.984527550904933">
            <text:p>0.98</text:p>
          </table:table-cell>
          <table:table-cell table:formula="of:=[.M26]-0.00569-0.00478*SIN(RADIANS(125.04-1934.136*[.G26]))" office:value-type="float" office:value="305.820320712852">
            <text:p>305.82</text:p>
          </table:table-cell>
          <table:table-cell table:formula="of:=23+(26+((21.448-[.G26]*(46.815+[.G26]*(0.00059-[.G26]*0.001813))))/60)/60" office:value-type="float" office:value="23.4359011988688">
            <text:p>23.44</text:p>
          </table:table-cell>
          <table:table-cell table:formula="of:=[.Q26]+0.00256*COS(RADIANS(125.04-1934.136*[.G26]))" office:value-type="float" office:value="23.4383195629444">
            <text:p>23.44</text:p>
          </table:table-cell>
          <table:table-cell table:formula="of:=DEGREES(ATAN2(COS(RADIANS([.P26]));COS(RADIANS([.R26]))*SIN(RADIANS([.P26]))))" office:value-type="float" office:value="-51.8088893690509">
            <text:p>-51.81</text:p>
          </table:table-cell>
          <table:table-cell table:formula="of:=DEGREES(ASIN(SIN(RADIANS([.R26]))*SIN(RADIANS([.P26]))))" office:value-type="float" office:value="-18.8158464288122">
            <text:p>-18.82</text:p>
          </table:table-cell>
          <table:table-cell table:formula="of:=TAN(RADIANS([.R26]/2))*TAN(RADIANS([.R26]/2))" office:value-type="float" office:value="0.0430308603475909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2.3838840764556">
            <text:p>-12.38</text:p>
          </table:table-cell>
          <table:table-cell table:formula="of:=DEGREES(ACOS(COS(RADIANS(90.833))/(COS(RADIANS([.$B$2]))*COS(RADIANS([.T26])))-TAN(RADIANS([.$B$2]))*TAN(RADIANS([.T26]))))" office:value-type="float" office:value="76.7868146788775">
            <text:p>76.79</text:p>
          </table:table-cell>
          <table:table-cell table:style-name="ce7" table:formula="of:=(720-4*[.$B$3]-[.V26]+[.$B$4]*60)/1440" office:value-type="float" office:value="0.508599919497539">
            <text:p>12:12:23</text:p>
          </table:table-cell>
          <table:table-cell table:style-name="ce7" table:formula="of:=([.X26]*1440-[.W26]*4)/1440" office:value-type="float" office:value="0.295303212056212">
            <text:p>7:05:14</text:p>
          </table:table-cell>
          <table:table-cell table:style-name="ce7" table:formula="of:=([.X26]*1440+[.W26]*4)/1440" office:value-type="float" office:value="0.721896626938865">
            <text:p>17:19:32</text:p>
          </table:table-cell>
          <table:table-cell table:formula="of:=8*[.W26]" office:value-type="float" office:value="614.29451743102">
            <text:p>614.29</text:p>
          </table:table-cell>
          <table:table-cell table:formula="of:=MOD([.E26]*1440+[.V26]+4*[.$B$3]-60*[.$B$4];1440)" office:value-type="float" office:value="707.616115923544">
            <text:p>707.62</text:p>
          </table:table-cell>
          <table:table-cell table:formula="of:=IF([.AB26]/4&lt;0;[.AB26]/4+180;[.AB26]/4-180)" office:value-type="float" office:value="-3.0959710191139">
            <text:p>-3.1</text:p>
          </table:table-cell>
          <table:table-cell table:formula="of:=DEGREES(ACOS(SIN(RADIANS([.$B$2]))*SIN(RADIANS([.T26]))+COS(RADIANS([.$B$2]))*COS(RADIANS([.T26]))*COS(RADIANS([.AC26]))))" office:value-type="float" office:value="54.8941620613601">
            <text:p>54.89</text:p>
          </table:table-cell>
          <table:table-cell table:formula="of:=90-[.AD26]" office:value-type="float" office:value="35.1058379386399">
            <text:p>35.11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22902507189">
            <text:p>0.02</text:p>
          </table:table-cell>
          <table:table-cell table:formula="of:=[.AE26]+[.AF26]" office:value-type="float" office:value="35.1287404458289">
            <text:p>35.13</text:p>
          </table:table-cell>
          <table:table-cell table:formula="of:=IF([.AC26]&gt;0;MOD(DEGREES(ACOS(((SIN(RADIANS([.$B$2]))*COS(RADIANS([.AD26])))-SIN(RADIANS([.T26])))/(COS(RADIANS([.$B$2]))*SIN(RADIANS([.AD26])))))+180;360);MOD(540-DEGREES(ACOS(((SIN(RADIANS([.$B$2]))*COS(RADIANS([.AD26])))-SIN(RADIANS([.T26])))/(COS(RADIANS([.$B$2]))*SIN(RADIANS([.AD26])))));360))" office:value-type="float" office:value="176.417261642282">
            <text:p>176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]+1" office:value-type="date" office:date-value="2026-01-26">
            <text:p>1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]+2415018.5+[.E27]-[.$B$4]/24" office:value-type="float" office:value="2461067.29166667">
            <text:p>2461067.29</text:p>
          </table:table-cell>
          <table:table-cell table:style-name="ce9" table:formula="of:=([.F27]-2451545)/36525" office:value-type="float" office:value="0.260706137348844">
            <text:p>0.26070614</text:p>
          </table:table-cell>
          <table:table-cell/>
          <table:table-cell table:formula="of:=MOD(280.46646+[.G27]*(36000.76983+[.G27]*0.0003032);360)" office:value-type="float" office:value="306.088124571886">
            <text:p>306.09</text:p>
          </table:table-cell>
          <table:table-cell table:formula="of:=357.52911+[.G27]*(35999.05029-0.0001537*[.G27])" office:value-type="float" office:value="9742.70244888603">
            <text:p>9742.7</text:p>
          </table:table-cell>
          <table:table-cell table:formula="of:=0.016708634-[.G27]*(0.000042037+0.0000001267*[.G27])" office:value-type="float" office:value="0.0166976660845979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752933072306806">
            <text:p>0.75</text:p>
          </table:table-cell>
          <table:table-cell table:formula="of:=[.I27]+[.L27]" office:value-type="float" office:value="306.841057644193">
            <text:p>306.84</text:p>
          </table:table-cell>
          <table:table-cell table:formula="of:=[.J27]+[.L27]" office:value-type="float" office:value="9743.45538195834">
            <text:p>9743.46</text:p>
          </table:table-cell>
          <table:table-cell table:formula="of:=(1.000001018*(1-[.K27]*[.K27]))/(1+[.K27]*COS(RADIANS([.N27])))" office:value-type="float" office:value="0.984639552926012">
            <text:p>0.98</text:p>
          </table:table-cell>
          <table:table-cell table:formula="of:=[.M27]-0.00569-0.00478*SIN(RADIANS(125.04-1934.136*[.G27]))" office:value-type="float" office:value="306.836939715451">
            <text:p>306.84</text:p>
          </table:table-cell>
          <table:table-cell table:formula="of:=23+(26+((21.448-[.G27]*(46.815+[.G27]*(0.00059-[.G27]*0.001813))))/60)/60" office:value-type="float" office:value="23.4359008428346">
            <text:p>23.44</text:p>
          </table:table-cell>
          <table:table-cell table:formula="of:=[.Q27]+0.00256*COS(RADIANS(125.04-1934.136*[.G27]))" office:value-type="float" office:value="23.4383184298015">
            <text:p>23.44</text:p>
          </table:table-cell>
          <table:table-cell table:formula="of:=DEGREES(ATAN2(COS(RADIANS([.P27]));COS(RADIANS([.R27]))*SIN(RADIANS([.P27]))))" office:value-type="float" office:value="-50.7694117956023">
            <text:p>-50.77</text:p>
          </table:table-cell>
          <table:table-cell table:formula="of:=DEGREES(ASIN(SIN(RADIANS([.R27]))*SIN(RADIANS([.P27]))))" office:value-type="float" office:value="-18.5629572171286">
            <text:p>-18.56</text:p>
          </table:table-cell>
          <table:table-cell table:formula="of:=TAN(RADIANS([.R27]/2))*TAN(RADIANS([.R27]/2))" office:value-type="float" office:value="0.0430308560685229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2.6008384651706">
            <text:p>-12.6</text:p>
          </table:table-cell>
          <table:table-cell table:formula="of:=DEGREES(ACOS(COS(RADIANS(90.833))/(COS(RADIANS([.$B$2]))*COS(RADIANS([.T27])))-TAN(RADIANS([.$B$2]))*TAN(RADIANS([.T27]))))" office:value-type="float" office:value="76.9953871841372">
            <text:p>77</text:p>
          </table:table-cell>
          <table:table-cell table:style-name="ce7" table:formula="of:=(720-4*[.$B$3]-[.V27]+[.$B$4]*60)/1440" office:value-type="float" office:value="0.50875058226748">
            <text:p>12:12:36</text:p>
          </table:table-cell>
          <table:table-cell table:style-name="ce7" table:formula="of:=([.X27]*1440-[.W27]*4)/1440" office:value-type="float" office:value="0.294874506755987">
            <text:p>7:04:37</text:p>
          </table:table-cell>
          <table:table-cell table:style-name="ce7" table:formula="of:=([.X27]*1440+[.W27]*4)/1440" office:value-type="float" office:value="0.722626657778972">
            <text:p>17:20:35</text:p>
          </table:table-cell>
          <table:table-cell table:formula="of:=8*[.W27]" office:value-type="float" office:value="615.963097473098">
            <text:p>615.96</text:p>
          </table:table-cell>
          <table:table-cell table:formula="of:=MOD([.E27]*1440+[.V27]+4*[.$B$3]-60*[.$B$4];1440)" office:value-type="float" office:value="707.399161534829">
            <text:p>707.4</text:p>
          </table:table-cell>
          <table:table-cell table:formula="of:=IF([.AB27]/4&lt;0;[.AB27]/4+180;[.AB27]/4-180)" office:value-type="float" office:value="-3.15020961629267">
            <text:p>-3.15</text:p>
          </table:table-cell>
          <table:table-cell table:formula="of:=DEGREES(ACOS(SIN(RADIANS([.$B$2]))*SIN(RADIANS([.T27]))+COS(RADIANS([.$B$2]))*COS(RADIANS([.T27]))*COS(RADIANS([.AC27]))))" office:value-type="float" office:value="54.6444136932354">
            <text:p>54.64</text:p>
          </table:table-cell>
          <table:table-cell table:formula="of:=90-[.AD27]" office:value-type="float" office:value="35.3555863067646">
            <text:p>35.36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226926343055659">
            <text:p>0.02</text:p>
          </table:table-cell>
          <table:table-cell table:formula="of:=[.AE27]+[.AF27]" office:value-type="float" office:value="35.3782789410701">
            <text:p>35.38</text:p>
          </table:table-cell>
          <table:table-cell table:formula="of:=IF([.AC27]&gt;0;MOD(DEGREES(ACOS(((SIN(RADIANS([.$B$2]))*COS(RADIANS([.AD27])))-SIN(RADIANS([.T27])))/(COS(RADIANS([.$B$2]))*SIN(RADIANS([.AD27])))))+180;360);MOD(540-DEGREES(ACOS(((SIN(RADIANS([.$B$2]))*COS(RADIANS([.AD27])))-SIN(RADIANS([.T27])))/(COS(RADIANS([.$B$2]))*SIN(RADIANS([.AD27])))));360))" office:value-type="float" office:value="176.337747758076">
            <text:p>176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]+1" office:value-type="date" office:date-value="2026-01-27">
            <text:p>1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]+2415018.5+[.E28]-[.$B$4]/24" office:value-type="float" office:value="2461068.29166667">
            <text:p>2461068.29</text:p>
          </table:table-cell>
          <table:table-cell table:style-name="ce9" table:formula="of:=([.F28]-2451545)/36525" office:value-type="float" office:value="0.260733515856715">
            <text:p>0.26073352</text:p>
          </table:table-cell>
          <table:table-cell/>
          <table:table-cell table:formula="of:=MOD(280.46646+[.G28]*(36000.76983+[.G28]*0.0003032);360)" office:value-type="float" office:value="307.073771936379">
            <text:p>307.07</text:p>
          </table:table-cell>
          <table:table-cell table:formula="of:=357.52911+[.G28]*(35999.05029-0.0001537*[.G28])" office:value-type="float" office:value="9743.68804916556">
            <text:p>9743.69</text:p>
          </table:table-cell>
          <table:table-cell table:formula="of:=0.016708634-[.G28]*(0.000042037+0.0000001267*[.G28])" office:value-type="float" office:value="0.0166976649318788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783664485436579">
            <text:p>0.78</text:p>
          </table:table-cell>
          <table:table-cell table:formula="of:=[.I28]+[.L28]" office:value-type="float" office:value="307.857436421815">
            <text:p>307.86</text:p>
          </table:table-cell>
          <table:table-cell table:formula="of:=[.J28]+[.L28]" office:value-type="float" office:value="9744.471713651">
            <text:p>9744.47</text:p>
          </table:table-cell>
          <table:table-cell table:formula="of:=(1.000001018*(1-[.K28]*[.K28]))/(1+[.K28]*COS(RADIANS([.N28])))" office:value-type="float" office:value="0.984756230045987">
            <text:p>0.98</text:p>
          </table:table-cell>
          <table:table-cell table:formula="of:=[.M28]-0.00569-0.00478*SIN(RADIANS(125.04-1934.136*[.G28]))" office:value-type="float" office:value="307.8533226644">
            <text:p>307.85</text:p>
          </table:table-cell>
          <table:table-cell table:formula="of:=23+(26+((21.448-[.G28]*(46.815+[.G28]*(0.00059-[.G28]*0.001813))))/60)/60" office:value-type="float" office:value="23.4359004868004">
            <text:p>23.44</text:p>
          </table:table-cell>
          <table:table-cell table:formula="of:=[.Q28]+0.00256*COS(RADIANS(125.04-1934.136*[.G28]))" office:value-type="float" office:value="23.4383172945936">
            <text:p>23.44</text:p>
          </table:table-cell>
          <table:table-cell table:formula="of:=DEGREES(ATAN2(COS(RADIANS([.P28]));COS(RADIANS([.R28]))*SIN(RADIANS([.P28]))))" office:value-type="float" office:value="-49.7332857076381">
            <text:p>-49.73</text:p>
          </table:table-cell>
          <table:table-cell table:formula="of:=DEGREES(ASIN(SIN(RADIANS([.R28]))*SIN(RADIANS([.P28]))))" office:value-type="float" office:value="-18.304454603698">
            <text:p>-18.3</text:p>
          </table:table-cell>
          <table:table-cell table:formula="of:=TAN(RADIANS([.R28]/2))*TAN(RADIANS([.R28]/2))" office:value-type="float" office:value="0.043030851781657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2.8043538581088">
            <text:p>-12.8</text:p>
          </table:table-cell>
          <table:table-cell table:formula="of:=DEGREES(ACOS(COS(RADIANS(90.833))/(COS(RADIANS([.$B$2]))*COS(RADIANS([.T28])))-TAN(RADIANS([.$B$2]))*TAN(RADIANS([.T28]))))" office:value-type="float" office:value="77.2077935198364">
            <text:p>77.21</text:p>
          </table:table-cell>
          <table:table-cell table:style-name="ce7" table:formula="of:=(720-4*[.$B$3]-[.V28]+[.$B$4]*60)/1440" office:value-type="float" office:value="0.508891912401465">
            <text:p>12:12:48</text:p>
          </table:table-cell>
          <table:table-cell table:style-name="ce7" table:formula="of:=([.X28]*1440-[.W28]*4)/1440" office:value-type="float" office:value="0.294425819290808">
            <text:p>7:03:58</text:p>
          </table:table-cell>
          <table:table-cell table:style-name="ce7" table:formula="of:=([.X28]*1440+[.W28]*4)/1440" office:value-type="float" office:value="0.723358005512121">
            <text:p>17:21:38</text:p>
          </table:table-cell>
          <table:table-cell table:formula="of:=8*[.W28]" office:value-type="float" office:value="617.662348158691">
            <text:p>617.66</text:p>
          </table:table-cell>
          <table:table-cell table:formula="of:=MOD([.E28]*1440+[.V28]+4*[.$B$3]-60*[.$B$4];1440)" office:value-type="float" office:value="707.195646141891">
            <text:p>707.2</text:p>
          </table:table-cell>
          <table:table-cell table:formula="of:=IF([.AB28]/4&lt;0;[.AB28]/4+180;[.AB28]/4-180)" office:value-type="float" office:value="-3.2010884645272">
            <text:p>-3.2</text:p>
          </table:table-cell>
          <table:table-cell table:formula="of:=DEGREES(ACOS(SIN(RADIANS([.$B$2]))*SIN(RADIANS([.T28]))+COS(RADIANS([.$B$2]))*COS(RADIANS([.T28]))*COS(RADIANS([.AC28]))))" office:value-type="float" office:value="54.3889595773355">
            <text:p>54.39</text:p>
          </table:table-cell>
          <table:table-cell table:formula="of:=90-[.AD28]" office:value-type="float" office:value="35.6110404226645">
            <text:p>35.61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22480589385334">
            <text:p>0.02</text:p>
          </table:table-cell>
          <table:table-cell table:formula="of:=[.AE28]+[.AF28]" office:value-type="float" office:value="35.6335210120499">
            <text:p>35.63</text:p>
          </table:table-cell>
          <table:table-cell table:formula="of:=IF([.AC28]&gt;0;MOD(DEGREES(ACOS(((SIN(RADIANS([.$B$2]))*COS(RADIANS([.AD28])))-SIN(RADIANS([.T28])))/(COS(RADIANS([.$B$2]))*SIN(RADIANS([.AD28])))))+180;360);MOD(540-DEGREES(ACOS(((SIN(RADIANS([.$B$2]))*COS(RADIANS([.AD28])))-SIN(RADIANS([.T28])))/(COS(RADIANS([.$B$2]))*SIN(RADIANS([.AD28])))));360))" office:value-type="float" office:value="176.261087816689">
            <text:p>176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]+1" office:value-type="date" office:date-value="2026-01-28">
            <text:p>1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]+2415018.5+[.E29]-[.$B$4]/24" office:value-type="float" office:value="2461069.29166667">
            <text:p>2461069.29</text:p>
          </table:table-cell>
          <table:table-cell table:style-name="ce9" table:formula="of:=([.F29]-2451545)/36525" office:value-type="float" office:value="0.260760894364586">
            <text:p>0.26076089</text:p>
          </table:table-cell>
          <table:table-cell/>
          <table:table-cell table:formula="of:=MOD(280.46646+[.G29]*(36000.76983+[.G29]*0.0003032);360)" office:value-type="float" office:value="308.059419300873">
            <text:p>308.06</text:p>
          </table:table-cell>
          <table:table-cell table:formula="of:=357.52911+[.G29]*(35999.05029-0.0001537*[.G29])" office:value-type="float" office:value="9744.67364944509">
            <text:p>9744.67</text:p>
          </table:table-cell>
          <table:table-cell table:formula="of:=0.016708634-[.G29]*(0.000042037+0.0000001267*[.G29])" office:value-type="float" office:value="0.0166976637791595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814150320013275">
            <text:p>0.81</text:p>
          </table:table-cell>
          <table:table-cell table:formula="of:=[.I29]+[.L29]" office:value-type="float" office:value="308.873569620886">
            <text:p>308.87</text:p>
          </table:table-cell>
          <table:table-cell table:formula="of:=[.J29]+[.L29]" office:value-type="float" office:value="9745.48779976511">
            <text:p>9745.49</text:p>
          </table:table-cell>
          <table:table-cell table:formula="of:=(1.000001018*(1-[.K29]*[.K29]))/(1+[.K29]*COS(RADIANS([.N29])))" office:value-type="float" office:value="0.984877544450112">
            <text:p>0.98</text:p>
          </table:table-cell>
          <table:table-cell table:formula="of:=[.M29]-0.00569-0.00478*SIN(RADIANS(125.04-1934.136*[.G29]))" office:value-type="float" office:value="308.869460033452">
            <text:p>308.87</text:p>
          </table:table-cell>
          <table:table-cell table:formula="of:=23+(26+((21.448-[.G29]*(46.815+[.G29]*(0.00059-[.G29]*0.001813))))/60)/60" office:value-type="float" office:value="23.4359001307662">
            <text:p>23.44</text:p>
          </table:table-cell>
          <table:table-cell table:formula="of:=[.Q29]+0.00256*COS(RADIANS(125.04-1934.136*[.G29]))" office:value-type="float" office:value="23.4383161573214">
            <text:p>23.44</text:p>
          </table:table-cell>
          <table:table-cell table:formula="of:=DEGREES(ATAN2(COS(RADIANS([.P29]));COS(RADIANS([.R29]))*SIN(RADIANS([.P29]))))" office:value-type="float" office:value="-48.7005301294045">
            <text:p>-48.7</text:p>
          </table:table-cell>
          <table:table-cell table:formula="of:=DEGREES(ASIN(SIN(RADIANS([.R29]))*SIN(RADIANS([.P29]))))" office:value-type="float" office:value="-18.0404464400245">
            <text:p>-18.04</text:p>
          </table:table-cell>
          <table:table-cell table:formula="of:=TAN(RADIANS([.R29]/2))*TAN(RADIANS([.R29]/2))" office:value-type="float" office:value="0.0430308474869955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2.9943394668636">
            <text:p>-12.99</text:p>
          </table:table-cell>
          <table:table-cell table:formula="of:=DEGREES(ACOS(COS(RADIANS(90.833))/(COS(RADIANS([.$B$2]))*COS(RADIANS([.T29])))-TAN(RADIANS([.$B$2]))*TAN(RADIANS([.T29]))))" office:value-type="float" office:value="77.4239100585156">
            <text:p>77.42</text:p>
          </table:table-cell>
          <table:table-cell table:style-name="ce7" table:formula="of:=(720-4*[.$B$3]-[.V29]+[.$B$4]*60)/1440" office:value-type="float" office:value="0.509023846851989">
            <text:p>12:13:00</text:p>
          </table:table-cell>
          <table:table-cell table:style-name="ce7" table:formula="of:=([.X29]*1440-[.W29]*4)/1440" office:value-type="float" office:value="0.293957430022778">
            <text:p>7:03:18</text:p>
          </table:table-cell>
          <table:table-cell table:style-name="ce7" table:formula="of:=([.X29]*1440+[.W29]*4)/1440" office:value-type="float" office:value="0.724090263681199">
            <text:p>17:22:41</text:p>
          </table:table-cell>
          <table:table-cell table:formula="of:=8*[.W29]" office:value-type="float" office:value="619.391280468125">
            <text:p>619.39</text:p>
          </table:table-cell>
          <table:table-cell table:formula="of:=MOD([.E29]*1440+[.V29]+4*[.$B$3]-60*[.$B$4];1440)" office:value-type="float" office:value="707.005660533136">
            <text:p>707.01</text:p>
          </table:table-cell>
          <table:table-cell table:formula="of:=IF([.AB29]/4&lt;0;[.AB29]/4+180;[.AB29]/4-180)" office:value-type="float" office:value="-3.2485848667159">
            <text:p>-3.25</text:p>
          </table:table-cell>
          <table:table-cell table:formula="of:=DEGREES(ACOS(SIN(RADIANS([.$B$2]))*SIN(RADIANS([.T29]))+COS(RADIANS([.$B$2]))*COS(RADIANS([.T29]))*COS(RADIANS([.AC29]))))" office:value-type="float" office:value="54.1278971351268">
            <text:p>54.13</text:p>
          </table:table-cell>
          <table:table-cell table:formula="of:=90-[.AD29]" office:value-type="float" office:value="35.8721028648732">
            <text:p>35.87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222665707447488">
            <text:p>0.02</text:p>
          </table:table-cell>
          <table:table-cell table:formula="of:=[.AE29]+[.AF29]" office:value-type="float" office:value="35.894369435618">
            <text:p>35.89</text:p>
          </table:table-cell>
          <table:table-cell table:formula="of:=IF([.AC29]&gt;0;MOD(DEGREES(ACOS(((SIN(RADIANS([.$B$2]))*COS(RADIANS([.AD29])))-SIN(RADIANS([.T29])))/(COS(RADIANS([.$B$2]))*SIN(RADIANS([.AD29])))))+180;360);MOD(540-DEGREES(ACOS(((SIN(RADIANS([.$B$2]))*COS(RADIANS([.AD29])))-SIN(RADIANS([.T29])))/(COS(RADIANS([.$B$2]))*SIN(RADIANS([.AD29])))));360))" office:value-type="float" office:value="176.187337881288">
            <text:p>176.19</text:p>
          </table:table-cell>
          <table:table-cell table:number-columns-repeated="990"/>
        </table:table-row>
        <table:table-row table:style-name="ro2">
          <table:table-cell>
            <draw:frame table:end-cell-address="Calculations.C41" table:end-x="1.2323in" table:end-y="0.0059in" draw:z-index="2" draw:style-name="gr1" svg:width="3.2193in" svg:height="1.9469in" svg:x="0.0315in" svg:y="0.0835in">
              <draw:object draw:notify-on-update-of-ranges="Calculations.Y1:Calculations.Y1 Calculations.Y2:Calculations.Y367 Calculations.Z1:Calculations.Z1 Calculations.Z2:Calculations.Z36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6" table:formula="of:=[.D29]+1" office:value-type="date" office:date-value="2026-01-29">
            <text:p>1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]+2415018.5+[.E30]-[.$B$4]/24" office:value-type="float" office:value="2461070.29166667">
            <text:p>2461070.29</text:p>
          </table:table-cell>
          <table:table-cell table:style-name="ce9" table:formula="of:=([.F30]-2451545)/36525" office:value-type="float" office:value="0.260788272872458">
            <text:p>0.26078827</text:p>
          </table:table-cell>
          <table:table-cell/>
          <table:table-cell table:formula="of:=MOD(280.46646+[.G30]*(36000.76983+[.G30]*0.0003032);360)" office:value-type="float" office:value="309.045066665367">
            <text:p>309.05</text:p>
          </table:table-cell>
          <table:table-cell table:formula="of:=357.52911+[.G30]*(35999.05029-0.0001537*[.G30])" office:value-type="float" office:value="9745.65924972462">
            <text:p>9745.66</text:p>
          </table:table-cell>
          <table:table-cell table:formula="of:=0.016708634-[.G30]*(0.000042037+0.0000001267*[.G30])" office:value-type="float" office:value="0.01669766262644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844381139614191">
            <text:p>0.84</text:p>
          </table:table-cell>
          <table:table-cell table:formula="of:=[.I30]+[.L30]" office:value-type="float" office:value="309.889447804981">
            <text:p>309.89</text:p>
          </table:table-cell>
          <table:table-cell table:formula="of:=[.J30]+[.L30]" office:value-type="float" office:value="9746.50363086424">
            <text:p>9746.5</text:p>
          </table:table-cell>
          <table:table-cell table:formula="of:=(1.000001018*(1-[.K30]*[.K30]))/(1+[.K30]*COS(RADIANS([.N30])))" office:value-type="float" office:value="0.985003456848784">
            <text:p>0.99</text:p>
          </table:table-cell>
          <table:table-cell table:formula="of:=[.M30]-0.00569-0.00478*SIN(RADIANS(125.04-1934.136*[.G30]))" office:value-type="float" office:value="309.885342386177">
            <text:p>309.89</text:p>
          </table:table-cell>
          <table:table-cell table:formula="of:=23+(26+((21.448-[.G30]*(46.815+[.G30]*(0.00059-[.G30]*0.001813))))/60)/60" office:value-type="float" office:value="23.435899774732">
            <text:p>23.44</text:p>
          </table:table-cell>
          <table:table-cell table:formula="of:=[.Q30]+0.00256*COS(RADIANS(125.04-1934.136*[.G30]))" office:value-type="float" office:value="23.4383150179854">
            <text:p>23.44</text:p>
          </table:table-cell>
          <table:table-cell table:formula="of:=DEGREES(ATAN2(COS(RADIANS([.P30]));COS(RADIANS([.R30]))*SIN(RADIANS([.P30]))))" office:value-type="float" office:value="-47.6711595977658">
            <text:p>-47.67</text:p>
          </table:table-cell>
          <table:table-cell table:formula="of:=DEGREES(ASIN(SIN(RADIANS([.R30]))*SIN(RADIANS([.P30]))))" office:value-type="float" office:value="-17.7710417088098">
            <text:p>-17.77</text:p>
          </table:table-cell>
          <table:table-cell table:formula="of:=TAN(RADIANS([.R30]/2))*TAN(RADIANS([.R30]/2))" office:value-type="float" office:value="0.0430308431845412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3.170722934663">
            <text:p>-13.17</text:p>
          </table:table-cell>
          <table:table-cell table:formula="of:=DEGREES(ACOS(COS(RADIANS(90.833))/(COS(RADIANS([.$B$2]))*COS(RADIANS([.T30])))-TAN(RADIANS([.$B$2]))*TAN(RADIANS([.T30]))))" office:value-type="float" office:value="77.6436143772514">
            <text:p>77.64</text:p>
          </table:table-cell>
          <table:table-cell table:style-name="ce7" table:formula="of:=(720-4*[.$B$3]-[.V30]+[.$B$4]*60)/1440" office:value-type="float" office:value="0.509146335371294">
            <text:p>12:13:10</text:p>
          </table:table-cell>
          <table:table-cell table:style-name="ce7" table:formula="of:=([.X30]*1440-[.W30]*4)/1440" office:value-type="float" office:value="0.293469628767818">
            <text:p>7:02:36</text:p>
          </table:table-cell>
          <table:table-cell table:style-name="ce7" table:formula="of:=([.X30]*1440+[.W30]*4)/1440" office:value-type="float" office:value="0.72482304197477">
            <text:p>17:23:45</text:p>
          </table:table-cell>
          <table:table-cell table:formula="of:=8*[.W30]" office:value-type="float" office:value="621.148915018011">
            <text:p>621.15</text:p>
          </table:table-cell>
          <table:table-cell table:formula="of:=MOD([.E30]*1440+[.V30]+4*[.$B$3]-60*[.$B$4];1440)" office:value-type="float" office:value="706.829277065337">
            <text:p>706.83</text:p>
          </table:table-cell>
          <table:table-cell table:formula="of:=IF([.AB30]/4&lt;0;[.AB30]/4+180;[.AB30]/4-180)" office:value-type="float" office:value="-3.29268073366575">
            <text:p>-3.29</text:p>
          </table:table-cell>
          <table:table-cell table:formula="of:=DEGREES(ACOS(SIN(RADIANS([.$B$2]))*SIN(RADIANS([.T30]))+COS(RADIANS([.$B$2]))*COS(RADIANS([.T30]))*COS(RADIANS([.AC30]))))" office:value-type="float" office:value="53.8613253849055">
            <text:p>53.86</text:p>
          </table:table-cell>
          <table:table-cell table:formula="of:=90-[.AD30]" office:value-type="float" office:value="36.1386746150945">
            <text:p>36.14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220507718345998">
            <text:p>0.02</text:p>
          </table:table-cell>
          <table:table-cell table:formula="of:=[.AE30]+[.AF30]" office:value-type="float" office:value="36.1607253869291">
            <text:p>36.16</text:p>
          </table:table-cell>
          <table:table-cell table:formula="of:=IF([.AC30]&gt;0;MOD(DEGREES(ACOS(((SIN(RADIANS([.$B$2]))*COS(RADIANS([.AD30])))-SIN(RADIANS([.T30])))/(COS(RADIANS([.$B$2]))*SIN(RADIANS([.AD30])))))+180;360);MOD(540-DEGREES(ACOS(((SIN(RADIANS([.$B$2]))*COS(RADIANS([.AD30])))-SIN(RADIANS([.T30])))/(COS(RADIANS([.$B$2]))*SIN(RADIANS([.AD30])))));360))" office:value-type="float" office:value="176.116551926246">
            <text:p>176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]+1" office:value-type="date" office:date-value="2026-01-30">
            <text:p>1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]+2415018.5+[.E31]-[.$B$4]/24" office:value-type="float" office:value="2461071.29166667">
            <text:p>2461071.29</text:p>
          </table:table-cell>
          <table:table-cell table:style-name="ce9" table:formula="of:=([.F31]-2451545)/36525" office:value-type="float" office:value="0.260815651380329">
            <text:p>0.26081565</text:p>
          </table:table-cell>
          <table:table-cell/>
          <table:table-cell table:formula="of:=MOD(280.46646+[.G31]*(36000.76983+[.G31]*0.0003032);360)" office:value-type="float" office:value="310.030714029861">
            <text:p>310.03</text:p>
          </table:table-cell>
          <table:table-cell table:formula="of:=357.52911+[.G31]*(35999.05029-0.0001537*[.G31])" office:value-type="float" office:value="9746.64485000415">
            <text:p>9746.64</text:p>
          </table:table-cell>
          <table:table-cell table:formula="of:=0.016708634-[.G31]*(0.000042037+0.0000001267*[.G31])" office:value-type="float" office:value="0.0166976614737203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874347600941016">
            <text:p>0.87</text:p>
          </table:table-cell>
          <table:table-cell table:formula="of:=[.I31]+[.L31]" office:value-type="float" office:value="310.905061630802">
            <text:p>310.91</text:p>
          </table:table-cell>
          <table:table-cell table:formula="of:=[.J31]+[.L31]" office:value-type="float" office:value="9747.51919760509">
            <text:p>9747.52</text:p>
          </table:table-cell>
          <table:table-cell table:formula="of:=(1.000001018*(1-[.K31]*[.K31]))/(1+[.K31]*COS(RADIANS([.N31])))" office:value-type="float" office:value="0.985133926493514">
            <text:p>0.99</text:p>
          </table:table-cell>
          <table:table-cell table:formula="of:=[.M31]-0.00569-0.00478*SIN(RADIANS(125.04-1934.136*[.G31]))" office:value-type="float" office:value="310.900960379275">
            <text:p>310.9</text:p>
          </table:table-cell>
          <table:table-cell table:formula="of:=23+(26+((21.448-[.G31]*(46.815+[.G31]*(0.00059-[.G31]*0.001813))))/60)/60" office:value-type="float" office:value="23.4358994186978">
            <text:p>23.44</text:p>
          </table:table-cell>
          <table:table-cell table:formula="of:=[.Q31]+0.00256*COS(RADIANS(125.04-1934.136*[.G31]))" office:value-type="float" office:value="23.4383138765864">
            <text:p>23.44</text:p>
          </table:table-cell>
          <table:table-cell table:formula="of:=DEGREES(ATAN2(COS(RADIANS([.P31]));COS(RADIANS([.R31]))*SIN(RADIANS([.P31]))))" office:value-type="float" office:value="-46.6451842347665">
            <text:p>-46.65</text:p>
          </table:table-cell>
          <table:table-cell table:formula="of:=DEGREES(ASIN(SIN(RADIANS([.R31]))*SIN(RADIANS([.P31]))))" office:value-type="float" office:value="-17.4963504254328">
            <text:p>-17.5</text:p>
          </table:table-cell>
          <table:table-cell table:formula="of:=TAN(RADIANS([.R31]/2))*TAN(RADIANS([.R31]/2))" office:value-type="float" office:value="0.0430308388742964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3.3334501676095">
            <text:p>-13.33</text:p>
          </table:table-cell>
          <table:table-cell table:formula="of:=DEGREES(ACOS(COS(RADIANS(90.833))/(COS(RADIANS([.$B$2]))*COS(RADIANS([.T31])))-TAN(RADIANS([.$B$2]))*TAN(RADIANS([.T31]))))" office:value-type="float" office:value="77.8667854173808">
            <text:p>77.87</text:p>
          </table:table-cell>
          <table:table-cell table:style-name="ce7" table:formula="of:=(720-4*[.$B$3]-[.V31]+[.$B$4]*60)/1440" office:value-type="float" office:value="0.509259340394173">
            <text:p>12:13:20</text:p>
          </table:table-cell>
          <table:table-cell table:style-name="ce7" table:formula="of:=([.X31]*1440-[.W31]*4)/1440" office:value-type="float" office:value="0.292962714234782">
            <text:p>7:01:52</text:p>
          </table:table-cell>
          <table:table-cell table:style-name="ce7" table:formula="of:=([.X31]*1440+[.W31]*4)/1440" office:value-type="float" office:value="0.725555966553564">
            <text:p>17:24:48</text:p>
          </table:table-cell>
          <table:table-cell table:formula="of:=8*[.W31]" office:value-type="float" office:value="622.934283339047">
            <text:p>622.93</text:p>
          </table:table-cell>
          <table:table-cell table:formula="of:=MOD([.E31]*1440+[.V31]+4*[.$B$3]-60*[.$B$4];1440)" office:value-type="float" office:value="706.666549832391">
            <text:p>706.67</text:p>
          </table:table-cell>
          <table:table-cell table:formula="of:=IF([.AB31]/4&lt;0;[.AB31]/4+180;[.AB31]/4-180)" office:value-type="float" office:value="-3.33336254190237">
            <text:p>-3.33</text:p>
          </table:table-cell>
          <table:table-cell table:formula="of:=DEGREES(ACOS(SIN(RADIANS([.$B$2]))*SIN(RADIANS([.T31]))+COS(RADIANS([.$B$2]))*COS(RADIANS([.T31]))*COS(RADIANS([.AC31]))))" office:value-type="float" office:value="53.589344875352">
            <text:p>53.59</text:p>
          </table:table-cell>
          <table:table-cell table:formula="of:=90-[.AD31]" office:value-type="float" office:value="36.410655124648">
            <text:p>36.41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218333810096802">
            <text:p>0.02</text:p>
          </table:table-cell>
          <table:table-cell table:formula="of:=[.AE31]+[.AF31]" office:value-type="float" office:value="36.4324885056577">
            <text:p>36.43</text:p>
          </table:table-cell>
          <table:table-cell table:formula="of:=IF([.AC31]&gt;0;MOD(DEGREES(ACOS(((SIN(RADIANS([.$B$2]))*COS(RADIANS([.AD31])))-SIN(RADIANS([.T31])))/(COS(RADIANS([.$B$2]))*SIN(RADIANS([.AD31])))))+180;360);MOD(540-DEGREES(ACOS(((SIN(RADIANS([.$B$2]))*COS(RADIANS([.AD31])))-SIN(RADIANS([.T31])))/(COS(RADIANS([.$B$2]))*SIN(RADIANS([.AD31])))));360))" office:value-type="float" office:value="176.048781791938">
            <text:p>176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]+1" office:value-type="date" office:date-value="2026-01-31">
            <text:p>1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]+2415018.5+[.E32]-[.$B$4]/24" office:value-type="float" office:value="2461072.29166667">
            <text:p>2461072.29</text:p>
          </table:table-cell>
          <table:table-cell table:style-name="ce9" table:formula="of:=([.F32]-2451545)/36525" office:value-type="float" office:value="0.2608430298882">
            <text:p>0.26084303</text:p>
          </table:table-cell>
          <table:table-cell/>
          <table:table-cell table:formula="of:=MOD(280.46646+[.G32]*(36000.76983+[.G32]*0.0003032);360)" office:value-type="float" office:value="311.016361394355">
            <text:p>311.02</text:p>
          </table:table-cell>
          <table:table-cell table:formula="of:=357.52911+[.G32]*(35999.05029-0.0001537*[.G32])" office:value-type="float" office:value="9747.63045028368">
            <text:p>9747.63</text:p>
          </table:table-cell>
          <table:table-cell table:formula="of:=0.016708634-[.G32]*(0.000042037+0.0000001267*[.G32])" office:value-type="float" office:value="0.0166976603210004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904040457068976">
            <text:p>0.9</text:p>
          </table:table-cell>
          <table:table-cell table:formula="of:=[.I32]+[.L32]" office:value-type="float" office:value="311.920401851424">
            <text:p>311.92</text:p>
          </table:table-cell>
          <table:table-cell table:formula="of:=[.J32]+[.L32]" office:value-type="float" office:value="9748.53449074075">
            <text:p>9748.53</text:p>
          </table:table-cell>
          <table:table-cell table:formula="of:=(1.000001018*(1-[.K32]*[.K32]))/(1+[.K32]*COS(RADIANS([.N32])))" office:value-type="float" office:value="0.985268911193452">
            <text:p>0.99</text:p>
          </table:table-cell>
          <table:table-cell table:formula="of:=[.M32]-0.00569-0.00478*SIN(RADIANS(125.04-1934.136*[.G32]))" office:value-type="float" office:value="311.916304765817">
            <text:p>311.92</text:p>
          </table:table-cell>
          <table:table-cell table:formula="of:=23+(26+((21.448-[.G32]*(46.815+[.G32]*(0.00059-[.G32]*0.001813))))/60)/60" office:value-type="float" office:value="23.4358990626636">
            <text:p>23.44</text:p>
          </table:table-cell>
          <table:table-cell table:formula="of:=[.Q32]+0.00256*COS(RADIANS(125.04-1934.136*[.G32]))" office:value-type="float" office:value="23.4383127331249">
            <text:p>23.44</text:p>
          </table:table-cell>
          <table:table-cell table:formula="of:=DEGREES(ATAN2(COS(RADIANS([.P32]));COS(RADIANS([.R32]))*SIN(RADIANS([.P32]))))" office:value-type="float" office:value="-45.6226098263918">
            <text:p>-45.62</text:p>
          </table:table-cell>
          <table:table-cell table:formula="of:=DEGREES(ASIN(SIN(RADIANS([.R32]))*SIN(RADIANS([.P32]))))" office:value-type="float" office:value="-17.2164835421718">
            <text:p>-17.22</text:p>
          </table:table-cell>
          <table:table-cell table:formula="of:=TAN(RADIANS([.R32]/2))*TAN(RADIANS([.R32]/2))" office:value-type="float" office:value="0.0430308345562637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3.4824851332799">
            <text:p>-13.48</text:p>
          </table:table-cell>
          <table:table-cell table:formula="of:=DEGREES(ACOS(COS(RADIANS(90.833))/(COS(RADIANS([.$B$2]))*COS(RADIANS([.T32])))-TAN(RADIANS([.$B$2]))*TAN(RADIANS([.T32]))))" office:value-type="float" office:value="78.0933036315994">
            <text:p>78.09</text:p>
          </table:table-cell>
          <table:table-cell table:style-name="ce7" table:formula="of:=(720-4*[.$B$3]-[.V32]+[.$B$4]*60)/1440" office:value-type="float" office:value="0.509362836898111">
            <text:p>12:13:29</text:p>
          </table:table-cell>
          <table:table-cell table:style-name="ce7" table:formula="of:=([.X32]*1440-[.W32]*4)/1440" office:value-type="float" office:value="0.292436993477001">
            <text:p>7:01:07</text:p>
          </table:table-cell>
          <table:table-cell table:style-name="ce7" table:formula="of:=([.X32]*1440+[.W32]*4)/1440" office:value-type="float" office:value="0.726288680319221">
            <text:p>17:25:51</text:p>
          </table:table-cell>
          <table:table-cell table:formula="of:=8*[.W32]" office:value-type="float" office:value="624.746429052796">
            <text:p>624.75</text:p>
          </table:table-cell>
          <table:table-cell table:formula="of:=MOD([.E32]*1440+[.V32]+4*[.$B$3]-60*[.$B$4];1440)" office:value-type="float" office:value="706.51751486672">
            <text:p>706.52</text:p>
          </table:table-cell>
          <table:table-cell table:formula="of:=IF([.AB32]/4&lt;0;[.AB32]/4+180;[.AB32]/4-180)" office:value-type="float" office:value="-3.37062128331996">
            <text:p>-3.37</text:p>
          </table:table-cell>
          <table:table-cell table:formula="of:=DEGREES(ACOS(SIN(RADIANS([.$B$2]))*SIN(RADIANS([.T32]))+COS(RADIANS([.$B$2]))*COS(RADIANS([.T32]))*COS(RADIANS([.AC32]))))" office:value-type="float" office:value="53.3120576194059">
            <text:p>53.31</text:p>
          </table:table-cell>
          <table:table-cell table:formula="of:=90-[.AD32]" office:value-type="float" office:value="36.6879423805941">
            <text:p>36.69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216145813311611">
            <text:p>0.02</text:p>
          </table:table-cell>
          <table:table-cell table:formula="of:=[.AE32]+[.AF32]" office:value-type="float" office:value="36.7095569619252">
            <text:p>36.71</text:p>
          </table:table-cell>
          <table:table-cell table:formula="of:=IF([.AC32]&gt;0;MOD(DEGREES(ACOS(((SIN(RADIANS([.$B$2]))*COS(RADIANS([.AD32])))-SIN(RADIANS([.T32])))/(COS(RADIANS([.$B$2]))*SIN(RADIANS([.AD32])))))+180;360);MOD(540-DEGREES(ACOS(((SIN(RADIANS([.$B$2]))*COS(RADIANS([.AD32])))-SIN(RADIANS([.T32])))/(COS(RADIANS([.$B$2]))*SIN(RADIANS([.AD32])))));360))" office:value-type="float" office:value="175.984077142421">
            <text:p>175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]+1" office:value-type="date" office:date-value="2026-02-01">
            <text:p>2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]+2415018.5+[.E33]-[.$B$4]/24" office:value-type="float" office:value="2461073.29166667">
            <text:p>2461073.29</text:p>
          </table:table-cell>
          <table:table-cell table:style-name="ce9" table:formula="of:=([.F33]-2451545)/36525" office:value-type="float" office:value="0.260870408396071">
            <text:p>0.26087041</text:p>
          </table:table-cell>
          <table:table-cell/>
          <table:table-cell table:formula="of:=MOD(280.46646+[.G33]*(36000.76983+[.G33]*0.0003032);360)" office:value-type="float" office:value="312.002008758851">
            <text:p>312</text:p>
          </table:table-cell>
          <table:table-cell table:formula="of:=357.52911+[.G33]*(35999.05029-0.0001537*[.G33])" office:value-type="float" office:value="9748.61605056321">
            <text:p>9748.62</text:p>
          </table:table-cell>
          <table:table-cell table:formula="of:=0.016708634-[.G33]*(0.000042037+0.0000001267*[.G33])" office:value-type="float" office:value="0.0166976591682803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933450560642666">
            <text:p>0.93</text:p>
          </table:table-cell>
          <table:table-cell table:formula="of:=[.I33]+[.L33]" office:value-type="float" office:value="312.935459319494">
            <text:p>312.94</text:p>
          </table:table-cell>
          <table:table-cell table:formula="of:=[.J33]+[.L33]" office:value-type="float" office:value="9749.54950112386">
            <text:p>9749.55</text:p>
          </table:table-cell>
          <table:table-cell table:formula="of:=(1.000001018*(1-[.K33]*[.K33]))/(1+[.K33]*COS(RADIANS([.N33])))" office:value-type="float" office:value="0.985408367332443">
            <text:p>0.99</text:p>
          </table:table-cell>
          <table:table-cell table:formula="of:=[.M33]-0.00569-0.00478*SIN(RADIANS(125.04-1934.136*[.G33]))" office:value-type="float" office:value="312.931366398446">
            <text:p>312.93</text:p>
          </table:table-cell>
          <table:table-cell table:formula="of:=23+(26+((21.448-[.G33]*(46.815+[.G33]*(0.00059-[.G33]*0.001813))))/60)/60" office:value-type="float" office:value="23.4358987066294">
            <text:p>23.44</text:p>
          </table:table-cell>
          <table:table-cell table:formula="of:=[.Q33]+0.00256*COS(RADIANS(125.04-1934.136*[.G33]))" office:value-type="float" office:value="23.4383115876018">
            <text:p>23.44</text:p>
          </table:table-cell>
          <table:table-cell table:formula="of:=DEGREES(ATAN2(COS(RADIANS([.P33]));COS(RADIANS([.R33]))*SIN(RADIANS([.P33]))))" office:value-type="float" office:value="-44.6034379069616">
            <text:p>-44.6</text:p>
          </table:table-cell>
          <table:table-cell table:formula="of:=DEGREES(ASIN(SIN(RADIANS([.R33]))*SIN(RADIANS([.P33]))))" office:value-type="float" office:value="-16.9315528553007">
            <text:p>-16.93</text:p>
          </table:table-cell>
          <table:table-cell table:formula="of:=TAN(RADIANS([.R33]/2))*TAN(RADIANS([.R33]/2))" office:value-type="float" office:value="0.0430308302304457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3.6178096280129">
            <text:p>-13.62</text:p>
          </table:table-cell>
          <table:table-cell table:formula="of:=DEGREES(ACOS(COS(RADIANS(90.833))/(COS(RADIANS([.$B$2]))*COS(RADIANS([.T33])))-TAN(RADIANS([.$B$2]))*TAN(RADIANS([.T33]))))" office:value-type="float" office:value="78.3230511185277">
            <text:p>78.32</text:p>
          </table:table-cell>
          <table:table-cell table:style-name="ce7" table:formula="of:=(720-4*[.$B$3]-[.V33]+[.$B$4]*60)/1440" office:value-type="float" office:value="0.509456812241676">
            <text:p>12:13:37</text:p>
          </table:table-cell>
          <table:table-cell table:style-name="ce7" table:formula="of:=([.X33]*1440-[.W33]*4)/1440" office:value-type="float" office:value="0.291892781356876">
            <text:p>7:00:20</text:p>
          </table:table-cell>
          <table:table-cell table:style-name="ce7" table:formula="of:=([.X33]*1440+[.W33]*4)/1440" office:value-type="float" office:value="0.727020843126475">
            <text:p>17:26:55</text:p>
          </table:table-cell>
          <table:table-cell table:formula="of:=8*[.W33]" office:value-type="float" office:value="626.584408948221">
            <text:p>626.58</text:p>
          </table:table-cell>
          <table:table-cell table:formula="of:=MOD([.E33]*1440+[.V33]+4*[.$B$3]-60*[.$B$4];1440)" office:value-type="float" office:value="706.382190371987">
            <text:p>706.38</text:p>
          </table:table-cell>
          <table:table-cell table:formula="of:=IF([.AB33]/4&lt;0;[.AB33]/4+180;[.AB33]/4-180)" office:value-type="float" office:value="-3.40445240700322">
            <text:p>-3.4</text:p>
          </table:table-cell>
          <table:table-cell table:formula="of:=DEGREES(ACOS(SIN(RADIANS([.$B$2]))*SIN(RADIANS([.T33]))+COS(RADIANS([.$B$2]))*COS(RADIANS([.T33]))*COS(RADIANS([.AC33]))))" office:value-type="float" office:value="53.0295670284979">
            <text:p>53.03</text:p>
          </table:table-cell>
          <table:table-cell table:formula="of:=90-[.AD33]" office:value-type="float" office:value="36.9704329715021">
            <text:p>36.97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213945504004671">
            <text:p>0.02</text:p>
          </table:table-cell>
          <table:table-cell table:formula="of:=[.AE33]+[.AF33]" office:value-type="float" office:value="36.9918275219026">
            <text:p>36.99</text:p>
          </table:table-cell>
          <table:table-cell table:formula="of:=IF([.AC33]&gt;0;MOD(DEGREES(ACOS(((SIN(RADIANS([.$B$2]))*COS(RADIANS([.AD33])))-SIN(RADIANS([.T33])))/(COS(RADIANS([.$B$2]))*SIN(RADIANS([.AD33])))))+180;360);MOD(540-DEGREES(ACOS(((SIN(RADIANS([.$B$2]))*COS(RADIANS([.AD33])))-SIN(RADIANS([.T33])))/(COS(RADIANS([.$B$2]))*SIN(RADIANS([.AD33])))));360))" office:value-type="float" office:value="175.922485426171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]+1" office:value-type="date" office:date-value="2026-02-02">
            <text:p>2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]+2415018.5+[.E34]-[.$B$4]/24" office:value-type="float" office:value="2461074.29166667">
            <text:p>2461074.29</text:p>
          </table:table-cell>
          <table:table-cell table:style-name="ce9" table:formula="of:=([.F34]-2451545)/36525" office:value-type="float" office:value="0.260897786903943">
            <text:p>0.26089779</text:p>
          </table:table-cell>
          <table:table-cell/>
          <table:table-cell table:formula="of:=MOD(280.46646+[.G34]*(36000.76983+[.G34]*0.0003032);360)" office:value-type="float" office:value="312.987656123347">
            <text:p>312.99</text:p>
          </table:table-cell>
          <table:table-cell table:formula="of:=357.52911+[.G34]*(35999.05029-0.0001537*[.G34])" office:value-type="float" office:value="9749.60165084274">
            <text:p>9749.6</text:p>
          </table:table-cell>
          <table:table-cell table:formula="of:=0.016708634-[.G34]*(0.000042037+0.0000001267*[.G34])" office:value-type="float" office:value="0.01669765801556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962568867018242">
            <text:p>0.96</text:p>
          </table:table-cell>
          <table:table-cell table:formula="of:=[.I34]+[.L34]" office:value-type="float" office:value="313.950224990365">
            <text:p>313.95</text:p>
          </table:table-cell>
          <table:table-cell table:formula="of:=[.J34]+[.L34]" office:value-type="float" office:value="9750.56421970976">
            <text:p>9750.56</text:p>
          </table:table-cell>
          <table:table-cell table:formula="of:=(1.000001018*(1-[.K34]*[.K34]))/(1+[.K34]*COS(RADIANS([.N34])))" office:value-type="float" office:value="0.985552249886624">
            <text:p>0.99</text:p>
          </table:table-cell>
          <table:table-cell table:formula="of:=[.M34]-0.00569-0.00478*SIN(RADIANS(125.04-1934.136*[.G34]))" office:value-type="float" office:value="313.946136232513">
            <text:p>313.95</text:p>
          </table:table-cell>
          <table:table-cell table:formula="of:=23+(26+((21.448-[.G34]*(46.815+[.G34]*(0.00059-[.G34]*0.001813))))/60)/60" office:value-type="float" office:value="23.4358983505952">
            <text:p>23.44</text:p>
          </table:table-cell>
          <table:table-cell table:formula="of:=[.Q34]+0.00256*COS(RADIANS(125.04-1934.136*[.G34]))" office:value-type="float" office:value="23.4383104400177">
            <text:p>23.44</text:p>
          </table:table-cell>
          <table:table-cell table:formula="of:=DEGREES(ATAN2(COS(RADIANS([.P34]));COS(RADIANS([.R34]))*SIN(RADIANS([.P34]))))" office:value-type="float" office:value="-43.5876658486169">
            <text:p>-43.59</text:p>
          </table:table-cell>
          <table:table-cell table:formula="of:=DEGREES(ASIN(SIN(RADIANS([.R34]))*SIN(RADIANS([.P34]))))" office:value-type="float" office:value="-16.6416709151738">
            <text:p>-16.64</text:p>
          </table:table-cell>
          <table:table-cell table:formula="of:=TAN(RADIANS([.R34]/2))*TAN(RADIANS([.R34]/2))" office:value-type="float" office:value="0.0430308258968449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3.7394230142976">
            <text:p>-13.74</text:p>
          </table:table-cell>
          <table:table-cell table:formula="of:=DEGREES(ACOS(COS(RADIANS(90.833))/(COS(RADIANS([.$B$2]))*COS(RADIANS([.T34])))-TAN(RADIANS([.$B$2]))*TAN(RADIANS([.T34]))))" office:value-type="float" office:value="78.5559117448963">
            <text:p>78.56</text:p>
          </table:table-cell>
          <table:table-cell table:style-name="ce7" table:formula="of:=(720-4*[.$B$3]-[.V34]+[.$B$4]*60)/1440" office:value-type="float" office:value="0.509541265982151">
            <text:p>12:13:44</text:p>
          </table:table-cell>
          <table:table-cell table:style-name="ce7" table:formula="of:=([.X34]*1440-[.W34]*4)/1440" office:value-type="float" office:value="0.291330400024106">
            <text:p>6:59:31</text:p>
          </table:table-cell>
          <table:table-cell table:style-name="ce7" table:formula="of:=([.X34]*1440+[.W34]*4)/1440" office:value-type="float" office:value="0.727752131940196">
            <text:p>17:27:58</text:p>
          </table:table-cell>
          <table:table-cell table:formula="of:=8*[.W34]" office:value-type="float" office:value="628.44729395917">
            <text:p>628.45</text:p>
          </table:table-cell>
          <table:table-cell table:formula="of:=MOD([.E34]*1440+[.V34]+4*[.$B$3]-60*[.$B$4];1440)" office:value-type="float" office:value="706.260576985702">
            <text:p>706.26</text:p>
          </table:table-cell>
          <table:table-cell table:formula="of:=IF([.AB34]/4&lt;0;[.AB34]/4+180;[.AB34]/4-180)" office:value-type="float" office:value="-3.43485575357442">
            <text:p>-3.43</text:p>
          </table:table-cell>
          <table:table-cell table:formula="of:=DEGREES(ACOS(SIN(RADIANS([.$B$2]))*SIN(RADIANS([.T34]))+COS(RADIANS([.$B$2]))*COS(RADIANS([.T34]))*COS(RADIANS([.AC34]))))" office:value-type="float" office:value="52.7419778471744">
            <text:p>52.74</text:p>
          </table:table-cell>
          <table:table-cell table:formula="of:=90-[.AD34]" office:value-type="float" office:value="37.2580221528256">
            <text:p>37.26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21173460223323">
            <text:p>0.02</text:p>
          </table:table-cell>
          <table:table-cell table:formula="of:=[.AE34]+[.AF34]" office:value-type="float" office:value="37.2791956130489">
            <text:p>37.28</text:p>
          </table:table-cell>
          <table:table-cell table:formula="of:=IF([.AC34]&gt;0;MOD(DEGREES(ACOS(((SIN(RADIANS([.$B$2]))*COS(RADIANS([.AD34])))-SIN(RADIANS([.T34])))/(COS(RADIANS([.$B$2]))*SIN(RADIANS([.AD34])))))+180;360);MOD(540-DEGREES(ACOS(((SIN(RADIANS([.$B$2]))*COS(RADIANS([.AD34])))-SIN(RADIANS([.T34])))/(COS(RADIANS([.$B$2]))*SIN(RADIANS([.AD34])))));360))" office:value-type="float" office:value="175.864051839985">
            <text:p>175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]+1" office:value-type="date" office:date-value="2026-02-03">
            <text:p>2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]+2415018.5+[.E35]-[.$B$4]/24" office:value-type="float" office:value="2461075.29166667">
            <text:p>2461075.29</text:p>
          </table:table-cell>
          <table:table-cell table:style-name="ce9" table:formula="of:=([.F35]-2451545)/36525" office:value-type="float" office:value="0.260925165411814">
            <text:p>0.26092517</text:p>
          </table:table-cell>
          <table:table-cell/>
          <table:table-cell table:formula="of:=MOD(280.46646+[.G35]*(36000.76983+[.G35]*0.0003032);360)" office:value-type="float" office:value="313.973303487843">
            <text:p>313.97</text:p>
          </table:table-cell>
          <table:table-cell table:formula="of:=357.52911+[.G35]*(35999.05029-0.0001537*[.G35])" office:value-type="float" office:value="9750.58725112227">
            <text:p>9750.59</text:p>
          </table:table-cell>
          <table:table-cell table:formula="of:=0.016708634-[.G35]*(0.000042037+0.0000001267*[.G35])" office:value-type="float" office:value="0.0166976568628395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991386437349668">
            <text:p>0.99</text:p>
          </table:table-cell>
          <table:table-cell table:formula="of:=[.I35]+[.L35]" office:value-type="float" office:value="314.964689925192">
            <text:p>314.96</text:p>
          </table:table-cell>
          <table:table-cell table:formula="of:=[.J35]+[.L35]" office:value-type="float" office:value="9751.57863755962">
            <text:p>9751.58</text:p>
          </table:table-cell>
          <table:table-cell table:formula="of:=(1.000001018*(1-[.K35]*[.K35]))/(1+[.K35]*COS(RADIANS([.N35])))" office:value-type="float" office:value="0.985700512442527">
            <text:p>0.99</text:p>
          </table:table-cell>
          <table:table-cell table:formula="of:=[.M35]-0.00569-0.00478*SIN(RADIANS(125.04-1934.136*[.G35]))" office:value-type="float" office:value="314.960605329168">
            <text:p>314.96</text:p>
          </table:table-cell>
          <table:table-cell table:formula="of:=23+(26+((21.448-[.G35]*(46.815+[.G35]*(0.00059-[.G35]*0.001813))))/60)/60" office:value-type="float" office:value="23.435897994561">
            <text:p>23.44</text:p>
          </table:table-cell>
          <table:table-cell table:formula="of:=[.Q35]+0.00256*COS(RADIANS(125.04-1934.136*[.G35]))" office:value-type="float" office:value="23.4383092903732">
            <text:p>23.44</text:p>
          </table:table-cell>
          <table:table-cell table:formula="of:=DEGREES(ATAN2(COS(RADIANS([.P35]));COS(RADIANS([.R35]))*SIN(RADIANS([.P35]))))" office:value-type="float" office:value="-42.5752869553451">
            <text:p>-42.58</text:p>
          </table:table-cell>
          <table:table-cell table:formula="of:=DEGREES(ASIN(SIN(RADIANS([.R35]))*SIN(RADIANS([.P35]))))" office:value-type="float" office:value="-16.3469509393943">
            <text:p>-16.35</text:p>
          </table:table-cell>
          <table:table-cell table:formula="of:=TAN(RADIANS([.R35]/2))*TAN(RADIANS([.R35]/2))" office:value-type="float" office:value="0.0430308215554638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3.8473419297408">
            <text:p>-13.85</text:p>
          </table:table-cell>
          <table:table-cell table:formula="of:=DEGREES(ACOS(COS(RADIANS(90.833))/(COS(RADIANS([.$B$2]))*COS(RADIANS([.T35])))-TAN(RADIANS([.$B$2]))*TAN(RADIANS([.T35]))))" office:value-type="float" office:value="78.7917712555649">
            <text:p>78.79</text:p>
          </table:table-cell>
          <table:table-cell table:style-name="ce7" table:formula="of:=(720-4*[.$B$3]-[.V35]+[.$B$4]*60)/1440" office:value-type="float" office:value="0.509616209673431">
            <text:p>12:13:51</text:p>
          </table:table-cell>
          <table:table-cell table:style-name="ce7" table:formula="of:=([.X35]*1440-[.W35]*4)/1440" office:value-type="float" office:value="0.290750178407973">
            <text:p>6:58:41</text:p>
          </table:table-cell>
          <table:table-cell table:style-name="ce7" table:formula="of:=([.X35]*1440+[.W35]*4)/1440" office:value-type="float" office:value="0.728482240938889">
            <text:p>17:29:01</text:p>
          </table:table-cell>
          <table:table-cell table:formula="of:=8*[.W35]" office:value-type="float" office:value="630.334170044519">
            <text:p>630.33</text:p>
          </table:table-cell>
          <table:table-cell table:formula="of:=MOD([.E35]*1440+[.V35]+4*[.$B$3]-60*[.$B$4];1440)" office:value-type="float" office:value="706.152658070259">
            <text:p>706.15</text:p>
          </table:table-cell>
          <table:table-cell table:formula="of:=IF([.AB35]/4&lt;0;[.AB35]/4+180;[.AB35]/4-180)" office:value-type="float" office:value="-3.46183548243519">
            <text:p>-3.46</text:p>
          </table:table-cell>
          <table:table-cell table:formula="of:=DEGREES(ACOS(SIN(RADIANS([.$B$2]))*SIN(RADIANS([.T35]))+COS(RADIANS([.$B$2]))*COS(RADIANS([.T35]))*COS(RADIANS([.AC35]))))" office:value-type="float" office:value="52.4493960881478">
            <text:p>52.45</text:p>
          </table:table-cell>
          <table:table-cell table:formula="of:=90-[.AD35]" office:value-type="float" office:value="37.5506039118522">
            <text:p>37.55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209514771025358">
            <text:p>0.02</text:p>
          </table:table-cell>
          <table:table-cell table:formula="of:=[.AE35]+[.AF35]" office:value-type="float" office:value="37.5715553889547">
            <text:p>37.57</text:p>
          </table:table-cell>
          <table:table-cell table:formula="of:=IF([.AC35]&gt;0;MOD(DEGREES(ACOS(((SIN(RADIANS([.$B$2]))*COS(RADIANS([.AD35])))-SIN(RADIANS([.T35])))/(COS(RADIANS([.$B$2]))*SIN(RADIANS([.AD35])))))+180;360);MOD(540-DEGREES(ACOS(((SIN(RADIANS([.$B$2]))*COS(RADIANS([.AD35])))-SIN(RADIANS([.T35])))/(COS(RADIANS([.$B$2]))*SIN(RADIANS([.AD35])))));360))" office:value-type="float" office:value="175.808819296146">
            <text:p>175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]+1" office:value-type="date" office:date-value="2026-02-04">
            <text:p>2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]+2415018.5+[.E36]-[.$B$4]/24" office:value-type="float" office:value="2461076.29166667">
            <text:p>2461076.29</text:p>
          </table:table-cell>
          <table:table-cell table:style-name="ce9" table:formula="of:=([.F36]-2451545)/36525" office:value-type="float" office:value="0.260952543919685">
            <text:p>0.26095254</text:p>
          </table:table-cell>
          <table:table-cell/>
          <table:table-cell table:formula="of:=MOD(280.46646+[.G36]*(36000.76983+[.G36]*0.0003032);360)" office:value-type="float" office:value="314.95895085234">
            <text:p>314.96</text:p>
          </table:table-cell>
          <table:table-cell table:formula="of:=357.52911+[.G36]*(35999.05029-0.0001537*[.G36])" office:value-type="float" office:value="9751.5728514018">
            <text:p>9751.57</text:p>
          </table:table-cell>
          <table:table-cell table:formula="of:=0.016708634-[.G36]*(0.000042037+0.0000001267*[.G36])" office:value-type="float" office:value="0.0166976557101189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01989444161843">
            <text:p>1.02</text:p>
          </table:table-cell>
          <table:table-cell table:formula="of:=[.I36]+[.L36]" office:value-type="float" office:value="315.978845293959">
            <text:p>315.98</text:p>
          </table:table-cell>
          <table:table-cell table:formula="of:=[.J36]+[.L36]" office:value-type="float" office:value="9752.59274584342">
            <text:p>9752.59</text:p>
          </table:table-cell>
          <table:table-cell table:formula="of:=(1.000001018*(1-[.K36]*[.K36]))/(1+[.K36]*COS(RADIANS([.N36])))" office:value-type="float" office:value="0.985853107215702">
            <text:p>0.99</text:p>
          </table:table-cell>
          <table:table-cell table:formula="of:=[.M36]-0.00569-0.00478*SIN(RADIANS(125.04-1934.136*[.G36]))" office:value-type="float" office:value="315.97476485839">
            <text:p>315.97</text:p>
          </table:table-cell>
          <table:table-cell table:formula="of:=23+(26+((21.448-[.G36]*(46.815+[.G36]*(0.00059-[.G36]*0.001813))))/60)/60" office:value-type="float" office:value="23.4358976385268">
            <text:p>23.44</text:p>
          </table:table-cell>
          <table:table-cell table:formula="of:=[.Q36]+0.00256*COS(RADIANS(125.04-1934.136*[.G36]))" office:value-type="float" office:value="23.438308138669">
            <text:p>23.44</text:p>
          </table:table-cell>
          <table:table-cell table:formula="of:=DEGREES(ATAN2(COS(RADIANS([.P36]));COS(RADIANS([.R36]))*SIN(RADIANS([.P36]))))" office:value-type="float" office:value="-41.5662905610354">
            <text:p>-41.57</text:p>
          </table:table-cell>
          <table:table-cell table:formula="of:=DEGREES(ASIN(SIN(RADIANS([.R36]))*SIN(RADIANS([.P36]))))" office:value-type="float" office:value="-16.0475067291515">
            <text:p>-16.05</text:p>
          </table:table-cell>
          <table:table-cell table:formula="of:=TAN(RADIANS([.R36]/2))*TAN(RADIANS([.R36]/2))" office:value-type="float" office:value="0.0430308172063051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3.9415999691574">
            <text:p>-13.94</text:p>
          </table:table-cell>
          <table:table-cell table:formula="of:=DEGREES(ACOS(COS(RADIANS(90.833))/(COS(RADIANS([.$B$2]))*COS(RADIANS([.T36])))-TAN(RADIANS([.$B$2]))*TAN(RADIANS([.T36]))))" office:value-type="float" office:value="79.0305173716276">
            <text:p>79.03</text:p>
          </table:table-cell>
          <table:table-cell table:style-name="ce7" table:formula="of:=(720-4*[.$B$3]-[.V36]+[.$B$4]*60)/1440" office:value-type="float" office:value="0.509681666645248">
            <text:p>12:13:56</text:p>
          </table:table-cell>
          <table:table-cell table:style-name="ce7" table:formula="of:=([.X36]*1440-[.W36]*4)/1440" office:value-type="float" office:value="0.29015245172406">
            <text:p>6:57:49</text:p>
          </table:table-cell>
          <table:table-cell table:style-name="ce7" table:formula="of:=([.X36]*1440+[.W36]*4)/1440" office:value-type="float" office:value="0.729210881566436">
            <text:p>17:30:04</text:p>
          </table:table-cell>
          <table:table-cell table:formula="of:=8*[.W36]" office:value-type="float" office:value="632.244138973021">
            <text:p>632.24</text:p>
          </table:table-cell>
          <table:table-cell table:formula="of:=MOD([.E36]*1440+[.V36]+4*[.$B$3]-60*[.$B$4];1440)" office:value-type="float" office:value="706.058400030843">
            <text:p>706.06</text:p>
          </table:table-cell>
          <table:table-cell table:formula="of:=IF([.AB36]/4&lt;0;[.AB36]/4+180;[.AB36]/4-180)" office:value-type="float" office:value="-3.48539999228936">
            <text:p>-3.49</text:p>
          </table:table-cell>
          <table:table-cell table:formula="of:=DEGREES(ACOS(SIN(RADIANS([.$B$2]))*SIN(RADIANS([.T36]))+COS(RADIANS([.$B$2]))*COS(RADIANS([.T36]))*COS(RADIANS([.AC36]))))" office:value-type="float" office:value="52.1519289678047">
            <text:p>52.15</text:p>
          </table:table-cell>
          <table:table-cell table:formula="of:=90-[.AD36]" office:value-type="float" office:value="37.8480710321953">
            <text:p>37.85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207287615580093">
            <text:p>0.02</text:p>
          </table:table-cell>
          <table:table-cell table:formula="of:=[.AE36]+[.AF36]" office:value-type="float" office:value="37.8687997937533">
            <text:p>37.87</text:p>
          </table:table-cell>
          <table:table-cell table:formula="of:=IF([.AC36]&gt;0;MOD(DEGREES(ACOS(((SIN(RADIANS([.$B$2]))*COS(RADIANS([.AD36])))-SIN(RADIANS([.T36])))/(COS(RADIANS([.$B$2]))*SIN(RADIANS([.AD36])))))+180;360);MOD(540-DEGREES(ACOS(((SIN(RADIANS([.$B$2]))*COS(RADIANS([.AD36])))-SIN(RADIANS([.T36])))/(COS(RADIANS([.$B$2]))*SIN(RADIANS([.AD36])))));360))" office:value-type="float" office:value="175.756828392942">
            <text:p>175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]+1" office:value-type="date" office:date-value="2026-02-05">
            <text:p>2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7]+2415018.5+[.E37]-[.$B$4]/24" office:value-type="float" office:value="2461077.29166667">
            <text:p>2461077.29</text:p>
          </table:table-cell>
          <table:table-cell table:style-name="ce9" table:formula="of:=([.F37]-2451545)/36525" office:value-type="float" office:value="0.260979922427557">
            <text:p>0.26097992</text:p>
          </table:table-cell>
          <table:table-cell/>
          <table:table-cell table:formula="of:=MOD(280.46646+[.G37]*(36000.76983+[.G37]*0.0003032);360)" office:value-type="float" office:value="315.944598216834">
            <text:p>315.94</text:p>
          </table:table-cell>
          <table:table-cell table:formula="of:=357.52911+[.G37]*(35999.05029-0.0001537*[.G37])" office:value-type="float" office:value="9752.55845168133">
            <text:p>9752.56</text:p>
          </table:table-cell>
          <table:table-cell table:formula="of:=0.016708634-[.G37]*(0.000042037+0.0000001267*[.G37])" office:value-type="float" office:value="0.016697654557398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04808416160433">
            <text:p>1.05</text:p>
          </table:table-cell>
          <table:table-cell table:formula="of:=[.I37]+[.L37]" office:value-type="float" office:value="316.992682378439">
            <text:p>316.99</text:p>
          </table:table-cell>
          <table:table-cell table:formula="of:=[.J37]+[.L37]" office:value-type="float" office:value="9753.60653584293">
            <text:p>9753.61</text:p>
          </table:table-cell>
          <table:table-cell table:formula="of:=(1.000001018*(1-[.K37]*[.K37]))/(1+[.K37]*COS(RADIANS([.N37])))" office:value-type="float" office:value="0.986009985069823">
            <text:p>0.99</text:p>
          </table:table-cell>
          <table:table-cell table:formula="of:=[.M37]-0.00569-0.00478*SIN(RADIANS(125.04-1934.136*[.G37]))" office:value-type="float" office:value="316.988606101951">
            <text:p>316.99</text:p>
          </table:table-cell>
          <table:table-cell table:formula="of:=23+(26+((21.448-[.G37]*(46.815+[.G37]*(0.00059-[.G37]*0.001813))))/60)/60" office:value-type="float" office:value="23.4358972824926">
            <text:p>23.44</text:p>
          </table:table-cell>
          <table:table-cell table:formula="of:=[.Q37]+0.00256*COS(RADIANS(125.04-1934.136*[.G37]))" office:value-type="float" office:value="23.4383069849059">
            <text:p>23.44</text:p>
          </table:table-cell>
          <table:table-cell table:formula="of:=DEGREES(ATAN2(COS(RADIANS([.P37]));COS(RADIANS([.R37]))*SIN(RADIANS([.P37]))))" office:value-type="float" office:value="-40.5606621310624">
            <text:p>-40.56</text:p>
          </table:table-cell>
          <table:table-cell table:formula="of:=DEGREES(ASIN(SIN(RADIANS([.R37]))*SIN(RADIANS([.P37]))))" office:value-type="float" office:value="-15.7434525887941">
            <text:p>-15.74</text:p>
          </table:table-cell>
          <table:table-cell table:formula="of:=TAN(RADIANS([.R37]/2))*TAN(RADIANS([.R37]/2))" office:value-type="float" office:value="0.0430308128493713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4.0222473413848">
            <text:p>-14.02</text:p>
          </table:table-cell>
          <table:table-cell table:formula="of:=DEGREES(ACOS(COS(RADIANS(90.833))/(COS(RADIANS([.$B$2]))*COS(RADIANS([.T37])))-TAN(RADIANS([.$B$2]))*TAN(RADIANS([.T37]))))" office:value-type="float" office:value="79.2720398769071">
            <text:p>79.27</text:p>
          </table:table-cell>
          <table:table-cell table:style-name="ce7" table:formula="of:=(720-4*[.$B$3]-[.V37]+[.$B$4]*60)/1440" office:value-type="float" office:value="0.509737671764851">
            <text:p>12:14:01</text:p>
          </table:table-cell>
          <table:table-cell table:style-name="ce7" table:formula="of:=([.X37]*1440-[.W37]*4)/1440" office:value-type="float" office:value="0.289537560995664">
            <text:p>6:56:56</text:p>
          </table:table-cell>
          <table:table-cell table:style-name="ce7" table:formula="of:=([.X37]*1440+[.W37]*4)/1440" office:value-type="float" office:value="0.729937782534037">
            <text:p>17:31:07</text:p>
          </table:table-cell>
          <table:table-cell table:formula="of:=8*[.W37]" office:value-type="float" office:value="634.176319015257">
            <text:p>634.18</text:p>
          </table:table-cell>
          <table:table-cell table:formula="of:=MOD([.E37]*1440+[.V37]+4*[.$B$3]-60*[.$B$4];1440)" office:value-type="float" office:value="705.977752658615">
            <text:p>705.98</text:p>
          </table:table-cell>
          <table:table-cell table:formula="of:=IF([.AB37]/4&lt;0;[.AB37]/4+180;[.AB37]/4-180)" office:value-type="float" office:value="-3.50556183534621">
            <text:p>-3.51</text:p>
          </table:table-cell>
          <table:table-cell table:formula="of:=DEGREES(ACOS(SIN(RADIANS([.$B$2]))*SIN(RADIANS([.T37]))+COS(RADIANS([.$B$2]))*COS(RADIANS([.T37]))*COS(RADIANS([.AC37]))))" office:value-type="float" office:value="51.8496848422077">
            <text:p>51.85</text:p>
          </table:table-cell>
          <table:table-cell table:formula="of:=90-[.AD37]" office:value-type="float" office:value="38.1503151577923">
            <text:p>38.15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205054682724289">
            <text:p>0.02</text:p>
          </table:table-cell>
          <table:table-cell table:formula="of:=[.AE37]+[.AF37]" office:value-type="float" office:value="38.1708206260647">
            <text:p>38.17</text:p>
          </table:table-cell>
          <table:table-cell table:formula="of:=IF([.AC37]&gt;0;MOD(DEGREES(ACOS(((SIN(RADIANS([.$B$2]))*COS(RADIANS([.AD37])))-SIN(RADIANS([.T37])))/(COS(RADIANS([.$B$2]))*SIN(RADIANS([.AD37])))))+180;360);MOD(540-DEGREES(ACOS(((SIN(RADIANS([.$B$2]))*COS(RADIANS([.AD37])))-SIN(RADIANS([.T37])))/(COS(RADIANS([.$B$2]))*SIN(RADIANS([.AD37])))));360))" office:value-type="float" office:value="175.70811738859">
            <text:p>17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7]+1" office:value-type="date" office:date-value="2026-02-06">
            <text:p>2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8]+2415018.5+[.E38]-[.$B$4]/24" office:value-type="float" office:value="2461078.29166667">
            <text:p>2461078.29</text:p>
          </table:table-cell>
          <table:table-cell table:style-name="ce9" table:formula="of:=([.F38]-2451545)/36525" office:value-type="float" office:value="0.261007300935428">
            <text:p>0.26100730</text:p>
          </table:table-cell>
          <table:table-cell/>
          <table:table-cell table:formula="of:=MOD(280.46646+[.G38]*(36000.76983+[.G38]*0.0003032);360)" office:value-type="float" office:value="316.930245581332">
            <text:p>316.93</text:p>
          </table:table-cell>
          <table:table-cell table:formula="of:=357.52911+[.G38]*(35999.05029-0.0001537*[.G38])" office:value-type="float" office:value="9753.54405196086">
            <text:p>9753.54</text:p>
          </table:table-cell>
          <table:table-cell table:formula="of:=0.016708634-[.G38]*(0.000042037+0.0000001267*[.G38])" office:value-type="float" office:value="0.016697653404677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07594699379707">
            <text:p>1.08</text:p>
          </table:table-cell>
          <table:table-cell table:formula="of:=[.I38]+[.L38]" office:value-type="float" office:value="318.006192575129">
            <text:p>318.01</text:p>
          </table:table-cell>
          <table:table-cell table:formula="of:=[.J38]+[.L38]" office:value-type="float" office:value="9754.61999895465">
            <text:p>9754.62</text:p>
          </table:table-cell>
          <table:table-cell table:formula="of:=(1.000001018*(1-[.K38]*[.K38]))/(1+[.K38]*COS(RADIANS([.N38])))" office:value-type="float" office:value="0.986171095536277">
            <text:p>0.99</text:p>
          </table:table-cell>
          <table:table-cell table:formula="of:=[.M38]-0.00569-0.00478*SIN(RADIANS(125.04-1934.136*[.G38]))" office:value-type="float" office:value="318.002120456345">
            <text:p>318</text:p>
          </table:table-cell>
          <table:table-cell table:formula="of:=23+(26+((21.448-[.G38]*(46.815+[.G38]*(0.00059-[.G38]*0.001813))))/60)/60" office:value-type="float" office:value="23.4358969264584">
            <text:p>23.44</text:p>
          </table:table-cell>
          <table:table-cell table:formula="of:=[.Q38]+0.00256*COS(RADIANS(125.04-1934.136*[.G38]))" office:value-type="float" office:value="23.4383058290844">
            <text:p>23.44</text:p>
          </table:table-cell>
          <table:table-cell table:formula="of:=DEGREES(ATAN2(COS(RADIANS([.P38]));COS(RADIANS([.R38]))*SIN(RADIANS([.P38]))))" office:value-type="float" office:value="-39.5583833668674">
            <text:p>-39.56</text:p>
          </table:table-cell>
          <table:table-cell table:formula="of:=DEGREES(ASIN(SIN(RADIANS([.R38]))*SIN(RADIANS([.P38]))))" office:value-type="float" office:value="-15.4349032486787">
            <text:p>-15.43</text:p>
          </table:table-cell>
          <table:table-cell table:formula="of:=TAN(RADIANS([.R38]/2))*TAN(RADIANS([.R38]/2))" office:value-type="float" office:value="0.043030808484665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4.0893505024707">
            <text:p>-14.09</text:p>
          </table:table-cell>
          <table:table-cell table:formula="of:=DEGREES(ACOS(COS(RADIANS(90.833))/(COS(RADIANS([.$B$2]))*COS(RADIANS([.T38])))-TAN(RADIANS([.$B$2]))*TAN(RADIANS([.T38]))))" office:value-type="float" office:value="79.5162306931851">
            <text:p>79.52</text:p>
          </table:table-cell>
          <table:table-cell table:style-name="ce7" table:formula="of:=(720-4*[.$B$3]-[.V38]+[.$B$4]*60)/1440" office:value-type="float" office:value="0.509784271182271">
            <text:p>12:14:05</text:p>
          </table:table-cell>
          <table:table-cell table:style-name="ce7" table:formula="of:=([.X38]*1440-[.W38]*4)/1440" office:value-type="float" office:value="0.28890585259009">
            <text:p>6:56:01</text:p>
          </table:table-cell>
          <table:table-cell table:style-name="ce7" table:formula="of:=([.X38]*1440+[.W38]*4)/1440" office:value-type="float" office:value="0.730662689774452">
            <text:p>17:32:09</text:p>
          </table:table-cell>
          <table:table-cell table:formula="of:=8*[.W38]" office:value-type="float" office:value="636.129845545481">
            <text:p>636.13</text:p>
          </table:table-cell>
          <table:table-cell table:formula="of:=MOD([.E38]*1440+[.V38]+4*[.$B$3]-60*[.$B$4];1440)" office:value-type="float" office:value="705.910649497529">
            <text:p>705.91</text:p>
          </table:table-cell>
          <table:table-cell table:formula="of:=IF([.AB38]/4&lt;0;[.AB38]/4+180;[.AB38]/4-180)" office:value-type="float" office:value="-3.52233762561767">
            <text:p>-3.52</text:p>
          </table:table-cell>
          <table:table-cell table:formula="of:=DEGREES(ACOS(SIN(RADIANS([.$B$2]))*SIN(RADIANS([.T38]))+COS(RADIANS([.$B$2]))*COS(RADIANS([.T38]))*COS(RADIANS([.AC38]))))" office:value-type="float" office:value="51.5427731436097">
            <text:p>51.54</text:p>
          </table:table-cell>
          <table:table-cell table:formula="of:=90-[.AD38]" office:value-type="float" office:value="38.4572268563903">
            <text:p>38.46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202817460610053">
            <text:p>0.02</text:p>
          </table:table-cell>
          <table:table-cell table:formula="of:=[.AE38]+[.AF38]" office:value-type="float" office:value="38.4775086024513">
            <text:p>38.48</text:p>
          </table:table-cell>
          <table:table-cell table:formula="of:=IF([.AC38]&gt;0;MOD(DEGREES(ACOS(((SIN(RADIANS([.$B$2]))*COS(RADIANS([.AD38])))-SIN(RADIANS([.T38])))/(COS(RADIANS([.$B$2]))*SIN(RADIANS([.AD38])))))+180;360);MOD(540-DEGREES(ACOS(((SIN(RADIANS([.$B$2]))*COS(RADIANS([.AD38])))-SIN(RADIANS([.T38])))/(COS(RADIANS([.$B$2]))*SIN(RADIANS([.AD38])))));360))" office:value-type="float" office:value="175.662722178593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8]+1" office:value-type="date" office:date-value="2026-02-07">
            <text:p>2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9]+2415018.5+[.E39]-[.$B$4]/24" office:value-type="float" office:value="2461079.29166667">
            <text:p>2461079.29</text:p>
          </table:table-cell>
          <table:table-cell table:style-name="ce9" table:formula="of:=([.F39]-2451545)/36525" office:value-type="float" office:value="0.261034679443299">
            <text:p>0.26103468</text:p>
          </table:table-cell>
          <table:table-cell/>
          <table:table-cell table:formula="of:=MOD(280.46646+[.G39]*(36000.76983+[.G39]*0.0003032);360)" office:value-type="float" office:value="317.91589294583">
            <text:p>317.92</text:p>
          </table:table-cell>
          <table:table-cell table:formula="of:=357.52911+[.G39]*(35999.05029-0.0001537*[.G39])" office:value-type="float" office:value="9754.52965224039">
            <text:p>9754.53</text:p>
          </table:table-cell>
          <table:table-cell table:formula="of:=0.016708634-[.G39]*(0.000042037+0.0000001267*[.G39])" office:value-type="float" office:value="0.0166976522519558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10347445224663">
            <text:p>1.1</text:p>
          </table:table-cell>
          <table:table-cell table:formula="of:=[.I39]+[.L39]" office:value-type="float" office:value="319.019367398077">
            <text:p>319.02</text:p>
          </table:table-cell>
          <table:table-cell table:formula="of:=[.J39]+[.L39]" office:value-type="float" office:value="9755.63312669263">
            <text:p>9755.63</text:p>
          </table:table-cell>
          <table:table-cell table:formula="of:=(1.000001018*(1-[.K39]*[.K39]))/(1+[.K39]*COS(RADIANS([.N39])))" office:value-type="float" office:value="0.986336386834231">
            <text:p>0.99</text:p>
          </table:table-cell>
          <table:table-cell table:formula="of:=[.M39]-0.00569-0.00478*SIN(RADIANS(125.04-1934.136*[.G39]))" office:value-type="float" office:value="319.015299435613">
            <text:p>319.02</text:p>
          </table:table-cell>
          <table:table-cell table:formula="of:=23+(26+((21.448-[.G39]*(46.815+[.G39]*(0.00059-[.G39]*0.001813))))/60)/60" office:value-type="float" office:value="23.4358965704242">
            <text:p>23.44</text:p>
          </table:table-cell>
          <table:table-cell table:formula="of:=[.Q39]+0.00256*COS(RADIANS(125.04-1934.136*[.G39]))" office:value-type="float" office:value="23.4383046712053">
            <text:p>23.44</text:p>
          </table:table-cell>
          <table:table-cell table:formula="of:=DEGREES(ATAN2(COS(RADIANS([.P39]));COS(RADIANS([.R39]))*SIN(RADIANS([.P39]))))" office:value-type="float" office:value="-38.5594323131396">
            <text:p>-38.56</text:p>
          </table:table-cell>
          <table:table-cell table:formula="of:=DEGREES(ASIN(SIN(RADIANS([.R39]))*SIN(RADIANS([.P39]))))" office:value-type="float" office:value="-15.1219737913522">
            <text:p>-15.12</text:p>
          </table:table-cell>
          <table:table-cell table:formula="of:=TAN(RADIANS([.R39]/2))*TAN(RADIANS([.R39]/2))" office:value-type="float" office:value="0.0430308041121887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4.1429917669276">
            <text:p>-14.14</text:p>
          </table:table-cell>
          <table:table-cell table:formula="of:=DEGREES(ACOS(COS(RADIANS(90.833))/(COS(RADIANS([.$B$2]))*COS(RADIANS([.T39])))-TAN(RADIANS([.$B$2]))*TAN(RADIANS([.T39]))))" office:value-type="float" office:value="79.7629839445241">
            <text:p>79.76</text:p>
          </table:table-cell>
          <table:table-cell table:style-name="ce7" table:formula="of:=(720-4*[.$B$3]-[.V39]+[.$B$4]*60)/1440" office:value-type="float" office:value="0.509821522060366">
            <text:p>12:14:09</text:p>
          </table:table-cell>
          <table:table-cell table:style-name="ce7" table:formula="of:=([.X39]*1440-[.W39]*4)/1440" office:value-type="float" office:value="0.288257677770022">
            <text:p>6:55:05</text:p>
          </table:table-cell>
          <table:table-cell table:style-name="ce7" table:formula="of:=([.X39]*1440+[.W39]*4)/1440" office:value-type="float" office:value="0.731385366350711">
            <text:p>17:33:12</text:p>
          </table:table-cell>
          <table:table-cell table:formula="of:=8*[.W39]" office:value-type="float" office:value="638.103871556193">
            <text:p>638.1</text:p>
          </table:table-cell>
          <table:table-cell table:formula="of:=MOD([.E39]*1440+[.V39]+4*[.$B$3]-60*[.$B$4];1440)" office:value-type="float" office:value="705.857008233072">
            <text:p>705.86</text:p>
          </table:table-cell>
          <table:table-cell table:formula="of:=IF([.AB39]/4&lt;0;[.AB39]/4+180;[.AB39]/4-180)" office:value-type="float" office:value="-3.5357479417319">
            <text:p>-3.54</text:p>
          </table:table-cell>
          <table:table-cell table:formula="of:=DEGREES(ACOS(SIN(RADIANS([.$B$2]))*SIN(RADIANS([.T39]))+COS(RADIANS([.$B$2]))*COS(RADIANS([.T39]))*COS(RADIANS([.AC39]))))" office:value-type="float" office:value="51.2313043175326">
            <text:p>51.23</text:p>
          </table:table-cell>
          <table:table-cell table:formula="of:=90-[.AD39]" office:value-type="float" office:value="38.7686956824674">
            <text:p>38.77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200577378636725">
            <text:p>0.02</text:p>
          </table:table-cell>
          <table:table-cell table:formula="of:=[.AE39]+[.AF39]" office:value-type="float" office:value="38.788753420331">
            <text:p>38.79</text:p>
          </table:table-cell>
          <table:table-cell table:formula="of:=IF([.AC39]&gt;0;MOD(DEGREES(ACOS(((SIN(RADIANS([.$B$2]))*COS(RADIANS([.AD39])))-SIN(RADIANS([.T39])))/(COS(RADIANS([.$B$2]))*SIN(RADIANS([.AD39])))))+180;360);MOD(540-DEGREES(ACOS(((SIN(RADIANS([.$B$2]))*COS(RADIANS([.AD39])))-SIN(RADIANS([.T39])))/(COS(RADIANS([.$B$2]))*SIN(RADIANS([.AD39])))));360))" office:value-type="float" office:value="175.620676276552">
            <text:p>175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9]+1" office:value-type="date" office:date-value="2026-02-08">
            <text:p>2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0]+2415018.5+[.E40]-[.$B$4]/24" office:value-type="float" office:value="2461080.29166667">
            <text:p>2461080.29</text:p>
          </table:table-cell>
          <table:table-cell table:style-name="ce9" table:formula="of:=([.F40]-2451545)/36525" office:value-type="float" office:value="0.261062057951171">
            <text:p>0.26106206</text:p>
          </table:table-cell>
          <table:table-cell/>
          <table:table-cell table:formula="of:=MOD(280.46646+[.G40]*(36000.76983+[.G40]*0.0003032);360)" office:value-type="float" office:value="318.901540310329">
            <text:p>318.9</text:p>
          </table:table-cell>
          <table:table-cell table:formula="of:=357.52911+[.G40]*(35999.05029-0.0001537*[.G40])" office:value-type="float" office:value="9755.51525251991">
            <text:p>9755.52</text:p>
          </table:table-cell>
          <table:table-cell table:formula="of:=0.016708634-[.G40]*(0.000042037+0.0000001267*[.G40])" office:value-type="float" office:value="0.0166976510992344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13065817135125">
            <text:p>1.13</text:p>
          </table:table-cell>
          <table:table-cell table:formula="of:=[.I40]+[.L40]" office:value-type="float" office:value="320.032198481681">
            <text:p>320.03</text:p>
          </table:table-cell>
          <table:table-cell table:formula="of:=[.J40]+[.L40]" office:value-type="float" office:value="9756.64591069126">
            <text:p>9756.65</text:p>
          </table:table-cell>
          <table:table-cell table:formula="of:=(1.000001018*(1-[.K40]*[.K40]))/(1+[.K40]*COS(RADIANS([.N40])))" office:value-type="float" office:value="0.986505805891137">
            <text:p>0.99</text:p>
          </table:table-cell>
          <table:table-cell table:formula="of:=[.M40]-0.00569-0.00478*SIN(RADIANS(125.04-1934.136*[.G40]))" office:value-type="float" office:value="320.028134674152">
            <text:p>320.03</text:p>
          </table:table-cell>
          <table:table-cell table:formula="of:=23+(26+((21.448-[.G40]*(46.815+[.G40]*(0.00059-[.G40]*0.001813))))/60)/60" office:value-type="float" office:value="23.43589621439">
            <text:p>23.44</text:p>
          </table:table-cell>
          <table:table-cell table:formula="of:=[.Q40]+0.00256*COS(RADIANS(125.04-1934.136*[.G40]))" office:value-type="float" office:value="23.4383035112692">
            <text:p>23.44</text:p>
          </table:table-cell>
          <table:table-cell table:formula="of:=DEGREES(ATAN2(COS(RADIANS([.P40]));COS(RADIANS([.R40]))*SIN(RADIANS([.P40]))))" office:value-type="float" office:value="-37.5637834670639">
            <text:p>-37.56</text:p>
          </table:table-cell>
          <table:table-cell table:formula="of:=DEGREES(ASIN(SIN(RADIANS([.R40]))*SIN(RADIANS([.P40]))))" office:value-type="float" office:value="-14.8047795810656">
            <text:p>-14.8</text:p>
          </table:table-cell>
          <table:table-cell table:formula="of:=TAN(RADIANS([.R40]/2))*TAN(RADIANS([.R40]/2))" office:value-type="float" office:value="0.043030799731945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4.1832688987768">
            <text:p>-14.18</text:p>
          </table:table-cell>
          <table:table-cell table:formula="of:=DEGREES(ACOS(COS(RADIANS(90.833))/(COS(RADIANS([.$B$2]))*COS(RADIANS([.T40])))-TAN(RADIANS([.$B$2]))*TAN(RADIANS([.T40]))))" office:value-type="float" office:value="80.0121960110984">
            <text:p>80.01</text:p>
          </table:table-cell>
          <table:table-cell table:style-name="ce7" table:formula="of:=(720-4*[.$B$3]-[.V40]+[.$B$4]*60)/1440" office:value-type="float" office:value="0.509849492290817">
            <text:p>12:14:11</text:p>
          </table:table-cell>
          <table:table-cell table:style-name="ce7" table:formula="of:=([.X40]*1440-[.W40]*4)/1440" office:value-type="float" office:value="0.287593392259988">
            <text:p>6:54:08</text:p>
          </table:table-cell>
          <table:table-cell table:style-name="ce7" table:formula="of:=([.X40]*1440+[.W40]*4)/1440" office:value-type="float" office:value="0.732105592321646">
            <text:p>17:34:14</text:p>
          </table:table-cell>
          <table:table-cell table:formula="of:=8*[.W40]" office:value-type="float" office:value="640.097568088787">
            <text:p>640.1</text:p>
          </table:table-cell>
          <table:table-cell table:formula="of:=MOD([.E40]*1440+[.V40]+4*[.$B$3]-60*[.$B$4];1440)" office:value-type="float" office:value="705.816731101223">
            <text:p>705.82</text:p>
          </table:table-cell>
          <table:table-cell table:formula="of:=IF([.AB40]/4&lt;0;[.AB40]/4+180;[.AB40]/4-180)" office:value-type="float" office:value="-3.54581722469419">
            <text:p>-3.55</text:p>
          </table:table-cell>
          <table:table-cell table:formula="of:=DEGREES(ACOS(SIN(RADIANS([.$B$2]))*SIN(RADIANS([.T40]))+COS(RADIANS([.$B$2]))*COS(RADIANS([.T40]))*COS(RADIANS([.AC40]))))" office:value-type="float" office:value="50.9153897604195">
            <text:p>50.92</text:p>
          </table:table-cell>
          <table:table-cell table:formula="of:=90-[.AD40]" office:value-type="float" office:value="39.0846102395805">
            <text:p>39.08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198335807580922">
            <text:p>0.02</text:p>
          </table:table-cell>
          <table:table-cell table:formula="of:=[.AE40]+[.AF40]" office:value-type="float" office:value="39.1044438203386">
            <text:p>39.1</text:p>
          </table:table-cell>
          <table:table-cell table:formula="of:=IF([.AC40]&gt;0;MOD(DEGREES(ACOS(((SIN(RADIANS([.$B$2]))*COS(RADIANS([.AD40])))-SIN(RADIANS([.T40])))/(COS(RADIANS([.$B$2]))*SIN(RADIANS([.AD40])))))+180;360);MOD(540-DEGREES(ACOS(((SIN(RADIANS([.$B$2]))*COS(RADIANS([.AD40])))-SIN(RADIANS([.T40])))/(COS(RADIANS([.$B$2]))*SIN(RADIANS([.AD40])))));360))" office:value-type="float" office:value="175.582010798404">
            <text:p>175.58</text:p>
          </table:table-cell>
          <table:table-cell table:number-columns-repeated="990"/>
        </table:table-row>
        <table:table-row table:style-name="ro2">
          <table:table-cell>
            <draw:frame table:end-cell-address="Calculations.C52" table:end-x="1.2323in" table:end-y="0.0043in" draw:z-index="3" draw:style-name="gr1" svg:width="3.2193in" svg:height="1.9465in" svg:x="0.0315in" svg:y="0.0819in">
              <draw:object draw:notify-on-update-of-ranges="Calculations.V1:Calculations.V1 Calculations.V2:Calculations.V3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6" table:formula="of:=[.D40]+1" office:value-type="date" office:date-value="2026-02-09">
            <text:p>2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1]+2415018.5+[.E41]-[.$B$4]/24" office:value-type="float" office:value="2461081.29166667">
            <text:p>2461081.29</text:p>
          </table:table-cell>
          <table:table-cell table:style-name="ce9" table:formula="of:=([.F41]-2451545)/36525" office:value-type="float" office:value="0.261089436459042">
            <text:p>0.26108944</text:p>
          </table:table-cell>
          <table:table-cell/>
          <table:table-cell table:formula="of:=MOD(280.46646+[.G41]*(36000.76983+[.G41]*0.0003032);360)" office:value-type="float" office:value="319.887187674829">
            <text:p>319.89</text:p>
          </table:table-cell>
          <table:table-cell table:formula="of:=357.52911+[.G41]*(35999.05029-0.0001537*[.G41])" office:value-type="float" office:value="9756.50085279944">
            <text:p>9756.5</text:p>
          </table:table-cell>
          <table:table-cell table:formula="of:=0.016708634-[.G41]*(0.000042037+0.0000001267*[.G41])" office:value-type="float" office:value="0.0166976499465128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1574899085833">
            <text:p>1.16</text:p>
          </table:table-cell>
          <table:table-cell table:formula="of:=[.I41]+[.L41]" office:value-type="float" office:value="321.044677583412">
            <text:p>321.04</text:p>
          </table:table-cell>
          <table:table-cell table:formula="of:=[.J41]+[.L41]" office:value-type="float" office:value="9757.65834270803">
            <text:p>9757.66</text:p>
          </table:table-cell>
          <table:table-cell table:formula="of:=(1.000001018*(1-[.K41]*[.K41]))/(1+[.K41]*COS(RADIANS([.N41])))" office:value-type="float" office:value="0.986679298363702">
            <text:p>0.99</text:p>
          </table:table-cell>
          <table:table-cell table:formula="of:=[.M41]-0.00569-0.00478*SIN(RADIANS(125.04-1934.136*[.G41]))" office:value-type="float" office:value="321.04061792943">
            <text:p>321.04</text:p>
          </table:table-cell>
          <table:table-cell table:formula="of:=23+(26+((21.448-[.G41]*(46.815+[.G41]*(0.00059-[.G41]*0.001813))))/60)/60" office:value-type="float" office:value="23.4358958583558">
            <text:p>23.44</text:p>
          </table:table-cell>
          <table:table-cell table:formula="of:=[.Q41]+0.00256*COS(RADIANS(125.04-1934.136*[.G41]))" office:value-type="float" office:value="23.4383023492769">
            <text:p>23.44</text:p>
          </table:table-cell>
          <table:table-cell table:formula="of:=DEGREES(ATAN2(COS(RADIANS([.P41]));COS(RADIANS([.R41]))*SIN(RADIANS([.P41]))))" office:value-type="float" office:value="-36.571407889271">
            <text:p>-36.57</text:p>
          </table:table-cell>
          <table:table-cell table:formula="of:=DEGREES(ASIN(SIN(RADIANS([.R41]))*SIN(RADIANS([.P41]))))" office:value-type="float" office:value="-14.4834361966496">
            <text:p>-14.48</text:p>
          </table:table-cell>
          <table:table-cell table:formula="of:=TAN(RADIANS([.R41]/2))*TAN(RADIANS([.R41]/2))" office:value-type="float" office:value="0.0430307953439366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4.2102946841403">
            <text:p>-14.21</text:p>
          </table:table-cell>
          <table:table-cell table:formula="of:=DEGREES(ACOS(COS(RADIANS(90.833))/(COS(RADIANS([.$B$2]))*COS(RADIANS([.T41])))-TAN(RADIANS([.$B$2]))*TAN(RADIANS([.T41]))))" office:value-type="float" office:value="80.263765572939">
            <text:p>80.26</text:p>
          </table:table-cell>
          <table:table-cell table:style-name="ce7" table:formula="of:=(720-4*[.$B$3]-[.V41]+[.$B$4]*60)/1440" office:value-type="float" office:value="0.50986826019732">
            <text:p>12:14:13</text:p>
          </table:table-cell>
          <table:table-cell table:style-name="ce7" table:formula="of:=([.X41]*1440-[.W41]*4)/1440" office:value-type="float" office:value="0.286913355828044">
            <text:p>6:53:09</text:p>
          </table:table-cell>
          <table:table-cell table:style-name="ce7" table:formula="of:=([.X41]*1440+[.W41]*4)/1440" office:value-type="float" office:value="0.732823164566595">
            <text:p>17:35:16</text:p>
          </table:table-cell>
          <table:table-cell table:formula="of:=8*[.W41]" office:value-type="float" office:value="642.110124583512">
            <text:p>642.11</text:p>
          </table:table-cell>
          <table:table-cell table:formula="of:=MOD([.E41]*1440+[.V41]+4*[.$B$3]-60*[.$B$4];1440)" office:value-type="float" office:value="705.78970531586">
            <text:p>705.79</text:p>
          </table:table-cell>
          <table:table-cell table:formula="of:=IF([.AB41]/4&lt;0;[.AB41]/4+180;[.AB41]/4-180)" office:value-type="float" office:value="-3.55257367103508">
            <text:p>-3.55</text:p>
          </table:table-cell>
          <table:table-cell table:formula="of:=DEGREES(ACOS(SIN(RADIANS([.$B$2]))*SIN(RADIANS([.T41]))+COS(RADIANS([.$B$2]))*COS(RADIANS([.T41]))*COS(RADIANS([.AC41]))))" office:value-type="float" office:value="50.5951417579102">
            <text:p>50.6</text:p>
          </table:table-cell>
          <table:table-cell table:formula="of:=90-[.AD41]" office:value-type="float" office:value="39.4048582420898">
            <text:p>39.4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19609405991861">
            <text:p>0.02</text:p>
          </table:table-cell>
          <table:table-cell table:formula="of:=[.AE41]+[.AF41]" office:value-type="float" office:value="39.4244676480817">
            <text:p>39.42</text:p>
          </table:table-cell>
          <table:table-cell table:formula="of:=IF([.AC41]&gt;0;MOD(DEGREES(ACOS(((SIN(RADIANS([.$B$2]))*COS(RADIANS([.AD41])))-SIN(RADIANS([.T41])))/(COS(RADIANS([.$B$2]))*SIN(RADIANS([.AD41])))))+180;360);MOD(540-DEGREES(ACOS(((SIN(RADIANS([.$B$2]))*COS(RADIANS([.AD41])))-SIN(RADIANS([.T41])))/(COS(RADIANS([.$B$2]))*SIN(RADIANS([.AD41])))));360))" office:value-type="float" office:value="175.546754450056">
            <text:p>175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1]+1" office:value-type="date" office:date-value="2026-02-10">
            <text:p>2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2]+2415018.5+[.E42]-[.$B$4]/24" office:value-type="float" office:value="2461082.29166667">
            <text:p>2461082.29</text:p>
          </table:table-cell>
          <table:table-cell table:style-name="ce9" table:formula="of:=([.F42]-2451545)/36525" office:value-type="float" office:value="0.261116814966913">
            <text:p>0.26111681</text:p>
          </table:table-cell>
          <table:table-cell/>
          <table:table-cell table:formula="of:=MOD(280.46646+[.G42]*(36000.76983+[.G42]*0.0003032);360)" office:value-type="float" office:value="320.872835039328">
            <text:p>320.87</text:p>
          </table:table-cell>
          <table:table-cell table:formula="of:=357.52911+[.G42]*(35999.05029-0.0001537*[.G42])" office:value-type="float" office:value="9757.48645307897">
            <text:p>9757.49</text:p>
          </table:table-cell>
          <table:table-cell table:formula="of:=0.016708634-[.G42]*(0.000042037+0.0000001267*[.G42])" office:value-type="float" office:value="0.016697648793791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18396154714924">
            <text:p>1.18</text:p>
          </table:table-cell>
          <table:table-cell table:formula="of:=[.I42]+[.L42]" office:value-type="float" office:value="322.056796586478">
            <text:p>322.06</text:p>
          </table:table-cell>
          <table:table-cell table:formula="of:=[.J42]+[.L42]" office:value-type="float" office:value="9758.67041462612">
            <text:p>9758.67</text:p>
          </table:table-cell>
          <table:table-cell table:formula="of:=(1.000001018*(1-[.K42]*[.K42]))/(1+[.K42]*COS(RADIANS([.N42])))" office:value-type="float" office:value="0.986856808659264">
            <text:p>0.99</text:p>
          </table:table-cell>
          <table:table-cell table:formula="of:=[.M42]-0.00569-0.00478*SIN(RADIANS(125.04-1934.136*[.G42]))" office:value-type="float" office:value="322.05274108465">
            <text:p>322.05</text:p>
          </table:table-cell>
          <table:table-cell table:formula="of:=23+(26+((21.448-[.G42]*(46.815+[.G42]*(0.00059-[.G42]*0.001813))))/60)/60" office:value-type="float" office:value="23.4358955023216">
            <text:p>23.44</text:p>
          </table:table-cell>
          <table:table-cell table:formula="of:=[.Q42]+0.00256*COS(RADIANS(125.04-1934.136*[.G42]))" office:value-type="float" office:value="23.438301185229">
            <text:p>23.44</text:p>
          </table:table-cell>
          <table:table-cell table:formula="of:=DEGREES(ATAN2(COS(RADIANS([.P42]));COS(RADIANS([.R42]))*SIN(RADIANS([.P42]))))" office:value-type="float" office:value="-35.5822733160467">
            <text:p>-35.58</text:p>
          </table:table-cell>
          <table:table-cell table:formula="of:=DEGREES(ASIN(SIN(RADIANS([.R42]))*SIN(RADIANS([.P42]))))" office:value-type="float" office:value="-14.1580593677385">
            <text:p>-14.16</text:p>
          </table:table-cell>
          <table:table-cell table:formula="of:=TAN(RADIANS([.R42]/2))*TAN(RADIANS([.R42]/2))" office:value-type="float" office:value="0.043030790948166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4.2241964871406">
            <text:p>-14.22</text:p>
          </table:table-cell>
          <table:table-cell table:formula="of:=DEGREES(ACOS(COS(RADIANS(90.833))/(COS(RADIANS([.$B$2]))*COS(RADIANS([.T42])))-TAN(RADIANS([.$B$2]))*TAN(RADIANS([.T42]))))" office:value-type="float" office:value="80.5175936440383">
            <text:p>80.52</text:p>
          </table:table-cell>
          <table:table-cell table:style-name="ce7" table:formula="of:=(720-4*[.$B$3]-[.V42]+[.$B$4]*60)/1440" office:value-type="float" office:value="0.509877914227181">
            <text:p>12:14:13</text:p>
          </table:table-cell>
          <table:table-cell table:style-name="ce7" table:formula="of:=([.X42]*1440-[.W42]*4)/1440" office:value-type="float" office:value="0.28621793188263">
            <text:p>6:52:09</text:p>
          </table:table-cell>
          <table:table-cell table:style-name="ce7" table:formula="of:=([.X42]*1440+[.W42]*4)/1440" office:value-type="float" office:value="0.733537896571732">
            <text:p>17:36:18</text:p>
          </table:table-cell>
          <table:table-cell table:formula="of:=8*[.W42]" office:value-type="float" office:value="644.140749152307">
            <text:p>644.14</text:p>
          </table:table-cell>
          <table:table-cell table:formula="of:=MOD([.E42]*1440+[.V42]+4*[.$B$3]-60*[.$B$4];1440)" office:value-type="float" office:value="705.775803512859">
            <text:p>705.78</text:p>
          </table:table-cell>
          <table:table-cell table:formula="of:=IF([.AB42]/4&lt;0;[.AB42]/4+180;[.AB42]/4-180)" office:value-type="float" office:value="-3.55604912178515">
            <text:p>-3.56</text:p>
          </table:table-cell>
          <table:table-cell table:formula="of:=DEGREES(ACOS(SIN(RADIANS([.$B$2]))*SIN(RADIANS([.T42]))+COS(RADIANS([.$B$2]))*COS(RADIANS([.T42]))*COS(RADIANS([.AC42]))))" office:value-type="float" office:value="50.2706734237654">
            <text:p>50.27</text:p>
          </table:table-cell>
          <table:table-cell table:formula="of:=90-[.AD42]" office:value-type="float" office:value="39.7293265762346">
            <text:p>39.73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193853390323132">
            <text:p>0.02</text:p>
          </table:table-cell>
          <table:table-cell table:formula="of:=[.AE42]+[.AF42]" office:value-type="float" office:value="39.7487119152669">
            <text:p>39.75</text:p>
          </table:table-cell>
          <table:table-cell table:formula="of:=IF([.AC42]&gt;0;MOD(DEGREES(ACOS(((SIN(RADIANS([.$B$2]))*COS(RADIANS([.AD42])))-SIN(RADIANS([.T42])))/(COS(RADIANS([.$B$2]))*SIN(RADIANS([.AD42])))))+180;360);MOD(540-DEGREES(ACOS(((SIN(RADIANS([.$B$2]))*COS(RADIANS([.AD42])))-SIN(RADIANS([.T42])))/(COS(RADIANS([.$B$2]))*SIN(RADIANS([.AD42])))));360))" office:value-type="float" office:value="175.514933518354">
            <text:p>17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2]+1" office:value-type="date" office:date-value="2026-02-11">
            <text:p>2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3]+2415018.5+[.E43]-[.$B$4]/24" office:value-type="float" office:value="2461083.29166667">
            <text:p>2461083.29</text:p>
          </table:table-cell>
          <table:table-cell table:style-name="ce9" table:formula="of:=([.F43]-2451545)/36525" office:value-type="float" office:value="0.261144193474785">
            <text:p>0.26114419</text:p>
          </table:table-cell>
          <table:table-cell/>
          <table:table-cell table:formula="of:=MOD(280.46646+[.G43]*(36000.76983+[.G43]*0.0003032);360)" office:value-type="float" office:value="321.858482403826">
            <text:p>321.86</text:p>
          </table:table-cell>
          <table:table-cell table:formula="of:=357.52911+[.G43]*(35999.05029-0.0001537*[.G43])" office:value-type="float" office:value="9758.47205335849">
            <text:p>9758.47</text:p>
          </table:table-cell>
          <table:table-cell table:formula="of:=0.016708634-[.G43]*(0.000042037+0.0000001267*[.G43])" office:value-type="float" office:value="0.016697647641069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2100650985855">
            <text:p>1.21</text:p>
          </table:table-cell>
          <table:table-cell table:formula="of:=[.I43]+[.L43]" office:value-type="float" office:value="323.068547502412">
            <text:p>323.07</text:p>
          </table:table-cell>
          <table:table-cell table:formula="of:=[.J43]+[.L43]" office:value-type="float" office:value="9759.68211845708">
            <text:p>9759.68</text:p>
          </table:table-cell>
          <table:table-cell table:formula="of:=(1.000001018*(1-[.K43]*[.K43]))/(1+[.K43]*COS(RADIANS([.N43])))" office:value-type="float" office:value="0.987038279957603">
            <text:p>0.99</text:p>
          </table:table-cell>
          <table:table-cell table:formula="of:=[.M43]-0.00569-0.00478*SIN(RADIANS(125.04-1934.136*[.G43]))" office:value-type="float" office:value="323.064496151341">
            <text:p>323.06</text:p>
          </table:table-cell>
          <table:table-cell table:formula="of:=23+(26+((21.448-[.G43]*(46.815+[.G43]*(0.00059-[.G43]*0.001813))))/60)/60" office:value-type="float" office:value="23.4358951462874">
            <text:p>23.44</text:p>
          </table:table-cell>
          <table:table-cell table:formula="of:=[.Q43]+0.00256*COS(RADIANS(125.04-1934.136*[.G43]))" office:value-type="float" office:value="23.4383000191262">
            <text:p>23.44</text:p>
          </table:table-cell>
          <table:table-cell table:formula="of:=DEGREES(ATAN2(COS(RADIANS([.P43]));COS(RADIANS([.R43]))*SIN(RADIANS([.P43]))))" office:value-type="float" office:value="-34.5963442724378">
            <text:p>-34.6</text:p>
          </table:table-cell>
          <table:table-cell table:formula="of:=DEGREES(ASIN(SIN(RADIANS([.R43]))*SIN(RADIANS([.P43]))))" office:value-type="float" office:value="-13.8287649143348">
            <text:p>-13.83</text:p>
          </table:table-cell>
          <table:table-cell table:formula="of:=TAN(RADIANS([.R43]/2))*TAN(RADIANS([.R43]/2))" office:value-type="float" office:value="0.0430307865446358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4.2251157908996">
            <text:p>-14.23</text:p>
          </table:table-cell>
          <table:table-cell table:formula="of:=DEGREES(ACOS(COS(RADIANS(90.833))/(COS(RADIANS([.$B$2]))*COS(RADIANS([.T43])))-TAN(RADIANS([.$B$2]))*TAN(RADIANS([.T43]))))" office:value-type="float" office:value="80.7735835972586">
            <text:p>80.77</text:p>
          </table:table-cell>
          <table:table-cell table:style-name="ce7" table:formula="of:=(720-4*[.$B$3]-[.V43]+[.$B$4]*60)/1440" office:value-type="float" office:value="0.509878552632569">
            <text:p>12:14:14</text:p>
          </table:table-cell>
          <table:table-cell table:style-name="ce7" table:formula="of:=([.X43]*1440-[.W43]*4)/1440" office:value-type="float" office:value="0.285507487084629">
            <text:p>6:51:08</text:p>
          </table:table-cell>
          <table:table-cell table:style-name="ce7" table:formula="of:=([.X43]*1440+[.W43]*4)/1440" office:value-type="float" office:value="0.73424961818051">
            <text:p>17:37:19</text:p>
          </table:table-cell>
          <table:table-cell table:formula="of:=8*[.W43]" office:value-type="float" office:value="646.188668778069">
            <text:p>646.19</text:p>
          </table:table-cell>
          <table:table-cell table:formula="of:=MOD([.E43]*1440+[.V43]+4*[.$B$3]-60*[.$B$4];1440)" office:value-type="float" office:value="705.7748842091">
            <text:p>705.77</text:p>
          </table:table-cell>
          <table:table-cell table:formula="of:=IF([.AB43]/4&lt;0;[.AB43]/4+180;[.AB43]/4-180)" office:value-type="float" office:value="-3.55627894772491">
            <text:p>-3.56</text:p>
          </table:table-cell>
          <table:table-cell table:formula="of:=DEGREES(ACOS(SIN(RADIANS([.$B$2]))*SIN(RADIANS([.T43]))+COS(RADIANS([.$B$2]))*COS(RADIANS([.T43]))*COS(RADIANS([.AC43]))))" office:value-type="float" office:value="49.9420986394798">
            <text:p>49.94</text:p>
          </table:table-cell>
          <table:table-cell table:formula="of:=90-[.AD43]" office:value-type="float" office:value="40.0579013605202">
            <text:p>40.06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191614996323551">
            <text:p>0.02</text:p>
          </table:table-cell>
          <table:table-cell table:formula="of:=[.AE43]+[.AF43]" office:value-type="float" office:value="40.0770628601525">
            <text:p>40.08</text:p>
          </table:table-cell>
          <table:table-cell table:formula="of:=IF([.AC43]&gt;0;MOD(DEGREES(ACOS(((SIN(RADIANS([.$B$2]))*COS(RADIANS([.AD43])))-SIN(RADIANS([.T43])))/(COS(RADIANS([.$B$2]))*SIN(RADIANS([.AD43])))))+180;360);MOD(540-DEGREES(ACOS(((SIN(RADIANS([.$B$2]))*COS(RADIANS([.AD43])))-SIN(RADIANS([.T43])))/(COS(RADIANS([.$B$2]))*SIN(RADIANS([.AD43])))));360))" office:value-type="float" office:value="175.486571865293">
            <text:p>175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3]+1" office:value-type="date" office:date-value="2026-02-12">
            <text:p>2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4]+2415018.5+[.E44]-[.$B$4]/24" office:value-type="float" office:value="2461084.29166667">
            <text:p>2461084.29</text:p>
          </table:table-cell>
          <table:table-cell table:style-name="ce9" table:formula="of:=([.F44]-2451545)/36525" office:value-type="float" office:value="0.261171571982656">
            <text:p>0.26117157</text:p>
          </table:table-cell>
          <table:table-cell/>
          <table:table-cell table:formula="of:=MOD(280.46646+[.G44]*(36000.76983+[.G44]*0.0003032);360)" office:value-type="float" office:value="322.844129768326">
            <text:p>322.84</text:p>
          </table:table-cell>
          <table:table-cell table:formula="of:=357.52911+[.G44]*(35999.05029-0.0001537*[.G44])" office:value-type="float" office:value="9759.45765363802">
            <text:p>9759.46</text:p>
          </table:table-cell>
          <table:table-cell table:formula="of:=0.016708634-[.G44]*(0.000042037+0.0000001267*[.G44])" office:value-type="float" office:value="0.0166976464883468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23579270528781">
            <text:p>1.24</text:p>
          </table:table-cell>
          <table:table-cell table:formula="of:=[.I44]+[.L44]" office:value-type="float" office:value="324.079922473613">
            <text:p>324.08</text:p>
          </table:table-cell>
          <table:table-cell table:formula="of:=[.J44]+[.L44]" office:value-type="float" office:value="9760.69344634331">
            <text:p>9760.69</text:p>
          </table:table-cell>
          <table:table-cell table:formula="of:=(1.000001018*(1-[.K44]*[.K44]))/(1+[.K44]*COS(RADIANS([.N44])))" office:value-type="float" office:value="0.987223654233143">
            <text:p>0.99</text:p>
          </table:table-cell>
          <table:table-cell table:formula="of:=[.M44]-0.00569-0.00478*SIN(RADIANS(125.04-1934.136*[.G44]))" office:value-type="float" office:value="324.075875271901">
            <text:p>324.08</text:p>
          </table:table-cell>
          <table:table-cell table:formula="of:=23+(26+((21.448-[.G44]*(46.815+[.G44]*(0.00059-[.G44]*0.001813))))/60)/60" office:value-type="float" office:value="23.4358947902532">
            <text:p>23.44</text:p>
          </table:table-cell>
          <table:table-cell table:formula="of:=[.Q44]+0.00256*COS(RADIANS(125.04-1934.136*[.G44]))" office:value-type="float" office:value="23.4382988509693">
            <text:p>23.44</text:p>
          </table:table-cell>
          <table:table-cell table:formula="of:=DEGREES(ATAN2(COS(RADIANS([.P44]));COS(RADIANS([.R44]))*SIN(RADIANS([.P44]))))" office:value-type="float" office:value="-33.6135821858801">
            <text:p>-33.61</text:p>
          </table:table-cell>
          <table:table-cell table:formula="of:=DEGREES(ASIN(SIN(RADIANS([.R44]))*SIN(RADIANS([.P44]))))" office:value-type="float" office:value="-13.4956686896887">
            <text:p>-13.5</text:p>
          </table:table-cell>
          <table:table-cell table:formula="of:=TAN(RADIANS([.R44]/2))*TAN(RADIANS([.R44]/2))" office:value-type="float" office:value="0.0430307821333487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4.2132077254137">
            <text:p>-14.21</text:p>
          </table:table-cell>
          <table:table-cell table:formula="of:=DEGREES(ACOS(COS(RADIANS(90.833))/(COS(RADIANS([.$B$2]))*COS(RADIANS([.T44])))-TAN(RADIANS([.$B$2]))*TAN(RADIANS([.T44]))))" office:value-type="float" office:value="81.0316411805069">
            <text:p>81.03</text:p>
          </table:table-cell>
          <table:table-cell table:style-name="ce7" table:formula="of:=(720-4*[.$B$3]-[.V44]+[.$B$4]*60)/1440" office:value-type="float" office:value="0.509870283142648">
            <text:p>12:14:13</text:p>
          </table:table-cell>
          <table:table-cell table:style-name="ce7" table:formula="of:=([.X44]*1440-[.W44]*4)/1440" office:value-type="float" office:value="0.284782390974574">
            <text:p>6:50:05</text:p>
          </table:table-cell>
          <table:table-cell table:style-name="ce7" table:formula="of:=([.X44]*1440+[.W44]*4)/1440" office:value-type="float" office:value="0.734958175310723">
            <text:p>17:38:20</text:p>
          </table:table-cell>
          <table:table-cell table:formula="of:=8*[.W44]" office:value-type="float" office:value="648.253129444055">
            <text:p>648.25</text:p>
          </table:table-cell>
          <table:table-cell table:formula="of:=MOD([.E44]*1440+[.V44]+4*[.$B$3]-60*[.$B$4];1440)" office:value-type="float" office:value="705.786792274586">
            <text:p>705.79</text:p>
          </table:table-cell>
          <table:table-cell table:formula="of:=IF([.AB44]/4&lt;0;[.AB44]/4+180;[.AB44]/4-180)" office:value-type="float" office:value="-3.55330193135342">
            <text:p>-3.55</text:p>
          </table:table-cell>
          <table:table-cell table:formula="of:=DEGREES(ACOS(SIN(RADIANS([.$B$2]))*SIN(RADIANS([.T44]))+COS(RADIANS([.$B$2]))*COS(RADIANS([.T44]))*COS(RADIANS([.AC44]))))" office:value-type="float" office:value="49.6095319946167">
            <text:p>49.61</text:p>
          </table:table-cell>
          <table:table-cell table:formula="of:=90-[.AD44]" office:value-type="float" office:value="40.3904680053834">
            <text:p>40.39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189380019108035">
            <text:p>0.02</text:p>
          </table:table-cell>
          <table:table-cell table:formula="of:=[.AE44]+[.AF44]" office:value-type="float" office:value="40.4094060072942">
            <text:p>40.41</text:p>
          </table:table-cell>
          <table:table-cell table:formula="of:=IF([.AC44]&gt;0;MOD(DEGREES(ACOS(((SIN(RADIANS([.$B$2]))*COS(RADIANS([.AD44])))-SIN(RADIANS([.T44])))/(COS(RADIANS([.$B$2]))*SIN(RADIANS([.AD44])))))+180;360);MOD(540-DEGREES(ACOS(((SIN(RADIANS([.$B$2]))*COS(RADIANS([.AD44])))-SIN(RADIANS([.T44])))/(COS(RADIANS([.$B$2]))*SIN(RADIANS([.AD44])))));360))" office:value-type="float" office:value="175.461690925356">
            <text:p>175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4]+1" office:value-type="date" office:date-value="2026-02-13">
            <text:p>2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5]+2415018.5+[.E45]-[.$B$4]/24" office:value-type="float" office:value="2461085.29166667">
            <text:p>2461085.29</text:p>
          </table:table-cell>
          <table:table-cell table:style-name="ce9" table:formula="of:=([.F45]-2451545)/36525" office:value-type="float" office:value="0.261198950490527">
            <text:p>0.26119895</text:p>
          </table:table-cell>
          <table:table-cell/>
          <table:table-cell table:formula="of:=MOD(280.46646+[.G45]*(36000.76983+[.G45]*0.0003032);360)" office:value-type="float" office:value="323.829777132827">
            <text:p>323.83</text:p>
          </table:table-cell>
          <table:table-cell table:formula="of:=357.52911+[.G45]*(35999.05029-0.0001537*[.G45])" office:value-type="float" office:value="9760.44325391755">
            <text:p>9760.44</text:p>
          </table:table-cell>
          <table:table-cell table:formula="of:=0.016708634-[.G45]*(0.000042037+0.0000001267*[.G45])" office:value-type="float" office:value="0.0166976453356244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26113664297262">
            <text:p>1.26</text:p>
          </table:table-cell>
          <table:table-cell table:formula="of:=[.I45]+[.L45]" office:value-type="float" office:value="325.0909137758">
            <text:p>325.09</text:p>
          </table:table-cell>
          <table:table-cell table:formula="of:=[.J45]+[.L45]" office:value-type="float" office:value="9761.70439056052">
            <text:p>9761.7</text:p>
          </table:table-cell>
          <table:table-cell table:formula="of:=(1.000001018*(1-[.K45]*[.K45]))/(1+[.K45]*COS(RADIANS([.N45])))" office:value-type="float" office:value="0.987412872277545">
            <text:p>0.99</text:p>
          </table:table-cell>
          <table:table-cell table:formula="of:=[.M45]-0.00569-0.00478*SIN(RADIANS(125.04-1934.136*[.G45]))" office:value-type="float" office:value="325.086870722042">
            <text:p>325.09</text:p>
          </table:table-cell>
          <table:table-cell table:formula="of:=23+(26+((21.448-[.G45]*(46.815+[.G45]*(0.00059-[.G45]*0.001813))))/60)/60" office:value-type="float" office:value="23.435894434219">
            <text:p>23.44</text:p>
          </table:table-cell>
          <table:table-cell table:formula="of:=[.Q45]+0.00256*COS(RADIANS(125.04-1934.136*[.G45]))" office:value-type="float" office:value="23.4382976807588">
            <text:p>23.44</text:p>
          </table:table-cell>
          <table:table-cell table:formula="of:=DEGREES(ATAN2(COS(RADIANS([.P45]));COS(RADIANS([.R45]))*SIN(RADIANS([.P45]))))" office:value-type="float" office:value="-32.6339455000392">
            <text:p>-32.63</text:p>
          </table:table-cell>
          <table:table-cell table:formula="of:=DEGREES(ASIN(SIN(RADIANS([.R45]))*SIN(RADIANS([.P45]))))" office:value-type="float" office:value="-13.1588865264647">
            <text:p>-13.16</text:p>
          </table:table-cell>
          <table:table-cell table:formula="of:=TAN(RADIANS([.R45]/2))*TAN(RADIANS([.R45]/2))" office:value-type="float" office:value="0.0430307777143073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4.1886405840844">
            <text:p>-14.19</text:p>
          </table:table-cell>
          <table:table-cell table:formula="of:=DEGREES(ACOS(COS(RADIANS(90.833))/(COS(RADIANS([.$B$2]))*COS(RADIANS([.T45])))-TAN(RADIANS([.$B$2]))*TAN(RADIANS([.T45]))))" office:value-type="float" office:value="81.2916745246312">
            <text:p>81.29</text:p>
          </table:table-cell>
          <table:table-cell table:style-name="ce7" table:formula="of:=(720-4*[.$B$3]-[.V45]+[.$B$4]*60)/1440" office:value-type="float" office:value="0.509853222627836">
            <text:p>12:14:11</text:p>
          </table:table-cell>
          <table:table-cell table:style-name="ce7" table:formula="of:=([.X45]*1440-[.W45]*4)/1440" office:value-type="float" office:value="0.284043015614972">
            <text:p>6:49:01</text:p>
          </table:table-cell>
          <table:table-cell table:style-name="ce7" table:formula="of:=([.X45]*1440+[.W45]*4)/1440" office:value-type="float" office:value="0.735663429640701">
            <text:p>17:39:21</text:p>
          </table:table-cell>
          <table:table-cell table:formula="of:=8*[.W45]" office:value-type="float" office:value="650.33339619705">
            <text:p>650.33</text:p>
          </table:table-cell>
          <table:table-cell table:formula="of:=MOD([.E45]*1440+[.V45]+4*[.$B$3]-60*[.$B$4];1440)" office:value-type="float" office:value="705.811359415916">
            <text:p>705.81</text:p>
          </table:table-cell>
          <table:table-cell table:formula="of:=IF([.AB45]/4&lt;0;[.AB45]/4+180;[.AB45]/4-180)" office:value-type="float" office:value="-3.5471601460211">
            <text:p>-3.55</text:p>
          </table:table-cell>
          <table:table-cell table:formula="of:=DEGREES(ACOS(SIN(RADIANS([.$B$2]))*SIN(RADIANS([.T45]))+COS(RADIANS([.$B$2]))*COS(RADIANS([.T45]))*COS(RADIANS([.AC45]))))" office:value-type="float" office:value="49.2730887279107">
            <text:p>49.27</text:p>
          </table:table-cell>
          <table:table-cell table:formula="of:=90-[.AD45]" office:value-type="float" office:value="40.7269112720894">
            <text:p>40.73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187149544457526">
            <text:p>0.02</text:p>
          </table:table-cell>
          <table:table-cell table:formula="of:=[.AE45]+[.AF45]" office:value-type="float" office:value="40.7456262265351">
            <text:p>40.75</text:p>
          </table:table-cell>
          <table:table-cell table:formula="of:=IF([.AC45]&gt;0;MOD(DEGREES(ACOS(((SIN(RADIANS([.$B$2]))*COS(RADIANS([.AD45])))-SIN(RADIANS([.T45])))/(COS(RADIANS([.$B$2]))*SIN(RADIANS([.AD45])))))+180;360);MOD(540-DEGREES(ACOS(((SIN(RADIANS([.$B$2]))*COS(RADIANS([.AD45])))-SIN(RADIANS([.T45])))/(COS(RADIANS([.$B$2]))*SIN(RADIANS([.AD45])))));360))" office:value-type="float" office:value="175.440309705867">
            <text:p>175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5]+1" office:value-type="date" office:date-value="2026-02-14">
            <text:p>2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6]+2415018.5+[.E46]-[.$B$4]/24" office:value-type="float" office:value="2461086.29166667">
            <text:p>2461086.29</text:p>
          </table:table-cell>
          <table:table-cell table:style-name="ce9" table:formula="of:=([.F46]-2451545)/36525" office:value-type="float" office:value="0.261226328998399">
            <text:p>0.26122633</text:p>
          </table:table-cell>
          <table:table-cell/>
          <table:table-cell table:formula="of:=MOD(280.46646+[.G46]*(36000.76983+[.G46]*0.0003032);360)" office:value-type="float" office:value="324.815424497328">
            <text:p>324.82</text:p>
          </table:table-cell>
          <table:table-cell table:formula="of:=357.52911+[.G46]*(35999.05029-0.0001537*[.G46])" office:value-type="float" office:value="9761.42885419707">
            <text:p>9761.43</text:p>
          </table:table-cell>
          <table:table-cell table:formula="of:=0.016708634-[.G46]*(0.000042037+0.0000001267*[.G46])" office:value-type="float" office:value="0.0166976441829019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28608932307159">
            <text:p>1.29</text:p>
          </table:table-cell>
          <table:table-cell table:formula="of:=[.I46]+[.L46]" office:value-type="float" office:value="326.1015138204">
            <text:p>326.1</text:p>
          </table:table-cell>
          <table:table-cell table:formula="of:=[.J46]+[.L46]" office:value-type="float" office:value="9762.71494352014">
            <text:p>9762.71</text:p>
          </table:table-cell>
          <table:table-cell table:formula="of:=(1.000001018*(1-[.K46]*[.K46]))/(1+[.K46]*COS(RADIANS([.N46])))" office:value-type="float" office:value="0.987605873722678">
            <text:p>0.99</text:p>
          </table:table-cell>
          <table:table-cell table:formula="of:=[.M46]-0.00569-0.00478*SIN(RADIANS(125.04-1934.136*[.G46]))" office:value-type="float" office:value="326.09747491319">
            <text:p>326.1</text:p>
          </table:table-cell>
          <table:table-cell table:formula="of:=23+(26+((21.448-[.G46]*(46.815+[.G46]*(0.00059-[.G46]*0.001813))))/60)/60" office:value-type="float" office:value="23.4358940781848">
            <text:p>23.44</text:p>
          </table:table-cell>
          <table:table-cell table:formula="of:=[.Q46]+0.00256*COS(RADIANS(125.04-1934.136*[.G46]))" office:value-type="float" office:value="23.4382965084956">
            <text:p>23.44</text:p>
          </table:table-cell>
          <table:table-cell table:formula="of:=DEGREES(ATAN2(COS(RADIANS([.P46]));COS(RADIANS([.R46]))*SIN(RADIANS([.P46]))))" office:value-type="float" office:value="-31.6573897885272">
            <text:p>-31.66</text:p>
          </table:table-cell>
          <table:table-cell table:formula="of:=DEGREES(ASIN(SIN(RADIANS([.R46]))*SIN(RADIANS([.P46]))))" office:value-type="float" office:value="-12.8185341861485">
            <text:p>-12.82</text:p>
          </table:table-cell>
          <table:table-cell table:formula="of:=TAN(RADIANS([.R46]/2))*TAN(RADIANS([.R46]/2))" office:value-type="float" office:value="0.0430307732875142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4.1515953306742">
            <text:p>-14.15</text:p>
          </table:table-cell>
          <table:table-cell table:formula="of:=DEGREES(ACOS(COS(RADIANS(90.833))/(COS(RADIANS([.$B$2]))*COS(RADIANS([.T46])))-TAN(RADIANS([.$B$2]))*TAN(RADIANS([.T46]))))" office:value-type="float" office:value="81.5535941435073">
            <text:p>81.55</text:p>
          </table:table-cell>
          <table:table-cell table:style-name="ce7" table:formula="of:=(720-4*[.$B$3]-[.V46]+[.$B$4]*60)/1440" office:value-type="float" office:value="0.509827496757413">
            <text:p>12:14:09</text:p>
          </table:table-cell>
          <table:table-cell table:style-name="ce7" table:formula="of:=([.X46]*1440-[.W46]*4)/1440" office:value-type="float" office:value="0.28328973524767">
            <text:p>6:47:56</text:p>
          </table:table-cell>
          <table:table-cell table:style-name="ce7" table:formula="of:=([.X46]*1440+[.W46]*4)/1440" office:value-type="float" office:value="0.736365258267155">
            <text:p>17:40:22</text:p>
          </table:table-cell>
          <table:table-cell table:formula="of:=8*[.W46]" office:value-type="float" office:value="652.428753148058">
            <text:p>652.43</text:p>
          </table:table-cell>
          <table:table-cell table:formula="of:=MOD([.E46]*1440+[.V46]+4*[.$B$3]-60*[.$B$4];1440)" office:value-type="float" office:value="705.848404669326">
            <text:p>705.85</text:p>
          </table:table-cell>
          <table:table-cell table:formula="of:=IF([.AB46]/4&lt;0;[.AB46]/4+180;[.AB46]/4-180)" office:value-type="float" office:value="-3.53789883266853">
            <text:p>-3.54</text:p>
          </table:table-cell>
          <table:table-cell table:formula="of:=DEGREES(ACOS(SIN(RADIANS([.$B$2]))*SIN(RADIANS([.T46]))+COS(RADIANS([.$B$2]))*COS(RADIANS([.T46]))*COS(RADIANS([.AC46]))))" office:value-type="float" office:value="48.932884669172">
            <text:p>48.93</text:p>
          </table:table-cell>
          <table:table-cell table:formula="of:=90-[.AD46]" office:value-type="float" office:value="41.067115330828">
            <text:p>41.07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18492460379544">
            <text:p>0.02</text:p>
          </table:table-cell>
          <table:table-cell table:formula="of:=[.AE46]+[.AF46]" office:value-type="float" office:value="41.0856077912075">
            <text:p>41.09</text:p>
          </table:table-cell>
          <table:table-cell table:formula="of:=IF([.AC46]&gt;0;MOD(DEGREES(ACOS(((SIN(RADIANS([.$B$2]))*COS(RADIANS([.AD46])))-SIN(RADIANS([.T46])))/(COS(RADIANS([.$B$2]))*SIN(RADIANS([.AD46])))))+180;360);MOD(540-DEGREES(ACOS(((SIN(RADIANS([.$B$2]))*COS(RADIANS([.AD46])))-SIN(RADIANS([.T46])))/(COS(RADIANS([.$B$2]))*SIN(RADIANS([.AD46])))));360))" office:value-type="float" office:value="175.422444790169">
            <text:p>175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6]+1" office:value-type="date" office:date-value="2026-02-15">
            <text:p>2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7]+2415018.5+[.E47]-[.$B$4]/24" office:value-type="float" office:value="2461087.29166667">
            <text:p>2461087.29</text:p>
          </table:table-cell>
          <table:table-cell table:style-name="ce9" table:formula="of:=([.F47]-2451545)/36525" office:value-type="float" office:value="0.26125370750627">
            <text:p>0.26125371</text:p>
          </table:table-cell>
          <table:table-cell/>
          <table:table-cell table:formula="of:=MOD(280.46646+[.G47]*(36000.76983+[.G47]*0.0003032);360)" office:value-type="float" office:value="325.801071861828">
            <text:p>325.8</text:p>
          </table:table-cell>
          <table:table-cell table:formula="of:=357.52911+[.G47]*(35999.05029-0.0001537*[.G47])" office:value-type="float" office:value="9762.4144544766">
            <text:p>9762.41</text:p>
          </table:table-cell>
          <table:table-cell table:formula="of:=0.016708634-[.G47]*(0.000042037+0.0000001267*[.G47])" office:value-type="float" office:value="0.0166976430301791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31064329505656">
            <text:p>1.31</text:p>
          </table:table-cell>
          <table:table-cell table:formula="of:=[.I47]+[.L47]" office:value-type="float" office:value="327.111715156884">
            <text:p>327.11</text:p>
          </table:table-cell>
          <table:table-cell table:formula="of:=[.J47]+[.L47]" office:value-type="float" office:value="9763.72509777166">
            <text:p>9763.73</text:p>
          </table:table-cell>
          <table:table-cell table:formula="of:=(1.000001018*(1-[.K47]*[.K47]))/(1+[.K47]*COS(RADIANS([.N47])))" office:value-type="float" office:value="0.987802597063943">
            <text:p>0.99</text:p>
          </table:table-cell>
          <table:table-cell table:formula="of:=[.M47]-0.00569-0.00478*SIN(RADIANS(125.04-1934.136*[.G47]))" office:value-type="float" office:value="327.107680394812">
            <text:p>327.11</text:p>
          </table:table-cell>
          <table:table-cell table:formula="of:=23+(26+((21.448-[.G47]*(46.815+[.G47]*(0.00059-[.G47]*0.001813))))/60)/60" office:value-type="float" office:value="23.4358937221506">
            <text:p>23.44</text:p>
          </table:table-cell>
          <table:table-cell table:formula="of:=[.Q47]+0.00256*COS(RADIANS(125.04-1934.136*[.G47]))" office:value-type="float" office:value="23.4382953341802">
            <text:p>23.44</text:p>
          </table:table-cell>
          <table:table-cell table:formula="of:=DEGREES(ATAN2(COS(RADIANS([.P47]));COS(RADIANS([.R47]))*SIN(RADIANS([.P47]))))" office:value-type="float" office:value="-30.6838678682194">
            <text:p>-30.68</text:p>
          </table:table-cell>
          <table:table-cell table:formula="of:=DEGREES(ASIN(SIN(RADIANS([.R47]))*SIN(RADIANS([.P47]))))" office:value-type="float" office:value="-12.4747273116458">
            <text:p>-12.47</text:p>
          </table:table-cell>
          <table:table-cell table:formula="of:=TAN(RADIANS([.R47]/2))*TAN(RADIANS([.R47]/2))" office:value-type="float" office:value="0.043030768852972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4.1022650984293">
            <text:p>-14.1</text:p>
          </table:table-cell>
          <table:table-cell table:formula="of:=DEGREES(ACOS(COS(RADIANS(90.833))/(COS(RADIANS([.$B$2]))*COS(RADIANS([.T47])))-TAN(RADIANS([.$B$2]))*TAN(RADIANS([.T47]))))" office:value-type="float" office:value="81.8173129267758">
            <text:p>81.82</text:p>
          </table:table-cell>
          <table:table-cell table:style-name="ce7" table:formula="of:=(720-4*[.$B$3]-[.V47]+[.$B$4]*60)/1440" office:value-type="float" office:value="0.509793239651687">
            <text:p>12:14:06</text:p>
          </table:table-cell>
          <table:table-cell table:style-name="ce7" table:formula="of:=([.X47]*1440-[.W47]*4)/1440" office:value-type="float" office:value="0.282522925966199">
            <text:p>6:46:50</text:p>
          </table:table-cell>
          <table:table-cell table:style-name="ce7" table:formula="of:=([.X47]*1440+[.W47]*4)/1440" office:value-type="float" office:value="0.737063553337175">
            <text:p>17:41:22</text:p>
          </table:table-cell>
          <table:table-cell table:formula="of:=8*[.W47]" office:value-type="float" office:value="654.538503414207">
            <text:p>654.54</text:p>
          </table:table-cell>
          <table:table-cell table:formula="of:=MOD([.E47]*1440+[.V47]+4*[.$B$3]-60*[.$B$4];1440)" office:value-type="float" office:value="705.897734901571">
            <text:p>705.9</text:p>
          </table:table-cell>
          <table:table-cell table:formula="of:=IF([.AB47]/4&lt;0;[.AB47]/4+180;[.AB47]/4-180)" office:value-type="float" office:value="-3.52556627460731">
            <text:p>-3.53</text:p>
          </table:table-cell>
          <table:table-cell table:formula="of:=DEGREES(ACOS(SIN(RADIANS([.$B$2]))*SIN(RADIANS([.T47]))+COS(RADIANS([.$B$2]))*COS(RADIANS([.T47]))*COS(RADIANS([.AC47]))))" office:value-type="float" office:value="48.5890361820347">
            <text:p>48.59</text:p>
          </table:table-cell>
          <table:table-cell table:formula="of:=90-[.AD47]" office:value-type="float" office:value="41.4109638179653">
            <text:p>41.41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182706175339753">
            <text:p>0.02</text:p>
          </table:table-cell>
          <table:table-cell table:formula="of:=[.AE47]+[.AF47]" office:value-type="float" office:value="41.4292344354992">
            <text:p>41.43</text:p>
          </table:table-cell>
          <table:table-cell table:formula="of:=IF([.AC47]&gt;0;MOD(DEGREES(ACOS(((SIN(RADIANS([.$B$2]))*COS(RADIANS([.AD47])))-SIN(RADIANS([.T47])))/(COS(RADIANS([.$B$2]))*SIN(RADIANS([.AD47])))))+180;360);MOD(540-DEGREES(ACOS(((SIN(RADIANS([.$B$2]))*COS(RADIANS([.AD47])))-SIN(RADIANS([.T47])))/(COS(RADIANS([.$B$2]))*SIN(RADIANS([.AD47])))));360))" office:value-type="float" office:value="175.408110343496">
            <text:p>175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7]+1" office:value-type="date" office:date-value="2026-02-16">
            <text:p>2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8]+2415018.5+[.E48]-[.$B$4]/24" office:value-type="float" office:value="2461088.29166667">
            <text:p>2461088.29</text:p>
          </table:table-cell>
          <table:table-cell table:style-name="ce9" table:formula="of:=([.F48]-2451545)/36525" office:value-type="float" office:value="0.261281086014141">
            <text:p>0.26128109</text:p>
          </table:table-cell>
          <table:table-cell/>
          <table:table-cell table:formula="of:=MOD(280.46646+[.G48]*(36000.76983+[.G48]*0.0003032);360)" office:value-type="float" office:value="326.786719226329">
            <text:p>326.79</text:p>
          </table:table-cell>
          <table:table-cell table:formula="of:=357.52911+[.G48]*(35999.05029-0.0001537*[.G48])" office:value-type="float" office:value="9763.40005475612">
            <text:p>9763.4</text:p>
          </table:table-cell>
          <table:table-cell table:formula="of:=0.016708634-[.G48]*(0.000042037+0.0000001267*[.G48])" office:value-type="float" office:value="0.0166976418774562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33479124869514">
            <text:p>1.33</text:p>
          </table:table-cell>
          <table:table-cell table:formula="of:=[.I48]+[.L48]" office:value-type="float" office:value="328.121510475024">
            <text:p>328.12</text:p>
          </table:table-cell>
          <table:table-cell table:formula="of:=[.J48]+[.L48]" office:value-type="float" office:value="9764.73484600482">
            <text:p>9764.73</text:p>
          </table:table-cell>
          <table:table-cell table:formula="of:=(1.000001018*(1-[.K48]*[.K48]))/(1+[.K48]*COS(RADIANS([.N48])))" office:value-type="float" office:value="0.988002979683946">
            <text:p>0.99</text:p>
          </table:table-cell>
          <table:table-cell table:formula="of:=[.M48]-0.00569-0.00478*SIN(RADIANS(125.04-1934.136*[.G48]))" office:value-type="float" office:value="328.117479856675">
            <text:p>328.12</text:p>
          </table:table-cell>
          <table:table-cell table:formula="of:=23+(26+((21.448-[.G48]*(46.815+[.G48]*(0.00059-[.G48]*0.001813))))/60)/60" office:value-type="float" office:value="23.4358933661164">
            <text:p>23.44</text:p>
          </table:table-cell>
          <table:table-cell table:formula="of:=[.Q48]+0.00256*COS(RADIANS(125.04-1934.136*[.G48]))" office:value-type="float" office:value="23.4382941578135">
            <text:p>23.44</text:p>
          </table:table-cell>
          <table:table-cell table:formula="of:=DEGREES(ATAN2(COS(RADIANS([.P48]));COS(RADIANS([.R48]))*SIN(RADIANS([.P48]))))" office:value-type="float" office:value="-29.7133299119089">
            <text:p>-29.71</text:p>
          </table:table-cell>
          <table:table-cell table:formula="of:=DEGREES(ASIN(SIN(RADIANS([.R48]))*SIN(RADIANS([.P48]))))" office:value-type="float" office:value="-12.1275813830166">
            <text:p>-12.13</text:p>
          </table:table-cell>
          <table:table-cell table:formula="of:=TAN(RADIANS([.R48]/2))*TAN(RADIANS([.R48]/2))" office:value-type="float" office:value="0.0430307644106834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4.0408546830887">
            <text:p>-14.04</text:p>
          </table:table-cell>
          <table:table-cell table:formula="of:=DEGREES(ACOS(COS(RADIANS(90.833))/(COS(RADIANS([.$B$2]))*COS(RADIANS([.T48])))-TAN(RADIANS([.$B$2]))*TAN(RADIANS([.T48]))))" office:value-type="float" office:value="82.0827461256848">
            <text:p>82.08</text:p>
          </table:table-cell>
          <table:table-cell table:style-name="ce7" table:formula="of:=(720-4*[.$B$3]-[.V48]+[.$B$4]*60)/1440" office:value-type="float" office:value="0.509750593529923">
            <text:p>12:14:02</text:p>
          </table:table-cell>
          <table:table-cell table:style-name="ce7" table:formula="of:=([.X48]*1440-[.W48]*4)/1440" office:value-type="float" office:value="0.28174296540302">
            <text:p>6:45:43</text:p>
          </table:table-cell>
          <table:table-cell table:style-name="ce7" table:formula="of:=([.X48]*1440+[.W48]*4)/1440" office:value-type="float" office:value="0.737758221656825">
            <text:p>17:42:22</text:p>
          </table:table-cell>
          <table:table-cell table:formula="of:=8*[.W48]" office:value-type="float" office:value="656.661969005478">
            <text:p>656.66</text:p>
          </table:table-cell>
          <table:table-cell table:formula="of:=MOD([.E48]*1440+[.V48]+4*[.$B$3]-60*[.$B$4];1440)" office:value-type="float" office:value="705.959145316911">
            <text:p>705.96</text:p>
          </table:table-cell>
          <table:table-cell table:formula="of:=IF([.AB48]/4&lt;0;[.AB48]/4+180;[.AB48]/4-180)" office:value-type="float" office:value="-3.51021367077217">
            <text:p>-3.51</text:p>
          </table:table-cell>
          <table:table-cell table:formula="of:=DEGREES(ACOS(SIN(RADIANS([.$B$2]))*SIN(RADIANS([.T48]))+COS(RADIANS([.$B$2]))*COS(RADIANS([.T48]))*COS(RADIANS([.AC48]))))" office:value-type="float" office:value="48.2416601075939">
            <text:p>48.24</text:p>
          </table:table-cell>
          <table:table-cell table:formula="of:=90-[.AD48]" office:value-type="float" office:value="41.7583398924061">
            <text:p>41.76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18049518534452">
            <text:p>0.02</text:p>
          </table:table-cell>
          <table:table-cell table:formula="of:=[.AE48]+[.AF48]" office:value-type="float" office:value="41.7763894109405">
            <text:p>41.78</text:p>
          </table:table-cell>
          <table:table-cell table:formula="of:=IF([.AC48]&gt;0;MOD(DEGREES(ACOS(((SIN(RADIANS([.$B$2]))*COS(RADIANS([.AD48])))-SIN(RADIANS([.T48])))/(COS(RADIANS([.$B$2]))*SIN(RADIANS([.AD48])))))+180;360);MOD(540-DEGREES(ACOS(((SIN(RADIANS([.$B$2]))*COS(RADIANS([.AD48])))-SIN(RADIANS([.T48])))/(COS(RADIANS([.$B$2]))*SIN(RADIANS([.AD48])))));360))" office:value-type="float" office:value="175.397318121294">
            <text:p>175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8]+1" office:value-type="date" office:date-value="2026-02-17">
            <text:p>2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9]+2415018.5+[.E49]-[.$B$4]/24" office:value-type="float" office:value="2461089.29166667">
            <text:p>2461089.29</text:p>
          </table:table-cell>
          <table:table-cell table:style-name="ce9" table:formula="of:=([.F49]-2451545)/36525" office:value-type="float" office:value="0.261308464522013">
            <text:p>0.26130846</text:p>
          </table:table-cell>
          <table:table-cell/>
          <table:table-cell table:formula="of:=MOD(280.46646+[.G49]*(36000.76983+[.G49]*0.0003032);360)" office:value-type="float" office:value="327.772366590832">
            <text:p>327.77</text:p>
          </table:table-cell>
          <table:table-cell table:formula="of:=357.52911+[.G49]*(35999.05029-0.0001537*[.G49])" office:value-type="float" office:value="9764.38565503565">
            <text:p>9764.39</text:p>
          </table:table-cell>
          <table:table-cell table:formula="of:=0.016708634-[.G49]*(0.000042037+0.0000001267*[.G49])" office:value-type="float" office:value="0.0166976407247331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3585260162366">
            <text:p>1.36</text:p>
          </table:table-cell>
          <table:table-cell table:formula="of:=[.I49]+[.L49]" office:value-type="float" office:value="329.130892607069">
            <text:p>329.13</text:p>
          </table:table-cell>
          <table:table-cell table:formula="of:=[.J49]+[.L49]" office:value-type="float" office:value="9765.74418105189">
            <text:p>9765.74</text:p>
          </table:table-cell>
          <table:table-cell table:formula="of:=(1.000001018*(1-[.K49]*[.K49]))/(1+[.K49]*COS(RADIANS([.N49])))" office:value-type="float" office:value="0.988206957876512">
            <text:p>0.99</text:p>
          </table:table-cell>
          <table:table-cell table:formula="of:=[.M49]-0.00569-0.00478*SIN(RADIANS(125.04-1934.136*[.G49]))" office:value-type="float" office:value="329.126866131026">
            <text:p>329.13</text:p>
          </table:table-cell>
          <table:table-cell table:formula="of:=23+(26+((21.448-[.G49]*(46.815+[.G49]*(0.00059-[.G49]*0.001813))))/60)/60" office:value-type="float" office:value="23.4358930100822">
            <text:p>23.44</text:p>
          </table:table-cell>
          <table:table-cell table:formula="of:=[.Q49]+0.00256*COS(RADIANS(125.04-1934.136*[.G49]))" office:value-type="float" office:value="23.438292979396">
            <text:p>23.44</text:p>
          </table:table-cell>
          <table:table-cell table:formula="of:=DEGREES(ATAN2(COS(RADIANS([.P49]));COS(RADIANS([.R49]))*SIN(RADIANS([.P49]))))" office:value-type="float" office:value="-28.7457235600718">
            <text:p>-28.75</text:p>
          </table:table-cell>
          <table:table-cell table:formula="of:=DEGREES(ASIN(SIN(RADIANS([.R49]))*SIN(RADIANS([.P49]))))" office:value-type="float" office:value="-11.7772116762881">
            <text:p>-11.78</text:p>
          </table:table-cell>
          <table:table-cell table:formula="of:=TAN(RADIANS([.R49]/2))*TAN(RADIANS([.R49]/2))" office:value-type="float" office:value="0.043030759960651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3.9675800314709">
            <text:p>-13.97</text:p>
          </table:table-cell>
          <table:table-cell table:formula="of:=DEGREES(ACOS(COS(RADIANS(90.833))/(COS(RADIANS([.$B$2]))*COS(RADIANS([.T49])))-TAN(RADIANS([.$B$2]))*TAN(RADIANS([.T49]))))" office:value-type="float" office:value="82.3498113324825">
            <text:p>82.35</text:p>
          </table:table-cell>
          <table:table-cell table:style-name="ce7" table:formula="of:=(720-4*[.$B$3]-[.V49]+[.$B$4]*60)/1440" office:value-type="float" office:value="0.509699708355188">
            <text:p>12:13:58</text:p>
          </table:table-cell>
          <table:table-cell table:style-name="ce7" table:formula="of:=([.X49]*1440-[.W49]*4)/1440" office:value-type="float" office:value="0.280950232431625">
            <text:p>6:44:34</text:p>
          </table:table-cell>
          <table:table-cell table:style-name="ce7" table:formula="of:=([.X49]*1440+[.W49]*4)/1440" office:value-type="float" office:value="0.738449184278751">
            <text:p>17:43:22</text:p>
          </table:table-cell>
          <table:table-cell table:formula="of:=8*[.W49]" office:value-type="float" office:value="658.79849065986">
            <text:p>658.8</text:p>
          </table:table-cell>
          <table:table-cell table:formula="of:=MOD([.E49]*1440+[.V49]+4*[.$B$3]-60*[.$B$4];1440)" office:value-type="float" office:value="706.032419968529">
            <text:p>706.03</text:p>
          </table:table-cell>
          <table:table-cell table:formula="of:=IF([.AB49]/4&lt;0;[.AB49]/4+180;[.AB49]/4-180)" office:value-type="float" office:value="-3.49189500786773">
            <text:p>-3.49</text:p>
          </table:table-cell>
          <table:table-cell table:formula="of:=DEGREES(ACOS(SIN(RADIANS([.$B$2]))*SIN(RADIANS([.T49]))+COS(RADIANS([.$B$2]))*COS(RADIANS([.T49]))*COS(RADIANS([.AC49]))))" office:value-type="float" office:value="47.8908737089794">
            <text:p>47.89</text:p>
          </table:table-cell>
          <table:table-cell table:formula="of:=90-[.AD49]" office:value-type="float" office:value="42.1091262910206">
            <text:p>42.11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178292509418512">
            <text:p>0.02</text:p>
          </table:table-cell>
          <table:table-cell table:formula="of:=[.AE49]+[.AF49]" office:value-type="float" office:value="42.1269555419625">
            <text:p>42.13</text:p>
          </table:table-cell>
          <table:table-cell table:formula="of:=IF([.AC49]&gt;0;MOD(DEGREES(ACOS(((SIN(RADIANS([.$B$2]))*COS(RADIANS([.AD49])))-SIN(RADIANS([.T49])))/(COS(RADIANS([.$B$2]))*SIN(RADIANS([.AD49])))))+180;360);MOD(540-DEGREES(ACOS(((SIN(RADIANS([.$B$2]))*COS(RADIANS([.AD49])))-SIN(RADIANS([.T49])))/(COS(RADIANS([.$B$2]))*SIN(RADIANS([.AD49])))));360))" office:value-type="float" office:value="175.390077479808">
            <text:p>175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9]+1" office:value-type="date" office:date-value="2026-02-18">
            <text:p>2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0]+2415018.5+[.E50]-[.$B$4]/24" office:value-type="float" office:value="2461090.29166667">
            <text:p>2461090.29</text:p>
          </table:table-cell>
          <table:table-cell table:style-name="ce9" table:formula="of:=([.F50]-2451545)/36525" office:value-type="float" office:value="0.261335843029884">
            <text:p>0.26133584</text:p>
          </table:table-cell>
          <table:table-cell/>
          <table:table-cell table:formula="of:=MOD(280.46646+[.G50]*(36000.76983+[.G50]*0.0003032);360)" office:value-type="float" office:value="328.758013955336">
            <text:p>328.76</text:p>
          </table:table-cell>
          <table:table-cell table:formula="of:=357.52911+[.G50]*(35999.05029-0.0001537*[.G50])" office:value-type="float" office:value="9765.37125531518">
            <text:p>9765.37</text:p>
          </table:table-cell>
          <table:table-cell table:formula="of:=0.016708634-[.G50]*(0.000042037+0.0000001267*[.G50])" office:value-type="float" office:value="0.0166976395720098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3818405745262">
            <text:p>1.38</text:p>
          </table:table-cell>
          <table:table-cell table:formula="of:=[.I50]+[.L50]" office:value-type="float" office:value="330.139854529862">
            <text:p>330.14</text:p>
          </table:table-cell>
          <table:table-cell table:formula="of:=[.J50]+[.L50]" office:value-type="float" office:value="9766.7530958897">
            <text:p>9766.75</text:p>
          </table:table-cell>
          <table:table-cell table:formula="of:=(1.000001018*(1-[.K50]*[.K50]))/(1+[.K50]*COS(RADIANS([.N50])))" office:value-type="float" office:value="0.988414466871001">
            <text:p>0.99</text:p>
          </table:table-cell>
          <table:table-cell table:formula="of:=[.M50]-0.00569-0.00478*SIN(RADIANS(125.04-1934.136*[.G50]))" office:value-type="float" office:value="330.135832194704">
            <text:p>330.14</text:p>
          </table:table-cell>
          <table:table-cell table:formula="of:=23+(26+((21.448-[.G50]*(46.815+[.G50]*(0.00059-[.G50]*0.001813))))/60)/60" office:value-type="float" office:value="23.435892654048">
            <text:p>23.44</text:p>
          </table:table-cell>
          <table:table-cell table:formula="of:=[.Q50]+0.00256*COS(RADIANS(125.04-1934.136*[.G50]))" office:value-type="float" office:value="23.4382917989286">
            <text:p>23.44</text:p>
          </table:table-cell>
          <table:table-cell table:formula="of:=DEGREES(ATAN2(COS(RADIANS([.P50]));COS(RADIANS([.R50]))*SIN(RADIANS([.P50]))))" office:value-type="float" office:value="-27.7809940315091">
            <text:p>-27.78</text:p>
          </table:table-cell>
          <table:table-cell table:formula="of:=DEGREES(ASIN(SIN(RADIANS([.R50]))*SIN(RADIANS([.P50]))))" office:value-type="float" office:value="-11.4237332252676">
            <text:p>-11.42</text:p>
          </table:table-cell>
          <table:table-cell table:formula="of:=TAN(RADIANS([.R50]/2))*TAN(RADIANS([.R50]/2))" office:value-type="float" office:value="0.0430307555028775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3.8826677272714">
            <text:p>-13.88</text:p>
          </table:table-cell>
          <table:table-cell table:formula="of:=DEGREES(ACOS(COS(RADIANS(90.833))/(COS(RADIANS([.$B$2]))*COS(RADIANS([.T50])))-TAN(RADIANS([.$B$2]))*TAN(RADIANS([.T50]))))" office:value-type="float" office:value="82.6184284538057">
            <text:p>82.62</text:p>
          </table:table-cell>
          <table:table-cell table:style-name="ce7" table:formula="of:=(720-4*[.$B$3]-[.V50]+[.$B$4]*60)/1440" office:value-type="float" office:value="0.509640741477272">
            <text:p>12:13:53</text:p>
          </table:table-cell>
          <table:table-cell table:style-name="ce7" table:formula="of:=([.X50]*1440-[.W50]*4)/1440" office:value-type="float" office:value="0.280145106883367">
            <text:p>6:43:25</text:p>
          </table:table-cell>
          <table:table-cell table:style-name="ce7" table:formula="of:=([.X50]*1440+[.W50]*4)/1440" office:value-type="float" office:value="0.739136376071177">
            <text:p>17:44:21</text:p>
          </table:table-cell>
          <table:table-cell table:formula="of:=8*[.W50]" office:value-type="float" office:value="660.947427630446">
            <text:p>660.95</text:p>
          </table:table-cell>
          <table:table-cell table:formula="of:=MOD([.E50]*1440+[.V50]+4*[.$B$3]-60*[.$B$4];1440)" office:value-type="float" office:value="706.117332272729">
            <text:p>706.12</text:p>
          </table:table-cell>
          <table:table-cell table:formula="of:=IF([.AB50]/4&lt;0;[.AB50]/4+180;[.AB50]/4-180)" office:value-type="float" office:value="-3.47066693181785">
            <text:p>-3.47</text:p>
          </table:table-cell>
          <table:table-cell table:formula="of:=DEGREES(ACOS(SIN(RADIANS([.$B$2]))*SIN(RADIANS([.T50]))+COS(RADIANS([.$B$2]))*COS(RADIANS([.T50]))*COS(RADIANS([.AC50]))))" office:value-type="float" office:value="47.5367946169043">
            <text:p>47.54</text:p>
          </table:table-cell>
          <table:table-cell table:formula="of:=90-[.AD50]" office:value-type="float" office:value="42.4632053830957">
            <text:p>42.46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176098973909323">
            <text:p>0.02</text:p>
          </table:table-cell>
          <table:table-cell table:formula="of:=[.AE50]+[.AF50]" office:value-type="float" office:value="42.4808152804867">
            <text:p>42.48</text:p>
          </table:table-cell>
          <table:table-cell table:formula="of:=IF([.AC50]&gt;0;MOD(DEGREES(ACOS(((SIN(RADIANS([.$B$2]))*COS(RADIANS([.AD50])))-SIN(RADIANS([.T50])))/(COS(RADIANS([.$B$2]))*SIN(RADIANS([.AD50])))))+180;360);MOD(540-DEGREES(ACOS(((SIN(RADIANS([.$B$2]))*COS(RADIANS([.AD50])))-SIN(RADIANS([.T50])))/(COS(RADIANS([.$B$2]))*SIN(RADIANS([.AD50])))));360))" office:value-type="float" office:value="175.386395388694">
            <text:p>175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0]+1" office:value-type="date" office:date-value="2026-02-19">
            <text:p>2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1]+2415018.5+[.E51]-[.$B$4]/24" office:value-type="float" office:value="2461091.29166667">
            <text:p>2461091.29</text:p>
          </table:table-cell>
          <table:table-cell table:style-name="ce9" table:formula="of:=([.F51]-2451545)/36525" office:value-type="float" office:value="0.261363221537755">
            <text:p>0.26136322</text:p>
          </table:table-cell>
          <table:table-cell/>
          <table:table-cell table:formula="of:=MOD(280.46646+[.G51]*(36000.76983+[.G51]*0.0003032);360)" office:value-type="float" office:value="329.743661319839">
            <text:p>329.74</text:p>
          </table:table-cell>
          <table:table-cell table:formula="of:=357.52911+[.G51]*(35999.05029-0.0001537*[.G51])" office:value-type="float" office:value="9766.3568555947">
            <text:p>9766.36</text:p>
          </table:table-cell>
          <table:table-cell table:formula="of:=0.016708634-[.G51]*(0.000042037+0.0000001267*[.G51])" office:value-type="float" office:value="0.0166976384192863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40472804704903">
            <text:p>1.4</text:p>
          </table:table-cell>
          <table:table-cell table:formula="of:=[.I51]+[.L51]" office:value-type="float" office:value="331.148389366888">
            <text:p>331.15</text:p>
          </table:table-cell>
          <table:table-cell table:formula="of:=[.J51]+[.L51]" office:value-type="float" office:value="9767.76158364175">
            <text:p>9767.76</text:p>
          </table:table-cell>
          <table:table-cell table:formula="of:=(1.000001018*(1-[.K51]*[.K51]))/(1+[.K51]*COS(RADIANS([.N51])))" office:value-type="float" office:value="0.988625440856938">
            <text:p>0.99</text:p>
          </table:table-cell>
          <table:table-cell table:formula="of:=[.M51]-0.00569-0.00478*SIN(RADIANS(125.04-1934.136*[.G51]))" office:value-type="float" office:value="331.144371171191">
            <text:p>331.14</text:p>
          </table:table-cell>
          <table:table-cell table:formula="of:=23+(26+((21.448-[.G51]*(46.815+[.G51]*(0.00059-[.G51]*0.001813))))/60)/60" office:value-type="float" office:value="23.4358922980138">
            <text:p>23.44</text:p>
          </table:table-cell>
          <table:table-cell table:formula="of:=[.Q51]+0.00256*COS(RADIANS(125.04-1934.136*[.G51]))" office:value-type="float" office:value="23.4382906164118">
            <text:p>23.44</text:p>
          </table:table-cell>
          <table:table-cell table:formula="of:=DEGREES(ATAN2(COS(RADIANS([.P51]));COS(RADIANS([.R51]))*SIN(RADIANS([.P51]))))" office:value-type="float" office:value="-26.8190842326763">
            <text:p>-26.82</text:p>
          </table:table-cell>
          <table:table-cell table:formula="of:=DEGREES(ASIN(SIN(RADIANS([.R51]))*SIN(RADIANS([.P51]))))" office:value-type="float" office:value="-11.0672607862874">
            <text:p>-11.07</text:p>
          </table:table-cell>
          <table:table-cell table:formula="of:=TAN(RADIANS([.R51]/2))*TAN(RADIANS([.R51]/2))" office:value-type="float" office:value="0.0430307510373655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3.7863544756762">
            <text:p>-13.79</text:p>
          </table:table-cell>
          <table:table-cell table:formula="of:=DEGREES(ACOS(COS(RADIANS(90.833))/(COS(RADIANS([.$B$2]))*COS(RADIANS([.T51])))-TAN(RADIANS([.$B$2]))*TAN(RADIANS([.T51]))))" office:value-type="float" office:value="82.8885196784887">
            <text:p>82.89</text:p>
          </table:table-cell>
          <table:table-cell table:style-name="ce7" table:formula="of:=(720-4*[.$B$3]-[.V51]+[.$B$4]*60)/1440" office:value-type="float" office:value="0.509573857274775">
            <text:p>12:13:47</text:p>
          </table:table-cell>
          <table:table-cell table:style-name="ce7" table:formula="of:=([.X51]*1440-[.W51]*4)/1440" office:value-type="float" office:value="0.279327969278973">
            <text:p>6:42:14</text:p>
          </table:table-cell>
          <table:table-cell table:style-name="ce7" table:formula="of:=([.X51]*1440+[.W51]*4)/1440" office:value-type="float" office:value="0.739819745270577">
            <text:p>17:45:20</text:p>
          </table:table-cell>
          <table:table-cell table:formula="of:=8*[.W51]" office:value-type="float" office:value="663.10815742791">
            <text:p>663.11</text:p>
          </table:table-cell>
          <table:table-cell table:formula="of:=MOD([.E51]*1440+[.V51]+4*[.$B$3]-60*[.$B$4];1440)" office:value-type="float" office:value="706.213645524324">
            <text:p>706.21</text:p>
          </table:table-cell>
          <table:table-cell table:formula="of:=IF([.AB51]/4&lt;0;[.AB51]/4+180;[.AB51]/4-180)" office:value-type="float" office:value="-3.44658861891907">
            <text:p>-3.45</text:p>
          </table:table-cell>
          <table:table-cell table:formula="of:=DEGREES(ACOS(SIN(RADIANS([.$B$2]))*SIN(RADIANS([.T51]))+COS(RADIANS([.$B$2]))*COS(RADIANS([.T51]))*COS(RADIANS([.AC51]))))" office:value-type="float" office:value="47.1795407762349">
            <text:p>47.18</text:p>
          </table:table-cell>
          <table:table-cell table:formula="of:=90-[.AD51]" office:value-type="float" office:value="42.8204592237651">
            <text:p>42.82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173915357342019">
            <text:p>0.02</text:p>
          </table:table-cell>
          <table:table-cell table:formula="of:=[.AE51]+[.AF51]" office:value-type="float" office:value="42.8378507594993">
            <text:p>42.84</text:p>
          </table:table-cell>
          <table:table-cell table:formula="of:=IF([.AC51]&gt;0;MOD(DEGREES(ACOS(((SIN(RADIANS([.$B$2]))*COS(RADIANS([.AD51])))-SIN(RADIANS([.T51])))/(COS(RADIANS([.$B$2]))*SIN(RADIANS([.AD51])))))+180;360);MOD(540-DEGREES(ACOS(((SIN(RADIANS([.$B$2]))*COS(RADIANS([.AD51])))-SIN(RADIANS([.T51])))/(COS(RADIANS([.$B$2]))*SIN(RADIANS([.AD51])))));360))" office:value-type="float" office:value="175.386276445396">
            <text:p>175.39</text:p>
          </table:table-cell>
          <table:table-cell table:number-columns-repeated="990"/>
        </table:table-row>
        <table:table-row table:style-name="ro2">
          <table:table-cell>
            <draw:frame table:end-cell-address="Calculations.C63" table:end-x="1.2323in" table:end-y="0.0031in" draw:z-index="4" draw:style-name="gr1" svg:width="3.2193in" svg:height="1.9469in" svg:x="0.0315in" svg:y="0.0807in">
              <draw:object draw:notify-on-update-of-ranges="Calculations.T1:Calculations.T1 Calculations.T2:Calculations.T36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6" table:formula="of:=[.D51]+1" office:value-type="date" office:date-value="2026-02-20">
            <text:p>2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2]+2415018.5+[.E52]-[.$B$4]/24" office:value-type="float" office:value="2461092.29166667">
            <text:p>2461092.29</text:p>
          </table:table-cell>
          <table:table-cell table:style-name="ce9" table:formula="of:=([.F52]-2451545)/36525" office:value-type="float" office:value="0.261390600045627">
            <text:p>0.26139060</text:p>
          </table:table-cell>
          <table:table-cell/>
          <table:table-cell table:formula="of:=MOD(280.46646+[.G52]*(36000.76983+[.G52]*0.0003032);360)" office:value-type="float" office:value="330.729308684344">
            <text:p>330.73</text:p>
          </table:table-cell>
          <table:table-cell table:formula="of:=357.52911+[.G52]*(35999.05029-0.0001537*[.G52])" office:value-type="float" office:value="9767.34245587423">
            <text:p>9767.34</text:p>
          </table:table-cell>
          <table:table-cell table:formula="of:=0.016708634-[.G52]*(0.000042037+0.0000001267*[.G52])" office:value-type="float" office:value="0.0166976372665626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42718170590178">
            <text:p>1.43</text:p>
          </table:table-cell>
          <table:table-cell table:formula="of:=[.I52]+[.L52]" office:value-type="float" office:value="332.156490390246">
            <text:p>332.16</text:p>
          </table:table-cell>
          <table:table-cell table:formula="of:=[.J52]+[.L52]" office:value-type="float" office:value="9768.76963758013">
            <text:p>9768.77</text:p>
          </table:table-cell>
          <table:table-cell table:formula="of:=(1.000001018*(1-[.K52]*[.K52]))/(1+[.K52]*COS(RADIANS([.N52])))" office:value-type="float" office:value="0.988839813008928">
            <text:p>0.99</text:p>
          </table:table-cell>
          <table:table-cell table:formula="of:=[.M52]-0.00569-0.00478*SIN(RADIANS(125.04-1934.136*[.G52]))" office:value-type="float" office:value="332.152476332582">
            <text:p>332.15</text:p>
          </table:table-cell>
          <table:table-cell table:formula="of:=23+(26+((21.448-[.G52]*(46.815+[.G52]*(0.00059-[.G52]*0.001813))))/60)/60" office:value-type="float" office:value="23.4358919419796">
            <text:p>23.44</text:p>
          </table:table-cell>
          <table:table-cell table:formula="of:=[.Q52]+0.00256*COS(RADIANS(125.04-1934.136*[.G52]))" office:value-type="float" office:value="23.4382894318465">
            <text:p>23.44</text:p>
          </table:table-cell>
          <table:table-cell table:formula="of:=DEGREES(ATAN2(COS(RADIANS([.P52]));COS(RADIANS([.R52]))*SIN(RADIANS([.P52]))))" office:value-type="float" office:value="-25.859934865537">
            <text:p>-25.86</text:p>
          </table:table-cell>
          <table:table-cell table:formula="of:=DEGREES(ASIN(SIN(RADIANS([.R52]))*SIN(RADIANS([.P52]))))" office:value-type="float" office:value="-10.7079088058006">
            <text:p>-10.71</text:p>
          </table:table-cell>
          <table:table-cell table:formula="of:=TAN(RADIANS([.R52]/2))*TAN(RADIANS([.R52]/2))" office:value-type="float" office:value="0.0430307465641177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3.6788865883303">
            <text:p>-13.68</text:p>
          </table:table-cell>
          <table:table-cell table:formula="of:=DEGREES(ACOS(COS(RADIANS(90.833))/(COS(RADIANS([.$B$2]))*COS(RADIANS([.T52])))-TAN(RADIANS([.$B$2]))*TAN(RADIANS([.T52]))))" office:value-type="float" office:value="83.1600094402059">
            <text:p>83.16</text:p>
          </table:table-cell>
          <table:table-cell table:style-name="ce7" table:formula="of:=(720-4*[.$B$3]-[.V52]+[.$B$4]*60)/1440" office:value-type="float" office:value="0.509499226797452">
            <text:p>12:13:41</text:p>
          </table:table-cell>
          <table:table-cell table:style-name="ce7" table:formula="of:=([.X52]*1440-[.W52]*4)/1440" office:value-type="float" office:value="0.278499200574658">
            <text:p>6:41:02</text:p>
          </table:table-cell>
          <table:table-cell table:style-name="ce7" table:formula="of:=([.X52]*1440+[.W52]*4)/1440" office:value-type="float" office:value="0.740499253020246">
            <text:p>17:46:19</text:p>
          </table:table-cell>
          <table:table-cell table:formula="of:=8*[.W52]" office:value-type="float" office:value="665.280075521647">
            <text:p>665.28</text:p>
          </table:table-cell>
          <table:table-cell table:formula="of:=MOD([.E52]*1440+[.V52]+4*[.$B$3]-60*[.$B$4];1440)" office:value-type="float" office:value="706.32111341167">
            <text:p>706.32</text:p>
          </table:table-cell>
          <table:table-cell table:formula="of:=IF([.AB52]/4&lt;0;[.AB52]/4+180;[.AB52]/4-180)" office:value-type="float" office:value="-3.41972164708258">
            <text:p>-3.42</text:p>
          </table:table-cell>
          <table:table-cell table:formula="of:=DEGREES(ACOS(SIN(RADIANS([.$B$2]))*SIN(RADIANS([.T52]))+COS(RADIANS([.$B$2]))*COS(RADIANS([.T52]))*COS(RADIANS([.AC52]))))" office:value-type="float" office:value="46.8192303936296">
            <text:p>46.82</text:p>
          </table:table-cell>
          <table:table-cell table:formula="of:=90-[.AD52]" office:value-type="float" office:value="43.1807696063704">
            <text:p>43.18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71742391902147">
            <text:p>0.02</text:p>
          </table:table-cell>
          <table:table-cell table:formula="of:=[.AE52]+[.AF52]" office:value-type="float" office:value="43.1979438455607">
            <text:p>43.2</text:p>
          </table:table-cell>
          <table:table-cell table:formula="of:=IF([.AC52]&gt;0;MOD(DEGREES(ACOS(((SIN(RADIANS([.$B$2]))*COS(RADIANS([.AD52])))-SIN(RADIANS([.T52])))/(COS(RADIANS([.$B$2]))*SIN(RADIANS([.AD52])))))+180;360);MOD(540-DEGREES(ACOS(((SIN(RADIANS([.$B$2]))*COS(RADIANS([.AD52])))-SIN(RADIANS([.T52])))/(COS(RADIANS([.$B$2]))*SIN(RADIANS([.AD52])))));360))" office:value-type="float" office:value="175.389722891024">
            <text:p>175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2]+1" office:value-type="date" office:date-value="2026-02-21">
            <text:p>2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3]+2415018.5+[.E53]-[.$B$4]/24" office:value-type="float" office:value="2461093.29166667">
            <text:p>2461093.29</text:p>
          </table:table-cell>
          <table:table-cell table:style-name="ce9" table:formula="of:=([.F53]-2451545)/36525" office:value-type="float" office:value="0.261417978553498">
            <text:p>0.26141798</text:p>
          </table:table-cell>
          <table:table-cell/>
          <table:table-cell table:formula="of:=MOD(280.46646+[.G53]*(36000.76983+[.G53]*0.0003032);360)" office:value-type="float" office:value="331.714956048847">
            <text:p>331.71</text:p>
          </table:table-cell>
          <table:table-cell table:formula="of:=357.52911+[.G53]*(35999.05029-0.0001537*[.G53])" office:value-type="float" office:value="9768.32805615375">
            <text:p>9768.33</text:p>
          </table:table-cell>
          <table:table-cell table:formula="of:=0.016708634-[.G53]*(0.000042037+0.0000001267*[.G53])" office:value-type="float" office:value="0.0166976361138387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44919497369213">
            <text:p>1.45</text:p>
          </table:table-cell>
          <table:table-cell table:formula="of:=[.I53]+[.L53]" office:value-type="float" office:value="333.164151022539">
            <text:p>333.16</text:p>
          </table:table-cell>
          <table:table-cell table:formula="of:=[.J53]+[.L53]" office:value-type="float" office:value="9769.77725112745">
            <text:p>9769.78</text:p>
          </table:table-cell>
          <table:table-cell table:formula="of:=(1.000001018*(1-[.K53]*[.K53]))/(1+[.K53]*COS(RADIANS([.N53])))" office:value-type="float" office:value="0.989057515511849">
            <text:p>0.99</text:p>
          </table:table-cell>
          <table:table-cell table:formula="of:=[.M53]-0.00569-0.00478*SIN(RADIANS(125.04-1934.136*[.G53]))" office:value-type="float" office:value="333.160141101477">
            <text:p>333.16</text:p>
          </table:table-cell>
          <table:table-cell table:formula="of:=23+(26+((21.448-[.G53]*(46.815+[.G53]*(0.00059-[.G53]*0.001813))))/60)/60" office:value-type="float" office:value="23.4358915859454">
            <text:p>23.44</text:p>
          </table:table-cell>
          <table:table-cell table:formula="of:=[.Q53]+0.00256*COS(RADIANS(125.04-1934.136*[.G53]))" office:value-type="float" office:value="23.4382882452332">
            <text:p>23.44</text:p>
          </table:table-cell>
          <table:table-cell table:formula="of:=DEGREES(ATAN2(COS(RADIANS([.P53]));COS(RADIANS([.R53]))*SIN(RADIANS([.P53]))))" office:value-type="float" office:value="-24.9034845337921">
            <text:p>-24.9</text:p>
          </table:table-cell>
          <table:table-cell table:formula="of:=DEGREES(ASIN(SIN(RADIANS([.R53]))*SIN(RADIANS([.P53]))))" office:value-type="float" office:value="-10.3457913907527">
            <text:p>-10.35</text:p>
          </table:table-cell>
          <table:table-cell table:formula="of:=TAN(RADIANS([.R53]/2))*TAN(RADIANS([.R53]/2))" office:value-type="float" office:value="0.0430307420831368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3.5605194701449">
            <text:p>-13.56</text:p>
          </table:table-cell>
          <table:table-cell table:formula="of:=DEGREES(ACOS(COS(RADIANS(90.833))/(COS(RADIANS([.$B$2]))*COS(RADIANS([.T53])))-TAN(RADIANS([.$B$2]))*TAN(RADIANS([.T53]))))" office:value-type="float" office:value="83.4328243753473">
            <text:p>83.43</text:p>
          </table:table-cell>
          <table:table-cell table:style-name="ce7" table:formula="of:=(720-4*[.$B$3]-[.V53]+[.$B$4]*60)/1440" office:value-type="float" office:value="0.509417027409823">
            <text:p>12:13:34</text:p>
          </table:table-cell>
          <table:table-cell table:style-name="ce7" table:formula="of:=([.X53]*1440-[.W53]*4)/1440" office:value-type="float" office:value="0.277659181922747">
            <text:p>6:39:50</text:p>
          </table:table-cell>
          <table:table-cell table:style-name="ce7" table:formula="of:=([.X53]*1440+[.W53]*4)/1440" office:value-type="float" office:value="0.741174872896899">
            <text:p>17:47:18</text:p>
          </table:table-cell>
          <table:table-cell table:formula="of:=8*[.W53]" office:value-type="float" office:value="667.462595002779">
            <text:p>667.46</text:p>
          </table:table-cell>
          <table:table-cell table:formula="of:=MOD([.E53]*1440+[.V53]+4*[.$B$3]-60*[.$B$4];1440)" office:value-type="float" office:value="706.439480529855">
            <text:p>706.44</text:p>
          </table:table-cell>
          <table:table-cell table:formula="of:=IF([.AB53]/4&lt;0;[.AB53]/4+180;[.AB53]/4-180)" office:value-type="float" office:value="-3.39012986753622">
            <text:p>-3.39</text:p>
          </table:table-cell>
          <table:table-cell table:formula="of:=DEGREES(ACOS(SIN(RADIANS([.$B$2]))*SIN(RADIANS([.T53]))+COS(RADIANS([.$B$2]))*COS(RADIANS([.T53]))*COS(RADIANS([.AC53]))))" office:value-type="float" office:value="46.4559818862929">
            <text:p>46.46</text:p>
          </table:table-cell>
          <table:table-cell table:formula="of:=90-[.AD53]" office:value-type="float" office:value="43.5440181137071">
            <text:p>43.54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69580764953599">
            <text:p>0.02</text:p>
          </table:table-cell>
          <table:table-cell table:formula="of:=[.AE53]+[.AF53]" office:value-type="float" office:value="43.5609761902025">
            <text:p>43.56</text:p>
          </table:table-cell>
          <table:table-cell table:formula="of:=IF([.AC53]&gt;0;MOD(DEGREES(ACOS(((SIN(RADIANS([.$B$2]))*COS(RADIANS([.AD53])))-SIN(RADIANS([.T53])))/(COS(RADIANS([.$B$2]))*SIN(RADIANS([.AD53])))))+180;360);MOD(540-DEGREES(ACOS(((SIN(RADIANS([.$B$2]))*COS(RADIANS([.AD53])))-SIN(RADIANS([.T53])))/(COS(RADIANS([.$B$2]))*SIN(RADIANS([.AD53])))));360))" office:value-type="float" office:value="175.396734627466">
            <text:p>175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3]+1" office:value-type="date" office:date-value="2026-02-22">
            <text:p>2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4]+2415018.5+[.E54]-[.$B$4]/24" office:value-type="float" office:value="2461094.29166667">
            <text:p>2461094.29</text:p>
          </table:table-cell>
          <table:table-cell table:style-name="ce9" table:formula="of:=([.F54]-2451545)/36525" office:value-type="float" office:value="0.261445357061369">
            <text:p>0.26144536</text:p>
          </table:table-cell>
          <table:table-cell/>
          <table:table-cell table:formula="of:=MOD(280.46646+[.G54]*(36000.76983+[.G54]*0.0003032);360)" office:value-type="float" office:value="332.700603413352">
            <text:p>332.7</text:p>
          </table:table-cell>
          <table:table-cell table:formula="of:=357.52911+[.G54]*(35999.05029-0.0001537*[.G54])" office:value-type="float" office:value="9769.31365643328">
            <text:p>9769.31</text:p>
          </table:table-cell>
          <table:table-cell table:formula="of:=0.016708634-[.G54]*(0.000042037+0.0000001267*[.G54])" office:value-type="float" office:value="0.0166976349611146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47076142536595">
            <text:p>1.47</text:p>
          </table:table-cell>
          <table:table-cell table:formula="of:=[.I54]+[.L54]" office:value-type="float" office:value="334.171364838718">
            <text:p>334.17</text:p>
          </table:table-cell>
          <table:table-cell table:formula="of:=[.J54]+[.L54]" office:value-type="float" office:value="9770.78441785864">
            <text:p>9770.78</text:p>
          </table:table-cell>
          <table:table-cell table:formula="of:=(1.000001018*(1-[.K54]*[.K54]))/(1+[.K54]*COS(RADIANS([.N54])))" office:value-type="float" office:value="0.989278479586296">
            <text:p>0.99</text:p>
          </table:table-cell>
          <table:table-cell table:formula="of:=[.M54]-0.00569-0.00478*SIN(RADIANS(125.04-1934.136*[.G54]))" office:value-type="float" office:value="334.167359052821">
            <text:p>334.17</text:p>
          </table:table-cell>
          <table:table-cell table:formula="of:=23+(26+((21.448-[.G54]*(46.815+[.G54]*(0.00059-[.G54]*0.001813))))/60)/60" office:value-type="float" office:value="23.4358912299112">
            <text:p>23.44</text:p>
          </table:table-cell>
          <table:table-cell table:formula="of:=[.Q54]+0.00256*COS(RADIANS(125.04-1934.136*[.G54]))" office:value-type="float" office:value="23.4382870565728">
            <text:p>23.44</text:p>
          </table:table-cell>
          <table:table-cell table:formula="of:=DEGREES(ATAN2(COS(RADIANS([.P54]));COS(RADIANS([.R54]))*SIN(RADIANS([.P54]))))" office:value-type="float" office:value="-23.9496698473293">
            <text:p>-23.95</text:p>
          </table:table-cell>
          <table:table-cell table:formula="of:=DEGREES(ASIN(SIN(RADIANS([.R54]))*SIN(RADIANS([.P54]))))" office:value-type="float" office:value="-9.98102228162855">
            <text:p>-9.98</text:p>
          </table:table-cell>
          <table:table-cell table:formula="of:=TAN(RADIANS([.R54]/2))*TAN(RADIANS([.R54]/2))" office:value-type="float" office:value="0.0430307375944255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3.4315171093594">
            <text:p>-13.43</text:p>
          </table:table-cell>
          <table:table-cell table:formula="of:=DEGREES(ACOS(COS(RADIANS(90.833))/(COS(RADIANS([.$B$2]))*COS(RADIANS([.T54])))-TAN(RADIANS([.$B$2]))*TAN(RADIANS([.T54]))))" office:value-type="float" office:value="83.7068932765193">
            <text:p>83.71</text:p>
          </table:table-cell>
          <table:table-cell table:style-name="ce7" table:formula="of:=(720-4*[.$B$3]-[.V54]+[.$B$4]*60)/1440" office:value-type="float" office:value="0.509327442437055">
            <text:p>12:13:26</text:p>
          </table:table-cell>
          <table:table-cell table:style-name="ce7" table:formula="of:=([.X54]*1440-[.W54]*4)/1440" office:value-type="float" office:value="0.276808294446724">
            <text:p>6:38:36</text:p>
          </table:table-cell>
          <table:table-cell table:style-name="ce7" table:formula="of:=([.X54]*1440+[.W54]*4)/1440" office:value-type="float" office:value="0.741846590427387">
            <text:p>17:48:16</text:p>
          </table:table-cell>
          <table:table-cell table:formula="of:=8*[.W54]" office:value-type="float" office:value="669.655146212155">
            <text:p>669.66</text:p>
          </table:table-cell>
          <table:table-cell table:formula="of:=MOD([.E54]*1440+[.V54]+4*[.$B$3]-60*[.$B$4];1440)" office:value-type="float" office:value="706.568482890641">
            <text:p>706.57</text:p>
          </table:table-cell>
          <table:table-cell table:formula="of:=IF([.AB54]/4&lt;0;[.AB54]/4+180;[.AB54]/4-180)" office:value-type="float" office:value="-3.35787927733983">
            <text:p>-3.36</text:p>
          </table:table-cell>
          <table:table-cell table:formula="of:=DEGREES(ACOS(SIN(RADIANS([.$B$2]))*SIN(RADIANS([.T54]))+COS(RADIANS([.$B$2]))*COS(RADIANS([.T54]))*COS(RADIANS([.AC54]))))" office:value-type="float" office:value="46.089913831878">
            <text:p>46.09</text:p>
          </table:table-cell>
          <table:table-cell table:formula="of:=90-[.AD54]" office:value-type="float" office:value="43.910086168122">
            <text:p>43.91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67431120582442">
            <text:p>0.02</text:p>
          </table:table-cell>
          <table:table-cell table:formula="of:=[.AE54]+[.AF54]" office:value-type="float" office:value="43.9268292801802">
            <text:p>43.93</text:p>
          </table:table-cell>
          <table:table-cell table:formula="of:=IF([.AC54]&gt;0;MOD(DEGREES(ACOS(((SIN(RADIANS([.$B$2]))*COS(RADIANS([.AD54])))-SIN(RADIANS([.T54])))/(COS(RADIANS([.$B$2]))*SIN(RADIANS([.AD54])))))+180;360);MOD(540-DEGREES(ACOS(((SIN(RADIANS([.$B$2]))*COS(RADIANS([.AD54])))-SIN(RADIANS([.T54])))/(COS(RADIANS([.$B$2]))*SIN(RADIANS([.AD54])))));360))" office:value-type="float" office:value="175.407309235427">
            <text:p>175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4]+1" office:value-type="date" office:date-value="2026-02-23">
            <text:p>2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5]+2415018.5+[.E55]-[.$B$4]/24" office:value-type="float" office:value="2461095.29166667">
            <text:p>2461095.29</text:p>
          </table:table-cell>
          <table:table-cell table:style-name="ce9" table:formula="of:=([.F55]-2451545)/36525" office:value-type="float" office:value="0.261472735569241">
            <text:p>0.26147274</text:p>
          </table:table-cell>
          <table:table-cell/>
          <table:table-cell table:formula="of:=MOD(280.46646+[.G55]*(36000.76983+[.G55]*0.0003032);360)" office:value-type="float" office:value="333.686250777859">
            <text:p>333.69</text:p>
          </table:table-cell>
          <table:table-cell table:formula="of:=357.52911+[.G55]*(35999.05029-0.0001537*[.G55])" office:value-type="float" office:value="9770.2992567128">
            <text:p>9770.3</text:p>
          </table:table-cell>
          <table:table-cell table:formula="of:=0.016708634-[.G55]*(0.000042037+0.0000001267*[.G55])" office:value-type="float" office:value="0.0166976338083904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49187478996188">
            <text:p>1.49</text:p>
          </table:table-cell>
          <table:table-cell table:formula="of:=[.I55]+[.L55]" office:value-type="float" office:value="335.178125567821">
            <text:p>335.18</text:p>
          </table:table-cell>
          <table:table-cell table:formula="of:=[.J55]+[.L55]" office:value-type="float" office:value="9771.79113150276">
            <text:p>9771.79</text:p>
          </table:table-cell>
          <table:table-cell table:formula="of:=(1.000001018*(1-[.K55]*[.K55]))/(1+[.K55]*COS(RADIANS([.N55])))" office:value-type="float" office:value="0.989502635514285">
            <text:p>0.99</text:p>
          </table:table-cell>
          <table:table-cell table:formula="of:=[.M55]-0.00569-0.00478*SIN(RADIANS(125.04-1934.136*[.G55]))" office:value-type="float" office:value="335.174123915652">
            <text:p>335.17</text:p>
          </table:table-cell>
          <table:table-cell table:formula="of:=23+(26+((21.448-[.G55]*(46.815+[.G55]*(0.00059-[.G55]*0.001813))))/60)/60" office:value-type="float" office:value="23.435890873877">
            <text:p>23.44</text:p>
          </table:table-cell>
          <table:table-cell table:formula="of:=[.Q55]+0.00256*COS(RADIANS(125.04-1934.136*[.G55]))" office:value-type="float" office:value="23.438285865866">
            <text:p>23.44</text:p>
          </table:table-cell>
          <table:table-cell table:formula="of:=DEGREES(ATAN2(COS(RADIANS([.P55]));COS(RADIANS([.R55]))*SIN(RADIANS([.P55]))))" office:value-type="float" office:value="-22.9984255248224">
            <text:p>-23</text:p>
          </table:table-cell>
          <table:table-cell table:formula="of:=DEGREES(ASIN(SIN(RADIANS([.R55]))*SIN(RADIANS([.P55]))))" office:value-type="float" office:value="-9.61371482810565">
            <text:p>-9.61</text:p>
          </table:table-cell>
          <table:table-cell table:formula="of:=TAN(RADIANS([.R55]/2))*TAN(RADIANS([.R55]/2))" office:value-type="float" office:value="0.0430307330979864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3.2921515722132">
            <text:p>-13.29</text:p>
          </table:table-cell>
          <table:table-cell table:formula="of:=DEGREES(ACOS(COS(RADIANS(90.833))/(COS(RADIANS([.$B$2]))*COS(RADIANS([.T55])))-TAN(RADIANS([.$B$2]))*TAN(RADIANS([.T55]))))" office:value-type="float" office:value="83.9821470420266">
            <text:p>83.98</text:p>
          </table:table-cell>
          <table:table-cell table:style-name="ce7" table:formula="of:=(720-4*[.$B$3]-[.V55]+[.$B$4]*60)/1440" office:value-type="float" office:value="0.509230660814037">
            <text:p>12:13:18</text:p>
          </table:table-cell>
          <table:table-cell table:style-name="ce7" table:formula="of:=([.X55]*1440-[.W55]*4)/1440" office:value-type="float" office:value="0.27594691903063">
            <text:p>6:37:22</text:p>
          </table:table-cell>
          <table:table-cell table:style-name="ce7" table:formula="of:=([.X55]*1440+[.W55]*4)/1440" office:value-type="float" office:value="0.742514402597444">
            <text:p>17:49:13</text:p>
          </table:table-cell>
          <table:table-cell table:formula="of:=8*[.W55]" office:value-type="float" office:value="671.857176336213">
            <text:p>671.86</text:p>
          </table:table-cell>
          <table:table-cell table:formula="of:=MOD([.E55]*1440+[.V55]+4*[.$B$3]-60*[.$B$4];1440)" office:value-type="float" office:value="706.707848427787">
            <text:p>706.71</text:p>
          </table:table-cell>
          <table:table-cell table:formula="of:=IF([.AB55]/4&lt;0;[.AB55]/4+180;[.AB55]/4-180)" office:value-type="float" office:value="-3.32303789305331">
            <text:p>-3.32</text:p>
          </table:table-cell>
          <table:table-cell table:formula="of:=DEGREES(ACOS(SIN(RADIANS([.$B$2]))*SIN(RADIANS([.T55]))+COS(RADIANS([.$B$2]))*COS(RADIANS([.T55]))*COS(RADIANS([.AC55]))))" office:value-type="float" office:value="45.7211449195965">
            <text:p>45.72</text:p>
          </table:table-cell>
          <table:table-cell table:formula="of:=90-[.AD55]" office:value-type="float" office:value="44.2788550804035">
            <text:p>44.28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65294061158704">
            <text:p>0.02</text:p>
          </table:table-cell>
          <table:table-cell table:formula="of:=[.AE55]+[.AF55]" office:value-type="float" office:value="44.2953844865194">
            <text:p>44.3</text:p>
          </table:table-cell>
          <table:table-cell table:formula="of:=IF([.AC55]&gt;0;MOD(DEGREES(ACOS(((SIN(RADIANS([.$B$2]))*COS(RADIANS([.AD55])))-SIN(RADIANS([.T55])))/(COS(RADIANS([.$B$2]))*SIN(RADIANS([.AD55])))))+180;360);MOD(540-DEGREES(ACOS(((SIN(RADIANS([.$B$2]))*COS(RADIANS([.AD55])))-SIN(RADIANS([.T55])))/(COS(RADIANS([.$B$2]))*SIN(RADIANS([.AD55])))));360))" office:value-type="float" office:value="175.421441993092">
            <text:p>175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5]+1" office:value-type="date" office:date-value="2026-02-24">
            <text:p>2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6]+2415018.5+[.E56]-[.$B$4]/24" office:value-type="float" office:value="2461096.29166667">
            <text:p>2461096.29</text:p>
          </table:table-cell>
          <table:table-cell table:style-name="ce9" table:formula="of:=([.F56]-2451545)/36525" office:value-type="float" office:value="0.261500114077112">
            <text:p>0.26150011</text:p>
          </table:table-cell>
          <table:table-cell/>
          <table:table-cell table:formula="of:=MOD(280.46646+[.G56]*(36000.76983+[.G56]*0.0003032);360)" office:value-type="float" office:value="334.671898142364">
            <text:p>334.67</text:p>
          </table:table-cell>
          <table:table-cell table:formula="of:=357.52911+[.G56]*(35999.05029-0.0001537*[.G56])" office:value-type="float" office:value="9771.28485699233">
            <text:p>9771.28</text:p>
          </table:table-cell>
          <table:table-cell table:formula="of:=0.016708634-[.G56]*(0.000042037+0.0000001267*[.G56])" office:value-type="float" office:value="0.0166976326556659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51252895229205">
            <text:p>1.51</text:p>
          </table:table-cell>
          <table:table-cell table:formula="of:=[.I56]+[.L56]" office:value-type="float" office:value="336.184427094656">
            <text:p>336.18</text:p>
          </table:table-cell>
          <table:table-cell table:formula="of:=[.J56]+[.L56]" office:value-type="float" office:value="9772.79738594462">
            <text:p>9772.8</text:p>
          </table:table-cell>
          <table:table-cell table:formula="of:=(1.000001018*(1-[.K56]*[.K56]))/(1+[.K56]*COS(RADIANS([.N56])))" office:value-type="float" office:value="0.989729912665175">
            <text:p>0.99</text:p>
          </table:table-cell>
          <table:table-cell table:formula="of:=[.M56]-0.00569-0.00478*SIN(RADIANS(125.04-1934.136*[.G56]))" office:value-type="float" office:value="336.180429574772">
            <text:p>336.18</text:p>
          </table:table-cell>
          <table:table-cell table:formula="of:=23+(26+((21.448-[.G56]*(46.815+[.G56]*(0.00059-[.G56]*0.001813))))/60)/60" office:value-type="float" office:value="23.4358905178428">
            <text:p>23.44</text:p>
          </table:table-cell>
          <table:table-cell table:formula="of:=[.Q56]+0.00256*COS(RADIANS(125.04-1934.136*[.G56]))" office:value-type="float" office:value="23.4382846731134">
            <text:p>23.44</text:p>
          </table:table-cell>
          <table:table-cell table:formula="of:=DEGREES(ATAN2(COS(RADIANS([.P56]));COS(RADIANS([.R56]))*SIN(RADIANS([.P56]))))" office:value-type="float" office:value="-22.0496844943556">
            <text:p>-22.05</text:p>
          </table:table-cell>
          <table:table-cell table:formula="of:=DEGREES(ASIN(SIN(RADIANS([.R56]))*SIN(RADIANS([.P56]))))" office:value-type="float" office:value="-9.24398196720929">
            <text:p>-9.24</text:p>
          </table:table-cell>
          <table:table-cell table:formula="of:=TAN(RADIANS([.R56]/2))*TAN(RADIANS([.R56]/2))" office:value-type="float" office:value="0.0430307285938223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3.1427025034914">
            <text:p>-13.14</text:p>
          </table:table-cell>
          <table:table-cell table:formula="of:=DEGREES(ACOS(COS(RADIANS(90.833))/(COS(RADIANS([.$B$2]))*COS(RADIANS([.T56])))-TAN(RADIANS([.$B$2]))*TAN(RADIANS([.T56]))))" office:value-type="float" office:value="84.2585186216967">
            <text:p>84.26</text:p>
          </table:table-cell>
          <table:table-cell table:style-name="ce7" table:formula="of:=(720-4*[.$B$3]-[.V56]+[.$B$4]*60)/1440" office:value-type="float" office:value="0.509126876738536">
            <text:p>12:13:09</text:p>
          </table:table-cell>
          <table:table-cell table:style-name="ce7" table:formula="of:=([.X56]*1440-[.W56]*4)/1440" office:value-type="float" office:value="0.275075436122711">
            <text:p>6:36:07</text:p>
          </table:table-cell>
          <table:table-cell table:style-name="ce7" table:formula="of:=([.X56]*1440+[.W56]*4)/1440" office:value-type="float" office:value="0.74317831735436">
            <text:p>17:50:11</text:p>
          </table:table-cell>
          <table:table-cell table:formula="of:=8*[.W56]" office:value-type="float" office:value="674.068148973574">
            <text:p>674.07</text:p>
          </table:table-cell>
          <table:table-cell table:formula="of:=MOD([.E56]*1440+[.V56]+4*[.$B$3]-60*[.$B$4];1440)" office:value-type="float" office:value="706.857297496509">
            <text:p>706.86</text:p>
          </table:table-cell>
          <table:table-cell table:formula="of:=IF([.AB56]/4&lt;0;[.AB56]/4+180;[.AB56]/4-180)" office:value-type="float" office:value="-3.28567562587287">
            <text:p>-3.29</text:p>
          </table:table-cell>
          <table:table-cell table:formula="of:=DEGREES(ACOS(SIN(RADIANS([.$B$2]))*SIN(RADIANS([.T56]))+COS(RADIANS([.$B$2]))*COS(RADIANS([.T56]))*COS(RADIANS([.AC56]))))" office:value-type="float" office:value="45.3497939025629">
            <text:p>45.35</text:p>
          </table:table-cell>
          <table:table-cell table:formula="of:=90-[.AD56]" office:value-type="float" office:value="44.6502060974371">
            <text:p>44.65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163170148908545">
            <text:p>0.02</text:p>
          </table:table-cell>
          <table:table-cell table:formula="of:=[.AE56]+[.AF56]" office:value-type="float" office:value="44.6665231123279">
            <text:p>44.67</text:p>
          </table:table-cell>
          <table:table-cell table:formula="of:=IF([.AC56]&gt;0;MOD(DEGREES(ACOS(((SIN(RADIANS([.$B$2]))*COS(RADIANS([.AD56])))-SIN(RADIANS([.T56])))/(COS(RADIANS([.$B$2]))*SIN(RADIANS([.AD56])))))+180;360);MOD(540-DEGREES(ACOS(((SIN(RADIANS([.$B$2]))*COS(RADIANS([.AD56])))-SIN(RADIANS([.T56])))/(COS(RADIANS([.$B$2]))*SIN(RADIANS([.AD56])))));360))" office:value-type="float" office:value="175.439125895109">
            <text:p>175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6]+1" office:value-type="date" office:date-value="2026-02-25">
            <text:p>2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7]+2415018.5+[.E57]-[.$B$4]/24" office:value-type="float" office:value="2461097.29166667">
            <text:p>2461097.29</text:p>
          </table:table-cell>
          <table:table-cell table:style-name="ce9" table:formula="of:=([.F57]-2451545)/36525" office:value-type="float" office:value="0.261527492584983">
            <text:p>0.26152749</text:p>
          </table:table-cell>
          <table:table-cell/>
          <table:table-cell table:formula="of:=MOD(280.46646+[.G57]*(36000.76983+[.G57]*0.0003032);360)" office:value-type="float" office:value="335.657545506869">
            <text:p>335.66</text:p>
          </table:table-cell>
          <table:table-cell table:formula="of:=357.52911+[.G57]*(35999.05029-0.0001537*[.G57])" office:value-type="float" office:value="9772.27045727185">
            <text:p>9772.27</text:p>
          </table:table-cell>
          <table:table-cell table:formula="of:=0.016708634-[.G57]*(0.000042037+0.0000001267*[.G57])" office:value-type="float" office:value="0.0166976315029413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53271795455057">
            <text:p>1.53</text:p>
          </table:table-cell>
          <table:table-cell table:formula="of:=[.I57]+[.L57]" office:value-type="float" office:value="337.190263461419">
            <text:p>337.19</text:p>
          </table:table-cell>
          <table:table-cell table:formula="of:=[.J57]+[.L57]" office:value-type="float" office:value="9773.8031752264">
            <text:p>9773.8</text:p>
          </table:table-cell>
          <table:table-cell table:formula="of:=(1.000001018*(1-[.K57]*[.K57]))/(1+[.K57]*COS(RADIANS([.N57])))" office:value-type="float" office:value="0.98996023952181">
            <text:p>0.99</text:p>
          </table:table-cell>
          <table:table-cell table:formula="of:=[.M57]-0.00569-0.00478*SIN(RADIANS(125.04-1934.136*[.G57]))" office:value-type="float" office:value="337.186270072376">
            <text:p>337.19</text:p>
          </table:table-cell>
          <table:table-cell table:formula="of:=23+(26+((21.448-[.G57]*(46.815+[.G57]*(0.00059-[.G57]*0.001813))))/60)/60" office:value-type="float" office:value="23.4358901618086">
            <text:p>23.44</text:p>
          </table:table-cell>
          <table:table-cell table:formula="of:=[.Q57]+0.00256*COS(RADIANS(125.04-1934.136*[.G57]))" office:value-type="float" office:value="23.4382834783157">
            <text:p>23.44</text:p>
          </table:table-cell>
          <table:table-cell table:formula="of:=DEGREES(ATAN2(COS(RADIANS([.P57]));COS(RADIANS([.R57]))*SIN(RADIANS([.P57]))))" office:value-type="float" office:value="-21.1033779919996">
            <text:p>-21.1</text:p>
          </table:table-cell>
          <table:table-cell table:formula="of:=DEGREES(ASIN(SIN(RADIANS([.R57]))*SIN(RADIANS([.P57]))))" office:value-type="float" office:value="-8.87193620387818">
            <text:p>-8.87</text:p>
          </table:table-cell>
          <table:table-cell table:formula="of:=TAN(RADIANS([.R57]/2))*TAN(RADIANS([.R57]/2))" office:value-type="float" office:value="0.0430307240819358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2.9834566341429">
            <text:p>-12.98</text:p>
          </table:table-cell>
          <table:table-cell table:formula="of:=DEGREES(ACOS(COS(RADIANS(90.833))/(COS(RADIANS([.$B$2]))*COS(RADIANS([.T57])))-TAN(RADIANS([.$B$2]))*TAN(RADIANS([.T57]))))" office:value-type="float" office:value="84.5359429593819">
            <text:p>84.54</text:p>
          </table:table-cell>
          <table:table-cell table:style-name="ce7" table:formula="of:=(720-4*[.$B$3]-[.V57]+[.$B$4]*60)/1440" office:value-type="float" office:value="0.509016289329266">
            <text:p>12:12:59</text:p>
          </table:table-cell>
          <table:table-cell table:style-name="ce7" table:formula="of:=([.X57]*1440-[.W57]*4)/1440" office:value-type="float" office:value="0.274194225553205">
            <text:p>6:34:50</text:p>
          </table:table-cell>
          <table:table-cell table:style-name="ce7" table:formula="of:=([.X57]*1440+[.W57]*4)/1440" office:value-type="float" office:value="0.743838353105327">
            <text:p>17:51:08</text:p>
          </table:table-cell>
          <table:table-cell table:formula="of:=8*[.W57]" office:value-type="float" office:value="676.287543675055">
            <text:p>676.29</text:p>
          </table:table-cell>
          <table:table-cell table:formula="of:=MOD([.E57]*1440+[.V57]+4*[.$B$3]-60*[.$B$4];1440)" office:value-type="float" office:value="707.016543365857">
            <text:p>707.02</text:p>
          </table:table-cell>
          <table:table-cell table:formula="of:=IF([.AB57]/4&lt;0;[.AB57]/4+180;[.AB57]/4-180)" office:value-type="float" office:value="-3.24586415853574">
            <text:p>-3.25</text:p>
          </table:table-cell>
          <table:table-cell table:formula="of:=DEGREES(ACOS(SIN(RADIANS([.$B$2]))*SIN(RADIANS([.T57]))+COS(RADIANS([.$B$2]))*COS(RADIANS([.T57]))*COS(RADIANS([.AC57]))))" office:value-type="float" office:value="44.9759795514141">
            <text:p>44.98</text:p>
          </table:table-cell>
          <table:table-cell table:formula="of:=90-[.AD57]" office:value-type="float" office:value="45.0240204485859">
            <text:p>45.02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16105990749002">
            <text:p>0.02</text:p>
          </table:table-cell>
          <table:table-cell table:formula="of:=[.AE57]+[.AF57]" office:value-type="float" office:value="45.0401264393349">
            <text:p>45.04</text:p>
          </table:table-cell>
          <table:table-cell table:formula="of:=IF([.AC57]&gt;0;MOD(DEGREES(ACOS(((SIN(RADIANS([.$B$2]))*COS(RADIANS([.AD57])))-SIN(RADIANS([.T57])))/(COS(RADIANS([.$B$2]))*SIN(RADIANS([.AD57])))))+180;360);MOD(540-DEGREES(ACOS(((SIN(RADIANS([.$B$2]))*COS(RADIANS([.AD57])))-SIN(RADIANS([.T57])))/(COS(RADIANS([.$B$2]))*SIN(RADIANS([.AD57])))));360))" office:value-type="float" office:value="175.460351671568">
            <text:p>175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7]+1" office:value-type="date" office:date-value="2026-02-26">
            <text:p>2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8]+2415018.5+[.E58]-[.$B$4]/24" office:value-type="float" office:value="2461098.29166667">
            <text:p>2461098.29</text:p>
          </table:table-cell>
          <table:table-cell table:style-name="ce9" table:formula="of:=([.F58]-2451545)/36525" office:value-type="float" office:value="0.261554871092854">
            <text:p>0.26155487</text:p>
          </table:table-cell>
          <table:table-cell/>
          <table:table-cell table:formula="of:=MOD(280.46646+[.G58]*(36000.76983+[.G58]*0.0003032);360)" office:value-type="float" office:value="336.643192871376">
            <text:p>336.64</text:p>
          </table:table-cell>
          <table:table-cell table:formula="of:=357.52911+[.G58]*(35999.05029-0.0001537*[.G58])" office:value-type="float" office:value="9773.25605755138">
            <text:p>9773.26</text:p>
          </table:table-cell>
          <table:table-cell table:formula="of:=0.016708634-[.G58]*(0.000042037+0.0000001267*[.G58])" office:value-type="float" office:value="0.0166976303502164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55243599784821">
            <text:p>1.55</text:p>
          </table:table-cell>
          <table:table-cell table:formula="of:=[.I58]+[.L58]" office:value-type="float" office:value="338.195628869224">
            <text:p>338.2</text:p>
          </table:table-cell>
          <table:table-cell table:formula="of:=[.J58]+[.L58]" office:value-type="float" office:value="9774.80849354922">
            <text:p>9774.81</text:p>
          </table:table-cell>
          <table:table-cell table:formula="of:=(1.000001018*(1-[.K58]*[.K58]))/(1+[.K58]*COS(RADIANS([.N58])))" office:value-type="float" office:value="0.990193543706873">
            <text:p>0.99</text:p>
          </table:table-cell>
          <table:table-cell table:formula="of:=[.M58]-0.00569-0.00478*SIN(RADIANS(125.04-1934.136*[.G58]))" office:value-type="float" office:value="338.191639609571">
            <text:p>338.19</text:p>
          </table:table-cell>
          <table:table-cell table:formula="of:=23+(26+((21.448-[.G58]*(46.815+[.G58]*(0.00059-[.G58]*0.001813))))/60)/60" office:value-type="float" office:value="23.4358898057744">
            <text:p>23.44</text:p>
          </table:table-cell>
          <table:table-cell table:formula="of:=[.Q58]+0.00256*COS(RADIANS(125.04-1934.136*[.G58]))" office:value-type="float" office:value="23.4382822814738">
            <text:p>23.44</text:p>
          </table:table-cell>
          <table:table-cell table:formula="of:=DEGREES(ATAN2(COS(RADIANS([.P58]));COS(RADIANS([.R58]))*SIN(RADIANS([.P58]))))" office:value-type="float" office:value="-20.1594356583035">
            <text:p>-20.16</text:p>
          </table:table-cell>
          <table:table-cell table:formula="of:=DEGREES(ASIN(SIN(RADIANS([.R58]))*SIN(RADIANS([.P58]))))" office:value-type="float" office:value="-8.49768959385596">
            <text:p>-8.5</text:p>
          </table:table-cell>
          <table:table-cell table:formula="of:=TAN(RADIANS([.R58]/2))*TAN(RADIANS([.R58]/2))" office:value-type="float" office:value="0.0430307195623297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2.8147072970831">
            <text:p>-12.81</text:p>
          </table:table-cell>
          <table:table-cell table:formula="of:=DEGREES(ACOS(COS(RADIANS(90.833))/(COS(RADIANS([.$B$2]))*COS(RADIANS([.T58])))-TAN(RADIANS([.$B$2]))*TAN(RADIANS([.T58]))))" office:value-type="float" office:value="84.8143569324464">
            <text:p>84.81</text:p>
          </table:table-cell>
          <table:table-cell table:style-name="ce7" table:formula="of:=(720-4*[.$B$3]-[.V58]+[.$B$4]*60)/1440" office:value-type="float" office:value="0.508899102289641">
            <text:p>12:12:49</text:p>
          </table:table-cell>
          <table:table-cell table:style-name="ce7" table:formula="of:=([.X58]*1440-[.W58]*4)/1440" office:value-type="float" office:value="0.273303666366179">
            <text:p>6:33:33</text:p>
          </table:table-cell>
          <table:table-cell table:style-name="ce7" table:formula="of:=([.X58]*1440+[.W58]*4)/1440" office:value-type="float" office:value="0.744494538213103">
            <text:p>17:52:04</text:p>
          </table:table-cell>
          <table:table-cell table:formula="of:=8*[.W58]" office:value-type="float" office:value="678.514855459571">
            <text:p>678.51</text:p>
          </table:table-cell>
          <table:table-cell table:formula="of:=MOD([.E58]*1440+[.V58]+4*[.$B$3]-60*[.$B$4];1440)" office:value-type="float" office:value="707.185292702917">
            <text:p>707.19</text:p>
          </table:table-cell>
          <table:table-cell table:formula="of:=IF([.AB58]/4&lt;0;[.AB58]/4+180;[.AB58]/4-180)" office:value-type="float" office:value="-3.20367682427079">
            <text:p>-3.2</text:p>
          </table:table-cell>
          <table:table-cell table:formula="of:=DEGREES(ACOS(SIN(RADIANS([.$B$2]))*SIN(RADIANS([.T58]))+COS(RADIANS([.$B$2]))*COS(RADIANS([.T58]))*COS(RADIANS([.AC58]))))" office:value-type="float" office:value="44.5998206092468">
            <text:p>44.6</text:p>
          </table:table-cell>
          <table:table-cell table:formula="of:=90-[.AD58]" office:value-type="float" office:value="45.4001793907532">
            <text:p>45.4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158963823566256">
            <text:p>0.02</text:p>
          </table:table-cell>
          <table:table-cell table:formula="of:=[.AE58]+[.AF58]" office:value-type="float" office:value="45.4160757731098">
            <text:p>45.42</text:p>
          </table:table-cell>
          <table:table-cell table:formula="of:=IF([.AC58]&gt;0;MOD(DEGREES(ACOS(((SIN(RADIANS([.$B$2]))*COS(RADIANS([.AD58])))-SIN(RADIANS([.T58])))/(COS(RADIANS([.$B$2]))*SIN(RADIANS([.AD58])))))+180;360);MOD(540-DEGREES(ACOS(((SIN(RADIANS([.$B$2]))*COS(RADIANS([.AD58])))-SIN(RADIANS([.T58])))/(COS(RADIANS([.$B$2]))*SIN(RADIANS([.AD58])))));360))" office:value-type="float" office:value="175.485107806645">
            <text:p>175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8]+1" office:value-type="date" office:date-value="2026-02-27">
            <text:p>2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9]+2415018.5+[.E59]-[.$B$4]/24" office:value-type="float" office:value="2461099.29166667">
            <text:p>2461099.29</text:p>
          </table:table-cell>
          <table:table-cell table:style-name="ce9" table:formula="of:=([.F59]-2451545)/36525" office:value-type="float" office:value="0.261582249600726">
            <text:p>0.26158225</text:p>
          </table:table-cell>
          <table:table-cell/>
          <table:table-cell table:formula="of:=MOD(280.46646+[.G59]*(36000.76983+[.G59]*0.0003032);360)" office:value-type="float" office:value="337.628840235882">
            <text:p>337.63</text:p>
          </table:table-cell>
          <table:table-cell table:formula="of:=357.52911+[.G59]*(35999.05029-0.0001537*[.G59])" office:value-type="float" office:value="9774.2416578309">
            <text:p>9774.24</text:p>
          </table:table-cell>
          <table:table-cell table:formula="of:=0.016708634-[.G59]*(0.000042037+0.0000001267*[.G59])" office:value-type="float" office:value="0.0166976291974914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57167744367345">
            <text:p>1.57</text:p>
          </table:table-cell>
          <table:table-cell table:formula="of:=[.I59]+[.L59]" office:value-type="float" office:value="339.200517679556">
            <text:p>339.2</text:p>
          </table:table-cell>
          <table:table-cell table:formula="of:=[.J59]+[.L59]" office:value-type="float" office:value="9775.81333527457">
            <text:p>9775.81</text:p>
          </table:table-cell>
          <table:table-cell table:formula="of:=(1.000001018*(1-[.K59]*[.K59]))/(1+[.K59]*COS(RADIANS([.N59])))" office:value-type="float" office:value="0.990429752009412">
            <text:p>0.99</text:p>
          </table:table-cell>
          <table:table-cell table:formula="of:=[.M59]-0.00569-0.00478*SIN(RADIANS(125.04-1934.136*[.G59]))" office:value-type="float" office:value="339.19653254784">
            <text:p>339.2</text:p>
          </table:table-cell>
          <table:table-cell table:formula="of:=23+(26+((21.448-[.G59]*(46.815+[.G59]*(0.00059-[.G59]*0.001813))))/60)/60" office:value-type="float" office:value="23.4358894497402">
            <text:p>23.44</text:p>
          </table:table-cell>
          <table:table-cell table:formula="of:=[.Q59]+0.00256*COS(RADIANS(125.04-1934.136*[.G59]))" office:value-type="float" office:value="23.4382810825882">
            <text:p>23.44</text:p>
          </table:table-cell>
          <table:table-cell table:formula="of:=DEGREES(ATAN2(COS(RADIANS([.P59]));COS(RADIANS([.R59]))*SIN(RADIANS([.P59]))))" office:value-type="float" office:value="-19.2177856326434">
            <text:p>-19.22</text:p>
          </table:table-cell>
          <table:table-cell table:formula="of:=DEGREES(ASIN(SIN(RADIANS([.R59]))*SIN(RADIANS([.P59]))))" office:value-type="float" office:value="-8.12135372880769">
            <text:p>-8.12</text:p>
          </table:table-cell>
          <table:table-cell table:formula="of:=TAN(RADIANS([.R59]/2))*TAN(RADIANS([.R59]/2))" office:value-type="float" office:value="0.0430307150350066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2.6367539522033">
            <text:p>-12.64</text:p>
          </table:table-cell>
          <table:table-cell table:formula="of:=DEGREES(ACOS(COS(RADIANS(90.833))/(COS(RADIANS([.$B$2]))*COS(RADIANS([.T59])))-TAN(RADIANS([.$B$2]))*TAN(RADIANS([.T59]))))" office:value-type="float" office:value="85.0936992885457">
            <text:p>85.09</text:p>
          </table:table-cell>
          <table:table-cell table:style-name="ce7" table:formula="of:=(720-4*[.$B$3]-[.V59]+[.$B$4]*60)/1440" office:value-type="float" office:value="0.508775523577919">
            <text:p>12:12:38</text:p>
          </table:table-cell>
          <table:table-cell table:style-name="ce7" table:formula="of:=([.X59]*1440-[.W59]*4)/1440" office:value-type="float" office:value="0.272404136665292">
            <text:p>6:32:16</text:p>
          </table:table-cell>
          <table:table-cell table:style-name="ce7" table:formula="of:=([.X59]*1440+[.W59]*4)/1440" office:value-type="float" office:value="0.745146910490546">
            <text:p>17:53:01</text:p>
          </table:table-cell>
          <table:table-cell table:formula="of:=8*[.W59]" office:value-type="float" office:value="680.749594308366">
            <text:p>680.75</text:p>
          </table:table-cell>
          <table:table-cell table:formula="of:=MOD([.E59]*1440+[.V59]+4*[.$B$3]-60*[.$B$4];1440)" office:value-type="float" office:value="707.363246047797">
            <text:p>707.36</text:p>
          </table:table-cell>
          <table:table-cell table:formula="of:=IF([.AB59]/4&lt;0;[.AB59]/4+180;[.AB59]/4-180)" office:value-type="float" office:value="-3.15918848805083">
            <text:p>-3.16</text:p>
          </table:table-cell>
          <table:table-cell table:formula="of:=DEGREES(ACOS(SIN(RADIANS([.$B$2]))*SIN(RADIANS([.T59]))+COS(RADIANS([.$B$2]))*COS(RADIANS([.T59]))*COS(RADIANS([.AC59]))))" office:value-type="float" office:value="44.2214357479016">
            <text:p>44.22</text:p>
          </table:table-cell>
          <table:table-cell table:formula="of:=90-[.AD59]" office:value-type="float" office:value="45.7785642520984">
            <text:p>45.78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156882348370413">
            <text:p>0.02</text:p>
          </table:table-cell>
          <table:table-cell table:formula="of:=[.AE59]+[.AF59]" office:value-type="float" office:value="45.7942524869354">
            <text:p>45.79</text:p>
          </table:table-cell>
          <table:table-cell table:formula="of:=IF([.AC59]&gt;0;MOD(DEGREES(ACOS(((SIN(RADIANS([.$B$2]))*COS(RADIANS([.AD59])))-SIN(RADIANS([.T59])))/(COS(RADIANS([.$B$2]))*SIN(RADIANS([.AD59])))))+180;360);MOD(540-DEGREES(ACOS(((SIN(RADIANS([.$B$2]))*COS(RADIANS([.AD59])))-SIN(RADIANS([.T59])))/(COS(RADIANS([.$B$2]))*SIN(RADIANS([.AD59])))));360))" office:value-type="float" office:value="175.513380556587">
            <text:p>17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9]+1" office:value-type="date" office:date-value="2026-02-28">
            <text:p>2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0]+2415018.5+[.E60]-[.$B$4]/24" office:value-type="float" office:value="2461100.29166667">
            <text:p>2461100.29</text:p>
          </table:table-cell>
          <table:table-cell table:style-name="ce9" table:formula="of:=([.F60]-2451545)/36525" office:value-type="float" office:value="0.261609628108597">
            <text:p>0.26160963</text:p>
          </table:table-cell>
          <table:table-cell/>
          <table:table-cell table:formula="of:=MOD(280.46646+[.G60]*(36000.76983+[.G60]*0.0003032);360)" office:value-type="float" office:value="338.614487600389">
            <text:p>338.61</text:p>
          </table:table-cell>
          <table:table-cell table:formula="of:=357.52911+[.G60]*(35999.05029-0.0001537*[.G60])" office:value-type="float" office:value="9775.22725811042">
            <text:p>9775.23</text:p>
          </table:table-cell>
          <table:table-cell table:formula="of:=0.016708634-[.G60]*(0.000042037+0.0000001267*[.G60])" office:value-type="float" office:value="0.0166976280447662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59043681528067">
            <text:p>1.59</text:p>
          </table:table-cell>
          <table:table-cell table:formula="of:=[.I60]+[.L60]" office:value-type="float" office:value="340.20492441567">
            <text:p>340.2</text:p>
          </table:table-cell>
          <table:table-cell table:formula="of:=[.J60]+[.L60]" office:value-type="float" office:value="9776.8176949257">
            <text:p>9776.82</text:p>
          </table:table-cell>
          <table:table-cell table:formula="of:=(1.000001018*(1-[.K60]*[.K60]))/(1+[.K60]*COS(RADIANS([.N60])))" office:value-type="float" office:value="0.990668790411552">
            <text:p>0.99</text:p>
          </table:table-cell>
          <table:table-cell table:formula="of:=[.M60]-0.00569-0.00478*SIN(RADIANS(125.04-1934.136*[.G60]))" office:value-type="float" office:value="340.200943410436">
            <text:p>340.2</text:p>
          </table:table-cell>
          <table:table-cell table:formula="of:=23+(26+((21.448-[.G60]*(46.815+[.G60]*(0.00059-[.G60]*0.001813))))/60)/60" office:value-type="float" office:value="23.435889093706">
            <text:p>23.44</text:p>
          </table:table-cell>
          <table:table-cell table:formula="of:=[.Q60]+0.00256*COS(RADIANS(125.04-1934.136*[.G60]))" office:value-type="float" office:value="23.4382798816598">
            <text:p>23.44</text:p>
          </table:table-cell>
          <table:table-cell table:formula="of:=DEGREES(ATAN2(COS(RADIANS([.P60]));COS(RADIANS([.R60]))*SIN(RADIANS([.P60]))))" office:value-type="float" office:value="-18.2783546453939">
            <text:p>-18.28</text:p>
          </table:table-cell>
          <table:table-cell table:formula="of:=DEGREES(ASIN(SIN(RADIANS([.R60]))*SIN(RADIANS([.P60]))))" office:value-type="float" office:value="-7.74303972356364">
            <text:p>-7.74</text:p>
          </table:table-cell>
          <table:table-cell table:formula="of:=TAN(RADIANS([.R60]/2))*TAN(RADIANS([.R60]/2))" office:value-type="float" office:value="0.0430307104999693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2.4499017215214">
            <text:p>-12.45</text:p>
          </table:table-cell>
          <table:table-cell table:formula="of:=DEGREES(ACOS(COS(RADIANS(90.833))/(COS(RADIANS([.$B$2]))*COS(RADIANS([.T60])))-TAN(RADIANS([.$B$2]))*TAN(RADIANS([.T60]))))" office:value-type="float" office:value="85.3739105799787">
            <text:p>85.37</text:p>
          </table:table-cell>
          <table:table-cell table:style-name="ce7" table:formula="of:=(720-4*[.$B$3]-[.V60]+[.$B$4]*60)/1440" office:value-type="float" office:value="0.50864576508439">
            <text:p>12:12:27</text:p>
          </table:table-cell>
          <table:table-cell table:style-name="ce7" table:formula="of:=([.X60]*1440-[.W60]*4)/1440" office:value-type="float" office:value="0.271496013473338">
            <text:p>6:30:57</text:p>
          </table:table-cell>
          <table:table-cell table:style-name="ce7" table:formula="of:=([.X60]*1440+[.W60]*4)/1440" office:value-type="float" office:value="0.745795516695442">
            <text:p>17:53:57</text:p>
          </table:table-cell>
          <table:table-cell table:formula="of:=8*[.W60]" office:value-type="float" office:value="682.991284639829">
            <text:p>682.99</text:p>
          </table:table-cell>
          <table:table-cell table:formula="of:=MOD([.E60]*1440+[.V60]+4*[.$B$3]-60*[.$B$4];1440)" office:value-type="float" office:value="707.550098278479">
            <text:p>707.55</text:p>
          </table:table-cell>
          <table:table-cell table:formula="of:=IF([.AB60]/4&lt;0;[.AB60]/4+180;[.AB60]/4-180)" office:value-type="float" office:value="-3.11247543038036">
            <text:p>-3.11</text:p>
          </table:table-cell>
          <table:table-cell table:formula="of:=DEGREES(ACOS(SIN(RADIANS([.$B$2]))*SIN(RADIANS([.T60]))+COS(RADIANS([.$B$2]))*COS(RADIANS([.T60]))*COS(RADIANS([.AC60]))))" office:value-type="float" office:value="43.8409435256192">
            <text:p>43.84</text:p>
          </table:table-cell>
          <table:table-cell table:formula="of:=90-[.AD60]" office:value-type="float" office:value="46.1590564743808">
            <text:p>46.16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154815899257354">
            <text:p>0.02</text:p>
          </table:table-cell>
          <table:table-cell table:formula="of:=[.AE60]+[.AF60]" office:value-type="float" office:value="46.1745380643066">
            <text:p>46.17</text:p>
          </table:table-cell>
          <table:table-cell table:formula="of:=IF([.AC60]&gt;0;MOD(DEGREES(ACOS(((SIN(RADIANS([.$B$2]))*COS(RADIANS([.AD60])))-SIN(RADIANS([.T60])))/(COS(RADIANS([.$B$2]))*SIN(RADIANS([.AD60])))))+180;360);MOD(540-DEGREES(ACOS(((SIN(RADIANS([.$B$2]))*COS(RADIANS([.AD60])))-SIN(RADIANS([.T60])))/(COS(RADIANS([.$B$2]))*SIN(RADIANS([.AD60])))));360))" office:value-type="float" office:value="175.545153966699">
            <text:p>175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0]+1" office:value-type="date" office:date-value="2026-03-01">
            <text:p>3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1]+2415018.5+[.E61]-[.$B$4]/24" office:value-type="float" office:value="2461101.29166667">
            <text:p>2461101.29</text:p>
          </table:table-cell>
          <table:table-cell table:style-name="ce9" table:formula="of:=([.F61]-2451545)/36525" office:value-type="float" office:value="0.261637006616468">
            <text:p>0.26163701</text:p>
          </table:table-cell>
          <table:table-cell/>
          <table:table-cell table:formula="of:=MOD(280.46646+[.G61]*(36000.76983+[.G61]*0.0003032);360)" office:value-type="float" office:value="339.600134964898">
            <text:p>339.6</text:p>
          </table:table-cell>
          <table:table-cell table:formula="of:=357.52911+[.G61]*(35999.05029-0.0001537*[.G61])" office:value-type="float" office:value="9776.21285838994">
            <text:p>9776.21</text:p>
          </table:table-cell>
          <table:table-cell table:formula="of:=0.016708634-[.G61]*(0.000042037+0.0000001267*[.G61])" office:value-type="float" office:value="0.0166976268920408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60870879900483">
            <text:p>1.61</text:p>
          </table:table-cell>
          <table:table-cell table:formula="of:=[.I61]+[.L61]" office:value-type="float" office:value="341.208843763903">
            <text:p>341.21</text:p>
          </table:table-cell>
          <table:table-cell table:formula="of:=[.J61]+[.L61]" office:value-type="float" office:value="9777.82156718895">
            <text:p>9777.82</text:p>
          </table:table-cell>
          <table:table-cell table:formula="of:=(1.000001018*(1-[.K61]*[.K61]))/(1+[.K61]*COS(RADIANS([.N61])))" office:value-type="float" office:value="0.990910584115366">
            <text:p>0.99</text:p>
          </table:table-cell>
          <table:table-cell table:formula="of:=[.M61]-0.00569-0.00478*SIN(RADIANS(125.04-1934.136*[.G61]))" office:value-type="float" office:value="341.20486688369">
            <text:p>341.2</text:p>
          </table:table-cell>
          <table:table-cell table:formula="of:=23+(26+((21.448-[.G61]*(46.815+[.G61]*(0.00059-[.G61]*0.001813))))/60)/60" office:value-type="float" office:value="23.4358887376718">
            <text:p>23.44</text:p>
          </table:table-cell>
          <table:table-cell table:formula="of:=[.Q61]+0.00256*COS(RADIANS(125.04-1934.136*[.G61]))" office:value-type="float" office:value="23.4382786786892">
            <text:p>23.44</text:p>
          </table:table-cell>
          <table:table-cell table:formula="of:=DEGREES(ATAN2(COS(RADIANS([.P61]));COS(RADIANS([.R61]))*SIN(RADIANS([.P61]))))" office:value-type="float" office:value="-17.3410681079205">
            <text:p>-17.34</text:p>
          </table:table-cell>
          <table:table-cell table:formula="of:=DEGREES(ASIN(SIN(RADIANS([.R61]))*SIN(RADIANS([.P61]))))" office:value-type="float" office:value="-7.3628582054001">
            <text:p>-7.36</text:p>
          </table:table-cell>
          <table:table-cell table:formula="of:=TAN(RADIANS([.R61]/2))*TAN(RADIANS([.R61]/2))" office:value-type="float" office:value="0.0430307059572205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2.2544609353186">
            <text:p>-12.25</text:p>
          </table:table-cell>
          <table:table-cell table:formula="of:=DEGREES(ACOS(COS(RADIANS(90.833))/(COS(RADIANS([.$B$2]))*COS(RADIANS([.T61])))-TAN(RADIANS([.$B$2]))*TAN(RADIANS([.T61]))))" office:value-type="float" office:value="85.6549330958744">
            <text:p>85.65</text:p>
          </table:table-cell>
          <table:table-cell table:style-name="ce7" table:formula="of:=(720-4*[.$B$3]-[.V61]+[.$B$4]*60)/1440" office:value-type="float" office:value="0.508510042316193">
            <text:p>12:12:15</text:p>
          </table:table-cell>
          <table:table-cell table:style-name="ce7" table:formula="of:=([.X61]*1440-[.W61]*4)/1440" office:value-type="float" office:value="0.270579672605431">
            <text:p>6:29:38</text:p>
          </table:table-cell>
          <table:table-cell table:style-name="ce7" table:formula="of:=([.X61]*1440+[.W61]*4)/1440" office:value-type="float" office:value="0.746440412026956">
            <text:p>17:54:52</text:p>
          </table:table-cell>
          <table:table-cell table:formula="of:=8*[.W61]" office:value-type="float" office:value="685.239464766996">
            <text:p>685.24</text:p>
          </table:table-cell>
          <table:table-cell table:formula="of:=MOD([.E61]*1440+[.V61]+4*[.$B$3]-60*[.$B$4];1440)" office:value-type="float" office:value="707.745539064682">
            <text:p>707.75</text:p>
          </table:table-cell>
          <table:table-cell table:formula="of:=IF([.AB61]/4&lt;0;[.AB61]/4+180;[.AB61]/4-180)" office:value-type="float" office:value="-3.06361523382964">
            <text:p>-3.06</text:p>
          </table:table-cell>
          <table:table-cell table:formula="of:=DEGREES(ACOS(SIN(RADIANS([.$B$2]))*SIN(RADIANS([.T61]))+COS(RADIANS([.$B$2]))*COS(RADIANS([.T61]))*COS(RADIANS([.AC61]))))" office:value-type="float" office:value="43.4584623461005">
            <text:p>43.46</text:p>
          </table:table-cell>
          <table:table-cell table:formula="of:=90-[.AD61]" office:value-type="float" office:value="46.5415376538995">
            <text:p>46.54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152764861237553">
            <text:p>0.02</text:p>
          </table:table-cell>
          <table:table-cell table:formula="of:=[.AE61]+[.AF61]" office:value-type="float" office:value="46.5568141400233">
            <text:p>46.56</text:p>
          </table:table-cell>
          <table:table-cell table:formula="of:=IF([.AC61]&gt;0;MOD(DEGREES(ACOS(((SIN(RADIANS([.$B$2]))*COS(RADIANS([.AD61])))-SIN(RADIANS([.T61])))/(COS(RADIANS([.$B$2]))*SIN(RADIANS([.AD61])))))+180;360);MOD(540-DEGREES(ACOS(((SIN(RADIANS([.$B$2]))*COS(RADIANS([.AD61])))-SIN(RADIANS([.T61])))/(COS(RADIANS([.$B$2]))*SIN(RADIANS([.AD61])))));360))" office:value-type="float" office:value="175.580409887006">
            <text:p>175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1]+1" office:value-type="date" office:date-value="2026-03-02">
            <text:p>3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2]+2415018.5+[.E62]-[.$B$4]/24" office:value-type="float" office:value="2461102.29166667">
            <text:p>2461102.29</text:p>
          </table:table-cell>
          <table:table-cell table:style-name="ce9" table:formula="of:=([.F62]-2451545)/36525" office:value-type="float" office:value="0.26166438512434">
            <text:p>0.26166439</text:p>
          </table:table-cell>
          <table:table-cell/>
          <table:table-cell table:formula="of:=MOD(280.46646+[.G62]*(36000.76983+[.G62]*0.0003032);360)" office:value-type="float" office:value="340.585782329406">
            <text:p>340.59</text:p>
          </table:table-cell>
          <table:table-cell table:formula="of:=357.52911+[.G62]*(35999.05029-0.0001537*[.G62])" office:value-type="float" office:value="9777.19845866947">
            <text:p>9777.2</text:p>
          </table:table-cell>
          <table:table-cell table:formula="of:=0.016708634-[.G62]*(0.000042037+0.0000001267*[.G62])" office:value-type="float" office:value="0.0166976257393152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62648824550258">
            <text:p>1.63</text:p>
          </table:table-cell>
          <table:table-cell table:formula="of:=[.I62]+[.L62]" office:value-type="float" office:value="342.212270574909">
            <text:p>342.21</text:p>
          </table:table-cell>
          <table:table-cell table:formula="of:=[.J62]+[.L62]" office:value-type="float" office:value="9778.82494691497">
            <text:p>9778.82</text:p>
          </table:table-cell>
          <table:table-cell table:formula="of:=(1.000001018*(1-[.K62]*[.K62]))/(1+[.K62]*COS(RADIANS([.N62])))" office:value-type="float" office:value="0.991155057569888">
            <text:p>0.99</text:p>
          </table:table-cell>
          <table:table-cell table:formula="of:=[.M62]-0.00569-0.00478*SIN(RADIANS(125.04-1934.136*[.G62]))" office:value-type="float" office:value="342.208297818255">
            <text:p>342.21</text:p>
          </table:table-cell>
          <table:table-cell table:formula="of:=23+(26+((21.448-[.G62]*(46.815+[.G62]*(0.00059-[.G62]*0.001813))))/60)/60" office:value-type="float" office:value="23.4358883816376">
            <text:p>23.44</text:p>
          </table:table-cell>
          <table:table-cell table:formula="of:=[.Q62]+0.00256*COS(RADIANS(125.04-1934.136*[.G62]))" office:value-type="float" office:value="23.4382774736771">
            <text:p>23.44</text:p>
          </table:table-cell>
          <table:table-cell table:formula="of:=DEGREES(ATAN2(COS(RADIANS([.P62]));COS(RADIANS([.R62]))*SIN(RADIANS([.P62]))))" office:value-type="float" office:value="-16.4058502003938">
            <text:p>-16.41</text:p>
          </table:table-cell>
          <table:table-cell table:formula="of:=DEGREES(ASIN(SIN(RADIANS([.R62]))*SIN(RADIANS([.P62]))))" office:value-type="float" office:value="-6.98091930526208">
            <text:p>-6.98</text:p>
          </table:table-cell>
          <table:table-cell table:formula="of:=TAN(RADIANS([.R62]/2))*TAN(RADIANS([.R62]/2))" office:value-type="float" office:value="0.043030701406763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2.0507466900109">
            <text:p>-12.05</text:p>
          </table:table-cell>
          <table:table-cell table:formula="of:=DEGREES(ACOS(COS(RADIANS(90.833))/(COS(RADIANS([.$B$2]))*COS(RADIANS([.T62])))-TAN(RADIANS([.$B$2]))*TAN(RADIANS([.T62]))))" office:value-type="float" office:value="85.9367107924606">
            <text:p>85.94</text:p>
          </table:table-cell>
          <table:table-cell table:style-name="ce7" table:formula="of:=(720-4*[.$B$3]-[.V62]+[.$B$4]*60)/1440" office:value-type="float" office:value="0.508368574090285">
            <text:p>12:12:03</text:p>
          </table:table-cell>
          <table:table-cell table:style-name="ce7" table:formula="of:=([.X62]*1440-[.W62]*4)/1440" office:value-type="float" office:value="0.269655488555673">
            <text:p>6:28:18</text:p>
          </table:table-cell>
          <table:table-cell table:style-name="ce7" table:formula="of:=([.X62]*1440+[.W62]*4)/1440" office:value-type="float" office:value="0.747081659624898">
            <text:p>17:55:48</text:p>
          </table:table-cell>
          <table:table-cell table:formula="of:=8*[.W62]" office:value-type="float" office:value="687.493686339684">
            <text:p>687.49</text:p>
          </table:table-cell>
          <table:table-cell table:formula="of:=MOD([.E62]*1440+[.V62]+4*[.$B$3]-60*[.$B$4];1440)" office:value-type="float" office:value="707.949253309989">
            <text:p>707.95</text:p>
          </table:table-cell>
          <table:table-cell table:formula="of:=IF([.AB62]/4&lt;0;[.AB62]/4+180;[.AB62]/4-180)" office:value-type="float" office:value="-3.01268667250272">
            <text:p>-3.01</text:p>
          </table:table-cell>
          <table:table-cell table:formula="of:=DEGREES(ACOS(SIN(RADIANS([.$B$2]))*SIN(RADIANS([.T62]))+COS(RADIANS([.$B$2]))*COS(RADIANS([.T62]))*COS(RADIANS([.AC62]))))" office:value-type="float" office:value="43.0741104189931">
            <text:p>43.07</text:p>
          </table:table-cell>
          <table:table-cell table:formula="of:=90-[.AD62]" office:value-type="float" office:value="46.9258895810069">
            <text:p>46.93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15072958848923">
            <text:p>0.02</text:p>
          </table:table-cell>
          <table:table-cell table:formula="of:=[.AE62]+[.AF62]" office:value-type="float" office:value="46.9409625398558">
            <text:p>46.94</text:p>
          </table:table-cell>
          <table:table-cell table:formula="of:=IF([.AC62]&gt;0;MOD(DEGREES(ACOS(((SIN(RADIANS([.$B$2]))*COS(RADIANS([.AD62])))-SIN(RADIANS([.T62])))/(COS(RADIANS([.$B$2]))*SIN(RADIANS([.AD62])))))+180;360);MOD(540-DEGREES(ACOS(((SIN(RADIANS([.$B$2]))*COS(RADIANS([.AD62])))-SIN(RADIANS([.T62])))/(COS(RADIANS([.$B$2]))*SIN(RADIANS([.AD62])))));360))" office:value-type="float" office:value="175.619127986244">
            <text:p>175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2]+1" office:value-type="date" office:date-value="2026-03-03">
            <text:p>3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3]+2415018.5+[.E63]-[.$B$4]/24" office:value-type="float" office:value="2461103.29166667">
            <text:p>2461103.29</text:p>
          </table:table-cell>
          <table:table-cell table:style-name="ce9" table:formula="of:=([.F63]-2451545)/36525" office:value-type="float" office:value="0.261691763632211">
            <text:p>0.26169176</text:p>
          </table:table-cell>
          <table:table-cell/>
          <table:table-cell table:formula="of:=MOD(280.46646+[.G63]*(36000.76983+[.G63]*0.0003032);360)" office:value-type="float" office:value="341.571429693915">
            <text:p>341.57</text:p>
          </table:table-cell>
          <table:table-cell table:formula="of:=357.52911+[.G63]*(35999.05029-0.0001537*[.G63])" office:value-type="float" office:value="9778.18405894899">
            <text:p>9778.18</text:p>
          </table:table-cell>
          <table:table-cell table:formula="of:=0.016708634-[.G63]*(0.000042037+0.0000001267*[.G63])" office:value-type="float" office:value="0.0166976245865894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64377017092068">
            <text:p>1.64</text:p>
          </table:table-cell>
          <table:table-cell table:formula="of:=[.I63]+[.L63]" office:value-type="float" office:value="343.215199864836">
            <text:p>343.22</text:p>
          </table:table-cell>
          <table:table-cell table:formula="of:=[.J63]+[.L63]" office:value-type="float" office:value="9779.82782911991">
            <text:p>9779.83</text:p>
          </table:table-cell>
          <table:table-cell table:formula="of:=(1.000001018*(1-[.K63]*[.K63]))/(1+[.K63]*COS(RADIANS([.N63])))" office:value-type="float" office:value="0.991402134498253">
            <text:p>0.99</text:p>
          </table:table-cell>
          <table:table-cell table:formula="of:=[.M63]-0.00569-0.00478*SIN(RADIANS(125.04-1934.136*[.G63]))" office:value-type="float" office:value="343.211231230274">
            <text:p>343.21</text:p>
          </table:table-cell>
          <table:table-cell table:formula="of:=23+(26+((21.448-[.G63]*(46.815+[.G63]*(0.00059-[.G63]*0.001813))))/60)/60" office:value-type="float" office:value="23.4358880256034">
            <text:p>23.44</text:p>
          </table:table-cell>
          <table:table-cell table:formula="of:=[.Q63]+0.00256*COS(RADIANS(125.04-1934.136*[.G63]))" office:value-type="float" office:value="23.4382762666244">
            <text:p>23.44</text:p>
          </table:table-cell>
          <table:table-cell table:formula="of:=DEGREES(ATAN2(COS(RADIANS([.P63]));COS(RADIANS([.R63]))*SIN(RADIANS([.P63]))))" office:value-type="float" office:value="-15.4726239574171">
            <text:p>-15.47</text:p>
          </table:table-cell>
          <table:table-cell table:formula="of:=DEGREES(ASIN(SIN(RADIANS([.R63]))*SIN(RADIANS([.P63]))))" office:value-type="float" office:value="-6.59733265082619">
            <text:p>-6.6</text:p>
          </table:table-cell>
          <table:table-cell table:formula="of:=TAN(RADIANS([.R63]/2))*TAN(RADIANS([.R63]/2))" office:value-type="float" office:value="0.0430306968485994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1.8390784184075">
            <text:p>-11.84</text:p>
          </table:table-cell>
          <table:table-cell table:formula="of:=DEGREES(ACOS(COS(RADIANS(90.833))/(COS(RADIANS([.$B$2]))*COS(RADIANS([.T63])))-TAN(RADIANS([.$B$2]))*TAN(RADIANS([.T63]))))" office:value-type="float" office:value="86.219189221647">
            <text:p>86.22</text:p>
          </table:table-cell>
          <table:table-cell table:style-name="ce7" table:formula="of:=(720-4*[.$B$3]-[.V63]+[.$B$4]*60)/1440" office:value-type="float" office:value="0.508221582235005">
            <text:p>12:11:50</text:p>
          </table:table-cell>
          <table:table-cell table:style-name="ce7" table:formula="of:=([.X63]*1440-[.W63]*4)/1440" office:value-type="float" office:value="0.268723834397097">
            <text:p>6:26:58</text:p>
          </table:table-cell>
          <table:table-cell table:style-name="ce7" table:formula="of:=([.X63]*1440+[.W63]*4)/1440" office:value-type="float" office:value="0.747719330072914">
            <text:p>17:56:43</text:p>
          </table:table-cell>
          <table:table-cell table:formula="of:=8*[.W63]" office:value-type="float" office:value="689.753513773176">
            <text:p>689.75</text:p>
          </table:table-cell>
          <table:table-cell table:formula="of:=MOD([.E63]*1440+[.V63]+4*[.$B$3]-60*[.$B$4];1440)" office:value-type="float" office:value="708.160921581592">
            <text:p>708.16</text:p>
          </table:table-cell>
          <table:table-cell table:formula="of:=IF([.AB63]/4&lt;0;[.AB63]/4+180;[.AB63]/4-180)" office:value-type="float" office:value="-2.95976960460189">
            <text:p>-2.96</text:p>
          </table:table-cell>
          <table:table-cell table:formula="of:=DEGREES(ACOS(SIN(RADIANS([.$B$2]))*SIN(RADIANS([.T63]))+COS(RADIANS([.$B$2]))*COS(RADIANS([.T63]))*COS(RADIANS([.AC63]))))" office:value-type="float" office:value="42.6880057218148">
            <text:p>42.69</text:p>
          </table:table-cell>
          <table:table-cell table:formula="of:=90-[.AD63]" office:value-type="float" office:value="47.3119942781852">
            <text:p>47.31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148710405845154">
            <text:p>0.01</text:p>
          </table:table-cell>
          <table:table-cell table:formula="of:=[.AE63]+[.AF63]" office:value-type="float" office:value="47.3268653187697">
            <text:p>47.33</text:p>
          </table:table-cell>
          <table:table-cell table:formula="of:=IF([.AC63]&gt;0;MOD(DEGREES(ACOS(((SIN(RADIANS([.$B$2]))*COS(RADIANS([.AD63])))-SIN(RADIANS([.T63])))/(COS(RADIANS([.$B$2]))*SIN(RADIANS([.AD63])))))+180;360);MOD(540-DEGREES(ACOS(((SIN(RADIANS([.$B$2]))*COS(RADIANS([.AD63])))-SIN(RADIANS([.T63])))/(COS(RADIANS([.$B$2]))*SIN(RADIANS([.AD63])))));360))" office:value-type="float" office:value="175.661285763863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3]+1" office:value-type="date" office:date-value="2026-03-04">
            <text:p>3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4]+2415018.5+[.E64]-[.$B$4]/24" office:value-type="float" office:value="2461104.29166667">
            <text:p>2461104.29</text:p>
          </table:table-cell>
          <table:table-cell table:style-name="ce9" table:formula="of:=([.F64]-2451545)/36525" office:value-type="float" office:value="0.261719142140082">
            <text:p>0.26171914</text:p>
          </table:table-cell>
          <table:table-cell/>
          <table:table-cell table:formula="of:=MOD(280.46646+[.G64]*(36000.76983+[.G64]*0.0003032);360)" office:value-type="float" office:value="342.557077058425">
            <text:p>342.56</text:p>
          </table:table-cell>
          <table:table-cell table:formula="of:=357.52911+[.G64]*(35999.05029-0.0001537*[.G64])" office:value-type="float" office:value="9779.16965922851">
            <text:p>9779.17</text:p>
          </table:table-cell>
          <table:table-cell table:formula="of:=0.016708634-[.G64]*(0.000042037+0.0000001267*[.G64])" office:value-type="float" office:value="0.0166976234338634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66054975799132">
            <text:p>1.66</text:p>
          </table:table-cell>
          <table:table-cell table:formula="of:=[.I64]+[.L64]" office:value-type="float" office:value="344.217626816417">
            <text:p>344.22</text:p>
          </table:table-cell>
          <table:table-cell table:formula="of:=[.J64]+[.L64]" office:value-type="float" office:value="9780.8302089865">
            <text:p>9780.83</text:p>
          </table:table-cell>
          <table:table-cell table:formula="of:=(1.000001018*(1-[.K64]*[.K64]))/(1+[.K64]*COS(RADIANS([.N64])))" office:value-type="float" office:value="0.99165173792497">
            <text:p>0.99</text:p>
          </table:table-cell>
          <table:table-cell table:formula="of:=[.M64]-0.00569-0.00478*SIN(RADIANS(125.04-1934.136*[.G64]))" office:value-type="float" office:value="344.213662302476">
            <text:p>344.21</text:p>
          </table:table-cell>
          <table:table-cell table:formula="of:=23+(26+((21.448-[.G64]*(46.815+[.G64]*(0.00059-[.G64]*0.001813))))/60)/60" office:value-type="float" office:value="23.4358876695692">
            <text:p>23.44</text:p>
          </table:table-cell>
          <table:table-cell table:formula="of:=[.Q64]+0.00256*COS(RADIANS(125.04-1934.136*[.G64]))" office:value-type="float" office:value="23.4382750575317">
            <text:p>23.44</text:p>
          </table:table-cell>
          <table:table-cell table:formula="of:=DEGREES(ATAN2(COS(RADIANS([.P64]));COS(RADIANS([.R64]))*SIN(RADIANS([.P64]))))" office:value-type="float" office:value="-14.5413113515076">
            <text:p>-14.54</text:p>
          </table:table-cell>
          <table:table-cell table:formula="of:=DEGREES(ASIN(SIN(RADIANS([.R64]))*SIN(RADIANS([.P64]))))" office:value-type="float" office:value="-6.21220736131545">
            <text:p>-6.21</text:p>
          </table:table-cell>
          <table:table-cell table:formula="of:=TAN(RADIANS([.R64]/2))*TAN(RADIANS([.R64]/2))" office:value-type="float" office:value="0.0430306922827325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1.6197794729144">
            <text:p>-11.62</text:p>
          </table:table-cell>
          <table:table-cell table:formula="of:=DEGREES(ACOS(COS(RADIANS(90.833))/(COS(RADIANS([.$B$2]))*COS(RADIANS([.T64])))-TAN(RADIANS([.$B$2]))*TAN(RADIANS([.T64]))))" office:value-type="float" office:value="86.5023154581359">
            <text:p>86.5</text:p>
          </table:table-cell>
          <table:table-cell table:style-name="ce7" table:formula="of:=(720-4*[.$B$3]-[.V64]+[.$B$4]*60)/1440" office:value-type="float" office:value="0.508069291300635">
            <text:p>12:11:37</text:p>
          </table:table-cell>
          <table:table-cell table:style-name="ce7" table:formula="of:=([.X64]*1440-[.W64]*4)/1440" office:value-type="float" office:value="0.267785081694702">
            <text:p>6:25:37</text:p>
          </table:table-cell>
          <table:table-cell table:style-name="ce7" table:formula="of:=([.X64]*1440+[.W64]*4)/1440" office:value-type="float" office:value="0.748353500906568">
            <text:p>17:57:38</text:p>
          </table:table-cell>
          <table:table-cell table:formula="of:=8*[.W64]" office:value-type="float" office:value="692.018523665087">
            <text:p>692.02</text:p>
          </table:table-cell>
          <table:table-cell table:formula="of:=MOD([.E64]*1440+[.V64]+4*[.$B$3]-60*[.$B$4];1440)" office:value-type="float" office:value="708.380220527086">
            <text:p>708.38</text:p>
          </table:table-cell>
          <table:table-cell table:formula="of:=IF([.AB64]/4&lt;0;[.AB64]/4+180;[.AB64]/4-180)" office:value-type="float" office:value="-2.9049448682286">
            <text:p>-2.9</text:p>
          </table:table-cell>
          <table:table-cell table:formula="of:=DEGREES(ACOS(SIN(RADIANS([.$B$2]))*SIN(RADIANS([.T64]))+COS(RADIANS([.$B$2]))*COS(RADIANS([.T64]))*COS(RADIANS([.AC64]))))" office:value-type="float" office:value="42.3002659633338">
            <text:p>42.3</text:p>
          </table:table-cell>
          <table:table-cell table:formula="of:=90-[.AD64]" office:value-type="float" office:value="47.6997340366662">
            <text:p>47.7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146707610251061">
            <text:p>0.01</text:p>
          </table:table-cell>
          <table:table-cell table:formula="of:=[.AE64]+[.AF64]" office:value-type="float" office:value="47.7144047976913">
            <text:p>47.71</text:p>
          </table:table-cell>
          <table:table-cell table:formula="of:=IF([.AC64]&gt;0;MOD(DEGREES(ACOS(((SIN(RADIANS([.$B$2]))*COS(RADIANS([.AD64])))-SIN(RADIANS([.T64])))/(COS(RADIANS([.$B$2]))*SIN(RADIANS([.AD64])))))+180;360);MOD(540-DEGREES(ACOS(((SIN(RADIANS([.$B$2]))*COS(RADIANS([.AD64])))-SIN(RADIANS([.T64])))/(COS(RADIANS([.$B$2]))*SIN(RADIANS([.AD64])))));360))" office:value-type="float" office:value="175.706858559707">
            <text:p>17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4]+1" office:value-type="date" office:date-value="2026-03-05">
            <text:p>3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5]+2415018.5+[.E65]-[.$B$4]/24" office:value-type="float" office:value="2461105.29166667">
            <text:p>2461105.29</text:p>
          </table:table-cell>
          <table:table-cell table:style-name="ce9" table:formula="of:=([.F65]-2451545)/36525" office:value-type="float" office:value="0.261746520647954">
            <text:p>0.26174652</text:p>
          </table:table-cell>
          <table:table-cell/>
          <table:table-cell table:formula="of:=MOD(280.46646+[.G65]*(36000.76983+[.G65]*0.0003032);360)" office:value-type="float" office:value="343.542724422934">
            <text:p>343.54</text:p>
          </table:table-cell>
          <table:table-cell table:formula="of:=357.52911+[.G65]*(35999.05029-0.0001537*[.G65])" office:value-type="float" office:value="9780.15525950803">
            <text:p>9780.16</text:p>
          </table:table-cell>
          <table:table-cell table:formula="of:=0.016708634-[.G65]*(0.000042037+0.0000001267*[.G65])" office:value-type="float" office:value="0.0166976222811373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676822357055">
            <text:p>1.68</text:p>
          </table:table-cell>
          <table:table-cell table:formula="of:=[.I65]+[.L65]" office:value-type="float" office:value="345.219546779989">
            <text:p>345.22</text:p>
          </table:table-cell>
          <table:table-cell table:formula="of:=[.J65]+[.L65]" office:value-type="float" office:value="9781.83208186509">
            <text:p>9781.83</text:p>
          </table:table-cell>
          <table:table-cell table:formula="of:=(1.000001018*(1-[.K65]*[.K65]))/(1+[.K65]*COS(RADIANS([.N65])))" office:value-type="float" office:value="0.991903790203286">
            <text:p>0.99</text:p>
          </table:table-cell>
          <table:table-cell table:formula="of:=[.M65]-0.00569-0.00478*SIN(RADIANS(125.04-1934.136*[.G65]))" office:value-type="float" office:value="345.215586385196">
            <text:p>345.22</text:p>
          </table:table-cell>
          <table:table-cell table:formula="of:=23+(26+((21.448-[.G65]*(46.815+[.G65]*(0.00059-[.G65]*0.001813))))/60)/60" office:value-type="float" office:value="23.435887313535">
            <text:p>23.44</text:p>
          </table:table-cell>
          <table:table-cell table:formula="of:=[.Q65]+0.00256*COS(RADIANS(125.04-1934.136*[.G65]))" office:value-type="float" office:value="23.4382738463997">
            <text:p>23.44</text:p>
          </table:table-cell>
          <table:table-cell table:formula="of:=DEGREES(ATAN2(COS(RADIANS([.P65]));COS(RADIANS([.R65]))*SIN(RADIANS([.P65]))))" office:value-type="float" office:value="-13.6118333744621">
            <text:p>-13.61</text:p>
          </table:table-cell>
          <table:table-cell table:formula="of:=DEGREES(ASIN(SIN(RADIANS([.R65]))*SIN(RADIANS([.P65]))))" office:value-type="float" office:value="-5.82565204397211">
            <text:p>-5.83</text:p>
          </table:table-cell>
          <table:table-cell table:formula="of:=TAN(RADIANS([.R65]/2))*TAN(RADIANS([.R65]/2))" office:value-type="float" office:value="0.0430306877091652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1.3931767221474">
            <text:p>-11.39</text:p>
          </table:table-cell>
          <table:table-cell table:formula="of:=DEGREES(ACOS(COS(RADIANS(90.833))/(COS(RADIANS([.$B$2]))*COS(RADIANS([.T65])))-TAN(RADIANS([.$B$2]))*TAN(RADIANS([.T65]))))" office:value-type="float" office:value="86.7860380252555">
            <text:p>86.79</text:p>
          </table:table-cell>
          <table:table-cell table:style-name="ce7" table:formula="of:=(720-4*[.$B$3]-[.V65]+[.$B$4]*60)/1440" office:value-type="float" office:value="0.507911928279269">
            <text:p>12:11:24</text:p>
          </table:table-cell>
          <table:table-cell table:style-name="ce7" table:formula="of:=([.X65]*1440-[.W65]*4)/1440" office:value-type="float" office:value="0.266839600431337">
            <text:p>6:24:15</text:p>
          </table:table-cell>
          <table:table-cell table:style-name="ce7" table:formula="of:=([.X65]*1440+[.W65]*4)/1440" office:value-type="float" office:value="0.748984256127201">
            <text:p>17:58:32</text:p>
          </table:table-cell>
          <table:table-cell table:formula="of:=8*[.W65]" office:value-type="float" office:value="694.288304202044">
            <text:p>694.29</text:p>
          </table:table-cell>
          <table:table-cell table:formula="of:=MOD([.E65]*1440+[.V65]+4*[.$B$3]-60*[.$B$4];1440)" office:value-type="float" office:value="708.606823277853">
            <text:p>708.61</text:p>
          </table:table-cell>
          <table:table-cell table:formula="of:=IF([.AB65]/4&lt;0;[.AB65]/4+180;[.AB65]/4-180)" office:value-type="float" office:value="-2.84829418053684">
            <text:p>-2.85</text:p>
          </table:table-cell>
          <table:table-cell table:formula="of:=DEGREES(ACOS(SIN(RADIANS([.$B$2]))*SIN(RADIANS([.T65]))+COS(RADIANS([.$B$2]))*COS(RADIANS([.T65]))*COS(RADIANS([.AC65]))))" office:value-type="float" office:value="41.9110085484156">
            <text:p>41.91</text:p>
          </table:table-cell>
          <table:table-cell table:formula="of:=90-[.AD65]" office:value-type="float" office:value="48.0889914515844">
            <text:p>48.09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144721472193035">
            <text:p>0.01</text:p>
          </table:table-cell>
          <table:table-cell table:formula="of:=[.AE65]+[.AF65]" office:value-type="float" office:value="48.1034635988037">
            <text:p>48.1</text:p>
          </table:table-cell>
          <table:table-cell table:formula="of:=IF([.AC65]&gt;0;MOD(DEGREES(ACOS(((SIN(RADIANS([.$B$2]))*COS(RADIANS([.AD65])))-SIN(RADIANS([.T65])))/(COS(RADIANS([.$B$2]))*SIN(RADIANS([.AD65])))))+180;360);MOD(540-DEGREES(ACOS(((SIN(RADIANS([.$B$2]))*COS(RADIANS([.AD65])))-SIN(RADIANS([.T65])))/(COS(RADIANS([.$B$2]))*SIN(RADIANS([.AD65])))));360))" office:value-type="float" office:value="175.755819561047">
            <text:p>175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5]+1" office:value-type="date" office:date-value="2026-03-06">
            <text:p>3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6]+2415018.5+[.E66]-[.$B$4]/24" office:value-type="float" office:value="2461106.29166667">
            <text:p>2461106.29</text:p>
          </table:table-cell>
          <table:table-cell table:style-name="ce9" table:formula="of:=([.F66]-2451545)/36525" office:value-type="float" office:value="0.261773899155825">
            <text:p>0.26177390</text:p>
          </table:table-cell>
          <table:table-cell/>
          <table:table-cell table:formula="of:=MOD(280.46646+[.G66]*(36000.76983+[.G66]*0.0003032);360)" office:value-type="float" office:value="344.528371787444">
            <text:p>344.53</text:p>
          </table:table-cell>
          <table:table-cell table:formula="of:=357.52911+[.G66]*(35999.05029-0.0001537*[.G66])" office:value-type="float" office:value="9781.14085978755">
            <text:p>9781.14</text:p>
          </table:table-cell>
          <table:table-cell table:formula="of:=0.016708634-[.G66]*(0.000042037+0.0000001267*[.G66])" office:value-type="float" office:value="0.0166976211284109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69258348701112">
            <text:p>1.69</text:p>
          </table:table-cell>
          <table:table-cell table:formula="of:=[.I66]+[.L66]" office:value-type="float" office:value="346.220955274456">
            <text:p>346.22</text:p>
          </table:table-cell>
          <table:table-cell table:formula="of:=[.J66]+[.L66]" office:value-type="float" office:value="9782.83344327457">
            <text:p>9782.83</text:p>
          </table:table-cell>
          <table:table-cell table:formula="of:=(1.000001018*(1-[.K66]*[.K66]))/(1+[.K66]*COS(RADIANS([.N66])))" office:value-type="float" office:value="0.992158213042648">
            <text:p>0.99</text:p>
          </table:table-cell>
          <table:table-cell table:formula="of:=[.M66]-0.00569-0.00478*SIN(RADIANS(125.04-1934.136*[.G66]))" office:value-type="float" office:value="346.216998997332">
            <text:p>346.22</text:p>
          </table:table-cell>
          <table:table-cell table:formula="of:=23+(26+((21.448-[.G66]*(46.815+[.G66]*(0.00059-[.G66]*0.001813))))/60)/60" office:value-type="float" office:value="23.4358869575008">
            <text:p>23.44</text:p>
          </table:table-cell>
          <table:table-cell table:formula="of:=[.Q66]+0.00256*COS(RADIANS(125.04-1934.136*[.G66]))" office:value-type="float" office:value="23.4382726332292">
            <text:p>23.44</text:p>
          </table:table-cell>
          <table:table-cell table:formula="of:=DEGREES(ATAN2(COS(RADIANS([.P66]));COS(RADIANS([.R66]))*SIN(RADIANS([.P66]))))" office:value-type="float" office:value="-12.6841101166243">
            <text:p>-12.68</text:p>
          </table:table-cell>
          <table:table-cell table:formula="of:=DEGREES(ASIN(SIN(RADIANS([.R66]))*SIN(RADIANS([.P66]))))" office:value-type="float" office:value="-5.43777479208567">
            <text:p>-5.44</text:p>
          </table:table-cell>
          <table:table-cell table:formula="of:=TAN(RADIANS([.R66]/2))*TAN(RADIANS([.R66]/2))" office:value-type="float" office:value="0.0430306831279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1.1596001613086">
            <text:p>-11.16</text:p>
          </table:table-cell>
          <table:table-cell table:formula="of:=DEGREES(ACOS(COS(RADIANS(90.833))/(COS(RADIANS([.$B$2]))*COS(RADIANS([.T66])))-TAN(RADIANS([.$B$2]))*TAN(RADIANS([.T66]))))" office:value-type="float" office:value="87.0703068197074">
            <text:p>87.07</text:p>
          </table:table-cell>
          <table:table-cell table:style-name="ce7" table:formula="of:=(720-4*[.$B$3]-[.V66]+[.$B$4]*60)/1440" office:value-type="float" office:value="0.507749722334242">
            <text:p>12:11:10</text:p>
          </table:table-cell>
          <table:table-cell table:style-name="ce7" table:formula="of:=([.X66]*1440-[.W66]*4)/1440" office:value-type="float" office:value="0.265887758946166">
            <text:p>6:22:53</text:p>
          </table:table-cell>
          <table:table-cell table:style-name="ce7" table:formula="of:=([.X66]*1440+[.W66]*4)/1440" office:value-type="float" office:value="0.749611685722318">
            <text:p>17:59:26</text:p>
          </table:table-cell>
          <table:table-cell table:formula="of:=8*[.W66]" office:value-type="float" office:value="696.562454557659">
            <text:p>696.56</text:p>
          </table:table-cell>
          <table:table-cell table:formula="of:=MOD([.E66]*1440+[.V66]+4*[.$B$3]-60*[.$B$4];1440)" office:value-type="float" office:value="708.840399838691">
            <text:p>708.84</text:p>
          </table:table-cell>
          <table:table-cell table:formula="of:=IF([.AB66]/4&lt;0;[.AB66]/4+180;[.AB66]/4-180)" office:value-type="float" office:value="-2.78990004032715">
            <text:p>-2.79</text:p>
          </table:table-cell>
          <table:table-cell table:formula="of:=DEGREES(ACOS(SIN(RADIANS([.$B$2]))*SIN(RADIANS([.T66]))+COS(RADIANS([.$B$2]))*COS(RADIANS([.T66]))*COS(RADIANS([.AC66]))))" office:value-type="float" office:value="41.5203505443287">
            <text:p>41.52</text:p>
          </table:table-cell>
          <table:table-cell table:formula="of:=90-[.AD66]" office:value-type="float" office:value="48.4796494556714">
            <text:p>48.48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142752237091511">
            <text:p>0.01</text:p>
          </table:table-cell>
          <table:table-cell table:formula="of:=[.AE66]+[.AF66]" office:value-type="float" office:value="48.4939246793805">
            <text:p>48.49</text:p>
          </table:table-cell>
          <table:table-cell table:formula="of:=IF([.AC66]&gt;0;MOD(DEGREES(ACOS(((SIN(RADIANS([.$B$2]))*COS(RADIANS([.AD66])))-SIN(RADIANS([.T66])))/(COS(RADIANS([.$B$2]))*SIN(RADIANS([.AD66])))))+180;360);MOD(540-DEGREES(ACOS(((SIN(RADIANS([.$B$2]))*COS(RADIANS([.AD66])))-SIN(RADIANS([.T66])))/(COS(RADIANS([.$B$2]))*SIN(RADIANS([.AD66])))));360))" office:value-type="float" office:value="175.808139806657">
            <text:p>175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6]+1" office:value-type="date" office:date-value="2026-03-07">
            <text:p>3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7]+2415018.5+[.E67]-[.$B$4]/24" office:value-type="float" office:value="2461107.29166667">
            <text:p>2461107.29</text:p>
          </table:table-cell>
          <table:table-cell table:style-name="ce9" table:formula="of:=([.F67]-2451545)/36525" office:value-type="float" office:value="0.261801277663696">
            <text:p>0.26180128</text:p>
          </table:table-cell>
          <table:table-cell/>
          <table:table-cell table:formula="of:=MOD(280.46646+[.G67]*(36000.76983+[.G67]*0.0003032);360)" office:value-type="float" office:value="345.514019151955">
            <text:p>345.51</text:p>
          </table:table-cell>
          <table:table-cell table:formula="of:=357.52911+[.G67]*(35999.05029-0.0001537*[.G67])" office:value-type="float" office:value="9782.12646006708">
            <text:p>9782.13</text:p>
          </table:table-cell>
          <table:table-cell table:formula="of:=0.016708634-[.G67]*(0.000042037+0.0000001267*[.G67])" office:value-type="float" office:value="0.0166976199756844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70782883619631">
            <text:p>1.71</text:p>
          </table:table-cell>
          <table:table-cell table:formula="of:=[.I67]+[.L67]" office:value-type="float" office:value="347.221847988151">
            <text:p>347.22</text:p>
          </table:table-cell>
          <table:table-cell table:formula="of:=[.J67]+[.L67]" office:value-type="float" office:value="9783.83428890327">
            <text:p>9783.83</text:p>
          </table:table-cell>
          <table:table-cell table:formula="of:=(1.000001018*(1-[.K67]*[.K67]))/(1+[.K67]*COS(RADIANS([.N67])))" office:value-type="float" office:value="0.992414927536234">
            <text:p>0.99</text:p>
          </table:table-cell>
          <table:table-cell table:formula="of:=[.M67]-0.00569-0.00478*SIN(RADIANS(125.04-1934.136*[.G67]))" office:value-type="float" office:value="347.217895827217">
            <text:p>347.22</text:p>
          </table:table-cell>
          <table:table-cell table:formula="of:=23+(26+((21.448-[.G67]*(46.815+[.G67]*(0.00059-[.G67]*0.001813))))/60)/60" office:value-type="float" office:value="23.4358866014666">
            <text:p>23.44</text:p>
          </table:table-cell>
          <table:table-cell table:formula="of:=[.Q67]+0.00256*COS(RADIANS(125.04-1934.136*[.G67]))" office:value-type="float" office:value="23.4382714180209">
            <text:p>23.44</text:p>
          </table:table-cell>
          <table:table-cell table:formula="of:=DEGREES(ATAN2(COS(RADIANS([.P67]));COS(RADIANS([.R67]))*SIN(RADIANS([.P67]))))" office:value-type="float" office:value="-11.7580608441446">
            <text:p>-11.76</text:p>
          </table:table-cell>
          <table:table-cell table:formula="of:=DEGREES(ASIN(SIN(RADIANS([.R67]))*SIN(RADIANS([.P67]))))" office:value-type="float" office:value="-5.04868318450054">
            <text:p>-5.05</text:p>
          </table:table-cell>
          <table:table-cell table:formula="of:=TAN(RADIANS([.R67]/2))*TAN(RADIANS([.R67]/2))" office:value-type="float" office:value="0.0430306785389399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0.9193825366052">
            <text:p>-10.92</text:p>
          </table:table-cell>
          <table:table-cell table:formula="of:=DEGREES(ACOS(COS(RADIANS(90.833))/(COS(RADIANS([.$B$2]))*COS(RADIANS([.T67])))-TAN(RADIANS([.$B$2]))*TAN(RADIANS([.T67]))))" office:value-type="float" office:value="87.3550730353857">
            <text:p>87.36</text:p>
          </table:table-cell>
          <table:table-cell table:style-name="ce7" table:formula="of:=(720-4*[.$B$3]-[.V67]+[.$B$4]*60)/1440" office:value-type="float" office:value="0.507582904539309">
            <text:p>12:10:55</text:p>
          </table:table-cell>
          <table:table-cell table:style-name="ce7" table:formula="of:=([.X67]*1440-[.W67]*4)/1440" office:value-type="float" office:value="0.26492992388546">
            <text:p>6:21:30</text:p>
          </table:table-cell>
          <table:table-cell table:style-name="ce7" table:formula="of:=([.X67]*1440+[.W67]*4)/1440" office:value-type="float" office:value="0.750235885193158">
            <text:p>18:00:20</text:p>
          </table:table-cell>
          <table:table-cell table:formula="of:=8*[.W67]" office:value-type="float" office:value="698.840584283085">
            <text:p>698.84</text:p>
          </table:table-cell>
          <table:table-cell table:formula="of:=MOD([.E67]*1440+[.V67]+4*[.$B$3]-60*[.$B$4];1440)" office:value-type="float" office:value="709.080617463395">
            <text:p>709.08</text:p>
          </table:table-cell>
          <table:table-cell table:formula="of:=IF([.AB67]/4&lt;0;[.AB67]/4+180;[.AB67]/4-180)" office:value-type="float" office:value="-2.7298456341513">
            <text:p>-2.73</text:p>
          </table:table-cell>
          <table:table-cell table:formula="of:=DEGREES(ACOS(SIN(RADIANS([.$B$2]))*SIN(RADIANS([.T67]))+COS(RADIANS([.$B$2]))*COS(RADIANS([.T67]))*COS(RADIANS([.AC67]))))" office:value-type="float" office:value="41.1284086485278">
            <text:p>41.13</text:p>
          </table:table-cell>
          <table:table-cell table:formula="of:=90-[.AD67]" office:value-type="float" office:value="48.8715913514722">
            <text:p>48.87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140800126660081">
            <text:p>0.01</text:p>
          </table:table-cell>
          <table:table-cell table:formula="of:=[.AE67]+[.AF67]" office:value-type="float" office:value="48.8856713641382">
            <text:p>48.89</text:p>
          </table:table-cell>
          <table:table-cell table:formula="of:=IF([.AC67]&gt;0;MOD(DEGREES(ACOS(((SIN(RADIANS([.$B$2]))*COS(RADIANS([.AD67])))-SIN(RADIANS([.T67])))/(COS(RADIANS([.$B$2]))*SIN(RADIANS([.AD67])))))+180;360);MOD(540-DEGREES(ACOS(((SIN(RADIANS([.$B$2]))*COS(RADIANS([.AD67])))-SIN(RADIANS([.T67])))/(COS(RADIANS([.$B$2]))*SIN(RADIANS([.AD67])))));360))" office:value-type="float" office:value="175.863788187626">
            <text:p>175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7]+1" office:value-type="date" office:date-value="2026-03-08">
            <text:p>3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8]+2415018.5+[.E68]-[.$B$4]/24" office:value-type="float" office:value="2461108.29166667">
            <text:p>2461108.29</text:p>
          </table:table-cell>
          <table:table-cell table:style-name="ce9" table:formula="of:=([.F68]-2451545)/36525" office:value-type="float" office:value="0.261828656171568">
            <text:p>0.26182866</text:p>
          </table:table-cell>
          <table:table-cell/>
          <table:table-cell table:formula="of:=MOD(280.46646+[.G68]*(36000.76983+[.G68]*0.0003032);360)" office:value-type="float" office:value="346.499666516465">
            <text:p>346.5</text:p>
          </table:table-cell>
          <table:table-cell table:formula="of:=357.52911+[.G68]*(35999.05029-0.0001537*[.G68])" office:value-type="float" office:value="9783.1120603466">
            <text:p>9783.11</text:p>
          </table:table-cell>
          <table:table-cell table:formula="of:=0.016708634-[.G68]*(0.000042037+0.0000001267*[.G68])" office:value-type="float" office:value="0.0166976188229577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72255426319159">
            <text:p>1.72</text:p>
          </table:table-cell>
          <table:table-cell table:formula="of:=[.I68]+[.L68]" office:value-type="float" office:value="348.222220779657">
            <text:p>348.22</text:p>
          </table:table-cell>
          <table:table-cell table:formula="of:=[.J68]+[.L68]" office:value-type="float" office:value="9784.83461460979">
            <text:p>9784.83</text:p>
          </table:table-cell>
          <table:table-cell table:formula="of:=(1.000001018*(1-[.K68]*[.K68]))/(1+[.K68]*COS(RADIANS([.N68])))" office:value-type="float" office:value="0.992673854188564">
            <text:p>0.99</text:p>
          </table:table-cell>
          <table:table-cell table:formula="of:=[.M68]-0.00569-0.00478*SIN(RADIANS(125.04-1934.136*[.G68]))" office:value-type="float" office:value="348.218272733427">
            <text:p>348.22</text:p>
          </table:table-cell>
          <table:table-cell table:formula="of:=23+(26+((21.448-[.G68]*(46.815+[.G68]*(0.00059-[.G68]*0.001813))))/60)/60" office:value-type="float" office:value="23.4358862454324">
            <text:p>23.44</text:p>
          </table:table-cell>
          <table:table-cell table:formula="of:=[.Q68]+0.00256*COS(RADIANS(125.04-1934.136*[.G68]))" office:value-type="float" office:value="23.4382702007756">
            <text:p>23.44</text:p>
          </table:table-cell>
          <table:table-cell table:formula="of:=DEGREES(ATAN2(COS(RADIANS([.P68]));COS(RADIANS([.R68]))*SIN(RADIANS([.P68]))))" office:value-type="float" office:value="-10.833604074248">
            <text:p>-10.83</text:p>
          </table:table-cell>
          <table:table-cell table:formula="of:=DEGREES(ASIN(SIN(RADIANS([.R68]))*SIN(RADIANS([.P68]))))" office:value-type="float" office:value="-4.65848428649513">
            <text:p>-4.66</text:p>
          </table:table-cell>
          <table:table-cell table:formula="of:=TAN(RADIANS([.R68]/2))*TAN(RADIANS([.R68]/2))" office:value-type="float" office:value="0.0430306739422876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0.6728589838723">
            <text:p>-10.67</text:p>
          </table:table-cell>
          <table:table-cell table:formula="of:=DEGREES(ACOS(COS(RADIANS(90.833))/(COS(RADIANS([.$B$2]))*COS(RADIANS([.T68])))-TAN(RADIANS([.$B$2]))*TAN(RADIANS([.T68]))))" office:value-type="float" office:value="87.6402890864336">
            <text:p>87.64</text:p>
          </table:table-cell>
          <table:table-cell table:style-name="ce7" table:formula="of:=(720-4*[.$B$3]-[.V68]+[.$B$4]*60)/1440" office:value-type="float" office:value="0.507411707627689">
            <text:p>12:10:40</text:p>
          </table:table-cell>
          <table:table-cell table:style-name="ce7" table:formula="of:=([.X68]*1440-[.W68]*4)/1440" office:value-type="float" office:value="0.263966460165374">
            <text:p>6:20:07</text:p>
          </table:table-cell>
          <table:table-cell table:style-name="ce7" table:formula="of:=([.X68]*1440+[.W68]*4)/1440" office:value-type="float" office:value="0.750856955090005">
            <text:p>18:01:14</text:p>
          </table:table-cell>
          <table:table-cell table:formula="of:=8*[.W68]" office:value-type="float" office:value="701.122312691469">
            <text:p>701.12</text:p>
          </table:table-cell>
          <table:table-cell table:formula="of:=MOD([.E68]*1440+[.V68]+4*[.$B$3]-60*[.$B$4];1440)" office:value-type="float" office:value="709.327141016128">
            <text:p>709.33</text:p>
          </table:table-cell>
          <table:table-cell table:formula="of:=IF([.AB68]/4&lt;0;[.AB68]/4+180;[.AB68]/4-180)" office:value-type="float" office:value="-2.66821474596807">
            <text:p>-2.67</text:p>
          </table:table-cell>
          <table:table-cell table:formula="of:=DEGREES(ACOS(SIN(RADIANS([.$B$2]))*SIN(RADIANS([.T68]))+COS(RADIANS([.$B$2]))*COS(RADIANS([.T68]))*COS(RADIANS([.AC68]))))" office:value-type="float" office:value="40.7352991578899">
            <text:p>40.74</text:p>
          </table:table-cell>
          <table:table-cell table:formula="of:=90-[.AD68]" office:value-type="float" office:value="49.2647008421101">
            <text:p>49.26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138865340227416">
            <text:p>0.01</text:p>
          </table:table-cell>
          <table:table-cell table:formula="of:=[.AE68]+[.AF68]" office:value-type="float" office:value="49.2785873761328">
            <text:p>49.28</text:p>
          </table:table-cell>
          <table:table-cell table:formula="of:=IF([.AC68]&gt;0;MOD(DEGREES(ACOS(((SIN(RADIANS([.$B$2]))*COS(RADIANS([.AD68])))-SIN(RADIANS([.T68])))/(COS(RADIANS([.$B$2]))*SIN(RADIANS([.AD68])))))+180;360);MOD(540-DEGREES(ACOS(((SIN(RADIANS([.$B$2]))*COS(RADIANS([.AD68])))-SIN(RADIANS([.T68])))/(COS(RADIANS([.$B$2]))*SIN(RADIANS([.AD68])))));360))" office:value-type="float" office:value="175.922731444605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8]+1" office:value-type="date" office:date-value="2026-03-09">
            <text:p>3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9]+2415018.5+[.E69]-[.$B$4]/24" office:value-type="float" office:value="2461109.29166667">
            <text:p>2461109.29</text:p>
          </table:table-cell>
          <table:table-cell table:style-name="ce9" table:formula="of:=([.F69]-2451545)/36525" office:value-type="float" office:value="0.261856034679439">
            <text:p>0.26185603</text:p>
          </table:table-cell>
          <table:table-cell/>
          <table:table-cell table:formula="of:=MOD(280.46646+[.G69]*(36000.76983+[.G69]*0.0003032);360)" office:value-type="float" office:value="347.485313880978">
            <text:p>347.49</text:p>
          </table:table-cell>
          <table:table-cell table:formula="of:=357.52911+[.G69]*(35999.05029-0.0001537*[.G69])" office:value-type="float" office:value="9784.09766062612">
            <text:p>9784.1</text:p>
          </table:table-cell>
          <table:table-cell table:formula="of:=0.016708634-[.G69]*(0.000042037+0.0000001267*[.G69])" office:value-type="float" office:value="0.0166976176702307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7367557975584">
            <text:p>1.74</text:p>
          </table:table-cell>
          <table:table-cell table:formula="of:=[.I69]+[.L69]" office:value-type="float" office:value="349.222069678536">
            <text:p>349.22</text:p>
          </table:table-cell>
          <table:table-cell table:formula="of:=[.J69]+[.L69]" office:value-type="float" office:value="9785.83441642368">
            <text:p>9785.83</text:p>
          </table:table-cell>
          <table:table-cell table:formula="of:=(1.000001018*(1-[.K69]*[.K69]))/(1+[.K69]*COS(RADIANS([.N69])))" office:value-type="float" office:value="0.992934912943143">
            <text:p>0.99</text:p>
          </table:table-cell>
          <table:table-cell table:formula="of:=[.M69]-0.00569-0.00478*SIN(RADIANS(125.04-1934.136*[.G69]))" office:value-type="float" office:value="349.218125745523">
            <text:p>349.22</text:p>
          </table:table-cell>
          <table:table-cell table:formula="of:=23+(26+((21.448-[.G69]*(46.815+[.G69]*(0.00059-[.G69]*0.001813))))/60)/60" office:value-type="float" office:value="23.4358858893982">
            <text:p>23.44</text:p>
          </table:table-cell>
          <table:table-cell table:formula="of:=[.Q69]+0.00256*COS(RADIANS(125.04-1934.136*[.G69]))" office:value-type="float" office:value="23.4382689814939">
            <text:p>23.44</text:p>
          </table:table-cell>
          <table:table-cell table:formula="of:=DEGREES(ATAN2(COS(RADIANS([.P69]));COS(RADIANS([.R69]))*SIN(RADIANS([.P69]))))" office:value-type="float" office:value="-9.91065764859884">
            <text:p>-9.91</text:p>
          </table:table-cell>
          <table:table-cell table:formula="of:=DEGREES(ASIN(SIN(RADIANS([.R69]))*SIN(RADIANS([.P69]))))" office:value-type="float" office:value="-4.26728465195273">
            <text:p>-4.27</text:p>
          </table:table-cell>
          <table:table-cell table:formula="of:=TAN(RADIANS([.R69]/2))*TAN(RADIANS([.R69]/2))" office:value-type="float" office:value="0.0430306693379458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0.4203666814829">
            <text:p>-10.42</text:p>
          </table:table-cell>
          <table:table-cell table:formula="of:=DEGREES(ACOS(COS(RADIANS(90.833))/(COS(RADIANS([.$B$2]))*COS(RADIANS([.T69])))-TAN(RADIANS([.$B$2]))*TAN(RADIANS([.T69]))))" office:value-type="float" office:value="87.9259085296744">
            <text:p>87.93</text:p>
          </table:table-cell>
          <table:table-cell table:style-name="ce7" table:formula="of:=(720-4*[.$B$3]-[.V69]+[.$B$4]*60)/1440" office:value-type="float" office:value="0.50723636575103">
            <text:p>12:10:25</text:p>
          </table:table-cell>
          <table:table-cell table:style-name="ce7" table:formula="of:=([.X69]*1440-[.W69]*4)/1440" office:value-type="float" office:value="0.262997730946378">
            <text:p>6:18:43</text:p>
          </table:table-cell>
          <table:table-cell table:style-name="ce7" table:formula="of:=([.X69]*1440+[.W69]*4)/1440" office:value-type="float" office:value="0.751475000555681">
            <text:p>18:02:07</text:p>
          </table:table-cell>
          <table:table-cell table:formula="of:=8*[.W69]" office:value-type="float" office:value="703.407268237396">
            <text:p>703.41</text:p>
          </table:table-cell>
          <table:table-cell table:formula="of:=MOD([.E69]*1440+[.V69]+4*[.$B$3]-60*[.$B$4];1440)" office:value-type="float" office:value="709.579633318517">
            <text:p>709.58</text:p>
          </table:table-cell>
          <table:table-cell table:formula="of:=IF([.AB69]/4&lt;0;[.AB69]/4+180;[.AB69]/4-180)" office:value-type="float" office:value="-2.60509167037074">
            <text:p>-2.61</text:p>
          </table:table-cell>
          <table:table-cell table:formula="of:=DEGREES(ACOS(SIN(RADIANS([.$B$2]))*SIN(RADIANS([.T69]))+COS(RADIANS([.$B$2]))*COS(RADIANS([.T69]))*COS(RADIANS([.AC69]))))" office:value-type="float" office:value="40.3411379394039">
            <text:p>40.34</text:p>
          </table:table-cell>
          <table:table-cell table:formula="of:=90-[.AD69]" office:value-type="float" office:value="49.6588620605961">
            <text:p>49.66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136948056021092">
            <text:p>0.01</text:p>
          </table:table-cell>
          <table:table-cell table:formula="of:=[.AE69]+[.AF69]" office:value-type="float" office:value="49.6725568661982">
            <text:p>49.67</text:p>
          </table:table-cell>
          <table:table-cell table:formula="of:=IF([.AC69]&gt;0;MOD(DEGREES(ACOS(((SIN(RADIANS([.$B$2]))*COS(RADIANS([.AD69])))-SIN(RADIANS([.T69])))/(COS(RADIANS([.$B$2]))*SIN(RADIANS([.AD69])))))+180;360);MOD(540-DEGREES(ACOS(((SIN(RADIANS([.$B$2]))*COS(RADIANS([.AD69])))-SIN(RADIANS([.T69])))/(COS(RADIANS([.$B$2]))*SIN(RADIANS([.AD69])))));360))" office:value-type="float" office:value="175.984934161211">
            <text:p>175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9]+1" office:value-type="date" office:date-value="2026-03-10">
            <text:p>3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0]+2415018.5+[.E70]-[.$B$4]/24" office:value-type="float" office:value="2461110.29166667">
            <text:p>2461110.29</text:p>
          </table:table-cell>
          <table:table-cell table:style-name="ce9" table:formula="of:=([.F70]-2451545)/36525" office:value-type="float" office:value="0.26188341318731">
            <text:p>0.26188341</text:p>
          </table:table-cell>
          <table:table-cell/>
          <table:table-cell table:formula="of:=MOD(280.46646+[.G70]*(36000.76983+[.G70]*0.0003032);360)" office:value-type="float" office:value="348.470961245488">
            <text:p>348.47</text:p>
          </table:table-cell>
          <table:table-cell table:formula="of:=357.52911+[.G70]*(35999.05029-0.0001537*[.G70])" office:value-type="float" office:value="9785.08326090564">
            <text:p>9785.08</text:p>
          </table:table-cell>
          <table:table-cell table:formula="of:=0.016708634-[.G70]*(0.000042037+0.0000001267*[.G70])" office:value-type="float" office:value="0.0166976165175036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7504296405039">
            <text:p>1.75</text:p>
          </table:table-cell>
          <table:table-cell table:formula="of:=[.I70]+[.L70]" office:value-type="float" office:value="350.221390885992">
            <text:p>350.22</text:p>
          </table:table-cell>
          <table:table-cell table:formula="of:=[.J70]+[.L70]" office:value-type="float" office:value="9786.83369054615">
            <text:p>9786.83</text:p>
          </table:table-cell>
          <table:table-cell table:formula="of:=(1.000001018*(1-[.K70]*[.K70]))/(1+[.K70]*COS(RADIANS([.N70])))" office:value-type="float" office:value="0.99319802321016">
            <text:p>0.99</text:p>
          </table:table-cell>
          <table:table-cell table:formula="of:=[.M70]-0.00569-0.00478*SIN(RADIANS(125.04-1934.136*[.G70]))" office:value-type="float" office:value="350.217451064704">
            <text:p>350.22</text:p>
          </table:table-cell>
          <table:table-cell table:formula="of:=23+(26+((21.448-[.G70]*(46.815+[.G70]*(0.00059-[.G70]*0.001813))))/60)/60" office:value-type="float" office:value="23.435885533364">
            <text:p>23.44</text:p>
          </table:table-cell>
          <table:table-cell table:formula="of:=[.Q70]+0.00256*COS(RADIANS(125.04-1934.136*[.G70]))" office:value-type="float" office:value="23.4382677601767">
            <text:p>23.44</text:p>
          </table:table-cell>
          <table:table-cell table:formula="of:=DEGREES(ATAN2(COS(RADIANS([.P70]));COS(RADIANS([.R70]))*SIN(RADIANS([.P70]))))" office:value-type="float" office:value="-8.98913880483426">
            <text:p>-8.99</text:p>
          </table:table-cell>
          <table:table-cell table:formula="of:=DEGREES(ASIN(SIN(RADIANS([.R70]))*SIN(RADIANS([.P70]))))" office:value-type="float" office:value="-3.87519032673609">
            <text:p>-3.88</text:p>
          </table:table-cell>
          <table:table-cell table:formula="of:=TAN(RADIANS([.R70]/2))*TAN(RADIANS([.R70]/2))" office:value-type="float" office:value="0.0430306647259174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0.1622445175314">
            <text:p>-10.16</text:p>
          </table:table-cell>
          <table:table-cell table:formula="of:=DEGREES(ACOS(COS(RADIANS(90.833))/(COS(RADIANS([.$B$2]))*COS(RADIANS([.T70])))-TAN(RADIANS([.$B$2]))*TAN(RADIANS([.T70]))))" office:value-type="float" office:value="88.2118859865443">
            <text:p>88.21</text:p>
          </table:table-cell>
          <table:table-cell table:style-name="ce7" table:formula="of:=(720-4*[.$B$3]-[.V70]+[.$B$4]*60)/1440" office:value-type="float" office:value="0.507057114248286">
            <text:p>12:10:10</text:p>
          </table:table-cell>
          <table:table-cell table:style-name="ce7" table:formula="of:=([.X70]*1440-[.W70]*4)/1440" office:value-type="float" office:value="0.262024097618996">
            <text:p>6:17:19</text:p>
          </table:table-cell>
          <table:table-cell table:style-name="ce7" table:formula="of:=([.X70]*1440+[.W70]*4)/1440" office:value-type="float" office:value="0.752090130877575">
            <text:p>18:03:01</text:p>
          </table:table-cell>
          <table:table-cell table:formula="of:=8*[.W70]" office:value-type="float" office:value="705.695087892354">
            <text:p>705.7</text:p>
          </table:table-cell>
          <table:table-cell table:formula="of:=MOD([.E70]*1440+[.V70]+4*[.$B$3]-60*[.$B$4];1440)" office:value-type="float" office:value="709.837755482469">
            <text:p>709.84</text:p>
          </table:table-cell>
          <table:table-cell table:formula="of:=IF([.AB70]/4&lt;0;[.AB70]/4+180;[.AB70]/4-180)" office:value-type="float" office:value="-2.54056112938284">
            <text:p>-2.54</text:p>
          </table:table-cell>
          <table:table-cell table:formula="of:=DEGREES(ACOS(SIN(RADIANS([.$B$2]))*SIN(RADIANS([.T70]))+COS(RADIANS([.$B$2]))*COS(RADIANS([.T70]))*COS(RADIANS([.AC70]))))" office:value-type="float" office:value="39.9460404023002">
            <text:p>39.95</text:p>
          </table:table-cell>
          <table:table-cell table:formula="of:=90-[.AD70]" office:value-type="float" office:value="50.0539595976998">
            <text:p>50.05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135048432412311">
            <text:p>0.01</text:p>
          </table:table-cell>
          <table:table-cell table:formula="of:=[.AE70]+[.AF70]" office:value-type="float" office:value="50.0674644409411">
            <text:p>50.07</text:p>
          </table:table-cell>
          <table:table-cell table:formula="of:=IF([.AC70]&gt;0;MOD(DEGREES(ACOS(((SIN(RADIANS([.$B$2]))*COS(RADIANS([.AD70])))-SIN(RADIANS([.T70])))/(COS(RADIANS([.$B$2]))*SIN(RADIANS([.AD70])))))+180;360);MOD(540-DEGREES(ACOS(((SIN(RADIANS([.$B$2]))*COS(RADIANS([.AD70])))-SIN(RADIANS([.T70])))/(COS(RADIANS([.$B$2]))*SIN(RADIANS([.AD70])))));360))" office:value-type="float" office:value="176.050358753314">
            <text:p>176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0]+1" office:value-type="date" office:date-value="2026-03-11">
            <text:p>3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1]+2415018.5+[.E71]-[.$B$4]/24" office:value-type="float" office:value="2461111.29166667">
            <text:p>2461111.29</text:p>
          </table:table-cell>
          <table:table-cell table:style-name="ce9" table:formula="of:=([.F71]-2451545)/36525" office:value-type="float" office:value="0.261910791695182">
            <text:p>0.26191079</text:p>
          </table:table-cell>
          <table:table-cell/>
          <table:table-cell table:formula="of:=MOD(280.46646+[.G71]*(36000.76983+[.G71]*0.0003032);360)" office:value-type="float" office:value="349.456608610002">
            <text:p>349.46</text:p>
          </table:table-cell>
          <table:table-cell table:formula="of:=357.52911+[.G71]*(35999.05029-0.0001537*[.G71])" office:value-type="float" office:value="9786.06886118516">
            <text:p>9786.07</text:p>
          </table:table-cell>
          <table:table-cell table:formula="of:=0.016708634-[.G71]*(0.000042037+0.0000001267*[.G71])" office:value-type="float" office:value="0.0166976153647763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7635721654763">
            <text:p>1.76</text:p>
          </table:table-cell>
          <table:table-cell table:formula="of:=[.I71]+[.L71]" office:value-type="float" office:value="351.220180775478">
            <text:p>351.22</text:p>
          </table:table-cell>
          <table:table-cell table:formula="of:=[.J71]+[.L71]" office:value-type="float" office:value="9787.83243335064">
            <text:p>9787.83</text:p>
          </table:table-cell>
          <table:table-cell table:formula="of:=(1.000001018*(1-[.K71]*[.K71]))/(1+[.K71]*COS(RADIANS([.N71])))" office:value-type="float" office:value="0.993463103894197">
            <text:p>0.99</text:p>
          </table:table-cell>
          <table:table-cell table:formula="of:=[.M71]-0.00569-0.00478*SIN(RADIANS(125.04-1934.136*[.G71]))" office:value-type="float" office:value="351.216245064421">
            <text:p>351.22</text:p>
          </table:table-cell>
          <table:table-cell table:formula="of:=23+(26+((21.448-[.G71]*(46.815+[.G71]*(0.00059-[.G71]*0.001813))))/60)/60" office:value-type="float" office:value="23.4358851773298">
            <text:p>23.44</text:p>
          </table:table-cell>
          <table:table-cell table:formula="of:=[.Q71]+0.00256*COS(RADIANS(125.04-1934.136*[.G71]))" office:value-type="float" office:value="23.4382665368246">
            <text:p>23.44</text:p>
          </table:table-cell>
          <table:table-cell table:formula="of:=DEGREES(ATAN2(COS(RADIANS([.P71]));COS(RADIANS([.R71]))*SIN(RADIANS([.P71]))))" office:value-type="float" office:value="-8.06896424631423">
            <text:p>-8.07</text:p>
          </table:table-cell>
          <table:table-cell table:formula="of:=DEGREES(ASIN(SIN(RADIANS([.R71]))*SIN(RADIANS([.P71]))))" office:value-type="float" office:value="-3.48230685316635">
            <text:p>-3.48</text:p>
          </table:table-cell>
          <table:table-cell table:formula="of:=TAN(RADIANS([.R71]/2))*TAN(RADIANS([.R71]/2))" office:value-type="float" office:value="0.0430306601062051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9.89883277117595">
            <text:p>-9.9</text:p>
          </table:table-cell>
          <table:table-cell table:formula="of:=DEGREES(ACOS(COS(RADIANS(90.833))/(COS(RADIANS([.$B$2]))*COS(RADIANS([.T71])))-TAN(RADIANS([.$B$2]))*TAN(RADIANS([.T71]))))" office:value-type="float" office:value="88.4981770646554">
            <text:p>88.5</text:p>
          </table:table-cell>
          <table:table-cell table:style-name="ce7" table:formula="of:=(720-4*[.$B$3]-[.V71]+[.$B$4]*60)/1440" office:value-type="float" office:value="0.506874189424428">
            <text:p>12:09:54</text:p>
          </table:table-cell>
          <table:table-cell table:style-name="ce7" table:formula="of:=([.X71]*1440-[.W71]*4)/1440" office:value-type="float" office:value="0.261045919800385">
            <text:p>6:15:54</text:p>
          </table:table-cell>
          <table:table-cell table:style-name="ce7" table:formula="of:=([.X71]*1440+[.W71]*4)/1440" office:value-type="float" office:value="0.75270245904847">
            <text:p>18:03:53</text:p>
          </table:table-cell>
          <table:table-cell table:formula="of:=8*[.W71]" office:value-type="float" office:value="707.985416517243">
            <text:p>707.99</text:p>
          </table:table-cell>
          <table:table-cell table:formula="of:=MOD([.E71]*1440+[.V71]+4*[.$B$3]-60*[.$B$4];1440)" office:value-type="float" office:value="710.101167228824">
            <text:p>710.1</text:p>
          </table:table-cell>
          <table:table-cell table:formula="of:=IF([.AB71]/4&lt;0;[.AB71]/4+180;[.AB71]/4-180)" office:value-type="float" office:value="-2.474708192794">
            <text:p>-2.47</text:p>
          </table:table-cell>
          <table:table-cell table:formula="of:=DEGREES(ACOS(SIN(RADIANS([.$B$2]))*SIN(RADIANS([.T71]))+COS(RADIANS([.$B$2]))*COS(RADIANS([.T71]))*COS(RADIANS([.AC71]))))" office:value-type="float" office:value="39.5501214715886">
            <text:p>39.55</text:p>
          </table:table-cell>
          <table:table-cell table:formula="of:=90-[.AD71]" office:value-type="float" office:value="50.4498785284114">
            <text:p>50.45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133166609120709">
            <text:p>0.01</text:p>
          </table:table-cell>
          <table:table-cell table:formula="of:=[.AE71]+[.AF71]" office:value-type="float" office:value="50.4631951893234">
            <text:p>50.46</text:p>
          </table:table-cell>
          <table:table-cell table:formula="of:=IF([.AC71]&gt;0;MOD(DEGREES(ACOS(((SIN(RADIANS([.$B$2]))*COS(RADIANS([.AD71])))-SIN(RADIANS([.T71])))/(COS(RADIANS([.$B$2]))*SIN(RADIANS([.AD71])))))+180;360);MOD(540-DEGREES(ACOS(((SIN(RADIANS([.$B$2]))*COS(RADIANS([.AD71])))-SIN(RADIANS([.T71])))/(COS(RADIANS([.$B$2]))*SIN(RADIANS([.AD71])))));360))" office:value-type="float" office:value="176.118965453945">
            <text:p>176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1]+1" office:value-type="date" office:date-value="2026-03-12">
            <text:p>3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2]+2415018.5+[.E72]-[.$B$4]/24" office:value-type="float" office:value="2461112.29166667">
            <text:p>2461112.29</text:p>
          </table:table-cell>
          <table:table-cell table:style-name="ce9" table:formula="of:=([.F72]-2451545)/36525" office:value-type="float" office:value="0.261938170203053">
            <text:p>0.26193817</text:p>
          </table:table-cell>
          <table:table-cell/>
          <table:table-cell table:formula="of:=MOD(280.46646+[.G72]*(36000.76983+[.G72]*0.0003032);360)" office:value-type="float" office:value="350.442255974514">
            <text:p>350.44</text:p>
          </table:table-cell>
          <table:table-cell table:formula="of:=357.52911+[.G72]*(35999.05029-0.0001537*[.G72])" office:value-type="float" office:value="9787.05446146468">
            <text:p>9787.05</text:p>
          </table:table-cell>
          <table:table-cell table:formula="of:=0.016708634-[.G72]*(0.000042037+0.0000001267*[.G72])" office:value-type="float" office:value="0.0166976142120488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77617991869097">
            <text:p>1.78</text:p>
          </table:table-cell>
          <table:table-cell table:formula="of:=[.I72]+[.L72]" office:value-type="float" office:value="352.218435893205">
            <text:p>352.22</text:p>
          </table:table-cell>
          <table:table-cell table:formula="of:=[.J72]+[.L72]" office:value-type="float" office:value="9788.83064138337">
            <text:p>9788.83</text:p>
          </table:table-cell>
          <table:table-cell table:formula="of:=(1.000001018*(1-[.K72]*[.K72]))/(1+[.K72]*COS(RADIANS([.N72])))" office:value-type="float" office:value="0.993730073421963">
            <text:p>0.99</text:p>
          </table:table-cell>
          <table:table-cell table:formula="of:=[.M72]-0.00569-0.00478*SIN(RADIANS(125.04-1934.136*[.G72]))" office:value-type="float" office:value="352.21450429088">
            <text:p>352.21</text:p>
          </table:table-cell>
          <table:table-cell table:formula="of:=23+(26+((21.448-[.G72]*(46.815+[.G72]*(0.00059-[.G72]*0.001813))))/60)/60" office:value-type="float" office:value="23.4358848212956">
            <text:p>23.44</text:p>
          </table:table-cell>
          <table:table-cell table:formula="of:=[.Q72]+0.00256*COS(RADIANS(125.04-1934.136*[.G72]))" office:value-type="float" office:value="23.4382653114384">
            <text:p>23.44</text:p>
          </table:table-cell>
          <table:table-cell table:formula="of:=DEGREES(ATAN2(COS(RADIANS([.P72]));COS(RADIANS([.R72]))*SIN(RADIANS([.P72]))))" office:value-type="float" office:value="-7.15005021022187">
            <text:p>-7.15</text:p>
          </table:table-cell>
          <table:table-cell table:formula="of:=DEGREES(ASIN(SIN(RADIANS([.R72]))*SIN(RADIANS([.P72]))))" office:value-type="float" office:value="-3.08873927554305">
            <text:p>-3.09</text:p>
          </table:table-cell>
          <table:table-cell table:formula="of:=TAN(RADIANS([.R72]/2))*TAN(RADIANS([.R72]/2))" office:value-type="float" office:value="0.0430306554788117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9.63047280796988">
            <text:p>-9.63</text:p>
          </table:table-cell>
          <table:table-cell table:formula="of:=DEGREES(ACOS(COS(RADIANS(90.833))/(COS(RADIANS([.$B$2]))*COS(RADIANS([.T72])))-TAN(RADIANS([.$B$2]))*TAN(RADIANS([.T72]))))" office:value-type="float" office:value="88.7847382790809">
            <text:p>88.78</text:p>
          </table:table-cell>
          <table:table-cell table:style-name="ce7" table:formula="of:=(720-4*[.$B$3]-[.V72]+[.$B$4]*60)/1440" office:value-type="float" office:value="0.506687828338868">
            <text:p>12:09:38</text:p>
          </table:table-cell>
          <table:table-cell table:style-name="ce7" table:formula="of:=([.X72]*1440-[.W72]*4)/1440" office:value-type="float" office:value="0.260063555341421">
            <text:p>6:14:29</text:p>
          </table:table-cell>
          <table:table-cell table:style-name="ce7" table:formula="of:=([.X72]*1440+[.W72]*4)/1440" office:value-type="float" office:value="0.753312101336315">
            <text:p>18:04:46</text:p>
          </table:table-cell>
          <table:table-cell table:formula="of:=8*[.W72]" office:value-type="float" office:value="710.277906232647">
            <text:p>710.28</text:p>
          </table:table-cell>
          <table:table-cell table:formula="of:=MOD([.E72]*1440+[.V72]+4*[.$B$3]-60*[.$B$4];1440)" office:value-type="float" office:value="710.36952719203">
            <text:p>710.37</text:p>
          </table:table-cell>
          <table:table-cell table:formula="of:=IF([.AB72]/4&lt;0;[.AB72]/4+180;[.AB72]/4-180)" office:value-type="float" office:value="-2.40761820199248">
            <text:p>-2.41</text:p>
          </table:table-cell>
          <table:table-cell table:formula="of:=DEGREES(ACOS(SIN(RADIANS([.$B$2]))*SIN(RADIANS([.T72]))+COS(RADIANS([.$B$2]))*COS(RADIANS([.T72]))*COS(RADIANS([.AC72]))))" office:value-type="float" office:value="39.1534955630049">
            <text:p>39.15</text:p>
          </table:table-cell>
          <table:table-cell table:formula="of:=90-[.AD72]" office:value-type="float" office:value="50.8465044369951">
            <text:p>50.85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131302708378862">
            <text:p>0.01</text:p>
          </table:table-cell>
          <table:table-cell table:formula="of:=[.AE72]+[.AF72]" office:value-type="float" office:value="50.859634707833">
            <text:p>50.86</text:p>
          </table:table-cell>
          <table:table-cell table:formula="of:=IF([.AC72]&gt;0;MOD(DEGREES(ACOS(((SIN(RADIANS([.$B$2]))*COS(RADIANS([.AD72])))-SIN(RADIANS([.T72])))/(COS(RADIANS([.$B$2]))*SIN(RADIANS([.AD72])))))+180;360);MOD(540-DEGREES(ACOS(((SIN(RADIANS([.$B$2]))*COS(RADIANS([.AD72])))-SIN(RADIANS([.T72])))/(COS(RADIANS([.$B$2]))*SIN(RADIANS([.AD72])))));360))" office:value-type="float" office:value="176.190712293589">
            <text:p>176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2]+1" office:value-type="date" office:date-value="2026-03-13">
            <text:p>3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3]+2415018.5+[.E73]-[.$B$4]/24" office:value-type="float" office:value="2461113.29166667">
            <text:p>2461113.29</text:p>
          </table:table-cell>
          <table:table-cell table:style-name="ce9" table:formula="of:=([.F73]-2451545)/36525" office:value-type="float" office:value="0.261965548710924">
            <text:p>0.26196555</text:p>
          </table:table-cell>
          <table:table-cell/>
          <table:table-cell table:formula="of:=MOD(280.46646+[.G73]*(36000.76983+[.G73]*0.0003032);360)" office:value-type="float" office:value="351.427903339027">
            <text:p>351.43</text:p>
          </table:table-cell>
          <table:table-cell table:formula="of:=357.52911+[.G73]*(35999.05029-0.0001537*[.G73])" office:value-type="float" office:value="9788.0400617442">
            <text:p>9788.04</text:p>
          </table:table-cell>
          <table:table-cell table:formula="of:=0.016708634-[.G73]*(0.000042037+0.0000001267*[.G73])" office:value-type="float" office:value="0.0166976130593211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78824961958722">
            <text:p>1.79</text:p>
          </table:table-cell>
          <table:table-cell table:formula="of:=[.I73]+[.L73]" office:value-type="float" office:value="353.216152958614">
            <text:p>353.22</text:p>
          </table:table-cell>
          <table:table-cell table:formula="of:=[.J73]+[.L73]" office:value-type="float" office:value="9789.82831136379">
            <text:p>9789.83</text:p>
          </table:table-cell>
          <table:table-cell table:formula="of:=(1.000001018*(1-[.K73]*[.K73]))/(1+[.K73]*COS(RADIANS([.N73])))" office:value-type="float" office:value="0.993998849770026">
            <text:p>0.99</text:p>
          </table:table-cell>
          <table:table-cell table:formula="of:=[.M73]-0.00569-0.00478*SIN(RADIANS(125.04-1934.136*[.G73]))" office:value-type="float" office:value="353.212225463518">
            <text:p>353.21</text:p>
          </table:table-cell>
          <table:table-cell table:formula="of:=23+(26+((21.448-[.G73]*(46.815+[.G73]*(0.00059-[.G73]*0.001813))))/60)/60" office:value-type="float" office:value="23.4358844652615">
            <text:p>23.44</text:p>
          </table:table-cell>
          <table:table-cell table:formula="of:=[.Q73]+0.00256*COS(RADIANS(125.04-1934.136*[.G73]))" office:value-type="float" office:value="23.4382640840188">
            <text:p>23.44</text:p>
          </table:table-cell>
          <table:table-cell table:formula="of:=DEGREES(ATAN2(COS(RADIANS([.P73]));COS(RADIANS([.R73]))*SIN(RADIANS([.P73]))))" office:value-type="float" office:value="-6.23231253403237">
            <text:p>-6.23</text:p>
          </table:table-cell>
          <table:table-cell table:formula="of:=DEGREES(ASIN(SIN(RADIANS([.R73]))*SIN(RADIANS([.P73]))))" office:value-type="float" office:value="-2.69459214659203">
            <text:p>-2.69</text:p>
          </table:table-cell>
          <table:table-cell table:formula="of:=TAN(RADIANS([.R73]/2))*TAN(RADIANS([.R73]/2))" office:value-type="float" office:value="0.0430306508437401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9.35750678887847">
            <text:p>-9.36</text:p>
          </table:table-cell>
          <table:table-cell table:formula="of:=DEGREES(ACOS(COS(RADIANS(90.833))/(COS(RADIANS([.$B$2]))*COS(RADIANS([.T73])))-TAN(RADIANS([.$B$2]))*TAN(RADIANS([.T73]))))" office:value-type="float" office:value="89.0715269734802">
            <text:p>89.07</text:p>
          </table:table-cell>
          <table:table-cell table:style-name="ce7" table:formula="of:=(720-4*[.$B$3]-[.V73]+[.$B$4]*60)/1440" office:value-type="float" office:value="0.506498268603388">
            <text:p>12:09:21</text:p>
          </table:table-cell>
          <table:table-cell table:style-name="ce7" table:formula="of:=([.X73]*1440-[.W73]*4)/1440" office:value-type="float" office:value="0.25907736034372">
            <text:p>6:13:04</text:p>
          </table:table-cell>
          <table:table-cell table:style-name="ce7" table:formula="of:=([.X73]*1440+[.W73]*4)/1440" office:value-type="float" office:value="0.753919176863055">
            <text:p>18:05:39</text:p>
          </table:table-cell>
          <table:table-cell table:formula="of:=8*[.W73]" office:value-type="float" office:value="712.572215787842">
            <text:p>712.57</text:p>
          </table:table-cell>
          <table:table-cell table:formula="of:=MOD([.E73]*1440+[.V73]+4*[.$B$3]-60*[.$B$4];1440)" office:value-type="float" office:value="710.642493211122">
            <text:p>710.64</text:p>
          </table:table-cell>
          <table:table-cell table:formula="of:=IF([.AB73]/4&lt;0;[.AB73]/4+180;[.AB73]/4-180)" office:value-type="float" office:value="-2.33937669721962">
            <text:p>-2.34</text:p>
          </table:table-cell>
          <table:table-cell table:formula="of:=DEGREES(ACOS(SIN(RADIANS([.$B$2]))*SIN(RADIANS([.T73]))+COS(RADIANS([.$B$2]))*COS(RADIANS([.T73]))*COS(RADIANS([.AC73]))))" office:value-type="float" office:value="38.7562765593086">
            <text:p>38.76</text:p>
          </table:table-cell>
          <table:table-cell table:formula="of:=90-[.AD73]" office:value-type="float" office:value="51.2437234406914">
            <text:p>51.24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129456836056046">
            <text:p>0.01</text:p>
          </table:table-cell>
          <table:table-cell table:formula="of:=[.AE73]+[.AF73]" office:value-type="float" office:value="51.256669124297">
            <text:p>51.26</text:p>
          </table:table-cell>
          <table:table-cell table:formula="of:=IF([.AC73]&gt;0;MOD(DEGREES(ACOS(((SIN(RADIANS([.$B$2]))*COS(RADIANS([.AD73])))-SIN(RADIANS([.T73])))/(COS(RADIANS([.$B$2]))*SIN(RADIANS([.AD73])))))+180;360);MOD(540-DEGREES(ACOS(((SIN(RADIANS([.$B$2]))*COS(RADIANS([.AD73])))-SIN(RADIANS([.T73])))/(COS(RADIANS([.$B$2]))*SIN(RADIANS([.AD73])))));360))" office:value-type="float" office:value="176.26555507563">
            <text:p>176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3]+1" office:value-type="date" office:date-value="2026-03-14">
            <text:p>3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4]+2415018.5+[.E74]-[.$B$4]/24" office:value-type="float" office:value="2461114.29166667">
            <text:p>2461114.29</text:p>
          </table:table-cell>
          <table:table-cell table:style-name="ce9" table:formula="of:=([.F74]-2451545)/36525" office:value-type="float" office:value="0.261992927218796">
            <text:p>0.26199293</text:p>
          </table:table-cell>
          <table:table-cell/>
          <table:table-cell table:formula="of:=MOD(280.46646+[.G74]*(36000.76983+[.G74]*0.0003032);360)" office:value-type="float" office:value="352.413550703541">
            <text:p>352.41</text:p>
          </table:table-cell>
          <table:table-cell table:formula="of:=357.52911+[.G74]*(35999.05029-0.0001537*[.G74])" office:value-type="float" office:value="9789.02566202372">
            <text:p>9789.03</text:p>
          </table:table-cell>
          <table:table-cell table:formula="of:=0.016708634-[.G74]*(0.000042037+0.0000001267*[.G74])" office:value-type="float" office:value="0.0166976119065933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79977816121764">
            <text:p>1.8</text:p>
          </table:table-cell>
          <table:table-cell table:formula="of:=[.I74]+[.L74]" office:value-type="float" office:value="354.213328864758">
            <text:p>354.21</text:p>
          </table:table-cell>
          <table:table-cell table:formula="of:=[.J74]+[.L74]" office:value-type="float" office:value="9790.82544018494">
            <text:p>9790.83</text:p>
          </table:table-cell>
          <table:table-cell table:formula="of:=(1.000001018*(1-[.K74]*[.K74]))/(1+[.K74]*COS(RADIANS([.N74])))" office:value-type="float" office:value="0.994269350492527">
            <text:p>0.99</text:p>
          </table:table-cell>
          <table:table-cell table:formula="of:=[.M74]-0.00569-0.00478*SIN(RADIANS(125.04-1934.136*[.G74]))" office:value-type="float" office:value="354.209405475387">
            <text:p>354.21</text:p>
          </table:table-cell>
          <table:table-cell table:formula="of:=23+(26+((21.448-[.G74]*(46.815+[.G74]*(0.00059-[.G74]*0.001813))))/60)/60" office:value-type="float" office:value="23.4358841092273">
            <text:p>23.44</text:p>
          </table:table-cell>
          <table:table-cell table:formula="of:=[.Q74]+0.00256*COS(RADIANS(125.04-1934.136*[.G74]))" office:value-type="float" office:value="23.4382628545666">
            <text:p>23.44</text:p>
          </table:table-cell>
          <table:table-cell table:formula="of:=DEGREES(ATAN2(COS(RADIANS([.P74]));COS(RADIANS([.R74]))*SIN(RADIANS([.P74]))))" office:value-type="float" office:value="-5.31566672049843">
            <text:p>-5.32</text:p>
          </table:table-cell>
          <table:table-cell table:formula="of:=DEGREES(ASIN(SIN(RADIANS([.R74]))*SIN(RADIANS([.P74]))))" office:value-type="float" office:value="-2.29996953478331">
            <text:p>-2.3</text:p>
          </table:table-cell>
          <table:table-cell table:formula="of:=TAN(RADIANS([.R74]/2))*TAN(RADIANS([.R74]/2))" office:value-type="float" office:value="0.043030646200993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9.08027739265249">
            <text:p>-9.08</text:p>
          </table:table-cell>
          <table:table-cell table:formula="of:=DEGREES(ACOS(COS(RADIANS(90.833))/(COS(RADIANS([.$B$2]))*COS(RADIANS([.T74])))-TAN(RADIANS([.$B$2]))*TAN(RADIANS([.T74]))))" office:value-type="float" office:value="89.3585012411354">
            <text:p>89.36</text:p>
          </table:table-cell>
          <table:table-cell table:style-name="ce7" table:formula="of:=(720-4*[.$B$3]-[.V74]+[.$B$4]*60)/1440" office:value-type="float" office:value="0.506305748189342">
            <text:p>12:09:05</text:p>
          </table:table-cell>
          <table:table-cell table:style-name="ce7" table:formula="of:=([.X74]*1440-[.W74]*4)/1440" office:value-type="float" office:value="0.258087689186188">
            <text:p>6:11:39</text:p>
          </table:table-cell>
          <table:table-cell table:style-name="ce7" table:formula="of:=([.X74]*1440+[.W74]*4)/1440" office:value-type="float" office:value="0.754523807192496">
            <text:p>18:06:31</text:p>
          </table:table-cell>
          <table:table-cell table:formula="of:=8*[.W74]" office:value-type="float" office:value="714.868009929084">
            <text:p>714.87</text:p>
          </table:table-cell>
          <table:table-cell table:formula="of:=MOD([.E74]*1440+[.V74]+4*[.$B$3]-60*[.$B$4];1440)" office:value-type="float" office:value="710.919722607347">
            <text:p>710.92</text:p>
          </table:table-cell>
          <table:table-cell table:formula="of:=IF([.AB74]/4&lt;0;[.AB74]/4+180;[.AB74]/4-180)" office:value-type="float" office:value="-2.27006934816313">
            <text:p>-2.27</text:p>
          </table:table-cell>
          <table:table-cell table:formula="of:=DEGREES(ACOS(SIN(RADIANS([.$B$2]))*SIN(RADIANS([.T74]))+COS(RADIANS([.$B$2]))*COS(RADIANS([.T74]))*COS(RADIANS([.AC74]))))" office:value-type="float" office:value="38.3585777879291">
            <text:p>38.36</text:p>
          </table:table-cell>
          <table:table-cell table:formula="of:=90-[.AD74]" office:value-type="float" office:value="51.6414222120709">
            <text:p>51.64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127629082741245">
            <text:p>0.01</text:p>
          </table:table-cell>
          <table:table-cell table:formula="of:=[.AE74]+[.AF74]" office:value-type="float" office:value="51.654185120345">
            <text:p>51.65</text:p>
          </table:table-cell>
          <table:table-cell table:formula="of:=IF([.AC74]&gt;0;MOD(DEGREES(ACOS(((SIN(RADIANS([.$B$2]))*COS(RADIANS([.AD74])))-SIN(RADIANS([.T74])))/(COS(RADIANS([.$B$2]))*SIN(RADIANS([.AD74])))))+180;360);MOD(540-DEGREES(ACOS(((SIN(RADIANS([.$B$2]))*COS(RADIANS([.AD74])))-SIN(RADIANS([.T74])))/(COS(RADIANS([.$B$2]))*SIN(RADIANS([.AD74])))));360))" office:value-type="float" office:value="176.343447346756">
            <text:p>176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4]+1" office:value-type="date" office:date-value="2026-03-15">
            <text:p>3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5]+2415018.5+[.E75]-[.$B$4]/24" office:value-type="float" office:value="2461115.29166667">
            <text:p>2461115.29</text:p>
          </table:table-cell>
          <table:table-cell table:style-name="ce9" table:formula="of:=([.F75]-2451545)/36525" office:value-type="float" office:value="0.262020305726667">
            <text:p>0.26202031</text:p>
          </table:table-cell>
          <table:table-cell/>
          <table:table-cell table:formula="of:=MOD(280.46646+[.G75]*(36000.76983+[.G75]*0.0003032);360)" office:value-type="float" office:value="353.399198068055">
            <text:p>353.4</text:p>
          </table:table-cell>
          <table:table-cell table:formula="of:=357.52911+[.G75]*(35999.05029-0.0001537*[.G75])" office:value-type="float" office:value="9790.01126230324">
            <text:p>9790.01</text:p>
          </table:table-cell>
          <table:table-cell table:formula="of:=0.016708634-[.G75]*(0.000042037+0.0000001267*[.G75])" office:value-type="float" office:value="0.0166976107538652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8107626105693">
            <text:p>1.81</text:p>
          </table:table-cell>
          <table:table-cell table:formula="of:=[.I75]+[.L75]" office:value-type="float" office:value="355.209960678624">
            <text:p>355.21</text:p>
          </table:table-cell>
          <table:table-cell table:formula="of:=[.J75]+[.L75]" office:value-type="float" office:value="9791.82202491381">
            <text:p>9791.82</text:p>
          </table:table-cell>
          <table:table-cell table:formula="of:=(1.000001018*(1-[.K75]*[.K75]))/(1+[.K75]*COS(RADIANS([.N75])))" office:value-type="float" office:value="0.994541492748882">
            <text:p>0.99</text:p>
          </table:table-cell>
          <table:table-cell table:formula="of:=[.M75]-0.00569-0.00478*SIN(RADIANS(125.04-1934.136*[.G75]))" office:value-type="float" office:value="355.206041393468">
            <text:p>355.21</text:p>
          </table:table-cell>
          <table:table-cell table:formula="of:=23+(26+((21.448-[.G75]*(46.815+[.G75]*(0.00059-[.G75]*0.001813))))/60)/60" office:value-type="float" office:value="23.4358837531931">
            <text:p>23.44</text:p>
          </table:table-cell>
          <table:table-cell table:formula="of:=[.Q75]+0.00256*COS(RADIANS(125.04-1934.136*[.G75]))" office:value-type="float" office:value="23.4382616230826">
            <text:p>23.44</text:p>
          </table:table-cell>
          <table:table-cell table:formula="of:=DEGREES(ATAN2(COS(RADIANS([.P75]));COS(RADIANS([.R75]))*SIN(RADIANS([.P75]))))" office:value-type="float" office:value="-4.40002800121715">
            <text:p>-4.4</text:p>
          </table:table-cell>
          <table:table-cell table:formula="of:=DEGREES(ASIN(SIN(RADIANS([.R75]))*SIN(RADIANS([.P75]))))" office:value-type="float" office:value="-1.90497503242569">
            <text:p>-1.9</text:p>
          </table:table-cell>
          <table:table-cell table:formula="of:=TAN(RADIANS([.R75]/2))*TAN(RADIANS([.R75]/2))" office:value-type="float" office:value="0.0430306415505733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8.79912755111274">
            <text:p>-8.8</text:p>
          </table:table-cell>
          <table:table-cell table:formula="of:=DEGREES(ACOS(COS(RADIANS(90.833))/(COS(RADIANS([.$B$2]))*COS(RADIANS([.T75])))-TAN(RADIANS([.$B$2]))*TAN(RADIANS([.T75]))))" office:value-type="float" office:value="89.6456198459883">
            <text:p>89.65</text:p>
          </table:table-cell>
          <table:table-cell table:style-name="ce7" table:formula="of:=(720-4*[.$B$3]-[.V75]+[.$B$4]*60)/1440" office:value-type="float" office:value="0.506110505243828">
            <text:p>12:08:48</text:p>
          </table:table-cell>
          <table:table-cell table:style-name="ce7" table:formula="of:=([.X75]*1440-[.W75]*4)/1440" office:value-type="float" office:value="0.257094894560527">
            <text:p>6:10:13</text:p>
          </table:table-cell>
          <table:table-cell table:style-name="ce7" table:formula="of:=([.X75]*1440+[.W75]*4)/1440" office:value-type="float" office:value="0.755126115927129">
            <text:p>18:07:23</text:p>
          </table:table-cell>
          <table:table-cell table:formula="of:=8*[.W75]" office:value-type="float" office:value="717.164958767906">
            <text:p>717.16</text:p>
          </table:table-cell>
          <table:table-cell table:formula="of:=MOD([.E75]*1440+[.V75]+4*[.$B$3]-60*[.$B$4];1440)" office:value-type="float" office:value="711.200872448887">
            <text:p>711.2</text:p>
          </table:table-cell>
          <table:table-cell table:formula="of:=IF([.AB75]/4&lt;0;[.AB75]/4+180;[.AB75]/4-180)" office:value-type="float" office:value="-2.19978188777819">
            <text:p>-2.2</text:p>
          </table:table-cell>
          <table:table-cell table:formula="of:=DEGREES(ACOS(SIN(RADIANS([.$B$2]))*SIN(RADIANS([.T75]))+COS(RADIANS([.$B$2]))*COS(RADIANS([.T75]))*COS(RADIANS([.AC75]))))" office:value-type="float" office:value="37.9605119999127">
            <text:p>37.96</text:p>
          </table:table-cell>
          <table:table-cell table:formula="of:=90-[.AD75]" office:value-type="float" office:value="52.0394880000873">
            <text:p>52.04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125819524785438">
            <text:p>0.01</text:p>
          </table:table-cell>
          <table:table-cell table:formula="of:=[.AE75]+[.AF75]" office:value-type="float" office:value="52.0520699525658">
            <text:p>52.05</text:p>
          </table:table-cell>
          <table:table-cell table:formula="of:=IF([.AC75]&gt;0;MOD(DEGREES(ACOS(((SIN(RADIANS([.$B$2]))*COS(RADIANS([.AD75])))-SIN(RADIANS([.T75])))/(COS(RADIANS([.$B$2]))*SIN(RADIANS([.AD75])))))+180;360);MOD(540-DEGREES(ACOS(((SIN(RADIANS([.$B$2]))*COS(RADIANS([.AD75])))-SIN(RADIANS([.T75])))/(COS(RADIANS([.$B$2]))*SIN(RADIANS([.AD75])))));360))" office:value-type="float" office:value="176.424340362109">
            <text:p>176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5]+1" office:value-type="date" office:date-value="2026-03-16">
            <text:p>3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6]+2415018.5+[.E76]-[.$B$4]/24" office:value-type="float" office:value="2461116.29166667">
            <text:p>2461116.29</text:p>
          </table:table-cell>
          <table:table-cell table:style-name="ce9" table:formula="of:=([.F76]-2451545)/36525" office:value-type="float" office:value="0.262047684234538">
            <text:p>0.26204768</text:p>
          </table:table-cell>
          <table:table-cell/>
          <table:table-cell table:formula="of:=MOD(280.46646+[.G76]*(36000.76983+[.G76]*0.0003032);360)" office:value-type="float" office:value="354.384845432569">
            <text:p>354.38</text:p>
          </table:table-cell>
          <table:table-cell table:formula="of:=357.52911+[.G76]*(35999.05029-0.0001537*[.G76])" office:value-type="float" office:value="9790.99686258276">
            <text:p>9791</text:p>
          </table:table-cell>
          <table:table-cell table:formula="of:=0.016708634-[.G76]*(0.000042037+0.0000001267*[.G76])" office:value-type="float" office:value="0.016697609601137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82120020881871">
            <text:p>1.82</text:p>
          </table:table-cell>
          <table:table-cell table:formula="of:=[.I76]+[.L76]" office:value-type="float" office:value="356.206045641388">
            <text:p>356.21</text:p>
          </table:table-cell>
          <table:table-cell table:formula="of:=[.J76]+[.L76]" office:value-type="float" office:value="9792.81806279158">
            <text:p>9792.82</text:p>
          </table:table-cell>
          <table:table-cell table:formula="of:=(1.000001018*(1-[.K76]*[.K76]))/(1+[.K76]*COS(RADIANS([.N76])))" office:value-type="float" office:value="0.994815193331437">
            <text:p>0.99</text:p>
          </table:table-cell>
          <table:table-cell table:formula="of:=[.M76]-0.00569-0.00478*SIN(RADIANS(125.04-1934.136*[.G76]))" office:value-type="float" office:value="356.202130458934">
            <text:p>356.2</text:p>
          </table:table-cell>
          <table:table-cell table:formula="of:=23+(26+((21.448-[.G76]*(46.815+[.G76]*(0.00059-[.G76]*0.001813))))/60)/60" office:value-type="float" office:value="23.4358833971589">
            <text:p>23.44</text:p>
          </table:table-cell>
          <table:table-cell table:formula="of:=[.Q76]+0.00256*COS(RADIANS(125.04-1934.136*[.G76]))" office:value-type="float" office:value="23.4382603895674">
            <text:p>23.44</text:p>
          </table:table-cell>
          <table:table-cell table:formula="of:=DEGREES(ATAN2(COS(RADIANS([.P76]));COS(RADIANS([.R76]))*SIN(RADIANS([.P76]))))" office:value-type="float" office:value="-3.48531139886882">
            <text:p>-3.49</text:p>
          </table:table-cell>
          <table:table-cell table:formula="of:=DEGREES(ASIN(SIN(RADIANS([.R76]))*SIN(RADIANS([.P76]))))" office:value-type="float" office:value="-1.50971176445601">
            <text:p>-1.51</text:p>
          </table:table-cell>
          <table:table-cell table:formula="of:=TAN(RADIANS([.R76]/2))*TAN(RADIANS([.R76]/2))" office:value-type="float" office:value="0.0430306368924839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8.51440019684494">
            <text:p>-8.51</text:p>
          </table:table-cell>
          <table:table-cell table:formula="of:=DEGREES(ACOS(COS(RADIANS(90.833))/(COS(RADIANS([.$B$2]))*COS(RADIANS([.T76])))-TAN(RADIANS([.$B$2]))*TAN(RADIANS([.T76]))))" office:value-type="float" office:value="89.9328421437528">
            <text:p>89.93</text:p>
          </table:table-cell>
          <table:table-cell table:style-name="ce7" table:formula="of:=(720-4*[.$B$3]-[.V76]+[.$B$4]*60)/1440" office:value-type="float" office:value="0.505912777914476">
            <text:p>12:08:31</text:p>
          </table:table-cell>
          <table:table-cell table:style-name="ce7" table:formula="of:=([.X76]*1440-[.W76]*4)/1440" office:value-type="float" office:value="0.256099327515162">
            <text:p>6:08:47</text:p>
          </table:table-cell>
          <table:table-cell table:style-name="ce7" table:formula="of:=([.X76]*1440+[.W76]*4)/1440" office:value-type="float" office:value="0.755726228313789">
            <text:p>18:08:15</text:p>
          </table:table-cell>
          <table:table-cell table:formula="of:=8*[.W76]" office:value-type="float" office:value="719.462737150022">
            <text:p>719.46</text:p>
          </table:table-cell>
          <table:table-cell table:formula="of:=MOD([.E76]*1440+[.V76]+4*[.$B$3]-60*[.$B$4];1440)" office:value-type="float" office:value="711.485599803155">
            <text:p>711.49</text:p>
          </table:table-cell>
          <table:table-cell table:formula="of:=IF([.AB76]/4&lt;0;[.AB76]/4+180;[.AB76]/4-180)" office:value-type="float" office:value="-2.12860004921123">
            <text:p>-2.13</text:p>
          </table:table-cell>
          <table:table-cell table:formula="of:=DEGREES(ACOS(SIN(RADIANS([.$B$2]))*SIN(RADIANS([.T76]))+COS(RADIANS([.$B$2]))*COS(RADIANS([.T76]))*COS(RADIANS([.AC76]))))" office:value-type="float" office:value="37.5621913501338">
            <text:p>37.56</text:p>
          </table:table-cell>
          <table:table-cell table:formula="of:=90-[.AD76]" office:value-type="float" office:value="52.4378086498662">
            <text:p>52.44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124028225303349">
            <text:p>0.01</text:p>
          </table:table-cell>
          <table:table-cell table:formula="of:=[.AE76]+[.AF76]" office:value-type="float" office:value="52.4502114723965">
            <text:p>52.45</text:p>
          </table:table-cell>
          <table:table-cell table:formula="of:=IF([.AC76]&gt;0;MOD(DEGREES(ACOS(((SIN(RADIANS([.$B$2]))*COS(RADIANS([.AD76])))-SIN(RADIANS([.T76])))/(COS(RADIANS([.$B$2]))*SIN(RADIANS([.AD76])))))+180;360);MOD(540-DEGREES(ACOS(((SIN(RADIANS([.$B$2]))*COS(RADIANS([.AD76])))-SIN(RADIANS([.T76])))/(COS(RADIANS([.$B$2]))*SIN(RADIANS([.AD76])))));360))" office:value-type="float" office:value="176.508183045049">
            <text:p>176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6]+1" office:value-type="date" office:date-value="2026-03-17">
            <text:p>3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7]+2415018.5+[.E77]-[.$B$4]/24" office:value-type="float" office:value="2461117.29166667">
            <text:p>2461117.29</text:p>
          </table:table-cell>
          <table:table-cell table:style-name="ce9" table:formula="of:=([.F77]-2451545)/36525" office:value-type="float" office:value="0.26207506274241">
            <text:p>0.26207506</text:p>
          </table:table-cell>
          <table:table-cell/>
          <table:table-cell table:formula="of:=MOD(280.46646+[.G77]*(36000.76983+[.G77]*0.0003032);360)" office:value-type="float" office:value="355.370492797085">
            <text:p>355.37</text:p>
          </table:table-cell>
          <table:table-cell table:formula="of:=357.52911+[.G77]*(35999.05029-0.0001537*[.G77])" office:value-type="float" office:value="9791.98246286228">
            <text:p>9791.98</text:p>
          </table:table-cell>
          <table:table-cell table:formula="of:=0.016708634-[.G77]*(0.000042037+0.0000001267*[.G77])" office:value-type="float" office:value="0.0166976084484085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83108837152058">
            <text:p>1.83</text:p>
          </table:table-cell>
          <table:table-cell table:formula="of:=[.I77]+[.L77]" office:value-type="float" office:value="357.201581168605">
            <text:p>357.2</text:p>
          </table:table-cell>
          <table:table-cell table:formula="of:=[.J77]+[.L77]" office:value-type="float" office:value="9793.8135512338">
            <text:p>9793.81</text:p>
          </table:table-cell>
          <table:table-cell table:formula="of:=(1.000001018*(1-[.K77]*[.K77]))/(1+[.K77]*COS(RADIANS([.N77])))" office:value-type="float" office:value="0.995090368693088">
            <text:p>1</text:p>
          </table:table-cell>
          <table:table-cell table:formula="of:=[.M77]-0.00569-0.00478*SIN(RADIANS(125.04-1934.136*[.G77]))" office:value-type="float" office:value="357.197670087339">
            <text:p>357.2</text:p>
          </table:table-cell>
          <table:table-cell table:formula="of:=23+(26+((21.448-[.G77]*(46.815+[.G77]*(0.00059-[.G77]*0.001813))))/60)/60" office:value-type="float" office:value="23.4358830411247">
            <text:p>23.44</text:p>
          </table:table-cell>
          <table:table-cell table:formula="of:=[.Q77]+0.00256*COS(RADIANS(125.04-1934.136*[.G77]))" office:value-type="float" office:value="23.4382591540218">
            <text:p>23.44</text:p>
          </table:table-cell>
          <table:table-cell table:formula="of:=DEGREES(ATAN2(COS(RADIANS([.P77]));COS(RADIANS([.R77]))*SIN(RADIANS([.P77]))))" office:value-type="float" office:value="-2.5714317882377">
            <text:p>-2.57</text:p>
          </table:table-cell>
          <table:table-cell table:formula="of:=DEGREES(ASIN(SIN(RADIANS([.R77]))*SIN(RADIANS([.P77]))))" office:value-type="float" office:value="-1.11428239784976">
            <text:p>-1.11</text:p>
          </table:table-cell>
          <table:table-cell table:formula="of:=TAN(RADIANS([.R77]/2))*TAN(RADIANS([.R77]/2))" office:value-type="float" office:value="0.0430306322267274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8.22643802273743">
            <text:p>-8.23</text:p>
          </table:table-cell>
          <table:table-cell table:formula="of:=DEGREES(ACOS(COS(RADIANS(90.833))/(COS(RADIANS([.$B$2]))*COS(RADIANS([.T77])))-TAN(RADIANS([.$B$2]))*TAN(RADIANS([.T77]))))" office:value-type="float" office:value="90.2201280031656">
            <text:p>90.22</text:p>
          </table:table-cell>
          <table:table-cell table:style-name="ce7" table:formula="of:=(720-4*[.$B$3]-[.V77]+[.$B$4]*60)/1440" office:value-type="float" office:value="0.505712804182457">
            <text:p>12:08:14</text:p>
          </table:table-cell>
          <table:table-cell table:style-name="ce7" table:formula="of:=([.X77]*1440-[.W77]*4)/1440" office:value-type="float" office:value="0.255101337506996">
            <text:p>6:07:21</text:p>
          </table:table-cell>
          <table:table-cell table:style-name="ce7" table:formula="of:=([.X77]*1440+[.W77]*4)/1440" office:value-type="float" office:value="0.756324270857917">
            <text:p>18:09:06</text:p>
          </table:table-cell>
          <table:table-cell table:formula="of:=8*[.W77]" office:value-type="float" office:value="721.761024025325">
            <text:p>721.76</text:p>
          </table:table-cell>
          <table:table-cell table:formula="of:=MOD([.E77]*1440+[.V77]+4*[.$B$3]-60*[.$B$4];1440)" office:value-type="float" office:value="711.773561977263">
            <text:p>711.77</text:p>
          </table:table-cell>
          <table:table-cell table:formula="of:=IF([.AB77]/4&lt;0;[.AB77]/4+180;[.AB77]/4-180)" office:value-type="float" office:value="-2.05660950568435">
            <text:p>-2.06</text:p>
          </table:table-cell>
          <table:table-cell table:formula="of:=DEGREES(ACOS(SIN(RADIANS([.$B$2]))*SIN(RADIANS([.T77]))+COS(RADIANS([.$B$2]))*COS(RADIANS([.T77]))*COS(RADIANS([.AC77]))))" office:value-type="float" office:value="37.1637273787362">
            <text:p>37.16</text:p>
          </table:table-cell>
          <table:table-cell table:formula="of:=90-[.AD77]" office:value-type="float" office:value="52.8362726212638">
            <text:p>52.84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122255235135045">
            <text:p>0.01</text:p>
          </table:table-cell>
          <table:table-cell table:formula="of:=[.AE77]+[.AF77]" office:value-type="float" office:value="52.8484981447773">
            <text:p>52.85</text:p>
          </table:table-cell>
          <table:table-cell table:formula="of:=IF([.AC77]&gt;0;MOD(DEGREES(ACOS(((SIN(RADIANS([.$B$2]))*COS(RADIANS([.AD77])))-SIN(RADIANS([.T77])))/(COS(RADIANS([.$B$2]))*SIN(RADIANS([.AD77])))))+180;360);MOD(540-DEGREES(ACOS(((SIN(RADIANS([.$B$2]))*COS(RADIANS([.AD77])))-SIN(RADIANS([.T77])))/(COS(RADIANS([.$B$2]))*SIN(RADIANS([.AD77])))));360))" office:value-type="float" office:value="176.594921941346">
            <text:p>176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7]+1" office:value-type="date" office:date-value="2026-03-18">
            <text:p>3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8]+2415018.5+[.E78]-[.$B$4]/24" office:value-type="float" office:value="2461118.29166667">
            <text:p>2461118.29</text:p>
          </table:table-cell>
          <table:table-cell table:style-name="ce9" table:formula="of:=([.F78]-2451545)/36525" office:value-type="float" office:value="0.262102441250281">
            <text:p>0.26210244</text:p>
          </table:table-cell>
          <table:table-cell/>
          <table:table-cell table:formula="of:=MOD(280.46646+[.G78]*(36000.76983+[.G78]*0.0003032);360)" office:value-type="float" office:value="356.356140161599">
            <text:p>356.36</text:p>
          </table:table-cell>
          <table:table-cell table:formula="of:=357.52911+[.G78]*(35999.05029-0.0001537*[.G78])" office:value-type="float" office:value="9792.9680631418">
            <text:p>9792.97</text:p>
          </table:table-cell>
          <table:table-cell table:formula="of:=0.016708634-[.G78]*(0.000042037+0.0000001267*[.G78])" office:value-type="float" office:value="0.0166976072956799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84042468873169">
            <text:p>1.84</text:p>
          </table:table-cell>
          <table:table-cell table:formula="of:=[.I78]+[.L78]" office:value-type="float" office:value="358.196564850331">
            <text:p>358.2</text:p>
          </table:table-cell>
          <table:table-cell table:formula="of:=[.J78]+[.L78]" office:value-type="float" office:value="9794.80848783053">
            <text:p>9794.81</text:p>
          </table:table-cell>
          <table:table-cell table:formula="of:=(1.000001018*(1-[.K78]*[.K78]))/(1+[.K78]*COS(RADIANS([.N78])))" office:value-type="float" office:value="0.995366934974836">
            <text:p>1</text:p>
          </table:table-cell>
          <table:table-cell table:formula="of:=[.M78]-0.00569-0.00478*SIN(RADIANS(125.04-1934.136*[.G78]))" office:value-type="float" office:value="358.192657868731">
            <text:p>358.19</text:p>
          </table:table-cell>
          <table:table-cell table:formula="of:=23+(26+((21.448-[.G78]*(46.815+[.G78]*(0.00059-[.G78]*0.001813))))/60)/60" office:value-type="float" office:value="23.4358826850905">
            <text:p>23.44</text:p>
          </table:table-cell>
          <table:table-cell table:formula="of:=[.Q78]+0.00256*COS(RADIANS(125.04-1934.136*[.G78]))" office:value-type="float" office:value="23.4382579164467">
            <text:p>23.44</text:p>
          </table:table-cell>
          <table:table-cell table:formula="of:=DEGREES(ATAN2(COS(RADIANS([.P78]));COS(RADIANS([.R78]))*SIN(RADIANS([.P78]))))" office:value-type="float" office:value="-1.65830395611538">
            <text:p>-1.66</text:p>
          </table:table-cell>
          <table:table-cell table:formula="of:=DEGREES(ASIN(SIN(RADIANS([.R78]))*SIN(RADIANS([.P78]))))" office:value-type="float" office:value="-0.718789151576602">
            <text:p>-0.72</text:p>
          </table:table-cell>
          <table:table-cell table:formula="of:=TAN(RADIANS([.R78]/2))*TAN(RADIANS([.R78]/2))" office:value-type="float" office:value="0.0430306275533068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7.93558325273248">
            <text:p>-7.94</text:p>
          </table:table-cell>
          <table:table-cell table:formula="of:=DEGREES(ACOS(COS(RADIANS(90.833))/(COS(RADIANS([.$B$2]))*COS(RADIANS([.T78])))-TAN(RADIANS([.$B$2]))*TAN(RADIANS([.T78]))))" office:value-type="float" office:value="90.5074377274355">
            <text:p>90.51</text:p>
          </table:table-cell>
          <table:table-cell table:style-name="ce7" table:formula="of:=(720-4*[.$B$3]-[.V78]+[.$B$4]*60)/1440" office:value-type="float" office:value="0.505510821703286">
            <text:p>12:07:56</text:p>
          </table:table-cell>
          <table:table-cell table:style-name="ce7" table:formula="of:=([.X78]*1440-[.W78]*4)/1440" office:value-type="float" office:value="0.25410127246041">
            <text:p>6:05:54</text:p>
          </table:table-cell>
          <table:table-cell table:style-name="ce7" table:formula="of:=([.X78]*1440+[.W78]*4)/1440" office:value-type="float" office:value="0.756920370946163">
            <text:p>18:09:58</text:p>
          </table:table-cell>
          <table:table-cell table:formula="of:=8*[.W78]" office:value-type="float" office:value="724.059501819484">
            <text:p>724.06</text:p>
          </table:table-cell>
          <table:table-cell table:formula="of:=MOD([.E78]*1440+[.V78]+4*[.$B$3]-60*[.$B$4];1440)" office:value-type="float" office:value="712.064416747268">
            <text:p>712.06</text:p>
          </table:table-cell>
          <table:table-cell table:formula="of:=IF([.AB78]/4&lt;0;[.AB78]/4+180;[.AB78]/4-180)" office:value-type="float" office:value="-1.98389581318312">
            <text:p>-1.98</text:p>
          </table:table-cell>
          <table:table-cell table:formula="of:=DEGREES(ACOS(SIN(RADIANS([.$B$2]))*SIN(RADIANS([.T78]))+COS(RADIANS([.$B$2]))*COS(RADIANS([.T78]))*COS(RADIANS([.AC78]))))" office:value-type="float" office:value="36.7652309937651">
            <text:p>36.77</text:p>
          </table:table-cell>
          <table:table-cell table:formula="of:=90-[.AD78]" office:value-type="float" office:value="53.2347690062349">
            <text:p>53.23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120500593767859">
            <text:p>0.01</text:p>
          </table:table-cell>
          <table:table-cell table:formula="of:=[.AE78]+[.AF78]" office:value-type="float" office:value="53.2468190656117">
            <text:p>53.25</text:p>
          </table:table-cell>
          <table:table-cell table:formula="of:=IF([.AC78]&gt;0;MOD(DEGREES(ACOS(((SIN(RADIANS([.$B$2]))*COS(RADIANS([.AD78])))-SIN(RADIANS([.T78])))/(COS(RADIANS([.$B$2]))*SIN(RADIANS([.AD78])))))+180;360);MOD(540-DEGREES(ACOS(((SIN(RADIANS([.$B$2]))*COS(RADIANS([.AD78])))-SIN(RADIANS([.T78])))/(COS(RADIANS([.$B$2]))*SIN(RADIANS([.AD78])))));360))" office:value-type="float" office:value="176.684501167703">
            <text:p>176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8]+1" office:value-type="date" office:date-value="2026-03-19">
            <text:p>3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9]+2415018.5+[.E79]-[.$B$4]/24" office:value-type="float" office:value="2461119.29166667">
            <text:p>2461119.29</text:p>
          </table:table-cell>
          <table:table-cell table:style-name="ce9" table:formula="of:=([.F79]-2451545)/36525" office:value-type="float" office:value="0.262129819758152">
            <text:p>0.26212982</text:p>
          </table:table-cell>
          <table:table-cell/>
          <table:table-cell table:formula="of:=MOD(280.46646+[.G79]*(36000.76983+[.G79]*0.0003032);360)" office:value-type="float" office:value="357.341787526115">
            <text:p>357.34</text:p>
          </table:table-cell>
          <table:table-cell table:formula="of:=357.52911+[.G79]*(35999.05029-0.0001537*[.G79])" office:value-type="float" office:value="9793.95366342132">
            <text:p>9793.95</text:p>
          </table:table-cell>
          <table:table-cell table:formula="of:=0.016708634-[.G79]*(0.000042037+0.0000001267*[.G79])" office:value-type="float" office:value="0.0166976061429511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84920692507035">
            <text:p>1.85</text:p>
          </table:table-cell>
          <table:table-cell table:formula="of:=[.I79]+[.L79]" office:value-type="float" office:value="359.190994451185">
            <text:p>359.19</text:p>
          </table:table-cell>
          <table:table-cell table:formula="of:=[.J79]+[.L79]" office:value-type="float" office:value="9795.80287034639">
            <text:p>9795.8</text:p>
          </table:table-cell>
          <table:table-cell table:formula="of:=(1.000001018*(1-[.K79]*[.K79]))/(1+[.K79]*COS(RADIANS([.N79])))" office:value-type="float" office:value="0.995644808033279">
            <text:p>1</text:p>
          </table:table-cell>
          <table:table-cell table:formula="of:=[.M79]-0.00569-0.00478*SIN(RADIANS(125.04-1934.136*[.G79]))" office:value-type="float" office:value="359.18709156773">
            <text:p>359.19</text:p>
          </table:table-cell>
          <table:table-cell table:formula="of:=23+(26+((21.448-[.G79]*(46.815+[.G79]*(0.00059-[.G79]*0.001813))))/60)/60" office:value-type="float" office:value="23.4358823290563">
            <text:p>23.44</text:p>
          </table:table-cell>
          <table:table-cell table:formula="of:=[.Q79]+0.00256*COS(RADIANS(125.04-1934.136*[.G79]))" office:value-type="float" office:value="23.4382566768426">
            <text:p>23.44</text:p>
          </table:table-cell>
          <table:table-cell table:formula="of:=DEGREES(ATAN2(COS(RADIANS([.P79]));COS(RADIANS([.R79]))*SIN(RADIANS([.P79]))))" office:value-type="float" office:value="-0.745842660160993">
            <text:p>-0.75</text:p>
          </table:table-cell>
          <table:table-cell table:formula="of:=DEGREES(ASIN(SIN(RADIANS([.R79]))*SIN(RADIANS([.P79]))))" office:value-type="float" office:value="-0.323333807013416">
            <text:p>-0.32</text:p>
          </table:table-cell>
          <table:table-cell table:formula="of:=TAN(RADIANS([.R79]/2))*TAN(RADIANS([.R79]/2))" office:value-type="float" office:value="0.0430306228722249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7.64217742309243">
            <text:p>-7.64</text:p>
          </table:table-cell>
          <table:table-cell table:formula="of:=DEGREES(ACOS(COS(RADIANS(90.833))/(COS(RADIANS([.$B$2]))*COS(RADIANS([.T79])))-TAN(RADIANS([.$B$2]))*TAN(RADIANS([.T79]))))" office:value-type="float" office:value="90.7947319759548">
            <text:p>90.79</text:p>
          </table:table-cell>
          <table:table-cell table:style-name="ce7" table:formula="of:=(720-4*[.$B$3]-[.V79]+[.$B$4]*60)/1440" office:value-type="float" office:value="0.505307067654925">
            <text:p>12:07:39</text:p>
          </table:table-cell>
          <table:table-cell table:style-name="ce7" table:formula="of:=([.X79]*1440-[.W79]*4)/1440" office:value-type="float" office:value="0.253099478832829">
            <text:p>6:04:28</text:p>
          </table:table-cell>
          <table:table-cell table:style-name="ce7" table:formula="of:=([.X79]*1440+[.W79]*4)/1440" office:value-type="float" office:value="0.757514656477022">
            <text:p>18:10:49</text:p>
          </table:table-cell>
          <table:table-cell table:formula="of:=8*[.W79]" office:value-type="float" office:value="726.357855807638">
            <text:p>726.36</text:p>
          </table:table-cell>
          <table:table-cell table:formula="of:=MOD([.E79]*1440+[.V79]+4*[.$B$3]-60*[.$B$4];1440)" office:value-type="float" office:value="712.357822576908">
            <text:p>712.36</text:p>
          </table:table-cell>
          <table:table-cell table:formula="of:=IF([.AB79]/4&lt;0;[.AB79]/4+180;[.AB79]/4-180)" office:value-type="float" office:value="-1.91054435577311">
            <text:p>-1.91</text:p>
          </table:table-cell>
          <table:table-cell table:formula="of:=DEGREES(ACOS(SIN(RADIANS([.$B$2]))*SIN(RADIANS([.T79]))+COS(RADIANS([.$B$2]))*COS(RADIANS([.T79]))*COS(RADIANS([.AC79]))))" office:value-type="float" office:value="36.3668124549375">
            <text:p>36.37</text:p>
          </table:table-cell>
          <table:table-cell table:formula="of:=90-[.AD79]" office:value-type="float" office:value="53.6331875450625">
            <text:p>53.63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118764330219159">
            <text:p>0.01</text:p>
          </table:table-cell>
          <table:table-cell table:formula="of:=[.AE79]+[.AF79]" office:value-type="float" office:value="53.6450639780844">
            <text:p>53.65</text:p>
          </table:table-cell>
          <table:table-cell table:formula="of:=IF([.AC79]&gt;0;MOD(DEGREES(ACOS(((SIN(RADIANS([.$B$2]))*COS(RADIANS([.AD79])))-SIN(RADIANS([.T79])))/(COS(RADIANS([.$B$2]))*SIN(RADIANS([.AD79])))))+180;360);MOD(540-DEGREES(ACOS(((SIN(RADIANS([.$B$2]))*COS(RADIANS([.AD79])))-SIN(RADIANS([.T79])))/(COS(RADIANS([.$B$2]))*SIN(RADIANS([.AD79])))));360))" office:value-type="float" office:value="176.776862354505">
            <text:p>176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9]+1" office:value-type="date" office:date-value="2026-03-20">
            <text:p>3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0]+2415018.5+[.E80]-[.$B$4]/24" office:value-type="float" office:value="2461120.29166667">
            <text:p>2461120.29</text:p>
          </table:table-cell>
          <table:table-cell table:style-name="ce9" table:formula="of:=([.F80]-2451545)/36525" office:value-type="float" office:value="0.262157198266024">
            <text:p>0.26215720</text:p>
          </table:table-cell>
          <table:table-cell/>
          <table:table-cell table:formula="of:=MOD(280.46646+[.G80]*(36000.76983+[.G80]*0.0003032);360)" office:value-type="float" office:value="358.327434890632">
            <text:p>358.33</text:p>
          </table:table-cell>
          <table:table-cell table:formula="of:=357.52911+[.G80]*(35999.05029-0.0001537*[.G80])" office:value-type="float" office:value="9794.93926370084">
            <text:p>9794.94</text:p>
          </table:table-cell>
          <table:table-cell table:formula="of:=0.016708634-[.G80]*(0.000042037+0.0000001267*[.G80])" office:value-type="float" office:value="0.016697604990222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85743301971235">
            <text:p>1.86</text:p>
          </table:table-cell>
          <table:table-cell table:formula="of:=[.I80]+[.L80]" office:value-type="float" office:value="360.184867910345">
            <text:p>360.18</text:p>
          </table:table-cell>
          <table:table-cell table:formula="of:=[.J80]+[.L80]" office:value-type="float" office:value="9796.79669672055">
            <text:p>9796.8</text:p>
          </table:table-cell>
          <table:table-cell table:formula="of:=(1.000001018*(1-[.K80]*[.K80]))/(1+[.K80]*COS(RADIANS([.N80])))" office:value-type="float" office:value="0.99592390346802">
            <text:p>1</text:p>
          </table:table-cell>
          <table:table-cell table:formula="of:=[.M80]-0.00569-0.00478*SIN(RADIANS(125.04-1934.136*[.G80]))" office:value-type="float" office:value="360.180969123508">
            <text:p>360.18</text:p>
          </table:table-cell>
          <table:table-cell table:formula="of:=23+(26+((21.448-[.G80]*(46.815+[.G80]*(0.00059-[.G80]*0.001813))))/60)/60" office:value-type="float" office:value="23.4358819730221">
            <text:p>23.44</text:p>
          </table:table-cell>
          <table:table-cell table:formula="of:=[.Q80]+0.00256*COS(RADIANS(125.04-1934.136*[.G80]))" office:value-type="float" office:value="23.4382554352105">
            <text:p>23.44</text:p>
          </table:table-cell>
          <table:table-cell table:formula="of:=DEGREES(ATAN2(COS(RADIANS([.P80]));COS(RADIANS([.R80]))*SIN(RADIANS([.P80]))))" office:value-type="float" office:value="0.166037313139781">
            <text:p>0.17</text:p>
          </table:table-cell>
          <table:table-cell table:formula="of:=DEGREES(ASIN(SIN(RADIANS([.R80]))*SIN(RADIANS([.P80]))))" office:value-type="float" office:value="0.0719822812418466">
            <text:p>0.07</text:p>
          </table:table-cell>
          <table:table-cell table:formula="of:=TAN(RADIANS([.R80]/2))*TAN(RADIANS([.R80]/2))" office:value-type="float" office:value="0.0430306181834846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7.34656117345618">
            <text:p>-7.35</text:p>
          </table:table-cell>
          <table:table-cell table:formula="of:=DEGREES(ACOS(COS(RADIANS(90.833))/(COS(RADIANS([.$B$2]))*COS(RADIANS([.T80])))-TAN(RADIANS([.$B$2]))*TAN(RADIANS([.T80]))))" office:value-type="float" office:value="91.0819716863128">
            <text:p>91.08</text:p>
          </table:table-cell>
          <table:table-cell table:style-name="ce7" table:formula="of:=(720-4*[.$B$3]-[.V80]+[.$B$4]*60)/1440" office:value-type="float" office:value="0.505101778592678">
            <text:p>12:07:21</text:p>
          </table:table-cell>
          <table:table-cell table:style-name="ce7" table:formula="of:=([.X80]*1440-[.W80]*4)/1440" office:value-type="float" office:value="0.252096301686253">
            <text:p>6:03:01</text:p>
          </table:table-cell>
          <table:table-cell table:style-name="ce7" table:formula="of:=([.X80]*1440+[.W80]*4)/1440" office:value-type="float" office:value="0.758107255499102">
            <text:p>18:11:40</text:p>
          </table:table-cell>
          <table:table-cell table:formula="of:=8*[.W80]" office:value-type="float" office:value="728.655773490503">
            <text:p>728.66</text:p>
          </table:table-cell>
          <table:table-cell table:formula="of:=MOD([.E80]*1440+[.V80]+4*[.$B$3]-60*[.$B$4];1440)" office:value-type="float" office:value="712.653438826544">
            <text:p>712.65</text:p>
          </table:table-cell>
          <table:table-cell table:formula="of:=IF([.AB80]/4&lt;0;[.AB80]/4+180;[.AB80]/4-180)" office:value-type="float" office:value="-1.83664029336404">
            <text:p>-1.84</text:p>
          </table:table-cell>
          <table:table-cell table:formula="of:=DEGREES(ACOS(SIN(RADIANS([.$B$2]))*SIN(RADIANS([.T80]))+COS(RADIANS([.$B$2]))*COS(RADIANS([.T80]))*COS(RADIANS([.AC80]))))" office:value-type="float" office:value="35.968581358525">
            <text:p>35.97</text:p>
          </table:table-cell>
          <table:table-cell table:formula="of:=90-[.AD80]" office:value-type="float" office:value="54.031418641475">
            <text:p>54.03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117046463880719">
            <text:p>0.01</text:p>
          </table:table-cell>
          <table:table-cell table:formula="of:=[.AE80]+[.AF80]" office:value-type="float" office:value="54.043123287863">
            <text:p>54.04</text:p>
          </table:table-cell>
          <table:table-cell table:formula="of:=IF([.AC80]&gt;0;MOD(DEGREES(ACOS(((SIN(RADIANS([.$B$2]))*COS(RADIANS([.AD80])))-SIN(RADIANS([.T80])))/(COS(RADIANS([.$B$2]))*SIN(RADIANS([.AD80])))))+180;360);MOD(540-DEGREES(ACOS(((SIN(RADIANS([.$B$2]))*COS(RADIANS([.AD80])))-SIN(RADIANS([.T80])))/(COS(RADIANS([.$B$2]))*SIN(RADIANS([.AD80])))));360))" office:value-type="float" office:value="176.871944582704">
            <text:p>176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0]+1" office:value-type="date" office:date-value="2026-03-21">
            <text:p>3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1]+2415018.5+[.E81]-[.$B$4]/24" office:value-type="float" office:value="2461121.29166667">
            <text:p>2461121.29</text:p>
          </table:table-cell>
          <table:table-cell table:style-name="ce9" table:formula="of:=([.F81]-2451545)/36525" office:value-type="float" office:value="0.262184576773895">
            <text:p>0.26218458</text:p>
          </table:table-cell>
          <table:table-cell/>
          <table:table-cell table:formula="of:=MOD(280.46646+[.G81]*(36000.76983+[.G81]*0.0003032);360)" office:value-type="float" office:value="359.313082255148">
            <text:p>359.31</text:p>
          </table:table-cell>
          <table:table-cell table:formula="of:=357.52911+[.G81]*(35999.05029-0.0001537*[.G81])" office:value-type="float" office:value="9795.92486398035">
            <text:p>9795.92</text:p>
          </table:table-cell>
          <table:table-cell table:formula="of:=0.016708634-[.G81]*(0.000042037+0.0000001267*[.G81])" office:value-type="float" office:value="0.0166976038374928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86510108632465">
            <text:p>1.87</text:p>
          </table:table-cell>
          <table:table-cell table:formula="of:=[.I81]+[.L81]" office:value-type="float" office:value="361.178183341473">
            <text:p>361.18</text:p>
          </table:table-cell>
          <table:table-cell table:formula="of:=[.J81]+[.L81]" office:value-type="float" office:value="9797.78996506668">
            <text:p>9797.79</text:p>
          </table:table-cell>
          <table:table-cell table:formula="of:=(1.000001018*(1-[.K81]*[.K81]))/(1+[.K81]*COS(RADIANS([.N81])))" office:value-type="float" office:value="0.99620413664899">
            <text:p>1</text:p>
          </table:table-cell>
          <table:table-cell table:formula="of:=[.M81]-0.00569-0.00478*SIN(RADIANS(125.04-1934.136*[.G81]))" office:value-type="float" office:value="361.174288649724">
            <text:p>361.17</text:p>
          </table:table-cell>
          <table:table-cell table:formula="of:=23+(26+((21.448-[.G81]*(46.815+[.G81]*(0.00059-[.G81]*0.001813))))/60)/60" office:value-type="float" office:value="23.4358816169879">
            <text:p>23.44</text:p>
          </table:table-cell>
          <table:table-cell table:formula="of:=[.Q81]+0.00256*COS(RADIANS(125.04-1934.136*[.G81]))" office:value-type="float" office:value="23.438254191551">
            <text:p>23.44</text:p>
          </table:table-cell>
          <table:table-cell table:formula="of:=DEGREES(ATAN2(COS(RADIANS([.P81]));COS(RADIANS([.R81]))*SIN(RADIANS([.P81]))))" office:value-type="float" office:value="1.07742109134964">
            <text:p>1.08</text:p>
          </table:table-cell>
          <table:table-cell table:formula="of:=DEGREES(ASIN(SIN(RADIANS([.R81]))*SIN(RADIANS([.P81]))))" office:value-type="float" office:value="0.467058174243916">
            <text:p>0.47</text:p>
          </table:table-cell>
          <table:table-cell table:formula="of:=TAN(RADIANS([.R81]/2))*TAN(RADIANS([.R81]/2))" office:value-type="float" office:value="0.0430306134870887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7.04907404689048">
            <text:p>-7.05</text:p>
          </table:table-cell>
          <table:table-cell table:formula="of:=DEGREES(ACOS(COS(RADIANS(90.833))/(COS(RADIANS([.$B$2]))*COS(RADIANS([.T81])))-TAN(RADIANS([.$B$2]))*TAN(RADIANS([.T81]))))" office:value-type="float" office:value="91.3691179966697">
            <text:p>91.37</text:p>
          </table:table-cell>
          <table:table-cell table:style-name="ce7" table:formula="of:=(720-4*[.$B$3]-[.V81]+[.$B$4]*60)/1440" office:value-type="float" office:value="0.504895190310341">
            <text:p>12:07:03</text:p>
          </table:table-cell>
          <table:table-cell table:style-name="ce7" table:formula="of:=([.X81]*1440-[.W81]*4)/1440" office:value-type="float" office:value="0.251092084764036">
            <text:p>6:01:34</text:p>
          </table:table-cell>
          <table:table-cell table:style-name="ce7" table:formula="of:=([.X81]*1440+[.W81]*4)/1440" office:value-type="float" office:value="0.758698295856645">
            <text:p>18:12:32</text:p>
          </table:table-cell>
          <table:table-cell table:formula="of:=8*[.W81]" office:value-type="float" office:value="730.952943973357">
            <text:p>730.95</text:p>
          </table:table-cell>
          <table:table-cell table:formula="of:=MOD([.E81]*1440+[.V81]+4*[.$B$3]-60*[.$B$4];1440)" office:value-type="float" office:value="712.95092595311">
            <text:p>712.95</text:p>
          </table:table-cell>
          <table:table-cell table:formula="of:=IF([.AB81]/4&lt;0;[.AB81]/4+180;[.AB81]/4-180)" office:value-type="float" office:value="-1.76226851172262">
            <text:p>-1.76</text:p>
          </table:table-cell>
          <table:table-cell table:formula="of:=DEGREES(ACOS(SIN(RADIANS([.$B$2]))*SIN(RADIANS([.T81]))+COS(RADIANS([.$B$2]))*COS(RADIANS([.T81]))*COS(RADIANS([.AC81]))))" office:value-type="float" office:value="35.5706466232921">
            <text:p>35.57</text:p>
          </table:table-cell>
          <table:table-cell table:formula="of:=90-[.AD81]" office:value-type="float" office:value="54.4293533767079">
            <text:p>54.43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115347005325385">
            <text:p>0.01</text:p>
          </table:table-cell>
          <table:table-cell table:formula="of:=[.AE81]+[.AF81]" office:value-type="float" office:value="54.4408880772404">
            <text:p>54.44</text:p>
          </table:table-cell>
          <table:table-cell table:formula="of:=IF([.AC81]&gt;0;MOD(DEGREES(ACOS(((SIN(RADIANS([.$B$2]))*COS(RADIANS([.AD81])))-SIN(RADIANS([.T81])))/(COS(RADIANS([.$B$2]))*SIN(RADIANS([.AD81])))))+180;360);MOD(540-DEGREES(ACOS(((SIN(RADIANS([.$B$2]))*COS(RADIANS([.AD81])))-SIN(RADIANS([.T81])))/(COS(RADIANS([.$B$2]))*SIN(RADIANS([.AD81])))));360))" office:value-type="float" office:value="176.969684314811">
            <text:p>176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1]+1" office:value-type="date" office:date-value="2026-03-22">
            <text:p>3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2]+2415018.5+[.E82]-[.$B$4]/24" office:value-type="float" office:value="2461122.29166667">
            <text:p>2461122.29</text:p>
          </table:table-cell>
          <table:table-cell table:style-name="ce9" table:formula="of:=([.F82]-2451545)/36525" office:value-type="float" office:value="0.262211955281766">
            <text:p>0.26221196</text:p>
          </table:table-cell>
          <table:table-cell/>
          <table:table-cell table:formula="of:=MOD(280.46646+[.G82]*(36000.76983+[.G82]*0.0003032);360)" office:value-type="float" office:value="0.298729619666119">
            <text:p>0.3</text:p>
          </table:table-cell>
          <table:table-cell table:formula="of:=357.52911+[.G82]*(35999.05029-0.0001537*[.G82])" office:value-type="float" office:value="9796.91046425987">
            <text:p>9796.91</text:p>
          </table:table-cell>
          <table:table-cell table:formula="of:=0.016708634-[.G82]*(0.000042037+0.0000001267*[.G82])" office:value-type="float" office:value="0.0166976026847634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87220941293726">
            <text:p>1.87</text:p>
          </table:table-cell>
          <table:table-cell table:formula="of:=[.I82]+[.L82]" office:value-type="float" office:value="2.17093903260338">
            <text:p>2.17</text:p>
          </table:table-cell>
          <table:table-cell table:formula="of:=[.J82]+[.L82]" office:value-type="float" office:value="9798.78267367281">
            <text:p>9798.78</text:p>
          </table:table-cell>
          <table:table-cell table:formula="of:=(1.000001018*(1-[.K82]*[.K82]))/(1+[.K82]*COS(RADIANS([.N82])))" office:value-type="float" office:value="0.996485422743664">
            <text:p>1</text:p>
          </table:table-cell>
          <table:table-cell table:formula="of:=[.M82]-0.00569-0.00478*SIN(RADIANS(125.04-1934.136*[.G82]))" office:value-type="float" office:value="2.1670484344084">
            <text:p>2.17</text:p>
          </table:table-cell>
          <table:table-cell table:formula="of:=23+(26+((21.448-[.G82]*(46.815+[.G82]*(0.00059-[.G82]*0.001813))))/60)/60" office:value-type="float" office:value="23.4358812609537">
            <text:p>23.44</text:p>
          </table:table-cell>
          <table:table-cell table:formula="of:=[.Q82]+0.00256*COS(RADIANS(125.04-1934.136*[.G82]))" office:value-type="float" office:value="23.4382529458649">
            <text:p>23.44</text:p>
          </table:table-cell>
          <table:table-cell table:formula="of:=DEGREES(ATAN2(COS(RADIANS([.P82]));COS(RADIANS([.R82]))*SIN(RADIANS([.P82]))))" office:value-type="float" office:value="1.98839365968549">
            <text:p>1.99</text:p>
          </table:table-cell>
          <table:table-cell table:formula="of:=DEGREES(ASIN(SIN(RADIANS([.R82]))*SIN(RADIANS([.P82]))))" office:value-type="float" office:value="0.861793337332967">
            <text:p>0.86</text:p>
          </table:table-cell>
          <table:table-cell table:formula="of:=TAN(RADIANS([.R82]/2))*TAN(RADIANS([.R82]/2))" office:value-type="float" office:value="0.0430306087830401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6.75005429811116">
            <text:p>-6.75</text:p>
          </table:table-cell>
          <table:table-cell table:formula="of:=DEGREES(ACOS(COS(RADIANS(90.833))/(COS(RADIANS([.$B$2]))*COS(RADIANS([.T82])))-TAN(RADIANS([.$B$2]))*TAN(RADIANS([.T82]))))" office:value-type="float" office:value="91.6561321685351">
            <text:p>91.66</text:p>
          </table:table-cell>
          <table:table-cell table:style-name="ce7" table:formula="of:=(720-4*[.$B$3]-[.V82]+[.$B$4]*60)/1440" office:value-type="float" office:value="0.504687537707022">
            <text:p>12:06:45</text:p>
          </table:table-cell>
          <table:table-cell table:style-name="ce7" table:formula="of:=([.X82]*1440-[.W82]*4)/1440" office:value-type="float" office:value="0.250087170572202">
            <text:p>6:00:08</text:p>
          </table:table-cell>
          <table:table-cell table:style-name="ce7" table:formula="of:=([.X82]*1440+[.W82]*4)/1440" office:value-type="float" office:value="0.759287904841841">
            <text:p>18:13:22</text:p>
          </table:table-cell>
          <table:table-cell table:formula="of:=8*[.W82]" office:value-type="float" office:value="733.249057348281">
            <text:p>733.25</text:p>
          </table:table-cell>
          <table:table-cell table:formula="of:=MOD([.E82]*1440+[.V82]+4*[.$B$3]-60*[.$B$4];1440)" office:value-type="float" office:value="713.249945701889">
            <text:p>713.25</text:p>
          </table:table-cell>
          <table:table-cell table:formula="of:=IF([.AB82]/4&lt;0;[.AB82]/4+180;[.AB82]/4-180)" office:value-type="float" office:value="-1.6875135745278">
            <text:p>-1.69</text:p>
          </table:table-cell>
          <table:table-cell table:formula="of:=DEGREES(ACOS(SIN(RADIANS([.$B$2]))*SIN(RADIANS([.T82]))+COS(RADIANS([.$B$2]))*COS(RADIANS([.T82]))*COS(RADIANS([.AC82]))))" office:value-type="float" office:value="35.1731164774479">
            <text:p>35.17</text:p>
          </table:table-cell>
          <table:table-cell table:formula="of:=90-[.AD82]" office:value-type="float" office:value="54.8268835225521">
            <text:p>54.83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113665957076851">
            <text:p>0.01</text:p>
          </table:table-cell>
          <table:table-cell table:formula="of:=[.AE82]+[.AF82]" office:value-type="float" office:value="54.8382501182598">
            <text:p>54.84</text:p>
          </table:table-cell>
          <table:table-cell table:formula="of:=IF([.AC82]&gt;0;MOD(DEGREES(ACOS(((SIN(RADIANS([.$B$2]))*COS(RADIANS([.AD82])))-SIN(RADIANS([.T82])))/(COS(RADIANS([.$B$2]))*SIN(RADIANS([.AD82])))))+180;360);MOD(540-DEGREES(ACOS(((SIN(RADIANS([.$B$2]))*COS(RADIANS([.AD82])))-SIN(RADIANS([.T82])))/(COS(RADIANS([.$B$2]))*SIN(RADIANS([.AD82])))));360))" office:value-type="float" office:value="177.07001531995">
            <text:p>177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2]+1" office:value-type="date" office:date-value="2026-03-23">
            <text:p>3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3]+2415018.5+[.E83]-[.$B$4]/24" office:value-type="float" office:value="2461123.29166667">
            <text:p>2461123.29</text:p>
          </table:table-cell>
          <table:table-cell table:style-name="ce9" table:formula="of:=([.F83]-2451545)/36525" office:value-type="float" office:value="0.262239333789637">
            <text:p>0.26223933</text:p>
          </table:table-cell>
          <table:table-cell/>
          <table:table-cell table:formula="of:=MOD(280.46646+[.G83]*(36000.76983+[.G83]*0.0003032);360)" office:value-type="float" office:value="1.28437698418384">
            <text:p>1.28</text:p>
          </table:table-cell>
          <table:table-cell table:formula="of:=357.52911+[.G83]*(35999.05029-0.0001537*[.G83])" office:value-type="float" office:value="9797.89606453939">
            <text:p>9797.9</text:p>
          </table:table-cell>
          <table:table-cell table:formula="of:=0.016708634-[.G83]*(0.000042037+0.0000001267*[.G83])" office:value-type="float" office:value="0.0166976015320339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87875646175464">
            <text:p>1.88</text:p>
          </table:table-cell>
          <table:table-cell table:formula="of:=[.I83]+[.L83]" office:value-type="float" office:value="3.16313344593848">
            <text:p>3.16</text:p>
          </table:table-cell>
          <table:table-cell table:formula="of:=[.J83]+[.L83]" office:value-type="float" office:value="9799.77482100115">
            <text:p>9799.77</text:p>
          </table:table-cell>
          <table:table-cell table:formula="of:=(1.000001018*(1-[.K83]*[.K83]))/(1+[.K83]*COS(RADIANS([.N83])))" office:value-type="float" office:value="0.996767676744183">
            <text:p>1</text:p>
          </table:table-cell>
          <table:table-cell table:formula="of:=[.M83]-0.00569-0.00478*SIN(RADIANS(125.04-1934.136*[.G83]))" office:value-type="float" office:value="3.15924693976075">
            <text:p>3.16</text:p>
          </table:table-cell>
          <table:table-cell table:formula="of:=23+(26+((21.448-[.G83]*(46.815+[.G83]*(0.00059-[.G83]*0.001813))))/60)/60" office:value-type="float" office:value="23.4358809049196">
            <text:p>23.44</text:p>
          </table:table-cell>
          <table:table-cell table:formula="of:=[.Q83]+0.00256*COS(RADIANS(125.04-1934.136*[.G83]))" office:value-type="float" office:value="23.4382516981529">
            <text:p>23.44</text:p>
          </table:table-cell>
          <table:table-cell table:formula="of:=DEGREES(ATAN2(COS(RADIANS([.P83]));COS(RADIANS([.R83]))*SIN(RADIANS([.P83]))))" office:value-type="float" office:value="2.8990398052249">
            <text:p>2.9</text:p>
          </table:table-cell>
          <table:table-cell table:formula="of:=DEGREES(ASIN(SIN(RADIANS([.R83]))*SIN(RADIANS([.P83]))))" office:value-type="float" office:value="1.25608762858483">
            <text:p>1.26</text:p>
          </table:table-cell>
          <table:table-cell table:formula="of:=TAN(RADIANS([.R83]/2))*TAN(RADIANS([.R83]/2))" office:value-type="float" office:value="0.0430306040713416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6.4498387090296">
            <text:p>-6.45</text:p>
          </table:table-cell>
          <table:table-cell table:formula="of:=DEGREES(ACOS(COS(RADIANS(90.833))/(COS(RADIANS([.$B$2]))*COS(RADIANS([.T83])))-TAN(RADIANS([.$B$2]))*TAN(RADIANS([.T83]))))" office:value-type="float" office:value="91.9429755099878">
            <text:p>91.94</text:p>
          </table:table-cell>
          <table:table-cell table:style-name="ce7" table:formula="of:=(720-4*[.$B$3]-[.V83]+[.$B$4]*60)/1440" office:value-type="float" office:value="0.504479054659048">
            <text:p>12:06:27</text:p>
          </table:table-cell>
          <table:table-cell table:style-name="ce7" table:formula="of:=([.X83]*1440-[.W83]*4)/1440" office:value-type="float" office:value="0.249081900464638">
            <text:p>5:58:41</text:p>
          </table:table-cell>
          <table:table-cell table:style-name="ce7" table:formula="of:=([.X83]*1440+[.W83]*4)/1440" office:value-type="float" office:value="0.759876208853459">
            <text:p>18:14:13</text:p>
          </table:table-cell>
          <table:table-cell table:formula="of:=8*[.W83]" office:value-type="float" office:value="735.543804079902">
            <text:p>735.54</text:p>
          </table:table-cell>
          <table:table-cell table:formula="of:=MOD([.E83]*1440+[.V83]+4*[.$B$3]-60*[.$B$4];1440)" office:value-type="float" office:value="713.55016129097">
            <text:p>713.55</text:p>
          </table:table-cell>
          <table:table-cell table:formula="of:=IF([.AB83]/4&lt;0;[.AB83]/4+180;[.AB83]/4-180)" office:value-type="float" office:value="-1.61245967725739">
            <text:p>-1.61</text:p>
          </table:table-cell>
          <table:table-cell table:formula="of:=DEGREES(ACOS(SIN(RADIANS([.$B$2]))*SIN(RADIANS([.T83]))+COS(RADIANS([.$B$2]))*COS(RADIANS([.T83]))*COS(RADIANS([.AC83]))))" office:value-type="float" office:value="34.7760984465817">
            <text:p>34.78</text:p>
          </table:table-cell>
          <table:table-cell table:formula="of:=90-[.AD83]" office:value-type="float" office:value="55.2239015534183">
            <text:p>55.22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12003314343496">
            <text:p>0.01</text:p>
          </table:table-cell>
          <table:table-cell table:formula="of:=[.AE83]+[.AF83]" office:value-type="float" office:value="55.2351018848526">
            <text:p>55.24</text:p>
          </table:table-cell>
          <table:table-cell table:formula="of:=IF([.AC83]&gt;0;MOD(DEGREES(ACOS(((SIN(RADIANS([.$B$2]))*COS(RADIANS([.AD83])))-SIN(RADIANS([.T83])))/(COS(RADIANS([.$B$2]))*SIN(RADIANS([.AD83])))))+180;360);MOD(540-DEGREES(ACOS(((SIN(RADIANS([.$B$2]))*COS(RADIANS([.AD83])))-SIN(RADIANS([.T83])))/(COS(RADIANS([.$B$2]))*SIN(RADIANS([.AD83])))));360))" office:value-type="float" office:value="177.172868592995">
            <text:p>177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3]+1" office:value-type="date" office:date-value="2026-03-24">
            <text:p>3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4]+2415018.5+[.E84]-[.$B$4]/24" office:value-type="float" office:value="2461124.29166667">
            <text:p>2461124.29</text:p>
          </table:table-cell>
          <table:table-cell table:style-name="ce9" table:formula="of:=([.F84]-2451545)/36525" office:value-type="float" office:value="0.262266712297509">
            <text:p>0.26226671</text:p>
          </table:table-cell>
          <table:table-cell/>
          <table:table-cell table:formula="of:=MOD(280.46646+[.G84]*(36000.76983+[.G84]*0.0003032);360)" office:value-type="float" office:value="2.27002434870337">
            <text:p>2.27</text:p>
          </table:table-cell>
          <table:table-cell table:formula="of:=357.52911+[.G84]*(35999.05029-0.0001537*[.G84])" office:value-type="float" office:value="9798.88166481891">
            <text:p>9798.88</text:p>
          </table:table-cell>
          <table:table-cell table:formula="of:=0.016708634-[.G84]*(0.000042037+0.0000001267*[.G84])" office:value-type="float" office:value="0.0166976003793041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88474086890728">
            <text:p>1.88</text:p>
          </table:table-cell>
          <table:table-cell table:formula="of:=[.I84]+[.L84]" office:value-type="float" office:value="4.15476521761065">
            <text:p>4.15</text:p>
          </table:table-cell>
          <table:table-cell table:formula="of:=[.J84]+[.L84]" office:value-type="float" office:value="9800.76640568782">
            <text:p>9800.77</text:p>
          </table:table-cell>
          <table:table-cell table:formula="of:=(1.000001018*(1-[.K84]*[.K84]))/(1+[.K84]*COS(RADIANS([.N84])))" office:value-type="float" office:value="0.997050813494334">
            <text:p>1</text:p>
          </table:table-cell>
          <table:table-cell table:formula="of:=[.M84]-0.00569-0.00478*SIN(RADIANS(125.04-1934.136*[.G84]))" office:value-type="float" office:value="4.15088280190967">
            <text:p>4.15</text:p>
          </table:table-cell>
          <table:table-cell table:formula="of:=23+(26+((21.448-[.G84]*(46.815+[.G84]*(0.00059-[.G84]*0.001813))))/60)/60" office:value-type="float" office:value="23.4358805488854">
            <text:p>23.44</text:p>
          </table:table-cell>
          <table:table-cell table:formula="of:=[.Q84]+0.00256*COS(RADIANS(125.04-1934.136*[.G84]))" office:value-type="float" office:value="23.4382504484159">
            <text:p>23.44</text:p>
          </table:table-cell>
          <table:table-cell table:formula="of:=DEGREES(ATAN2(COS(RADIANS([.P84]));COS(RADIANS([.R84]))*SIN(RADIANS([.P84]))))" office:value-type="float" office:value="3.80944406165406">
            <text:p>3.81</text:p>
          </table:table-cell>
          <table:table-cell table:formula="of:=DEGREES(ASIN(SIN(RADIANS([.R84]))*SIN(RADIANS([.P84]))))" office:value-type="float" office:value="1.64984128716652">
            <text:p>1.65</text:p>
          </table:table-cell>
          <table:table-cell table:formula="of:=TAN(RADIANS([.R84]/2))*TAN(RADIANS([.R84]/2))" office:value-type="float" office:value="0.0430305993519962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6.14876241072426">
            <text:p>-6.15</text:p>
          </table:table-cell>
          <table:table-cell table:formula="of:=DEGREES(ACOS(COS(RADIANS(90.833))/(COS(RADIANS([.$B$2]))*COS(RADIANS([.T84])))-TAN(RADIANS([.$B$2]))*TAN(RADIANS([.T84]))))" office:value-type="float" office:value="92.2296092993886">
            <text:p>92.23</text:p>
          </table:table-cell>
          <table:table-cell table:style-name="ce7" table:formula="of:=(720-4*[.$B$3]-[.V84]+[.$B$4]*60)/1440" office:value-type="float" office:value="0.504269973896336">
            <text:p>12:06:09</text:p>
          </table:table-cell>
          <table:table-cell table:style-name="ce7" table:formula="of:=([.X84]*1440-[.W84]*4)/1440" office:value-type="float" office:value="0.248076614731368">
            <text:p>5:57:14</text:p>
          </table:table-cell>
          <table:table-cell table:style-name="ce7" table:formula="of:=([.X84]*1440+[.W84]*4)/1440" office:value-type="float" office:value="0.760463333061305">
            <text:p>18:15:04</text:p>
          </table:table-cell>
          <table:table-cell table:formula="of:=8*[.W84]" office:value-type="float" office:value="737.836874395109">
            <text:p>737.84</text:p>
          </table:table-cell>
          <table:table-cell table:formula="of:=MOD([.E84]*1440+[.V84]+4*[.$B$3]-60*[.$B$4];1440)" office:value-type="float" office:value="713.851237589276">
            <text:p>713.85</text:p>
          </table:table-cell>
          <table:table-cell table:formula="of:=IF([.AB84]/4&lt;0;[.AB84]/4+180;[.AB84]/4-180)" office:value-type="float" office:value="-1.53719060268108">
            <text:p>-1.54</text:p>
          </table:table-cell>
          <table:table-cell table:formula="of:=DEGREES(ACOS(SIN(RADIANS([.$B$2]))*SIN(RADIANS([.T84]))+COS(RADIANS([.$B$2]))*COS(RADIANS([.T84]))*COS(RADIANS([.AC84]))))" office:value-type="float" office:value="34.379699342524">
            <text:p>34.38</text:p>
          </table:table-cell>
          <table:table-cell table:formula="of:=90-[.AD84]" office:value-type="float" office:value="55.6203006574761">
            <text:p>55.62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10359065717138">
            <text:p>0.01</text:p>
          </table:table-cell>
          <table:table-cell table:formula="of:=[.AE84]+[.AF84]" office:value-type="float" office:value="55.6313365640478">
            <text:p>55.63</text:p>
          </table:table-cell>
          <table:table-cell table:formula="of:=IF([.AC84]&gt;0;MOD(DEGREES(ACOS(((SIN(RADIANS([.$B$2]))*COS(RADIANS([.AD84])))-SIN(RADIANS([.T84])))/(COS(RADIANS([.$B$2]))*SIN(RADIANS([.AD84])))))+180;360);MOD(540-DEGREES(ACOS(((SIN(RADIANS([.$B$2]))*COS(RADIANS([.AD84])))-SIN(RADIANS([.T84])))/(COS(RADIANS([.$B$2]))*SIN(RADIANS([.AD84])))));360))" office:value-type="float" office:value="177.278172267817">
            <text:p>177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4]+1" office:value-type="date" office:date-value="2026-03-25">
            <text:p>3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5]+2415018.5+[.E85]-[.$B$4]/24" office:value-type="float" office:value="2461125.29166667">
            <text:p>2461125.29</text:p>
          </table:table-cell>
          <table:table-cell table:style-name="ce9" table:formula="of:=([.F85]-2451545)/36525" office:value-type="float" office:value="0.26229409080538">
            <text:p>0.26229409</text:p>
          </table:table-cell>
          <table:table-cell/>
          <table:table-cell table:formula="of:=MOD(280.46646+[.G85]*(36000.76983+[.G85]*0.0003032);360)" office:value-type="float" office:value="3.25567171322291">
            <text:p>3.26</text:p>
          </table:table-cell>
          <table:table-cell table:formula="of:=357.52911+[.G85]*(35999.05029-0.0001537*[.G85])" office:value-type="float" office:value="9799.86726509842">
            <text:p>9799.87</text:p>
          </table:table-cell>
          <table:table-cell table:formula="of:=0.016708634-[.G85]*(0.000042037+0.0000001267*[.G85])" office:value-type="float" office:value="0.0166975992265741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89016144414484">
            <text:p>1.89</text:p>
          </table:table-cell>
          <table:table-cell table:formula="of:=[.I85]+[.L85]" office:value-type="float" office:value="5.14583315736775">
            <text:p>5.15</text:p>
          </table:table-cell>
          <table:table-cell table:formula="of:=[.J85]+[.L85]" office:value-type="float" office:value="9801.75742654257">
            <text:p>9801.76</text:p>
          </table:table-cell>
          <table:table-cell table:formula="of:=(1.000001018*(1-[.K85]*[.K85]))/(1+[.K85]*COS(RADIANS([.N85])))" office:value-type="float" office:value="0.997334747716425">
            <text:p>1</text:p>
          </table:table-cell>
          <table:table-cell table:formula="of:=[.M85]-0.00569-0.00478*SIN(RADIANS(125.04-1934.136*[.G85]))" office:value-type="float" office:value="5.14195483059952">
            <text:p>5.14</text:p>
          </table:table-cell>
          <table:table-cell table:formula="of:=23+(26+((21.448-[.G85]*(46.815+[.G85]*(0.00059-[.G85]*0.001813))))/60)/60" office:value-type="float" office:value="23.4358801928512">
            <text:p>23.44</text:p>
          </table:table-cell>
          <table:table-cell table:formula="of:=[.Q85]+0.00256*COS(RADIANS(125.04-1934.136*[.G85]))" office:value-type="float" office:value="23.4382491966545">
            <text:p>23.44</text:p>
          </table:table-cell>
          <table:table-cell table:formula="of:=DEGREES(ATAN2(COS(RADIANS([.P85]));COS(RADIANS([.R85]))*SIN(RADIANS([.P85]))))" office:value-type="float" office:value="4.71969065442452">
            <text:p>4.72</text:p>
          </table:table-cell>
          <table:table-cell table:formula="of:=DEGREES(ASIN(SIN(RADIANS([.R85]))*SIN(RADIANS([.P85]))))" office:value-type="float" office:value="2.04295492165145">
            <text:p>2.04</text:p>
          </table:table-cell>
          <table:table-cell table:formula="of:=TAN(RADIANS([.R85]/2))*TAN(RADIANS([.R85]/2))" office:value-type="float" office:value="0.0430305946250066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5.84715871094713">
            <text:p>-5.85</text:p>
          </table:table-cell>
          <table:table-cell table:formula="of:=DEGREES(ACOS(COS(RADIANS(90.833))/(COS(RADIANS([.$B$2]))*COS(RADIANS([.T85])))-TAN(RADIANS([.$B$2]))*TAN(RADIANS([.T85]))))" office:value-type="float" office:value="92.5159947096207">
            <text:p>92.52</text:p>
          </table:table-cell>
          <table:table-cell table:style-name="ce7" table:formula="of:=(720-4*[.$B$3]-[.V85]+[.$B$4]*60)/1440" office:value-type="float" office:value="0.504060526882602">
            <text:p>12:05:51</text:p>
          </table:table-cell>
          <table:table-cell table:style-name="ce7" table:formula="of:=([.X85]*1440-[.W85]*4)/1440" office:value-type="float" office:value="0.247071652689211">
            <text:p>5:55:47</text:p>
          </table:table-cell>
          <table:table-cell table:style-name="ce7" table:formula="of:=([.X85]*1440+[.W85]*4)/1440" office:value-type="float" office:value="0.761049401075993">
            <text:p>18:15:55</text:p>
          </table:table-cell>
          <table:table-cell table:formula="of:=8*[.W85]" office:value-type="float" office:value="740.127957676966">
            <text:p>740.13</text:p>
          </table:table-cell>
          <table:table-cell table:formula="of:=MOD([.E85]*1440+[.V85]+4*[.$B$3]-60*[.$B$4];1440)" office:value-type="float" office:value="714.152841289053">
            <text:p>714.15</text:p>
          </table:table-cell>
          <table:table-cell table:formula="of:=IF([.AB85]/4&lt;0;[.AB85]/4+180;[.AB85]/4-180)" office:value-type="float" office:value="-1.46178967773679">
            <text:p>-1.46</text:p>
          </table:table-cell>
          <table:table-cell table:formula="of:=DEGREES(ACOS(SIN(RADIANS([.$B$2]))*SIN(RADIANS([.T85]))+COS(RADIANS([.$B$2]))*COS(RADIANS([.T85]))*COS(RADIANS([.AC85]))))" office:value-type="float" office:value="33.9840252531088">
            <text:p>33.98</text:p>
          </table:table-cell>
          <table:table-cell table:formula="of:=90-[.AD85]" office:value-type="float" office:value="56.0159747468912">
            <text:p>56.02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0873319383773">
            <text:p>0.01</text:p>
          </table:table-cell>
          <table:table-cell table:formula="of:=[.AE85]+[.AF85]" office:value-type="float" office:value="56.026848066275">
            <text:p>56.03</text:p>
          </table:table-cell>
          <table:table-cell table:formula="of:=IF([.AC85]&gt;0;MOD(DEGREES(ACOS(((SIN(RADIANS([.$B$2]))*COS(RADIANS([.AD85])))-SIN(RADIANS([.T85])))/(COS(RADIANS([.$B$2]))*SIN(RADIANS([.AD85])))))+180;360);MOD(540-DEGREES(ACOS(((SIN(RADIANS([.$B$2]))*COS(RADIANS([.AD85])))-SIN(RADIANS([.T85])))/(COS(RADIANS([.$B$2]))*SIN(RADIANS([.AD85])))));360))" office:value-type="float" office:value="177.385851524695">
            <text:p>177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5]+1" office:value-type="date" office:date-value="2026-03-26">
            <text:p>3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6]+2415018.5+[.E86]-[.$B$4]/24" office:value-type="float" office:value="2461126.29166667">
            <text:p>2461126.29</text:p>
          </table:table-cell>
          <table:table-cell table:style-name="ce9" table:formula="of:=([.F86]-2451545)/36525" office:value-type="float" office:value="0.262321469313251">
            <text:p>0.26232147</text:p>
          </table:table-cell>
          <table:table-cell/>
          <table:table-cell table:formula="of:=MOD(280.46646+[.G86]*(36000.76983+[.G86]*0.0003032);360)" office:value-type="float" office:value="4.24131907774063">
            <text:p>4.24</text:p>
          </table:table-cell>
          <table:table-cell table:formula="of:=357.52911+[.G86]*(35999.05029-0.0001537*[.G86])" office:value-type="float" office:value="9800.85286537794">
            <text:p>9800.85</text:p>
          </table:table-cell>
          <table:table-cell table:formula="of:=0.016708634-[.G86]*(0.000042037+0.0000001267*[.G86])" office:value-type="float" office:value="0.016697598073844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89501717047143">
            <text:p>1.9</text:p>
          </table:table-cell>
          <table:table-cell table:formula="of:=[.I86]+[.L86]" office:value-type="float" office:value="6.13633624821206">
            <text:p>6.14</text:p>
          </table:table-cell>
          <table:table-cell table:formula="of:=[.J86]+[.L86]" office:value-type="float" office:value="9802.74788254842">
            <text:p>9802.75</text:p>
          </table:table-cell>
          <table:table-cell table:formula="of:=(1.000001018*(1-[.K86]*[.K86]))/(1+[.K86]*COS(RADIANS([.N86])))" office:value-type="float" office:value="0.997619394038003">
            <text:p>1</text:p>
          </table:table-cell>
          <table:table-cell table:formula="of:=[.M86]-0.00569-0.00478*SIN(RADIANS(125.04-1934.136*[.G86]))" office:value-type="float" office:value="6.13246200882909">
            <text:p>6.13</text:p>
          </table:table-cell>
          <table:table-cell table:formula="of:=23+(26+((21.448-[.G86]*(46.815+[.G86]*(0.00059-[.G86]*0.001813))))/60)/60" office:value-type="float" office:value="23.435879836817">
            <text:p>23.44</text:p>
          </table:table-cell>
          <table:table-cell table:formula="of:=[.Q86]+0.00256*COS(RADIANS(125.04-1934.136*[.G86]))" office:value-type="float" office:value="23.4382479428696">
            <text:p>23.44</text:p>
          </table:table-cell>
          <table:table-cell table:formula="of:=DEGREES(ATAN2(COS(RADIANS([.P86]));COS(RADIANS([.R86]))*SIN(RADIANS([.P86]))))" office:value-type="float" office:value="5.62986344624637">
            <text:p>5.63</text:p>
          </table:table-cell>
          <table:table-cell table:formula="of:=DEGREES(ASIN(SIN(RADIANS([.R86]))*SIN(RADIANS([.P86]))))" office:value-type="float" office:value="2.43532949837348">
            <text:p>2.44</text:p>
          </table:table-cell>
          <table:table-cell table:formula="of:=TAN(RADIANS([.R86]/2))*TAN(RADIANS([.R86]/2))" office:value-type="float" office:value="0.043030589890376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5.54535892623573">
            <text:p>-5.55</text:p>
          </table:table-cell>
          <table:table-cell table:formula="of:=DEGREES(ACOS(COS(RADIANS(90.833))/(COS(RADIANS([.$B$2]))*COS(RADIANS([.T86])))-TAN(RADIANS([.$B$2]))*TAN(RADIANS([.T86]))))" office:value-type="float" office:value="92.8020927329057">
            <text:p>92.8</text:p>
          </table:table-cell>
          <table:table-cell table:style-name="ce7" table:formula="of:=(720-4*[.$B$3]-[.V86]+[.$B$4]*60)/1440" office:value-type="float" office:value="0.503850943698775">
            <text:p>12:05:33</text:p>
          </table:table-cell>
          <table:table-cell table:style-name="ce7" table:formula="of:=([.X86]*1440-[.W86]*4)/1440" office:value-type="float" office:value="0.246067352774037">
            <text:p>5:54:20</text:p>
          </table:table-cell>
          <table:table-cell table:style-name="ce7" table:formula="of:=([.X86]*1440+[.W86]*4)/1440" office:value-type="float" office:value="0.761634534623513">
            <text:p>18:16:45</text:p>
          </table:table-cell>
          <table:table-cell table:formula="of:=8*[.W86]" office:value-type="float" office:value="742.416741863246">
            <text:p>742.42</text:p>
          </table:table-cell>
          <table:table-cell table:formula="of:=MOD([.E86]*1440+[.V86]+4*[.$B$3]-60*[.$B$4];1440)" office:value-type="float" office:value="714.454641073764">
            <text:p>714.45</text:p>
          </table:table-cell>
          <table:table-cell table:formula="of:=IF([.AB86]/4&lt;0;[.AB86]/4+180;[.AB86]/4-180)" office:value-type="float" office:value="-1.38633973155893">
            <text:p>-1.39</text:p>
          </table:table-cell>
          <table:table-cell table:formula="of:=DEGREES(ACOS(SIN(RADIANS([.$B$2]))*SIN(RADIANS([.T86]))+COS(RADIANS([.$B$2]))*COS(RADIANS([.T86]))*COS(RADIANS([.AC86]))))" office:value-type="float" office:value="33.5891815327891">
            <text:p>33.59</text:p>
          </table:table-cell>
          <table:table-cell table:formula="of:=90-[.AD86]" office:value-type="float" office:value="56.4108184672109">
            <text:p>56.41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07125676024991">
            <text:p>0.01</text:p>
          </table:table-cell>
          <table:table-cell table:formula="of:=[.AE86]+[.AF86]" office:value-type="float" office:value="56.4215310348134">
            <text:p>56.42</text:p>
          </table:table-cell>
          <table:table-cell table:formula="of:=IF([.AC86]&gt;0;MOD(DEGREES(ACOS(((SIN(RADIANS([.$B$2]))*COS(RADIANS([.AD86])))-SIN(RADIANS([.T86])))/(COS(RADIANS([.$B$2]))*SIN(RADIANS([.AD86])))))+180;360);MOD(540-DEGREES(ACOS(((SIN(RADIANS([.$B$2]))*COS(RADIANS([.AD86])))-SIN(RADIANS([.T86])))/(COS(RADIANS([.$B$2]))*SIN(RADIANS([.AD86])))));360))" office:value-type="float" office:value="177.495828492006">
            <text:p>177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6]+1" office:value-type="date" office:date-value="2026-03-27">
            <text:p>3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7]+2415018.5+[.E87]-[.$B$4]/24" office:value-type="float" office:value="2461127.29166667">
            <text:p>2461127.29</text:p>
          </table:table-cell>
          <table:table-cell table:style-name="ce9" table:formula="of:=([.F87]-2451545)/36525" office:value-type="float" office:value="0.262348847821123">
            <text:p>0.26234885</text:p>
          </table:table-cell>
          <table:table-cell/>
          <table:table-cell table:formula="of:=MOD(280.46646+[.G87]*(36000.76983+[.G87]*0.0003032);360)" office:value-type="float" office:value="5.22696644226198">
            <text:p>5.23</text:p>
          </table:table-cell>
          <table:table-cell table:formula="of:=357.52911+[.G87]*(35999.05029-0.0001537*[.G87])" office:value-type="float" office:value="9801.83846565746">
            <text:p>9801.84</text:p>
          </table:table-cell>
          <table:table-cell table:formula="of:=0.016708634-[.G87]*(0.000042037+0.0000001267*[.G87])" office:value-type="float" office:value="0.0166975969211136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8993072037244">
            <text:p>1.9</text:p>
          </table:table-cell>
          <table:table-cell table:formula="of:=[.I87]+[.L87]" office:value-type="float" office:value="7.12627364598638">
            <text:p>7.13</text:p>
          </table:table-cell>
          <table:table-cell table:formula="of:=[.J87]+[.L87]" office:value-type="float" office:value="9803.73777286119">
            <text:p>9803.74</text:p>
          </table:table-cell>
          <table:table-cell table:formula="of:=(1.000001018*(1-[.K87]*[.K87]))/(1+[.K87]*COS(RADIANS([.N87])))" office:value-type="float" office:value="0.997904667018437">
            <text:p>1</text:p>
          </table:table-cell>
          <table:table-cell table:formula="of:=[.M87]-0.00569-0.00478*SIN(RADIANS(125.04-1934.136*[.G87]))" office:value-type="float" office:value="7.12240349243769">
            <text:p>7.12</text:p>
          </table:table-cell>
          <table:table-cell table:formula="of:=23+(26+((21.448-[.G87]*(46.815+[.G87]*(0.00059-[.G87]*0.001813))))/60)/60" office:value-type="float" office:value="23.4358794807828">
            <text:p>23.44</text:p>
          </table:table-cell>
          <table:table-cell table:formula="of:=[.Q87]+0.00256*COS(RADIANS(125.04-1934.136*[.G87]))" office:value-type="float" office:value="23.438246687062">
            <text:p>23.44</text:p>
          </table:table-cell>
          <table:table-cell table:formula="of:=DEGREES(ATAN2(COS(RADIANS([.P87]));COS(RADIANS([.R87]))*SIN(RADIANS([.P87]))))" office:value-type="float" office:value="6.54004588281669">
            <text:p>6.54</text:p>
          </table:table-cell>
          <table:table-cell table:formula="of:=DEGREES(ASIN(SIN(RADIANS([.R87]))*SIN(RADIANS([.P87]))))" office:value-type="float" office:value="2.82686632988444">
            <text:p>2.83</text:p>
          </table:table-cell>
          <table:table-cell table:formula="of:=TAN(RADIANS([.R87]/2))*TAN(RADIANS([.R87]/2))" office:value-type="float" office:value="0.043030585148107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5.24369221770894">
            <text:p>-5.24</text:p>
          </table:table-cell>
          <table:table-cell table:formula="of:=DEGREES(ACOS(COS(RADIANS(90.833))/(COS(RADIANS([.$B$2]))*COS(RADIANS([.T87])))-TAN(RADIANS([.$B$2]))*TAN(RADIANS([.T87]))))" office:value-type="float" office:value="93.087864106236">
            <text:p>93.09</text:p>
          </table:table-cell>
          <table:table-cell table:style-name="ce7" table:formula="of:=(720-4*[.$B$3]-[.V87]+[.$B$4]*60)/1440" office:value-type="float" office:value="0.503641452928965">
            <text:p>12:05:15</text:p>
          </table:table-cell>
          <table:table-cell table:style-name="ce7" table:formula="of:=([.X87]*1440-[.W87]*4)/1440" office:value-type="float" office:value="0.245064052633864">
            <text:p>5:52:54</text:p>
          </table:table-cell>
          <table:table-cell table:style-name="ce7" table:formula="of:=([.X87]*1440+[.W87]*4)/1440" office:value-type="float" office:value="0.762218853224065">
            <text:p>18:17:36</text:p>
          </table:table-cell>
          <table:table-cell table:formula="of:=8*[.W87]" office:value-type="float" office:value="744.702912849888">
            <text:p>744.7</text:p>
          </table:table-cell>
          <table:table-cell table:formula="of:=MOD([.E87]*1440+[.V87]+4*[.$B$3]-60*[.$B$4];1440)" office:value-type="float" office:value="714.756307782291">
            <text:p>714.76</text:p>
          </table:table-cell>
          <table:table-cell table:formula="of:=IF([.AB87]/4&lt;0;[.AB87]/4+180;[.AB87]/4-180)" office:value-type="float" office:value="-1.31092305442724">
            <text:p>-1.31</text:p>
          </table:table-cell>
          <table:table-cell table:formula="of:=DEGREES(ACOS(SIN(RADIANS([.$B$2]))*SIN(RADIANS([.T87]))+COS(RADIANS([.$B$2]))*COS(RADIANS([.T87]))*COS(RADIANS([.AC87]))))" office:value-type="float" office:value="33.195272794074">
            <text:p>33.2</text:p>
          </table:table-cell>
          <table:table-cell table:formula="of:=90-[.AD87]" office:value-type="float" office:value="56.804727205926">
            <text:p>56.8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05536484877991">
            <text:p>0.01</text:p>
          </table:table-cell>
          <table:table-cell table:formula="of:=[.AE87]+[.AF87]" office:value-type="float" office:value="56.8152808544138">
            <text:p>56.82</text:p>
          </table:table-cell>
          <table:table-cell table:formula="of:=IF([.AC87]&gt;0;MOD(DEGREES(ACOS(((SIN(RADIANS([.$B$2]))*COS(RADIANS([.AD87])))-SIN(RADIANS([.T87])))/(COS(RADIANS([.$B$2]))*SIN(RADIANS([.AD87])))))+180;360);MOD(540-DEGREES(ACOS(((SIN(RADIANS([.$B$2]))*COS(RADIANS([.AD87])))-SIN(RADIANS([.T87])))/(COS(RADIANS([.$B$2]))*SIN(RADIANS([.AD87])))));360))" office:value-type="float" office:value="177.608022142302">
            <text:p>177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7]+1" office:value-type="date" office:date-value="2026-03-28">
            <text:p>3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8]+2415018.5+[.E88]-[.$B$4]/24" office:value-type="float" office:value="2461128.29166667">
            <text:p>2461128.29</text:p>
          </table:table-cell>
          <table:table-cell table:style-name="ce9" table:formula="of:=([.F88]-2451545)/36525" office:value-type="float" office:value="0.262376226328994">
            <text:p>0.26237623</text:p>
          </table:table-cell>
          <table:table-cell/>
          <table:table-cell table:formula="of:=MOD(280.46646+[.G88]*(36000.76983+[.G88]*0.0003032);360)" office:value-type="float" office:value="6.2126138067797">
            <text:p>6.21</text:p>
          </table:table-cell>
          <table:table-cell table:formula="of:=357.52911+[.G88]*(35999.05029-0.0001537*[.G88])" office:value-type="float" office:value="9802.82406593698">
            <text:p>9802.82</text:p>
          </table:table-cell>
          <table:table-cell table:formula="of:=0.016708634-[.G88]*(0.000042037+0.0000001267*[.G88])" office:value-type="float" office:value="0.0166975957683831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90303087209751">
            <text:p>1.9</text:p>
          </table:table-cell>
          <table:table-cell table:formula="of:=[.I88]+[.L88]" office:value-type="float" office:value="8.11564467887721">
            <text:p>8.12</text:p>
          </table:table-cell>
          <table:table-cell table:formula="of:=[.J88]+[.L88]" office:value-type="float" office:value="9804.72709680907">
            <text:p>9804.73</text:p>
          </table:table-cell>
          <table:table-cell table:formula="of:=(1.000001018*(1-[.K88]*[.K88]))/(1+[.K88]*COS(RADIANS([.N88])))" office:value-type="float" office:value="0.99819048117534">
            <text:p>1</text:p>
          </table:table-cell>
          <table:table-cell table:formula="of:=[.M88]-0.00569-0.00478*SIN(RADIANS(125.04-1934.136*[.G88]))" office:value-type="float" office:value="8.11177860960832">
            <text:p>8.11</text:p>
          </table:table-cell>
          <table:table-cell table:formula="of:=23+(26+((21.448-[.G88]*(46.815+[.G88]*(0.00059-[.G88]*0.001813))))/60)/60" office:value-type="float" office:value="23.4358791247486">
            <text:p>23.44</text:p>
          </table:table-cell>
          <table:table-cell table:formula="of:=[.Q88]+0.00256*COS(RADIANS(125.04-1934.136*[.G88]))" office:value-type="float" office:value="23.4382454292323">
            <text:p>23.44</text:p>
          </table:table-cell>
          <table:table-cell table:formula="of:=DEGREES(ATAN2(COS(RADIANS([.P88]));COS(RADIANS([.R88]))*SIN(RADIANS([.P88]))))" office:value-type="float" office:value="7.45032093866171">
            <text:p>7.45</text:p>
          </table:table-cell>
          <table:table-cell table:formula="of:=DEGREES(ASIN(SIN(RADIANS([.R88]))*SIN(RADIANS([.P88]))))" office:value-type="float" office:value="3.21746706356966">
            <text:p>3.22</text:p>
          </table:table-cell>
          <table:table-cell table:formula="of:=TAN(RADIANS([.R88]/2))*TAN(RADIANS([.R88]/2))" office:value-type="float" office:value="0.0430305803982026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4.94248542962841">
            <text:p>-4.94</text:p>
          </table:table-cell>
          <table:table-cell table:formula="of:=DEGREES(ACOS(COS(RADIANS(90.833))/(COS(RADIANS([.$B$2]))*COS(RADIANS([.T88])))-TAN(RADIANS([.$B$2]))*TAN(RADIANS([.T88]))))" office:value-type="float" office:value="93.3732692374614">
            <text:p>93.37</text:p>
          </table:table-cell>
          <table:table-cell table:style-name="ce7" table:formula="of:=(720-4*[.$B$3]-[.V88]+[.$B$4]*60)/1440" office:value-type="float" office:value="0.503432281548353">
            <text:p>12:04:57</text:p>
          </table:table-cell>
          <table:table-cell table:style-name="ce7" table:formula="of:=([.X88]*1440-[.W88]*4)/1440" office:value-type="float" office:value="0.244062089222072">
            <text:p>5:51:27</text:p>
          </table:table-cell>
          <table:table-cell table:style-name="ce7" table:formula="of:=([.X88]*1440+[.W88]*4)/1440" office:value-type="float" office:value="0.762802473874635">
            <text:p>18:18:26</text:p>
          </table:table-cell>
          <table:table-cell table:formula="of:=8*[.W88]" office:value-type="float" office:value="746.986153899691">
            <text:p>746.99</text:p>
          </table:table-cell>
          <table:table-cell table:formula="of:=MOD([.E88]*1440+[.V88]+4*[.$B$3]-60*[.$B$4];1440)" office:value-type="float" office:value="715.057514570372">
            <text:p>715.06</text:p>
          </table:table-cell>
          <table:table-cell table:formula="of:=IF([.AB88]/4&lt;0;[.AB88]/4+180;[.AB88]/4-180)" office:value-type="float" office:value="-1.2356213574071">
            <text:p>-1.24</text:p>
          </table:table-cell>
          <table:table-cell table:formula="of:=DEGREES(ACOS(SIN(RADIANS([.$B$2]))*SIN(RADIANS([.T88]))+COS(RADIANS([.$B$2]))*COS(RADIANS([.T88]))*COS(RADIANS([.AC88]))))" office:value-type="float" office:value="32.8024028997684">
            <text:p>32.8</text:p>
          </table:table-cell>
          <table:table-cell table:formula="of:=90-[.AD88]" office:value-type="float" office:value="57.1975971002316">
            <text:p>57.2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03965588843825">
            <text:p>0.01</text:p>
          </table:table-cell>
          <table:table-cell table:formula="of:=[.AE88]+[.AF88]" office:value-type="float" office:value="57.207993659116">
            <text:p>57.21</text:p>
          </table:table-cell>
          <table:table-cell table:formula="of:=IF([.AC88]&gt;0;MOD(DEGREES(ACOS(((SIN(RADIANS([.$B$2]))*COS(RADIANS([.AD88])))-SIN(RADIANS([.T88])))/(COS(RADIANS([.$B$2]))*SIN(RADIANS([.AD88])))))+180;360);MOD(540-DEGREES(ACOS(((SIN(RADIANS([.$B$2]))*COS(RADIANS([.AD88])))-SIN(RADIANS([.T88])))/(COS(RADIANS([.$B$2]))*SIN(RADIANS([.AD88])))));360))" office:value-type="float" office:value="177.722348182945">
            <text:p>177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8]+1" office:value-type="date" office:date-value="2026-03-29">
            <text:p>3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9]+2415018.5+[.E89]-[.$B$4]/24" office:value-type="float" office:value="2461129.29166667">
            <text:p>2461129.29</text:p>
          </table:table-cell>
          <table:table-cell table:style-name="ce9" table:formula="of:=([.F89]-2451545)/36525" office:value-type="float" office:value="0.262403604836865">
            <text:p>0.26240360</text:p>
          </table:table-cell>
          <table:table-cell/>
          <table:table-cell table:formula="of:=MOD(280.46646+[.G89]*(36000.76983+[.G89]*0.0003032);360)" office:value-type="float" office:value="7.19826117130106">
            <text:p>7.2</text:p>
          </table:table-cell>
          <table:table-cell table:formula="of:=357.52911+[.G89]*(35999.05029-0.0001537*[.G89])" office:value-type="float" office:value="9803.80966621649">
            <text:p>9803.81</text:p>
          </table:table-cell>
          <table:table-cell table:formula="of:=0.016708634-[.G89]*(0.000042037+0.0000001267*[.G89])" office:value-type="float" office:value="0.0166975946156524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90618767560972">
            <text:p>1.91</text:p>
          </table:table-cell>
          <table:table-cell table:formula="of:=[.I89]+[.L89]" office:value-type="float" office:value="9.10444884691077">
            <text:p>9.1</text:p>
          </table:table-cell>
          <table:table-cell table:formula="of:=[.J89]+[.L89]" office:value-type="float" office:value="9805.7158538921">
            <text:p>9805.72</text:p>
          </table:table-cell>
          <table:table-cell table:formula="of:=(1.000001018*(1-[.K89]*[.K89]))/(1+[.K89]*COS(RADIANS([.N89])))" office:value-type="float" office:value="0.998476751010833">
            <text:p>1</text:p>
          </table:table-cell>
          <table:table-cell table:formula="of:=[.M89]-0.00569-0.00478*SIN(RADIANS(125.04-1934.136*[.G89]))" office:value-type="float" office:value="9.10058686036373">
            <text:p>9.1</text:p>
          </table:table-cell>
          <table:table-cell table:formula="of:=23+(26+((21.448-[.G89]*(46.815+[.G89]*(0.00059-[.G89]*0.001813))))/60)/60" office:value-type="float" office:value="23.4358787687144">
            <text:p>23.44</text:p>
          </table:table-cell>
          <table:table-cell table:formula="of:=[.Q89]+0.00256*COS(RADIANS(125.04-1934.136*[.G89]))" office:value-type="float" office:value="23.4382441693813">
            <text:p>23.44</text:p>
          </table:table-cell>
          <table:table-cell table:formula="of:=DEGREES(ATAN2(COS(RADIANS([.P89]));COS(RADIANS([.R89]))*SIN(RADIANS([.P89]))))" office:value-type="float" office:value="8.36077106307125">
            <text:p>8.36</text:p>
          </table:table-cell>
          <table:table-cell table:formula="of:=DEGREES(ASIN(SIN(RADIANS([.R89]))*SIN(RADIANS([.P89]))))" office:value-type="float" office:value="3.60703367051696">
            <text:p>3.61</text:p>
          </table:table-cell>
          <table:table-cell table:formula="of:=TAN(RADIANS([.R89]/2))*TAN(RADIANS([.R89]/2))" office:value-type="float" office:value="0.0430305756406657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4.64206292978049">
            <text:p>-4.64</text:p>
          </table:table-cell>
          <table:table-cell table:formula="of:=DEGREES(ACOS(COS(RADIANS(90.833))/(COS(RADIANS([.$B$2]))*COS(RADIANS([.T89])))-TAN(RADIANS([.$B$2]))*TAN(RADIANS([.T89]))))" office:value-type="float" office:value="93.6582681320951">
            <text:p>93.66</text:p>
          </table:table-cell>
          <table:table-cell table:style-name="ce7" table:formula="of:=(720-4*[.$B$3]-[.V89]+[.$B$4]*60)/1440" office:value-type="float" office:value="0.503223654812348">
            <text:p>12:04:39</text:p>
          </table:table-cell>
          <table:table-cell table:style-name="ce7" table:formula="of:=([.X89]*1440-[.W89]*4)/1440" office:value-type="float" office:value="0.243061798889861">
            <text:p>5:50:01</text:p>
          </table:table-cell>
          <table:table-cell table:style-name="ce7" table:formula="of:=([.X89]*1440+[.W89]*4)/1440" office:value-type="float" office:value="0.763385510734834">
            <text:p>18:19:17</text:p>
          </table:table-cell>
          <table:table-cell table:formula="of:=8*[.W89]" office:value-type="float" office:value="749.26614505676">
            <text:p>749.27</text:p>
          </table:table-cell>
          <table:table-cell table:formula="of:=MOD([.E89]*1440+[.V89]+4*[.$B$3]-60*[.$B$4];1440)" office:value-type="float" office:value="715.35793707022">
            <text:p>715.36</text:p>
          </table:table-cell>
          <table:table-cell table:formula="of:=IF([.AB89]/4&lt;0;[.AB89]/4+180;[.AB89]/4-180)" office:value-type="float" office:value="-1.16051573244513">
            <text:p>-1.16</text:p>
          </table:table-cell>
          <table:table-cell table:formula="of:=DEGREES(ACOS(SIN(RADIANS([.$B$2]))*SIN(RADIANS([.T89]))+COS(RADIANS([.$B$2]))*COS(RADIANS([.T89]))*COS(RADIANS([.AC89]))))" office:value-type="float" office:value="32.4106749559583">
            <text:p>32.41</text:p>
          </table:table-cell>
          <table:table-cell table:formula="of:=90-[.AD89]" office:value-type="float" office:value="57.5893250440417">
            <text:p>57.59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0241295275631">
            <text:p>0.01</text:p>
          </table:table-cell>
          <table:table-cell table:formula="of:=[.AE89]+[.AF89]" office:value-type="float" office:value="57.5995663393173">
            <text:p>57.6</text:p>
          </table:table-cell>
          <table:table-cell table:formula="of:=IF([.AC89]&gt;0;MOD(DEGREES(ACOS(((SIN(RADIANS([.$B$2]))*COS(RADIANS([.AD89])))-SIN(RADIANS([.T89])))/(COS(RADIANS([.$B$2]))*SIN(RADIANS([.AD89])))))+180;360);MOD(540-DEGREES(ACOS(((SIN(RADIANS([.$B$2]))*COS(RADIANS([.AD89])))-SIN(RADIANS([.T89])))/(COS(RADIANS([.$B$2]))*SIN(RADIANS([.AD89])))));360))" office:value-type="float" office:value="177.838718941499">
            <text:p>177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9]+1" office:value-type="date" office:date-value="2026-03-30">
            <text:p>3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0]+2415018.5+[.E90]-[.$B$4]/24" office:value-type="float" office:value="2461130.29166667">
            <text:p>2461130.29</text:p>
          </table:table-cell>
          <table:table-cell table:style-name="ce9" table:formula="of:=([.F90]-2451545)/36525" office:value-type="float" office:value="0.262430983344737">
            <text:p>0.26243098</text:p>
          </table:table-cell>
          <table:table-cell/>
          <table:table-cell table:formula="of:=MOD(280.46646+[.G90]*(36000.76983+[.G90]*0.0003032);360)" office:value-type="float" office:value="8.18390853582241">
            <text:p>8.18</text:p>
          </table:table-cell>
          <table:table-cell table:formula="of:=357.52911+[.G90]*(35999.05029-0.0001537*[.G90])" office:value-type="float" office:value="9804.79526649601">
            <text:p>9804.8</text:p>
          </table:table-cell>
          <table:table-cell table:formula="of:=0.016708634-[.G90]*(0.000042037+0.0000001267*[.G90])" office:value-type="float" office:value="0.0166975934629215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90877728552041">
            <text:p>1.91</text:p>
          </table:table-cell>
          <table:table-cell table:formula="of:=[.I90]+[.L90]" office:value-type="float" office:value="10.0926858213428">
            <text:p>10.09</text:p>
          </table:table-cell>
          <table:table-cell table:formula="of:=[.J90]+[.L90]" office:value-type="float" office:value="9806.70404378153">
            <text:p>9806.7</text:p>
          </table:table-cell>
          <table:table-cell table:formula="of:=(1.000001018*(1-[.K90]*[.K90]))/(1+[.K90]*COS(RADIANS([.N90])))" office:value-type="float" office:value="0.998763391037625">
            <text:p>1</text:p>
          </table:table-cell>
          <table:table-cell table:formula="of:=[.M90]-0.00569-0.00478*SIN(RADIANS(125.04-1934.136*[.G90]))" office:value-type="float" office:value="10.0888279159562">
            <text:p>10.09</text:p>
          </table:table-cell>
          <table:table-cell table:formula="of:=23+(26+((21.448-[.G90]*(46.815+[.G90]*(0.00059-[.G90]*0.001813))))/60)/60" office:value-type="float" office:value="23.4358784126802">
            <text:p>23.44</text:p>
          </table:table-cell>
          <table:table-cell table:formula="of:=[.Q90]+0.00256*COS(RADIANS(125.04-1934.136*[.G90]))" office:value-type="float" office:value="23.4382429075099">
            <text:p>23.44</text:p>
          </table:table-cell>
          <table:table-cell table:formula="of:=DEGREES(ATAN2(COS(RADIANS([.P90]));COS(RADIANS([.R90]))*SIN(RADIANS([.P90]))))" office:value-type="float" office:value="9.27147812594592">
            <text:p>9.27</text:p>
          </table:table-cell>
          <table:table-cell table:formula="of:=DEGREES(ASIN(SIN(RADIANS([.R90]))*SIN(RADIANS([.P90]))))" office:value-type="float" office:value="3.99546843466478">
            <text:p>4</text:p>
          </table:table-cell>
          <table:table-cell table:formula="of:=TAN(RADIANS([.R90]/2))*TAN(RADIANS([.R90]/2))" office:value-type="float" office:value="0.0430305708754993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4.34274645080054">
            <text:p>-4.34</text:p>
          </table:table-cell>
          <table:table-cell table:formula="of:=DEGREES(ACOS(COS(RADIANS(90.833))/(COS(RADIANS([.$B$2]))*COS(RADIANS([.T90])))-TAN(RADIANS([.$B$2]))*TAN(RADIANS([.T90]))))" office:value-type="float" office:value="93.942820320863">
            <text:p>93.94</text:p>
          </table:table-cell>
          <table:table-cell table:style-name="ce7" table:formula="of:=(720-4*[.$B$3]-[.V90]+[.$B$4]*60)/1440" office:value-type="float" office:value="0.503015796146389">
            <text:p>12:04:21</text:p>
          </table:table-cell>
          <table:table-cell table:style-name="ce7" table:formula="of:=([.X90]*1440-[.W90]*4)/1440" office:value-type="float" office:value="0.242063517477326">
            <text:p>5:48:34</text:p>
          </table:table-cell>
          <table:table-cell table:style-name="ce7" table:formula="of:=([.X90]*1440+[.W90]*4)/1440" office:value-type="float" office:value="0.763968074815453">
            <text:p>18:20:07</text:p>
          </table:table-cell>
          <table:table-cell table:formula="of:=8*[.W90]" office:value-type="float" office:value="751.542562566904">
            <text:p>751.54</text:p>
          </table:table-cell>
          <table:table-cell table:formula="of:=MOD([.E90]*1440+[.V90]+4*[.$B$3]-60*[.$B$4];1440)" office:value-type="float" office:value="715.657253549199">
            <text:p>715.66</text:p>
          </table:table-cell>
          <table:table-cell table:formula="of:=IF([.AB90]/4&lt;0;[.AB90]/4+180;[.AB90]/4-180)" office:value-type="float" office:value="-1.08568661270013">
            <text:p>-1.09</text:p>
          </table:table-cell>
          <table:table-cell table:formula="of:=DEGREES(ACOS(SIN(RADIANS([.$B$2]))*SIN(RADIANS([.T90]))+COS(RADIANS([.$B$2]))*COS(RADIANS([.T90]))*COS(RADIANS([.AC90]))))" office:value-type="float" office:value="32.0201913057574">
            <text:p>32.02</text:p>
          </table:table-cell>
          <table:table-cell table:formula="of:=90-[.AD90]" office:value-type="float" office:value="57.9798086942426">
            <text:p>57.98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00878538345965">
            <text:p>0.01</text:p>
          </table:table-cell>
          <table:table-cell table:formula="of:=[.AE90]+[.AF90]" office:value-type="float" office:value="57.9898965480772">
            <text:p>57.99</text:p>
          </table:table-cell>
          <table:table-cell table:formula="of:=IF([.AC90]&gt;0;MOD(DEGREES(ACOS(((SIN(RADIANS([.$B$2]))*COS(RADIANS([.AD90])))-SIN(RADIANS([.T90])))/(COS(RADIANS([.$B$2]))*SIN(RADIANS([.AD90])))))+180;360);MOD(540-DEGREES(ACOS(((SIN(RADIANS([.$B$2]))*COS(RADIANS([.AD90])))-SIN(RADIANS([.T90])))/(COS(RADIANS([.$B$2]))*SIN(RADIANS([.AD90])))));360))" office:value-type="float" office:value="177.957043246096">
            <text:p>177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0]+1" office:value-type="date" office:date-value="2026-03-31">
            <text:p>3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1]+2415018.5+[.E91]-[.$B$4]/24" office:value-type="float" office:value="2461131.29166667">
            <text:p>2461131.29</text:p>
          </table:table-cell>
          <table:table-cell table:style-name="ce9" table:formula="of:=([.F91]-2451545)/36525" office:value-type="float" office:value="0.262458361852608">
            <text:p>0.26245836</text:p>
          </table:table-cell>
          <table:table-cell/>
          <table:table-cell table:formula="of:=MOD(280.46646+[.G91]*(36000.76983+[.G91]*0.0003032);360)" office:value-type="float" office:value="9.16955590034377">
            <text:p>9.17</text:p>
          </table:table-cell>
          <table:table-cell table:formula="of:=357.52911+[.G91]*(35999.05029-0.0001537*[.G91])" office:value-type="float" office:value="9805.78086677552">
            <text:p>9805.78</text:p>
          </table:table-cell>
          <table:table-cell table:formula="of:=0.016708634-[.G91]*(0.000042037+0.0000001267*[.G91])" office:value-type="float" office:value="0.0166975923101904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91079954369243">
            <text:p>1.91</text:p>
          </table:table-cell>
          <table:table-cell table:formula="of:=[.I91]+[.L91]" office:value-type="float" office:value="11.0803554440362">
            <text:p>11.08</text:p>
          </table:table-cell>
          <table:table-cell table:formula="of:=[.J91]+[.L91]" office:value-type="float" office:value="9807.69166631922">
            <text:p>9807.69</text:p>
          </table:table-cell>
          <table:table-cell table:formula="of:=(1.000001018*(1-[.K91]*[.K91]))/(1+[.K91]*COS(RADIANS([.N91])))" office:value-type="float" office:value="0.999050315804933">
            <text:p>1</text:p>
          </table:table-cell>
          <table:table-cell table:formula="of:=[.M91]-0.00569-0.00478*SIN(RADIANS(125.04-1934.136*[.G91]))" office:value-type="float" office:value="11.076501618245">
            <text:p>11.08</text:p>
          </table:table-cell>
          <table:table-cell table:formula="of:=23+(26+((21.448-[.G91]*(46.815+[.G91]*(0.00059-[.G91]*0.001813))))/60)/60" office:value-type="float" office:value="23.4358780566461">
            <text:p>23.44</text:p>
          </table:table-cell>
          <table:table-cell table:formula="of:=[.Q91]+0.00256*COS(RADIANS(125.04-1934.136*[.G91]))" office:value-type="float" office:value="23.4382416436188">
            <text:p>23.44</text:p>
          </table:table-cell>
          <table:table-cell table:formula="of:=DEGREES(ATAN2(COS(RADIANS([.P91]));COS(RADIANS([.R91]))*SIN(RADIANS([.P91]))))" office:value-type="float" office:value="10.1825233635584">
            <text:p>10.18</text:p>
          </table:table-cell>
          <table:table-cell table:formula="of:=DEGREES(ASIN(SIN(RADIANS([.R91]))*SIN(RADIANS([.P91]))))" office:value-type="float" office:value="4.38267394233073">
            <text:p>4.38</text:p>
          </table:table-cell>
          <table:table-cell table:formula="of:=TAN(RADIANS([.R91]/2))*TAN(RADIANS([.R91]/2))" office:value-type="float" office:value="0.0430305661027062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4.04485493151856">
            <text:p>-4.04</text:p>
          </table:table-cell>
          <table:table-cell table:formula="of:=DEGREES(ACOS(COS(RADIANS(90.833))/(COS(RADIANS([.$B$2]))*COS(RADIANS([.T91])))-TAN(RADIANS([.$B$2]))*TAN(RADIANS([.T91]))))" office:value-type="float" office:value="94.2268847880743">
            <text:p>94.23</text:p>
          </table:table-cell>
          <table:table-cell table:style-name="ce7" table:formula="of:=(720-4*[.$B$3]-[.V91]+[.$B$4]*60)/1440" office:value-type="float" office:value="0.502808927035777">
            <text:p>12:04:03</text:p>
          </table:table-cell>
          <table:table-cell table:style-name="ce7" table:formula="of:=([.X91]*1440-[.W91]*4)/1440" office:value-type="float" office:value="0.241067580402237">
            <text:p>5:47:08</text:p>
          </table:table-cell>
          <table:table-cell table:style-name="ce7" table:formula="of:=([.X91]*1440+[.W91]*4)/1440" office:value-type="float" office:value="0.764550273669317">
            <text:p>18:20:57</text:p>
          </table:table-cell>
          <table:table-cell table:formula="of:=8*[.W91]" office:value-type="float" office:value="753.815078304594">
            <text:p>753.82</text:p>
          </table:table-cell>
          <table:table-cell table:formula="of:=MOD([.E91]*1440+[.V91]+4*[.$B$3]-60*[.$B$4];1440)" office:value-type="float" office:value="715.955145068481">
            <text:p>715.96</text:p>
          </table:table-cell>
          <table:table-cell table:formula="of:=IF([.AB91]/4&lt;0;[.AB91]/4+180;[.AB91]/4-180)" office:value-type="float" office:value="-1.01121373287964">
            <text:p>-1.01</text:p>
          </table:table-cell>
          <table:table-cell table:formula="of:=DEGREES(ACOS(SIN(RADIANS([.$B$2]))*SIN(RADIANS([.T91]))+COS(RADIANS([.$B$2]))*COS(RADIANS([.T91]))*COS(RADIANS([.AC91]))))" office:value-type="float" office:value="31.6310535237574">
            <text:p>31.63</text:p>
          </table:table-cell>
          <table:table-cell table:formula="of:=90-[.AD91]" office:value-type="float" office:value="58.3689464762426">
            <text:p>58.37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0993623047222139">
            <text:p>0.01</text:p>
          </table:table-cell>
          <table:table-cell table:formula="of:=[.AE91]+[.AF91]" office:value-type="float" office:value="58.3788827067148">
            <text:p>58.38</text:p>
          </table:table-cell>
          <table:table-cell table:formula="of:=IF([.AC91]&gt;0;MOD(DEGREES(ACOS(((SIN(RADIANS([.$B$2]))*COS(RADIANS([.AD91])))-SIN(RADIANS([.T91])))/(COS(RADIANS([.$B$2]))*SIN(RADIANS([.AD91])))))+180;360);MOD(540-DEGREES(ACOS(((SIN(RADIANS([.$B$2]))*COS(RADIANS([.AD91])))-SIN(RADIANS([.T91])))/(COS(RADIANS([.$B$2]))*SIN(RADIANS([.AD91])))));360))" office:value-type="float" office:value="178.077226301087">
            <text:p>178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1]+1" office:value-type="date" office:date-value="2026-04-01">
            <text:p>4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2]+2415018.5+[.E92]-[.$B$4]/24" office:value-type="float" office:value="2461132.29166667">
            <text:p>2461132.29</text:p>
          </table:table-cell>
          <table:table-cell table:style-name="ce9" table:formula="of:=([.F92]-2451545)/36525" office:value-type="float" office:value="0.262485740360479">
            <text:p>0.26248574</text:p>
          </table:table-cell>
          <table:table-cell/>
          <table:table-cell table:formula="of:=MOD(280.46646+[.G92]*(36000.76983+[.G92]*0.0003032);360)" office:value-type="float" office:value="10.1552032648651">
            <text:p>10.16</text:p>
          </table:table-cell>
          <table:table-cell table:formula="of:=357.52911+[.G92]*(35999.05029-0.0001537*[.G92])" office:value-type="float" office:value="9806.76646705504">
            <text:p>9806.77</text:p>
          </table:table-cell>
          <table:table-cell table:formula="of:=0.016708634-[.G92]*(0.000042037+0.0000001267*[.G92])" office:value-type="float" office:value="0.0166975911574591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91225446190387">
            <text:p>1.91</text:p>
          </table:table-cell>
          <table:table-cell table:formula="of:=[.I92]+[.L92]" office:value-type="float" office:value="12.067457726769">
            <text:p>12.07</text:p>
          </table:table-cell>
          <table:table-cell table:formula="of:=[.J92]+[.L92]" office:value-type="float" office:value="9808.67872151695">
            <text:p>9808.68</text:p>
          </table:table-cell>
          <table:table-cell table:formula="of:=(1.000001018*(1-[.K92]*[.K92]))/(1+[.K92]*COS(RADIANS([.N92])))" office:value-type="float" office:value="0.999337439924194">
            <text:p>1</text:p>
          </table:table-cell>
          <table:table-cell table:formula="of:=[.M92]-0.00569-0.00478*SIN(RADIANS(125.04-1934.136*[.G92]))" office:value-type="float" office:value="12.0636079790049">
            <text:p>12.06</text:p>
          </table:table-cell>
          <table:table-cell table:formula="of:=23+(26+((21.448-[.G92]*(46.815+[.G92]*(0.00059-[.G92]*0.001813))))/60)/60" office:value-type="float" office:value="23.4358777006119">
            <text:p>23.44</text:p>
          </table:table-cell>
          <table:table-cell table:formula="of:=[.Q92]+0.00256*COS(RADIANS(125.04-1934.136*[.G92]))" office:value-type="float" office:value="23.4382403777088">
            <text:p>23.44</text:p>
          </table:table-cell>
          <table:table-cell table:formula="of:=DEGREES(ATAN2(COS(RADIANS([.P92]));COS(RADIANS([.R92]))*SIN(RADIANS([.P92]))))" office:value-type="float" office:value="11.0939873240945">
            <text:p>11.09</text:p>
          </table:table-cell>
          <table:table-cell table:formula="of:=DEGREES(ASIN(SIN(RADIANS([.R92]))*SIN(RADIANS([.P92]))))" office:value-type="float" office:value="4.76855307216174">
            <text:p>4.77</text:p>
          </table:table-cell>
          <table:table-cell table:formula="of:=TAN(RADIANS([.R92]/2))*TAN(RADIANS([.R92]/2))" office:value-type="float" office:value="0.0430305613222895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74870435747674">
            <text:p>-3.75</text:p>
          </table:table-cell>
          <table:table-cell table:formula="of:=DEGREES(ACOS(COS(RADIANS(90.833))/(COS(RADIANS([.$B$2]))*COS(RADIANS([.T92])))-TAN(RADIANS([.$B$2]))*TAN(RADIANS([.T92]))))" office:value-type="float" office:value="94.5104199008549">
            <text:p>94.51</text:p>
          </table:table-cell>
          <table:table-cell table:style-name="ce7" table:formula="of:=(720-4*[.$B$3]-[.V92]+[.$B$4]*60)/1440" office:value-type="float" office:value="0.502603266914914">
            <text:p>12:03:45</text:p>
          </table:table-cell>
          <table:table-cell table:style-name="ce7" table:formula="of:=([.X92]*1440-[.W92]*4)/1440" office:value-type="float" office:value="0.240074322745873">
            <text:p>5:45:42</text:p>
          </table:table-cell>
          <table:table-cell table:style-name="ce7" table:formula="of:=([.X92]*1440+[.W92]*4)/1440" office:value-type="float" office:value="0.765132211083956">
            <text:p>18:21:47</text:p>
          </table:table-cell>
          <table:table-cell table:formula="of:=8*[.W92]" office:value-type="float" office:value="756.08335920684">
            <text:p>756.08</text:p>
          </table:table-cell>
          <table:table-cell table:formula="of:=MOD([.E92]*1440+[.V92]+4*[.$B$3]-60*[.$B$4];1440)" office:value-type="float" office:value="716.251295642523">
            <text:p>716.25</text:p>
          </table:table-cell>
          <table:table-cell table:formula="of:=IF([.AB92]/4&lt;0;[.AB92]/4+180;[.AB92]/4-180)" office:value-type="float" office:value="-0.937176089369189">
            <text:p>-0.94</text:p>
          </table:table-cell>
          <table:table-cell table:formula="of:=DEGREES(ACOS(SIN(RADIANS([.$B$2]))*SIN(RADIANS([.T92]))+COS(RADIANS([.$B$2]))*COS(RADIANS([.T92]))*COS(RADIANS([.AC92]))))" office:value-type="float" office:value="31.2433624111924">
            <text:p>31.24</text:p>
          </table:table-cell>
          <table:table-cell table:formula="of:=90-[.AD92]" office:value-type="float" office:value="58.7566375888076">
            <text:p>58.76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0978642088289883">
            <text:p>0.01</text:p>
          </table:table-cell>
          <table:table-cell table:formula="of:=[.AE92]+[.AF92]" office:value-type="float" office:value="58.7664240096905">
            <text:p>58.77</text:p>
          </table:table-cell>
          <table:table-cell table:formula="of:=IF([.AC92]&gt;0;MOD(DEGREES(ACOS(((SIN(RADIANS([.$B$2]))*COS(RADIANS([.AD92])))-SIN(RADIANS([.T92])))/(COS(RADIANS([.$B$2]))*SIN(RADIANS([.AD92])))))+180;360);MOD(540-DEGREES(ACOS(((SIN(RADIANS([.$B$2]))*COS(RADIANS([.AD92])))-SIN(RADIANS([.T92])))/(COS(RADIANS([.$B$2]))*SIN(RADIANS([.AD92])))));360))" office:value-type="float" office:value="178.19916955825">
            <text:p>178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2]+1" office:value-type="date" office:date-value="2026-04-02">
            <text:p>4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3]+2415018.5+[.E93]-[.$B$4]/24" office:value-type="float" office:value="2461133.29166667">
            <text:p>2461133.29</text:p>
          </table:table-cell>
          <table:table-cell table:style-name="ce9" table:formula="of:=([.F93]-2451545)/36525" office:value-type="float" office:value="0.262513118868351">
            <text:p>0.26251312</text:p>
          </table:table-cell>
          <table:table-cell/>
          <table:table-cell table:formula="of:=MOD(280.46646+[.G93]*(36000.76983+[.G93]*0.0003032);360)" office:value-type="float" office:value="11.1408506293883">
            <text:p>11.14</text:p>
          </table:table-cell>
          <table:table-cell table:formula="of:=357.52911+[.G93]*(35999.05029-0.0001537*[.G93])" office:value-type="float" office:value="9807.75206733456">
            <text:p>9807.75</text:p>
          </table:table-cell>
          <table:table-cell table:formula="of:=0.016708634-[.G93]*(0.000042037+0.0000001267*[.G93])" office:value-type="float" office:value="0.0166975900047276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91314222110975">
            <text:p>1.91</text:p>
          </table:table-cell>
          <table:table-cell table:formula="of:=[.I93]+[.L93]" office:value-type="float" office:value="13.0539928504981">
            <text:p>13.05</text:p>
          </table:table-cell>
          <table:table-cell table:formula="of:=[.J93]+[.L93]" office:value-type="float" office:value="9809.66520955567">
            <text:p>9809.67</text:p>
          </table:table-cell>
          <table:table-cell table:formula="of:=(1.000001018*(1-[.K93]*[.K93]))/(1+[.K93]*COS(RADIANS([.N93])))" office:value-type="float" office:value="0.999624678094599">
            <text:p>1</text:p>
          </table:table-cell>
          <table:table-cell table:formula="of:=[.M93]-0.00569-0.00478*SIN(RADIANS(125.04-1934.136*[.G93]))" office:value-type="float" office:value="13.050147179189">
            <text:p>13.05</text:p>
          </table:table-cell>
          <table:table-cell table:formula="of:=23+(26+((21.448-[.G93]*(46.815+[.G93]*(0.00059-[.G93]*0.001813))))/60)/60" office:value-type="float" office:value="23.4358773445777">
            <text:p>23.44</text:p>
          </table:table-cell>
          <table:table-cell table:formula="of:=[.Q93]+0.00256*COS(RADIANS(125.04-1934.136*[.G93]))" office:value-type="float" office:value="23.4382391097806">
            <text:p>23.44</text:p>
          </table:table-cell>
          <table:table-cell table:formula="of:=DEGREES(ATAN2(COS(RADIANS([.P93]));COS(RADIANS([.R93]))*SIN(RADIANS([.P93]))))" office:value-type="float" office:value="12.0059498129194">
            <text:p>12.01</text:p>
          </table:table-cell>
          <table:table-cell table:formula="of:=DEGREES(ASIN(SIN(RADIANS([.R93]))*SIN(RADIANS([.P93]))))" office:value-type="float" office:value="5.15300898557824">
            <text:p>5.15</text:p>
          </table:table-cell>
          <table:table-cell table:formula="of:=TAN(RADIANS([.R93]/2))*TAN(RADIANS([.R93]/2))" office:value-type="float" office:value="0.0430305565342519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45460759977405">
            <text:p>-3.45</text:p>
          </table:table-cell>
          <table:table-cell table:formula="of:=DEGREES(ACOS(COS(RADIANS(90.833))/(COS(RADIANS([.$B$2]))*COS(RADIANS([.T93])))-TAN(RADIANS([.$B$2]))*TAN(RADIANS([.T93]))))" office:value-type="float" office:value="94.7933833393117">
            <text:p>94.79</text:p>
          </table:table-cell>
          <table:table-cell table:style-name="ce7" table:formula="of:=(720-4*[.$B$3]-[.V93]+[.$B$4]*60)/1440" office:value-type="float" office:value="0.502399033055399">
            <text:p>12:03:27</text:p>
          </table:table-cell>
          <table:table-cell table:style-name="ce7" table:formula="of:=([.X93]*1440-[.W93]*4)/1440" office:value-type="float" office:value="0.239084079335089">
            <text:p>5:44:17</text:p>
          </table:table-cell>
          <table:table-cell table:style-name="ce7" table:formula="of:=([.X93]*1440+[.W93]*4)/1440" office:value-type="float" office:value="0.765713986775709">
            <text:p>18:22:38</text:p>
          </table:table-cell>
          <table:table-cell table:formula="of:=8*[.W93]" office:value-type="float" office:value="758.347066714493">
            <text:p>758.35</text:p>
          </table:table-cell>
          <table:table-cell table:formula="of:=MOD([.E93]*1440+[.V93]+4*[.$B$3]-60*[.$B$4];1440)" office:value-type="float" office:value="716.545392400226">
            <text:p>716.55</text:p>
          </table:table-cell>
          <table:table-cell table:formula="of:=IF([.AB93]/4&lt;0;[.AB93]/4+180;[.AB93]/4-180)" office:value-type="float" office:value="-0.863651899943505">
            <text:p>-0.86</text:p>
          </table:table-cell>
          <table:table-cell table:formula="of:=DEGREES(ACOS(SIN(RADIANS([.$B$2]))*SIN(RADIANS([.T93]))+COS(RADIANS([.$B$2]))*COS(RADIANS([.T93]))*COS(RADIANS([.AC93]))))" office:value-type="float" office:value="30.8572179917945">
            <text:p>30.86</text:p>
          </table:table-cell>
          <table:table-cell table:formula="of:=90-[.AD93]" office:value-type="float" office:value="59.1427820082055">
            <text:p>59.14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096384205874799">
            <text:p>0.01</text:p>
          </table:table-cell>
          <table:table-cell table:formula="of:=[.AE93]+[.AF93]" office:value-type="float" office:value="59.152420428793">
            <text:p>59.15</text:p>
          </table:table-cell>
          <table:table-cell table:formula="of:=IF([.AC93]&gt;0;MOD(DEGREES(ACOS(((SIN(RADIANS([.$B$2]))*COS(RADIANS([.AD93])))-SIN(RADIANS([.T93])))/(COS(RADIANS([.$B$2]))*SIN(RADIANS([.AD93])))))+180;360);MOD(540-DEGREES(ACOS(((SIN(RADIANS([.$B$2]))*COS(RADIANS([.AD93])))-SIN(RADIANS([.T93])))/(COS(RADIANS([.$B$2]))*SIN(RADIANS([.AD93])))));360))" office:value-type="float" office:value="178.322770583953">
            <text:p>178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3]+1" office:value-type="date" office:date-value="2026-04-03">
            <text:p>4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4]+2415018.5+[.E94]-[.$B$4]/24" office:value-type="float" office:value="2461134.29166667">
            <text:p>2461134.29</text:p>
          </table:table-cell>
          <table:table-cell table:style-name="ce9" table:formula="of:=([.F94]-2451545)/36525" office:value-type="float" office:value="0.262540497376222">
            <text:p>0.26254050</text:p>
          </table:table-cell>
          <table:table-cell/>
          <table:table-cell table:formula="of:=MOD(280.46646+[.G94]*(36000.76983+[.G94]*0.0003032);360)" office:value-type="float" office:value="12.1264979939115">
            <text:p>12.13</text:p>
          </table:table-cell>
          <table:table-cell table:formula="of:=357.52911+[.G94]*(35999.05029-0.0001537*[.G94])" office:value-type="float" office:value="9808.73766761407">
            <text:p>9808.74</text:p>
          </table:table-cell>
          <table:table-cell table:formula="of:=0.016708634-[.G94]*(0.000042037+0.0000001267*[.G94])" office:value-type="float" office:value="0.0166975888519959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91346317065477">
            <text:p>1.91</text:p>
          </table:table-cell>
          <table:table-cell table:formula="of:=[.I94]+[.L94]" office:value-type="float" office:value="14.0399611645662">
            <text:p>14.04</text:p>
          </table:table-cell>
          <table:table-cell table:formula="of:=[.J94]+[.L94]" office:value-type="float" office:value="9810.65113078473">
            <text:p>9810.65</text:p>
          </table:table-cell>
          <table:table-cell table:formula="of:=(1.000001018*(1-[.K94]*[.K94]))/(1+[.K94]*COS(RADIANS([.N94])))" office:value-type="float" office:value="0.999911945128415">
            <text:p>1</text:p>
          </table:table-cell>
          <table:table-cell table:formula="of:=[.M94]-0.00569-0.00478*SIN(RADIANS(125.04-1934.136*[.G94]))" office:value-type="float" office:value="14.036119568137">
            <text:p>14.04</text:p>
          </table:table-cell>
          <table:table-cell table:formula="of:=23+(26+((21.448-[.G94]*(46.815+[.G94]*(0.00059-[.G94]*0.001813))))/60)/60" office:value-type="float" office:value="23.4358769885435">
            <text:p>23.44</text:p>
          </table:table-cell>
          <table:table-cell table:formula="of:=[.Q94]+0.00256*COS(RADIANS(125.04-1934.136*[.G94]))" office:value-type="float" office:value="23.4382378398351">
            <text:p>23.44</text:p>
          </table:table-cell>
          <table:table-cell table:formula="of:=DEGREES(ATAN2(COS(RADIANS([.P94]));COS(RADIANS([.R94]))*SIN(RADIANS([.P94]))))" office:value-type="float" office:value="12.9184898374838">
            <text:p>12.92</text:p>
          </table:table-cell>
          <table:table-cell table:formula="of:=DEGREES(ASIN(SIN(RADIANS([.R94]))*SIN(RADIANS([.P94]))))" office:value-type="float" office:value="5.53594511777067">
            <text:p>5.54</text:p>
          </table:table-cell>
          <table:table-cell table:formula="of:=TAN(RADIANS([.R94]/2))*TAN(RADIANS([.R94]/2))" office:value-type="float" office:value="0.0430305517385965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16287425144059">
            <text:p>-3.16</text:p>
          </table:table-cell>
          <table:table-cell table:formula="of:=DEGREES(ACOS(COS(RADIANS(90.833))/(COS(RADIANS([.$B$2]))*COS(RADIANS([.T94])))-TAN(RADIANS([.$B$2]))*TAN(RADIANS([.T94]))))" office:value-type="float" office:value="95.0757320276918">
            <text:p>95.08</text:p>
          </table:table-cell>
          <table:table-cell table:style-name="ce7" table:formula="of:=(720-4*[.$B$3]-[.V94]+[.$B$4]*60)/1440" office:value-type="float" office:value="0.502196440452389">
            <text:p>12:03:10</text:p>
          </table:table-cell>
          <table:table-cell table:style-name="ce7" table:formula="of:=([.X94]*1440-[.W94]*4)/1440" office:value-type="float" office:value="0.238097184819912">
            <text:p>5:42:52</text:p>
          </table:table-cell>
          <table:table-cell table:style-name="ce7" table:formula="of:=([.X94]*1440+[.W94]*4)/1440" office:value-type="float" office:value="0.766295696084866">
            <text:p>18:23:28</text:p>
          </table:table-cell>
          <table:table-cell table:formula="of:=8*[.W94]" office:value-type="float" office:value="760.605856221534">
            <text:p>760.61</text:p>
          </table:table-cell>
          <table:table-cell table:formula="of:=MOD([.E94]*1440+[.V94]+4*[.$B$3]-60*[.$B$4];1440)" office:value-type="float" office:value="716.837125748559">
            <text:p>716.84</text:p>
          </table:table-cell>
          <table:table-cell table:formula="of:=IF([.AB94]/4&lt;0;[.AB94]/4+180;[.AB94]/4-180)" office:value-type="float" office:value="-0.79071856286015">
            <text:p>-0.79</text:p>
          </table:table-cell>
          <table:table-cell table:formula="of:=DEGREES(ACOS(SIN(RADIANS([.$B$2]))*SIN(RADIANS([.T94]))+COS(RADIANS([.$B$2]))*COS(RADIANS([.T94]))*COS(RADIANS([.AC94]))))" office:value-type="float" office:value="30.4727195083427">
            <text:p>30.47</text:p>
          </table:table-cell>
          <table:table-cell table:formula="of:=90-[.AD94]" office:value-type="float" office:value="59.5272804916573">
            <text:p>59.53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0949222497383707">
            <text:p>0.01</text:p>
          </table:table-cell>
          <table:table-cell table:formula="of:=[.AE94]+[.AF94]" office:value-type="float" office:value="59.5367727166311">
            <text:p>59.54</text:p>
          </table:table-cell>
          <table:table-cell table:formula="of:=IF([.AC94]&gt;0;MOD(DEGREES(ACOS(((SIN(RADIANS([.$B$2]))*COS(RADIANS([.AD94])))-SIN(RADIANS([.T94])))/(COS(RADIANS([.$B$2]))*SIN(RADIANS([.AD94])))))+180;360);MOD(540-DEGREES(ACOS(((SIN(RADIANS([.$B$2]))*COS(RADIANS([.AD94])))-SIN(RADIANS([.T94])))/(COS(RADIANS([.$B$2]))*SIN(RADIANS([.AD94])))));360))" office:value-type="float" office:value="178.447922922636">
            <text:p>178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4]+1" office:value-type="date" office:date-value="2026-04-04">
            <text:p>4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5]+2415018.5+[.E95]-[.$B$4]/24" office:value-type="float" office:value="2461135.29166667">
            <text:p>2461135.29</text:p>
          </table:table-cell>
          <table:table-cell table:style-name="ce9" table:formula="of:=([.F95]-2451545)/36525" office:value-type="float" office:value="0.262567875884093">
            <text:p>0.26256788</text:p>
          </table:table-cell>
          <table:table-cell/>
          <table:table-cell table:formula="of:=MOD(280.46646+[.G95]*(36000.76983+[.G95]*0.0003032);360)" office:value-type="float" office:value="13.1121453584346">
            <text:p>13.11</text:p>
          </table:table-cell>
          <table:table-cell table:formula="of:=357.52911+[.G95]*(35999.05029-0.0001537*[.G95])" office:value-type="float" office:value="9809.72326789359">
            <text:p>9809.72</text:p>
          </table:table-cell>
          <table:table-cell table:formula="of:=0.016708634-[.G95]*(0.000042037+0.0000001267*[.G95])" office:value-type="float" office:value="0.0166975876992641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91321782743815">
            <text:p>1.91</text:p>
          </table:table-cell>
          <table:table-cell table:formula="of:=[.I95]+[.L95]" office:value-type="float" office:value="15.0253631858728">
            <text:p>15.03</text:p>
          </table:table-cell>
          <table:table-cell table:formula="of:=[.J95]+[.L95]" office:value-type="float" office:value="9811.63648572103">
            <text:p>9811.64</text:p>
          </table:table-cell>
          <table:table-cell table:formula="of:=(1.000001018*(1-[.K95]*[.K95]))/(1+[.K95]*COS(RADIANS([.N95])))" office:value-type="float" office:value="1.0001991559761">
            <text:p>1</text:p>
          </table:table-cell>
          <table:table-cell table:formula="of:=[.M95]-0.00569-0.00478*SIN(RADIANS(125.04-1934.136*[.G95]))" office:value-type="float" office:value="15.0215256627444">
            <text:p>15.02</text:p>
          </table:table-cell>
          <table:table-cell table:formula="of:=23+(26+((21.448-[.G95]*(46.815+[.G95]*(0.00059-[.G95]*0.001813))))/60)/60" office:value-type="float" office:value="23.4358766325093">
            <text:p>23.44</text:p>
          </table:table-cell>
          <table:table-cell table:formula="of:=[.Q95]+0.00256*COS(RADIANS(125.04-1934.136*[.G95]))" office:value-type="float" office:value="23.4382365678729">
            <text:p>23.44</text:p>
          </table:table-cell>
          <table:table-cell table:formula="of:=DEGREES(ATAN2(COS(RADIANS([.P95]));COS(RADIANS([.R95]))*SIN(RADIANS([.P95]))))" office:value-type="float" office:value="13.8316855518203">
            <text:p>13.83</text:p>
          </table:table-cell>
          <table:table-cell table:formula="of:=DEGREES(ASIN(SIN(RADIANS([.R95]))*SIN(RADIANS([.P95]))))" office:value-type="float" office:value="5.91726516931751">
            <text:p>5.92</text:p>
          </table:table-cell>
          <table:table-cell table:formula="of:=TAN(RADIANS([.R95]/2))*TAN(RADIANS([.R95]/2))" office:value-type="float" office:value="0.0430305469353263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2.87381046057581">
            <text:p>-2.87</text:p>
          </table:table-cell>
          <table:table-cell table:formula="of:=DEGREES(ACOS(COS(RADIANS(90.833))/(COS(RADIANS([.$B$2]))*COS(RADIANS([.T95])))-TAN(RADIANS([.$B$2]))*TAN(RADIANS([.T95]))))" office:value-type="float" office:value="95.3574220666158">
            <text:p>95.36</text:p>
          </table:table-cell>
          <table:table-cell table:style-name="ce7" table:formula="of:=(720-4*[.$B$3]-[.V95]+[.$B$4]*60)/1440" office:value-type="float" office:value="0.501995701708733">
            <text:p>12:02:52</text:p>
          </table:table-cell>
          <table:table-cell table:style-name="ce7" table:formula="of:=([.X95]*1440-[.W95]*4)/1440" office:value-type="float" office:value="0.237113973745912">
            <text:p>5:41:27</text:p>
          </table:table-cell>
          <table:table-cell table:style-name="ce7" table:formula="of:=([.X95]*1440+[.W95]*4)/1440" office:value-type="float" office:value="0.766877429671555">
            <text:p>18:24:18</text:p>
          </table:table-cell>
          <table:table-cell table:formula="of:=8*[.W95]" office:value-type="float" office:value="762.859376532926">
            <text:p>762.86</text:p>
          </table:table-cell>
          <table:table-cell table:formula="of:=MOD([.E95]*1440+[.V95]+4*[.$B$3]-60*[.$B$4];1440)" office:value-type="float" office:value="717.126189539424">
            <text:p>717.13</text:p>
          </table:table-cell>
          <table:table-cell table:formula="of:=IF([.AB95]/4&lt;0;[.AB95]/4+180;[.AB95]/4-180)" office:value-type="float" office:value="-0.718452615143946">
            <text:p>-0.72</text:p>
          </table:table-cell>
          <table:table-cell table:formula="of:=DEGREES(ACOS(SIN(RADIANS([.$B$2]))*SIN(RADIANS([.T95]))+COS(RADIANS([.$B$2]))*COS(RADIANS([.T95]))*COS(RADIANS([.AC95]))))" office:value-type="float" office:value="30.0899654198955">
            <text:p>30.09</text:p>
          </table:table-cell>
          <table:table-cell table:formula="of:=90-[.AD95]" office:value-type="float" office:value="59.9100345801045">
            <text:p>59.91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0934782933508957">
            <text:p>0.01</text:p>
          </table:table-cell>
          <table:table-cell table:formula="of:=[.AE95]+[.AF95]" office:value-type="float" office:value="59.9193824094396">
            <text:p>59.92</text:p>
          </table:table-cell>
          <table:table-cell table:formula="of:=IF([.AC95]&gt;0;MOD(DEGREES(ACOS(((SIN(RADIANS([.$B$2]))*COS(RADIANS([.AD95])))-SIN(RADIANS([.T95])))/(COS(RADIANS([.$B$2]))*SIN(RADIANS([.AD95])))))+180;360);MOD(540-DEGREES(ACOS(((SIN(RADIANS([.$B$2]))*COS(RADIANS([.AD95])))-SIN(RADIANS([.T95])))/(COS(RADIANS([.$B$2]))*SIN(RADIANS([.AD95])))));360))" office:value-type="float" office:value="178.574515957125">
            <text:p>178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5]+1" office:value-type="date" office:date-value="2026-04-05">
            <text:p>4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6]+2415018.5+[.E96]-[.$B$4]/24" office:value-type="float" office:value="2461136.29166667">
            <text:p>2461136.29</text:p>
          </table:table-cell>
          <table:table-cell table:style-name="ce9" table:formula="of:=([.F96]-2451545)/36525" office:value-type="float" office:value="0.262595254391965">
            <text:p>0.26259525</text:p>
          </table:table-cell>
          <table:table-cell/>
          <table:table-cell table:formula="of:=MOD(280.46646+[.G96]*(36000.76983+[.G96]*0.0003032);360)" office:value-type="float" office:value="14.0977927229596">
            <text:p>14.1</text:p>
          </table:table-cell>
          <table:table-cell table:formula="of:=357.52911+[.G96]*(35999.05029-0.0001537*[.G96])" office:value-type="float" office:value="9810.7088681731">
            <text:p>9810.71</text:p>
          </table:table-cell>
          <table:table-cell table:formula="of:=0.016708634-[.G96]*(0.000042037+0.0000001267*[.G96])" office:value-type="float" office:value="0.016697586546532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91240687503184">
            <text:p>1.91</text:p>
          </table:table-cell>
          <table:table-cell table:formula="of:=[.I96]+[.L96]" office:value-type="float" office:value="16.0101995979915">
            <text:p>16.01</text:p>
          </table:table-cell>
          <table:table-cell table:formula="of:=[.J96]+[.L96]" office:value-type="float" office:value="9812.62127504813">
            <text:p>9812.62</text:p>
          </table:table-cell>
          <table:table-cell table:formula="of:=(1.000001018*(1-[.K96]*[.K96]))/(1+[.K96]*COS(RADIANS([.N96])))" office:value-type="float" office:value="1.00048622575123">
            <text:p>1</text:p>
          </table:table-cell>
          <table:table-cell table:formula="of:=[.M96]-0.00569-0.00478*SIN(RADIANS(125.04-1934.136*[.G96]))" office:value-type="float" office:value="16.0063661465817">
            <text:p>16.01</text:p>
          </table:table-cell>
          <table:table-cell table:formula="of:=23+(26+((21.448-[.G96]*(46.815+[.G96]*(0.00059-[.G96]*0.001813))))/60)/60" office:value-type="float" office:value="23.4358762764751">
            <text:p>23.44</text:p>
          </table:table-cell>
          <table:table-cell table:formula="of:=[.Q96]+0.00256*COS(RADIANS(125.04-1934.136*[.G96]))" office:value-type="float" office:value="23.438235293895">
            <text:p>23.44</text:p>
          </table:table-cell>
          <table:table-cell table:formula="of:=DEGREES(ATAN2(COS(RADIANS([.P96]));COS(RADIANS([.R96]))*SIN(RADIANS([.P96]))))" office:value-type="float" office:value="14.7456142005497">
            <text:p>14.75</text:p>
          </table:table-cell>
          <table:table-cell table:formula="of:=DEGREES(ASIN(SIN(RADIANS([.R96]))*SIN(RADIANS([.P96]))))" office:value-type="float" office:value="6.29687309848034">
            <text:p>6.3</text:p>
          </table:table-cell>
          <table:table-cell table:formula="of:=TAN(RADIANS([.R96]/2))*TAN(RADIANS([.R96]/2))" office:value-type="float" office:value="0.0430305421244441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2.58771875954299">
            <text:p>-2.59</text:p>
          </table:table-cell>
          <table:table-cell table:formula="of:=DEGREES(ACOS(COS(RADIANS(90.833))/(COS(RADIANS([.$B$2]))*COS(RADIANS([.T96])))-TAN(RADIANS([.$B$2]))*TAN(RADIANS([.T96]))))" office:value-type="float" office:value="95.6384086664581">
            <text:p>95.64</text:p>
          </table:table-cell>
          <table:table-cell table:style-name="ce7" table:formula="of:=(720-4*[.$B$3]-[.V96]+[.$B$4]*60)/1440" office:value-type="float" office:value="0.501797026916349">
            <text:p>12:02:35</text:p>
          </table:table-cell>
          <table:table-cell table:style-name="ce7" table:formula="of:=([.X96]*1440-[.W96]*4)/1440" office:value-type="float" office:value="0.236134780620632">
            <text:p>5:40:02</text:p>
          </table:table-cell>
          <table:table-cell table:style-name="ce7" table:formula="of:=([.X96]*1440+[.W96]*4)/1440" office:value-type="float" office:value="0.767459273212066">
            <text:p>18:25:08</text:p>
          </table:table-cell>
          <table:table-cell table:formula="of:=8*[.W96]" office:value-type="float" office:value="765.107269331665">
            <text:p>765.11</text:p>
          </table:table-cell>
          <table:table-cell table:formula="of:=MOD([.E96]*1440+[.V96]+4*[.$B$3]-60*[.$B$4];1440)" office:value-type="float" office:value="717.412281240457">
            <text:p>717.41</text:p>
          </table:table-cell>
          <table:table-cell table:formula="of:=IF([.AB96]/4&lt;0;[.AB96]/4+180;[.AB96]/4-180)" office:value-type="float" office:value="-0.646929689885752">
            <text:p>-0.65</text:p>
          </table:table-cell>
          <table:table-cell table:formula="of:=DEGREES(ACOS(SIN(RADIANS([.$B$2]))*SIN(RADIANS([.T96]))+COS(RADIANS([.$B$2]))*COS(RADIANS([.T96]))*COS(RADIANS([.AC96]))))" office:value-type="float" office:value="29.7090533997188">
            <text:p>29.71</text:p>
          </table:table-cell>
          <table:table-cell table:formula="of:=90-[.AD96]" office:value-type="float" office:value="60.2909466002812">
            <text:p>60.29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0920522890560008">
            <text:p>0.01</text:p>
          </table:table-cell>
          <table:table-cell table:formula="of:=[.AE96]+[.AF96]" office:value-type="float" office:value="60.3001518291868">
            <text:p>60.3</text:p>
          </table:table-cell>
          <table:table-cell table:formula="of:=IF([.AC96]&gt;0;MOD(DEGREES(ACOS(((SIN(RADIANS([.$B$2]))*COS(RADIANS([.AD96])))-SIN(RADIANS([.T96])))/(COS(RADIANS([.$B$2]))*SIN(RADIANS([.AD96])))))+180;360);MOD(540-DEGREES(ACOS(((SIN(RADIANS([.$B$2]))*COS(RADIANS([.AD96])))-SIN(RADIANS([.T96])))/(COS(RADIANS([.$B$2]))*SIN(RADIANS([.AD96])))));360))" office:value-type="float" office:value="178.702434766219">
            <text:p>178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6]+1" office:value-type="date" office:date-value="2026-04-06">
            <text:p>4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7]+2415018.5+[.E97]-[.$B$4]/24" office:value-type="float" office:value="2461137.29166667">
            <text:p>2461137.29</text:p>
          </table:table-cell>
          <table:table-cell table:style-name="ce9" table:formula="of:=([.F97]-2451545)/36525" office:value-type="float" office:value="0.262622632899836">
            <text:p>0.26262263</text:p>
          </table:table-cell>
          <table:table-cell/>
          <table:table-cell table:formula="of:=MOD(280.46646+[.G97]*(36000.76983+[.G97]*0.0003032);360)" office:value-type="float" office:value="15.0834400874828">
            <text:p>15.08</text:p>
          </table:table-cell>
          <table:table-cell table:formula="of:=357.52911+[.G97]*(35999.05029-0.0001537*[.G97])" office:value-type="float" office:value="9811.69446845262">
            <text:p>9811.69</text:p>
          </table:table-cell>
          <table:table-cell table:formula="of:=0.016708634-[.G97]*(0.000042037+0.0000001267*[.G97])" office:value-type="float" office:value="0.0166975853937998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91103116275309">
            <text:p>1.91</text:p>
          </table:table-cell>
          <table:table-cell table:formula="of:=[.I97]+[.L97]" office:value-type="float" office:value="16.9944712502359">
            <text:p>16.99</text:p>
          </table:table-cell>
          <table:table-cell table:formula="of:=[.J97]+[.L97]" office:value-type="float" office:value="9813.60549961537">
            <text:p>9813.61</text:p>
          </table:table-cell>
          <table:table-cell table:formula="of:=(1.000001018*(1-[.K97]*[.K97]))/(1+[.K97]*COS(RADIANS([.N97])))" office:value-type="float" office:value="1.00077306975513">
            <text:p>1</text:p>
          </table:table-cell>
          <table:table-cell table:formula="of:=[.M97]-0.00569-0.00478*SIN(RADIANS(125.04-1934.136*[.G97]))" office:value-type="float" office:value="16.9906418689588">
            <text:p>16.99</text:p>
          </table:table-cell>
          <table:table-cell table:formula="of:=23+(26+((21.448-[.G97]*(46.815+[.G97]*(0.00059-[.G97]*0.001813))))/60)/60" office:value-type="float" office:value="23.435875920441">
            <text:p>23.44</text:p>
          </table:table-cell>
          <table:table-cell table:formula="of:=[.Q97]+0.00256*COS(RADIANS(125.04-1934.136*[.G97]))" office:value-type="float" office:value="23.438234017902">
            <text:p>23.44</text:p>
          </table:table-cell>
          <table:table-cell table:formula="of:=DEGREES(ATAN2(COS(RADIANS([.P97]));COS(RADIANS([.R97]))*SIN(RADIANS([.P97]))))" office:value-type="float" office:value="15.6603520623399">
            <text:p>15.66</text:p>
          </table:table-cell>
          <table:table-cell table:formula="of:=DEGREES(ASIN(SIN(RADIANS([.R97]))*SIN(RADIANS([.P97]))))" office:value-type="float" office:value="6.67467311423673">
            <text:p>6.67</text:p>
          </table:table-cell>
          <table:table-cell table:formula="of:=TAN(RADIANS([.R97]/2))*TAN(RADIANS([.R97]/2))" office:value-type="float" office:value="0.0430305373059529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2.30489788955875">
            <text:p>-2.3</text:p>
          </table:table-cell>
          <table:table-cell table:formula="of:=DEGREES(ACOS(COS(RADIANS(90.833))/(COS(RADIANS([.$B$2]))*COS(RADIANS([.T97])))-TAN(RADIANS([.$B$2]))*TAN(RADIANS([.T97]))))" office:value-type="float" office:value="95.9186460819619">
            <text:p>95.92</text:p>
          </table:table-cell>
          <table:table-cell table:style-name="ce7" table:formula="of:=(720-4*[.$B$3]-[.V97]+[.$B$4]*60)/1440" office:value-type="float" office:value="0.501600623534416">
            <text:p>12:02:18</text:p>
          </table:table-cell>
          <table:table-cell table:style-name="ce7" table:formula="of:=([.X97]*1440-[.W97]*4)/1440" office:value-type="float" office:value="0.235159939973411">
            <text:p>5:38:38</text:p>
          </table:table-cell>
          <table:table-cell table:style-name="ce7" table:formula="of:=([.X97]*1440+[.W97]*4)/1440" office:value-type="float" office:value="0.768041307095421">
            <text:p>18:25:59</text:p>
          </table:table-cell>
          <table:table-cell table:formula="of:=8*[.W97]" office:value-type="float" office:value="767.349168655695">
            <text:p>767.35</text:p>
          </table:table-cell>
          <table:table-cell table:formula="of:=MOD([.E97]*1440+[.V97]+4*[.$B$3]-60*[.$B$4];1440)" office:value-type="float" office:value="717.695102110441">
            <text:p>717.7</text:p>
          </table:table-cell>
          <table:table-cell table:formula="of:=IF([.AB97]/4&lt;0;[.AB97]/4+180;[.AB97]/4-180)" office:value-type="float" office:value="-0.576224472389697">
            <text:p>-0.58</text:p>
          </table:table-cell>
          <table:table-cell table:formula="of:=DEGREES(ACOS(SIN(RADIANS([.$B$2]))*SIN(RADIANS([.T97]))+COS(RADIANS([.$B$2]))*COS(RADIANS([.T97]))*COS(RADIANS([.AC97]))))" office:value-type="float" office:value="29.3300803339198">
            <text:p>29.33</text:p>
          </table:table-cell>
          <table:table-cell table:formula="of:=90-[.AD97]" office:value-type="float" office:value="60.6699196660802">
            <text:p>60.67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090644188948481">
            <text:p>0.01</text:p>
          </table:table-cell>
          <table:table-cell table:formula="of:=[.AE97]+[.AF97]" office:value-type="float" office:value="60.678984084975">
            <text:p>60.68</text:p>
          </table:table-cell>
          <table:table-cell table:formula="of:=IF([.AC97]&gt;0;MOD(DEGREES(ACOS(((SIN(RADIANS([.$B$2]))*COS(RADIANS([.AD97])))-SIN(RADIANS([.T97])))/(COS(RADIANS([.$B$2]))*SIN(RADIANS([.AD97])))))+180;360);MOD(540-DEGREES(ACOS(((SIN(RADIANS([.$B$2]))*COS(RADIANS([.AD97])))-SIN(RADIANS([.T97])))/(COS(RADIANS([.$B$2]))*SIN(RADIANS([.AD97])))));360))" office:value-type="float" office:value="178.831559980175">
            <text:p>17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7]+1" office:value-type="date" office:date-value="2026-04-07">
            <text:p>4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8]+2415018.5+[.E98]-[.$B$4]/24" office:value-type="float" office:value="2461138.29166667">
            <text:p>2461138.29</text:p>
          </table:table-cell>
          <table:table-cell table:style-name="ce9" table:formula="of:=([.F98]-2451545)/36525" office:value-type="float" office:value="0.262650011407707">
            <text:p>0.26265001</text:p>
          </table:table-cell>
          <table:table-cell/>
          <table:table-cell table:formula="of:=MOD(280.46646+[.G98]*(36000.76983+[.G98]*0.0003032);360)" office:value-type="float" office:value="16.0690874520078">
            <text:p>16.07</text:p>
          </table:table-cell>
          <table:table-cell table:formula="of:=357.52911+[.G98]*(35999.05029-0.0001537*[.G98])" office:value-type="float" office:value="9812.68006873213">
            <text:p>9812.68</text:p>
          </table:table-cell>
          <table:table-cell table:formula="of:=0.016708634-[.G98]*(0.000042037+0.0000001267*[.G98])" office:value-type="float" office:value="0.0166975842410673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90909170469266">
            <text:p>1.91</text:p>
          </table:table-cell>
          <table:table-cell table:formula="of:=[.I98]+[.L98]" office:value-type="float" office:value="17.9781791567005">
            <text:p>17.98</text:p>
          </table:table-cell>
          <table:table-cell table:formula="of:=[.J98]+[.L98]" office:value-type="float" office:value="9814.58916043682">
            <text:p>9814.59</text:p>
          </table:table-cell>
          <table:table-cell table:formula="of:=(1.000001018*(1-[.K98]*[.K98]))/(1+[.K98]*COS(RADIANS([.N98])))" office:value-type="float" office:value="1.00105960350139">
            <text:p>1</text:p>
          </table:table-cell>
          <table:table-cell table:formula="of:=[.M98]-0.00569-0.00478*SIN(RADIANS(125.04-1934.136*[.G98]))" office:value-type="float" office:value="17.9743538439668">
            <text:p>17.97</text:p>
          </table:table-cell>
          <table:table-cell table:formula="of:=23+(26+((21.448-[.G98]*(46.815+[.G98]*(0.00059-[.G98]*0.001813))))/60)/60" office:value-type="float" office:value="23.4358755644068">
            <text:p>23.44</text:p>
          </table:table-cell>
          <table:table-cell table:formula="of:=[.Q98]+0.00256*COS(RADIANS(125.04-1934.136*[.G98]))" office:value-type="float" office:value="23.4382327398948">
            <text:p>23.44</text:p>
          </table:table-cell>
          <table:table-cell table:formula="of:=DEGREES(ATAN2(COS(RADIANS([.P98]));COS(RADIANS([.R98]))*SIN(RADIANS([.P98]))))" office:value-type="float" office:value="16.5759743927876">
            <text:p>16.58</text:p>
          </table:table-cell>
          <table:table-cell table:formula="of:=DEGREES(ASIN(SIN(RADIANS([.R98]))*SIN(RADIANS([.P98]))))" office:value-type="float" office:value="7.05056967012212">
            <text:p>7.05</text:p>
          </table:table-cell>
          <table:table-cell table:formula="of:=TAN(RADIANS([.R98]/2))*TAN(RADIANS([.R98]/2))" office:value-type="float" office:value="0.0430305324798558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2.02564262006571">
            <text:p>-2.03</text:p>
          </table:table-cell>
          <table:table-cell table:formula="of:=DEGREES(ACOS(COS(RADIANS(90.833))/(COS(RADIANS([.$B$2]))*COS(RADIANS([.T98])))-TAN(RADIANS([.$B$2]))*TAN(RADIANS([.T98]))))" office:value-type="float" office:value="96.198087548189">
            <text:p>96.2</text:p>
          </table:table-cell>
          <table:table-cell table:style-name="ce7" table:formula="of:=(720-4*[.$B$3]-[.V98]+[.$B$4]*60)/1440" office:value-type="float" office:value="0.501406696263935">
            <text:p>12:02:02</text:p>
          </table:table-cell>
          <table:table-cell table:style-name="ce7" table:formula="of:=([.X98]*1440-[.W98]*4)/1440" office:value-type="float" office:value="0.234189786407854">
            <text:p>5:37:14</text:p>
          </table:table-cell>
          <table:table-cell table:style-name="ce7" table:formula="of:=([.X98]*1440+[.W98]*4)/1440" office:value-type="float" office:value="0.768623606120015">
            <text:p>18:26:49</text:p>
          </table:table-cell>
          <table:table-cell table:formula="of:=8*[.W98]" office:value-type="float" office:value="769.584700385512">
            <text:p>769.58</text:p>
          </table:table-cell>
          <table:table-cell table:formula="of:=MOD([.E98]*1440+[.V98]+4*[.$B$3]-60*[.$B$4];1440)" office:value-type="float" office:value="717.974357379934">
            <text:p>717.97</text:p>
          </table:table-cell>
          <table:table-cell table:formula="of:=IF([.AB98]/4&lt;0;[.AB98]/4+180;[.AB98]/4-180)" office:value-type="float" office:value="-0.506410655016424">
            <text:p>-0.51</text:p>
          </table:table-cell>
          <table:table-cell table:formula="of:=DEGREES(ACOS(SIN(RADIANS([.$B$2]))*SIN(RADIANS([.T98]))+COS(RADIANS([.$B$2]))*COS(RADIANS([.T98]))*COS(RADIANS([.AC98]))))" office:value-type="float" office:value="28.9531423207889">
            <text:p>28.95</text:p>
          </table:table-cell>
          <table:table-cell table:formula="of:=90-[.AD98]" office:value-type="float" office:value="61.0468576792111">
            <text:p>61.05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0892539451928054">
            <text:p>0.01</text:p>
          </table:table-cell>
          <table:table-cell table:formula="of:=[.AE98]+[.AF98]" office:value-type="float" office:value="61.0557830737304">
            <text:p>61.06</text:p>
          </table:table-cell>
          <table:table-cell table:formula="of:=IF([.AC98]&gt;0;MOD(DEGREES(ACOS(((SIN(RADIANS([.$B$2]))*COS(RADIANS([.AD98])))-SIN(RADIANS([.T98])))/(COS(RADIANS([.$B$2]))*SIN(RADIANS([.AD98])))))+180;360);MOD(540-DEGREES(ACOS(((SIN(RADIANS([.$B$2]))*COS(RADIANS([.AD98])))-SIN(RADIANS([.T98])))/(COS(RADIANS([.$B$2]))*SIN(RADIANS([.AD98])))));360))" office:value-type="float" office:value="178.961767634661">
            <text:p>178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8]+1" office:value-type="date" office:date-value="2026-04-08">
            <text:p>4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9]+2415018.5+[.E99]-[.$B$4]/24" office:value-type="float" office:value="2461139.29166667">
            <text:p>2461139.29</text:p>
          </table:table-cell>
          <table:table-cell table:style-name="ce9" table:formula="of:=([.F99]-2451545)/36525" office:value-type="float" office:value="0.262677389915579">
            <text:p>0.26267739</text:p>
          </table:table-cell>
          <table:table-cell/>
          <table:table-cell table:formula="of:=MOD(280.46646+[.G99]*(36000.76983+[.G99]*0.0003032);360)" office:value-type="float" office:value="17.054734816531">
            <text:p>17.05</text:p>
          </table:table-cell>
          <table:table-cell table:formula="of:=357.52911+[.G99]*(35999.05029-0.0001537*[.G99])" office:value-type="float" office:value="9813.66566901164">
            <text:p>9813.67</text:p>
          </table:table-cell>
          <table:table-cell table:formula="of:=0.016708634-[.G99]*(0.000042037+0.0000001267*[.G99])" office:value-type="float" office:value="0.0166975830883347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90658967869965">
            <text:p>1.91</text:p>
          </table:table-cell>
          <table:table-cell table:formula="of:=[.I99]+[.L99]" office:value-type="float" office:value="18.9613244952306">
            <text:p>18.96</text:p>
          </table:table-cell>
          <table:table-cell table:formula="of:=[.J99]+[.L99]" office:value-type="float" office:value="9815.57225869035">
            <text:p>9815.57</text:p>
          </table:table-cell>
          <table:table-cell table:formula="of:=(1.000001018*(1-[.K99]*[.K99]))/(1+[.K99]*COS(RADIANS([.N99])))" office:value-type="float" office:value="1.00134574274004">
            <text:p>1</text:p>
          </table:table-cell>
          <table:table-cell table:formula="of:=[.M99]-0.00569-0.00478*SIN(RADIANS(125.04-1934.136*[.G99]))" office:value-type="float" office:value="18.9575032494476">
            <text:p>18.96</text:p>
          </table:table-cell>
          <table:table-cell table:formula="of:=23+(26+((21.448-[.G99]*(46.815+[.G99]*(0.00059-[.G99]*0.001813))))/60)/60" office:value-type="float" office:value="23.4358752083726">
            <text:p>23.44</text:p>
          </table:table-cell>
          <table:table-cell table:formula="of:=[.Q99]+0.00256*COS(RADIANS(125.04-1934.136*[.G99]))" office:value-type="float" office:value="23.4382314598742">
            <text:p>23.44</text:p>
          </table:table-cell>
          <table:table-cell table:formula="of:=DEGREES(ATAN2(COS(RADIANS([.P99]));COS(RADIANS([.R99]))*SIN(RADIANS([.P99]))))" office:value-type="float" office:value="17.492555366635">
            <text:p>17.49</text:p>
          </table:table-cell>
          <table:table-cell table:formula="of:=DEGREES(ASIN(SIN(RADIANS([.R99]))*SIN(RADIANS([.P99]))))" office:value-type="float" office:value="7.42446745892304">
            <text:p>7.42</text:p>
          </table:table-cell>
          <table:table-cell table:formula="of:=TAN(RADIANS([.R99]/2))*TAN(RADIANS([.R99]/2))" office:value-type="float" office:value="0.0430305276461556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.75024356235795">
            <text:p>-1.75</text:p>
          </table:table-cell>
          <table:table-cell table:formula="of:=DEGREES(ACOS(COS(RADIANS(90.833))/(COS(RADIANS([.$B$2]))*COS(RADIANS([.T99])))-TAN(RADIANS([.$B$2]))*TAN(RADIANS([.T99]))))" office:value-type="float" office:value="96.4766852178936">
            <text:p>96.48</text:p>
          </table:table-cell>
          <table:table-cell table:style-name="ce7" table:formula="of:=(720-4*[.$B$3]-[.V99]+[.$B$4]*60)/1440" office:value-type="float" office:value="0.501215446918304">
            <text:p>12:01:45</text:p>
          </table:table-cell>
          <table:table-cell table:style-name="ce7" table:formula="of:=([.X99]*1440-[.W99]*4)/1440" office:value-type="float" office:value="0.233224654646378">
            <text:p>5:35:51</text:p>
          </table:table-cell>
          <table:table-cell table:style-name="ce7" table:formula="of:=([.X99]*1440+[.W99]*4)/1440" office:value-type="float" office:value="0.769206239190231">
            <text:p>18:27:39</text:p>
          </table:table-cell>
          <table:table-cell table:formula="of:=8*[.W99]" office:value-type="float" office:value="771.813481743149">
            <text:p>771.81</text:p>
          </table:table-cell>
          <table:table-cell table:formula="of:=MOD([.E99]*1440+[.V99]+4*[.$B$3]-60*[.$B$4];1440)" office:value-type="float" office:value="718.249756437642">
            <text:p>718.25</text:p>
          </table:table-cell>
          <table:table-cell table:formula="of:=IF([.AB99]/4&lt;0;[.AB99]/4+180;[.AB99]/4-180)" office:value-type="float" office:value="-0.437560890589481">
            <text:p>-0.44</text:p>
          </table:table-cell>
          <table:table-cell table:formula="of:=DEGREES(ACOS(SIN(RADIANS([.$B$2]))*SIN(RADIANS([.T99]))+COS(RADIANS([.$B$2]))*COS(RADIANS([.T99]))*COS(RADIANS([.AC99]))))" office:value-type="float" office:value="28.5783346708888">
            <text:p>28.58</text:p>
          </table:table-cell>
          <table:table-cell table:formula="of:=90-[.AD99]" office:value-type="float" office:value="61.4216653291112">
            <text:p>61.42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0878815103224809">
            <text:p>0.01</text:p>
          </table:table-cell>
          <table:table-cell table:formula="of:=[.AE99]+[.AF99]" office:value-type="float" office:value="61.4304534801434">
            <text:p>61.43</text:p>
          </table:table-cell>
          <table:table-cell table:formula="of:=IF([.AC99]&gt;0;MOD(DEGREES(ACOS(((SIN(RADIANS([.$B$2]))*COS(RADIANS([.AD99])))-SIN(RADIANS([.T99])))/(COS(RADIANS([.$B$2]))*SIN(RADIANS([.AD99])))))+180;360);MOD(540-DEGREES(ACOS(((SIN(RADIANS([.$B$2]))*COS(RADIANS([.AD99])))-SIN(RADIANS([.T99])))/(COS(RADIANS([.$B$2]))*SIN(RADIANS([.AD99])))));360))" office:value-type="float" office:value="179.092929023912">
            <text:p>179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9]+1" office:value-type="date" office:date-value="2026-04-09">
            <text:p>4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0]+2415018.5+[.E100]-[.$B$4]/24" office:value-type="float" office:value="2461140.29166667">
            <text:p>2461140.29</text:p>
          </table:table-cell>
          <table:table-cell table:style-name="ce9" table:formula="of:=([.F100]-2451545)/36525" office:value-type="float" office:value="0.26270476842345">
            <text:p>0.26270477</text:p>
          </table:table-cell>
          <table:table-cell/>
          <table:table-cell table:formula="of:=MOD(280.46646+[.G100]*(36000.76983+[.G100]*0.0003032);360)" office:value-type="float" office:value="18.0403821810578">
            <text:p>18.04</text:p>
          </table:table-cell>
          <table:table-cell table:formula="of:=357.52911+[.G100]*(35999.05029-0.0001537*[.G100])" office:value-type="float" office:value="9814.65126929116">
            <text:p>9814.65</text:p>
          </table:table-cell>
          <table:table-cell table:formula="of:=0.016708634-[.G100]*(0.000042037+0.0000001267*[.G100])" office:value-type="float" office:value="0.0166975819356019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90352642532419">
            <text:p>1.9</text:p>
          </table:table-cell>
          <table:table-cell table:formula="of:=[.I100]+[.L100]" office:value-type="float" office:value="19.943908606382">
            <text:p>19.94</text:p>
          </table:table-cell>
          <table:table-cell table:formula="of:=[.J100]+[.L100]" office:value-type="float" office:value="9816.55479571648">
            <text:p>9816.55</text:p>
          </table:table-cell>
          <table:table-cell table:formula="of:=(1.000001018*(1-[.K100]*[.K100]))/(1+[.K100]*COS(RADIANS([.N100])))" office:value-type="float" office:value="1.00163140348158">
            <text:p>1</text:p>
          </table:table-cell>
          <table:table-cell table:formula="of:=[.M100]-0.00569-0.00478*SIN(RADIANS(125.04-1934.136*[.G100]))" office:value-type="float" office:value="19.9400914259534">
            <text:p>19.94</text:p>
          </table:table-cell>
          <table:table-cell table:formula="of:=23+(26+((21.448-[.G100]*(46.815+[.G100]*(0.00059-[.G100]*0.001813))))/60)/60" office:value-type="float" office:value="23.4358748523384">
            <text:p>23.44</text:p>
          </table:table-cell>
          <table:table-cell table:formula="of:=[.Q100]+0.00256*COS(RADIANS(125.04-1934.136*[.G100]))" office:value-type="float" office:value="23.4382301778409">
            <text:p>23.44</text:p>
          </table:table-cell>
          <table:table-cell table:formula="of:=DEGREES(ATAN2(COS(RADIANS([.P100]));COS(RADIANS([.R100]))*SIN(RADIANS([.P100]))))" office:value-type="float" office:value="18.4101680193337">
            <text:p>18.41</text:p>
          </table:table-cell>
          <table:table-cell table:formula="of:=DEGREES(ASIN(SIN(RADIANS([.R100]))*SIN(RADIANS([.P100]))))" office:value-type="float" office:value="7.79627140830343">
            <text:p>7.8</text:p>
          </table:table-cell>
          <table:table-cell table:formula="of:=TAN(RADIANS([.R100]/2))*TAN(RADIANS([.R100]/2))" office:value-type="float" office:value="0.0430305228048554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.47898697696451">
            <text:p>-1.48</text:p>
          </table:table-cell>
          <table:table-cell table:formula="of:=DEGREES(ACOS(COS(RADIANS(90.833))/(COS(RADIANS([.$B$2]))*COS(RADIANS([.T100])))-TAN(RADIANS([.$B$2]))*TAN(RADIANS([.T100]))))" office:value-type="float" office:value="96.7543901004458">
            <text:p>96.75</text:p>
          </table:table-cell>
          <table:table-cell table:style-name="ce7" table:formula="of:=(720-4*[.$B$3]-[.V100]+[.$B$4]*60)/1440" office:value-type="float" office:value="0.501027074289559">
            <text:p>12:01:29</text:p>
          </table:table-cell>
          <table:table-cell table:style-name="ce7" table:formula="of:=([.X100]*1440-[.W100]*4)/1440" office:value-type="float" office:value="0.232264879566098">
            <text:p>5:34:28</text:p>
          </table:table-cell>
          <table:table-cell table:style-name="ce7" table:formula="of:=([.X100]*1440+[.W100]*4)/1440" office:value-type="float" office:value="0.769789269013019">
            <text:p>18:28:30</text:p>
          </table:table-cell>
          <table:table-cell table:formula="of:=8*[.W100]" office:value-type="float" office:value="774.035120803566">
            <text:p>774.04</text:p>
          </table:table-cell>
          <table:table-cell table:formula="of:=MOD([.E100]*1440+[.V100]+4*[.$B$3]-60*[.$B$4];1440)" office:value-type="float" office:value="718.521013023036">
            <text:p>718.52</text:p>
          </table:table-cell>
          <table:table-cell table:formula="of:=IF([.AB100]/4&lt;0;[.AB100]/4+180;[.AB100]/4-180)" office:value-type="float" office:value="-0.369746744241127">
            <text:p>-0.37</text:p>
          </table:table-cell>
          <table:table-cell table:formula="of:=DEGREES(ACOS(SIN(RADIANS([.$B$2]))*SIN(RADIANS([.T100]))+COS(RADIANS([.$B$2]))*COS(RADIANS([.T100]))*COS(RADIANS([.AC100]))))" office:value-type="float" office:value="28.2057519078906">
            <text:p>28.21</text:p>
          </table:table-cell>
          <table:table-cell table:formula="of:=90-[.AD100]" office:value-type="float" office:value="61.7942480921094">
            <text:p>61.79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0865268375212001">
            <text:p>0.01</text:p>
          </table:table-cell>
          <table:table-cell table:formula="of:=[.AE100]+[.AF100]" office:value-type="float" office:value="61.8029007758615">
            <text:p>61.8</text:p>
          </table:table-cell>
          <table:table-cell table:formula="of:=IF([.AC100]&gt;0;MOD(DEGREES(ACOS(((SIN(RADIANS([.$B$2]))*COS(RADIANS([.AD100])))-SIN(RADIANS([.T100])))/(COS(RADIANS([.$B$2]))*SIN(RADIANS([.AD100])))))+180;360);MOD(540-DEGREES(ACOS(((SIN(RADIANS([.$B$2]))*COS(RADIANS([.AD100])))-SIN(RADIANS([.T100])))/(COS(RADIANS([.$B$2]))*SIN(RADIANS([.AD100])))));360))" office:value-type="float" office:value="179.22491055382">
            <text:p>179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0]+1" office:value-type="date" office:date-value="2026-04-10">
            <text:p>4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1]+2415018.5+[.E101]-[.$B$4]/24" office:value-type="float" office:value="2461141.29166667">
            <text:p>2461141.29</text:p>
          </table:table-cell>
          <table:table-cell table:style-name="ce9" table:formula="of:=([.F101]-2451545)/36525" office:value-type="float" office:value="0.262732146931321">
            <text:p>0.26273215</text:p>
          </table:table-cell>
          <table:table-cell/>
          <table:table-cell table:formula="of:=MOD(280.46646+[.G101]*(36000.76983+[.G101]*0.0003032);360)" office:value-type="float" office:value="19.0260295455846">
            <text:p>19.03</text:p>
          </table:table-cell>
          <table:table-cell table:formula="of:=357.52911+[.G101]*(35999.05029-0.0001537*[.G101])" office:value-type="float" office:value="9815.63686957067">
            <text:p>9815.64</text:p>
          </table:table-cell>
          <table:table-cell table:formula="of:=0.016708634-[.G101]*(0.000042037+0.0000001267*[.G101])" office:value-type="float" office:value="0.0166975807828689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89990344671921">
            <text:p>1.9</text:p>
          </table:table-cell>
          <table:table-cell table:formula="of:=[.I101]+[.L101]" office:value-type="float" office:value="20.9259329923038">
            <text:p>20.93</text:p>
          </table:table-cell>
          <table:table-cell table:formula="of:=[.J101]+[.L101]" office:value-type="float" office:value="9817.53677301739">
            <text:p>9817.54</text:p>
          </table:table-cell>
          <table:table-cell table:formula="of:=(1.000001018*(1-[.K101]*[.K101]))/(1+[.K101]*COS(RADIANS([.N101])))" office:value-type="float" office:value="1.00191650202068">
            <text:p>1</text:p>
          </table:table-cell>
          <table:table-cell table:formula="of:=[.M101]-0.00569-0.00478*SIN(RADIANS(125.04-1934.136*[.G101]))" office:value-type="float" office:value="20.9221198756299">
            <text:p>20.92</text:p>
          </table:table-cell>
          <table:table-cell table:formula="of:=23+(26+((21.448-[.G101]*(46.815+[.G101]*(0.00059-[.G101]*0.001813))))/60)/60" office:value-type="float" office:value="23.4358744963042">
            <text:p>23.44</text:p>
          </table:table-cell>
          <table:table-cell table:formula="of:=[.Q101]+0.00256*COS(RADIANS(125.04-1934.136*[.G101]))" office:value-type="float" office:value="23.4382288937957">
            <text:p>23.44</text:p>
          </table:table-cell>
          <table:table-cell table:formula="of:=DEGREES(ATAN2(COS(RADIANS([.P101]));COS(RADIANS([.R101]))*SIN(RADIANS([.P101]))))" office:value-type="float" office:value="19.3288841878612">
            <text:p>19.33</text:p>
          </table:table-cell>
          <table:table-cell table:formula="of:=DEGREES(ASIN(SIN(RADIANS([.R101]))*SIN(RADIANS([.P101]))))" office:value-type="float" office:value="8.16588667739849">
            <text:p>8.17</text:p>
          </table:table-cell>
          <table:table-cell table:formula="of:=TAN(RADIANS([.R101]/2))*TAN(RADIANS([.R101]/2))" office:value-type="float" office:value="0.0430305179559582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.21215457439977">
            <text:p>-1.21</text:p>
          </table:table-cell>
          <table:table-cell table:formula="of:=DEGREES(ACOS(COS(RADIANS(90.833))/(COS(RADIANS([.$B$2]))*COS(RADIANS([.T101])))-TAN(RADIANS([.$B$2]))*TAN(RADIANS([.T101]))))" office:value-type="float" office:value="97.0311520024041">
            <text:p>97.03</text:p>
          </table:table-cell>
          <table:table-cell table:style-name="ce7" table:formula="of:=(720-4*[.$B$3]-[.V101]+[.$B$4]*60)/1440" office:value-type="float" office:value="0.50084177401">
            <text:p>12:01:13</text:p>
          </table:table-cell>
          <table:table-cell table:style-name="ce7" table:formula="of:=([.X101]*1440-[.W101]*4)/1440" office:value-type="float" office:value="0.231310796225544">
            <text:p>5:33:05</text:p>
          </table:table-cell>
          <table:table-cell table:style-name="ce7" table:formula="of:=([.X101]*1440+[.W101]*4)/1440" office:value-type="float" office:value="0.770372751794456">
            <text:p>18:29:20</text:p>
          </table:table-cell>
          <table:table-cell table:formula="of:=8*[.W101]" office:value-type="float" office:value="776.249216019233">
            <text:p>776.25</text:p>
          </table:table-cell>
          <table:table-cell table:formula="of:=MOD([.E101]*1440+[.V101]+4*[.$B$3]-60*[.$B$4];1440)" office:value-type="float" office:value="718.7878454256">
            <text:p>718.79</text:p>
          </table:table-cell>
          <table:table-cell table:formula="of:=IF([.AB101]/4&lt;0;[.AB101]/4+180;[.AB101]/4-180)" office:value-type="float" office:value="-0.303038643599933">
            <text:p>-0.3</text:p>
          </table:table-cell>
          <table:table-cell table:formula="of:=DEGREES(ACOS(SIN(RADIANS([.$B$2]))*SIN(RADIANS([.T101]))+COS(RADIANS([.$B$2]))*COS(RADIANS([.T101]))*COS(RADIANS([.AC101]))))" office:value-type="float" office:value="27.8354877702106">
            <text:p>27.84</text:p>
          </table:table-cell>
          <table:table-cell table:formula="of:=90-[.AD101]" office:value-type="float" office:value="62.1645122297894">
            <text:p>62.16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0851898808868443">
            <text:p>0.01</text:p>
          </table:table-cell>
          <table:table-cell table:formula="of:=[.AE101]+[.AF101]" office:value-type="float" office:value="62.1730312178781">
            <text:p>62.17</text:p>
          </table:table-cell>
          <table:table-cell table:formula="of:=IF([.AC101]&gt;0;MOD(DEGREES(ACOS(((SIN(RADIANS([.$B$2]))*COS(RADIANS([.AD101])))-SIN(RADIANS([.T101])))/(COS(RADIANS([.$B$2]))*SIN(RADIANS([.AD101])))))+180;360);MOD(540-DEGREES(ACOS(((SIN(RADIANS([.$B$2]))*COS(RADIANS([.AD101])))-SIN(RADIANS([.T101])))/(COS(RADIANS([.$B$2]))*SIN(RADIANS([.AD101])))));360))" office:value-type="float" office:value="179.357573595774">
            <text:p>179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1]+1" office:value-type="date" office:date-value="2026-04-11">
            <text:p>4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2]+2415018.5+[.E102]-[.$B$4]/24" office:value-type="float" office:value="2461142.29166667">
            <text:p>2461142.29</text:p>
          </table:table-cell>
          <table:table-cell table:style-name="ce9" table:formula="of:=([.F102]-2451545)/36525" office:value-type="float" office:value="0.262759525439193">
            <text:p>0.26275953</text:p>
          </table:table-cell>
          <table:table-cell/>
          <table:table-cell table:formula="of:=MOD(280.46646+[.G102]*(36000.76983+[.G102]*0.0003032);360)" office:value-type="float" office:value="20.0116769101078">
            <text:p>20.01</text:p>
          </table:table-cell>
          <table:table-cell table:formula="of:=357.52911+[.G102]*(35999.05029-0.0001537*[.G102])" office:value-type="float" office:value="9816.62246985018">
            <text:p>9816.62</text:p>
          </table:table-cell>
          <table:table-cell table:formula="of:=0.016708634-[.G102]*(0.000042037+0.0000001267*[.G102])" office:value-type="float" office:value="0.0166975796301357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89572240550216">
            <text:p>1.9</text:p>
          </table:table-cell>
          <table:table-cell table:formula="of:=[.I102]+[.L102]" office:value-type="float" office:value="21.9073993156099">
            <text:p>21.91</text:p>
          </table:table-cell>
          <table:table-cell table:formula="of:=[.J102]+[.L102]" office:value-type="float" office:value="9818.51819225569">
            <text:p>9818.52</text:p>
          </table:table-cell>
          <table:table-cell table:formula="of:=(1.000001018*(1-[.K102]*[.K102]))/(1+[.K102]*COS(RADIANS([.N102])))" office:value-type="float" office:value="1.0022009549597">
            <text:p>1</text:p>
          </table:table-cell>
          <table:table-cell table:formula="of:=[.M102]-0.00569-0.00478*SIN(RADIANS(125.04-1934.136*[.G102]))" office:value-type="float" office:value="21.9035902610875">
            <text:p>21.9</text:p>
          </table:table-cell>
          <table:table-cell table:formula="of:=23+(26+((21.448-[.G102]*(46.815+[.G102]*(0.00059-[.G102]*0.001813))))/60)/60" office:value-type="float" office:value="23.43587414027">
            <text:p>23.44</text:p>
          </table:table-cell>
          <table:table-cell table:formula="of:=[.Q102]+0.00256*COS(RADIANS(125.04-1934.136*[.G102]))" office:value-type="float" office:value="23.4382276077395">
            <text:p>23.44</text:p>
          </table:table-cell>
          <table:table-cell table:formula="of:=DEGREES(ATAN2(COS(RADIANS([.P102]));COS(RADIANS([.R102]))*SIN(RADIANS([.P102]))))" office:value-type="float" office:value="20.2487744508224">
            <text:p>20.25</text:p>
          </table:table-cell>
          <table:table-cell table:formula="of:=DEGREES(ASIN(SIN(RADIANS([.R102]))*SIN(RADIANS([.P102]))))" office:value-type="float" office:value="8.533218654458">
            <text:p>8.53</text:p>
          </table:table-cell>
          <table:table-cell table:formula="of:=TAN(RADIANS([.R102]/2))*TAN(RADIANS([.R102]/2))" office:value-type="float" office:value="0.0430305130994669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0.950023308925762">
            <text:p>-0.95</text:p>
          </table:table-cell>
          <table:table-cell table:formula="of:=DEGREES(ACOS(COS(RADIANS(90.833))/(COS(RADIANS([.$B$2]))*COS(RADIANS([.T102])))-TAN(RADIANS([.$B$2]))*TAN(RADIANS([.T102]))))" office:value-type="float" office:value="97.3069194698832">
            <text:p>97.31</text:p>
          </table:table-cell>
          <table:table-cell table:style-name="ce7" table:formula="of:=(720-4*[.$B$3]-[.V102]+[.$B$4]*60)/1440" office:value-type="float" office:value="0.500659738408976">
            <text:p>12:00:57</text:p>
          </table:table-cell>
          <table:table-cell table:style-name="ce7" table:formula="of:=([.X102]*1440-[.W102]*4)/1440" office:value-type="float" office:value="0.230362739881523">
            <text:p>5:31:43</text:p>
          </table:table-cell>
          <table:table-cell table:style-name="ce7" table:formula="of:=([.X102]*1440+[.W102]*4)/1440" office:value-type="float" office:value="0.770956736936429">
            <text:p>18:30:11</text:p>
          </table:table-cell>
          <table:table-cell table:formula="of:=8*[.W102]" office:value-type="float" office:value="778.455355759066">
            <text:p>778.46</text:p>
          </table:table-cell>
          <table:table-cell table:formula="of:=MOD([.E102]*1440+[.V102]+4*[.$B$3]-60*[.$B$4];1440)" office:value-type="float" office:value="719.049976691074">
            <text:p>719.05</text:p>
          </table:table-cell>
          <table:table-cell table:formula="of:=IF([.AB102]/4&lt;0;[.AB102]/4+180;[.AB102]/4-180)" office:value-type="float" office:value="-0.237505827231445">
            <text:p>-0.24</text:p>
          </table:table-cell>
          <table:table-cell table:formula="of:=DEGREES(ACOS(SIN(RADIANS([.$B$2]))*SIN(RADIANS([.T102]))+COS(RADIANS([.$B$2]))*COS(RADIANS([.T102]))*COS(RADIANS([.AC102]))))" office:value-type="float" office:value="27.4676352134543">
            <text:p>27.47</text:p>
          </table:table-cell>
          <table:table-cell table:formula="of:=90-[.AD102]" office:value-type="float" office:value="62.5323647865457">
            <text:p>62.53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0838705956792188">
            <text:p>0.01</text:p>
          </table:table-cell>
          <table:table-cell table:formula="of:=[.AE102]+[.AF102]" office:value-type="float" office:value="62.5407518461136">
            <text:p>62.54</text:p>
          </table:table-cell>
          <table:table-cell table:formula="of:=IF([.AC102]&gt;0;MOD(DEGREES(ACOS(((SIN(RADIANS([.$B$2]))*COS(RADIANS([.AD102])))-SIN(RADIANS([.T102])))/(COS(RADIANS([.$B$2]))*SIN(RADIANS([.AD102])))))+180;360);MOD(540-DEGREES(ACOS(((SIN(RADIANS([.$B$2]))*COS(RADIANS([.AD102])))-SIN(RADIANS([.T102])))/(COS(RADIANS([.$B$2]))*SIN(RADIANS([.AD102])))));360))" office:value-type="float" office:value="179.490774342194">
            <text:p>179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2]+1" office:value-type="date" office:date-value="2026-04-12">
            <text:p>4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3]+2415018.5+[.E103]-[.$B$4]/24" office:value-type="float" office:value="2461143.29166667">
            <text:p>2461143.29</text:p>
          </table:table-cell>
          <table:table-cell table:style-name="ce9" table:formula="of:=([.F103]-2451545)/36525" office:value-type="float" office:value="0.262786903947064">
            <text:p>0.26278690</text:p>
          </table:table-cell>
          <table:table-cell/>
          <table:table-cell table:formula="of:=MOD(280.46646+[.G103]*(36000.76983+[.G103]*0.0003032);360)" office:value-type="float" office:value="20.9973242746364">
            <text:p>21</text:p>
          </table:table-cell>
          <table:table-cell table:formula="of:=357.52911+[.G103]*(35999.05029-0.0001537*[.G103])" office:value-type="float" office:value="9817.6080701297">
            <text:p>9817.61</text:p>
          </table:table-cell>
          <table:table-cell table:formula="of:=0.016708634-[.G103]*(0.000042037+0.0000001267*[.G103])" office:value-type="float" office:value="0.0166975784774023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89098512357804">
            <text:p>1.89</text:p>
          </table:table-cell>
          <table:table-cell table:formula="of:=[.I103]+[.L103]" office:value-type="float" office:value="22.8883093982145">
            <text:p>22.89</text:p>
          </table:table-cell>
          <table:table-cell table:formula="of:=[.J103]+[.L103]" office:value-type="float" office:value="9819.49905525328">
            <text:p>9819.5</text:p>
          </table:table-cell>
          <table:table-cell table:formula="of:=(1.000001018*(1-[.K103]*[.K103]))/(1+[.K103]*COS(RADIANS([.N103])))" office:value-type="float" office:value="1.00248467923192">
            <text:p>1</text:p>
          </table:table-cell>
          <table:table-cell table:formula="of:=[.M103]-0.00569-0.00478*SIN(RADIANS(125.04-1934.136*[.G103]))" office:value-type="float" office:value="22.8845044042368">
            <text:p>22.88</text:p>
          </table:table-cell>
          <table:table-cell table:formula="of:=23+(26+((21.448-[.G103]*(46.815+[.G103]*(0.00059-[.G103]*0.001813))))/60)/60" office:value-type="float" office:value="23.4358737842359">
            <text:p>23.44</text:p>
          </table:table-cell>
          <table:table-cell table:formula="of:=[.Q103]+0.00256*COS(RADIANS(125.04-1934.136*[.G103]))" office:value-type="float" office:value="23.438226319673">
            <text:p>23.44</text:p>
          </table:table-cell>
          <table:table-cell table:formula="of:=DEGREES(ATAN2(COS(RADIANS([.P103]));COS(RADIANS([.R103]))*SIN(RADIANS([.P103]))))" office:value-type="float" office:value="21.1699080677932">
            <text:p>21.17</text:p>
          </table:table-cell>
          <table:table-cell table:formula="of:=DEGREES(ASIN(SIN(RADIANS([.R103]))*SIN(RADIANS([.P103]))))" office:value-type="float" office:value="8.89817295558767">
            <text:p>8.9</text:p>
          </table:table-cell>
          <table:table-cell table:formula="of:=TAN(RADIANS([.R103]/2))*TAN(RADIANS([.R103]/2))" office:value-type="float" office:value="0.0430305082353845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0.692865165070932">
            <text:p>-0.69</text:p>
          </table:table-cell>
          <table:table-cell table:formula="of:=DEGREES(ACOS(COS(RADIANS(90.833))/(COS(RADIANS([.$B$2]))*COS(RADIANS([.T103])))-TAN(RADIANS([.$B$2]))*TAN(RADIANS([.T103]))))" office:value-type="float" office:value="97.5816397328451">
            <text:p>97.58</text:p>
          </table:table-cell>
          <table:table-cell table:style-name="ce7" table:formula="of:=(720-4*[.$B$3]-[.V103]+[.$B$4]*60)/1440" office:value-type="float" office:value="0.500481156364633">
            <text:p>12:00:42</text:p>
          </table:table-cell>
          <table:table-cell table:style-name="ce7" table:formula="of:=([.X103]*1440-[.W103]*4)/1440" office:value-type="float" office:value="0.229421045995618">
            <text:p>5:30:22</text:p>
          </table:table-cell>
          <table:table-cell table:style-name="ce7" table:formula="of:=([.X103]*1440+[.W103]*4)/1440" office:value-type="float" office:value="0.771541266733647">
            <text:p>18:31:01</text:p>
          </table:table-cell>
          <table:table-cell table:formula="of:=8*[.W103]" office:value-type="float" office:value="780.653117862761">
            <text:p>780.65</text:p>
          </table:table-cell>
          <table:table-cell table:formula="of:=MOD([.E103]*1440+[.V103]+4*[.$B$3]-60*[.$B$4];1440)" office:value-type="float" office:value="719.307134834929">
            <text:p>719.31</text:p>
          </table:table-cell>
          <table:table-cell table:formula="of:=IF([.AB103]/4&lt;0;[.AB103]/4+180;[.AB103]/4-180)" office:value-type="float" office:value="-0.173216291267721">
            <text:p>-0.17</text:p>
          </table:table-cell>
          <table:table-cell table:formula="of:=DEGREES(ACOS(SIN(RADIANS([.$B$2]))*SIN(RADIANS([.T103]))+COS(RADIANS([.$B$2]))*COS(RADIANS([.T103]))*COS(RADIANS([.AC103]))))" office:value-type="float" office:value="27.1022864137133">
            <text:p>27.1</text:p>
          </table:table-cell>
          <table:table-cell table:formula="of:=90-[.AD103]" office:value-type="float" office:value="62.8977135862867">
            <text:p>62.9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0825689385524883">
            <text:p>0.01</text:p>
          </table:table-cell>
          <table:table-cell table:formula="of:=[.AE103]+[.AF103]" office:value-type="float" office:value="62.9059704801419">
            <text:p>62.91</text:p>
          </table:table-cell>
          <table:table-cell table:formula="of:=IF([.AC103]&gt;0;MOD(DEGREES(ACOS(((SIN(RADIANS([.$B$2]))*COS(RADIANS([.AD103])))-SIN(RADIANS([.T103])))/(COS(RADIANS([.$B$2]))*SIN(RADIANS([.AD103])))))+180;360);MOD(540-DEGREES(ACOS(((SIN(RADIANS([.$B$2]))*COS(RADIANS([.AD103])))-SIN(RADIANS([.T103])))/(COS(RADIANS([.$B$2]))*SIN(RADIANS([.AD103])))));360))" office:value-type="float" office:value="179.624363664755">
            <text:p>179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3]+1" office:value-type="date" office:date-value="2026-04-13">
            <text:p>4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4]+2415018.5+[.E104]-[.$B$4]/24" office:value-type="float" office:value="2461144.29166667">
            <text:p>2461144.29</text:p>
          </table:table-cell>
          <table:table-cell table:style-name="ce9" table:formula="of:=([.F104]-2451545)/36525" office:value-type="float" office:value="0.262814282454935">
            <text:p>0.26281428</text:p>
          </table:table-cell>
          <table:table-cell/>
          <table:table-cell table:formula="of:=MOD(280.46646+[.G104]*(36000.76983+[.G104]*0.0003032);360)" office:value-type="float" office:value="21.9829716391632">
            <text:p>21.98</text:p>
          </table:table-cell>
          <table:table-cell table:formula="of:=357.52911+[.G104]*(35999.05029-0.0001537*[.G104])" office:value-type="float" office:value="9818.59367040921">
            <text:p>9818.59</text:p>
          </table:table-cell>
          <table:table-cell table:formula="of:=0.016708634-[.G104]*(0.000042037+0.0000001267*[.G104])" office:value-type="float" office:value="0.0166975773246688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8856935809249">
            <text:p>1.89</text:p>
          </table:table-cell>
          <table:table-cell table:formula="of:=[.I104]+[.L104]" office:value-type="float" office:value="23.8686652200881">
            <text:p>23.87</text:p>
          </table:table-cell>
          <table:table-cell table:formula="of:=[.J104]+[.L104]" office:value-type="float" office:value="9820.47936399014">
            <text:p>9820.48</text:p>
          </table:table-cell>
          <table:table-cell table:formula="of:=(1.000001018*(1-[.K104]*[.K104]))/(1+[.K104]*COS(RADIANS([.N104])))" office:value-type="float" office:value="1.00276759212455">
            <text:p>1</text:p>
          </table:table-cell>
          <table:table-cell table:formula="of:=[.M104]-0.00569-0.00478*SIN(RADIANS(125.04-1934.136*[.G104]))" office:value-type="float" office:value="23.8648642850452">
            <text:p>23.86</text:p>
          </table:table-cell>
          <table:table-cell table:formula="of:=23+(26+((21.448-[.G104]*(46.815+[.G104]*(0.00059-[.G104]*0.001813))))/60)/60" office:value-type="float" office:value="23.4358734282017">
            <text:p>23.44</text:p>
          </table:table-cell>
          <table:table-cell table:formula="of:=[.Q104]+0.00256*COS(RADIANS(125.04-1934.136*[.G104]))" office:value-type="float" office:value="23.438225029597">
            <text:p>23.44</text:p>
          </table:table-cell>
          <table:table-cell table:formula="of:=DEGREES(ATAN2(COS(RADIANS([.P104]));COS(RADIANS([.R104]))*SIN(RADIANS([.P104]))))" office:value-type="float" office:value="22.0923529178531">
            <text:p>22.09</text:p>
          </table:table-cell>
          <table:table-cell table:formula="of:=DEGREES(ASIN(SIN(RADIANS([.R104]))*SIN(RADIANS([.P104]))))" office:value-type="float" office:value="9.26065542462898">
            <text:p>9.26</text:p>
          </table:table-cell>
          <table:table-cell table:formula="of:=TAN(RADIANS([.R104]/2))*TAN(RADIANS([.R104]/2))" office:value-type="float" office:value="0.0430305033637141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0.440946936731944">
            <text:p>-0.44</text:p>
          </table:table-cell>
          <table:table-cell table:formula="of:=DEGREES(ACOS(COS(RADIANS(90.833))/(COS(RADIANS([.$B$2]))*COS(RADIANS([.T104])))-TAN(RADIANS([.$B$2]))*TAN(RADIANS([.T104]))))" office:value-type="float" office:value="97.8552586514485">
            <text:p>97.86</text:p>
          </table:table-cell>
          <table:table-cell table:style-name="ce7" table:formula="of:=(720-4*[.$B$3]-[.V104]+[.$B$4]*60)/1440" office:value-type="float" office:value="0.500306213150508">
            <text:p>12:00:26</text:p>
          </table:table-cell>
          <table:table-cell table:style-name="ce7" table:formula="of:=([.X104]*1440-[.W104]*4)/1440" office:value-type="float" office:value="0.228486050229818">
            <text:p>5:29:01</text:p>
          </table:table-cell>
          <table:table-cell table:style-name="ce7" table:formula="of:=([.X104]*1440+[.W104]*4)/1440" office:value-type="float" office:value="0.772126376071198">
            <text:p>18:31:52</text:p>
          </table:table-cell>
          <table:table-cell table:formula="of:=8*[.W104]" office:value-type="float" office:value="782.842069211588">
            <text:p>782.84</text:p>
          </table:table-cell>
          <table:table-cell table:formula="of:=MOD([.E104]*1440+[.V104]+4*[.$B$3]-60*[.$B$4];1440)" office:value-type="float" office:value="719.559053063268">
            <text:p>719.56</text:p>
          </table:table-cell>
          <table:table-cell table:formula="of:=IF([.AB104]/4&lt;0;[.AB104]/4+180;[.AB104]/4-180)" office:value-type="float" office:value="-0.11023673418299">
            <text:p>-0.11</text:p>
          </table:table-cell>
          <table:table-cell table:formula="of:=DEGREES(ACOS(SIN(RADIANS([.$B$2]))*SIN(RADIANS([.T104]))+COS(RADIANS([.$B$2]))*COS(RADIANS([.T104]))*COS(RADIANS([.AC104]))))" office:value-type="float" office:value="26.7395327717673">
            <text:p>26.74</text:p>
          </table:table-cell>
          <table:table-cell table:formula="of:=90-[.AD104]" office:value-type="float" office:value="63.2604672282327">
            <text:p>63.26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0812848677732868">
            <text:p>0.01</text:p>
          </table:table-cell>
          <table:table-cell table:formula="of:=[.AE104]+[.AF104]" office:value-type="float" office:value="63.26859571501">
            <text:p>63.27</text:p>
          </table:table-cell>
          <table:table-cell table:formula="of:=IF([.AC104]&gt;0;MOD(DEGREES(ACOS(((SIN(RADIANS([.$B$2]))*COS(RADIANS([.AD104])))-SIN(RADIANS([.T104])))/(COS(RADIANS([.$B$2]))*SIN(RADIANS([.AD104])))))+180;360);MOD(540-DEGREES(ACOS(((SIN(RADIANS([.$B$2]))*COS(RADIANS([.AD104])))-SIN(RADIANS([.T104])))/(COS(RADIANS([.$B$2]))*SIN(RADIANS([.AD104])))));360))" office:value-type="float" office:value="179.75818697634">
            <text:p>179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4]+1" office:value-type="date" office:date-value="2026-04-14">
            <text:p>4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5]+2415018.5+[.E105]-[.$B$4]/24" office:value-type="float" office:value="2461145.29166667">
            <text:p>2461145.29</text:p>
          </table:table-cell>
          <table:table-cell table:style-name="ce9" table:formula="of:=([.F105]-2451545)/36525" office:value-type="float" office:value="0.262841660962807">
            <text:p>0.26284166</text:p>
          </table:table-cell>
          <table:table-cell/>
          <table:table-cell table:formula="of:=MOD(280.46646+[.G105]*(36000.76983+[.G105]*0.0003032);360)" office:value-type="float" office:value="22.9686190036919">
            <text:p>22.97</text:p>
          </table:table-cell>
          <table:table-cell table:formula="of:=357.52911+[.G105]*(35999.05029-0.0001537*[.G105])" office:value-type="float" office:value="9819.57927068872">
            <text:p>9819.58</text:p>
          </table:table-cell>
          <table:table-cell table:formula="of:=0.016708634-[.G105]*(0.000042037+0.0000001267*[.G105])" office:value-type="float" office:value="0.016697576171935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87984991434259">
            <text:p>1.88</text:p>
          </table:table-cell>
          <table:table-cell table:formula="of:=[.I105]+[.L105]" office:value-type="float" office:value="24.8484689180344">
            <text:p>24.85</text:p>
          </table:table-cell>
          <table:table-cell table:formula="of:=[.J105]+[.L105]" office:value-type="float" office:value="9821.45912060307">
            <text:p>9821.46</text:p>
          </table:table-cell>
          <table:table-cell table:formula="of:=(1.000001018*(1-[.K105]*[.K105]))/(1+[.K105]*COS(RADIANS([.N105])))" office:value-type="float" office:value="1.00304961130142">
            <text:p>1</text:p>
          </table:table-cell>
          <table:table-cell table:formula="of:=[.M105]-0.00569-0.00478*SIN(RADIANS(125.04-1934.136*[.G105]))" office:value-type="float" office:value="24.8446720403126">
            <text:p>24.84</text:p>
          </table:table-cell>
          <table:table-cell table:formula="of:=23+(26+((21.448-[.G105]*(46.815+[.G105]*(0.00059-[.G105]*0.001813))))/60)/60" office:value-type="float" office:value="23.4358730721675">
            <text:p>23.44</text:p>
          </table:table-cell>
          <table:table-cell table:formula="of:=[.Q105]+0.00256*COS(RADIANS(125.04-1934.136*[.G105]))" office:value-type="float" office:value="23.4382237375123">
            <text:p>23.44</text:p>
          </table:table-cell>
          <table:table-cell table:formula="of:=DEGREES(ATAN2(COS(RADIANS([.P105]));COS(RADIANS([.R105]))*SIN(RADIANS([.P105]))))" office:value-type="float" office:value="23.0161754373953">
            <text:p>23.02</text:p>
          </table:table-cell>
          <table:table-cell table:formula="of:=DEGREES(ASIN(SIN(RADIANS([.R105]))*SIN(RADIANS([.P105]))))" office:value-type="float" office:value="9.62057213426984">
            <text:p>9.62</text:p>
          </table:table-cell>
          <table:table-cell table:formula="of:=TAN(RADIANS([.R105]/2))*TAN(RADIANS([.R105]/2))" office:value-type="float" office:value="0.0430304984844586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0.194529998726977">
            <text:p>-0.19</text:p>
          </table:table-cell>
          <table:table-cell table:formula="of:=DEGREES(ACOS(COS(RADIANS(90.833))/(COS(RADIANS([.$B$2]))*COS(RADIANS([.T105])))-TAN(RADIANS([.$B$2]))*TAN(RADIANS([.T105]))))" office:value-type="float" office:value="98.1277206646382">
            <text:p>98.13</text:p>
          </table:table-cell>
          <table:table-cell table:style-name="ce7" table:formula="of:=(720-4*[.$B$3]-[.V105]+[.$B$4]*60)/1440" office:value-type="float" office:value="0.500135090276894">
            <text:p>12:00:12</text:p>
          </table:table-cell>
          <table:table-cell table:style-name="ce7" table:formula="of:=([.X105]*1440-[.W105]*4)/1440" office:value-type="float" office:value="0.227558088430676">
            <text:p>5:27:41</text:p>
          </table:table-cell>
          <table:table-cell table:style-name="ce7" table:formula="of:=([.X105]*1440+[.W105]*4)/1440" office:value-type="float" office:value="0.772712092123111">
            <text:p>18:32:42</text:p>
          </table:table-cell>
          <table:table-cell table:formula="of:=8*[.W105]" office:value-type="float" office:value="785.021765317106">
            <text:p>785.02</text:p>
          </table:table-cell>
          <table:table-cell table:formula="of:=MOD([.E105]*1440+[.V105]+4*[.$B$3]-60*[.$B$4];1440)" office:value-type="float" office:value="719.805470001273">
            <text:p>719.81</text:p>
          </table:table-cell>
          <table:table-cell table:formula="of:=IF([.AB105]/4&lt;0;[.AB105]/4+180;[.AB105]/4-180)" office:value-type="float" office:value="-0.0486324996817302">
            <text:p>-0.05</text:p>
          </table:table-cell>
          <table:table-cell table:formula="of:=DEGREES(ACOS(SIN(RADIANS([.$B$2]))*SIN(RADIANS([.T105]))+COS(RADIANS([.$B$2]))*COS(RADIANS([.T105]))*COS(RADIANS([.AC105]))))" office:value-type="float" office:value="26.3794649181953">
            <text:p>26.38</text:p>
          </table:table-cell>
          <table:table-cell table:formula="of:=90-[.AD105]" office:value-type="float" office:value="63.6205350818047">
            <text:p>63.62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08001834342525">
            <text:p>0.01</text:p>
          </table:table-cell>
          <table:table-cell table:formula="of:=[.AE105]+[.AF105]" office:value-type="float" office:value="63.6285369161473">
            <text:p>63.63</text:p>
          </table:table-cell>
          <table:table-cell table:formula="of:=IF([.AC105]&gt;0;MOD(DEGREES(ACOS(((SIN(RADIANS([.$B$2]))*COS(RADIANS([.AD105])))-SIN(RADIANS([.T105])))/(COS(RADIANS([.$B$2]))*SIN(RADIANS([.AD105])))))+180;360);MOD(540-DEGREES(ACOS(((SIN(RADIANS([.$B$2]))*COS(RADIANS([.AD105])))-SIN(RADIANS([.T105])))/(COS(RADIANS([.$B$2]))*SIN(RADIANS([.AD105])))));360))" office:value-type="float" office:value="179.892084097931">
            <text:p>179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5]+1" office:value-type="date" office:date-value="2026-04-15">
            <text:p>4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6]+2415018.5+[.E106]-[.$B$4]/24" office:value-type="float" office:value="2461146.29166667">
            <text:p>2461146.29</text:p>
          </table:table-cell>
          <table:table-cell table:style-name="ce9" table:formula="of:=([.F106]-2451545)/36525" office:value-type="float" office:value="0.262869039470678">
            <text:p>0.26286904</text:p>
          </table:table-cell>
          <table:table-cell/>
          <table:table-cell table:formula="of:=MOD(280.46646+[.G106]*(36000.76983+[.G106]*0.0003032);360)" office:value-type="float" office:value="23.9542663682205">
            <text:p>23.95</text:p>
          </table:table-cell>
          <table:table-cell table:formula="of:=357.52911+[.G106]*(35999.05029-0.0001537*[.G106])" office:value-type="float" office:value="9820.56487096824">
            <text:p>9820.56</text:p>
          </table:table-cell>
          <table:table-cell table:formula="of:=0.016708634-[.G106]*(0.000042037+0.0000001267*[.G106])" office:value-type="float" office:value="0.0166975750192011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87345641616624">
            <text:p>1.87</text:p>
          </table:table-cell>
          <table:table-cell table:formula="of:=[.I106]+[.L106]" office:value-type="float" office:value="25.8277227843867">
            <text:p>25.83</text:p>
          </table:table-cell>
          <table:table-cell table:formula="of:=[.J106]+[.L106]" office:value-type="float" office:value="9822.43832738441">
            <text:p>9822.44</text:p>
          </table:table-cell>
          <table:table-cell table:formula="of:=(1.000001018*(1-[.K106]*[.K106]))/(1+[.K106]*COS(RADIANS([.N106])))" office:value-type="float" office:value="1.00333065482546">
            <text:p>1</text:p>
          </table:table-cell>
          <table:table-cell table:formula="of:=[.M106]-0.00569-0.00478*SIN(RADIANS(125.04-1934.136*[.G106]))" office:value-type="float" office:value="25.8239299623689">
            <text:p>25.82</text:p>
          </table:table-cell>
          <table:table-cell table:formula="of:=23+(26+((21.448-[.G106]*(46.815+[.G106]*(0.00059-[.G106]*0.001813))))/60)/60" office:value-type="float" office:value="23.4358727161333">
            <text:p>23.44</text:p>
          </table:table-cell>
          <table:table-cell table:formula="of:=[.Q106]+0.00256*COS(RADIANS(125.04-1934.136*[.G106]))" office:value-type="float" office:value="23.4382224434198">
            <text:p>23.44</text:p>
          </table:table-cell>
          <table:table-cell table:formula="of:=DEGREES(ATAN2(COS(RADIANS([.P106]));COS(RADIANS([.R106]))*SIN(RADIANS([.P106]))))" office:value-type="float" office:value="23.9414405571249">
            <text:p>23.94</text:p>
          </table:table-cell>
          <table:table-cell table:formula="of:=DEGREES(ASIN(SIN(RADIANS([.R106]))*SIN(RADIANS([.P106]))))" office:value-type="float" office:value="9.9778293884043">
            <text:p>9.98</text:p>
          </table:table-cell>
          <table:table-cell table:formula="of:=TAN(RADIANS([.R106]/2))*TAN(RADIANS([.R106]/2))" office:value-type="float" office:value="0.0430304935976212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0461299291978416">
            <text:p>0.05</text:p>
          </table:table-cell>
          <table:table-cell table:formula="of:=DEGREES(ACOS(COS(RADIANS(90.833))/(COS(RADIANS([.$B$2]))*COS(RADIANS([.T106])))-TAN(RADIANS([.$B$2]))*TAN(RADIANS([.T106]))))" office:value-type="float" office:value="98.3989687411142">
            <text:p>98.4</text:p>
          </table:table-cell>
          <table:table-cell table:style-name="ce7" table:formula="of:=(720-4*[.$B$3]-[.V106]+[.$B$4]*60)/1440" office:value-type="float" office:value="0.499967965326946">
            <text:p>11:59:57</text:p>
          </table:table-cell>
          <table:table-cell table:style-name="ce7" table:formula="of:=([.X106]*1440-[.W106]*4)/1440" office:value-type="float" office:value="0.226637496601629">
            <text:p>5:26:21</text:p>
          </table:table-cell>
          <table:table-cell table:style-name="ce7" table:formula="of:=([.X106]*1440+[.W106]*4)/1440" office:value-type="float" office:value="0.773298434052263">
            <text:p>18:33:33</text:p>
          </table:table-cell>
          <table:table-cell table:formula="of:=8*[.W106]" office:value-type="float" office:value="787.191749928914">
            <text:p>787.19</text:p>
          </table:table-cell>
          <table:table-cell table:formula="of:=MOD([.E106]*1440+[.V106]+4*[.$B$3]-60*[.$B$4];1440)" office:value-type="float" office:value="720.046129929198">
            <text:p>720.05</text:p>
          </table:table-cell>
          <table:table-cell table:formula="of:=IF([.AB106]/4&lt;0;[.AB106]/4+180;[.AB106]/4-180)" office:value-type="float" office:value="0.011532482299458">
            <text:p>0.01</text:p>
          </table:table-cell>
          <table:table-cell table:formula="of:=DEGREES(ACOS(SIN(RADIANS([.$B$2]))*SIN(RADIANS([.T106]))+COS(RADIANS([.$B$2]))*COS(RADIANS([.T106]))*COS(RADIANS([.AC106]))))" office:value-type="float" office:value="26.0221727194729">
            <text:p>26.02</text:p>
          </table:table-cell>
          <table:table-cell table:formula="of:=90-[.AD106]" office:value-type="float" office:value="63.9778272805271">
            <text:p>63.98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787693276009601">
            <text:p>0.01</text:p>
          </table:table-cell>
          <table:table-cell table:formula="of:=[.AE106]+[.AF106]" office:value-type="float" office:value="63.9857042132872">
            <text:p>63.99</text:p>
          </table:table-cell>
          <table:table-cell table:formula="of:=IF([.AC106]&gt;0;MOD(DEGREES(ACOS(((SIN(RADIANS([.$B$2]))*COS(RADIANS([.AD106])))-SIN(RADIANS([.T106])))/(COS(RADIANS([.$B$2]))*SIN(RADIANS([.AD106])))))+180;360);MOD(540-DEGREES(ACOS(((SIN(RADIANS([.$B$2]))*COS(RADIANS([.AD106])))-SIN(RADIANS([.T106])))/(COS(RADIANS([.$B$2]))*SIN(RADIANS([.AD106])))));360))" office:value-type="float" office:value="180.025889131762">
            <text:p>180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6]+1" office:value-type="date" office:date-value="2026-04-16">
            <text:p>4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7]+2415018.5+[.E107]-[.$B$4]/24" office:value-type="float" office:value="2461147.29166667">
            <text:p>2461147.29</text:p>
          </table:table-cell>
          <table:table-cell table:style-name="ce9" table:formula="of:=([.F107]-2451545)/36525" office:value-type="float" office:value="0.262896417978549">
            <text:p>0.26289642</text:p>
          </table:table-cell>
          <table:table-cell/>
          <table:table-cell table:formula="of:=MOD(280.46646+[.G107]*(36000.76983+[.G107]*0.0003032);360)" office:value-type="float" office:value="24.9399137327491">
            <text:p>24.94</text:p>
          </table:table-cell>
          <table:table-cell table:formula="of:=357.52911+[.G107]*(35999.05029-0.0001537*[.G107])" office:value-type="float" office:value="9821.55047124775">
            <text:p>9821.55</text:p>
          </table:table-cell>
          <table:table-cell table:formula="of:=0.016708634-[.G107]*(0.000042037+0.0000001267*[.G107])" office:value-type="float" office:value="0.0166975738664669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86651553294546">
            <text:p>1.87</text:p>
          </table:table-cell>
          <table:table-cell table:formula="of:=[.I107]+[.L107]" office:value-type="float" office:value="26.8064292656946">
            <text:p>26.81</text:p>
          </table:table-cell>
          <table:table-cell table:formula="of:=[.J107]+[.L107]" office:value-type="float" office:value="9823.4169867807">
            <text:p>9823.42</text:p>
          </table:table-cell>
          <table:table-cell table:formula="of:=(1.000001018*(1-[.K107]*[.K107]))/(1+[.K107]*COS(RADIANS([.N107])))" office:value-type="float" office:value="1.00361064118088">
            <text:p>1</text:p>
          </table:table-cell>
          <table:table-cell table:formula="of:=[.M107]-0.00569-0.00478*SIN(RADIANS(125.04-1934.136*[.G107]))" office:value-type="float" office:value="26.8026404977603">
            <text:p>26.8</text:p>
          </table:table-cell>
          <table:table-cell table:formula="of:=23+(26+((21.448-[.G107]*(46.815+[.G107]*(0.00059-[.G107]*0.001813))))/60)/60" office:value-type="float" office:value="23.4358723600991">
            <text:p>23.44</text:p>
          </table:table-cell>
          <table:table-cell table:formula="of:=[.Q107]+0.00256*COS(RADIANS(125.04-1934.136*[.G107]))" office:value-type="float" office:value="23.4382211473201">
            <text:p>23.44</text:p>
          </table:table-cell>
          <table:table-cell table:formula="of:=DEGREES(ATAN2(COS(RADIANS([.P107]));COS(RADIANS([.R107]))*SIN(RADIANS([.P107]))))" office:value-type="float" office:value="24.8682116383237">
            <text:p>24.87</text:p>
          </table:table-cell>
          <table:table-cell table:formula="of:=DEGREES(ASIN(SIN(RADIANS([.R107]))*SIN(RADIANS([.P107]))))" office:value-type="float" office:value="10.3323337258202">
            <text:p>10.33</text:p>
          </table:table-cell>
          <table:table-cell table:formula="of:=TAN(RADIANS([.R107]/2))*TAN(RADIANS([.R107]/2))" office:value-type="float" office:value="0.0430304887032048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280783025867761">
            <text:p>0.28</text:p>
          </table:table-cell>
          <table:table-cell table:formula="of:=DEGREES(ACOS(COS(RADIANS(90.833))/(COS(RADIANS([.$B$2]))*COS(RADIANS([.T107])))-TAN(RADIANS([.$B$2]))*TAN(RADIANS([.T107]))))" office:value-type="float" office:value="98.6689443328721">
            <text:p>98.67</text:p>
          </table:table-cell>
          <table:table-cell table:style-name="ce7" table:formula="of:=(720-4*[.$B$3]-[.V107]+[.$B$4]*60)/1440" office:value-type="float" office:value="0.499805011787592">
            <text:p>11:59:43</text:p>
          </table:table-cell>
          <table:table-cell table:style-name="ce7" table:formula="of:=([.X107]*1440-[.W107]*4)/1440" office:value-type="float" office:value="0.225724610862947">
            <text:p>5:25:03</text:p>
          </table:table-cell>
          <table:table-cell table:style-name="ce7" table:formula="of:=([.X107]*1440+[.W107]*4)/1440" office:value-type="float" office:value="0.773885412712237">
            <text:p>18:34:24</text:p>
          </table:table-cell>
          <table:table-cell table:formula="of:=8*[.W107]" office:value-type="float" office:value="789.351554662977">
            <text:p>789.35</text:p>
          </table:table-cell>
          <table:table-cell table:formula="of:=MOD([.E107]*1440+[.V107]+4*[.$B$3]-60*[.$B$4];1440)" office:value-type="float" office:value="720.280783025868">
            <text:p>720.28</text:p>
          </table:table-cell>
          <table:table-cell table:formula="of:=IF([.AB107]/4&lt;0;[.AB107]/4+180;[.AB107]/4-180)" office:value-type="float" office:value="0.0701957564669442">
            <text:p>0.07</text:p>
          </table:table-cell>
          <table:table-cell table:formula="of:=DEGREES(ACOS(SIN(RADIANS([.$B$2]))*SIN(RADIANS([.T107]))+COS(RADIANS([.$B$2]))*COS(RADIANS([.T107]))*COS(RADIANS([.AC107]))))" office:value-type="float" office:value="25.6677452850728">
            <text:p>25.67</text:p>
          </table:table-cell>
          <table:table-cell table:formula="of:=90-[.AD107]" office:value-type="float" office:value="64.3322547149272">
            <text:p>64.33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775377845820377">
            <text:p>0.01</text:p>
          </table:table-cell>
          <table:table-cell table:formula="of:=[.AE107]+[.AF107]" office:value-type="float" office:value="64.3400084933854">
            <text:p>64.34</text:p>
          </table:table-cell>
          <table:table-cell table:formula="of:=IF([.AC107]&gt;0;MOD(DEGREES(ACOS(((SIN(RADIANS([.$B$2]))*COS(RADIANS([.AD107])))-SIN(RADIANS([.T107])))/(COS(RADIANS([.$B$2]))*SIN(RADIANS([.AD107])))))+180;360);MOD(540-DEGREES(ACOS(((SIN(RADIANS([.$B$2]))*COS(RADIANS([.AD107])))-SIN(RADIANS([.T107])))/(COS(RADIANS([.$B$2]))*SIN(RADIANS([.AD107])))));360))" office:value-type="float" office:value="180.15943034231">
            <text:p>180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7]+1" office:value-type="date" office:date-value="2026-04-17">
            <text:p>4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8]+2415018.5+[.E108]-[.$B$4]/24" office:value-type="float" office:value="2461148.29166667">
            <text:p>2461148.29</text:p>
          </table:table-cell>
          <table:table-cell table:style-name="ce9" table:formula="of:=([.F108]-2451545)/36525" office:value-type="float" office:value="0.262923796486421">
            <text:p>0.26292380</text:p>
          </table:table-cell>
          <table:table-cell/>
          <table:table-cell table:formula="of:=MOD(280.46646+[.G108]*(36000.76983+[.G108]*0.0003032);360)" office:value-type="float" office:value="25.9255610972777">
            <text:p>25.93</text:p>
          </table:table-cell>
          <table:table-cell table:formula="of:=357.52911+[.G108]*(35999.05029-0.0001537*[.G108])" office:value-type="float" office:value="9822.53607152726">
            <text:p>9822.54</text:p>
          </table:table-cell>
          <table:table-cell table:formula="of:=0.016708634-[.G108]*(0.000042037+0.0000001267*[.G108])" office:value-type="float" office:value="0.0166975727137326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85902986409021">
            <text:p>1.86</text:p>
          </table:table-cell>
          <table:table-cell table:formula="of:=[.I108]+[.L108]" office:value-type="float" office:value="27.784590961368">
            <text:p>27.78</text:p>
          </table:table-cell>
          <table:table-cell table:formula="of:=[.J108]+[.L108]" office:value-type="float" office:value="9824.39510139135">
            <text:p>9824.4</text:p>
          </table:table-cell>
          <table:table-cell table:formula="of:=(1.000001018*(1-[.K108]*[.K108]))/(1+[.K108]*COS(RADIANS([.N108])))" office:value-type="float" office:value="1.00388948929512">
            <text:p>1</text:p>
          </table:table-cell>
          <table:table-cell table:formula="of:=[.M108]-0.00569-0.00478*SIN(RADIANS(125.04-1934.136*[.G108]))" office:value-type="float" office:value="27.7808062458932">
            <text:p>27.78</text:p>
          </table:table-cell>
          <table:table-cell table:formula="of:=23+(26+((21.448-[.G108]*(46.815+[.G108]*(0.00059-[.G108]*0.001813))))/60)/60" office:value-type="float" office:value="23.435872004065">
            <text:p>23.44</text:p>
          </table:table-cell>
          <table:table-cell table:formula="of:=[.Q108]+0.00256*COS(RADIANS(125.04-1934.136*[.G108]))" office:value-type="float" office:value="23.4382198492142">
            <text:p>23.44</text:p>
          </table:table-cell>
          <table:table-cell table:formula="of:=DEGREES(ATAN2(COS(RADIANS([.P108]));COS(RADIANS([.R108]))*SIN(RADIANS([.P108]))))" office:value-type="float" office:value="25.7965504083727">
            <text:p>25.8</text:p>
          </table:table-cell>
          <table:table-cell table:formula="of:=DEGREES(ASIN(SIN(RADIANS([.R108]))*SIN(RADIANS([.P108]))))" office:value-type="float" office:value="10.6839919252556">
            <text:p>10.68</text:p>
          </table:table-cell>
          <table:table-cell table:formula="of:=TAN(RADIANS([.R108]/2))*TAN(RADIANS([.R108]/2))" office:value-type="float" office:value="0.0430304838012124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509185619536655">
            <text:p>0.51</text:p>
          </table:table-cell>
          <table:table-cell table:formula="of:=DEGREES(ACOS(COS(RADIANS(90.833))/(COS(RADIANS([.$B$2]))*COS(RADIANS([.T108])))-TAN(RADIANS([.$B$2]))*TAN(RADIANS([.T108]))))" office:value-type="float" office:value="98.9375873314932">
            <text:p>98.94</text:p>
          </table:table-cell>
          <table:table-cell table:style-name="ce7" table:formula="of:=(720-4*[.$B$3]-[.V108]+[.$B$4]*60)/1440" office:value-type="float" office:value="0.499646398875322">
            <text:p>11:59:29</text:p>
          </table:table-cell>
          <table:table-cell table:style-name="ce7" table:formula="of:=([.X108]*1440-[.W108]*4)/1440" office:value-type="float" office:value="0.224819767398952">
            <text:p>5:23:44</text:p>
          </table:table-cell>
          <table:table-cell table:style-name="ce7" table:formula="of:=([.X108]*1440+[.W108]*4)/1440" office:value-type="float" office:value="0.774473030351692">
            <text:p>18:35:14</text:p>
          </table:table-cell>
          <table:table-cell table:formula="of:=8*[.W108]" office:value-type="float" office:value="791.500698651946">
            <text:p>791.5</text:p>
          </table:table-cell>
          <table:table-cell table:formula="of:=MOD([.E108]*1440+[.V108]+4*[.$B$3]-60*[.$B$4];1440)" office:value-type="float" office:value="720.509185619537">
            <text:p>720.51</text:p>
          </table:table-cell>
          <table:table-cell table:formula="of:=IF([.AB108]/4&lt;0;[.AB108]/4+180;[.AB108]/4-180)" office:value-type="float" office:value="0.127296404884163">
            <text:p>0.13</text:p>
          </table:table-cell>
          <table:table-cell table:formula="of:=DEGREES(ACOS(SIN(RADIANS([.$B$2]))*SIN(RADIANS([.T108]))+COS(RADIANS([.$B$2]))*COS(RADIANS([.T108]))*COS(RADIANS([.AC108]))))" office:value-type="float" office:value="25.3162709756199">
            <text:p>25.32</text:p>
          </table:table-cell>
          <table:table-cell table:formula="of:=90-[.AD108]" office:value-type="float" office:value="64.6837290243801">
            <text:p>64.68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763236810082126">
            <text:p>0.01</text:p>
          </table:table-cell>
          <table:table-cell table:formula="of:=[.AE108]+[.AF108]" office:value-type="float" office:value="64.6913613924809">
            <text:p>64.69</text:p>
          </table:table-cell>
          <table:table-cell table:formula="of:=IF([.AC108]&gt;0;MOD(DEGREES(ACOS(((SIN(RADIANS([.$B$2]))*COS(RADIANS([.AD108])))-SIN(RADIANS([.T108])))/(COS(RADIANS([.$B$2]))*SIN(RADIANS([.AD108])))))+180;360);MOD(540-DEGREES(ACOS(((SIN(RADIANS([.$B$2]))*COS(RADIANS([.AD108])))-SIN(RADIANS([.T108])))/(COS(RADIANS([.$B$2]))*SIN(RADIANS([.AD108])))));360))" office:value-type="float" office:value="180.292530045841">
            <text:p>180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8]+1" office:value-type="date" office:date-value="2026-04-18">
            <text:p>4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9]+2415018.5+[.E109]-[.$B$4]/24" office:value-type="float" office:value="2461149.29166667">
            <text:p>2461149.29</text:p>
          </table:table-cell>
          <table:table-cell table:style-name="ce9" table:formula="of:=([.F109]-2451545)/36525" office:value-type="float" office:value="0.262951174994292">
            <text:p>0.26295117</text:p>
          </table:table-cell>
          <table:table-cell/>
          <table:table-cell table:formula="of:=MOD(280.46646+[.G109]*(36000.76983+[.G109]*0.0003032);360)" office:value-type="float" office:value="26.9112084618064">
            <text:p>26.91</text:p>
          </table:table-cell>
          <table:table-cell table:formula="of:=357.52911+[.G109]*(35999.05029-0.0001537*[.G109])" office:value-type="float" office:value="9823.52167180678">
            <text:p>9823.52</text:p>
          </table:table-cell>
          <table:table-cell table:formula="of:=0.016708634-[.G109]*(0.000042037+0.0000001267*[.G109])" office:value-type="float" office:value="0.0166975715609981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8510021604844">
            <text:p>1.85</text:p>
          </table:table-cell>
          <table:table-cell table:formula="of:=[.I109]+[.L109]" office:value-type="float" office:value="28.7622106222908">
            <text:p>28.76</text:p>
          </table:table-cell>
          <table:table-cell table:formula="of:=[.J109]+[.L109]" office:value-type="float" office:value="9825.37267396726">
            <text:p>9825.37</text:p>
          </table:table-cell>
          <table:table-cell table:formula="of:=(1.000001018*(1-[.K109]*[.K109]))/(1+[.K109]*COS(RADIANS([.N109])))" office:value-type="float" office:value="1.00416711856045">
            <text:p>1</text:p>
          </table:table-cell>
          <table:table-cell table:formula="of:=[.M109]-0.00569-0.00478*SIN(RADIANS(125.04-1934.136*[.G109]))" office:value-type="float" office:value="28.7584299576481">
            <text:p>28.76</text:p>
          </table:table-cell>
          <table:table-cell table:formula="of:=23+(26+((21.448-[.G109]*(46.815+[.G109]*(0.00059-[.G109]*0.001813))))/60)/60" office:value-type="float" office:value="23.4358716480308">
            <text:p>23.44</text:p>
          </table:table-cell>
          <table:table-cell table:formula="of:=[.Q109]+0.00256*COS(RADIANS(125.04-1934.136*[.G109]))" office:value-type="float" office:value="23.4382185491028">
            <text:p>23.44</text:p>
          </table:table-cell>
          <table:table-cell table:formula="of:=DEGREES(ATAN2(COS(RADIANS([.P109]));COS(RADIANS([.R109]))*SIN(RADIANS([.P109]))))" office:value-type="float" office:value="26.7265168955761">
            <text:p>26.73</text:p>
          </table:table-cell>
          <table:table-cell table:formula="of:=DEGREES(ASIN(SIN(RADIANS([.R109]))*SIN(RADIANS([.P109]))))" office:value-type="float" office:value="11.0327110118787">
            <text:p>11.03</text:p>
          </table:table-cell>
          <table:table-cell table:formula="of:=TAN(RADIANS([.R109]/2))*TAN(RADIANS([.R109]/2))" office:value-type="float" office:value="0.0430304788916471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731100445881146">
            <text:p>0.73</text:p>
          </table:table-cell>
          <table:table-cell table:formula="of:=DEGREES(ACOS(COS(RADIANS(90.833))/(COS(RADIANS([.$B$2]))*COS(RADIANS([.T109])))-TAN(RADIANS([.$B$2]))*TAN(RADIANS([.T109]))))" office:value-type="float" office:value="99.2048360273816">
            <text:p>99.2</text:p>
          </table:table-cell>
          <table:table-cell table:style-name="ce7" table:formula="of:=(720-4*[.$B$3]-[.V109]+[.$B$4]*60)/1440" office:value-type="float" office:value="0.499492291357027">
            <text:p>11:59:16</text:p>
          </table:table-cell>
          <table:table-cell table:style-name="ce7" table:formula="of:=([.X109]*1440-[.W109]*4)/1440" office:value-type="float" office:value="0.223923302392078">
            <text:p>5:22:27</text:p>
          </table:table-cell>
          <table:table-cell table:style-name="ce7" table:formula="of:=([.X109]*1440+[.W109]*4)/1440" office:value-type="float" office:value="0.775061280321976">
            <text:p>18:36:05</text:p>
          </table:table-cell>
          <table:table-cell table:formula="of:=8*[.W109]" office:value-type="float" office:value="793.638688219053">
            <text:p>793.64</text:p>
          </table:table-cell>
          <table:table-cell table:formula="of:=MOD([.E109]*1440+[.V109]+4*[.$B$3]-60*[.$B$4];1440)" office:value-type="float" office:value="720.731100445881">
            <text:p>720.73</text:p>
          </table:table-cell>
          <table:table-cell table:formula="of:=IF([.AB109]/4&lt;0;[.AB109]/4+180;[.AB109]/4-180)" office:value-type="float" office:value="0.182775111470278">
            <text:p>0.18</text:p>
          </table:table-cell>
          <table:table-cell table:formula="of:=DEGREES(ACOS(SIN(RADIANS([.$B$2]))*SIN(RADIANS([.T109]))+COS(RADIANS([.$B$2]))*COS(RADIANS([.T109]))*COS(RADIANS([.AC109]))))" office:value-type="float" office:value="24.9678374121362">
            <text:p>24.97</text:p>
          </table:table-cell>
          <table:table-cell table:formula="of:=90-[.AD109]" office:value-type="float" office:value="65.0321625878638">
            <text:p>65.03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751269860361164">
            <text:p>0.01</text:p>
          </table:table-cell>
          <table:table-cell table:formula="of:=[.AE109]+[.AF109]" office:value-type="float" office:value="65.0396752864674">
            <text:p>65.04</text:p>
          </table:table-cell>
          <table:table-cell table:formula="of:=IF([.AC109]&gt;0;MOD(DEGREES(ACOS(((SIN(RADIANS([.$B$2]))*COS(RADIANS([.AD109])))-SIN(RADIANS([.T109])))/(COS(RADIANS([.$B$2]))*SIN(RADIANS([.AD109])))))+180;360);MOD(540-DEGREES(ACOS(((SIN(RADIANS([.$B$2]))*COS(RADIANS([.AD109])))-SIN(RADIANS([.T109])))/(COS(RADIANS([.$B$2]))*SIN(RADIANS([.AD109])))));360))" office:value-type="float" office:value="180.425004511669">
            <text:p>180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9]+1" office:value-type="date" office:date-value="2026-04-19">
            <text:p>4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0]+2415018.5+[.E110]-[.$B$4]/24" office:value-type="float" office:value="2461150.29166667">
            <text:p>2461150.29</text:p>
          </table:table-cell>
          <table:table-cell table:style-name="ce9" table:formula="of:=([.F110]-2451545)/36525" office:value-type="float" office:value="0.262978553502163">
            <text:p>0.26297855</text:p>
          </table:table-cell>
          <table:table-cell/>
          <table:table-cell table:formula="of:=MOD(280.46646+[.G110]*(36000.76983+[.G110]*0.0003032);360)" office:value-type="float" office:value="27.8968558263368">
            <text:p>27.9</text:p>
          </table:table-cell>
          <table:table-cell table:formula="of:=357.52911+[.G110]*(35999.05029-0.0001537*[.G110])" office:value-type="float" office:value="9824.50727208629">
            <text:p>9824.51</text:p>
          </table:table-cell>
          <table:table-cell table:formula="of:=0.016708634-[.G110]*(0.000042037+0.0000001267*[.G110])" office:value-type="float" office:value="0.0166975704082634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84243532306879">
            <text:p>1.84</text:p>
          </table:table-cell>
          <table:table-cell table:formula="of:=[.I110]+[.L110]" office:value-type="float" office:value="29.7392911494056">
            <text:p>29.74</text:p>
          </table:table-cell>
          <table:table-cell table:formula="of:=[.J110]+[.L110]" office:value-type="float" office:value="9826.34970740936">
            <text:p>9826.35</text:p>
          </table:table-cell>
          <table:table-cell table:formula="of:=(1.000001018*(1-[.K110]*[.K110]))/(1+[.K110]*COS(RADIANS([.N110])))" office:value-type="float" office:value="1.00444344885534">
            <text:p>1</text:p>
          </table:table-cell>
          <table:table-cell table:formula="of:=[.M110]-0.00569-0.00478*SIN(RADIANS(125.04-1934.136*[.G110]))" office:value-type="float" office:value="29.7355145339641">
            <text:p>29.74</text:p>
          </table:table-cell>
          <table:table-cell table:formula="of:=23+(26+((21.448-[.G110]*(46.815+[.G110]*(0.00059-[.G110]*0.001813))))/60)/60" office:value-type="float" office:value="23.4358712919966">
            <text:p>23.44</text:p>
          </table:table-cell>
          <table:table-cell table:formula="of:=[.Q110]+0.00256*COS(RADIANS(125.04-1934.136*[.G110]))" office:value-type="float" office:value="23.4382172469867">
            <text:p>23.44</text:p>
          </table:table-cell>
          <table:table-cell table:formula="of:=DEGREES(ATAN2(COS(RADIANS([.P110]));COS(RADIANS([.R110]))*SIN(RADIANS([.P110]))))" office:value-type="float" office:value="27.6581693633296">
            <text:p>27.66</text:p>
          </table:table-cell>
          <table:table-cell table:formula="of:=DEGREES(ASIN(SIN(RADIANS([.R110]))*SIN(RADIANS([.P110]))))" office:value-type="float" office:value="11.3783982652428">
            <text:p>11.38</text:p>
          </table:table-cell>
          <table:table-cell table:formula="of:=TAN(RADIANS([.R110]/2))*TAN(RADIANS([.R110]/2))" office:value-type="float" office:value="0.043030473974512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946296912822319">
            <text:p>0.95</text:p>
          </table:table-cell>
          <table:table-cell table:formula="of:=DEGREES(ACOS(COS(RADIANS(90.833))/(COS(RADIANS([.$B$2]))*COS(RADIANS([.T110])))-TAN(RADIANS([.$B$2]))*TAN(RADIANS([.T110]))))" office:value-type="float" office:value="99.4706270721533">
            <text:p>99.47</text:p>
          </table:table-cell>
          <table:table-cell table:style-name="ce7" table:formula="of:=(720-4*[.$B$3]-[.V110]+[.$B$4]*60)/1440" office:value-type="float" office:value="0.499342849366096">
            <text:p>11:59:03</text:p>
          </table:table-cell>
          <table:table-cell table:style-name="ce7" table:formula="of:=([.X110]*1440-[.W110]*4)/1440" office:value-type="float" office:value="0.223035551943447">
            <text:p>5:21:10</text:p>
          </table:table-cell>
          <table:table-cell table:style-name="ce7" table:formula="of:=([.X110]*1440+[.W110]*4)/1440" office:value-type="float" office:value="0.775650146788744">
            <text:p>18:36:56</text:p>
          </table:table-cell>
          <table:table-cell table:formula="of:=8*[.W110]" office:value-type="float" office:value="795.765016577227">
            <text:p>795.77</text:p>
          </table:table-cell>
          <table:table-cell table:formula="of:=MOD([.E110]*1440+[.V110]+4*[.$B$3]-60*[.$B$4];1440)" office:value-type="float" office:value="720.946296912822">
            <text:p>720.95</text:p>
          </table:table-cell>
          <table:table-cell table:formula="of:=IF([.AB110]/4&lt;0;[.AB110]/4+180;[.AB110]/4-180)" office:value-type="float" office:value="0.236574228205569">
            <text:p>0.24</text:p>
          </table:table-cell>
          <table:table-cell table:formula="of:=DEGREES(ACOS(SIN(RADIANS([.$B$2]))*SIN(RADIANS([.T110]))+COS(RADIANS([.$B$2]))*COS(RADIANS([.T110]))*COS(RADIANS([.AC110]))))" office:value-type="float" office:value="24.6225314864126">
            <text:p>24.62</text:p>
          </table:table-cell>
          <table:table-cell table:formula="of:=90-[.AD110]" office:value-type="float" office:value="65.3774685135874">
            <text:p>65.38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739476714885153">
            <text:p>0.01</text:p>
          </table:table-cell>
          <table:table-cell table:formula="of:=[.AE110]+[.AF110]" office:value-type="float" office:value="65.3848632807362">
            <text:p>65.38</text:p>
          </table:table-cell>
          <table:table-cell table:formula="of:=IF([.AC110]&gt;0;MOD(DEGREES(ACOS(((SIN(RADIANS([.$B$2]))*COS(RADIANS([.AD110])))-SIN(RADIANS([.T110])))/(COS(RADIANS([.$B$2]))*SIN(RADIANS([.AD110])))))+180;360);MOD(540-DEGREES(ACOS(((SIN(RADIANS([.$B$2]))*COS(RADIANS([.AD110])))-SIN(RADIANS([.T110])))/(COS(RADIANS([.$B$2]))*SIN(RADIANS([.AD110])))));360))" office:value-type="float" office:value="180.556663875362">
            <text:p>180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0]+1" office:value-type="date" office:date-value="2026-04-20">
            <text:p>4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1]+2415018.5+[.E111]-[.$B$4]/24" office:value-type="float" office:value="2461151.29166667">
            <text:p>2461151.29</text:p>
          </table:table-cell>
          <table:table-cell table:style-name="ce9" table:formula="of:=([.F111]-2451545)/36525" office:value-type="float" office:value="0.263005932010034">
            <text:p>0.26300593</text:p>
          </table:table-cell>
          <table:table-cell/>
          <table:table-cell table:formula="of:=MOD(280.46646+[.G111]*(36000.76983+[.G111]*0.0003032);360)" office:value-type="float" office:value="28.8825031908673">
            <text:p>28.88</text:p>
          </table:table-cell>
          <table:table-cell table:formula="of:=357.52911+[.G111]*(35999.05029-0.0001537*[.G111])" office:value-type="float" office:value="9825.4928723658">
            <text:p>9825.49</text:p>
          </table:table-cell>
          <table:table-cell table:formula="of:=0.016708634-[.G111]*(0.000042037+0.0000001267*[.G111])" office:value-type="float" office:value="0.0166975692555285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83333240139341">
            <text:p>1.83</text:p>
          </table:table-cell>
          <table:table-cell table:formula="of:=[.I111]+[.L111]" office:value-type="float" office:value="30.7158355922607">
            <text:p>30.72</text:p>
          </table:table-cell>
          <table:table-cell table:formula="of:=[.J111]+[.L111]" office:value-type="float" office:value="9827.32620476719">
            <text:p>9827.33</text:p>
          </table:table-cell>
          <table:table-cell table:formula="of:=(1.000001018*(1-[.K111]*[.K111]))/(1+[.K111]*COS(RADIANS([.N111])))" office:value-type="float" office:value="1.00471840056559">
            <text:p>1</text:p>
          </table:table-cell>
          <table:table-cell table:formula="of:=[.M111]-0.00569-0.00478*SIN(RADIANS(125.04-1934.136*[.G111]))" office:value-type="float" office:value="30.7120630243859">
            <text:p>30.71</text:p>
          </table:table-cell>
          <table:table-cell table:formula="of:=23+(26+((21.448-[.G111]*(46.815+[.G111]*(0.00059-[.G111]*0.001813))))/60)/60" office:value-type="float" office:value="23.4358709359624">
            <text:p>23.44</text:p>
          </table:table-cell>
          <table:table-cell table:formula="of:=[.Q111]+0.00256*COS(RADIANS(125.04-1934.136*[.G111]))" office:value-type="float" office:value="23.4382159428667">
            <text:p>23.44</text:p>
          </table:table-cell>
          <table:table-cell table:formula="of:=DEGREES(ATAN2(COS(RADIANS([.P111]));COS(RADIANS([.R111]))*SIN(RADIANS([.P111]))))" office:value-type="float" office:value="28.5915642436769">
            <text:p>28.59</text:p>
          </table:table-cell>
          <table:table-cell table:formula="of:=DEGREES(ASIN(SIN(RADIANS([.R111]))*SIN(RADIANS([.P111]))))" office:value-type="float" office:value="11.7209612287591">
            <text:p>11.72</text:p>
          </table:table-cell>
          <table:table-cell table:formula="of:=TAN(RADIANS([.R111]/2))*TAN(RADIANS([.R111]/2))" office:value-type="float" office:value="0.04303046904981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1.15455137178858">
            <text:p>1.15</text:p>
          </table:table-cell>
          <table:table-cell table:formula="of:=DEGREES(ACOS(COS(RADIANS(90.833))/(COS(RADIANS([.$B$2]))*COS(RADIANS([.T111])))-TAN(RADIANS([.$B$2]))*TAN(RADIANS([.T111]))))" office:value-type="float" office:value="99.7348954443887">
            <text:p>99.73</text:p>
          </table:table-cell>
          <table:table-cell table:style-name="ce7" table:formula="of:=(720-4*[.$B$3]-[.V111]+[.$B$4]*60)/1440" office:value-type="float" office:value="0.499198228214036">
            <text:p>11:58:51</text:p>
          </table:table-cell>
          <table:table-cell table:style-name="ce7" table:formula="of:=([.X111]*1440-[.W111]*4)/1440" office:value-type="float" office:value="0.222156851979623">
            <text:p>5:19:54</text:p>
          </table:table-cell>
          <table:table-cell table:style-name="ce7" table:formula="of:=([.X111]*1440+[.W111]*4)/1440" office:value-type="float" office:value="0.776239604448449">
            <text:p>18:37:47</text:p>
          </table:table-cell>
          <table:table-cell table:formula="of:=8*[.W111]" office:value-type="float" office:value="797.879163555109">
            <text:p>797.88</text:p>
          </table:table-cell>
          <table:table-cell table:formula="of:=MOD([.E111]*1440+[.V111]+4*[.$B$3]-60*[.$B$4];1440)" office:value-type="float" office:value="721.154551371789">
            <text:p>721.15</text:p>
          </table:table-cell>
          <table:table-cell table:formula="of:=IF([.AB111]/4&lt;0;[.AB111]/4+180;[.AB111]/4-180)" office:value-type="float" office:value="0.288637842947139">
            <text:p>0.29</text:p>
          </table:table-cell>
          <table:table-cell table:formula="of:=DEGREES(ACOS(SIN(RADIANS([.$B$2]))*SIN(RADIANS([.T111]))+COS(RADIANS([.$B$2]))*COS(RADIANS([.T111]))*COS(RADIANS([.AC111]))))" office:value-type="float" office:value="24.2804393725415">
            <text:p>24.28</text:p>
          </table:table-cell>
          <table:table-cell table:formula="of:=90-[.AD111]" office:value-type="float" office:value="65.7195606274585">
            <text:p>65.72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727857119946747">
            <text:p>0.01</text:p>
          </table:table-cell>
          <table:table-cell table:formula="of:=[.AE111]+[.AF111]" office:value-type="float" office:value="65.7268391986579">
            <text:p>65.73</text:p>
          </table:table-cell>
          <table:table-cell table:formula="of:=IF([.AC111]&gt;0;MOD(DEGREES(ACOS(((SIN(RADIANS([.$B$2]))*COS(RADIANS([.AD111])))-SIN(RADIANS([.T111])))/(COS(RADIANS([.$B$2]))*SIN(RADIANS([.AD111])))))+180;360);MOD(540-DEGREES(ACOS(((SIN(RADIANS([.$B$2]))*COS(RADIANS([.AD111])))-SIN(RADIANS([.T111])))/(COS(RADIANS([.$B$2]))*SIN(RADIANS([.AD111])))));360))" office:value-type="float" office:value="180.687312066836">
            <text:p>180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1]+1" office:value-type="date" office:date-value="2026-04-21">
            <text:p>4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2]+2415018.5+[.E112]-[.$B$4]/24" office:value-type="float" office:value="2461152.29166667">
            <text:p>2461152.29</text:p>
          </table:table-cell>
          <table:table-cell table:style-name="ce9" table:formula="of:=([.F112]-2451545)/36525" office:value-type="float" office:value="0.263033310517906">
            <text:p>0.26303331</text:p>
          </table:table-cell>
          <table:table-cell/>
          <table:table-cell table:formula="of:=MOD(280.46646+[.G112]*(36000.76983+[.G112]*0.0003032);360)" office:value-type="float" office:value="29.8681505553996">
            <text:p>29.87</text:p>
          </table:table-cell>
          <table:table-cell table:formula="of:=357.52911+[.G112]*(35999.05029-0.0001537*[.G112])" office:value-type="float" office:value="9826.47847264531">
            <text:p>9826.48</text:p>
          </table:table-cell>
          <table:table-cell table:formula="of:=0.016708634-[.G112]*(0.000042037+0.0000001267*[.G112])" office:value-type="float" office:value="0.0166975681027934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82369659214122">
            <text:p>1.82</text:p>
          </table:table-cell>
          <table:table-cell table:formula="of:=[.I112]+[.L112]" office:value-type="float" office:value="31.6918471475408">
            <text:p>31.69</text:p>
          </table:table-cell>
          <table:table-cell table:formula="of:=[.J112]+[.L112]" office:value-type="float" office:value="9828.30216923745">
            <text:p>9828.3</text:p>
          </table:table-cell>
          <table:table-cell table:formula="of:=(1.000001018*(1-[.K112]*[.K112]))/(1+[.K112]*COS(RADIANS([.N112])))" office:value-type="float" office:value="1.00499189460507">
            <text:p>1</text:p>
          </table:table-cell>
          <table:table-cell table:formula="of:=[.M112]-0.00569-0.00478*SIN(RADIANS(125.04-1934.136*[.G112]))" office:value-type="float" office:value="31.6880786255949">
            <text:p>31.69</text:p>
          </table:table-cell>
          <table:table-cell table:formula="of:=23+(26+((21.448-[.G112]*(46.815+[.G112]*(0.00059-[.G112]*0.001813))))/60)/60" office:value-type="float" office:value="23.4358705799282">
            <text:p>23.44</text:p>
          </table:table-cell>
          <table:table-cell table:formula="of:=[.Q112]+0.00256*COS(RADIANS(125.04-1934.136*[.G112]))" office:value-type="float" office:value="23.4382146367437">
            <text:p>23.44</text:p>
          </table:table-cell>
          <table:table-cell table:formula="of:=DEGREES(ATAN2(COS(RADIANS([.P112]));COS(RADIANS([.R112]))*SIN(RADIANS([.P112]))))" office:value-type="float" office:value="29.5267560703378">
            <text:p>29.53</text:p>
          </table:table-cell>
          <table:table-cell table:formula="of:=DEGREES(ASIN(SIN(RADIANS([.R112]))*SIN(RADIANS([.P112]))))" office:value-type="float" office:value="12.0603077207421">
            <text:p>12.06</text:p>
          </table:table-cell>
          <table:table-cell table:formula="of:=TAN(RADIANS([.R112]/2))*TAN(RADIANS([.R112]/2))" office:value-type="float" office:value="0.0430304641175443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1.35564739494951">
            <text:p>1.36</text:p>
          </table:table-cell>
          <table:table-cell table:formula="of:=DEGREES(ACOS(COS(RADIANS(90.833))/(COS(RADIANS([.$B$2]))*COS(RADIANS([.T112])))-TAN(RADIANS([.$B$2]))*TAN(RADIANS([.T112]))))" office:value-type="float" office:value="99.9975744189772">
            <text:p>100</text:p>
          </table:table-cell>
          <table:table-cell table:style-name="ce7" table:formula="of:=(720-4*[.$B$3]-[.V112]+[.$B$4]*60)/1440" office:value-type="float" office:value="0.499058578197952">
            <text:p>11:58:39</text:p>
          </table:table-cell>
          <table:table-cell table:style-name="ce7" table:formula="of:=([.X112]*1440-[.W112]*4)/1440" office:value-type="float" office:value="0.221287538145237">
            <text:p>5:18:39</text:p>
          </table:table-cell>
          <table:table-cell table:style-name="ce7" table:formula="of:=([.X112]*1440+[.W112]*4)/1440" office:value-type="float" office:value="0.776829618250666">
            <text:p>18:38:38</text:p>
          </table:table-cell>
          <table:table-cell table:formula="of:=8*[.W112]" office:value-type="float" office:value="799.980595351818">
            <text:p>799.98</text:p>
          </table:table-cell>
          <table:table-cell table:formula="of:=MOD([.E112]*1440+[.V112]+4*[.$B$3]-60*[.$B$4];1440)" office:value-type="float" office:value="721.35564739495">
            <text:p>721.36</text:p>
          </table:table-cell>
          <table:table-cell table:formula="of:=IF([.AB112]/4&lt;0;[.AB112]/4+180;[.AB112]/4-180)" office:value-type="float" office:value="0.338911848737382">
            <text:p>0.34</text:p>
          </table:table-cell>
          <table:table-cell table:formula="of:=DEGREES(ACOS(SIN(RADIANS([.$B$2]))*SIN(RADIANS([.T112]))+COS(RADIANS([.$B$2]))*COS(RADIANS([.T112]))*COS(RADIANS([.AC112]))))" office:value-type="float" office:value="23.9416465396319">
            <text:p>23.94</text:p>
          </table:table-cell>
          <table:table-cell table:formula="of:=90-[.AD112]" office:value-type="float" office:value="66.0583534603681">
            <text:p>66.06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716410851224692">
            <text:p>0.01</text:p>
          </table:table-cell>
          <table:table-cell table:formula="of:=[.AE112]+[.AF112]" office:value-type="float" office:value="66.0655175688803">
            <text:p>66.07</text:p>
          </table:table-cell>
          <table:table-cell table:formula="of:=IF([.AC112]&gt;0;MOD(DEGREES(ACOS(((SIN(RADIANS([.$B$2]))*COS(RADIANS([.AD112])))-SIN(RADIANS([.T112])))/(COS(RADIANS([.$B$2]))*SIN(RADIANS([.AD112])))))+180;360);MOD(540-DEGREES(ACOS(((SIN(RADIANS([.$B$2]))*COS(RADIANS([.AD112])))-SIN(RADIANS([.T112])))/(COS(RADIANS([.$B$2]))*SIN(RADIANS([.AD112])))));360))" office:value-type="float" office:value="180.816746755081">
            <text:p>180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2]+1" office:value-type="date" office:date-value="2026-04-22">
            <text:p>4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3]+2415018.5+[.E113]-[.$B$4]/24" office:value-type="float" office:value="2461153.29166667">
            <text:p>2461153.29</text:p>
          </table:table-cell>
          <table:table-cell table:style-name="ce9" table:formula="of:=([.F113]-2451545)/36525" office:value-type="float" office:value="0.263060689025777">
            <text:p>0.26306069</text:p>
          </table:table-cell>
          <table:table-cell/>
          <table:table-cell table:formula="of:=MOD(280.46646+[.G113]*(36000.76983+[.G113]*0.0003032);360)" office:value-type="float" office:value="30.85379791993">
            <text:p>30.85</text:p>
          </table:table-cell>
          <table:table-cell table:formula="of:=357.52911+[.G113]*(35999.05029-0.0001537*[.G113])" office:value-type="float" office:value="9827.46407292482">
            <text:p>9827.46</text:p>
          </table:table-cell>
          <table:table-cell table:formula="of:=0.016708634-[.G113]*(0.000042037+0.0000001267*[.G113])" office:value-type="float" office:value="0.0166975669500581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81353123762377">
            <text:p>1.81</text:p>
          </table:table-cell>
          <table:table-cell table:formula="of:=[.I113]+[.L113]" office:value-type="float" office:value="32.6673291575538">
            <text:p>32.67</text:p>
          </table:table-cell>
          <table:table-cell table:formula="of:=[.J113]+[.L113]" office:value-type="float" office:value="9829.27760416244">
            <text:p>9829.28</text:p>
          </table:table-cell>
          <table:table-cell table:formula="of:=(1.000001018*(1-[.K113]*[.K113]))/(1+[.K113]*COS(RADIANS([.N113])))" office:value-type="float" office:value="1.00526385243627">
            <text:p>1.01</text:p>
          </table:table-cell>
          <table:table-cell table:formula="of:=[.M113]-0.00569-0.00478*SIN(RADIANS(125.04-1934.136*[.G113]))" office:value-type="float" office:value="32.6635646798956">
            <text:p>32.66</text:p>
          </table:table-cell>
          <table:table-cell table:formula="of:=23+(26+((21.448-[.G113]*(46.815+[.G113]*(0.00059-[.G113]*0.001813))))/60)/60" office:value-type="float" office:value="23.4358702238941">
            <text:p>23.44</text:p>
          </table:table-cell>
          <table:table-cell table:formula="of:=[.Q113]+0.00256*COS(RADIANS(125.04-1934.136*[.G113]))" office:value-type="float" office:value="23.4382133286185">
            <text:p>23.44</text:p>
          </table:table-cell>
          <table:table-cell table:formula="of:=DEGREES(ATAN2(COS(RADIANS([.P113]));COS(RADIANS([.R113]))*SIN(RADIANS([.P113]))))" office:value-type="float" office:value="30.4637974112541">
            <text:p>30.46</text:p>
          </table:table-cell>
          <table:table-cell table:formula="of:=DEGREES(ASIN(SIN(RADIANS([.R113]))*SIN(RADIANS([.P113]))))" office:value-type="float" office:value="12.3963458470612">
            <text:p>12.4</text:p>
          </table:table-cell>
          <table:table-cell table:formula="of:=TAN(RADIANS([.R113]/2))*TAN(RADIANS([.R113]/2))" office:value-type="float" office:value="0.0430304591777179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1.54937605786819">
            <text:p>1.55</text:p>
          </table:table-cell>
          <table:table-cell table:formula="of:=DEGREES(ACOS(COS(RADIANS(90.833))/(COS(RADIANS([.$B$2]))*COS(RADIANS([.T113])))-TAN(RADIANS([.$B$2]))*TAN(RADIANS([.T113]))))" office:value-type="float" office:value="100.258595540279">
            <text:p>100.26</text:p>
          </table:table-cell>
          <table:table-cell table:style-name="ce7" table:formula="of:=(720-4*[.$B$3]-[.V113]+[.$B$4]*60)/1440" office:value-type="float" office:value="0.498924044404258">
            <text:p>11:58:27</text:p>
          </table:table-cell>
          <table:table-cell table:style-name="ce7" table:formula="of:=([.X113]*1440-[.W113]*4)/1440" office:value-type="float" office:value="0.220427945681261">
            <text:p>5:17:25</text:p>
          </table:table-cell>
          <table:table-cell table:style-name="ce7" table:formula="of:=([.X113]*1440+[.W113]*4)/1440" office:value-type="float" office:value="0.777420143127255">
            <text:p>18:39:29</text:p>
          </table:table-cell>
          <table:table-cell table:formula="of:=8*[.W113]" office:value-type="float" office:value="802.068764322232">
            <text:p>802.07</text:p>
          </table:table-cell>
          <table:table-cell table:formula="of:=MOD([.E113]*1440+[.V113]+4*[.$B$3]-60*[.$B$4];1440)" office:value-type="float" office:value="721.549376057868">
            <text:p>721.55</text:p>
          </table:table-cell>
          <table:table-cell table:formula="of:=IF([.AB113]/4&lt;0;[.AB113]/4+180;[.AB113]/4-180)" office:value-type="float" office:value="0.387344014467061">
            <text:p>0.39</text:p>
          </table:table-cell>
          <table:table-cell table:formula="of:=DEGREES(ACOS(SIN(RADIANS([.$B$2]))*SIN(RADIANS([.T113]))+COS(RADIANS([.$B$2]))*COS(RADIANS([.T113]))*COS(RADIANS([.AC113]))))" office:value-type="float" office:value="23.6062377657363">
            <text:p>23.61</text:p>
          </table:table-cell>
          <table:table-cell table:formula="of:=90-[.AD113]" office:value-type="float" office:value="66.3937622342637">
            <text:p>66.39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705137715028667">
            <text:p>0.01</text:p>
          </table:table-cell>
          <table:table-cell table:formula="of:=[.AE113]+[.AF113]" office:value-type="float" office:value="66.400813611414">
            <text:p>66.4</text:p>
          </table:table-cell>
          <table:table-cell table:formula="of:=IF([.AC113]&gt;0;MOD(DEGREES(ACOS(((SIN(RADIANS([.$B$2]))*COS(RADIANS([.AD113])))-SIN(RADIANS([.T113])))/(COS(RADIANS([.$B$2]))*SIN(RADIANS([.AD113])))))+180;360);MOD(540-DEGREES(ACOS(((SIN(RADIANS([.$B$2]))*COS(RADIANS([.AD113])))-SIN(RADIANS([.T113])))/(COS(RADIANS([.$B$2]))*SIN(RADIANS([.AD113])))));360))" office:value-type="float" office:value="180.944759311867">
            <text:p>180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3]+1" office:value-type="date" office:date-value="2026-04-23">
            <text:p>4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4]+2415018.5+[.E114]-[.$B$4]/24" office:value-type="float" office:value="2461154.29166667">
            <text:p>2461154.29</text:p>
          </table:table-cell>
          <table:table-cell table:style-name="ce9" table:formula="of:=([.F114]-2451545)/36525" office:value-type="float" office:value="0.263088067533648">
            <text:p>0.26308807</text:p>
          </table:table-cell>
          <table:table-cell/>
          <table:table-cell table:formula="of:=MOD(280.46646+[.G114]*(36000.76983+[.G114]*0.0003032);360)" office:value-type="float" office:value="31.8394452844623">
            <text:p>31.84</text:p>
          </table:table-cell>
          <table:table-cell table:formula="of:=357.52911+[.G114]*(35999.05029-0.0001537*[.G114])" office:value-type="float" office:value="9828.44967320433">
            <text:p>9828.45</text:p>
          </table:table-cell>
          <table:table-cell table:formula="of:=0.016708634-[.G114]*(0.000042037+0.0000001267*[.G114])" office:value-type="float" office:value="0.0166975657973226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80283982424979">
            <text:p>1.8</text:p>
          </table:table-cell>
          <table:table-cell table:formula="of:=[.I114]+[.L114]" office:value-type="float" office:value="33.6422851087121">
            <text:p>33.64</text:p>
          </table:table-cell>
          <table:table-cell table:formula="of:=[.J114]+[.L114]" office:value-type="float" office:value="9830.25251302858">
            <text:p>9830.25</text:p>
          </table:table-cell>
          <table:table-cell table:formula="of:=(1.000001018*(1-[.K114]*[.K114]))/(1+[.K114]*COS(RADIANS([.N114])))" office:value-type="float" office:value="1.00553419609052">
            <text:p>1.01</text:p>
          </table:table-cell>
          <table:table-cell table:formula="of:=[.M114]-0.00569-0.00478*SIN(RADIANS(125.04-1934.136*[.G114]))" office:value-type="float" office:value="33.6385246736968">
            <text:p>33.64</text:p>
          </table:table-cell>
          <table:table-cell table:formula="of:=23+(26+((21.448-[.G114]*(46.815+[.G114]*(0.00059-[.G114]*0.001813))))/60)/60" office:value-type="float" office:value="23.4358698678599">
            <text:p>23.44</text:p>
          </table:table-cell>
          <table:table-cell table:formula="of:=[.Q114]+0.00256*COS(RADIANS(125.04-1934.136*[.G114]))" office:value-type="float" office:value="23.4382120184918">
            <text:p>23.44</text:p>
          </table:table-cell>
          <table:table-cell table:formula="of:=DEGREES(ATAN2(COS(RADIANS([.P114]));COS(RADIANS([.R114]))*SIN(RADIANS([.P114]))))" office:value-type="float" office:value="31.4027388007759">
            <text:p>31.4</text:p>
          </table:table-cell>
          <table:table-cell table:formula="of:=DEGREES(ASIN(SIN(RADIANS([.R114]))*SIN(RADIANS([.P114]))))" office:value-type="float" office:value="12.7289840154532">
            <text:p>12.73</text:p>
          </table:table-cell>
          <table:table-cell table:formula="of:=TAN(RADIANS([.R114]/2))*TAN(RADIANS([.R114]/2))" office:value-type="float" office:value="0.0430304542303339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1.73553622695083">
            <text:p>1.74</text:p>
          </table:table-cell>
          <table:table-cell table:formula="of:=DEGREES(ACOS(COS(RADIANS(90.833))/(COS(RADIANS([.$B$2]))*COS(RADIANS([.T114])))-TAN(RADIANS([.$B$2]))*TAN(RADIANS([.T114]))))" office:value-type="float" office:value="100.51788859935">
            <text:p>100.52</text:p>
          </table:table-cell>
          <table:table-cell table:style-name="ce7" table:formula="of:=(720-4*[.$B$3]-[.V114]+[.$B$4]*60)/1440" office:value-type="float" office:value="0.498794766509062">
            <text:p>11:58:16</text:p>
          </table:table-cell>
          <table:table-cell table:style-name="ce7" table:formula="of:=([.X114]*1440-[.W114]*4)/1440" office:value-type="float" office:value="0.219578409288644">
            <text:p>5:16:12</text:p>
          </table:table-cell>
          <table:table-cell table:style-name="ce7" table:formula="of:=([.X114]*1440+[.W114]*4)/1440" office:value-type="float" office:value="0.77801112372948">
            <text:p>18:40:20</text:p>
          </table:table-cell>
          <table:table-cell table:formula="of:=8*[.W114]" office:value-type="float" office:value="804.143108794804">
            <text:p>804.14</text:p>
          </table:table-cell>
          <table:table-cell table:formula="of:=MOD([.E114]*1440+[.V114]+4*[.$B$3]-60*[.$B$4];1440)" office:value-type="float" office:value="721.735536226951">
            <text:p>721.74</text:p>
          </table:table-cell>
          <table:table-cell table:formula="of:=IF([.AB114]/4&lt;0;[.AB114]/4+180;[.AB114]/4-180)" office:value-type="float" office:value="0.433884056737696">
            <text:p>0.43</text:p>
          </table:table-cell>
          <table:table-cell table:formula="of:=DEGREES(ACOS(SIN(RADIANS([.$B$2]))*SIN(RADIANS([.T114]))+COS(RADIANS([.$B$2]))*COS(RADIANS([.T114]))*COS(RADIANS([.AC114]))))" office:value-type="float" office:value="23.274297152989">
            <text:p>23.27</text:p>
          </table:table-cell>
          <table:table-cell table:formula="of:=90-[.AD114]" office:value-type="float" office:value="66.7257028470111">
            <text:p>66.73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694037549472884">
            <text:p>0.01</text:p>
          </table:table-cell>
          <table:table-cell table:formula="of:=[.AE114]+[.AF114]" office:value-type="float" office:value="66.7326432225058">
            <text:p>66.73</text:p>
          </table:table-cell>
          <table:table-cell table:formula="of:=IF([.AC114]&gt;0;MOD(DEGREES(ACOS(((SIN(RADIANS([.$B$2]))*COS(RADIANS([.AD114])))-SIN(RADIANS([.T114])))/(COS(RADIANS([.$B$2]))*SIN(RADIANS([.AD114])))))+180;360);MOD(540-DEGREES(ACOS(((SIN(RADIANS([.$B$2]))*COS(RADIANS([.AD114])))-SIN(RADIANS([.T114])))/(COS(RADIANS([.$B$2]))*SIN(RADIANS([.AD114])))));360))" office:value-type="float" office:value="181.071134796831">
            <text:p>181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4]+1" office:value-type="date" office:date-value="2026-04-24">
            <text:p>4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5]+2415018.5+[.E115]-[.$B$4]/24" office:value-type="float" office:value="2461155.29166667">
            <text:p>2461155.29</text:p>
          </table:table-cell>
          <table:table-cell table:style-name="ce9" table:formula="of:=([.F115]-2451545)/36525" office:value-type="float" office:value="0.26311544604152">
            <text:p>0.26311545</text:p>
          </table:table-cell>
          <table:table-cell/>
          <table:table-cell table:formula="of:=MOD(280.46646+[.G115]*(36000.76983+[.G115]*0.0003032);360)" office:value-type="float" office:value="32.8250926489945">
            <text:p>32.83</text:p>
          </table:table-cell>
          <table:table-cell table:formula="of:=357.52911+[.G115]*(35999.05029-0.0001537*[.G115])" office:value-type="float" office:value="9829.43527348384">
            <text:p>9829.44</text:p>
          </table:table-cell>
          <table:table-cell table:formula="of:=0.016708634-[.G115]*(0.000042037+0.0000001267*[.G115])" office:value-type="float" office:value="0.016697564644587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79162598096795">
            <text:p>1.79</text:p>
          </table:table-cell>
          <table:table-cell table:formula="of:=[.I115]+[.L115]" office:value-type="float" office:value="34.6167186299625">
            <text:p>34.62</text:p>
          </table:table-cell>
          <table:table-cell table:formula="of:=[.J115]+[.L115]" office:value-type="float" office:value="9831.22689946481">
            <text:p>9831.23</text:p>
          </table:table-cell>
          <table:table-cell table:formula="of:=(1.000001018*(1-[.K115]*[.K115]))/(1+[.K115]*COS(RADIANS([.N115])))" office:value-type="float" office:value="1.00580284818791">
            <text:p>1.01</text:p>
          </table:table-cell>
          <table:table-cell table:formula="of:=[.M115]-0.00569-0.00478*SIN(RADIANS(125.04-1934.136*[.G115]))" office:value-type="float" office:value="34.612962235942">
            <text:p>34.61</text:p>
          </table:table-cell>
          <table:table-cell table:formula="of:=23+(26+((21.448-[.G115]*(46.815+[.G115]*(0.00059-[.G115]*0.001813))))/60)/60" office:value-type="float" office:value="23.4358695118257">
            <text:p>23.44</text:p>
          </table:table-cell>
          <table:table-cell table:formula="of:=[.Q115]+0.00256*COS(RADIANS(125.04-1934.136*[.G115]))" office:value-type="float" office:value="23.4382107063646">
            <text:p>23.44</text:p>
          </table:table-cell>
          <table:table-cell table:formula="of:=DEGREES(ATAN2(COS(RADIANS([.P115]));COS(RADIANS([.R115]))*SIN(RADIANS([.P115]))))" office:value-type="float" office:value="32.3436286715403">
            <text:p>32.34</text:p>
          </table:table-cell>
          <table:table-cell table:formula="of:=DEGREES(ASIN(SIN(RADIANS([.R115]))*SIN(RADIANS([.P115]))))" office:value-type="float" office:value="13.0581309515187">
            <text:p>13.06</text:p>
          </table:table-cell>
          <table:table-cell table:formula="of:=TAN(RADIANS([.R115]/2))*TAN(RADIANS([.R115]/2))" office:value-type="float" office:value="0.0430304492753953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1.91393485098451">
            <text:p>1.91</text:p>
          </table:table-cell>
          <table:table-cell table:formula="of:=DEGREES(ACOS(COS(RADIANS(90.833))/(COS(RADIANS([.$B$2]))*COS(RADIANS([.T115])))-TAN(RADIANS([.$B$2]))*TAN(RADIANS([.T115]))))" office:value-type="float" office:value="100.775381615473">
            <text:p>100.78</text:p>
          </table:table-cell>
          <table:table-cell table:style-name="ce7" table:formula="of:=(720-4*[.$B$3]-[.V115]+[.$B$4]*60)/1440" office:value-type="float" office:value="0.498670878575705">
            <text:p>11:58:05</text:p>
          </table:table-cell>
          <table:table-cell table:style-name="ce7" table:formula="of:=([.X115]*1440-[.W115]*4)/1440" office:value-type="float" office:value="0.21873926297717">
            <text:p>5:14:59</text:p>
          </table:table-cell>
          <table:table-cell table:style-name="ce7" table:formula="of:=([.X115]*1440+[.W115]*4)/1440" office:value-type="float" office:value="0.77860249417424">
            <text:p>18:41:11</text:p>
          </table:table-cell>
          <table:table-cell table:formula="of:=8*[.W115]" office:value-type="float" office:value="806.20305292378">
            <text:p>806.2</text:p>
          </table:table-cell>
          <table:table-cell table:formula="of:=MOD([.E115]*1440+[.V115]+4*[.$B$3]-60*[.$B$4];1440)" office:value-type="float" office:value="721.913934850985">
            <text:p>721.91</text:p>
          </table:table-cell>
          <table:table-cell table:formula="of:=IF([.AB115]/4&lt;0;[.AB115]/4+180;[.AB115]/4-180)" office:value-type="float" office:value="0.47848371274614">
            <text:p>0.48</text:p>
          </table:table-cell>
          <table:table-cell table:formula="of:=DEGREES(ACOS(SIN(RADIANS([.$B$2]))*SIN(RADIANS([.T115]))+COS(RADIANS([.$B$2]))*COS(RADIANS([.T115]))*COS(RADIANS([.AC115]))))" office:value-type="float" office:value="22.9459081439747">
            <text:p>22.95</text:p>
          </table:table-cell>
          <table:table-cell table:formula="of:=90-[.AD115]" office:value-type="float" office:value="67.0540918560253">
            <text:p>67.05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683110225583965">
            <text:p>0.01</text:p>
          </table:table-cell>
          <table:table-cell table:formula="of:=[.AE115]+[.AF115]" office:value-type="float" office:value="67.0609229582812">
            <text:p>67.06</text:p>
          </table:table-cell>
          <table:table-cell table:formula="of:=IF([.AC115]&gt;0;MOD(DEGREES(ACOS(((SIN(RADIANS([.$B$2]))*COS(RADIANS([.AD115])))-SIN(RADIANS([.T115])))/(COS(RADIANS([.$B$2]))*SIN(RADIANS([.AD115])))))+180;360);MOD(540-DEGREES(ACOS(((SIN(RADIANS([.$B$2]))*COS(RADIANS([.AD115])))-SIN(RADIANS([.T115])))/(COS(RADIANS([.$B$2]))*SIN(RADIANS([.AD115])))));360))" office:value-type="float" office:value="181.195651966671">
            <text:p>181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5]+1" office:value-type="date" office:date-value="2026-04-25">
            <text:p>4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6]+2415018.5+[.E116]-[.$B$4]/24" office:value-type="float" office:value="2461156.29166667">
            <text:p>2461156.29</text:p>
          </table:table-cell>
          <table:table-cell table:style-name="ce9" table:formula="of:=([.F116]-2451545)/36525" office:value-type="float" office:value="0.263142824549391">
            <text:p>0.26314282</text:p>
          </table:table-cell>
          <table:table-cell/>
          <table:table-cell table:formula="of:=MOD(280.46646+[.G116]*(36000.76983+[.G116]*0.0003032);360)" office:value-type="float" office:value="33.8107400135286">
            <text:p>33.81</text:p>
          </table:table-cell>
          <table:table-cell table:formula="of:=357.52911+[.G116]*(35999.05029-0.0001537*[.G116])" office:value-type="float" office:value="9830.42087376335">
            <text:p>9830.42</text:p>
          </table:table-cell>
          <table:table-cell table:formula="of:=0.016708634-[.G116]*(0.000042037+0.0000001267*[.G116])" office:value-type="float" office:value="0.0166975634918511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77989347768448">
            <text:p>1.78</text:p>
          </table:table-cell>
          <table:table-cell table:formula="of:=[.I116]+[.L116]" office:value-type="float" office:value="35.5906334912131">
            <text:p>35.59</text:p>
          </table:table-cell>
          <table:table-cell table:formula="of:=[.J116]+[.L116]" office:value-type="float" office:value="9832.20076724104">
            <text:p>9832.2</text:p>
          </table:table-cell>
          <table:table-cell table:formula="of:=(1.000001018*(1-[.K116]*[.K116]))/(1+[.K116]*COS(RADIANS([.N116])))" office:value-type="float" office:value="1.00606973195695">
            <text:p>1.01</text:p>
          </table:table-cell>
          <table:table-cell table:formula="of:=[.M116]-0.00569-0.00478*SIN(RADIANS(125.04-1934.136*[.G116]))" office:value-type="float" office:value="35.5868811365357">
            <text:p>35.59</text:p>
          </table:table-cell>
          <table:table-cell table:formula="of:=23+(26+((21.448-[.G116]*(46.815+[.G116]*(0.00059-[.G116]*0.001813))))/60)/60" office:value-type="float" office:value="23.4358691557915">
            <text:p>23.44</text:p>
          </table:table-cell>
          <table:table-cell table:formula="of:=[.Q116]+0.00256*COS(RADIANS(125.04-1934.136*[.G116]))" office:value-type="float" office:value="23.4382093922375">
            <text:p>23.44</text:p>
          </table:table-cell>
          <table:table-cell table:formula="of:=DEGREES(ATAN2(COS(RADIANS([.P116]));COS(RADIANS([.R116]))*SIN(RADIANS([.P116]))))" office:value-type="float" office:value="33.2865132861958">
            <text:p>33.29</text:p>
          </table:table-cell>
          <table:table-cell table:formula="of:=DEGREES(ASIN(SIN(RADIANS([.R116]))*SIN(RADIANS([.P116]))))" office:value-type="float" office:value="13.3836957164547">
            <text:p>13.38</text:p>
          </table:table-cell>
          <table:table-cell table:formula="of:=TAN(RADIANS([.R116]/2))*TAN(RADIANS([.R116]/2))" office:value-type="float" office:value="0.0430304443129053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2.08438725599625">
            <text:p>2.08</text:p>
          </table:table-cell>
          <table:table-cell table:formula="of:=DEGREES(ACOS(COS(RADIANS(90.833))/(COS(RADIANS([.$B$2]))*COS(RADIANS([.T116])))-TAN(RADIANS([.$B$2]))*TAN(RADIANS([.T116]))))" office:value-type="float" office:value="101.031000822243">
            <text:p>101.03</text:p>
          </table:table-cell>
          <table:table-cell table:style-name="ce7" table:formula="of:=(720-4*[.$B$3]-[.V116]+[.$B$4]*60)/1440" office:value-type="float" office:value="0.498552508850003">
            <text:p>11:57:55</text:p>
          </table:table-cell>
          <table:table-cell table:style-name="ce7" table:formula="of:=([.X116]*1440-[.W116]*4)/1440" office:value-type="float" office:value="0.217910839899329">
            <text:p>5:13:47</text:p>
          </table:table-cell>
          <table:table-cell table:style-name="ce7" table:formula="of:=([.X116]*1440+[.W116]*4)/1440" office:value-type="float" office:value="0.779194177800677">
            <text:p>18:42:02</text:p>
          </table:table-cell>
          <table:table-cell table:formula="of:=8*[.W116]" office:value-type="float" office:value="808.248006577941">
            <text:p>808.25</text:p>
          </table:table-cell>
          <table:table-cell table:formula="of:=MOD([.E116]*1440+[.V116]+4*[.$B$3]-60*[.$B$4];1440)" office:value-type="float" office:value="722.084387255996">
            <text:p>722.08</text:p>
          </table:table-cell>
          <table:table-cell table:formula="of:=IF([.AB116]/4&lt;0;[.AB116]/4+180;[.AB116]/4-180)" office:value-type="float" office:value="0.521096813999066">
            <text:p>0.52</text:p>
          </table:table-cell>
          <table:table-cell table:formula="of:=DEGREES(ACOS(SIN(RADIANS([.$B$2]))*SIN(RADIANS([.T116]))+COS(RADIANS([.$B$2]))*COS(RADIANS([.T116]))*COS(RADIANS([.AC116]))))" office:value-type="float" office:value="22.6211535393023">
            <text:p>22.62</text:p>
          </table:table-cell>
          <table:table-cell table:formula="of:=90-[.AD116]" office:value-type="float" office:value="67.3788464606978">
            <text:p>67.38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672355648346966">
            <text:p>0.01</text:p>
          </table:table-cell>
          <table:table-cell table:formula="of:=[.AE116]+[.AF116]" office:value-type="float" office:value="67.3855700171812">
            <text:p>67.39</text:p>
          </table:table-cell>
          <table:table-cell table:formula="of:=IF([.AC116]&gt;0;MOD(DEGREES(ACOS(((SIN(RADIANS([.$B$2]))*COS(RADIANS([.AD116])))-SIN(RADIANS([.T116])))/(COS(RADIANS([.$B$2]))*SIN(RADIANS([.AD116])))))+180;360);MOD(540-DEGREES(ACOS(((SIN(RADIANS([.$B$2]))*COS(RADIANS([.AD116])))-SIN(RADIANS([.T116])))/(COS(RADIANS([.$B$2]))*SIN(RADIANS([.AD116])))));360))" office:value-type="float" office:value="181.31808331117">
            <text:p>181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6]+1" office:value-type="date" office:date-value="2026-04-26">
            <text:p>4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7]+2415018.5+[.E117]-[.$B$4]/24" office:value-type="float" office:value="2461157.29166667">
            <text:p>2461157.29</text:p>
          </table:table-cell>
          <table:table-cell table:style-name="ce9" table:formula="of:=([.F117]-2451545)/36525" office:value-type="float" office:value="0.263170203057262">
            <text:p>0.26317020</text:p>
          </table:table-cell>
          <table:table-cell/>
          <table:table-cell table:formula="of:=MOD(280.46646+[.G117]*(36000.76983+[.G117]*0.0003032);360)" office:value-type="float" office:value="34.7963873780627">
            <text:p>34.8</text:p>
          </table:table-cell>
          <table:table-cell table:formula="of:=357.52911+[.G117]*(35999.05029-0.0001537*[.G117])" office:value-type="float" office:value="9831.40647404286">
            <text:p>9831.41</text:p>
          </table:table-cell>
          <table:table-cell table:formula="of:=0.016708634-[.G117]*(0.000042037+0.0000001267*[.G117])" office:value-type="float" office:value="0.0166975623391151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76764622365671">
            <text:p>1.77</text:p>
          </table:table-cell>
          <table:table-cell table:formula="of:=[.I117]+[.L117]" office:value-type="float" office:value="36.5640336017194">
            <text:p>36.56</text:p>
          </table:table-cell>
          <table:table-cell table:formula="of:=[.J117]+[.L117]" office:value-type="float" office:value="9833.17412026652">
            <text:p>9833.17</text:p>
          </table:table-cell>
          <table:table-cell table:formula="of:=(1.000001018*(1-[.K117]*[.K117]))/(1+[.K117]*COS(RADIANS([.N117])))" office:value-type="float" office:value="1.00633477125393">
            <text:p>1.01</text:p>
          </table:table-cell>
          <table:table-cell table:formula="of:=[.M117]-0.00569-0.00478*SIN(RADIANS(125.04-1934.136*[.G117]))" office:value-type="float" office:value="36.5602852847301">
            <text:p>36.56</text:p>
          </table:table-cell>
          <table:table-cell table:formula="of:=23+(26+((21.448-[.G117]*(46.815+[.G117]*(0.00059-[.G117]*0.001813))))/60)/60" office:value-type="float" office:value="23.4358687997574">
            <text:p>23.44</text:p>
          </table:table-cell>
          <table:table-cell table:formula="of:=[.Q117]+0.00256*COS(RADIANS(125.04-1934.136*[.G117]))" office:value-type="float" office:value="23.4382080761114">
            <text:p>23.44</text:p>
          </table:table-cell>
          <table:table-cell table:formula="of:=DEGREES(ATAN2(COS(RADIANS([.P117]));COS(RADIANS([.R117]))*SIN(RADIANS([.P117]))))" office:value-type="float" office:value="34.2314366690574">
            <text:p>34.23</text:p>
          </table:table-cell>
          <table:table-cell table:formula="of:=DEGREES(ASIN(SIN(RADIANS([.R117]))*SIN(RADIANS([.P117]))))" office:value-type="float" office:value="13.7055877265449">
            <text:p>13.71</text:p>
          </table:table-cell>
          <table:table-cell table:formula="of:=TAN(RADIANS([.R117]/2))*TAN(RADIANS([.R117]/2))" office:value-type="float" office:value="0.043030439342867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2.24671744258647">
            <text:p>2.25</text:p>
          </table:table-cell>
          <table:table-cell table:formula="of:=DEGREES(ACOS(COS(RADIANS(90.833))/(COS(RADIANS([.$B$2]))*COS(RADIANS([.T117])))-TAN(RADIANS([.$B$2]))*TAN(RADIANS([.T117]))))" office:value-type="float" office:value="101.284670658482">
            <text:p>101.28</text:p>
          </table:table-cell>
          <table:table-cell table:style-name="ce7" table:formula="of:=(720-4*[.$B$3]-[.V117]+[.$B$4]*60)/1440" office:value-type="float" office:value="0.498439779553759">
            <text:p>11:57:45</text:p>
          </table:table-cell>
          <table:table-cell table:style-name="ce7" table:formula="of:=([.X117]*1440-[.W117]*4)/1440" office:value-type="float" office:value="0.217093472169086">
            <text:p>5:12:37</text:p>
          </table:table-cell>
          <table:table-cell table:style-name="ce7" table:formula="of:=([.X117]*1440+[.W117]*4)/1440" office:value-type="float" office:value="0.779786086938432">
            <text:p>18:42:54</text:p>
          </table:table-cell>
          <table:table-cell table:formula="of:=8*[.W117]" office:value-type="float" office:value="810.277365267858">
            <text:p>810.28</text:p>
          </table:table-cell>
          <table:table-cell table:formula="of:=MOD([.E117]*1440+[.V117]+4*[.$B$3]-60*[.$B$4];1440)" office:value-type="float" office:value="722.246717442587">
            <text:p>722.25</text:p>
          </table:table-cell>
          <table:table-cell table:formula="of:=IF([.AB117]/4&lt;0;[.AB117]/4+180;[.AB117]/4-180)" office:value-type="float" office:value="0.561679360646622">
            <text:p>0.56</text:p>
          </table:table-cell>
          <table:table-cell table:formula="of:=DEGREES(ACOS(SIN(RADIANS([.$B$2]))*SIN(RADIANS([.T117]))+COS(RADIANS([.$B$2]))*COS(RADIANS([.T117]))*COS(RADIANS([.AC117]))))" office:value-type="float" office:value="22.3001155163736">
            <text:p>22.3</text:p>
          </table:table-cell>
          <table:table-cell table:formula="of:=90-[.AD117]" office:value-type="float" office:value="67.6998844836264">
            <text:p>67.7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661773757693844">
            <text:p>0.01</text:p>
          </table:table-cell>
          <table:table-cell table:formula="of:=[.AE117]+[.AF117]" office:value-type="float" office:value="67.7065022212033">
            <text:p>67.71</text:p>
          </table:table-cell>
          <table:table-cell table:formula="of:=IF([.AC117]&gt;0;MOD(DEGREES(ACOS(((SIN(RADIANS([.$B$2]))*COS(RADIANS([.AD117])))-SIN(RADIANS([.T117])))/(COS(RADIANS([.$B$2]))*SIN(RADIANS([.AD117])))))+180;360);MOD(540-DEGREES(ACOS(((SIN(RADIANS([.$B$2]))*COS(RADIANS([.AD117])))-SIN(RADIANS([.T117])))/(COS(RADIANS([.$B$2]))*SIN(RADIANS([.AD117])))));360))" office:value-type="float" office:value="181.438195119151">
            <text:p>181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7]+1" office:value-type="date" office:date-value="2026-04-27">
            <text:p>4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8]+2415018.5+[.E118]-[.$B$4]/24" office:value-type="float" office:value="2461158.29166667">
            <text:p>2461158.29</text:p>
          </table:table-cell>
          <table:table-cell table:style-name="ce9" table:formula="of:=([.F118]-2451545)/36525" office:value-type="float" office:value="0.263197581565134">
            <text:p>0.26319758</text:p>
          </table:table-cell>
          <table:table-cell/>
          <table:table-cell table:formula="of:=MOD(280.46646+[.G118]*(36000.76983+[.G118]*0.0003032);360)" office:value-type="float" office:value="35.7820347425968">
            <text:p>35.78</text:p>
          </table:table-cell>
          <table:table-cell table:formula="of:=357.52911+[.G118]*(35999.05029-0.0001537*[.G118])" office:value-type="float" office:value="9832.39207432237">
            <text:p>9832.39</text:p>
          </table:table-cell>
          <table:table-cell table:formula="of:=0.016708634-[.G118]*(0.000042037+0.0000001267*[.G118])" office:value-type="float" office:value="0.0166975611863788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75488826586376">
            <text:p>1.75</text:p>
          </table:table-cell>
          <table:table-cell table:formula="of:=[.I118]+[.L118]" office:value-type="float" office:value="37.5369230084606">
            <text:p>37.54</text:p>
          </table:table-cell>
          <table:table-cell table:formula="of:=[.J118]+[.L118]" office:value-type="float" office:value="9834.14696258824">
            <text:p>9834.15</text:p>
          </table:table-cell>
          <table:table-cell table:formula="of:=(1.000001018*(1-[.K118]*[.K118]))/(1+[.K118]*COS(RADIANS([.N118])))" office:value-type="float" office:value="1.00659789058192">
            <text:p>1.01</text:p>
          </table:table-cell>
          <table:table-cell table:formula="of:=[.M118]-0.00569-0.00478*SIN(RADIANS(125.04-1934.136*[.G118]))" office:value-type="float" office:value="37.5331787275006">
            <text:p>37.53</text:p>
          </table:table-cell>
          <table:table-cell table:formula="of:=23+(26+((21.448-[.G118]*(46.815+[.G118]*(0.00059-[.G118]*0.001813))))/60)/60" office:value-type="float" office:value="23.4358684437232">
            <text:p>23.44</text:p>
          </table:table-cell>
          <table:table-cell table:formula="of:=[.Q118]+0.00256*COS(RADIANS(125.04-1934.136*[.G118]))" office:value-type="float" office:value="23.4382067579872">
            <text:p>23.44</text:p>
          </table:table-cell>
          <table:table-cell table:formula="of:=DEGREES(ATAN2(COS(RADIANS([.P118]));COS(RADIANS([.R118]))*SIN(RADIANS([.P118]))))" office:value-type="float" office:value="35.1784405378525">
            <text:p>35.18</text:p>
          </table:table-cell>
          <table:table-cell table:formula="of:=DEGREES(ASIN(SIN(RADIANS([.R118]))*SIN(RADIANS([.P118]))))" office:value-type="float" office:value="14.0237167744451">
            <text:p>14.02</text:p>
          </table:table-cell>
          <table:table-cell table:formula="of:=TAN(RADIANS([.R118]/2))*TAN(RADIANS([.R118]/2))" office:value-type="float" office:value="0.0430304343652834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2.40075838483084">
            <text:p>2.4</text:p>
          </table:table-cell>
          <table:table-cell table:formula="of:=DEGREES(ACOS(COS(RADIANS(90.833))/(COS(RADIANS([.$B$2]))*COS(RADIANS([.T118])))-TAN(RADIANS([.$B$2]))*TAN(RADIANS([.T118]))))" office:value-type="float" office:value="101.536313764229">
            <text:p>101.54</text:p>
          </table:table-cell>
          <table:table-cell table:style-name="ce7" table:formula="of:=(720-4*[.$B$3]-[.V118]+[.$B$4]*60)/1440" office:value-type="float" office:value="0.498332806677201">
            <text:p>11:57:36</text:p>
          </table:table-cell>
          <table:table-cell table:style-name="ce7" table:formula="of:=([.X118]*1440-[.W118]*4)/1440" office:value-type="float" office:value="0.216287490665452">
            <text:p>5:11:27</text:p>
          </table:table-cell>
          <table:table-cell table:style-name="ce7" table:formula="of:=([.X118]*1440+[.W118]*4)/1440" office:value-type="float" office:value="0.780378122688949">
            <text:p>18:43:45</text:p>
          </table:table-cell>
          <table:table-cell table:formula="of:=8*[.W118]" office:value-type="float" office:value="812.290510113835">
            <text:p>812.29</text:p>
          </table:table-cell>
          <table:table-cell table:formula="of:=MOD([.E118]*1440+[.V118]+4*[.$B$3]-60*[.$B$4];1440)" office:value-type="float" office:value="722.400758384831">
            <text:p>722.4</text:p>
          </table:table-cell>
          <table:table-cell table:formula="of:=IF([.AB118]/4&lt;0;[.AB118]/4+180;[.AB118]/4-180)" office:value-type="float" office:value="0.600189596207713">
            <text:p>0.6</text:p>
          </table:table-cell>
          <table:table-cell table:formula="of:=DEGREES(ACOS(SIN(RADIANS([.$B$2]))*SIN(RADIANS([.T118]))+COS(RADIANS([.$B$2]))*COS(RADIANS([.T118]))*COS(RADIANS([.AC118]))))" office:value-type="float" office:value="21.9828756493018">
            <text:p>21.98</text:p>
          </table:table-cell>
          <table:table-cell table:formula="of:=90-[.AD118]" office:value-type="float" office:value="68.0171243506982">
            <text:p>68.0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65136452943727">
            <text:p>0.01</text:p>
          </table:table-cell>
          <table:table-cell table:formula="of:=[.AE118]+[.AF118]" office:value-type="float" office:value="68.0236379959926">
            <text:p>68.02</text:p>
          </table:table-cell>
          <table:table-cell table:formula="of:=IF([.AC118]&gt;0;MOD(DEGREES(ACOS(((SIN(RADIANS([.$B$2]))*COS(RADIANS([.AD118])))-SIN(RADIANS([.T118])))/(COS(RADIANS([.$B$2]))*SIN(RADIANS([.AD118])))))+180;360);MOD(540-DEGREES(ACOS(((SIN(RADIANS([.$B$2]))*COS(RADIANS([.AD118])))-SIN(RADIANS([.T118])))/(COS(RADIANS([.$B$2]))*SIN(RADIANS([.AD118])))));360))" office:value-type="float" office:value="181.555747577541">
            <text:p>181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8]+1" office:value-type="date" office:date-value="2026-04-28">
            <text:p>4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9]+2415018.5+[.E119]-[.$B$4]/24" office:value-type="float" office:value="2461159.29166667">
            <text:p>2461159.29</text:p>
          </table:table-cell>
          <table:table-cell table:style-name="ce9" table:formula="of:=([.F119]-2451545)/36525" office:value-type="float" office:value="0.263224960073005">
            <text:p>0.26322496</text:p>
          </table:table-cell>
          <table:table-cell/>
          <table:table-cell table:formula="of:=MOD(280.46646+[.G119]*(36000.76983+[.G119]*0.0003032);360)" office:value-type="float" office:value="36.7676821071291">
            <text:p>36.77</text:p>
          </table:table-cell>
          <table:table-cell table:formula="of:=357.52911+[.G119]*(35999.05029-0.0001537*[.G119])" office:value-type="float" office:value="9833.37767460188">
            <text:p>9833.38</text:p>
          </table:table-cell>
          <table:table-cell table:formula="of:=0.016708634-[.G119]*(0.000042037+0.0000001267*[.G119])" office:value-type="float" office:value="0.0166975600336424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7416237873548">
            <text:p>1.74</text:p>
          </table:table-cell>
          <table:table-cell table:formula="of:=[.I119]+[.L119]" office:value-type="float" office:value="38.5093058944839">
            <text:p>38.51</text:p>
          </table:table-cell>
          <table:table-cell table:formula="of:=[.J119]+[.L119]" office:value-type="float" office:value="9835.11929838924">
            <text:p>9835.12</text:p>
          </table:table-cell>
          <table:table-cell table:formula="of:=(1.000001018*(1-[.K119]*[.K119]))/(1+[.K119]*COS(RADIANS([.N119])))" office:value-type="float" office:value="1.00685901510958">
            <text:p>1.01</text:p>
          </table:table-cell>
          <table:table-cell table:formula="of:=[.M119]-0.00569-0.00478*SIN(RADIANS(125.04-1934.136*[.G119]))" office:value-type="float" office:value="38.5055656478914">
            <text:p>38.51</text:p>
          </table:table-cell>
          <table:table-cell table:formula="of:=23+(26+((21.448-[.G119]*(46.815+[.G119]*(0.00059-[.G119]*0.001813))))/60)/60" office:value-type="float" office:value="23.435868087689">
            <text:p>23.44</text:p>
          </table:table-cell>
          <table:table-cell table:formula="of:=[.Q119]+0.00256*COS(RADIANS(125.04-1934.136*[.G119]))" office:value-type="float" office:value="23.4382054378657">
            <text:p>23.44</text:p>
          </table:table-cell>
          <table:table-cell table:formula="of:=DEGREES(ATAN2(COS(RADIANS([.P119]));COS(RADIANS([.R119]))*SIN(RADIANS([.P119]))))" office:value-type="float" office:value="36.1275642356809">
            <text:p>36.13</text:p>
          </table:table-cell>
          <table:table-cell table:formula="of:=DEGREES(ASIN(SIN(RADIANS([.R119]))*SIN(RADIANS([.P119]))))" office:value-type="float" office:value="14.337993052285">
            <text:p>14.34</text:p>
          </table:table-cell>
          <table:table-cell table:formula="of:=TAN(RADIANS([.R119]/2))*TAN(RADIANS([.R119]/2))" office:value-type="float" office:value="0.0430304293801576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2.54635232978223">
            <text:p>2.55</text:p>
          </table:table-cell>
          <table:table-cell table:formula="of:=DEGREES(ACOS(COS(RADIANS(90.833))/(COS(RADIANS([.$B$2]))*COS(RADIANS([.T119])))-TAN(RADIANS([.$B$2]))*TAN(RADIANS([.T119]))))" office:value-type="float" office:value="101.785850982076">
            <text:p>101.79</text:p>
          </table:table-cell>
          <table:table-cell table:style-name="ce7" table:formula="of:=(720-4*[.$B$3]-[.V119]+[.$B$4]*60)/1440" office:value-type="float" office:value="0.498231699770985">
            <text:p>11:57:27</text:p>
          </table:table-cell>
          <table:table-cell table:style-name="ce7" table:formula="of:=([.X119]*1440-[.W119]*4)/1440" office:value-type="float" office:value="0.215493224820775">
            <text:p>5:10:19</text:p>
          </table:table-cell>
          <table:table-cell table:style-name="ce7" table:formula="of:=([.X119]*1440+[.W119]*4)/1440" office:value-type="float" office:value="0.780970174721194">
            <text:p>18:44:36</text:p>
          </table:table-cell>
          <table:table-cell table:formula="of:=8*[.W119]" office:value-type="float" office:value="814.286807856604">
            <text:p>814.29</text:p>
          </table:table-cell>
          <table:table-cell table:formula="of:=MOD([.E119]*1440+[.V119]+4*[.$B$3]-60*[.$B$4];1440)" office:value-type="float" office:value="722.546352329782">
            <text:p>722.55</text:p>
          </table:table-cell>
          <table:table-cell table:formula="of:=IF([.AB119]/4&lt;0;[.AB119]/4+180;[.AB119]/4-180)" office:value-type="float" office:value="0.63658808244557">
            <text:p>0.64</text:p>
          </table:table-cell>
          <table:table-cell table:formula="of:=DEGREES(ACOS(SIN(RADIANS([.$B$2]))*SIN(RADIANS([.T119]))+COS(RADIANS([.$B$2]))*COS(RADIANS([.T119]))*COS(RADIANS([.AC119]))))" office:value-type="float" office:value="21.6695149299299">
            <text:p>21.67</text:p>
          </table:table-cell>
          <table:table-cell table:formula="of:=90-[.AD119]" office:value-type="float" office:value="68.3304850700701">
            <text:p>68.33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641127976152619">
            <text:p>0.01</text:p>
          </table:table-cell>
          <table:table-cell table:formula="of:=[.AE119]+[.AF119]" office:value-type="float" office:value="68.3368963498316">
            <text:p>68.34</text:p>
          </table:table-cell>
          <table:table-cell table:formula="of:=IF([.AC119]&gt;0;MOD(DEGREES(ACOS(((SIN(RADIANS([.$B$2]))*COS(RADIANS([.AD119])))-SIN(RADIANS([.T119])))/(COS(RADIANS([.$B$2]))*SIN(RADIANS([.AD119])))))+180;360);MOD(540-DEGREES(ACOS(((SIN(RADIANS([.$B$2]))*COS(RADIANS([.AD119])))-SIN(RADIANS([.T119])))/(COS(RADIANS([.$B$2]))*SIN(RADIANS([.AD119])))));360))" office:value-type="float" office:value="181.670494906982">
            <text:p>181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9]+1" office:value-type="date" office:date-value="2026-04-29">
            <text:p>4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0]+2415018.5+[.E120]-[.$B$4]/24" office:value-type="float" office:value="2461160.29166667">
            <text:p>2461160.29</text:p>
          </table:table-cell>
          <table:table-cell table:style-name="ce9" table:formula="of:=([.F120]-2451545)/36525" office:value-type="float" office:value="0.263252338580876">
            <text:p>0.26325234</text:p>
          </table:table-cell>
          <table:table-cell/>
          <table:table-cell table:formula="of:=MOD(280.46646+[.G120]*(36000.76983+[.G120]*0.0003032);360)" office:value-type="float" office:value="37.7533294716632">
            <text:p>37.75</text:p>
          </table:table-cell>
          <table:table-cell table:formula="of:=357.52911+[.G120]*(35999.05029-0.0001537*[.G120])" office:value-type="float" office:value="9834.36327488139">
            <text:p>9834.36</text:p>
          </table:table-cell>
          <table:table-cell table:formula="of:=0.016708634-[.G120]*(0.000042037+0.0000001267*[.G120])" office:value-type="float" office:value="0.0166975588809058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72785710557594">
            <text:p>1.73</text:p>
          </table:table-cell>
          <table:table-cell table:formula="of:=[.I120]+[.L120]" office:value-type="float" office:value="39.4811865772391">
            <text:p>39.48</text:p>
          </table:table-cell>
          <table:table-cell table:formula="of:=[.J120]+[.L120]" office:value-type="float" office:value="9836.09113198697">
            <text:p>9836.09</text:p>
          </table:table-cell>
          <table:table-cell table:formula="of:=(1.000001018*(1-[.K120]*[.K120]))/(1+[.K120]*COS(RADIANS([.N120])))" office:value-type="float" office:value="1.00711807068964">
            <text:p>1.01</text:p>
          </table:table-cell>
          <table:table-cell table:formula="of:=[.M120]-0.00569-0.00478*SIN(RADIANS(125.04-1934.136*[.G120]))" office:value-type="float" office:value="39.4774503633487">
            <text:p>39.48</text:p>
          </table:table-cell>
          <table:table-cell table:formula="of:=23+(26+((21.448-[.G120]*(46.815+[.G120]*(0.00059-[.G120]*0.001813))))/60)/60" office:value-type="float" office:value="23.4358677316548">
            <text:p>23.44</text:p>
          </table:table-cell>
          <table:table-cell table:formula="of:=[.Q120]+0.00256*COS(RADIANS(125.04-1934.136*[.G120]))" office:value-type="float" office:value="23.4382041157476">
            <text:p>23.44</text:p>
          </table:table-cell>
          <table:table-cell table:formula="of:=DEGREES(ATAN2(COS(RADIANS([.P120]));COS(RADIANS([.R120]))*SIN(RADIANS([.P120]))))" office:value-type="float" office:value="37.0788446633645">
            <text:p>37.08</text:p>
          </table:table-cell>
          <table:table-cell table:formula="of:=DEGREES(ASIN(SIN(RADIANS([.R120]))*SIN(RADIANS([.P120]))))" office:value-type="float" office:value="14.6483271766129">
            <text:p>14.65</text:p>
          </table:table-cell>
          <table:table-cell table:formula="of:=TAN(RADIANS([.R120]/2))*TAN(RADIANS([.R120]/2))" office:value-type="float" office:value="0.0430304243874928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2.68335109654907">
            <text:p>2.68</text:p>
          </table:table-cell>
          <table:table-cell table:formula="of:=DEGREES(ACOS(COS(RADIANS(90.833))/(COS(RADIANS([.$B$2]))*COS(RADIANS([.T120])))-TAN(RADIANS([.$B$2]))*TAN(RADIANS([.T120]))))" office:value-type="float" office:value="102.033201364121">
            <text:p>102.03</text:p>
          </table:table-cell>
          <table:table-cell table:style-name="ce7" table:formula="of:=(720-4*[.$B$3]-[.V120]+[.$B$4]*60)/1440" office:value-type="float" office:value="0.498136561738508">
            <text:p>11:57:19</text:p>
          </table:table-cell>
          <table:table-cell table:style-name="ce7" table:formula="of:=([.X120]*1440-[.W120]*4)/1440" office:value-type="float" office:value="0.214711002393727">
            <text:p>5:09:11</text:p>
          </table:table-cell>
          <table:table-cell table:style-name="ce7" table:formula="of:=([.X120]*1440+[.W120]*4)/1440" office:value-type="float" office:value="0.781562121083288">
            <text:p>18:45:27</text:p>
          </table:table-cell>
          <table:table-cell table:formula="of:=8*[.W120]" office:value-type="float" office:value="816.265610912967">
            <text:p>816.27</text:p>
          </table:table-cell>
          <table:table-cell table:formula="of:=MOD([.E120]*1440+[.V120]+4*[.$B$3]-60*[.$B$4];1440)" office:value-type="float" office:value="722.683351096549">
            <text:p>722.68</text:p>
          </table:table-cell>
          <table:table-cell table:formula="of:=IF([.AB120]/4&lt;0;[.AB120]/4+180;[.AB120]/4-180)" office:value-type="float" office:value="0.670837774137254">
            <text:p>0.67</text:p>
          </table:table-cell>
          <table:table-cell table:formula="of:=DEGREES(ACOS(SIN(RADIANS([.$B$2]))*SIN(RADIANS([.T120]))+COS(RADIANS([.$B$2]))*COS(RADIANS([.T120]))*COS(RADIANS([.AC120]))))" office:value-type="float" office:value="21.3601137898717">
            <text:p>21.36</text:p>
          </table:table-cell>
          <table:table-cell table:formula="of:=90-[.AD120]" office:value-type="float" office:value="68.6398862101283">
            <text:p>68.64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631064148009799">
            <text:p>0.01</text:p>
          </table:table-cell>
          <table:table-cell table:formula="of:=[.AE120]+[.AF120]" office:value-type="float" office:value="68.6461968516084">
            <text:p>68.65</text:p>
          </table:table-cell>
          <table:table-cell table:formula="of:=IF([.AC120]&gt;0;MOD(DEGREES(ACOS(((SIN(RADIANS([.$B$2]))*COS(RADIANS([.AD120])))-SIN(RADIANS([.T120])))/(COS(RADIANS([.$B$2]))*SIN(RADIANS([.AD120])))))+180;360);MOD(540-DEGREES(ACOS(((SIN(RADIANS([.$B$2]))*COS(RADIANS([.AD120])))-SIN(RADIANS([.T120])))/(COS(RADIANS([.$B$2]))*SIN(RADIANS([.AD120])))));360))" office:value-type="float" office:value="181.782185537639">
            <text:p>181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0]+1" office:value-type="date" office:date-value="2026-04-30">
            <text:p>4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1]+2415018.5+[.E121]-[.$B$4]/24" office:value-type="float" office:value="2461161.29166667">
            <text:p>2461161.29</text:p>
          </table:table-cell>
          <table:table-cell table:style-name="ce9" table:formula="of:=([.F121]-2451545)/36525" office:value-type="float" office:value="0.263279717088748">
            <text:p>0.26327972</text:p>
          </table:table-cell>
          <table:table-cell/>
          <table:table-cell table:formula="of:=MOD(280.46646+[.G121]*(36000.76983+[.G121]*0.0003032);360)" office:value-type="float" office:value="38.7389768361991">
            <text:p>38.74</text:p>
          </table:table-cell>
          <table:table-cell table:formula="of:=357.52911+[.G121]*(35999.05029-0.0001537*[.G121])" office:value-type="float" office:value="9835.3488751609">
            <text:p>9835.35</text:p>
          </table:table-cell>
          <table:table-cell table:formula="of:=0.016708634-[.G121]*(0.000042037+0.0000001267*[.G121])" office:value-type="float" office:value="0.016697557728169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71359267067718">
            <text:p>1.71</text:p>
          </table:table-cell>
          <table:table-cell table:formula="of:=[.I121]+[.L121]" office:value-type="float" office:value="40.4525695068763">
            <text:p>40.45</text:p>
          </table:table-cell>
          <table:table-cell table:formula="of:=[.J121]+[.L121]" office:value-type="float" office:value="9837.06246783158">
            <text:p>9837.06</text:p>
          </table:table-cell>
          <table:table-cell table:formula="of:=(1.000001018*(1-[.K121]*[.K121]))/(1+[.K121]*COS(RADIANS([.N121])))" office:value-type="float" office:value="1.00737498387696">
            <text:p>1.01</text:p>
          </table:table-cell>
          <table:table-cell table:formula="of:=[.M121]-0.00569-0.00478*SIN(RADIANS(125.04-1934.136*[.G121]))" office:value-type="float" office:value="40.448837324019">
            <text:p>40.45</text:p>
          </table:table-cell>
          <table:table-cell table:formula="of:=23+(26+((21.448-[.G121]*(46.815+[.G121]*(0.00059-[.G121]*0.001813))))/60)/60" office:value-type="float" office:value="23.4358673756207">
            <text:p>23.44</text:p>
          </table:table-cell>
          <table:table-cell table:formula="of:=[.Q121]+0.00256*COS(RADIANS(125.04-1934.136*[.G121]))" office:value-type="float" office:value="23.4382027916339">
            <text:p>23.44</text:p>
          </table:table-cell>
          <table:table-cell table:formula="of:=DEGREES(ATAN2(COS(RADIANS([.P121]));COS(RADIANS([.R121]))*SIN(RADIANS([.P121]))))" office:value-type="float" office:value="38.0323162123298">
            <text:p>38.03</text:p>
          </table:table-cell>
          <table:table-cell table:formula="of:=DEGREES(ASIN(SIN(RADIANS([.R121]))*SIN(RADIANS([.P121]))))" office:value-type="float" office:value="14.954630215195">
            <text:p>14.95</text:p>
          </table:table-cell>
          <table:table-cell table:formula="of:=TAN(RADIANS([.R121]/2))*TAN(RADIANS([.R121]/2))" office:value-type="float" office:value="0.0430304193872921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2.81161637386891">
            <text:p>2.81</text:p>
          </table:table-cell>
          <table:table-cell table:formula="of:=DEGREES(ACOS(COS(RADIANS(90.833))/(COS(RADIANS([.$B$2]))*COS(RADIANS([.T121])))-TAN(RADIANS([.$B$2]))*TAN(RADIANS([.T121]))))" office:value-type="float" office:value="102.278282184807">
            <text:p>102.28</text:p>
          </table:table-cell>
          <table:table-cell table:style-name="ce7" table:formula="of:=(720-4*[.$B$3]-[.V121]+[.$B$4]*60)/1440" office:value-type="float" office:value="0.498047488629258">
            <text:p>11:57:11</text:p>
          </table:table-cell>
          <table:table-cell table:style-name="ce7" table:formula="of:=([.X121]*1440-[.W121]*4)/1440" office:value-type="float" office:value="0.213941149227015">
            <text:p>5:08:05</text:p>
          </table:table-cell>
          <table:table-cell table:style-name="ce7" table:formula="of:=([.X121]*1440+[.W121]*4)/1440" office:value-type="float" office:value="0.7821538280315">
            <text:p>18:46:18</text:p>
          </table:table-cell>
          <table:table-cell table:formula="of:=8*[.W121]" office:value-type="float" office:value="818.226257478458">
            <text:p>818.23</text:p>
          </table:table-cell>
          <table:table-cell table:formula="of:=MOD([.E121]*1440+[.V121]+4*[.$B$3]-60*[.$B$4];1440)" office:value-type="float" office:value="722.811616373869">
            <text:p>722.81</text:p>
          </table:table-cell>
          <table:table-cell table:formula="of:=IF([.AB121]/4&lt;0;[.AB121]/4+180;[.AB121]/4-180)" office:value-type="float" office:value="0.702904093467225">
            <text:p>0.7</text:p>
          </table:table-cell>
          <table:table-cell table:formula="of:=DEGREES(ACOS(SIN(RADIANS([.$B$2]))*SIN(RADIANS([.T121]))+COS(RADIANS([.$B$2]))*COS(RADIANS([.T121]))*COS(RADIANS([.AC121]))))" office:value-type="float" office:value="21.0547521234862">
            <text:p>21.05</text:p>
          </table:table-cell>
          <table:table-cell table:formula="of:=90-[.AD121]" office:value-type="float" office:value="68.9452478765138">
            <text:p>68.95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621173133556346">
            <text:p>0.01</text:p>
          </table:table-cell>
          <table:table-cell table:formula="of:=[.AE121]+[.AF121]" office:value-type="float" office:value="68.9514596078494">
            <text:p>68.95</text:p>
          </table:table-cell>
          <table:table-cell table:formula="of:=IF([.AC121]&gt;0;MOD(DEGREES(ACOS(((SIN(RADIANS([.$B$2]))*COS(RADIANS([.AD121])))-SIN(RADIANS([.T121])))/(COS(RADIANS([.$B$2]))*SIN(RADIANS([.AD121])))))+180;360);MOD(540-DEGREES(ACOS(((SIN(RADIANS([.$B$2]))*COS(RADIANS([.AD121])))-SIN(RADIANS([.T121])))/(COS(RADIANS([.$B$2]))*SIN(RADIANS([.AD121])))));360))" office:value-type="float" office:value="181.890562329024">
            <text:p>181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1]+1" office:value-type="date" office:date-value="2026-05-01">
            <text:p>5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2]+2415018.5+[.E122]-[.$B$4]/24" office:value-type="float" office:value="2461162.29166667">
            <text:p>2461162.29</text:p>
          </table:table-cell>
          <table:table-cell table:style-name="ce9" table:formula="of:=([.F122]-2451545)/36525" office:value-type="float" office:value="0.263307095596619">
            <text:p>0.26330710</text:p>
          </table:table-cell>
          <table:table-cell/>
          <table:table-cell table:formula="of:=MOD(280.46646+[.G122]*(36000.76983+[.G122]*0.0003032);360)" office:value-type="float" office:value="39.724624200735">
            <text:p>39.72</text:p>
          </table:table-cell>
          <table:table-cell table:formula="of:=357.52911+[.G122]*(35999.05029-0.0001537*[.G122])" office:value-type="float" office:value="9836.33447544041">
            <text:p>9836.33</text:p>
          </table:table-cell>
          <table:table-cell table:formula="of:=0.016708634-[.G122]*(0.000042037+0.0000001267*[.G122])" office:value-type="float" office:value="0.016697556575432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69883506379929">
            <text:p>1.7</text:p>
          </table:table-cell>
          <table:table-cell table:formula="of:=[.I122]+[.L122]" office:value-type="float" office:value="41.4234592645343">
            <text:p>41.42</text:p>
          </table:table-cell>
          <table:table-cell table:formula="of:=[.J122]+[.L122]" office:value-type="float" office:value="9838.03331050421">
            <text:p>9838.03</text:p>
          </table:table-cell>
          <table:table-cell table:formula="of:=(1.000001018*(1-[.K122]*[.K122]))/(1+[.K122]*COS(RADIANS([.N122])))" office:value-type="float" office:value="1.00762968194652">
            <text:p>1.01</text:p>
          </table:table-cell>
          <table:table-cell table:formula="of:=[.M122]-0.00569-0.00478*SIN(RADIANS(125.04-1934.136*[.G122]))" office:value-type="float" office:value="41.4197311110379">
            <text:p>41.42</text:p>
          </table:table-cell>
          <table:table-cell table:formula="of:=23+(26+((21.448-[.G122]*(46.815+[.G122]*(0.00059-[.G122]*0.001813))))/60)/60" office:value-type="float" office:value="23.4358670195865">
            <text:p>23.44</text:p>
          </table:table-cell>
          <table:table-cell table:formula="of:=[.Q122]+0.00256*COS(RADIANS(125.04-1934.136*[.G122]))" office:value-type="float" office:value="23.4382014655253">
            <text:p>23.44</text:p>
          </table:table-cell>
          <table:table-cell table:formula="of:=DEGREES(ATAN2(COS(RADIANS([.P122]));COS(RADIANS([.R122]))*SIN(RADIANS([.P122]))))" office:value-type="float" office:value="38.9880106982289">
            <text:p>38.99</text:p>
          </table:table-cell>
          <table:table-cell table:formula="of:=DEGREES(ASIN(SIN(RADIANS([.R122]))*SIN(RADIANS([.P122]))))" office:value-type="float" office:value="15.2568137156891">
            <text:p>15.26</text:p>
          </table:table-cell>
          <table:table-cell table:formula="of:=TAN(RADIANS([.R122]/2))*TAN(RADIANS([.R122]/2))" office:value-type="float" office:value="0.0430304143795586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2.93102001506069">
            <text:p>2.93</text:p>
          </table:table-cell>
          <table:table-cell table:formula="of:=DEGREES(ACOS(COS(RADIANS(90.833))/(COS(RADIANS([.$B$2]))*COS(RADIANS([.T122])))-TAN(RADIANS([.$B$2]))*TAN(RADIANS([.T122]))))" office:value-type="float" office:value="102.521008959901">
            <text:p>102.52</text:p>
          </table:table-cell>
          <table:table-cell table:style-name="ce7" table:formula="of:=(720-4*[.$B$3]-[.V122]+[.$B$4]*60)/1440" office:value-type="float" office:value="0.497964569433986">
            <text:p>11:57:04</text:p>
          </table:table-cell>
          <table:table-cell table:style-name="ce7" table:formula="of:=([.X122]*1440-[.W122]*4)/1440" office:value-type="float" office:value="0.213183988989815">
            <text:p>5:06:59</text:p>
          </table:table-cell>
          <table:table-cell table:style-name="ce7" table:formula="of:=([.X122]*1440+[.W122]*4)/1440" office:value-type="float" office:value="0.782745149878156">
            <text:p>18:47:09</text:p>
          </table:table-cell>
          <table:table-cell table:formula="of:=8*[.W122]" office:value-type="float" office:value="820.168071679212">
            <text:p>820.17</text:p>
          </table:table-cell>
          <table:table-cell table:formula="of:=MOD([.E122]*1440+[.V122]+4*[.$B$3]-60*[.$B$4];1440)" office:value-type="float" office:value="722.931020015061">
            <text:p>722.93</text:p>
          </table:table-cell>
          <table:table-cell table:formula="of:=IF([.AB122]/4&lt;0;[.AB122]/4+180;[.AB122]/4-180)" office:value-type="float" office:value="0.732755003765163">
            <text:p>0.73</text:p>
          </table:table-cell>
          <table:table-cell table:formula="of:=DEGREES(ACOS(SIN(RADIANS([.$B$2]))*SIN(RADIANS([.T122]))+COS(RADIANS([.$B$2]))*COS(RADIANS([.T122]))*COS(RADIANS([.AC122]))))" office:value-type="float" office:value="20.7535093116606">
            <text:p>20.75</text:p>
          </table:table-cell>
          <table:table-cell table:formula="of:=90-[.AD122]" office:value-type="float" office:value="69.2464906883394">
            <text:p>69.25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611455060451831">
            <text:p>0.01</text:p>
          </table:table-cell>
          <table:table-cell table:formula="of:=[.AE122]+[.AF122]" office:value-type="float" office:value="69.2526052389439">
            <text:p>69.25</text:p>
          </table:table-cell>
          <table:table-cell table:formula="of:=IF([.AC122]&gt;0;MOD(DEGREES(ACOS(((SIN(RADIANS([.$B$2]))*COS(RADIANS([.AD122])))-SIN(RADIANS([.T122])))/(COS(RADIANS([.$B$2]))*SIN(RADIANS([.AD122])))))+180;360);MOD(540-DEGREES(ACOS(((SIN(RADIANS([.$B$2]))*COS(RADIANS([.AD122])))-SIN(RADIANS([.T122])))/(COS(RADIANS([.$B$2]))*SIN(RADIANS([.AD122])))));360))" office:value-type="float" office:value="181.995362837866">
            <text:p>1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2]+1" office:value-type="date" office:date-value="2026-05-02">
            <text:p>5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3]+2415018.5+[.E123]-[.$B$4]/24" office:value-type="float" office:value="2461163.29166667">
            <text:p>2461163.29</text:p>
          </table:table-cell>
          <table:table-cell table:style-name="ce9" table:formula="of:=([.F123]-2451545)/36525" office:value-type="float" office:value="0.26333447410449">
            <text:p>0.26333447</text:p>
          </table:table-cell>
          <table:table-cell/>
          <table:table-cell table:formula="of:=MOD(280.46646+[.G123]*(36000.76983+[.G123]*0.0003032);360)" office:value-type="float" office:value="40.7102715652709">
            <text:p>40.71</text:p>
          </table:table-cell>
          <table:table-cell table:formula="of:=357.52911+[.G123]*(35999.05029-0.0001537*[.G123])" office:value-type="float" office:value="9837.32007571992">
            <text:p>9837.32</text:p>
          </table:table-cell>
          <table:table-cell table:formula="of:=0.016708634-[.G123]*(0.000042037+0.0000001267*[.G123])" office:value-type="float" office:value="0.0166975554226948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68358899534222">
            <text:p>1.68</text:p>
          </table:table-cell>
          <table:table-cell table:formula="of:=[.I123]+[.L123]" office:value-type="float" office:value="42.3938605606131">
            <text:p>42.39</text:p>
          </table:table-cell>
          <table:table-cell table:formula="of:=[.J123]+[.L123]" office:value-type="float" office:value="9839.00366471526">
            <text:p>9839</text:p>
          </table:table-cell>
          <table:table-cell table:formula="of:=(1.000001018*(1-[.K123]*[.K123]))/(1+[.K123]*COS(RADIANS([.N123])))" office:value-type="float" office:value="1.0078820929109">
            <text:p>1.01</text:p>
          </table:table-cell>
          <table:table-cell table:formula="of:=[.M123]-0.00569-0.00478*SIN(RADIANS(125.04-1934.136*[.G123]))" office:value-type="float" office:value="42.3901364348018">
            <text:p>42.39</text:p>
          </table:table-cell>
          <table:table-cell table:formula="of:=23+(26+((21.448-[.G123]*(46.815+[.G123]*(0.00059-[.G123]*0.001813))))/60)/60" office:value-type="float" office:value="23.4358666635523">
            <text:p>23.44</text:p>
          </table:table-cell>
          <table:table-cell table:formula="of:=[.Q123]+0.00256*COS(RADIANS(125.04-1934.136*[.G123]))" office:value-type="float" office:value="23.4382001374227">
            <text:p>23.44</text:p>
          </table:table-cell>
          <table:table-cell table:formula="of:=DEGREES(ATAN2(COS(RADIANS([.P123]));COS(RADIANS([.R123]))*SIN(RADIANS([.P123]))))" office:value-type="float" office:value="39.9459572954826">
            <text:p>39.95</text:p>
          </table:table-cell>
          <table:table-cell table:formula="of:=DEGREES(ASIN(SIN(RADIANS([.R123]))*SIN(RADIANS([.P123]))))" office:value-type="float" office:value="15.5547897361999">
            <text:p>15.55</text:p>
          </table:table-cell>
          <table:table-cell table:formula="of:=TAN(RADIANS([.R123]/2))*TAN(RADIANS([.R123]/2))" office:value-type="float" office:value="0.0430304093642954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3.04144432918699">
            <text:p>3.04</text:p>
          </table:table-cell>
          <table:table-cell table:formula="of:=DEGREES(ACOS(COS(RADIANS(90.833))/(COS(RADIANS([.$B$2]))*COS(RADIANS([.T123])))-TAN(RADIANS([.$B$2]))*TAN(RADIANS([.T123]))))" office:value-type="float" office:value="102.761295471889">
            <text:p>102.76</text:p>
          </table:table-cell>
          <table:table-cell table:style-name="ce7" table:formula="of:=(720-4*[.$B$3]-[.V123]+[.$B$4]*60)/1440" office:value-type="float" office:value="0.497887885882509">
            <text:p>11:56:58</text:p>
          </table:table-cell>
          <table:table-cell table:style-name="ce7" table:formula="of:=([.X123]*1440-[.W123]*4)/1440" office:value-type="float" office:value="0.212439842905038">
            <text:p>5:05:55</text:p>
          </table:table-cell>
          <table:table-cell table:style-name="ce7" table:formula="of:=([.X123]*1440+[.W123]*4)/1440" office:value-type="float" office:value="0.78333592885998">
            <text:p>18:48:00</text:p>
          </table:table-cell>
          <table:table-cell table:formula="of:=8*[.W123]" office:value-type="float" office:value="822.090363775115">
            <text:p>822.09</text:p>
          </table:table-cell>
          <table:table-cell table:formula="of:=MOD([.E123]*1440+[.V123]+4*[.$B$3]-60*[.$B$4];1440)" office:value-type="float" office:value="723.041444329187">
            <text:p>723.04</text:p>
          </table:table-cell>
          <table:table-cell table:formula="of:=IF([.AB123]/4&lt;0;[.AB123]/4+180;[.AB123]/4-180)" office:value-type="float" office:value="0.760361082296754">
            <text:p>0.76</text:p>
          </table:table-cell>
          <table:table-cell table:formula="of:=DEGREES(ACOS(SIN(RADIANS([.$B$2]))*SIN(RADIANS([.T123]))+COS(RADIANS([.$B$2]))*COS(RADIANS([.T123]))*COS(RADIANS([.AC123]))))" office:value-type="float" office:value="20.4564642462592">
            <text:p>20.46</text:p>
          </table:table-cell>
          <table:table-cell table:formula="of:=90-[.AD123]" office:value-type="float" office:value="69.5435357537408">
            <text:p>69.54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601910096153182">
            <text:p>0.01</text:p>
          </table:table-cell>
          <table:table-cell table:formula="of:=[.AE123]+[.AF123]" office:value-type="float" office:value="69.5495548547023">
            <text:p>69.55</text:p>
          </table:table-cell>
          <table:table-cell table:formula="of:=IF([.AC123]&gt;0;MOD(DEGREES(ACOS(((SIN(RADIANS([.$B$2]))*COS(RADIANS([.AD123])))-SIN(RADIANS([.T123])))/(COS(RADIANS([.$B$2]))*SIN(RADIANS([.AD123])))))+180;360);MOD(540-DEGREES(ACOS(((SIN(RADIANS([.$B$2]))*COS(RADIANS([.AD123])))-SIN(RADIANS([.T123])))/(COS(RADIANS([.$B$2]))*SIN(RADIANS([.AD123])))));360))" office:value-type="float" office:value="182.096319638227">
            <text:p>182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3]+1" office:value-type="date" office:date-value="2026-05-03">
            <text:p>5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4]+2415018.5+[.E124]-[.$B$4]/24" office:value-type="float" office:value="2461164.29166667">
            <text:p>2461164.29</text:p>
          </table:table-cell>
          <table:table-cell table:style-name="ce9" table:formula="of:=([.F124]-2451545)/36525" office:value-type="float" office:value="0.263361852612362">
            <text:p>0.26336185</text:p>
          </table:table-cell>
          <table:table-cell/>
          <table:table-cell table:formula="of:=MOD(280.46646+[.G124]*(36000.76983+[.G124]*0.0003032);360)" office:value-type="float" office:value="41.6959189298068">
            <text:p>41.7</text:p>
          </table:table-cell>
          <table:table-cell table:formula="of:=357.52911+[.G124]*(35999.05029-0.0001537*[.G124])" office:value-type="float" office:value="9838.30567599943">
            <text:p>9838.31</text:p>
          </table:table-cell>
          <table:table-cell table:formula="of:=0.016708634-[.G124]*(0.000042037+0.0000001267*[.G124])" office:value-type="float" office:value="0.0166975542699575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66785930321582">
            <text:p>1.67</text:p>
          </table:table-cell>
          <table:table-cell table:formula="of:=[.I124]+[.L124]" office:value-type="float" office:value="43.3637782330226">
            <text:p>43.36</text:p>
          </table:table-cell>
          <table:table-cell table:formula="of:=[.J124]+[.L124]" office:value-type="float" office:value="9839.97353530264">
            <text:p>9839.97</text:p>
          </table:table-cell>
          <table:table-cell table:formula="of:=(1.000001018*(1-[.K124]*[.K124]))/(1+[.K124]*COS(RADIANS([.N124])))" office:value-type="float" office:value="1.00813214553756">
            <text:p>1.01</text:p>
          </table:table-cell>
          <table:table-cell table:formula="of:=[.M124]-0.00569-0.00478*SIN(RADIANS(125.04-1934.136*[.G124]))" office:value-type="float" office:value="43.3600581332171">
            <text:p>43.36</text:p>
          </table:table-cell>
          <table:table-cell table:formula="of:=23+(26+((21.448-[.G124]*(46.815+[.G124]*(0.00059-[.G124]*0.001813))))/60)/60" office:value-type="float" office:value="23.4358663075181">
            <text:p>23.44</text:p>
          </table:table-cell>
          <table:table-cell table:formula="of:=[.Q124]+0.00256*COS(RADIANS(125.04-1934.136*[.G124]))" office:value-type="float" office:value="23.4381988073268">
            <text:p>23.44</text:p>
          </table:table-cell>
          <table:table-cell table:formula="of:=DEGREES(ATAN2(COS(RADIANS([.P124]));COS(RADIANS([.R124]))*SIN(RADIANS([.P124]))))" office:value-type="float" office:value="40.9061824729428">
            <text:p>40.91</text:p>
          </table:table-cell>
          <table:table-cell table:formula="of:=DEGREES(ASIN(SIN(RADIANS([.R124]))*SIN(RADIANS([.P124]))))" office:value-type="float" office:value="15.8484708777168">
            <text:p>15.85</text:p>
          </table:table-cell>
          <table:table-cell table:formula="of:=TAN(RADIANS([.R124]/2))*TAN(RADIANS([.R124]/2))" office:value-type="float" office:value="0.0430304043415057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3.14278236722658">
            <text:p>3.14</text:p>
          </table:table-cell>
          <table:table-cell table:formula="of:=DEGREES(ACOS(COS(RADIANS(90.833))/(COS(RADIANS([.$B$2]))*COS(RADIANS([.T124])))-TAN(RADIANS([.$B$2]))*TAN(RADIANS([.T124]))))" office:value-type="float" office:value="102.999053802034">
            <text:p>103</text:p>
          </table:table-cell>
          <table:table-cell table:style-name="ce7" table:formula="of:=(720-4*[.$B$3]-[.V124]+[.$B$4]*60)/1440" office:value-type="float" office:value="0.497817512244982">
            <text:p>11:56:51</text:p>
          </table:table-cell>
          <table:table-cell table:style-name="ce7" table:formula="of:=([.X124]*1440-[.W124]*4)/1440" office:value-type="float" office:value="0.211709029461554">
            <text:p>5:04:52</text:p>
          </table:table-cell>
          <table:table-cell table:style-name="ce7" table:formula="of:=([.X124]*1440+[.W124]*4)/1440" office:value-type="float" office:value="0.783925995028409">
            <text:p>18:48:51</text:p>
          </table:table-cell>
          <table:table-cell table:formula="of:=8*[.W124]" office:value-type="float" office:value="823.99243041627">
            <text:p>823.99</text:p>
          </table:table-cell>
          <table:table-cell table:formula="of:=MOD([.E124]*1440+[.V124]+4*[.$B$3]-60*[.$B$4];1440)" office:value-type="float" office:value="723.142782367227">
            <text:p>723.14</text:p>
          </table:table-cell>
          <table:table-cell table:formula="of:=IF([.AB124]/4&lt;0;[.AB124]/4+180;[.AB124]/4-180)" office:value-type="float" office:value="0.785695591806643">
            <text:p>0.79</text:p>
          </table:table-cell>
          <table:table-cell table:formula="of:=DEGREES(ACOS(SIN(RADIANS([.$B$2]))*SIN(RADIANS([.T124]))+COS(RADIANS([.$B$2]))*COS(RADIANS([.T124]))*COS(RADIANS([.AC124]))))" office:value-type="float" office:value="20.1636953550682">
            <text:p>20.16</text:p>
          </table:table-cell>
          <table:table-cell table:formula="of:=90-[.AD124]" office:value-type="float" office:value="69.8363046449318">
            <text:p>69.84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592538448549578">
            <text:p>0.01</text:p>
          </table:table-cell>
          <table:table-cell table:formula="of:=[.AE124]+[.AF124]" office:value-type="float" office:value="69.8422300294173">
            <text:p>69.84</text:p>
          </table:table-cell>
          <table:table-cell table:formula="of:=IF([.AC124]&gt;0;MOD(DEGREES(ACOS(((SIN(RADIANS([.$B$2]))*COS(RADIANS([.AD124])))-SIN(RADIANS([.T124])))/(COS(RADIANS([.$B$2]))*SIN(RADIANS([.AD124])))))+180;360);MOD(540-DEGREES(ACOS(((SIN(RADIANS([.$B$2]))*COS(RADIANS([.AD124])))-SIN(RADIANS([.T124])))/(COS(RADIANS([.$B$2]))*SIN(RADIANS([.AD124])))));360))" office:value-type="float" office:value="182.193160698251">
            <text:p>182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4]+1" office:value-type="date" office:date-value="2026-05-04">
            <text:p>5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5]+2415018.5+[.E125]-[.$B$4]/24" office:value-type="float" office:value="2461165.29166667">
            <text:p>2461165.29</text:p>
          </table:table-cell>
          <table:table-cell table:style-name="ce9" table:formula="of:=([.F125]-2451545)/36525" office:value-type="float" office:value="0.263389231120233">
            <text:p>0.26338923</text:p>
          </table:table-cell>
          <table:table-cell/>
          <table:table-cell table:formula="of:=MOD(280.46646+[.G125]*(36000.76983+[.G125]*0.0003032);360)" office:value-type="float" office:value="42.6815662943445">
            <text:p>42.68</text:p>
          </table:table-cell>
          <table:table-cell table:formula="of:=357.52911+[.G125]*(35999.05029-0.0001537*[.G125])" office:value-type="float" office:value="9839.29127627894">
            <text:p>9839.29</text:p>
          </table:table-cell>
          <table:table-cell table:formula="of:=0.016708634-[.G125]*(0.000042037+0.0000001267*[.G125])" office:value-type="float" office:value="0.0166975531172199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65165095107325">
            <text:p>1.65</text:p>
          </table:table-cell>
          <table:table-cell table:formula="of:=[.I125]+[.L125]" office:value-type="float" office:value="44.3332172454178">
            <text:p>44.33</text:p>
          </table:table-cell>
          <table:table-cell table:formula="of:=[.J125]+[.L125]" office:value-type="float" office:value="9840.94292723001">
            <text:p>9840.94</text:p>
          </table:table-cell>
          <table:table-cell table:formula="of:=(1.000001018*(1-[.K125]*[.K125]))/(1+[.K125]*COS(RADIANS([.N125])))" office:value-type="float" office:value="1.00837976936582">
            <text:p>1.01</text:p>
          </table:table-cell>
          <table:table-cell table:formula="of:=[.M125]-0.00569-0.00478*SIN(RADIANS(125.04-1934.136*[.G125]))" office:value-type="float" office:value="44.3295011699355">
            <text:p>44.33</text:p>
          </table:table-cell>
          <table:table-cell table:formula="of:=23+(26+((21.448-[.G125]*(46.815+[.G125]*(0.00059-[.G125]*0.001813))))/60)/60" office:value-type="float" office:value="23.435865951484">
            <text:p>23.44</text:p>
          </table:table-cell>
          <table:table-cell table:formula="of:=[.Q125]+0.00256*COS(RADIANS(125.04-1934.136*[.G125]))" office:value-type="float" office:value="23.4381974752386">
            <text:p>23.44</text:p>
          </table:table-cell>
          <table:table-cell table:formula="of:=DEGREES(ATAN2(COS(RADIANS([.P125]));COS(RADIANS([.R125]))*SIN(RADIANS([.P125]))))" office:value-type="float" office:value="41.8687099308956">
            <text:p>41.87</text:p>
          </table:table-cell>
          <table:table-cell table:formula="of:=DEGREES(ASIN(SIN(RADIANS([.R125]))*SIN(RADIANS([.P125]))))" office:value-type="float" office:value="16.1377703184336">
            <text:p>16.14</text:p>
          </table:table-cell>
          <table:table-cell table:formula="of:=TAN(RADIANS([.R125]/2))*TAN(RADIANS([.R125]/2))" office:value-type="float" office:value="0.0430303993111926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3.23493820202884">
            <text:p>3.23</text:p>
          </table:table-cell>
          <table:table-cell table:formula="of:=DEGREES(ACOS(COS(RADIANS(90.833))/(COS(RADIANS([.$B$2]))*COS(RADIANS([.T125])))-TAN(RADIANS([.$B$2]))*TAN(RADIANS([.T125]))))" office:value-type="float" office:value="103.234194369347">
            <text:p>103.23</text:p>
          </table:table-cell>
          <table:table-cell table:style-name="ce7" table:formula="of:=(720-4*[.$B$3]-[.V125]+[.$B$4]*60)/1440" office:value-type="float" office:value="0.49775351513748">
            <text:p>11:56:46</text:p>
          </table:table-cell>
          <table:table-cell table:style-name="ce7" table:formula="of:=([.X125]*1440-[.W125]*4)/1440" office:value-type="float" office:value="0.210991864111515">
            <text:p>5:03:50</text:p>
          </table:table-cell>
          <table:table-cell table:style-name="ce7" table:formula="of:=([.X125]*1440+[.W125]*4)/1440" office:value-type="float" office:value="0.784515166163444">
            <text:p>18:49:42</text:p>
          </table:table-cell>
          <table:table-cell table:formula="of:=8*[.W125]" office:value-type="float" office:value="825.873554954778">
            <text:p>825.87</text:p>
          </table:table-cell>
          <table:table-cell table:formula="of:=MOD([.E125]*1440+[.V125]+4*[.$B$3]-60*[.$B$4];1440)" office:value-type="float" office:value="723.234938202029">
            <text:p>723.23</text:p>
          </table:table-cell>
          <table:table-cell table:formula="of:=IF([.AB125]/4&lt;0;[.AB125]/4+180;[.AB125]/4-180)" office:value-type="float" office:value="0.808734550507211">
            <text:p>0.81</text:p>
          </table:table-cell>
          <table:table-cell table:formula="of:=DEGREES(ACOS(SIN(RADIANS([.$B$2]))*SIN(RADIANS([.T125]))+COS(RADIANS([.$B$2]))*COS(RADIANS([.T125]))*COS(RADIANS([.AC125]))))" office:value-type="float" office:value="19.8752806270323">
            <text:p>19.88</text:p>
          </table:table-cell>
          <table:table-cell table:formula="of:=90-[.AD125]" office:value-type="float" office:value="70.1247193729677">
            <text:p>70.12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583340366544488">
            <text:p>0.01</text:p>
          </table:table-cell>
          <table:table-cell table:formula="of:=[.AE125]+[.AF125]" office:value-type="float" office:value="70.1305527766331">
            <text:p>70.13</text:p>
          </table:table-cell>
          <table:table-cell table:formula="of:=IF([.AC125]&gt;0;MOD(DEGREES(ACOS(((SIN(RADIANS([.$B$2]))*COS(RADIANS([.AD125])))-SIN(RADIANS([.T125])))/(COS(RADIANS([.$B$2]))*SIN(RADIANS([.AD125])))))+180;360);MOD(540-DEGREES(ACOS(((SIN(RADIANS([.$B$2]))*COS(RADIANS([.AD125])))-SIN(RADIANS([.T125])))/(COS(RADIANS([.$B$2]))*SIN(RADIANS([.AD125])))));360))" office:value-type="float" office:value="182.285609818053">
            <text:p>182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5]+1" office:value-type="date" office:date-value="2026-05-05">
            <text:p>5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6]+2415018.5+[.E126]-[.$B$4]/24" office:value-type="float" office:value="2461166.29166667">
            <text:p>2461166.29</text:p>
          </table:table-cell>
          <table:table-cell table:style-name="ce9" table:formula="of:=([.F126]-2451545)/36525" office:value-type="float" office:value="0.263416609628104">
            <text:p>0.26341661</text:p>
          </table:table-cell>
          <table:table-cell/>
          <table:table-cell table:formula="of:=MOD(280.46646+[.G126]*(36000.76983+[.G126]*0.0003032);360)" office:value-type="float" office:value="43.6672136588823">
            <text:p>43.67</text:p>
          </table:table-cell>
          <table:table-cell table:formula="of:=357.52911+[.G126]*(35999.05029-0.0001537*[.G126])" office:value-type="float" office:value="9840.27687655845">
            <text:p>9840.28</text:p>
          </table:table-cell>
          <table:table-cell table:formula="of:=0.016708634-[.G126]*(0.000042037+0.0000001267*[.G126])" office:value-type="float" office:value="0.0166975519644822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63496902652799">
            <text:p>1.63</text:p>
          </table:table-cell>
          <table:table-cell table:formula="of:=[.I126]+[.L126]" office:value-type="float" office:value="45.3021826854102">
            <text:p>45.3</text:p>
          </table:table-cell>
          <table:table-cell table:formula="of:=[.J126]+[.L126]" office:value-type="float" office:value="9841.91184558497">
            <text:p>9841.91</text:p>
          </table:table-cell>
          <table:table-cell table:formula="of:=(1.000001018*(1-[.K126]*[.K126]))/(1+[.K126]*COS(RADIANS([.N126])))" office:value-type="float" office:value="1.00862489472352">
            <text:p>1.01</text:p>
          </table:table-cell>
          <table:table-cell table:formula="of:=[.M126]-0.00569-0.00478*SIN(RADIANS(125.04-1934.136*[.G126]))" office:value-type="float" office:value="45.2984706325651">
            <text:p>45.3</text:p>
          </table:table-cell>
          <table:table-cell table:formula="of:=23+(26+((21.448-[.G126]*(46.815+[.G126]*(0.00059-[.G126]*0.001813))))/60)/60" office:value-type="float" office:value="23.4358655954498">
            <text:p>23.44</text:p>
          </table:table-cell>
          <table:table-cell table:formula="of:=[.Q126]+0.00256*COS(RADIANS(125.04-1934.136*[.G126]))" office:value-type="float" office:value="23.4381961411589">
            <text:p>23.44</text:p>
          </table:table-cell>
          <table:table-cell table:formula="of:=DEGREES(ATAN2(COS(RADIANS([.P126]));COS(RADIANS([.R126]))*SIN(RADIANS([.P126]))))" office:value-type="float" office:value="42.8335605396219">
            <text:p>42.83</text:p>
          </table:table-cell>
          <table:table-cell table:formula="of:=DEGREES(ASIN(SIN(RADIANS([.R126]))*SIN(RADIANS([.P126]))))" office:value-type="float" office:value="16.4226018499412">
            <text:p>16.42</text:p>
          </table:table-cell>
          <table:table-cell table:formula="of:=TAN(RADIANS([.R126]/2))*TAN(RADIANS([.R126]/2))" office:value-type="float" office:value="0.0430303942733592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3.31782720079634">
            <text:p>3.32</text:p>
          </table:table-cell>
          <table:table-cell table:formula="of:=DEGREES(ACOS(COS(RADIANS(90.833))/(COS(RADIANS([.$B$2]))*COS(RADIANS([.T126])))-TAN(RADIANS([.$B$2]))*TAN(RADIANS([.T126]))))" office:value-type="float" office:value="103.466625976715">
            <text:p>103.47</text:p>
          </table:table-cell>
          <table:table-cell table:style-name="ce7" table:formula="of:=(720-4*[.$B$3]-[.V126]+[.$B$4]*60)/1440" office:value-type="float" office:value="0.49769595333278">
            <text:p>11:56:41</text:p>
          </table:table-cell>
          <table:table-cell table:style-name="ce7" table:formula="of:=([.X126]*1440-[.W126]*4)/1440" office:value-type="float" office:value="0.210288658953017">
            <text:p>5:02:49</text:p>
          </table:table-cell>
          <table:table-cell table:style-name="ce7" table:formula="of:=([.X126]*1440+[.W126]*4)/1440" office:value-type="float" office:value="0.785103247712544">
            <text:p>18:50:33</text:p>
          </table:table-cell>
          <table:table-cell table:formula="of:=8*[.W126]" office:value-type="float" office:value="827.73300781372">
            <text:p>827.73</text:p>
          </table:table-cell>
          <table:table-cell table:formula="of:=MOD([.E126]*1440+[.V126]+4*[.$B$3]-60*[.$B$4];1440)" office:value-type="float" office:value="723.317827200796">
            <text:p>723.32</text:p>
          </table:table-cell>
          <table:table-cell table:formula="of:=IF([.AB126]/4&lt;0;[.AB126]/4+180;[.AB126]/4-180)" office:value-type="float" office:value="0.829456800199097">
            <text:p>0.83</text:p>
          </table:table-cell>
          <table:table-cell table:formula="of:=DEGREES(ACOS(SIN(RADIANS([.$B$2]))*SIN(RADIANS([.T126]))+COS(RADIANS([.$B$2]))*COS(RADIANS([.T126]))*COS(RADIANS([.AC126]))))" office:value-type="float" office:value="19.5912976375504">
            <text:p>19.59</text:p>
          </table:table-cell>
          <table:table-cell table:formula="of:=90-[.AD126]" office:value-type="float" office:value="70.4087023624496">
            <text:p>70.41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574316140581596">
            <text:p>0.01</text:p>
          </table:table-cell>
          <table:table-cell table:formula="of:=[.AE126]+[.AF126]" office:value-type="float" office:value="70.4144455238554">
            <text:p>70.41</text:p>
          </table:table-cell>
          <table:table-cell table:formula="of:=IF([.AC126]&gt;0;MOD(DEGREES(ACOS(((SIN(RADIANS([.$B$2]))*COS(RADIANS([.AD126])))-SIN(RADIANS([.T126])))/(COS(RADIANS([.$B$2]))*SIN(RADIANS([.AD126])))))+180;360);MOD(540-DEGREES(ACOS(((SIN(RADIANS([.$B$2]))*COS(RADIANS([.AD126])))-SIN(RADIANS([.T126])))/(COS(RADIANS([.$B$2]))*SIN(RADIANS([.AD126])))));360))" office:value-type="float" office:value="182.37338713338">
            <text:p>182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6]+1" office:value-type="date" office:date-value="2026-05-06">
            <text:p>5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7]+2415018.5+[.E127]-[.$B$4]/24" office:value-type="float" office:value="2461167.29166667">
            <text:p>2461167.29</text:p>
          </table:table-cell>
          <table:table-cell table:style-name="ce9" table:formula="of:=([.F127]-2451545)/36525" office:value-type="float" office:value="0.263443988135976">
            <text:p>0.26344399</text:p>
          </table:table-cell>
          <table:table-cell/>
          <table:table-cell table:formula="of:=MOD(280.46646+[.G127]*(36000.76983+[.G127]*0.0003032);360)" office:value-type="float" office:value="44.65286102342">
            <text:p>44.65</text:p>
          </table:table-cell>
          <table:table-cell table:formula="of:=357.52911+[.G127]*(35999.05029-0.0001537*[.G127])" office:value-type="float" office:value="9841.26247683795">
            <text:p>9841.26</text:p>
          </table:table-cell>
          <table:table-cell table:formula="of:=0.016708634-[.G127]*(0.000042037+0.0000001267*[.G127])" office:value-type="float" office:value="0.0166975508117442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61781873935594">
            <text:p>1.62</text:p>
          </table:table-cell>
          <table:table-cell table:formula="of:=[.I127]+[.L127]" office:value-type="float" office:value="46.2706797627759">
            <text:p>46.27</text:p>
          </table:table-cell>
          <table:table-cell table:formula="of:=[.J127]+[.L127]" office:value-type="float" office:value="9842.88029557731">
            <text:p>9842.88</text:p>
          </table:table-cell>
          <table:table-cell table:formula="of:=(1.000001018*(1-[.K127]*[.K127]))/(1+[.K127]*COS(RADIANS([.N127])))" office:value-type="float" office:value="1.00886745274336">
            <text:p>1.01</text:p>
          </table:table-cell>
          <table:table-cell table:formula="of:=[.M127]-0.00569-0.00478*SIN(RADIANS(125.04-1934.136*[.G127]))" office:value-type="float" office:value="46.2669717308784">
            <text:p>46.27</text:p>
          </table:table-cell>
          <table:table-cell table:formula="of:=23+(26+((21.448-[.G127]*(46.815+[.G127]*(0.00059-[.G127]*0.001813))))/60)/60" office:value-type="float" office:value="23.4358652394156">
            <text:p>23.44</text:p>
          </table:table-cell>
          <table:table-cell table:formula="of:=[.Q127]+0.00256*COS(RADIANS(125.04-1934.136*[.G127]))" office:value-type="float" office:value="23.4381948050884">
            <text:p>23.44</text:p>
          </table:table-cell>
          <table:table-cell table:formula="of:=DEGREES(ATAN2(COS(RADIANS([.P127]));COS(RADIANS([.R127]))*SIN(RADIANS([.P127]))))" office:value-type="float" office:value="43.8007522797669">
            <text:p>43.8</text:p>
          </table:table-cell>
          <table:table-cell table:formula="of:=DEGREES(ASIN(SIN(RADIANS([.R127]))*SIN(RADIANS([.P127]))))" office:value-type="float" office:value="16.7028799152824">
            <text:p>16.7</text:p>
          </table:table-cell>
          <table:table-cell table:formula="of:=TAN(RADIANS([.R127]/2))*TAN(RADIANS([.R127]/2))" office:value-type="float" office:value="0.0430303892280088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3.39137628882189">
            <text:p>3.39</text:p>
          </table:table-cell>
          <table:table-cell table:formula="of:=DEGREES(ACOS(COS(RADIANS(90.833))/(COS(RADIANS([.$B$2]))*COS(RADIANS([.T127])))-TAN(RADIANS([.$B$2]))*TAN(RADIANS([.T127]))))" office:value-type="float" office:value="103.696255864397">
            <text:p>103.7</text:p>
          </table:table-cell>
          <table:table-cell table:style-name="ce7" table:formula="of:=(720-4*[.$B$3]-[.V127]+[.$B$4]*60)/1440" office:value-type="float" office:value="0.497644877577207">
            <text:p>11:56:37</text:p>
          </table:table-cell>
          <table:table-cell table:style-name="ce7" table:formula="of:=([.X127]*1440-[.W127]*4)/1440" office:value-type="float" office:value="0.209599722398327">
            <text:p>5:01:49</text:p>
          </table:table-cell>
          <table:table-cell table:style-name="ce7" table:formula="of:=([.X127]*1440+[.W127]*4)/1440" office:value-type="float" office:value="0.785690032756087">
            <text:p>18:51:24</text:p>
          </table:table-cell>
          <table:table-cell table:formula="of:=8*[.W127]" office:value-type="float" office:value="829.570046915175">
            <text:p>829.57</text:p>
          </table:table-cell>
          <table:table-cell table:formula="of:=MOD([.E127]*1440+[.V127]+4*[.$B$3]-60*[.$B$4];1440)" office:value-type="float" office:value="723.391376288822">
            <text:p>723.39</text:p>
          </table:table-cell>
          <table:table-cell table:formula="of:=IF([.AB127]/4&lt;0;[.AB127]/4+180;[.AB127]/4-180)" office:value-type="float" office:value="0.847844072205476">
            <text:p>0.85</text:p>
          </table:table-cell>
          <table:table-cell table:formula="of:=DEGREES(ACOS(SIN(RADIANS([.$B$2]))*SIN(RADIANS([.T127]))+COS(RADIANS([.$B$2]))*COS(RADIANS([.T127]))*COS(RADIANS([.AC127]))))" office:value-type="float" office:value="19.3118235735562">
            <text:p>19.31</text:p>
          </table:table-cell>
          <table:table-cell table:formula="of:=90-[.AD127]" office:value-type="float" office:value="70.6881764264438">
            <text:p>70.69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565466103110035">
            <text:p>0.01</text:p>
          </table:table-cell>
          <table:table-cell table:formula="of:=[.AE127]+[.AF127]" office:value-type="float" office:value="70.6938310874749">
            <text:p>70.69</text:p>
          </table:table-cell>
          <table:table-cell table:formula="of:=IF([.AC127]&gt;0;MOD(DEGREES(ACOS(((SIN(RADIANS([.$B$2]))*COS(RADIANS([.AD127])))-SIN(RADIANS([.T127])))/(COS(RADIANS([.$B$2]))*SIN(RADIANS([.AD127])))))+180;360);MOD(540-DEGREES(ACOS(((SIN(RADIANS([.$B$2]))*COS(RADIANS([.AD127])))-SIN(RADIANS([.T127])))/(COS(RADIANS([.$B$2]))*SIN(RADIANS([.AD127])))));360))" office:value-type="float" office:value="182.456209689736">
            <text:p>182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7]+1" office:value-type="date" office:date-value="2026-05-07">
            <text:p>5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8]+2415018.5+[.E128]-[.$B$4]/24" office:value-type="float" office:value="2461168.29166667">
            <text:p>2461168.29</text:p>
          </table:table-cell>
          <table:table-cell table:style-name="ce9" table:formula="of:=([.F128]-2451545)/36525" office:value-type="float" office:value="0.263471366643847">
            <text:p>0.26347137</text:p>
          </table:table-cell>
          <table:table-cell/>
          <table:table-cell table:formula="of:=MOD(280.46646+[.G128]*(36000.76983+[.G128]*0.0003032);360)" office:value-type="float" office:value="45.6385083879595">
            <text:p>45.64</text:p>
          </table:table-cell>
          <table:table-cell table:formula="of:=357.52911+[.G128]*(35999.05029-0.0001537*[.G128])" office:value-type="float" office:value="9842.24807711746">
            <text:p>9842.25</text:p>
          </table:table-cell>
          <table:table-cell table:formula="of:=0.016708634-[.G128]*(0.000042037+0.0000001267*[.G128])" office:value-type="float" office:value="0.0166975496590061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60020541968177">
            <text:p>1.6</text:p>
          </table:table-cell>
          <table:table-cell table:formula="of:=[.I128]+[.L128]" office:value-type="float" office:value="47.2387138076413">
            <text:p>47.24</text:p>
          </table:table-cell>
          <table:table-cell table:formula="of:=[.J128]+[.L128]" office:value-type="float" office:value="9843.84828253714">
            <text:p>9843.85</text:p>
          </table:table-cell>
          <table:table-cell table:formula="of:=(1.000001018*(1-[.K128]*[.K128]))/(1+[.K128]*COS(RADIANS([.N128])))" office:value-type="float" office:value="1.00910737537898">
            <text:p>1.01</text:p>
          </table:table-cell>
          <table:table-cell table:formula="of:=[.M128]-0.00569-0.00478*SIN(RADIANS(125.04-1934.136*[.G128]))" office:value-type="float" office:value="47.2350097949984">
            <text:p>47.24</text:p>
          </table:table-cell>
          <table:table-cell table:formula="of:=23+(26+((21.448-[.G128]*(46.815+[.G128]*(0.00059-[.G128]*0.001813))))/60)/60" office:value-type="float" office:value="23.4358648833814">
            <text:p>23.44</text:p>
          </table:table-cell>
          <table:table-cell table:formula="of:=[.Q128]+0.00256*COS(RADIANS(125.04-1934.136*[.G128]))" office:value-type="float" office:value="23.4381934670281">
            <text:p>23.44</text:p>
          </table:table-cell>
          <table:table-cell table:formula="of:=DEGREES(ATAN2(COS(RADIANS([.P128]));COS(RADIANS([.R128]))*SIN(RADIANS([.P128]))))" office:value-type="float" office:value="44.7703001847478">
            <text:p>44.77</text:p>
          </table:table-cell>
          <table:table-cell table:formula="of:=DEGREES(ASIN(SIN(RADIANS([.R128]))*SIN(RADIANS([.P128]))))" office:value-type="float" office:value="16.9785196488454">
            <text:p>16.98</text:p>
          </table:table-cell>
          <table:table-cell table:formula="of:=TAN(RADIANS([.R128]/2))*TAN(RADIANS([.R128]/2))" office:value-type="float" office:value="0.0430303841751445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3.45552420320349">
            <text:p>3.46</text:p>
          </table:table-cell>
          <table:table-cell table:formula="of:=DEGREES(ACOS(COS(RADIANS(90.833))/(COS(RADIANS([.$B$2]))*COS(RADIANS([.T128])))-TAN(RADIANS([.$B$2]))*TAN(RADIANS([.T128]))))" office:value-type="float" office:value="103.922989771114">
            <text:p>103.92</text:p>
          </table:table-cell>
          <table:table-cell table:style-name="ce7" table:formula="of:=(720-4*[.$B$3]-[.V128]+[.$B$4]*60)/1440" office:value-type="float" office:value="0.497600330414442">
            <text:p>11:56:33</text:p>
          </table:table-cell>
          <table:table-cell table:style-name="ce7" table:formula="of:=([.X128]*1440-[.W128]*4)/1440" office:value-type="float" office:value="0.208925358828015">
            <text:p>5:00:51</text:p>
          </table:table-cell>
          <table:table-cell table:style-name="ce7" table:formula="of:=([.X128]*1440+[.W128]*4)/1440" office:value-type="float" office:value="0.786275302000869">
            <text:p>18:52:14</text:p>
          </table:table-cell>
          <table:table-cell table:formula="of:=8*[.W128]" office:value-type="float" office:value="831.383918168909">
            <text:p>831.38</text:p>
          </table:table-cell>
          <table:table-cell table:formula="of:=MOD([.E128]*1440+[.V128]+4*[.$B$3]-60*[.$B$4];1440)" office:value-type="float" office:value="723.455524203204">
            <text:p>723.46</text:p>
          </table:table-cell>
          <table:table-cell table:formula="of:=IF([.AB128]/4&lt;0;[.AB128]/4+180;[.AB128]/4-180)" office:value-type="float" office:value="0.86388105080087">
            <text:p>0.86</text:p>
          </table:table-cell>
          <table:table-cell table:formula="of:=DEGREES(ACOS(SIN(RADIANS([.$B$2]))*SIN(RADIANS([.T128]))+COS(RADIANS([.$B$2]))*COS(RADIANS([.T128]))*COS(RADIANS([.AC128]))))" office:value-type="float" office:value="19.0369352580832">
            <text:p>19.04</text:p>
          </table:table-cell>
          <table:table-cell table:formula="of:=90-[.AD128]" office:value-type="float" office:value="70.9630647419169">
            <text:p>70.96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556790628983592">
            <text:p>0.01</text:p>
          </table:table-cell>
          <table:table-cell table:formula="of:=[.AE128]+[.AF128]" office:value-type="float" office:value="70.9686326482067">
            <text:p>70.97</text:p>
          </table:table-cell>
          <table:table-cell table:formula="of:=IF([.AC128]&gt;0;MOD(DEGREES(ACOS(((SIN(RADIANS([.$B$2]))*COS(RADIANS([.AD128])))-SIN(RADIANS([.T128])))/(COS(RADIANS([.$B$2]))*SIN(RADIANS([.AD128])))))+180;360);MOD(540-DEGREES(ACOS(((SIN(RADIANS([.$B$2]))*COS(RADIANS([.AD128])))-SIN(RADIANS([.T128])))/(COS(RADIANS([.$B$2]))*SIN(RADIANS([.AD128])))));360))" office:value-type="float" office:value="182.533792091658">
            <text:p>182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8]+1" office:value-type="date" office:date-value="2026-05-08">
            <text:p>5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9]+2415018.5+[.E129]-[.$B$4]/24" office:value-type="float" office:value="2461169.29166667">
            <text:p>2461169.29</text:p>
          </table:table-cell>
          <table:table-cell table:style-name="ce9" table:formula="of:=([.F129]-2451545)/36525" office:value-type="float" office:value="0.263498745151718">
            <text:p>0.26349875</text:p>
          </table:table-cell>
          <table:table-cell/>
          <table:table-cell table:formula="of:=MOD(280.46646+[.G129]*(36000.76983+[.G129]*0.0003032);360)" office:value-type="float" office:value="46.6241557524972">
            <text:p>46.62</text:p>
          </table:table-cell>
          <table:table-cell table:formula="of:=357.52911+[.G129]*(35999.05029-0.0001537*[.G129])" office:value-type="float" office:value="9843.23367739697">
            <text:p>9843.23</text:p>
          </table:table-cell>
          <table:table-cell table:formula="of:=0.016708634-[.G129]*(0.000042037+0.0000001267*[.G129])" office:value-type="float" office:value="0.0166975485062678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58213451615222">
            <text:p>1.58</text:p>
          </table:table-cell>
          <table:table-cell table:formula="of:=[.I129]+[.L129]" office:value-type="float" office:value="48.2062902686495">
            <text:p>48.21</text:p>
          </table:table-cell>
          <table:table-cell table:formula="of:=[.J129]+[.L129]" office:value-type="float" office:value="9844.81581191312">
            <text:p>9844.82</text:p>
          </table:table-cell>
          <table:table-cell table:formula="of:=(1.000001018*(1-[.K129]*[.K129]))/(1+[.K129]*COS(RADIANS([.N129])))" office:value-type="float" office:value="1.00934459542074">
            <text:p>1.01</text:p>
          </table:table-cell>
          <table:table-cell table:formula="of:=[.M129]-0.00569-0.00478*SIN(RADIANS(125.04-1934.136*[.G129]))" office:value-type="float" office:value="48.2025902735649">
            <text:p>48.2</text:p>
          </table:table-cell>
          <table:table-cell table:formula="of:=23+(26+((21.448-[.G129]*(46.815+[.G129]*(0.00059-[.G129]*0.001813))))/60)/60" office:value-type="float" office:value="23.4358645273473">
            <text:p>23.44</text:p>
          </table:table-cell>
          <table:table-cell table:formula="of:=[.Q129]+0.00256*COS(RADIANS(125.04-1934.136*[.G129]))" office:value-type="float" office:value="23.4381921269788">
            <text:p>23.44</text:p>
          </table:table-cell>
          <table:table-cell table:formula="of:=DEGREES(ATAN2(COS(RADIANS([.P129]));COS(RADIANS([.R129]))*SIN(RADIANS([.P129]))))" office:value-type="float" office:value="45.7422162854511">
            <text:p>45.74</text:p>
          </table:table-cell>
          <table:table-cell table:formula="of:=DEGREES(ASIN(SIN(RADIANS([.R129]))*SIN(RADIANS([.P129]))))" office:value-type="float" office:value="17.2494369180664">
            <text:p>17.25</text:p>
          </table:table-cell>
          <table:table-cell table:formula="of:=TAN(RADIANS([.R129]/2))*TAN(RADIANS([.R129]/2))" office:value-type="float" office:value="0.0430303791147694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3.51022173524282">
            <text:p>3.51</text:p>
          </table:table-cell>
          <table:table-cell table:formula="of:=DEGREES(ACOS(COS(RADIANS(90.833))/(COS(RADIANS([.$B$2]))*COS(RADIANS([.T129])))-TAN(RADIANS([.$B$2]))*TAN(RADIANS([.T129]))))" office:value-type="float" office:value="104.146732002909">
            <text:p>104.15</text:p>
          </table:table-cell>
          <table:table-cell table:style-name="ce7" table:formula="of:=(720-4*[.$B$3]-[.V129]+[.$B$4]*60)/1440" office:value-type="float" office:value="0.497562346017193">
            <text:p>11:56:29</text:p>
          </table:table-cell>
          <table:table-cell table:style-name="ce7" table:formula="of:=([.X129]*1440-[.W129]*4)/1440" office:value-type="float" office:value="0.208265868231335">
            <text:p>4:59:54</text:p>
          </table:table-cell>
          <table:table-cell table:style-name="ce7" table:formula="of:=([.X129]*1440+[.W129]*4)/1440" office:value-type="float" office:value="0.78685882380305">
            <text:p>18:53:05</text:p>
          </table:table-cell>
          <table:table-cell table:formula="of:=8*[.W129]" office:value-type="float" office:value="833.173856023269">
            <text:p>833.17</text:p>
          </table:table-cell>
          <table:table-cell table:formula="of:=MOD([.E129]*1440+[.V129]+4*[.$B$3]-60*[.$B$4];1440)" office:value-type="float" office:value="723.510221735243">
            <text:p>723.51</text:p>
          </table:table-cell>
          <table:table-cell table:formula="of:=IF([.AB129]/4&lt;0;[.AB129]/4+180;[.AB129]/4-180)" office:value-type="float" office:value="0.877555433810699">
            <text:p>0.88</text:p>
          </table:table-cell>
          <table:table-cell table:formula="of:=DEGREES(ACOS(SIN(RADIANS([.$B$2]))*SIN(RADIANS([.T129]))+COS(RADIANS([.$B$2]))*COS(RADIANS([.T129]))*COS(RADIANS([.AC129]))))" office:value-type="float" office:value="18.7667091739699">
            <text:p>18.77</text:p>
          </table:table-cell>
          <table:table-cell table:formula="of:=90-[.AD129]" office:value-type="float" office:value="71.2332908260301">
            <text:p>71.23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548290135787251">
            <text:p>0.01</text:p>
          </table:table-cell>
          <table:table-cell table:formula="of:=[.AE129]+[.AF129]" office:value-type="float" office:value="71.238773727388">
            <text:p>71.24</text:p>
          </table:table-cell>
          <table:table-cell table:formula="of:=IF([.AC129]&gt;0;MOD(DEGREES(ACOS(((SIN(RADIANS([.$B$2]))*COS(RADIANS([.AD129])))-SIN(RADIANS([.T129])))/(COS(RADIANS([.$B$2]))*SIN(RADIANS([.AD129])))))+180;360);MOD(540-DEGREES(ACOS(((SIN(RADIANS([.$B$2]))*COS(RADIANS([.AD129])))-SIN(RADIANS([.T129])))/(COS(RADIANS([.$B$2]))*SIN(RADIANS([.AD129])))));360))" office:value-type="float" office:value="182.60584723188">
            <text:p>182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9]+1" office:value-type="date" office:date-value="2026-05-09">
            <text:p>5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0]+2415018.5+[.E130]-[.$B$4]/24" office:value-type="float" office:value="2461170.29166667">
            <text:p>2461170.29</text:p>
          </table:table-cell>
          <table:table-cell table:style-name="ce9" table:formula="of:=([.F130]-2451545)/36525" office:value-type="float" office:value="0.26352612365959">
            <text:p>0.26352612</text:p>
          </table:table-cell>
          <table:table-cell/>
          <table:table-cell table:formula="of:=MOD(280.46646+[.G130]*(36000.76983+[.G130]*0.0003032);360)" office:value-type="float" office:value="47.609803117035">
            <text:p>47.61</text:p>
          </table:table-cell>
          <table:table-cell table:formula="of:=357.52911+[.G130]*(35999.05029-0.0001537*[.G130])" office:value-type="float" office:value="9844.21927767647">
            <text:p>9844.22</text:p>
          </table:table-cell>
          <table:table-cell table:formula="of:=0.016708634-[.G130]*(0.000042037+0.0000001267*[.G130])" office:value-type="float" office:value="0.0166975473535293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56361159409541">
            <text:p>1.56</text:p>
          </table:table-cell>
          <table:table-cell table:formula="of:=[.I130]+[.L130]" office:value-type="float" office:value="49.1734147111304">
            <text:p>49.17</text:p>
          </table:table-cell>
          <table:table-cell table:formula="of:=[.J130]+[.L130]" office:value-type="float" office:value="9845.78288927057">
            <text:p>9845.78</text:p>
          </table:table-cell>
          <table:table-cell table:formula="of:=(1.000001018*(1-[.K130]*[.K130]))/(1+[.K130]*COS(RADIANS([.N130])))" office:value-type="float" office:value="1.00957904651114">
            <text:p>1.01</text:p>
          </table:table-cell>
          <table:table-cell table:formula="of:=[.M130]-0.00569-0.00478*SIN(RADIANS(125.04-1934.136*[.G130]))" office:value-type="float" office:value="49.1697187319042">
            <text:p>49.17</text:p>
          </table:table-cell>
          <table:table-cell table:formula="of:=23+(26+((21.448-[.G130]*(46.815+[.G130]*(0.00059-[.G130]*0.001813))))/60)/60" office:value-type="float" office:value="23.4358641713131">
            <text:p>23.44</text:p>
          </table:table-cell>
          <table:table-cell table:formula="of:=[.Q130]+0.00256*COS(RADIANS(125.04-1934.136*[.G130]))" office:value-type="float" office:value="23.4381907849413">
            <text:p>23.44</text:p>
          </table:table-cell>
          <table:table-cell table:formula="of:=DEGREES(ATAN2(COS(RADIANS([.P130]));COS(RADIANS([.R130]))*SIN(RADIANS([.P130]))))" office:value-type="float" office:value="46.7165095575063">
            <text:p>46.72</text:p>
          </table:table-cell>
          <table:table-cell table:formula="of:=DEGREES(ASIN(SIN(RADIANS([.R130]))*SIN(RADIANS([.P130]))))" office:value-type="float" office:value="17.5155483669168">
            <text:p>17.52</text:p>
          </table:table-cell>
          <table:table-cell table:formula="of:=TAN(RADIANS([.R130]/2))*TAN(RADIANS([.R130]/2))" office:value-type="float" office:value="0.0430303740468867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3.55543196024837">
            <text:p>3.56</text:p>
          </table:table-cell>
          <table:table-cell table:formula="of:=DEGREES(ACOS(COS(RADIANS(90.833))/(COS(RADIANS([.$B$2]))*COS(RADIANS([.T130])))-TAN(RADIANS([.$B$2]))*TAN(RADIANS([.T130]))))" office:value-type="float" office:value="104.367385509959">
            <text:p>104.37</text:p>
          </table:table-cell>
          <table:table-cell table:style-name="ce7" table:formula="of:=(720-4*[.$B$3]-[.V130]+[.$B$4]*60)/1440" office:value-type="float" office:value="0.497530950027605">
            <text:p>11:56:27</text:p>
          </table:table-cell>
          <table:table-cell table:style-name="ce7" table:formula="of:=([.X130]*1440-[.W130]*4)/1440" office:value-type="float" office:value="0.207621545833274">
            <text:p>4:58:59</text:p>
          </table:table-cell>
          <table:table-cell table:style-name="ce7" table:formula="of:=([.X130]*1440+[.W130]*4)/1440" office:value-type="float" office:value="0.787440354221937">
            <text:p>18:53:55</text:p>
          </table:table-cell>
          <table:table-cell table:formula="of:=8*[.W130]" office:value-type="float" office:value="834.939084079675">
            <text:p>834.94</text:p>
          </table:table-cell>
          <table:table-cell table:formula="of:=MOD([.E130]*1440+[.V130]+4*[.$B$3]-60*[.$B$4];1440)" office:value-type="float" office:value="723.555431960248">
            <text:p>723.56</text:p>
          </table:table-cell>
          <table:table-cell table:formula="of:=IF([.AB130]/4&lt;0;[.AB130]/4+180;[.AB130]/4-180)" office:value-type="float" office:value="0.888857990062093">
            <text:p>0.89</text:p>
          </table:table-cell>
          <table:table-cell table:formula="of:=DEGREES(ACOS(SIN(RADIANS([.$B$2]))*SIN(RADIANS([.T130]))+COS(RADIANS([.$B$2]))*COS(RADIANS([.T130]))*COS(RADIANS([.AC130]))))" office:value-type="float" office:value="18.5012214863155">
            <text:p>18.5</text:p>
          </table:table-cell>
          <table:table-cell table:formula="of:=90-[.AD130]" office:value-type="float" office:value="71.4987785136845">
            <text:p>71.5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539965084083038">
            <text:p>0.01</text:p>
          </table:table-cell>
          <table:table-cell table:formula="of:=[.AE130]+[.AF130]" office:value-type="float" office:value="71.5041781645254">
            <text:p>71.5</text:p>
          </table:table-cell>
          <table:table-cell table:formula="of:=IF([.AC130]&gt;0;MOD(DEGREES(ACOS(((SIN(RADIANS([.$B$2]))*COS(RADIANS([.AD130])))-SIN(RADIANS([.T130])))/(COS(RADIANS([.$B$2]))*SIN(RADIANS([.AD130])))))+180;360);MOD(540-DEGREES(ACOS(((SIN(RADIANS([.$B$2]))*COS(RADIANS([.AD130])))-SIN(RADIANS([.T130])))/(COS(RADIANS([.$B$2]))*SIN(RADIANS([.AD130])))));360))" office:value-type="float" office:value="182.672087104901">
            <text:p>182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0]+1" office:value-type="date" office:date-value="2026-05-10">
            <text:p>5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1]+2415018.5+[.E131]-[.$B$4]/24" office:value-type="float" office:value="2461171.29166667">
            <text:p>2461171.29</text:p>
          </table:table-cell>
          <table:table-cell table:style-name="ce9" table:formula="of:=([.F131]-2451545)/36525" office:value-type="float" office:value="0.263553502167461">
            <text:p>0.26355350</text:p>
          </table:table-cell>
          <table:table-cell/>
          <table:table-cell table:formula="of:=MOD(280.46646+[.G131]*(36000.76983+[.G131]*0.0003032);360)" office:value-type="float" office:value="48.5954504815727">
            <text:p>48.6</text:p>
          </table:table-cell>
          <table:table-cell table:formula="of:=357.52911+[.G131]*(35999.05029-0.0001537*[.G131])" office:value-type="float" office:value="9845.20487795598">
            <text:p>9845.2</text:p>
          </table:table-cell>
          <table:table-cell table:formula="of:=0.016708634-[.G131]*(0.000042037+0.0000001267*[.G131])" office:value-type="float" office:value="0.0166975462007906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54464233366748">
            <text:p>1.54</text:p>
          </table:table-cell>
          <table:table-cell table:formula="of:=[.I131]+[.L131]" office:value-type="float" office:value="50.1400928152402">
            <text:p>50.14</text:p>
          </table:table-cell>
          <table:table-cell table:formula="of:=[.J131]+[.L131]" office:value-type="float" office:value="9846.74952028965">
            <text:p>9846.75</text:p>
          </table:table-cell>
          <table:table-cell table:formula="of:=(1.000001018*(1-[.K131]*[.K131]))/(1+[.K131]*COS(RADIANS([.N131])))" office:value-type="float" office:value="1.00981066316">
            <text:p>1.01</text:p>
          </table:table-cell>
          <table:table-cell table:formula="of:=[.M131]-0.00569-0.00478*SIN(RADIANS(125.04-1934.136*[.G131]))" office:value-type="float" office:value="50.1364008501693">
            <text:p>50.14</text:p>
          </table:table-cell>
          <table:table-cell table:formula="of:=23+(26+((21.448-[.G131]*(46.815+[.G131]*(0.00059-[.G131]*0.001813))))/60)/60" office:value-type="float" office:value="23.4358638152789">
            <text:p>23.44</text:p>
          </table:table-cell>
          <table:table-cell table:formula="of:=[.Q131]+0.00256*COS(RADIANS(125.04-1934.136*[.G131]))" office:value-type="float" office:value="23.4381894409164">
            <text:p>23.44</text:p>
          </table:table-cell>
          <table:table-cell table:formula="of:=DEGREES(ATAN2(COS(RADIANS([.P131]));COS(RADIANS([.R131]))*SIN(RADIANS([.P131]))))" office:value-type="float" office:value="47.6931858713679">
            <text:p>47.69</text:p>
          </table:table-cell>
          <table:table-cell table:formula="of:=DEGREES(ASIN(SIN(RADIANS([.R131]))*SIN(RADIANS([.P131]))))" office:value-type="float" office:value="17.776771461121">
            <text:p>17.78</text:p>
          </table:table-cell>
          <table:table-cell table:formula="of:=TAN(RADIANS([.R131]/2))*TAN(RADIANS([.R131]/2))" office:value-type="float" office:value="0.0430303689714996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3.59113045346485">
            <text:p>3.59</text:p>
          </table:table-cell>
          <table:table-cell table:formula="of:=DEGREES(ACOS(COS(RADIANS(90.833))/(COS(RADIANS([.$B$2]))*COS(RADIANS([.T131])))-TAN(RADIANS([.$B$2]))*TAN(RADIANS([.T131]))))" office:value-type="float" office:value="104.584851971478">
            <text:p>104.58</text:p>
          </table:table-cell>
          <table:table-cell table:style-name="ce7" table:formula="of:=(720-4*[.$B$3]-[.V131]+[.$B$4]*60)/1440" office:value-type="float" office:value="0.497506159407316">
            <text:p>11:56:25</text:p>
          </table:table-cell>
          <table:table-cell table:style-name="ce7" table:formula="of:=([.X131]*1440-[.W131]*4)/1440" office:value-type="float" office:value="0.206992681708766">
            <text:p>4:58:04</text:p>
          </table:table-cell>
          <table:table-cell table:style-name="ce7" table:formula="of:=([.X131]*1440+[.W131]*4)/1440" office:value-type="float" office:value="0.788019637105866">
            <text:p>18:54:45</text:p>
          </table:table-cell>
          <table:table-cell table:formula="of:=8*[.W131]" office:value-type="float" office:value="836.678815771825">
            <text:p>836.68</text:p>
          </table:table-cell>
          <table:table-cell table:formula="of:=MOD([.E131]*1440+[.V131]+4*[.$B$3]-60*[.$B$4];1440)" office:value-type="float" office:value="723.591130453465">
            <text:p>723.59</text:p>
          </table:table-cell>
          <table:table-cell table:formula="of:=IF([.AB131]/4&lt;0;[.AB131]/4+180;[.AB131]/4-180)" office:value-type="float" office:value="0.897782613366218">
            <text:p>0.9</text:p>
          </table:table-cell>
          <table:table-cell table:formula="of:=DEGREES(ACOS(SIN(RADIANS([.$B$2]))*SIN(RADIANS([.T131]))+COS(RADIANS([.$B$2]))*COS(RADIANS([.T131]))*COS(RADIANS([.AC131]))))" office:value-type="float" office:value="18.2405480632701">
            <text:p>18.24</text:p>
          </table:table-cell>
          <table:table-cell table:formula="of:=90-[.AD131]" office:value-type="float" office:value="71.7594519367299">
            <text:p>71.76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53181597756647">
            <text:p>0.01</text:p>
          </table:table-cell>
          <table:table-cell table:formula="of:=[.AE131]+[.AF131]" office:value-type="float" office:value="71.7647700965056">
            <text:p>71.76</text:p>
          </table:table-cell>
          <table:table-cell table:formula="of:=IF([.AC131]&gt;0;MOD(DEGREES(ACOS(((SIN(RADIANS([.$B$2]))*COS(RADIANS([.AD131])))-SIN(RADIANS([.T131])))/(COS(RADIANS([.$B$2]))*SIN(RADIANS([.AD131])))))+180;360);MOD(540-DEGREES(ACOS(((SIN(RADIANS([.$B$2]))*COS(RADIANS([.AD131])))-SIN(RADIANS([.T131])))/(COS(RADIANS([.$B$2]))*SIN(RADIANS([.AD131])))));360))" office:value-type="float" office:value="182.732223709331">
            <text:p>182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1]+1" office:value-type="date" office:date-value="2026-05-11">
            <text:p>5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2]+2415018.5+[.E132]-[.$B$4]/24" office:value-type="float" office:value="2461172.29166667">
            <text:p>2461172.29</text:p>
          </table:table-cell>
          <table:table-cell table:style-name="ce9" table:formula="of:=([.F132]-2451545)/36525" office:value-type="float" office:value="0.263580880675332">
            <text:p>0.26358088</text:p>
          </table:table-cell>
          <table:table-cell/>
          <table:table-cell table:formula="of:=MOD(280.46646+[.G132]*(36000.76983+[.G132]*0.0003032);360)" office:value-type="float" office:value="49.5810978461141">
            <text:p>49.58</text:p>
          </table:table-cell>
          <table:table-cell table:formula="of:=357.52911+[.G132]*(35999.05029-0.0001537*[.G132])" office:value-type="float" office:value="9846.19047823549">
            <text:p>9846.19</text:p>
          </table:table-cell>
          <table:table-cell table:formula="of:=0.016708634-[.G132]*(0.000042037+0.0000001267*[.G132])" office:value-type="float" office:value="0.0166975450480517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5252325279875">
            <text:p>1.53</text:p>
          </table:table-cell>
          <table:table-cell table:formula="of:=[.I132]+[.L132]" office:value-type="float" office:value="51.1063303741016">
            <text:p>51.11</text:p>
          </table:table-cell>
          <table:table-cell table:formula="of:=[.J132]+[.L132]" office:value-type="float" office:value="9847.71571076347">
            <text:p>9847.72</text:p>
          </table:table-cell>
          <table:table-cell table:formula="of:=(1.000001018*(1-[.K132]*[.K132]))/(1+[.K132]*COS(RADIANS([.N132])))" office:value-type="float" office:value="1.01003938075934">
            <text:p>1.01</text:p>
          </table:table-cell>
          <table:table-cell table:formula="of:=[.M132]-0.00569-0.00478*SIN(RADIANS(125.04-1934.136*[.G132]))" office:value-type="float" office:value="51.1026424214792">
            <text:p>51.1</text:p>
          </table:table-cell>
          <table:table-cell table:formula="of:=23+(26+((21.448-[.G132]*(46.815+[.G132]*(0.00059-[.G132]*0.001813))))/60)/60" office:value-type="float" office:value="23.4358634592448">
            <text:p>23.44</text:p>
          </table:table-cell>
          <table:table-cell table:formula="of:=[.Q132]+0.00256*COS(RADIANS(125.04-1934.136*[.G132]))" office:value-type="float" office:value="23.4381880949051">
            <text:p>23.44</text:p>
          </table:table-cell>
          <table:table-cell table:formula="of:=DEGREES(ATAN2(COS(RADIANS([.P132]));COS(RADIANS([.R132]))*SIN(RADIANS([.P132]))))" office:value-type="float" office:value="48.672247945511">
            <text:p>48.67</text:p>
          </table:table-cell>
          <table:table-cell table:formula="of:=DEGREES(ASIN(SIN(RADIANS([.R132]))*SIN(RADIANS([.P132]))))" office:value-type="float" office:value="18.0330245350669">
            <text:p>18.03</text:p>
          </table:table-cell>
          <table:table-cell table:formula="of:=TAN(RADIANS([.R132]/2))*TAN(RADIANS([.R132]/2))" office:value-type="float" office:value="0.0430303638886113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3.61730549086474">
            <text:p>3.62</text:p>
          </table:table-cell>
          <table:table-cell table:formula="of:=DEGREES(ACOS(COS(RADIANS(90.833))/(COS(RADIANS([.$B$2]))*COS(RADIANS([.T132])))-TAN(RADIANS([.$B$2]))*TAN(RADIANS([.T132]))))" office:value-type="float" office:value="104.799031888824">
            <text:p>104.8</text:p>
          </table:table-cell>
          <table:table-cell table:style-name="ce7" table:formula="of:=(720-4*[.$B$3]-[.V132]+[.$B$4]*60)/1440" office:value-type="float" office:value="0.497487982298011">
            <text:p>11:56:23</text:p>
          </table:table-cell>
          <table:table-cell table:style-name="ce7" table:formula="of:=([.X132]*1440-[.W132]*4)/1440" office:value-type="float" office:value="0.206379560384612">
            <text:p>4:57:11</text:p>
          </table:table-cell>
          <table:table-cell table:style-name="ce7" table:formula="of:=([.X132]*1440+[.W132]*4)/1440" office:value-type="float" office:value="0.788596404211409">
            <text:p>18:55:35</text:p>
          </table:table-cell>
          <table:table-cell table:formula="of:=8*[.W132]" office:value-type="float" office:value="838.392255110589">
            <text:p>838.39</text:p>
          </table:table-cell>
          <table:table-cell table:formula="of:=MOD([.E132]*1440+[.V132]+4*[.$B$3]-60*[.$B$4];1440)" office:value-type="float" office:value="723.617305490865">
            <text:p>723.62</text:p>
          </table:table-cell>
          <table:table-cell table:formula="of:=IF([.AB132]/4&lt;0;[.AB132]/4+180;[.AB132]/4-180)" office:value-type="float" office:value="0.904326372716184">
            <text:p>0.9</text:p>
          </table:table-cell>
          <table:table-cell table:formula="of:=DEGREES(ACOS(SIN(RADIANS([.$B$2]))*SIN(RADIANS([.T132]))+COS(RADIANS([.$B$2]))*COS(RADIANS([.T132]))*COS(RADIANS([.AC132]))))" office:value-type="float" office:value="17.9847644946869">
            <text:p>17.98</text:p>
          </table:table-cell>
          <table:table-cell table:formula="of:=90-[.AD132]" office:value-type="float" office:value="72.0152355053131">
            <text:p>72.02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523843363123111">
            <text:p>0.01</text:p>
          </table:table-cell>
          <table:table-cell table:formula="of:=[.AE132]+[.AF132]" office:value-type="float" office:value="72.0204739389444">
            <text:p>72.02</text:p>
          </table:table-cell>
          <table:table-cell table:formula="of:=IF([.AC132]&gt;0;MOD(DEGREES(ACOS(((SIN(RADIANS([.$B$2]))*COS(RADIANS([.AD132])))-SIN(RADIANS([.T132])))/(COS(RADIANS([.$B$2]))*SIN(RADIANS([.AD132])))))+180;360);MOD(540-DEGREES(ACOS(((SIN(RADIANS([.$B$2]))*COS(RADIANS([.AD132])))-SIN(RADIANS([.T132])))/(COS(RADIANS([.$B$2]))*SIN(RADIANS([.AD132])))));360))" office:value-type="float" office:value="182.785970043125">
            <text:p>182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2]+1" office:value-type="date" office:date-value="2026-05-12">
            <text:p>5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3]+2415018.5+[.E133]-[.$B$4]/24" office:value-type="float" office:value="2461173.29166667">
            <text:p>2461173.29</text:p>
          </table:table-cell>
          <table:table-cell table:style-name="ce9" table:formula="of:=([.F133]-2451545)/36525" office:value-type="float" office:value="0.263608259183204">
            <text:p>0.26360826</text:p>
          </table:table-cell>
          <table:table-cell/>
          <table:table-cell table:formula="of:=MOD(280.46646+[.G133]*(36000.76983+[.G133]*0.0003032);360)" office:value-type="float" office:value="50.5667452106554">
            <text:p>50.57</text:p>
          </table:table-cell>
          <table:table-cell table:formula="of:=357.52911+[.G133]*(35999.05029-0.0001537*[.G133])" office:value-type="float" office:value="9847.17607851499">
            <text:p>9847.18</text:p>
          </table:table-cell>
          <table:table-cell table:formula="of:=0.016708634-[.G133]*(0.000042037+0.0000001267*[.G133])" office:value-type="float" office:value="0.0166975438953126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50538808126064">
            <text:p>1.51</text:p>
          </table:table-cell>
          <table:table-cell table:formula="of:=[.I133]+[.L133]" office:value-type="float" office:value="52.0721332919161">
            <text:p>52.07</text:p>
          </table:table-cell>
          <table:table-cell table:formula="of:=[.J133]+[.L133]" office:value-type="float" office:value="9848.68146659625">
            <text:p>9848.68</text:p>
          </table:table-cell>
          <table:table-cell table:formula="of:=(1.000001018*(1-[.K133]*[.K133]))/(1+[.K133]*COS(RADIANS([.N133])))" office:value-type="float" office:value="1.01026513559795">
            <text:p>1.01</text:p>
          </table:table-cell>
          <table:table-cell table:formula="of:=[.M133]-0.00569-0.00478*SIN(RADIANS(125.04-1934.136*[.G133]))" office:value-type="float" office:value="52.0684493500321">
            <text:p>52.07</text:p>
          </table:table-cell>
          <table:table-cell table:formula="of:=23+(26+((21.448-[.G133]*(46.815+[.G133]*(0.00059-[.G133]*0.001813))))/60)/60" office:value-type="float" office:value="23.4358631032106">
            <text:p>23.44</text:p>
          </table:table-cell>
          <table:table-cell table:formula="of:=[.Q133]+0.00256*COS(RADIANS(125.04-1934.136*[.G133]))" office:value-type="float" office:value="23.4381867469081">
            <text:p>23.44</text:p>
          </table:table-cell>
          <table:table-cell table:formula="of:=DEGREES(ATAN2(COS(RADIANS([.P133]));COS(RADIANS([.R133]))*SIN(RADIANS([.P133]))))" office:value-type="float" office:value="49.6536953029897">
            <text:p>49.65</text:p>
          </table:table-cell>
          <table:table-cell table:formula="of:=DEGREES(ASIN(SIN(RADIANS([.R133]))*SIN(RADIANS([.P133]))))" office:value-type="float" office:value="18.2842268403427">
            <text:p>18.28</text:p>
          </table:table-cell>
          <table:table-cell table:formula="of:=TAN(RADIANS([.R133]/2))*TAN(RADIANS([.R133]/2))" office:value-type="float" office:value="0.043030358798225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3.63395823356669">
            <text:p>3.63</text:p>
          </table:table-cell>
          <table:table-cell table:formula="of:=DEGREES(ACOS(COS(RADIANS(90.833))/(COS(RADIANS([.$B$2]))*COS(RADIANS([.T133])))-TAN(RADIANS([.$B$2]))*TAN(RADIANS([.T133]))))" office:value-type="float" office:value="105.009824686909">
            <text:p>105.01</text:p>
          </table:table-cell>
          <table:table-cell table:style-name="ce7" table:formula="of:=(720-4*[.$B$3]-[.V133]+[.$B$4]*60)/1440" office:value-type="float" office:value="0.497476417893356">
            <text:p>11:56:22</text:p>
          </table:table-cell>
          <table:table-cell table:style-name="ce7" table:formula="of:=([.X133]*1440-[.W133]*4)/1440" office:value-type="float" office:value="0.205782460429721">
            <text:p>4:56:20</text:p>
          </table:table-cell>
          <table:table-cell table:style-name="ce7" table:formula="of:=([.X133]*1440+[.W133]*4)/1440" office:value-type="float" office:value="0.789170375356992">
            <text:p>18:56:24</text:p>
          </table:table-cell>
          <table:table-cell table:formula="of:=8*[.W133]" office:value-type="float" office:value="840.078597495271">
            <text:p>840.08</text:p>
          </table:table-cell>
          <table:table-cell table:formula="of:=MOD([.E133]*1440+[.V133]+4*[.$B$3]-60*[.$B$4];1440)" office:value-type="float" office:value="723.633958233567">
            <text:p>723.63</text:p>
          </table:table-cell>
          <table:table-cell table:formula="of:=IF([.AB133]/4&lt;0;[.AB133]/4+180;[.AB133]/4-180)" office:value-type="float" office:value="0.908489558391665">
            <text:p>0.91</text:p>
          </table:table-cell>
          <table:table-cell table:formula="of:=DEGREES(ACOS(SIN(RADIANS([.$B$2]))*SIN(RADIANS([.T133]))+COS(RADIANS([.$B$2]))*COS(RADIANS([.T133]))*COS(RADIANS([.AC133]))))" office:value-type="float" office:value="17.7339461081351">
            <text:p>17.73</text:p>
          </table:table-cell>
          <table:table-cell table:formula="of:=90-[.AD133]" office:value-type="float" office:value="72.2660538918649">
            <text:p>72.27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516047830774038">
            <text:p>0.01</text:p>
          </table:table-cell>
          <table:table-cell table:formula="of:=[.AE133]+[.AF133]" office:value-type="float" office:value="72.2712143701726">
            <text:p>72.27</text:p>
          </table:table-cell>
          <table:table-cell table:formula="of:=IF([.AC133]&gt;0;MOD(DEGREES(ACOS(((SIN(RADIANS([.$B$2]))*COS(RADIANS([.AD133])))-SIN(RADIANS([.T133])))/(COS(RADIANS([.$B$2]))*SIN(RADIANS([.AD133])))))+180;360);MOD(540-DEGREES(ACOS(((SIN(RADIANS([.$B$2]))*COS(RADIANS([.AD133])))-SIN(RADIANS([.T133])))/(COS(RADIANS([.$B$2]))*SIN(RADIANS([.AD133])))));360))" office:value-type="float" office:value="182.833041195359">
            <text:p>182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3]+1" office:value-type="date" office:date-value="2026-05-13">
            <text:p>5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4]+2415018.5+[.E134]-[.$B$4]/24" office:value-type="float" office:value="2461174.29166667">
            <text:p>2461174.29</text:p>
          </table:table-cell>
          <table:table-cell table:style-name="ce9" table:formula="of:=([.F134]-2451545)/36525" office:value-type="float" office:value="0.263635637691075">
            <text:p>0.26363564</text:p>
          </table:table-cell>
          <table:table-cell/>
          <table:table-cell table:formula="of:=MOD(280.46646+[.G134]*(36000.76983+[.G134]*0.0003032);360)" office:value-type="float" office:value="51.552392575195">
            <text:p>51.55</text:p>
          </table:table-cell>
          <table:table-cell table:formula="of:=357.52911+[.G134]*(35999.05029-0.0001537*[.G134])" office:value-type="float" office:value="9848.1616787945">
            <text:p>9848.16</text:p>
          </table:table-cell>
          <table:table-cell table:formula="of:=0.016708634-[.G134]*(0.000042037+0.0000001267*[.G134])" office:value-type="float" office:value="0.0166975427425733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4851150068909">
            <text:p>1.49</text:p>
          </table:table-cell>
          <table:table-cell table:formula="of:=[.I134]+[.L134]" office:value-type="float" office:value="53.0375075820859">
            <text:p>53.04</text:p>
          </table:table-cell>
          <table:table-cell table:formula="of:=[.J134]+[.L134]" office:value-type="float" office:value="9849.64679380139">
            <text:p>9849.65</text:p>
          </table:table-cell>
          <table:table-cell table:formula="of:=(1.000001018*(1-[.K134]*[.K134]))/(1+[.K134]*COS(RADIANS([.N134])))" office:value-type="float" office:value="1.01048786487561">
            <text:p>1.01</text:p>
          </table:table-cell>
          <table:table-cell table:formula="of:=[.M134]-0.00569-0.00478*SIN(RADIANS(125.04-1934.136*[.G134]))" office:value-type="float" office:value="53.0338276492268">
            <text:p>53.03</text:p>
          </table:table-cell>
          <table:table-cell table:formula="of:=23+(26+((21.448-[.G134]*(46.815+[.G134]*(0.00059-[.G134]*0.001813))))/60)/60" office:value-type="float" office:value="23.4358627471764">
            <text:p>23.44</text:p>
          </table:table-cell>
          <table:table-cell table:formula="of:=[.Q134]+0.00256*COS(RADIANS(125.04-1934.136*[.G134]))" office:value-type="float" office:value="23.4381853969263">
            <text:p>23.44</text:p>
          </table:table-cell>
          <table:table-cell table:formula="of:=DEGREES(ATAN2(COS(RADIANS([.P134]));COS(RADIANS([.R134]))*SIN(RADIANS([.P134]))))" office:value-type="float" office:value="50.6375242316778">
            <text:p>50.64</text:p>
          </table:table-cell>
          <table:table-cell table:formula="of:=DEGREES(ASIN(SIN(RADIANS([.R134]))*SIN(RADIANS([.P134]))))" office:value-type="float" office:value="18.5302985958474">
            <text:p>18.53</text:p>
          </table:table-cell>
          <table:table-cell table:formula="of:=TAN(RADIANS([.R134]/2))*TAN(RADIANS([.R134]/2))" office:value-type="float" office:value="0.0430303537003439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3.64110289466419">
            <text:p>3.64</text:p>
          </table:table-cell>
          <table:table-cell table:formula="of:=DEGREES(ACOS(COS(RADIANS(90.833))/(COS(RADIANS([.$B$2]))*COS(RADIANS([.T134])))-TAN(RADIANS([.$B$2]))*TAN(RADIANS([.T134]))))" office:value-type="float" office:value="105.217128823965">
            <text:p>105.22</text:p>
          </table:table-cell>
          <table:table-cell table:style-name="ce7" table:formula="of:=(720-4*[.$B$3]-[.V134]+[.$B$4]*60)/1440" office:value-type="float" office:value="0.49747145632315">
            <text:p>11:56:22</text:p>
          </table:table-cell>
          <table:table-cell table:style-name="ce7" table:formula="of:=([.X134]*1440-[.W134]*4)/1440" office:value-type="float" office:value="0.205201654034358">
            <text:p>4:55:29</text:p>
          </table:table-cell>
          <table:table-cell table:style-name="ce7" table:formula="of:=([.X134]*1440+[.W134]*4)/1440" office:value-type="float" office:value="0.789741258611941">
            <text:p>18:57:14</text:p>
          </table:table-cell>
          <table:table-cell table:formula="of:=8*[.W134]" office:value-type="float" office:value="841.737030591719">
            <text:p>841.74</text:p>
          </table:table-cell>
          <table:table-cell table:formula="of:=MOD([.E134]*1440+[.V134]+4*[.$B$3]-60*[.$B$4];1440)" office:value-type="float" office:value="723.641102894664">
            <text:p>723.64</text:p>
          </table:table-cell>
          <table:table-cell table:formula="of:=IF([.AB134]/4&lt;0;[.AB134]/4+180;[.AB134]/4-180)" office:value-type="float" office:value="0.910275723666047">
            <text:p>0.91</text:p>
          </table:table-cell>
          <table:table-cell table:formula="of:=DEGREES(ACOS(SIN(RADIANS([.$B$2]))*SIN(RADIANS([.T134]))+COS(RADIANS([.$B$2]))*COS(RADIANS([.T134]))*COS(RADIANS([.AC134]))))" office:value-type="float" office:value="17.4881679817152">
            <text:p>17.49</text:p>
          </table:table-cell>
          <table:table-cell table:formula="of:=90-[.AD134]" office:value-type="float" office:value="72.5118320182849">
            <text:p>72.51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508430013497255">
            <text:p>0.01</text:p>
          </table:table-cell>
          <table:table-cell table:formula="of:=[.AE134]+[.AF134]" office:value-type="float" office:value="72.5169163184198">
            <text:p>72.52</text:p>
          </table:table-cell>
          <table:table-cell table:formula="of:=IF([.AC134]&gt;0;MOD(DEGREES(ACOS(((SIN(RADIANS([.$B$2]))*COS(RADIANS([.AD134])))-SIN(RADIANS([.T134])))/(COS(RADIANS([.$B$2]))*SIN(RADIANS([.AD134])))))+180;360);MOD(540-DEGREES(ACOS(((SIN(RADIANS([.$B$2]))*COS(RADIANS([.AD134])))-SIN(RADIANS([.T134])))/(COS(RADIANS([.$B$2]))*SIN(RADIANS([.AD134])))));360))" office:value-type="float" office:value="182.873155537668">
            <text:p>182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4]+1" office:value-type="date" office:date-value="2026-05-14">
            <text:p>5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5]+2415018.5+[.E135]-[.$B$4]/24" office:value-type="float" office:value="2461175.29166667">
            <text:p>2461175.29</text:p>
          </table:table-cell>
          <table:table-cell table:style-name="ce9" table:formula="of:=([.F135]-2451545)/36525" office:value-type="float" office:value="0.263663016198946">
            <text:p>0.26366302</text:p>
          </table:table-cell>
          <table:table-cell/>
          <table:table-cell table:formula="of:=MOD(280.46646+[.G135]*(36000.76983+[.G135]*0.0003032);360)" office:value-type="float" office:value="52.5380399397382">
            <text:p>52.54</text:p>
          </table:table-cell>
          <table:table-cell table:formula="of:=357.52911+[.G135]*(35999.05029-0.0001537*[.G135])" office:value-type="float" office:value="9849.14727907401">
            <text:p>9849.15</text:p>
          </table:table-cell>
          <table:table-cell table:formula="of:=0.016708634-[.G135]*(0.000042037+0.0000001267*[.G135])" office:value-type="float" office:value="0.0166975415898339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46441942558344">
            <text:p>1.46</text:p>
          </table:table-cell>
          <table:table-cell table:formula="of:=[.I135]+[.L135]" office:value-type="float" office:value="54.0024593653216">
            <text:p>54</text:p>
          </table:table-cell>
          <table:table-cell table:formula="of:=[.J135]+[.L135]" office:value-type="float" office:value="9850.61169849959">
            <text:p>9850.61</text:p>
          </table:table-cell>
          <table:table-cell table:formula="of:=(1.000001018*(1-[.K135]*[.K135]))/(1+[.K135]*COS(RADIANS([.N135])))" office:value-type="float" office:value="1.01070750671711">
            <text:p>1.01</text:p>
          </table:table-cell>
          <table:table-cell table:formula="of:=[.M135]-0.00569-0.00478*SIN(RADIANS(125.04-1934.136*[.G135]))" office:value-type="float" office:value="53.9987834397705">
            <text:p>54</text:p>
          </table:table-cell>
          <table:table-cell table:formula="of:=23+(26+((21.448-[.G135]*(46.815+[.G135]*(0.00059-[.G135]*0.001813))))/60)/60" office:value-type="float" office:value="23.4358623911422">
            <text:p>23.44</text:p>
          </table:table-cell>
          <table:table-cell table:formula="of:=[.Q135]+0.00256*COS(RADIANS(125.04-1934.136*[.G135]))" office:value-type="float" office:value="23.4381840449605">
            <text:p>23.44</text:p>
          </table:table-cell>
          <table:table-cell table:formula="of:=DEGREES(ATAN2(COS(RADIANS([.P135]));COS(RADIANS([.R135]))*SIN(RADIANS([.P135]))))" office:value-type="float" office:value="51.6237277484525">
            <text:p>51.62</text:p>
          </table:table-cell>
          <table:table-cell table:formula="of:=DEGREES(ASIN(SIN(RADIANS([.R135]))*SIN(RADIANS([.P135]))))" office:value-type="float" office:value="18.7711610393948">
            <text:p>18.77</text:p>
          </table:table-cell>
          <table:table-cell table:formula="of:=TAN(RADIANS([.R135]/2))*TAN(RADIANS([.R135]/2))" office:value-type="float" office:value="0.0430303485949712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3.63876688728992">
            <text:p>3.64</text:p>
          </table:table-cell>
          <table:table-cell table:formula="of:=DEGREES(ACOS(COS(RADIANS(90.833))/(COS(RADIANS([.$B$2]))*COS(RADIANS([.T135])))-TAN(RADIANS([.$B$2]))*TAN(RADIANS([.T135]))))" office:value-type="float" office:value="105.420841909673">
            <text:p>105.42</text:p>
          </table:table-cell>
          <table:table-cell table:style-name="ce7" table:formula="of:=(720-4*[.$B$3]-[.V135]+[.$B$4]*60)/1440" office:value-type="float" office:value="0.497473078550493">
            <text:p>11:56:22</text:p>
          </table:table-cell>
          <table:table-cell table:style-name="ce7" table:formula="of:=([.X135]*1440-[.W135]*4)/1440" office:value-type="float" office:value="0.204637406579178">
            <text:p>4:54:41</text:p>
          </table:table-cell>
          <table:table-cell table:style-name="ce7" table:formula="of:=([.X135]*1440+[.W135]*4)/1440" office:value-type="float" office:value="0.790308750521808">
            <text:p>18:58:03</text:p>
          </table:table-cell>
          <table:table-cell table:formula="of:=8*[.W135]" office:value-type="float" office:value="843.366735277388">
            <text:p>843.37</text:p>
          </table:table-cell>
          <table:table-cell table:formula="of:=MOD([.E135]*1440+[.V135]+4*[.$B$3]-60*[.$B$4];1440)" office:value-type="float" office:value="723.63876688729">
            <text:p>723.64</text:p>
          </table:table-cell>
          <table:table-cell table:formula="of:=IF([.AB135]/4&lt;0;[.AB135]/4+180;[.AB135]/4-180)" office:value-type="float" office:value="0.909691721822469">
            <text:p>0.91</text:p>
          </table:table-cell>
          <table:table-cell table:formula="of:=DEGREES(ACOS(SIN(RADIANS([.$B$2]))*SIN(RADIANS([.T135]))+COS(RADIANS([.$B$2]))*COS(RADIANS([.T135]))*COS(RADIANS([.AC135]))))" office:value-type="float" office:value="17.2475049530939">
            <text:p>17.25</text:p>
          </table:table-cell>
          <table:table-cell table:formula="of:=90-[.AD135]" office:value-type="float" office:value="72.7524950469061">
            <text:p>72.75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500990586911481">
            <text:p>0.01</text:p>
          </table:table-cell>
          <table:table-cell table:formula="of:=[.AE135]+[.AF135]" office:value-type="float" office:value="72.7575049527752">
            <text:p>72.76</text:p>
          </table:table-cell>
          <table:table-cell table:formula="of:=IF([.AC135]&gt;0;MOD(DEGREES(ACOS(((SIN(RADIANS([.$B$2]))*COS(RADIANS([.AD135])))-SIN(RADIANS([.T135])))/(COS(RADIANS([.$B$2]))*SIN(RADIANS([.AD135])))))+180;360);MOD(540-DEGREES(ACOS(((SIN(RADIANS([.$B$2]))*COS(RADIANS([.AD135])))-SIN(RADIANS([.T135])))/(COS(RADIANS([.$B$2]))*SIN(RADIANS([.AD135])))));360))" office:value-type="float" office:value="182.906036017824">
            <text:p>182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5]+1" office:value-type="date" office:date-value="2026-05-15">
            <text:p>5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6]+2415018.5+[.E136]-[.$B$4]/24" office:value-type="float" office:value="2461176.29166667">
            <text:p>2461176.29</text:p>
          </table:table-cell>
          <table:table-cell table:style-name="ce9" table:formula="of:=([.F136]-2451545)/36525" office:value-type="float" office:value="0.263690394706818">
            <text:p>0.26369039</text:p>
          </table:table-cell>
          <table:table-cell/>
          <table:table-cell table:formula="of:=MOD(280.46646+[.G136]*(36000.76983+[.G136]*0.0003032);360)" office:value-type="float" office:value="53.5236873042795">
            <text:p>53.52</text:p>
          </table:table-cell>
          <table:table-cell table:formula="of:=357.52911+[.G136]*(35999.05029-0.0001537*[.G136])" office:value-type="float" office:value="9850.13287935351">
            <text:p>9850.13</text:p>
          </table:table-cell>
          <table:table-cell table:formula="of:=0.016708634-[.G136]*(0.000042037+0.0000001267*[.G136])" office:value-type="float" office:value="0.0166975404370942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44330756343723">
            <text:p>1.44</text:p>
          </table:table-cell>
          <table:table-cell table:formula="of:=[.I136]+[.L136]" office:value-type="float" office:value="54.9669948677168">
            <text:p>54.97</text:p>
          </table:table-cell>
          <table:table-cell table:formula="of:=[.J136]+[.L136]" office:value-type="float" office:value="9851.57618691695">
            <text:p>9851.58</text:p>
          </table:table-cell>
          <table:table-cell table:formula="of:=(1.000001018*(1-[.K136]*[.K136]))/(1+[.K136]*COS(RADIANS([.N136])))" office:value-type="float" office:value="1.01092400018593">
            <text:p>1.01</text:p>
          </table:table-cell>
          <table:table-cell table:formula="of:=[.M136]-0.00569-0.00478*SIN(RADIANS(125.04-1934.136*[.G136]))" office:value-type="float" office:value="54.9633229477532">
            <text:p>54.96</text:p>
          </table:table-cell>
          <table:table-cell table:formula="of:=23+(26+((21.448-[.G136]*(46.815+[.G136]*(0.00059-[.G136]*0.001813))))/60)/60" office:value-type="float" office:value="23.4358620351081">
            <text:p>23.44</text:p>
          </table:table-cell>
          <table:table-cell table:formula="of:=[.Q136]+0.00256*COS(RADIANS(125.04-1934.136*[.G136]))" office:value-type="float" office:value="23.4381826910117">
            <text:p>23.44</text:p>
          </table:table-cell>
          <table:table-cell table:formula="of:=DEGREES(ATAN2(COS(RADIANS([.P136]));COS(RADIANS([.R136]))*SIN(RADIANS([.P136]))))" office:value-type="float" office:value="52.6122955675851">
            <text:p>52.61</text:p>
          </table:table-cell>
          <table:table-cell table:formula="of:=DEGREES(ASIN(SIN(RADIANS([.R136]))*SIN(RADIANS([.P136]))))" office:value-type="float" office:value="19.0067364807266">
            <text:p>19.01</text:p>
          </table:table-cell>
          <table:table-cell table:formula="of:=TAN(RADIANS([.R136]/2))*TAN(RADIANS([.R136]/2))" office:value-type="float" office:value="0.0430303434821101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3.62699095278172">
            <text:p>3.63</text:p>
          </table:table-cell>
          <table:table-cell table:formula="of:=DEGREES(ACOS(COS(RADIANS(90.833))/(COS(RADIANS([.$B$2]))*COS(RADIANS([.T136])))-TAN(RADIANS([.$B$2]))*TAN(RADIANS([.T136]))))" office:value-type="float" office:value="105.620860831644">
            <text:p>105.62</text:p>
          </table:table-cell>
          <table:table-cell table:style-name="ce7" table:formula="of:=(720-4*[.$B$3]-[.V136]+[.$B$4]*60)/1440" office:value-type="float" office:value="0.497481256282791">
            <text:p>11:56:22</text:p>
          </table:table-cell>
          <table:table-cell table:style-name="ce7" table:formula="of:=([.X136]*1440-[.W136]*4)/1440" office:value-type="float" office:value="0.204089976194891">
            <text:p>4:53:53</text:p>
          </table:table-cell>
          <table:table-cell table:style-name="ce7" table:formula="of:=([.X136]*1440+[.W136]*4)/1440" office:value-type="float" office:value="0.79087253637069">
            <text:p>18:58:51</text:p>
          </table:table-cell>
          <table:table-cell table:formula="of:=8*[.W136]" office:value-type="float" office:value="844.966886653151">
            <text:p>844.97</text:p>
          </table:table-cell>
          <table:table-cell table:formula="of:=MOD([.E136]*1440+[.V136]+4*[.$B$3]-60*[.$B$4];1440)" office:value-type="float" office:value="723.626990952782">
            <text:p>723.63</text:p>
          </table:table-cell>
          <table:table-cell table:formula="of:=IF([.AB136]/4&lt;0;[.AB136]/4+180;[.AB136]/4-180)" office:value-type="float" office:value="0.906747738195435">
            <text:p>0.91</text:p>
          </table:table-cell>
          <table:table-cell table:formula="of:=DEGREES(ACOS(SIN(RADIANS([.$B$2]))*SIN(RADIANS([.T136]))+COS(RADIANS([.$B$2]))*COS(RADIANS([.T136]))*COS(RADIANS([.AC136]))))" office:value-type="float" office:value="17.0120316241387">
            <text:p>17.01</text:p>
          </table:table-cell>
          <table:table-cell table:formula="of:=90-[.AD136]" office:value-type="float" office:value="72.9879683758613">
            <text:p>72.99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493730268807553">
            <text:p>0</text:p>
          </table:table-cell>
          <table:table-cell table:formula="of:=[.AE136]+[.AF136]" office:value-type="float" office:value="72.9929056785494">
            <text:p>72.99</text:p>
          </table:table-cell>
          <table:table-cell table:formula="of:=IF([.AC136]&gt;0;MOD(DEGREES(ACOS(((SIN(RADIANS([.$B$2]))*COS(RADIANS([.AD136])))-SIN(RADIANS([.T136])))/(COS(RADIANS([.$B$2]))*SIN(RADIANS([.AD136])))))+180;360);MOD(540-DEGREES(ACOS(((SIN(RADIANS([.$B$2]))*COS(RADIANS([.AD136])))-SIN(RADIANS([.T136])))/(COS(RADIANS([.$B$2]))*SIN(RADIANS([.AD136])))));360))" office:value-type="float" office:value="182.931411557078">
            <text:p>182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6]+1" office:value-type="date" office:date-value="2026-05-16">
            <text:p>5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7]+2415018.5+[.E137]-[.$B$4]/24" office:value-type="float" office:value="2461177.29166667">
            <text:p>2461177.29</text:p>
          </table:table-cell>
          <table:table-cell table:style-name="ce9" table:formula="of:=([.F137]-2451545)/36525" office:value-type="float" office:value="0.263717773214689">
            <text:p>0.26371777</text:p>
          </table:table-cell>
          <table:table-cell/>
          <table:table-cell table:formula="of:=MOD(280.46646+[.G137]*(36000.76983+[.G137]*0.0003032);360)" office:value-type="float" office:value="54.5093346688227">
            <text:p>54.51</text:p>
          </table:table-cell>
          <table:table-cell table:formula="of:=357.52911+[.G137]*(35999.05029-0.0001537*[.G137])" office:value-type="float" office:value="9851.11847963301">
            <text:p>9851.12</text:p>
          </table:table-cell>
          <table:table-cell table:formula="of:=0.016708634-[.G137]*(0.000042037+0.0000001267*[.G137])" office:value-type="float" office:value="0.0166975392843544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42178575002855">
            <text:p>1.42</text:p>
          </table:table-cell>
          <table:table-cell table:formula="of:=[.I137]+[.L137]" office:value-type="float" office:value="55.9311204188513">
            <text:p>55.93</text:p>
          </table:table-cell>
          <table:table-cell table:formula="of:=[.J137]+[.L137]" office:value-type="float" office:value="9852.54026538304">
            <text:p>9852.54</text:p>
          </table:table-cell>
          <table:table-cell table:formula="of:=(1.000001018*(1-[.K137]*[.K137]))/(1+[.K137]*COS(RADIANS([.N137])))" office:value-type="float" office:value="1.01113728529757">
            <text:p>1.01</text:p>
          </table:table-cell>
          <table:table-cell table:formula="of:=[.M137]-0.00569-0.00478*SIN(RADIANS(125.04-1934.136*[.G137]))" office:value-type="float" office:value="55.9274525027514">
            <text:p>55.93</text:p>
          </table:table-cell>
          <table:table-cell table:formula="of:=23+(26+((21.448-[.G137]*(46.815+[.G137]*(0.00059-[.G137]*0.001813))))/60)/60" office:value-type="float" office:value="23.4358616790739">
            <text:p>23.44</text:p>
          </table:table-cell>
          <table:table-cell table:formula="of:=[.Q137]+0.00256*COS(RADIANS(125.04-1934.136*[.G137]))" office:value-type="float" office:value="23.4381813350805">
            <text:p>23.44</text:p>
          </table:table-cell>
          <table:table-cell table:formula="of:=DEGREES(ATAN2(COS(RADIANS([.P137]));COS(RADIANS([.R137]))*SIN(RADIANS([.P137]))))" office:value-type="float" office:value="53.603214073686">
            <text:p>53.6</text:p>
          </table:table-cell>
          <table:table-cell table:formula="of:=DEGREES(ASIN(SIN(RADIANS([.R137]))*SIN(RADIANS([.P137]))))" office:value-type="float" office:value="19.2369483558618">
            <text:p>19.24</text:p>
          </table:table-cell>
          <table:table-cell table:formula="of:=TAN(RADIANS([.R137]/2))*TAN(RADIANS([.R137]/2))" office:value-type="float" office:value="0.0430303383617639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3.60582926785553">
            <text:p>3.61</text:p>
          </table:table-cell>
          <table:table-cell table:formula="of:=DEGREES(ACOS(COS(RADIANS(90.833))/(COS(RADIANS([.$B$2]))*COS(RADIANS([.T137])))-TAN(RADIANS([.$B$2]))*TAN(RADIANS([.T137]))))" office:value-type="float" office:value="105.817081890181">
            <text:p>105.82</text:p>
          </table:table-cell>
          <table:table-cell table:style-name="ce7" table:formula="of:=(720-4*[.$B$3]-[.V137]+[.$B$4]*60)/1440" office:value-type="float" office:value="0.497495951897322">
            <text:p>11:56:24</text:p>
          </table:table-cell>
          <table:table-cell table:style-name="ce7" table:formula="of:=([.X137]*1440-[.W137]*4)/1440" office:value-type="float" office:value="0.203559613313486">
            <text:p>4:53:08</text:p>
          </table:table-cell>
          <table:table-cell table:style-name="ce7" table:formula="of:=([.X137]*1440+[.W137]*4)/1440" office:value-type="float" office:value="0.791432290481159">
            <text:p>18:59:40</text:p>
          </table:table-cell>
          <table:table-cell table:formula="of:=8*[.W137]" office:value-type="float" office:value="846.53665512145">
            <text:p>846.54</text:p>
          </table:table-cell>
          <table:table-cell table:formula="of:=MOD([.E137]*1440+[.V137]+4*[.$B$3]-60*[.$B$4];1440)" office:value-type="float" office:value="723.605829267856">
            <text:p>723.61</text:p>
          </table:table-cell>
          <table:table-cell table:formula="of:=IF([.AB137]/4&lt;0;[.AB137]/4+180;[.AB137]/4-180)" office:value-type="float" office:value="0.901457316963871">
            <text:p>0.9</text:p>
          </table:table-cell>
          <table:table-cell table:formula="of:=DEGREES(ACOS(SIN(RADIANS([.$B$2]))*SIN(RADIANS([.T137]))+COS(RADIANS([.$B$2]))*COS(RADIANS([.T137]))*COS(RADIANS([.AC137]))))" office:value-type="float" office:value="16.7818223604732">
            <text:p>16.78</text:p>
          </table:table-cell>
          <table:table-cell table:formula="of:=90-[.AD137]" office:value-type="float" office:value="73.2181776395268">
            <text:p>73.22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486649818511086">
            <text:p>0</text:p>
          </table:table-cell>
          <table:table-cell table:formula="of:=[.AE137]+[.AF137]" office:value-type="float" office:value="73.2230441377119">
            <text:p>73.22</text:p>
          </table:table-cell>
          <table:table-cell table:formula="of:=IF([.AC137]&gt;0;MOD(DEGREES(ACOS(((SIN(RADIANS([.$B$2]))*COS(RADIANS([.AD137])))-SIN(RADIANS([.T137])))/(COS(RADIANS([.$B$2]))*SIN(RADIANS([.AD137])))))+180;360);MOD(540-DEGREES(ACOS(((SIN(RADIANS([.$B$2]))*COS(RADIANS([.AD137])))-SIN(RADIANS([.T137])))/(COS(RADIANS([.$B$2]))*SIN(RADIANS([.AD137])))));360))" office:value-type="float" office:value="182.949018551873">
            <text:p>182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7]+1" office:value-type="date" office:date-value="2026-05-17">
            <text:p>5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8]+2415018.5+[.E138]-[.$B$4]/24" office:value-type="float" office:value="2461178.29166667">
            <text:p>2461178.29</text:p>
          </table:table-cell>
          <table:table-cell table:style-name="ce9" table:formula="of:=([.F138]-2451545)/36525" office:value-type="float" office:value="0.26374515172256">
            <text:p>0.26374515</text:p>
          </table:table-cell>
          <table:table-cell/>
          <table:table-cell table:formula="of:=MOD(280.46646+[.G138]*(36000.76983+[.G138]*0.0003032);360)" office:value-type="float" office:value="55.4949820333659">
            <text:p>55.49</text:p>
          </table:table-cell>
          <table:table-cell table:formula="of:=357.52911+[.G138]*(35999.05029-0.0001537*[.G138])" office:value-type="float" office:value="9852.10407991252">
            <text:p>9852.1</text:p>
          </table:table-cell>
          <table:table-cell table:formula="of:=0.016708634-[.G138]*(0.000042037+0.0000001267*[.G138])" office:value-type="float" office:value="0.0166975381316144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39986041648648">
            <text:p>1.4</text:p>
          </table:table-cell>
          <table:table-cell table:formula="of:=[.I138]+[.L138]" office:value-type="float" office:value="56.8948424498524">
            <text:p>56.89</text:p>
          </table:table-cell>
          <table:table-cell table:formula="of:=[.J138]+[.L138]" office:value-type="float" office:value="9853.50394032901">
            <text:p>9853.5</text:p>
          </table:table-cell>
          <table:table-cell table:formula="of:=(1.000001018*(1-[.K138]*[.K138]))/(1+[.K138]*COS(RADIANS([.N138])))" office:value-type="float" office:value="1.01134730303272">
            <text:p>1.01</text:p>
          </table:table-cell>
          <table:table-cell table:formula="of:=[.M138]-0.00569-0.00478*SIN(RADIANS(125.04-1934.136*[.G138]))" office:value-type="float" office:value="56.8911785358891">
            <text:p>56.89</text:p>
          </table:table-cell>
          <table:table-cell table:formula="of:=23+(26+((21.448-[.G138]*(46.815+[.G138]*(0.00059-[.G138]*0.001813))))/60)/60" office:value-type="float" office:value="23.4358613230397">
            <text:p>23.44</text:p>
          </table:table-cell>
          <table:table-cell table:formula="of:=[.Q138]+0.00256*COS(RADIANS(125.04-1934.136*[.G138]))" office:value-type="float" office:value="23.438179977168">
            <text:p>23.44</text:p>
          </table:table-cell>
          <table:table-cell table:formula="of:=DEGREES(ATAN2(COS(RADIANS([.P138]));COS(RADIANS([.R138]))*SIN(RADIANS([.P138]))))" office:value-type="float" office:value="54.5964662994121">
            <text:p>54.6</text:p>
          </table:table-cell>
          <table:table-cell table:formula="of:=DEGREES(ASIN(SIN(RADIANS([.R138]))*SIN(RADIANS([.P138]))))" office:value-type="float" office:value="19.461721282667">
            <text:p>19.46</text:p>
          </table:table-cell>
          <table:table-cell table:formula="of:=TAN(RADIANS([.R138]/2))*TAN(RADIANS([.R138]/2))" office:value-type="float" office:value="0.0430303332339357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3.57534952975297">
            <text:p>3.58</text:p>
          </table:table-cell>
          <table:table-cell table:formula="of:=DEGREES(ACOS(COS(RADIANS(90.833))/(COS(RADIANS([.$B$2]))*COS(RADIANS([.T138])))-TAN(RADIANS([.$B$2]))*TAN(RADIANS([.T138]))))" office:value-type="float" office:value="106.009400941223">
            <text:p>106.01</text:p>
          </table:table-cell>
          <table:table-cell table:style-name="ce7" table:formula="of:=(720-4*[.$B$3]-[.V138]+[.$B$4]*60)/1440" office:value-type="float" office:value="0.497517118382116">
            <text:p>11:56:25</text:p>
          </table:table-cell>
          <table:table-cell table:style-name="ce7" table:formula="of:=([.X138]*1440-[.W138]*4)/1440" office:value-type="float" office:value="0.203046560212053">
            <text:p>4:52:23</text:p>
          </table:table-cell>
          <table:table-cell table:style-name="ce7" table:formula="of:=([.X138]*1440+[.W138]*4)/1440" office:value-type="float" office:value="0.791987676552179">
            <text:p>19:00:28</text:p>
          </table:table-cell>
          <table:table-cell table:formula="of:=8*[.W138]" office:value-type="float" office:value="848.075207529781">
            <text:p>848.08</text:p>
          </table:table-cell>
          <table:table-cell table:formula="of:=MOD([.E138]*1440+[.V138]+4*[.$B$3]-60*[.$B$4];1440)" office:value-type="float" office:value="723.575349529753">
            <text:p>723.58</text:p>
          </table:table-cell>
          <table:table-cell table:formula="of:=IF([.AB138]/4&lt;0;[.AB138]/4+180;[.AB138]/4-180)" office:value-type="float" office:value="0.89383738243825">
            <text:p>0.89</text:p>
          </table:table-cell>
          <table:table-cell table:formula="of:=DEGREES(ACOS(SIN(RADIANS([.$B$2]))*SIN(RADIANS([.T138]))+COS(RADIANS([.$B$2]))*COS(RADIANS([.T138]))*COS(RADIANS([.AC138]))))" office:value-type="float" office:value="16.5569512852829">
            <text:p>16.56</text:p>
          </table:table-cell>
          <table:table-cell table:formula="of:=90-[.AD138]" office:value-type="float" office:value="73.4430487147172">
            <text:p>73.44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479750036060184">
            <text:p>0</text:p>
          </table:table-cell>
          <table:table-cell table:formula="of:=[.AE138]+[.AF138]" office:value-type="float" office:value="73.4478462150778">
            <text:p>73.45</text:p>
          </table:table-cell>
          <table:table-cell table:formula="of:=IF([.AC138]&gt;0;MOD(DEGREES(ACOS(((SIN(RADIANS([.$B$2]))*COS(RADIANS([.AD138])))-SIN(RADIANS([.T138])))/(COS(RADIANS([.$B$2]))*SIN(RADIANS([.AD138])))))+180;360);MOD(540-DEGREES(ACOS(((SIN(RADIANS([.$B$2]))*COS(RADIANS([.AD138])))-SIN(RADIANS([.T138])))/(COS(RADIANS([.$B$2]))*SIN(RADIANS([.AD138])))));360))" office:value-type="float" office:value="182.958602479307">
            <text:p>182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8]+1" office:value-type="date" office:date-value="2026-05-18">
            <text:p>5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9]+2415018.5+[.E139]-[.$B$4]/24" office:value-type="float" office:value="2461179.29166667">
            <text:p>2461179.29</text:p>
          </table:table-cell>
          <table:table-cell table:style-name="ce9" table:formula="of:=([.F139]-2451545)/36525" office:value-type="float" office:value="0.263772530230431">
            <text:p>0.26377253</text:p>
          </table:table-cell>
          <table:table-cell/>
          <table:table-cell table:formula="of:=MOD(280.46646+[.G139]*(36000.76983+[.G139]*0.0003032);360)" office:value-type="float" office:value="56.4806293979091">
            <text:p>56.48</text:p>
          </table:table-cell>
          <table:table-cell table:formula="of:=357.52911+[.G139]*(35999.05029-0.0001537*[.G139])" office:value-type="float" office:value="9853.08968019202">
            <text:p>9853.09</text:p>
          </table:table-cell>
          <table:table-cell table:formula="of:=0.016708634-[.G139]*(0.000042037+0.0000001267*[.G139])" office:value-type="float" office:value="0.0166975369788741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37753809355974">
            <text:p>1.38</text:p>
          </table:table-cell>
          <table:table-cell table:formula="of:=[.I139]+[.L139]" office:value-type="float" office:value="57.8581674914688">
            <text:p>57.86</text:p>
          </table:table-cell>
          <table:table-cell table:formula="of:=[.J139]+[.L139]" office:value-type="float" office:value="9854.46721828559">
            <text:p>9854.47</text:p>
          </table:table-cell>
          <table:table-cell table:formula="of:=(1.000001018*(1-[.K139]*[.K139]))/(1+[.K139]*COS(RADIANS([.N139])))" office:value-type="float" office:value="1.01155399534997">
            <text:p>1.01</text:p>
          </table:table-cell>
          <table:table-cell table:formula="of:=[.M139]-0.00569-0.00478*SIN(RADIANS(125.04-1934.136*[.G139]))" office:value-type="float" office:value="57.8545075779115">
            <text:p>57.85</text:p>
          </table:table-cell>
          <table:table-cell table:formula="of:=23+(26+((21.448-[.G139]*(46.815+[.G139]*(0.00059-[.G139]*0.001813))))/60)/60" office:value-type="float" office:value="23.4358609670056">
            <text:p>23.44</text:p>
          </table:table-cell>
          <table:table-cell table:formula="of:=[.Q139]+0.00256*COS(RADIANS(125.04-1934.136*[.G139]))" office:value-type="float" office:value="23.438178617275">
            <text:p>23.44</text:p>
          </table:table-cell>
          <table:table-cell table:formula="of:=DEGREES(ATAN2(COS(RADIANS([.P139]));COS(RADIANS([.R139]))*SIN(RADIANS([.P139]))))" office:value-type="float" office:value="55.592031908269">
            <text:p>55.59</text:p>
          </table:table-cell>
          <table:table-cell table:formula="of:=DEGREES(ASIN(SIN(RADIANS([.R139]))*SIN(RADIANS([.P139]))))" office:value-type="float" office:value="19.680981117557">
            <text:p>19.68</text:p>
          </table:table-cell>
          <table:table-cell table:formula="of:=TAN(RADIANS([.R139]/2))*TAN(RADIANS([.R139]/2))" office:value-type="float" office:value="0.0430303280986287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3.53563301838584">
            <text:p>3.54</text:p>
          </table:table-cell>
          <table:table-cell table:formula="of:=DEGREES(ACOS(COS(RADIANS(90.833))/(COS(RADIANS([.$B$2]))*COS(RADIANS([.T139])))-TAN(RADIANS([.$B$2]))*TAN(RADIANS([.T139]))))" office:value-type="float" office:value="106.197713547294">
            <text:p>106.2</text:p>
          </table:table-cell>
          <table:table-cell table:style-name="ce7" table:formula="of:=(720-4*[.$B$3]-[.V139]+[.$B$4]*60)/1440" office:value-type="float" office:value="0.497544699292788">
            <text:p>11:56:28</text:p>
          </table:table-cell>
          <table:table-cell table:style-name="ce7" table:formula="of:=([.X139]*1440-[.W139]*4)/1440" office:value-type="float" office:value="0.202551050550304">
            <text:p>4:51:40</text:p>
          </table:table-cell>
          <table:table-cell table:style-name="ce7" table:formula="of:=([.X139]*1440+[.W139]*4)/1440" office:value-type="float" office:value="0.792538348035272">
            <text:p>19:01:15</text:p>
          </table:table-cell>
          <table:table-cell table:formula="of:=8*[.W139]" office:value-type="float" office:value="849.581708378354">
            <text:p>849.58</text:p>
          </table:table-cell>
          <table:table-cell table:formula="of:=MOD([.E139]*1440+[.V139]+4*[.$B$3]-60*[.$B$4];1440)" office:value-type="float" office:value="723.535633018386">
            <text:p>723.54</text:p>
          </table:table-cell>
          <table:table-cell table:formula="of:=IF([.AB139]/4&lt;0;[.AB139]/4+180;[.AB139]/4-180)" office:value-type="float" office:value="0.883908254596463">
            <text:p>0.88</text:p>
          </table:table-cell>
          <table:table-cell table:formula="of:=DEGREES(ACOS(SIN(RADIANS([.$B$2]))*SIN(RADIANS([.T139]))+COS(RADIANS([.$B$2]))*COS(RADIANS([.T139]))*COS(RADIANS([.AC139]))))" office:value-type="float" office:value="16.3374922666421">
            <text:p>16.34</text:p>
          </table:table-cell>
          <table:table-cell table:formula="of:=90-[.AD139]" office:value-type="float" office:value="73.6625077333579">
            <text:p>73.66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47303176118034">
            <text:p>0</text:p>
          </table:table-cell>
          <table:table-cell table:formula="of:=[.AE139]+[.AF139]" office:value-type="float" office:value="73.6672380509697">
            <text:p>73.67</text:p>
          </table:table-cell>
          <table:table-cell table:formula="of:=IF([.AC139]&gt;0;MOD(DEGREES(ACOS(((SIN(RADIANS([.$B$2]))*COS(RADIANS([.AD139])))-SIN(RADIANS([.T139])))/(COS(RADIANS([.$B$2]))*SIN(RADIANS([.AD139])))))+180;360);MOD(540-DEGREES(ACOS(((SIN(RADIANS([.$B$2]))*COS(RADIANS([.AD139])))-SIN(RADIANS([.T139])))/(COS(RADIANS([.$B$2]))*SIN(RADIANS([.AD139])))));360))" office:value-type="float" office:value="182.959919604391">
            <text:p>182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9]+1" office:value-type="date" office:date-value="2026-05-19">
            <text:p>5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0]+2415018.5+[.E140]-[.$B$4]/24" office:value-type="float" office:value="2461180.29166667">
            <text:p>2461180.29</text:p>
          </table:table-cell>
          <table:table-cell table:style-name="ce9" table:formula="of:=([.F140]-2451545)/36525" office:value-type="float" office:value="0.263799908738303">
            <text:p>0.26379991</text:p>
          </table:table-cell>
          <table:table-cell/>
          <table:table-cell table:formula="of:=MOD(280.46646+[.G140]*(36000.76983+[.G140]*0.0003032);360)" office:value-type="float" office:value="57.4662767624504">
            <text:p>57.47</text:p>
          </table:table-cell>
          <table:table-cell table:formula="of:=357.52911+[.G140]*(35999.05029-0.0001537*[.G140])" office:value-type="float" office:value="9854.07528047153">
            <text:p>9854.08</text:p>
          </table:table-cell>
          <table:table-cell table:formula="of:=0.016708634-[.G140]*(0.000042037+0.0000001267*[.G140])" office:value-type="float" office:value="0.0166975358261337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35482540967606">
            <text:p>1.35</text:p>
          </table:table-cell>
          <table:table-cell table:formula="of:=[.I140]+[.L140]" office:value-type="float" office:value="58.8211021721265">
            <text:p>58.82</text:p>
          </table:table-cell>
          <table:table-cell table:formula="of:=[.J140]+[.L140]" office:value-type="float" office:value="9855.43010588121">
            <text:p>9855.43</text:p>
          </table:table-cell>
          <table:table-cell table:formula="of:=(1.000001018*(1-[.K140]*[.K140]))/(1+[.K140]*COS(RADIANS([.N140])))" office:value-type="float" office:value="1.01175730519838">
            <text:p>1.01</text:p>
          </table:table-cell>
          <table:table-cell table:formula="of:=[.M140]-0.00569-0.00478*SIN(RADIANS(125.04-1934.136*[.G140]))" office:value-type="float" office:value="58.817446257241">
            <text:p>58.82</text:p>
          </table:table-cell>
          <table:table-cell table:formula="of:=23+(26+((21.448-[.G140]*(46.815+[.G140]*(0.00059-[.G140]*0.001813))))/60)/60" office:value-type="float" office:value="23.4358606109714">
            <text:p>23.44</text:p>
          </table:table-cell>
          <table:table-cell table:formula="of:=[.Q140]+0.00256*COS(RADIANS(125.04-1934.136*[.G140]))" office:value-type="float" office:value="23.4381772554022">
            <text:p>23.44</text:p>
          </table:table-cell>
          <table:table-cell table:formula="of:=DEGREES(ATAN2(COS(RADIANS([.P140]));COS(RADIANS([.R140]))*SIN(RADIANS([.P140]))))" office:value-type="float" office:value="56.5898871827476">
            <text:p>56.59</text:p>
          </table:table-cell>
          <table:table-cell table:formula="of:=DEGREES(ASIN(SIN(RADIANS([.R140]))*SIN(RADIANS([.P140]))))" office:value-type="float" office:value="19.8946550132052">
            <text:p>19.89</text:p>
          </table:table-cell>
          <table:table-cell table:formula="of:=TAN(RADIANS([.R140]/2))*TAN(RADIANS([.R140]/2))" office:value-type="float" office:value="0.0430303229558464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3.48677463456573">
            <text:p>3.49</text:p>
          </table:table-cell>
          <table:table-cell table:formula="of:=DEGREES(ACOS(COS(RADIANS(90.833))/(COS(RADIANS([.$B$2]))*COS(RADIANS([.T140])))-TAN(RADIANS([.$B$2]))*TAN(RADIANS([.T140]))))" office:value-type="float" office:value="106.381915136276">
            <text:p>106.38</text:p>
          </table:table-cell>
          <table:table-cell table:style-name="ce7" table:formula="of:=(720-4*[.$B$3]-[.V140]+[.$B$4]*60)/1440" office:value-type="float" office:value="0.497578628725996">
            <text:p>11:56:31</text:p>
          </table:table-cell>
          <table:table-cell table:style-name="ce7" table:formula="of:=([.X140]*1440-[.W140]*4)/1440" office:value-type="float" office:value="0.202073308903007">
            <text:p>4:50:59</text:p>
          </table:table-cell>
          <table:table-cell table:style-name="ce7" table:formula="of:=([.X140]*1440+[.W140]*4)/1440" office:value-type="float" office:value="0.793083948548985">
            <text:p>19:02:02</text:p>
          </table:table-cell>
          <table:table-cell table:formula="of:=8*[.W140]" office:value-type="float" office:value="851.055321090207">
            <text:p>851.06</text:p>
          </table:table-cell>
          <table:table-cell table:formula="of:=MOD([.E140]*1440+[.V140]+4*[.$B$3]-60*[.$B$4];1440)" office:value-type="float" office:value="723.486774634566">
            <text:p>723.49</text:p>
          </table:table-cell>
          <table:table-cell table:formula="of:=IF([.AB140]/4&lt;0;[.AB140]/4+180;[.AB140]/4-180)" office:value-type="float" office:value="0.871693658641419">
            <text:p>0.87</text:p>
          </table:table-cell>
          <table:table-cell table:formula="of:=DEGREES(ACOS(SIN(RADIANS([.$B$2]))*SIN(RADIANS([.T140]))+COS(RADIANS([.$B$2]))*COS(RADIANS([.T140]))*COS(RADIANS([.AC140]))))" office:value-type="float" office:value="16.1235188976405">
            <text:p>16.12</text:p>
          </table:table-cell>
          <table:table-cell table:formula="of:=90-[.AD140]" office:value-type="float" office:value="73.8764811023596">
            <text:p>73.88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466495872038821">
            <text:p>0</text:p>
          </table:table-cell>
          <table:table-cell table:formula="of:=[.AE140]+[.AF140]" office:value-type="float" office:value="73.8811460610799">
            <text:p>73.88</text:p>
          </table:table-cell>
          <table:table-cell table:formula="of:=IF([.AC140]&gt;0;MOD(DEGREES(ACOS(((SIN(RADIANS([.$B$2]))*COS(RADIANS([.AD140])))-SIN(RADIANS([.T140])))/(COS(RADIANS([.$B$2]))*SIN(RADIANS([.AD140])))))+180;360);MOD(540-DEGREES(ACOS(((SIN(RADIANS([.$B$2]))*COS(RADIANS([.AD140])))-SIN(RADIANS([.T140])))/(COS(RADIANS([.$B$2]))*SIN(RADIANS([.AD140])))));360))" office:value-type="float" office:value="182.952738785529">
            <text:p>182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0]+1" office:value-type="date" office:date-value="2026-05-20">
            <text:p>5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1]+2415018.5+[.E141]-[.$B$4]/24" office:value-type="float" office:value="2461181.29166667">
            <text:p>2461181.29</text:p>
          </table:table-cell>
          <table:table-cell table:style-name="ce9" table:formula="of:=([.F141]-2451545)/36525" office:value-type="float" office:value="0.263827287246174">
            <text:p>0.26382729</text:p>
          </table:table-cell>
          <table:table-cell/>
          <table:table-cell table:formula="of:=MOD(280.46646+[.G141]*(36000.76983+[.G141]*0.0003032);360)" office:value-type="float" office:value="58.4519241269954">
            <text:p>58.45</text:p>
          </table:table-cell>
          <table:table-cell table:formula="of:=357.52911+[.G141]*(35999.05029-0.0001537*[.G141])" office:value-type="float" office:value="9855.06088075104">
            <text:p>9855.06</text:p>
          </table:table-cell>
          <table:table-cell table:formula="of:=0.016708634-[.G141]*(0.000042037+0.0000001267*[.G141])" office:value-type="float" office:value="0.0166975346733931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33172908899499">
            <text:p>1.33</text:p>
          </table:table-cell>
          <table:table-cell table:formula="of:=[.I141]+[.L141]" office:value-type="float" office:value="59.7836532159904">
            <text:p>59.78</text:p>
          </table:table-cell>
          <table:table-cell table:formula="of:=[.J141]+[.L141]" office:value-type="float" office:value="9856.39260984003">
            <text:p>9856.39</text:p>
          </table:table-cell>
          <table:table-cell table:formula="of:=(1.000001018*(1-[.K141]*[.K141]))/(1+[.K141]*COS(RADIANS([.N141])))" office:value-type="float" office:value="1.01195717652968">
            <text:p>1.01</text:p>
          </table:table-cell>
          <table:table-cell table:formula="of:=[.M141]-0.00569-0.00478*SIN(RADIANS(125.04-1934.136*[.G141]))" office:value-type="float" office:value="59.7800012980393">
            <text:p>59.78</text:p>
          </table:table-cell>
          <table:table-cell table:formula="of:=23+(26+((21.448-[.G141]*(46.815+[.G141]*(0.00059-[.G141]*0.001813))))/60)/60" office:value-type="float" office:value="23.4358602549372">
            <text:p>23.44</text:p>
          </table:table-cell>
          <table:table-cell table:formula="of:=[.Q141]+0.00256*COS(RADIANS(125.04-1934.136*[.G141]))" office:value-type="float" office:value="23.4381758915506">
            <text:p>23.44</text:p>
          </table:table-cell>
          <table:table-cell table:formula="of:=DEGREES(ATAN2(COS(RADIANS([.P141]));COS(RADIANS([.R141]))*SIN(RADIANS([.P141]))))" office:value-type="float" office:value="57.5900050180795">
            <text:p>57.59</text:p>
          </table:table-cell>
          <table:table-cell table:formula="of:=DEGREES(ASIN(SIN(RADIANS([.R141]))*SIN(RADIANS([.P141]))))" office:value-type="float" office:value="20.1026714771477">
            <text:p>20.1</text:p>
          </table:table-cell>
          <table:table-cell table:formula="of:=TAN(RADIANS([.R141]/2))*TAN(RADIANS([.R141]/2))" office:value-type="float" office:value="0.0430303178055918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3.42888291346937">
            <text:p>3.43</text:p>
          </table:table-cell>
          <table:table-cell table:formula="of:=DEGREES(ACOS(COS(RADIANS(90.833))/(COS(RADIANS([.$B$2]))*COS(RADIANS([.T141])))-TAN(RADIANS([.$B$2]))*TAN(RADIANS([.T141]))))" office:value-type="float" office:value="106.561901167716">
            <text:p>106.56</text:p>
          </table:table-cell>
          <table:table-cell table:style-name="ce7" table:formula="of:=(720-4*[.$B$3]-[.V141]+[.$B$4]*60)/1440" office:value-type="float" office:value="0.497618831310091">
            <text:p>11:56:34</text:p>
          </table:table-cell>
          <table:table-cell table:style-name="ce7" table:formula="of:=([.X141]*1440-[.W141]*4)/1440" office:value-type="float" office:value="0.201613550288657">
            <text:p>4:50:19</text:p>
          </table:table-cell>
          <table:table-cell table:style-name="ce7" table:formula="of:=([.X141]*1440+[.W141]*4)/1440" office:value-type="float" office:value="0.793624112331524">
            <text:p>19:02:49</text:p>
          </table:table-cell>
          <table:table-cell table:formula="of:=8*[.W141]" office:value-type="float" office:value="852.495209341729">
            <text:p>852.5</text:p>
          </table:table-cell>
          <table:table-cell table:formula="of:=MOD([.E141]*1440+[.V141]+4*[.$B$3]-60*[.$B$4];1440)" office:value-type="float" office:value="723.428882913469">
            <text:p>723.43</text:p>
          </table:table-cell>
          <table:table-cell table:formula="of:=IF([.AB141]/4&lt;0;[.AB141]/4+180;[.AB141]/4-180)" office:value-type="float" office:value="0.857220728367338">
            <text:p>0.86</text:p>
          </table:table-cell>
          <table:table-cell table:formula="of:=DEGREES(ACOS(SIN(RADIANS([.$B$2]))*SIN(RADIANS([.T141]))+COS(RADIANS([.$B$2]))*COS(RADIANS([.T141]))*COS(RADIANS([.AC141]))))" office:value-type="float" office:value="15.9151044685645">
            <text:p>15.92</text:p>
          </table:table-cell>
          <table:table-cell table:formula="of:=90-[.AD141]" office:value-type="float" office:value="74.0848955314355">
            <text:p>74.08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460143283760209">
            <text:p>0</text:p>
          </table:table-cell>
          <table:table-cell table:formula="of:=[.AE141]+[.AF141]" office:value-type="float" office:value="74.0894969642731">
            <text:p>74.09</text:p>
          </table:table-cell>
          <table:table-cell table:formula="of:=IF([.AC141]&gt;0;MOD(DEGREES(ACOS(((SIN(RADIANS([.$B$2]))*COS(RADIANS([.AD141])))-SIN(RADIANS([.T141])))/(COS(RADIANS([.$B$2]))*SIN(RADIANS([.AD141])))))+180;360);MOD(540-DEGREES(ACOS(((SIN(RADIANS([.$B$2]))*COS(RADIANS([.AD141])))-SIN(RADIANS([.T141])))/(COS(RADIANS([.$B$2]))*SIN(RADIANS([.AD141])))));360))" office:value-type="float" office:value="182.936843372735">
            <text:p>182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1]+1" office:value-type="date" office:date-value="2026-05-21">
            <text:p>5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2]+2415018.5+[.E142]-[.$B$4]/24" office:value-type="float" office:value="2461182.29166667">
            <text:p>2461182.29</text:p>
          </table:table-cell>
          <table:table-cell table:style-name="ce9" table:formula="of:=([.F142]-2451545)/36525" office:value-type="float" office:value="0.263854665754045">
            <text:p>0.26385467</text:p>
          </table:table-cell>
          <table:table-cell/>
          <table:table-cell table:formula="of:=MOD(280.46646+[.G142]*(36000.76983+[.G142]*0.0003032);360)" office:value-type="float" office:value="59.4375714915404">
            <text:p>59.44</text:p>
          </table:table-cell>
          <table:table-cell table:formula="of:=357.52911+[.G142]*(35999.05029-0.0001537*[.G142])" office:value-type="float" office:value="9856.04648103054">
            <text:p>9856.05</text:p>
          </table:table-cell>
          <table:table-cell table:formula="of:=0.016708634-[.G142]*(0.000042037+0.0000001267*[.G142])" office:value-type="float" office:value="0.0166975335206523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30825594945358">
            <text:p>1.31</text:p>
          </table:table-cell>
          <table:table-cell table:formula="of:=[.I142]+[.L142]" office:value-type="float" office:value="60.745827440994">
            <text:p>60.75</text:p>
          </table:table-cell>
          <table:table-cell table:formula="of:=[.J142]+[.L142]" office:value-type="float" office:value="9857.35473697999">
            <text:p>9857.35</text:p>
          </table:table-cell>
          <table:table-cell table:formula="of:=(1.000001018*(1-[.K142]*[.K142]))/(1+[.K142]*COS(RADIANS([.N142])))" office:value-type="float" office:value="1.01215355431019">
            <text:p>1.01</text:p>
          </table:table-cell>
          <table:table-cell table:formula="of:=[.M142]-0.00569-0.00478*SIN(RADIANS(125.04-1934.136*[.G142]))" office:value-type="float" office:value="60.7421795182364">
            <text:p>60.74</text:p>
          </table:table-cell>
          <table:table-cell table:formula="of:=23+(26+((21.448-[.G142]*(46.815+[.G142]*(0.00059-[.G142]*0.001813))))/60)/60" office:value-type="float" office:value="23.4358598989031">
            <text:p>23.44</text:p>
          </table:table-cell>
          <table:table-cell table:formula="of:=[.Q142]+0.00256*COS(RADIANS(125.04-1934.136*[.G142]))" office:value-type="float" office:value="23.4381745257211">
            <text:p>23.44</text:p>
          </table:table-cell>
          <table:table-cell table:formula="of:=DEGREES(ATAN2(COS(RADIANS([.P142]));COS(RADIANS([.R142]))*SIN(RADIANS([.P142]))))" office:value-type="float" office:value="58.5923549218265">
            <text:p>58.59</text:p>
          </table:table-cell>
          <table:table-cell table:formula="of:=DEGREES(ASIN(SIN(RADIANS([.R142]))*SIN(RADIANS([.P142]))))" office:value-type="float" office:value="20.3049604311446">
            <text:p>20.3</text:p>
          </table:table-cell>
          <table:table-cell table:formula="of:=TAN(RADIANS([.R142]/2))*TAN(RADIANS([.R142]/2))" office:value-type="float" office:value="0.0430303126478682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3.36208001258254">
            <text:p>3.36</text:p>
          </table:table-cell>
          <table:table-cell table:formula="of:=DEGREES(ACOS(COS(RADIANS(90.833))/(COS(RADIANS([.$B$2]))*COS(RADIANS([.T142])))-TAN(RADIANS([.$B$2]))*TAN(RADIANS([.T142]))))" office:value-type="float" office:value="106.737567306376">
            <text:p>106.74</text:p>
          </table:table-cell>
          <table:table-cell table:style-name="ce7" table:formula="of:=(720-4*[.$B$3]-[.V142]+[.$B$4]*60)/1440" office:value-type="float" office:value="0.497665222213484">
            <text:p>11:56:38</text:p>
          </table:table-cell>
          <table:table-cell table:style-name="ce7" table:formula="of:=([.X142]*1440-[.W142]*4)/1440" office:value-type="float" office:value="0.201171979695772">
            <text:p>4:49:41</text:p>
          </table:table-cell>
          <table:table-cell table:style-name="ce7" table:formula="of:=([.X142]*1440+[.W142]*4)/1440" office:value-type="float" office:value="0.794158464731197">
            <text:p>19:03:35</text:p>
          </table:table-cell>
          <table:table-cell table:formula="of:=8*[.W142]" office:value-type="float" office:value="853.900538451011">
            <text:p>853.9</text:p>
          </table:table-cell>
          <table:table-cell table:formula="of:=MOD([.E142]*1440+[.V142]+4*[.$B$3]-60*[.$B$4];1440)" office:value-type="float" office:value="723.362080012583">
            <text:p>723.36</text:p>
          </table:table-cell>
          <table:table-cell table:formula="of:=IF([.AB142]/4&lt;0;[.AB142]/4+180;[.AB142]/4-180)" office:value-type="float" office:value="0.840520003145628">
            <text:p>0.84</text:p>
          </table:table-cell>
          <table:table-cell table:formula="of:=DEGREES(ACOS(SIN(RADIANS([.$B$2]))*SIN(RADIANS([.T142]))+COS(RADIANS([.$B$2]))*COS(RADIANS([.T142]))*COS(RADIANS([.AC142]))))" office:value-type="float" office:value="15.7123219304099">
            <text:p>15.71</text:p>
          </table:table-cell>
          <table:table-cell table:formula="of:=90-[.AD142]" office:value-type="float" office:value="74.2876780695901">
            <text:p>74.29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453974946685244">
            <text:p>0</text:p>
          </table:table-cell>
          <table:table-cell table:formula="of:=[.AE142]+[.AF142]" office:value-type="float" office:value="74.2922178190569">
            <text:p>74.29</text:p>
          </table:table-cell>
          <table:table-cell table:formula="of:=IF([.AC142]&gt;0;MOD(DEGREES(ACOS(((SIN(RADIANS([.$B$2]))*COS(RADIANS([.AD142])))-SIN(RADIANS([.T142])))/(COS(RADIANS([.$B$2]))*SIN(RADIANS([.AD142])))))+180;360);MOD(540-DEGREES(ACOS(((SIN(RADIANS([.$B$2]))*COS(RADIANS([.AD142])))-SIN(RADIANS([.T142])))/(COS(RADIANS([.$B$2]))*SIN(RADIANS([.AD142])))));360))" office:value-type="float" office:value="182.912033191233">
            <text:p>182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2]+1" office:value-type="date" office:date-value="2026-05-22">
            <text:p>5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3]+2415018.5+[.E143]-[.$B$4]/24" office:value-type="float" office:value="2461183.29166667">
            <text:p>2461183.29</text:p>
          </table:table-cell>
          <table:table-cell table:style-name="ce9" table:formula="of:=([.F143]-2451545)/36525" office:value-type="float" office:value="0.263882044261917">
            <text:p>0.26388204</text:p>
          </table:table-cell>
          <table:table-cell/>
          <table:table-cell table:formula="of:=MOD(280.46646+[.G143]*(36000.76983+[.G143]*0.0003032);360)" office:value-type="float" office:value="60.4232188560854">
            <text:p>60.42</text:p>
          </table:table-cell>
          <table:table-cell table:formula="of:=357.52911+[.G143]*(35999.05029-0.0001537*[.G143])" office:value-type="float" office:value="9857.03208131005">
            <text:p>9857.03</text:p>
          </table:table-cell>
          <table:table-cell table:formula="of:=0.016708634-[.G143]*(0.000042037+0.0000001267*[.G143])" office:value-type="float" office:value="0.0166975323679114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28441290080562">
            <text:p>1.28</text:p>
          </table:table-cell>
          <table:table-cell table:formula="of:=[.I143]+[.L143]" office:value-type="float" office:value="61.7076317568911">
            <text:p>61.71</text:p>
          </table:table-cell>
          <table:table-cell table:formula="of:=[.J143]+[.L143]" office:value-type="float" office:value="9858.31649421085">
            <text:p>9858.32</text:p>
          </table:table-cell>
          <table:table-cell table:formula="of:=(1.000001018*(1-[.K143]*[.K143]))/(1+[.K143]*COS(RADIANS([.N143])))" office:value-type="float" office:value="1.01234638453246">
            <text:p>1.01</text:p>
          </table:table-cell>
          <table:table-cell table:formula="of:=[.M143]-0.00569-0.00478*SIN(RADIANS(125.04-1934.136*[.G143]))" office:value-type="float" office:value="61.7039878275826">
            <text:p>61.7</text:p>
          </table:table-cell>
          <table:table-cell table:formula="of:=23+(26+((21.448-[.G143]*(46.815+[.G143]*(0.00059-[.G143]*0.001813))))/60)/60" office:value-type="float" office:value="23.4358595428689">
            <text:p>23.44</text:p>
          </table:table-cell>
          <table:table-cell table:formula="of:=[.Q143]+0.00256*COS(RADIANS(125.04-1934.136*[.G143]))" office:value-type="float" office:value="23.4381731579145">
            <text:p>23.44</text:p>
          </table:table-cell>
          <table:table-cell table:formula="of:=DEGREES(ATAN2(COS(RADIANS([.P143]));COS(RADIANS([.R143]))*SIN(RADIANS([.P143]))))" office:value-type="float" office:value="59.5969030195973">
            <text:p>59.6</text:p>
          </table:table-cell>
          <table:table-cell table:formula="of:=DEGREES(ASIN(SIN(RADIANS([.R143]))*SIN(RADIANS([.P143]))))" office:value-type="float" office:value="20.5014532711737">
            <text:p>20.5</text:p>
          </table:table-cell>
          <table:table-cell table:formula="of:=TAN(RADIANS([.R143]/2))*TAN(RADIANS([.R143]/2))" office:value-type="float" office:value="0.0430303074826789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3.28650167342331">
            <text:p>3.29</text:p>
          </table:table-cell>
          <table:table-cell table:formula="of:=DEGREES(ACOS(COS(RADIANS(90.833))/(COS(RADIANS([.$B$2]))*COS(RADIANS([.T143])))-TAN(RADIANS([.$B$2]))*TAN(RADIANS([.T143]))))" office:value-type="float" office:value="106.908809602645">
            <text:p>106.91</text:p>
          </table:table-cell>
          <table:table-cell table:style-name="ce7" table:formula="of:=(720-4*[.$B$3]-[.V143]+[.$B$4]*60)/1440" office:value-type="float" office:value="0.497717707171234">
            <text:p>11:56:43</text:p>
          </table:table-cell>
          <table:table-cell table:style-name="ce7" table:formula="of:=([.X143]*1440-[.W143]*4)/1440" office:value-type="float" office:value="0.200748791608331">
            <text:p>4:49:05</text:p>
          </table:table-cell>
          <table:table-cell table:style-name="ce7" table:formula="of:=([.X143]*1440+[.W143]*4)/1440" office:value-type="float" office:value="0.794686622734137">
            <text:p>19:04:21</text:p>
          </table:table-cell>
          <table:table-cell table:formula="of:=8*[.W143]" office:value-type="float" office:value="855.270476821161">
            <text:p>855.27</text:p>
          </table:table-cell>
          <table:table-cell table:formula="of:=MOD([.E143]*1440+[.V143]+4*[.$B$3]-60*[.$B$4];1440)" office:value-type="float" office:value="723.286501673423">
            <text:p>723.29</text:p>
          </table:table-cell>
          <table:table-cell table:formula="of:=IF([.AB143]/4&lt;0;[.AB143]/4+180;[.AB143]/4-180)" office:value-type="float" office:value="0.821625418355836">
            <text:p>0.82</text:p>
          </table:table-cell>
          <table:table-cell table:formula="of:=DEGREES(ACOS(SIN(RADIANS([.$B$2]))*SIN(RADIANS([.T143]))+COS(RADIANS([.$B$2]))*COS(RADIANS([.T143]))*COS(RADIANS([.AC143]))))" office:value-type="float" office:value="15.5152438489948">
            <text:p>15.52</text:p>
          </table:table-cell>
          <table:table-cell table:formula="of:=90-[.AD143]" office:value-type="float" office:value="74.4847561510052">
            <text:p>74.48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447991844354985">
            <text:p>0</text:p>
          </table:table-cell>
          <table:table-cell table:formula="of:=[.AE143]+[.AF143]" office:value-type="float" office:value="74.4892360694488">
            <text:p>74.49</text:p>
          </table:table-cell>
          <table:table-cell table:formula="of:=IF([.AC143]&gt;0;MOD(DEGREES(ACOS(((SIN(RADIANS([.$B$2]))*COS(RADIANS([.AD143])))-SIN(RADIANS([.T143])))/(COS(RADIANS([.$B$2]))*SIN(RADIANS([.AD143])))))+180;360);MOD(540-DEGREES(ACOS(((SIN(RADIANS([.$B$2]))*COS(RADIANS([.AD143])))-SIN(RADIANS([.T143])))/(COS(RADIANS([.$B$2]))*SIN(RADIANS([.AD143])))));360))" office:value-type="float" office:value="182.87812660071">
            <text:p>182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3]+1" office:value-type="date" office:date-value="2026-05-23">
            <text:p>5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4]+2415018.5+[.E144]-[.$B$4]/24" office:value-type="float" office:value="2461184.29166667">
            <text:p>2461184.29</text:p>
          </table:table-cell>
          <table:table-cell table:style-name="ce9" table:formula="of:=([.F144]-2451545)/36525" office:value-type="float" office:value="0.263909422769788">
            <text:p>0.26390942</text:p>
          </table:table-cell>
          <table:table-cell/>
          <table:table-cell table:formula="of:=MOD(280.46646+[.G144]*(36000.76983+[.G144]*0.0003032);360)" office:value-type="float" office:value="61.4088662206323">
            <text:p>61.41</text:p>
          </table:table-cell>
          <table:table-cell table:formula="of:=357.52911+[.G144]*(35999.05029-0.0001537*[.G144])" office:value-type="float" office:value="9858.01768158955">
            <text:p>9858.02</text:p>
          </table:table-cell>
          <table:table-cell table:formula="of:=0.016708634-[.G144]*(0.000042037+0.0000001267*[.G144])" office:value-type="float" office:value="0.0166975312151702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26020694265626">
            <text:p>1.26</text:p>
          </table:table-cell>
          <table:table-cell table:formula="of:=[.I144]+[.L144]" office:value-type="float" office:value="62.6690731632885">
            <text:p>62.67</text:p>
          </table:table-cell>
          <table:table-cell table:formula="of:=[.J144]+[.L144]" office:value-type="float" office:value="9859.2778885322">
            <text:p>9859.28</text:p>
          </table:table-cell>
          <table:table-cell table:formula="of:=(1.000001018*(1-[.K144]*[.K144]))/(1+[.K144]*COS(RADIANS([.N144])))" office:value-type="float" office:value="1.01253561422664">
            <text:p>1.01</text:p>
          </table:table-cell>
          <table:table-cell table:formula="of:=[.M144]-0.00569-0.00478*SIN(RADIANS(125.04-1934.136*[.G144]))" office:value-type="float" office:value="62.6654332256816">
            <text:p>62.67</text:p>
          </table:table-cell>
          <table:table-cell table:formula="of:=23+(26+((21.448-[.G144]*(46.815+[.G144]*(0.00059-[.G144]*0.001813))))/60)/60" office:value-type="float" office:value="23.4358591868347">
            <text:p>23.44</text:p>
          </table:table-cell>
          <table:table-cell table:formula="of:=[.Q144]+0.00256*COS(RADIANS(125.04-1934.136*[.G144]))" office:value-type="float" office:value="23.4381717881316">
            <text:p>23.44</text:p>
          </table:table-cell>
          <table:table-cell table:formula="of:=DEGREES(ATAN2(COS(RADIANS([.P144]));COS(RADIANS([.R144]))*SIN(RADIANS([.P144]))))" office:value-type="float" office:value="60.6036120670768">
            <text:p>60.6</text:p>
          </table:table-cell>
          <table:table-cell table:formula="of:=DEGREES(ASIN(SIN(RADIANS([.R144]))*SIN(RADIANS([.P144]))))" office:value-type="float" office:value="20.6920829279045">
            <text:p>20.69</text:p>
          </table:table-cell>
          <table:table-cell table:formula="of:=TAN(RADIANS([.R144]/2))*TAN(RADIANS([.R144]/2))" office:value-type="float" office:value="0.0430303023100272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3.20229715643941">
            <text:p>3.2</text:p>
          </table:table-cell>
          <table:table-cell table:formula="of:=DEGREES(ACOS(COS(RADIANS(90.833))/(COS(RADIANS([.$B$2]))*COS(RADIANS([.T144])))-TAN(RADIANS([.$B$2]))*TAN(RADIANS([.T144]))))" office:value-type="float" office:value="107.075524679384">
            <text:p>107.08</text:p>
          </table:table-cell>
          <table:table-cell table:style-name="ce7" table:formula="of:=(720-4*[.$B$3]-[.V144]+[.$B$4]*60)/1440" office:value-type="float" office:value="0.49777618253025">
            <text:p>11:56:48</text:p>
          </table:table-cell>
          <table:table-cell table:style-name="ce7" table:formula="of:=([.X144]*1440-[.W144]*4)/1440" office:value-type="float" office:value="0.200344169531962">
            <text:p>4:48:30</text:p>
          </table:table-cell>
          <table:table-cell table:style-name="ce7" table:formula="of:=([.X144]*1440+[.W144]*4)/1440" office:value-type="float" office:value="0.795208195528538">
            <text:p>19:05:06</text:p>
          </table:table-cell>
          <table:table-cell table:formula="of:=8*[.W144]" office:value-type="float" office:value="856.604197435069">
            <text:p>856.6</text:p>
          </table:table-cell>
          <table:table-cell table:formula="of:=MOD([.E144]*1440+[.V144]+4*[.$B$3]-60*[.$B$4];1440)" office:value-type="float" office:value="723.202297156439">
            <text:p>723.2</text:p>
          </table:table-cell>
          <table:table-cell table:formula="of:=IF([.AB144]/4&lt;0;[.AB144]/4+180;[.AB144]/4-180)" office:value-type="float" office:value="0.800574289109846">
            <text:p>0.8</text:p>
          </table:table-cell>
          <table:table-cell table:formula="of:=DEGREES(ACOS(SIN(RADIANS([.$B$2]))*SIN(RADIANS([.T144]))+COS(RADIANS([.$B$2]))*COS(RADIANS([.T144]))*COS(RADIANS([.AC144]))))" office:value-type="float" office:value="15.3239423489975">
            <text:p>15.32</text:p>
          </table:table-cell>
          <table:table-cell table:formula="of:=90-[.AD144]" office:value-type="float" office:value="74.6760576510025">
            <text:p>74.68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442194991203724">
            <text:p>0</text:p>
          </table:table-cell>
          <table:table-cell table:formula="of:=[.AE144]+[.AF144]" office:value-type="float" office:value="74.6804796009145">
            <text:p>74.68</text:p>
          </table:table-cell>
          <table:table-cell table:formula="of:=IF([.AC144]&gt;0;MOD(DEGREES(ACOS(((SIN(RADIANS([.$B$2]))*COS(RADIANS([.AD144])))-SIN(RADIANS([.T144])))/(COS(RADIANS([.$B$2]))*SIN(RADIANS([.AD144])))))+180;360);MOD(540-DEGREES(ACOS(((SIN(RADIANS([.$B$2]))*COS(RADIANS([.AD144])))-SIN(RADIANS([.T144])))/(COS(RADIANS([.$B$2]))*SIN(RADIANS([.AD144])))));360))" office:value-type="float" office:value="182.834962618189">
            <text:p>182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4]+1" office:value-type="date" office:date-value="2026-05-24">
            <text:p>5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5]+2415018.5+[.E145]-[.$B$4]/24" office:value-type="float" office:value="2461185.29166667">
            <text:p>2461185.29</text:p>
          </table:table-cell>
          <table:table-cell table:style-name="ce9" table:formula="of:=([.F145]-2451545)/36525" office:value-type="float" office:value="0.263936801277659">
            <text:p>0.26393680</text:p>
          </table:table-cell>
          <table:table-cell/>
          <table:table-cell table:formula="of:=MOD(280.46646+[.G145]*(36000.76983+[.G145]*0.0003032);360)" office:value-type="float" office:value="62.3945135851773">
            <text:p>62.39</text:p>
          </table:table-cell>
          <table:table-cell table:formula="of:=357.52911+[.G145]*(35999.05029-0.0001537*[.G145])" office:value-type="float" office:value="9859.00328186905">
            <text:p>9859</text:p>
          </table:table-cell>
          <table:table-cell table:formula="of:=0.016708634-[.G145]*(0.000042037+0.0000001267*[.G145])" office:value-type="float" office:value="0.0166975300624288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2356451624896">
            <text:p>1.24</text:p>
          </table:table-cell>
          <table:table-cell table:formula="of:=[.I145]+[.L145]" office:value-type="float" office:value="63.6301587476669">
            <text:p>63.63</text:p>
          </table:table-cell>
          <table:table-cell table:formula="of:=[.J145]+[.L145]" office:value-type="float" office:value="9860.23892703154">
            <text:p>9860.24</text:p>
          </table:table-cell>
          <table:table-cell table:formula="of:=(1.000001018*(1-[.K145]*[.K145]))/(1+[.K145]*COS(RADIANS([.N145])))" office:value-type="float" office:value="1.01272119147156">
            <text:p>1.01</text:p>
          </table:table-cell>
          <table:table-cell table:formula="of:=[.M145]-0.00569-0.00478*SIN(RADIANS(125.04-1934.136*[.G145]))" office:value-type="float" office:value="63.6265228000103">
            <text:p>63.63</text:p>
          </table:table-cell>
          <table:table-cell table:formula="of:=23+(26+((21.448-[.G145]*(46.815+[.G145]*(0.00059-[.G145]*0.001813))))/60)/60" office:value-type="float" office:value="23.4358588308006">
            <text:p>23.44</text:p>
          </table:table-cell>
          <table:table-cell table:formula="of:=[.Q145]+0.00256*COS(RADIANS(125.04-1934.136*[.G145]))" office:value-type="float" office:value="23.4381704163734">
            <text:p>23.44</text:p>
          </table:table-cell>
          <table:table-cell table:formula="of:=DEGREES(ATAN2(COS(RADIANS([.P145]));COS(RADIANS([.R145]))*SIN(RADIANS([.P145]))))" office:value-type="float" office:value="61.612441468582">
            <text:p>61.61</text:p>
          </table:table-cell>
          <table:table-cell table:formula="of:=DEGREES(ASIN(SIN(RADIANS([.R145]))*SIN(RADIANS([.P145]))))" office:value-type="float" office:value="20.876783927503">
            <text:p>20.88</text:p>
          </table:table-cell>
          <table:table-cell table:formula="of:=TAN(RADIANS([.R145]/2))*TAN(RADIANS([.R145]/2))" office:value-type="float" office:value="0.0430302971299163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3.10962914857316">
            <text:p>3.11</text:p>
          </table:table-cell>
          <table:table-cell table:formula="of:=DEGREES(ACOS(COS(RADIANS(90.833))/(COS(RADIANS([.$B$2]))*COS(RADIANS([.T145])))-TAN(RADIANS([.$B$2]))*TAN(RADIANS([.T145]))))" office:value-type="float" office:value="107.237609924724">
            <text:p>107.24</text:p>
          </table:table-cell>
          <table:table-cell table:style-name="ce7" table:formula="of:=(720-4*[.$B$3]-[.V145]+[.$B$4]*60)/1440" office:value-type="float" office:value="0.497840535313491">
            <text:p>11:56:53</text:p>
          </table:table-cell>
          <table:table-cell table:style-name="ce7" table:formula="of:=([.X145]*1440-[.W145]*4)/1440" office:value-type="float" office:value="0.199958285522592">
            <text:p>4:47:56</text:p>
          </table:table-cell>
          <table:table-cell table:style-name="ce7" table:formula="of:=([.X145]*1440+[.W145]*4)/1440" office:value-type="float" office:value="0.79572278510439">
            <text:p>19:05:50</text:p>
          </table:table-cell>
          <table:table-cell table:formula="of:=8*[.W145]" office:value-type="float" office:value="857.900879397789">
            <text:p>857.9</text:p>
          </table:table-cell>
          <table:table-cell table:formula="of:=MOD([.E145]*1440+[.V145]+4*[.$B$3]-60*[.$B$4];1440)" office:value-type="float" office:value="723.109629148573">
            <text:p>723.11</text:p>
          </table:table-cell>
          <table:table-cell table:formula="of:=IF([.AB145]/4&lt;0;[.AB145]/4+180;[.AB145]/4-180)" office:value-type="float" office:value="0.777407287143291">
            <text:p>0.78</text:p>
          </table:table-cell>
          <table:table-cell table:formula="of:=DEGREES(ACOS(SIN(RADIANS([.$B$2]))*SIN(RADIANS([.T145]))+COS(RADIANS([.$B$2]))*COS(RADIANS([.T145]))*COS(RADIANS([.AC145]))))" office:value-type="float" office:value="15.1384890472793">
            <text:p>15.14</text:p>
          </table:table-cell>
          <table:table-cell table:formula="of:=90-[.AD145]" office:value-type="float" office:value="74.8615109527207">
            <text:p>74.86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0436585429945116">
            <text:p>0</text:p>
          </table:table-cell>
          <table:table-cell table:formula="of:=[.AE145]+[.AF145]" office:value-type="float" office:value="74.8658768070201">
            <text:p>74.87</text:p>
          </table:table-cell>
          <table:table-cell table:formula="of:=IF([.AC145]&gt;0;MOD(DEGREES(ACOS(((SIN(RADIANS([.$B$2]))*COS(RADIANS([.AD145])))-SIN(RADIANS([.T145])))/(COS(RADIANS([.$B$2]))*SIN(RADIANS([.AD145])))))+180;360);MOD(540-DEGREES(ACOS(((SIN(RADIANS([.$B$2]))*COS(RADIANS([.AD145])))-SIN(RADIANS([.T145])))/(COS(RADIANS([.$B$2]))*SIN(RADIANS([.AD145])))));360))" office:value-type="float" office:value="182.78240308979">
            <text:p>182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5]+1" office:value-type="date" office:date-value="2026-05-25">
            <text:p>5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6]+2415018.5+[.E146]-[.$B$4]/24" office:value-type="float" office:value="2461186.29166667">
            <text:p>2461186.29</text:p>
          </table:table-cell>
          <table:table-cell table:style-name="ce9" table:formula="of:=([.F146]-2451545)/36525" office:value-type="float" office:value="0.263964179785531">
            <text:p>0.26396418</text:p>
          </table:table-cell>
          <table:table-cell/>
          <table:table-cell table:formula="of:=MOD(280.46646+[.G146]*(36000.76983+[.G146]*0.0003032);360)" office:value-type="float" office:value="63.3801609497241">
            <text:p>63.38</text:p>
          </table:table-cell>
          <table:table-cell table:formula="of:=357.52911+[.G146]*(35999.05029-0.0001537*[.G146])" office:value-type="float" office:value="9859.98888214855">
            <text:p>9859.99</text:p>
          </table:table-cell>
          <table:table-cell table:formula="of:=0.016708634-[.G146]*(0.000042037+0.0000001267*[.G146])" office:value-type="float" office:value="0.0166975289096873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21073473369281">
            <text:p>1.21</text:p>
          </table:table-cell>
          <table:table-cell table:formula="of:=[.I146]+[.L146]" office:value-type="float" office:value="64.5908956834169">
            <text:p>64.59</text:p>
          </table:table-cell>
          <table:table-cell table:formula="of:=[.J146]+[.L146]" office:value-type="float" office:value="9861.19961688225">
            <text:p>9861.2</text:p>
          </table:table-cell>
          <table:table-cell table:formula="of:=(1.000001018*(1-[.K146]*[.K146]))/(1+[.K146]*COS(RADIANS([.N146])))" office:value-type="float" office:value="1.01290306540548">
            <text:p>1.01</text:p>
          </table:table-cell>
          <table:table-cell table:formula="of:=[.M146]-0.00569-0.00478*SIN(RADIANS(125.04-1934.136*[.G146]))" office:value-type="float" office:value="64.5872637239562">
            <text:p>64.59</text:p>
          </table:table-cell>
          <table:table-cell table:formula="of:=23+(26+((21.448-[.G146]*(46.815+[.G146]*(0.00059-[.G146]*0.001813))))/60)/60" office:value-type="float" office:value="23.4358584747664">
            <text:p>23.44</text:p>
          </table:table-cell>
          <table:table-cell table:formula="of:=[.Q146]+0.00256*COS(RADIANS(125.04-1934.136*[.G146]))" office:value-type="float" office:value="23.4381690426406">
            <text:p>23.44</text:p>
          </table:table-cell>
          <table:table-cell table:formula="of:=DEGREES(ATAN2(COS(RADIANS([.P146]));COS(RADIANS([.R146]))*SIN(RADIANS([.P146]))))" office:value-type="float" office:value="62.6233473023661">
            <text:p>62.62</text:p>
          </table:table-cell>
          <table:table-cell table:formula="of:=DEGREES(ASIN(SIN(RADIANS([.R146]))*SIN(RADIANS([.P146]))))" office:value-type="float" office:value="21.0554924526166">
            <text:p>21.06</text:p>
          </table:table-cell>
          <table:table-cell table:formula="of:=TAN(RADIANS([.R146]/2))*TAN(RADIANS([.R146]/2))" office:value-type="float" office:value="0.0430302919423495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3.00867364304812">
            <text:p>3.01</text:p>
          </table:table-cell>
          <table:table-cell table:formula="of:=DEGREES(ACOS(COS(RADIANS(90.833))/(COS(RADIANS([.$B$2]))*COS(RADIANS([.T146])))-TAN(RADIANS([.$B$2]))*TAN(RADIANS([.T146]))))" office:value-type="float" office:value="107.394963690277">
            <text:p>107.39</text:p>
          </table:table-cell>
          <table:table-cell table:style-name="ce7" table:formula="of:=(720-4*[.$B$3]-[.V146]+[.$B$4]*60)/1440" office:value-type="float" office:value="0.497910643303439">
            <text:p>11:56:59</text:p>
          </table:table-cell>
          <table:table-cell table:style-name="ce7" table:formula="of:=([.X146]*1440-[.W146]*4)/1440" office:value-type="float" office:value="0.199591299719337">
            <text:p>4:47:25</text:p>
          </table:table-cell>
          <table:table-cell table:style-name="ce7" table:formula="of:=([.X146]*1440+[.W146]*4)/1440" office:value-type="float" office:value="0.796229986887541">
            <text:p>19:06:34</text:p>
          </table:table-cell>
          <table:table-cell table:formula="of:=8*[.W146]" office:value-type="float" office:value="859.159709522213">
            <text:p>859.16</text:p>
          </table:table-cell>
          <table:table-cell table:formula="of:=MOD([.E146]*1440+[.V146]+4*[.$B$3]-60*[.$B$4];1440)" office:value-type="float" office:value="723.008673643048">
            <text:p>723.01</text:p>
          </table:table-cell>
          <table:table-cell table:formula="of:=IF([.AB146]/4&lt;0;[.AB146]/4+180;[.AB146]/4-180)" office:value-type="float" office:value="0.752168410762039">
            <text:p>0.75</text:p>
          </table:table-cell>
          <table:table-cell table:formula="of:=DEGREES(ACOS(SIN(RADIANS([.$B$2]))*SIN(RADIANS([.T146]))+COS(RADIANS([.$B$2]))*COS(RADIANS([.T146]))*COS(RADIANS([.AC146]))))" office:value-type="float" office:value="14.9589549749132">
            <text:p>14.96</text:p>
          </table:table-cell>
          <table:table-cell table:formula="of:=90-[.AD146]" office:value-type="float" office:value="75.0410450250868">
            <text:p>75.04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0431164228637672">
            <text:p>0</text:p>
          </table:table-cell>
          <table:table-cell table:formula="of:=[.AE146]+[.AF146]" office:value-type="float" office:value="75.0453566673732">
            <text:p>75.05</text:p>
          </table:table-cell>
          <table:table-cell table:formula="of:=IF([.AC146]&gt;0;MOD(DEGREES(ACOS(((SIN(RADIANS([.$B$2]))*COS(RADIANS([.AD146])))-SIN(RADIANS([.T146])))/(COS(RADIANS([.$B$2]))*SIN(RADIANS([.AD146])))))+180;360);MOD(540-DEGREES(ACOS(((SIN(RADIANS([.$B$2]))*COS(RADIANS([.AD146])))-SIN(RADIANS([.T146])))/(COS(RADIANS([.$B$2]))*SIN(RADIANS([.AD146])))));360))" office:value-type="float" office:value="182.720334894032">
            <text:p>182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6]+1" office:value-type="date" office:date-value="2026-05-26">
            <text:p>5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7]+2415018.5+[.E147]-[.$B$4]/24" office:value-type="float" office:value="2461187.29166667">
            <text:p>2461187.29</text:p>
          </table:table-cell>
          <table:table-cell table:style-name="ce9" table:formula="of:=([.F147]-2451545)/36525" office:value-type="float" office:value="0.263991558293402">
            <text:p>0.26399156</text:p>
          </table:table-cell>
          <table:table-cell/>
          <table:table-cell table:formula="of:=MOD(280.46646+[.G147]*(36000.76983+[.G147]*0.0003032);360)" office:value-type="float" office:value="64.3658083142709">
            <text:p>64.37</text:p>
          </table:table-cell>
          <table:table-cell table:formula="of:=357.52911+[.G147]*(35999.05029-0.0001537*[.G147])" office:value-type="float" office:value="9860.97448242806">
            <text:p>9860.97</text:p>
          </table:table-cell>
          <table:table-cell table:formula="of:=0.016708634-[.G147]*(0.000042037+0.0000001267*[.G147])" office:value-type="float" office:value="0.0166975277569455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18548291357461">
            <text:p>1.19</text:p>
          </table:table-cell>
          <table:table-cell table:formula="of:=[.I147]+[.L147]" office:value-type="float" office:value="65.5512912278455">
            <text:p>65.55</text:p>
          </table:table-cell>
          <table:table-cell table:formula="of:=[.J147]+[.L147]" office:value-type="float" office:value="9862.15996534163">
            <text:p>9862.16</text:p>
          </table:table-cell>
          <table:table-cell table:formula="of:=(1.000001018*(1-[.K147]*[.K147]))/(1+[.K147]*COS(RADIANS([.N147])))" office:value-type="float" office:value="1.01308118623665">
            <text:p>1.01</text:p>
          </table:table-cell>
          <table:table-cell table:formula="of:=[.M147]-0.00569-0.00478*SIN(RADIANS(125.04-1934.136*[.G147]))" office:value-type="float" office:value="65.5476632548227">
            <text:p>65.55</text:p>
          </table:table-cell>
          <table:table-cell table:formula="of:=23+(26+((21.448-[.G147]*(46.815+[.G147]*(0.00059-[.G147]*0.001813))))/60)/60" office:value-type="float" office:value="23.4358581187322">
            <text:p>23.44</text:p>
          </table:table-cell>
          <table:table-cell table:formula="of:=[.Q147]+0.00256*COS(RADIANS(125.04-1934.136*[.G147]))" office:value-type="float" office:value="23.4381676669342">
            <text:p>23.44</text:p>
          </table:table-cell>
          <table:table-cell table:formula="of:=DEGREES(ATAN2(COS(RADIANS([.P147]));COS(RADIANS([.R147]))*SIN(RADIANS([.P147]))))" office:value-type="float" office:value="63.6362823527923">
            <text:p>63.64</text:p>
          </table:table-cell>
          <table:table-cell table:formula="of:=DEGREES(ASIN(SIN(RADIANS([.R147]))*SIN(RADIANS([.P147]))))" office:value-type="float" office:value="21.2281464033669">
            <text:p>21.23</text:p>
          </table:table-cell>
          <table:table-cell table:formula="of:=TAN(RADIANS([.R147]/2))*TAN(RADIANS([.R147]/2))" office:value-type="float" office:value="0.0430302867473301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2.89961979106435">
            <text:p>2.9</text:p>
          </table:table-cell>
          <table:table-cell table:formula="of:=DEGREES(ACOS(COS(RADIANS(90.833))/(COS(RADIANS([.$B$2]))*COS(RADIANS([.T147])))-TAN(RADIANS([.$B$2]))*TAN(RADIANS([.T147]))))" office:value-type="float" office:value="107.54748549415">
            <text:p>107.55</text:p>
          </table:table-cell>
          <table:table-cell table:style-name="ce7" table:formula="of:=(720-4*[.$B$3]-[.V147]+[.$B$4]*60)/1440" office:value-type="float" office:value="0.497986375145094">
            <text:p>11:57:06</text:p>
          </table:table-cell>
          <table:table-cell table:style-name="ce7" table:formula="of:=([.X147]*1440-[.W147]*4)/1440" office:value-type="float" office:value="0.199243359883567">
            <text:p>4:46:55</text:p>
          </table:table-cell>
          <table:table-cell table:style-name="ce7" table:formula="of:=([.X147]*1440+[.W147]*4)/1440" office:value-type="float" office:value="0.796729390406622">
            <text:p>19:07:17</text:p>
          </table:table-cell>
          <table:table-cell table:formula="of:=8*[.W147]" office:value-type="float" office:value="860.379883953199">
            <text:p>860.38</text:p>
          </table:table-cell>
          <table:table-cell table:formula="of:=MOD([.E147]*1440+[.V147]+4*[.$B$3]-60*[.$B$4];1440)" office:value-type="float" office:value="722.899619791064">
            <text:p>722.9</text:p>
          </table:table-cell>
          <table:table-cell table:formula="of:=IF([.AB147]/4&lt;0;[.AB147]/4+180;[.AB147]/4-180)" office:value-type="float" office:value="0.724904947766078">
            <text:p>0.72</text:p>
          </table:table-cell>
          <table:table-cell table:formula="of:=DEGREES(ACOS(SIN(RADIANS([.$B$2]))*SIN(RADIANS([.T147]))+COS(RADIANS([.$B$2]))*COS(RADIANS([.T147]))*COS(RADIANS([.AC147]))))" office:value-type="float" office:value="14.7854104874432">
            <text:p>14.79</text:p>
          </table:table-cell>
          <table:table-cell table:formula="of:=90-[.AD147]" office:value-type="float" office:value="75.2145895125568">
            <text:p>75.21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0425932477418588">
            <text:p>0</text:p>
          </table:table-cell>
          <table:table-cell table:formula="of:=[.AE147]+[.AF147]" office:value-type="float" office:value="75.218848837331">
            <text:p>75.22</text:p>
          </table:table-cell>
          <table:table-cell table:formula="of:=IF([.AC147]&gt;0;MOD(DEGREES(ACOS(((SIN(RADIANS([.$B$2]))*COS(RADIANS([.AD147])))-SIN(RADIANS([.T147])))/(COS(RADIANS([.$B$2]))*SIN(RADIANS([.AD147])))))+180;360);MOD(540-DEGREES(ACOS(((SIN(RADIANS([.$B$2]))*COS(RADIANS([.AD147])))-SIN(RADIANS([.T147])))/(COS(RADIANS([.$B$2]))*SIN(RADIANS([.AD147])))));360))" office:value-type="float" office:value="182.648672156449">
            <text:p>182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7]+1" office:value-type="date" office:date-value="2026-05-27">
            <text:p>5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8]+2415018.5+[.E148]-[.$B$4]/24" office:value-type="float" office:value="2461188.29166667">
            <text:p>2461188.29</text:p>
          </table:table-cell>
          <table:table-cell table:style-name="ce9" table:formula="of:=([.F148]-2451545)/36525" office:value-type="float" office:value="0.264018936801273">
            <text:p>0.26401894</text:p>
          </table:table-cell>
          <table:table-cell/>
          <table:table-cell table:formula="of:=MOD(280.46646+[.G148]*(36000.76983+[.G148]*0.0003032);360)" office:value-type="float" office:value="65.3514556788196">
            <text:p>65.35</text:p>
          </table:table-cell>
          <table:table-cell table:formula="of:=357.52911+[.G148]*(35999.05029-0.0001537*[.G148])" office:value-type="float" office:value="9861.96008270756">
            <text:p>9861.96</text:p>
          </table:table-cell>
          <table:table-cell table:formula="of:=0.016708634-[.G148]*(0.000042037+0.0000001267*[.G148])" office:value-type="float" office:value="0.0166975266042036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15989704137952">
            <text:p>1.16</text:p>
          </table:table-cell>
          <table:table-cell table:formula="of:=[.I148]+[.L148]" office:value-type="float" office:value="66.5113527201991">
            <text:p>66.51</text:p>
          </table:table-cell>
          <table:table-cell table:formula="of:=[.J148]+[.L148]" office:value-type="float" office:value="9863.11997974894">
            <text:p>9863.12</text:p>
          </table:table-cell>
          <table:table-cell table:formula="of:=(1.000001018*(1-[.K148]*[.K148]))/(1+[.K148]*COS(RADIANS([.N148])))" office:value-type="float" office:value="1.01325550525351">
            <text:p>1.01</text:p>
          </table:table-cell>
          <table:table-cell table:formula="of:=[.M148]-0.00569-0.00478*SIN(RADIANS(125.04-1934.136*[.G148]))" office:value-type="float" office:value="66.5077287318529">
            <text:p>66.51</text:p>
          </table:table-cell>
          <table:table-cell table:formula="of:=23+(26+((21.448-[.G148]*(46.815+[.G148]*(0.00059-[.G148]*0.001813))))/60)/60" office:value-type="float" office:value="23.4358577626981">
            <text:p>23.44</text:p>
          </table:table-cell>
          <table:table-cell table:formula="of:=[.Q148]+0.00256*COS(RADIANS(125.04-1934.136*[.G148]))" office:value-type="float" office:value="23.4381662892551">
            <text:p>23.44</text:p>
          </table:table-cell>
          <table:table-cell table:formula="of:=DEGREES(ATAN2(COS(RADIANS([.P148]));COS(RADIANS([.R148]))*SIN(RADIANS([.P148]))))" office:value-type="float" office:value="64.6511961495766">
            <text:p>64.65</text:p>
          </table:table-cell>
          <table:table-cell table:formula="of:=DEGREES(ASIN(SIN(RADIANS([.R148]))*SIN(RADIANS([.P148]))))" office:value-type="float" office:value="21.3946854581909">
            <text:p>21.39</text:p>
          </table:table-cell>
          <table:table-cell table:formula="of:=TAN(RADIANS([.R148]/2))*TAN(RADIANS([.R148]/2))" office:value-type="float" office:value="0.0430302815448613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2.78266972515347">
            <text:p>2.78</text:p>
          </table:table-cell>
          <table:table-cell table:formula="of:=DEGREES(ACOS(COS(RADIANS(90.833))/(COS(RADIANS([.$B$2]))*COS(RADIANS([.T148])))-TAN(RADIANS([.$B$2]))*TAN(RADIANS([.T148]))))" office:value-type="float" office:value="107.695076228119">
            <text:p>107.7</text:p>
          </table:table-cell>
          <table:table-cell table:style-name="ce7" table:formula="of:=(720-4*[.$B$3]-[.V148]+[.$B$4]*60)/1440" office:value-type="float" office:value="0.498067590468643">
            <text:p>11:57:13</text:p>
          </table:table-cell>
          <table:table-cell table:style-name="ce7" table:formula="of:=([.X148]*1440-[.W148]*4)/1440" office:value-type="float" office:value="0.19891460094609">
            <text:p>4:46:26</text:p>
          </table:table-cell>
          <table:table-cell table:style-name="ce7" table:formula="of:=([.X148]*1440+[.W148]*4)/1440" office:value-type="float" office:value="0.797220579991197">
            <text:p>19:08:00</text:p>
          </table:table-cell>
          <table:table-cell table:formula="of:=8*[.W148]" office:value-type="float" office:value="861.560609824953">
            <text:p>861.56</text:p>
          </table:table-cell>
          <table:table-cell table:formula="of:=MOD([.E148]*1440+[.V148]+4*[.$B$3]-60*[.$B$4];1440)" office:value-type="float" office:value="722.782669725154">
            <text:p>722.78</text:p>
          </table:table-cell>
          <table:table-cell table:formula="of:=IF([.AB148]/4&lt;0;[.AB148]/4+180;[.AB148]/4-180)" office:value-type="float" office:value="0.695667431288371">
            <text:p>0.7</text:p>
          </table:table-cell>
          <table:table-cell table:formula="of:=DEGREES(ACOS(SIN(RADIANS([.$B$2]))*SIN(RADIANS([.T148]))+COS(RADIANS([.$B$2]))*COS(RADIANS([.T148]))*COS(RADIANS([.AC148]))))" office:value-type="float" office:value="14.6179251629854">
            <text:p>14.62</text:p>
          </table:table-cell>
          <table:table-cell table:formula="of:=90-[.AD148]" office:value-type="float" office:value="75.3820748370146">
            <text:p>75.38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0420891284897272">
            <text:p>0</text:p>
          </table:table-cell>
          <table:table-cell table:formula="of:=[.AE148]+[.AF148]" office:value-type="float" office:value="75.3862837498636">
            <text:p>75.39</text:p>
          </table:table-cell>
          <table:table-cell table:formula="of:=IF([.AC148]&gt;0;MOD(DEGREES(ACOS(((SIN(RADIANS([.$B$2]))*COS(RADIANS([.AD148])))-SIN(RADIANS([.T148])))/(COS(RADIANS([.$B$2]))*SIN(RADIANS([.AD148])))))+180;360);MOD(540-DEGREES(ACOS(((SIN(RADIANS([.$B$2]))*COS(RADIANS([.AD148])))-SIN(RADIANS([.T148])))/(COS(RADIANS([.$B$2]))*SIN(RADIANS([.AD148])))));360))" office:value-type="float" office:value="182.567358452469">
            <text:p>182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8]+1" office:value-type="date" office:date-value="2026-05-28">
            <text:p>5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9]+2415018.5+[.E149]-[.$B$4]/24" office:value-type="float" office:value="2461189.29166667">
            <text:p>2461189.29</text:p>
          </table:table-cell>
          <table:table-cell table:style-name="ce9" table:formula="of:=([.F149]-2451545)/36525" office:value-type="float" office:value="0.264046315309145">
            <text:p>0.26404632</text:p>
          </table:table-cell>
          <table:table-cell/>
          <table:table-cell table:formula="of:=MOD(280.46646+[.G149]*(36000.76983+[.G149]*0.0003032);360)" office:value-type="float" office:value="66.3371030433682">
            <text:p>66.34</text:p>
          </table:table-cell>
          <table:table-cell table:formula="of:=357.52911+[.G149]*(35999.05029-0.0001537*[.G149])" office:value-type="float" office:value="9862.94568298706">
            <text:p>9862.95</text:p>
          </table:table-cell>
          <table:table-cell table:formula="of:=0.016708634-[.G149]*(0.000042037+0.0000001267*[.G149])" office:value-type="float" office:value="0.0166975254514615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1339845362989">
            <text:p>1.13</text:p>
          </table:table-cell>
          <table:table-cell table:formula="of:=[.I149]+[.L149]" office:value-type="float" office:value="67.4710875796671">
            <text:p>67.47</text:p>
          </table:table-cell>
          <table:table-cell table:formula="of:=[.J149]+[.L149]" office:value-type="float" office:value="9864.07966752336">
            <text:p>9864.08</text:p>
          </table:table-cell>
          <table:table-cell table:formula="of:=(1.000001018*(1-[.K149]*[.K149]))/(1+[.K149]*COS(RADIANS([.N149])))" office:value-type="float" office:value="1.01342597483466">
            <text:p>1.01</text:p>
          </table:table-cell>
          <table:table-cell table:formula="of:=[.M149]-0.00569-0.00478*SIN(RADIANS(125.04-1934.136*[.G149]))" office:value-type="float" office:value="67.4674675742327">
            <text:p>67.47</text:p>
          </table:table-cell>
          <table:table-cell table:formula="of:=23+(26+((21.448-[.G149]*(46.815+[.G149]*(0.00059-[.G149]*0.001813))))/60)/60" office:value-type="float" office:value="23.4358574066639">
            <text:p>23.44</text:p>
          </table:table-cell>
          <table:table-cell table:formula="of:=[.Q149]+0.00256*COS(RADIANS(125.04-1934.136*[.G149]))" office:value-type="float" office:value="23.438164909604">
            <text:p>23.44</text:p>
          </table:table-cell>
          <table:table-cell table:formula="of:=DEGREES(ATAN2(COS(RADIANS([.P149]));COS(RADIANS([.R149]))*SIN(RADIANS([.P149]))))" office:value-type="float" office:value="65.6680350141839">
            <text:p>65.67</text:p>
          </table:table-cell>
          <table:table-cell table:formula="of:=DEGREES(ASIN(SIN(RADIANS([.R149]))*SIN(RADIANS([.P149]))))" office:value-type="float" office:value="21.5550511343513">
            <text:p>21.56</text:p>
          </table:table-cell>
          <table:table-cell table:formula="of:=TAN(RADIANS([.R149]/2))*TAN(RADIANS([.R149]/2))" office:value-type="float" office:value="0.0430302763349466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2.65803835406152">
            <text:p>2.66</text:p>
          </table:table-cell>
          <table:table-cell table:formula="of:=DEGREES(ACOS(COS(RADIANS(90.833))/(COS(RADIANS([.$B$2]))*COS(RADIANS([.T149])))-TAN(RADIANS([.$B$2]))*TAN(RADIANS([.T149]))))" office:value-type="float" office:value="107.837638368245">
            <text:p>107.84</text:p>
          </table:table-cell>
          <table:table-cell table:style-name="ce7" table:formula="of:=(720-4*[.$B$3]-[.V149]+[.$B$4]*60)/1440" office:value-type="float" office:value="0.498154140031902">
            <text:p>11:57:21</text:p>
          </table:table-cell>
          <table:table-cell table:style-name="ce7" table:formula="of:=([.X149]*1440-[.W149]*4)/1440" office:value-type="float" office:value="0.198605144564555">
            <text:p>4:45:59</text:p>
          </table:table-cell>
          <table:table-cell table:style-name="ce7" table:formula="of:=([.X149]*1440+[.W149]*4)/1440" office:value-type="float" office:value="0.797703135499249">
            <text:p>19:08:42</text:p>
          </table:table-cell>
          <table:table-cell table:formula="of:=8*[.W149]" office:value-type="float" office:value="862.701106945959">
            <text:p>862.7</text:p>
          </table:table-cell>
          <table:table-cell table:formula="of:=MOD([.E149]*1440+[.V149]+4*[.$B$3]-60*[.$B$4];1440)" office:value-type="float" office:value="722.658038354062">
            <text:p>722.66</text:p>
          </table:table-cell>
          <table:table-cell table:formula="of:=IF([.AB149]/4&lt;0;[.AB149]/4+180;[.AB149]/4-180)" office:value-type="float" office:value="0.664509588515386">
            <text:p>0.66</text:p>
          </table:table-cell>
          <table:table-cell table:formula="of:=DEGREES(ACOS(SIN(RADIANS([.$B$2]))*SIN(RADIANS([.T149]))+COS(RADIANS([.$B$2]))*COS(RADIANS([.T149]))*COS(RADIANS([.AC149]))))" office:value-type="float" office:value="14.4565676879272">
            <text:p>14.46</text:p>
          </table:table-cell>
          <table:table-cell table:formula="of:=90-[.AD149]" office:value-type="float" office:value="75.5434323120728">
            <text:p>75.54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0416041774204073">
            <text:p>0</text:p>
          </table:table-cell>
          <table:table-cell table:formula="of:=[.AE149]+[.AF149]" office:value-type="float" office:value="75.5475927298148">
            <text:p>75.55</text:p>
          </table:table-cell>
          <table:table-cell table:formula="of:=IF([.AC149]&gt;0;MOD(DEGREES(ACOS(((SIN(RADIANS([.$B$2]))*COS(RADIANS([.AD149])))-SIN(RADIANS([.T149])))/(COS(RADIANS([.$B$2]))*SIN(RADIANS([.AD149])))))+180;360);MOD(540-DEGREES(ACOS(((SIN(RADIANS([.$B$2]))*COS(RADIANS([.AD149])))-SIN(RADIANS([.T149])))/(COS(RADIANS([.$B$2]))*SIN(RADIANS([.AD149])))));360))" office:value-type="float" office:value="182.476368972726">
            <text:p>182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9]+1" office:value-type="date" office:date-value="2026-05-29">
            <text:p>5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0]+2415018.5+[.E150]-[.$B$4]/24" office:value-type="float" office:value="2461190.29166667">
            <text:p>2461190.29</text:p>
          </table:table-cell>
          <table:table-cell table:style-name="ce9" table:formula="of:=([.F150]-2451545)/36525" office:value-type="float" office:value="0.264073693817016">
            <text:p>0.26407369</text:p>
          </table:table-cell>
          <table:table-cell/>
          <table:table-cell table:formula="of:=MOD(280.46646+[.G150]*(36000.76983+[.G150]*0.0003032);360)" office:value-type="float" office:value="67.3227504079132">
            <text:p>67.32</text:p>
          </table:table-cell>
          <table:table-cell table:formula="of:=357.52911+[.G150]*(35999.05029-0.0001537*[.G150])" office:value-type="float" office:value="9863.93128326657">
            <text:p>9863.93</text:p>
          </table:table-cell>
          <table:table-cell table:formula="of:=0.016708634-[.G150]*(0.000042037+0.0000001267*[.G150])" office:value-type="float" office:value="0.0166975242987192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10775289547705">
            <text:p>1.11</text:p>
          </table:table-cell>
          <table:table-cell table:formula="of:=[.I150]+[.L150]" office:value-type="float" office:value="68.4305033033902">
            <text:p>68.43</text:p>
          </table:table-cell>
          <table:table-cell table:formula="of:=[.J150]+[.L150]" office:value-type="float" office:value="9865.03903616204">
            <text:p>9865.04</text:p>
          </table:table-cell>
          <table:table-cell table:formula="of:=(1.000001018*(1-[.K150]*[.K150]))/(1+[.K150]*COS(RADIANS([.N150])))" office:value-type="float" office:value="1.01359254845851">
            <text:p>1.01</text:p>
          </table:table-cell>
          <table:table-cell table:formula="of:=[.M150]-0.00569-0.00478*SIN(RADIANS(125.04-1934.136*[.G150]))" office:value-type="float" office:value="68.4268872790996">
            <text:p>68.43</text:p>
          </table:table-cell>
          <table:table-cell table:formula="of:=23+(26+((21.448-[.G150]*(46.815+[.G150]*(0.00059-[.G150]*0.001813))))/60)/60" office:value-type="float" office:value="23.4358570506297">
            <text:p>23.44</text:p>
          </table:table-cell>
          <table:table-cell table:formula="of:=[.Q150]+0.00256*COS(RADIANS(125.04-1934.136*[.G150]))" office:value-type="float" office:value="23.438163527982">
            <text:p>23.44</text:p>
          </table:table-cell>
          <table:table-cell table:formula="of:=DEGREES(ATAN2(COS(RADIANS([.P150]));COS(RADIANS([.R150]))*SIN(RADIANS([.P150]))))" office:value-type="float" office:value="66.6867421135014">
            <text:p>66.69</text:p>
          </table:table-cell>
          <table:table-cell table:formula="of:=DEGREES(ASIN(SIN(RADIANS([.R150]))*SIN(RADIANS([.P150]))))" office:value-type="float" office:value="21.709186847942">
            <text:p>21.71</text:p>
          </table:table-cell>
          <table:table-cell table:formula="of:=TAN(RADIANS([.R150]/2))*TAN(RADIANS([.R150]/2))" office:value-type="float" office:value="0.0430302711175891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2.52595312912791">
            <text:p>2.53</text:p>
          </table:table-cell>
          <table:table-cell table:formula="of:=DEGREES(ACOS(COS(RADIANS(90.833))/(COS(RADIANS([.$B$2]))*COS(RADIANS([.T150])))-TAN(RADIANS([.$B$2]))*TAN(RADIANS([.T150]))))" office:value-type="float" office:value="107.975076188173">
            <text:p>107.98</text:p>
          </table:table-cell>
          <table:table-cell table:style-name="ce7" table:formula="of:=(720-4*[.$B$3]-[.V150]+[.$B$4]*60)/1440" office:value-type="float" office:value="0.49824586588255">
            <text:p>11:57:28</text:p>
          </table:table-cell>
          <table:table-cell table:style-name="ce7" table:formula="of:=([.X150]*1440-[.W150]*4)/1440" office:value-type="float" office:value="0.198315098693181">
            <text:p>4:45:34</text:p>
          </table:table-cell>
          <table:table-cell table:style-name="ce7" table:formula="of:=([.X150]*1440+[.W150]*4)/1440" office:value-type="float" office:value="0.798176633071919">
            <text:p>19:09:22</text:p>
          </table:table-cell>
          <table:table-cell table:formula="of:=8*[.W150]" office:value-type="float" office:value="863.800609505383">
            <text:p>863.8</text:p>
          </table:table-cell>
          <table:table-cell table:formula="of:=MOD([.E150]*1440+[.V150]+4*[.$B$3]-60*[.$B$4];1440)" office:value-type="float" office:value="722.525953129128">
            <text:p>722.53</text:p>
          </table:table-cell>
          <table:table-cell table:formula="of:=IF([.AB150]/4&lt;0;[.AB150]/4+180;[.AB150]/4-180)" office:value-type="float" office:value="0.631488282281964">
            <text:p>0.63</text:p>
          </table:table-cell>
          <table:table-cell table:formula="of:=DEGREES(ACOS(SIN(RADIANS([.$B$2]))*SIN(RADIANS([.T150]))+COS(RADIANS([.$B$2]))*COS(RADIANS([.T150]))*COS(RADIANS([.AC150]))))" office:value-type="float" office:value="14.3014057301238">
            <text:p>14.3</text:p>
          </table:table-cell>
          <table:table-cell table:formula="of:=90-[.AD150]" office:value-type="float" office:value="75.6985942698762">
            <text:p>75.7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0411385078693507">
            <text:p>0</text:p>
          </table:table-cell>
          <table:table-cell table:formula="of:=[.AE150]+[.AF150]" office:value-type="float" office:value="75.7027081206631">
            <text:p>75.7</text:p>
          </table:table-cell>
          <table:table-cell table:formula="of:=IF([.AC150]&gt;0;MOD(DEGREES(ACOS(((SIN(RADIANS([.$B$2]))*COS(RADIANS([.AD150])))-SIN(RADIANS([.T150])))/(COS(RADIANS([.$B$2]))*SIN(RADIANS([.AD150])))))+180;360);MOD(540-DEGREES(ACOS(((SIN(RADIANS([.$B$2]))*COS(RADIANS([.AD150])))-SIN(RADIANS([.T150])))/(COS(RADIANS([.$B$2]))*SIN(RADIANS([.AD150])))));360))" office:value-type="float" office:value="182.375712622269">
            <text:p>18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0]+1" office:value-type="date" office:date-value="2026-05-30">
            <text:p>5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1]+2415018.5+[.E151]-[.$B$4]/24" office:value-type="float" office:value="2461191.29166667">
            <text:p>2461191.29</text:p>
          </table:table-cell>
          <table:table-cell table:style-name="ce9" table:formula="of:=([.F151]-2451545)/36525" office:value-type="float" office:value="0.264101072324887">
            <text:p>0.26410107</text:p>
          </table:table-cell>
          <table:table-cell/>
          <table:table-cell table:formula="of:=MOD(280.46646+[.G151]*(36000.76983+[.G151]*0.0003032);360)" office:value-type="float" office:value="68.3083977724637">
            <text:p>68.31</text:p>
          </table:table-cell>
          <table:table-cell table:formula="of:=357.52911+[.G151]*(35999.05029-0.0001537*[.G151])" office:value-type="float" office:value="9864.91688354607">
            <text:p>9864.92</text:p>
          </table:table-cell>
          <table:table-cell table:formula="of:=0.016708634-[.G151]*(0.000042037+0.0000001267*[.G151])" office:value-type="float" office:value="0.0166975231459767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08120969201517">
            <text:p>1.08</text:p>
          </table:table-cell>
          <table:table-cell table:formula="of:=[.I151]+[.L151]" office:value-type="float" office:value="69.3896074644788">
            <text:p>69.39</text:p>
          </table:table-cell>
          <table:table-cell table:formula="of:=[.J151]+[.L151]" office:value-type="float" office:value="9865.99809323808">
            <text:p>9866</text:p>
          </table:table-cell>
          <table:table-cell table:formula="of:=(1.000001018*(1-[.K151]*[.K151]))/(1+[.K151]*COS(RADIANS([.N151])))" office:value-type="float" office:value="1.01375518071274">
            <text:p>1.01</text:p>
          </table:table-cell>
          <table:table-cell table:formula="of:=[.M151]-0.00569-0.00478*SIN(RADIANS(125.04-1934.136*[.G151]))" office:value-type="float" office:value="69.3859954195603">
            <text:p>69.39</text:p>
          </table:table-cell>
          <table:table-cell table:formula="of:=23+(26+((21.448-[.G151]*(46.815+[.G151]*(0.00059-[.G151]*0.001813))))/60)/60" office:value-type="float" office:value="23.4358566945956">
            <text:p>23.44</text:p>
          </table:table-cell>
          <table:table-cell table:formula="of:=[.Q151]+0.00256*COS(RADIANS(125.04-1934.136*[.G151]))" office:value-type="float" office:value="23.4381621443897">
            <text:p>23.44</text:p>
          </table:table-cell>
          <table:table-cell table:formula="of:=DEGREES(ATAN2(COS(RADIANS([.P151]));COS(RADIANS([.R151]))*SIN(RADIANS([.P151]))))" office:value-type="float" office:value="67.7072575208677">
            <text:p>67.71</text:p>
          </table:table-cell>
          <table:table-cell table:formula="of:=DEGREES(ASIN(SIN(RADIANS([.R151]))*SIN(RADIANS([.P151]))))" office:value-type="float" office:value="21.8570379732092">
            <text:p>21.86</text:p>
          </table:table-cell>
          <table:table-cell table:formula="of:=TAN(RADIANS([.R151]/2))*TAN(RADIANS([.R151]/2))" office:value-type="float" office:value="0.0430302658927922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2.38665378221673">
            <text:p>2.39</text:p>
          </table:table-cell>
          <table:table-cell table:formula="of:=DEGREES(ACOS(COS(RADIANS(90.833))/(COS(RADIANS([.$B$2]))*COS(RADIANS([.T151])))-TAN(RADIANS([.$B$2]))*TAN(RADIANS([.T151]))))" office:value-type="float" office:value="108.107295974309">
            <text:p>108.11</text:p>
          </table:table-cell>
          <table:table-cell table:style-name="ce7" table:formula="of:=(720-4*[.$B$3]-[.V151]+[.$B$4]*60)/1440" office:value-type="float" office:value="0.498342601540127">
            <text:p>11:57:37</text:p>
          </table:table-cell>
          <table:table-cell table:style-name="ce7" table:formula="of:=([.X151]*1440-[.W151]*4)/1440" office:value-type="float" office:value="0.198044557167047">
            <text:p>4:45:11</text:p>
          </table:table-cell>
          <table:table-cell table:style-name="ce7" table:formula="of:=([.X151]*1440+[.W151]*4)/1440" office:value-type="float" office:value="0.798640645913208">
            <text:p>19:10:03</text:p>
          </table:table-cell>
          <table:table-cell table:formula="of:=8*[.W151]" office:value-type="float" office:value="864.858367794472">
            <text:p>864.86</text:p>
          </table:table-cell>
          <table:table-cell table:formula="of:=MOD([.E151]*1440+[.V151]+4*[.$B$3]-60*[.$B$4];1440)" office:value-type="float" office:value="722.386653782217">
            <text:p>722.39</text:p>
          </table:table-cell>
          <table:table-cell table:formula="of:=IF([.AB151]/4&lt;0;[.AB151]/4+180;[.AB151]/4-180)" office:value-type="float" office:value="0.596663445554185">
            <text:p>0.6</text:p>
          </table:table-cell>
          <table:table-cell table:formula="of:=DEGREES(ACOS(SIN(RADIANS([.$B$2]))*SIN(RADIANS([.T151]))+COS(RADIANS([.$B$2]))*COS(RADIANS([.T151]))*COS(RADIANS([.AC151]))))" office:value-type="float" office:value="14.1525057996663">
            <text:p>14.15</text:p>
          </table:table-cell>
          <table:table-cell table:formula="of:=90-[.AD151]" office:value-type="float" office:value="75.8474942003337">
            <text:p>75.85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0406922337306308">
            <text:p>0</text:p>
          </table:table-cell>
          <table:table-cell table:formula="of:=[.AE151]+[.AF151]" office:value-type="float" office:value="75.8515634237067">
            <text:p>75.85</text:p>
          </table:table-cell>
          <table:table-cell table:formula="of:=IF([.AC151]&gt;0;MOD(DEGREES(ACOS(((SIN(RADIANS([.$B$2]))*COS(RADIANS([.AD151])))-SIN(RADIANS([.T151])))/(COS(RADIANS([.$B$2]))*SIN(RADIANS([.AD151])))))+180;360);MOD(540-DEGREES(ACOS(((SIN(RADIANS([.$B$2]))*COS(RADIANS([.AD151])))-SIN(RADIANS([.T151])))/(COS(RADIANS([.$B$2]))*SIN(RADIANS([.AD151])))));360))" office:value-type="float" office:value="182.265434022534">
            <text:p>18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1]+1" office:value-type="date" office:date-value="2026-05-31">
            <text:p>5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2]+2415018.5+[.E152]-[.$B$4]/24" office:value-type="float" office:value="2461192.29166667">
            <text:p>2461192.29</text:p>
          </table:table-cell>
          <table:table-cell table:style-name="ce9" table:formula="of:=([.F152]-2451545)/36525" office:value-type="float" office:value="0.264128450832759">
            <text:p>0.26412845</text:p>
          </table:table-cell>
          <table:table-cell/>
          <table:table-cell table:formula="of:=MOD(280.46646+[.G152]*(36000.76983+[.G152]*0.0003032);360)" office:value-type="float" office:value="69.2940451370123">
            <text:p>69.29</text:p>
          </table:table-cell>
          <table:table-cell table:formula="of:=357.52911+[.G152]*(35999.05029-0.0001537*[.G152])" office:value-type="float" office:value="9865.90248382557">
            <text:p>9865.9</text:p>
          </table:table-cell>
          <table:table-cell table:formula="of:=0.016708634-[.G152]*(0.000042037+0.0000001267*[.G152])" office:value-type="float" office:value="0.016697521993234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0543625729711">
            <text:p>1.05</text:p>
          </table:table-cell>
          <table:table-cell table:formula="of:=[.I152]+[.L152]" office:value-type="float" office:value="70.3484077099834">
            <text:p>70.35</text:p>
          </table:table-cell>
          <table:table-cell table:formula="of:=[.J152]+[.L152]" office:value-type="float" office:value="9866.95684639854">
            <text:p>9866.96</text:p>
          </table:table-cell>
          <table:table-cell table:formula="of:=(1.000001018*(1-[.K152]*[.K152]))/(1+[.K152]*COS(RADIANS([.N152])))" office:value-type="float" office:value="1.01391382730336">
            <text:p>1.01</text:p>
          </table:table-cell>
          <table:table-cell table:formula="of:=[.M152]-0.00569-0.00478*SIN(RADIANS(125.04-1934.136*[.G152]))" office:value-type="float" office:value="70.3447996426621">
            <text:p>70.34</text:p>
          </table:table-cell>
          <table:table-cell table:formula="of:=23+(26+((21.448-[.G152]*(46.815+[.G152]*(0.00059-[.G152]*0.001813))))/60)/60" office:value-type="float" office:value="23.4358563385614">
            <text:p>23.44</text:p>
          </table:table-cell>
          <table:table-cell table:formula="of:=[.Q152]+0.00256*COS(RADIANS(125.04-1934.136*[.G152]))" office:value-type="float" office:value="23.4381607588283">
            <text:p>23.44</text:p>
          </table:table-cell>
          <table:table-cell table:formula="of:=DEGREES(ATAN2(COS(RADIANS([.P152]));COS(RADIANS([.R152]))*SIN(RADIANS([.P152]))))" office:value-type="float" office:value="68.7295182844345">
            <text:p>68.73</text:p>
          </table:table-cell>
          <table:table-cell table:formula="of:=DEGREES(ASIN(SIN(RADIANS([.R152]))*SIN(RADIANS([.P152]))))" office:value-type="float" office:value="21.9985519009952">
            <text:p>22</text:p>
          </table:table-cell>
          <table:table-cell table:formula="of:=TAN(RADIANS([.R152]/2))*TAN(RADIANS([.R152]/2))" office:value-type="float" office:value="0.0430302606605592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2.24039203539469">
            <text:p>2.24</text:p>
          </table:table-cell>
          <table:table-cell table:formula="of:=DEGREES(ACOS(COS(RADIANS(90.833))/(COS(RADIANS([.$B$2]))*COS(RADIANS([.T152])))-TAN(RADIANS([.$B$2]))*TAN(RADIANS([.T152]))))" office:value-type="float" office:value="108.234206242004">
            <text:p>108.23</text:p>
          </table:table-cell>
          <table:table-cell table:style-name="ce7" table:formula="of:=(720-4*[.$B$3]-[.V152]+[.$B$4]*60)/1440" office:value-type="float" office:value="0.498444172197643">
            <text:p>11:57:46</text:p>
          </table:table-cell>
          <table:table-cell table:style-name="ce7" table:formula="of:=([.X152]*1440-[.W152]*4)/1440" office:value-type="float" office:value="0.197793599303188">
            <text:p>4:44:49</text:p>
          </table:table-cell>
          <table:table-cell table:style-name="ce7" table:formula="of:=([.X152]*1440+[.W152]*4)/1440" office:value-type="float" office:value="0.799094745092097">
            <text:p>19:10:42</text:p>
          </table:table-cell>
          <table:table-cell table:formula="of:=8*[.W152]" office:value-type="float" office:value="865.873649936029">
            <text:p>865.87</text:p>
          </table:table-cell>
          <table:table-cell table:formula="of:=MOD([.E152]*1440+[.V152]+4*[.$B$3]-60*[.$B$4];1440)" office:value-type="float" office:value="722.240392035395">
            <text:p>722.24</text:p>
          </table:table-cell>
          <table:table-cell table:formula="of:=IF([.AB152]/4&lt;0;[.AB152]/4+180;[.AB152]/4-180)" office:value-type="float" office:value="0.560098008848684">
            <text:p>0.56</text:p>
          </table:table-cell>
          <table:table-cell table:formula="of:=DEGREES(ACOS(SIN(RADIANS([.$B$2]))*SIN(RADIANS([.T152]))+COS(RADIANS([.$B$2]))*COS(RADIANS([.T152]))*COS(RADIANS([.AC152]))))" office:value-type="float" office:value="14.0099330975037">
            <text:p>14.01</text:p>
          </table:table-cell>
          <table:table-cell table:formula="of:=90-[.AD152]" office:value-type="float" office:value="75.9900669024963">
            <text:p>75.99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0402654689600338">
            <text:p>0</text:p>
          </table:table-cell>
          <table:table-cell table:formula="of:=[.AE152]+[.AF152]" office:value-type="float" office:value="75.9940934493923">
            <text:p>75.99</text:p>
          </table:table-cell>
          <table:table-cell table:formula="of:=IF([.AC152]&gt;0;MOD(DEGREES(ACOS(((SIN(RADIANS([.$B$2]))*COS(RADIANS([.AD152])))-SIN(RADIANS([.T152])))/(COS(RADIANS([.$B$2]))*SIN(RADIANS([.AD152])))))+180;360);MOD(540-DEGREES(ACOS(((SIN(RADIANS([.$B$2]))*COS(RADIANS([.AD152])))-SIN(RADIANS([.T152])))/(COS(RADIANS([.$B$2]))*SIN(RADIANS([.AD152])))));360))" office:value-type="float" office:value="182.145615383011">
            <text:p>182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2]+1" office:value-type="date" office:date-value="2026-06-01">
            <text:p>6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3]+2415018.5+[.E153]-[.$B$4]/24" office:value-type="float" office:value="2461193.29166667">
            <text:p>2461193.29</text:p>
          </table:table-cell>
          <table:table-cell table:style-name="ce9" table:formula="of:=([.F153]-2451545)/36525" office:value-type="float" office:value="0.26415582934063">
            <text:p>0.26415583</text:p>
          </table:table-cell>
          <table:table-cell/>
          <table:table-cell table:formula="of:=MOD(280.46646+[.G153]*(36000.76983+[.G153]*0.0003032);360)" office:value-type="float" office:value="70.2796925015628">
            <text:p>70.28</text:p>
          </table:table-cell>
          <table:table-cell table:formula="of:=357.52911+[.G153]*(35999.05029-0.0001537*[.G153])" office:value-type="float" office:value="9866.88808410507">
            <text:p>9866.89</text:p>
          </table:table-cell>
          <table:table-cell table:formula="of:=0.016708634-[.G153]*(0.000042037+0.0000001267*[.G153])" office:value-type="float" office:value="0.0166975208404911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02721925735739">
            <text:p>1.03</text:p>
          </table:table-cell>
          <table:table-cell table:formula="of:=[.I153]+[.L153]" office:value-type="float" office:value="71.3069117589201">
            <text:p>71.31</text:p>
          </table:table-cell>
          <table:table-cell table:formula="of:=[.J153]+[.L153]" office:value-type="float" office:value="9867.91530336243">
            <text:p>9867.92</text:p>
          </table:table-cell>
          <table:table-cell table:formula="of:=(1.000001018*(1-[.K153]*[.K153]))/(1+[.K153]*COS(RADIANS([.N153])))" office:value-type="float" office:value="1.01406844506361">
            <text:p>1.01</text:p>
          </table:table-cell>
          <table:table-cell table:formula="of:=[.M153]-0.00569-0.00478*SIN(RADIANS(125.04-1934.136*[.G153]))" office:value-type="float" office:value="71.3033076674177">
            <text:p>71.3</text:p>
          </table:table-cell>
          <table:table-cell table:formula="of:=23+(26+((21.448-[.G153]*(46.815+[.G153]*(0.00059-[.G153]*0.001813))))/60)/60" office:value-type="float" office:value="23.4358559825272">
            <text:p>23.44</text:p>
          </table:table-cell>
          <table:table-cell table:formula="of:=[.Q153]+0.00256*COS(RADIANS(125.04-1934.136*[.G153]))" office:value-type="float" office:value="23.4381593712984">
            <text:p>23.44</text:p>
          </table:table-cell>
          <table:table-cell table:formula="of:=DEGREES(ATAN2(COS(RADIANS([.P153]));COS(RADIANS([.R153]))*SIN(RADIANS([.P153]))))" office:value-type="float" office:value="69.7534585029832">
            <text:p>69.75</text:p>
          </table:table-cell>
          <table:table-cell table:formula="of:=DEGREES(ASIN(SIN(RADIANS([.R153]))*SIN(RADIANS([.P153]))))" office:value-type="float" office:value="22.1336780961362">
            <text:p>22.13</text:p>
          </table:table-cell>
          <table:table-cell table:formula="of:=TAN(RADIANS([.R153]/2))*TAN(RADIANS([.R153]/2))" office:value-type="float" office:value="0.0430302554208934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2.08743128259743">
            <text:p>2.09</text:p>
          </table:table-cell>
          <table:table-cell table:formula="of:=DEGREES(ACOS(COS(RADIANS(90.833))/(COS(RADIANS([.$B$2]))*COS(RADIANS([.T153])))-TAN(RADIANS([.$B$2]))*TAN(RADIANS([.T153]))))" office:value-type="float" office:value="108.355717951862">
            <text:p>108.36</text:p>
          </table:table-cell>
          <table:table-cell table:style-name="ce7" table:formula="of:=(720-4*[.$B$3]-[.V153]+[.$B$4]*60)/1440" office:value-type="float" office:value="0.498550394942641">
            <text:p>11:57:55</text:p>
          </table:table-cell>
          <table:table-cell table:style-name="ce7" table:formula="of:=([.X153]*1440-[.W153]*4)/1440" office:value-type="float" office:value="0.197562289520801">
            <text:p>4:44:29</text:p>
          </table:table-cell>
          <table:table-cell table:style-name="ce7" table:formula="of:=([.X153]*1440+[.W153]*4)/1440" office:value-type="float" office:value="0.79953850036448">
            <text:p>19:11:20</text:p>
          </table:table-cell>
          <table:table-cell table:formula="of:=8*[.W153]" office:value-type="float" office:value="866.845743614898">
            <text:p>866.85</text:p>
          </table:table-cell>
          <table:table-cell table:formula="of:=MOD([.E153]*1440+[.V153]+4*[.$B$3]-60*[.$B$4];1440)" office:value-type="float" office:value="722.087431282597">
            <text:p>722.09</text:p>
          </table:table-cell>
          <table:table-cell table:formula="of:=IF([.AB153]/4&lt;0;[.AB153]/4+180;[.AB153]/4-180)" office:value-type="float" office:value="0.521857820649359">
            <text:p>0.52</text:p>
          </table:table-cell>
          <table:table-cell table:formula="of:=DEGREES(ACOS(SIN(RADIANS([.$B$2]))*SIN(RADIANS([.T153]))+COS(RADIANS([.$B$2]))*COS(RADIANS([.T153]))*COS(RADIANS([.AC153]))))" office:value-type="float" office:value="13.8737513523898">
            <text:p>13.87</text:p>
          </table:table-cell>
          <table:table-cell table:formula="of:=90-[.AD153]" office:value-type="float" office:value="76.1262486476102">
            <text:p>76.13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0398583270465663">
            <text:p>0</text:p>
          </table:table-cell>
          <table:table-cell table:formula="of:=[.AE153]+[.AF153]" office:value-type="float" office:value="76.1302344803149">
            <text:p>76.13</text:p>
          </table:table-cell>
          <table:table-cell table:formula="of:=IF([.AC153]&gt;0;MOD(DEGREES(ACOS(((SIN(RADIANS([.$B$2]))*COS(RADIANS([.AD153])))-SIN(RADIANS([.T153])))/(COS(RADIANS([.$B$2]))*SIN(RADIANS([.AD153])))))+180;360);MOD(540-DEGREES(ACOS(((SIN(RADIANS([.$B$2]))*COS(RADIANS([.AD153])))-SIN(RADIANS([.T153])))/(COS(RADIANS([.$B$2]))*SIN(RADIANS([.AD153])))));360))" office:value-type="float" office:value="182.016378207536">
            <text:p>182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3]+1" office:value-type="date" office:date-value="2026-06-02">
            <text:p>6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4]+2415018.5+[.E154]-[.$B$4]/24" office:value-type="float" office:value="2461194.29166667">
            <text:p>2461194.29</text:p>
          </table:table-cell>
          <table:table-cell table:style-name="ce9" table:formula="of:=([.F154]-2451545)/36525" office:value-type="float" office:value="0.264183207848501">
            <text:p>0.26418321</text:p>
          </table:table-cell>
          <table:table-cell/>
          <table:table-cell table:formula="of:=MOD(280.46646+[.G154]*(36000.76983+[.G154]*0.0003032);360)" office:value-type="float" office:value="71.2653398661132">
            <text:p>71.27</text:p>
          </table:table-cell>
          <table:table-cell table:formula="of:=357.52911+[.G154]*(35999.05029-0.0001537*[.G154])" office:value-type="float" office:value="9867.87368438458">
            <text:p>9867.87</text:p>
          </table:table-cell>
          <table:table-cell table:formula="of:=0.016708634-[.G154]*(0.000042037+0.0000001267*[.G154])" office:value-type="float" office:value="0.0166975196877481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999787534135174">
            <text:p>1</text:p>
          </table:table-cell>
          <table:table-cell table:formula="of:=[.I154]+[.L154]" office:value-type="float" office:value="72.2651274002484">
            <text:p>72.27</text:p>
          </table:table-cell>
          <table:table-cell table:formula="of:=[.J154]+[.L154]" office:value-type="float" office:value="9868.87347191871">
            <text:p>9868.87</text:p>
          </table:table-cell>
          <table:table-cell table:formula="of:=(1.000001018*(1-[.K154]*[.K154]))/(1+[.K154]*COS(RADIANS([.N154])))" office:value-type="float" office:value="1.01421899196256">
            <text:p>1.01</text:p>
          </table:table-cell>
          <table:table-cell table:formula="of:=[.M154]-0.00569-0.00478*SIN(RADIANS(125.04-1934.136*[.G154]))" office:value-type="float" office:value="72.2615272827831">
            <text:p>72.26</text:p>
          </table:table-cell>
          <table:table-cell table:formula="of:=23+(26+((21.448-[.G154]*(46.815+[.G154]*(0.00059-[.G154]*0.001813))))/60)/60" office:value-type="float" office:value="23.4358556264931">
            <text:p>23.44</text:p>
          </table:table-cell>
          <table:table-cell table:formula="of:=[.Q154]+0.00256*COS(RADIANS(125.04-1934.136*[.G154]))" office:value-type="float" office:value="23.4381579818011">
            <text:p>23.44</text:p>
          </table:table-cell>
          <table:table-cell table:formula="of:=DEGREES(ATAN2(COS(RADIANS([.P154]));COS(RADIANS([.R154]))*SIN(RADIANS([.P154]))))" office:value-type="float" office:value="70.779009409065">
            <text:p>70.78</text:p>
          </table:table-cell>
          <table:table-cell table:formula="of:=DEGREES(ASIN(SIN(RADIANS([.R154]))*SIN(RADIANS([.P154]))))" office:value-type="float" office:value="22.2623681536108">
            <text:p>22.26</text:p>
          </table:table-cell>
          <table:table-cell table:formula="of:=TAN(RADIANS([.R154]/2))*TAN(RADIANS([.R154]/2))" office:value-type="float" office:value="0.0430302501737982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1.92804624369885">
            <text:p>1.93</text:p>
          </table:table-cell>
          <table:table-cell table:formula="of:=DEGREES(ACOS(COS(RADIANS(90.833))/(COS(RADIANS([.$B$2]))*COS(RADIANS([.T154])))-TAN(RADIANS([.$B$2]))*TAN(RADIANS([.T154]))))" office:value-type="float" office:value="108.471744725235">
            <text:p>108.47</text:p>
          </table:table-cell>
          <table:table-cell table:style-name="ce7" table:formula="of:=(720-4*[.$B$3]-[.V154]+[.$B$4]*60)/1440" office:value-type="float" office:value="0.498661078997431">
            <text:p>11:58:04</text:p>
          </table:table-cell>
          <table:table-cell table:style-name="ce7" table:formula="of:=([.X154]*1440-[.W154]*4)/1440" office:value-type="float" office:value="0.197350676982891">
            <text:p>4:44:11</text:p>
          </table:table-cell>
          <table:table-cell table:style-name="ce7" table:formula="of:=([.X154]*1440+[.W154]*4)/1440" office:value-type="float" office:value="0.799971481011972">
            <text:p>19:11:58</text:p>
          </table:table-cell>
          <table:table-cell table:formula="of:=8*[.W154]" office:value-type="float" office:value="867.773957801876">
            <text:p>867.77</text:p>
          </table:table-cell>
          <table:table-cell table:formula="of:=MOD([.E154]*1440+[.V154]+4*[.$B$3]-60*[.$B$4];1440)" office:value-type="float" office:value="721.928046243699">
            <text:p>721.93</text:p>
          </table:table-cell>
          <table:table-cell table:formula="of:=IF([.AB154]/4&lt;0;[.AB154]/4+180;[.AB154]/4-180)" office:value-type="float" office:value="0.482011560924718">
            <text:p>0.48</text:p>
          </table:table-cell>
          <table:table-cell table:formula="of:=DEGREES(ACOS(SIN(RADIANS([.$B$2]))*SIN(RADIANS([.T154]))+COS(RADIANS([.$B$2]))*COS(RADIANS([.T154]))*COS(RADIANS([.AC154]))))" office:value-type="float" office:value="13.7440226468914">
            <text:p>13.74</text:p>
          </table:table-cell>
          <table:table-cell table:formula="of:=90-[.AD154]" office:value-type="float" office:value="76.2559773531086">
            <text:p>76.26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0394709204546501">
            <text:p>0</text:p>
          </table:table-cell>
          <table:table-cell table:formula="of:=[.AE154]+[.AF154]" office:value-type="float" office:value="76.2599244451541">
            <text:p>76.26</text:p>
          </table:table-cell>
          <table:table-cell table:formula="of:=IF([.AC154]&gt;0;MOD(DEGREES(ACOS(((SIN(RADIANS([.$B$2]))*COS(RADIANS([.AD154])))-SIN(RADIANS([.T154])))/(COS(RADIANS([.$B$2]))*SIN(RADIANS([.AD154])))))+180;360);MOD(540-DEGREES(ACOS(((SIN(RADIANS([.$B$2]))*COS(RADIANS([.AD154])))-SIN(RADIANS([.T154])))/(COS(RADIANS([.$B$2]))*SIN(RADIANS([.AD154])))));360))" office:value-type="float" office:value="181.877884798922">
            <text:p>181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4]+1" office:value-type="date" office:date-value="2026-06-03">
            <text:p>6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5]+2415018.5+[.E155]-[.$B$4]/24" office:value-type="float" office:value="2461195.29166667">
            <text:p>2461195.29</text:p>
          </table:table-cell>
          <table:table-cell table:style-name="ce9" table:formula="of:=([.F155]-2451545)/36525" office:value-type="float" office:value="0.264210586356373">
            <text:p>0.26421059</text:p>
          </table:table-cell>
          <table:table-cell/>
          <table:table-cell table:formula="of:=MOD(280.46646+[.G155]*(36000.76983+[.G155]*0.0003032);360)" office:value-type="float" office:value="72.2509872306637">
            <text:p>72.25</text:p>
          </table:table-cell>
          <table:table-cell table:formula="of:=357.52911+[.G155]*(35999.05029-0.0001537*[.G155])" office:value-type="float" office:value="9868.85928466408">
            <text:p>9868.86</text:p>
          </table:table-cell>
          <table:table-cell table:formula="of:=0.016708634-[.G155]*(0.000042037+0.0000001267*[.G155])" office:value-type="float" office:value="0.0166975185350048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972075260207438">
            <text:p>0.97</text:p>
          </table:table-cell>
          <table:table-cell table:formula="of:=[.I155]+[.L155]" office:value-type="float" office:value="73.2230624908711">
            <text:p>73.22</text:p>
          </table:table-cell>
          <table:table-cell table:formula="of:=[.J155]+[.L155]" office:value-type="float" office:value="9869.83135992429">
            <text:p>9869.83</text:p>
          </table:table-cell>
          <table:table-cell table:formula="of:=(1.000001018*(1-[.K155]*[.K155]))/(1+[.K155]*COS(RADIANS([.N155])))" office:value-type="float" office:value="1.01436542711342">
            <text:p>1.01</text:p>
          </table:table-cell>
          <table:table-cell table:formula="of:=[.M155]-0.00569-0.00478*SIN(RADIANS(125.04-1934.136*[.G155]))" office:value-type="float" office:value="73.2194663456578">
            <text:p>73.22</text:p>
          </table:table-cell>
          <table:table-cell table:formula="of:=23+(26+((21.448-[.G155]*(46.815+[.G155]*(0.00059-[.G155]*0.001813))))/60)/60" office:value-type="float" office:value="23.4358552704589">
            <text:p>23.44</text:p>
          </table:table-cell>
          <table:table-cell table:formula="of:=[.Q155]+0.00256*COS(RADIANS(125.04-1934.136*[.G155]))" office:value-type="float" office:value="23.4381565903371">
            <text:p>23.44</text:p>
          </table:table-cell>
          <table:table-cell table:formula="of:=DEGREES(ATAN2(COS(RADIANS([.P155]));COS(RADIANS([.R155]))*SIN(RADIANS([.P155]))))" office:value-type="float" office:value="71.8060994594854">
            <text:p>71.81</text:p>
          </table:table-cell>
          <table:table-cell table:formula="of:=DEGREES(ASIN(SIN(RADIANS([.R155]))*SIN(RADIANS([.P155]))))" office:value-type="float" office:value="22.3845758532644">
            <text:p>22.38</text:p>
          </table:table-cell>
          <table:table-cell table:formula="of:=TAN(RADIANS([.R155]/2))*TAN(RADIANS([.R155]/2))" office:value-type="float" office:value="0.0430302449192768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1.76252259143591">
            <text:p>1.76</text:p>
          </table:table-cell>
          <table:table-cell table:formula="of:=DEGREES(ACOS(COS(RADIANS(90.833))/(COS(RADIANS([.$B$2]))*COS(RADIANS([.T155])))-TAN(RADIANS([.$B$2]))*TAN(RADIANS([.T155]))))" office:value-type="float" office:value="108.582203057924">
            <text:p>108.58</text:p>
          </table:table-cell>
          <table:table-cell table:style-name="ce7" table:formula="of:=(720-4*[.$B$3]-[.V155]+[.$B$4]*60)/1440" office:value-type="float" office:value="0.498776025978169">
            <text:p>11:58:14</text:p>
          </table:table-cell>
          <table:table-cell table:style-name="ce7" table:formula="of:=([.X155]*1440-[.W155]*4)/1440" office:value-type="float" office:value="0.197158795261713">
            <text:p>4:43:55</text:p>
          </table:table-cell>
          <table:table-cell table:style-name="ce7" table:formula="of:=([.X155]*1440+[.W155]*4)/1440" office:value-type="float" office:value="0.800393256694626">
            <text:p>19:12:34</text:p>
          </table:table-cell>
          <table:table-cell table:formula="of:=8*[.W155]" office:value-type="float" office:value="868.657624463395">
            <text:p>868.66</text:p>
          </table:table-cell>
          <table:table-cell table:formula="of:=MOD([.E155]*1440+[.V155]+4*[.$B$3]-60*[.$B$4];1440)" office:value-type="float" office:value="721.762522591436">
            <text:p>721.76</text:p>
          </table:table-cell>
          <table:table-cell table:formula="of:=IF([.AB155]/4&lt;0;[.AB155]/4+180;[.AB155]/4-180)" office:value-type="float" office:value="0.440630647858967">
            <text:p>0.44</text:p>
          </table:table-cell>
          <table:table-cell table:formula="of:=DEGREES(ACOS(SIN(RADIANS([.$B$2]))*SIN(RADIANS([.T155]))+COS(RADIANS([.$B$2]))*COS(RADIANS([.T155]))*COS(RADIANS([.AC155]))))" office:value-type="float" office:value="13.6208072334149">
            <text:p>13.62</text:p>
          </table:table-cell>
          <table:table-cell table:formula="of:=90-[.AD155]" office:value-type="float" office:value="76.3791927665851">
            <text:p>76.38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0391033600398889">
            <text:p>0</text:p>
          </table:table-cell>
          <table:table-cell table:formula="of:=[.AE155]+[.AF155]" office:value-type="float" office:value="76.383103102589">
            <text:p>76.38</text:p>
          </table:table-cell>
          <table:table-cell table:formula="of:=IF([.AC155]&gt;0;MOD(DEGREES(ACOS(((SIN(RADIANS([.$B$2]))*COS(RADIANS([.AD155])))-SIN(RADIANS([.T155])))/(COS(RADIANS([.$B$2]))*SIN(RADIANS([.AD155])))))+180;360);MOD(540-DEGREES(ACOS(((SIN(RADIANS([.$B$2]))*COS(RADIANS([.AD155])))-SIN(RADIANS([.T155])))/(COS(RADIANS([.$B$2]))*SIN(RADIANS([.AD155])))));360))" office:value-type="float" office:value="181.730339525274">
            <text:p>181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5]+1" office:value-type="date" office:date-value="2026-06-04">
            <text:p>6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6]+2415018.5+[.E156]-[.$B$4]/24" office:value-type="float" office:value="2461196.29166667">
            <text:p>2461196.29</text:p>
          </table:table-cell>
          <table:table-cell table:style-name="ce9" table:formula="of:=([.F156]-2451545)/36525" office:value-type="float" office:value="0.264237964864244">
            <text:p>0.26423796</text:p>
          </table:table-cell>
          <table:table-cell/>
          <table:table-cell table:formula="of:=MOD(280.46646+[.G156]*(36000.76983+[.G156]*0.0003032);360)" office:value-type="float" office:value="73.2366345952141">
            <text:p>73.24</text:p>
          </table:table-cell>
          <table:table-cell table:formula="of:=357.52911+[.G156]*(35999.05029-0.0001537*[.G156])" office:value-type="float" office:value="9869.84488494358">
            <text:p>9869.84</text:p>
          </table:table-cell>
          <table:table-cell table:formula="of:=0.016708634-[.G156]*(0.000042037+0.0000001267*[.G156])" office:value-type="float" office:value="0.0166975173822613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944090358408709">
            <text:p>0.94</text:p>
          </table:table-cell>
          <table:table-cell table:formula="of:=[.I156]+[.L156]" office:value-type="float" office:value="74.1807249536228">
            <text:p>74.18</text:p>
          </table:table-cell>
          <table:table-cell table:formula="of:=[.J156]+[.L156]" office:value-type="float" office:value="9870.78897530198">
            <text:p>9870.79</text:p>
          </table:table-cell>
          <table:table-cell table:formula="of:=(1.000001018*(1-[.K156]*[.K156]))/(1+[.K156]*COS(RADIANS([.N156])))" office:value-type="float" office:value="1.01450771078159">
            <text:p>1.01</text:p>
          </table:table-cell>
          <table:table-cell table:formula="of:=[.M156]-0.00569-0.00478*SIN(RADIANS(125.04-1934.136*[.G156]))" office:value-type="float" office:value="74.177132778873">
            <text:p>74.18</text:p>
          </table:table-cell>
          <table:table-cell table:formula="of:=23+(26+((21.448-[.G156]*(46.815+[.G156]*(0.00059-[.G156]*0.001813))))/60)/60" office:value-type="float" office:value="23.4358549144248">
            <text:p>23.44</text:p>
          </table:table-cell>
          <table:table-cell table:formula="of:=[.Q156]+0.00256*COS(RADIANS(125.04-1934.136*[.G156]))" office:value-type="float" office:value="23.4381551969074">
            <text:p>23.44</text:p>
          </table:table-cell>
          <table:table-cell table:formula="of:=DEGREES(ATAN2(COS(RADIANS([.P156]));COS(RADIANS([.R156]))*SIN(RADIANS([.P156]))))" office:value-type="float" office:value="72.8346544330088">
            <text:p>72.83</text:p>
          </table:table-cell>
          <table:table-cell table:formula="of:=DEGREES(ASIN(SIN(RADIANS([.R156]))*SIN(RADIANS([.P156]))))" office:value-type="float" office:value="22.5002572129178">
            <text:p>22.5</text:p>
          </table:table-cell>
          <table:table-cell table:formula="of:=TAN(RADIANS([.R156]/2))*TAN(RADIANS([.R156]/2))" office:value-type="float" office:value="0.0430302396573327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1.59115655179536">
            <text:p>1.59</text:p>
          </table:table-cell>
          <table:table-cell table:formula="of:=DEGREES(ACOS(COS(RADIANS(90.833))/(COS(RADIANS([.$B$2]))*COS(RADIANS([.T156])))-TAN(RADIANS([.$B$2]))*TAN(RADIANS([.T156]))))" office:value-type="float" office:value="108.687012531128">
            <text:p>108.69</text:p>
          </table:table-cell>
          <table:table-cell table:style-name="ce7" table:formula="of:=(720-4*[.$B$3]-[.V156]+[.$B$4]*60)/1440" office:value-type="float" office:value="0.498895030172364">
            <text:p>11:58:25</text:p>
          </table:table-cell>
          <table:table-cell table:style-name="ce7" table:formula="of:=([.X156]*1440-[.W156]*4)/1440" office:value-type="float" office:value="0.196986662030341">
            <text:p>4:43:40</text:p>
          </table:table-cell>
          <table:table-cell table:style-name="ce7" table:formula="of:=([.X156]*1440+[.W156]*4)/1440" office:value-type="float" office:value="0.800803398314388">
            <text:p>19:13:09</text:p>
          </table:table-cell>
          <table:table-cell table:formula="of:=8*[.W156]" office:value-type="float" office:value="869.496100249028">
            <text:p>869.5</text:p>
          </table:table-cell>
          <table:table-cell table:formula="of:=MOD([.E156]*1440+[.V156]+4*[.$B$3]-60*[.$B$4];1440)" office:value-type="float" office:value="721.591156551795">
            <text:p>721.59</text:p>
          </table:table-cell>
          <table:table-cell table:formula="of:=IF([.AB156]/4&lt;0;[.AB156]/4+180;[.AB156]/4-180)" office:value-type="float" office:value="0.397789137948848">
            <text:p>0.4</text:p>
          </table:table-cell>
          <table:table-cell table:formula="of:=DEGREES(ACOS(SIN(RADIANS([.$B$2]))*SIN(RADIANS([.T156]))+COS(RADIANS([.$B$2]))*COS(RADIANS([.T156]))*COS(RADIANS([.AC156]))))" office:value-type="float" office:value="13.5041633414768">
            <text:p>13.5</text:p>
          </table:table-cell>
          <table:table-cell table:formula="of:=90-[.AD156]" office:value-type="float" office:value="76.4958366585232">
            <text:p>76.5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038755754442042">
            <text:p>0</text:p>
          </table:table-cell>
          <table:table-cell table:formula="of:=[.AE156]+[.AF156]" office:value-type="float" office:value="76.4997122339674">
            <text:p>76.5</text:p>
          </table:table-cell>
          <table:table-cell table:formula="of:=IF([.AC156]&gt;0;MOD(DEGREES(ACOS(((SIN(RADIANS([.$B$2]))*COS(RADIANS([.AD156])))-SIN(RADIANS([.T156])))/(COS(RADIANS([.$B$2]))*SIN(RADIANS([.AD156])))))+180;360);MOD(540-DEGREES(ACOS(((SIN(RADIANS([.$B$2]))*COS(RADIANS([.AD156])))-SIN(RADIANS([.T156])))/(COS(RADIANS([.$B$2]))*SIN(RADIANS([.AD156])))));360))" office:value-type="float" office:value="181.57398981109">
            <text:p>181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6]+1" office:value-type="date" office:date-value="2026-06-05">
            <text:p>6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7]+2415018.5+[.E157]-[.$B$4]/24" office:value-type="float" office:value="2461197.29166667">
            <text:p>2461197.29</text:p>
          </table:table-cell>
          <table:table-cell table:style-name="ce9" table:formula="of:=([.F157]-2451545)/36525" office:value-type="float" office:value="0.264265343372115">
            <text:p>0.26426534</text:p>
          </table:table-cell>
          <table:table-cell/>
          <table:table-cell table:formula="of:=MOD(280.46646+[.G157]*(36000.76983+[.G157]*0.0003032);360)" office:value-type="float" office:value="74.2222819597664">
            <text:p>74.22</text:p>
          </table:table-cell>
          <table:table-cell table:formula="of:=357.52911+[.G157]*(35999.05029-0.0001537*[.G157])" office:value-type="float" office:value="9870.83048522308">
            <text:p>9870.83</text:p>
          </table:table-cell>
          <table:table-cell table:formula="of:=0.016708634-[.G157]*(0.000042037+0.0000001267*[.G157])" office:value-type="float" office:value="0.0166975162295177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915840815493349">
            <text:p>0.92</text:p>
          </table:table-cell>
          <table:table-cell table:formula="of:=[.I157]+[.L157]" office:value-type="float" office:value="75.1381227752598">
            <text:p>75.14</text:p>
          </table:table-cell>
          <table:table-cell table:formula="of:=[.J157]+[.L157]" office:value-type="float" office:value="9871.74632603857">
            <text:p>9871.75</text:p>
          </table:table-cell>
          <table:table-cell table:formula="of:=(1.000001018*(1-[.K157]*[.K157]))/(1+[.K157]*COS(RADIANS([.N157])))" office:value-type="float" office:value="1.01464580439245">
            <text:p>1.01</text:p>
          </table:table-cell>
          <table:table-cell table:formula="of:=[.M157]-0.00569-0.00478*SIN(RADIANS(125.04-1934.136*[.G157]))" office:value-type="float" office:value="75.1345345691815">
            <text:p>75.13</text:p>
          </table:table-cell>
          <table:table-cell table:formula="of:=23+(26+((21.448-[.G157]*(46.815+[.G157]*(0.00059-[.G157]*0.001813))))/60)/60" office:value-type="float" office:value="23.4358545583906">
            <text:p>23.44</text:p>
          </table:table-cell>
          <table:table-cell table:formula="of:=[.Q157]+0.00256*COS(RADIANS(125.04-1934.136*[.G157]))" office:value-type="float" office:value="23.4381538015128">
            <text:p>23.44</text:p>
          </table:table-cell>
          <table:table-cell table:formula="of:=DEGREES(ATAN2(COS(RADIANS([.P157]));COS(RADIANS([.R157]))*SIN(RADIANS([.P157]))))" office:value-type="float" office:value="73.864597535175">
            <text:p>73.86</text:p>
          </table:table-cell>
          <table:table-cell table:formula="of:=DEGREES(ASIN(SIN(RADIANS([.R157]))*SIN(RADIANS([.P157]))))" office:value-type="float" office:value="22.6093705396794">
            <text:p>22.61</text:p>
          </table:table-cell>
          <table:table-cell table:formula="of:=TAN(RADIANS([.R157]/2))*TAN(RADIANS([.R157]/2))" office:value-type="float" office:value="0.0430302343879692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1.41425447853715">
            <text:p>1.41</text:p>
          </table:table-cell>
          <table:table-cell table:formula="of:=DEGREES(ACOS(COS(RADIANS(90.833))/(COS(RADIANS([.$B$2]))*COS(RADIANS([.T157])))-TAN(RADIANS([.$B$2]))*TAN(RADIANS([.T157]))))" office:value-type="float" office:value="108.786096018595">
            <text:p>108.79</text:p>
          </table:table-cell>
          <table:table-cell table:style-name="ce7" table:formula="of:=(720-4*[.$B$3]-[.V157]+[.$B$4]*60)/1440" office:value-type="float" office:value="0.499017878834349">
            <text:p>11:58:35</text:p>
          </table:table-cell>
          <table:table-cell table:style-name="ce7" table:formula="of:=([.X157]*1440-[.W157]*4)/1440" office:value-type="float" office:value="0.196834278782695">
            <text:p>4:43:26</text:p>
          </table:table-cell>
          <table:table-cell table:style-name="ce7" table:formula="of:=([.X157]*1440+[.W157]*4)/1440" office:value-type="float" office:value="0.801201478886003">
            <text:p>19:13:44</text:p>
          </table:table-cell>
          <table:table-cell table:formula="of:=8*[.W157]" office:value-type="float" office:value="870.288768148764">
            <text:p>870.29</text:p>
          </table:table-cell>
          <table:table-cell table:formula="of:=MOD([.E157]*1440+[.V157]+4*[.$B$3]-60*[.$B$4];1440)" office:value-type="float" office:value="721.414254478537">
            <text:p>721.41</text:p>
          </table:table-cell>
          <table:table-cell table:formula="of:=IF([.AB157]/4&lt;0;[.AB157]/4+180;[.AB157]/4-180)" office:value-type="float" office:value="0.353563619634286">
            <text:p>0.35</text:p>
          </table:table-cell>
          <table:table-cell table:formula="of:=DEGREES(ACOS(SIN(RADIANS([.$B$2]))*SIN(RADIANS([.T157]))+COS(RADIANS([.$B$2]))*COS(RADIANS([.T157]))*COS(RADIANS([.AC157]))))" office:value-type="float" office:value="13.394146977699">
            <text:p>13.39</text:p>
          </table:table-cell>
          <table:table-cell table:formula="of:=90-[.AD157]" office:value-type="float" office:value="76.605853022301">
            <text:p>76.61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0384282094595464">
            <text:p>0</text:p>
          </table:table-cell>
          <table:table-cell table:formula="of:=[.AE157]+[.AF157]" office:value-type="float" office:value="76.6096958432469">
            <text:p>76.61</text:p>
          </table:table-cell>
          <table:table-cell table:formula="of:=IF([.AC157]&gt;0;MOD(DEGREES(ACOS(((SIN(RADIANS([.$B$2]))*COS(RADIANS([.AD157])))-SIN(RADIANS([.T157])))/(COS(RADIANS([.$B$2]))*SIN(RADIANS([.AD157])))))+180;360);MOD(540-DEGREES(ACOS(((SIN(RADIANS([.$B$2]))*COS(RADIANS([.AD157])))-SIN(RADIANS([.T157])))/(COS(RADIANS([.$B$2]))*SIN(RADIANS([.AD157])))));360))" office:value-type="float" office:value="181.409126817741">
            <text:p>181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7]+1" office:value-type="date" office:date-value="2026-06-06">
            <text:p>6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8]+2415018.5+[.E158]-[.$B$4]/24" office:value-type="float" office:value="2461198.29166667">
            <text:p>2461198.29</text:p>
          </table:table-cell>
          <table:table-cell table:style-name="ce9" table:formula="of:=([.F158]-2451545)/36525" office:value-type="float" office:value="0.264292721879987">
            <text:p>0.26429272</text:p>
          </table:table-cell>
          <table:table-cell/>
          <table:table-cell table:formula="of:=MOD(280.46646+[.G158]*(36000.76983+[.G158]*0.0003032);360)" office:value-type="float" office:value="75.2079293243187">
            <text:p>75.21</text:p>
          </table:table-cell>
          <table:table-cell table:formula="of:=357.52911+[.G158]*(35999.05029-0.0001537*[.G158])" office:value-type="float" office:value="9871.81608550258">
            <text:p>9871.82</text:p>
          </table:table-cell>
          <table:table-cell table:formula="of:=0.016708634-[.G158]*(0.000042037+0.0000001267*[.G158])" office:value-type="float" office:value="0.0166975150767739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887334680122215">
            <text:p>0.89</text:p>
          </table:table-cell>
          <table:table-cell table:formula="of:=[.I158]+[.L158]" office:value-type="float" office:value="76.0952640044409">
            <text:p>76.1</text:p>
          </table:table-cell>
          <table:table-cell table:formula="of:=[.J158]+[.L158]" office:value-type="float" office:value="9872.7034201827">
            <text:p>9872.7</text:p>
          </table:table-cell>
          <table:table-cell table:formula="of:=(1.000001018*(1-[.K158]*[.K158]))/(1+[.K158]*COS(RADIANS([.N158])))" office:value-type="float" office:value="1.01477967053893">
            <text:p>1.01</text:p>
          </table:table-cell>
          <table:table-cell table:formula="of:=[.M158]-0.00569-0.00478*SIN(RADIANS(125.04-1934.136*[.G158]))" office:value-type="float" office:value="76.0916797652389">
            <text:p>76.09</text:p>
          </table:table-cell>
          <table:table-cell table:formula="of:=23+(26+((21.448-[.G158]*(46.815+[.G158]*(0.00059-[.G158]*0.001813))))/60)/60" office:value-type="float" office:value="23.4358542023564">
            <text:p>23.44</text:p>
          </table:table-cell>
          <table:table-cell table:formula="of:=[.Q158]+0.00256*COS(RADIANS(125.04-1934.136*[.G158]))" office:value-type="float" office:value="23.4381524041543">
            <text:p>23.44</text:p>
          </table:table-cell>
          <table:table-cell table:formula="of:=DEGREES(ATAN2(COS(RADIANS([.P158]));COS(RADIANS([.R158]))*SIN(RADIANS([.P158]))))" office:value-type="float" office:value="74.8958495100606">
            <text:p>74.9</text:p>
          </table:table-cell>
          <table:table-cell table:formula="of:=DEGREES(ASIN(SIN(RADIANS([.R158]))*SIN(RADIANS([.P158]))))" office:value-type="float" office:value="22.7118764792775">
            <text:p>22.71</text:p>
          </table:table-cell>
          <table:table-cell table:formula="of:=TAN(RADIANS([.R158]/2))*TAN(RADIANS([.R158]/2))" office:value-type="float" office:value="0.0430302291111896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1.23213240264501">
            <text:p>1.23</text:p>
          </table:table-cell>
          <table:table-cell table:formula="of:=DEGREES(ACOS(COS(RADIANS(90.833))/(COS(RADIANS([.$B$2]))*COS(RADIANS([.T158])))-TAN(RADIANS([.$B$2]))*TAN(RADIANS([.T158]))))" office:value-type="float" office:value="108.879379888986">
            <text:p>108.88</text:p>
          </table:table-cell>
          <table:table-cell table:style-name="ce7" table:formula="of:=(720-4*[.$B$3]-[.V158]+[.$B$4]*60)/1440" office:value-type="float" office:value="0.499144352498163">
            <text:p>11:58:46</text:p>
          </table:table-cell>
          <table:table-cell table:style-name="ce7" table:formula="of:=([.X158]*1440-[.W158]*4)/1440" office:value-type="float" office:value="0.196701630584312">
            <text:p>4:43:15</text:p>
          </table:table-cell>
          <table:table-cell table:style-name="ce7" table:formula="of:=([.X158]*1440+[.W158]*4)/1440" office:value-type="float" office:value="0.801587074412014">
            <text:p>19:14:17</text:p>
          </table:table-cell>
          <table:table-cell table:formula="of:=8*[.W158]" office:value-type="float" office:value="871.03503911189">
            <text:p>871.04</text:p>
          </table:table-cell>
          <table:table-cell table:formula="of:=MOD([.E158]*1440+[.V158]+4*[.$B$3]-60*[.$B$4];1440)" office:value-type="float" office:value="721.232132402645">
            <text:p>721.23</text:p>
          </table:table-cell>
          <table:table-cell table:formula="of:=IF([.AB158]/4&lt;0;[.AB158]/4+180;[.AB158]/4-180)" office:value-type="float" office:value="0.308033100661248">
            <text:p>0.31</text:p>
          </table:table-cell>
          <table:table-cell table:formula="of:=DEGREES(ACOS(SIN(RADIANS([.$B$2]))*SIN(RADIANS([.T158]))+COS(RADIANS([.$B$2]))*COS(RADIANS([.T158]))*COS(RADIANS([.AC158]))))" office:value-type="float" office:value="13.2908117202641">
            <text:p>13.29</text:p>
          </table:table-cell>
          <table:table-cell table:formula="of:=90-[.AD158]" office:value-type="float" office:value="76.7091882797359">
            <text:p>76.71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038120827410642">
            <text:p>0</text:p>
          </table:table-cell>
          <table:table-cell table:formula="of:=[.AE158]+[.AF158]" office:value-type="float" office:value="76.713000362477">
            <text:p>76.71</text:p>
          </table:table-cell>
          <table:table-cell table:formula="of:=IF([.AC158]&gt;0;MOD(DEGREES(ACOS(((SIN(RADIANS([.$B$2]))*COS(RADIANS([.AD158])))-SIN(RADIANS([.T158])))/(COS(RADIANS([.$B$2]))*SIN(RADIANS([.AD158])))))+180;360);MOD(540-DEGREES(ACOS(((SIN(RADIANS([.$B$2]))*COS(RADIANS([.AD158])))-SIN(RADIANS([.T158])))/(COS(RADIANS([.$B$2]))*SIN(RADIANS([.AD158])))));360))" office:value-type="float" office:value="181.236085779277">
            <text:p>181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8]+1" office:value-type="date" office:date-value="2026-06-07">
            <text:p>6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9]+2415018.5+[.E159]-[.$B$4]/24" office:value-type="float" office:value="2461199.29166667">
            <text:p>2461199.29</text:p>
          </table:table-cell>
          <table:table-cell table:style-name="ce9" table:formula="of:=([.F159]-2451545)/36525" office:value-type="float" office:value="0.264320100387858">
            <text:p>0.26432010</text:p>
          </table:table-cell>
          <table:table-cell/>
          <table:table-cell table:formula="of:=MOD(280.46646+[.G159]*(36000.76983+[.G159]*0.0003032);360)" office:value-type="float" office:value="76.193576688871">
            <text:p>76.19</text:p>
          </table:table-cell>
          <table:table-cell table:formula="of:=357.52911+[.G159]*(35999.05029-0.0001537*[.G159])" office:value-type="float" office:value="9872.80168578208">
            <text:p>9872.8</text:p>
          </table:table-cell>
          <table:table-cell table:formula="of:=0.016708634-[.G159]*(0.000042037+0.0000001267*[.G159])" office:value-type="float" office:value="0.0166975139240299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858580060847623">
            <text:p>0.86</text:p>
          </table:table-cell>
          <table:table-cell table:formula="of:=[.I159]+[.L159]" office:value-type="float" office:value="77.0521567497186">
            <text:p>77.05</text:p>
          </table:table-cell>
          <table:table-cell table:formula="of:=[.J159]+[.L159]" office:value-type="float" office:value="9873.66026584293">
            <text:p>9873.66</text:p>
          </table:table-cell>
          <table:table-cell table:formula="of:=(1.000001018*(1-[.K159]*[.K159]))/(1+[.K159]*COS(RADIANS([.N159])))" office:value-type="float" office:value="1.01490927298872">
            <text:p>1.01</text:p>
          </table:table-cell>
          <table:table-cell table:formula="of:=[.M159]-0.00569-0.00478*SIN(RADIANS(125.04-1934.136*[.G159]))" office:value-type="float" office:value="77.0485764755941">
            <text:p>77.05</text:p>
          </table:table-cell>
          <table:table-cell table:formula="of:=23+(26+((21.448-[.G159]*(46.815+[.G159]*(0.00059-[.G159]*0.001813))))/60)/60" office:value-type="float" office:value="23.4358538463223">
            <text:p>23.44</text:p>
          </table:table-cell>
          <table:table-cell table:formula="of:=[.Q159]+0.00256*COS(RADIANS(125.04-1934.136*[.G159]))" office:value-type="float" office:value="23.4381510048327">
            <text:p>23.44</text:p>
          </table:table-cell>
          <table:table-cell table:formula="of:=DEGREES(ATAN2(COS(RADIANS([.P159]));COS(RADIANS([.R159]))*SIN(RADIANS([.P159]))))" office:value-type="float" office:value="75.9283287588109">
            <text:p>75.93</text:p>
          </table:table-cell>
          <table:table-cell table:formula="of:=DEGREES(ASIN(SIN(RADIANS([.R159]))*SIN(RADIANS([.P159]))))" office:value-type="float" office:value="22.8077380632386">
            <text:p>22.81</text:p>
          </table:table-cell>
          <table:table-cell table:formula="of:=TAN(RADIANS([.R159]/2))*TAN(RADIANS([.R159]/2))" office:value-type="float" office:value="0.0430302238269973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1.04511555758204">
            <text:p>1.05</text:p>
          </table:table-cell>
          <table:table-cell table:formula="of:=DEGREES(ACOS(COS(RADIANS(90.833))/(COS(RADIANS([.$B$2]))*COS(RADIANS([.T159])))-TAN(RADIANS([.$B$2]))*TAN(RADIANS([.T159]))))" office:value-type="float" office:value="108.966794202414">
            <text:p>108.97</text:p>
          </table:table-cell>
          <table:table-cell table:style-name="ce7" table:formula="of:=(720-4*[.$B$3]-[.V159]+[.$B$4]*60)/1440" office:value-type="float" office:value="0.499274225307235">
            <text:p>11:58:57</text:p>
          </table:table-cell>
          <table:table-cell table:style-name="ce7" table:formula="of:=([.X159]*1440-[.W159]*4)/1440" office:value-type="float" office:value="0.196588685856085">
            <text:p>4:43:05</text:p>
          </table:table-cell>
          <table:table-cell table:style-name="ce7" table:formula="of:=([.X159]*1440+[.W159]*4)/1440" office:value-type="float" office:value="0.801959764758384">
            <text:p>19:14:49</text:p>
          </table:table-cell>
          <table:table-cell table:formula="of:=8*[.W159]" office:value-type="float" office:value="871.734353619311">
            <text:p>871.73</text:p>
          </table:table-cell>
          <table:table-cell table:formula="of:=MOD([.E159]*1440+[.V159]+4*[.$B$3]-60*[.$B$4];1440)" office:value-type="float" office:value="721.045115557582">
            <text:p>721.05</text:p>
          </table:table-cell>
          <table:table-cell table:formula="of:=IF([.AB159]/4&lt;0;[.AB159]/4+180;[.AB159]/4-180)" office:value-type="float" office:value="0.261278889395498">
            <text:p>0.26</text:p>
          </table:table-cell>
          <table:table-cell table:formula="of:=DEGREES(ACOS(SIN(RADIANS([.$B$2]))*SIN(RADIANS([.T159]))+COS(RADIANS([.$B$2]))*COS(RADIANS([.T159]))*COS(RADIANS([.AC159]))))" office:value-type="float" office:value="13.1942085098113">
            <text:p>13.19</text:p>
          </table:table-cell>
          <table:table-cell table:formula="of:=90-[.AD159]" office:value-type="float" office:value="76.8057914901887">
            <text:p>76.81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0378337064868326">
            <text:p>0</text:p>
          </table:table-cell>
          <table:table-cell table:formula="of:=[.AE159]+[.AF159]" office:value-type="float" office:value="76.8095748608373">
            <text:p>76.81</text:p>
          </table:table-cell>
          <table:table-cell table:formula="of:=IF([.AC159]&gt;0;MOD(DEGREES(ACOS(((SIN(RADIANS([.$B$2]))*COS(RADIANS([.AD159])))-SIN(RADIANS([.T159])))/(COS(RADIANS([.$B$2]))*SIN(RADIANS([.AD159])))))+180;360);MOD(540-DEGREES(ACOS(((SIN(RADIANS([.$B$2]))*COS(RADIANS([.AD159])))-SIN(RADIANS([.T159])))/(COS(RADIANS([.$B$2]))*SIN(RADIANS([.AD159])))));360))" office:value-type="float" office:value="181.0552459631">
            <text:p>181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9]+1" office:value-type="date" office:date-value="2026-06-08">
            <text:p>6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0]+2415018.5+[.E160]-[.$B$4]/24" office:value-type="float" office:value="2461200.29166667">
            <text:p>2461200.29</text:p>
          </table:table-cell>
          <table:table-cell table:style-name="ce9" table:formula="of:=([.F160]-2451545)/36525" office:value-type="float" office:value="0.264347478895729">
            <text:p>0.26434748</text:p>
          </table:table-cell>
          <table:table-cell/>
          <table:table-cell table:formula="of:=MOD(280.46646+[.G160]*(36000.76983+[.G160]*0.0003032);360)" office:value-type="float" office:value="77.1792240534251">
            <text:p>77.18</text:p>
          </table:table-cell>
          <table:table-cell table:formula="of:=357.52911+[.G160]*(35999.05029-0.0001537*[.G160])" office:value-type="float" office:value="9873.78728606158">
            <text:p>9873.79</text:p>
          </table:table-cell>
          <table:table-cell table:formula="of:=0.016708634-[.G160]*(0.000042037+0.0000001267*[.G160])" office:value-type="float" office:value="0.0166975127712857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82958512409621">
            <text:p>0.83</text:p>
          </table:table-cell>
          <table:table-cell table:formula="of:=[.I160]+[.L160]" office:value-type="float" office:value="78.0088091775213">
            <text:p>78.01</text:p>
          </table:table-cell>
          <table:table-cell table:formula="of:=[.J160]+[.L160]" office:value-type="float" office:value="9874.61687118568">
            <text:p>9874.62</text:p>
          </table:table-cell>
          <table:table-cell table:formula="of:=(1.000001018*(1-[.K160]*[.K160]))/(1+[.K160]*COS(RADIANS([.N160])))" office:value-type="float" office:value="1.01503457669135">
            <text:p>1.02</text:p>
          </table:table-cell>
          <table:table-cell table:formula="of:=[.M160]-0.00569-0.00478*SIN(RADIANS(125.04-1934.136*[.G160]))" office:value-type="float" office:value="78.0052328666723">
            <text:p>78.01</text:p>
          </table:table-cell>
          <table:table-cell table:formula="of:=23+(26+((21.448-[.G160]*(46.815+[.G160]*(0.00059-[.G160]*0.001813))))/60)/60" office:value-type="float" office:value="23.4358534902881">
            <text:p>23.44</text:p>
          </table:table-cell>
          <table:table-cell table:formula="of:=[.Q160]+0.00256*COS(RADIANS(125.04-1934.136*[.G160]))" office:value-type="float" office:value="23.4381496035489">
            <text:p>23.44</text:p>
          </table:table-cell>
          <table:table-cell table:formula="of:=DEGREES(ATAN2(COS(RADIANS([.P160]));COS(RADIANS([.R160]))*SIN(RADIANS([.P160]))))" office:value-type="float" office:value="76.9619514646993">
            <text:p>76.96</text:p>
          </table:table-cell>
          <table:table-cell table:formula="of:=DEGREES(ASIN(SIN(RADIANS([.R160]))*SIN(RADIANS([.P160]))))" office:value-type="float" office:value="22.8969207537362">
            <text:p>22.9</text:p>
          </table:table-cell>
          <table:table-cell table:formula="of:=TAN(RADIANS([.R160]/2))*TAN(RADIANS([.R160]/2))" office:value-type="float" office:value="0.0430302185353957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853537881334873">
            <text:p>0.85</text:p>
          </table:table-cell>
          <table:table-cell table:formula="of:=DEGREES(ACOS(COS(RADIANS(90.833))/(COS(RADIANS([.$B$2]))*COS(RADIANS([.T160])))-TAN(RADIANS([.$B$2]))*TAN(RADIANS([.T160]))))" office:value-type="float" office:value="109.048272900144">
            <text:p>109.05</text:p>
          </table:table-cell>
          <table:table-cell table:style-name="ce7" table:formula="of:=(720-4*[.$B$3]-[.V160]+[.$B$4]*60)/1440" office:value-type="float" office:value="0.499407265360184">
            <text:p>11:59:09</text:p>
          </table:table-cell>
          <table:table-cell table:style-name="ce7" table:formula="of:=([.X160]*1440-[.W160]*4)/1440" office:value-type="float" office:value="0.196495396193118">
            <text:p>4:42:57</text:p>
          </table:table-cell>
          <table:table-cell table:style-name="ce7" table:formula="of:=([.X160]*1440+[.W160]*4)/1440" office:value-type="float" office:value="0.80231913452725">
            <text:p>19:15:20</text:p>
          </table:table-cell>
          <table:table-cell table:formula="of:=8*[.W160]" office:value-type="float" office:value="872.386183201151">
            <text:p>872.39</text:p>
          </table:table-cell>
          <table:table-cell table:formula="of:=MOD([.E160]*1440+[.V160]+4*[.$B$3]-60*[.$B$4];1440)" office:value-type="float" office:value="720.853537881335">
            <text:p>720.85</text:p>
          </table:table-cell>
          <table:table-cell table:formula="of:=IF([.AB160]/4&lt;0;[.AB160]/4+180;[.AB160]/4-180)" office:value-type="float" office:value="0.213384470333722">
            <text:p>0.21</text:p>
          </table:table-cell>
          <table:table-cell table:formula="of:=DEGREES(ACOS(SIN(RADIANS([.$B$2]))*SIN(RADIANS([.T160]))+COS(RADIANS([.$B$2]))*COS(RADIANS([.T160]))*COS(RADIANS([.AC160]))))" office:value-type="float" office:value="13.1043854389803">
            <text:p>13.1</text:p>
          </table:table-cell>
          <table:table-cell table:formula="of:=90-[.AD160]" office:value-type="float" office:value="76.8956145610197">
            <text:p>76.9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0375669401050495">
            <text:p>0</text:p>
          </table:table-cell>
          <table:table-cell table:formula="of:=[.AE160]+[.AF160]" office:value-type="float" office:value="76.8993712550302">
            <text:p>76.9</text:p>
          </table:table-cell>
          <table:table-cell table:formula="of:=IF([.AC160]&gt;0;MOD(DEGREES(ACOS(((SIN(RADIANS([.$B$2]))*COS(RADIANS([.AD160])))-SIN(RADIANS([.T160])))/(COS(RADIANS([.$B$2]))*SIN(RADIANS([.AD160])))))+180;360);MOD(540-DEGREES(ACOS(((SIN(RADIANS([.$B$2]))*COS(RADIANS([.AD160])))-SIN(RADIANS([.T160])))/(COS(RADIANS([.$B$2]))*SIN(RADIANS([.AD160])))));360))" office:value-type="float" office:value="180.867030228308">
            <text:p>180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0]+1" office:value-type="date" office:date-value="2026-06-09">
            <text:p>6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1]+2415018.5+[.E161]-[.$B$4]/24" office:value-type="float" office:value="2461201.29166667">
            <text:p>2461201.29</text:p>
          </table:table-cell>
          <table:table-cell table:style-name="ce9" table:formula="of:=([.F161]-2451545)/36525" office:value-type="float" office:value="0.264374857403601">
            <text:p>0.26437486</text:p>
          </table:table-cell>
          <table:table-cell/>
          <table:table-cell table:formula="of:=MOD(280.46646+[.G161]*(36000.76983+[.G161]*0.0003032);360)" office:value-type="float" office:value="78.1648714179737">
            <text:p>78.16</text:p>
          </table:table-cell>
          <table:table-cell table:formula="of:=357.52911+[.G161]*(35999.05029-0.0001537*[.G161])" office:value-type="float" office:value="9874.77288634108">
            <text:p>9874.77</text:p>
          </table:table-cell>
          <table:table-cell table:formula="of:=0.016708634-[.G161]*(0.000042037+0.0000001267*[.G161])" office:value-type="float" office:value="0.0166975116185413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800358092151791">
            <text:p>0.8</text:p>
          </table:table-cell>
          <table:table-cell table:formula="of:=[.I161]+[.L161]" office:value-type="float" office:value="78.9652295101255">
            <text:p>78.97</text:p>
          </table:table-cell>
          <table:table-cell table:formula="of:=[.J161]+[.L161]" office:value-type="float" office:value="9875.57324443323">
            <text:p>9875.57</text:p>
          </table:table-cell>
          <table:table-cell table:formula="of:=(1.000001018*(1-[.K161]*[.K161]))/(1+[.K161]*COS(RADIANS([.N161])))" office:value-type="float" office:value="1.01515554778489">
            <text:p>1.02</text:p>
          </table:table-cell>
          <table:table-cell table:formula="of:=[.M161]-0.00569-0.00478*SIN(RADIANS(125.04-1934.136*[.G161]))" office:value-type="float" office:value="78.9616571607465">
            <text:p>78.96</text:p>
          </table:table-cell>
          <table:table-cell table:formula="of:=23+(26+((21.448-[.G161]*(46.815+[.G161]*(0.00059-[.G161]*0.001813))))/60)/60" office:value-type="float" office:value="23.4358531342539">
            <text:p>23.44</text:p>
          </table:table-cell>
          <table:table-cell table:formula="of:=[.Q161]+0.00256*COS(RADIANS(125.04-1934.136*[.G161]))" office:value-type="float" office:value="23.4381482003039">
            <text:p>23.44</text:p>
          </table:table-cell>
          <table:table-cell table:formula="of:=DEGREES(ATAN2(COS(RADIANS([.P161]));COS(RADIANS([.R161]))*SIN(RADIANS([.P161]))))" office:value-type="float" office:value="77.9966317244494">
            <text:p>78</text:p>
          </table:table-cell>
          <table:table-cell table:formula="of:=DEGREES(ASIN(SIN(RADIANS([.R161]))*SIN(RADIANS([.P161]))))" office:value-type="float" office:value="22.9793924859456">
            <text:p>22.98</text:p>
          </table:table-cell>
          <table:table-cell table:formula="of:=TAN(RADIANS([.R161]/2))*TAN(RADIANS([.R161]/2))" office:value-type="float" office:value="0.0430302132363881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657741496307326">
            <text:p>0.66</text:p>
          </table:table-cell>
          <table:table-cell table:formula="of:=DEGREES(ACOS(COS(RADIANS(90.833))/(COS(RADIANS([.$B$2]))*COS(RADIANS([.T161])))-TAN(RADIANS([.$B$2]))*TAN(RADIANS([.T161]))))" office:value-type="float" office:value="109.123753986449">
            <text:p>109.12</text:p>
          </table:table-cell>
          <table:table-cell table:style-name="ce7" table:formula="of:=(720-4*[.$B$3]-[.V161]+[.$B$4]*60)/1440" office:value-type="float" office:value="0.499543235072009">
            <text:p>11:59:21</text:p>
          </table:table-cell>
          <table:table-cell table:style-name="ce7" table:formula="of:=([.X161]*1440-[.W161]*4)/1440" office:value-type="float" office:value="0.196421696220762">
            <text:p>4:42:51</text:p>
          </table:table-cell>
          <table:table-cell table:style-name="ce7" table:formula="of:=([.X161]*1440+[.W161]*4)/1440" office:value-type="float" office:value="0.802664773923256">
            <text:p>19:15:50</text:p>
          </table:table-cell>
          <table:table-cell table:formula="of:=8*[.W161]" office:value-type="float" office:value="872.990031891592">
            <text:p>872.99</text:p>
          </table:table-cell>
          <table:table-cell table:formula="of:=MOD([.E161]*1440+[.V161]+4*[.$B$3]-60*[.$B$4];1440)" office:value-type="float" office:value="720.657741496307">
            <text:p>720.66</text:p>
          </table:table-cell>
          <table:table-cell table:formula="of:=IF([.AB161]/4&lt;0;[.AB161]/4+180;[.AB161]/4-180)" office:value-type="float" office:value="0.164435374076845">
            <text:p>0.16</text:p>
          </table:table-cell>
          <table:table-cell table:formula="of:=DEGREES(ACOS(SIN(RADIANS([.$B$2]))*SIN(RADIANS([.T161]))+COS(RADIANS([.$B$2]))*COS(RADIANS([.T161]))*COS(RADIANS([.AC161]))))" office:value-type="float" office:value="13.0213875430102">
            <text:p>13.02</text:p>
          </table:table-cell>
          <table:table-cell table:formula="of:=90-[.AD161]" office:value-type="float" office:value="76.9786124569898">
            <text:p>76.98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0373206162654366">
            <text:p>0</text:p>
          </table:table-cell>
          <table:table-cell table:formula="of:=[.AE161]+[.AF161]" office:value-type="float" office:value="76.9823445186163">
            <text:p>76.98</text:p>
          </table:table-cell>
          <table:table-cell table:formula="of:=IF([.AC161]&gt;0;MOD(DEGREES(ACOS(((SIN(RADIANS([.$B$2]))*COS(RADIANS([.AD161])))-SIN(RADIANS([.T161])))/(COS(RADIANS([.$B$2]))*SIN(RADIANS([.AD161])))))+180;360);MOD(540-DEGREES(ACOS(((SIN(RADIANS([.$B$2]))*COS(RADIANS([.AD161])))-SIN(RADIANS([.T161])))/(COS(RADIANS([.$B$2]))*SIN(RADIANS([.AD161])))));360))" office:value-type="float" office:value="180.671904160267">
            <text:p>180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1]+1" office:value-type="date" office:date-value="2026-06-10">
            <text:p>6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2]+2415018.5+[.E162]-[.$B$4]/24" office:value-type="float" office:value="2461202.29166667">
            <text:p>2461202.29</text:p>
          </table:table-cell>
          <table:table-cell table:style-name="ce9" table:formula="of:=([.F162]-2451545)/36525" office:value-type="float" office:value="0.264402235911472">
            <text:p>0.26440224</text:p>
          </table:table-cell>
          <table:table-cell/>
          <table:table-cell table:formula="of:=MOD(280.46646+[.G162]*(36000.76983+[.G162]*0.0003032);360)" office:value-type="float" office:value="79.1505187825278">
            <text:p>79.15</text:p>
          </table:table-cell>
          <table:table-cell table:formula="of:=357.52911+[.G162]*(35999.05029-0.0001537*[.G162])" office:value-type="float" office:value="9875.75848662058">
            <text:p>9875.76</text:p>
          </table:table-cell>
          <table:table-cell table:formula="of:=0.016708634-[.G162]*(0.000042037+0.0000001267*[.G162])" office:value-type="float" office:value="0.0166975104657967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770907241135649">
            <text:p>0.77</text:p>
          </table:table-cell>
          <table:table-cell table:formula="of:=[.I162]+[.L162]" office:value-type="float" office:value="79.9214260236634">
            <text:p>79.92</text:p>
          </table:table-cell>
          <table:table-cell table:formula="of:=[.J162]+[.L162]" office:value-type="float" office:value="9876.52939386171">
            <text:p>9876.53</text:p>
          </table:table-cell>
          <table:table-cell table:formula="of:=(1.000001018*(1-[.K162]*[.K162]))/(1+[.K162]*COS(RADIANS([.N162])))" office:value-type="float" office:value="1.01527215360246">
            <text:p>1.02</text:p>
          </table:table-cell>
          <table:table-cell table:formula="of:=[.M162]-0.00569-0.00478*SIN(RADIANS(125.04-1934.136*[.G162]))" office:value-type="float" office:value="79.9178576339456">
            <text:p>79.92</text:p>
          </table:table-cell>
          <table:table-cell table:formula="of:=23+(26+((21.448-[.G162]*(46.815+[.G162]*(0.00059-[.G162]*0.001813))))/60)/60" office:value-type="float" office:value="23.4358527782198">
            <text:p>23.44</text:p>
          </table:table-cell>
          <table:table-cell table:formula="of:=[.Q162]+0.00256*COS(RADIANS(125.04-1934.136*[.G162]))" office:value-type="float" office:value="23.4381467950984">
            <text:p>23.44</text:p>
          </table:table-cell>
          <table:table-cell table:formula="of:=DEGREES(ATAN2(COS(RADIANS([.P162]));COS(RADIANS([.R162]))*SIN(RADIANS([.P162]))))" office:value-type="float" office:value="79.0322816855745">
            <text:p>79.03</text:p>
          </table:table-cell>
          <table:table-cell table:formula="of:=DEGREES(ASIN(SIN(RADIANS([.R162]))*SIN(RADIANS([.P162]))))" office:value-type="float" office:value="23.0551237077469">
            <text:p>23.06</text:p>
          </table:table-cell>
          <table:table-cell table:formula="of:=TAN(RADIANS([.R162]/2))*TAN(RADIANS([.R162]/2))" office:value-type="float" office:value="0.0430302079299779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458076168213166">
            <text:p>0.46</text:p>
          </table:table-cell>
          <table:table-cell table:formula="of:=DEGREES(ACOS(COS(RADIANS(90.833))/(COS(RADIANS([.$B$2]))*COS(RADIANS([.T162])))-TAN(RADIANS([.$B$2]))*TAN(RADIANS([.T162]))))" office:value-type="float" office:value="109.193179701638">
            <text:p>109.19</text:p>
          </table:table-cell>
          <table:table-cell table:style-name="ce7" table:formula="of:=(720-4*[.$B$3]-[.V162]+[.$B$4]*60)/1440" office:value-type="float" office:value="0.499681891549852">
            <text:p>11:59:33</text:p>
          </table:table-cell>
          <table:table-cell table:style-name="ce7" table:formula="of:=([.X162]*1440-[.W162]*4)/1440" office:value-type="float" office:value="0.196367503489745">
            <text:p>4:42:46</text:p>
          </table:table-cell>
          <table:table-cell table:style-name="ce7" table:formula="of:=([.X162]*1440+[.W162]*4)/1440" office:value-type="float" office:value="0.802996279609958">
            <text:p>19:16:19</text:p>
          </table:table-cell>
          <table:table-cell table:formula="of:=8*[.W162]" office:value-type="float" office:value="873.545437613107">
            <text:p>873.55</text:p>
          </table:table-cell>
          <table:table-cell table:formula="of:=MOD([.E162]*1440+[.V162]+4*[.$B$3]-60*[.$B$4];1440)" office:value-type="float" office:value="720.458076168213">
            <text:p>720.46</text:p>
          </table:table-cell>
          <table:table-cell table:formula="of:=IF([.AB162]/4&lt;0;[.AB162]/4+180;[.AB162]/4-180)" office:value-type="float" office:value="0.114519042053303">
            <text:p>0.11</text:p>
          </table:table-cell>
          <table:table-cell table:formula="of:=DEGREES(ACOS(SIN(RADIANS([.$B$2]))*SIN(RADIANS([.T162]))+COS(RADIANS([.$B$2]))*COS(RADIANS([.T162]))*COS(RADIANS([.AC162]))))" office:value-type="float" office:value="12.9452565939594">
            <text:p>12.95</text:p>
          </table:table-cell>
          <table:table-cell table:formula="of:=90-[.AD162]" office:value-type="float" office:value="77.0547434060406">
            <text:p>77.05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0370948169221102">
            <text:p>0</text:p>
          </table:table-cell>
          <table:table-cell table:formula="of:=[.AE162]+[.AF162]" office:value-type="float" office:value="77.0584528877328">
            <text:p>77.06</text:p>
          </table:table-cell>
          <table:table-cell table:formula="of:=IF([.AC162]&gt;0;MOD(DEGREES(ACOS(((SIN(RADIANS([.$B$2]))*COS(RADIANS([.AD162])))-SIN(RADIANS([.T162])))/(COS(RADIANS([.$B$2]))*SIN(RADIANS([.AD162])))))+180;360);MOD(540-DEGREES(ACOS(((SIN(RADIANS([.$B$2]))*COS(RADIANS([.AD162])))-SIN(RADIANS([.T162])))/(COS(RADIANS([.$B$2]))*SIN(RADIANS([.AD162])))));360))" office:value-type="float" office:value="180.470374764985">
            <text:p>18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2]+1" office:value-type="date" office:date-value="2026-06-11">
            <text:p>6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3]+2415018.5+[.E163]-[.$B$4]/24" office:value-type="float" office:value="2461203.29166667">
            <text:p>2461203.29</text:p>
          </table:table-cell>
          <table:table-cell table:style-name="ce9" table:formula="of:=([.F163]-2451545)/36525" office:value-type="float" office:value="0.264429614419343">
            <text:p>0.26442961</text:p>
          </table:table-cell>
          <table:table-cell/>
          <table:table-cell table:formula="of:=MOD(280.46646+[.G163]*(36000.76983+[.G163]*0.0003032);360)" office:value-type="float" office:value="80.1361661470819">
            <text:p>80.14</text:p>
          </table:table-cell>
          <table:table-cell table:formula="of:=357.52911+[.G163]*(35999.05029-0.0001537*[.G163])" office:value-type="float" office:value="9876.74408690008">
            <text:p>9876.74</text:p>
          </table:table-cell>
          <table:table-cell table:formula="of:=0.016708634-[.G163]*(0.000042037+0.0000001267*[.G163])" office:value-type="float" office:value="0.0166975093130519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741240898987346">
            <text:p>0.74</text:p>
          </table:table-cell>
          <table:table-cell table:formula="of:=[.I163]+[.L163]" office:value-type="float" office:value="80.8774070460692">
            <text:p>80.88</text:p>
          </table:table-cell>
          <table:table-cell table:formula="of:=[.J163]+[.L163]" office:value-type="float" office:value="9877.48532779906">
            <text:p>9877.49</text:p>
          </table:table-cell>
          <table:table-cell table:formula="of:=(1.000001018*(1-[.K163]*[.K163]))/(1+[.K163]*COS(RADIANS([.N163])))" office:value-type="float" office:value="1.01538436267849">
            <text:p>1.02</text:p>
          </table:table-cell>
          <table:table-cell table:formula="of:=[.M163]-0.00569-0.00478*SIN(RADIANS(125.04-1934.136*[.G163]))" office:value-type="float" office:value="80.8738426142003">
            <text:p>80.87</text:p>
          </table:table-cell>
          <table:table-cell table:formula="of:=23+(26+((21.448-[.G163]*(46.815+[.G163]*(0.00059-[.G163]*0.001813))))/60)/60" office:value-type="float" office:value="23.4358524221856">
            <text:p>23.44</text:p>
          </table:table-cell>
          <table:table-cell table:formula="of:=[.Q163]+0.00256*COS(RADIANS(125.04-1934.136*[.G163]))" office:value-type="float" office:value="23.4381453879335">
            <text:p>23.44</text:p>
          </table:table-cell>
          <table:table-cell table:formula="of:=DEGREES(ATAN2(COS(RADIANS([.P163]));COS(RADIANS([.R163]))*SIN(RADIANS([.P163]))))" office:value-type="float" office:value="80.0688116893045">
            <text:p>80.07</text:p>
          </table:table-cell>
          <table:table-cell table:formula="of:=DEGREES(ASIN(SIN(RADIANS([.R163]))*SIN(RADIANS([.P163]))))" office:value-type="float" office:value="23.1240874166174">
            <text:p>23.12</text:p>
          </table:table-cell>
          <table:table-cell table:formula="of:=TAN(RADIANS([.R163]/2))*TAN(RADIANS([.R163]/2))" office:value-type="float" office:value="0.0430302026161685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25489874522504">
            <text:p>0.25</text:p>
          </table:table-cell>
          <table:table-cell table:formula="of:=DEGREES(ACOS(COS(RADIANS(90.833))/(COS(RADIANS([.$B$2]))*COS(RADIANS([.T163])))-TAN(RADIANS([.$B$2]))*TAN(RADIANS([.T163]))))" office:value-type="float" office:value="109.256496685298">
            <text:p>109.26</text:p>
          </table:table-cell>
          <table:table-cell table:style-name="ce7" table:formula="of:=(720-4*[.$B$3]-[.V163]+[.$B$4]*60)/1440" office:value-type="float" office:value="0.499822986982483">
            <text:p>11:59:45</text:p>
          </table:table-cell>
          <table:table-cell table:style-name="ce7" table:formula="of:=([.X163]*1440-[.W163]*4)/1440" office:value-type="float" office:value="0.19633271841221">
            <text:p>4:42:43</text:p>
          </table:table-cell>
          <table:table-cell table:style-name="ce7" table:formula="of:=([.X163]*1440+[.W163]*4)/1440" office:value-type="float" office:value="0.803313255552755">
            <text:p>19:16:46</text:p>
          </table:table-cell>
          <table:table-cell table:formula="of:=8*[.W163]" office:value-type="float" office:value="874.051973482385">
            <text:p>874.05</text:p>
          </table:table-cell>
          <table:table-cell table:formula="of:=MOD([.E163]*1440+[.V163]+4*[.$B$3]-60*[.$B$4];1440)" office:value-type="float" office:value="720.254898745225">
            <text:p>720.25</text:p>
          </table:table-cell>
          <table:table-cell table:formula="of:=IF([.AB163]/4&lt;0;[.AB163]/4+180;[.AB163]/4-180)" office:value-type="float" office:value="0.0637246863062728">
            <text:p>0.06</text:p>
          </table:table-cell>
          <table:table-cell table:formula="of:=DEGREES(ACOS(SIN(RADIANS([.$B$2]))*SIN(RADIANS([.T163]))+COS(RADIANS([.$B$2]))*COS(RADIANS([.T163]))*COS(RADIANS([.AC163]))))" office:value-type="float" office:value="12.8760309012457">
            <text:p>12.88</text:p>
          </table:table-cell>
          <table:table-cell table:formula="of:=90-[.AD163]" office:value-type="float" office:value="77.1239690987543">
            <text:p>77.12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0368896173746243">
            <text:p>0</text:p>
          </table:table-cell>
          <table:table-cell table:formula="of:=[.AE163]+[.AF163]" office:value-type="float" office:value="77.1276580604918">
            <text:p>77.13</text:p>
          </table:table-cell>
          <table:table-cell table:formula="of:=IF([.AC163]&gt;0;MOD(DEGREES(ACOS(((SIN(RADIANS([.$B$2]))*COS(RADIANS([.AD163])))-SIN(RADIANS([.T163])))/(COS(RADIANS([.$B$2]))*SIN(RADIANS([.AD163])))))+180;360);MOD(540-DEGREES(ACOS(((SIN(RADIANS([.$B$2]))*COS(RADIANS([.AD163])))-SIN(RADIANS([.T163])))/(COS(RADIANS([.$B$2]))*SIN(RADIANS([.AD163])))));360))" office:value-type="float" office:value="180.262988715021">
            <text:p>18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3]+1" office:value-type="date" office:date-value="2026-06-12">
            <text:p>6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4]+2415018.5+[.E164]-[.$B$4]/24" office:value-type="float" office:value="2461204.29166667">
            <text:p>2461204.29</text:p>
          </table:table-cell>
          <table:table-cell table:style-name="ce9" table:formula="of:=([.F164]-2451545)/36525" office:value-type="float" office:value="0.264456992927215">
            <text:p>0.26445699</text:p>
          </table:table-cell>
          <table:table-cell/>
          <table:table-cell table:formula="of:=MOD(280.46646+[.G164]*(36000.76983+[.G164]*0.0003032);360)" office:value-type="float" office:value="81.1218135116378">
            <text:p>81.12</text:p>
          </table:table-cell>
          <table:table-cell table:formula="of:=357.52911+[.G164]*(35999.05029-0.0001537*[.G164])" office:value-type="float" office:value="9877.72968717958">
            <text:p>9877.73</text:p>
          </table:table-cell>
          <table:table-cell table:formula="of:=0.016708634-[.G164]*(0.000042037+0.0000001267*[.G164])" office:value-type="float" office:value="0.0166975081603069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71136744344321">
            <text:p>0.71</text:p>
          </table:table-cell>
          <table:table-cell table:formula="of:=[.I164]+[.L164]" office:value-type="float" office:value="81.833180955081">
            <text:p>81.83</text:p>
          </table:table-cell>
          <table:table-cell table:formula="of:=[.J164]+[.L164]" office:value-type="float" office:value="9878.44105462302">
            <text:p>9878.44</text:p>
          </table:table-cell>
          <table:table-cell table:formula="of:=(1.000001018*(1-[.K164]*[.K164]))/(1+[.K164]*COS(RADIANS([.N164])))" office:value-type="float" office:value="1.0154921447547">
            <text:p>1.02</text:p>
          </table:table-cell>
          <table:table-cell table:formula="of:=[.M164]-0.00569-0.00478*SIN(RADIANS(125.04-1934.136*[.G164]))" office:value-type="float" office:value="81.8296204792454">
            <text:p>81.83</text:p>
          </table:table-cell>
          <table:table-cell table:formula="of:=23+(26+((21.448-[.G164]*(46.815+[.G164]*(0.00059-[.G164]*0.001813))))/60)/60" office:value-type="float" office:value="23.4358520661515">
            <text:p>23.44</text:p>
          </table:table-cell>
          <table:table-cell table:formula="of:=[.Q164]+0.00256*COS(RADIANS(125.04-1934.136*[.G164]))" office:value-type="float" office:value="23.4381439788099">
            <text:p>23.44</text:p>
          </table:table-cell>
          <table:table-cell table:formula="of:=DEGREES(ATAN2(COS(RADIANS([.P164]));COS(RADIANS([.R164]))*SIN(RADIANS([.P164]))))" office:value-type="float" office:value="81.1061304188674">
            <text:p>81.11</text:p>
          </table:table-cell>
          <table:table-cell table:formula="of:=DEGREES(ASIN(SIN(RADIANS([.R164]))*SIN(RADIANS([.P164]))))" office:value-type="float" office:value="23.1862591935796">
            <text:p>23.19</text:p>
          </table:table-cell>
          <table:table-cell table:formula="of:=TAN(RADIANS([.R164]/2))*TAN(RADIANS([.R164]/2))" office:value-type="float" office:value="0.0430301972949632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0485725786690372">
            <text:p>0.05</text:p>
          </table:table-cell>
          <table:table-cell table:formula="of:=DEGREES(ACOS(COS(RADIANS(90.833))/(COS(RADIANS([.$B$2]))*COS(RADIANS([.T164])))-TAN(RADIANS([.$B$2]))*TAN(RADIANS([.T164]))))" office:value-type="float" office:value="109.313656128837">
            <text:p>109.31</text:p>
          </table:table-cell>
          <table:table-cell table:style-name="ce7" table:formula="of:=(720-4*[.$B$3]-[.V164]+[.$B$4]*60)/1440" office:value-type="float" office:value="0.499966269042591">
            <text:p>11:59:57</text:p>
          </table:table-cell>
          <table:table-cell table:style-name="ce7" table:formula="of:=([.X164]*1440-[.W164]*4)/1440" office:value-type="float" office:value="0.196317224240267">
            <text:p>4:42:42</text:p>
          </table:table-cell>
          <table:table-cell table:style-name="ce7" table:formula="of:=([.X164]*1440+[.W164]*4)/1440" office:value-type="float" office:value="0.803615313844915">
            <text:p>19:17:12</text:p>
          </table:table-cell>
          <table:table-cell table:formula="of:=8*[.W164]" office:value-type="float" office:value="874.509249030693">
            <text:p>874.51</text:p>
          </table:table-cell>
          <table:table-cell table:formula="of:=MOD([.E164]*1440+[.V164]+4*[.$B$3]-60*[.$B$4];1440)" office:value-type="float" office:value="720.048572578669">
            <text:p>720.05</text:p>
          </table:table-cell>
          <table:table-cell table:formula="of:=IF([.AB164]/4&lt;0;[.AB164]/4+180;[.AB164]/4-180)" office:value-type="float" office:value="0.0121431446672489">
            <text:p>0.01</text:p>
          </table:table-cell>
          <table:table-cell table:formula="of:=DEGREES(ACOS(SIN(RADIANS([.$B$2]))*SIN(RADIANS([.T164]))+COS(RADIANS([.$B$2]))*COS(RADIANS([.T164]))*COS(RADIANS([.AC164]))))" office:value-type="float" office:value="12.8137451212573">
            <text:p>12.81</text:p>
          </table:table-cell>
          <table:table-cell table:formula="of:=90-[.AD164]" office:value-type="float" office:value="77.1862548787427">
            <text:p>77.19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0367050856879938">
            <text:p>0</text:p>
          </table:table-cell>
          <table:table-cell table:formula="of:=[.AE164]+[.AF164]" office:value-type="float" office:value="77.1899253873115">
            <text:p>77.19</text:p>
          </table:table-cell>
          <table:table-cell table:formula="of:=IF([.AC164]&gt;0;MOD(DEGREES(ACOS(((SIN(RADIANS([.$B$2]))*COS(RADIANS([.AD164])))-SIN(RADIANS([.T164])))/(COS(RADIANS([.$B$2]))*SIN(RADIANS([.AD164])))))+180;360);MOD(540-DEGREES(ACOS(((SIN(RADIANS([.$B$2]))*COS(RADIANS([.AD164])))-SIN(RADIANS([.T164])))/(COS(RADIANS([.$B$2]))*SIN(RADIANS([.AD164])))));360))" office:value-type="float" office:value="180.050330144787">
            <text:p>180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4]+1" office:value-type="date" office:date-value="2026-06-13">
            <text:p>6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5]+2415018.5+[.E165]-[.$B$4]/24" office:value-type="float" office:value="2461205.29166667">
            <text:p>2461205.29</text:p>
          </table:table-cell>
          <table:table-cell table:style-name="ce9" table:formula="of:=([.F165]-2451545)/36525" office:value-type="float" office:value="0.264484371435086">
            <text:p>0.26448437</text:p>
          </table:table-cell>
          <table:table-cell/>
          <table:table-cell table:formula="of:=MOD(280.46646+[.G165]*(36000.76983+[.G165]*0.0003032);360)" office:value-type="float" office:value="82.1074608761919">
            <text:p>82.11</text:p>
          </table:table-cell>
          <table:table-cell table:formula="of:=357.52911+[.G165]*(35999.05029-0.0001537*[.G165])" office:value-type="float" office:value="9878.71528745907">
            <text:p>9878.72</text:p>
          </table:table-cell>
          <table:table-cell table:formula="of:=0.016708634-[.G165]*(0.000042037+0.0000001267*[.G165])" office:value-type="float" office:value="0.0166975070075618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681295300014747">
            <text:p>0.68</text:p>
          </table:table-cell>
          <table:table-cell table:formula="of:=[.I165]+[.L165]" office:value-type="float" office:value="82.7887561762067">
            <text:p>82.79</text:p>
          </table:table-cell>
          <table:table-cell table:formula="of:=[.J165]+[.L165]" office:value-type="float" office:value="9879.39658275909">
            <text:p>9879.4</text:p>
          </table:table-cell>
          <table:table-cell table:formula="of:=(1.000001018*(1-[.K165]*[.K165]))/(1+[.K165]*COS(RADIANS([.N165])))" office:value-type="float" office:value="1.01559547078583">
            <text:p>1.02</text:p>
          </table:table-cell>
          <table:table-cell table:formula="of:=[.M165]-0.00569-0.00478*SIN(RADIANS(125.04-1934.136*[.G165]))" office:value-type="float" office:value="82.7851996545854">
            <text:p>82.79</text:p>
          </table:table-cell>
          <table:table-cell table:formula="of:=23+(26+((21.448-[.G165]*(46.815+[.G165]*(0.00059-[.G165]*0.001813))))/60)/60" office:value-type="float" office:value="23.4358517101173">
            <text:p>23.44</text:p>
          </table:table-cell>
          <table:table-cell table:formula="of:=[.Q165]+0.00256*COS(RADIANS(125.04-1934.136*[.G165]))" office:value-type="float" office:value="23.4381425677286">
            <text:p>23.44</text:p>
          </table:table-cell>
          <table:table-cell table:formula="of:=DEGREES(ATAN2(COS(RADIANS([.P165]));COS(RADIANS([.R165]))*SIN(RADIANS([.P165]))))" office:value-type="float" office:value="82.1441450526371">
            <text:p>82.14</text:p>
          </table:table-cell>
          <table:table-cell table:formula="of:=DEGREES(ASIN(SIN(RADIANS([.R165]))*SIN(RADIANS([.P165]))))" office:value-type="float" office:value="23.2416172340646">
            <text:p>23.24</text:p>
          </table:table-cell>
          <table:table-cell table:formula="of:=TAN(RADIANS([.R165]/2))*TAN(RADIANS([.R165]/2))" office:value-type="float" office:value="0.0430301919663656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0.160533073324114">
            <text:p>-0.16</text:p>
          </table:table-cell>
          <table:table-cell table:formula="of:=DEGREES(ACOS(COS(RADIANS(90.833))/(COS(RADIANS([.$B$2]))*COS(RADIANS([.T165])))-TAN(RADIANS([.$B$2]))*TAN(RADIANS([.T165]))))" office:value-type="float" office:value="109.364613916456">
            <text:p>109.36</text:p>
          </table:table-cell>
          <table:table-cell table:style-name="ce7" table:formula="of:=(720-4*[.$B$3]-[.V165]+[.$B$4]*60)/1440" office:value-type="float" office:value="0.50011148130092">
            <text:p>12:00:10</text:p>
          </table:table-cell>
          <table:table-cell table:style-name="ce7" table:formula="of:=([.X165]*1440-[.W165]*4)/1440" office:value-type="float" office:value="0.196320887088541">
            <text:p>4:42:42</text:p>
          </table:table-cell>
          <table:table-cell table:style-name="ce7" table:formula="of:=([.X165]*1440+[.W165]*4)/1440" office:value-type="float" office:value="0.803902075513298">
            <text:p>19:17:37</text:p>
          </table:table-cell>
          <table:table-cell table:formula="of:=8*[.W165]" office:value-type="float" office:value="874.91691133165">
            <text:p>874.92</text:p>
          </table:table-cell>
          <table:table-cell table:formula="of:=MOD([.E165]*1440+[.V165]+4*[.$B$3]-60*[.$B$4];1440)" office:value-type="float" office:value="719.839466926676">
            <text:p>719.84</text:p>
          </table:table-cell>
          <table:table-cell table:formula="of:=IF([.AB165]/4&lt;0;[.AB165]/4+180;[.AB165]/4-180)" office:value-type="float" office:value="-0.0401332683310329">
            <text:p>-0.04</text:p>
          </table:table-cell>
          <table:table-cell table:formula="of:=DEGREES(ACOS(SIN(RADIANS([.$B$2]))*SIN(RADIANS([.T165]))+COS(RADIANS([.$B$2]))*COS(RADIANS([.T165]))*COS(RADIANS([.AC165]))))" office:value-type="float" office:value="12.7584300788162">
            <text:p>12.76</text:p>
          </table:table-cell>
          <table:table-cell table:formula="of:=90-[.AD165]" office:value-type="float" office:value="77.2415699211838">
            <text:p>77.24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0365412821492203">
            <text:p>0</text:p>
          </table:table-cell>
          <table:table-cell table:formula="of:=[.AE165]+[.AF165]" office:value-type="float" office:value="77.2452240493988">
            <text:p>77.25</text:p>
          </table:table-cell>
          <table:table-cell table:formula="of:=IF([.AC165]&gt;0;MOD(DEGREES(ACOS(((SIN(RADIANS([.$B$2]))*COS(RADIANS([.AD165])))-SIN(RADIANS([.T165])))/(COS(RADIANS([.$B$2]))*SIN(RADIANS([.AD165])))))+180;360);MOD(540-DEGREES(ACOS(((SIN(RADIANS([.$B$2]))*COS(RADIANS([.AD165])))-SIN(RADIANS([.T165])))/(COS(RADIANS([.$B$2]))*SIN(RADIANS([.AD165])))));360))" office:value-type="float" office:value="179.833018002658">
            <text:p>179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5]+1" office:value-type="date" office:date-value="2026-06-14">
            <text:p>6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6]+2415018.5+[.E166]-[.$B$4]/24" office:value-type="float" office:value="2461206.29166667">
            <text:p>2461206.29</text:p>
          </table:table-cell>
          <table:table-cell table:style-name="ce9" table:formula="of:=([.F166]-2451545)/36525" office:value-type="float" office:value="0.264511749942957">
            <text:p>0.26451175</text:p>
          </table:table-cell>
          <table:table-cell/>
          <table:table-cell table:formula="of:=MOD(280.46646+[.G166]*(36000.76983+[.G166]*0.0003032);360)" office:value-type="float" office:value="83.0931082407478">
            <text:p>83.09</text:p>
          </table:table-cell>
          <table:table-cell table:formula="of:=357.52911+[.G166]*(35999.05029-0.0001537*[.G166])" office:value-type="float" office:value="9879.70088773857">
            <text:p>9879.7</text:p>
          </table:table-cell>
          <table:table-cell table:formula="of:=0.016708634-[.G166]*(0.000042037+0.0000001267*[.G166])" office:value-type="float" office:value="0.0166975058548164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651032939966548">
            <text:p>0.65</text:p>
          </table:table-cell>
          <table:table-cell table:formula="of:=[.I166]+[.L166]" office:value-type="float" office:value="83.7441411807144">
            <text:p>83.74</text:p>
          </table:table-cell>
          <table:table-cell table:formula="of:=[.J166]+[.L166]" office:value-type="float" office:value="9880.35192067854">
            <text:p>9880.35</text:p>
          </table:table-cell>
          <table:table-cell table:formula="of:=(1.000001018*(1-[.K166]*[.K166]))/(1+[.K166]*COS(RADIANS([.N166])))" office:value-type="float" office:value="1.01569431294515">
            <text:p>1.02</text:p>
          </table:table-cell>
          <table:table-cell table:formula="of:=[.M166]-0.00569-0.00478*SIN(RADIANS(125.04-1934.136*[.G166]))" office:value-type="float" office:value="83.7405886114851">
            <text:p>83.74</text:p>
          </table:table-cell>
          <table:table-cell table:formula="of:=23+(26+((21.448-[.G166]*(46.815+[.G166]*(0.00059-[.G166]*0.001813))))/60)/60" office:value-type="float" office:value="23.4358513540831">
            <text:p>23.44</text:p>
          </table:table-cell>
          <table:table-cell table:formula="of:=[.Q166]+0.00256*COS(RADIANS(125.04-1934.136*[.G166]))" office:value-type="float" office:value="23.4381411546906">
            <text:p>23.44</text:p>
          </table:table-cell>
          <table:table-cell table:formula="of:=DEGREES(ATAN2(COS(RADIANS([.P166]));COS(RADIANS([.R166]))*SIN(RADIANS([.P166]))))" office:value-type="float" office:value="83.1827614217997">
            <text:p>83.18</text:p>
          </table:table-cell>
          <table:table-cell table:formula="of:=DEGREES(ASIN(SIN(RADIANS([.R166]))*SIN(RADIANS([.P166]))))" office:value-type="float" office:value="23.2901423755711">
            <text:p>23.29</text:p>
          </table:table-cell>
          <table:table-cell table:formula="of:=TAN(RADIANS([.R166]/2))*TAN(RADIANS([.R166]/2))" office:value-type="float" office:value="0.043030186630379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0.372043657771435">
            <text:p>-0.37</text:p>
          </table:table-cell>
          <table:table-cell table:formula="of:=DEGREES(ACOS(COS(RADIANS(90.833))/(COS(RADIANS([.$B$2]))*COS(RADIANS([.T166])))-TAN(RADIANS([.$B$2]))*TAN(RADIANS([.T166]))))" office:value-type="float" office:value="109.409330753742">
            <text:p>109.41</text:p>
          </table:table-cell>
          <table:table-cell table:style-name="ce7" table:formula="of:=(720-4*[.$B$3]-[.V166]+[.$B$4]*60)/1440" office:value-type="float" office:value="0.50025836365123">
            <text:p>12:00:22</text:p>
          </table:table-cell>
          <table:table-cell table:style-name="ce7" table:formula="of:=([.X166]*1440-[.W166]*4)/1440" office:value-type="float" office:value="0.196343556001948">
            <text:p>4:42:44</text:p>
          </table:table-cell>
          <table:table-cell table:style-name="ce7" table:formula="of:=([.X166]*1440+[.W166]*4)/1440" office:value-type="float" office:value="0.804173171300512">
            <text:p>19:18:01</text:p>
          </table:table-cell>
          <table:table-cell table:formula="of:=8*[.W166]" office:value-type="float" office:value="875.274646029933">
            <text:p>875.27</text:p>
          </table:table-cell>
          <table:table-cell table:formula="of:=MOD([.E166]*1440+[.V166]+4*[.$B$3]-60*[.$B$4];1440)" office:value-type="float" office:value="719.627956342229">
            <text:p>719.63</text:p>
          </table:table-cell>
          <table:table-cell table:formula="of:=IF([.AB166]/4&lt;0;[.AB166]/4+180;[.AB166]/4-180)" office:value-type="float" office:value="-0.093010914442857">
            <text:p>-0.09</text:p>
          </table:table-cell>
          <table:table-cell table:formula="of:=DEGREES(ACOS(SIN(RADIANS([.$B$2]))*SIN(RADIANS([.T166]))+COS(RADIANS([.$B$2]))*COS(RADIANS([.T166]))*COS(RADIANS([.AC166]))))" office:value-type="float" office:value="12.7101126032146">
            <text:p>12.71</text:p>
          </table:table-cell>
          <table:table-cell table:formula="of:=90-[.AD166]" office:value-type="float" office:value="77.2898873967854">
            <text:p>77.29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0363982587680738">
            <text:p>0</text:p>
          </table:table-cell>
          <table:table-cell table:formula="of:=[.AE166]+[.AF166]" office:value-type="float" office:value="77.2935272226622">
            <text:p>77.29</text:p>
          </table:table-cell>
          <table:table-cell table:formula="of:=IF([.AC166]&gt;0;MOD(DEGREES(ACOS(((SIN(RADIANS([.$B$2]))*COS(RADIANS([.AD166])))-SIN(RADIANS([.T166])))/(COS(RADIANS([.$B$2]))*SIN(RADIANS([.AD166])))))+180;360);MOD(540-DEGREES(ACOS(((SIN(RADIANS([.$B$2]))*COS(RADIANS([.AD166])))-SIN(RADIANS([.T166])))/(COS(RADIANS([.$B$2]))*SIN(RADIANS([.AD166])))));360))" office:value-type="float" office:value="179.611702975784">
            <text:p>179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6]+1" office:value-type="date" office:date-value="2026-06-15">
            <text:p>6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7]+2415018.5+[.E167]-[.$B$4]/24" office:value-type="float" office:value="2461207.29166667">
            <text:p>2461207.29</text:p>
          </table:table-cell>
          <table:table-cell table:style-name="ce9" table:formula="of:=([.F167]-2451545)/36525" office:value-type="float" office:value="0.264539128450828">
            <text:p>0.26453913</text:p>
          </table:table-cell>
          <table:table-cell/>
          <table:table-cell table:formula="of:=MOD(280.46646+[.G167]*(36000.76983+[.G167]*0.0003032);360)" office:value-type="float" office:value="84.0787556053056">
            <text:p>84.08</text:p>
          </table:table-cell>
          <table:table-cell table:formula="of:=357.52911+[.G167]*(35999.05029-0.0001537*[.G167])" office:value-type="float" office:value="9880.68648801807">
            <text:p>9880.69</text:p>
          </table:table-cell>
          <table:table-cell table:formula="of:=0.016708634-[.G167]*(0.000042037+0.0000001267*[.G167])" office:value-type="float" office:value="0.0166975047020709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620588878293255">
            <text:p>0.62</text:p>
          </table:table-cell>
          <table:table-cell table:formula="of:=[.I167]+[.L167]" office:value-type="float" office:value="84.6993444835988">
            <text:p>84.7</text:p>
          </table:table-cell>
          <table:table-cell table:formula="of:=[.J167]+[.L167]" office:value-type="float" office:value="9881.30707689636">
            <text:p>9881.31</text:p>
          </table:table-cell>
          <table:table-cell table:formula="of:=(1.000001018*(1-[.K167]*[.K167]))/(1+[.K167]*COS(RADIANS([.N167])))" office:value-type="float" office:value="1.01578864462969">
            <text:p>1.02</text:p>
          </table:table-cell>
          <table:table-cell table:formula="of:=[.M167]-0.00569-0.00478*SIN(RADIANS(125.04-1934.136*[.G167]))" office:value-type="float" office:value="84.6957958649357">
            <text:p>84.7</text:p>
          </table:table-cell>
          <table:table-cell table:formula="of:=23+(26+((21.448-[.G167]*(46.815+[.G167]*(0.00059-[.G167]*0.001813))))/60)/60" office:value-type="float" office:value="23.435850998049">
            <text:p>23.44</text:p>
          </table:table-cell>
          <table:table-cell table:formula="of:=[.Q167]+0.00256*COS(RADIANS(125.04-1934.136*[.G167]))" office:value-type="float" office:value="23.4381397396966">
            <text:p>23.44</text:p>
          </table:table-cell>
          <table:table-cell table:formula="of:=DEGREES(ATAN2(COS(RADIANS([.P167]));COS(RADIANS([.R167]))*SIN(RADIANS([.P167]))))" office:value-type="float" office:value="84.2218841720404">
            <text:p>84.22</text:p>
          </table:table-cell>
          <table:table-cell table:formula="of:=DEGREES(ASIN(SIN(RADIANS([.R167]))*SIN(RADIANS([.P167]))))" office:value-type="float" office:value="23.331818122007">
            <text:p>23.33</text:p>
          </table:table-cell>
          <table:table-cell table:formula="of:=TAN(RADIANS([.R167]/2))*TAN(RADIANS([.R167]/2))" office:value-type="float" office:value="0.0430301812870067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0.585579952853913">
            <text:p>-0.59</text:p>
          </table:table-cell>
          <table:table-cell table:formula="of:=DEGREES(ACOS(COS(RADIANS(90.833))/(COS(RADIANS([.$B$2]))*COS(RADIANS([.T167])))-TAN(RADIANS([.$B$2]))*TAN(RADIANS([.T167]))))" office:value-type="float" office:value="109.447772283106">
            <text:p>109.45</text:p>
          </table:table-cell>
          <table:table-cell table:style-name="ce7" table:formula="of:=(720-4*[.$B$3]-[.V167]+[.$B$4]*60)/1440" office:value-type="float" office:value="0.500406652745038">
            <text:p>12:00:35</text:p>
          </table:table-cell>
          <table:table-cell table:style-name="ce7" table:formula="of:=([.X167]*1440-[.W167]*4)/1440" office:value-type="float" office:value="0.196385063069743">
            <text:p>4:42:48</text:p>
          </table:table-cell>
          <table:table-cell table:style-name="ce7" table:formula="of:=([.X167]*1440+[.W167]*4)/1440" office:value-type="float" office:value="0.804428242420332">
            <text:p>19:18:23</text:p>
          </table:table-cell>
          <table:table-cell table:formula="of:=8*[.W167]" office:value-type="float" office:value="875.582178264848">
            <text:p>875.58</text:p>
          </table:table-cell>
          <table:table-cell table:formula="of:=MOD([.E167]*1440+[.V167]+4*[.$B$3]-60*[.$B$4];1440)" office:value-type="float" office:value="719.414420047146">
            <text:p>719.41</text:p>
          </table:table-cell>
          <table:table-cell table:formula="of:=IF([.AB167]/4&lt;0;[.AB167]/4+180;[.AB167]/4-180)" office:value-type="float" office:value="-0.146394988213473">
            <text:p>-0.15</text:p>
          </table:table-cell>
          <table:table-cell table:formula="of:=DEGREES(ACOS(SIN(RADIANS([.$B$2]))*SIN(RADIANS([.T167]))+COS(RADIANS([.$B$2]))*COS(RADIANS([.T167]))*COS(RADIANS([.AC167]))))" office:value-type="float" office:value="12.6688153814384">
            <text:p>12.67</text:p>
          </table:table-cell>
          <table:table-cell table:formula="of:=90-[.AD167]" office:value-type="float" office:value="77.3311846185616">
            <text:p>77.33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0362760588295825">
            <text:p>0</text:p>
          </table:table-cell>
          <table:table-cell table:formula="of:=[.AE167]+[.AF167]" office:value-type="float" office:value="77.3348122244446">
            <text:p>77.33</text:p>
          </table:table-cell>
          <table:table-cell table:formula="of:=IF([.AC167]&gt;0;MOD(DEGREES(ACOS(((SIN(RADIANS([.$B$2]))*COS(RADIANS([.AD167])))-SIN(RADIANS([.T167])))/(COS(RADIANS([.$B$2]))*SIN(RADIANS([.AD167])))))+180;360);MOD(540-DEGREES(ACOS(((SIN(RADIANS([.$B$2]))*COS(RADIANS([.AD167])))-SIN(RADIANS([.T167])))/(COS(RADIANS([.$B$2]))*SIN(RADIANS([.AD167])))));360))" office:value-type="float" office:value="179.38706401116">
            <text:p>179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7]+1" office:value-type="date" office:date-value="2026-06-16">
            <text:p>6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8]+2415018.5+[.E168]-[.$B$4]/24" office:value-type="float" office:value="2461208.29166667">
            <text:p>2461208.29</text:p>
          </table:table-cell>
          <table:table-cell table:style-name="ce9" table:formula="of:=([.F168]-2451545)/36525" office:value-type="float" office:value="0.2645665069587">
            <text:p>0.26456651</text:p>
          </table:table-cell>
          <table:table-cell/>
          <table:table-cell table:formula="of:=MOD(280.46646+[.G168]*(36000.76983+[.G168]*0.0003032);360)" office:value-type="float" office:value="85.0644029698615">
            <text:p>85.06</text:p>
          </table:table-cell>
          <table:table-cell table:formula="of:=357.52911+[.G168]*(35999.05029-0.0001537*[.G168])" office:value-type="float" office:value="9881.67208829757">
            <text:p>9881.67</text:p>
          </table:table-cell>
          <table:table-cell table:formula="of:=0.016708634-[.G168]*(0.000042037+0.0000001267*[.G168])" office:value-type="float" office:value="0.0166975035493252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589971671695829">
            <text:p>0.59</text:p>
          </table:table-cell>
          <table:table-cell table:formula="of:=[.I168]+[.L168]" office:value-type="float" office:value="85.6543746415573">
            <text:p>85.65</text:p>
          </table:table-cell>
          <table:table-cell table:formula="of:=[.J168]+[.L168]" office:value-type="float" office:value="9882.26205996927">
            <text:p>9882.26</text:p>
          </table:table-cell>
          <table:table-cell table:formula="of:=(1.000001018*(1-[.K168]*[.K168]))/(1+[.K168]*COS(RADIANS([.N168])))" office:value-type="float" office:value="1.01587844046521">
            <text:p>1.02</text:p>
          </table:table-cell>
          <table:table-cell table:formula="of:=[.M168]-0.00569-0.00478*SIN(RADIANS(125.04-1934.136*[.G168]))" office:value-type="float" office:value="85.6508299716313">
            <text:p>85.65</text:p>
          </table:table-cell>
          <table:table-cell table:formula="of:=23+(26+((21.448-[.G168]*(46.815+[.G168]*(0.00059-[.G168]*0.001813))))/60)/60" office:value-type="float" office:value="23.4358506420148">
            <text:p>23.44</text:p>
          </table:table-cell>
          <table:table-cell table:formula="of:=[.Q168]+0.00256*COS(RADIANS(125.04-1934.136*[.G168]))" office:value-type="float" office:value="23.4381383227477">
            <text:p>23.44</text:p>
          </table:table-cell>
          <table:table-cell table:formula="of:=DEGREES(ATAN2(COS(RADIANS([.P168]));COS(RADIANS([.R168]))*SIN(RADIANS([.P168]))))" office:value-type="float" office:value="85.2614169288252">
            <text:p>85.26</text:p>
          </table:table-cell>
          <table:table-cell table:formula="of:=DEGREES(ASIN(SIN(RADIANS([.R168]))*SIN(RADIANS([.P168]))))" office:value-type="float" office:value="23.3666306646147">
            <text:p>23.37</text:p>
          </table:table-cell>
          <table:table-cell table:formula="of:=TAN(RADIANS([.R168]/2))*TAN(RADIANS([.R168]/2))" office:value-type="float" office:value="0.0430301759362523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0.800758706430718">
            <text:p>-0.8</text:p>
          </table:table-cell>
          <table:table-cell table:formula="of:=DEGREES(ACOS(COS(RADIANS(90.833))/(COS(RADIANS([.$B$2]))*COS(RADIANS([.T168])))-TAN(RADIANS([.$B$2]))*TAN(RADIANS([.T168]))))" office:value-type="float" office:value="109.479909185415">
            <text:p>109.48</text:p>
          </table:table-cell>
          <table:table-cell table:style-name="ce7" table:formula="of:=(720-4*[.$B$3]-[.V168]+[.$B$4]*60)/1440" office:value-type="float" office:value="0.500556082435021">
            <text:p>12:00:48</text:p>
          </table:table-cell>
          <table:table-cell table:style-name="ce7" table:formula="of:=([.X168]*1440-[.W168]*4)/1440" office:value-type="float" office:value="0.196445223586646">
            <text:p>4:42:53</text:p>
          </table:table-cell>
          <table:table-cell table:style-name="ce7" table:formula="of:=([.X168]*1440+[.W168]*4)/1440" office:value-type="float" office:value="0.804666941283397">
            <text:p>19:18:43</text:p>
          </table:table-cell>
          <table:table-cell table:formula="of:=8*[.W168]" office:value-type="float" office:value="875.839273483322">
            <text:p>875.84</text:p>
          </table:table-cell>
          <table:table-cell table:formula="of:=MOD([.E168]*1440+[.V168]+4*[.$B$3]-60*[.$B$4];1440)" office:value-type="float" office:value="719.199241293569">
            <text:p>719.2</text:p>
          </table:table-cell>
          <table:table-cell table:formula="of:=IF([.AB168]/4&lt;0;[.AB168]/4+180;[.AB168]/4-180)" office:value-type="float" office:value="-0.200189676607692">
            <text:p>-0.2</text:p>
          </table:table-cell>
          <table:table-cell table:formula="of:=DEGREES(ACOS(SIN(RADIANS([.$B$2]))*SIN(RADIANS([.T168]))+COS(RADIANS([.$B$2]))*COS(RADIANS([.T168]))*COS(RADIANS([.AC168]))))" office:value-type="float" office:value="12.6345568310085">
            <text:p>12.63</text:p>
          </table:table-cell>
          <table:table-cell table:formula="of:=90-[.AD168]" office:value-type="float" office:value="77.3654431689915">
            <text:p>77.37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0361747165051552">
            <text:p>0</text:p>
          </table:table-cell>
          <table:table-cell table:formula="of:=[.AE168]+[.AF168]" office:value-type="float" office:value="77.3690606406421">
            <text:p>77.37</text:p>
          </table:table-cell>
          <table:table-cell table:formula="of:=IF([.AC168]&gt;0;MOD(DEGREES(ACOS(((SIN(RADIANS([.$B$2]))*COS(RADIANS([.AD168])))-SIN(RADIANS([.T168])))/(COS(RADIANS([.$B$2]))*SIN(RADIANS([.AD168])))))+180;360);MOD(540-DEGREES(ACOS(((SIN(RADIANS([.$B$2]))*COS(RADIANS([.AD168])))-SIN(RADIANS([.T168])))/(COS(RADIANS([.$B$2]))*SIN(RADIANS([.AD168])))));360))" office:value-type="float" office:value="179.159804466436">
            <text:p>179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8]+1" office:value-type="date" office:date-value="2026-06-17">
            <text:p>6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9]+2415018.5+[.E169]-[.$B$4]/24" office:value-type="float" office:value="2461209.29166667">
            <text:p>2461209.29</text:p>
          </table:table-cell>
          <table:table-cell table:style-name="ce9" table:formula="of:=([.F169]-2451545)/36525" office:value-type="float" office:value="0.264593885466571">
            <text:p>0.26459389</text:p>
          </table:table-cell>
          <table:table-cell/>
          <table:table-cell table:formula="of:=MOD(280.46646+[.G169]*(36000.76983+[.G169]*0.0003032);360)" office:value-type="float" office:value="86.0500503344192">
            <text:p>86.05</text:p>
          </table:table-cell>
          <table:table-cell table:formula="of:=357.52911+[.G169]*(35999.05029-0.0001537*[.G169])" office:value-type="float" office:value="9882.65768857707">
            <text:p>9882.66</text:p>
          </table:table-cell>
          <table:table-cell table:formula="of:=0.016708634-[.G169]*(0.000042037+0.0000001267*[.G169])" office:value-type="float" office:value="0.0166975023965792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559189916558043">
            <text:p>0.56</text:p>
          </table:table-cell>
          <table:table-cell table:formula="of:=[.I169]+[.L169]" office:value-type="float" office:value="86.6092402509772">
            <text:p>86.61</text:p>
          </table:table-cell>
          <table:table-cell table:formula="of:=[.J169]+[.L169]" office:value-type="float" office:value="9883.21687849363">
            <text:p>9883.22</text:p>
          </table:table-cell>
          <table:table-cell table:formula="of:=(1.000001018*(1-[.K169]*[.K169]))/(1+[.K169]*COS(RADIANS([.N169])))" office:value-type="float" office:value="1.015963676311">
            <text:p>1.02</text:p>
          </table:table-cell>
          <table:table-cell table:formula="of:=[.M169]-0.00569-0.00478*SIN(RADIANS(125.04-1934.136*[.G169]))" office:value-type="float" office:value="86.6056995279559">
            <text:p>86.61</text:p>
          </table:table-cell>
          <table:table-cell table:formula="of:=23+(26+((21.448-[.G169]*(46.815+[.G169]*(0.00059-[.G169]*0.001813))))/60)/60" office:value-type="float" office:value="23.4358502859807">
            <text:p>23.44</text:p>
          </table:table-cell>
          <table:table-cell table:formula="of:=[.Q169]+0.00256*COS(RADIANS(125.04-1934.136*[.G169]))" office:value-type="float" office:value="23.4381369038447">
            <text:p>23.44</text:p>
          </table:table-cell>
          <table:table-cell table:formula="of:=DEGREES(ATAN2(COS(RADIANS([.P169]));COS(RADIANS([.R169]))*SIN(RADIANS([.P169]))))" office:value-type="float" office:value="86.3012624657896">
            <text:p>86.3</text:p>
          </table:table-cell>
          <table:table-cell table:formula="of:=DEGREES(ASIN(SIN(RADIANS([.R169]))*SIN(RADIANS([.P169]))))" office:value-type="float" office:value="23.3945688993937">
            <text:p>23.39</text:p>
          </table:table-cell>
          <table:table-cell table:formula="of:=TAN(RADIANS([.R169]/2))*TAN(RADIANS([.R169]/2))" office:value-type="float" office:value="0.0430301705781192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.01719328542621">
            <text:p>-1.02</text:p>
          </table:table-cell>
          <table:table-cell table:formula="of:=DEGREES(ACOS(COS(RADIANS(90.833))/(COS(RADIANS([.$B$2]))*COS(RADIANS([.T169])))-TAN(RADIANS([.$B$2]))*TAN(RADIANS([.T169]))))" office:value-type="float" office:value="109.50571726718">
            <text:p>109.51</text:p>
          </table:table-cell>
          <table:table-cell table:style-name="ce7" table:formula="of:=(720-4*[.$B$3]-[.V169]+[.$B$4]*60)/1440" office:value-type="float" office:value="0.50070638422599">
            <text:p>12:01:01</text:p>
          </table:table-cell>
          <table:table-cell table:style-name="ce7" table:formula="of:=([.X169]*1440-[.W169]*4)/1440" office:value-type="float" office:value="0.196523836261602">
            <text:p>4:43:00</text:p>
          </table:table-cell>
          <table:table-cell table:style-name="ce7" table:formula="of:=([.X169]*1440+[.W169]*4)/1440" office:value-type="float" office:value="0.804888932190379">
            <text:p>19:19:02</text:p>
          </table:table-cell>
          <table:table-cell table:formula="of:=8*[.W169]" office:value-type="float" office:value="876.045738137438">
            <text:p>876.05</text:p>
          </table:table-cell>
          <table:table-cell table:formula="of:=MOD([.E169]*1440+[.V169]+4*[.$B$3]-60*[.$B$4];1440)" office:value-type="float" office:value="718.982806714574">
            <text:p>718.98</text:p>
          </table:table-cell>
          <table:table-cell table:formula="of:=IF([.AB169]/4&lt;0;[.AB169]/4+180;[.AB169]/4-180)" office:value-type="float" office:value="-0.254298321356543">
            <text:p>-0.25</text:p>
          </table:table-cell>
          <table:table-cell table:formula="of:=DEGREES(ACOS(SIN(RADIANS([.$B$2]))*SIN(RADIANS([.T169]))+COS(RADIANS([.$B$2]))*COS(RADIANS([.T169]))*COS(RADIANS([.AC169]))))" office:value-type="float" office:value="12.6073509946293">
            <text:p>12.61</text:p>
          </table:table-cell>
          <table:table-cell table:formula="of:=90-[.AD169]" office:value-type="float" office:value="77.3926490053707">
            <text:p>77.39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0360942565285725">
            <text:p>0</text:p>
          </table:table-cell>
          <table:table-cell table:formula="of:=[.AE169]+[.AF169]" office:value-type="float" office:value="77.3962584310236">
            <text:p>77.4</text:p>
          </table:table-cell>
          <table:table-cell table:formula="of:=IF([.AC169]&gt;0;MOD(DEGREES(ACOS(((SIN(RADIANS([.$B$2]))*COS(RADIANS([.AD169])))-SIN(RADIANS([.T169])))/(COS(RADIANS([.$B$2]))*SIN(RADIANS([.AD169])))))+180;360);MOD(540-DEGREES(ACOS(((SIN(RADIANS([.$B$2]))*COS(RADIANS([.AD169])))-SIN(RADIANS([.T169])))/(COS(RADIANS([.$B$2]))*SIN(RADIANS([.AD169])))));360))" office:value-type="float" office:value="178.93064793247">
            <text:p>178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9]+1" office:value-type="date" office:date-value="2026-06-18">
            <text:p>6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0]+2415018.5+[.E170]-[.$B$4]/24" office:value-type="float" office:value="2461210.29166667">
            <text:p>2461210.29</text:p>
          </table:table-cell>
          <table:table-cell table:style-name="ce9" table:formula="of:=([.F170]-2451545)/36525" office:value-type="float" office:value="0.264621263974442">
            <text:p>0.26462126</text:p>
          </table:table-cell>
          <table:table-cell/>
          <table:table-cell table:formula="of:=MOD(280.46646+[.G170]*(36000.76983+[.G170]*0.0003032);360)" office:value-type="float" office:value="87.0356976989769">
            <text:p>87.04</text:p>
          </table:table-cell>
          <table:table-cell table:formula="of:=357.52911+[.G170]*(35999.05029-0.0001537*[.G170])" office:value-type="float" office:value="9883.64328885657">
            <text:p>9883.64</text:p>
          </table:table-cell>
          <table:table-cell table:formula="of:=0.016708634-[.G170]*(0.000042037+0.0000001267*[.G170])" office:value-type="float" office:value="0.0166975012438331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528252246922483">
            <text:p>0.53</text:p>
          </table:table-cell>
          <table:table-cell table:formula="of:=[.I170]+[.L170]" office:value-type="float" office:value="87.5639499458994">
            <text:p>87.56</text:p>
          </table:table-cell>
          <table:table-cell table:formula="of:=[.J170]+[.L170]" office:value-type="float" office:value="9884.17154110349">
            <text:p>9884.17</text:p>
          </table:table-cell>
          <table:table-cell table:formula="of:=(1.000001018*(1-[.K170]*[.K170]))/(1+[.K170]*COS(RADIANS([.N170])))" office:value-type="float" office:value="1.01604432926433">
            <text:p>1.02</text:p>
          </table:table-cell>
          <table:table-cell table:formula="of:=[.M170]-0.00569-0.00478*SIN(RADIANS(125.04-1934.136*[.G170]))" office:value-type="float" office:value="87.5604131679468">
            <text:p>87.56</text:p>
          </table:table-cell>
          <table:table-cell table:formula="of:=23+(26+((21.448-[.G170]*(46.815+[.G170]*(0.00059-[.G170]*0.001813))))/60)/60" office:value-type="float" office:value="23.4358499299465">
            <text:p>23.44</text:p>
          </table:table-cell>
          <table:table-cell table:formula="of:=[.Q170]+0.00256*COS(RADIANS(125.04-1934.136*[.G170]))" office:value-type="float" office:value="23.4381354829884">
            <text:p>23.44</text:p>
          </table:table-cell>
          <table:table-cell table:formula="of:=DEGREES(ATAN2(COS(RADIANS([.P170]));COS(RADIANS([.R170]))*SIN(RADIANS([.P170]))))" office:value-type="float" office:value="87.3413228756931">
            <text:p>87.34</text:p>
          </table:table-cell>
          <table:table-cell table:formula="of:=DEGREES(ASIN(SIN(RADIANS([.R170]))*SIN(RADIANS([.P170]))))" office:value-type="float" office:value="23.4156244409455">
            <text:p>23.42</text:p>
          </table:table-cell>
          <table:table-cell table:formula="of:=TAN(RADIANS([.R170]/2))*TAN(RADIANS([.R170]/2))" office:value-type="float" office:value="0.0430301652126106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.2344943344">
            <text:p>-1.23</text:p>
          </table:table-cell>
          <table:table-cell table:formula="of:=DEGREES(ACOS(COS(RADIANS(90.833))/(COS(RADIANS([.$B$2]))*COS(RADIANS([.T170])))-TAN(RADIANS([.$B$2]))*TAN(RADIANS([.T170]))))" office:value-type="float" office:value="109.525177532789">
            <text:p>109.53</text:p>
          </table:table-cell>
          <table:table-cell table:style-name="ce7" table:formula="of:=(720-4*[.$B$3]-[.V170]+[.$B$4]*60)/1440" office:value-type="float" office:value="0.500857287732222">
            <text:p>12:01:14</text:p>
          </table:table-cell>
          <table:table-cell table:style-name="ce7" table:formula="of:=([.X170]*1440-[.W170]*4)/1440" office:value-type="float" office:value="0.196620683474475">
            <text:p>4:43:08</text:p>
          </table:table-cell>
          <table:table-cell table:style-name="ce7" table:formula="of:=([.X170]*1440+[.W170]*4)/1440" office:value-type="float" office:value="0.80509389198997">
            <text:p>19:19:20</text:p>
          </table:table-cell>
          <table:table-cell table:formula="of:=8*[.W170]" office:value-type="float" office:value="876.201420262312">
            <text:p>876.2</text:p>
          </table:table-cell>
          <table:table-cell table:formula="of:=MOD([.E170]*1440+[.V170]+4*[.$B$3]-60*[.$B$4];1440)" office:value-type="float" office:value="718.7655056656">
            <text:p>718.77</text:p>
          </table:table-cell>
          <table:table-cell table:formula="of:=IF([.AB170]/4&lt;0;[.AB170]/4+180;[.AB170]/4-180)" office:value-type="float" office:value="-0.308623583599996">
            <text:p>-0.31</text:p>
          </table:table-cell>
          <table:table-cell table:formula="of:=DEGREES(ACOS(SIN(RADIANS([.$B$2]))*SIN(RADIANS([.T170]))+COS(RADIANS([.$B$2]))*COS(RADIANS([.T170]))*COS(RADIANS([.AC170]))))" office:value-type="float" office:value="12.5872074585324">
            <text:p>12.59</text:p>
          </table:table-cell>
          <table:table-cell table:formula="of:=90-[.AD170]" office:value-type="float" office:value="77.4127925414676">
            <text:p>77.41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0360346939422268">
            <text:p>0</text:p>
          </table:table-cell>
          <table:table-cell table:formula="of:=[.AE170]+[.AF170]" office:value-type="float" office:value="77.4163960108618">
            <text:p>77.42</text:p>
          </table:table-cell>
          <table:table-cell table:formula="of:=IF([.AC170]&gt;0;MOD(DEGREES(ACOS(((SIN(RADIANS([.$B$2]))*COS(RADIANS([.AD170])))-SIN(RADIANS([.T170])))/(COS(RADIANS([.$B$2]))*SIN(RADIANS([.AD170])))))+180;360);MOD(540-DEGREES(ACOS(((SIN(RADIANS([.$B$2]))*COS(RADIANS([.AD170])))-SIN(RADIANS([.T170])))/(COS(RADIANS([.$B$2]))*SIN(RADIANS([.AD170])))));360))" office:value-type="float" office:value="178.700333775743">
            <text:p>178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0]+1" office:value-type="date" office:date-value="2026-06-19">
            <text:p>6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1]+2415018.5+[.E171]-[.$B$4]/24" office:value-type="float" office:value="2461211.29166667">
            <text:p>2461211.29</text:p>
          </table:table-cell>
          <table:table-cell table:style-name="ce9" table:formula="of:=([.F171]-2451545)/36525" office:value-type="float" office:value="0.264648642482314">
            <text:p>0.26464864</text:p>
          </table:table-cell>
          <table:table-cell/>
          <table:table-cell table:formula="of:=MOD(280.46646+[.G171]*(36000.76983+[.G171]*0.0003032);360)" office:value-type="float" office:value="88.0213450635329">
            <text:p>88.02</text:p>
          </table:table-cell>
          <table:table-cell table:formula="of:=357.52911+[.G171]*(35999.05029-0.0001537*[.G171])" office:value-type="float" office:value="9884.62888913606">
            <text:p>9884.63</text:p>
          </table:table-cell>
          <table:table-cell table:formula="of:=0.016708634-[.G171]*(0.000042037+0.0000001267*[.G171])" office:value-type="float" office:value="0.0166975000910868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497167332465323">
            <text:p>0.5</text:p>
          </table:table-cell>
          <table:table-cell table:formula="of:=[.I171]+[.L171]" office:value-type="float" office:value="88.5185123959982">
            <text:p>88.52</text:p>
          </table:table-cell>
          <table:table-cell table:formula="of:=[.J171]+[.L171]" office:value-type="float" office:value="9885.12605646853">
            <text:p>9885.13</text:p>
          </table:table-cell>
          <table:table-cell table:formula="of:=(1.000001018*(1-[.K171]*[.K171]))/(1+[.K171]*COS(RADIANS([.N171])))" office:value-type="float" office:value="1.01612037766473">
            <text:p>1.02</text:p>
          </table:table-cell>
          <table:table-cell table:formula="of:=[.M171]-0.00569-0.00478*SIN(RADIANS(125.04-1934.136*[.G171]))" office:value-type="float" office:value="88.514979561275">
            <text:p>88.51</text:p>
          </table:table-cell>
          <table:table-cell table:formula="of:=23+(26+((21.448-[.G171]*(46.815+[.G171]*(0.00059-[.G171]*0.001813))))/60)/60" office:value-type="float" office:value="23.4358495739123">
            <text:p>23.44</text:p>
          </table:table-cell>
          <table:table-cell table:formula="of:=[.Q171]+0.00256*COS(RADIANS(125.04-1934.136*[.G171]))" office:value-type="float" office:value="23.43813406018">
            <text:p>23.44</text:p>
          </table:table-cell>
          <table:table-cell table:formula="of:=DEGREES(ATAN2(COS(RADIANS([.P171]));COS(RADIANS([.R171]))*SIN(RADIANS([.P171]))))" office:value-type="float" office:value="88.3814997434626">
            <text:p>88.38</text:p>
          </table:table-cell>
          <table:table-cell table:formula="of:=DEGREES(ASIN(SIN(RADIANS([.R171]))*SIN(RADIANS([.P171]))))" office:value-type="float" office:value="23.4297916326822">
            <text:p>23.43</text:p>
          </table:table-cell>
          <table:table-cell table:formula="of:=TAN(RADIANS([.R171]/2))*TAN(RADIANS([.R171]/2))" office:value-type="float" office:value="0.0430301598397302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.45227044159906">
            <text:p>-1.45</text:p>
          </table:table-cell>
          <table:table-cell table:formula="of:=DEGREES(ACOS(COS(RADIANS(90.833))/(COS(RADIANS([.$B$2]))*COS(RADIANS([.T171])))-TAN(RADIANS([.$B$2]))*TAN(RADIANS([.T171]))))" office:value-type="float" office:value="109.538276241349">
            <text:p>109.54</text:p>
          </table:table-cell>
          <table:table-cell table:style-name="ce7" table:formula="of:=(720-4*[.$B$3]-[.V171]+[.$B$4]*60)/1440" office:value-type="float" office:value="0.501008521139999">
            <text:p>12:01:27</text:p>
          </table:table-cell>
          <table:table-cell table:style-name="ce7" table:formula="of:=([.X171]*1440-[.W171]*4)/1440" office:value-type="float" office:value="0.196735531580696">
            <text:p>4:43:18</text:p>
          </table:table-cell>
          <table:table-cell table:style-name="ce7" table:formula="of:=([.X171]*1440+[.W171]*4)/1440" office:value-type="float" office:value="0.805281510699302">
            <text:p>19:19:36</text:p>
          </table:table-cell>
          <table:table-cell table:formula="of:=8*[.W171]" office:value-type="float" office:value="876.306209930792">
            <text:p>876.31</text:p>
          </table:table-cell>
          <table:table-cell table:formula="of:=MOD([.E171]*1440+[.V171]+4*[.$B$3]-60*[.$B$4];1440)" office:value-type="float" office:value="718.547729558401">
            <text:p>718.55</text:p>
          </table:table-cell>
          <table:table-cell table:formula="of:=IF([.AB171]/4&lt;0;[.AB171]/4+180;[.AB171]/4-180)" office:value-type="float" office:value="-0.363067610399753">
            <text:p>-0.36</text:p>
          </table:table-cell>
          <table:table-cell table:formula="of:=DEGREES(ACOS(SIN(RADIANS([.$B$2]))*SIN(RADIANS([.T171]))+COS(RADIANS([.$B$2]))*COS(RADIANS([.T171]))*COS(RADIANS([.AC171]))))" office:value-type="float" office:value="12.5741312960432">
            <text:p>12.57</text:p>
          </table:table-cell>
          <table:table-cell table:formula="of:=90-[.AD171]" office:value-type="float" office:value="77.4258687039568">
            <text:p>77.43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0359960339179694">
            <text:p>0</text:p>
          </table:table-cell>
          <table:table-cell table:formula="of:=[.AE171]+[.AF171]" office:value-type="float" office:value="77.4294683073486">
            <text:p>77.43</text:p>
          </table:table-cell>
          <table:table-cell table:formula="of:=IF([.AC171]&gt;0;MOD(DEGREES(ACOS(((SIN(RADIANS([.$B$2]))*COS(RADIANS([.AD171])))-SIN(RADIANS([.T171])))/(COS(RADIANS([.$B$2]))*SIN(RADIANS([.AD171])))))+180;360);MOD(540-DEGREES(ACOS(((SIN(RADIANS([.$B$2]))*COS(RADIANS([.AD171])))-SIN(RADIANS([.T171])))/(COS(RADIANS([.$B$2]))*SIN(RADIANS([.AD171])))));360))" office:value-type="float" office:value="178.469612456908">
            <text:p>178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1]+1" office:value-type="date" office:date-value="2026-06-20">
            <text:p>6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2]+2415018.5+[.E172]-[.$B$4]/24" office:value-type="float" office:value="2461212.29166667">
            <text:p>2461212.29</text:p>
          </table:table-cell>
          <table:table-cell table:style-name="ce9" table:formula="of:=([.F172]-2451545)/36525" office:value-type="float" office:value="0.264676020990185">
            <text:p>0.26467602</text:p>
          </table:table-cell>
          <table:table-cell/>
          <table:table-cell table:formula="of:=MOD(280.46646+[.G172]*(36000.76983+[.G172]*0.0003032);360)" office:value-type="float" office:value="89.0069924280906">
            <text:p>89.01</text:p>
          </table:table-cell>
          <table:table-cell table:formula="of:=357.52911+[.G172]*(35999.05029-0.0001537*[.G172])" office:value-type="float" office:value="9885.61448941556">
            <text:p>9885.61</text:p>
          </table:table-cell>
          <table:table-cell table:formula="of:=0.016708634-[.G172]*(0.000042037+0.0000001267*[.G172])" office:value-type="float" office:value="0.0166974989383404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465943876472091">
            <text:p>0.47</text:p>
          </table:table-cell>
          <table:table-cell table:formula="of:=[.I172]+[.L172]" office:value-type="float" office:value="89.4729363045627">
            <text:p>89.47</text:p>
          </table:table-cell>
          <table:table-cell table:formula="of:=[.J172]+[.L172]" office:value-type="float" office:value="9886.08043329204">
            <text:p>9886.08</text:p>
          </table:table-cell>
          <table:table-cell table:formula="of:=(1.000001018*(1-[.K172]*[.K172]))/(1+[.K172]*COS(RADIANS([.N172])))" office:value-type="float" office:value="1.01619180109803">
            <text:p>1.02</text:p>
          </table:table-cell>
          <table:table-cell table:formula="of:=[.M172]-0.00569-0.00478*SIN(RADIANS(125.04-1934.136*[.G172]))" office:value-type="float" office:value="89.4694074112264">
            <text:p>89.47</text:p>
          </table:table-cell>
          <table:table-cell table:formula="of:=23+(26+((21.448-[.G172]*(46.815+[.G172]*(0.00059-[.G172]*0.001813))))/60)/60" office:value-type="float" office:value="23.4358492178782">
            <text:p>23.44</text:p>
          </table:table-cell>
          <table:table-cell table:formula="of:=[.Q172]+0.00256*COS(RADIANS(125.04-1934.136*[.G172]))" office:value-type="float" office:value="23.4381326354201">
            <text:p>23.44</text:p>
          </table:table-cell>
          <table:table-cell table:formula="of:=DEGREES(ATAN2(COS(RADIANS([.P172]));COS(RADIANS([.R172]))*SIN(RADIANS([.P172]))))" office:value-type="float" office:value="89.4216943207738">
            <text:p>89.42</text:p>
          </table:table-cell>
          <table:table-cell table:formula="of:=DEGREES(ASIN(SIN(RADIANS([.R172]))*SIN(RADIANS([.P172]))))" office:value-type="float" office:value="23.4370675533535">
            <text:p>23.44</text:p>
          </table:table-cell>
          <table:table-cell table:formula="of:=TAN(RADIANS([.R172]/2))*TAN(RADIANS([.R172]/2))" office:value-type="float" office:value="0.0430301544594814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.67012881075115">
            <text:p>-1.67</text:p>
          </table:table-cell>
          <table:table-cell table:formula="of:=DEGREES(ACOS(COS(RADIANS(90.833))/(COS(RADIANS([.$B$2]))*COS(RADIANS([.T172])))-TAN(RADIANS([.$B$2]))*TAN(RADIANS([.T172]))))" office:value-type="float" office:value="109.545004947779">
            <text:p>109.55</text:p>
          </table:table-cell>
          <table:table-cell table:style-name="ce7" table:formula="of:=(720-4*[.$B$3]-[.V172]+[.$B$4]*60)/1440" office:value-type="float" office:value="0.501159811674133">
            <text:p>12:01:40</text:p>
          </table:table-cell>
          <table:table-cell table:style-name="ce7" table:formula="of:=([.X172]*1440-[.W172]*4)/1440" office:value-type="float" office:value="0.196868131263636">
            <text:p>4:43:29</text:p>
          </table:table-cell>
          <table:table-cell table:style-name="ce7" table:formula="of:=([.X172]*1440+[.W172]*4)/1440" office:value-type="float" office:value="0.805451492084629">
            <text:p>19:19:51</text:p>
          </table:table-cell>
          <table:table-cell table:formula="of:=8*[.W172]" office:value-type="float" office:value="876.36003958223">
            <text:p>876.36</text:p>
          </table:table-cell>
          <table:table-cell table:formula="of:=MOD([.E172]*1440+[.V172]+4*[.$B$3]-60*[.$B$4];1440)" office:value-type="float" office:value="718.329871189249">
            <text:p>718.33</text:p>
          </table:table-cell>
          <table:table-cell table:formula="of:=IF([.AB172]/4&lt;0;[.AB172]/4+180;[.AB172]/4-180)" office:value-type="float" office:value="-0.417532202687795">
            <text:p>-0.42</text:p>
          </table:table-cell>
          <table:table-cell table:formula="of:=DEGREES(ACOS(SIN(RADIANS([.$B$2]))*SIN(RADIANS([.T172]))+COS(RADIANS([.$B$2]))*COS(RADIANS([.T172]))*COS(RADIANS([.AC172]))))" office:value-type="float" office:value="12.5681230374988">
            <text:p>12.57</text:p>
          </table:table-cell>
          <table:table-cell table:formula="of:=90-[.AD172]" office:value-type="float" office:value="77.4318769625013">
            <text:p>77.43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0359782716557902">
            <text:p>0</text:p>
          </table:table-cell>
          <table:table-cell table:formula="of:=[.AE172]+[.AF172]" office:value-type="float" office:value="77.4354747896668">
            <text:p>77.44</text:p>
          </table:table-cell>
          <table:table-cell table:formula="of:=IF([.AC172]&gt;0;MOD(DEGREES(ACOS(((SIN(RADIANS([.$B$2]))*COS(RADIANS([.AD172])))-SIN(RADIANS([.T172])))/(COS(RADIANS([.$B$2]))*SIN(RADIANS([.AD172])))))+180;360);MOD(540-DEGREES(ACOS(((SIN(RADIANS([.$B$2]))*COS(RADIANS([.AD172])))-SIN(RADIANS([.T172])))/(COS(RADIANS([.$B$2]))*SIN(RADIANS([.AD172])))));360))" office:value-type="float" office:value="178.239240686476">
            <text:p>178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2]+1" office:value-type="date" office:date-value="2026-06-21">
            <text:p>6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3]+2415018.5+[.E173]-[.$B$4]/24" office:value-type="float" office:value="2461213.29166667">
            <text:p>2461213.29</text:p>
          </table:table-cell>
          <table:table-cell table:style-name="ce9" table:formula="of:=([.F173]-2451545)/36525" office:value-type="float" office:value="0.264703399498056">
            <text:p>0.26470340</text:p>
          </table:table-cell>
          <table:table-cell/>
          <table:table-cell table:formula="of:=MOD(280.46646+[.G173]*(36000.76983+[.G173]*0.0003032);360)" office:value-type="float" office:value="89.9926397926502">
            <text:p>89.99</text:p>
          </table:table-cell>
          <table:table-cell table:formula="of:=357.52911+[.G173]*(35999.05029-0.0001537*[.G173])" office:value-type="float" office:value="9886.60008969506">
            <text:p>9886.6</text:p>
          </table:table-cell>
          <table:table-cell table:formula="of:=0.016708634-[.G173]*(0.000042037+0.0000001267*[.G173])" office:value-type="float" office:value="0.0166974977855937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434590613812783">
            <text:p>0.43</text:p>
          </table:table-cell>
          <table:table-cell table:formula="of:=[.I173]+[.L173]" office:value-type="float" office:value="90.4272304064629">
            <text:p>90.43</text:p>
          </table:table-cell>
          <table:table-cell table:formula="of:=[.J173]+[.L173]" office:value-type="float" office:value="9887.03468030887">
            <text:p>9887.03</text:p>
          </table:table-cell>
          <table:table-cell table:formula="of:=(1.000001018*(1-[.K173]*[.K173]))/(1+[.K173]*COS(RADIANS([.N173])))" office:value-type="float" office:value="1.01625858040009">
            <text:p>1.02</text:p>
          </table:table-cell>
          <table:table-cell table:formula="of:=[.M173]-0.00569-0.00478*SIN(RADIANS(125.04-1934.136*[.G173]))" office:value-type="float" office:value="90.4237054526676">
            <text:p>90.42</text:p>
          </table:table-cell>
          <table:table-cell table:formula="of:=23+(26+((21.448-[.G173]*(46.815+[.G173]*(0.00059-[.G173]*0.001813))))/60)/60" office:value-type="float" office:value="23.435848861844">
            <text:p>23.44</text:p>
          </table:table-cell>
          <table:table-cell table:formula="of:=[.Q173]+0.00256*COS(RADIANS(125.04-1934.136*[.G173]))" office:value-type="float" office:value="23.4381312087099">
            <text:p>23.44</text:p>
          </table:table-cell>
          <table:table-cell table:formula="of:=DEGREES(ATAN2(COS(RADIANS([.P173]));COS(RADIANS([.R173]))*SIN(RADIANS([.P173]))))" office:value-type="float" office:value="90.4618077016123">
            <text:p>90.46</text:p>
          </table:table-cell>
          <table:table-cell table:formula="of:=DEGREES(ASIN(SIN(RADIANS([.R173]))*SIN(RADIANS([.P173]))))" office:value-type="float" office:value="23.4374520198592">
            <text:p>23.44</text:p>
          </table:table-cell>
          <table:table-cell table:formula="of:=TAN(RADIANS([.R173]/2))*TAN(RADIANS([.R173]/2))" office:value-type="float" office:value="0.0430301490718676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.88767593681834">
            <text:p>-1.89</text:p>
          </table:table-cell>
          <table:table-cell table:formula="of:=DEGREES(ACOS(COS(RADIANS(90.833))/(COS(RADIANS([.$B$2]))*COS(RADIANS([.T173])))-TAN(RADIANS([.$B$2]))*TAN(RADIANS([.T173]))))" office:value-type="float" office:value="109.545360527911">
            <text:p>109.55</text:p>
          </table:table-cell>
          <table:table-cell table:style-name="ce7" table:formula="of:=(720-4*[.$B$3]-[.V173]+[.$B$4]*60)/1440" office:value-type="float" office:value="0.501310886067235">
            <text:p>12:01:53</text:p>
          </table:table-cell>
          <table:table-cell table:style-name="ce7" table:formula="of:=([.X173]*1440-[.W173]*4)/1440" office:value-type="float" office:value="0.197018217934149">
            <text:p>4:43:42</text:p>
          </table:table-cell>
          <table:table-cell table:style-name="ce7" table:formula="of:=([.X173]*1440+[.W173]*4)/1440" office:value-type="float" office:value="0.805603554200321">
            <text:p>19:20:04</text:p>
          </table:table-cell>
          <table:table-cell table:formula="of:=8*[.W173]" office:value-type="float" office:value="876.362884223288">
            <text:p>876.36</text:p>
          </table:table-cell>
          <table:table-cell table:formula="of:=MOD([.E173]*1440+[.V173]+4*[.$B$3]-60*[.$B$4];1440)" office:value-type="float" office:value="718.112324063182">
            <text:p>718.11</text:p>
          </table:table-cell>
          <table:table-cell table:formula="of:=IF([.AB173]/4&lt;0;[.AB173]/4+180;[.AB173]/4-180)" office:value-type="float" office:value="-0.471918984204592">
            <text:p>-0.47</text:p>
          </table:table-cell>
          <table:table-cell table:formula="of:=DEGREES(ACOS(SIN(RADIANS([.$B$2]))*SIN(RADIANS([.T173]))+COS(RADIANS([.$B$2]))*COS(RADIANS([.T173]))*COS(RADIANS([.AC173]))))" office:value-type="float" office:value="12.56917866721">
            <text:p>12.57</text:p>
          </table:table-cell>
          <table:table-cell table:formula="of:=90-[.AD173]" office:value-type="float" office:value="77.43082133279">
            <text:p>77.43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0359813923623177">
            <text:p>0</text:p>
          </table:table-cell>
          <table:table-cell table:formula="of:=[.AE173]+[.AF173]" office:value-type="float" office:value="77.4344194720262">
            <text:p>77.43</text:p>
          </table:table-cell>
          <table:table-cell table:formula="of:=IF([.AC173]&gt;0;MOD(DEGREES(ACOS(((SIN(RADIANS([.$B$2]))*COS(RADIANS([.AD173])))-SIN(RADIANS([.T173])))/(COS(RADIANS([.$B$2]))*SIN(RADIANS([.AD173])))))+180;360);MOD(540-DEGREES(ACOS(((SIN(RADIANS([.$B$2]))*COS(RADIANS([.AD173])))-SIN(RADIANS([.T173])))/(COS(RADIANS([.$B$2]))*SIN(RADIANS([.AD173])))));360))" office:value-type="float" office:value="178.009976482877">
            <text:p>178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3]+1" office:value-type="date" office:date-value="2026-06-22">
            <text:p>6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4]+2415018.5+[.E174]-[.$B$4]/24" office:value-type="float" office:value="2461214.29166667">
            <text:p>2461214.29</text:p>
          </table:table-cell>
          <table:table-cell table:style-name="ce9" table:formula="of:=([.F174]-2451545)/36525" office:value-type="float" office:value="0.264730778005928">
            <text:p>0.26473078</text:p>
          </table:table-cell>
          <table:table-cell/>
          <table:table-cell table:formula="of:=MOD(280.46646+[.G174]*(36000.76983+[.G174]*0.0003032);360)" office:value-type="float" office:value="90.9782871572097">
            <text:p>90.98</text:p>
          </table:table-cell>
          <table:table-cell table:formula="of:=357.52911+[.G174]*(35999.05029-0.0001537*[.G174])" office:value-type="float" office:value="9887.58568997456">
            <text:p>9887.59</text:p>
          </table:table-cell>
          <table:table-cell table:formula="of:=0.016708634-[.G174]*(0.000042037+0.0000001267*[.G174])" office:value-type="float" office:value="0.0166974966328468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403116308916411">
            <text:p>0.4</text:p>
          </table:table-cell>
          <table:table-cell table:formula="of:=[.I174]+[.L174]" office:value-type="float" office:value="91.3814034661261">
            <text:p>91.38</text:p>
          </table:table-cell>
          <table:table-cell table:formula="of:=[.J174]+[.L174]" office:value-type="float" office:value="9887.98880628347">
            <text:p>9887.99</text:p>
          </table:table-cell>
          <table:table-cell table:formula="of:=(1.000001018*(1-[.K174]*[.K174]))/(1+[.K174]*COS(RADIANS([.N174])))" office:value-type="float" office:value="1.01632069766037">
            <text:p>1.02</text:p>
          </table:table-cell>
          <table:table-cell table:formula="of:=[.M174]-0.00569-0.00478*SIN(RADIANS(125.04-1934.136*[.G174]))" office:value-type="float" office:value="91.3778824500224">
            <text:p>91.38</text:p>
          </table:table-cell>
          <table:table-cell table:formula="of:=23+(26+((21.448-[.G174]*(46.815+[.G174]*(0.00059-[.G174]*0.001813))))/60)/60" office:value-type="float" office:value="23.4358485058099">
            <text:p>23.44</text:p>
          </table:table-cell>
          <table:table-cell table:formula="of:=[.Q174]+0.00256*COS(RADIANS(125.04-1934.136*[.G174]))" office:value-type="float" office:value="23.4381297800501">
            <text:p>23.44</text:p>
          </table:table-cell>
          <table:table-cell table:formula="of:=DEGREES(ATAN2(COS(RADIANS([.P174]));COS(RADIANS([.R174]))*SIN(RADIANS([.P174]))))" office:value-type="float" office:value="91.501740998293">
            <text:p>91.5</text:p>
          </table:table-cell>
          <table:table-cell table:formula="of:=DEGREES(ASIN(SIN(RADIANS([.R174]))*SIN(RADIANS([.P174]))))" office:value-type="float" office:value="23.4309475863331">
            <text:p>23.43</text:p>
          </table:table-cell>
          <table:table-cell table:formula="of:=TAN(RADIANS([.R174]/2))*TAN(RADIANS([.R174]/2))" office:value-type="float" office:value="0.0430301436768922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2.10451828393397">
            <text:p>-2.1</text:p>
          </table:table-cell>
          <table:table-cell table:formula="of:=DEGREES(ACOS(COS(RADIANS(90.833))/(COS(RADIANS([.$B$2]))*COS(RADIANS([.T174])))-TAN(RADIANS([.$B$2]))*TAN(RADIANS([.T174]))))" office:value-type="float" office:value="109.539345187447">
            <text:p>109.54</text:p>
          </table:table-cell>
          <table:table-cell table:style-name="ce7" table:formula="of:=(720-4*[.$B$3]-[.V174]+[.$B$4]*60)/1440" office:value-type="float" office:value="0.50146147103051">
            <text:p>12:02:06</text:p>
          </table:table-cell>
          <table:table-cell table:style-name="ce7" table:formula="of:=([.X174]*1440-[.W174]*4)/1440" office:value-type="float" office:value="0.19718551217649">
            <text:p>4:43:57</text:p>
          </table:table-cell>
          <table:table-cell table:style-name="ce7" table:formula="of:=([.X174]*1440+[.W174]*4)/1440" office:value-type="float" office:value="0.805737429884529">
            <text:p>19:20:16</text:p>
          </table:table-cell>
          <table:table-cell table:formula="of:=8*[.W174]" office:value-type="float" office:value="876.314761499576">
            <text:p>876.31</text:p>
          </table:table-cell>
          <table:table-cell table:formula="of:=MOD([.E174]*1440+[.V174]+4*[.$B$3]-60*[.$B$4];1440)" office:value-type="float" office:value="717.895481716066">
            <text:p>717.9</text:p>
          </table:table-cell>
          <table:table-cell table:formula="of:=IF([.AB174]/4&lt;0;[.AB174]/4+180;[.AB174]/4-180)" office:value-type="float" office:value="-0.5261295709835">
            <text:p>-0.53</text:p>
          </table:table-cell>
          <table:table-cell table:formula="of:=DEGREES(ACOS(SIN(RADIANS([.$B$2]))*SIN(RADIANS([.T174]))+COS(RADIANS([.$B$2]))*COS(RADIANS([.T174]))*COS(RADIANS([.AC174]))))" office:value-type="float" office:value="12.5772896476995">
            <text:p>12.58</text:p>
          </table:table-cell>
          <table:table-cell table:formula="of:=90-[.AD174]" office:value-type="float" office:value="77.4227103523005">
            <text:p>77.42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0360053713098248">
            <text:p>0</text:p>
          </table:table-cell>
          <table:table-cell table:formula="of:=[.AE174]+[.AF174]" office:value-type="float" office:value="77.4263108894315">
            <text:p>77.43</text:p>
          </table:table-cell>
          <table:table-cell table:formula="of:=IF([.AC174]&gt;0;MOD(DEGREES(ACOS(((SIN(RADIANS([.$B$2]))*COS(RADIANS([.AD174])))-SIN(RADIANS([.T174])))/(COS(RADIANS([.$B$2]))*SIN(RADIANS([.AD174])))))+180;360);MOD(540-DEGREES(ACOS(((SIN(RADIANS([.$B$2]))*COS(RADIANS([.AD174])))-SIN(RADIANS([.T174])))/(COS(RADIANS([.$B$2]))*SIN(RADIANS([.AD174])))));360))" office:value-type="float" office:value="177.782574200677">
            <text:p>177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4]+1" office:value-type="date" office:date-value="2026-06-23">
            <text:p>6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5]+2415018.5+[.E175]-[.$B$4]/24" office:value-type="float" office:value="2461215.29166667">
            <text:p>2461215.29</text:p>
          </table:table-cell>
          <table:table-cell table:style-name="ce9" table:formula="of:=([.F175]-2451545)/36525" office:value-type="float" office:value="0.264758156513799">
            <text:p>0.26475816</text:p>
          </table:table-cell>
          <table:table-cell/>
          <table:table-cell table:formula="of:=MOD(280.46646+[.G175]*(36000.76983+[.G175]*0.0003032);360)" office:value-type="float" office:value="91.9639345217693">
            <text:p>91.96</text:p>
          </table:table-cell>
          <table:table-cell table:formula="of:=357.52911+[.G175]*(35999.05029-0.0001537*[.G175])" office:value-type="float" office:value="9888.57129025405">
            <text:p>9888.57</text:p>
          </table:table-cell>
          <table:table-cell table:formula="of:=0.016708634-[.G175]*(0.000042037+0.0000001267*[.G175])" office:value-type="float" office:value="0.0166974954800998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371529753746212">
            <text:p>0.37</text:p>
          </table:table-cell>
          <table:table-cell table:formula="of:=[.I175]+[.L175]" office:value-type="float" office:value="92.3354642755155">
            <text:p>92.34</text:p>
          </table:table-cell>
          <table:table-cell table:formula="of:=[.J175]+[.L175]" office:value-type="float" office:value="9888.9428200078">
            <text:p>9888.94</text:p>
          </table:table-cell>
          <table:table-cell table:formula="of:=(1.000001018*(1-[.K175]*[.K175]))/(1+[.K175]*COS(RADIANS([.N175])))" office:value-type="float" office:value="1.01637813622523">
            <text:p>1.02</text:p>
          </table:table-cell>
          <table:table-cell table:formula="of:=[.M175]-0.00569-0.00478*SIN(RADIANS(125.04-1934.136*[.G175]))" office:value-type="float" office:value="92.3319471952506">
            <text:p>92.33</text:p>
          </table:table-cell>
          <table:table-cell table:formula="of:=23+(26+((21.448-[.G175]*(46.815+[.G175]*(0.00059-[.G175]*0.001813))))/60)/60" office:value-type="float" office:value="23.4358481497757">
            <text:p>23.44</text:p>
          </table:table-cell>
          <table:table-cell table:formula="of:=[.Q175]+0.00256*COS(RADIANS(125.04-1934.136*[.G175]))" office:value-type="float" office:value="23.4381283494416">
            <text:p>23.44</text:p>
          </table:table-cell>
          <table:table-cell table:formula="of:=DEGREES(ATAN2(COS(RADIANS([.P175]));COS(RADIANS([.R175]))*SIN(RADIANS([.P175]))))" office:value-type="float" office:value="92.5413955173781">
            <text:p>92.54</text:p>
          </table:table-cell>
          <table:table-cell table:formula="of:=DEGREES(ASIN(SIN(RADIANS([.R175]))*SIN(RADIANS([.P175]))))" office:value-type="float" office:value="23.4175595394958">
            <text:p>23.42</text:p>
          </table:table-cell>
          <table:table-cell table:formula="of:=TAN(RADIANS([.R175]/2))*TAN(RADIANS([.R175]/2))" office:value-type="float" office:value="0.0430301382745587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2.32026296372813">
            <text:p>-2.32</text:p>
          </table:table-cell>
          <table:table-cell table:formula="of:=DEGREES(ACOS(COS(RADIANS(90.833))/(COS(RADIANS([.$B$2]))*COS(RADIANS([.T175])))-TAN(RADIANS([.$B$2]))*TAN(RADIANS([.T175]))))" office:value-type="float" office:value="109.52696645471">
            <text:p>109.53</text:p>
          </table:table-cell>
          <table:table-cell table:style-name="ce7" table:formula="of:=(720-4*[.$B$3]-[.V175]+[.$B$4]*60)/1440" office:value-type="float" office:value="0.501611293724811">
            <text:p>12:02:19</text:p>
          </table:table-cell>
          <table:table-cell table:style-name="ce7" table:formula="of:=([.X175]*1440-[.W175]*4)/1440" office:value-type="float" office:value="0.197369720239506">
            <text:p>4:44:13</text:p>
          </table:table-cell>
          <table:table-cell table:style-name="ce7" table:formula="of:=([.X175]*1440+[.W175]*4)/1440" office:value-type="float" office:value="0.805852867210116">
            <text:p>19:20:26</text:p>
          </table:table-cell>
          <table:table-cell table:formula="of:=8*[.W175]" office:value-type="float" office:value="876.215731637678">
            <text:p>876.22</text:p>
          </table:table-cell>
          <table:table-cell table:formula="of:=MOD([.E175]*1440+[.V175]+4*[.$B$3]-60*[.$B$4];1440)" office:value-type="float" office:value="717.679737036272">
            <text:p>717.68</text:p>
          </table:table-cell>
          <table:table-cell table:formula="of:=IF([.AB175]/4&lt;0;[.AB175]/4+180;[.AB175]/4-180)" office:value-type="float" office:value="-0.580065740932042">
            <text:p>-0.58</text:p>
          </table:table-cell>
          <table:table-cell table:formula="of:=DEGREES(ACOS(SIN(RADIANS([.$B$2]))*SIN(RADIANS([.T175]))+COS(RADIANS([.$B$2]))*COS(RADIANS([.T175]))*COS(RADIANS([.AC175]))))" office:value-type="float" office:value="12.5924429709818">
            <text:p>12.59</text:p>
          </table:table-cell>
          <table:table-cell table:formula="of:=90-[.AD175]" office:value-type="float" office:value="77.4075570290182">
            <text:p>77.41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0360501739751051">
            <text:p>0</text:p>
          </table:table-cell>
          <table:table-cell table:formula="of:=[.AE175]+[.AF175]" office:value-type="float" office:value="77.4111620464157">
            <text:p>77.41</text:p>
          </table:table-cell>
          <table:table-cell table:formula="of:=IF([.AC175]&gt;0;MOD(DEGREES(ACOS(((SIN(RADIANS([.$B$2]))*COS(RADIANS([.AD175])))-SIN(RADIANS([.T175])))/(COS(RADIANS([.$B$2]))*SIN(RADIANS([.AD175])))))+180;360);MOD(540-DEGREES(ACOS(((SIN(RADIANS([.$B$2]))*COS(RADIANS([.AD175])))-SIN(RADIANS([.T175])))/(COS(RADIANS([.$B$2]))*SIN(RADIANS([.AD175])))));360))" office:value-type="float" office:value="177.557779597472">
            <text:p>177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5]+1" office:value-type="date" office:date-value="2026-06-24">
            <text:p>6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6]+2415018.5+[.E176]-[.$B$4]/24" office:value-type="float" office:value="2461216.29166667">
            <text:p>2461216.29</text:p>
          </table:table-cell>
          <table:table-cell table:style-name="ce9" table:formula="of:=([.F176]-2451545)/36525" office:value-type="float" office:value="0.26478553502167">
            <text:p>0.26478554</text:p>
          </table:table-cell>
          <table:table-cell/>
          <table:table-cell table:formula="of:=MOD(280.46646+[.G176]*(36000.76983+[.G176]*0.0003032);360)" office:value-type="float" office:value="92.9495818863288">
            <text:p>92.95</text:p>
          </table:table-cell>
          <table:table-cell table:formula="of:=357.52911+[.G176]*(35999.05029-0.0001537*[.G176])" office:value-type="float" office:value="9889.55689053355">
            <text:p>9889.56</text:p>
          </table:table-cell>
          <table:table-cell table:formula="of:=0.016708634-[.G176]*(0.000042037+0.0000001267*[.G176])" office:value-type="float" office:value="0.0166974943273525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339839765773995">
            <text:p>0.34</text:p>
          </table:table-cell>
          <table:table-cell table:formula="of:=[.I176]+[.L176]" office:value-type="float" office:value="93.2894216521028">
            <text:p>93.29</text:p>
          </table:table-cell>
          <table:table-cell table:formula="of:=[.J176]+[.L176]" office:value-type="float" office:value="9889.89673029932">
            <text:p>9889.9</text:p>
          </table:table-cell>
          <table:table-cell table:formula="of:=(1.000001018*(1-[.K176]*[.K176]))/(1+[.K176]*COS(RADIANS([.N176])))" office:value-type="float" office:value="1.01643088070095">
            <text:p>1.02</text:p>
          </table:table-cell>
          <table:table-cell table:formula="of:=[.M176]-0.00569-0.00478*SIN(RADIANS(125.04-1934.136*[.G176]))" office:value-type="float" office:value="93.2859085058208">
            <text:p>93.29</text:p>
          </table:table-cell>
          <table:table-cell table:formula="of:=23+(26+((21.448-[.G176]*(46.815+[.G176]*(0.00059-[.G176]*0.001813))))/60)/60" office:value-type="float" office:value="23.4358477937416">
            <text:p>23.44</text:p>
          </table:table-cell>
          <table:table-cell table:formula="of:=[.Q176]+0.00256*COS(RADIANS(125.04-1934.136*[.G176]))" office:value-type="float" office:value="23.4381269168855">
            <text:p>23.44</text:p>
          </table:table-cell>
          <table:table-cell table:formula="of:=DEGREES(ATAN2(COS(RADIANS([.P176]));COS(RADIANS([.R176]))*SIN(RADIANS([.P176]))))" office:value-type="float" office:value="93.5806729349351">
            <text:p>93.58</text:p>
          </table:table-cell>
          <table:table-cell table:formula="of:=DEGREES(ASIN(SIN(RADIANS([.R176]))*SIN(RADIANS([.P176]))))" office:value-type="float" office:value="23.397295890289">
            <text:p>23.4</text:p>
          </table:table-cell>
          <table:table-cell table:formula="of:=TAN(RADIANS([.R176]/2))*TAN(RADIANS([.R176]/2))" office:value-type="float" office:value="0.0430301328648707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2.53451841223208">
            <text:p>-2.53</text:p>
          </table:table-cell>
          <table:table-cell table:formula="of:=DEGREES(ACOS(COS(RADIANS(90.833))/(COS(RADIANS([.$B$2]))*COS(RADIANS([.T176])))-TAN(RADIANS([.$B$2]))*TAN(RADIANS([.T176]))))" office:value-type="float" office:value="109.508237157242">
            <text:p>109.51</text:p>
          </table:table-cell>
          <table:table-cell table:style-name="ce7" table:formula="of:=(720-4*[.$B$3]-[.V176]+[.$B$4]*60)/1440" office:value-type="float" office:value="0.501760082230717">
            <text:p>12:02:32</text:p>
          </table:table-cell>
          <table:table-cell table:style-name="ce7" table:formula="of:=([.X176]*1440-[.W176]*4)/1440" office:value-type="float" office:value="0.19757053457171">
            <text:p>4:44:30</text:p>
          </table:table-cell>
          <table:table-cell table:style-name="ce7" table:formula="of:=([.X176]*1440+[.W176]*4)/1440" office:value-type="float" office:value="0.805949629889723">
            <text:p>19:20:34</text:p>
          </table:table-cell>
          <table:table-cell table:formula="of:=8*[.W176]" office:value-type="float" office:value="876.065897257938">
            <text:p>876.07</text:p>
          </table:table-cell>
          <table:table-cell table:formula="of:=MOD([.E176]*1440+[.V176]+4*[.$B$3]-60*[.$B$4];1440)" office:value-type="float" office:value="717.465481587768">
            <text:p>717.47</text:p>
          </table:table-cell>
          <table:table-cell table:formula="of:=IF([.AB176]/4&lt;0;[.AB176]/4+180;[.AB176]/4-180)" office:value-type="float" office:value="-0.633629603058012">
            <text:p>-0.63</text:p>
          </table:table-cell>
          <table:table-cell table:formula="of:=DEGREES(ACOS(SIN(RADIANS([.$B$2]))*SIN(RADIANS([.T176]))+COS(RADIANS([.$B$2]))*COS(RADIANS([.T176]))*COS(RADIANS([.AC176]))))" office:value-type="float" office:value="12.6146212361867">
            <text:p>12.61</text:p>
          </table:table-cell>
          <table:table-cell table:formula="of:=90-[.AD176]" office:value-type="float" office:value="77.3853787638133">
            <text:p>77.39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0361157562562651">
            <text:p>0</text:p>
          </table:table-cell>
          <table:table-cell table:formula="of:=[.AE176]+[.AF176]" office:value-type="float" office:value="77.3889903394389">
            <text:p>77.39</text:p>
          </table:table-cell>
          <table:table-cell table:formula="of:=IF([.AC176]&gt;0;MOD(DEGREES(ACOS(((SIN(RADIANS([.$B$2]))*COS(RADIANS([.AD176])))-SIN(RADIANS([.T176])))/(COS(RADIANS([.$B$2]))*SIN(RADIANS([.AD176])))))+180;360);MOD(540-DEGREES(ACOS(((SIN(RADIANS([.$B$2]))*COS(RADIANS([.AD176])))-SIN(RADIANS([.T176])))/(COS(RADIANS([.$B$2]))*SIN(RADIANS([.AD176])))));360))" office:value-type="float" office:value="177.336325007255">
            <text:p>177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6]+1" office:value-type="date" office:date-value="2026-06-25">
            <text:p>6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7]+2415018.5+[.E177]-[.$B$4]/24" office:value-type="float" office:value="2461217.29166667">
            <text:p>2461217.29</text:p>
          </table:table-cell>
          <table:table-cell table:style-name="ce9" table:formula="of:=([.F177]-2451545)/36525" office:value-type="float" office:value="0.264812913529542">
            <text:p>0.26481291</text:p>
          </table:table-cell>
          <table:table-cell/>
          <table:table-cell table:formula="of:=MOD(280.46646+[.G177]*(36000.76983+[.G177]*0.0003032);360)" office:value-type="float" office:value="93.9352292508902">
            <text:p>93.94</text:p>
          </table:table-cell>
          <table:table-cell table:formula="of:=357.52911+[.G177]*(35999.05029-0.0001537*[.G177])" office:value-type="float" office:value="9890.54249081305">
            <text:p>9890.54</text:p>
          </table:table-cell>
          <table:table-cell table:formula="of:=0.016708634-[.G177]*(0.000042037+0.0000001267*[.G177])" office:value-type="float" office:value="0.0166974931746051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308055185954999">
            <text:p>0.31</text:p>
          </table:table-cell>
          <table:table-cell table:formula="of:=[.I177]+[.L177]" office:value-type="float" office:value="94.2432844368452">
            <text:p>94.24</text:p>
          </table:table-cell>
          <table:table-cell table:formula="of:=[.J177]+[.L177]" office:value-type="float" office:value="9890.850545999">
            <text:p>9890.85</text:p>
          </table:table-cell>
          <table:table-cell table:formula="of:=(1.000001018*(1-[.K177]*[.K177]))/(1+[.K177]*COS(RADIANS([.N177])))" office:value-type="float" office:value="1.01647891695661">
            <text:p>1.02</text:p>
          </table:table-cell>
          <table:table-cell table:formula="of:=[.M177]-0.00569-0.00478*SIN(RADIANS(125.04-1934.136*[.G177]))" office:value-type="float" office:value="94.2397752226866">
            <text:p>94.24</text:p>
          </table:table-cell>
          <table:table-cell table:formula="of:=23+(26+((21.448-[.G177]*(46.815+[.G177]*(0.00059-[.G177]*0.001813))))/60)/60" office:value-type="float" office:value="23.4358474377074">
            <text:p>23.44</text:p>
          </table:table-cell>
          <table:table-cell table:formula="of:=[.Q177]+0.00256*COS(RADIANS(125.04-1934.136*[.G177]))" office:value-type="float" office:value="23.4381254823826">
            <text:p>23.44</text:p>
          </table:table-cell>
          <table:table-cell table:formula="of:=DEGREES(ATAN2(COS(RADIANS([.P177]));COS(RADIANS([.R177]))*SIN(RADIANS([.P177]))))" office:value-type="float" office:value="94.6194754705985">
            <text:p>94.62</text:p>
          </table:table-cell>
          <table:table-cell table:formula="of:=DEGREES(ASIN(SIN(RADIANS([.R177]))*SIN(RADIANS([.P177]))))" office:value-type="float" office:value="23.3701673618214">
            <text:p>23.37</text:p>
          </table:table-cell>
          <table:table-cell table:formula="of:=TAN(RADIANS([.R177]/2))*TAN(RADIANS([.R177]/2))" office:value-type="float" office:value="0.0430301274478314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2.74689506357444">
            <text:p>-2.75</text:p>
          </table:table-cell>
          <table:table-cell table:formula="of:=DEGREES(ACOS(COS(RADIANS(90.833))/(COS(RADIANS([.$B$2]))*COS(RADIANS([.T177])))-TAN(RADIANS([.$B$2]))*TAN(RADIANS([.T177]))))" office:value-type="float" office:value="109.483175382397">
            <text:p>109.48</text:p>
          </table:table-cell>
          <table:table-cell table:style-name="ce7" table:formula="of:=(720-4*[.$B$3]-[.V177]+[.$B$4]*60)/1440" office:value-type="float" office:value="0.501907566016371">
            <text:p>12:02:45</text:p>
          </table:table-cell>
          <table:table-cell table:style-name="ce7" table:formula="of:=([.X177]*1440-[.W177]*4)/1440" office:value-type="float" office:value="0.197787634398603">
            <text:p>4:44:49</text:p>
          </table:table-cell>
          <table:table-cell table:style-name="ce7" table:formula="of:=([.X177]*1440+[.W177]*4)/1440" office:value-type="float" office:value="0.806027497634139">
            <text:p>19:20:41</text:p>
          </table:table-cell>
          <table:table-cell table:formula="of:=8*[.W177]" office:value-type="float" office:value="875.865403059173">
            <text:p>875.87</text:p>
          </table:table-cell>
          <table:table-cell table:formula="of:=MOD([.E177]*1440+[.V177]+4*[.$B$3]-60*[.$B$4];1440)" office:value-type="float" office:value="717.253104936426">
            <text:p>717.25</text:p>
          </table:table-cell>
          <table:table-cell table:formula="of:=IF([.AB177]/4&lt;0;[.AB177]/4+180;[.AB177]/4-180)" office:value-type="float" office:value="-0.686723765893618">
            <text:p>-0.69</text:p>
          </table:table-cell>
          <table:table-cell table:formula="of:=DEGREES(ACOS(SIN(RADIANS([.$B$2]))*SIN(RADIANS([.T177]))+COS(RADIANS([.$B$2]))*COS(RADIANS([.T177]))*COS(RADIANS([.AC177]))))" office:value-type="float" office:value="12.6438027523841">
            <text:p>12.64</text:p>
          </table:table-cell>
          <table:table-cell table:formula="of:=90-[.AD177]" office:value-type="float" office:value="77.3561972476159">
            <text:p>77.36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0362020647642236">
            <text:p>0</text:p>
          </table:table-cell>
          <table:table-cell table:formula="of:=[.AE177]+[.AF177]" office:value-type="float" office:value="77.3598174540923">
            <text:p>77.36</text:p>
          </table:table-cell>
          <table:table-cell table:formula="of:=IF([.AC177]&gt;0;MOD(DEGREES(ACOS(((SIN(RADIANS([.$B$2]))*COS(RADIANS([.AD177])))-SIN(RADIANS([.T177])))/(COS(RADIANS([.$B$2]))*SIN(RADIANS([.AD177])))))+180;360);MOD(540-DEGREES(ACOS(((SIN(RADIANS([.$B$2]))*COS(RADIANS([.AD177])))-SIN(RADIANS([.T177])))/(COS(RADIANS([.$B$2]))*SIN(RADIANS([.AD177])))));360))" office:value-type="float" office:value="177.118924685286">
            <text:p>177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7]+1" office:value-type="date" office:date-value="2026-06-26">
            <text:p>6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8]+2415018.5+[.E178]-[.$B$4]/24" office:value-type="float" office:value="2461218.29166667">
            <text:p>2461218.29</text:p>
          </table:table-cell>
          <table:table-cell table:style-name="ce9" table:formula="of:=([.F178]-2451545)/36525" office:value-type="float" office:value="0.264840292037413">
            <text:p>0.26484029</text:p>
          </table:table-cell>
          <table:table-cell/>
          <table:table-cell table:formula="of:=MOD(280.46646+[.G178]*(36000.76983+[.G178]*0.0003032);360)" office:value-type="float" office:value="94.9208766154516">
            <text:p>94.92</text:p>
          </table:table-cell>
          <table:table-cell table:formula="of:=357.52911+[.G178]*(35999.05029-0.0001537*[.G178])" office:value-type="float" office:value="9891.52809109254">
            <text:p>9891.53</text:p>
          </table:table-cell>
          <table:table-cell table:formula="of:=0.016708634-[.G178]*(0.000042037+0.0000001267*[.G178])" office:value-type="float" office:value="0.0166974920218574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276184876702504">
            <text:p>0.28</text:p>
          </table:table-cell>
          <table:table-cell table:formula="of:=[.I178]+[.L178]" office:value-type="float" office:value="95.1970614921541">
            <text:p>95.2</text:p>
          </table:table-cell>
          <table:table-cell table:formula="of:=[.J178]+[.L178]" office:value-type="float" office:value="9891.80427596924">
            <text:p>9891.8</text:p>
          </table:table-cell>
          <table:table-cell table:formula="of:=(1.000001018*(1-[.K178]*[.K178]))/(1+[.K178]*COS(RADIANS([.N178])))" office:value-type="float" office:value="1.01652223212661">
            <text:p>1.02</text:p>
          </table:table-cell>
          <table:table-cell table:formula="of:=[.M178]-0.00569-0.00478*SIN(RADIANS(125.04-1934.136*[.G178]))" office:value-type="float" office:value="95.1935562082561">
            <text:p>95.19</text:p>
          </table:table-cell>
          <table:table-cell table:formula="of:=23+(26+((21.448-[.G178]*(46.815+[.G178]*(0.00059-[.G178]*0.001813))))/60)/60" office:value-type="float" office:value="23.4358470816733">
            <text:p>23.44</text:p>
          </table:table-cell>
          <table:table-cell table:formula="of:=[.Q178]+0.00256*COS(RADIANS(125.04-1934.136*[.G178]))" office:value-type="float" office:value="23.4381240459339">
            <text:p>23.44</text:p>
          </table:table-cell>
          <table:table-cell table:formula="of:=DEGREES(ATAN2(COS(RADIANS([.P178]));COS(RADIANS([.R178]))*SIN(RADIANS([.P178]))))" office:value-type="float" office:value="95.657706059885">
            <text:p>95.66</text:p>
          </table:table-cell>
          <table:table-cell table:formula="of:=DEGREES(ASIN(SIN(RADIANS([.R178]))*SIN(RADIANS([.P178]))))" office:value-type="float" office:value="23.3361873736672">
            <text:p>23.34</text:p>
          </table:table-cell>
          <table:table-cell table:formula="of:=TAN(RADIANS([.R178]/2))*TAN(RADIANS([.R178]/2))" office:value-type="float" office:value="0.0430301220234446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2.95700601867618">
            <text:p>-2.96</text:p>
          </table:table-cell>
          <table:table-cell table:formula="of:=DEGREES(ACOS(COS(RADIANS(90.833))/(COS(RADIANS([.$B$2]))*COS(RADIANS([.T178])))-TAN(RADIANS([.$B$2]))*TAN(RADIANS([.T178]))))" office:value-type="float" office:value="109.451804422158">
            <text:p>109.45</text:p>
          </table:table-cell>
          <table:table-cell table:style-name="ce7" table:formula="of:=(720-4*[.$B$3]-[.V178]+[.$B$4]*60)/1440" office:value-type="float" office:value="0.502053476401858">
            <text:p>12:02:57</text:p>
          </table:table-cell>
          <table:table-cell table:style-name="ce7" table:formula="of:=([.X178]*1440-[.W178]*4)/1440" office:value-type="float" office:value="0.198020686340309">
            <text:p>4:45:09</text:p>
          </table:table-cell>
          <table:table-cell table:style-name="ce7" table:formula="of:=([.X178]*1440+[.W178]*4)/1440" office:value-type="float" office:value="0.806086266463407">
            <text:p>19:20:46</text:p>
          </table:table-cell>
          <table:table-cell table:formula="of:=8*[.W178]" office:value-type="float" office:value="875.614435377261">
            <text:p>875.61</text:p>
          </table:table-cell>
          <table:table-cell table:formula="of:=MOD([.E178]*1440+[.V178]+4*[.$B$3]-60*[.$B$4];1440)" office:value-type="float" office:value="717.042993981324">
            <text:p>717.04</text:p>
          </table:table-cell>
          <table:table-cell table:formula="of:=IF([.AB178]/4&lt;0;[.AB178]/4+180;[.AB178]/4-180)" office:value-type="float" office:value="-0.739251504669056">
            <text:p>-0.74</text:p>
          </table:table-cell>
          <table:table-cell table:formula="of:=DEGREES(ACOS(SIN(RADIANS([.$B$2]))*SIN(RADIANS([.T178]))+COS(RADIANS([.$B$2]))*COS(RADIANS([.T178]))*COS(RADIANS([.AC178]))))" office:value-type="float" office:value="12.6799616650497">
            <text:p>12.68</text:p>
          </table:table-cell>
          <table:table-cell table:formula="of:=90-[.AD178]" office:value-type="float" office:value="77.3200383349504">
            <text:p>77.32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0363090371845195">
            <text:p>0</text:p>
          </table:table-cell>
          <table:table-cell table:formula="of:=[.AE178]+[.AF178]" office:value-type="float" office:value="77.3236692386688">
            <text:p>77.32</text:p>
          </table:table-cell>
          <table:table-cell table:formula="of:=IF([.AC178]&gt;0;MOD(DEGREES(ACOS(((SIN(RADIANS([.$B$2]))*COS(RADIANS([.AD178])))-SIN(RADIANS([.T178])))/(COS(RADIANS([.$B$2]))*SIN(RADIANS([.AD178])))))+180;360);MOD(540-DEGREES(ACOS(((SIN(RADIANS([.$B$2]))*COS(RADIANS([.AD178])))-SIN(RADIANS([.T178])))/(COS(RADIANS([.$B$2]))*SIN(RADIANS([.AD178])))));360))" office:value-type="float" office:value="176.906270385698">
            <text:p>176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8]+1" office:value-type="date" office:date-value="2026-06-27">
            <text:p>6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9]+2415018.5+[.E179]-[.$B$4]/24" office:value-type="float" office:value="2461219.29166667">
            <text:p>2461219.29</text:p>
          </table:table-cell>
          <table:table-cell table:style-name="ce9" table:formula="of:=([.F179]-2451545)/36525" office:value-type="float" office:value="0.264867670545284">
            <text:p>0.26486767</text:p>
          </table:table-cell>
          <table:table-cell/>
          <table:table-cell table:formula="of:=MOD(280.46646+[.G179]*(36000.76983+[.G179]*0.0003032);360)" office:value-type="float" office:value="95.9065239800129">
            <text:p>95.91</text:p>
          </table:table-cell>
          <table:table-cell table:formula="of:=357.52911+[.G179]*(35999.05029-0.0001537*[.G179])" office:value-type="float" office:value="9892.51369137204">
            <text:p>9892.51</text:p>
          </table:table-cell>
          <table:table-cell table:formula="of:=0.016708634-[.G179]*(0.000042037+0.0000001267*[.G179])" office:value-type="float" office:value="0.0166974908691096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244237719862214">
            <text:p>0.24</text:p>
          </table:table-cell>
          <table:table-cell table:formula="of:=[.I179]+[.L179]" office:value-type="float" office:value="96.1507616998751">
            <text:p>96.15</text:p>
          </table:table-cell>
          <table:table-cell table:formula="of:=[.J179]+[.L179]" office:value-type="float" office:value="9892.7579290919">
            <text:p>9892.76</text:p>
          </table:table-cell>
          <table:table-cell table:formula="of:=(1.000001018*(1-[.K179]*[.K179]))/(1+[.K179]*COS(RADIANS([.N179])))" office:value-type="float" office:value="1.01656081461309">
            <text:p>1.02</text:p>
          </table:table-cell>
          <table:table-cell table:formula="of:=[.M179]-0.00569-0.00478*SIN(RADIANS(125.04-1934.136*[.G179]))" office:value-type="float" office:value="96.1472603443717">
            <text:p>96.15</text:p>
          </table:table-cell>
          <table:table-cell table:formula="of:=23+(26+((21.448-[.G179]*(46.815+[.G179]*(0.00059-[.G179]*0.001813))))/60)/60" office:value-type="float" office:value="23.4358467256391">
            <text:p>23.44</text:p>
          </table:table-cell>
          <table:table-cell table:formula="of:=[.Q179]+0.00256*COS(RADIANS(125.04-1934.136*[.G179]))" office:value-type="float" office:value="23.4381226075402">
            <text:p>23.44</text:p>
          </table:table-cell>
          <table:table-cell table:formula="of:=DEGREES(ATAN2(COS(RADIANS([.P179]));COS(RADIANS([.R179]))*SIN(RADIANS([.P179]))))" office:value-type="float" office:value="96.6952685242522">
            <text:p>96.7</text:p>
          </table:table-cell>
          <table:table-cell table:formula="of:=DEGREES(ASIN(SIN(RADIANS([.R179]))*SIN(RADIANS([.P179]))))" office:value-type="float" office:value="23.2953720225753">
            <text:p>23.3</text:p>
          </table:table-cell>
          <table:table-cell table:formula="of:=TAN(RADIANS([.R179]/2))*TAN(RADIANS([.R179]/2))" office:value-type="float" office:value="0.0430301165917135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16446770718341">
            <text:p>-3.16</text:p>
          </table:table-cell>
          <table:table-cell table:formula="of:=DEGREES(ACOS(COS(RADIANS(90.833))/(COS(RADIANS([.$B$2]))*COS(RADIANS([.T179])))-TAN(RADIANS([.$B$2]))*TAN(RADIANS([.T179]))))" office:value-type="float" office:value="109.414152702541">
            <text:p>109.41</text:p>
          </table:table-cell>
          <table:table-cell table:style-name="ce7" table:formula="of:=(720-4*[.$B$3]-[.V179]+[.$B$4]*60)/1440" office:value-type="float" office:value="0.502197547018877">
            <text:p>12:03:10</text:p>
          </table:table-cell>
          <table:table-cell table:style-name="ce7" table:formula="of:=([.X179]*1440-[.W179]*4)/1440" office:value-type="float" office:value="0.198269345067376">
            <text:p>4:45:30</text:p>
          </table:table-cell>
          <table:table-cell table:style-name="ce7" table:formula="of:=([.X179]*1440+[.W179]*4)/1440" office:value-type="float" office:value="0.806125748970379">
            <text:p>19:20:49</text:p>
          </table:table-cell>
          <table:table-cell table:formula="of:=8*[.W179]" office:value-type="float" office:value="875.313221620325">
            <text:p>875.31</text:p>
          </table:table-cell>
          <table:table-cell table:formula="of:=MOD([.E179]*1440+[.V179]+4*[.$B$3]-60*[.$B$4];1440)" office:value-type="float" office:value="716.835532292817">
            <text:p>716.84</text:p>
          </table:table-cell>
          <table:table-cell table:formula="of:=IF([.AB179]/4&lt;0;[.AB179]/4+180;[.AB179]/4-180)" office:value-type="float" office:value="-0.791116926795866">
            <text:p>-0.79</text:p>
          </table:table-cell>
          <table:table-cell table:formula="of:=DEGREES(ACOS(SIN(RADIANS([.$B$2]))*SIN(RADIANS([.T179]))+COS(RADIANS([.$B$2]))*COS(RADIANS([.T179]))*COS(RADIANS([.AC179]))))" office:value-type="float" office:value="12.7230681042412">
            <text:p>12.72</text:p>
          </table:table-cell>
          <table:table-cell table:formula="of:=90-[.AD179]" office:value-type="float" office:value="77.2769318957588">
            <text:p>77.28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0364366027039834">
            <text:p>0</text:p>
          </table:table-cell>
          <table:table-cell table:formula="of:=[.AE179]+[.AF179]" office:value-type="float" office:value="77.2805755560291">
            <text:p>77.28</text:p>
          </table:table-cell>
          <table:table-cell table:formula="of:=IF([.AC179]&gt;0;MOD(DEGREES(ACOS(((SIN(RADIANS([.$B$2]))*COS(RADIANS([.AD179])))-SIN(RADIANS([.T179])))/(COS(RADIANS([.$B$2]))*SIN(RADIANS([.AD179])))))+180;360);MOD(540-DEGREES(ACOS(((SIN(RADIANS([.$B$2]))*COS(RADIANS([.AD179])))-SIN(RADIANS([.T179])))/(COS(RADIANS([.$B$2]))*SIN(RADIANS([.AD179])))));360))" office:value-type="float" office:value="176.699027227331">
            <text:p>176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9]+1" office:value-type="date" office:date-value="2026-06-28">
            <text:p>6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0]+2415018.5+[.E180]-[.$B$4]/24" office:value-type="float" office:value="2461220.29166667">
            <text:p>2461220.29</text:p>
          </table:table-cell>
          <table:table-cell table:style-name="ce9" table:formula="of:=([.F180]-2451545)/36525" office:value-type="float" office:value="0.264895049053156">
            <text:p>0.26489505</text:p>
          </table:table-cell>
          <table:table-cell/>
          <table:table-cell table:formula="of:=MOD(280.46646+[.G180]*(36000.76983+[.G180]*0.0003032);360)" office:value-type="float" office:value="96.8921713445761">
            <text:p>96.89</text:p>
          </table:table-cell>
          <table:table-cell table:formula="of:=357.52911+[.G180]*(35999.05029-0.0001537*[.G180])" office:value-type="float" office:value="9893.49929165153">
            <text:p>9893.5</text:p>
          </table:table-cell>
          <table:table-cell table:formula="of:=0.016708634-[.G180]*(0.000042037+0.0000001267*[.G180])" office:value-type="float" office:value="0.0166974897163616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212222614687211">
            <text:p>0.21</text:p>
          </table:table-cell>
          <table:table-cell table:formula="of:=[.I180]+[.L180]" office:value-type="float" office:value="97.1043939592633">
            <text:p>97.1</text:p>
          </table:table-cell>
          <table:table-cell table:formula="of:=[.J180]+[.L180]" office:value-type="float" office:value="9893.71151426622">
            <text:p>9893.71</text:p>
          </table:table-cell>
          <table:table-cell table:formula="of:=(1.000001018*(1-[.K180]*[.K180]))/(1+[.K180]*COS(RADIANS([.N180])))" office:value-type="float" office:value="1.01659465408798">
            <text:p>1.02</text:p>
          </table:table-cell>
          <table:table-cell table:formula="of:=[.M180]-0.00569-0.00478*SIN(RADIANS(125.04-1934.136*[.G180]))" office:value-type="float" office:value="97.1008965302848">
            <text:p>97.1</text:p>
          </table:table-cell>
          <table:table-cell table:formula="of:=23+(26+((21.448-[.G180]*(46.815+[.G180]*(0.00059-[.G180]*0.001813))))/60)/60" office:value-type="float" office:value="23.4358463696049">
            <text:p>23.44</text:p>
          </table:table-cell>
          <table:table-cell table:formula="of:=[.Q180]+0.00256*COS(RADIANS(125.04-1934.136*[.G180]))" office:value-type="float" office:value="23.4381211672025">
            <text:p>23.44</text:p>
          </table:table-cell>
          <table:table-cell table:formula="of:=DEGREES(ATAN2(COS(RADIANS([.P180]));COS(RADIANS([.R180]))*SIN(RADIANS([.P180]))))" office:value-type="float" office:value="97.7320677383693">
            <text:p>97.73</text:p>
          </table:table-cell>
          <table:table-cell table:formula="of:=DEGREES(ASIN(SIN(RADIANS([.R180]))*SIN(RADIANS([.P180]))))" office:value-type="float" office:value="23.2477400596601">
            <text:p>23.25</text:p>
          </table:table-cell>
          <table:table-cell table:formula="of:=TAN(RADIANS([.R180]/2))*TAN(RADIANS([.R180]/2))" office:value-type="float" office:value="0.0430301111526418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36890054089294">
            <text:p>-3.37</text:p>
          </table:table-cell>
          <table:table-cell table:formula="of:=DEGREES(ACOS(COS(RADIANS(90.833))/(COS(RADIANS([.$B$2]))*COS(RADIANS([.T180])))-TAN(RADIANS([.$B$2]))*TAN(RADIANS([.T180]))))" office:value-type="float" office:value="109.370253697993">
            <text:p>109.37</text:p>
          </table:table-cell>
          <table:table-cell table:style-name="ce7" table:formula="of:=(720-4*[.$B$3]-[.V180]+[.$B$4]*60)/1440" office:value-type="float" office:value="0.502339514264509">
            <text:p>12:03:22</text:p>
          </table:table-cell>
          <table:table-cell table:style-name="ce7" table:formula="of:=([.X180]*1440-[.W180]*4)/1440" office:value-type="float" office:value="0.198533253992305">
            <text:p>4:45:53</text:p>
          </table:table-cell>
          <table:table-cell table:style-name="ce7" table:formula="of:=([.X180]*1440+[.W180]*4)/1440" office:value-type="float" office:value="0.806145774536713">
            <text:p>19:20:51</text:p>
          </table:table-cell>
          <table:table-cell table:formula="of:=8*[.W180]" office:value-type="float" office:value="874.962029583947">
            <text:p>874.96</text:p>
          </table:table-cell>
          <table:table-cell table:formula="of:=MOD([.E180]*1440+[.V180]+4*[.$B$3]-60*[.$B$4];1440)" office:value-type="float" office:value="716.631099459107">
            <text:p>716.63</text:p>
          </table:table-cell>
          <table:table-cell table:formula="of:=IF([.AB180]/4&lt;0;[.AB180]/4+180;[.AB180]/4-180)" office:value-type="float" office:value="-0.842225135223231">
            <text:p>-0.84</text:p>
          </table:table-cell>
          <table:table-cell table:formula="of:=DEGREES(ACOS(SIN(RADIANS([.$B$2]))*SIN(RADIANS([.T180]))+COS(RADIANS([.$B$2]))*COS(RADIANS([.T180]))*COS(RADIANS([.AC180]))))" office:value-type="float" office:value="12.7730883522336">
            <text:p>12.77</text:p>
          </table:table-cell>
          <table:table-cell table:formula="of:=90-[.AD180]" office:value-type="float" office:value="77.2269116477665">
            <text:p>77.23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0365846824959052">
            <text:p>0</text:p>
          </table:table-cell>
          <table:table-cell table:formula="of:=[.AE180]+[.AF180]" office:value-type="float" office:value="77.2305701160161">
            <text:p>77.23</text:p>
          </table:table-cell>
          <table:table-cell table:formula="of:=IF([.AC180]&gt;0;MOD(DEGREES(ACOS(((SIN(RADIANS([.$B$2]))*COS(RADIANS([.AD180])))-SIN(RADIANS([.T180])))/(COS(RADIANS([.$B$2]))*SIN(RADIANS([.AD180])))))+180;360);MOD(540-DEGREES(ACOS(((SIN(RADIANS([.$B$2]))*COS(RADIANS([.AD180])))-SIN(RADIANS([.T180])))/(COS(RADIANS([.$B$2]))*SIN(RADIANS([.AD180])))));360))" office:value-type="float" office:value="176.497829896674">
            <text:p>17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0]+1" office:value-type="date" office:date-value="2026-06-29">
            <text:p>6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1]+2415018.5+[.E181]-[.$B$4]/24" office:value-type="float" office:value="2461221.29166667">
            <text:p>2461221.29</text:p>
          </table:table-cell>
          <table:table-cell table:style-name="ce9" table:formula="of:=([.F181]-2451545)/36525" office:value-type="float" office:value="0.264922427561027">
            <text:p>0.26492243</text:p>
          </table:table-cell>
          <table:table-cell/>
          <table:table-cell table:formula="of:=MOD(280.46646+[.G181]*(36000.76983+[.G181]*0.0003032);360)" office:value-type="float" office:value="97.8778187091357">
            <text:p>97.88</text:p>
          </table:table-cell>
          <table:table-cell table:formula="of:=357.52911+[.G181]*(35999.05029-0.0001537*[.G181])" office:value-type="float" office:value="9894.48489193103">
            <text:p>9894.48</text:p>
          </table:table-cell>
          <table:table-cell table:formula="of:=0.016708634-[.G181]*(0.000042037+0.0000001267*[.G181])" office:value-type="float" office:value="0.0166974885636134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18014847581217">
            <text:p>0.18</text:p>
          </table:table-cell>
          <table:table-cell table:formula="of:=[.I181]+[.L181]" office:value-type="float" office:value="98.0579671849479">
            <text:p>98.06</text:p>
          </table:table-cell>
          <table:table-cell table:formula="of:=[.J181]+[.L181]" office:value-type="float" office:value="9894.66504040684">
            <text:p>9894.67</text:p>
          </table:table-cell>
          <table:table-cell table:formula="of:=(1.000001018*(1-[.K181]*[.K181]))/(1+[.K181]*COS(RADIANS([.N181])))" office:value-type="float" office:value="1.01662374149493">
            <text:p>1.02</text:p>
          </table:table-cell>
          <table:table-cell table:formula="of:=[.M181]-0.00569-0.00478*SIN(RADIANS(125.04-1934.136*[.G181]))" office:value-type="float" office:value="98.0544736806215">
            <text:p>98.05</text:p>
          </table:table-cell>
          <table:table-cell table:formula="of:=23+(26+((21.448-[.G181]*(46.815+[.G181]*(0.00059-[.G181]*0.001813))))/60)/60" office:value-type="float" office:value="23.4358460135708">
            <text:p>23.44</text:p>
          </table:table-cell>
          <table:table-cell table:formula="of:=[.Q181]+0.00256*COS(RADIANS(125.04-1934.136*[.G181]))" office:value-type="float" office:value="23.4381197249217">
            <text:p>23.44</text:p>
          </table:table-cell>
          <table:table-cell table:formula="of:=DEGREES(ATAN2(COS(RADIANS([.P181]));COS(RADIANS([.R181]))*SIN(RADIANS([.P181]))))" office:value-type="float" office:value="98.7680097940975">
            <text:p>98.77</text:p>
          </table:table-cell>
          <table:table-cell table:formula="of:=DEGREES(ASIN(SIN(RADIANS([.R181]))*SIN(RADIANS([.P181]))))" office:value-type="float" office:value="23.1933128641585">
            <text:p>23.19</text:p>
          </table:table-cell>
          <table:table-cell table:formula="of:=TAN(RADIANS([.R181]/2))*TAN(RADIANS([.R181]/2))" office:value-type="float" office:value="0.0430301057062328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5699295569532">
            <text:p>-3.57</text:p>
          </table:table-cell>
          <table:table-cell table:formula="of:=DEGREES(ACOS(COS(RADIANS(90.833))/(COS(RADIANS([.$B$2]))*COS(RADIANS([.T181])))-TAN(RADIANS([.$B$2]))*TAN(RADIANS([.T181]))))" office:value-type="float" office:value="109.320145831324">
            <text:p>109.32</text:p>
          </table:table-cell>
          <table:table-cell table:style-name="ce7" table:formula="of:=(720-4*[.$B$3]-[.V181]+[.$B$4]*60)/1440" office:value-type="float" office:value="0.502479117747884">
            <text:p>12:03:34</text:p>
          </table:table-cell>
          <table:table-cell table:style-name="ce7" table:formula="of:=([.X181]*1440-[.W181]*4)/1440" office:value-type="float" office:value="0.198812045994207">
            <text:p>4:46:17</text:p>
          </table:table-cell>
          <table:table-cell table:style-name="ce7" table:formula="of:=([.X181]*1440+[.W181]*4)/1440" office:value-type="float" office:value="0.806146189501562">
            <text:p>19:20:51</text:p>
          </table:table-cell>
          <table:table-cell table:formula="of:=8*[.W181]" office:value-type="float" office:value="874.561166650592">
            <text:p>874.56</text:p>
          </table:table-cell>
          <table:table-cell table:formula="of:=MOD([.E181]*1440+[.V181]+4*[.$B$3]-60*[.$B$4];1440)" office:value-type="float" office:value="716.430070443047">
            <text:p>716.43</text:p>
          </table:table-cell>
          <table:table-cell table:formula="of:=IF([.AB181]/4&lt;0;[.AB181]/4+180;[.AB181]/4-180)" office:value-type="float" office:value="-0.892482389238296">
            <text:p>-0.89</text:p>
          </table:table-cell>
          <table:table-cell table:formula="of:=DEGREES(ACOS(SIN(RADIANS([.$B$2]))*SIN(RADIANS([.T181]))+COS(RADIANS([.$B$2]))*COS(RADIANS([.T181]))*COS(RADIANS([.AC181]))))" office:value-type="float" office:value="12.8299850280946">
            <text:p>12.83</text:p>
          </table:table-cell>
          <table:table-cell table:formula="of:=90-[.AD181]" office:value-type="float" office:value="77.1700149719054">
            <text:p>77.17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0367531902565845">
            <text:p>0</text:p>
          </table:table-cell>
          <table:table-cell table:formula="of:=[.AE181]+[.AF181]" office:value-type="float" office:value="77.173690290931">
            <text:p>77.17</text:p>
          </table:table-cell>
          <table:table-cell table:formula="of:=IF([.AC181]&gt;0;MOD(DEGREES(ACOS(((SIN(RADIANS([.$B$2]))*COS(RADIANS([.AD181])))-SIN(RADIANS([.T181])))/(COS(RADIANS([.$B$2]))*SIN(RADIANS([.AD181])))))+180;360);MOD(540-DEGREES(ACOS(((SIN(RADIANS([.$B$2]))*COS(RADIANS([.AD181])))-SIN(RADIANS([.T181])))/(COS(RADIANS([.$B$2]))*SIN(RADIANS([.AD181])))));360))" office:value-type="float" office:value="176.303279229134">
            <text:p>176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1]+1" office:value-type="date" office:date-value="2026-06-30">
            <text:p>6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2]+2415018.5+[.E182]-[.$B$4]/24" office:value-type="float" office:value="2461222.29166667">
            <text:p>2461222.29</text:p>
          </table:table-cell>
          <table:table-cell table:style-name="ce9" table:formula="of:=([.F182]-2451545)/36525" office:value-type="float" office:value="0.264949806068898">
            <text:p>0.26494981</text:p>
          </table:table-cell>
          <table:table-cell/>
          <table:table-cell table:formula="of:=MOD(280.46646+[.G182]*(36000.76983+[.G182]*0.0003032);360)" office:value-type="float" office:value="98.8634660736989">
            <text:p>98.86</text:p>
          </table:table-cell>
          <table:table-cell table:formula="of:=357.52911+[.G182]*(35999.05029-0.0001537*[.G182])" office:value-type="float" office:value="9895.47049221052">
            <text:p>9895.47</text:p>
          </table:table-cell>
          <table:table-cell table:formula="of:=0.016708634-[.G182]*(0.000042037+0.0000001267*[.G182])" office:value-type="float" office:value="0.016697487410865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148024231228167">
            <text:p>0.15</text:p>
          </table:table-cell>
          <table:table-cell table:formula="of:=[.I182]+[.L182]" office:value-type="float" office:value="99.011490304927">
            <text:p>99.01</text:p>
          </table:table-cell>
          <table:table-cell table:formula="of:=[.J182]+[.L182]" office:value-type="float" office:value="9895.61851644175">
            <text:p>9895.62</text:p>
          </table:table-cell>
          <table:table-cell table:formula="of:=(1.000001018*(1-[.K182]*[.K182]))/(1+[.K182]*COS(RADIANS([.N182])))" office:value-type="float" office:value="1.01664806905092">
            <text:p>1.02</text:p>
          </table:table-cell>
          <table:table-cell table:formula="of:=[.M182]-0.00569-0.00478*SIN(RADIANS(125.04-1934.136*[.G182]))" office:value-type="float" office:value="99.0080007233767">
            <text:p>99.01</text:p>
          </table:table-cell>
          <table:table-cell table:formula="of:=23+(26+((21.448-[.G182]*(46.815+[.G182]*(0.00059-[.G182]*0.001813))))/60)/60" office:value-type="float" office:value="23.4358456575366">
            <text:p>23.44</text:p>
          </table:table-cell>
          <table:table-cell table:formula="of:=[.Q182]+0.00256*COS(RADIANS(125.04-1934.136*[.G182]))" office:value-type="float" office:value="23.4381182806988">
            <text:p>23.44</text:p>
          </table:table-cell>
          <table:table-cell table:formula="of:=DEGREES(ATAN2(COS(RADIANS([.P182]));COS(RADIANS([.R182]))*SIN(RADIANS([.P182]))))" office:value-type="float" office:value="99.8030021607424">
            <text:p>99.8</text:p>
          </table:table-cell>
          <table:table-cell table:formula="of:=DEGREES(ASIN(SIN(RADIANS([.R182]))*SIN(RADIANS([.P182]))))" office:value-type="float" office:value="23.1321144138493">
            <text:p>23.13</text:p>
          </table:table-cell>
          <table:table-cell table:formula="of:=TAN(RADIANS([.R182]/2))*TAN(RADIANS([.R182]/2))" office:value-type="float" office:value="0.0430301002524902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76718504918766">
            <text:p>-3.77</text:p>
          </table:table-cell>
          <table:table-cell table:formula="of:=DEGREES(ACOS(COS(RADIANS(90.833))/(COS(RADIANS([.$B$2]))*COS(RADIANS([.T182])))-TAN(RADIANS([.$B$2]))*TAN(RADIANS([.T182]))))" office:value-type="float" office:value="109.263872359751">
            <text:p>109.26</text:p>
          </table:table-cell>
          <table:table-cell table:style-name="ce7" table:formula="of:=(720-4*[.$B$3]-[.V182]+[.$B$4]*60)/1440" office:value-type="float" office:value="0.502616100728603">
            <text:p>12:03:46</text:p>
          </table:table-cell>
          <table:table-cell table:style-name="ce7" table:formula="of:=([.X182]*1440-[.W182]*4)/1440" office:value-type="float" office:value="0.19910534417374">
            <text:p>4:46:43</text:p>
          </table:table-cell>
          <table:table-cell table:style-name="ce7" table:formula="of:=([.X182]*1440+[.W182]*4)/1440" office:value-type="float" office:value="0.806126857283465">
            <text:p>19:20:49</text:p>
          </table:table-cell>
          <table:table-cell table:formula="of:=8*[.W182]" office:value-type="float" office:value="874.110978878005">
            <text:p>874.11</text:p>
          </table:table-cell>
          <table:table-cell table:formula="of:=MOD([.E182]*1440+[.V182]+4*[.$B$3]-60*[.$B$4];1440)" office:value-type="float" office:value="716.232814950812">
            <text:p>716.23</text:p>
          </table:table-cell>
          <table:table-cell table:formula="of:=IF([.AB182]/4&lt;0;[.AB182]/4+180;[.AB182]/4-180)" office:value-type="float" office:value="-0.941796262296919">
            <text:p>-0.94</text:p>
          </table:table-cell>
          <table:table-cell table:formula="of:=DEGREES(ACOS(SIN(RADIANS([.$B$2]))*SIN(RADIANS([.T182]))+COS(RADIANS([.$B$2]))*COS(RADIANS([.T182]))*COS(RADIANS([.AC182]))))" office:value-type="float" office:value="12.8937172864963">
            <text:p>12.89</text:p>
          </table:table-cell>
          <table:table-cell table:formula="of:=90-[.AD182]" office:value-type="float" office:value="77.1062827135038">
            <text:p>77.11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0369420327855946">
            <text:p>0</text:p>
          </table:table-cell>
          <table:table-cell table:formula="of:=[.AE182]+[.AF182]" office:value-type="float" office:value="77.1099769167823">
            <text:p>77.11</text:p>
          </table:table-cell>
          <table:table-cell table:formula="of:=IF([.AC182]&gt;0;MOD(DEGREES(ACOS(((SIN(RADIANS([.$B$2]))*COS(RADIANS([.AD182])))-SIN(RADIANS([.T182])))/(COS(RADIANS([.$B$2]))*SIN(RADIANS([.AD182])))))+180;360);MOD(540-DEGREES(ACOS(((SIN(RADIANS([.$B$2]))*COS(RADIANS([.AD182])))-SIN(RADIANS([.T182])))/(COS(RADIANS([.$B$2]))*SIN(RADIANS([.AD182])))));360))" office:value-type="float" office:value="176.115939201406">
            <text:p>176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2]+1" office:value-type="date" office:date-value="2026-07-01">
            <text:p>7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3]+2415018.5+[.E183]-[.$B$4]/24" office:value-type="float" office:value="2461223.29166667">
            <text:p>2461223.29</text:p>
          </table:table-cell>
          <table:table-cell table:style-name="ce9" table:formula="of:=([.F183]-2451545)/36525" office:value-type="float" office:value="0.26497718457677">
            <text:p>0.26497718</text:p>
          </table:table-cell>
          <table:table-cell/>
          <table:table-cell table:formula="of:=MOD(280.46646+[.G183]*(36000.76983+[.G183]*0.0003032);360)" office:value-type="float" office:value="99.8491134382621">
            <text:p>99.85</text:p>
          </table:table-cell>
          <table:table-cell table:formula="of:=357.52911+[.G183]*(35999.05029-0.0001537*[.G183])" office:value-type="float" office:value="9896.45609249002">
            <text:p>9896.46</text:p>
          </table:table-cell>
          <table:table-cell table:formula="of:=0.016708634-[.G183]*(0.000042037+0.0000001267*[.G183])" office:value-type="float" office:value="0.0166974862581165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115858820257182">
            <text:p>0.12</text:p>
          </table:table-cell>
          <table:table-cell table:formula="of:=[.I183]+[.L183]" office:value-type="float" office:value="99.9649722585193">
            <text:p>99.96</text:p>
          </table:table-cell>
          <table:table-cell table:formula="of:=[.J183]+[.L183]" office:value-type="float" office:value="9896.57195131028">
            <text:p>9896.57</text:p>
          </table:table-cell>
          <table:table-cell table:formula="of:=(1.000001018*(1-[.K183]*[.K183]))/(1+[.K183]*COS(RADIANS([.N183])))" office:value-type="float" office:value="1.0166676302477">
            <text:p>1.02</text:p>
          </table:table-cell>
          <table:table-cell table:formula="of:=[.M183]-0.00569-0.00478*SIN(RADIANS(125.04-1934.136*[.G183]))" office:value-type="float" office:value="99.9614865978653">
            <text:p>99.96</text:p>
          </table:table-cell>
          <table:table-cell table:formula="of:=23+(26+((21.448-[.G183]*(46.815+[.G183]*(0.00059-[.G183]*0.001813))))/60)/60" office:value-type="float" office:value="23.4358453015025">
            <text:p>23.44</text:p>
          </table:table-cell>
          <table:table-cell table:formula="of:=[.Q183]+0.00256*COS(RADIANS(125.04-1934.136*[.G183]))" office:value-type="float" office:value="23.4381168345347">
            <text:p>23.44</text:p>
          </table:table-cell>
          <table:table-cell table:formula="of:=DEGREES(ATAN2(COS(RADIANS([.P183]));COS(RADIANS([.R183]))*SIN(RADIANS([.P183]))))" office:value-type="float" office:value="100.836953841043">
            <text:p>100.84</text:p>
          </table:table-cell>
          <table:table-cell table:formula="of:=DEGREES(ASIN(SIN(RADIANS([.R183]))*SIN(RADIANS([.P183]))))" office:value-type="float" office:value="23.0641712522478">
            <text:p>23.06</text:p>
          </table:table-cell>
          <table:table-cell table:formula="of:=TAN(RADIANS([.R183]/2))*TAN(RADIANS([.R183]/2))" office:value-type="float" office:value="0.0430300947914175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96030318588512">
            <text:p>-3.96</text:p>
          </table:table-cell>
          <table:table-cell table:formula="of:=DEGREES(ACOS(COS(RADIANS(90.833))/(COS(RADIANS([.$B$2]))*COS(RADIANS([.T183])))-TAN(RADIANS([.$B$2]))*TAN(RADIANS([.T183]))))" office:value-type="float" office:value="109.201481247759">
            <text:p>109.2</text:p>
          </table:table-cell>
          <table:table-cell table:style-name="ce7" table:formula="of:=(720-4*[.$B$3]-[.V183]+[.$B$4]*60)/1440" office:value-type="float" office:value="0.502750210545754">
            <text:p>12:03:58</text:p>
          </table:table-cell>
          <table:table-cell table:style-name="ce7" table:formula="of:=([.X183]*1440-[.W183]*4)/1440" office:value-type="float" office:value="0.199412762635313">
            <text:p>4:47:09</text:p>
          </table:table-cell>
          <table:table-cell table:style-name="ce7" table:formula="of:=([.X183]*1440+[.W183]*4)/1440" office:value-type="float" office:value="0.806087658456194">
            <text:p>19:20:46</text:p>
          </table:table-cell>
          <table:table-cell table:formula="of:=8*[.W183]" office:value-type="float" office:value="873.611849982069">
            <text:p>873.61</text:p>
          </table:table-cell>
          <table:table-cell table:formula="of:=MOD([.E183]*1440+[.V183]+4*[.$B$3]-60*[.$B$4];1440)" office:value-type="float" office:value="716.039696814115">
            <text:p>716.04</text:p>
          </table:table-cell>
          <table:table-cell table:formula="of:=IF([.AB183]/4&lt;0;[.AB183]/4+180;[.AB183]/4-180)" office:value-type="float" office:value="-0.990075796471274">
            <text:p>-0.99</text:p>
          </table:table-cell>
          <table:table-cell table:formula="of:=DEGREES(ACOS(SIN(RADIANS([.$B$2]))*SIN(RADIANS([.T183]))+COS(RADIANS([.$B$2]))*COS(RADIANS([.T183]))*COS(RADIANS([.AC183]))))" office:value-type="float" office:value="12.96424102791">
            <text:p>12.96</text:p>
          </table:table-cell>
          <table:table-cell table:formula="of:=90-[.AD183]" office:value-type="float" office:value="77.03575897209">
            <text:p>77.04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0371511106016907">
            <text:p>0</text:p>
          </table:table-cell>
          <table:table-cell table:formula="of:=[.AE183]+[.AF183]" office:value-type="float" office:value="77.0394740831502">
            <text:p>77.04</text:p>
          </table:table-cell>
          <table:table-cell table:formula="of:=IF([.AC183]&gt;0;MOD(DEGREES(ACOS(((SIN(RADIANS([.$B$2]))*COS(RADIANS([.AD183])))-SIN(RADIANS([.T183])))/(COS(RADIANS([.$B$2]))*SIN(RADIANS([.AD183])))))+180;360);MOD(540-DEGREES(ACOS(((SIN(RADIANS([.$B$2]))*COS(RADIANS([.AD183])))-SIN(RADIANS([.T183])))/(COS(RADIANS([.$B$2]))*SIN(RADIANS([.AD183])))));360))" office:value-type="float" office:value="175.936334359106">
            <text:p>175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3]+1" office:value-type="date" office:date-value="2026-07-02">
            <text:p>7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4]+2415018.5+[.E184]-[.$B$4]/24" office:value-type="float" office:value="2461224.29166667">
            <text:p>2461224.29</text:p>
          </table:table-cell>
          <table:table-cell table:style-name="ce9" table:formula="of:=([.F184]-2451545)/36525" office:value-type="float" office:value="0.265004563084641">
            <text:p>0.26500456</text:p>
          </table:table-cell>
          <table:table-cell/>
          <table:table-cell table:formula="of:=MOD(280.46646+[.G184]*(36000.76983+[.G184]*0.0003032);360)" office:value-type="float" office:value="100.834760802827">
            <text:p>100.83</text:p>
          </table:table-cell>
          <table:table-cell table:formula="of:=357.52911+[.G184]*(35999.05029-0.0001537*[.G184])" office:value-type="float" office:value="9897.44169276951">
            <text:p>9897.44</text:p>
          </table:table-cell>
          <table:table-cell table:formula="of:=0.016708634-[.G184]*(0.000042037+0.0000001267*[.G184])" office:value-type="float" office:value="0.0166974851053677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0836611915269909">
            <text:p>0.08</text:p>
          </table:table-cell>
          <table:table-cell table:formula="of:=[.I184]+[.L184]" office:value-type="float" office:value="100.918421994354">
            <text:p>100.92</text:p>
          </table:table-cell>
          <table:table-cell table:formula="of:=[.J184]+[.L184]" office:value-type="float" office:value="9897.52535396104">
            <text:p>9897.53</text:p>
          </table:table-cell>
          <table:table-cell table:formula="of:=(1.000001018*(1-[.K184]*[.K184]))/(1+[.K184]*COS(RADIANS([.N184])))" office:value-type="float" office:value="1.01668241985297">
            <text:p>1.02</text:p>
          </table:table-cell>
          <table:table-cell table:formula="of:=[.M184]-0.00569-0.00478*SIN(RADIANS(125.04-1934.136*[.G184]))" office:value-type="float" office:value="100.914940252714">
            <text:p>100.91</text:p>
          </table:table-cell>
          <table:table-cell table:formula="of:=23+(26+((21.448-[.G184]*(46.815+[.G184]*(0.00059-[.G184]*0.001813))))/60)/60" office:value-type="float" office:value="23.4358449454683">
            <text:p>23.44</text:p>
          </table:table-cell>
          <table:table-cell table:formula="of:=[.Q184]+0.00256*COS(RADIANS(125.04-1934.136*[.G184]))" office:value-type="float" office:value="23.4381153864302">
            <text:p>23.44</text:p>
          </table:table-cell>
          <table:table-cell table:formula="of:=DEGREES(ATAN2(COS(RADIANS([.P184]));COS(RADIANS([.R184]))*SIN(RADIANS([.P184]))))" office:value-type="float" office:value="101.869775522555">
            <text:p>101.87</text:p>
          </table:table-cell>
          <table:table-cell table:formula="of:=DEGREES(ASIN(SIN(RADIANS([.R184]))*SIN(RADIANS([.P184]))))" office:value-type="float" office:value="22.9895124526931">
            <text:p>22.99</text:p>
          </table:table-cell>
          <table:table-cell table:formula="of:=TAN(RADIANS([.R184]/2))*TAN(RADIANS([.R184]/2))" office:value-type="float" office:value="0.0430300893230181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4.14892661251415">
            <text:p>-4.15</text:p>
          </table:table-cell>
          <table:table-cell table:formula="of:=DEGREES(ACOS(COS(RADIANS(90.833))/(COS(RADIANS([.$B$2]))*COS(RADIANS([.T184])))-TAN(RADIANS([.$B$2]))*TAN(RADIANS([.T184]))))" office:value-type="float" office:value="109.133025027505">
            <text:p>109.13</text:p>
          </table:table-cell>
          <table:table-cell table:style-name="ce7" table:formula="of:=(720-4*[.$B$3]-[.V184]+[.$B$4]*60)/1440" office:value-type="float" office:value="0.502881199036468">
            <text:p>12:04:09</text:p>
          </table:table-cell>
          <table:table-cell table:style-name="ce7" table:formula="of:=([.X184]*1440-[.W184]*4)/1440" office:value-type="float" office:value="0.199733907293399">
            <text:p>4:47:37</text:p>
          </table:table-cell>
          <table:table-cell table:style-name="ce7" table:formula="of:=([.X184]*1440+[.W184]*4)/1440" office:value-type="float" office:value="0.806028490779537">
            <text:p>19:20:41</text:p>
          </table:table-cell>
          <table:table-cell table:formula="of:=8*[.W184]" office:value-type="float" office:value="873.064200220039">
            <text:p>873.06</text:p>
          </table:table-cell>
          <table:table-cell table:formula="of:=MOD([.E184]*1440+[.V184]+4*[.$B$3]-60*[.$B$4];1440)" office:value-type="float" office:value="715.851073387486">
            <text:p>715.85</text:p>
          </table:table-cell>
          <table:table-cell table:formula="of:=IF([.AB184]/4&lt;0;[.AB184]/4+180;[.AB184]/4-180)" office:value-type="float" office:value="-1.03723165312854">
            <text:p>-1.04</text:p>
          </table:table-cell>
          <table:table-cell table:formula="of:=DEGREES(ACOS(SIN(RADIANS([.$B$2]))*SIN(RADIANS([.T184]))+COS(RADIANS([.$B$2]))*COS(RADIANS([.T184]))*COS(RADIANS([.AC184]))))" office:value-type="float" office:value="13.0415091172904">
            <text:p>13.04</text:p>
          </table:table-cell>
          <table:table-cell table:formula="of:=90-[.AD184]" office:value-type="float" office:value="76.9584908827096">
            <text:p>76.96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0373803185861381">
            <text:p>0</text:p>
          </table:table-cell>
          <table:table-cell table:formula="of:=[.AE184]+[.AF184]" office:value-type="float" office:value="76.9622289145682">
            <text:p>76.96</text:p>
          </table:table-cell>
          <table:table-cell table:formula="of:=IF([.AC184]&gt;0;MOD(DEGREES(ACOS(((SIN(RADIANS([.$B$2]))*COS(RADIANS([.AD184])))-SIN(RADIANS([.T184])))/(COS(RADIANS([.$B$2]))*SIN(RADIANS([.AD184])))))+180;360);MOD(540-DEGREES(ACOS(((SIN(RADIANS([.$B$2]))*COS(RADIANS([.AD184])))-SIN(RADIANS([.T184])))/(COS(RADIANS([.$B$2]))*SIN(RADIANS([.AD184])))));360))" office:value-type="float" office:value="175.764947694808">
            <text:p>175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4]+1" office:value-type="date" office:date-value="2026-07-03">
            <text:p>7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5]+2415018.5+[.E185]-[.$B$4]/24" office:value-type="float" office:value="2461225.29166667">
            <text:p>2461225.29</text:p>
          </table:table-cell>
          <table:table-cell table:style-name="ce9" table:formula="of:=([.F185]-2451545)/36525" office:value-type="float" office:value="0.265031941592512">
            <text:p>0.26503194</text:p>
          </table:table-cell>
          <table:table-cell/>
          <table:table-cell table:formula="of:=MOD(280.46646+[.G185]*(36000.76983+[.G185]*0.0003032);360)" office:value-type="float" office:value="101.820408167392">
            <text:p>101.82</text:p>
          </table:table-cell>
          <table:table-cell table:formula="of:=357.52911+[.G185]*(35999.05029-0.0001537*[.G185])" office:value-type="float" office:value="9898.42729304901">
            <text:p>9898.43</text:p>
          </table:table-cell>
          <table:table-cell table:formula="of:=0.016708634-[.G185]*(0.000042037+0.0000001267*[.G185])" office:value-type="float" office:value="0.0166974839526187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0514403009452716">
            <text:p>0.05</text:p>
          </table:table-cell>
          <table:table-cell table:formula="of:=[.I185]+[.L185]" office:value-type="float" office:value="101.871848468337">
            <text:p>101.87</text:p>
          </table:table-cell>
          <table:table-cell table:formula="of:=[.J185]+[.L185]" office:value-type="float" office:value="9898.47873334995">
            <text:p>9898.48</text:p>
          </table:table-cell>
          <table:table-cell table:formula="of:=(1.000001018*(1-[.K185]*[.K185]))/(1+[.K185]*COS(RADIANS([.N185])))" office:value-type="float" office:value="1.01669243391131">
            <text:p>1.02</text:p>
          </table:table-cell>
          <table:table-cell table:formula="of:=[.M185]-0.00569-0.00478*SIN(RADIANS(125.04-1934.136*[.G185]))" office:value-type="float" office:value="101.868370643824">
            <text:p>101.87</text:p>
          </table:table-cell>
          <table:table-cell table:formula="of:=23+(26+((21.448-[.G185]*(46.815+[.G185]*(0.00059-[.G185]*0.001813))))/60)/60" office:value-type="float" office:value="23.4358445894342">
            <text:p>23.44</text:p>
          </table:table-cell>
          <table:table-cell table:formula="of:=[.Q185]+0.00256*COS(RADIANS(125.04-1934.136*[.G185]))" office:value-type="float" office:value="23.4381139363864">
            <text:p>23.44</text:p>
          </table:table-cell>
          <table:table-cell table:formula="of:=DEGREES(ATAN2(COS(RADIANS([.P185]));COS(RADIANS([.R185]))*SIN(RADIANS([.P185]))))" office:value-type="float" office:value="102.901379723957">
            <text:p>102.9</text:p>
          </table:table-cell>
          <table:table-cell table:formula="of:=DEGREES(ASIN(SIN(RADIANS([.R185]))*SIN(RADIANS([.P185]))))" office:value-type="float" office:value="22.908169579463">
            <text:p>22.91</text:p>
          </table:table-cell>
          <table:table-cell table:formula="of:=TAN(RADIANS([.R185]/2))*TAN(RADIANS([.R185]/2))" office:value-type="float" office:value="0.0430300838472955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4.33270503781733">
            <text:p>-4.33</text:p>
          </table:table-cell>
          <table:table-cell table:formula="of:=DEGREES(ACOS(COS(RADIANS(90.833))/(COS(RADIANS([.$B$2]))*COS(RADIANS([.T185])))-TAN(RADIANS([.$B$2]))*TAN(RADIANS([.T185]))))" office:value-type="float" office:value="109.058560647585">
            <text:p>109.06</text:p>
          </table:table-cell>
          <table:table-cell table:style-name="ce7" table:formula="of:=(720-4*[.$B$3]-[.V185]+[.$B$4]*60)/1440" office:value-type="float" office:value="0.503008822942929">
            <text:p>12:04:20</text:p>
          </table:table-cell>
          <table:table-cell table:style-name="ce7" table:formula="of:=([.X185]*1440-[.W185]*4)/1440" office:value-type="float" office:value="0.200068376699638">
            <text:p>4:48:06</text:p>
          </table:table-cell>
          <table:table-cell table:style-name="ce7" table:formula="of:=([.X185]*1440+[.W185]*4)/1440" office:value-type="float" office:value="0.805949269186219">
            <text:p>19:20:34</text:p>
          </table:table-cell>
          <table:table-cell table:formula="of:=8*[.W185]" office:value-type="float" office:value="872.468485180677">
            <text:p>872.47</text:p>
          </table:table-cell>
          <table:table-cell table:formula="of:=MOD([.E185]*1440+[.V185]+4*[.$B$3]-60*[.$B$4];1440)" office:value-type="float" office:value="715.667294962183">
            <text:p>715.67</text:p>
          </table:table-cell>
          <table:table-cell table:formula="of:=IF([.AB185]/4&lt;0;[.AB185]/4+180;[.AB185]/4-180)" office:value-type="float" office:value="-1.08317625945432">
            <text:p>-1.08</text:p>
          </table:table-cell>
          <table:table-cell table:formula="of:=DEGREES(ACOS(SIN(RADIANS([.$B$2]))*SIN(RADIANS([.T185]))+COS(RADIANS([.$B$2]))*COS(RADIANS([.T185]))*COS(RADIANS([.AC185]))))" office:value-type="float" office:value="13.1254716083379">
            <text:p>13.13</text:p>
          </table:table-cell>
          <table:table-cell table:formula="of:=90-[.AD185]" office:value-type="float" office:value="76.8745283916621">
            <text:p>76.87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0376295466452021">
            <text:p>0</text:p>
          </table:table-cell>
          <table:table-cell table:formula="of:=[.AE185]+[.AF185]" office:value-type="float" office:value="76.8782913463267">
            <text:p>76.88</text:p>
          </table:table-cell>
          <table:table-cell table:formula="of:=IF([.AC185]&gt;0;MOD(DEGREES(ACOS(((SIN(RADIANS([.$B$2]))*COS(RADIANS([.AD185])))-SIN(RADIANS([.T185])))/(COS(RADIANS([.$B$2]))*SIN(RADIANS([.AD185])))))+180;360);MOD(540-DEGREES(ACOS(((SIN(RADIANS([.$B$2]))*COS(RADIANS([.AD185])))-SIN(RADIANS([.T185])))/(COS(RADIANS([.$B$2]))*SIN(RADIANS([.AD185])))));360))" office:value-type="float" office:value="175.602218982973">
            <text:p>175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5]+1" office:value-type="date" office:date-value="2026-07-04">
            <text:p>7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6]+2415018.5+[.E186]-[.$B$4]/24" office:value-type="float" office:value="2461226.29166667">
            <text:p>2461226.29</text:p>
          </table:table-cell>
          <table:table-cell table:style-name="ce9" table:formula="of:=([.F186]-2451545)/36525" office:value-type="float" office:value="0.265059320100384">
            <text:p>0.26505932</text:p>
          </table:table-cell>
          <table:table-cell/>
          <table:table-cell table:formula="of:=MOD(280.46646+[.G186]*(36000.76983+[.G186]*0.0003032);360)" office:value-type="float" office:value="102.806055531957">
            <text:p>102.81</text:p>
          </table:table-cell>
          <table:table-cell table:formula="of:=357.52911+[.G186]*(35999.05029-0.0001537*[.G186])" office:value-type="float" office:value="9899.4128933285">
            <text:p>9899.41</text:p>
          </table:table-cell>
          <table:table-cell table:formula="of:=0.016708634-[.G186]*(0.000042037+0.0000001267*[.G186])" office:value-type="float" office:value="0.0166974827998696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0192051096747927">
            <text:p>0.02</text:p>
          </table:table-cell>
          <table:table-cell table:formula="of:=[.I186]+[.L186]" office:value-type="float" office:value="102.825260641632">
            <text:p>102.83</text:p>
          </table:table-cell>
          <table:table-cell table:formula="of:=[.J186]+[.L186]" office:value-type="float" office:value="9899.43209843818">
            <text:p>9899.43</text:p>
          </table:table-cell>
          <table:table-cell table:formula="of:=(1.000001018*(1-[.K186]*[.K186]))/(1+[.K186]*COS(RADIANS([.N186])))" office:value-type="float" office:value="1.01669766974491">
            <text:p>1.02</text:p>
          </table:table-cell>
          <table:table-cell table:formula="of:=[.M186]-0.00569-0.00478*SIN(RADIANS(125.04-1934.136*[.G186]))" office:value-type="float" office:value="102.821786732356">
            <text:p>102.82</text:p>
          </table:table-cell>
          <table:table-cell table:formula="of:=23+(26+((21.448-[.G186]*(46.815+[.G186]*(0.00059-[.G186]*0.001813))))/60)/60" office:value-type="float" office:value="23.4358442334">
            <text:p>23.44</text:p>
          </table:table-cell>
          <table:table-cell table:formula="of:=[.Q186]+0.00256*COS(RADIANS(125.04-1934.136*[.G186]))" office:value-type="float" office:value="23.4381124844042">
            <text:p>23.44</text:p>
          </table:table-cell>
          <table:table-cell table:formula="of:=DEGREES(ATAN2(COS(RADIANS([.P186]));COS(RADIANS([.R186]))*SIN(RADIANS([.P186]))))" office:value-type="float" office:value="103.931680935933">
            <text:p>103.93</text:p>
          </table:table-cell>
          <table:table-cell table:formula="of:=DEGREES(ASIN(SIN(RADIANS([.R186]))*SIN(RADIANS([.P186]))))" office:value-type="float" office:value="22.8201766460572">
            <text:p>22.82</text:p>
          </table:table-cell>
          <table:table-cell table:formula="of:=TAN(RADIANS([.R186]/2))*TAN(RADIANS([.R186]/2))" office:value-type="float" office:value="0.0430300783642534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4.51129580185412">
            <text:p>-4.51</text:p>
          </table:table-cell>
          <table:table-cell table:formula="of:=DEGREES(ACOS(COS(RADIANS(90.833))/(COS(RADIANS([.$B$2]))*COS(RADIANS([.T186])))-TAN(RADIANS([.$B$2]))*TAN(RADIANS([.T186]))))" office:value-type="float" office:value="108.978149311022">
            <text:p>108.98</text:p>
          </table:table-cell>
          <table:table-cell table:style-name="ce7" table:formula="of:=(720-4*[.$B$3]-[.V186]+[.$B$4]*60)/1440" office:value-type="float" office:value="0.503132844306843">
            <text:p>12:04:31</text:p>
          </table:table-cell>
          <table:table-cell table:style-name="ce7" table:formula="of:=([.X186]*1440-[.W186]*4)/1440" office:value-type="float" office:value="0.200415762887337">
            <text:p>4:48:36</text:p>
          </table:table-cell>
          <table:table-cell table:style-name="ce7" table:formula="of:=([.X186]*1440+[.W186]*4)/1440" office:value-type="float" office:value="0.80584992572635">
            <text:p>19:20:25</text:p>
          </table:table-cell>
          <table:table-cell table:formula="of:=8*[.W186]" office:value-type="float" office:value="871.825194488179">
            <text:p>871.83</text:p>
          </table:table-cell>
          <table:table-cell table:formula="of:=MOD([.E186]*1440+[.V186]+4*[.$B$3]-60*[.$B$4];1440)" office:value-type="float" office:value="715.488704198146">
            <text:p>715.49</text:p>
          </table:table-cell>
          <table:table-cell table:formula="of:=IF([.AB186]/4&lt;0;[.AB186]/4+180;[.AB186]/4-180)" office:value-type="float" office:value="-1.12782395046352">
            <text:p>-1.13</text:p>
          </table:table-cell>
          <table:table-cell table:formula="of:=DEGREES(ACOS(SIN(RADIANS([.$B$2]))*SIN(RADIANS([.T186]))+COS(RADIANS([.$B$2]))*COS(RADIANS([.T186]))*COS(RADIANS([.AC186]))))" office:value-type="float" office:value="13.2160759705056">
            <text:p>13.22</text:p>
          </table:table-cell>
          <table:table-cell table:formula="of:=90-[.AD186]" office:value-type="float" office:value="76.7839240294944">
            <text:p>76.78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0378986803837326">
            <text:p>0</text:p>
          </table:table-cell>
          <table:table-cell table:formula="of:=[.AE186]+[.AF186]" office:value-type="float" office:value="76.7877138975328">
            <text:p>76.79</text:p>
          </table:table-cell>
          <table:table-cell table:formula="of:=IF([.AC186]&gt;0;MOD(DEGREES(ACOS(((SIN(RADIANS([.$B$2]))*COS(RADIANS([.AD186])))-SIN(RADIANS([.T186])))/(COS(RADIANS([.$B$2]))*SIN(RADIANS([.AD186])))))+180;360);MOD(540-DEGREES(ACOS(((SIN(RADIANS([.$B$2]))*COS(RADIANS([.AD186])))-SIN(RADIANS([.T186])))/(COS(RADIANS([.$B$2]))*SIN(RADIANS([.AD186])))));360))" office:value-type="float" office:value="175.44854356997">
            <text:p>175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6]+1" office:value-type="date" office:date-value="2026-07-05">
            <text:p>7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7]+2415018.5+[.E187]-[.$B$4]/24" office:value-type="float" office:value="2461227.29166667">
            <text:p>2461227.29</text:p>
          </table:table-cell>
          <table:table-cell table:style-name="ce9" table:formula="of:=([.F187]-2451545)/36525" office:value-type="float" office:value="0.265086698608255">
            <text:p>0.26508670</text:p>
          </table:table-cell>
          <table:table-cell/>
          <table:table-cell table:formula="of:=MOD(280.46646+[.G187]*(36000.76983+[.G187]*0.0003032);360)" office:value-type="float" office:value="103.791702896522">
            <text:p>103.79</text:p>
          </table:table-cell>
          <table:table-cell table:formula="of:=357.52911+[.G187]*(35999.05029-0.0001537*[.G187])" office:value-type="float" office:value="9900.398493608">
            <text:p>9900.4</text:p>
          </table:table-cell>
          <table:table-cell table:formula="of:=0.016708634-[.G187]*(0.000042037+0.0000001267*[.G187])" office:value-type="float" office:value="0.0166974816471203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-0.0130354178921348">
            <text:p>-0.01</text:p>
          </table:table-cell>
          <table:table-cell table:formula="of:=[.I187]+[.L187]" office:value-type="float" office:value="103.77866747863">
            <text:p>103.78</text:p>
          </table:table-cell>
          <table:table-cell table:formula="of:=[.J187]+[.L187]" office:value-type="float" office:value="9900.3854581901">
            <text:p>9900.39</text:p>
          </table:table-cell>
          <table:table-cell table:formula="of:=(1.000001018*(1-[.K187]*[.K187]))/(1+[.K187]*COS(RADIANS([.N187])))" office:value-type="float" office:value="1.01669812595407">
            <text:p>1.02</text:p>
          </table:table-cell>
          <table:table-cell table:formula="of:=[.M187]-0.00569-0.00478*SIN(RADIANS(125.04-1934.136*[.G187]))" office:value-type="float" office:value="103.775197482699">
            <text:p>103.78</text:p>
          </table:table-cell>
          <table:table-cell table:formula="of:=23+(26+((21.448-[.G187]*(46.815+[.G187]*(0.00059-[.G187]*0.001813))))/60)/60" office:value-type="float" office:value="23.4358438773659">
            <text:p>23.44</text:p>
          </table:table-cell>
          <table:table-cell table:formula="of:=[.Q187]+0.00256*COS(RADIANS(125.04-1934.136*[.G187]))" office:value-type="float" office:value="23.4381110304845">
            <text:p>23.44</text:p>
          </table:table-cell>
          <table:table-cell table:formula="of:=DEGREES(ATAN2(COS(RADIANS([.P187]));COS(RADIANS([.R187]))*SIN(RADIANS([.P187]))))" office:value-type="float" office:value="104.960595756284">
            <text:p>104.96</text:p>
          </table:table-cell>
          <table:table-cell table:formula="of:=DEGREES(ASIN(SIN(RADIANS([.R187]))*SIN(RADIANS([.P187]))))" office:value-type="float" office:value="22.7255700707997">
            <text:p>22.73</text:p>
          </table:table-cell>
          <table:table-cell table:formula="of:=TAN(RADIANS([.R187]/2))*TAN(RADIANS([.R187]/2))" office:value-type="float" office:value="0.0430300728738952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4.68436442459364">
            <text:p>-4.68</text:p>
          </table:table-cell>
          <table:table-cell table:formula="of:=DEGREES(ACOS(COS(RADIANS(90.833))/(COS(RADIANS([.$B$2]))*COS(RADIANS([.T187])))-TAN(RADIANS([.$B$2]))*TAN(RADIANS([.T187]))))" office:value-type="float" office:value="108.891856303402">
            <text:p>108.89</text:p>
          </table:table-cell>
          <table:table-cell table:style-name="ce7" table:formula="of:=(720-4*[.$B$3]-[.V187]+[.$B$4]*60)/1440" office:value-type="float" office:value="0.503253030850412">
            <text:p>12:04:41</text:p>
          </table:table-cell>
          <table:table-cell table:style-name="ce7" table:formula="of:=([.X187]*1440-[.W187]*4)/1440" office:value-type="float" office:value="0.200775652229851">
            <text:p>4:49:07</text:p>
          </table:table-cell>
          <table:table-cell table:style-name="ce7" table:formula="of:=([.X187]*1440+[.W187]*4)/1440" office:value-type="float" office:value="0.805730409470974">
            <text:p>19:20:15</text:p>
          </table:table-cell>
          <table:table-cell table:formula="of:=8*[.W187]" office:value-type="float" office:value="871.134850427217">
            <text:p>871.13</text:p>
          </table:table-cell>
          <table:table-cell table:formula="of:=MOD([.E187]*1440+[.V187]+4*[.$B$3]-60*[.$B$4];1440)" office:value-type="float" office:value="715.315635575406">
            <text:p>715.32</text:p>
          </table:table-cell>
          <table:table-cell table:formula="of:=IF([.AB187]/4&lt;0;[.AB187]/4+180;[.AB187]/4-180)" office:value-type="float" office:value="-1.17109110614842">
            <text:p>-1.17</text:p>
          </table:table-cell>
          <table:table-cell table:formula="of:=DEGREES(ACOS(SIN(RADIANS([.$B$2]))*SIN(RADIANS([.T187]))+COS(RADIANS([.$B$2]))*COS(RADIANS([.T187]))*COS(RADIANS([.AC187]))))" office:value-type="float" office:value="13.3132673160288">
            <text:p>13.31</text:p>
          </table:table-cell>
          <table:table-cell table:formula="of:=90-[.AD187]" office:value-type="float" office:value="76.6867326839712">
            <text:p>76.69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0381876017820857">
            <text:p>0</text:p>
          </table:table-cell>
          <table:table-cell table:formula="of:=[.AE187]+[.AF187]" office:value-type="float" office:value="76.6905514441494">
            <text:p>76.69</text:p>
          </table:table-cell>
          <table:table-cell table:formula="of:=IF([.AC187]&gt;0;MOD(DEGREES(ACOS(((SIN(RADIANS([.$B$2]))*COS(RADIANS([.AD187])))-SIN(RADIANS([.T187])))/(COS(RADIANS([.$B$2]))*SIN(RADIANS([.AD187])))))+180;360);MOD(540-DEGREES(ACOS(((SIN(RADIANS([.$B$2]))*COS(RADIANS([.AD187])))-SIN(RADIANS([.T187])))/(COS(RADIANS([.$B$2]))*SIN(RADIANS([.AD187])))));360))" office:value-type="float" office:value="175.304271609578">
            <text:p>175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7]+1" office:value-type="date" office:date-value="2026-07-06">
            <text:p>7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8]+2415018.5+[.E188]-[.$B$4]/24" office:value-type="float" office:value="2461228.29166667">
            <text:p>2461228.29</text:p>
          </table:table-cell>
          <table:table-cell table:style-name="ce9" table:formula="of:=([.F188]-2451545)/36525" office:value-type="float" office:value="0.265114077116126">
            <text:p>0.26511408</text:p>
          </table:table-cell>
          <table:table-cell/>
          <table:table-cell table:formula="of:=MOD(280.46646+[.G188]*(36000.76983+[.G188]*0.0003032);360)" office:value-type="float" office:value="104.777350261087">
            <text:p>104.78</text:p>
          </table:table-cell>
          <table:table-cell table:formula="of:=357.52911+[.G188]*(35999.05029-0.0001537*[.G188])" office:value-type="float" office:value="9901.38409388749">
            <text:p>9901.38</text:p>
          </table:table-cell>
          <table:table-cell table:formula="of:=0.016708634-[.G188]*(0.000042037+0.0000001267*[.G188])" office:value-type="float" office:value="0.0166974804943707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-0.0452723161591449">
            <text:p>-0.05</text:p>
          </table:table-cell>
          <table:table-cell table:formula="of:=[.I188]+[.L188]" office:value-type="float" office:value="104.732077944928">
            <text:p>104.73</text:p>
          </table:table-cell>
          <table:table-cell table:formula="of:=[.J188]+[.L188]" office:value-type="float" office:value="9901.33882157133">
            <text:p>9901.34</text:p>
          </table:table-cell>
          <table:table-cell table:formula="of:=(1.000001018*(1-[.K188]*[.K188]))/(1+[.K188]*COS(RADIANS([.N188])))" office:value-type="float" office:value="1.01669380241741">
            <text:p>1.02</text:p>
          </table:table-cell>
          <table:table-cell table:formula="of:=[.M188]-0.00569-0.00478*SIN(RADIANS(125.04-1934.136*[.G188]))" office:value-type="float" office:value="104.728611860446">
            <text:p>104.73</text:p>
          </table:table-cell>
          <table:table-cell table:formula="of:=23+(26+((21.448-[.G188]*(46.815+[.G188]*(0.00059-[.G188]*0.001813))))/60)/60" office:value-type="float" office:value="23.4358435213317">
            <text:p>23.44</text:p>
          </table:table-cell>
          <table:table-cell table:formula="of:=[.Q188]+0.00256*COS(RADIANS(125.04-1934.136*[.G188]))" office:value-type="float" office:value="23.4381095746282">
            <text:p>23.44</text:p>
          </table:table-cell>
          <table:table-cell table:formula="of:=DEGREES(ATAN2(COS(RADIANS([.P188]));COS(RADIANS([.R188]))*SIN(RADIANS([.P188]))))" office:value-type="float" office:value="105.988043018935">
            <text:p>105.99</text:p>
          </table:table-cell>
          <table:table-cell table:formula="of:=DEGREES(ASIN(SIN(RADIANS([.R188]))*SIN(RADIANS([.P188]))))" office:value-type="float" office:value="22.6243886299211">
            <text:p>22.62</text:p>
          </table:table-cell>
          <table:table-cell table:formula="of:=TAN(RADIANS([.R188]/2))*TAN(RADIANS([.R188]/2))" office:value-type="float" office:value="0.0430300673762245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4.8515851337555">
            <text:p>-4.85</text:p>
          </table:table-cell>
          <table:table-cell table:formula="of:=DEGREES(ACOS(COS(RADIANS(90.833))/(COS(RADIANS([.$B$2]))*COS(RADIANS([.T188])))-TAN(RADIANS([.$B$2]))*TAN(RADIANS([.T188]))))" office:value-type="float" office:value="108.799750812083">
            <text:p>108.8</text:p>
          </table:table-cell>
          <table:table-cell table:style-name="ce7" table:formula="of:=(720-4*[.$B$3]-[.V188]+[.$B$4]*60)/1440" office:value-type="float" office:value="0.503369156342886">
            <text:p>12:04:51</text:p>
          </table:table-cell>
          <table:table-cell table:style-name="ce7" table:formula="of:=([.X188]*1440-[.W188]*4)/1440" office:value-type="float" office:value="0.201147626309322">
            <text:p>4:49:39</text:p>
          </table:table-cell>
          <table:table-cell table:style-name="ce7" table:formula="of:=([.X188]*1440+[.W188]*4)/1440" office:value-type="float" office:value="0.805590686376449">
            <text:p>19:20:03</text:p>
          </table:table-cell>
          <table:table-cell table:formula="of:=8*[.W188]" office:value-type="float" office:value="870.398006496663">
            <text:p>870.4</text:p>
          </table:table-cell>
          <table:table-cell table:formula="of:=MOD([.E188]*1440+[.V188]+4*[.$B$3]-60*[.$B$4];1440)" office:value-type="float" office:value="715.148414866245">
            <text:p>715.15</text:p>
          </table:table-cell>
          <table:table-cell table:formula="of:=IF([.AB188]/4&lt;0;[.AB188]/4+180;[.AB188]/4-180)" office:value-type="float" office:value="-1.21289628343888">
            <text:p>-1.21</text:p>
          </table:table-cell>
          <table:table-cell table:formula="of:=DEGREES(ACOS(SIN(RADIANS([.$B$2]))*SIN(RADIANS([.T188]))+COS(RADIANS([.$B$2]))*COS(RADIANS([.T188]))*COS(RADIANS([.AC188]))))" office:value-type="float" office:value="13.4169886244253">
            <text:p>13.42</text:p>
          </table:table-cell>
          <table:table-cell table:formula="of:=90-[.AD188]" office:value-type="float" office:value="76.5830113755747">
            <text:p>76.58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0384961898690951">
            <text:p>0</text:p>
          </table:table-cell>
          <table:table-cell table:formula="of:=[.AE188]+[.AF188]" office:value-type="float" office:value="76.5868609945616">
            <text:p>76.59</text:p>
          </table:table-cell>
          <table:table-cell table:formula="of:=IF([.AC188]&gt;0;MOD(DEGREES(ACOS(((SIN(RADIANS([.$B$2]))*COS(RADIANS([.AD188])))-SIN(RADIANS([.T188])))/(COS(RADIANS([.$B$2]))*SIN(RADIANS([.AD188])))))+180;360);MOD(540-DEGREES(ACOS(((SIN(RADIANS([.$B$2]))*COS(RADIANS([.AD188])))-SIN(RADIANS([.T188])))/(COS(RADIANS([.$B$2]))*SIN(RADIANS([.AD188])))));360))" office:value-type="float" office:value="175.169707727521">
            <text:p>175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8]+1" office:value-type="date" office:date-value="2026-07-07">
            <text:p>7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9]+2415018.5+[.E189]-[.$B$4]/24" office:value-type="float" office:value="2461229.29166667">
            <text:p>2461229.29</text:p>
          </table:table-cell>
          <table:table-cell table:style-name="ce9" table:formula="of:=([.F189]-2451545)/36525" office:value-type="float" office:value="0.265141455623998">
            <text:p>0.26514146</text:p>
          </table:table-cell>
          <table:table-cell/>
          <table:table-cell table:formula="of:=MOD(280.46646+[.G189]*(36000.76983+[.G189]*0.0003032);360)" office:value-type="float" office:value="105.762997625654">
            <text:p>105.76</text:p>
          </table:table-cell>
          <table:table-cell table:formula="of:=357.52911+[.G189]*(35999.05029-0.0001537*[.G189])" office:value-type="float" office:value="9902.36969416698">
            <text:p>9902.37</text:p>
          </table:table-cell>
          <table:table-cell table:formula="of:=0.016708634-[.G189]*(0.000042037+0.0000001267*[.G189])" office:value-type="float" office:value="0.016697479341621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-0.0774966203507673">
            <text:p>-0.08</text:p>
          </table:table-cell>
          <table:table-cell table:formula="of:=[.I189]+[.L189]" office:value-type="float" office:value="105.685501005303">
            <text:p>105.69</text:p>
          </table:table-cell>
          <table:table-cell table:formula="of:=[.J189]+[.L189]" office:value-type="float" office:value="9902.29219754663">
            <text:p>9902.29</text:p>
          </table:table-cell>
          <table:table-cell table:formula="of:=(1.000001018*(1-[.K189]*[.K189]))/(1+[.K189]*COS(RADIANS([.N189])))" office:value-type="float" office:value="1.01668470029195">
            <text:p>1.02</text:p>
          </table:table-cell>
          <table:table-cell table:formula="of:=[.M189]-0.00569-0.00478*SIN(RADIANS(125.04-1934.136*[.G189]))" office:value-type="float" office:value="105.68203883037">
            <text:p>105.68</text:p>
          </table:table-cell>
          <table:table-cell table:formula="of:=23+(26+((21.448-[.G189]*(46.815+[.G189]*(0.00059-[.G189]*0.001813))))/60)/60" office:value-type="float" office:value="23.4358431652976">
            <text:p>23.44</text:p>
          </table:table-cell>
          <table:table-cell table:formula="of:=[.Q189]+0.00256*COS(RADIANS(125.04-1934.136*[.G189]))" office:value-type="float" office:value="23.4381081168364">
            <text:p>23.44</text:p>
          </table:table-cell>
          <table:table-cell table:formula="of:=DEGREES(ATAN2(COS(RADIANS([.P189]));COS(RADIANS([.R189]))*SIN(RADIANS([.P189]))))" office:value-type="float" office:value="107.013943916589">
            <text:p>107.01</text:p>
          </table:table-cell>
          <table:table-cell table:formula="of:=DEGREES(ASIN(SIN(RADIANS([.R189]))*SIN(RADIANS([.P189]))))" office:value-type="float" office:value="22.5166734082845">
            <text:p>22.52</text:p>
          </table:table-cell>
          <table:table-cell table:formula="of:=TAN(RADIANS([.R189]/2))*TAN(RADIANS([.R189]/2))" office:value-type="float" office:value="0.0430300618712448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5.0126413706717">
            <text:p>-5.01</text:p>
          </table:table-cell>
          <table:table-cell table:formula="of:=DEGREES(ACOS(COS(RADIANS(90.833))/(COS(RADIANS([.$B$2]))*COS(RADIANS([.T189])))-TAN(RADIANS([.$B$2]))*TAN(RADIANS([.T189]))))" office:value-type="float" office:value="108.701905737483">
            <text:p>108.7</text:p>
          </table:table-cell>
          <table:table-cell table:style-name="ce7" table:formula="of:=(720-4*[.$B$3]-[.V189]+[.$B$4]*60)/1440" office:value-type="float" office:value="0.503481000951855">
            <text:p>12:05:01</text:p>
          </table:table-cell>
          <table:table-cell table:style-name="ce7" table:formula="of:=([.X189]*1440-[.W189]*4)/1440" office:value-type="float" office:value="0.20153126279218">
            <text:p>4:50:12</text:p>
          </table:table-cell>
          <table:table-cell table:style-name="ce7" table:formula="of:=([.X189]*1440+[.W189]*4)/1440" office:value-type="float" office:value="0.805430739111531">
            <text:p>19:19:49</text:p>
          </table:table-cell>
          <table:table-cell table:formula="of:=8*[.W189]" office:value-type="float" office:value="869.615245899865">
            <text:p>869.62</text:p>
          </table:table-cell>
          <table:table-cell table:formula="of:=MOD([.E189]*1440+[.V189]+4*[.$B$3]-60*[.$B$4];1440)" office:value-type="float" office:value="714.987358629328">
            <text:p>714.99</text:p>
          </table:table-cell>
          <table:table-cell table:formula="of:=IF([.AB189]/4&lt;0;[.AB189]/4+180;[.AB189]/4-180)" office:value-type="float" office:value="-1.25316034266791">
            <text:p>-1.25</text:p>
          </table:table-cell>
          <table:table-cell table:formula="of:=DEGREES(ACOS(SIN(RADIANS([.$B$2]))*SIN(RADIANS([.T189]))+COS(RADIANS([.$B$2]))*COS(RADIANS([.T189]))*COS(RADIANS([.AC189]))))" office:value-type="float" office:value="13.5271809621206">
            <text:p>13.53</text:p>
          </table:table-cell>
          <table:table-cell table:formula="of:=90-[.AD189]" office:value-type="float" office:value="76.4728190378794">
            <text:p>76.47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038824321384373">
            <text:p>0</text:p>
          </table:table-cell>
          <table:table-cell table:formula="of:=[.AE189]+[.AF189]" office:value-type="float" office:value="76.4767014700179">
            <text:p>76.48</text:p>
          </table:table-cell>
          <table:table-cell table:formula="of:=IF([.AC189]&gt;0;MOD(DEGREES(ACOS(((SIN(RADIANS([.$B$2]))*COS(RADIANS([.AD189])))-SIN(RADIANS([.T189])))/(COS(RADIANS([.$B$2]))*SIN(RADIANS([.AD189])))))+180;360);MOD(540-DEGREES(ACOS(((SIN(RADIANS([.$B$2]))*COS(RADIANS([.AD189])))-SIN(RADIANS([.T189])))/(COS(RADIANS([.$B$2]))*SIN(RADIANS([.AD189])))));360))" office:value-type="float" office:value="175.045111092469">
            <text:p>175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9]+1" office:value-type="date" office:date-value="2026-07-08">
            <text:p>7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0]+2415018.5+[.E190]-[.$B$4]/24" office:value-type="float" office:value="2461230.29166667">
            <text:p>2461230.29</text:p>
          </table:table-cell>
          <table:table-cell table:style-name="ce9" table:formula="of:=([.F190]-2451545)/36525" office:value-type="float" office:value="0.265168834131869">
            <text:p>0.26516883</text:p>
          </table:table-cell>
          <table:table-cell/>
          <table:table-cell table:formula="of:=MOD(280.46646+[.G190]*(36000.76983+[.G190]*0.0003032);360)" office:value-type="float" office:value="106.748644990219">
            <text:p>106.75</text:p>
          </table:table-cell>
          <table:table-cell table:formula="of:=357.52911+[.G190]*(35999.05029-0.0001537*[.G190])" office:value-type="float" office:value="9903.35529444648">
            <text:p>9903.36</text:p>
          </table:table-cell>
          <table:table-cell table:formula="of:=0.016708634-[.G190]*(0.000042037+0.0000001267*[.G190])" office:value-type="float" office:value="0.0166974781888711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-0.109699368538073">
            <text:p>-0.11</text:p>
          </table:table-cell>
          <table:table-cell table:formula="of:=[.I190]+[.L190]" office:value-type="float" office:value="106.638945621681">
            <text:p>106.64</text:p>
          </table:table-cell>
          <table:table-cell table:formula="of:=[.J190]+[.L190]" office:value-type="float" office:value="9903.24559507794">
            <text:p>9903.25</text:p>
          </table:table-cell>
          <table:table-cell table:formula="of:=(1.000001018*(1-[.K190]*[.K190]))/(1+[.K190]*COS(RADIANS([.N190])))" office:value-type="float" office:value="1.01667082201284">
            <text:p>1.02</text:p>
          </table:table-cell>
          <table:table-cell table:formula="of:=[.M190]-0.00569-0.00478*SIN(RADIANS(125.04-1934.136*[.G190]))" office:value-type="float" office:value="106.635487354393">
            <text:p>106.64</text:p>
          </table:table-cell>
          <table:table-cell table:formula="of:=23+(26+((21.448-[.G190]*(46.815+[.G190]*(0.00059-[.G190]*0.001813))))/60)/60" office:value-type="float" office:value="23.4358428092634">
            <text:p>23.44</text:p>
          </table:table-cell>
          <table:table-cell table:formula="of:=[.Q190]+0.00256*COS(RADIANS(125.04-1934.136*[.G190]))" office:value-type="float" office:value="23.4381066571098">
            <text:p>23.44</text:p>
          </table:table-cell>
          <table:table-cell table:formula="of:=DEGREES(ATAN2(COS(RADIANS([.P190]));COS(RADIANS([.R190]))*SIN(RADIANS([.P190]))))" office:value-type="float" office:value="108.038222116734">
            <text:p>108.04</text:p>
          </table:table-cell>
          <table:table-cell table:formula="of:=DEGREES(ASIN(SIN(RADIANS([.R190]))*SIN(RADIANS([.P190]))))" office:value-type="float" office:value="22.4024677479316">
            <text:p>22.4</text:p>
          </table:table-cell>
          <table:table-cell table:formula="of:=TAN(RADIANS([.R190]/2))*TAN(RADIANS([.R190]/2))" office:value-type="float" office:value="0.0430300563589598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5.16722627301658">
            <text:p>-5.17</text:p>
          </table:table-cell>
          <table:table-cell table:formula="of:=DEGREES(ACOS(COS(RADIANS(90.833))/(COS(RADIANS([.$B$2]))*COS(RADIANS([.T190])))-TAN(RADIANS([.$B$2]))*TAN(RADIANS([.T190]))))" office:value-type="float" office:value="108.598397497435">
            <text:p>108.6</text:p>
          </table:table-cell>
          <table:table-cell table:style-name="ce7" table:formula="of:=(720-4*[.$B$3]-[.V190]+[.$B$4]*60)/1440" office:value-type="float" office:value="0.503588351578484">
            <text:p>12:05:10</text:p>
          </table:table-cell>
          <table:table-cell table:style-name="ce7" table:formula="of:=([.X190]*1440-[.W190]*4)/1440" office:value-type="float" office:value="0.20192613630783">
            <text:p>4:50:46</text:p>
          </table:table-cell>
          <table:table-cell table:style-name="ce7" table:formula="of:=([.X190]*1440+[.W190]*4)/1440" office:value-type="float" office:value="0.805250566849137">
            <text:p>19:19:34</text:p>
          </table:table-cell>
          <table:table-cell table:formula="of:=8*[.W190]" office:value-type="float" office:value="868.787179979482">
            <text:p>868.79</text:p>
          </table:table-cell>
          <table:table-cell table:formula="of:=MOD([.E190]*1440+[.V190]+4*[.$B$3]-60*[.$B$4];1440)" office:value-type="float" office:value="714.832773726983">
            <text:p>714.83</text:p>
          </table:table-cell>
          <table:table-cell table:formula="of:=IF([.AB190]/4&lt;0;[.AB190]/4+180;[.AB190]/4-180)" office:value-type="float" office:value="-1.29180656825415">
            <text:p>-1.29</text:p>
          </table:table-cell>
          <table:table-cell table:formula="of:=DEGREES(ACOS(SIN(RADIANS([.$B$2]))*SIN(RADIANS([.T190]))+COS(RADIANS([.$B$2]))*COS(RADIANS([.T190]))*COS(RADIANS([.AC190]))))" office:value-type="float" office:value="13.6437836950892">
            <text:p>13.64</text:p>
          </table:table-cell>
          <table:table-cell table:formula="of:=90-[.AD190]" office:value-type="float" office:value="76.3562163049108">
            <text:p>76.36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0391718714238752">
            <text:p>0</text:p>
          </table:table-cell>
          <table:table-cell table:formula="of:=[.AE190]+[.AF190]" office:value-type="float" office:value="76.3601334920532">
            <text:p>76.36</text:p>
          </table:table-cell>
          <table:table-cell table:formula="of:=IF([.AC190]&gt;0;MOD(DEGREES(ACOS(((SIN(RADIANS([.$B$2]))*COS(RADIANS([.AD190])))-SIN(RADIANS([.T190])))/(COS(RADIANS([.$B$2]))*SIN(RADIANS([.AD190])))))+180;360);MOD(540-DEGREES(ACOS(((SIN(RADIANS([.$B$2]))*COS(RADIANS([.AD190])))-SIN(RADIANS([.T190])))/(COS(RADIANS([.$B$2]))*SIN(RADIANS([.AD190])))));360))" office:value-type="float" office:value="174.930695866057">
            <text:p>17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0]+1" office:value-type="date" office:date-value="2026-07-09">
            <text:p>7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1]+2415018.5+[.E191]-[.$B$4]/24" office:value-type="float" office:value="2461231.29166667">
            <text:p>2461231.29</text:p>
          </table:table-cell>
          <table:table-cell table:style-name="ce9" table:formula="of:=([.F191]-2451545)/36525" office:value-type="float" office:value="0.26519621263974">
            <text:p>0.26519621</text:p>
          </table:table-cell>
          <table:table-cell/>
          <table:table-cell table:formula="of:=MOD(280.46646+[.G191]*(36000.76983+[.G191]*0.0003032);360)" office:value-type="float" office:value="107.734292354786">
            <text:p>107.73</text:p>
          </table:table-cell>
          <table:table-cell table:formula="of:=357.52911+[.G191]*(35999.05029-0.0001537*[.G191])" office:value-type="float" office:value="9904.34089472597">
            <text:p>9904.34</text:p>
          </table:table-cell>
          <table:table-cell table:formula="of:=0.016708634-[.G191]*(0.000042037+0.0000001267*[.G191])" office:value-type="float" office:value="0.016697477036121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-0.141871603664006">
            <text:p>-0.14</text:p>
          </table:table-cell>
          <table:table-cell table:formula="of:=[.I191]+[.L191]" office:value-type="float" office:value="107.592420751122">
            <text:p>107.59</text:p>
          </table:table-cell>
          <table:table-cell table:formula="of:=[.J191]+[.L191]" office:value-type="float" office:value="9904.1990231223">
            <text:p>9904.2</text:p>
          </table:table-cell>
          <table:table-cell table:formula="of:=(1.000001018*(1-[.K191]*[.K191]))/(1+[.K191]*COS(RADIANS([.N191])))" office:value-type="float" office:value="1.01665217129297">
            <text:p>1.02</text:p>
          </table:table-cell>
          <table:table-cell table:formula="of:=[.M191]-0.00569-0.00478*SIN(RADIANS(125.04-1934.136*[.G191]))" office:value-type="float" office:value="107.588966389574">
            <text:p>107.59</text:p>
          </table:table-cell>
          <table:table-cell table:formula="of:=23+(26+((21.448-[.G191]*(46.815+[.G191]*(0.00059-[.G191]*0.001813))))/60)/60" office:value-type="float" office:value="23.4358424532293">
            <text:p>23.44</text:p>
          </table:table-cell>
          <table:table-cell table:formula="of:=[.Q191]+0.00256*COS(RADIANS(125.04-1934.136*[.G191]))" office:value-type="float" office:value="23.4381051954495">
            <text:p>23.44</text:p>
          </table:table-cell>
          <table:table-cell table:formula="of:=DEGREES(ATAN2(COS(RADIANS([.P191]));COS(RADIANS([.R191]))*SIN(RADIANS([.P191]))))" office:value-type="float" office:value="109.060803870854">
            <text:p>109.06</text:p>
          </table:table-cell>
          <table:table-cell table:formula="of:=DEGREES(ASIN(SIN(RADIANS([.R191]))*SIN(RADIANS([.P191]))))" office:value-type="float" office:value="22.2818171946202">
            <text:p>22.28</text:p>
          </table:table-cell>
          <table:table-cell table:formula="of:=TAN(RADIANS([.R191]/2))*TAN(RADIANS([.R191]/2))" office:value-type="float" office:value="0.0430300508393728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5.31504313336226">
            <text:p>-5.32</text:p>
          </table:table-cell>
          <table:table-cell table:formula="of:=DEGREES(ACOS(COS(RADIANS(90.833))/(COS(RADIANS([.$B$2]))*COS(RADIANS([.T191])))-TAN(RADIANS([.$B$2]))*TAN(RADIANS([.T191]))))" office:value-type="float" office:value="108.489305825621">
            <text:p>108.49</text:p>
          </table:table-cell>
          <table:table-cell table:style-name="ce7" table:formula="of:=(720-4*[.$B$3]-[.V191]+[.$B$4]*60)/1440" office:value-type="float" office:value="0.503691002175946">
            <text:p>12:05:19</text:p>
          </table:table-cell>
          <table:table-cell table:style-name="ce7" table:formula="of:=([.X191]*1440-[.W191]*4)/1440" office:value-type="float" office:value="0.202331819326998">
            <text:p>4:51:21</text:p>
          </table:table-cell>
          <table:table-cell table:style-name="ce7" table:formula="of:=([.X191]*1440+[.W191]*4)/1440" office:value-type="float" office:value="0.805050185024894">
            <text:p>19:19:16</text:p>
          </table:table-cell>
          <table:table-cell table:formula="of:=8*[.W191]" office:value-type="float" office:value="867.914446604972">
            <text:p>867.91</text:p>
          </table:table-cell>
          <table:table-cell table:formula="of:=MOD([.E191]*1440+[.V191]+4*[.$B$3]-60*[.$B$4];1440)" office:value-type="float" office:value="714.684956866638">
            <text:p>714.68</text:p>
          </table:table-cell>
          <table:table-cell table:formula="of:=IF([.AB191]/4&lt;0;[.AB191]/4+180;[.AB191]/4-180)" office:value-type="float" office:value="-1.32876078334056">
            <text:p>-1.33</text:p>
          </table:table-cell>
          <table:table-cell table:formula="of:=DEGREES(ACOS(SIN(RADIANS([.$B$2]))*SIN(RADIANS([.T191]))+COS(RADIANS([.$B$2]))*COS(RADIANS([.T191]))*COS(RADIANS([.AC191]))))" office:value-type="float" office:value="13.7667346926684">
            <text:p>13.77</text:p>
          </table:table-cell>
          <table:table-cell table:formula="of:=90-[.AD191]" office:value-type="float" office:value="76.2332653073316">
            <text:p>76.23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039538714063408">
            <text:p>0</text:p>
          </table:table-cell>
          <table:table-cell table:formula="of:=[.AE191]+[.AF191]" office:value-type="float" office:value="76.2372191787379">
            <text:p>76.24</text:p>
          </table:table-cell>
          <table:table-cell table:formula="of:=IF([.AC191]&gt;0;MOD(DEGREES(ACOS(((SIN(RADIANS([.$B$2]))*COS(RADIANS([.AD191])))-SIN(RADIANS([.T191])))/(COS(RADIANS([.$B$2]))*SIN(RADIANS([.AD191])))))+180;360);MOD(540-DEGREES(ACOS(((SIN(RADIANS([.$B$2]))*COS(RADIANS([.AD191])))-SIN(RADIANS([.T191])))/(COS(RADIANS([.$B$2]))*SIN(RADIANS([.AD191])))));360))" office:value-type="float" office:value="174.826632000271">
            <text:p>17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1]+1" office:value-type="date" office:date-value="2026-07-10">
            <text:p>7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2]+2415018.5+[.E192]-[.$B$4]/24" office:value-type="float" office:value="2461232.29166667">
            <text:p>2461232.29</text:p>
          </table:table-cell>
          <table:table-cell table:style-name="ce9" table:formula="of:=([.F192]-2451545)/36525" office:value-type="float" office:value="0.265223591147612">
            <text:p>0.26522359</text:p>
          </table:table-cell>
          <table:table-cell/>
          <table:table-cell table:formula="of:=MOD(280.46646+[.G192]*(36000.76983+[.G192]*0.0003032);360)" office:value-type="float" office:value="108.719939719351">
            <text:p>108.72</text:p>
          </table:table-cell>
          <table:table-cell table:formula="of:=357.52911+[.G192]*(35999.05029-0.0001537*[.G192])" office:value-type="float" office:value="9905.32649500546">
            <text:p>9905.33</text:p>
          </table:table-cell>
          <table:table-cell table:formula="of:=0.016708634-[.G192]*(0.000042037+0.0000001267*[.G192])" office:value-type="float" office:value="0.0166974758833707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-0.174004375568403">
            <text:p>-0.17</text:p>
          </table:table-cell>
          <table:table-cell table:formula="of:=[.I192]+[.L192]" office:value-type="float" office:value="108.545935343782">
            <text:p>108.55</text:p>
          </table:table-cell>
          <table:table-cell table:formula="of:=[.J192]+[.L192]" office:value-type="float" office:value="9905.15249062989">
            <text:p>9905.15</text:p>
          </table:table-cell>
          <table:table-cell table:formula="of:=(1.000001018*(1-[.K192]*[.K192]))/(1+[.K192]*COS(RADIANS([.N192])))" office:value-type="float" office:value="1.01662875312225">
            <text:p>1.02</text:p>
          </table:table-cell>
          <table:table-cell table:formula="of:=[.M192]-0.00569-0.00478*SIN(RADIANS(125.04-1934.136*[.G192]))" office:value-type="float" office:value="108.542484886064">
            <text:p>108.54</text:p>
          </table:table-cell>
          <table:table-cell table:formula="of:=23+(26+((21.448-[.G192]*(46.815+[.G192]*(0.00059-[.G192]*0.001813))))/60)/60" office:value-type="float" office:value="23.4358420971951">
            <text:p>23.44</text:p>
          </table:table-cell>
          <table:table-cell table:formula="of:=[.Q192]+0.00256*COS(RADIANS(125.04-1934.136*[.G192]))" office:value-type="float" office:value="23.4381037318565">
            <text:p>23.44</text:p>
          </table:table-cell>
          <table:table-cell table:formula="of:=DEGREES(ATAN2(COS(RADIANS([.P192]));COS(RADIANS([.R192]))*SIN(RADIANS([.P192]))))" office:value-type="float" office:value="110.081618116591">
            <text:p>110.08</text:p>
          </table:table-cell>
          <table:table-cell table:formula="of:=DEGREES(ASIN(SIN(RADIANS([.R192]))*SIN(RADIANS([.P192]))))" office:value-type="float" office:value="22.1547694425435">
            <text:p>22.15</text:p>
          </table:table-cell>
          <table:table-cell table:formula="of:=TAN(RADIANS([.R192]/2))*TAN(RADIANS([.R192]/2))" office:value-type="float" office:value="0.0430300453124876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5.45580583258177">
            <text:p>-5.46</text:p>
          </table:table-cell>
          <table:table-cell table:formula="of:=DEGREES(ACOS(COS(RADIANS(90.833))/(COS(RADIANS([.$B$2]))*COS(RADIANS([.T192])))-TAN(RADIANS([.$B$2]))*TAN(RADIANS([.T192]))))" office:value-type="float" office:value="108.374713565119">
            <text:p>108.37</text:p>
          </table:table-cell>
          <table:table-cell table:style-name="ce7" table:formula="of:=(720-4*[.$B$3]-[.V192]+[.$B$4]*60)/1440" office:value-type="float" office:value="0.503788754050404">
            <text:p>12:05:27</text:p>
          </table:table-cell>
          <table:table-cell table:style-name="ce7" table:formula="of:=([.X192]*1440-[.W192]*4)/1440" office:value-type="float" office:value="0.202747883036185">
            <text:p>4:51:57</text:p>
          </table:table-cell>
          <table:table-cell table:style-name="ce7" table:formula="of:=([.X192]*1440+[.W192]*4)/1440" office:value-type="float" office:value="0.804829625064622">
            <text:p>19:18:57</text:p>
          </table:table-cell>
          <table:table-cell table:formula="of:=8*[.W192]" office:value-type="float" office:value="866.997708520949">
            <text:p>867</text:p>
          </table:table-cell>
          <table:table-cell table:formula="of:=MOD([.E192]*1440+[.V192]+4*[.$B$3]-60*[.$B$4];1440)" office:value-type="float" office:value="714.544194167418">
            <text:p>714.54</text:p>
          </table:table-cell>
          <table:table-cell table:formula="of:=IF([.AB192]/4&lt;0;[.AB192]/4+180;[.AB192]/4-180)" office:value-type="float" office:value="-1.36395145814544">
            <text:p>-1.36</text:p>
          </table:table-cell>
          <table:table-cell table:formula="of:=DEGREES(ACOS(SIN(RADIANS([.$B$2]))*SIN(RADIANS([.T192]))+COS(RADIANS([.$B$2]))*COS(RADIANS([.T192]))*COS(RADIANS([.AC192]))))" office:value-type="float" office:value="13.8959705209653">
            <text:p>13.9</text:p>
          </table:table-cell>
          <table:table-cell table:formula="of:=90-[.AD192]" office:value-type="float" office:value="76.1040294790347">
            <text:p>76.1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0399247229554816">
            <text:p>0</text:p>
          </table:table-cell>
          <table:table-cell table:formula="of:=[.AE192]+[.AF192]" office:value-type="float" office:value="76.1080219513302">
            <text:p>76.11</text:p>
          </table:table-cell>
          <table:table-cell table:formula="of:=IF([.AC192]&gt;0;MOD(DEGREES(ACOS(((SIN(RADIANS([.$B$2]))*COS(RADIANS([.AD192])))-SIN(RADIANS([.T192])))/(COS(RADIANS([.$B$2]))*SIN(RADIANS([.AD192])))))+180;360);MOD(540-DEGREES(ACOS(((SIN(RADIANS([.$B$2]))*COS(RADIANS([.AD192])))-SIN(RADIANS([.T192])))/(COS(RADIANS([.$B$2]))*SIN(RADIANS([.AD192])))));360))" office:value-type="float" office:value="174.733046347816">
            <text:p>174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2]+1" office:value-type="date" office:date-value="2026-07-11">
            <text:p>7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3]+2415018.5+[.E193]-[.$B$4]/24" office:value-type="float" office:value="2461233.29166667">
            <text:p>2461233.29</text:p>
          </table:table-cell>
          <table:table-cell table:style-name="ce9" table:formula="of:=([.F193]-2451545)/36525" office:value-type="float" office:value="0.265250969655483">
            <text:p>0.26525097</text:p>
          </table:table-cell>
          <table:table-cell/>
          <table:table-cell table:formula="of:=MOD(280.46646+[.G193]*(36000.76983+[.G193]*0.0003032);360)" office:value-type="float" office:value="109.705587083919">
            <text:p>109.71</text:p>
          </table:table-cell>
          <table:table-cell table:formula="of:=357.52911+[.G193]*(35999.05029-0.0001537*[.G193])" office:value-type="float" office:value="9906.31209528495">
            <text:p>9906.31</text:p>
          </table:table-cell>
          <table:table-cell table:formula="of:=0.016708634-[.G193]*(0.000042037+0.0000001267*[.G193])" office:value-type="float" office:value="0.0166974747306202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-0.206088743013775">
            <text:p>-0.21</text:p>
          </table:table-cell>
          <table:table-cell table:formula="of:=[.I193]+[.L193]" office:value-type="float" office:value="109.499498340906">
            <text:p>109.5</text:p>
          </table:table-cell>
          <table:table-cell table:formula="of:=[.J193]+[.L193]" office:value-type="float" office:value="9906.10600654194">
            <text:p>9906.11</text:p>
          </table:table-cell>
          <table:table-cell table:formula="of:=(1.000001018*(1-[.K193]*[.K193]))/(1+[.K193]*COS(RADIANS([.N193])))" office:value-type="float" office:value="1.01660057376676">
            <text:p>1.02</text:p>
          </table:table-cell>
          <table:table-cell table:formula="of:=[.M193]-0.00569-0.00478*SIN(RADIANS(125.04-1934.136*[.G193]))" office:value-type="float" office:value="109.496051785105">
            <text:p>109.5</text:p>
          </table:table-cell>
          <table:table-cell table:formula="of:=23+(26+((21.448-[.G193]*(46.815+[.G193]*(0.00059-[.G193]*0.001813))))/60)/60" office:value-type="float" office:value="23.435841741161">
            <text:p>23.44</text:p>
          </table:table-cell>
          <table:table-cell table:formula="of:=[.Q193]+0.00256*COS(RADIANS(125.04-1934.136*[.G193]))" office:value-type="float" office:value="23.4381022663316">
            <text:p>23.44</text:p>
          </table:table-cell>
          <table:table-cell table:formula="of:=DEGREES(ATAN2(COS(RADIANS([.P193]));COS(RADIANS([.R193]))*SIN(RADIANS([.P193]))))" office:value-type="float" office:value="111.100596572789">
            <text:p>111.1</text:p>
          </table:table-cell>
          <table:table-cell table:formula="of:=DEGREES(ASIN(SIN(RADIANS([.R193]))*SIN(RADIANS([.P193]))))" office:value-type="float" office:value="22.0213742774064">
            <text:p>22.02</text:p>
          </table:table-cell>
          <table:table-cell table:formula="of:=TAN(RADIANS([.R193]/2))*TAN(RADIANS([.R193]/2))" office:value-type="float" office:value="0.0430300397783077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5.58923924724507">
            <text:p>-5.59</text:p>
          </table:table-cell>
          <table:table-cell table:formula="of:=DEGREES(ACOS(COS(RADIANS(90.833))/(COS(RADIANS([.$B$2]))*COS(RADIANS([.T193])))-TAN(RADIANS([.$B$2]))*TAN(RADIANS([.T193]))))" office:value-type="float" office:value="108.254706458059">
            <text:p>108.25</text:p>
          </table:table-cell>
          <table:table-cell table:style-name="ce7" table:formula="of:=(720-4*[.$B$3]-[.V193]+[.$B$4]*60)/1440" office:value-type="float" office:value="0.50388141614392">
            <text:p>12:05:35</text:p>
          </table:table-cell>
          <table:table-cell table:style-name="ce7" table:formula="of:=([.X193]*1440-[.W193]*4)/1440" office:value-type="float" office:value="0.203173898204868">
            <text:p>4:52:34</text:p>
          </table:table-cell>
          <table:table-cell table:style-name="ce7" table:formula="of:=([.X193]*1440+[.W193]*4)/1440" office:value-type="float" office:value="0.804588934082973">
            <text:p>19:18:36</text:p>
          </table:table-cell>
          <table:table-cell table:formula="of:=8*[.W193]" office:value-type="float" office:value="866.037651664472">
            <text:p>866.04</text:p>
          </table:table-cell>
          <table:table-cell table:formula="of:=MOD([.E193]*1440+[.V193]+4*[.$B$3]-60*[.$B$4];1440)" office:value-type="float" office:value="714.410760752755">
            <text:p>714.41</text:p>
          </table:table-cell>
          <table:table-cell table:formula="of:=IF([.AB193]/4&lt;0;[.AB193]/4+180;[.AB193]/4-180)" office:value-type="float" office:value="-1.39730981181125">
            <text:p>-1.4</text:p>
          </table:table-cell>
          <table:table-cell table:formula="of:=DEGREES(ACOS(SIN(RADIANS([.$B$2]))*SIN(RADIANS([.T193]))+COS(RADIANS([.$B$2]))*COS(RADIANS([.T193]))*COS(RADIANS([.AC193]))))" office:value-type="float" office:value="14.0314266245713">
            <text:p>14.03</text:p>
          </table:table-cell>
          <table:table-cell table:formula="of:=90-[.AD193]" office:value-type="float" office:value="75.9685733754287">
            <text:p>75.97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0403297718957355">
            <text:p>0</text:p>
          </table:table-cell>
          <table:table-cell table:formula="of:=[.AE193]+[.AF193]" office:value-type="float" office:value="75.9726063526183">
            <text:p>75.97</text:p>
          </table:table-cell>
          <table:table-cell table:formula="of:=IF([.AC193]&gt;0;MOD(DEGREES(ACOS(((SIN(RADIANS([.$B$2]))*COS(RADIANS([.AD193])))-SIN(RADIANS([.T193])))/(COS(RADIANS([.$B$2]))*SIN(RADIANS([.AD193])))))+180;360);MOD(540-DEGREES(ACOS(((SIN(RADIANS([.$B$2]))*COS(RADIANS([.AD193])))-SIN(RADIANS([.T193])))/(COS(RADIANS([.$B$2]))*SIN(RADIANS([.AD193])))));360))" office:value-type="float" office:value="174.650024048987">
            <text:p>174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3]+1" office:value-type="date" office:date-value="2026-07-12">
            <text:p>7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4]+2415018.5+[.E194]-[.$B$4]/24" office:value-type="float" office:value="2461234.29166667">
            <text:p>2461234.29</text:p>
          </table:table-cell>
          <table:table-cell table:style-name="ce9" table:formula="of:=([.F194]-2451545)/36525" office:value-type="float" office:value="0.265278348163354">
            <text:p>0.26527835</text:p>
          </table:table-cell>
          <table:table-cell/>
          <table:table-cell table:formula="of:=MOD(280.46646+[.G194]*(36000.76983+[.G194]*0.0003032);360)" office:value-type="float" office:value="110.691234448488">
            <text:p>110.69</text:p>
          </table:table-cell>
          <table:table-cell table:formula="of:=357.52911+[.G194]*(35999.05029-0.0001537*[.G194])" office:value-type="float" office:value="9907.29769556445">
            <text:p>9907.3</text:p>
          </table:table-cell>
          <table:table-cell table:formula="of:=0.016708634-[.G194]*(0.000042037+0.0000001267*[.G194])" office:value-type="float" office:value="0.0166974735778696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-0.238115775710304">
            <text:p>-0.24</text:p>
          </table:table-cell>
          <table:table-cell table:formula="of:=[.I194]+[.L194]" office:value-type="float" office:value="110.453118672778">
            <text:p>110.45</text:p>
          </table:table-cell>
          <table:table-cell table:formula="of:=[.J194]+[.L194]" office:value-type="float" office:value="9907.05957978874">
            <text:p>9907.06</text:p>
          </table:table-cell>
          <table:table-cell table:formula="of:=(1.000001018*(1-[.K194]*[.K194]))/(1+[.K194]*COS(RADIANS([.N194])))" office:value-type="float" office:value="1.01656764076757">
            <text:p>1.02</text:p>
          </table:table-cell>
          <table:table-cell table:formula="of:=[.M194]-0.00569-0.00478*SIN(RADIANS(125.04-1934.136*[.G194]))" office:value-type="float" office:value="110.449676016977">
            <text:p>110.45</text:p>
          </table:table-cell>
          <table:table-cell table:formula="of:=23+(26+((21.448-[.G194]*(46.815+[.G194]*(0.00059-[.G194]*0.001813))))/60)/60" office:value-type="float" office:value="23.4358413851268">
            <text:p>23.44</text:p>
          </table:table-cell>
          <table:table-cell table:formula="of:=[.Q194]+0.00256*COS(RADIANS(125.04-1934.136*[.G194]))" office:value-type="float" office:value="23.4381007988758">
            <text:p>23.44</text:p>
          </table:table-cell>
          <table:table-cell table:formula="of:=DEGREES(ATAN2(COS(RADIANS([.P194]));COS(RADIANS([.R194]))*SIN(RADIANS([.P194]))))" office:value-type="float" office:value="112.117673827242">
            <text:p>112.12</text:p>
          </table:table-cell>
          <table:table-cell table:formula="of:=DEGREES(ASIN(SIN(RADIANS([.R194]))*SIN(RADIANS([.P194]))))" office:value-type="float" office:value="21.8816835180559">
            <text:p>21.88</text:p>
          </table:table-cell>
          <table:table-cell table:formula="of:=TAN(RADIANS([.R194]/2))*TAN(RADIANS([.R194]/2))" office:value-type="float" office:value="0.0430300342368367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5.71507963022672">
            <text:p>-5.72</text:p>
          </table:table-cell>
          <table:table-cell table:formula="of:=DEGREES(ACOS(COS(RADIANS(90.833))/(COS(RADIANS([.$B$2]))*COS(RADIANS([.T194])))-TAN(RADIANS([.$B$2]))*TAN(RADIANS([.T194]))))" office:value-type="float" office:value="108.129372932423">
            <text:p>108.13</text:p>
          </table:table-cell>
          <table:table-cell table:style-name="ce7" table:formula="of:=(720-4*[.$B$3]-[.V194]+[.$B$4]*60)/1440" office:value-type="float" office:value="0.503968805298769">
            <text:p>12:05:43</text:p>
          </table:table-cell>
          <table:table-cell table:style-name="ce7" table:formula="of:=([.X194]*1440-[.W194]*4)/1440" office:value-type="float" office:value="0.203609436042038">
            <text:p>4:53:12</text:p>
          </table:table-cell>
          <table:table-cell table:style-name="ce7" table:formula="of:=([.X194]*1440+[.W194]*4)/1440" office:value-type="float" office:value="0.804328174555499">
            <text:p>19:18:14</text:p>
          </table:table-cell>
          <table:table-cell table:formula="of:=8*[.W194]" office:value-type="float" office:value="865.034983459384">
            <text:p>865.03</text:p>
          </table:table-cell>
          <table:table-cell table:formula="of:=MOD([.E194]*1440+[.V194]+4*[.$B$3]-60*[.$B$4];1440)" office:value-type="float" office:value="714.284920369773">
            <text:p>714.28</text:p>
          </table:table-cell>
          <table:table-cell table:formula="of:=IF([.AB194]/4&lt;0;[.AB194]/4+180;[.AB194]/4-180)" office:value-type="float" office:value="-1.42876990755667">
            <text:p>-1.43</text:p>
          </table:table-cell>
          <table:table-cell table:formula="of:=DEGREES(ACOS(SIN(RADIANS([.$B$2]))*SIN(RADIANS([.T194]))+COS(RADIANS([.$B$2]))*COS(RADIANS([.T194]))*COS(RADIANS([.AC194]))))" office:value-type="float" office:value="14.1730374955589">
            <text:p>14.17</text:p>
          </table:table-cell>
          <table:table-cell table:formula="of:=90-[.AD194]" office:value-type="float" office:value="75.8269625044411">
            <text:p>75.83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0407537353558877">
            <text:p>0</text:p>
          </table:table-cell>
          <table:table-cell table:formula="of:=[.AE194]+[.AF194]" office:value-type="float" office:value="75.8310378779766">
            <text:p>75.83</text:p>
          </table:table-cell>
          <table:table-cell table:formula="of:=IF([.AC194]&gt;0;MOD(DEGREES(ACOS(((SIN(RADIANS([.$B$2]))*COS(RADIANS([.AD194])))-SIN(RADIANS([.T194])))/(COS(RADIANS([.$B$2]))*SIN(RADIANS([.AD194])))))+180;360);MOD(540-DEGREES(ACOS(((SIN(RADIANS([.$B$2]))*COS(RADIANS([.AD194])))-SIN(RADIANS([.T194])))/(COS(RADIANS([.$B$2]))*SIN(RADIANS([.AD194])))));360))" office:value-type="float" office:value="174.577610157611">
            <text:p>174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4]+1" office:value-type="date" office:date-value="2026-07-13">
            <text:p>7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5]+2415018.5+[.E195]-[.$B$4]/24" office:value-type="float" office:value="2461235.29166667">
            <text:p>2461235.29</text:p>
          </table:table-cell>
          <table:table-cell table:style-name="ce9" table:formula="of:=([.F195]-2451545)/36525" office:value-type="float" office:value="0.265305726671225">
            <text:p>0.26530573</text:p>
          </table:table-cell>
          <table:table-cell/>
          <table:table-cell table:formula="of:=MOD(280.46646+[.G195]*(36000.76983+[.G195]*0.0003032);360)" office:value-type="float" office:value="111.676881813057">
            <text:p>111.68</text:p>
          </table:table-cell>
          <table:table-cell table:formula="of:=357.52911+[.G195]*(35999.05029-0.0001537*[.G195])" office:value-type="float" office:value="9908.28329584394">
            <text:p>9908.28</text:p>
          </table:table-cell>
          <table:table-cell table:formula="of:=0.016708634-[.G195]*(0.000042037+0.0000001267*[.G195])" office:value-type="float" office:value="0.0166974724251187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-0.270076556341328">
            <text:p>-0.27</text:p>
          </table:table-cell>
          <table:table-cell table:formula="of:=[.I195]+[.L195]" office:value-type="float" office:value="111.406805256715">
            <text:p>111.41</text:p>
          </table:table-cell>
          <table:table-cell table:formula="of:=[.J195]+[.L195]" office:value-type="float" office:value="9908.0132192876">
            <text:p>9908.01</text:p>
          </table:table-cell>
          <table:table-cell table:formula="of:=(1.000001018*(1-[.K195]*[.K195]))/(1+[.K195]*COS(RADIANS([.N195])))" office:value-type="float" office:value="1.01652996293936">
            <text:p>1.02</text:p>
          </table:table-cell>
          <table:table-cell table:formula="of:=[.M195]-0.00569-0.00478*SIN(RADIANS(125.04-1934.136*[.G195]))" office:value-type="float" office:value="111.403366498996">
            <text:p>111.4</text:p>
          </table:table-cell>
          <table:table-cell table:formula="of:=23+(26+((21.448-[.G195]*(46.815+[.G195]*(0.00059-[.G195]*0.001813))))/60)/60" office:value-type="float" office:value="23.4358410290927">
            <text:p>23.44</text:p>
          </table:table-cell>
          <table:table-cell table:formula="of:=[.Q195]+0.00256*COS(RADIANS(125.04-1934.136*[.G195]))" office:value-type="float" office:value="23.4380993294901">
            <text:p>23.44</text:p>
          </table:table-cell>
          <table:table-cell table:formula="of:=DEGREES(ATAN2(COS(RADIANS([.P195]));COS(RADIANS([.R195]))*SIN(RADIANS([.P195]))))" office:value-type="float" office:value="113.132787417134">
            <text:p>113.13</text:p>
          </table:table-cell>
          <table:table-cell table:formula="of:=DEGREES(ASIN(SIN(RADIANS([.R195]))*SIN(RADIANS([.P195]))))" office:value-type="float" office:value="21.7357509568444">
            <text:p>21.74</text:p>
          </table:table-cell>
          <table:table-cell table:formula="of:=TAN(RADIANS([.R195]/2))*TAN(RADIANS([.R195]/2))" office:value-type="float" office:value="0.0430300286880781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5.83307496387099">
            <text:p>-5.83</text:p>
          </table:table-cell>
          <table:table-cell table:formula="of:=DEGREES(ACOS(COS(RADIANS(90.833))/(COS(RADIANS([.$B$2]))*COS(RADIANS([.T195])))-TAN(RADIANS([.$B$2]))*TAN(RADIANS([.T195]))))" office:value-type="float" office:value="107.998803886945">
            <text:p>108</text:p>
          </table:table-cell>
          <table:table-cell table:style-name="ce7" table:formula="of:=(720-4*[.$B$3]-[.V195]+[.$B$4]*60)/1440" office:value-type="float" office:value="0.504050746502688">
            <text:p>12:05:50</text:p>
          </table:table-cell>
          <table:table-cell table:style-name="ce7" table:formula="of:=([.X195]*1440-[.W195]*4)/1440" office:value-type="float" office:value="0.204054069038952">
            <text:p>4:53:50</text:p>
          </table:table-cell>
          <table:table-cell table:style-name="ce7" table:formula="of:=([.X195]*1440+[.W195]*4)/1440" office:value-type="float" office:value="0.804047423966424">
            <text:p>19:17:50</text:p>
          </table:table-cell>
          <table:table-cell table:formula="of:=8*[.W195]" office:value-type="float" office:value="863.990431095561">
            <text:p>863.99</text:p>
          </table:table-cell>
          <table:table-cell table:formula="of:=MOD([.E195]*1440+[.V195]+4*[.$B$3]-60*[.$B$4];1440)" office:value-type="float" office:value="714.166925036129">
            <text:p>714.17</text:p>
          </table:table-cell>
          <table:table-cell table:formula="of:=IF([.AB195]/4&lt;0;[.AB195]/4+180;[.AB195]/4-180)" office:value-type="float" office:value="-1.45826874096775">
            <text:p>-1.46</text:p>
          </table:table-cell>
          <table:table-cell table:formula="of:=DEGREES(ACOS(SIN(RADIANS([.$B$2]))*SIN(RADIANS([.T195]))+COS(RADIANS([.$B$2]))*COS(RADIANS([.T195]))*COS(RADIANS([.AC195]))))" office:value-type="float" office:value="14.3207368290244">
            <text:p>14.32</text:p>
          </table:table-cell>
          <table:table-cell table:formula="of:=90-[.AD195]" office:value-type="float" office:value="75.6792631709756">
            <text:p>75.68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0411964889809561">
            <text:p>0</text:p>
          </table:table-cell>
          <table:table-cell table:formula="of:=[.AE195]+[.AF195]" office:value-type="float" office:value="75.6833828198737">
            <text:p>75.68</text:p>
          </table:table-cell>
          <table:table-cell table:formula="of:=IF([.AC195]&gt;0;MOD(DEGREES(ACOS(((SIN(RADIANS([.$B$2]))*COS(RADIANS([.AD195])))-SIN(RADIANS([.T195])))/(COS(RADIANS([.$B$2]))*SIN(RADIANS([.AD195])))))+180;360);MOD(540-DEGREES(ACOS(((SIN(RADIANS([.$B$2]))*COS(RADIANS([.AD195])))-SIN(RADIANS([.T195])))/(COS(RADIANS([.$B$2]))*SIN(RADIANS([.AD195])))));360))" office:value-type="float" office:value="174.515811468535">
            <text:p>174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5]+1" office:value-type="date" office:date-value="2026-07-14">
            <text:p>7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6]+2415018.5+[.E196]-[.$B$4]/24" office:value-type="float" office:value="2461236.29166667">
            <text:p>2461236.29</text:p>
          </table:table-cell>
          <table:table-cell table:style-name="ce9" table:formula="of:=([.F196]-2451545)/36525" office:value-type="float" office:value="0.265333105179097">
            <text:p>0.26533311</text:p>
          </table:table-cell>
          <table:table-cell/>
          <table:table-cell table:formula="of:=MOD(280.46646+[.G196]*(36000.76983+[.G196]*0.0003032);360)" office:value-type="float" office:value="112.662529177625">
            <text:p>112.66</text:p>
          </table:table-cell>
          <table:table-cell table:formula="of:=357.52911+[.G196]*(35999.05029-0.0001537*[.G196])" office:value-type="float" office:value="9909.26889612343">
            <text:p>9909.27</text:p>
          </table:table-cell>
          <table:table-cell table:formula="of:=0.016708634-[.G196]*(0.000042037+0.0000001267*[.G196])" office:value-type="float" office:value="0.0166974712723677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-0.301962182589114">
            <text:p>-0.3</text:p>
          </table:table-cell>
          <table:table-cell table:formula="of:=[.I196]+[.L196]" office:value-type="float" office:value="112.360566995036">
            <text:p>112.36</text:p>
          </table:table-cell>
          <table:table-cell table:formula="of:=[.J196]+[.L196]" office:value-type="float" office:value="9908.96693394084">
            <text:p>9908.97</text:p>
          </table:table-cell>
          <table:table-cell table:formula="of:=(1.000001018*(1-[.K196]*[.K196]))/(1+[.K196]*COS(RADIANS([.N196])))" office:value-type="float" office:value="1.01648755036886">
            <text:p>1.02</text:p>
          </table:table-cell>
          <table:table-cell table:formula="of:=[.M196]-0.00569-0.00478*SIN(RADIANS(125.04-1934.136*[.G196]))" office:value-type="float" office:value="112.357132133475">
            <text:p>112.36</text:p>
          </table:table-cell>
          <table:table-cell table:formula="of:=23+(26+((21.448-[.G196]*(46.815+[.G196]*(0.00059-[.G196]*0.001813))))/60)/60" office:value-type="float" office:value="23.4358406730585">
            <text:p>23.44</text:p>
          </table:table-cell>
          <table:table-cell table:formula="of:=[.Q196]+0.00256*COS(RADIANS(125.04-1934.136*[.G196]))" office:value-type="float" office:value="23.4380978581754">
            <text:p>23.44</text:p>
          </table:table-cell>
          <table:table-cell table:formula="of:=DEGREES(ATAN2(COS(RADIANS([.P196]));COS(RADIANS([.R196]))*SIN(RADIANS([.P196]))))" office:value-type="float" office:value="114.145877902088">
            <text:p>114.15</text:p>
          </table:table-cell>
          <table:table-cell table:formula="of:=DEGREES(ASIN(SIN(RADIANS([.R196]))*SIN(RADIANS([.P196]))))" office:value-type="float" office:value="21.5836322989211">
            <text:p>21.58</text:p>
          </table:table-cell>
          <table:table-cell table:formula="of:=TAN(RADIANS([.R196]/2))*TAN(RADIANS([.R196]/2))" office:value-type="float" office:value="0.0430300231320356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5.94298528513766">
            <text:p>-5.94</text:p>
          </table:table-cell>
          <table:table-cell table:formula="of:=DEGREES(ACOS(COS(RADIANS(90.833))/(COS(RADIANS([.$B$2]))*COS(RADIANS([.T196])))-TAN(RADIANS([.$B$2]))*TAN(RADIANS([.T196]))))" office:value-type="float" office:value="107.8630924751">
            <text:p>107.86</text:p>
          </table:table-cell>
          <table:table-cell table:style-name="ce7" table:formula="of:=(720-4*[.$B$3]-[.V196]+[.$B$4]*60)/1440" office:value-type="float" office:value="0.504127073114679">
            <text:p>12:05:57</text:p>
          </table:table-cell>
          <table:table-cell table:style-name="ce7" table:formula="of:=([.X196]*1440-[.W196]*4)/1440" office:value-type="float" office:value="0.204507371794956">
            <text:p>4:54:29</text:p>
          </table:table-cell>
          <table:table-cell table:style-name="ce7" table:formula="of:=([.X196]*1440+[.W196]*4)/1440" office:value-type="float" office:value="0.803746774434402">
            <text:p>19:17:24</text:p>
          </table:table-cell>
          <table:table-cell table:formula="of:=8*[.W196]" office:value-type="float" office:value="862.904739800803">
            <text:p>862.9</text:p>
          </table:table-cell>
          <table:table-cell table:formula="of:=MOD([.E196]*1440+[.V196]+4*[.$B$3]-60*[.$B$4];1440)" office:value-type="float" office:value="714.057014714862">
            <text:p>714.06</text:p>
          </table:table-cell>
          <table:table-cell table:formula="of:=IF([.AB196]/4&lt;0;[.AB196]/4+180;[.AB196]/4-180)" office:value-type="float" office:value="-1.48574632128441">
            <text:p>-1.49</text:p>
          </table:table-cell>
          <table:table-cell table:formula="of:=DEGREES(ACOS(SIN(RADIANS([.$B$2]))*SIN(RADIANS([.T196]))+COS(RADIANS([.$B$2]))*COS(RADIANS([.T196]))*COS(RADIANS([.AC196]))))" office:value-type="float" office:value="14.4744576646792">
            <text:p>14.47</text:p>
          </table:table-cell>
          <table:table-cell table:formula="of:=90-[.AD196]" office:value-type="float" office:value="75.5255423353208">
            <text:p>75.53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416579100491759">
            <text:p>0</text:p>
          </table:table-cell>
          <table:table-cell table:formula="of:=[.AE196]+[.AF196]" office:value-type="float" office:value="75.5297081263257">
            <text:p>75.53</text:p>
          </table:table-cell>
          <table:table-cell table:formula="of:=IF([.AC196]&gt;0;MOD(DEGREES(ACOS(((SIN(RADIANS([.$B$2]))*COS(RADIANS([.AD196])))-SIN(RADIANS([.T196])))/(COS(RADIANS([.$B$2]))*SIN(RADIANS([.AD196])))))+180;360);MOD(540-DEGREES(ACOS(((SIN(RADIANS([.$B$2]))*COS(RADIANS([.AD196])))-SIN(RADIANS([.T196])))/(COS(RADIANS([.$B$2]))*SIN(RADIANS([.AD196])))));360))" office:value-type="float" office:value="174.464598509649">
            <text:p>174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6]+1" office:value-type="date" office:date-value="2026-07-15">
            <text:p>7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7]+2415018.5+[.E197]-[.$B$4]/24" office:value-type="float" office:value="2461237.29166667">
            <text:p>2461237.29</text:p>
          </table:table-cell>
          <table:table-cell table:style-name="ce9" table:formula="of:=([.F197]-2451545)/36525" office:value-type="float" office:value="0.265360483686968">
            <text:p>0.26536048</text:p>
          </table:table-cell>
          <table:table-cell/>
          <table:table-cell table:formula="of:=MOD(280.46646+[.G197]*(36000.76983+[.G197]*0.0003032);360)" office:value-type="float" office:value="113.648176542196">
            <text:p>113.65</text:p>
          </table:table-cell>
          <table:table-cell table:formula="of:=357.52911+[.G197]*(35999.05029-0.0001537*[.G197])" office:value-type="float" office:value="9910.25449640292">
            <text:p>9910.25</text:p>
          </table:table-cell>
          <table:table-cell table:formula="of:=0.016708634-[.G197]*(0.000042037+0.0000001267*[.G197])" office:value-type="float" office:value="0.0166974701196164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-0.33376376915957">
            <text:p>-0.33</text:p>
          </table:table-cell>
          <table:table-cell table:formula="of:=[.I197]+[.L197]" office:value-type="float" office:value="113.314412773036">
            <text:p>113.31</text:p>
          </table:table-cell>
          <table:table-cell table:formula="of:=[.J197]+[.L197]" office:value-type="float" office:value="9909.92073263376">
            <text:p>9909.92</text:p>
          </table:table-cell>
          <table:table-cell table:formula="of:=(1.000001018*(1-[.K197]*[.K197]))/(1+[.K197]*COS(RADIANS([.N197])))" office:value-type="float" office:value="1.01644041441299">
            <text:p>1.02</text:p>
          </table:table-cell>
          <table:table-cell table:formula="of:=[.M197]-0.00569-0.00478*SIN(RADIANS(125.04-1934.136*[.G197]))" office:value-type="float" office:value="113.310981805707">
            <text:p>113.31</text:p>
          </table:table-cell>
          <table:table-cell table:formula="of:=23+(26+((21.448-[.G197]*(46.815+[.G197]*(0.00059-[.G197]*0.001813))))/60)/60" office:value-type="float" office:value="23.4358403170244">
            <text:p>23.44</text:p>
          </table:table-cell>
          <table:table-cell table:formula="of:=[.Q197]+0.00256*COS(RADIANS(125.04-1934.136*[.G197]))" office:value-type="float" office:value="23.4380963849326">
            <text:p>23.44</text:p>
          </table:table-cell>
          <table:table-cell table:formula="of:=DEGREES(ATAN2(COS(RADIANS([.P197]));COS(RADIANS([.R197]))*SIN(RADIANS([.P197]))))" office:value-type="float" office:value="115.156888929834">
            <text:p>115.16</text:p>
          </table:table-cell>
          <table:table-cell table:formula="of:=DEGREES(ASIN(SIN(RADIANS([.R197]))*SIN(RADIANS([.P197]))))" office:value-type="float" office:value="21.4253851006348">
            <text:p>21.43</text:p>
          </table:table-cell>
          <table:table-cell table:formula="of:=TAN(RADIANS([.R197]/2))*TAN(RADIANS([.R197]/2))" office:value-type="float" office:value="0.0430300175687127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6.04458298228099">
            <text:p>-6.04</text:p>
          </table:table-cell>
          <table:table-cell table:formula="of:=DEGREES(ACOS(COS(RADIANS(90.833))/(COS(RADIANS([.$B$2]))*COS(RADIANS([.T197])))-TAN(RADIANS([.$B$2]))*TAN(RADIANS([.T197]))))" office:value-type="float" office:value="107.722333889105">
            <text:p>107.72</text:p>
          </table:table-cell>
          <table:table-cell table:style-name="ce7" table:formula="of:=(720-4*[.$B$3]-[.V197]+[.$B$4]*60)/1440" office:value-type="float" office:value="0.504197627071029">
            <text:p>12:06:03</text:p>
          </table:table-cell>
          <table:table-cell table:style-name="ce7" table:formula="of:=([.X197]*1440-[.W197]*4)/1440" office:value-type="float" office:value="0.204968921823515">
            <text:p>4:55:09</text:p>
          </table:table-cell>
          <table:table-cell table:style-name="ce7" table:formula="of:=([.X197]*1440+[.W197]*4)/1440" office:value-type="float" office:value="0.803426332318542">
            <text:p>19:16:56</text:p>
          </table:table-cell>
          <table:table-cell table:formula="of:=8*[.W197]" office:value-type="float" office:value="861.778671112839">
            <text:p>861.78</text:p>
          </table:table-cell>
          <table:table-cell table:formula="of:=MOD([.E197]*1440+[.V197]+4*[.$B$3]-60*[.$B$4];1440)" office:value-type="float" office:value="713.955417017719">
            <text:p>713.96</text:p>
          </table:table-cell>
          <table:table-cell table:formula="of:=IF([.AB197]/4&lt;0;[.AB197]/4+180;[.AB197]/4-180)" office:value-type="float" office:value="-1.51114574557025">
            <text:p>-1.51</text:p>
          </table:table-cell>
          <table:table-cell table:formula="of:=DEGREES(ACOS(SIN(RADIANS([.$B$2]))*SIN(RADIANS([.T197]))+COS(RADIANS([.$B$2]))*COS(RADIANS([.T197]))*COS(RADIANS([.AC197]))))" office:value-type="float" office:value="14.6341325142423">
            <text:p>14.63</text:p>
          </table:table-cell>
          <table:table-cell table:formula="of:=90-[.AD197]" office:value-type="float" office:value="75.3658674857577">
            <text:p>75.37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421378778937219">
            <text:p>0</text:p>
          </table:table-cell>
          <table:table-cell table:formula="of:=[.AE197]+[.AF197]" office:value-type="float" office:value="75.3700812735471">
            <text:p>75.37</text:p>
          </table:table-cell>
          <table:table-cell table:formula="of:=IF([.AC197]&gt;0;MOD(DEGREES(ACOS(((SIN(RADIANS([.$B$2]))*COS(RADIANS([.AD197])))-SIN(RADIANS([.T197])))/(COS(RADIANS([.$B$2]))*SIN(RADIANS([.AD197])))))+180;360);MOD(540-DEGREES(ACOS(((SIN(RADIANS([.$B$2]))*COS(RADIANS([.AD197])))-SIN(RADIANS([.T197])))/(COS(RADIANS([.$B$2]))*SIN(RADIANS([.AD197])))));360))" office:value-type="float" office:value="174.423907662816">
            <text:p>174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7]+1" office:value-type="date" office:date-value="2026-07-16">
            <text:p>7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8]+2415018.5+[.E198]-[.$B$4]/24" office:value-type="float" office:value="2461238.29166667">
            <text:p>2461238.29</text:p>
          </table:table-cell>
          <table:table-cell table:style-name="ce9" table:formula="of:=([.F198]-2451545)/36525" office:value-type="float" office:value="0.265387862194839">
            <text:p>0.26538786</text:p>
          </table:table-cell>
          <table:table-cell/>
          <table:table-cell table:formula="of:=MOD(280.46646+[.G198]*(36000.76983+[.G198]*0.0003032);360)" office:value-type="float" office:value="114.633823906766">
            <text:p>114.63</text:p>
          </table:table-cell>
          <table:table-cell table:formula="of:=357.52911+[.G198]*(35999.05029-0.0001537*[.G198])" office:value-type="float" office:value="9911.24009668241">
            <text:p>9911.24</text:p>
          </table:table-cell>
          <table:table-cell table:formula="of:=0.016708634-[.G198]*(0.000042037+0.0000001267*[.G198])" office:value-type="float" office:value="0.016697468966865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-0.365472449808242">
            <text:p>-0.37</text:p>
          </table:table-cell>
          <table:table-cell table:formula="of:=[.I198]+[.L198]" office:value-type="float" office:value="114.268351456958">
            <text:p>114.27</text:p>
          </table:table-cell>
          <table:table-cell table:formula="of:=[.J198]+[.L198]" office:value-type="float" office:value="9910.87462423261">
            <text:p>9910.87</text:p>
          </table:table-cell>
          <table:table-cell table:formula="of:=(1.000001018*(1-[.K198]*[.K198]))/(1+[.K198]*COS(RADIANS([.N198])))" office:value-type="float" office:value="1.01638856769679">
            <text:p>1.02</text:p>
          </table:table-cell>
          <table:table-cell table:formula="of:=[.M198]-0.00569-0.00478*SIN(RADIANS(125.04-1934.136*[.G198]))" office:value-type="float" office:value="114.264924381931">
            <text:p>114.26</text:p>
          </table:table-cell>
          <table:table-cell table:formula="of:=23+(26+((21.448-[.G198]*(46.815+[.G198]*(0.00059-[.G198]*0.001813))))/60)/60" office:value-type="float" office:value="23.4358399609902">
            <text:p>23.44</text:p>
          </table:table-cell>
          <table:table-cell table:formula="of:=[.Q198]+0.00256*COS(RADIANS(125.04-1934.136*[.G198]))" office:value-type="float" office:value="23.4380949097628">
            <text:p>23.44</text:p>
          </table:table-cell>
          <table:table-cell table:formula="of:=DEGREES(ATAN2(COS(RADIANS([.P198]));COS(RADIANS([.R198]))*SIN(RADIANS([.P198]))))" office:value-type="float" office:value="116.165767294512">
            <text:p>116.17</text:p>
          </table:table-cell>
          <table:table-cell table:formula="of:=DEGREES(ASIN(SIN(RADIANS([.R198]))*SIN(RADIANS([.P198]))))" office:value-type="float" office:value="21.2610687072384">
            <text:p>21.26</text:p>
          </table:table-cell>
          <table:table-cell table:formula="of:=TAN(RADIANS([.R198]/2))*TAN(RADIANS([.R198]/2))" office:value-type="float" office:value="0.0430300119981131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6.13765306269576">
            <text:p>-6.14</text:p>
          </table:table-cell>
          <table:table-cell table:formula="of:=DEGREES(ACOS(COS(RADIANS(90.833))/(COS(RADIANS([.$B$2]))*COS(RADIANS([.T198])))-TAN(RADIANS([.$B$2]))*TAN(RADIANS([.T198]))))" office:value-type="float" office:value="107.576625144827">
            <text:p>107.58</text:p>
          </table:table-cell>
          <table:table-cell table:style-name="ce7" table:formula="of:=(720-4*[.$B$3]-[.V198]+[.$B$4]*60)/1440" office:value-type="float" office:value="0.504262259071316">
            <text:p>12:06:08</text:p>
          </table:table-cell>
          <table:table-cell table:style-name="ce7" table:formula="of:=([.X198]*1440-[.W198]*4)/1440" office:value-type="float" office:value="0.205438300335685">
            <text:p>4:55:50</text:p>
          </table:table-cell>
          <table:table-cell table:style-name="ce7" table:formula="of:=([.X198]*1440+[.W198]*4)/1440" office:value-type="float" office:value="0.803086217806948">
            <text:p>19:16:27</text:p>
          </table:table-cell>
          <table:table-cell table:formula="of:=8*[.W198]" office:value-type="float" office:value="860.613001158619">
            <text:p>860.61</text:p>
          </table:table-cell>
          <table:table-cell table:formula="of:=MOD([.E198]*1440+[.V198]+4*[.$B$3]-60*[.$B$4];1440)" office:value-type="float" office:value="713.862346937304">
            <text:p>713.86</text:p>
          </table:table-cell>
          <table:table-cell table:formula="of:=IF([.AB198]/4&lt;0;[.AB198]/4+180;[.AB198]/4-180)" office:value-type="float" office:value="-1.53441326567395">
            <text:p>-1.53</text:p>
          </table:table-cell>
          <table:table-cell table:formula="of:=DEGREES(ACOS(SIN(RADIANS([.$B$2]))*SIN(RADIANS([.T198]))+COS(RADIANS([.$B$2]))*COS(RADIANS([.T198]))*COS(RADIANS([.AC198]))))" office:value-type="float" office:value="14.7996934745952">
            <text:p>14.8</text:p>
          </table:table-cell>
          <table:table-cell table:formula="of:=90-[.AD198]" office:value-type="float" office:value="75.2003065254048">
            <text:p>75.2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42636274285933">
            <text:p>0</text:p>
          </table:table-cell>
          <table:table-cell table:formula="of:=[.AE198]+[.AF198]" office:value-type="float" office:value="75.2045701528334">
            <text:p>75.2</text:p>
          </table:table-cell>
          <table:table-cell table:formula="of:=IF([.AC198]&gt;0;MOD(DEGREES(ACOS(((SIN(RADIANS([.$B$2]))*COS(RADIANS([.AD198])))-SIN(RADIANS([.T198])))/(COS(RADIANS([.$B$2]))*SIN(RADIANS([.AD198])))))+180;360);MOD(540-DEGREES(ACOS(((SIN(RADIANS([.$B$2]))*COS(RADIANS([.AD198])))-SIN(RADIANS([.T198])))/(COS(RADIANS([.$B$2]))*SIN(RADIANS([.AD198])))));360))" office:value-type="float" office:value="174.393643379843">
            <text:p>17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8]+1" office:value-type="date" office:date-value="2026-07-17">
            <text:p>7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9]+2415018.5+[.E199]-[.$B$4]/24" office:value-type="float" office:value="2461239.29166667">
            <text:p>2461239.29</text:p>
          </table:table-cell>
          <table:table-cell table:style-name="ce9" table:formula="of:=([.F199]-2451545)/36525" office:value-type="float" office:value="0.265415240702711">
            <text:p>0.26541524</text:p>
          </table:table-cell>
          <table:table-cell/>
          <table:table-cell table:formula="of:=MOD(280.46646+[.G199]*(36000.76983+[.G199]*0.0003032);360)" office:value-type="float" office:value="115.619471271337">
            <text:p>115.62</text:p>
          </table:table-cell>
          <table:table-cell table:formula="of:=357.52911+[.G199]*(35999.05029-0.0001537*[.G199])" office:value-type="float" office:value="9912.2256969619">
            <text:p>9912.23</text:p>
          </table:table-cell>
          <table:table-cell table:formula="of:=0.016708634-[.G199]*(0.000042037+0.0000001267*[.G199])" office:value-type="float" office:value="0.0166974678141134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-0.397079379365446">
            <text:p>-0.4</text:p>
          </table:table-cell>
          <table:table-cell table:formula="of:=[.I199]+[.L199]" office:value-type="float" office:value="115.222391891971">
            <text:p>115.22</text:p>
          </table:table-cell>
          <table:table-cell table:formula="of:=[.J199]+[.L199]" office:value-type="float" office:value="9911.82861758254">
            <text:p>9911.83</text:p>
          </table:table-cell>
          <table:table-cell table:formula="of:=(1.000001018*(1-[.K199]*[.K199]))/(1+[.K199]*COS(RADIANS([.N199])))" office:value-type="float" office:value="1.01633202411109">
            <text:p>1.02</text:p>
          </table:table-cell>
          <table:table-cell table:formula="of:=[.M199]-0.00569-0.00478*SIN(RADIANS(125.04-1934.136*[.G199]))" office:value-type="float" office:value="115.218968707313">
            <text:p>115.22</text:p>
          </table:table-cell>
          <table:table-cell table:formula="of:=23+(26+((21.448-[.G199]*(46.815+[.G199]*(0.00059-[.G199]*0.001813))))/60)/60" office:value-type="float" office:value="23.4358396049561">
            <text:p>23.44</text:p>
          </table:table-cell>
          <table:table-cell table:formula="of:=[.Q199]+0.00256*COS(RADIANS(125.04-1934.136*[.G199]))" office:value-type="float" office:value="23.4380934326668">
            <text:p>23.44</text:p>
          </table:table-cell>
          <table:table-cell table:formula="of:=DEGREES(ATAN2(COS(RADIANS([.P199]));COS(RADIANS([.R199]))*SIN(RADIANS([.P199]))))" office:value-type="float" office:value="117.172462987672">
            <text:p>117.17</text:p>
          </table:table-cell>
          <table:table-cell table:formula="of:=DEGREES(ASIN(SIN(RADIANS([.R199]))*SIN(RADIANS([.P199]))))" office:value-type="float" office:value="21.090744190073">
            <text:p>21.09</text:p>
          </table:table-cell>
          <table:table-cell table:formula="of:=TAN(RADIANS([.R199]/2))*TAN(RADIANS([.R199]/2))" office:value-type="float" office:value="0.0430300064202403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6.22199339169687">
            <text:p>-6.22</text:p>
          </table:table-cell>
          <table:table-cell table:formula="of:=DEGREES(ACOS(COS(RADIANS(90.833))/(COS(RADIANS([.$B$2]))*COS(RADIANS([.T199])))-TAN(RADIANS([.$B$2]))*TAN(RADIANS([.T199]))))" office:value-type="float" office:value="107.426064868468">
            <text:p>107.43</text:p>
          </table:table-cell>
          <table:table-cell table:style-name="ce7" table:formula="of:=(720-4*[.$B$3]-[.V199]+[.$B$4]*60)/1440" office:value-type="float" office:value="0.504320828744234">
            <text:p>12:06:13</text:p>
          </table:table-cell>
          <table:table-cell table:style-name="ce7" table:formula="of:=([.X199]*1440-[.W199]*4)/1440" office:value-type="float" office:value="0.205915092998491">
            <text:p>4:56:31</text:p>
          </table:table-cell>
          <table:table-cell table:style-name="ce7" table:formula="of:=([.X199]*1440+[.W199]*4)/1440" office:value-type="float" office:value="0.802726564489977">
            <text:p>19:15:56</text:p>
          </table:table-cell>
          <table:table-cell table:formula="of:=8*[.W199]" office:value-type="float" office:value="859.40851894774">
            <text:p>859.41</text:p>
          </table:table-cell>
          <table:table-cell table:formula="of:=MOD([.E199]*1440+[.V199]+4*[.$B$3]-60*[.$B$4];1440)" office:value-type="float" office:value="713.778006608303">
            <text:p>713.78</text:p>
          </table:table-cell>
          <table:table-cell table:formula="of:=IF([.AB199]/4&lt;0;[.AB199]/4+180;[.AB199]/4-180)" office:value-type="float" office:value="-1.55549834792421">
            <text:p>-1.56</text:p>
          </table:table-cell>
          <table:table-cell table:formula="of:=DEGREES(ACOS(SIN(RADIANS([.$B$2]))*SIN(RADIANS([.T199]))+COS(RADIANS([.$B$2]))*COS(RADIANS([.T199]))*COS(RADIANS([.AC199]))))" office:value-type="float" office:value="14.9710723268642">
            <text:p>14.97</text:p>
          </table:table-cell>
          <table:table-cell table:formula="of:=90-[.AD199]" office:value-type="float" office:value="75.0289276731358">
            <text:p>75.03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431529837802979">
            <text:p>0</text:p>
          </table:table-cell>
          <table:table-cell table:formula="of:=[.AE199]+[.AF199]" office:value-type="float" office:value="75.0332429715138">
            <text:p>75.03</text:p>
          </table:table-cell>
          <table:table-cell table:formula="of:=IF([.AC199]&gt;0;MOD(DEGREES(ACOS(((SIN(RADIANS([.$B$2]))*COS(RADIANS([.AD199])))-SIN(RADIANS([.T199])))/(COS(RADIANS([.$B$2]))*SIN(RADIANS([.AD199])))))+180;360);MOD(540-DEGREES(ACOS(((SIN(RADIANS([.$B$2]))*COS(RADIANS([.AD199])))-SIN(RADIANS([.T199])))/(COS(RADIANS([.$B$2]))*SIN(RADIANS([.AD199])))));360))" office:value-type="float" office:value="174.373680461809">
            <text:p>174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9]+1" office:value-type="date" office:date-value="2026-07-18">
            <text:p>7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0]+2415018.5+[.E200]-[.$B$4]/24" office:value-type="float" office:value="2461240.29166667">
            <text:p>2461240.29</text:p>
          </table:table-cell>
          <table:table-cell table:style-name="ce9" table:formula="of:=([.F200]-2451545)/36525" office:value-type="float" office:value="0.265442619210582">
            <text:p>0.26544262</text:p>
          </table:table-cell>
          <table:table-cell/>
          <table:table-cell table:formula="of:=MOD(280.46646+[.G200]*(36000.76983+[.G200]*0.0003032);360)" office:value-type="float" office:value="116.605118635909">
            <text:p>116.61</text:p>
          </table:table-cell>
          <table:table-cell table:formula="of:=357.52911+[.G200]*(35999.05029-0.0001537*[.G200])" office:value-type="float" office:value="9913.2112972414">
            <text:p>9913.21</text:p>
          </table:table-cell>
          <table:table-cell table:formula="of:=0.016708634-[.G200]*(0.000042037+0.0000001267*[.G200])" office:value-type="float" office:value="0.0166974666613616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-0.428575735761656">
            <text:p>-0.43</text:p>
          </table:table-cell>
          <table:table-cell table:formula="of:=[.I200]+[.L200]" office:value-type="float" office:value="116.176542900147">
            <text:p>116.18</text:p>
          </table:table-cell>
          <table:table-cell table:formula="of:=[.J200]+[.L200]" office:value-type="float" office:value="9912.78272150564">
            <text:p>9912.78</text:p>
          </table:table-cell>
          <table:table-cell table:formula="of:=(1.000001018*(1-[.K200]*[.K200]))/(1+[.K200]*COS(RADIANS([.N200])))" office:value-type="float" office:value="1.01627079881003">
            <text:p>1.02</text:p>
          </table:table-cell>
          <table:table-cell table:formula="of:=[.M200]-0.00569-0.00478*SIN(RADIANS(125.04-1934.136*[.G200]))" office:value-type="float" office:value="116.173123603923">
            <text:p>116.17</text:p>
          </table:table-cell>
          <table:table-cell table:formula="of:=23+(26+((21.448-[.G200]*(46.815+[.G200]*(0.00059-[.G200]*0.001813))))/60)/60" office:value-type="float" office:value="23.4358392489219">
            <text:p>23.44</text:p>
          </table:table-cell>
          <table:table-cell table:formula="of:=[.Q200]+0.00256*COS(RADIANS(125.04-1934.136*[.G200]))" office:value-type="float" office:value="23.4380919536457">
            <text:p>23.44</text:p>
          </table:table-cell>
          <table:table-cell table:formula="of:=DEGREES(ATAN2(COS(RADIANS([.P200]));COS(RADIANS([.R200]))*SIN(RADIANS([.P200]))))" office:value-type="float" office:value="118.176929242051">
            <text:p>118.18</text:p>
          </table:table-cell>
          <table:table-cell table:formula="of:=DEGREES(ASIN(SIN(RADIANS([.R200]))*SIN(RADIANS([.P200]))))" office:value-type="float" office:value="20.914474283416">
            <text:p>20.91</text:p>
          </table:table-cell>
          <table:table-cell table:formula="of:=TAN(RADIANS([.R200]/2))*TAN(RADIANS([.R200]/2))" office:value-type="float" office:value="0.0430300008350981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6.29741490208433">
            <text:p>-6.3</text:p>
          </table:table-cell>
          <table:table-cell table:formula="of:=DEGREES(ACOS(COS(RADIANS(90.833))/(COS(RADIANS([.$B$2]))*COS(RADIANS([.T200])))-TAN(RADIANS([.$B$2]))*TAN(RADIANS([.T200]))))" office:value-type="float" office:value="107.270753085813">
            <text:p>107.27</text:p>
          </table:table-cell>
          <table:table-cell table:style-name="ce7" table:formula="of:=(720-4*[.$B$3]-[.V200]+[.$B$4]*60)/1440" office:value-type="float" office:value="0.504373204793114">
            <text:p>12:06:18</text:p>
          </table:table-cell>
          <table:table-cell table:style-name="ce7" table:formula="of:=([.X200]*1440-[.W200]*4)/1440" office:value-type="float" office:value="0.206398890665855">
            <text:p>4:57:13</text:p>
          </table:table-cell>
          <table:table-cell table:style-name="ce7" table:formula="of:=([.X200]*1440+[.W200]*4)/1440" office:value-type="float" office:value="0.802347518920373">
            <text:p>19:15:23</text:p>
          </table:table-cell>
          <table:table-cell table:formula="of:=8*[.W200]" office:value-type="float" office:value="858.166024686505">
            <text:p>858.17</text:p>
          </table:table-cell>
          <table:table-cell table:formula="of:=MOD([.E200]*1440+[.V200]+4*[.$B$3]-60*[.$B$4];1440)" office:value-type="float" office:value="713.702585097916">
            <text:p>713.7</text:p>
          </table:table-cell>
          <table:table-cell table:formula="of:=IF([.AB200]/4&lt;0;[.AB200]/4+180;[.AB200]/4-180)" office:value-type="float" office:value="-1.57435372552109">
            <text:p>-1.57</text:p>
          </table:table-cell>
          <table:table-cell table:formula="of:=DEGREES(ACOS(SIN(RADIANS([.$B$2]))*SIN(RADIANS([.T200]))+COS(RADIANS([.$B$2]))*COS(RADIANS([.T200]))*COS(RADIANS([.AC200]))))" office:value-type="float" office:value="15.1482006217538">
            <text:p>15.15</text:p>
          </table:table-cell>
          <table:table-cell table:formula="of:=90-[.AD200]" office:value-type="float" office:value="74.8517993782462">
            <text:p>74.85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436878940219023">
            <text:p>0</text:p>
          </table:table-cell>
          <table:table-cell table:formula="of:=[.AE200]+[.AF200]" office:value-type="float" office:value="74.8561681676484">
            <text:p>74.86</text:p>
          </table:table-cell>
          <table:table-cell table:formula="of:=IF([.AC200]&gt;0;MOD(DEGREES(ACOS(((SIN(RADIANS([.$B$2]))*COS(RADIANS([.AD200])))-SIN(RADIANS([.T200])))/(COS(RADIANS([.$B$2]))*SIN(RADIANS([.AD200])))))+180;360);MOD(540-DEGREES(ACOS(((SIN(RADIANS([.$B$2]))*COS(RADIANS([.AD200])))-SIN(RADIANS([.T200])))/(COS(RADIANS([.$B$2]))*SIN(RADIANS([.AD200])))));360))" office:value-type="float" office:value="174.363866372698">
            <text:p>174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0]+1" office:value-type="date" office:date-value="2026-07-19">
            <text:p>7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1]+2415018.5+[.E201]-[.$B$4]/24" office:value-type="float" office:value="2461241.29166667">
            <text:p>2461241.29</text:p>
          </table:table-cell>
          <table:table-cell table:style-name="ce9" table:formula="of:=([.F201]-2451545)/36525" office:value-type="float" office:value="0.265469997718453">
            <text:p>0.26547000</text:p>
          </table:table-cell>
          <table:table-cell/>
          <table:table-cell table:formula="of:=MOD(280.46646+[.G201]*(36000.76983+[.G201]*0.0003032);360)" office:value-type="float" office:value="117.59076600048">
            <text:p>117.59</text:p>
          </table:table-cell>
          <table:table-cell table:formula="of:=357.52911+[.G201]*(35999.05029-0.0001537*[.G201])" office:value-type="float" office:value="9914.19689752089">
            <text:p>9914.2</text:p>
          </table:table-cell>
          <table:table-cell table:formula="of:=0.016708634-[.G201]*(0.000042037+0.0000001267*[.G201])" office:value-type="float" office:value="0.0166974655086096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-0.45995272205301">
            <text:p>-0.46</text:p>
          </table:table-cell>
          <table:table-cell table:formula="of:=[.I201]+[.L201]" office:value-type="float" office:value="117.130813278427">
            <text:p>117.13</text:p>
          </table:table-cell>
          <table:table-cell table:formula="of:=[.J201]+[.L201]" office:value-type="float" office:value="9913.73694479883">
            <text:p>9913.74</text:p>
          </table:table-cell>
          <table:table-cell table:formula="of:=(1.000001018*(1-[.K201]*[.K201]))/(1+[.K201]*COS(RADIANS([.N201])))" office:value-type="float" office:value="1.01620490820823">
            <text:p>1.02</text:p>
          </table:table-cell>
          <table:table-cell table:formula="of:=[.M201]-0.00569-0.00478*SIN(RADIANS(125.04-1934.136*[.G201]))" office:value-type="float" office:value="117.127397868695">
            <text:p>117.13</text:p>
          </table:table-cell>
          <table:table-cell table:formula="of:=23+(26+((21.448-[.G201]*(46.815+[.G201]*(0.00059-[.G201]*0.001813))))/60)/60" office:value-type="float" office:value="23.4358388928878">
            <text:p>23.44</text:p>
          </table:table-cell>
          <table:table-cell table:formula="of:=[.Q201]+0.00256*COS(RADIANS(125.04-1934.136*[.G201]))" office:value-type="float" office:value="23.4380904727003">
            <text:p>23.44</text:p>
          </table:table-cell>
          <table:table-cell table:formula="of:=DEGREES(ATAN2(COS(RADIANS([.P201]));COS(RADIANS([.R201]))*SIN(RADIANS([.P201]))))" office:value-type="float" office:value="119.179122568219">
            <text:p>119.18</text:p>
          </table:table-cell>
          <table:table-cell table:formula="of:=DEGREES(ASIN(SIN(RADIANS([.R201]))*SIN(RADIANS([.P201]))))" office:value-type="float" office:value="20.7323233211706">
            <text:p>20.73</text:p>
          </table:table-cell>
          <table:table-cell table:formula="of:=TAN(RADIANS([.R201]/2))*TAN(RADIANS([.R201]/2))" office:value-type="float" office:value="0.0430299952426899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6.36374177446046">
            <text:p>-6.36</text:p>
          </table:table-cell>
          <table:table-cell table:formula="of:=DEGREES(ACOS(COS(RADIANS(90.833))/(COS(RADIANS([.$B$2]))*COS(RADIANS([.T201])))-TAN(RADIANS([.$B$2]))*TAN(RADIANS([.T201]))))" office:value-type="float" office:value="107.110791014839">
            <text:p>107.11</text:p>
          </table:table-cell>
          <table:table-cell table:style-name="ce7" table:formula="of:=(720-4*[.$B$3]-[.V201]+[.$B$4]*60)/1440" office:value-type="float" office:value="0.504419265121153">
            <text:p>12:06:22</text:p>
          </table:table-cell>
          <table:table-cell table:style-name="ce7" table:formula="of:=([.X201]*1440-[.W201]*4)/1440" office:value-type="float" office:value="0.206889290079933">
            <text:p>4:57:55</text:p>
          </table:table-cell>
          <table:table-cell table:style-name="ce7" table:formula="of:=([.X201]*1440+[.W201]*4)/1440" office:value-type="float" office:value="0.801949240162373">
            <text:p>19:14:48</text:p>
          </table:table-cell>
          <table:table-cell table:formula="of:=8*[.W201]" office:value-type="float" office:value="856.886328118713">
            <text:p>856.89</text:p>
          </table:table-cell>
          <table:table-cell table:formula="of:=MOD([.E201]*1440+[.V201]+4*[.$B$3]-60*[.$B$4];1440)" office:value-type="float" office:value="713.63625822554">
            <text:p>713.64</text:p>
          </table:table-cell>
          <table:table-cell table:formula="of:=IF([.AB201]/4&lt;0;[.AB201]/4+180;[.AB201]/4-180)" office:value-type="float" office:value="-1.59093544361511">
            <text:p>-1.59</text:p>
          </table:table-cell>
          <table:table-cell table:formula="of:=DEGREES(ACOS(SIN(RADIANS([.$B$2]))*SIN(RADIANS([.T201]))+COS(RADIANS([.$B$2]))*COS(RADIANS([.T201]))*COS(RADIANS([.AC201]))))" office:value-type="float" office:value="15.3310097516043">
            <text:p>15.33</text:p>
          </table:table-cell>
          <table:table-cell table:formula="of:=90-[.AD201]" office:value-type="float" office:value="74.6689902483957">
            <text:p>74.67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442408960174555">
            <text:p>0</text:p>
          </table:table-cell>
          <table:table-cell table:formula="of:=[.AE201]+[.AF201]" office:value-type="float" office:value="74.6734143379974">
            <text:p>74.67</text:p>
          </table:table-cell>
          <table:table-cell table:formula="of:=IF([.AC201]&gt;0;MOD(DEGREES(ACOS(((SIN(RADIANS([.$B$2]))*COS(RADIANS([.AD201])))-SIN(RADIANS([.T201])))/(COS(RADIANS([.$B$2]))*SIN(RADIANS([.AD201])))))+180;360);MOD(540-DEGREES(ACOS(((SIN(RADIANS([.$B$2]))*COS(RADIANS([.AD201])))-SIN(RADIANS([.T201])))/(COS(RADIANS([.$B$2]))*SIN(RADIANS([.AD201])))));360))" office:value-type="float" office:value="174.364023560995">
            <text:p>174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1]+1" office:value-type="date" office:date-value="2026-07-20">
            <text:p>7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2]+2415018.5+[.E202]-[.$B$4]/24" office:value-type="float" office:value="2461242.29166667">
            <text:p>2461242.29</text:p>
          </table:table-cell>
          <table:table-cell table:style-name="ce9" table:formula="of:=([.F202]-2451545)/36525" office:value-type="float" office:value="0.265497376226325">
            <text:p>0.26549738</text:p>
          </table:table-cell>
          <table:table-cell/>
          <table:table-cell table:formula="of:=MOD(280.46646+[.G202]*(36000.76983+[.G202]*0.0003032);360)" office:value-type="float" office:value="118.57641336505">
            <text:p>118.58</text:p>
          </table:table-cell>
          <table:table-cell table:formula="of:=357.52911+[.G202]*(35999.05029-0.0001537*[.G202])" office:value-type="float" office:value="9915.18249780038">
            <text:p>9915.18</text:p>
          </table:table-cell>
          <table:table-cell table:formula="of:=0.016708634-[.G202]*(0.000042037+0.0000001267*[.G202])" office:value-type="float" office:value="0.0166974643558574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-0.491201568446494">
            <text:p>-0.49</text:p>
          </table:table-cell>
          <table:table-cell table:formula="of:=[.I202]+[.L202]" office:value-type="float" office:value="118.085211796604">
            <text:p>118.09</text:p>
          </table:table-cell>
          <table:table-cell table:formula="of:=[.J202]+[.L202]" office:value-type="float" office:value="9914.69129623193">
            <text:p>9914.69</text:p>
          </table:table-cell>
          <table:table-cell table:formula="of:=(1.000001018*(1-[.K202]*[.K202]))/(1+[.K202]*COS(RADIANS([.N202])))" office:value-type="float" office:value="1.01613436997777">
            <text:p>1.02</text:p>
          </table:table-cell>
          <table:table-cell table:formula="of:=[.M202]-0.00569-0.00478*SIN(RADIANS(125.04-1934.136*[.G202]))" office:value-type="float" office:value="118.081800271423">
            <text:p>118.08</text:p>
          </table:table-cell>
          <table:table-cell table:formula="of:=23+(26+((21.448-[.G202]*(46.815+[.G202]*(0.00059-[.G202]*0.001813))))/60)/60" office:value-type="float" office:value="23.4358385368536">
            <text:p>23.44</text:p>
          </table:table-cell>
          <table:table-cell table:formula="of:=[.Q202]+0.00256*COS(RADIANS(125.04-1934.136*[.G202]))" office:value-type="float" office:value="23.4380889898317">
            <text:p>23.44</text:p>
          </table:table-cell>
          <table:table-cell table:formula="of:=DEGREES(ATAN2(COS(RADIANS([.P202]));COS(RADIANS([.R202]))*SIN(RADIANS([.P202]))))" office:value-type="float" office:value="120.179002784272">
            <text:p>120.18</text:p>
          </table:table-cell>
          <table:table-cell table:formula="of:=DEGREES(ASIN(SIN(RADIANS([.R202]))*SIN(RADIANS([.P202]))))" office:value-type="float" office:value="20.5443571735607">
            <text:p>20.54</text:p>
          </table:table-cell>
          <table:table-cell table:formula="of:=TAN(RADIANS([.R202]/2))*TAN(RADIANS([.R202]/2))" office:value-type="float" office:value="0.0430299896430195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6.42081158837878">
            <text:p>-6.42</text:p>
          </table:table-cell>
          <table:table-cell table:formula="of:=DEGREES(ACOS(COS(RADIANS(90.833))/(COS(RADIANS([.$B$2]))*COS(RADIANS([.T202])))-TAN(RADIANS([.$B$2]))*TAN(RADIANS([.T202]))))" office:value-type="float" office:value="106.946280862356">
            <text:p>106.95</text:p>
          </table:table-cell>
          <table:table-cell table:style-name="ce7" table:formula="of:=(720-4*[.$B$3]-[.V202]+[.$B$4]*60)/1440" office:value-type="float" office:value="0.504458896936374">
            <text:p>12:06:25</text:p>
          </table:table-cell>
          <table:table-cell table:style-name="ce7" table:formula="of:=([.X202]*1440-[.W202]*4)/1440" office:value-type="float" office:value="0.207385894540941">
            <text:p>4:58:38</text:p>
          </table:table-cell>
          <table:table-cell table:style-name="ce7" table:formula="of:=([.X202]*1440+[.W202]*4)/1440" office:value-type="float" office:value="0.801531899331807">
            <text:p>19:14:12</text:p>
          </table:table-cell>
          <table:table-cell table:formula="of:=8*[.W202]" office:value-type="float" office:value="855.570246898846">
            <text:p>855.57</text:p>
          </table:table-cell>
          <table:table-cell table:formula="of:=MOD([.E202]*1440+[.V202]+4*[.$B$3]-60*[.$B$4];1440)" office:value-type="float" office:value="713.579188411621">
            <text:p>713.58</text:p>
          </table:table-cell>
          <table:table-cell table:formula="of:=IF([.AB202]/4&lt;0;[.AB202]/4+180;[.AB202]/4-180)" office:value-type="float" office:value="-1.6052028970947">
            <text:p>-1.61</text:p>
          </table:table-cell>
          <table:table-cell table:formula="of:=DEGREES(ACOS(SIN(RADIANS([.$B$2]))*SIN(RADIANS([.T202]))+COS(RADIANS([.$B$2]))*COS(RADIANS([.T202]))*COS(RADIANS([.AC202]))))" office:value-type="float" office:value="15.5194310097723">
            <text:p>15.52</text:p>
          </table:table-cell>
          <table:table-cell table:formula="of:=90-[.AD202]" office:value-type="float" office:value="74.4805689902277">
            <text:p>74.48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448118843713575">
            <text:p>0</text:p>
          </table:table-cell>
          <table:table-cell table:formula="of:=[.AE202]+[.AF202]" office:value-type="float" office:value="74.4850501786648">
            <text:p>74.49</text:p>
          </table:table-cell>
          <table:table-cell table:formula="of:=IF([.AC202]&gt;0;MOD(DEGREES(ACOS(((SIN(RADIANS([.$B$2]))*COS(RADIANS([.AD202])))-SIN(RADIANS([.T202])))/(COS(RADIANS([.$B$2]))*SIN(RADIANS([.AD202])))))+180;360);MOD(540-DEGREES(ACOS(((SIN(RADIANS([.$B$2]))*COS(RADIANS([.AD202])))-SIN(RADIANS([.T202])))/(COS(RADIANS([.$B$2]))*SIN(RADIANS([.AD202])))));360))" office:value-type="float" office:value="174.373951765709">
            <text:p>174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2]+1" office:value-type="date" office:date-value="2026-07-21">
            <text:p>7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3]+2415018.5+[.E203]-[.$B$4]/24" office:value-type="float" office:value="2461243.29166667">
            <text:p>2461243.29</text:p>
          </table:table-cell>
          <table:table-cell table:style-name="ce9" table:formula="of:=([.F203]-2451545)/36525" office:value-type="float" office:value="0.265524754734196">
            <text:p>0.26552475</text:p>
          </table:table-cell>
          <table:table-cell/>
          <table:table-cell table:formula="of:=MOD(280.46646+[.G203]*(36000.76983+[.G203]*0.0003032);360)" office:value-type="float" office:value="119.562060729622">
            <text:p>119.56</text:p>
          </table:table-cell>
          <table:table-cell table:formula="of:=357.52911+[.G203]*(35999.05029-0.0001537*[.G203])" office:value-type="float" office:value="9916.16809807987">
            <text:p>9916.17</text:p>
          </table:table-cell>
          <table:table-cell table:formula="of:=0.016708634-[.G203]*(0.000042037+0.0000001267*[.G203])" office:value-type="float" office:value="0.016697463203105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-0.522313534325055">
            <text:p>-0.52</text:p>
          </table:table-cell>
          <table:table-cell table:formula="of:=[.I203]+[.L203]" office:value-type="float" office:value="119.039747195297">
            <text:p>119.04</text:p>
          </table:table-cell>
          <table:table-cell table:formula="of:=[.J203]+[.L203]" office:value-type="float" office:value="9915.64578454554">
            <text:p>9915.65</text:p>
          </table:table-cell>
          <table:table-cell table:formula="of:=(1.000001018*(1-[.K203]*[.K203]))/(1+[.K203]*COS(RADIANS([.N203])))" office:value-type="float" office:value="1.016059203045">
            <text:p>1.02</text:p>
          </table:table-cell>
          <table:table-cell table:formula="of:=[.M203]-0.00569-0.00478*SIN(RADIANS(125.04-1934.136*[.G203]))" office:value-type="float" office:value="119.036339552721">
            <text:p>119.04</text:p>
          </table:table-cell>
          <table:table-cell table:formula="of:=23+(26+((21.448-[.G203]*(46.815+[.G203]*(0.00059-[.G203]*0.001813))))/60)/60" office:value-type="float" office:value="23.4358381808195">
            <text:p>23.44</text:p>
          </table:table-cell>
          <table:table-cell table:formula="of:=[.Q203]+0.00256*COS(RADIANS(125.04-1934.136*[.G203]))" office:value-type="float" office:value="23.4380875050409">
            <text:p>23.44</text:p>
          </table:table-cell>
          <table:table-cell table:formula="of:=DEGREES(ATAN2(COS(RADIANS([.P203]));COS(RADIANS([.R203]))*SIN(RADIANS([.P203]))))" office:value-type="float" office:value="121.176533038677">
            <text:p>121.18</text:p>
          </table:table-cell>
          <table:table-cell table:formula="of:=DEGREES(ASIN(SIN(RADIANS([.R203]))*SIN(RADIANS([.P203]))))" office:value-type="float" office:value="20.3506431840074">
            <text:p>20.35</text:p>
          </table:table-cell>
          <table:table-cell table:formula="of:=TAN(RADIANS([.R203]/2))*TAN(RADIANS([.R203]/2))" office:value-type="float" office:value="0.0430299840360905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6.46847544449261">
            <text:p>-6.47</text:p>
          </table:table-cell>
          <table:table-cell table:formula="of:=DEGREES(ACOS(COS(RADIANS(90.833))/(COS(RADIANS([.$B$2]))*COS(RADIANS([.T203])))-TAN(RADIANS([.$B$2]))*TAN(RADIANS([.T203]))))" office:value-type="float" office:value="106.777325625366">
            <text:p>106.78</text:p>
          </table:table-cell>
          <table:table-cell table:style-name="ce7" table:formula="of:=(720-4*[.$B$3]-[.V203]+[.$B$4]*60)/1440" office:value-type="float" office:value="0.504491996836453">
            <text:p>12:06:28</text:p>
          </table:table-cell>
          <table:table-cell table:style-name="ce7" table:formula="of:=([.X203]*1440-[.W203]*4)/1440" office:value-type="float" office:value="0.20788831454377">
            <text:p>4:59:22</text:p>
          </table:table-cell>
          <table:table-cell table:style-name="ce7" table:formula="of:=([.X203]*1440+[.W203]*4)/1440" office:value-type="float" office:value="0.801095679129136">
            <text:p>19:13:35</text:p>
          </table:table-cell>
          <table:table-cell table:formula="of:=8*[.W203]" office:value-type="float" office:value="854.218605002927">
            <text:p>854.22</text:p>
          </table:table-cell>
          <table:table-cell table:formula="of:=MOD([.E203]*1440+[.V203]+4*[.$B$3]-60*[.$B$4];1440)" office:value-type="float" office:value="713.531524555507">
            <text:p>713.53</text:p>
          </table:table-cell>
          <table:table-cell table:formula="of:=IF([.AB203]/4&lt;0;[.AB203]/4+180;[.AB203]/4-180)" office:value-type="float" office:value="-1.61711886112315">
            <text:p>-1.62</text:p>
          </table:table-cell>
          <table:table-cell table:formula="of:=DEGREES(ACOS(SIN(RADIANS([.$B$2]))*SIN(RADIANS([.T203]))+COS(RADIANS([.$B$2]))*COS(RADIANS([.T203]))*COS(RADIANS([.AC203]))))" office:value-type="float" office:value="15.7133956380144">
            <text:p>15.71</text:p>
          </table:table-cell>
          <table:table-cell table:formula="of:=90-[.AD203]" office:value-type="float" office:value="74.2866043619856">
            <text:p>74.29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454007574884985">
            <text:p>0</text:p>
          </table:table-cell>
          <table:table-cell table:formula="of:=[.AE203]+[.AF203]" office:value-type="float" office:value="74.2911444377345">
            <text:p>74.29</text:p>
          </table:table-cell>
          <table:table-cell table:formula="of:=IF([.AC203]&gt;0;MOD(DEGREES(ACOS(((SIN(RADIANS([.$B$2]))*COS(RADIANS([.AD203])))-SIN(RADIANS([.T203])))/(COS(RADIANS([.$B$2]))*SIN(RADIANS([.AD203])))))+180;360);MOD(540-DEGREES(ACOS(((SIN(RADIANS([.$B$2]))*COS(RADIANS([.AD203])))-SIN(RADIANS([.T203])))/(COS(RADIANS([.$B$2]))*SIN(RADIANS([.AD203])))));360))" office:value-type="float" office:value="174.393430286319">
            <text:p>17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3]+1" office:value-type="date" office:date-value="2026-07-22">
            <text:p>7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4]+2415018.5+[.E204]-[.$B$4]/24" office:value-type="float" office:value="2461244.29166667">
            <text:p>2461244.29</text:p>
          </table:table-cell>
          <table:table-cell table:style-name="ce9" table:formula="of:=([.F204]-2451545)/36525" office:value-type="float" office:value="0.265552133242067">
            <text:p>0.26555213</text:p>
          </table:table-cell>
          <table:table-cell/>
          <table:table-cell table:formula="of:=MOD(280.46646+[.G204]*(36000.76983+[.G204]*0.0003032);360)" office:value-type="float" office:value="120.547708094196">
            <text:p>120.55</text:p>
          </table:table-cell>
          <table:table-cell table:formula="of:=357.52911+[.G204]*(35999.05029-0.0001537*[.G204])" office:value-type="float" office:value="9917.15369835936">
            <text:p>9917.15</text:p>
          </table:table-cell>
          <table:table-cell table:formula="of:=0.016708634-[.G204]*(0.000042037+0.0000001267*[.G204])" office:value-type="float" office:value="0.0166974620503525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-0.553279910272704">
            <text:p>-0.55</text:p>
          </table:table-cell>
          <table:table-cell table:formula="of:=[.I204]+[.L204]" office:value-type="float" office:value="119.994428183924">
            <text:p>119.99</text:p>
          </table:table-cell>
          <table:table-cell table:formula="of:=[.J204]+[.L204]" office:value-type="float" office:value="9916.60041844908">
            <text:p>9916.6</text:p>
          </table:table-cell>
          <table:table-cell table:formula="of:=(1.000001018*(1-[.K204]*[.K204]))/(1+[.K204]*COS(RADIANS([.N204])))" office:value-type="float" office:value="1.01597942758697">
            <text:p>1.02</text:p>
          </table:table-cell>
          <table:table-cell table:formula="of:=[.M204]-0.00569-0.00478*SIN(RADIANS(125.04-1934.136*[.G204]))" office:value-type="float" office:value="119.991024422002">
            <text:p>119.99</text:p>
          </table:table-cell>
          <table:table-cell table:formula="of:=23+(26+((21.448-[.G204]*(46.815+[.G204]*(0.00059-[.G204]*0.001813))))/60)/60" office:value-type="float" office:value="23.4358378247853">
            <text:p>23.44</text:p>
          </table:table-cell>
          <table:table-cell table:formula="of:=[.Q204]+0.00256*COS(RADIANS(125.04-1934.136*[.G204]))" office:value-type="float" office:value="23.4380860183286">
            <text:p>23.44</text:p>
          </table:table-cell>
          <table:table-cell table:formula="of:=DEGREES(ATAN2(COS(RADIANS([.P204]));COS(RADIANS([.R204]))*SIN(RADIANS([.P204]))))" office:value-type="float" office:value="122.171679826484">
            <text:p>122.17</text:p>
          </table:table-cell>
          <table:table-cell table:formula="of:=DEGREES(ASIN(SIN(RADIANS([.R204]))*SIN(RADIANS([.P204]))))" office:value-type="float" office:value="20.1512501063402">
            <text:p>20.15</text:p>
          </table:table-cell>
          <table:table-cell table:formula="of:=TAN(RADIANS([.R204]/2))*TAN(RADIANS([.R204]/2))" office:value-type="float" office:value="0.0430299784219064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6.50659805798669">
            <text:p>-6.51</text:p>
          </table:table-cell>
          <table:table-cell table:formula="of:=DEGREES(ACOS(COS(RADIANS(90.833))/(COS(RADIANS([.$B$2]))*COS(RADIANS([.T204])))-TAN(RADIANS([.$B$2]))*TAN(RADIANS([.T204]))))" office:value-type="float" office:value="106.604028897731">
            <text:p>106.6</text:p>
          </table:table-cell>
          <table:table-cell table:style-name="ce7" table:formula="of:=(720-4*[.$B$3]-[.V204]+[.$B$4]*60)/1440" office:value-type="float" office:value="0.504518470873602">
            <text:p>12:06:30</text:p>
          </table:table-cell>
          <table:table-cell table:style-name="ce7" table:formula="of:=([.X204]*1440-[.W204]*4)/1440" office:value-type="float" office:value="0.208396168379904">
            <text:p>5:00:05</text:p>
          </table:table-cell>
          <table:table-cell table:style-name="ce7" table:formula="of:=([.X204]*1440+[.W204]*4)/1440" office:value-type="float" office:value="0.8006407733673">
            <text:p>19:12:55</text:p>
          </table:table-cell>
          <table:table-cell table:formula="of:=8*[.W204]" office:value-type="float" office:value="852.83223118185">
            <text:p>852.83</text:p>
          </table:table-cell>
          <table:table-cell table:formula="of:=MOD([.E204]*1440+[.V204]+4*[.$B$3]-60*[.$B$4];1440)" office:value-type="float" office:value="713.493401942013">
            <text:p>713.49</text:p>
          </table:table-cell>
          <table:table-cell table:formula="of:=IF([.AB204]/4&lt;0;[.AB204]/4+180;[.AB204]/4-180)" office:value-type="float" office:value="-1.62664951449668">
            <text:p>-1.63</text:p>
          </table:table-cell>
          <table:table-cell table:formula="of:=DEGREES(ACOS(SIN(RADIANS([.$B$2]))*SIN(RADIANS([.T204]))+COS(RADIANS([.$B$2]))*COS(RADIANS([.T204]))*COS(RADIANS([.AC204]))))" office:value-type="float" office:value="15.9128348626416">
            <text:p>15.91</text:p>
          </table:table-cell>
          <table:table-cell table:formula="of:=90-[.AD204]" office:value-type="float" office:value="74.0871651373585">
            <text:p>74.09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460074177457172">
            <text:p>0</text:p>
          </table:table-cell>
          <table:table-cell table:formula="of:=[.AE204]+[.AF204]" office:value-type="float" office:value="74.091765879133">
            <text:p>74.09</text:p>
          </table:table-cell>
          <table:table-cell table:formula="of:=IF([.AC204]&gt;0;MOD(DEGREES(ACOS(((SIN(RADIANS([.$B$2]))*COS(RADIANS([.AD204])))-SIN(RADIANS([.T204])))/(COS(RADIANS([.$B$2]))*SIN(RADIANS([.AD204])))))+180;360);MOD(540-DEGREES(ACOS(((SIN(RADIANS([.$B$2]))*COS(RADIANS([.AD204])))-SIN(RADIANS([.T204])))/(COS(RADIANS([.$B$2]))*SIN(RADIANS([.AD204])))));360))" office:value-type="float" office:value="174.422220198876">
            <text:p>174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4]+1" office:value-type="date" office:date-value="2026-07-23">
            <text:p>7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5]+2415018.5+[.E205]-[.$B$4]/24" office:value-type="float" office:value="2461245.29166667">
            <text:p>2461245.29</text:p>
          </table:table-cell>
          <table:table-cell table:style-name="ce9" table:formula="of:=([.F205]-2451545)/36525" office:value-type="float" office:value="0.265579511749939">
            <text:p>0.26557951</text:p>
          </table:table-cell>
          <table:table-cell/>
          <table:table-cell table:formula="of:=MOD(280.46646+[.G205]*(36000.76983+[.G205]*0.0003032);360)" office:value-type="float" office:value="121.533355458771">
            <text:p>121.53</text:p>
          </table:table-cell>
          <table:table-cell table:formula="of:=357.52911+[.G205]*(35999.05029-0.0001537*[.G205])" office:value-type="float" office:value="9918.13929863885">
            <text:p>9918.14</text:p>
          </table:table-cell>
          <table:table-cell table:formula="of:=0.016708634-[.G205]*(0.000042037+0.0000001267*[.G205])" office:value-type="float" office:value="0.0166974608975997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-0.584092020100036">
            <text:p>-0.58</text:p>
          </table:table-cell>
          <table:table-cell table:formula="of:=[.I205]+[.L205]" office:value-type="float" office:value="120.949263438671">
            <text:p>120.95</text:p>
          </table:table-cell>
          <table:table-cell table:formula="of:=[.J205]+[.L205]" office:value-type="float" office:value="9917.55520661875">
            <text:p>9917.56</text:p>
          </table:table-cell>
          <table:table-cell table:formula="of:=(1.000001018*(1-[.K205]*[.K205]))/(1+[.K205]*COS(RADIANS([.N205])))" office:value-type="float" office:value="1.01589506502776">
            <text:p>1.02</text:p>
          </table:table-cell>
          <table:table-cell table:formula="of:=[.M205]-0.00569-0.00478*SIN(RADIANS(125.04-1934.136*[.G205]))" office:value-type="float" office:value="120.94586355545">
            <text:p>120.95</text:p>
          </table:table-cell>
          <table:table-cell table:formula="of:=23+(26+((21.448-[.G205]*(46.815+[.G205]*(0.00059-[.G205]*0.001813))))/60)/60" office:value-type="float" office:value="23.4358374687512">
            <text:p>23.44</text:p>
          </table:table-cell>
          <table:table-cell table:formula="of:=[.Q205]+0.00256*COS(RADIANS(125.04-1934.136*[.G205]))" office:value-type="float" office:value="23.4380845296961">
            <text:p>23.44</text:p>
          </table:table-cell>
          <table:table-cell table:formula="of:=DEGREES(ATAN2(COS(RADIANS([.P205]));COS(RADIANS([.R205]))*SIN(RADIANS([.P205]))))" office:value-type="float" office:value="123.164412999095">
            <text:p>123.16</text:p>
          </table:table-cell>
          <table:table-cell table:formula="of:=DEGREES(ASIN(SIN(RADIANS([.R205]))*SIN(RADIANS([.P205]))))" office:value-type="float" office:value="19.9462480425001">
            <text:p>19.95</text:p>
          </table:table-cell>
          <table:table-cell table:formula="of:=TAN(RADIANS([.R205]/2))*TAN(RADIANS([.R205]/2))" office:value-type="float" office:value="0.0430299728004711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6.53505782366856">
            <text:p>-6.54</text:p>
          </table:table-cell>
          <table:table-cell table:formula="of:=DEGREES(ACOS(COS(RADIANS(90.833))/(COS(RADIANS([.$B$2]))*COS(RADIANS([.T205])))-TAN(RADIANS([.$B$2]))*TAN(RADIANS([.T205]))))" office:value-type="float" office:value="106.426494682689">
            <text:p>106.43</text:p>
          </table:table-cell>
          <table:table-cell table:style-name="ce7" table:formula="of:=(720-4*[.$B$3]-[.V205]+[.$B$4]*60)/1440" office:value-type="float" office:value="0.50453823459977">
            <text:p>12:06:32</text:p>
          </table:table-cell>
          <table:table-cell table:style-name="ce7" table:formula="of:=([.X205]*1440-[.W205]*4)/1440" office:value-type="float" office:value="0.208909082703411">
            <text:p>5:00:50</text:p>
          </table:table-cell>
          <table:table-cell table:style-name="ce7" table:formula="of:=([.X205]*1440+[.W205]*4)/1440" office:value-type="float" office:value="0.800167386496128">
            <text:p>19:12:14</text:p>
          </table:table-cell>
          <table:table-cell table:formula="of:=8*[.W205]" office:value-type="float" office:value="851.411957461513">
            <text:p>851.41</text:p>
          </table:table-cell>
          <table:table-cell table:formula="of:=MOD([.E205]*1440+[.V205]+4*[.$B$3]-60*[.$B$4];1440)" office:value-type="float" office:value="713.464942176331">
            <text:p>713.46</text:p>
          </table:table-cell>
          <table:table-cell table:formula="of:=IF([.AB205]/4&lt;0;[.AB205]/4+180;[.AB205]/4-180)" office:value-type="float" office:value="-1.63376445591715">
            <text:p>-1.63</text:p>
          </table:table-cell>
          <table:table-cell table:formula="of:=DEGREES(ACOS(SIN(RADIANS([.$B$2]))*SIN(RADIANS([.T205]))+COS(RADIANS([.$B$2]))*COS(RADIANS([.T205]))*COS(RADIANS([.AC205]))))" office:value-type="float" office:value="16.1176799202579">
            <text:p>16.12</text:p>
          </table:table-cell>
          <table:table-cell table:formula="of:=90-[.AD205]" office:value-type="float" office:value="73.8823200797421">
            <text:p>73.88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466317716339767">
            <text:p>0</text:p>
          </table:table-cell>
          <table:table-cell table:formula="of:=[.AE205]+[.AF205]" office:value-type="float" office:value="73.8869832569055">
            <text:p>73.89</text:p>
          </table:table-cell>
          <table:table-cell table:formula="of:=IF([.AC205]&gt;0;MOD(DEGREES(ACOS(((SIN(RADIANS([.$B$2]))*COS(RADIANS([.AD205])))-SIN(RADIANS([.T205])))/(COS(RADIANS([.$B$2]))*SIN(RADIANS([.AD205])))))+180;360);MOD(540-DEGREES(ACOS(((SIN(RADIANS([.$B$2]))*COS(RADIANS([.AD205])))-SIN(RADIANS([.T205])))/(COS(RADIANS([.$B$2]))*SIN(RADIANS([.AD205])))));360))" office:value-type="float" office:value="174.460066503392">
            <text:p>174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5]+1" office:value-type="date" office:date-value="2026-07-24">
            <text:p>7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6]+2415018.5+[.E206]-[.$B$4]/24" office:value-type="float" office:value="2461246.29166667">
            <text:p>2461246.29</text:p>
          </table:table-cell>
          <table:table-cell table:style-name="ce9" table:formula="of:=([.F206]-2451545)/36525" office:value-type="float" office:value="0.26560689025781">
            <text:p>0.26560689</text:p>
          </table:table-cell>
          <table:table-cell/>
          <table:table-cell table:formula="of:=MOD(280.46646+[.G206]*(36000.76983+[.G206]*0.0003032);360)" office:value-type="float" office:value="122.519002823345">
            <text:p>122.52</text:p>
          </table:table-cell>
          <table:table-cell table:formula="of:=357.52911+[.G206]*(35999.05029-0.0001537*[.G206])" office:value-type="float" office:value="9919.12489891834">
            <text:p>9919.12</text:p>
          </table:table-cell>
          <table:table-cell table:formula="of:=0.016708634-[.G206]*(0.000042037+0.0000001267*[.G206])" office:value-type="float" office:value="0.0166974597448468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-0.614741222868026">
            <text:p>-0.61</text:p>
          </table:table-cell>
          <table:table-cell table:formula="of:=[.I206]+[.L206]" office:value-type="float" office:value="121.904261600477">
            <text:p>121.9</text:p>
          </table:table-cell>
          <table:table-cell table:formula="of:=[.J206]+[.L206]" office:value-type="float" office:value="9918.51015769547">
            <text:p>9918.51</text:p>
          </table:table-cell>
          <table:table-cell table:formula="of:=(1.000001018*(1-[.K206]*[.K206]))/(1+[.K206]*COS(RADIANS([.N206])))" office:value-type="float" office:value="1.01580613803447">
            <text:p>1.02</text:p>
          </table:table-cell>
          <table:table-cell table:formula="of:=[.M206]-0.00569-0.00478*SIN(RADIANS(125.04-1934.136*[.G206]))" office:value-type="float" office:value="121.900865594002">
            <text:p>121.9</text:p>
          </table:table-cell>
          <table:table-cell table:formula="of:=23+(26+((21.448-[.G206]*(46.815+[.G206]*(0.00059-[.G206]*0.001813))))/60)/60" office:value-type="float" office:value="23.4358371127171">
            <text:p>23.44</text:p>
          </table:table-cell>
          <table:table-cell table:formula="of:=[.Q206]+0.00256*COS(RADIANS(125.04-1934.136*[.G206]))" office:value-type="float" office:value="23.4380830391441">
            <text:p>23.44</text:p>
          </table:table-cell>
          <table:table-cell table:formula="of:=DEGREES(ATAN2(COS(RADIANS([.P206]));COS(RADIANS([.R206]))*SIN(RADIANS([.P206]))))" office:value-type="float" office:value="124.154705767815">
            <text:p>124.15</text:p>
          </table:table-cell>
          <table:table-cell table:formula="of:=DEGREES(ASIN(SIN(RADIANS([.R206]))*SIN(RADIANS([.P206]))))" office:value-type="float" office:value="19.7357083808789">
            <text:p>19.74</text:p>
          </table:table-cell>
          <table:table-cell table:formula="of:=TAN(RADIANS([.R206]/2))*TAN(RADIANS([.R206]/2))" office:value-type="float" office:value="0.0430299671717881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6.55374685320576">
            <text:p>-6.55</text:p>
          </table:table-cell>
          <table:table-cell table:formula="of:=DEGREES(ACOS(COS(RADIANS(90.833))/(COS(RADIANS([.$B$2]))*COS(RADIANS([.T206])))-TAN(RADIANS([.$B$2]))*TAN(RADIANS([.T206]))))" office:value-type="float" office:value="106.244827211707">
            <text:p>106.24</text:p>
          </table:table-cell>
          <table:table-cell table:style-name="ce7" table:formula="of:=(720-4*[.$B$3]-[.V206]+[.$B$4]*60)/1440" office:value-type="float" office:value="0.504551213092504">
            <text:p>12:06:33</text:p>
          </table:table-cell>
          <table:table-cell table:style-name="ce7" table:formula="of:=([.X206]*1440-[.W206]*4)/1440" office:value-type="float" office:value="0.209426693059984">
            <text:p>5:01:34</text:p>
          </table:table-cell>
          <table:table-cell table:style-name="ce7" table:formula="of:=([.X206]*1440+[.W206]*4)/1440" office:value-type="float" office:value="0.799675733125024">
            <text:p>19:11:32</text:p>
          </table:table-cell>
          <table:table-cell table:formula="of:=8*[.W206]" office:value-type="float" office:value="849.958617693658">
            <text:p>849.96</text:p>
          </table:table-cell>
          <table:table-cell table:formula="of:=MOD([.E206]*1440+[.V206]+4*[.$B$3]-60*[.$B$4];1440)" office:value-type="float" office:value="713.446253146794">
            <text:p>713.45</text:p>
          </table:table-cell>
          <table:table-cell table:formula="of:=IF([.AB206]/4&lt;0;[.AB206]/4+180;[.AB206]/4-180)" office:value-type="float" office:value="-1.63843671330145">
            <text:p>-1.64</text:p>
          </table:table-cell>
          <table:table-cell table:formula="of:=DEGREES(ACOS(SIN(RADIANS([.$B$2]))*SIN(RADIANS([.T206]))+COS(RADIANS([.$B$2]))*COS(RADIANS([.T206]))*COS(RADIANS([.AC206]))))" office:value-type="float" office:value="16.3278620739347">
            <text:p>16.33</text:p>
          </table:table-cell>
          <table:table-cell table:formula="of:=90-[.AD206]" office:value-type="float" office:value="73.6721379260653">
            <text:p>73.67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472737298734134">
            <text:p>0</text:p>
          </table:table-cell>
          <table:table-cell table:formula="of:=[.AE206]+[.AF206]" office:value-type="float" office:value="73.6768652990527">
            <text:p>73.68</text:p>
          </table:table-cell>
          <table:table-cell table:formula="of:=IF([.AC206]&gt;0;MOD(DEGREES(ACOS(((SIN(RADIANS([.$B$2]))*COS(RADIANS([.AD206])))-SIN(RADIANS([.T206])))/(COS(RADIANS([.$B$2]))*SIN(RADIANS([.AD206])))))+180;360);MOD(540-DEGREES(ACOS(((SIN(RADIANS([.$B$2]))*COS(RADIANS([.AD206])))-SIN(RADIANS([.T206])))/(COS(RADIANS([.$B$2]))*SIN(RADIANS([.AD206])))));360))" office:value-type="float" office:value="174.506700190161">
            <text:p>174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6]+1" office:value-type="date" office:date-value="2026-07-25">
            <text:p>7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7]+2415018.5+[.E207]-[.$B$4]/24" office:value-type="float" office:value="2461247.29166667">
            <text:p>2461247.29</text:p>
          </table:table-cell>
          <table:table-cell table:style-name="ce9" table:formula="of:=([.F207]-2451545)/36525" office:value-type="float" office:value="0.265634268765681">
            <text:p>0.26563427</text:p>
          </table:table-cell>
          <table:table-cell/>
          <table:table-cell table:formula="of:=MOD(280.46646+[.G207]*(36000.76983+[.G207]*0.0003032);360)" office:value-type="float" office:value="123.504650187919">
            <text:p>123.5</text:p>
          </table:table-cell>
          <table:table-cell table:formula="of:=357.52911+[.G207]*(35999.05029-0.0001537*[.G207])" office:value-type="float" office:value="9920.11049919783">
            <text:p>9920.11</text:p>
          </table:table-cell>
          <table:table-cell table:formula="of:=0.016708634-[.G207]*(0.000042037+0.0000001267*[.G207])" office:value-type="float" office:value="0.0166974585920936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-0.645218914913291">
            <text:p>-0.65</text:p>
          </table:table-cell>
          <table:table-cell table:formula="of:=[.I207]+[.L207]" office:value-type="float" office:value="122.859431273005">
            <text:p>122.86</text:p>
          </table:table-cell>
          <table:table-cell table:formula="of:=[.J207]+[.L207]" office:value-type="float" office:value="9919.46528028291">
            <text:p>9919.47</text:p>
          </table:table-cell>
          <table:table-cell table:formula="of:=(1.000001018*(1-[.K207]*[.K207]))/(1+[.K207]*COS(RADIANS([.N207])))" office:value-type="float" office:value="1.01571267051305">
            <text:p>1.02</text:p>
          </table:table-cell>
          <table:table-cell table:formula="of:=[.M207]-0.00569-0.00478*SIN(RADIANS(125.04-1934.136*[.G207]))" office:value-type="float" office:value="122.856039141317">
            <text:p>122.86</text:p>
          </table:table-cell>
          <table:table-cell table:formula="of:=23+(26+((21.448-[.G207]*(46.815+[.G207]*(0.00059-[.G207]*0.001813))))/60)/60" office:value-type="float" office:value="23.4358367566829">
            <text:p>23.44</text:p>
          </table:table-cell>
          <table:table-cell table:formula="of:=[.Q207]+0.00256*COS(RADIANS(125.04-1934.136*[.G207]))" office:value-type="float" office:value="23.4380815466738">
            <text:p>23.44</text:p>
          </table:table-cell>
          <table:table-cell table:formula="of:=DEGREES(ATAN2(COS(RADIANS([.P207]));COS(RADIANS([.R207]))*SIN(RADIANS([.P207]))))" office:value-type="float" office:value="125.142534701397">
            <text:p>125.14</text:p>
          </table:table-cell>
          <table:table-cell table:formula="of:=DEGREES(ASIN(SIN(RADIANS([.R207]))*SIN(RADIANS([.P207]))))" office:value-type="float" office:value="19.5197037354378">
            <text:p>19.52</text:p>
          </table:table-cell>
          <table:table-cell table:formula="of:=TAN(RADIANS([.R207]/2))*TAN(RADIANS([.R207]/2))" office:value-type="float" office:value="0.043029961535861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6.56257098506536">
            <text:p>-6.56</text:p>
          </table:table-cell>
          <table:table-cell table:formula="of:=DEGREES(ACOS(COS(RADIANS(90.833))/(COS(RADIANS([.$B$2]))*COS(RADIANS([.T207])))-TAN(RADIANS([.$B$2]))*TAN(RADIANS([.T207]))))" office:value-type="float" office:value="106.059130770107">
            <text:p>106.06</text:p>
          </table:table-cell>
          <table:table-cell table:style-name="ce7" table:formula="of:=(720-4*[.$B$3]-[.V207]+[.$B$4]*60)/1440" office:value-type="float" office:value="0.504557340961851">
            <text:p>12:06:34</text:p>
          </table:table-cell>
          <table:table-cell table:style-name="ce7" table:formula="of:=([.X207]*1440-[.W207]*4)/1440" office:value-type="float" office:value="0.209948644378221">
            <text:p>5:02:20</text:p>
          </table:table-cell>
          <table:table-cell table:style-name="ce7" table:formula="of:=([.X207]*1440+[.W207]*4)/1440" office:value-type="float" office:value="0.799166037545481">
            <text:p>19:10:48</text:p>
          </table:table-cell>
          <table:table-cell table:formula="of:=8*[.W207]" office:value-type="float" office:value="848.473046160853">
            <text:p>848.47</text:p>
          </table:table-cell>
          <table:table-cell table:formula="of:=MOD([.E207]*1440+[.V207]+4*[.$B$3]-60*[.$B$4];1440)" office:value-type="float" office:value="713.437429014935">
            <text:p>713.44</text:p>
          </table:table-cell>
          <table:table-cell table:formula="of:=IF([.AB207]/4&lt;0;[.AB207]/4+180;[.AB207]/4-180)" office:value-type="float" office:value="-1.64064274626634">
            <text:p>-1.64</text:p>
          </table:table-cell>
          <table:table-cell table:formula="of:=DEGREES(ACOS(SIN(RADIANS([.$B$2]))*SIN(RADIANS([.T207]))+COS(RADIANS([.$B$2]))*COS(RADIANS([.T207]))*COS(RADIANS([.AC207]))))" office:value-type="float" office:value="16.5433126206819">
            <text:p>16.54</text:p>
          </table:table-cell>
          <table:table-cell table:formula="of:=90-[.AD207]" office:value-type="float" office:value="73.4566873793181">
            <text:p>73.46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479332075034464">
            <text:p>0</text:p>
          </table:table-cell>
          <table:table-cell table:formula="of:=[.AE207]+[.AF207]" office:value-type="float" office:value="73.4614807000685">
            <text:p>73.46</text:p>
          </table:table-cell>
          <table:table-cell table:formula="of:=IF([.AC207]&gt;0;MOD(DEGREES(ACOS(((SIN(RADIANS([.$B$2]))*COS(RADIANS([.AD207])))-SIN(RADIANS([.T207])))/(COS(RADIANS([.$B$2]))*SIN(RADIANS([.AD207])))))+180;360);MOD(540-DEGREES(ACOS(((SIN(RADIANS([.$B$2]))*COS(RADIANS([.AD207])))-SIN(RADIANS([.T207])))/(COS(RADIANS([.$B$2]))*SIN(RADIANS([.AD207])))));360))" office:value-type="float" office:value="174.5618402153">
            <text:p>17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7]+1" office:value-type="date" office:date-value="2026-07-26">
            <text:p>7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8]+2415018.5+[.E208]-[.$B$4]/24" office:value-type="float" office:value="2461248.29166667">
            <text:p>2461248.29</text:p>
          </table:table-cell>
          <table:table-cell table:style-name="ce9" table:formula="of:=([.F208]-2451545)/36525" office:value-type="float" office:value="0.265661647273553">
            <text:p>0.26566165</text:p>
          </table:table-cell>
          <table:table-cell/>
          <table:table-cell table:formula="of:=MOD(280.46646+[.G208]*(36000.76983+[.G208]*0.0003032);360)" office:value-type="float" office:value="124.490297552493">
            <text:p>124.49</text:p>
          </table:table-cell>
          <table:table-cell table:formula="of:=357.52911+[.G208]*(35999.05029-0.0001537*[.G208])" office:value-type="float" office:value="9921.09609947732">
            <text:p>9921.1</text:p>
          </table:table-cell>
          <table:table-cell table:formula="of:=0.016708634-[.G208]*(0.000042037+0.0000001267*[.G208])" office:value-type="float" office:value="0.0166974574393403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-0.675516531872238">
            <text:p>-0.68</text:p>
          </table:table-cell>
          <table:table-cell table:formula="of:=[.I208]+[.L208]" office:value-type="float" office:value="123.814781020621">
            <text:p>123.81</text:p>
          </table:table-cell>
          <table:table-cell table:formula="of:=[.J208]+[.L208]" office:value-type="float" office:value="9920.42058294545">
            <text:p>9920.42</text:p>
          </table:table-cell>
          <table:table-cell table:formula="of:=(1.000001018*(1-[.K208]*[.K208]))/(1+[.K208]*COS(RADIANS([.N208])))" office:value-type="float" office:value="1.01561468760377">
            <text:p>1.02</text:p>
          </table:table-cell>
          <table:table-cell table:formula="of:=[.M208]-0.00569-0.00478*SIN(RADIANS(125.04-1934.136*[.G208]))" office:value-type="float" office:value="123.811392761756">
            <text:p>123.81</text:p>
          </table:table-cell>
          <table:table-cell table:formula="of:=23+(26+((21.448-[.G208]*(46.815+[.G208]*(0.00059-[.G208]*0.001813))))/60)/60" office:value-type="float" office:value="23.4358364006488">
            <text:p>23.44</text:p>
          </table:table-cell>
          <table:table-cell table:formula="of:=[.Q208]+0.00256*COS(RADIANS(125.04-1934.136*[.G208]))" office:value-type="float" office:value="23.438080052286">
            <text:p>23.44</text:p>
          </table:table-cell>
          <table:table-cell table:formula="of:=DEGREES(ATAN2(COS(RADIANS([.P208]));COS(RADIANS([.R208]))*SIN(RADIANS([.P208]))))" office:value-type="float" office:value="126.127879717852">
            <text:p>126.13</text:p>
          </table:table-cell>
          <table:table-cell table:formula="of:=DEGREES(ASIN(SIN(RADIANS([.R208]))*SIN(RADIANS([.P208]))))" office:value-type="float" office:value="19.2983078857359">
            <text:p>19.3</text:p>
          </table:table-cell>
          <table:table-cell table:formula="of:=TAN(RADIANS([.R208]/2))*TAN(RADIANS([.R208]/2))" office:value-type="float" office:value="0.0430299558926936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6.56144976782987">
            <text:p>-6.56</text:p>
          </table:table-cell>
          <table:table-cell table:formula="of:=DEGREES(ACOS(COS(RADIANS(90.833))/(COS(RADIANS([.$B$2]))*COS(RADIANS([.T208])))-TAN(RADIANS([.$B$2]))*TAN(RADIANS([.T208]))))" office:value-type="float" office:value="105.869509529824">
            <text:p>105.87</text:p>
          </table:table-cell>
          <table:table-cell table:style-name="ce7" table:formula="of:=(720-4*[.$B$3]-[.V208]+[.$B$4]*60)/1440" office:value-type="float" office:value="0.504556562338771">
            <text:p>12:06:34</text:p>
          </table:table-cell>
          <table:table-cell table:style-name="ce7" table:formula="of:=([.X208]*1440-[.W208]*4)/1440" office:value-type="float" office:value="0.210474591422594">
            <text:p>5:03:05</text:p>
          </table:table-cell>
          <table:table-cell table:style-name="ce7" table:formula="of:=([.X208]*1440+[.W208]*4)/1440" office:value-type="float" office:value="0.798638533254947">
            <text:p>19:10:02</text:p>
          </table:table-cell>
          <table:table-cell table:formula="of:=8*[.W208]" office:value-type="float" office:value="846.956076238589">
            <text:p>846.96</text:p>
          </table:table-cell>
          <table:table-cell table:formula="of:=MOD([.E208]*1440+[.V208]+4*[.$B$3]-60*[.$B$4];1440)" office:value-type="float" office:value="713.43855023217">
            <text:p>713.44</text:p>
          </table:table-cell>
          <table:table-cell table:formula="of:=IF([.AB208]/4&lt;0;[.AB208]/4+180;[.AB208]/4-180)" office:value-type="float" office:value="-1.64036244195748">
            <text:p>-1.64</text:p>
          </table:table-cell>
          <table:table-cell table:formula="of:=DEGREES(ACOS(SIN(RADIANS([.$B$2]))*SIN(RADIANS([.T208]))+COS(RADIANS([.$B$2]))*COS(RADIANS([.T208]))*COS(RADIANS([.AC208]))))" office:value-type="float" office:value="16.7639628910898">
            <text:p>16.76</text:p>
          </table:table-cell>
          <table:table-cell table:formula="of:=90-[.AD208]" office:value-type="float" office:value="73.2360371089102">
            <text:p>73.24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48610123950158">
            <text:p>0</text:p>
          </table:table-cell>
          <table:table-cell table:formula="of:=[.AE208]+[.AF208]" office:value-type="float" office:value="73.2408981213052">
            <text:p>73.24</text:p>
          </table:table-cell>
          <table:table-cell table:formula="of:=IF([.AC208]&gt;0;MOD(DEGREES(ACOS(((SIN(RADIANS([.$B$2]))*COS(RADIANS([.AD208])))-SIN(RADIANS([.T208])))/(COS(RADIANS([.$B$2]))*SIN(RADIANS([.AD208])))))+180;360);MOD(540-DEGREES(ACOS(((SIN(RADIANS([.$B$2]))*COS(RADIANS([.AD208])))-SIN(RADIANS([.T208])))/(COS(RADIANS([.$B$2]))*SIN(RADIANS([.AD208])))));360))" office:value-type="float" office:value="174.625195377903">
            <text:p>174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8]+1" office:value-type="date" office:date-value="2026-07-27">
            <text:p>7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9]+2415018.5+[.E209]-[.$B$4]/24" office:value-type="float" office:value="2461249.29166667">
            <text:p>2461249.29</text:p>
          </table:table-cell>
          <table:table-cell table:style-name="ce9" table:formula="of:=([.F209]-2451545)/36525" office:value-type="float" office:value="0.265689025781424">
            <text:p>0.26568903</text:p>
          </table:table-cell>
          <table:table-cell/>
          <table:table-cell table:formula="of:=MOD(280.46646+[.G209]*(36000.76983+[.G209]*0.0003032);360)" office:value-type="float" office:value="125.475944917069">
            <text:p>125.48</text:p>
          </table:table-cell>
          <table:table-cell table:formula="of:=357.52911+[.G209]*(35999.05029-0.0001537*[.G209])" office:value-type="float" office:value="9922.0816997568">
            <text:p>9922.08</text:p>
          </table:table-cell>
          <table:table-cell table:formula="of:=0.016708634-[.G209]*(0.000042037+0.0000001267*[.G209])" office:value-type="float" office:value="0.0166974562865868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-0.705625550704672">
            <text:p>-0.71</text:p>
          </table:table-cell>
          <table:table-cell table:formula="of:=[.I209]+[.L209]" office:value-type="float" office:value="124.770319366364">
            <text:p>124.77</text:p>
          </table:table-cell>
          <table:table-cell table:formula="of:=[.J209]+[.L209]" office:value-type="float" office:value="9921.3760742061">
            <text:p>9921.38</text:p>
          </table:table-cell>
          <table:table-cell table:formula="of:=(1.000001018*(1-[.K209]*[.K209]))/(1+[.K209]*COS(RADIANS([.N209])))" office:value-type="float" office:value="1.01551221567661">
            <text:p>1.02</text:p>
          </table:table-cell>
          <table:table-cell table:formula="of:=[.M209]-0.00569-0.00478*SIN(RADIANS(125.04-1934.136*[.G209]))" office:value-type="float" office:value="124.766934978357">
            <text:p>124.77</text:p>
          </table:table-cell>
          <table:table-cell table:formula="of:=23+(26+((21.448-[.G209]*(46.815+[.G209]*(0.00059-[.G209]*0.001813))))/60)/60" office:value-type="float" office:value="23.4358360446146">
            <text:p>23.44</text:p>
          </table:table-cell>
          <table:table-cell table:formula="of:=[.Q209]+0.00256*COS(RADIANS(125.04-1934.136*[.G209]))" office:value-type="float" office:value="23.4380785559817">
            <text:p>23.44</text:p>
          </table:table-cell>
          <table:table-cell table:formula="of:=DEGREES(ATAN2(COS(RADIANS([.P209]));COS(RADIANS([.R209]))*SIN(RADIANS([.P209]))))" office:value-type="float" office:value="127.110724070766">
            <text:p>127.11</text:p>
          </table:table-cell>
          <table:table-cell table:formula="of:=DEGREES(ASIN(SIN(RADIANS([.R209]))*SIN(RADIANS([.P209]))))" office:value-type="float" office:value="19.0715957179915">
            <text:p>19.07</text:p>
          </table:table-cell>
          <table:table-cell table:formula="of:=TAN(RADIANS([.R209]/2))*TAN(RADIANS([.R209]/2))" office:value-type="float" office:value="0.0430299502422895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6.55031641763616">
            <text:p>-6.55</text:p>
          </table:table-cell>
          <table:table-cell table:formula="of:=DEGREES(ACOS(COS(RADIANS(90.833))/(COS(RADIANS([.$B$2]))*COS(RADIANS([.T209])))-TAN(RADIANS([.$B$2]))*TAN(RADIANS([.T209]))))" office:value-type="float" office:value="105.676067389627">
            <text:p>105.68</text:p>
          </table:table-cell>
          <table:table-cell table:style-name="ce7" table:formula="of:=(720-4*[.$B$3]-[.V209]+[.$B$4]*60)/1440" office:value-type="float" office:value="0.504548830845581">
            <text:p>12:06:33</text:p>
          </table:table-cell>
          <table:table-cell table:style-name="ce7" table:formula="of:=([.X209]*1440-[.W209]*4)/1440" office:value-type="float" office:value="0.211004199207727">
            <text:p>5:03:51</text:p>
          </table:table-cell>
          <table:table-cell table:style-name="ce7" table:formula="of:=([.X209]*1440+[.W209]*4)/1440" office:value-type="float" office:value="0.798093462483434">
            <text:p>19:09:15</text:p>
          </table:table-cell>
          <table:table-cell table:formula="of:=8*[.W209]" office:value-type="float" office:value="845.408539117019">
            <text:p>845.41</text:p>
          </table:table-cell>
          <table:table-cell table:formula="of:=MOD([.E209]*1440+[.V209]+4*[.$B$3]-60*[.$B$4];1440)" office:value-type="float" office:value="713.449683582364">
            <text:p>713.45</text:p>
          </table:table-cell>
          <table:table-cell table:formula="of:=IF([.AB209]/4&lt;0;[.AB209]/4+180;[.AB209]/4-180)" office:value-type="float" office:value="-1.63757910440904">
            <text:p>-1.64</text:p>
          </table:table-cell>
          <table:table-cell table:formula="of:=DEGREES(ACOS(SIN(RADIANS([.$B$2]))*SIN(RADIANS([.T209]))+COS(RADIANS([.$B$2]))*COS(RADIANS([.T209]))*COS(RADIANS([.AC209]))))" office:value-type="float" office:value="16.9897442419987">
            <text:p>16.99</text:p>
          </table:table-cell>
          <table:table-cell table:formula="of:=90-[.AD209]" office:value-type="float" office:value="73.0102557580013">
            <text:p>73.01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493044030731157">
            <text:p>0</text:p>
          </table:table-cell>
          <table:table-cell table:formula="of:=[.AE209]+[.AF209]" office:value-type="float" office:value="73.0151861983086">
            <text:p>73.02</text:p>
          </table:table-cell>
          <table:table-cell table:formula="of:=IF([.AC209]&gt;0;MOD(DEGREES(ACOS(((SIN(RADIANS([.$B$2]))*COS(RADIANS([.AD209])))-SIN(RADIANS([.T209])))/(COS(RADIANS([.$B$2]))*SIN(RADIANS([.AD209])))))+180;360);MOD(540-DEGREES(ACOS(((SIN(RADIANS([.$B$2]))*COS(RADIANS([.AD209])))-SIN(RADIANS([.T209])))/(COS(RADIANS([.$B$2]))*SIN(RADIANS([.AD209])))));360))" office:value-type="float" office:value="174.696466093409">
            <text:p>174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9]+1" office:value-type="date" office:date-value="2026-07-28">
            <text:p>7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0]+2415018.5+[.E210]-[.$B$4]/24" office:value-type="float" office:value="2461250.29166667">
            <text:p>2461250.29</text:p>
          </table:table-cell>
          <table:table-cell table:style-name="ce9" table:formula="of:=([.F210]-2451545)/36525" office:value-type="float" office:value="0.265716404289295">
            <text:p>0.26571640</text:p>
          </table:table-cell>
          <table:table-cell/>
          <table:table-cell table:formula="of:=MOD(280.46646+[.G210]*(36000.76983+[.G210]*0.0003032);360)" office:value-type="float" office:value="126.461592281645">
            <text:p>126.46</text:p>
          </table:table-cell>
          <table:table-cell table:formula="of:=357.52911+[.G210]*(35999.05029-0.0001537*[.G210])" office:value-type="float" office:value="9923.06730003629">
            <text:p>9923.07</text:p>
          </table:table-cell>
          <table:table-cell table:formula="of:=0.016708634-[.G210]*(0.000042037+0.0000001267*[.G210])" office:value-type="float" office:value="0.0166974551338331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-0.735537491717648">
            <text:p>-0.74</text:p>
          </table:table-cell>
          <table:table-cell table:formula="of:=[.I210]+[.L210]" office:value-type="float" office:value="125.726054789927">
            <text:p>125.73</text:p>
          </table:table-cell>
          <table:table-cell table:formula="of:=[.J210]+[.L210]" office:value-type="float" office:value="9922.33176254458">
            <text:p>9922.33</text:p>
          </table:table-cell>
          <table:table-cell table:formula="of:=(1.000001018*(1-[.K210]*[.K210]))/(1+[.K210]*COS(RADIANS([.N210])))" office:value-type="float" office:value="1.01540528232624">
            <text:p>1.02</text:p>
          </table:table-cell>
          <table:table-cell table:formula="of:=[.M210]-0.00569-0.00478*SIN(RADIANS(125.04-1934.136*[.G210]))" office:value-type="float" office:value="125.722674270808">
            <text:p>125.72</text:p>
          </table:table-cell>
          <table:table-cell table:formula="of:=23+(26+((21.448-[.G210]*(46.815+[.G210]*(0.00059-[.G210]*0.001813))))/60)/60" office:value-type="float" office:value="23.4358356885805">
            <text:p>23.44</text:p>
          </table:table-cell>
          <table:table-cell table:formula="of:=[.Q210]+0.00256*COS(RADIANS(125.04-1934.136*[.G210]))" office:value-type="float" office:value="23.4380770577619">
            <text:p>23.44</text:p>
          </table:table-cell>
          <table:table-cell table:formula="of:=DEGREES(ATAN2(COS(RADIANS([.P210]));COS(RADIANS([.R210]))*SIN(RADIANS([.P210]))))" office:value-type="float" office:value="128.091054330388">
            <text:p>128.09</text:p>
          </table:table-cell>
          <table:table-cell table:formula="of:=DEGREES(ASIN(SIN(RADIANS([.R210]))*SIN(RADIANS([.P210]))))" office:value-type="float" office:value="18.8396431672983">
            <text:p>18.84</text:p>
          </table:table-cell>
          <table:table-cell table:formula="of:=TAN(RADIANS([.R210]/2))*TAN(RADIANS([.R210]/2))" office:value-type="float" office:value="0.0430299445846525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6.52911775056503">
            <text:p>-6.53</text:p>
          </table:table-cell>
          <table:table-cell table:formula="of:=DEGREES(ACOS(COS(RADIANS(90.833))/(COS(RADIANS([.$B$2]))*COS(RADIANS([.T210])))-TAN(RADIANS([.$B$2]))*TAN(RADIANS([.T210]))))" office:value-type="float" office:value="105.478907823058">
            <text:p>105.48</text:p>
          </table:table-cell>
          <table:table-cell table:style-name="ce7" table:formula="of:=(720-4*[.$B$3]-[.V210]+[.$B$4]*60)/1440" office:value-type="float" office:value="0.504534109549004">
            <text:p>12:06:32</text:p>
          </table:table-cell>
          <table:table-cell table:style-name="ce7" table:formula="of:=([.X210]*1440-[.W210]*4)/1440" office:value-type="float" office:value="0.211537143373842">
            <text:p>5:04:37</text:p>
          </table:table-cell>
          <table:table-cell table:style-name="ce7" table:formula="of:=([.X210]*1440+[.W210]*4)/1440" office:value-type="float" office:value="0.797531075724165">
            <text:p>19:08:27</text:p>
          </table:table-cell>
          <table:table-cell table:formula="of:=8*[.W210]" office:value-type="float" office:value="843.831262584466">
            <text:p>843.83</text:p>
          </table:table-cell>
          <table:table-cell table:formula="of:=MOD([.E210]*1440+[.V210]+4*[.$B$3]-60*[.$B$4];1440)" office:value-type="float" office:value="713.470882249435">
            <text:p>713.47</text:p>
          </table:table-cell>
          <table:table-cell table:formula="of:=IF([.AB210]/4&lt;0;[.AB210]/4+180;[.AB210]/4-180)" office:value-type="float" office:value="-1.63227943764124">
            <text:p>-1.63</text:p>
          </table:table-cell>
          <table:table-cell table:formula="of:=DEGREES(ACOS(SIN(RADIANS([.$B$2]))*SIN(RADIANS([.T210]))+COS(RADIANS([.$B$2]))*COS(RADIANS([.T210]))*COS(RADIANS([.AC210]))))" office:value-type="float" office:value="17.2205880430317">
            <text:p>17.22</text:p>
          </table:table-cell>
          <table:table-cell table:formula="of:=90-[.AD210]" office:value-type="float" office:value="72.7794119569683">
            <text:p>72.78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500159731937387">
            <text:p>0.01</text:p>
          </table:table-cell>
          <table:table-cell table:formula="of:=[.AE210]+[.AF210]" office:value-type="float" office:value="72.7844135542876">
            <text:p>72.78</text:p>
          </table:table-cell>
          <table:table-cell table:formula="of:=IF([.AC210]&gt;0;MOD(DEGREES(ACOS(((SIN(RADIANS([.$B$2]))*COS(RADIANS([.AD210])))-SIN(RADIANS([.T210])))/(COS(RADIANS([.$B$2]))*SIN(RADIANS([.AD210])))))+180;360);MOD(540-DEGREES(ACOS(((SIN(RADIANS([.$B$2]))*COS(RADIANS([.AD210])))-SIN(RADIANS([.T210])))/(COS(RADIANS([.$B$2]))*SIN(RADIANS([.AD210])))));360))" office:value-type="float" office:value="174.77534605961">
            <text:p>174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0]+1" office:value-type="date" office:date-value="2026-07-29">
            <text:p>7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1]+2415018.5+[.E211]-[.$B$4]/24" office:value-type="float" office:value="2461251.29166667">
            <text:p>2461251.29</text:p>
          </table:table-cell>
          <table:table-cell table:style-name="ce9" table:formula="of:=([.F211]-2451545)/36525" office:value-type="float" office:value="0.265743782797167">
            <text:p>0.26574378</text:p>
          </table:table-cell>
          <table:table-cell/>
          <table:table-cell table:formula="of:=MOD(280.46646+[.G211]*(36000.76983+[.G211]*0.0003032);360)" office:value-type="float" office:value="127.447239646221">
            <text:p>127.45</text:p>
          </table:table-cell>
          <table:table-cell table:formula="of:=357.52911+[.G211]*(35999.05029-0.0001537*[.G211])" office:value-type="float" office:value="9924.05290031578">
            <text:p>9924.05</text:p>
          </table:table-cell>
          <table:table-cell table:formula="of:=0.016708634-[.G211]*(0.000042037+0.0000001267*[.G211])" office:value-type="float" office:value="0.0166974539810792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-0.765243920588336">
            <text:p>-0.77</text:p>
          </table:table-cell>
          <table:table-cell table:formula="of:=[.I211]+[.L211]" office:value-type="float" office:value="126.681995725632">
            <text:p>126.68</text:p>
          </table:table-cell>
          <table:table-cell table:formula="of:=[.J211]+[.L211]" office:value-type="float" office:value="9923.28765639519">
            <text:p>9923.29</text:p>
          </table:table-cell>
          <table:table-cell table:formula="of:=(1.000001018*(1-[.K211]*[.K211]))/(1+[.K211]*COS(RADIANS([.N211])))" office:value-type="float" office:value="1.01529391636685">
            <text:p>1.02</text:p>
          </table:table-cell>
          <table:table-cell table:formula="of:=[.M211]-0.00569-0.00478*SIN(RADIANS(125.04-1934.136*[.G211]))" office:value-type="float" office:value="126.678619073428">
            <text:p>126.68</text:p>
          </table:table-cell>
          <table:table-cell table:formula="of:=23+(26+((21.448-[.G211]*(46.815+[.G211]*(0.00059-[.G211]*0.001813))))/60)/60" office:value-type="float" office:value="23.4358353325463">
            <text:p>23.44</text:p>
          </table:table-cell>
          <table:table-cell table:formula="of:=[.Q211]+0.00256*COS(RADIANS(125.04-1934.136*[.G211]))" office:value-type="float" office:value="23.4380755576276">
            <text:p>23.44</text:p>
          </table:table-cell>
          <table:table-cell table:formula="of:=DEGREES(ATAN2(COS(RADIANS([.P211]));COS(RADIANS([.R211]))*SIN(RADIANS([.P211]))))" office:value-type="float" office:value="129.06886035979">
            <text:p>129.07</text:p>
          </table:table-cell>
          <table:table-cell table:formula="of:=DEGREES(ASIN(SIN(RADIANS([.R211]))*SIN(RADIANS([.P211]))))" office:value-type="float" office:value="18.602527161096">
            <text:p>18.6</text:p>
          </table:table-cell>
          <table:table-cell table:formula="of:=TAN(RADIANS([.R211]/2))*TAN(RADIANS([.R211]/2))" office:value-type="float" office:value="0.0430299389197861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6.497814090898">
            <text:p>-6.5</text:p>
          </table:table-cell>
          <table:table-cell table:formula="of:=DEGREES(ACOS(COS(RADIANS(90.833))/(COS(RADIANS([.$B$2]))*COS(RADIANS([.T211])))-TAN(RADIANS([.$B$2]))*TAN(RADIANS([.T211]))))" office:value-type="float" office:value="105.278133734292">
            <text:p>105.28</text:p>
          </table:table-cell>
          <table:table-cell table:style-name="ce7" table:formula="of:=(720-4*[.$B$3]-[.V211]+[.$B$4]*60)/1440" office:value-type="float" office:value="0.504512370896457">
            <text:p>12:06:30</text:p>
          </table:table-cell>
          <table:table-cell table:style-name="ce7" table:formula="of:=([.X211]*1440-[.W211]*4)/1440" office:value-type="float" office:value="0.212073110523424">
            <text:p>5:05:23</text:p>
          </table:table-cell>
          <table:table-cell table:style-name="ce7" table:formula="of:=([.X211]*1440+[.W211]*4)/1440" office:value-type="float" office:value="0.796951631269489">
            <text:p>19:07:37</text:p>
          </table:table-cell>
          <table:table-cell table:formula="of:=8*[.W211]" office:value-type="float" office:value="842.225069874333">
            <text:p>842.23</text:p>
          </table:table-cell>
          <table:table-cell table:formula="of:=MOD([.E211]*1440+[.V211]+4*[.$B$3]-60*[.$B$4];1440)" office:value-type="float" office:value="713.502185909102">
            <text:p>713.5</text:p>
          </table:table-cell>
          <table:table-cell table:formula="of:=IF([.AB211]/4&lt;0;[.AB211]/4+180;[.AB211]/4-180)" office:value-type="float" office:value="-1.62445352272451">
            <text:p>-1.62</text:p>
          </table:table-cell>
          <table:table-cell table:formula="of:=DEGREES(ACOS(SIN(RADIANS([.$B$2]))*SIN(RADIANS([.T211]))+COS(RADIANS([.$B$2]))*COS(RADIANS([.T211]))*COS(RADIANS([.AC211]))))" office:value-type="float" office:value="17.4564256578068">
            <text:p>17.46</text:p>
          </table:table-cell>
          <table:table-cell table:formula="of:=90-[.AD211]" office:value-type="float" office:value="72.5435743421932">
            <text:p>72.54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50744767107253">
            <text:p>0.01</text:p>
          </table:table-cell>
          <table:table-cell table:formula="of:=[.AE211]+[.AF211]" office:value-type="float" office:value="72.5486488189039">
            <text:p>72.55</text:p>
          </table:table-cell>
          <table:table-cell table:formula="of:=IF([.AC211]&gt;0;MOD(DEGREES(ACOS(((SIN(RADIANS([.$B$2]))*COS(RADIANS([.AD211])))-SIN(RADIANS([.T211])))/(COS(RADIANS([.$B$2]))*SIN(RADIANS([.AD211])))))+180;360);MOD(540-DEGREES(ACOS(((SIN(RADIANS([.$B$2]))*COS(RADIANS([.AD211])))-SIN(RADIANS([.T211])))/(COS(RADIANS([.$B$2]))*SIN(RADIANS([.AD211])))));360))" office:value-type="float" office:value="174.861523813312">
            <text:p>17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1]+1" office:value-type="date" office:date-value="2026-07-30">
            <text:p>7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2]+2415018.5+[.E212]-[.$B$4]/24" office:value-type="float" office:value="2461252.29166667">
            <text:p>2461252.29</text:p>
          </table:table-cell>
          <table:table-cell table:style-name="ce9" table:formula="of:=([.F212]-2451545)/36525" office:value-type="float" office:value="0.265771161305038">
            <text:p>0.26577116</text:p>
          </table:table-cell>
          <table:table-cell/>
          <table:table-cell table:formula="of:=MOD(280.46646+[.G212]*(36000.76983+[.G212]*0.0003032);360)" office:value-type="float" office:value="128.432887010795">
            <text:p>128.43</text:p>
          </table:table-cell>
          <table:table-cell table:formula="of:=357.52911+[.G212]*(35999.05029-0.0001537*[.G212])" office:value-type="float" office:value="9925.03850059527">
            <text:p>9925.04</text:p>
          </table:table-cell>
          <table:table-cell table:formula="of:=0.016708634-[.G212]*(0.000042037+0.0000001267*[.G212])" office:value-type="float" office:value="0.0166974528283251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-0.794736450386268">
            <text:p>-0.79</text:p>
          </table:table-cell>
          <table:table-cell table:formula="of:=[.I212]+[.L212]" office:value-type="float" office:value="127.638150560408">
            <text:p>127.64</text:p>
          </table:table-cell>
          <table:table-cell table:formula="of:=[.J212]+[.L212]" office:value-type="float" office:value="9924.24376414488">
            <text:p>9924.24</text:p>
          </table:table-cell>
          <table:table-cell table:formula="of:=(1.000001018*(1-[.K212]*[.K212]))/(1+[.K212]*COS(RADIANS([.N212])))" office:value-type="float" office:value="1.01517814782673">
            <text:p>1.02</text:p>
          </table:table-cell>
          <table:table-cell table:formula="of:=[.M212]-0.00569-0.00478*SIN(RADIANS(125.04-1934.136*[.G212]))" office:value-type="float" office:value="127.634777773144">
            <text:p>127.63</text:p>
          </table:table-cell>
          <table:table-cell table:formula="of:=23+(26+((21.448-[.G212]*(46.815+[.G212]*(0.00059-[.G212]*0.001813))))/60)/60" office:value-type="float" office:value="23.4358349765122">
            <text:p>23.44</text:p>
          </table:table-cell>
          <table:table-cell table:formula="of:=[.Q212]+0.00256*COS(RADIANS(125.04-1934.136*[.G212]))" office:value-type="float" office:value="23.4380740555797">
            <text:p>23.44</text:p>
          </table:table-cell>
          <table:table-cell table:formula="of:=DEGREES(ATAN2(COS(RADIANS([.P212]));COS(RADIANS([.R212]))*SIN(RADIANS([.P212]))))" office:value-type="float" office:value="130.044135286342">
            <text:p>130.04</text:p>
          </table:table-cell>
          <table:table-cell table:formula="of:=DEGREES(ASIN(SIN(RADIANS([.R212]))*SIN(RADIANS([.P212]))))" office:value-type="float" office:value="18.3603255640045">
            <text:p>18.36</text:p>
          </table:table-cell>
          <table:table-cell table:formula="of:=TAN(RADIANS([.R212]/2))*TAN(RADIANS([.R212]/2))" office:value-type="float" office:value="0.0430299332476941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6.45637915622004">
            <text:p>-6.46</text:p>
          </table:table-cell>
          <table:table-cell table:formula="of:=DEGREES(ACOS(COS(RADIANS(90.833))/(COS(RADIANS([.$B$2]))*COS(RADIANS([.T212])))-TAN(RADIANS([.$B$2]))*TAN(RADIANS([.T212]))))" office:value-type="float" office:value="105.073847322091">
            <text:p>105.07</text:p>
          </table:table-cell>
          <table:table-cell table:style-name="ce7" table:formula="of:=(720-4*[.$B$3]-[.V212]+[.$B$4]*60)/1440" office:value-type="float" office:value="0.504483596636264">
            <text:p>12:06:27</text:p>
          </table:table-cell>
          <table:table-cell table:style-name="ce7" table:formula="of:=([.X212]*1440-[.W212]*4)/1440" office:value-type="float" office:value="0.212611798519344">
            <text:p>5:06:10</text:p>
          </table:table-cell>
          <table:table-cell table:style-name="ce7" table:formula="of:=([.X212]*1440+[.W212]*4)/1440" office:value-type="float" office:value="0.796355394753184">
            <text:p>19:06:45</text:p>
          </table:table-cell>
          <table:table-cell table:formula="of:=8*[.W212]" office:value-type="float" office:value="840.59077857673">
            <text:p>840.59</text:p>
          </table:table-cell>
          <table:table-cell table:formula="of:=MOD([.E212]*1440+[.V212]+4*[.$B$3]-60*[.$B$4];1440)" office:value-type="float" office:value="713.54362084378">
            <text:p>713.54</text:p>
          </table:table-cell>
          <table:table-cell table:formula="of:=IF([.AB212]/4&lt;0;[.AB212]/4+180;[.AB212]/4-180)" office:value-type="float" office:value="-1.614094789055">
            <text:p>-1.61</text:p>
          </table:table-cell>
          <table:table-cell table:formula="of:=DEGREES(ACOS(SIN(RADIANS([.$B$2]))*SIN(RADIANS([.T212]))+COS(RADIANS([.$B$2]))*COS(RADIANS([.T212]))*COS(RADIANS([.AC212]))))" office:value-type="float" office:value="17.697188420594">
            <text:p>17.7</text:p>
          </table:table-cell>
          <table:table-cell table:formula="of:=90-[.AD212]" office:value-type="float" office:value="72.302811579406">
            <text:p>72.3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51490722080145">
            <text:p>0.01</text:p>
          </table:table-cell>
          <table:table-cell table:formula="of:=[.AE212]+[.AF212]" office:value-type="float" office:value="72.307960651614">
            <text:p>72.31</text:p>
          </table:table-cell>
          <table:table-cell table:formula="of:=IF([.AC212]&gt;0;MOD(DEGREES(ACOS(((SIN(RADIANS([.$B$2]))*COS(RADIANS([.AD212])))-SIN(RADIANS([.T212])))/(COS(RADIANS([.$B$2]))*SIN(RADIANS([.AD212])))))+180;360);MOD(540-DEGREES(ACOS(((SIN(RADIANS([.$B$2]))*COS(RADIANS([.AD212])))-SIN(RADIANS([.T212])))/(COS(RADIANS([.$B$2]))*SIN(RADIANS([.AD212])))));360))" office:value-type="float" office:value="174.954684177183">
            <text:p>174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2]+1" office:value-type="date" office:date-value="2026-07-31">
            <text:p>7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3]+2415018.5+[.E213]-[.$B$4]/24" office:value-type="float" office:value="2461253.29166667">
            <text:p>2461253.29</text:p>
          </table:table-cell>
          <table:table-cell table:style-name="ce9" table:formula="of:=([.F213]-2451545)/36525" office:value-type="float" office:value="0.265798539812909">
            <text:p>0.26579854</text:p>
          </table:table-cell>
          <table:table-cell/>
          <table:table-cell table:formula="of:=MOD(280.46646+[.G213]*(36000.76983+[.G213]*0.0003032);360)" office:value-type="float" office:value="129.418534375372">
            <text:p>129.42</text:p>
          </table:table-cell>
          <table:table-cell table:formula="of:=357.52911+[.G213]*(35999.05029-0.0001537*[.G213])" office:value-type="float" office:value="9926.02410087476">
            <text:p>9926.02</text:p>
          </table:table-cell>
          <table:table-cell table:formula="of:=0.016708634-[.G213]*(0.000042037+0.0000001267*[.G213])" office:value-type="float" office:value="0.0166974516755708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-0.824006743595618">
            <text:p>-0.82</text:p>
          </table:table-cell>
          <table:table-cell table:formula="of:=[.I213]+[.L213]" office:value-type="float" office:value="128.594527631777">
            <text:p>128.59</text:p>
          </table:table-cell>
          <table:table-cell table:formula="of:=[.J213]+[.L213]" office:value-type="float" office:value="9925.20009413116">
            <text:p>9925.2</text:p>
          </table:table-cell>
          <table:table-cell table:formula="of:=(1.000001018*(1-[.K213]*[.K213]))/(1+[.K213]*COS(RADIANS([.N213])))" office:value-type="float" office:value="1.01505800794254">
            <text:p>1.02</text:p>
          </table:table-cell>
          <table:table-cell table:formula="of:=[.M213]-0.00569-0.00478*SIN(RADIANS(125.04-1934.136*[.G213]))" office:value-type="float" office:value="128.591158707472">
            <text:p>128.59</text:p>
          </table:table-cell>
          <table:table-cell table:formula="of:=23+(26+((21.448-[.G213]*(46.815+[.G213]*(0.00059-[.G213]*0.001813))))/60)/60" office:value-type="float" office:value="23.4358346204781">
            <text:p>23.44</text:p>
          </table:table-cell>
          <table:table-cell table:formula="of:=[.Q213]+0.00256*COS(RADIANS(125.04-1934.136*[.G213]))" office:value-type="float" office:value="23.4380725516192">
            <text:p>23.44</text:p>
          </table:table-cell>
          <table:table-cell table:formula="of:=DEGREES(ATAN2(COS(RADIANS([.P213]));COS(RADIANS([.R213]))*SIN(RADIANS([.P213]))))" office:value-type="float" office:value="131.016875468829">
            <text:p>131.02</text:p>
          </table:table-cell>
          <table:table-cell table:formula="of:=DEGREES(ASIN(SIN(RADIANS([.R213]))*SIN(RADIANS([.P213]))))" office:value-type="float" office:value="18.1131171241057">
            <text:p>18.11</text:p>
          </table:table-cell>
          <table:table-cell table:formula="of:=TAN(RADIANS([.R213]/2))*TAN(RADIANS([.R213]/2))" office:value-type="float" office:value="0.0430299275683802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6.40479992041775">
            <text:p>-6.4</text:p>
          </table:table-cell>
          <table:table-cell table:formula="of:=DEGREES(ACOS(COS(RADIANS(90.833))/(COS(RADIANS([.$B$2]))*COS(RADIANS([.T213])))-TAN(RADIANS([.$B$2]))*TAN(RADIANS([.T213]))))" office:value-type="float" office:value="104.86614995196">
            <text:p>104.87</text:p>
          </table:table-cell>
          <table:table-cell table:style-name="ce7" table:formula="of:=(720-4*[.$B$3]-[.V213]+[.$B$4]*60)/1440" office:value-type="float" office:value="0.504447777722512">
            <text:p>12:06:24</text:p>
          </table:table-cell>
          <table:table-cell table:style-name="ce7" table:formula="of:=([.X213]*1440-[.W213]*4)/1440" office:value-type="float" office:value="0.213152916744844">
            <text:p>5:06:56</text:p>
          </table:table-cell>
          <table:table-cell table:style-name="ce7" table:formula="of:=([.X213]*1440+[.W213]*4)/1440" office:value-type="float" office:value="0.79574263870018">
            <text:p>19:05:52</text:p>
          </table:table-cell>
          <table:table-cell table:formula="of:=8*[.W213]" office:value-type="float" office:value="838.929199615684">
            <text:p>838.93</text:p>
          </table:table-cell>
          <table:table-cell table:formula="of:=MOD([.E213]*1440+[.V213]+4*[.$B$3]-60*[.$B$4];1440)" office:value-type="float" office:value="713.595200079582">
            <text:p>713.6</text:p>
          </table:table-cell>
          <table:table-cell table:formula="of:=IF([.AB213]/4&lt;0;[.AB213]/4+180;[.AB213]/4-180)" office:value-type="float" office:value="-1.60119998010444">
            <text:p>-1.6</text:p>
          </table:table-cell>
          <table:table-cell table:formula="of:=DEGREES(ACOS(SIN(RADIANS([.$B$2]))*SIN(RADIANS([.T213]))+COS(RADIANS([.$B$2]))*COS(RADIANS([.T213]))*COS(RADIANS([.AC213]))))" office:value-type="float" office:value="17.9428076091556">
            <text:p>17.94</text:p>
          </table:table-cell>
          <table:table-cell table:formula="of:=90-[.AD213]" office:value-type="float" office:value="72.0571923908444">
            <text:p>72.06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522537798349323">
            <text:p>0.01</text:p>
          </table:table-cell>
          <table:table-cell table:formula="of:=[.AE213]+[.AF213]" office:value-type="float" office:value="72.0624177688279">
            <text:p>72.06</text:p>
          </table:table-cell>
          <table:table-cell table:formula="of:=IF([.AC213]&gt;0;MOD(DEGREES(ACOS(((SIN(RADIANS([.$B$2]))*COS(RADIANS([.AD213])))-SIN(RADIANS([.T213])))/(COS(RADIANS([.$B$2]))*SIN(RADIANS([.AD213])))))+180;360);MOD(540-DEGREES(ACOS(((SIN(RADIANS([.$B$2]))*COS(RADIANS([.AD213])))-SIN(RADIANS([.T213])))/(COS(RADIANS([.$B$2]))*SIN(RADIANS([.AD213])))));360))" office:value-type="float" office:value="175.054509597513">
            <text:p>175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3]+1" office:value-type="date" office:date-value="2026-08-01">
            <text:p>8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4]+2415018.5+[.E214]-[.$B$4]/24" office:value-type="float" office:value="2461254.29166667">
            <text:p>2461254.29</text:p>
          </table:table-cell>
          <table:table-cell table:style-name="ce9" table:formula="of:=([.F214]-2451545)/36525" office:value-type="float" office:value="0.265825918320781">
            <text:p>0.26582592</text:p>
          </table:table-cell>
          <table:table-cell/>
          <table:table-cell table:formula="of:=MOD(280.46646+[.G214]*(36000.76983+[.G214]*0.0003032);360)" office:value-type="float" office:value="130.40418173995">
            <text:p>130.4</text:p>
          </table:table-cell>
          <table:table-cell table:formula="of:=357.52911+[.G214]*(35999.05029-0.0001537*[.G214])" office:value-type="float" office:value="9927.00970115425">
            <text:p>9927.01</text:p>
          </table:table-cell>
          <table:table-cell table:formula="of:=0.016708634-[.G214]*(0.000042037+0.0000001267*[.G214])" office:value-type="float" office:value="0.0166974505228164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-0.853046514135736">
            <text:p>-0.85</text:p>
          </table:table-cell>
          <table:table-cell table:formula="of:=[.I214]+[.L214]" office:value-type="float" office:value="129.551135225814">
            <text:p>129.55</text:p>
          </table:table-cell>
          <table:table-cell table:formula="of:=[.J214]+[.L214]" office:value-type="float" office:value="9926.15665464011">
            <text:p>9926.16</text:p>
          </table:table-cell>
          <table:table-cell table:formula="of:=(1.000001018*(1-[.K214]*[.K214]))/(1+[.K214]*COS(RADIANS([.N214])))" office:value-type="float" office:value="1.01493352915341">
            <text:p>1.01</text:p>
          </table:table-cell>
          <table:table-cell table:formula="of:=[.M214]-0.00569-0.00478*SIN(RADIANS(125.04-1934.136*[.G214]))" office:value-type="float" office:value="129.547770162487">
            <text:p>129.55</text:p>
          </table:table-cell>
          <table:table-cell table:formula="of:=23+(26+((21.448-[.G214]*(46.815+[.G214]*(0.00059-[.G214]*0.001813))))/60)/60" office:value-type="float" office:value="23.4358342644439">
            <text:p>23.44</text:p>
          </table:table-cell>
          <table:table-cell table:formula="of:=[.Q214]+0.00256*COS(RADIANS(125.04-1934.136*[.G214]))" office:value-type="float" office:value="23.4380710457472">
            <text:p>23.44</text:p>
          </table:table-cell>
          <table:table-cell table:formula="of:=DEGREES(ATAN2(COS(RADIANS([.P214]));COS(RADIANS([.R214]))*SIN(RADIANS([.P214]))))" office:value-type="float" office:value="131.987080460434">
            <text:p>131.99</text:p>
          </table:table-cell>
          <table:table-cell table:formula="of:=DEGREES(ASIN(SIN(RADIANS([.R214]))*SIN(RADIANS([.P214]))))" office:value-type="float" office:value="17.8609814207664">
            <text:p>17.86</text:p>
          </table:table-cell>
          <table:table-cell table:formula="of:=TAN(RADIANS([.R214]/2))*TAN(RADIANS([.R214]/2))" office:value-type="float" office:value="0.0430299218818481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6.34307645568915">
            <text:p>-6.34</text:p>
          </table:table-cell>
          <table:table-cell table:formula="of:=DEGREES(ACOS(COS(RADIANS(90.833))/(COS(RADIANS([.$B$2]))*COS(RADIANS([.T214])))-TAN(RADIANS([.$B$2]))*TAN(RADIANS([.T214]))))" office:value-type="float" office:value="104.655142036563">
            <text:p>104.66</text:p>
          </table:table-cell>
          <table:table-cell table:style-name="ce7" table:formula="of:=(720-4*[.$B$3]-[.V214]+[.$B$4]*60)/1440" office:value-type="float" office:value="0.50440491420534">
            <text:p>12:06:21</text:p>
          </table:table-cell>
          <table:table-cell table:style-name="ce7" table:formula="of:=([.X214]*1440-[.W214]*4)/1440" office:value-type="float" office:value="0.213696186325997">
            <text:p>5:07:43</text:p>
          </table:table-cell>
          <table:table-cell table:style-name="ce7" table:formula="of:=([.X214]*1440+[.W214]*4)/1440" office:value-type="float" office:value="0.795113642084682">
            <text:p>19:04:58</text:p>
          </table:table-cell>
          <table:table-cell table:formula="of:=8*[.W214]" office:value-type="float" office:value="837.241136292507">
            <text:p>837.24</text:p>
          </table:table-cell>
          <table:table-cell table:formula="of:=MOD([.E214]*1440+[.V214]+4*[.$B$3]-60*[.$B$4];1440)" office:value-type="float" office:value="713.656923544311">
            <text:p>713.66</text:p>
          </table:table-cell>
          <table:table-cell table:formula="of:=IF([.AB214]/4&lt;0;[.AB214]/4+180;[.AB214]/4-180)" office:value-type="float" office:value="-1.58576911392228">
            <text:p>-1.59</text:p>
          </table:table-cell>
          <table:table-cell table:formula="of:=DEGREES(ACOS(SIN(RADIANS([.$B$2]))*SIN(RADIANS([.T214]))+COS(RADIANS([.$B$2]))*COS(RADIANS([.T214]))*COS(RADIANS([.AC214]))))" office:value-type="float" office:value="18.193214414447">
            <text:p>18.19</text:p>
          </table:table-cell>
          <table:table-cell table:formula="of:=90-[.AD214]" office:value-type="float" office:value="71.806785585553">
            <text:p>71.81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530338865239076">
            <text:p>0.01</text:p>
          </table:table-cell>
          <table:table-cell table:formula="of:=[.AE214]+[.AF214]" office:value-type="float" office:value="71.8120889742054">
            <text:p>71.81</text:p>
          </table:table-cell>
          <table:table-cell table:formula="of:=IF([.AC214]&gt;0;MOD(DEGREES(ACOS(((SIN(RADIANS([.$B$2]))*COS(RADIANS([.AD214])))-SIN(RADIANS([.T214])))/(COS(RADIANS([.$B$2]))*SIN(RADIANS([.AD214])))))+180;360);MOD(540-DEGREES(ACOS(((SIN(RADIANS([.$B$2]))*COS(RADIANS([.AD214])))-SIN(RADIANS([.T214])))/(COS(RADIANS([.$B$2]))*SIN(RADIANS([.AD214])))));360))" office:value-type="float" office:value="175.160681374611">
            <text:p>175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4]+1" office:value-type="date" office:date-value="2026-08-02">
            <text:p>8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5]+2415018.5+[.E215]-[.$B$4]/24" office:value-type="float" office:value="2461255.29166667">
            <text:p>2461255.29</text:p>
          </table:table-cell>
          <table:table-cell table:style-name="ce9" table:formula="of:=([.F215]-2451545)/36525" office:value-type="float" office:value="0.265853296828652">
            <text:p>0.26585330</text:p>
          </table:table-cell>
          <table:table-cell/>
          <table:table-cell table:formula="of:=MOD(280.46646+[.G215]*(36000.76983+[.G215]*0.0003032);360)" office:value-type="float" office:value="131.389829104528">
            <text:p>131.39</text:p>
          </table:table-cell>
          <table:table-cell table:formula="of:=357.52911+[.G215]*(35999.05029-0.0001537*[.G215])" office:value-type="float" office:value="9927.99530143373">
            <text:p>9928</text:p>
          </table:table-cell>
          <table:table-cell table:formula="of:=0.016708634-[.G215]*(0.000042037+0.0000001267*[.G215])" office:value-type="float" office:value="0.0166974493700617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-0.881847529381509">
            <text:p>-0.88</text:p>
          </table:table-cell>
          <table:table-cell table:formula="of:=[.I215]+[.L215]" office:value-type="float" office:value="130.507981575146">
            <text:p>130.51</text:p>
          </table:table-cell>
          <table:table-cell table:formula="of:=[.J215]+[.L215]" office:value-type="float" office:value="9927.11345390435">
            <text:p>9927.11</text:p>
          </table:table-cell>
          <table:table-cell table:formula="of:=(1.000001018*(1-[.K215]*[.K215]))/(1+[.K215]*COS(RADIANS([.N215])))" office:value-type="float" office:value="1.0148047450947">
            <text:p>1.01</text:p>
          </table:table-cell>
          <table:table-cell table:formula="of:=[.M215]-0.00569-0.00478*SIN(RADIANS(125.04-1934.136*[.G215]))" office:value-type="float" office:value="130.50462037081">
            <text:p>130.5</text:p>
          </table:table-cell>
          <table:table-cell table:formula="of:=23+(26+((21.448-[.G215]*(46.815+[.G215]*(0.00059-[.G215]*0.001813))))/60)/60" office:value-type="float" office:value="23.4358339084098">
            <text:p>23.44</text:p>
          </table:table-cell>
          <table:table-cell table:formula="of:=[.Q215]+0.00256*COS(RADIANS(125.04-1934.136*[.G215]))" office:value-type="float" office:value="23.4380695379645">
            <text:p>23.44</text:p>
          </table:table-cell>
          <table:table-cell table:formula="of:=DEGREES(ATAN2(COS(RADIANS([.P215]));COS(RADIANS([.R215]))*SIN(RADIANS([.P215]))))" office:value-type="float" office:value="132.954752967958">
            <text:p>132.95</text:p>
          </table:table-cell>
          <table:table-cell table:formula="of:=DEGREES(ASIN(SIN(RADIANS([.R215]))*SIN(RADIANS([.P215]))))" office:value-type="float" office:value="17.6039988140655">
            <text:p>17.6</text:p>
          </table:table-cell>
          <table:table-cell table:formula="of:=TAN(RADIANS([.R215]/2))*TAN(RADIANS([.R215]/2))" office:value-type="float" office:value="0.0430299161881014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6.27122175473055">
            <text:p>-6.27</text:p>
          </table:table-cell>
          <table:table-cell table:formula="of:=DEGREES(ACOS(COS(RADIANS(90.833))/(COS(RADIANS([.$B$2]))*COS(RADIANS([.T215])))-TAN(RADIANS([.$B$2]))*TAN(RADIANS([.T215]))))" office:value-type="float" office:value="104.44092292443">
            <text:p>104.44</text:p>
          </table:table-cell>
          <table:table-cell table:style-name="ce7" table:formula="of:=(720-4*[.$B$3]-[.V215]+[.$B$4]*60)/1440" office:value-type="float" office:value="0.504355015107452">
            <text:p>12:06:16</text:p>
          </table:table-cell>
          <table:table-cell table:style-name="ce7" table:formula="of:=([.X215]*1440-[.W215]*4)/1440" office:value-type="float" office:value="0.214241340317369">
            <text:p>5:08:30</text:p>
          </table:table-cell>
          <table:table-cell table:style-name="ce7" table:formula="of:=([.X215]*1440+[.W215]*4)/1440" office:value-type="float" office:value="0.794468689897535">
            <text:p>19:04:02</text:p>
          </table:table-cell>
          <table:table-cell table:formula="of:=8*[.W215]" office:value-type="float" office:value="835.52738339544">
            <text:p>835.53</text:p>
          </table:table-cell>
          <table:table-cell table:formula="of:=MOD([.E215]*1440+[.V215]+4*[.$B$3]-60*[.$B$4];1440)" office:value-type="float" office:value="713.72877824527">
            <text:p>713.73</text:p>
          </table:table-cell>
          <table:table-cell table:formula="of:=IF([.AB215]/4&lt;0;[.AB215]/4+180;[.AB215]/4-180)" office:value-type="float" office:value="-1.56780543868263">
            <text:p>-1.57</text:p>
          </table:table-cell>
          <table:table-cell table:formula="of:=DEGREES(ACOS(SIN(RADIANS([.$B$2]))*SIN(RADIANS([.T215]))+COS(RADIANS([.$B$2]))*COS(RADIANS([.T215]))*COS(RADIANS([.AC215]))))" office:value-type="float" office:value="18.4483399078298">
            <text:p>18.45</text:p>
          </table:table-cell>
          <table:table-cell table:formula="of:=90-[.AD215]" office:value-type="float" office:value="71.5516600921702">
            <text:p>71.55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538309926934356">
            <text:p>0.01</text:p>
          </table:table-cell>
          <table:table-cell table:formula="of:=[.AE215]+[.AF215]" office:value-type="float" office:value="71.5570431914395">
            <text:p>71.56</text:p>
          </table:table-cell>
          <table:table-cell table:formula="of:=IF([.AC215]&gt;0;MOD(DEGREES(ACOS(((SIN(RADIANS([.$B$2]))*COS(RADIANS([.AD215])))-SIN(RADIANS([.T215])))/(COS(RADIANS([.$B$2]))*SIN(RADIANS([.AD215])))))+180;360);MOD(540-DEGREES(ACOS(((SIN(RADIANS([.$B$2]))*COS(RADIANS([.AD215])))-SIN(RADIANS([.T215])))/(COS(RADIANS([.$B$2]))*SIN(RADIANS([.AD215])))));360))" office:value-type="float" office:value="175.272880788496">
            <text:p>175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5]+1" office:value-type="date" office:date-value="2026-08-03">
            <text:p>8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6]+2415018.5+[.E216]-[.$B$4]/24" office:value-type="float" office:value="2461256.29166667">
            <text:p>2461256.29</text:p>
          </table:table-cell>
          <table:table-cell table:style-name="ce9" table:formula="of:=([.F216]-2451545)/36525" office:value-type="float" office:value="0.265880675336523">
            <text:p>0.26588068</text:p>
          </table:table-cell>
          <table:table-cell/>
          <table:table-cell table:formula="of:=MOD(280.46646+[.G216]*(36000.76983+[.G216]*0.0003032);360)" office:value-type="float" office:value="132.375476469108">
            <text:p>132.38</text:p>
          </table:table-cell>
          <table:table-cell table:formula="of:=357.52911+[.G216]*(35999.05029-0.0001537*[.G216])" office:value-type="float" office:value="9928.98090171322">
            <text:p>9928.98</text:p>
          </table:table-cell>
          <table:table-cell table:formula="of:=0.016708634-[.G216]*(0.000042037+0.0000001267*[.G216])" office:value-type="float" office:value="0.0166974482173069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-0.910401612182669">
            <text:p>-0.91</text:p>
          </table:table-cell>
          <table:table-cell table:formula="of:=[.I216]+[.L216]" office:value-type="float" office:value="131.465074856925">
            <text:p>131.47</text:p>
          </table:table-cell>
          <table:table-cell table:formula="of:=[.J216]+[.L216]" office:value-type="float" office:value="9928.07050010104">
            <text:p>9928.07</text:p>
          </table:table-cell>
          <table:table-cell table:formula="of:=(1.000001018*(1-[.K216]*[.K216]))/(1+[.K216]*COS(RADIANS([.N216])))" office:value-type="float" office:value="1.01467169059157">
            <text:p>1.01</text:p>
          </table:table-cell>
          <table:table-cell table:formula="of:=[.M216]-0.00569-0.00478*SIN(RADIANS(125.04-1934.136*[.G216]))" office:value-type="float" office:value="131.461717509591">
            <text:p>131.46</text:p>
          </table:table-cell>
          <table:table-cell table:formula="of:=23+(26+((21.448-[.G216]*(46.815+[.G216]*(0.00059-[.G216]*0.001813))))/60)/60" office:value-type="float" office:value="23.4358335523756">
            <text:p>23.44</text:p>
          </table:table-cell>
          <table:table-cell table:formula="of:=[.Q216]+0.00256*COS(RADIANS(125.04-1934.136*[.G216]))" office:value-type="float" office:value="23.4380680282723">
            <text:p>23.44</text:p>
          </table:table-cell>
          <table:table-cell table:formula="of:=DEGREES(ATAN2(COS(RADIANS([.P216]));COS(RADIANS([.R216]))*SIN(RADIANS([.P216]))))" office:value-type="float" office:value="133.919898807493">
            <text:p>133.92</text:p>
          </table:table-cell>
          <table:table-cell table:formula="of:=DEGREES(ASIN(SIN(RADIANS([.R216]))*SIN(RADIANS([.P216]))))" office:value-type="float" office:value="17.3422503959023">
            <text:p>17.34</text:p>
          </table:table-cell>
          <table:table-cell table:formula="of:=TAN(RADIANS([.R216]/2))*TAN(RADIANS([.R216]/2))" office:value-type="float" office:value="0.043029910487144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6.18926153431844">
            <text:p>-6.19</text:p>
          </table:table-cell>
          <table:table-cell table:formula="of:=DEGREES(ACOS(COS(RADIANS(90.833))/(COS(RADIANS([.$B$2]))*COS(RADIANS([.T216])))-TAN(RADIANS([.$B$2]))*TAN(RADIANS([.T216]))))" office:value-type="float" office:value="104.223590796937">
            <text:p>104.22</text:p>
          </table:table-cell>
          <table:table-cell table:style-name="ce7" table:formula="of:=(720-4*[.$B$3]-[.V216]+[.$B$4]*60)/1440" office:value-type="float" office:value="0.504298098287721">
            <text:p>12:06:11</text:p>
          </table:table-cell>
          <table:table-cell table:style-name="ce7" table:formula="of:=([.X216]*1440-[.W216]*4)/1440" office:value-type="float" office:value="0.214788123851784">
            <text:p>5:09:18</text:p>
          </table:table-cell>
          <table:table-cell table:style-name="ce7" table:formula="of:=([.X216]*1440+[.W216]*4)/1440" office:value-type="float" office:value="0.793808072723658">
            <text:p>19:03:05</text:p>
          </table:table-cell>
          <table:table-cell table:formula="of:=8*[.W216]" office:value-type="float" office:value="833.788726375498">
            <text:p>833.79</text:p>
          </table:table-cell>
          <table:table-cell table:formula="of:=MOD([.E216]*1440+[.V216]+4*[.$B$3]-60*[.$B$4];1440)" office:value-type="float" office:value="713.810738465682">
            <text:p>713.81</text:p>
          </table:table-cell>
          <table:table-cell table:formula="of:=IF([.AB216]/4&lt;0;[.AB216]/4+180;[.AB216]/4-180)" office:value-type="float" office:value="-1.54731538357962">
            <text:p>-1.55</text:p>
          </table:table-cell>
          <table:table-cell table:formula="of:=DEGREES(ACOS(SIN(RADIANS([.$B$2]))*SIN(RADIANS([.T216]))+COS(RADIANS([.$B$2]))*COS(RADIANS([.T216]))*COS(RADIANS([.AC216]))))" office:value-type="float" office:value="18.7081150063761">
            <text:p>18.71</text:p>
          </table:table-cell>
          <table:table-cell table:formula="of:=90-[.AD216]" office:value-type="float" office:value="71.2918849936239">
            <text:p>71.29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546450532401725">
            <text:p>0.01</text:p>
          </table:table-cell>
          <table:table-cell table:formula="of:=[.AE216]+[.AF216]" office:value-type="float" office:value="71.2973494989479">
            <text:p>71.3</text:p>
          </table:table-cell>
          <table:table-cell table:formula="of:=IF([.AC216]&gt;0;MOD(DEGREES(ACOS(((SIN(RADIANS([.$B$2]))*COS(RADIANS([.AD216])))-SIN(RADIANS([.T216])))/(COS(RADIANS([.$B$2]))*SIN(RADIANS([.AD216])))))+180;360);MOD(540-DEGREES(ACOS(((SIN(RADIANS([.$B$2]))*COS(RADIANS([.AD216])))-SIN(RADIANS([.T216])))/(COS(RADIANS([.$B$2]))*SIN(RADIANS([.AD216])))));360))" office:value-type="float" office:value="175.390790123191">
            <text:p>175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6]+1" office:value-type="date" office:date-value="2026-08-04">
            <text:p>8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7]+2415018.5+[.E217]-[.$B$4]/24" office:value-type="float" office:value="2461257.29166667">
            <text:p>2461257.29</text:p>
          </table:table-cell>
          <table:table-cell table:style-name="ce9" table:formula="of:=([.F217]-2451545)/36525" office:value-type="float" office:value="0.265908053844395">
            <text:p>0.26590805</text:p>
          </table:table-cell>
          <table:table-cell/>
          <table:table-cell table:formula="of:=MOD(280.46646+[.G217]*(36000.76983+[.G217]*0.0003032);360)" office:value-type="float" office:value="133.361123833685">
            <text:p>133.36</text:p>
          </table:table-cell>
          <table:table-cell table:formula="of:=357.52911+[.G217]*(35999.05029-0.0001537*[.G217])" office:value-type="float" office:value="9929.96650199271">
            <text:p>9929.97</text:p>
          </table:table-cell>
          <table:table-cell table:formula="of:=0.016708634-[.G217]*(0.000042037+0.0000001267*[.G217])" office:value-type="float" office:value="0.0166974470645518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-0.938700642881519">
            <text:p>-0.94</text:p>
          </table:table-cell>
          <table:table-cell table:formula="of:=[.I217]+[.L217]" office:value-type="float" office:value="132.422423190804">
            <text:p>132.42</text:p>
          </table:table-cell>
          <table:table-cell table:formula="of:=[.J217]+[.L217]" office:value-type="float" office:value="9929.02780134983">
            <text:p>9929.03</text:p>
          </table:table-cell>
          <table:table-cell table:formula="of:=(1.000001018*(1-[.K217]*[.K217]))/(1+[.K217]*COS(RADIANS([.N217])))" office:value-type="float" office:value="1.0145344016523">
            <text:p>1.01</text:p>
          </table:table-cell>
          <table:table-cell table:formula="of:=[.M217]-0.00569-0.00478*SIN(RADIANS(125.04-1934.136*[.G217]))" office:value-type="float" office:value="132.419069698479">
            <text:p>132.42</text:p>
          </table:table-cell>
          <table:table-cell table:formula="of:=23+(26+((21.448-[.G217]*(46.815+[.G217]*(0.00059-[.G217]*0.001813))))/60)/60" office:value-type="float" office:value="23.4358331963415">
            <text:p>23.44</text:p>
          </table:table-cell>
          <table:table-cell table:formula="of:=[.Q217]+0.00256*COS(RADIANS(125.04-1934.136*[.G217]))" office:value-type="float" office:value="23.4380665166714">
            <text:p>23.44</text:p>
          </table:table-cell>
          <table:table-cell table:formula="of:=DEGREES(ATAN2(COS(RADIANS([.P217]));COS(RADIANS([.R217]))*SIN(RADIANS([.P217]))))" office:value-type="float" office:value="134.882526856852">
            <text:p>134.88</text:p>
          </table:table-cell>
          <table:table-cell table:formula="of:=DEGREES(ASIN(SIN(RADIANS([.R217]))*SIN(RADIANS([.P217]))))" office:value-type="float" office:value="17.0758179428442">
            <text:p>17.08</text:p>
          </table:table-cell>
          <table:table-cell table:formula="of:=TAN(RADIANS([.R217]/2))*TAN(RADIANS([.R217]/2))" office:value-type="float" office:value="0.0430299047789795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6.09723402155089">
            <text:p>-6.1</text:p>
          </table:table-cell>
          <table:table-cell table:formula="of:=DEGREES(ACOS(COS(RADIANS(90.833))/(COS(RADIANS([.$B$2]))*COS(RADIANS([.T217])))-TAN(RADIANS([.$B$2]))*TAN(RADIANS([.T217]))))" office:value-type="float" office:value="104.003242573512">
            <text:p>104</text:p>
          </table:table-cell>
          <table:table-cell table:style-name="ce7" table:formula="of:=(720-4*[.$B$3]-[.V217]+[.$B$4]*60)/1440" office:value-type="float" office:value="0.504234190292744">
            <text:p>12:06:06</text:p>
          </table:table-cell>
          <table:table-cell table:style-name="ce7" table:formula="of:=([.X217]*1440-[.W217]*4)/1440" office:value-type="float" office:value="0.215336294255209">
            <text:p>5:10:05</text:p>
          </table:table-cell>
          <table:table-cell table:style-name="ce7" table:formula="of:=([.X217]*1440+[.W217]*4)/1440" office:value-type="float" office:value="0.793132086330278">
            <text:p>19:02:07</text:p>
          </table:table-cell>
          <table:table-cell table:formula="of:=8*[.W217]" office:value-type="float" office:value="832.0259405881">
            <text:p>832.03</text:p>
          </table:table-cell>
          <table:table-cell table:formula="of:=MOD([.E217]*1440+[.V217]+4*[.$B$3]-60*[.$B$4];1440)" office:value-type="float" office:value="713.902765978449">
            <text:p>713.9</text:p>
          </table:table-cell>
          <table:table-cell table:formula="of:=IF([.AB217]/4&lt;0;[.AB217]/4+180;[.AB217]/4-180)" office:value-type="float" office:value="-1.52430850538772">
            <text:p>-1.52</text:p>
          </table:table-cell>
          <table:table-cell table:formula="of:=DEGREES(ACOS(SIN(RADIANS([.$B$2]))*SIN(RADIANS([.T217]))+COS(RADIANS([.$B$2]))*COS(RADIANS([.T217]))*COS(RADIANS([.AC217]))))" office:value-type="float" office:value="18.9724704368047">
            <text:p>18.97</text:p>
          </table:table-cell>
          <table:table-cell table:formula="of:=90-[.AD217]" office:value-type="float" office:value="71.0275295631953">
            <text:p>71.03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554760273604772">
            <text:p>0.01</text:p>
          </table:table-cell>
          <table:table-cell table:formula="of:=[.AE217]+[.AF217]" office:value-type="float" office:value="71.0330771659313">
            <text:p>71.03</text:p>
          </table:table-cell>
          <table:table-cell table:formula="of:=IF([.AC217]&gt;0;MOD(DEGREES(ACOS(((SIN(RADIANS([.$B$2]))*COS(RADIANS([.AD217])))-SIN(RADIANS([.T217])))/(COS(RADIANS([.$B$2]))*SIN(RADIANS([.AD217])))))+180;360);MOD(540-DEGREES(ACOS(((SIN(RADIANS([.$B$2]))*COS(RADIANS([.AD217])))-SIN(RADIANS([.T217])))/(COS(RADIANS([.$B$2]))*SIN(RADIANS([.AD217])))));360))" office:value-type="float" office:value="175.514093593472">
            <text:p>17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7]+1" office:value-type="date" office:date-value="2026-08-05">
            <text:p>8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8]+2415018.5+[.E218]-[.$B$4]/24" office:value-type="float" office:value="2461258.29166667">
            <text:p>2461258.29</text:p>
          </table:table-cell>
          <table:table-cell table:style-name="ce9" table:formula="of:=([.F218]-2451545)/36525" office:value-type="float" office:value="0.265935432352266">
            <text:p>0.26593543</text:p>
          </table:table-cell>
          <table:table-cell/>
          <table:table-cell table:formula="of:=MOD(280.46646+[.G218]*(36000.76983+[.G218]*0.0003032);360)" office:value-type="float" office:value="134.346771198265">
            <text:p>134.35</text:p>
          </table:table-cell>
          <table:table-cell table:formula="of:=357.52911+[.G218]*(35999.05029-0.0001537*[.G218])" office:value-type="float" office:value="9930.95210227219">
            <text:p>9930.95</text:p>
          </table:table-cell>
          <table:table-cell table:formula="of:=0.016708634-[.G218]*(0.000042037+0.0000001267*[.G218])" office:value-type="float" office:value="0.0166974459117966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-0.966736561330062">
            <text:p>-0.97</text:p>
          </table:table-cell>
          <table:table-cell table:formula="of:=[.I218]+[.L218]" office:value-type="float" office:value="133.380034636935">
            <text:p>133.38</text:p>
          </table:table-cell>
          <table:table-cell table:formula="of:=[.J218]+[.L218]" office:value-type="float" office:value="9929.98536571086">
            <text:p>9929.99</text:p>
          </table:table-cell>
          <table:table-cell table:formula="of:=(1.000001018*(1-[.K218]*[.K218]))/(1+[.K218]*COS(RADIANS([.N218])))" office:value-type="float" office:value="1.01439291546127">
            <text:p>1.01</text:p>
          </table:table-cell>
          <table:table-cell table:formula="of:=[.M218]-0.00569-0.00478*SIN(RADIANS(125.04-1934.136*[.G218]))" office:value-type="float" office:value="133.376684997624">
            <text:p>133.38</text:p>
          </table:table-cell>
          <table:table-cell table:formula="of:=23+(26+((21.448-[.G218]*(46.815+[.G218]*(0.00059-[.G218]*0.001813))))/60)/60" office:value-type="float" office:value="23.4358328403073">
            <text:p>23.44</text:p>
          </table:table-cell>
          <table:table-cell table:formula="of:=[.Q218]+0.00256*COS(RADIANS(125.04-1934.136*[.G218]))" office:value-type="float" office:value="23.4380650031628">
            <text:p>23.44</text:p>
          </table:table-cell>
          <table:table-cell table:formula="of:=DEGREES(ATAN2(COS(RADIANS([.P218]));COS(RADIANS([.R218]))*SIN(RADIANS([.P218]))))" office:value-type="float" office:value="135.842649005063">
            <text:p>135.84</text:p>
          </table:table-cell>
          <table:table-cell table:formula="of:=DEGREES(ASIN(SIN(RADIANS([.R218]))*SIN(RADIANS([.P218]))))" office:value-type="float" office:value="16.8047838707585">
            <text:p>16.8</text:p>
          </table:table-cell>
          <table:table-cell table:formula="of:=TAN(RADIANS([.R218]/2))*TAN(RADIANS([.R218]/2))" office:value-type="float" office:value="0.0430298990636117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5.99518972404322">
            <text:p>-6</text:p>
          </table:table-cell>
          <table:table-cell table:formula="of:=DEGREES(ACOS(COS(RADIANS(90.833))/(COS(RADIANS([.$B$2]))*COS(RADIANS([.T218])))-TAN(RADIANS([.$B$2]))*TAN(RADIANS([.T218]))))" office:value-type="float" office:value="103.779973824967">
            <text:p>103.78</text:p>
          </table:table-cell>
          <table:table-cell table:style-name="ce7" table:formula="of:=(720-4*[.$B$3]-[.V218]+[.$B$4]*60)/1440" office:value-type="float" office:value="0.504163326197252">
            <text:p>12:06:00</text:p>
          </table:table-cell>
          <table:table-cell table:style-name="ce7" table:formula="of:=([.X218]*1440-[.W218]*4)/1440" office:value-type="float" office:value="0.215885621127901">
            <text:p>5:10:53</text:p>
          </table:table-cell>
          <table:table-cell table:style-name="ce7" table:formula="of:=([.X218]*1440+[.W218]*4)/1440" office:value-type="float" office:value="0.792441031266604">
            <text:p>19:01:07</text:p>
          </table:table-cell>
          <table:table-cell table:formula="of:=8*[.W218]" office:value-type="float" office:value="830.239790599732">
            <text:p>830.24</text:p>
          </table:table-cell>
          <table:table-cell table:formula="of:=MOD([.E218]*1440+[.V218]+4*[.$B$3]-60*[.$B$4];1440)" office:value-type="float" office:value="714.004810275957">
            <text:p>714</text:p>
          </table:table-cell>
          <table:table-cell table:formula="of:=IF([.AB218]/4&lt;0;[.AB218]/4+180;[.AB218]/4-180)" office:value-type="float" office:value="-1.49879743101081">
            <text:p>-1.5</text:p>
          </table:table-cell>
          <table:table-cell table:formula="of:=DEGREES(ACOS(SIN(RADIANS([.$B$2]))*SIN(RADIANS([.T218]))+COS(RADIANS([.$B$2]))*COS(RADIANS([.T218]))*COS(RADIANS([.AC218]))))" office:value-type="float" office:value="19.2413366985475">
            <text:p>19.24</text:p>
          </table:table-cell>
          <table:table-cell table:formula="of:=90-[.AD218]" office:value-type="float" office:value="70.7586633014525">
            <text:p>70.76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56323878494154">
            <text:p>0.01</text:p>
          </table:table-cell>
          <table:table-cell table:formula="of:=[.AE218]+[.AF218]" office:value-type="float" office:value="70.7642956893019">
            <text:p>70.76</text:p>
          </table:table-cell>
          <table:table-cell table:formula="of:=IF([.AC218]&gt;0;MOD(DEGREES(ACOS(((SIN(RADIANS([.$B$2]))*COS(RADIANS([.AD218])))-SIN(RADIANS([.T218])))/(COS(RADIANS([.$B$2]))*SIN(RADIANS([.AD218])))))+180;360);MOD(540-DEGREES(ACOS(((SIN(RADIANS([.$B$2]))*COS(RADIANS([.AD218])))-SIN(RADIANS([.T218])))/(COS(RADIANS([.$B$2]))*SIN(RADIANS([.AD218])))));360))" office:value-type="float" office:value="175.642478178373">
            <text:p>175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8]+1" office:value-type="date" office:date-value="2026-08-06">
            <text:p>8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9]+2415018.5+[.E219]-[.$B$4]/24" office:value-type="float" office:value="2461259.29166667">
            <text:p>2461259.29</text:p>
          </table:table-cell>
          <table:table-cell table:style-name="ce9" table:formula="of:=([.F219]-2451545)/36525" office:value-type="float" office:value="0.265962810860137">
            <text:p>0.26596281</text:p>
          </table:table-cell>
          <table:table-cell/>
          <table:table-cell table:formula="of:=MOD(280.46646+[.G219]*(36000.76983+[.G219]*0.0003032);360)" office:value-type="float" office:value="135.332418562844">
            <text:p>135.33</text:p>
          </table:table-cell>
          <table:table-cell table:formula="of:=357.52911+[.G219]*(35999.05029-0.0001537*[.G219])" office:value-type="float" office:value="9931.93770255168">
            <text:p>9931.94</text:p>
          </table:table-cell>
          <table:table-cell table:formula="of:=0.016708634-[.G219]*(0.000042037+0.0000001267*[.G219])" office:value-type="float" office:value="0.0166974447590412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-0.994501368905152">
            <text:p>-0.99</text:p>
          </table:table-cell>
          <table:table-cell table:formula="of:=[.I219]+[.L219]" office:value-type="float" office:value="134.337917193939">
            <text:p>134.34</text:p>
          </table:table-cell>
          <table:table-cell table:formula="of:=[.J219]+[.L219]" office:value-type="float" office:value="9930.94320118278">
            <text:p>9930.94</text:p>
          </table:table-cell>
          <table:table-cell table:formula="of:=(1.000001018*(1-[.K219]*[.K219]))/(1+[.K219]*COS(RADIANS([.N219])))" office:value-type="float" office:value="1.0142472703718">
            <text:p>1.01</text:p>
          </table:table-cell>
          <table:table-cell table:formula="of:=[.M219]-0.00569-0.00478*SIN(RADIANS(125.04-1934.136*[.G219]))" office:value-type="float" office:value="134.334571405644">
            <text:p>134.33</text:p>
          </table:table-cell>
          <table:table-cell table:formula="of:=23+(26+((21.448-[.G219]*(46.815+[.G219]*(0.00059-[.G219]*0.001813))))/60)/60" office:value-type="float" office:value="23.4358324842732">
            <text:p>23.44</text:p>
          </table:table-cell>
          <table:table-cell table:formula="of:=[.Q219]+0.00256*COS(RADIANS(125.04-1934.136*[.G219]))" office:value-type="float" office:value="23.4380634877476">
            <text:p>23.44</text:p>
          </table:table-cell>
          <table:table-cell table:formula="of:=DEGREES(ATAN2(COS(RADIANS([.P219]));COS(RADIANS([.R219]))*SIN(RADIANS([.P219]))))" office:value-type="float" office:value="136.800280099153">
            <text:p>136.8</text:p>
          </table:table-cell>
          <table:table-cell table:formula="of:=DEGREES(ASIN(SIN(RADIANS([.R219]))*SIN(RADIANS([.P219]))))" office:value-type="float" office:value="16.5292311912844">
            <text:p>16.53</text:p>
          </table:table-cell>
          <table:table-cell table:formula="of:=TAN(RADIANS([.R219]/2))*TAN(RADIANS([.R219]/2))" office:value-type="float" office:value="0.0430298933410442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5.88319118541078">
            <text:p>-5.88</text:p>
          </table:table-cell>
          <table:table-cell table:formula="of:=DEGREES(ACOS(COS(RADIANS(90.833))/(COS(RADIANS([.$B$2]))*COS(RADIANS([.T219])))-TAN(RADIANS([.$B$2]))*TAN(RADIANS([.T219]))))" office:value-type="float" office:value="103.553878694851">
            <text:p>103.55</text:p>
          </table:table-cell>
          <table:table-cell table:style-name="ce7" table:formula="of:=(720-4*[.$B$3]-[.V219]+[.$B$4]*60)/1440" office:value-type="float" office:value="0.504085549434313">
            <text:p>12:05:53</text:p>
          </table:table-cell>
          <table:table-cell table:style-name="ce7" table:formula="of:=([.X219]*1440-[.W219]*4)/1440" office:value-type="float" office:value="0.216435886393061">
            <text:p>5:11:40</text:p>
          </table:table-cell>
          <table:table-cell table:style-name="ce7" table:formula="of:=([.X219]*1440+[.W219]*4)/1440" office:value-type="float" office:value="0.791735212475565">
            <text:p>19:00:06</text:p>
          </table:table-cell>
          <table:table-cell table:formula="of:=8*[.W219]" office:value-type="float" office:value="828.431029558806">
            <text:p>828.43</text:p>
          </table:table-cell>
          <table:table-cell table:formula="of:=MOD([.E219]*1440+[.V219]+4*[.$B$3]-60*[.$B$4];1440)" office:value-type="float" office:value="714.116808814589">
            <text:p>714.12</text:p>
          </table:table-cell>
          <table:table-cell table:formula="of:=IF([.AB219]/4&lt;0;[.AB219]/4+180;[.AB219]/4-180)" office:value-type="float" office:value="-1.47079779635268">
            <text:p>-1.47</text:p>
          </table:table-cell>
          <table:table-cell table:formula="of:=DEGREES(ACOS(SIN(RADIANS([.$B$2]))*SIN(RADIANS([.T219]))+COS(RADIANS([.$B$2]))*COS(RADIANS([.T219]))*COS(RADIANS([.AC219]))))" office:value-type="float" office:value="19.5146440263731">
            <text:p>19.51</text:p>
          </table:table-cell>
          <table:table-cell table:formula="of:=90-[.AD219]" office:value-type="float" office:value="70.4853559736269">
            <text:p>70.49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571885742634675">
            <text:p>0.01</text:p>
          </table:table-cell>
          <table:table-cell table:formula="of:=[.AE219]+[.AF219]" office:value-type="float" office:value="70.4910748310532">
            <text:p>70.49</text:p>
          </table:table-cell>
          <table:table-cell table:formula="of:=IF([.AC219]&gt;0;MOD(DEGREES(ACOS(((SIN(RADIANS([.$B$2]))*COS(RADIANS([.AD219])))-SIN(RADIANS([.T219])))/(COS(RADIANS([.$B$2]))*SIN(RADIANS([.AD219])))))+180;360);MOD(540-DEGREES(ACOS(((SIN(RADIANS([.$B$2]))*COS(RADIANS([.AD219])))-SIN(RADIANS([.T219])))/(COS(RADIANS([.$B$2]))*SIN(RADIANS([.AD219])))));360))" office:value-type="float" office:value="175.775634366015">
            <text:p>175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9]+1" office:value-type="date" office:date-value="2026-08-07">
            <text:p>8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0]+2415018.5+[.E220]-[.$B$4]/24" office:value-type="float" office:value="2461260.29166667">
            <text:p>2461260.29</text:p>
          </table:table-cell>
          <table:table-cell table:style-name="ce9" table:formula="of:=([.F220]-2451545)/36525" office:value-type="float" office:value="0.265990189368008">
            <text:p>0.26599019</text:p>
          </table:table-cell>
          <table:table-cell/>
          <table:table-cell table:formula="of:=MOD(280.46646+[.G220]*(36000.76983+[.G220]*0.0003032);360)" office:value-type="float" office:value="136.318065927424">
            <text:p>136.32</text:p>
          </table:table-cell>
          <table:table-cell table:formula="of:=357.52911+[.G220]*(35999.05029-0.0001537*[.G220])" office:value-type="float" office:value="9932.92330283117">
            <text:p>9932.92</text:p>
          </table:table-cell>
          <table:table-cell table:formula="of:=0.016708634-[.G220]*(0.000042037+0.0000001267*[.G220])" office:value-type="float" office:value="0.0166974436062856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-1.02198713052255">
            <text:p>-1.02</text:p>
          </table:table-cell>
          <table:table-cell table:formula="of:=[.I220]+[.L220]" office:value-type="float" office:value="135.296078796901">
            <text:p>135.3</text:p>
          </table:table-cell>
          <table:table-cell table:formula="of:=[.J220]+[.L220]" office:value-type="float" office:value="9931.90131570064">
            <text:p>9931.9</text:p>
          </table:table-cell>
          <table:table-cell table:formula="of:=(1.000001018*(1-[.K220]*[.K220]))/(1+[.K220]*COS(RADIANS([.N220])))" office:value-type="float" office:value="1.01409750589862">
            <text:p>1.01</text:p>
          </table:table-cell>
          <table:table-cell table:formula="of:=[.M220]-0.00569-0.00478*SIN(RADIANS(125.04-1934.136*[.G220]))" office:value-type="float" office:value="135.292736857618">
            <text:p>135.29</text:p>
          </table:table-cell>
          <table:table-cell table:formula="of:=23+(26+((21.448-[.G220]*(46.815+[.G220]*(0.00059-[.G220]*0.001813))))/60)/60" office:value-type="float" office:value="23.4358321282391">
            <text:p>23.44</text:p>
          </table:table-cell>
          <table:table-cell table:formula="of:=[.Q220]+0.00256*COS(RADIANS(125.04-1934.136*[.G220]))" office:value-type="float" office:value="23.4380619704267">
            <text:p>23.44</text:p>
          </table:table-cell>
          <table:table-cell table:formula="of:=DEGREES(ATAN2(COS(RADIANS([.P220]));COS(RADIANS([.R220]))*SIN(RADIANS([.P220]))))" office:value-type="float" office:value="137.755437888535">
            <text:p>137.76</text:p>
          </table:table-cell>
          <table:table-cell table:formula="of:=DEGREES(ASIN(SIN(RADIANS([.R220]))*SIN(RADIANS([.P220]))))" office:value-type="float" office:value="16.249243470171">
            <text:p>16.25</text:p>
          </table:table-cell>
          <table:table-cell table:formula="of:=TAN(RADIANS([.R220]/2))*TAN(RADIANS([.R220]/2))" office:value-type="float" office:value="0.0430298876112809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5.76131272738843">
            <text:p>-5.76</text:p>
          </table:table-cell>
          <table:table-cell table:formula="of:=DEGREES(ACOS(COS(RADIANS(90.833))/(COS(RADIANS([.$B$2]))*COS(RADIANS([.T220])))-TAN(RADIANS([.$B$2]))*TAN(RADIANS([.T220]))))" office:value-type="float" office:value="103.325049828683">
            <text:p>103.33</text:p>
          </table:table-cell>
          <table:table-cell table:style-name="ce7" table:formula="of:=(720-4*[.$B$3]-[.V220]+[.$B$4]*60)/1440" office:value-type="float" office:value="0.504000911616242">
            <text:p>12:05:46</text:p>
          </table:table-cell>
          <table:table-cell table:style-name="ce7" table:formula="of:=([.X220]*1440-[.W220]*4)/1440" office:value-type="float" office:value="0.216986884314344">
            <text:p>5:12:28</text:p>
          </table:table-cell>
          <table:table-cell table:style-name="ce7" table:formula="of:=([.X220]*1440+[.W220]*4)/1440" office:value-type="float" office:value="0.79101493891814">
            <text:p>18:59:04</text:p>
          </table:table-cell>
          <table:table-cell table:formula="of:=8*[.W220]" office:value-type="float" office:value="826.600398629466">
            <text:p>826.6</text:p>
          </table:table-cell>
          <table:table-cell table:formula="of:=MOD([.E220]*1440+[.V220]+4*[.$B$3]-60*[.$B$4];1440)" office:value-type="float" office:value="714.238687272612">
            <text:p>714.24</text:p>
          </table:table-cell>
          <table:table-cell table:formula="of:=IF([.AB220]/4&lt;0;[.AB220]/4+180;[.AB220]/4-180)" office:value-type="float" office:value="-1.44032818184712">
            <text:p>-1.44</text:p>
          </table:table-cell>
          <table:table-cell table:formula="of:=DEGREES(ACOS(SIN(RADIANS([.$B$2]))*SIN(RADIANS([.T220]))+COS(RADIANS([.$B$2]))*COS(RADIANS([.T220]))*COS(RADIANS([.AC220]))))" office:value-type="float" office:value="19.7923223529747">
            <text:p>19.79</text:p>
          </table:table-cell>
          <table:table-cell table:formula="of:=90-[.AD220]" office:value-type="float" office:value="70.2076776470253">
            <text:p>70.21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580700864083147">
            <text:p>0.01</text:p>
          </table:table-cell>
          <table:table-cell table:formula="of:=[.AE220]+[.AF220]" office:value-type="float" office:value="70.2134846556661">
            <text:p>70.21</text:p>
          </table:table-cell>
          <table:table-cell table:formula="of:=IF([.AC220]&gt;0;MOD(DEGREES(ACOS(((SIN(RADIANS([.$B$2]))*COS(RADIANS([.AD220])))-SIN(RADIANS([.T220])))/(COS(RADIANS([.$B$2]))*SIN(RADIANS([.AD220])))))+180;360);MOD(540-DEGREES(ACOS(((SIN(RADIANS([.$B$2]))*COS(RADIANS([.AD220])))-SIN(RADIANS([.T220])))/(COS(RADIANS([.$B$2]))*SIN(RADIANS([.AD220])))));360))" office:value-type="float" office:value="175.913256814562">
            <text:p>175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0]+1" office:value-type="date" office:date-value="2026-08-08">
            <text:p>8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1]+2415018.5+[.E221]-[.$B$4]/24" office:value-type="float" office:value="2461261.29166667">
            <text:p>2461261.29</text:p>
          </table:table-cell>
          <table:table-cell table:style-name="ce9" table:formula="of:=([.F221]-2451545)/36525" office:value-type="float" office:value="0.26601756787588">
            <text:p>0.26601757</text:p>
          </table:table-cell>
          <table:table-cell/>
          <table:table-cell table:formula="of:=MOD(280.46646+[.G221]*(36000.76983+[.G221]*0.0003032);360)" office:value-type="float" office:value="137.303713292004">
            <text:p>137.3</text:p>
          </table:table-cell>
          <table:table-cell table:formula="of:=357.52911+[.G221]*(35999.05029-0.0001537*[.G221])" office:value-type="float" office:value="9933.90890311065">
            <text:p>9933.91</text:p>
          </table:table-cell>
          <table:table-cell table:formula="of:=0.016708634-[.G221]*(0.000042037+0.0000001267*[.G221])" office:value-type="float" office:value="0.0166974424535298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-1.04918597664863">
            <text:p>-1.05</text:p>
          </table:table-cell>
          <table:table-cell table:formula="of:=[.I221]+[.L221]" office:value-type="float" office:value="136.254527315355">
            <text:p>136.25</text:p>
          </table:table-cell>
          <table:table-cell table:formula="of:=[.J221]+[.L221]" office:value-type="float" office:value="9932.859717134">
            <text:p>9932.86</text:p>
          </table:table-cell>
          <table:table-cell table:formula="of:=(1.000001018*(1-[.K221]*[.K221]))/(1+[.K221]*COS(RADIANS([.N221])))" office:value-type="float" office:value="1.01394366271015">
            <text:p>1.01</text:p>
          </table:table-cell>
          <table:table-cell table:formula="of:=[.M221]-0.00569-0.00478*SIN(RADIANS(125.04-1934.136*[.G221]))" office:value-type="float" office:value="136.251189223079">
            <text:p>136.25</text:p>
          </table:table-cell>
          <table:table-cell table:formula="of:=23+(26+((21.448-[.G221]*(46.815+[.G221]*(0.00059-[.G221]*0.001813))))/60)/60" office:value-type="float" office:value="23.4358317722049">
            <text:p>23.44</text:p>
          </table:table-cell>
          <table:table-cell table:formula="of:=[.Q221]+0.00256*COS(RADIANS(125.04-1934.136*[.G221]))" office:value-type="float" office:value="23.4380604512011">
            <text:p>23.44</text:p>
          </table:table-cell>
          <table:table-cell table:formula="of:=DEGREES(ATAN2(COS(RADIANS([.P221]));COS(RADIANS([.R221]))*SIN(RADIANS([.P221]))))" office:value-type="float" office:value="138.708142967231">
            <text:p>138.71</text:p>
          </table:table-cell>
          <table:table-cell table:formula="of:=DEGREES(ASIN(SIN(RADIANS([.R221]))*SIN(RADIANS([.P221]))))" office:value-type="float" office:value="15.9649047875165">
            <text:p>15.96</text:p>
          </table:table-cell>
          <table:table-cell table:formula="of:=TAN(RADIANS([.R221]/2))*TAN(RADIANS([.R221]/2))" office:value-type="float" office:value="0.0430298818743255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5.62964017996008">
            <text:p>-5.63</text:p>
          </table:table-cell>
          <table:table-cell table:formula="of:=DEGREES(ACOS(COS(RADIANS(90.833))/(COS(RADIANS([.$B$2]))*COS(RADIANS([.T221])))-TAN(RADIANS([.$B$2]))*TAN(RADIANS([.T221]))))" office:value-type="float" office:value="103.093578310883">
            <text:p>103.09</text:p>
          </table:table-cell>
          <table:table-cell table:style-name="ce7" table:formula="of:=(720-4*[.$B$3]-[.V221]+[.$B$4]*60)/1440" office:value-type="float" office:value="0.503909472347194">
            <text:p>12:05:38</text:p>
          </table:table-cell>
          <table:table-cell table:style-name="ce7" table:formula="of:=([.X221]*1440-[.W221]*4)/1440" office:value-type="float" office:value="0.217538421483632">
            <text:p>5:13:15</text:p>
          </table:table-cell>
          <table:table-cell table:style-name="ce7" table:formula="of:=([.X221]*1440+[.W221]*4)/1440" office:value-type="float" office:value="0.790280523210757">
            <text:p>18:58:00</text:p>
          </table:table-cell>
          <table:table-cell table:formula="of:=8*[.W221]" office:value-type="float" office:value="824.748626487061">
            <text:p>824.75</text:p>
          </table:table-cell>
          <table:table-cell table:formula="of:=MOD([.E221]*1440+[.V221]+4*[.$B$3]-60*[.$B$4];1440)" office:value-type="float" office:value="714.37035982004">
            <text:p>714.37</text:p>
          </table:table-cell>
          <table:table-cell table:formula="of:=IF([.AB221]/4&lt;0;[.AB221]/4+180;[.AB221]/4-180)" office:value-type="float" office:value="-1.40741004499003">
            <text:p>-1.41</text:p>
          </table:table-cell>
          <table:table-cell table:formula="of:=DEGREES(ACOS(SIN(RADIANS([.$B$2]))*SIN(RADIANS([.T221]))+COS(RADIANS([.$B$2]))*COS(RADIANS([.T221]))*COS(RADIANS([.AC221]))))" office:value-type="float" office:value="20.0743012718606">
            <text:p>20.07</text:p>
          </table:table-cell>
          <table:table-cell table:formula="of:=90-[.AD221]" office:value-type="float" office:value="69.9256987281394">
            <text:p>69.93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589683907182432">
            <text:p>0.01</text:p>
          </table:table-cell>
          <table:table-cell table:formula="of:=[.AE221]+[.AF221]" office:value-type="float" office:value="69.9315955672112">
            <text:p>69.93</text:p>
          </table:table-cell>
          <table:table-cell table:formula="of:=IF([.AC221]&gt;0;MOD(DEGREES(ACOS(((SIN(RADIANS([.$B$2]))*COS(RADIANS([.AD221])))-SIN(RADIANS([.T221])))/(COS(RADIANS([.$B$2]))*SIN(RADIANS([.AD221])))))+180;360);MOD(540-DEGREES(ACOS(((SIN(RADIANS([.$B$2]))*COS(RADIANS([.AD221])))-SIN(RADIANS([.T221])))/(COS(RADIANS([.$B$2]))*SIN(RADIANS([.AD221])))));360))" office:value-type="float" office:value="176.055044934164">
            <text:p>176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1]+1" office:value-type="date" office:date-value="2026-08-09">
            <text:p>8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2]+2415018.5+[.E222]-[.$B$4]/24" office:value-type="float" office:value="2461262.29166667">
            <text:p>2461262.29</text:p>
          </table:table-cell>
          <table:table-cell table:style-name="ce9" table:formula="of:=([.F222]-2451545)/36525" office:value-type="float" office:value="0.266044946383751">
            <text:p>0.26604495</text:p>
          </table:table-cell>
          <table:table-cell/>
          <table:table-cell table:formula="of:=MOD(280.46646+[.G222]*(36000.76983+[.G222]*0.0003032);360)" office:value-type="float" office:value="138.289360656585">
            <text:p>138.29</text:p>
          </table:table-cell>
          <table:table-cell table:formula="of:=357.52911+[.G222]*(35999.05029-0.0001537*[.G222])" office:value-type="float" office:value="9934.89450339014">
            <text:p>9934.89</text:p>
          </table:table-cell>
          <table:table-cell table:formula="of:=0.016708634-[.G222]*(0.000042037+0.0000001267*[.G222])" office:value-type="float" office:value="0.0166974413007738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-1.07609010531109">
            <text:p>-1.08</text:p>
          </table:table-cell>
          <table:table-cell table:formula="of:=[.I222]+[.L222]" office:value-type="float" office:value="137.213270551274">
            <text:p>137.21</text:p>
          </table:table-cell>
          <table:table-cell table:formula="of:=[.J222]+[.L222]" office:value-type="float" office:value="9933.81841328483">
            <text:p>9933.82</text:p>
          </table:table-cell>
          <table:table-cell table:formula="of:=(1.000001018*(1-[.K222]*[.K222]))/(1+[.K222]*COS(RADIANS([.N222])))" office:value-type="float" office:value="1.01378578262049">
            <text:p>1.01</text:p>
          </table:table-cell>
          <table:table-cell table:formula="of:=[.M222]-0.00569-0.00478*SIN(RADIANS(125.04-1934.136*[.G222]))" office:value-type="float" office:value="137.209936303995">
            <text:p>137.21</text:p>
          </table:table-cell>
          <table:table-cell table:formula="of:=23+(26+((21.448-[.G222]*(46.815+[.G222]*(0.00059-[.G222]*0.001813))))/60)/60" office:value-type="float" office:value="23.4358314161708">
            <text:p>23.44</text:p>
          </table:table-cell>
          <table:table-cell table:formula="of:=[.Q222]+0.00256*COS(RADIANS(125.04-1934.136*[.G222]))" office:value-type="float" office:value="23.4380589300718">
            <text:p>23.44</text:p>
          </table:table-cell>
          <table:table-cell table:formula="of:=DEGREES(ATAN2(COS(RADIANS([.P222]));COS(RADIANS([.R222]))*SIN(RADIANS([.P222]))))" office:value-type="float" office:value="139.658418714196">
            <text:p>139.66</text:p>
          </table:table-cell>
          <table:table-cell table:formula="of:=DEGREES(ASIN(SIN(RADIANS([.R222]))*SIN(RADIANS([.P222]))))" office:value-type="float" office:value="15.6762996999317">
            <text:p>15.68</text:p>
          </table:table-cell>
          <table:table-cell table:formula="of:=TAN(RADIANS([.R222]/2))*TAN(RADIANS([.R222]/2))" office:value-type="float" office:value="0.0430298761301817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5.48827060087138">
            <text:p>-5.49</text:p>
          </table:table-cell>
          <table:table-cell table:formula="of:=DEGREES(ACOS(COS(RADIANS(90.833))/(COS(RADIANS([.$B$2]))*COS(RADIANS([.T222])))-TAN(RADIANS([.$B$2]))*TAN(RADIANS([.T222]))))" office:value-type="float" office:value="102.859553609217">
            <text:p>102.86</text:p>
          </table:table-cell>
          <table:table-cell table:style-name="ce7" table:formula="of:=(720-4*[.$B$3]-[.V222]+[.$B$4]*60)/1440" office:value-type="float" office:value="0.503811299028383">
            <text:p>12:05:29</text:p>
          </table:table-cell>
          <table:table-cell table:style-name="ce7" table:formula="of:=([.X222]*1440-[.W222]*4)/1440" office:value-type="float" office:value="0.218090316780558">
            <text:p>5:14:03</text:p>
          </table:table-cell>
          <table:table-cell table:style-name="ce7" table:formula="of:=([.X222]*1440+[.W222]*4)/1440" office:value-type="float" office:value="0.789532281276208">
            <text:p>18:56:56</text:p>
          </table:table-cell>
          <table:table-cell table:formula="of:=8*[.W222]" office:value-type="float" office:value="822.876428873736">
            <text:p>822.88</text:p>
          </table:table-cell>
          <table:table-cell table:formula="of:=MOD([.E222]*1440+[.V222]+4*[.$B$3]-60*[.$B$4];1440)" office:value-type="float" office:value="714.511729399129">
            <text:p>714.51</text:p>
          </table:table-cell>
          <table:table-cell table:formula="of:=IF([.AB222]/4&lt;0;[.AB222]/4+180;[.AB222]/4-180)" office:value-type="float" office:value="-1.37206765021784">
            <text:p>-1.37</text:p>
          </table:table-cell>
          <table:table-cell table:formula="of:=DEGREES(ACOS(SIN(RADIANS([.$B$2]))*SIN(RADIANS([.T222]))+COS(RADIANS([.$B$2]))*COS(RADIANS([.T222]))*COS(RADIANS([.AC222]))))" office:value-type="float" office:value="20.3605100008561">
            <text:p>20.36</text:p>
          </table:table-cell>
          <table:table-cell table:formula="of:=90-[.AD222]" office:value-type="float" office:value="69.6394899991439">
            <text:p>69.64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59883466961911">
            <text:p>0.01</text:p>
          </table:table-cell>
          <table:table-cell table:formula="of:=[.AE222]+[.AF222]" office:value-type="float" office:value="69.6454783458401">
            <text:p>69.65</text:p>
          </table:table-cell>
          <table:table-cell table:formula="of:=IF([.AC222]&gt;0;MOD(DEGREES(ACOS(((SIN(RADIANS([.$B$2]))*COS(RADIANS([.AD222])))-SIN(RADIANS([.T222])))/(COS(RADIANS([.$B$2]))*SIN(RADIANS([.AD222])))))+180;360);MOD(540-DEGREES(ACOS(((SIN(RADIANS([.$B$2]))*COS(RADIANS([.AD222])))-SIN(RADIANS([.T222])))/(COS(RADIANS([.$B$2]))*SIN(RADIANS([.AD222])))));360))" office:value-type="float" office:value="176.200703394859">
            <text:p>176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2]+1" office:value-type="date" office:date-value="2026-08-10">
            <text:p>8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3]+2415018.5+[.E223]-[.$B$4]/24" office:value-type="float" office:value="2461263.29166667">
            <text:p>2461263.29</text:p>
          </table:table-cell>
          <table:table-cell table:style-name="ce9" table:formula="of:=([.F223]-2451545)/36525" office:value-type="float" office:value="0.266072324891622">
            <text:p>0.26607232</text:p>
          </table:table-cell>
          <table:table-cell/>
          <table:table-cell table:formula="of:=MOD(280.46646+[.G223]*(36000.76983+[.G223]*0.0003032);360)" office:value-type="float" office:value="139.275008021164">
            <text:p>139.28</text:p>
          </table:table-cell>
          <table:table-cell table:formula="of:=357.52911+[.G223]*(35999.05029-0.0001537*[.G223])" office:value-type="float" office:value="9935.88010366963">
            <text:p>9935.88</text:p>
          </table:table-cell>
          <table:table-cell table:formula="of:=0.016708634-[.G223]*(0.000042037+0.0000001267*[.G223])" office:value-type="float" office:value="0.0166974401480177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-1.1026917841062">
            <text:p>-1.1</text:p>
          </table:table-cell>
          <table:table-cell table:formula="of:=[.I223]+[.L223]" office:value-type="float" office:value="138.172316237058">
            <text:p>138.17</text:p>
          </table:table-cell>
          <table:table-cell table:formula="of:=[.J223]+[.L223]" office:value-type="float" office:value="9934.77741188552">
            <text:p>9934.78</text:p>
          </table:table-cell>
          <table:table-cell table:formula="of:=(1.000001018*(1-[.K223]*[.K223]))/(1+[.K223]*COS(RADIANS([.N223])))" office:value-type="float" office:value="1.01362390858114">
            <text:p>1.01</text:p>
          </table:table-cell>
          <table:table-cell table:formula="of:=[.M223]-0.00569-0.00478*SIN(RADIANS(125.04-1934.136*[.G223]))" office:value-type="float" office:value="138.168985832765">
            <text:p>138.17</text:p>
          </table:table-cell>
          <table:table-cell table:formula="of:=23+(26+((21.448-[.G223]*(46.815+[.G223]*(0.00059-[.G223]*0.001813))))/60)/60" office:value-type="float" office:value="23.4358310601367">
            <text:p>23.44</text:p>
          </table:table-cell>
          <table:table-cell table:formula="of:=[.Q223]+0.00256*COS(RADIANS(125.04-1934.136*[.G223]))" office:value-type="float" office:value="23.4380574070399">
            <text:p>23.44</text:p>
          </table:table-cell>
          <table:table-cell table:formula="of:=DEGREES(ATAN2(COS(RADIANS([.P223]));COS(RADIANS([.R223]))*SIN(RADIANS([.P223]))))" office:value-type="float" office:value="140.606291231976">
            <text:p>140.61</text:p>
          </table:table-cell>
          <table:table-cell table:formula="of:=DEGREES(ASIN(SIN(RADIANS([.R223]))*SIN(RADIANS([.P223]))))" office:value-type="float" office:value="15.3835132046445">
            <text:p>15.38</text:p>
          </table:table-cell>
          <table:table-cell table:formula="of:=TAN(RADIANS([.R223]/2))*TAN(RADIANS([.R223]/2))" office:value-type="float" office:value="0.0430298703788533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5.33731198591806">
            <text:p>-5.34</text:p>
          </table:table-cell>
          <table:table-cell table:formula="of:=DEGREES(ACOS(COS(RADIANS(90.833))/(COS(RADIANS([.$B$2]))*COS(RADIANS([.T223])))-TAN(RADIANS([.$B$2]))*TAN(RADIANS([.T223]))))" office:value-type="float" office:value="102.623063526562">
            <text:p>102.62</text:p>
          </table:table-cell>
          <table:table-cell table:style-name="ce7" table:formula="of:=(720-4*[.$B$3]-[.V223]+[.$B$4]*60)/1440" office:value-type="float" office:value="0.503706466656887">
            <text:p>12:05:20</text:p>
          </table:table-cell>
          <table:table-cell table:style-name="ce7" table:formula="of:=([.X223]*1440-[.W223]*4)/1440" office:value-type="float" office:value="0.218642401305326">
            <text:p>5:14:51</text:p>
          </table:table-cell>
          <table:table-cell table:style-name="ce7" table:formula="of:=([.X223]*1440+[.W223]*4)/1440" office:value-type="float" office:value="0.788770532008449">
            <text:p>18:55:50</text:p>
          </table:table-cell>
          <table:table-cell table:formula="of:=8*[.W223]" office:value-type="float" office:value="820.984508212497">
            <text:p>820.98</text:p>
          </table:table-cell>
          <table:table-cell table:formula="of:=MOD([.E223]*1440+[.V223]+4*[.$B$3]-60*[.$B$4];1440)" office:value-type="float" office:value="714.662688014082">
            <text:p>714.66</text:p>
          </table:table-cell>
          <table:table-cell table:formula="of:=IF([.AB223]/4&lt;0;[.AB223]/4+180;[.AB223]/4-180)" office:value-type="float" office:value="-1.33432799647952">
            <text:p>-1.33</text:p>
          </table:table-cell>
          <table:table-cell table:formula="of:=DEGREES(ACOS(SIN(RADIANS([.$B$2]))*SIN(RADIANS([.T223]))+COS(RADIANS([.$B$2]))*COS(RADIANS([.T223]))*COS(RADIANS([.AC223]))))" office:value-type="float" office:value="20.6508773464747">
            <text:p>20.65</text:p>
          </table:table-cell>
          <table:table-cell table:formula="of:=90-[.AD223]" office:value-type="float" office:value="69.3491226535253">
            <text:p>69.35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608152988144476">
            <text:p>0.01</text:p>
          </table:table-cell>
          <table:table-cell table:formula="of:=[.AE223]+[.AF223]" office:value-type="float" office:value="69.3552041834067">
            <text:p>69.36</text:p>
          </table:table-cell>
          <table:table-cell table:formula="of:=IF([.AC223]&gt;0;MOD(DEGREES(ACOS(((SIN(RADIANS([.$B$2]))*COS(RADIANS([.AD223])))-SIN(RADIANS([.T223])))/(COS(RADIANS([.$B$2]))*SIN(RADIANS([.AD223])))))+180;360);MOD(540-DEGREES(ACOS(((SIN(RADIANS([.$B$2]))*COS(RADIANS([.AD223])))-SIN(RADIANS([.T223])))/(COS(RADIANS([.$B$2]))*SIN(RADIANS([.AD223])))));360))" office:value-type="float" office:value="176.349942565312">
            <text:p>176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3]+1" office:value-type="date" office:date-value="2026-08-11">
            <text:p>8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4]+2415018.5+[.E224]-[.$B$4]/24" office:value-type="float" office:value="2461264.29166667">
            <text:p>2461264.29</text:p>
          </table:table-cell>
          <table:table-cell table:style-name="ce9" table:formula="of:=([.F224]-2451545)/36525" office:value-type="float" office:value="0.266099703399494">
            <text:p>0.26609970</text:p>
          </table:table-cell>
          <table:table-cell/>
          <table:table-cell table:formula="of:=MOD(280.46646+[.G224]*(36000.76983+[.G224]*0.0003032);360)" office:value-type="float" office:value="140.260655385748">
            <text:p>140.26</text:p>
          </table:table-cell>
          <table:table-cell table:formula="of:=357.52911+[.G224]*(35999.05029-0.0001537*[.G224])" office:value-type="float" office:value="9936.86570394911">
            <text:p>9936.87</text:p>
          </table:table-cell>
          <table:table-cell table:formula="of:=0.016708634-[.G224]*(0.000042037+0.0000001267*[.G224])" office:value-type="float" office:value="0.0166974389952613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-1.12898335220511">
            <text:p>-1.13</text:p>
          </table:table-cell>
          <table:table-cell table:formula="of:=[.I224]+[.L224]" office:value-type="float" office:value="139.131672033543">
            <text:p>139.13</text:p>
          </table:table-cell>
          <table:table-cell table:formula="of:=[.J224]+[.L224]" office:value-type="float" office:value="9935.7367205969">
            <text:p>9935.74</text:p>
          </table:table-cell>
          <table:table-cell table:formula="of:=(1.000001018*(1-[.K224]*[.K224]))/(1+[.K224]*COS(RADIANS([.N224])))" office:value-type="float" office:value="1.01345808467248">
            <text:p>1.01</text:p>
          </table:table-cell>
          <table:table-cell table:formula="of:=[.M224]-0.00569-0.00478*SIN(RADIANS(125.04-1934.136*[.G224]))" office:value-type="float" office:value="139.12834547022">
            <text:p>139.13</text:p>
          </table:table-cell>
          <table:table-cell table:formula="of:=23+(26+((21.448-[.G224]*(46.815+[.G224]*(0.00059-[.G224]*0.001813))))/60)/60" office:value-type="float" office:value="23.4358307041025">
            <text:p>23.44</text:p>
          </table:table-cell>
          <table:table-cell table:formula="of:=[.Q224]+0.00256*COS(RADIANS(125.04-1934.136*[.G224]))" office:value-type="float" office:value="23.4380558821062">
            <text:p>23.44</text:p>
          </table:table-cell>
          <table:table-cell table:formula="of:=DEGREES(ATAN2(COS(RADIANS([.P224]));COS(RADIANS([.R224]))*SIN(RADIANS([.P224]))))" office:value-type="float" office:value="141.551789283969">
            <text:p>141.55</text:p>
          </table:table-cell>
          <table:table-cell table:formula="of:=DEGREES(ASIN(SIN(RADIANS([.R224]))*SIN(RADIANS([.P224]))))" office:value-type="float" office:value="15.0866307055493">
            <text:p>15.09</text:p>
          </table:table-cell>
          <table:table-cell table:formula="of:=TAN(RADIANS([.R224]/2))*TAN(RADIANS([.R224]/2))" office:value-type="float" office:value="0.0430298646203441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5.17688297137572">
            <text:p>-5.18</text:p>
          </table:table-cell>
          <table:table-cell table:formula="of:=DEGREES(ACOS(COS(RADIANS(90.833))/(COS(RADIANS([.$B$2]))*COS(RADIANS([.T224])))-TAN(RADIANS([.$B$2]))*TAN(RADIANS([.T224]))))" office:value-type="float" office:value="102.384194159738">
            <text:p>102.38</text:p>
          </table:table-cell>
          <table:table-cell table:style-name="ce7" table:formula="of:=(720-4*[.$B$3]-[.V224]+[.$B$4]*60)/1440" office:value-type="float" office:value="0.503595057619011">
            <text:p>12:05:11</text:p>
          </table:table-cell>
          <table:table-cell table:style-name="ce7" table:formula="of:=([.X224]*1440-[.W224]*4)/1440" office:value-type="float" office:value="0.219194518286405">
            <text:p>5:15:38</text:p>
          </table:table-cell>
          <table:table-cell table:style-name="ce7" table:formula="of:=([.X224]*1440+[.W224]*4)/1440" office:value-type="float" office:value="0.787995596951617">
            <text:p>18:54:43</text:p>
          </table:table-cell>
          <table:table-cell table:formula="of:=8*[.W224]" office:value-type="float" office:value="819.073553277906">
            <text:p>819.07</text:p>
          </table:table-cell>
          <table:table-cell table:formula="of:=MOD([.E224]*1440+[.V224]+4*[.$B$3]-60*[.$B$4];1440)" office:value-type="float" office:value="714.823117028624">
            <text:p>714.82</text:p>
          </table:table-cell>
          <table:table-cell table:formula="of:=IF([.AB224]/4&lt;0;[.AB224]/4+180;[.AB224]/4-180)" office:value-type="float" office:value="-1.29422074284392">
            <text:p>-1.29</text:p>
          </table:table-cell>
          <table:table-cell table:formula="of:=DEGREES(ACOS(SIN(RADIANS([.$B$2]))*SIN(RADIANS([.T224]))+COS(RADIANS([.$B$2]))*COS(RADIANS([.T224]))*COS(RADIANS([.AC224]))))" office:value-type="float" office:value="20.9453316693909">
            <text:p>20.95</text:p>
          </table:table-cell>
          <table:table-cell table:formula="of:=90-[.AD224]" office:value-type="float" office:value="69.0546683306091">
            <text:p>69.05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617638737830947">
            <text:p>0.01</text:p>
          </table:table-cell>
          <table:table-cell table:formula="of:=[.AE224]+[.AF224]" office:value-type="float" office:value="69.0608447179874">
            <text:p>69.06</text:p>
          </table:table-cell>
          <table:table-cell table:formula="of:=IF([.AC224]&gt;0;MOD(DEGREES(ACOS(((SIN(RADIANS([.$B$2]))*COS(RADIANS([.AD224])))-SIN(RADIANS([.T224])))/(COS(RADIANS([.$B$2]))*SIN(RADIANS([.AD224])))))+180;360);MOD(540-DEGREES(ACOS(((SIN(RADIANS([.$B$2]))*COS(RADIANS([.AD224])))-SIN(RADIANS([.T224])))/(COS(RADIANS([.$B$2]))*SIN(RADIANS([.AD224])))));360))" office:value-type="float" office:value="176.502478887234">
            <text:p>17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4]+1" office:value-type="date" office:date-value="2026-08-12">
            <text:p>8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5]+2415018.5+[.E225]-[.$B$4]/24" office:value-type="float" office:value="2461265.29166667">
            <text:p>2461265.29</text:p>
          </table:table-cell>
          <table:table-cell table:style-name="ce9" table:formula="of:=([.F225]-2451545)/36525" office:value-type="float" office:value="0.266127081907365">
            <text:p>0.26612708</text:p>
          </table:table-cell>
          <table:table-cell/>
          <table:table-cell table:formula="of:=MOD(280.46646+[.G225]*(36000.76983+[.G225]*0.0003032);360)" office:value-type="float" office:value="141.246302750331">
            <text:p>141.25</text:p>
          </table:table-cell>
          <table:table-cell table:formula="of:=357.52911+[.G225]*(35999.05029-0.0001537*[.G225])" office:value-type="float" office:value="9937.85130422859">
            <text:p>9937.85</text:p>
          </table:table-cell>
          <table:table-cell table:formula="of:=0.016708634-[.G225]*(0.000042037+0.0000001267*[.G225])" office:value-type="float" office:value="0.0166974378425047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-1.15495722235682">
            <text:p>-1.15</text:p>
          </table:table-cell>
          <table:table-cell table:formula="of:=[.I225]+[.L225]" office:value-type="float" office:value="140.091345527974">
            <text:p>140.09</text:p>
          </table:table-cell>
          <table:table-cell table:formula="of:=[.J225]+[.L225]" office:value-type="float" office:value="9936.69634700624">
            <text:p>9936.7</text:p>
          </table:table-cell>
          <table:table-cell table:formula="of:=(1.000001018*(1-[.K225]*[.K225]))/(1+[.K225]*COS(RADIANS([.N225])))" office:value-type="float" office:value="1.01328835609492">
            <text:p>1.01</text:p>
          </table:table-cell>
          <table:table-cell table:formula="of:=[.M225]-0.00569-0.00478*SIN(RADIANS(125.04-1934.136*[.G225]))" office:value-type="float" office:value="140.088022803603">
            <text:p>140.09</text:p>
          </table:table-cell>
          <table:table-cell table:formula="of:=23+(26+((21.448-[.G225]*(46.815+[.G225]*(0.00059-[.G225]*0.001813))))/60)/60" office:value-type="float" office:value="23.4358303480684">
            <text:p>23.44</text:p>
          </table:table-cell>
          <table:table-cell table:formula="of:=[.Q225]+0.00256*COS(RADIANS(125.04-1934.136*[.G225]))" office:value-type="float" office:value="23.4380543552719">
            <text:p>23.44</text:p>
          </table:table-cell>
          <table:table-cell table:formula="of:=DEGREES(ATAN2(COS(RADIANS([.P225]));COS(RADIANS([.R225]))*SIN(RADIANS([.P225]))))" office:value-type="float" office:value="142.494944230447">
            <text:p>142.49</text:p>
          </table:table-cell>
          <table:table-cell table:formula="of:=DEGREES(ASIN(SIN(RADIANS([.R225]))*SIN(RADIANS([.P225]))))" office:value-type="float" office:value="14.7857379812203">
            <text:p>14.79</text:p>
          </table:table-cell>
          <table:table-cell table:formula="of:=TAN(RADIANS([.R225]/2))*TAN(RADIANS([.R225]/2))" office:value-type="float" office:value="0.0430298588546578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5.00711252995097">
            <text:p>-5.01</text:p>
          </table:table-cell>
          <table:table-cell table:formula="of:=DEGREES(ACOS(COS(RADIANS(90.833))/(COS(RADIANS([.$B$2]))*COS(RADIANS([.T225])))-TAN(RADIANS([.$B$2]))*TAN(RADIANS([.T225]))))" office:value-type="float" office:value="102.143029865201">
            <text:p>102.14</text:p>
          </table:table-cell>
          <table:table-cell table:style-name="ce7" table:formula="of:=(720-4*[.$B$3]-[.V225]+[.$B$4]*60)/1440" office:value-type="float" office:value="0.503477161479133">
            <text:p>12:05:00</text:p>
          </table:table-cell>
          <table:table-cell table:style-name="ce7" table:formula="of:=([.X225]*1440-[.W225]*4)/1440" office:value-type="float" office:value="0.219746522964684">
            <text:p>5:16:26</text:p>
          </table:table-cell>
          <table:table-cell table:style-name="ce7" table:formula="of:=([.X225]*1440+[.W225]*4)/1440" office:value-type="float" office:value="0.787207799993581">
            <text:p>18:53:35</text:p>
          </table:table-cell>
          <table:table-cell table:formula="of:=8*[.W225]" office:value-type="float" office:value="817.144238921612">
            <text:p>817.14</text:p>
          </table:table-cell>
          <table:table-cell table:formula="of:=MOD([.E225]*1440+[.V225]+4*[.$B$3]-60*[.$B$4];1440)" office:value-type="float" office:value="714.992887470049">
            <text:p>714.99</text:p>
          </table:table-cell>
          <table:table-cell table:formula="of:=IF([.AB225]/4&lt;0;[.AB225]/4+180;[.AB225]/4-180)" office:value-type="float" office:value="-1.25177813248774">
            <text:p>-1.25</text:p>
          </table:table-cell>
          <table:table-cell table:formula="of:=DEGREES(ACOS(SIN(RADIANS([.$B$2]))*SIN(RADIANS([.T225]))+COS(RADIANS([.$B$2]))*COS(RADIANS([.T225]))*COS(RADIANS([.AC225]))))" office:value-type="float" office:value="21.2438008511863">
            <text:p>21.24</text:p>
          </table:table-cell>
          <table:table-cell table:formula="of:=90-[.AD225]" office:value-type="float" office:value="68.7561991488137">
            <text:p>68.76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627291831313249">
            <text:p>0.01</text:p>
          </table:table-cell>
          <table:table-cell table:formula="of:=[.AE225]+[.AF225]" office:value-type="float" office:value="68.7624720671268">
            <text:p>68.76</text:p>
          </table:table-cell>
          <table:table-cell table:formula="of:=IF([.AC225]&gt;0;MOD(DEGREES(ACOS(((SIN(RADIANS([.$B$2]))*COS(RADIANS([.AD225])))-SIN(RADIANS([.T225])))/(COS(RADIANS([.$B$2]))*SIN(RADIANS([.AD225])))))+180;360);MOD(540-DEGREES(ACOS(((SIN(RADIANS([.$B$2]))*COS(RADIANS([.AD225])))-SIN(RADIANS([.T225])))/(COS(RADIANS([.$B$2]))*SIN(RADIANS([.AD225])))));360))" office:value-type="float" office:value="176.658035190212">
            <text:p>176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5]+1" office:value-type="date" office:date-value="2026-08-13">
            <text:p>8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6]+2415018.5+[.E226]-[.$B$4]/24" office:value-type="float" office:value="2461266.29166667">
            <text:p>2461266.29</text:p>
          </table:table-cell>
          <table:table-cell table:style-name="ce9" table:formula="of:=([.F226]-2451545)/36525" office:value-type="float" office:value="0.266154460415236">
            <text:p>0.26615446</text:p>
          </table:table-cell>
          <table:table-cell/>
          <table:table-cell table:formula="of:=MOD(280.46646+[.G226]*(36000.76983+[.G226]*0.0003032);360)" office:value-type="float" office:value="142.231950114914">
            <text:p>142.23</text:p>
          </table:table-cell>
          <table:table-cell table:formula="of:=357.52911+[.G226]*(35999.05029-0.0001537*[.G226])" office:value-type="float" office:value="9938.83690450808">
            <text:p>9938.84</text:p>
          </table:table-cell>
          <table:table-cell table:formula="of:=0.016708634-[.G226]*(0.000042037+0.0000001267*[.G226])" office:value-type="float" office:value="0.016697436689748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-1.180605882888">
            <text:p>-1.18</text:p>
          </table:table-cell>
          <table:table-cell table:formula="of:=[.I226]+[.L226]" office:value-type="float" office:value="141.051344232026">
            <text:p>141.05</text:p>
          </table:table-cell>
          <table:table-cell table:formula="of:=[.J226]+[.L226]" office:value-type="float" office:value="9937.65629862519">
            <text:p>9937.66</text:p>
          </table:table-cell>
          <table:table-cell table:formula="of:=(1.000001018*(1-[.K226]*[.K226]))/(1+[.K226]*COS(RADIANS([.N226])))" office:value-type="float" office:value="1.01311476915985">
            <text:p>1.01</text:p>
          </table:table-cell>
          <table:table-cell table:formula="of:=[.M226]-0.00569-0.00478*SIN(RADIANS(125.04-1934.136*[.G226]))" office:value-type="float" office:value="141.048025344584">
            <text:p>141.05</text:p>
          </table:table-cell>
          <table:table-cell table:formula="of:=23+(26+((21.448-[.G226]*(46.815+[.G226]*(0.00059-[.G226]*0.001813))))/60)/60" office:value-type="float" office:value="23.4358299920342">
            <text:p>23.44</text:p>
          </table:table-cell>
          <table:table-cell table:formula="of:=[.Q226]+0.00256*COS(RADIANS(125.04-1934.136*[.G226]))" office:value-type="float" office:value="23.4380528265378">
            <text:p>23.44</text:p>
          </table:table-cell>
          <table:table-cell table:formula="of:=DEGREES(ATAN2(COS(RADIANS([.P226]));COS(RADIANS([.R226]))*SIN(RADIANS([.P226]))))" office:value-type="float" office:value="143.435789963629">
            <text:p>143.44</text:p>
          </table:table-cell>
          <table:table-cell table:formula="of:=DEGREES(ASIN(SIN(RADIANS([.R226]))*SIN(RADIANS([.P226]))))" office:value-type="float" office:value="14.4809211548693">
            <text:p>14.48</text:p>
          </table:table-cell>
          <table:table-cell table:formula="of:=TAN(RADIANS([.R226]/2))*TAN(RADIANS([.R226]/2))" office:value-type="float" office:value="0.0430298530817983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4.82813966159926">
            <text:p>-4.83</text:p>
          </table:table-cell>
          <table:table-cell table:formula="of:=DEGREES(ACOS(COS(RADIANS(90.833))/(COS(RADIANS([.$B$2]))*COS(RADIANS([.T226])))-TAN(RADIANS([.$B$2]))*TAN(RADIANS([.T226]))))" office:value-type="float" office:value="101.899653231327">
            <text:p>101.9</text:p>
          </table:table-cell>
          <table:table-cell table:style-name="ce7" table:formula="of:=(720-4*[.$B$3]-[.V226]+[.$B$4]*60)/1440" office:value-type="float" office:value="0.503352874764999">
            <text:p>12:04:50</text:p>
          </table:table-cell>
          <table:table-cell table:style-name="ce7" table:formula="of:=([.X226]*1440-[.W226]*4)/1440" office:value-type="float" office:value="0.220298282455758">
            <text:p>5:17:14</text:p>
          </table:table-cell>
          <table:table-cell table:style-name="ce7" table:formula="of:=([.X226]*1440+[.W226]*4)/1440" office:value-type="float" office:value="0.786407467074241">
            <text:p>18:52:26</text:p>
          </table:table-cell>
          <table:table-cell table:formula="of:=8*[.W226]" office:value-type="float" office:value="815.197225850616">
            <text:p>815.2</text:p>
          </table:table-cell>
          <table:table-cell table:formula="of:=MOD([.E226]*1440+[.V226]+4*[.$B$3]-60*[.$B$4];1440)" office:value-type="float" office:value="715.171860338401">
            <text:p>715.17</text:p>
          </table:table-cell>
          <table:table-cell table:formula="of:=IF([.AB226]/4&lt;0;[.AB226]/4+180;[.AB226]/4-180)" office:value-type="float" office:value="-1.20703491539982">
            <text:p>-1.21</text:p>
          </table:table-cell>
          <table:table-cell table:formula="of:=DEGREES(ACOS(SIN(RADIANS([.$B$2]))*SIN(RADIANS([.T226]))+COS(RADIANS([.$B$2]))*COS(RADIANS([.T226]))*COS(RADIANS([.AC226]))))" office:value-type="float" office:value="21.5462122625404">
            <text:p>21.55</text:p>
          </table:table-cell>
          <table:table-cell table:formula="of:=90-[.AD226]" office:value-type="float" office:value="68.4537877374596">
            <text:p>68.45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637112218016426">
            <text:p>0.01</text:p>
          </table:table-cell>
          <table:table-cell table:formula="of:=[.AE226]+[.AF226]" office:value-type="float" office:value="68.4601588596397">
            <text:p>68.46</text:p>
          </table:table-cell>
          <table:table-cell table:formula="of:=IF([.AC226]&gt;0;MOD(DEGREES(ACOS(((SIN(RADIANS([.$B$2]))*COS(RADIANS([.AD226])))-SIN(RADIANS([.T226])))/(COS(RADIANS([.$B$2]))*SIN(RADIANS([.AD226])))))+180;360);MOD(540-DEGREES(ACOS(((SIN(RADIANS([.$B$2]))*COS(RADIANS([.AD226])))-SIN(RADIANS([.T226])))/(COS(RADIANS([.$B$2]))*SIN(RADIANS([.AD226])))));360))" office:value-type="float" office:value="176.816340951499">
            <text:p>176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6]+1" office:value-type="date" office:date-value="2026-08-14">
            <text:p>8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7]+2415018.5+[.E227]-[.$B$4]/24" office:value-type="float" office:value="2461267.29166667">
            <text:p>2461267.29</text:p>
          </table:table-cell>
          <table:table-cell table:style-name="ce9" table:formula="of:=([.F227]-2451545)/36525" office:value-type="float" office:value="0.266181838923108">
            <text:p>0.26618184</text:p>
          </table:table-cell>
          <table:table-cell/>
          <table:table-cell table:formula="of:=MOD(280.46646+[.G227]*(36000.76983+[.G227]*0.0003032);360)" office:value-type="float" office:value="143.217597479497">
            <text:p>143.22</text:p>
          </table:table-cell>
          <table:table-cell table:formula="of:=357.52911+[.G227]*(35999.05029-0.0001537*[.G227])" office:value-type="float" office:value="9939.82250478756">
            <text:p>9939.82</text:p>
          </table:table-cell>
          <table:table-cell table:formula="of:=0.016708634-[.G227]*(0.000042037+0.0000001267*[.G227])" office:value-type="float" office:value="0.0166974355369911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-1.2059218997009">
            <text:p>-1.21</text:p>
          </table:table-cell>
          <table:table-cell table:formula="of:=[.I227]+[.L227]" office:value-type="float" office:value="142.011675579796">
            <text:p>142.01</text:p>
          </table:table-cell>
          <table:table-cell table:formula="of:=[.J227]+[.L227]" office:value-type="float" office:value="9938.61658288786">
            <text:p>9938.62</text:p>
          </table:table-cell>
          <table:table-cell table:formula="of:=(1.000001018*(1-[.K227]*[.K227]))/(1+[.K227]*COS(RADIANS([.N227])))" office:value-type="float" office:value="1.01293737128029">
            <text:p>1.01</text:p>
          </table:table-cell>
          <table:table-cell table:formula="of:=[.M227]-0.00569-0.00478*SIN(RADIANS(125.04-1934.136*[.G227]))" office:value-type="float" office:value="142.008360527258">
            <text:p>142.01</text:p>
          </table:table-cell>
          <table:table-cell table:formula="of:=23+(26+((21.448-[.G227]*(46.815+[.G227]*(0.00059-[.G227]*0.001813))))/60)/60" office:value-type="float" office:value="23.4358296360001">
            <text:p>23.44</text:p>
          </table:table-cell>
          <table:table-cell table:formula="of:=[.Q227]+0.00256*COS(RADIANS(125.04-1934.136*[.G227]))" office:value-type="float" office:value="23.4380512959051">
            <text:p>23.44</text:p>
          </table:table-cell>
          <table:table-cell table:formula="of:=DEGREES(ATAN2(COS(RADIANS([.P227]));COS(RADIANS([.R227]))*SIN(RADIANS([.P227]))))" office:value-type="float" office:value="144.374362841953">
            <text:p>144.37</text:p>
          </table:table-cell>
          <table:table-cell table:formula="of:=DEGREES(ASIN(SIN(RADIANS([.R227]))*SIN(RADIANS([.P227]))))" office:value-type="float" office:value="14.1722666662559">
            <text:p>14.17</text:p>
          </table:table-cell>
          <table:table-cell table:formula="of:=TAN(RADIANS([.R227]/2))*TAN(RADIANS([.R227]/2))" office:value-type="float" office:value="0.0430298473017692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4.6401130805334">
            <text:p>-4.64</text:p>
          </table:table-cell>
          <table:table-cell table:formula="of:=DEGREES(ACOS(COS(RADIANS(90.833))/(COS(RADIANS([.$B$2]))*COS(RADIANS([.T227])))-TAN(RADIANS([.$B$2]))*TAN(RADIANS([.T227]))))" office:value-type="float" office:value="101.654145057039">
            <text:p>101.65</text:p>
          </table:table-cell>
          <table:table-cell table:style-name="ce7" table:formula="of:=(720-4*[.$B$3]-[.V227]+[.$B$4]*60)/1440" office:value-type="float" office:value="0.50322230075037">
            <text:p>12:04:38</text:p>
          </table:table-cell>
          <table:table-cell table:style-name="ce7" table:formula="of:=([.X227]*1440-[.W227]*4)/1440" office:value-type="float" office:value="0.220849675591928">
            <text:p>5:18:01</text:p>
          </table:table-cell>
          <table:table-cell table:style-name="ce7" table:formula="of:=([.X227]*1440+[.W227]*4)/1440" office:value-type="float" office:value="0.785594925908813">
            <text:p>18:51:15</text:p>
          </table:table-cell>
          <table:table-cell table:formula="of:=8*[.W227]" office:value-type="float" office:value="813.233160456313">
            <text:p>813.23</text:p>
          </table:table-cell>
          <table:table-cell table:formula="of:=MOD([.E227]*1440+[.V227]+4*[.$B$3]-60*[.$B$4];1440)" office:value-type="float" office:value="715.359886919467">
            <text:p>715.36</text:p>
          </table:table-cell>
          <table:table-cell table:formula="of:=IF([.AB227]/4&lt;0;[.AB227]/4+180;[.AB227]/4-180)" office:value-type="float" office:value="-1.16002827013335">
            <text:p>-1.16</text:p>
          </table:table-cell>
          <table:table-cell table:formula="of:=DEGREES(ACOS(SIN(RADIANS([.$B$2]))*SIN(RADIANS([.T227]))+COS(RADIANS([.$B$2]))*COS(RADIANS([.T227]))*COS(RADIANS([.AC227]))))" office:value-type="float" office:value="21.8524927329737">
            <text:p>21.85</text:p>
          </table:table-cell>
          <table:table-cell table:formula="of:=90-[.AD227]" office:value-type="float" office:value="68.1475072670263">
            <text:p>68.15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647099883370722">
            <text:p>0.01</text:p>
          </table:table-cell>
          <table:table-cell table:formula="of:=[.AE227]+[.AF227]" office:value-type="float" office:value="68.15397826586">
            <text:p>68.15</text:p>
          </table:table-cell>
          <table:table-cell table:formula="of:=IF([.AC227]&gt;0;MOD(DEGREES(ACOS(((SIN(RADIANS([.$B$2]))*COS(RADIANS([.AD227])))-SIN(RADIANS([.T227])))/(COS(RADIANS([.$B$2]))*SIN(RADIANS([.AD227])))))+180;360);MOD(540-DEGREES(ACOS(((SIN(RADIANS([.$B$2]))*COS(RADIANS([.AD227])))-SIN(RADIANS([.T227])))/(COS(RADIANS([.$B$2]))*SIN(RADIANS([.AD227])))));360))" office:value-type="float" office:value="176.977132505179">
            <text:p>176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7]+1" office:value-type="date" office:date-value="2026-08-15">
            <text:p>8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8]+2415018.5+[.E228]-[.$B$4]/24" office:value-type="float" office:value="2461268.29166667">
            <text:p>2461268.29</text:p>
          </table:table-cell>
          <table:table-cell table:style-name="ce9" table:formula="of:=([.F228]-2451545)/36525" office:value-type="float" office:value="0.266209217430979">
            <text:p>0.26620922</text:p>
          </table:table-cell>
          <table:table-cell/>
          <table:table-cell table:formula="of:=MOD(280.46646+[.G228]*(36000.76983+[.G228]*0.0003032);360)" office:value-type="float" office:value="144.20324484408">
            <text:p>144.2</text:p>
          </table:table-cell>
          <table:table-cell table:formula="of:=357.52911+[.G228]*(35999.05029-0.0001537*[.G228])" office:value-type="float" office:value="9940.80810506705">
            <text:p>9940.81</text:p>
          </table:table-cell>
          <table:table-cell table:formula="of:=0.016708634-[.G228]*(0.000042037+0.0000001267*[.G228])" office:value-type="float" office:value="0.0166974343842339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-1.2308979182665">
            <text:p>-1.23</text:p>
          </table:table-cell>
          <table:table-cell table:formula="of:=[.I228]+[.L228]" office:value-type="float" office:value="142.972346925814">
            <text:p>142.97</text:p>
          </table:table-cell>
          <table:table-cell table:formula="of:=[.J228]+[.L228]" office:value-type="float" office:value="9939.57720714878">
            <text:p>9939.58</text:p>
          </table:table-cell>
          <table:table-cell table:formula="of:=(1.000001018*(1-[.K228]*[.K228]))/(1+[.K228]*COS(RADIANS([.N228])))" office:value-type="float" office:value="1.01275621096126">
            <text:p>1.01</text:p>
          </table:table-cell>
          <table:table-cell table:formula="of:=[.M228]-0.00569-0.00478*SIN(RADIANS(125.04-1934.136*[.G228]))" office:value-type="float" office:value="142.969035706151">
            <text:p>142.97</text:p>
          </table:table-cell>
          <table:table-cell table:formula="of:=23+(26+((21.448-[.G228]*(46.815+[.G228]*(0.00059-[.G228]*0.001813))))/60)/60" office:value-type="float" office:value="23.435829279966">
            <text:p>23.44</text:p>
          </table:table-cell>
          <table:table-cell table:formula="of:=[.Q228]+0.00256*COS(RADIANS(125.04-1934.136*[.G228]))" office:value-type="float" office:value="23.4380497633746">
            <text:p>23.44</text:p>
          </table:table-cell>
          <table:table-cell table:formula="of:=DEGREES(ATAN2(COS(RADIANS([.P228]));COS(RADIANS([.R228]))*SIN(RADIANS([.P228]))))" office:value-type="float" office:value="145.310701623766">
            <text:p>145.31</text:p>
          </table:table-cell>
          <table:table-cell table:formula="of:=DEGREES(ASIN(SIN(RADIANS([.R228]))*SIN(RADIANS([.P228]))))" office:value-type="float" office:value="13.859861245532">
            <text:p>13.86</text:p>
          </table:table-cell>
          <table:table-cell table:formula="of:=TAN(RADIANS([.R228]/2))*TAN(RADIANS([.R228]/2))" office:value-type="float" office:value="0.0430298415145744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4.44319089972778">
            <text:p>-4.44</text:p>
          </table:table-cell>
          <table:table-cell table:formula="of:=DEGREES(ACOS(COS(RADIANS(90.833))/(COS(RADIANS([.$B$2]))*COS(RADIANS([.T228])))-TAN(RADIANS([.$B$2]))*TAN(RADIANS([.T228]))))" office:value-type="float" office:value="101.406584336523">
            <text:p>101.41</text:p>
          </table:table-cell>
          <table:table-cell table:style-name="ce7" table:formula="of:=(720-4*[.$B$3]-[.V228]+[.$B$4]*60)/1440" office:value-type="float" office:value="0.503085549235922">
            <text:p>12:04:27</text:p>
          </table:table-cell>
          <table:table-cell table:style-name="ce7" table:formula="of:=([.X228]*1440-[.W228]*4)/1440" office:value-type="float" office:value="0.22140059274558">
            <text:p>5:18:49</text:p>
          </table:table-cell>
          <table:table-cell table:style-name="ce7" table:formula="of:=([.X228]*1440+[.W228]*4)/1440" office:value-type="float" office:value="0.784770505726265">
            <text:p>18:50:04</text:p>
          </table:table-cell>
          <table:table-cell table:formula="of:=8*[.W228]" office:value-type="float" office:value="811.252674692186">
            <text:p>811.25</text:p>
          </table:table-cell>
          <table:table-cell table:formula="of:=MOD([.E228]*1440+[.V228]+4*[.$B$3]-60*[.$B$4];1440)" office:value-type="float" office:value="715.556809100272">
            <text:p>715.56</text:p>
          </table:table-cell>
          <table:table-cell table:formula="of:=IF([.AB228]/4&lt;0;[.AB228]/4+180;[.AB228]/4-180)" office:value-type="float" office:value="-1.11079772493196">
            <text:p>-1.11</text:p>
          </table:table-cell>
          <table:table-cell table:formula="of:=DEGREES(ACOS(SIN(RADIANS([.$B$2]))*SIN(RADIANS([.T228]))+COS(RADIANS([.$B$2]))*COS(RADIANS([.T228]))*COS(RADIANS([.AC228]))))" office:value-type="float" office:value="22.1625685222424">
            <text:p>22.16</text:p>
          </table:table-cell>
          <table:table-cell table:formula="of:=90-[.AD228]" office:value-type="float" office:value="67.8374314777576">
            <text:p>67.84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657254848013156">
            <text:p>0.01</text:p>
          </table:table-cell>
          <table:table-cell table:formula="of:=[.AE228]+[.AF228]" office:value-type="float" office:value="67.8440040262378">
            <text:p>67.84</text:p>
          </table:table-cell>
          <table:table-cell table:formula="of:=IF([.AC228]&gt;0;MOD(DEGREES(ACOS(((SIN(RADIANS([.$B$2]))*COS(RADIANS([.AD228])))-SIN(RADIANS([.T228])))/(COS(RADIANS([.$B$2]))*SIN(RADIANS([.AD228])))))+180;360);MOD(540-DEGREES(ACOS(((SIN(RADIANS([.$B$2]))*COS(RADIANS([.AD228])))-SIN(RADIANS([.T228])))/(COS(RADIANS([.$B$2]))*SIN(RADIANS([.AD228])))));360))" office:value-type="float" office:value="177.140153204911">
            <text:p>177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8]+1" office:value-type="date" office:date-value="2026-08-16">
            <text:p>8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9]+2415018.5+[.E229]-[.$B$4]/24" office:value-type="float" office:value="2461269.29166667">
            <text:p>2461269.29</text:p>
          </table:table-cell>
          <table:table-cell table:style-name="ce9" table:formula="of:=([.F229]-2451545)/36525" office:value-type="float" office:value="0.26623659593885">
            <text:p>0.26623660</text:p>
          </table:table-cell>
          <table:table-cell/>
          <table:table-cell table:formula="of:=MOD(280.46646+[.G229]*(36000.76983+[.G229]*0.0003032);360)" office:value-type="float" office:value="145.188892208665">
            <text:p>145.19</text:p>
          </table:table-cell>
          <table:table-cell table:formula="of:=357.52911+[.G229]*(35999.05029-0.0001537*[.G229])" office:value-type="float" office:value="9941.79370534653">
            <text:p>9941.79</text:p>
          </table:table-cell>
          <table:table-cell table:formula="of:=0.016708634-[.G229]*(0.000042037+0.0000001267*[.G229])" office:value-type="float" office:value="0.0166974332314766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-1.25552666561513">
            <text:p>-1.26</text:p>
          </table:table-cell>
          <table:table-cell table:formula="of:=[.I229]+[.L229]" office:value-type="float" office:value="143.93336554305">
            <text:p>143.93</text:p>
          </table:table-cell>
          <table:table-cell table:formula="of:=[.J229]+[.L229]" office:value-type="float" office:value="9940.53817868092">
            <text:p>9940.54</text:p>
          </table:table-cell>
          <table:table-cell table:formula="of:=(1.000001018*(1-[.K229]*[.K229]))/(1+[.K229]*COS(RADIANS([.N229])))" office:value-type="float" office:value="1.01257133778986">
            <text:p>1.01</text:p>
          </table:table-cell>
          <table:table-cell table:formula="of:=[.M229]-0.00569-0.00478*SIN(RADIANS(125.04-1934.136*[.G229]))" office:value-type="float" office:value="143.930058154231">
            <text:p>143.93</text:p>
          </table:table-cell>
          <table:table-cell table:formula="of:=23+(26+((21.448-[.G229]*(46.815+[.G229]*(0.00059-[.G229]*0.001813))))/60)/60" office:value-type="float" office:value="23.4358289239318">
            <text:p>23.44</text:p>
          </table:table-cell>
          <table:table-cell table:formula="of:=[.Q229]+0.00256*COS(RADIANS(125.04-1934.136*[.G229]))" office:value-type="float" office:value="23.4380482289475">
            <text:p>23.44</text:p>
          </table:table-cell>
          <table:table-cell table:formula="of:=DEGREES(ATAN2(COS(RADIANS([.P229]));COS(RADIANS([.R229]))*SIN(RADIANS([.P229]))))" office:value-type="float" office:value="146.244847400597">
            <text:p>146.24</text:p>
          </table:table-cell>
          <table:table-cell table:formula="of:=DEGREES(ASIN(SIN(RADIANS([.R229]))*SIN(RADIANS([.P229]))))" office:value-type="float" office:value="13.5437918890063">
            <text:p>13.54</text:p>
          </table:table-cell>
          <table:table-cell table:formula="of:=TAN(RADIANS([.R229]/2))*TAN(RADIANS([.R229]/2))" office:value-type="float" office:value="0.0430298357202177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4.23754031416912">
            <text:p>-4.24</text:p>
          </table:table-cell>
          <table:table-cell table:formula="of:=DEGREES(ACOS(COS(RADIANS(90.833))/(COS(RADIANS([.$B$2]))*COS(RADIANS([.T229])))-TAN(RADIANS([.$B$2]))*TAN(RADIANS([.T229]))))" office:value-type="float" office:value="101.157048249753">
            <text:p>101.16</text:p>
          </table:table-cell>
          <table:table-cell table:style-name="ce7" table:formula="of:=(720-4*[.$B$3]-[.V229]+[.$B$4]*60)/1440" office:value-type="float" office:value="0.502942736329284">
            <text:p>12:04:14</text:p>
          </table:table-cell>
          <table:table-cell table:style-name="ce7" table:formula="of:=([.X229]*1440-[.W229]*4)/1440" office:value-type="float" office:value="0.221950935635526">
            <text:p>5:19:37</text:p>
          </table:table-cell>
          <table:table-cell table:style-name="ce7" table:formula="of:=([.X229]*1440+[.W229]*4)/1440" office:value-type="float" office:value="0.783934537023043">
            <text:p>18:48:52</text:p>
          </table:table-cell>
          <table:table-cell table:formula="of:=8*[.W229]" office:value-type="float" office:value="809.256385998024">
            <text:p>809.26</text:p>
          </table:table-cell>
          <table:table-cell table:formula="of:=MOD([.E229]*1440+[.V229]+4*[.$B$3]-60*[.$B$4];1440)" office:value-type="float" office:value="715.762459685831">
            <text:p>715.76</text:p>
          </table:table-cell>
          <table:table-cell table:formula="of:=IF([.AB229]/4&lt;0;[.AB229]/4+180;[.AB229]/4-180)" office:value-type="float" office:value="-1.05938507854228">
            <text:p>-1.06</text:p>
          </table:table-cell>
          <table:table-cell table:formula="of:=DEGREES(ACOS(SIN(RADIANS([.$B$2]))*SIN(RADIANS([.T229]))+COS(RADIANS([.$B$2]))*COS(RADIANS([.T229]))*COS(RADIANS([.AC229]))))" office:value-type="float" office:value="22.4763652934508">
            <text:p>22.48</text:p>
          </table:table-cell>
          <table:table-cell table:formula="of:=90-[.AD229]" office:value-type="float" office:value="67.5236347065493">
            <text:p>67.52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667577166974574">
            <text:p>0.01</text:p>
          </table:table-cell>
          <table:table-cell table:formula="of:=[.AE229]+[.AF229]" office:value-type="float" office:value="67.530310478219">
            <text:p>67.53</text:p>
          </table:table-cell>
          <table:table-cell table:formula="of:=IF([.AC229]&gt;0;MOD(DEGREES(ACOS(((SIN(RADIANS([.$B$2]))*COS(RADIANS([.AD229])))-SIN(RADIANS([.T229])))/(COS(RADIANS([.$B$2]))*SIN(RADIANS([.AD229])))))+180;360);MOD(540-DEGREES(ACOS(((SIN(RADIANS([.$B$2]))*COS(RADIANS([.AD229])))-SIN(RADIANS([.T229])))/(COS(RADIANS([.$B$2]))*SIN(RADIANS([.AD229])))));360))" office:value-type="float" office:value="177.30515354426">
            <text:p>177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9]+1" office:value-type="date" office:date-value="2026-08-17">
            <text:p>8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0]+2415018.5+[.E230]-[.$B$4]/24" office:value-type="float" office:value="2461270.29166667">
            <text:p>2461270.29</text:p>
          </table:table-cell>
          <table:table-cell table:style-name="ce9" table:formula="of:=([.F230]-2451545)/36525" office:value-type="float" office:value="0.266263974446722">
            <text:p>0.26626397</text:p>
          </table:table-cell>
          <table:table-cell/>
          <table:table-cell table:formula="of:=MOD(280.46646+[.G230]*(36000.76983+[.G230]*0.0003032);360)" office:value-type="float" office:value="146.174539573251">
            <text:p>146.17</text:p>
          </table:table-cell>
          <table:table-cell table:formula="of:=357.52911+[.G230]*(35999.05029-0.0001537*[.G230])" office:value-type="float" office:value="9942.77930562602">
            <text:p>9942.78</text:p>
          </table:table-cell>
          <table:table-cell table:formula="of:=0.016708634-[.G230]*(0.000042037+0.0000001267*[.G230])" office:value-type="float" office:value="0.0166974320787191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-1.2798009523229">
            <text:p>-1.28</text:p>
          </table:table-cell>
          <table:table-cell table:formula="of:=[.I230]+[.L230]" office:value-type="float" office:value="144.894738620928">
            <text:p>144.89</text:p>
          </table:table-cell>
          <table:table-cell table:formula="of:=[.J230]+[.L230]" office:value-type="float" office:value="9941.49950467369">
            <text:p>9941.5</text:p>
          </table:table-cell>
          <table:table-cell table:formula="of:=(1.000001018*(1-[.K230]*[.K230]))/(1+[.K230]*COS(RADIANS([.N230])))" office:value-type="float" office:value="1.01238280242511">
            <text:p>1.01</text:p>
          </table:table-cell>
          <table:table-cell table:formula="of:=[.M230]-0.00569-0.00478*SIN(RADIANS(125.04-1934.136*[.G230]))" office:value-type="float" office:value="144.891435060916">
            <text:p>144.89</text:p>
          </table:table-cell>
          <table:table-cell table:formula="of:=23+(26+((21.448-[.G230]*(46.815+[.G230]*(0.00059-[.G230]*0.001813))))/60)/60" office:value-type="float" office:value="23.4358285678977">
            <text:p>23.44</text:p>
          </table:table-cell>
          <table:table-cell table:formula="of:=[.Q230]+0.00256*COS(RADIANS(125.04-1934.136*[.G230]))" office:value-type="float" office:value="23.4380466926247">
            <text:p>23.44</text:p>
          </table:table-cell>
          <table:table-cell table:formula="of:=DEGREES(ATAN2(COS(RADIANS([.P230]));COS(RADIANS([.R230]))*SIN(RADIANS([.P230]))))" office:value-type="float" office:value="147.176843530186">
            <text:p>147.18</text:p>
          </table:table-cell>
          <table:table-cell table:formula="of:=DEGREES(ASIN(SIN(RADIANS([.R230]))*SIN(RADIANS([.P230]))))" office:value-type="float" office:value="13.2241458368112">
            <text:p>13.22</text:p>
          </table:table-cell>
          <table:table-cell table:formula="of:=TAN(RADIANS([.R230]/2))*TAN(RADIANS([.R230]/2))" office:value-type="float" office:value="0.0430298299187029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4.02333728407748">
            <text:p>-4.02</text:p>
          </table:table-cell>
          <table:table-cell table:formula="of:=DEGREES(ACOS(COS(RADIANS(90.833))/(COS(RADIANS([.$B$2]))*COS(RADIANS([.T230])))-TAN(RADIANS([.$B$2]))*TAN(RADIANS([.T230]))))" office:value-type="float" office:value="100.90561215857">
            <text:p>100.91</text:p>
          </table:table-cell>
          <table:table-cell table:style-name="ce7" table:formula="of:=(720-4*[.$B$3]-[.V230]+[.$B$4]*60)/1440" office:value-type="float" office:value="0.502793984225054">
            <text:p>12:04:01</text:p>
          </table:table-cell>
          <table:table-cell table:style-name="ce7" table:formula="of:=([.X230]*1440-[.W230]*4)/1440" office:value-type="float" office:value="0.222500617117916">
            <text:p>5:20:24</text:p>
          </table:table-cell>
          <table:table-cell table:style-name="ce7" table:formula="of:=([.X230]*1440+[.W230]*4)/1440" office:value-type="float" office:value="0.783087351332192">
            <text:p>18:47:39</text:p>
          </table:table-cell>
          <table:table-cell table:formula="of:=8*[.W230]" office:value-type="float" office:value="807.244897268558">
            <text:p>807.24</text:p>
          </table:table-cell>
          <table:table-cell table:formula="of:=MOD([.E230]*1440+[.V230]+4*[.$B$3]-60*[.$B$4];1440)" office:value-type="float" office:value="715.976662715923">
            <text:p>715.98</text:p>
          </table:table-cell>
          <table:table-cell table:formula="of:=IF([.AB230]/4&lt;0;[.AB230]/4+180;[.AB230]/4-180)" office:value-type="float" office:value="-1.00583432101936">
            <text:p>-1.01</text:p>
          </table:table-cell>
          <table:table-cell table:formula="of:=DEGREES(ACOS(SIN(RADIANS([.$B$2]))*SIN(RADIANS([.T230]))+COS(RADIANS([.$B$2]))*COS(RADIANS([.T230]))*COS(RADIANS([.AC230]))))" office:value-type="float" office:value="22.7938080879219">
            <text:p>22.79</text:p>
          </table:table-cell>
          <table:table-cell table:formula="of:=90-[.AD230]" office:value-type="float" office:value="67.2061919120781">
            <text:p>67.21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678066928850111">
            <text:p>0.01</text:p>
          </table:table-cell>
          <table:table-cell table:formula="of:=[.AE230]+[.AF230]" office:value-type="float" office:value="67.2129725813666">
            <text:p>67.21</text:p>
          </table:table-cell>
          <table:table-cell table:formula="of:=IF([.AC230]&gt;0;MOD(DEGREES(ACOS(((SIN(RADIANS([.$B$2]))*COS(RADIANS([.AD230])))-SIN(RADIANS([.T230])))/(COS(RADIANS([.$B$2]))*SIN(RADIANS([.AD230])))))+180;360);MOD(540-DEGREES(ACOS(((SIN(RADIANS([.$B$2]))*COS(RADIANS([.AD230])))-SIN(RADIANS([.T230])))/(COS(RADIANS([.$B$2]))*SIN(RADIANS([.AD230])))));360))" office:value-type="float" office:value="177.47189123841">
            <text:p>177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0]+1" office:value-type="date" office:date-value="2026-08-18">
            <text:p>8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1]+2415018.5+[.E231]-[.$B$4]/24" office:value-type="float" office:value="2461271.29166667">
            <text:p>2461271.29</text:p>
          </table:table-cell>
          <table:table-cell table:style-name="ce9" table:formula="of:=([.F231]-2451545)/36525" office:value-type="float" office:value="0.266291352954593">
            <text:p>0.26629135</text:p>
          </table:table-cell>
          <table:table-cell/>
          <table:table-cell table:formula="of:=MOD(280.46646+[.G231]*(36000.76983+[.G231]*0.0003032);360)" office:value-type="float" office:value="147.160186937836">
            <text:p>147.16</text:p>
          </table:table-cell>
          <table:table-cell table:formula="of:=357.52911+[.G231]*(35999.05029-0.0001537*[.G231])" office:value-type="float" office:value="9943.7649059055">
            <text:p>9943.76</text:p>
          </table:table-cell>
          <table:table-cell table:formula="of:=0.016708634-[.G231]*(0.000042037+0.0000001267*[.G231])" office:value-type="float" office:value="0.0166974309259614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-1.30371367449325">
            <text:p>-1.3</text:p>
          </table:table-cell>
          <table:table-cell table:formula="of:=[.I231]+[.L231]" office:value-type="float" office:value="145.856473263342">
            <text:p>145.86</text:p>
          </table:table-cell>
          <table:table-cell table:formula="of:=[.J231]+[.L231]" office:value-type="float" office:value="9942.46119223101">
            <text:p>9942.46</text:p>
          </table:table-cell>
          <table:table-cell table:formula="of:=(1.000001018*(1-[.K231]*[.K231]))/(1+[.K231]*COS(RADIANS([.N231])))" office:value-type="float" office:value="1.01219065658751">
            <text:p>1.01</text:p>
          </table:table-cell>
          <table:table-cell table:formula="of:=[.M231]-0.00569-0.00478*SIN(RADIANS(125.04-1934.136*[.G231]))" office:value-type="float" office:value="145.8531735301">
            <text:p>145.85</text:p>
          </table:table-cell>
          <table:table-cell table:formula="of:=23+(26+((21.448-[.G231]*(46.815+[.G231]*(0.00059-[.G231]*0.001813))))/60)/60" office:value-type="float" office:value="23.4358282118635">
            <text:p>23.44</text:p>
          </table:table-cell>
          <table:table-cell table:formula="of:=[.Q231]+0.00256*COS(RADIANS(125.04-1934.136*[.G231]))" office:value-type="float" office:value="23.4380451544072">
            <text:p>23.44</text:p>
          </table:table-cell>
          <table:table-cell table:formula="of:=DEGREES(ATAN2(COS(RADIANS([.P231]));COS(RADIANS([.R231]))*SIN(RADIANS([.P231]))))" office:value-type="float" office:value="148.106735569434">
            <text:p>148.11</text:p>
          </table:table-cell>
          <table:table-cell table:formula="of:=DEGREES(ASIN(SIN(RADIANS([.R231]))*SIN(RADIANS([.P231]))))" office:value-type="float" office:value="12.9010105524409">
            <text:p>12.9</text:p>
          </table:table-cell>
          <table:table-cell table:formula="of:=TAN(RADIANS([.R231]/2))*TAN(RADIANS([.R231]/2))" office:value-type="float" office:value="0.0430298241100338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80076621926578">
            <text:p>-3.8</text:p>
          </table:table-cell>
          <table:table-cell table:formula="of:=DEGREES(ACOS(COS(RADIANS(90.833))/(COS(RADIANS([.$B$2]))*COS(RADIANS([.T231])))-TAN(RADIANS([.$B$2]))*TAN(RADIANS([.T231]))))" office:value-type="float" office:value="100.65234960804">
            <text:p>100.65</text:p>
          </table:table-cell>
          <table:table-cell table:style-name="ce7" table:formula="of:=(720-4*[.$B$3]-[.V231]+[.$B$4]*60)/1440" office:value-type="float" office:value="0.502639420985601">
            <text:p>12:03:48</text:p>
          </table:table-cell>
          <table:table-cell table:style-name="ce7" table:formula="of:=([.X231]*1440-[.W231]*4)/1440" office:value-type="float" office:value="0.223049560963268">
            <text:p>5:21:11</text:p>
          </table:table-cell>
          <table:table-cell table:style-name="ce7" table:formula="of:=([.X231]*1440+[.W231]*4)/1440" office:value-type="float" office:value="0.782229281007934">
            <text:p>18:46:25</text:p>
          </table:table-cell>
          <table:table-cell table:formula="of:=8*[.W231]" office:value-type="float" office:value="805.21879686432">
            <text:p>805.22</text:p>
          </table:table-cell>
          <table:table-cell table:formula="of:=MOD([.E231]*1440+[.V231]+4*[.$B$3]-60*[.$B$4];1440)" office:value-type="float" office:value="716.199233780734">
            <text:p>716.2</text:p>
          </table:table-cell>
          <table:table-cell table:formula="of:=IF([.AB231]/4&lt;0;[.AB231]/4+180;[.AB231]/4-180)" office:value-type="float" office:value="-0.950191554816456">
            <text:p>-0.95</text:p>
          </table:table-cell>
          <table:table-cell table:formula="of:=DEGREES(ACOS(SIN(RADIANS([.$B$2]))*SIN(RADIANS([.T231]))+COS(RADIANS([.$B$2]))*COS(RADIANS([.T231]))*COS(RADIANS([.AC231]))))" office:value-type="float" office:value="23.1148213018534">
            <text:p>23.11</text:p>
          </table:table-cell>
          <table:table-cell table:formula="of:=90-[.AD231]" office:value-type="float" office:value="66.8851786981466">
            <text:p>66.89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688724254950588">
            <text:p>0.01</text:p>
          </table:table-cell>
          <table:table-cell table:formula="of:=[.AE231]+[.AF231]" office:value-type="float" office:value="66.8920659406961">
            <text:p>66.89</text:p>
          </table:table-cell>
          <table:table-cell table:formula="of:=IF([.AC231]&gt;0;MOD(DEGREES(ACOS(((SIN(RADIANS([.$B$2]))*COS(RADIANS([.AD231])))-SIN(RADIANS([.T231])))/(COS(RADIANS([.$B$2]))*SIN(RADIANS([.AD231])))))+180;360);MOD(540-DEGREES(ACOS(((SIN(RADIANS([.$B$2]))*COS(RADIANS([.AD231])))-SIN(RADIANS([.T231])))/(COS(RADIANS([.$B$2]))*SIN(RADIANS([.AD231])))));360))" office:value-type="float" office:value="177.640131270844">
            <text:p>177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1]+1" office:value-type="date" office:date-value="2026-08-19">
            <text:p>8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2]+2415018.5+[.E232]-[.$B$4]/24" office:value-type="float" office:value="2461272.29166667">
            <text:p>2461272.29</text:p>
          </table:table-cell>
          <table:table-cell table:style-name="ce9" table:formula="of:=([.F232]-2451545)/36525" office:value-type="float" office:value="0.266318731462464">
            <text:p>0.26631873</text:p>
          </table:table-cell>
          <table:table-cell/>
          <table:table-cell table:formula="of:=MOD(280.46646+[.G232]*(36000.76983+[.G232]*0.0003032);360)" office:value-type="float" office:value="148.145834302421">
            <text:p>148.15</text:p>
          </table:table-cell>
          <table:table-cell table:formula="of:=357.52911+[.G232]*(35999.05029-0.0001537*[.G232])" office:value-type="float" office:value="9944.75050618498">
            <text:p>9944.75</text:p>
          </table:table-cell>
          <table:table-cell table:formula="of:=0.016708634-[.G232]*(0.000042037+0.0000001267*[.G232])" office:value-type="float" office:value="0.0166974297732035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-1.32725781573464">
            <text:p>-1.33</text:p>
          </table:table-cell>
          <table:table-cell table:formula="of:=[.I232]+[.L232]" office:value-type="float" office:value="146.818576486686">
            <text:p>146.82</text:p>
          </table:table-cell>
          <table:table-cell table:formula="of:=[.J232]+[.L232]" office:value-type="float" office:value="9943.42324836925">
            <text:p>9943.42</text:p>
          </table:table-cell>
          <table:table-cell table:formula="of:=(1.000001018*(1-[.K232]*[.K232]))/(1+[.K232]*COS(RADIANS([.N232])))" office:value-type="float" office:value="1.01199495304825">
            <text:p>1.01</text:p>
          </table:table-cell>
          <table:table-cell table:formula="of:=[.M232]-0.00569-0.00478*SIN(RADIANS(125.04-1934.136*[.G232]))" office:value-type="float" office:value="146.815280578172">
            <text:p>146.82</text:p>
          </table:table-cell>
          <table:table-cell table:formula="of:=23+(26+((21.448-[.G232]*(46.815+[.G232]*(0.00059-[.G232]*0.001813))))/60)/60" office:value-type="float" office:value="23.4358278558294">
            <text:p>23.44</text:p>
          </table:table-cell>
          <table:table-cell table:formula="of:=[.Q232]+0.00256*COS(RADIANS(125.04-1934.136*[.G232]))" office:value-type="float" office:value="23.4380436142961">
            <text:p>23.44</text:p>
          </table:table-cell>
          <table:table-cell table:formula="of:=DEGREES(ATAN2(COS(RADIANS([.P232]));COS(RADIANS([.R232]))*SIN(RADIANS([.P232]))))" office:value-type="float" office:value="149.034571207402">
            <text:p>149.03</text:p>
          </table:table-cell>
          <table:table-cell table:formula="of:=DEGREES(ASIN(SIN(RADIANS([.R232]))*SIN(RADIANS([.P232]))))" office:value-type="float" office:value="12.5744737041413">
            <text:p>12.57</text:p>
          </table:table-cell>
          <table:table-cell table:formula="of:=TAN(RADIANS([.R232]/2))*TAN(RADIANS([.R232]/2))" office:value-type="float" office:value="0.0430298182942143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57001966575042">
            <text:p>-3.57</text:p>
          </table:table-cell>
          <table:table-cell table:formula="of:=DEGREES(ACOS(COS(RADIANS(90.833))/(COS(RADIANS([.$B$2]))*COS(RADIANS([.T232])))-TAN(RADIANS([.$B$2]))*TAN(RADIANS([.T232]))))" office:value-type="float" office:value="100.397332332831">
            <text:p>100.4</text:p>
          </table:table-cell>
          <table:table-cell table:style-name="ce7" table:formula="of:=(720-4*[.$B$3]-[.V232]+[.$B$4]*60)/1440" office:value-type="float" office:value="0.502479180323438">
            <text:p>12:03:34</text:p>
          </table:table-cell>
          <table:table-cell table:style-name="ce7" table:formula="of:=([.X232]*1440-[.W232]*4)/1440" office:value-type="float" office:value="0.223597701621129">
            <text:p>5:21:59</text:p>
          </table:table-cell>
          <table:table-cell table:style-name="ce7" table:formula="of:=([.X232]*1440+[.W232]*4)/1440" office:value-type="float" office:value="0.781360659025746">
            <text:p>18:45:10</text:p>
          </table:table-cell>
          <table:table-cell table:formula="of:=8*[.W232]" office:value-type="float" office:value="803.178658662648">
            <text:p>803.18</text:p>
          </table:table-cell>
          <table:table-cell table:formula="of:=MOD([.E232]*1440+[.V232]+4*[.$B$3]-60*[.$B$4];1440)" office:value-type="float" office:value="716.42998033425">
            <text:p>716.43</text:p>
          </table:table-cell>
          <table:table-cell table:formula="of:=IF([.AB232]/4&lt;0;[.AB232]/4+180;[.AB232]/4-180)" office:value-type="float" office:value="-0.892504916437616">
            <text:p>-0.89</text:p>
          </table:table-cell>
          <table:table-cell table:formula="of:=DEGREES(ACOS(SIN(RADIANS([.$B$2]))*SIN(RADIANS([.T232]))+COS(RADIANS([.$B$2]))*COS(RADIANS([.T232]))*COS(RADIANS([.AC232]))))" office:value-type="float" office:value="23.4393286647563">
            <text:p>23.44</text:p>
          </table:table-cell>
          <table:table-cell table:formula="of:=90-[.AD232]" office:value-type="float" office:value="66.5606713352437">
            <text:p>66.56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699549298431296">
            <text:p>0.01</text:p>
          </table:table-cell>
          <table:table-cell table:formula="of:=[.AE232]+[.AF232]" office:value-type="float" office:value="66.567666828228">
            <text:p>66.57</text:p>
          </table:table-cell>
          <table:table-cell table:formula="of:=IF([.AC232]&gt;0;MOD(DEGREES(ACOS(((SIN(RADIANS([.$B$2]))*COS(RADIANS([.AD232])))-SIN(RADIANS([.T232])))/(COS(RADIANS([.$B$2]))*SIN(RADIANS([.AD232])))))+180;360);MOD(540-DEGREES(ACOS(((SIN(RADIANS([.$B$2]))*COS(RADIANS([.AD232])))-SIN(RADIANS([.T232])))/(COS(RADIANS([.$B$2]))*SIN(RADIANS([.AD232])))));360))" office:value-type="float" office:value="177.809645908384">
            <text:p>177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2]+1" office:value-type="date" office:date-value="2026-08-20">
            <text:p>8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3]+2415018.5+[.E233]-[.$B$4]/24" office:value-type="float" office:value="2461273.29166667">
            <text:p>2461273.29</text:p>
          </table:table-cell>
          <table:table-cell table:style-name="ce9" table:formula="of:=([.F233]-2451545)/36525" office:value-type="float" office:value="0.266346109970336">
            <text:p>0.26634611</text:p>
          </table:table-cell>
          <table:table-cell/>
          <table:table-cell table:formula="of:=MOD(280.46646+[.G233]*(36000.76983+[.G233]*0.0003032);360)" office:value-type="float" office:value="149.131481667006">
            <text:p>149.13</text:p>
          </table:table-cell>
          <table:table-cell table:formula="of:=357.52911+[.G233]*(35999.05029-0.0001537*[.G233])" office:value-type="float" office:value="9945.73610646447">
            <text:p>9945.74</text:p>
          </table:table-cell>
          <table:table-cell table:formula="of:=0.016708634-[.G233]*(0.000042037+0.0000001267*[.G233])" office:value-type="float" office:value="0.0166974286204455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-1.35042644913327">
            <text:p>-1.35</text:p>
          </table:table-cell>
          <table:table-cell table:formula="of:=[.I233]+[.L233]" office:value-type="float" office:value="147.781055217872">
            <text:p>147.78</text:p>
          </table:table-cell>
          <table:table-cell table:formula="of:=[.J233]+[.L233]" office:value-type="float" office:value="9944.38568001534">
            <text:p>9944.39</text:p>
          </table:table-cell>
          <table:table-cell table:formula="of:=(1.000001018*(1-[.K233]*[.K233]))/(1+[.K233]*COS(RADIANS([.N233])))" office:value-type="float" office:value="1.01179574561824">
            <text:p>1.01</text:p>
          </table:table-cell>
          <table:table-cell table:formula="of:=[.M233]-0.00569-0.00478*SIN(RADIANS(125.04-1934.136*[.G233]))" office:value-type="float" office:value="147.777763132041">
            <text:p>147.78</text:p>
          </table:table-cell>
          <table:table-cell table:formula="of:=23+(26+((21.448-[.G233]*(46.815+[.G233]*(0.00059-[.G233]*0.001813))))/60)/60" office:value-type="float" office:value="23.4358274997953">
            <text:p>23.44</text:p>
          </table:table-cell>
          <table:table-cell table:formula="of:=[.Q233]+0.00256*COS(RADIANS(125.04-1934.136*[.G233]))" office:value-type="float" office:value="23.4380420722923">
            <text:p>23.44</text:p>
          </table:table-cell>
          <table:table-cell table:formula="of:=DEGREES(ATAN2(COS(RADIANS([.P233]));COS(RADIANS([.R233]))*SIN(RADIANS([.P233]))))" office:value-type="float" office:value="149.960400198505">
            <text:p>149.96</text:p>
          </table:table-cell>
          <table:table-cell table:formula="of:=DEGREES(ASIN(SIN(RADIANS([.R233]))*SIN(RADIANS([.P233]))))" office:value-type="float" office:value="12.2446231481149">
            <text:p>12.24</text:p>
          </table:table-cell>
          <table:table-cell table:formula="of:=TAN(RADIANS([.R233]/2))*TAN(RADIANS([.R233]/2))" office:value-type="float" office:value="0.043029812471248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33129799567126">
            <text:p>-3.33</text:p>
          </table:table-cell>
          <table:table-cell table:formula="of:=DEGREES(ACOS(COS(RADIANS(90.833))/(COS(RADIANS([.$B$2]))*COS(RADIANS([.T233])))-TAN(RADIANS([.$B$2]))*TAN(RADIANS([.T233]))))" office:value-type="float" office:value="100.140630268339">
            <text:p>100.14</text:p>
          </table:table-cell>
          <table:table-cell table:style-name="ce7" table:formula="of:=(720-4*[.$B$3]-[.V233]+[.$B$4]*60)/1440" office:value-type="float" office:value="0.502313401385883">
            <text:p>12:03:20</text:p>
          </table:table-cell>
          <table:table-cell table:style-name="ce7" table:formula="of:=([.X233]*1440-[.W233]*4)/1440" office:value-type="float" office:value="0.22414498397383">
            <text:p>5:22:46</text:p>
          </table:table-cell>
          <table:table-cell table:style-name="ce7" table:formula="of:=([.X233]*1440+[.W233]*4)/1440" office:value-type="float" office:value="0.780481818797936">
            <text:p>18:43:54</text:p>
          </table:table-cell>
          <table:table-cell table:formula="of:=8*[.W233]" office:value-type="float" office:value="801.125042146712">
            <text:p>801.13</text:p>
          </table:table-cell>
          <table:table-cell table:formula="of:=MOD([.E233]*1440+[.V233]+4*[.$B$3]-60*[.$B$4];1440)" office:value-type="float" office:value="716.668702004329">
            <text:p>716.67</text:p>
          </table:table-cell>
          <table:table-cell table:formula="of:=IF([.AB233]/4&lt;0;[.AB233]/4+180;[.AB233]/4-180)" office:value-type="float" office:value="-0.83282449891783">
            <text:p>-0.83</text:p>
          </table:table-cell>
          <table:table-cell table:formula="of:=DEGREES(ACOS(SIN(RADIANS([.$B$2]))*SIN(RADIANS([.T233]))+COS(RADIANS([.$B$2]))*COS(RADIANS([.T233]))*COS(RADIANS([.AC233]))))" office:value-type="float" office:value="23.7672532196643">
            <text:p>23.77</text:p>
          </table:table-cell>
          <table:table-cell table:formula="of:=90-[.AD233]" office:value-type="float" office:value="66.2327467803357">
            <text:p>66.23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710542243394336">
            <text:p>0.01</text:p>
          </table:table-cell>
          <table:table-cell table:formula="of:=[.AE233]+[.AF233]" office:value-type="float" office:value="66.2398522027696">
            <text:p>66.24</text:p>
          </table:table-cell>
          <table:table-cell table:formula="of:=IF([.AC233]&gt;0;MOD(DEGREES(ACOS(((SIN(RADIANS([.$B$2]))*COS(RADIANS([.AD233])))-SIN(RADIANS([.T233])))/(COS(RADIANS([.$B$2]))*SIN(RADIANS([.AD233])))))+180;360);MOD(540-DEGREES(ACOS(((SIN(RADIANS([.$B$2]))*COS(RADIANS([.AD233])))-SIN(RADIANS([.T233])))/(COS(RADIANS([.$B$2]))*SIN(RADIANS([.AD233])))));360))" office:value-type="float" office:value="177.980214687702">
            <text:p>177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3]+1" office:value-type="date" office:date-value="2026-08-21">
            <text:p>8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4]+2415018.5+[.E234]-[.$B$4]/24" office:value-type="float" office:value="2461274.29166667">
            <text:p>2461274.29</text:p>
          </table:table-cell>
          <table:table-cell table:style-name="ce9" table:formula="of:=([.F234]-2451545)/36525" office:value-type="float" office:value="0.266373488478207">
            <text:p>0.26637349</text:p>
          </table:table-cell>
          <table:table-cell/>
          <table:table-cell table:formula="of:=MOD(280.46646+[.G234]*(36000.76983+[.G234]*0.0003032);360)" office:value-type="float" office:value="150.117129031592">
            <text:p>150.12</text:p>
          </table:table-cell>
          <table:table-cell table:formula="of:=357.52911+[.G234]*(35999.05029-0.0001537*[.G234])" office:value-type="float" office:value="9946.72170674395">
            <text:p>9946.72</text:p>
          </table:table-cell>
          <table:table-cell table:formula="of:=0.016708634-[.G234]*(0.000042037+0.0000001267*[.G234])" office:value-type="float" office:value="0.0166974274676872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-1.37321273921972">
            <text:p>-1.37</text:p>
          </table:table-cell>
          <table:table-cell table:formula="of:=[.I234]+[.L234]" office:value-type="float" office:value="148.743916292373">
            <text:p>148.74</text:p>
          </table:table-cell>
          <table:table-cell table:formula="of:=[.J234]+[.L234]" office:value-type="float" office:value="9945.34849400473">
            <text:p>9945.35</text:p>
          </table:table-cell>
          <table:table-cell table:formula="of:=(1.000001018*(1-[.K234]*[.K234]))/(1+[.K234]*COS(RADIANS([.N234])))" office:value-type="float" office:value="1.01159308913679">
            <text:p>1.01</text:p>
          </table:table-cell>
          <table:table-cell table:formula="of:=[.M234]-0.00569-0.00478*SIN(RADIANS(125.04-1934.136*[.G234]))" office:value-type="float" office:value="148.740628027177">
            <text:p>148.74</text:p>
          </table:table-cell>
          <table:table-cell table:formula="of:=23+(26+((21.448-[.G234]*(46.815+[.G234]*(0.00059-[.G234]*0.001813))))/60)/60" office:value-type="float" office:value="23.4358271437611">
            <text:p>23.44</text:p>
          </table:table-cell>
          <table:table-cell table:formula="of:=[.Q234]+0.00256*COS(RADIANS(125.04-1934.136*[.G234]))" office:value-type="float" office:value="23.4380405283969">
            <text:p>23.44</text:p>
          </table:table-cell>
          <table:table-cell table:formula="of:=DEGREES(ATAN2(COS(RADIANS([.P234]));COS(RADIANS([.R234]))*SIN(RADIANS([.P234]))))" office:value-type="float" office:value="150.884274296015">
            <text:p>150.88</text:p>
          </table:table-cell>
          <table:table-cell table:formula="of:=DEGREES(ASIN(SIN(RADIANS([.R234]))*SIN(RADIANS([.P234]))))" office:value-type="float" office:value="11.9115469135085">
            <text:p>11.91</text:p>
          </table:table-cell>
          <table:table-cell table:formula="of:=TAN(RADIANS([.R234]/2))*TAN(RADIANS([.R234]/2))" office:value-type="float" office:value="0.0430298066411389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08480910151618">
            <text:p>-3.08</text:p>
          </table:table-cell>
          <table:table-cell table:formula="of:=DEGREES(ACOS(COS(RADIANS(90.833))/(COS(RADIANS([.$B$2]))*COS(RADIANS([.T234])))-TAN(RADIANS([.$B$2]))*TAN(RADIANS([.T234]))))" office:value-type="float" office:value="99.8823115663094">
            <text:p>99.88</text:p>
          </table:table-cell>
          <table:table-cell table:style-name="ce7" table:formula="of:=(720-4*[.$B$3]-[.V234]+[.$B$4]*60)/1440" office:value-type="float" office:value="0.50214222854272">
            <text:p>12:03:05</text:p>
          </table:table-cell>
          <table:table-cell table:style-name="ce7" table:formula="of:=([.X234]*1440-[.W234]*4)/1440" office:value-type="float" office:value="0.224691363080749">
            <text:p>5:23:33</text:p>
          </table:table-cell>
          <table:table-cell table:style-name="ce7" table:formula="of:=([.X234]*1440+[.W234]*4)/1440" office:value-type="float" office:value="0.77959309400469">
            <text:p>18:42:37</text:p>
          </table:table-cell>
          <table:table-cell table:formula="of:=8*[.W234]" office:value-type="float" office:value="799.058492530475">
            <text:p>799.06</text:p>
          </table:table-cell>
          <table:table-cell table:formula="of:=MOD([.E234]*1440+[.V234]+4*[.$B$3]-60*[.$B$4];1440)" office:value-type="float" office:value="716.915190898484">
            <text:p>716.92</text:p>
          </table:table-cell>
          <table:table-cell table:formula="of:=IF([.AB234]/4&lt;0;[.AB234]/4+180;[.AB234]/4-180)" office:value-type="float" office:value="-0.771202275379039">
            <text:p>-0.77</text:p>
          </table:table-cell>
          <table:table-cell table:formula="of:=DEGREES(ACOS(SIN(RADIANS([.$B$2]))*SIN(RADIANS([.T234]))+COS(RADIANS([.$B$2]))*COS(RADIANS([.T234]))*COS(RADIANS([.AC234]))))" office:value-type="float" office:value="24.0985173050865">
            <text:p>24.1</text:p>
          </table:table-cell>
          <table:table-cell table:formula="of:=90-[.AD234]" office:value-type="float" office:value="65.9014826949135">
            <text:p>65.9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721703303959984">
            <text:p>0.01</text:p>
          </table:table-cell>
          <table:table-cell table:formula="of:=[.AE234]+[.AF234]" office:value-type="float" office:value="65.9086997279531">
            <text:p>65.91</text:p>
          </table:table-cell>
          <table:table-cell table:formula="of:=IF([.AC234]&gt;0;MOD(DEGREES(ACOS(((SIN(RADIANS([.$B$2]))*COS(RADIANS([.AD234])))-SIN(RADIANS([.T234])))/(COS(RADIANS([.$B$2]))*SIN(RADIANS([.AD234])))))+180;360);MOD(540-DEGREES(ACOS(((SIN(RADIANS([.$B$2]))*COS(RADIANS([.AD234])))-SIN(RADIANS([.T234])))/(COS(RADIANS([.$B$2]))*SIN(RADIANS([.AD234])))));360))" office:value-type="float" office:value="178.151624376332">
            <text:p>178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4]+1" office:value-type="date" office:date-value="2026-08-22">
            <text:p>8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5]+2415018.5+[.E235]-[.$B$4]/24" office:value-type="float" office:value="2461275.29166667">
            <text:p>2461275.29</text:p>
          </table:table-cell>
          <table:table-cell table:style-name="ce9" table:formula="of:=([.F235]-2451545)/36525" office:value-type="float" office:value="0.266400866986078">
            <text:p>0.26640087</text:p>
          </table:table-cell>
          <table:table-cell/>
          <table:table-cell table:formula="of:=MOD(280.46646+[.G235]*(36000.76983+[.G235]*0.0003032);360)" office:value-type="float" office:value="151.102776396179">
            <text:p>151.1</text:p>
          </table:table-cell>
          <table:table-cell table:formula="of:=357.52911+[.G235]*(35999.05029-0.0001537*[.G235])" office:value-type="float" office:value="9947.70730702343">
            <text:p>9947.71</text:p>
          </table:table-cell>
          <table:table-cell table:formula="of:=0.016708634-[.G235]*(0.000042037+0.0000001267*[.G235])" office:value-type="float" office:value="0.0166974263149287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-1.39560994393082">
            <text:p>-1.4</text:p>
          </table:table-cell>
          <table:table-cell table:formula="of:=[.I235]+[.L235]" office:value-type="float" office:value="149.707166452248">
            <text:p>149.71</text:p>
          </table:table-cell>
          <table:table-cell table:formula="of:=[.J235]+[.L235]" office:value-type="float" office:value="9946.3116970795">
            <text:p>9946.31</text:p>
          </table:table-cell>
          <table:table-cell table:formula="of:=(1.000001018*(1-[.K235]*[.K235]))/(1+[.K235]*COS(RADIANS([.N235])))" office:value-type="float" office:value="1.01138703946002">
            <text:p>1.01</text:p>
          </table:table-cell>
          <table:table-cell table:formula="of:=[.M235]-0.00569-0.00478*SIN(RADIANS(125.04-1934.136*[.G235]))" office:value-type="float" office:value="149.703882005636">
            <text:p>149.7</text:p>
          </table:table-cell>
          <table:table-cell table:formula="of:=23+(26+((21.448-[.G235]*(46.815+[.G235]*(0.00059-[.G235]*0.001813))))/60)/60" office:value-type="float" office:value="23.435826787727">
            <text:p>23.44</text:p>
          </table:table-cell>
          <table:table-cell table:formula="of:=[.Q235]+0.00256*COS(RADIANS(125.04-1934.136*[.G235]))" office:value-type="float" office:value="23.4380389826108">
            <text:p>23.44</text:p>
          </table:table-cell>
          <table:table-cell table:formula="of:=DEGREES(ATAN2(COS(RADIANS([.P235]));COS(RADIANS([.R235]))*SIN(RADIANS([.P235]))))" office:value-type="float" office:value="151.806247185983">
            <text:p>151.81</text:p>
          </table:table-cell>
          <table:table-cell table:formula="of:=DEGREES(ASIN(SIN(RADIANS([.R235]))*SIN(RADIANS([.P235]))))" office:value-type="float" office:value="11.5753331891486">
            <text:p>11.58</text:p>
          </table:table-cell>
          <table:table-cell table:formula="of:=TAN(RADIANS([.R235]/2))*TAN(RADIANS([.R235]/2))" office:value-type="float" office:value="0.0430298008038908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2.83076809556974">
            <text:p>-2.83</text:p>
          </table:table-cell>
          <table:table-cell table:formula="of:=DEGREES(ACOS(COS(RADIANS(90.833))/(COS(RADIANS([.$B$2]))*COS(RADIANS([.T235])))-TAN(RADIANS([.$B$2]))*TAN(RADIANS([.T235]))))" office:value-type="float" office:value="99.6224426146998">
            <text:p>99.62</text:p>
          </table:table-cell>
          <table:table-cell table:style-name="ce7" table:formula="of:=(720-4*[.$B$3]-[.V235]+[.$B$4]*60)/1440" office:value-type="float" office:value="0.501965811177479">
            <text:p>12:02:50</text:p>
          </table:table-cell>
          <table:table-cell table:style-name="ce7" table:formula="of:=([.X235]*1440-[.W235]*4)/1440" office:value-type="float" office:value="0.225236803914424">
            <text:p>5:24:20</text:p>
          </table:table-cell>
          <table:table-cell table:style-name="ce7" table:formula="of:=([.X235]*1440+[.W235]*4)/1440" office:value-type="float" office:value="0.778694818440534">
            <text:p>18:41:19</text:p>
          </table:table-cell>
          <table:table-cell table:formula="of:=8*[.W235]" office:value-type="float" office:value="796.979540917598">
            <text:p>796.98</text:p>
          </table:table-cell>
          <table:table-cell table:formula="of:=MOD([.E235]*1440+[.V235]+4*[.$B$3]-60*[.$B$4];1440)" office:value-type="float" office:value="717.16923190443">
            <text:p>717.17</text:p>
          </table:table-cell>
          <table:table-cell table:formula="of:=IF([.AB235]/4&lt;0;[.AB235]/4+180;[.AB235]/4-180)" office:value-type="float" office:value="-0.707692023892434">
            <text:p>-0.71</text:p>
          </table:table-cell>
          <table:table-cell table:formula="of:=DEGREES(ACOS(SIN(RADIANS([.$B$2]))*SIN(RADIANS([.T235]))+COS(RADIANS([.$B$2]))*COS(RADIANS([.T235]))*COS(RADIANS([.AC235]))))" office:value-type="float" office:value="24.4330425386569">
            <text:p>24.43</text:p>
          </table:table-cell>
          <table:table-cell table:formula="of:=90-[.AD235]" office:value-type="float" office:value="65.5669574613431">
            <text:p>65.57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733032723301952">
            <text:p>0.01</text:p>
          </table:table-cell>
          <table:table-cell table:formula="of:=[.AE235]+[.AF235]" office:value-type="float" office:value="65.5742877885761">
            <text:p>65.57</text:p>
          </table:table-cell>
          <table:table-cell table:formula="of:=IF([.AC235]&gt;0;MOD(DEGREES(ACOS(((SIN(RADIANS([.$B$2]))*COS(RADIANS([.AD235])))-SIN(RADIANS([.T235])))/(COS(RADIANS([.$B$2]))*SIN(RADIANS([.AD235])))))+180;360);MOD(540-DEGREES(ACOS(((SIN(RADIANS([.$B$2]))*COS(RADIANS([.AD235])))-SIN(RADIANS([.T235])))/(COS(RADIANS([.$B$2]))*SIN(RADIANS([.AD235])))));360))" office:value-type="float" office:value="178.323668910876">
            <text:p>178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5]+1" office:value-type="date" office:date-value="2026-08-23">
            <text:p>8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6]+2415018.5+[.E236]-[.$B$4]/24" office:value-type="float" office:value="2461276.29166667">
            <text:p>2461276.29</text:p>
          </table:table-cell>
          <table:table-cell table:style-name="ce9" table:formula="of:=([.F236]-2451545)/36525" office:value-type="float" office:value="0.26642824549395">
            <text:p>0.26642825</text:p>
          </table:table-cell>
          <table:table-cell/>
          <table:table-cell table:formula="of:=MOD(280.46646+[.G236]*(36000.76983+[.G236]*0.0003032);360)" office:value-type="float" office:value="152.088423760768">
            <text:p>152.09</text:p>
          </table:table-cell>
          <table:table-cell table:formula="of:=357.52911+[.G236]*(35999.05029-0.0001537*[.G236])" office:value-type="float" office:value="9948.69290730292">
            <text:p>9948.69</text:p>
          </table:table-cell>
          <table:table-cell table:formula="of:=0.016708634-[.G236]*(0.000042037+0.0000001267*[.G236])" office:value-type="float" office:value="0.0166974251621701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-1.41761141656504">
            <text:p>-1.42</text:p>
          </table:table-cell>
          <table:table-cell table:formula="of:=[.I236]+[.L236]" office:value-type="float" office:value="150.670812344203">
            <text:p>150.67</text:p>
          </table:table-cell>
          <table:table-cell table:formula="of:=[.J236]+[.L236]" office:value-type="float" office:value="9947.27529588635">
            <text:p>9947.28</text:p>
          </table:table-cell>
          <table:table-cell table:formula="of:=(1.000001018*(1-[.K236]*[.K236]))/(1+[.K236]*COS(RADIANS([.N236])))" office:value-type="float" office:value="1.01117765344898">
            <text:p>1.01</text:p>
          </table:table-cell>
          <table:table-cell table:formula="of:=[.M236]-0.00569-0.00478*SIN(RADIANS(125.04-1934.136*[.G236]))" office:value-type="float" office:value="150.667531714119">
            <text:p>150.67</text:p>
          </table:table-cell>
          <table:table-cell table:formula="of:=23+(26+((21.448-[.G236]*(46.815+[.G236]*(0.00059-[.G236]*0.001813))))/60)/60" office:value-type="float" office:value="23.4358264316929">
            <text:p>23.44</text:p>
          </table:table-cell>
          <table:table-cell table:formula="of:=[.Q236]+0.00256*COS(RADIANS(125.04-1934.136*[.G236]))" office:value-type="float" office:value="23.4380374349352">
            <text:p>23.44</text:p>
          </table:table-cell>
          <table:table-cell table:formula="of:=DEGREES(ATAN2(COS(RADIANS([.P236]));COS(RADIANS([.R236]))*SIN(RADIANS([.P236]))))" office:value-type="float" office:value="152.726374421679">
            <text:p>152.73</text:p>
          </table:table-cell>
          <table:table-cell table:formula="of:=DEGREES(ASIN(SIN(RADIANS([.R236]))*SIN(RADIANS([.P236]))))" office:value-type="float" office:value="11.2360703119781">
            <text:p>11.24</text:p>
          </table:table-cell>
          <table:table-cell table:formula="of:=TAN(RADIANS([.R236]/2))*TAN(RADIANS([.R236]/2))" office:value-type="float" office:value="0.0430297949595075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2.569397015439">
            <text:p>-2.57</text:p>
          </table:table-cell>
          <table:table-cell table:formula="of:=DEGREES(ACOS(COS(RADIANS(90.833))/(COS(RADIANS([.$B$2]))*COS(RADIANS([.T236])))-TAN(RADIANS([.$B$2]))*TAN(RADIANS([.T236]))))" office:value-type="float" office:value="99.3610880615318">
            <text:p>99.36</text:p>
          </table:table-cell>
          <table:table-cell table:style-name="ce7" table:formula="of:=(720-4*[.$B$3]-[.V236]+[.$B$4]*60)/1440" office:value-type="float" office:value="0.501784303482944">
            <text:p>12:02:34</text:p>
          </table:table-cell>
          <table:table-cell table:style-name="ce7" table:formula="of:=([.X236]*1440-[.W236]*4)/1440" office:value-type="float" office:value="0.2257812810898">
            <text:p>5:25:08</text:p>
          </table:table-cell>
          <table:table-cell table:style-name="ce7" table:formula="of:=([.X236]*1440+[.W236]*4)/1440" office:value-type="float" office:value="0.777787325876088">
            <text:p>18:40:01</text:p>
          </table:table-cell>
          <table:table-cell table:formula="of:=8*[.W236]" office:value-type="float" office:value="794.888704492255">
            <text:p>794.89</text:p>
          </table:table-cell>
          <table:table-cell table:formula="of:=MOD([.E236]*1440+[.V236]+4*[.$B$3]-60*[.$B$4];1440)" office:value-type="float" office:value="717.430602984561">
            <text:p>717.43</text:p>
          </table:table-cell>
          <table:table-cell table:formula="of:=IF([.AB236]/4&lt;0;[.AB236]/4+180;[.AB236]/4-180)" office:value-type="float" office:value="-0.642349253859749">
            <text:p>-0.64</text:p>
          </table:table-cell>
          <table:table-cell table:formula="of:=DEGREES(ACOS(SIN(RADIANS([.$B$2]))*SIN(RADIANS([.T236]))+COS(RADIANS([.$B$2]))*COS(RADIANS([.T236]))*COS(RADIANS([.AC236]))))" office:value-type="float" office:value="24.7707498024369">
            <text:p>24.77</text:p>
          </table:table-cell>
          <table:table-cell table:formula="of:=90-[.AD236]" office:value-type="float" office:value="65.2292501975631">
            <text:p>65.23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744530772641231">
            <text:p>0.01</text:p>
          </table:table-cell>
          <table:table-cell table:formula="of:=[.AE236]+[.AF236]" office:value-type="float" office:value="65.2366955052895">
            <text:p>65.24</text:p>
          </table:table-cell>
          <table:table-cell table:formula="of:=IF([.AC236]&gt;0;MOD(DEGREES(ACOS(((SIN(RADIANS([.$B$2]))*COS(RADIANS([.AD236])))-SIN(RADIANS([.T236])))/(COS(RADIANS([.$B$2]))*SIN(RADIANS([.AD236])))))+180;360);MOD(540-DEGREES(ACOS(((SIN(RADIANS([.$B$2]))*COS(RADIANS([.AD236])))-SIN(RADIANS([.T236])))/(COS(RADIANS([.$B$2]))*SIN(RADIANS([.AD236])))));360))" office:value-type="float" office:value="178.496149315005">
            <text:p>178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6]+1" office:value-type="date" office:date-value="2026-08-24">
            <text:p>8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7]+2415018.5+[.E237]-[.$B$4]/24" office:value-type="float" office:value="2461277.29166667">
            <text:p>2461277.29</text:p>
          </table:table-cell>
          <table:table-cell table:style-name="ce9" table:formula="of:=([.F237]-2451545)/36525" office:value-type="float" office:value="0.266455624001821">
            <text:p>0.26645562</text:p>
          </table:table-cell>
          <table:table-cell/>
          <table:table-cell table:formula="of:=MOD(280.46646+[.G237]*(36000.76983+[.G237]*0.0003032);360)" office:value-type="float" office:value="153.074071125355">
            <text:p>153.07</text:p>
          </table:table-cell>
          <table:table-cell table:formula="of:=357.52911+[.G237]*(35999.05029-0.0001537*[.G237])" office:value-type="float" office:value="9949.6785075824">
            <text:p>9949.68</text:p>
          </table:table-cell>
          <table:table-cell table:formula="of:=0.016708634-[.G237]*(0.000042037+0.0000001267*[.G237])" office:value-type="float" office:value="0.0166974240094113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-1.4392106077309">
            <text:p>-1.44</text:p>
          </table:table-cell>
          <table:table-cell table:formula="of:=[.I237]+[.L237]" office:value-type="float" office:value="151.634860517624">
            <text:p>151.63</text:p>
          </table:table-cell>
          <table:table-cell table:formula="of:=[.J237]+[.L237]" office:value-type="float" office:value="9948.23929697467">
            <text:p>9948.24</text:p>
          </table:table-cell>
          <table:table-cell table:formula="of:=(1.000001018*(1-[.K237]*[.K237]))/(1+[.K237]*COS(RADIANS([.N237])))" office:value-type="float" office:value="1.01096498895751">
            <text:p>1.01</text:p>
          </table:table-cell>
          <table:table-cell table:formula="of:=[.M237]-0.00569-0.00478*SIN(RADIANS(125.04-1934.136*[.G237]))" office:value-type="float" office:value="151.63158370201">
            <text:p>151.63</text:p>
          </table:table-cell>
          <table:table-cell table:formula="of:=23+(26+((21.448-[.G237]*(46.815+[.G237]*(0.00059-[.G237]*0.001813))))/60)/60" office:value-type="float" office:value="23.4358260756587">
            <text:p>23.44</text:p>
          </table:table-cell>
          <table:table-cell table:formula="of:=[.Q237]+0.00256*COS(RADIANS(125.04-1934.136*[.G237]))" office:value-type="float" office:value="23.4380358853709">
            <text:p>23.44</text:p>
          </table:table-cell>
          <table:table-cell table:formula="of:=DEGREES(ATAN2(COS(RADIANS([.P237]));COS(RADIANS([.R237]))*SIN(RADIANS([.P237]))))" office:value-type="float" office:value="153.644713358632">
            <text:p>153.64</text:p>
          </table:table-cell>
          <table:table-cell table:formula="of:=DEGREES(ASIN(SIN(RADIANS([.R237]))*SIN(RADIANS([.P237]))))" office:value-type="float" office:value="10.8938467571639">
            <text:p>10.89</text:p>
          </table:table-cell>
          <table:table-cell table:formula="of:=TAN(RADIANS([.R237]/2))*TAN(RADIANS([.R237]/2))" office:value-type="float" office:value="0.0430297891079929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2.30092453643749">
            <text:p>-2.3</text:p>
          </table:table-cell>
          <table:table-cell table:formula="of:=DEGREES(ACOS(COS(RADIANS(90.833))/(COS(RADIANS([.$B$2]))*COS(RADIANS([.T237])))-TAN(RADIANS([.$B$2]))*TAN(RADIANS([.T237]))))" office:value-type="float" office:value="99.0983108424994">
            <text:p>99.1</text:p>
          </table:table-cell>
          <table:table-cell table:style-name="ce7" table:formula="of:=(720-4*[.$B$3]-[.V237]+[.$B$4]*60)/1440" office:value-type="float" office:value="0.501597864261415">
            <text:p>12:02:18</text:p>
          </table:table-cell>
          <table:table-cell table:style-name="ce7" table:formula="of:=([.X237]*1440-[.W237]*4)/1440" office:value-type="float" office:value="0.226324778587805">
            <text:p>5:25:54</text:p>
          </table:table-cell>
          <table:table-cell table:style-name="ce7" table:formula="of:=([.X237]*1440+[.W237]*4)/1440" office:value-type="float" office:value="0.776870949935024">
            <text:p>18:38:42</text:p>
          </table:table-cell>
          <table:table-cell table:formula="of:=8*[.W237]" office:value-type="float" office:value="792.786486739995">
            <text:p>792.79</text:p>
          </table:table-cell>
          <table:table-cell table:formula="of:=MOD([.E237]*1440+[.V237]+4*[.$B$3]-60*[.$B$4];1440)" office:value-type="float" office:value="717.699075463563">
            <text:p>717.7</text:p>
          </table:table-cell>
          <table:table-cell table:formula="of:=IF([.AB237]/4&lt;0;[.AB237]/4+180;[.AB237]/4-180)" office:value-type="float" office:value="-0.575231134109373">
            <text:p>-0.58</text:p>
          </table:table-cell>
          <table:table-cell table:formula="of:=DEGREES(ACOS(SIN(RADIANS([.$B$2]))*SIN(RADIANS([.T237]))+COS(RADIANS([.$B$2]))*COS(RADIANS([.T237]))*COS(RADIANS([.AC237]))))" office:value-type="float" office:value="25.1115592297984">
            <text:p>25.11</text:p>
          </table:table-cell>
          <table:table-cell table:formula="of:=90-[.AD237]" office:value-type="float" office:value="64.8884407702016">
            <text:p>64.89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756197750192234">
            <text:p>0.01</text:p>
          </table:table-cell>
          <table:table-cell table:formula="of:=[.AE237]+[.AF237]" office:value-type="float" office:value="64.8960027477035">
            <text:p>64.9</text:p>
          </table:table-cell>
          <table:table-cell table:formula="of:=IF([.AC237]&gt;0;MOD(DEGREES(ACOS(((SIN(RADIANS([.$B$2]))*COS(RADIANS([.AD237])))-SIN(RADIANS([.T237])))/(COS(RADIANS([.$B$2]))*SIN(RADIANS([.AD237])))))+180;360);MOD(540-DEGREES(ACOS(((SIN(RADIANS([.$B$2]))*COS(RADIANS([.AD237])))-SIN(RADIANS([.T237])))/(COS(RADIANS([.$B$2]))*SIN(RADIANS([.AD237])))));360))" office:value-type="float" office:value="178.668873599634">
            <text:p>178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7]+1" office:value-type="date" office:date-value="2026-08-25">
            <text:p>8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8]+2415018.5+[.E238]-[.$B$4]/24" office:value-type="float" office:value="2461278.29166667">
            <text:p>2461278.29</text:p>
          </table:table-cell>
          <table:table-cell table:style-name="ce9" table:formula="of:=([.F238]-2451545)/36525" office:value-type="float" office:value="0.266483002509692">
            <text:p>0.26648300</text:p>
          </table:table-cell>
          <table:table-cell/>
          <table:table-cell table:formula="of:=MOD(280.46646+[.G238]*(36000.76983+[.G238]*0.0003032);360)" office:value-type="float" office:value="154.059718489943">
            <text:p>154.06</text:p>
          </table:table-cell>
          <table:table-cell table:formula="of:=357.52911+[.G238]*(35999.05029-0.0001537*[.G238])" office:value-type="float" office:value="9950.66410786188">
            <text:p>9950.66</text:p>
          </table:table-cell>
          <table:table-cell table:formula="of:=0.016708634-[.G238]*(0.000042037+0.0000001267*[.G238])" office:value-type="float" office:value="0.0166974228566522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-1.46040106728894">
            <text:p>-1.46</text:p>
          </table:table-cell>
          <table:table-cell table:formula="of:=[.I238]+[.L238]" office:value-type="float" office:value="152.599317422655">
            <text:p>152.6</text:p>
          </table:table-cell>
          <table:table-cell table:formula="of:=[.J238]+[.L238]" office:value-type="float" office:value="9949.20370679459">
            <text:p>9949.2</text:p>
          </table:table-cell>
          <table:table-cell table:formula="of:=(1.000001018*(1-[.K238]*[.K238]))/(1+[.K238]*COS(RADIANS([.N238])))" office:value-type="float" office:value="1.01074910481974">
            <text:p>1.01</text:p>
          </table:table-cell>
          <table:table-cell table:formula="of:=[.M238]-0.00569-0.00478*SIN(RADIANS(125.04-1934.136*[.G238]))" office:value-type="float" office:value="152.59604441945">
            <text:p>152.6</text:p>
          </table:table-cell>
          <table:table-cell table:formula="of:=23+(26+((21.448-[.G238]*(46.815+[.G238]*(0.00059-[.G238]*0.001813))))/60)/60" office:value-type="float" office:value="23.4358257196246">
            <text:p>23.44</text:p>
          </table:table-cell>
          <table:table-cell table:formula="of:=[.Q238]+0.00256*COS(RADIANS(125.04-1934.136*[.G238]))" office:value-type="float" office:value="23.4380343339191">
            <text:p>23.44</text:p>
          </table:table-cell>
          <table:table-cell table:formula="of:=DEGREES(ATAN2(COS(RADIANS([.P238]));COS(RADIANS([.R238]))*SIN(RADIANS([.P238]))))" office:value-type="float" office:value="154.561323090369">
            <text:p>154.56</text:p>
          </table:table-cell>
          <table:table-cell table:formula="of:=DEGREES(ASIN(SIN(RADIANS([.R238]))*SIN(RADIANS([.P238]))))" office:value-type="float" office:value="10.5487511298159">
            <text:p>10.55</text:p>
          </table:table-cell>
          <table:table-cell table:formula="of:=TAN(RADIANS([.R238]/2))*TAN(RADIANS([.R238]/2))" office:value-type="float" office:value="0.0430297832493508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2.02558569151318">
            <text:p>-2.03</text:p>
          </table:table-cell>
          <table:table-cell table:formula="of:=DEGREES(ACOS(COS(RADIANS(90.833))/(COS(RADIANS([.$B$2]))*COS(RADIANS([.T238])))-TAN(RADIANS([.$B$2]))*TAN(RADIANS([.T238]))))" office:value-type="float" office:value="98.8341722120907">
            <text:p>98.83</text:p>
          </table:table-cell>
          <table:table-cell table:style-name="ce7" table:formula="of:=(720-4*[.$B$3]-[.V238]+[.$B$4]*60)/1440" office:value-type="float" office:value="0.501406656730218">
            <text:p>12:02:02</text:p>
          </table:table-cell>
          <table:table-cell table:style-name="ce7" table:formula="of:=([.X238]*1440-[.W238]*4)/1440" office:value-type="float" office:value="0.22686728947441">
            <text:p>5:26:41</text:p>
          </table:table-cell>
          <table:table-cell table:style-name="ce7" table:formula="of:=([.X238]*1440+[.W238]*4)/1440" office:value-type="float" office:value="0.775946023986025">
            <text:p>18:37:22</text:p>
          </table:table-cell>
          <table:table-cell table:formula="of:=8*[.W238]" office:value-type="float" office:value="790.673377696725">
            <text:p>790.67</text:p>
          </table:table-cell>
          <table:table-cell table:formula="of:=MOD([.E238]*1440+[.V238]+4*[.$B$3]-60*[.$B$4];1440)" office:value-type="float" office:value="717.974414308487">
            <text:p>717.97</text:p>
          </table:table-cell>
          <table:table-cell table:formula="of:=IF([.AB238]/4&lt;0;[.AB238]/4+180;[.AB238]/4-180)" office:value-type="float" office:value="-0.506396422878282">
            <text:p>-0.51</text:p>
          </table:table-cell>
          <table:table-cell table:formula="of:=DEGREES(ACOS(SIN(RADIANS([.$B$2]))*SIN(RADIANS([.T238]))+COS(RADIANS([.$B$2]))*COS(RADIANS([.T238]))*COS(RADIANS([.AC238]))))" office:value-type="float" office:value="25.4553901938327">
            <text:p>25.46</text:p>
          </table:table-cell>
          <table:table-cell table:formula="of:=90-[.AD238]" office:value-type="float" office:value="64.5446098061673">
            <text:p>64.54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768033980055257">
            <text:p>0.01</text:p>
          </table:table-cell>
          <table:table-cell table:formula="of:=[.AE238]+[.AF238]" office:value-type="float" office:value="64.5522901459679">
            <text:p>64.55</text:p>
          </table:table-cell>
          <table:table-cell table:formula="of:=IF([.AC238]&gt;0;MOD(DEGREES(ACOS(((SIN(RADIANS([.$B$2]))*COS(RADIANS([.AD238])))-SIN(RADIANS([.T238])))/(COS(RADIANS([.$B$2]))*SIN(RADIANS([.AD238])))))+180;360);MOD(540-DEGREES(ACOS(((SIN(RADIANS([.$B$2]))*COS(RADIANS([.AD238])))-SIN(RADIANS([.T238])))/(COS(RADIANS([.$B$2]))*SIN(RADIANS([.AD238])))));360))" office:value-type="float" office:value="178.841656647499">
            <text:p>178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8]+1" office:value-type="date" office:date-value="2026-08-26">
            <text:p>8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9]+2415018.5+[.E239]-[.$B$4]/24" office:value-type="float" office:value="2461279.29166667">
            <text:p>2461279.29</text:p>
          </table:table-cell>
          <table:table-cell table:style-name="ce9" table:formula="of:=([.F239]-2451545)/36525" office:value-type="float" office:value="0.266510381017564">
            <text:p>0.26651038</text:p>
          </table:table-cell>
          <table:table-cell/>
          <table:table-cell table:formula="of:=MOD(280.46646+[.G239]*(36000.76983+[.G239]*0.0003032);360)" office:value-type="float" office:value="155.045365854532">
            <text:p>155.05</text:p>
          </table:table-cell>
          <table:table-cell table:formula="of:=357.52911+[.G239]*(35999.05029-0.0001537*[.G239])" office:value-type="float" office:value="9951.64970814136">
            <text:p>9951.65</text:p>
          </table:table-cell>
          <table:table-cell table:formula="of:=0.016708634-[.G239]*(0.000042037+0.0000001267*[.G239])" office:value-type="float" office:value="0.016697421703893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-1.48117644628636">
            <text:p>-1.48</text:p>
          </table:table-cell>
          <table:table-cell table:formula="of:=[.I239]+[.L239]" office:value-type="float" office:value="153.564189408246">
            <text:p>153.56</text:p>
          </table:table-cell>
          <table:table-cell table:formula="of:=[.J239]+[.L239]" office:value-type="float" office:value="9950.16853169508">
            <text:p>9950.17</text:p>
          </table:table-cell>
          <table:table-cell table:formula="of:=(1.000001018*(1-[.K239]*[.K239]))/(1+[.K239]*COS(RADIANS([.N239])))" office:value-type="float" office:value="1.01053006083743">
            <text:p>1.01</text:p>
          </table:table-cell>
          <table:table-cell table:formula="of:=[.M239]-0.00569-0.00478*SIN(RADIANS(125.04-1934.136*[.G239]))" office:value-type="float" office:value="153.560920215386">
            <text:p>153.56</text:p>
          </table:table-cell>
          <table:table-cell table:formula="of:=23+(26+((21.448-[.G239]*(46.815+[.G239]*(0.00059-[.G239]*0.001813))))/60)/60" office:value-type="float" office:value="23.4358253635905">
            <text:p>23.44</text:p>
          </table:table-cell>
          <table:table-cell table:formula="of:=[.Q239]+0.00256*COS(RADIANS(125.04-1934.136*[.G239]))" office:value-type="float" office:value="23.4380327805807">
            <text:p>23.44</text:p>
          </table:table-cell>
          <table:table-cell table:formula="of:=DEGREES(ATAN2(COS(RADIANS([.P239]));COS(RADIANS([.R239]))*SIN(RADIANS([.P239]))))" office:value-type="float" office:value="155.476264384868">
            <text:p>155.48</text:p>
          </table:table-cell>
          <table:table-cell table:formula="of:=DEGREES(ASIN(SIN(RADIANS([.R239]))*SIN(RADIANS([.P239]))))" office:value-type="float" office:value="10.2008721582903">
            <text:p>10.2</text:p>
          </table:table-cell>
          <table:table-cell table:formula="of:=TAN(RADIANS([.R239]/2))*TAN(RADIANS([.R239]/2))" office:value-type="float" office:value="0.0430297773835852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.74362159934324">
            <text:p>-1.74</text:p>
          </table:table-cell>
          <table:table-cell table:formula="of:=DEGREES(ACOS(COS(RADIANS(90.833))/(COS(RADIANS([.$B$2]))*COS(RADIANS([.T239])))-TAN(RADIANS([.$B$2]))*TAN(RADIANS([.T239]))))" office:value-type="float" office:value="98.5687317780134">
            <text:p>98.57</text:p>
          </table:table-cell>
          <table:table-cell table:style-name="ce7" table:formula="of:=(720-4*[.$B$3]-[.V239]+[.$B$4]*60)/1440" office:value-type="float" office:value="0.501210848332877">
            <text:p>12:01:45</text:p>
          </table:table-cell>
          <table:table-cell table:style-name="ce7" table:formula="of:=([.X239]*1440-[.W239]*4)/1440" office:value-type="float" office:value="0.227408815616173">
            <text:p>5:27:28</text:p>
          </table:table-cell>
          <table:table-cell table:style-name="ce7" table:formula="of:=([.X239]*1440+[.W239]*4)/1440" office:value-type="float" office:value="0.775012881049581">
            <text:p>18:36:01</text:p>
          </table:table-cell>
          <table:table-cell table:formula="of:=8*[.W239]" office:value-type="float" office:value="788.549854224107">
            <text:p>788.55</text:p>
          </table:table-cell>
          <table:table-cell table:formula="of:=MOD([.E239]*1440+[.V239]+4*[.$B$3]-60*[.$B$4];1440)" office:value-type="float" office:value="718.256378400657">
            <text:p>718.26</text:p>
          </table:table-cell>
          <table:table-cell table:formula="of:=IF([.AB239]/4&lt;0;[.AB239]/4+180;[.AB239]/4-180)" office:value-type="float" office:value="-0.435905399835804">
            <text:p>-0.44</text:p>
          </table:table-cell>
          <table:table-cell table:formula="of:=DEGREES(ACOS(SIN(RADIANS([.$B$2]))*SIN(RADIANS([.T239]))+COS(RADIANS([.$B$2]))*COS(RADIANS([.T239]))*COS(RADIANS([.AC239]))))" office:value-type="float" office:value="25.8021612971931">
            <text:p>25.8</text:p>
          </table:table-cell>
          <table:table-cell table:formula="of:=90-[.AD239]" office:value-type="float" office:value="64.1978387028069">
            <text:p>64.2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780039811047934">
            <text:p>0.01</text:p>
          </table:table-cell>
          <table:table-cell table:formula="of:=[.AE239]+[.AF239]" office:value-type="float" office:value="64.2056391009174">
            <text:p>64.21</text:p>
          </table:table-cell>
          <table:table-cell table:formula="of:=IF([.AC239]&gt;0;MOD(DEGREES(ACOS(((SIN(RADIANS([.$B$2]))*COS(RADIANS([.AD239])))-SIN(RADIANS([.T239])))/(COS(RADIANS([.$B$2]))*SIN(RADIANS([.AD239])))))+180;360);MOD(540-DEGREES(ACOS(((SIN(RADIANS([.$B$2]))*COS(RADIANS([.AD239])))-SIN(RADIANS([.T239])))/(COS(RADIANS([.$B$2]))*SIN(RADIANS([.AD239])))));360))" office:value-type="float" office:value="179.014320084138">
            <text:p>17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9]+1" office:value-type="date" office:date-value="2026-08-27">
            <text:p>8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0]+2415018.5+[.E240]-[.$B$4]/24" office:value-type="float" office:value="2461280.29166667">
            <text:p>2461280.29</text:p>
          </table:table-cell>
          <table:table-cell table:style-name="ce9" table:formula="of:=([.F240]-2451545)/36525" office:value-type="float" office:value="0.266537759525435">
            <text:p>0.26653776</text:p>
          </table:table-cell>
          <table:table-cell/>
          <table:table-cell table:formula="of:=MOD(280.46646+[.G240]*(36000.76983+[.G240]*0.0003032);360)" office:value-type="float" office:value="156.031013219123">
            <text:p>156.03</text:p>
          </table:table-cell>
          <table:table-cell table:formula="of:=357.52911+[.G240]*(35999.05029-0.0001537*[.G240])" office:value-type="float" office:value="9952.63530842085">
            <text:p>9952.64</text:p>
          </table:table-cell>
          <table:table-cell table:formula="of:=0.016708634-[.G240]*(0.000042037+0.0000001267*[.G240])" office:value-type="float" office:value="0.0166974205511336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-1.50153049888304">
            <text:p>-1.5</text:p>
          </table:table-cell>
          <table:table-cell table:formula="of:=[.I240]+[.L240]" office:value-type="float" office:value="154.52948272024">
            <text:p>154.53</text:p>
          </table:table-cell>
          <table:table-cell table:formula="of:=[.J240]+[.L240]" office:value-type="float" office:value="9951.13377792196">
            <text:p>9951.13</text:p>
          </table:table-cell>
          <table:table-cell table:formula="of:=(1.000001018*(1-[.K240]*[.K240]))/(1+[.K240]*COS(RADIANS([.N240])))" office:value-type="float" office:value="1.01030791776683">
            <text:p>1.01</text:p>
          </table:table-cell>
          <table:table-cell table:formula="of:=[.M240]-0.00569-0.00478*SIN(RADIANS(125.04-1934.136*[.G240]))" office:value-type="float" office:value="154.526217335656">
            <text:p>154.53</text:p>
          </table:table-cell>
          <table:table-cell table:formula="of:=23+(26+((21.448-[.G240]*(46.815+[.G240]*(0.00059-[.G240]*0.001813))))/60)/60" office:value-type="float" office:value="23.4358250075563">
            <text:p>23.44</text:p>
          </table:table-cell>
          <table:table-cell table:formula="of:=[.Q240]+0.00256*COS(RADIANS(125.04-1934.136*[.G240]))" office:value-type="float" office:value="23.4380312253568">
            <text:p>23.44</text:p>
          </table:table-cell>
          <table:table-cell table:formula="of:=DEGREES(ATAN2(COS(RADIANS([.P240]));COS(RADIANS([.R240]))*SIN(RADIANS([.P240]))))" office:value-type="float" office:value="156.389599621838">
            <text:p>156.39</text:p>
          </table:table-cell>
          <table:table-cell table:formula="of:=DEGREES(ASIN(SIN(RADIANS([.R240]))*SIN(RADIANS([.P240]))))" office:value-type="float" office:value="9.85029868901244">
            <text:p>9.85</text:p>
          </table:table-cell>
          <table:table-cell table:formula="of:=TAN(RADIANS([.R240]/2))*TAN(RADIANS([.R240]/2))" office:value-type="float" office:value="0.0430297715106997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.45527920111979">
            <text:p>-1.46</text:p>
          </table:table-cell>
          <table:table-cell table:formula="of:=DEGREES(ACOS(COS(RADIANS(90.833))/(COS(RADIANS([.$B$2]))*COS(RADIANS([.T240])))-TAN(RADIANS([.$B$2]))*TAN(RADIANS([.T240]))))" office:value-type="float" office:value="98.3020475386948">
            <text:p>98.3</text:p>
          </table:table-cell>
          <table:table-cell table:style-name="ce7" table:formula="of:=(720-4*[.$B$3]-[.V240]+[.$B$4]*60)/1440" office:value-type="float" office:value="0.501010610556333">
            <text:p>12:01:27</text:p>
          </table:table-cell>
          <table:table-cell table:style-name="ce7" table:formula="of:=([.X240]*1440-[.W240]*4)/1440" office:value-type="float" office:value="0.227949367393292">
            <text:p>5:28:15</text:p>
          </table:table-cell>
          <table:table-cell table:style-name="ce7" table:formula="of:=([.X240]*1440+[.W240]*4)/1440" office:value-type="float" office:value="0.774071853719374">
            <text:p>18:34:40</text:p>
          </table:table-cell>
          <table:table-cell table:formula="of:=8*[.W240]" office:value-type="float" office:value="786.416380309558">
            <text:p>786.42</text:p>
          </table:table-cell>
          <table:table-cell table:formula="of:=MOD([.E240]*1440+[.V240]+4*[.$B$3]-60*[.$B$4];1440)" office:value-type="float" office:value="718.54472079888">
            <text:p>718.54</text:p>
          </table:table-cell>
          <table:table-cell table:formula="of:=IF([.AB240]/4&lt;0;[.AB240]/4+180;[.AB240]/4-180)" office:value-type="float" office:value="-0.363819800279941">
            <text:p>-0.36</text:p>
          </table:table-cell>
          <table:table-cell table:formula="of:=DEGREES(ACOS(SIN(RADIANS([.$B$2]))*SIN(RADIANS([.T240]))+COS(RADIANS([.$B$2]))*COS(RADIANS([.T240]))*COS(RADIANS([.AC240]))))" office:value-type="float" office:value="26.1517903633119">
            <text:p>26.15</text:p>
          </table:table-cell>
          <table:table-cell table:formula="of:=90-[.AD240]" office:value-type="float" office:value="63.8482096366881">
            <text:p>63.85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792215615469129">
            <text:p>0.01</text:p>
          </table:table-cell>
          <table:table-cell table:formula="of:=[.AE240]+[.AF240]" office:value-type="float" office:value="63.8561317928428">
            <text:p>63.86</text:p>
          </table:table-cell>
          <table:table-cell table:formula="of:=IF([.AC240]&gt;0;MOD(DEGREES(ACOS(((SIN(RADIANS([.$B$2]))*COS(RADIANS([.AD240])))-SIN(RADIANS([.T240])))/(COS(RADIANS([.$B$2]))*SIN(RADIANS([.AD240])))))+180;360);MOD(540-DEGREES(ACOS(((SIN(RADIANS([.$B$2]))*COS(RADIANS([.AD240])))-SIN(RADIANS([.T240])))/(COS(RADIANS([.$B$2]))*SIN(RADIANS([.AD240])))));360))" office:value-type="float" office:value="179.186692137229">
            <text:p>179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0]+1" office:value-type="date" office:date-value="2026-08-28">
            <text:p>8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1]+2415018.5+[.E241]-[.$B$4]/24" office:value-type="float" office:value="2461281.29166667">
            <text:p>2461281.29</text:p>
          </table:table-cell>
          <table:table-cell table:style-name="ce9" table:formula="of:=([.F241]-2451545)/36525" office:value-type="float" office:value="0.266565138033306">
            <text:p>0.26656514</text:p>
          </table:table-cell>
          <table:table-cell/>
          <table:table-cell table:formula="of:=MOD(280.46646+[.G241]*(36000.76983+[.G241]*0.0003032);360)" office:value-type="float" office:value="157.016660583711">
            <text:p>157.02</text:p>
          </table:table-cell>
          <table:table-cell table:formula="of:=357.52911+[.G241]*(35999.05029-0.0001537*[.G241])" office:value-type="float" office:value="9953.62090870033">
            <text:p>9953.62</text:p>
          </table:table-cell>
          <table:table-cell table:formula="of:=0.016708634-[.G241]*(0.000042037+0.0000001267*[.G241])" office:value-type="float" office:value="0.016697419398374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-1.52145708426961">
            <text:p>-1.52</text:p>
          </table:table-cell>
          <table:table-cell table:formula="of:=[.I241]+[.L241]" office:value-type="float" office:value="155.495203499442">
            <text:p>155.5</text:p>
          </table:table-cell>
          <table:table-cell table:formula="of:=[.J241]+[.L241]" office:value-type="float" office:value="9952.09945161606">
            <text:p>9952.1</text:p>
          </table:table-cell>
          <table:table-cell table:formula="of:=(1.000001018*(1-[.K241]*[.K241]))/(1+[.K241]*COS(RADIANS([.N241])))" office:value-type="float" office:value="1.01008273730545">
            <text:p>1.01</text:p>
          </table:table-cell>
          <table:table-cell table:formula="of:=[.M241]-0.00569-0.00478*SIN(RADIANS(125.04-1934.136*[.G241]))" office:value-type="float" office:value="155.491941921064">
            <text:p>155.49</text:p>
          </table:table-cell>
          <table:table-cell table:formula="of:=23+(26+((21.448-[.G241]*(46.815+[.G241]*(0.00059-[.G241]*0.001813))))/60)/60" office:value-type="float" office:value="23.4358246515222">
            <text:p>23.44</text:p>
          </table:table-cell>
          <table:table-cell table:formula="of:=[.Q241]+0.00256*COS(RADIANS(125.04-1934.136*[.G241]))" office:value-type="float" office:value="23.4380296682484">
            <text:p>23.44</text:p>
          </table:table-cell>
          <table:table-cell table:formula="of:=DEGREES(ATAN2(COS(RADIANS([.P241]));COS(RADIANS([.R241]))*SIN(RADIANS([.P241]))))" office:value-type="float" office:value="157.301392730829">
            <text:p>157.3</text:p>
          </table:table-cell>
          <table:table-cell table:formula="of:=DEGREES(ASIN(SIN(RADIANS([.R241]))*SIN(RADIANS([.P241]))))" office:value-type="float" office:value="9.49711968278394">
            <text:p>9.5</text:p>
          </table:table-cell>
          <table:table-cell table:formula="of:=TAN(RADIANS([.R241]/2))*TAN(RADIANS([.R241]/2))" office:value-type="float" office:value="0.0430297656306984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.1608110064705">
            <text:p>-1.16</text:p>
          </table:table-cell>
          <table:table-cell table:formula="of:=DEGREES(ACOS(COS(RADIANS(90.833))/(COS(RADIANS([.$B$2]))*COS(RADIANS([.T241])))-TAN(RADIANS([.$B$2]))*TAN(RADIANS([.T241]))))" office:value-type="float" office:value="98.0341759236614">
            <text:p>98.03</text:p>
          </table:table-cell>
          <table:table-cell table:style-name="ce7" table:formula="of:=(720-4*[.$B$3]-[.V241]+[.$B$4]*60)/1440" office:value-type="float" office:value="0.500806118754493">
            <text:p>12:01:10</text:p>
          </table:table-cell>
          <table:table-cell table:style-name="ce7" table:formula="of:=([.X241]*1440-[.W241]*4)/1440" office:value-type="float" office:value="0.22848896341099">
            <text:p>5:29:01</text:p>
          </table:table-cell>
          <table:table-cell table:style-name="ce7" table:formula="of:=([.X241]*1440+[.W241]*4)/1440" office:value-type="float" office:value="0.773123274097997">
            <text:p>18:33:18</text:p>
          </table:table-cell>
          <table:table-cell table:formula="of:=8*[.W241]" office:value-type="float" office:value="784.273407389291">
            <text:p>784.27</text:p>
          </table:table-cell>
          <table:table-cell table:formula="of:=MOD([.E241]*1440+[.V241]+4*[.$B$3]-60*[.$B$4];1440)" office:value-type="float" office:value="718.83918899353">
            <text:p>718.84</text:p>
          </table:table-cell>
          <table:table-cell table:formula="of:=IF([.AB241]/4&lt;0;[.AB241]/4+180;[.AB241]/4-180)" office:value-type="float" office:value="-0.290202751617613">
            <text:p>-0.29</text:p>
          </table:table-cell>
          <table:table-cell table:formula="of:=DEGREES(ACOS(SIN(RADIANS([.$B$2]))*SIN(RADIANS([.T241]))+COS(RADIANS([.$B$2]))*COS(RADIANS([.T241]))*COS(RADIANS([.AC241]))))" office:value-type="float" office:value="26.5041944288935">
            <text:p>26.5</text:p>
          </table:table-cell>
          <table:table-cell table:formula="of:=90-[.AD241]" office:value-type="float" office:value="63.4958055711065">
            <text:p>63.5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804561787787259">
            <text:p>0.01</text:p>
          </table:table-cell>
          <table:table-cell table:formula="of:=[.AE241]+[.AF241]" office:value-type="float" office:value="63.5038511889844">
            <text:p>63.5</text:p>
          </table:table-cell>
          <table:table-cell table:formula="of:=IF([.AC241]&gt;0;MOD(DEGREES(ACOS(((SIN(RADIANS([.$B$2]))*COS(RADIANS([.AD241])))-SIN(RADIANS([.T241])))/(COS(RADIANS([.$B$2]))*SIN(RADIANS([.AD241])))))+180;360);MOD(540-DEGREES(ACOS(((SIN(RADIANS([.$B$2]))*COS(RADIANS([.AD241])))-SIN(RADIANS([.T241])))/(COS(RADIANS([.$B$2]))*SIN(RADIANS([.AD241])))));360))" office:value-type="float" office:value="179.358607485982">
            <text:p>179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1]+1" office:value-type="date" office:date-value="2026-08-29">
            <text:p>8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2]+2415018.5+[.E242]-[.$B$4]/24" office:value-type="float" office:value="2461282.29166667">
            <text:p>2461282.29</text:p>
          </table:table-cell>
          <table:table-cell table:style-name="ce9" table:formula="of:=([.F242]-2451545)/36525" office:value-type="float" office:value="0.266592516541178">
            <text:p>0.26659252</text:p>
          </table:table-cell>
          <table:table-cell/>
          <table:table-cell table:formula="of:=MOD(280.46646+[.G242]*(36000.76983+[.G242]*0.0003032);360)" office:value-type="float" office:value="158.002307948302">
            <text:p>158</text:p>
          </table:table-cell>
          <table:table-cell table:formula="of:=357.52911+[.G242]*(35999.05029-0.0001537*[.G242])" office:value-type="float" office:value="9954.60650897981">
            <text:p>9954.61</text:p>
          </table:table-cell>
          <table:table-cell table:formula="of:=0.016708634-[.G242]*(0.000042037+0.0000001267*[.G242])" office:value-type="float" office:value="0.0166974182456143">
            <text:p>0.02</text:p>
          </table:table-cell>
          <table:table-cell table:formula="of:=SIN(RADIANS([.J242]))*(1.914602-[.G242]*(0.004817+0.000014*[.G242]))+SIN(RADIANS(2*[.J242]))*(0.019993-0.000101*[.G242])+SIN(RADIANS(3*[.J242]))*0.000289" office:value-type="float" office:value="-1.54095016857657">
            <text:p>-1.54</text:p>
          </table:table-cell>
          <table:table-cell table:formula="of:=[.I242]+[.L242]" office:value-type="float" office:value="156.461357779725">
            <text:p>156.46</text:p>
          </table:table-cell>
          <table:table-cell table:formula="of:=[.J242]+[.L242]" office:value-type="float" office:value="9953.06555881123">
            <text:p>9953.07</text:p>
          </table:table-cell>
          <table:table-cell table:formula="of:=(1.000001018*(1-[.K242]*[.K242]))/(1+[.K242]*COS(RADIANS([.N242])))" office:value-type="float" office:value="1.00985458207839">
            <text:p>1.01</text:p>
          </table:table-cell>
          <table:table-cell table:formula="of:=[.M242]-0.00569-0.00478*SIN(RADIANS(125.04-1934.136*[.G242]))" office:value-type="float" office:value="156.458100005479">
            <text:p>156.46</text:p>
          </table:table-cell>
          <table:table-cell table:formula="of:=23+(26+((21.448-[.G242]*(46.815+[.G242]*(0.00059-[.G242]*0.001813))))/60)/60" office:value-type="float" office:value="23.4358242954881">
            <text:p>23.44</text:p>
          </table:table-cell>
          <table:table-cell table:formula="of:=[.Q242]+0.00256*COS(RADIANS(125.04-1934.136*[.G242]))" office:value-type="float" office:value="23.4380281092566">
            <text:p>23.44</text:p>
          </table:table-cell>
          <table:table-cell table:formula="of:=DEGREES(ATAN2(COS(RADIANS([.P242]));COS(RADIANS([.R242]))*SIN(RADIANS([.P242]))))" office:value-type="float" office:value="158.211709130233">
            <text:p>158.21</text:p>
          </table:table-cell>
          <table:table-cell table:formula="of:=DEGREES(ASIN(SIN(RADIANS([.R242]))*SIN(RADIANS([.P242]))))" office:value-type="float" office:value="9.14142421251142">
            <text:p>9.14</text:p>
          </table:table-cell>
          <table:table-cell table:formula="of:=TAN(RADIANS([.R242]/2))*TAN(RADIANS([.R242]/2))" office:value-type="float" office:value="0.0430297597435851">
            <text:p>0.04</text:p>
          </table:table-cell>
          <table:table-cell table:formula="of:=4*DEGREES([.U242]*SIN(2*RADIANS([.I242]))-2*[.K242]*SIN(RADIANS([.J242]))+4*[.K242]*[.U242]*SIN(RADIANS([.J242]))*COS(2*RADIANS([.I242]))-0.5*[.U242]*[.U242]*SIN(4*RADIANS([.I242]))-1.25*[.K242]*[.K242]*SIN(2*RADIANS([.J242])))" office:value-type="float" office:value="-0.860474848861869">
            <text:p>-0.86</text:p>
          </table:table-cell>
          <table:table-cell table:formula="of:=DEGREES(ACOS(COS(RADIANS(90.833))/(COS(RADIANS([.$B$2]))*COS(RADIANS([.T242])))-TAN(RADIANS([.$B$2]))*TAN(RADIANS([.T242]))))" office:value-type="float" office:value="97.7651718365934">
            <text:p>97.77</text:p>
          </table:table-cell>
          <table:table-cell table:style-name="ce7" table:formula="of:=(720-4*[.$B$3]-[.V242]+[.$B$4]*60)/1440" office:value-type="float" office:value="0.500597551978376">
            <text:p>12:00:52</text:p>
          </table:table-cell>
          <table:table-cell table:style-name="ce7" table:formula="of:=([.X242]*1440-[.W242]*4)/1440" office:value-type="float" office:value="0.229027630210061">
            <text:p>5:29:48</text:p>
          </table:table-cell>
          <table:table-cell table:style-name="ce7" table:formula="of:=([.X242]*1440+[.W242]*4)/1440" office:value-type="float" office:value="0.772167473746691">
            <text:p>18:31:55</text:p>
          </table:table-cell>
          <table:table-cell table:formula="of:=8*[.W242]" office:value-type="float" office:value="782.121374692747">
            <text:p>782.12</text:p>
          </table:table-cell>
          <table:table-cell table:formula="of:=MOD([.E242]*1440+[.V242]+4*[.$B$3]-60*[.$B$4];1440)" office:value-type="float" office:value="719.139525151138">
            <text:p>719.14</text:p>
          </table:table-cell>
          <table:table-cell table:formula="of:=IF([.AB242]/4&lt;0;[.AB242]/4+180;[.AB242]/4-180)" office:value-type="float" office:value="-0.215118712215457">
            <text:p>-0.22</text:p>
          </table:table-cell>
          <table:table-cell table:formula="of:=DEGREES(ACOS(SIN(RADIANS([.$B$2]))*SIN(RADIANS([.T242]))+COS(RADIANS([.$B$2]))*COS(RADIANS([.T242]))*COS(RADIANS([.AC242]))))" office:value-type="float" office:value="26.8592897376173">
            <text:p>26.86</text:p>
          </table:table-cell>
          <table:table-cell table:formula="of:=90-[.AD242]" office:value-type="float" office:value="63.1407102623827">
            <text:p>63.14</text:p>
          </table:table-cell>
          <table:table-cell table:formula="of:=IF([.AE242]&gt;85;0;IF([.AE242]&gt;5;58.1/TAN(RADIANS([.AE242]))-0.07/POWER(TAN(RADIANS([.AE242]));3)+0.000086/POWER(TAN(RADIANS([.AE242]));5);IF([.AE242]&gt;-0.575;1735+[.AE242]*(-518.2+[.AE242]*(103.4+[.AE242]*(-12.79+[.AE242]*0.711)));-20.772/TAN(RADIANS([.AE242])))))/3600" office:value-type="float" office:value="0.00817078743245785">
            <text:p>0.01</text:p>
          </table:table-cell>
          <table:table-cell table:formula="of:=[.AE242]+[.AF242]" office:value-type="float" office:value="63.1488810498151">
            <text:p>63.15</text:p>
          </table:table-cell>
          <table:table-cell table:formula="of:=IF([.AC242]&gt;0;MOD(DEGREES(ACOS(((SIN(RADIANS([.$B$2]))*COS(RADIANS([.AD242])))-SIN(RADIANS([.T242])))/(COS(RADIANS([.$B$2]))*SIN(RADIANS([.AD242])))))+180;360);MOD(540-DEGREES(ACOS(((SIN(RADIANS([.$B$2]))*COS(RADIANS([.AD242])))-SIN(RADIANS([.T242])))/(COS(RADIANS([.$B$2]))*SIN(RADIANS([.AD242])))));360))" office:value-type="float" office:value="179.529907102244">
            <text:p>179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2]+1" office:value-type="date" office:date-value="2026-08-30">
            <text:p>8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3]+2415018.5+[.E243]-[.$B$4]/24" office:value-type="float" office:value="2461283.29166667">
            <text:p>2461283.29</text:p>
          </table:table-cell>
          <table:table-cell table:style-name="ce9" table:formula="of:=([.F243]-2451545)/36525" office:value-type="float" office:value="0.266619895049049">
            <text:p>0.26661990</text:p>
          </table:table-cell>
          <table:table-cell/>
          <table:table-cell table:formula="of:=MOD(280.46646+[.G243]*(36000.76983+[.G243]*0.0003032);360)" office:value-type="float" office:value="158.987955312892">
            <text:p>158.99</text:p>
          </table:table-cell>
          <table:table-cell table:formula="of:=357.52911+[.G243]*(35999.05029-0.0001537*[.G243])" office:value-type="float" office:value="9955.59210925929">
            <text:p>9955.59</text:p>
          </table:table-cell>
          <table:table-cell table:formula="of:=0.016708634-[.G243]*(0.000042037+0.0000001267*[.G243])" office:value-type="float" office:value="0.0166974170928543">
            <text:p>0.02</text:p>
          </table:table-cell>
          <table:table-cell table:formula="of:=SIN(RADIANS([.J243]))*(1.914602-[.G243]*(0.004817+0.000014*[.G243]))+SIN(RADIANS(2*[.J243]))*(0.019993-0.000101*[.G243])+SIN(RADIANS(3*[.J243]))*0.000289" office:value-type="float" office:value="-1.56000382677354">
            <text:p>-1.56</text:p>
          </table:table-cell>
          <table:table-cell table:formula="of:=[.I243]+[.L243]" office:value-type="float" office:value="157.427951486119">
            <text:p>157.43</text:p>
          </table:table-cell>
          <table:table-cell table:formula="of:=[.J243]+[.L243]" office:value-type="float" office:value="9954.03210543252">
            <text:p>9954.03</text:p>
          </table:table-cell>
          <table:table-cell table:formula="of:=(1.000001018*(1-[.K243]*[.K243]))/(1+[.K243]*COS(RADIANS([.N243])))" office:value-type="float" office:value="1.00962351562442">
            <text:p>1.01</text:p>
          </table:table-cell>
          <table:table-cell table:formula="of:=[.M243]-0.00569-0.00478*SIN(RADIANS(125.04-1934.136*[.G243]))" office:value-type="float" office:value="157.424697513927">
            <text:p>157.42</text:p>
          </table:table-cell>
          <table:table-cell table:formula="of:=23+(26+((21.448-[.G243]*(46.815+[.G243]*(0.00059-[.G243]*0.001813))))/60)/60" office:value-type="float" office:value="23.4358239394539">
            <text:p>23.44</text:p>
          </table:table-cell>
          <table:table-cell table:formula="of:=[.Q243]+0.00256*COS(RADIANS(125.04-1934.136*[.G243]))" office:value-type="float" office:value="23.4380265483822">
            <text:p>23.44</text:p>
          </table:table-cell>
          <table:table-cell table:formula="of:=DEGREES(ATAN2(COS(RADIANS([.P243]));COS(RADIANS([.R243]))*SIN(RADIANS([.P243]))))" office:value-type="float" office:value="159.120615667177">
            <text:p>159.12</text:p>
          </table:table-cell>
          <table:table-cell table:formula="of:=DEGREES(ASIN(SIN(RADIANS([.R243]))*SIN(RADIANS([.P243]))))" office:value-type="float" office:value="8.78330146232121">
            <text:p>8.78</text:p>
          </table:table-cell>
          <table:table-cell table:formula="of:=TAN(RADIANS([.R243]/2))*TAN(RADIANS([.R243]/2))" office:value-type="float" office:value="0.0430297538493637">
            <text:p>0.04</text:p>
          </table:table-cell>
          <table:table-cell table:formula="of:=4*DEGREES([.U243]*SIN(2*RADIANS([.I243]))-2*[.K243]*SIN(RADIANS([.J243]))+4*[.K243]*[.U243]*SIN(RADIANS([.J243]))*COS(2*RADIANS([.I243]))-0.5*[.U243]*[.U243]*SIN(4*RADIANS([.I243]))-1.25*[.K243]*[.K243]*SIN(2*RADIANS([.J243])))" office:value-type="float" office:value="-0.55453365075988">
            <text:p>-0.55</text:p>
          </table:table-cell>
          <table:table-cell table:formula="of:=DEGREES(ACOS(COS(RADIANS(90.833))/(COS(RADIANS([.$B$2]))*COS(RADIANS([.T243])))-TAN(RADIANS([.$B$2]))*TAN(RADIANS([.T243]))))" office:value-type="float" office:value="97.4950887008783">
            <text:p>97.5</text:p>
          </table:table-cell>
          <table:table-cell table:style-name="ce7" table:formula="of:=(720-4*[.$B$3]-[.V243]+[.$B$4]*60)/1440" office:value-type="float" office:value="0.500385092813028">
            <text:p>12:00:33</text:p>
          </table:table-cell>
          <table:table-cell table:style-name="ce7" table:formula="of:=([.X243]*1440-[.W243]*4)/1440" office:value-type="float" office:value="0.229565401977254">
            <text:p>5:30:34</text:p>
          </table:table-cell>
          <table:table-cell table:style-name="ce7" table:formula="of:=([.X243]*1440+[.W243]*4)/1440" office:value-type="float" office:value="0.771204783648801">
            <text:p>18:30:32</text:p>
          </table:table-cell>
          <table:table-cell table:formula="of:=8*[.W243]" office:value-type="float" office:value="779.960709607027">
            <text:p>779.96</text:p>
          </table:table-cell>
          <table:table-cell table:formula="of:=MOD([.E243]*1440+[.V243]+4*[.$B$3]-60*[.$B$4];1440)" office:value-type="float" office:value="719.44546634924">
            <text:p>719.45</text:p>
          </table:table-cell>
          <table:table-cell table:formula="of:=IF([.AB243]/4&lt;0;[.AB243]/4+180;[.AB243]/4-180)" office:value-type="float" office:value="-0.138633412689984">
            <text:p>-0.14</text:p>
          </table:table-cell>
          <table:table-cell table:formula="of:=DEGREES(ACOS(SIN(RADIANS([.$B$2]))*SIN(RADIANS([.T243]))+COS(RADIANS([.$B$2]))*COS(RADIANS([.T243]))*COS(RADIANS([.AC243]))))" office:value-type="float" office:value="27.2169917349494">
            <text:p>27.22</text:p>
          </table:table-cell>
          <table:table-cell table:formula="of:=90-[.AD243]" office:value-type="float" office:value="62.7830082650506">
            <text:p>62.78</text:p>
          </table:table-cell>
          <table:table-cell table:formula="of:=IF([.AE243]&gt;85;0;IF([.AE243]&gt;5;58.1/TAN(RADIANS([.AE243]))-0.07/POWER(TAN(RADIANS([.AE243]));3)+0.000086/POWER(TAN(RADIANS([.AE243]));5);IF([.AE243]&gt;-0.575;1735+[.AE243]*(-518.2+[.AE243]*(103.4+[.AE243]*(-12.79+[.AE243]*0.711)));-20.772/TAN(RADIANS([.AE243])))))/3600" office:value-type="float" office:value="0.00829766916377185">
            <text:p>0.01</text:p>
          </table:table-cell>
          <table:table-cell table:formula="of:=[.AE243]+[.AF243]" office:value-type="float" office:value="62.7913059342143">
            <text:p>62.79</text:p>
          </table:table-cell>
          <table:table-cell table:formula="of:=IF([.AC243]&gt;0;MOD(DEGREES(ACOS(((SIN(RADIANS([.$B$2]))*COS(RADIANS([.AD243])))-SIN(RADIANS([.T243])))/(COS(RADIANS([.$B$2]))*SIN(RADIANS([.AD243])))))+180;360);MOD(540-DEGREES(ACOS(((SIN(RADIANS([.$B$2]))*COS(RADIANS([.AD243])))-SIN(RADIANS([.T243])))/(COS(RADIANS([.$B$2]))*SIN(RADIANS([.AD243])))));360))" office:value-type="float" office:value="179.700438084763">
            <text:p>17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3]+1" office:value-type="date" office:date-value="2026-08-31">
            <text:p>8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4]+2415018.5+[.E244]-[.$B$4]/24" office:value-type="float" office:value="2461284.29166667">
            <text:p>2461284.29</text:p>
          </table:table-cell>
          <table:table-cell table:style-name="ce9" table:formula="of:=([.F244]-2451545)/36525" office:value-type="float" office:value="0.26664727355692">
            <text:p>0.26664727</text:p>
          </table:table-cell>
          <table:table-cell/>
          <table:table-cell table:formula="of:=MOD(280.46646+[.G244]*(36000.76983+[.G244]*0.0003032);360)" office:value-type="float" office:value="159.973602677483">
            <text:p>159.97</text:p>
          </table:table-cell>
          <table:table-cell table:formula="of:=357.52911+[.G244]*(35999.05029-0.0001537*[.G244])" office:value-type="float" office:value="9956.57770953877">
            <text:p>9956.58</text:p>
          </table:table-cell>
          <table:table-cell table:formula="of:=0.016708634-[.G244]*(0.000042037+0.0000001267*[.G244])" office:value-type="float" office:value="0.0166974159400941">
            <text:p>0.02</text:p>
          </table:table-cell>
          <table:table-cell table:formula="of:=SIN(RADIANS([.J244]))*(1.914602-[.G244]*(0.004817+0.000014*[.G244]))+SIN(RADIANS(2*[.J244]))*(0.019993-0.000101*[.G244])+SIN(RADIANS(3*[.J244]))*0.000289" office:value-type="float" office:value="-1.57861224455872">
            <text:p>-1.58</text:p>
          </table:table-cell>
          <table:table-cell table:formula="of:=[.I244]+[.L244]" office:value-type="float" office:value="158.394990432924">
            <text:p>158.39</text:p>
          </table:table-cell>
          <table:table-cell table:formula="of:=[.J244]+[.L244]" office:value-type="float" office:value="9954.99909729421">
            <text:p>9955</text:p>
          </table:table-cell>
          <table:table-cell table:formula="of:=(1.000001018*(1-[.K244]*[.K244]))/(1+[.K244]*COS(RADIANS([.N244])))" office:value-type="float" office:value="1.00938960238178">
            <text:p>1.01</text:p>
          </table:table-cell>
          <table:table-cell table:formula="of:=[.M244]-0.00569-0.00478*SIN(RADIANS(125.04-1934.136*[.G244]))" office:value-type="float" office:value="158.391740260705">
            <text:p>158.39</text:p>
          </table:table-cell>
          <table:table-cell table:formula="of:=23+(26+((21.448-[.G244]*(46.815+[.G244]*(0.00059-[.G244]*0.001813))))/60)/60" office:value-type="float" office:value="23.4358235834198">
            <text:p>23.44</text:p>
          </table:table-cell>
          <table:table-cell table:formula="of:=[.Q244]+0.00256*COS(RADIANS(125.04-1934.136*[.G244]))" office:value-type="float" office:value="23.4380249856265">
            <text:p>23.44</text:p>
          </table:table-cell>
          <table:table-cell table:formula="of:=DEGREES(ATAN2(COS(RADIANS([.P244]));COS(RADIANS([.R244]))*SIN(RADIANS([.P244]))))" office:value-type="float" office:value="160.028180558354">
            <text:p>160.03</text:p>
          </table:table-cell>
          <table:table-cell table:formula="of:=DEGREES(ASIN(SIN(RADIANS([.R244]))*SIN(RADIANS([.P244]))))" office:value-type="float" office:value="8.42284072799242">
            <text:p>8.42</text:p>
          </table:table-cell>
          <table:table-cell table:formula="of:=TAN(RADIANS([.R244]/2))*TAN(RADIANS([.R244]/2))" office:value-type="float" office:value="0.043029747948038">
            <text:p>0.04</text:p>
          </table:table-cell>
          <table:table-cell table:formula="of:=4*DEGREES([.U244]*SIN(2*RADIANS([.I244]))-2*[.K244]*SIN(RADIANS([.J244]))+4*[.K244]*[.U244]*SIN(RADIANS([.J244]))*COS(2*RADIANS([.I244]))-0.5*[.U244]*[.U244]*SIN(4*RADIANS([.I244]))-1.25*[.K244]*[.K244]*SIN(2*RADIANS([.J244])))" office:value-type="float" office:value="-0.243255198709663">
            <text:p>-0.24</text:p>
          </table:table-cell>
          <table:table-cell table:formula="of:=DEGREES(ACOS(COS(RADIANS(90.833))/(COS(RADIANS([.$B$2]))*COS(RADIANS([.T244])))-TAN(RADIANS([.$B$2]))*TAN(RADIANS([.T244]))))" office:value-type="float" office:value="97.2239785074774">
            <text:p>97.22</text:p>
          </table:table-cell>
          <table:table-cell table:style-name="ce7" table:formula="of:=(720-4*[.$B$3]-[.V244]+[.$B$4]*60)/1440" office:value-type="float" office:value="0.500168927221326">
            <text:p>12:00:15</text:p>
          </table:table-cell>
          <table:table-cell table:style-name="ce7" table:formula="of:=([.X244]*1440-[.W244]*4)/1440" office:value-type="float" office:value="0.230102320256111">
            <text:p>5:31:21</text:p>
          </table:table-cell>
          <table:table-cell table:style-name="ce7" table:formula="of:=([.X244]*1440+[.W244]*4)/1440" office:value-type="float" office:value="0.770235534186541">
            <text:p>18:29:08</text:p>
          </table:table-cell>
          <table:table-cell table:formula="of:=8*[.W244]" office:value-type="float" office:value="777.791828059819">
            <text:p>777.79</text:p>
          </table:table-cell>
          <table:table-cell table:formula="of:=MOD([.E244]*1440+[.V244]+4*[.$B$3]-60*[.$B$4];1440)" office:value-type="float" office:value="719.75674480129">
            <text:p>719.76</text:p>
          </table:table-cell>
          <table:table-cell table:formula="of:=IF([.AB244]/4&lt;0;[.AB244]/4+180;[.AB244]/4-180)" office:value-type="float" office:value="-0.060813799677419">
            <text:p>-0.06</text:p>
          </table:table-cell>
          <table:table-cell table:formula="of:=DEGREES(ACOS(SIN(RADIANS([.$B$2]))*SIN(RADIANS([.T244]))+COS(RADIANS([.$B$2]))*COS(RADIANS([.T244]))*COS(RADIANS([.AC244]))))" office:value-type="float" office:value="27.577215063998">
            <text:p>27.58</text:p>
          </table:table-cell>
          <table:table-cell table:formula="of:=90-[.AD244]" office:value-type="float" office:value="62.422784936002">
            <text:p>62.42</text:p>
          </table:table-cell>
          <table:table-cell table:formula="of:=IF([.AE244]&gt;85;0;IF([.AE244]&gt;5;58.1/TAN(RADIANS([.AE244]))-0.07/POWER(TAN(RADIANS([.AE244]));3)+0.000086/POWER(TAN(RADIANS([.AE244]));5);IF([.AE244]&gt;-0.575;1735+[.AE244]*(-518.2+[.AE244]*(103.4+[.AE244]*(-12.79+[.AE244]*0.711)));-20.772/TAN(RADIANS([.AE244])))))/3600" office:value-type="float" office:value="0.00842626759417621">
            <text:p>0.01</text:p>
          </table:table-cell>
          <table:table-cell table:formula="of:=[.AE244]+[.AF244]" office:value-type="float" office:value="62.4312112035961">
            <text:p>62.43</text:p>
          </table:table-cell>
          <table:table-cell table:formula="of:=IF([.AC244]&gt;0;MOD(DEGREES(ACOS(((SIN(RADIANS([.$B$2]))*COS(RADIANS([.AD244])))-SIN(RADIANS([.T244])))/(COS(RADIANS([.$B$2]))*SIN(RADIANS([.AD244])))))+180;360);MOD(540-DEGREES(ACOS(((SIN(RADIANS([.$B$2]))*COS(RADIANS([.AD244])))-SIN(RADIANS([.T244])))/(COS(RADIANS([.$B$2]))*SIN(RADIANS([.AD244])))));360))" office:value-type="float" office:value="179.87005348801">
            <text:p>179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4]+1" office:value-type="date" office:date-value="2026-09-01">
            <text:p>9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5]+2415018.5+[.E245]-[.$B$4]/24" office:value-type="float" office:value="2461285.29166667">
            <text:p>2461285.29</text:p>
          </table:table-cell>
          <table:table-cell table:style-name="ce9" table:formula="of:=([.F245]-2451545)/36525" office:value-type="float" office:value="0.266674652064792">
            <text:p>0.26667465</text:p>
          </table:table-cell>
          <table:table-cell/>
          <table:table-cell table:formula="of:=MOD(280.46646+[.G245]*(36000.76983+[.G245]*0.0003032);360)" office:value-type="float" office:value="160.959250042075">
            <text:p>160.96</text:p>
          </table:table-cell>
          <table:table-cell table:formula="of:=357.52911+[.G245]*(35999.05029-0.0001537*[.G245])" office:value-type="float" office:value="9957.56330981825">
            <text:p>9957.56</text:p>
          </table:table-cell>
          <table:table-cell table:formula="of:=0.016708634-[.G245]*(0.000042037+0.0000001267*[.G245])" office:value-type="float" office:value="0.0166974147873338">
            <text:p>0.02</text:p>
          </table:table-cell>
          <table:table-cell table:formula="of:=SIN(RADIANS([.J245]))*(1.914602-[.G245]*(0.004817+0.000014*[.G245]))+SIN(RADIANS(2*[.J245]))*(0.019993-0.000101*[.G245])+SIN(RADIANS(3*[.J245]))*0.000289" office:value-type="float" office:value="-1.59676972023772">
            <text:p>-1.6</text:p>
          </table:table-cell>
          <table:table-cell table:formula="of:=[.I245]+[.L245]" office:value-type="float" office:value="159.362480321837">
            <text:p>159.36</text:p>
          </table:table-cell>
          <table:table-cell table:formula="of:=[.J245]+[.L245]" office:value-type="float" office:value="9955.96654009801">
            <text:p>9955.97</text:p>
          </table:table-cell>
          <table:table-cell table:formula="of:=(1.000001018*(1-[.K245]*[.K245]))/(1+[.K245]*COS(RADIANS([.N245])))" office:value-type="float" office:value="1.00915290767368">
            <text:p>1.01</text:p>
          </table:table-cell>
          <table:table-cell table:formula="of:=[.M245]-0.00569-0.00478*SIN(RADIANS(125.04-1934.136*[.G245]))" office:value-type="float" office:value="159.359233947508">
            <text:p>159.36</text:p>
          </table:table-cell>
          <table:table-cell table:formula="of:=23+(26+((21.448-[.G245]*(46.815+[.G245]*(0.00059-[.G245]*0.001813))))/60)/60" office:value-type="float" office:value="23.4358232273857">
            <text:p>23.44</text:p>
          </table:table-cell>
          <table:table-cell table:formula="of:=[.Q245]+0.00256*COS(RADIANS(125.04-1934.136*[.G245]))" office:value-type="float" office:value="23.4380234209904">
            <text:p>23.44</text:p>
          </table:table-cell>
          <table:table-cell table:formula="of:=DEGREES(ATAN2(COS(RADIANS([.P245]));COS(RADIANS([.R245]))*SIN(RADIANS([.P245]))))" office:value-type="float" office:value="160.934473331774">
            <text:p>160.93</text:p>
          </table:table-cell>
          <table:table-cell table:formula="of:=DEGREES(ASIN(SIN(RADIANS([.R245]))*SIN(RADIANS([.P245]))))" office:value-type="float" office:value="8.0601314186654">
            <text:p>8.06</text:p>
          </table:table-cell>
          <table:table-cell table:formula="of:=TAN(RADIANS([.R245]/2))*TAN(RADIANS([.R245]/2))" office:value-type="float" office:value="0.043029742039612">
            <text:p>0.04</text:p>
          </table:table-cell>
          <table:table-cell table:formula="of:=4*DEGREES([.U245]*SIN(2*RADIANS([.I245]))-2*[.K245]*SIN(RADIANS([.J245]))+4*[.K245]*[.U245]*SIN(RADIANS([.J245]))*COS(2*RADIANS([.I245]))-0.5*[.U245]*[.U245]*SIN(4*RADIANS([.I245]))-1.25*[.K245]*[.K245]*SIN(2*RADIANS([.J245])))" office:value-type="float" office:value="0.0730880715752184">
            <text:p>0.07</text:p>
          </table:table-cell>
          <table:table-cell table:formula="of:=DEGREES(ACOS(COS(RADIANS(90.833))/(COS(RADIANS([.$B$2]))*COS(RADIANS([.T245])))-TAN(RADIANS([.$B$2]))*TAN(RADIANS([.T245]))))" office:value-type="float" office:value="96.9518918649446">
            <text:p>96.95</text:p>
          </table:table-cell>
          <table:table-cell table:style-name="ce7" table:formula="of:=(720-4*[.$B$3]-[.V245]+[.$B$4]*60)/1440" office:value-type="float" office:value="0.499949244394739">
            <text:p>11:59:56</text:p>
          </table:table-cell>
          <table:table-cell table:style-name="ce7" table:formula="of:=([.X245]*1440-[.W245]*4)/1440" office:value-type="float" office:value="0.230638433658782">
            <text:p>5:32:07</text:p>
          </table:table-cell>
          <table:table-cell table:style-name="ce7" table:formula="of:=([.X245]*1440+[.W245]*4)/1440" office:value-type="float" office:value="0.769260055130697">
            <text:p>18:27:44</text:p>
          </table:table-cell>
          <table:table-cell table:formula="of:=8*[.W245]" office:value-type="float" office:value="775.615134919557">
            <text:p>775.62</text:p>
          </table:table-cell>
          <table:table-cell table:formula="of:=MOD([.E245]*1440+[.V245]+4*[.$B$3]-60*[.$B$4];1440)" office:value-type="float" office:value="720.073088071575">
            <text:p>720.07</text:p>
          </table:table-cell>
          <table:table-cell table:formula="of:=IF([.AB245]/4&lt;0;[.AB245]/4+180;[.AB245]/4-180)" office:value-type="float" office:value="0.0182720178937927">
            <text:p>0.02</text:p>
          </table:table-cell>
          <table:table-cell table:formula="of:=DEGREES(ACOS(SIN(RADIANS([.$B$2]))*SIN(RADIANS([.T245]))+COS(RADIANS([.$B$2]))*COS(RADIANS([.T245]))*COS(RADIANS([.AC245]))))" office:value-type="float" office:value="27.9398735623225">
            <text:p>27.94</text:p>
          </table:table-cell>
          <table:table-cell table:formula="of:=90-[.AD245]" office:value-type="float" office:value="62.0601264376775">
            <text:p>62.06</text:p>
          </table:table-cell>
          <table:table-cell table:formula="of:=IF([.AE245]&gt;85;0;IF([.AE245]&gt;5;58.1/TAN(RADIANS([.AE245]))-0.07/POWER(TAN(RADIANS([.AE245]));3)+0.000086/POWER(TAN(RADIANS([.AE245]));5);IF([.AE245]&gt;-0.575;1735+[.AE245]*(-518.2+[.AE245]*(103.4+[.AE245]*(-12.79+[.AE245]*0.711)));-20.772/TAN(RADIANS([.AE245])))))/3600" office:value-type="float" office:value="0.00855658740613343">
            <text:p>0.01</text:p>
          </table:table-cell>
          <table:table-cell table:formula="of:=[.AE245]+[.AF245]" office:value-type="float" office:value="62.0686830250837">
            <text:p>62.07</text:p>
          </table:table-cell>
          <table:table-cell table:formula="of:=IF([.AC245]&gt;0;MOD(DEGREES(ACOS(((SIN(RADIANS([.$B$2]))*COS(RADIANS([.AD245])))-SIN(RADIANS([.T245])))/(COS(RADIANS([.$B$2]))*SIN(RADIANS([.AD245])))))+180;360);MOD(540-DEGREES(ACOS(((SIN(RADIANS([.$B$2]))*COS(RADIANS([.AD245])))-SIN(RADIANS([.T245])))/(COS(RADIANS([.$B$2]))*SIN(RADIANS([.AD245])))));360))" office:value-type="float" office:value="180.03861214685">
            <text:p>180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5]+1" office:value-type="date" office:date-value="2026-09-02">
            <text:p>9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6]+2415018.5+[.E246]-[.$B$4]/24" office:value-type="float" office:value="2461286.29166667">
            <text:p>2461286.29</text:p>
          </table:table-cell>
          <table:table-cell table:style-name="ce9" table:formula="of:=([.F246]-2451545)/36525" office:value-type="float" office:value="0.266702030572663">
            <text:p>0.26670203</text:p>
          </table:table-cell>
          <table:table-cell/>
          <table:table-cell table:formula="of:=MOD(280.46646+[.G246]*(36000.76983+[.G246]*0.0003032);360)" office:value-type="float" office:value="161.944897406667">
            <text:p>161.94</text:p>
          </table:table-cell>
          <table:table-cell table:formula="of:=357.52911+[.G246]*(35999.05029-0.0001537*[.G246])" office:value-type="float" office:value="9958.54891009773">
            <text:p>9958.55</text:p>
          </table:table-cell>
          <table:table-cell table:formula="of:=0.016708634-[.G246]*(0.000042037+0.0000001267*[.G246])" office:value-type="float" office:value="0.0166974136345732">
            <text:p>0.02</text:p>
          </table:table-cell>
          <table:table-cell table:formula="of:=SIN(RADIANS([.J246]))*(1.914602-[.G246]*(0.004817+0.000014*[.G246]))+SIN(RADIANS(2*[.J246]))*(0.019993-0.000101*[.G246])+SIN(RADIANS(3*[.J246]))*0.000289" office:value-type="float" office:value="-1.61447066659067">
            <text:p>-1.61</text:p>
          </table:table-cell>
          <table:table-cell table:formula="of:=[.I246]+[.L246]" office:value-type="float" office:value="160.330426740077">
            <text:p>160.33</text:p>
          </table:table-cell>
          <table:table-cell table:formula="of:=[.J246]+[.L246]" office:value-type="float" office:value="9956.93443943114">
            <text:p>9956.93</text:p>
          </table:table-cell>
          <table:table-cell table:formula="of:=(1.000001018*(1-[.K246]*[.K246]))/(1+[.K246]*COS(RADIANS([.N246])))" office:value-type="float" office:value="1.00891349769346">
            <text:p>1.01</text:p>
          </table:table-cell>
          <table:table-cell table:formula="of:=[.M246]-0.00569-0.00478*SIN(RADIANS(125.04-1934.136*[.G246]))" office:value-type="float" office:value="160.327184161549">
            <text:p>160.33</text:p>
          </table:table-cell>
          <table:table-cell table:formula="of:=23+(26+((21.448-[.G246]*(46.815+[.G246]*(0.00059-[.G246]*0.001813))))/60)/60" office:value-type="float" office:value="23.4358228713516">
            <text:p>23.44</text:p>
          </table:table-cell>
          <table:table-cell table:formula="of:=[.Q246]+0.00256*COS(RADIANS(125.04-1934.136*[.G246]))" office:value-type="float" office:value="23.4380218544749">
            <text:p>23.44</text:p>
          </table:table-cell>
          <table:table-cell table:formula="of:=DEGREES(ATAN2(COS(RADIANS([.P246]));COS(RADIANS([.R246]))*SIN(RADIANS([.P246]))))" office:value-type="float" office:value="161.839564769453">
            <text:p>161.84</text:p>
          </table:table-cell>
          <table:table-cell table:formula="of:=DEGREES(ASIN(SIN(RADIANS([.R246]))*SIN(RADIANS([.P246]))))" office:value-type="float" office:value="7.69526305977115">
            <text:p>7.7</text:p>
          </table:table-cell>
          <table:table-cell table:formula="of:=TAN(RADIANS([.R246]/2))*TAN(RADIANS([.R246]/2))" office:value-type="float" office:value="0.0430297361240895">
            <text:p>0.04</text:p>
          </table:table-cell>
          <table:table-cell table:formula="of:=4*DEGREES([.U246]*SIN(2*RADIANS([.I246]))-2*[.K246]*SIN(RADIANS([.J246]))+4*[.K246]*[.U246]*SIN(RADIANS([.J246]))*COS(2*RADIANS([.I246]))-0.5*[.U246]*[.U246]*SIN(4*RADIANS([.I246]))-1.25*[.K246]*[.K246]*SIN(2*RADIANS([.J246])))" office:value-type="float" office:value="0.394219280119083">
            <text:p>0.39</text:p>
          </table:table-cell>
          <table:table-cell table:formula="of:=DEGREES(ACOS(COS(RADIANS(90.833))/(COS(RADIANS([.$B$2]))*COS(RADIANS([.T246])))-TAN(RADIANS([.$B$2]))*TAN(RADIANS([.T246]))))" office:value-type="float" office:value="96.6788780514426">
            <text:p>96.68</text:p>
          </table:table-cell>
          <table:table-cell table:style-name="ce7" table:formula="of:=(720-4*[.$B$3]-[.V246]+[.$B$4]*60)/1440" office:value-type="float" office:value="0.499726236611028">
            <text:p>11:59:36</text:p>
          </table:table-cell>
          <table:table-cell table:style-name="ce7" table:formula="of:=([.X246]*1440-[.W246]*4)/1440" office:value-type="float" office:value="0.231173797579243">
            <text:p>5:32:53</text:p>
          </table:table-cell>
          <table:table-cell table:style-name="ce7" table:formula="of:=([.X246]*1440+[.W246]*4)/1440" office:value-type="float" office:value="0.768278675642813">
            <text:p>18:26:19</text:p>
          </table:table-cell>
          <table:table-cell table:formula="of:=8*[.W246]" office:value-type="float" office:value="773.431024411541">
            <text:p>773.43</text:p>
          </table:table-cell>
          <table:table-cell table:formula="of:=MOD([.E246]*1440+[.V246]+4*[.$B$3]-60*[.$B$4];1440)" office:value-type="float" office:value="720.394219280119">
            <text:p>720.39</text:p>
          </table:table-cell>
          <table:table-cell table:formula="of:=IF([.AB246]/4&lt;0;[.AB246]/4+180;[.AB246]/4-180)" office:value-type="float" office:value="0.0985548200297615">
            <text:p>0.1</text:p>
          </table:table-cell>
          <table:table-cell table:formula="of:=DEGREES(ACOS(SIN(RADIANS([.$B$2]))*SIN(RADIANS([.T246]))+COS(RADIANS([.$B$2]))*COS(RADIANS([.T246]))*COS(RADIANS([.AC246]))))" office:value-type="float" office:value="28.3048802596195">
            <text:p>28.3</text:p>
          </table:table-cell>
          <table:table-cell table:formula="of:=90-[.AD246]" office:value-type="float" office:value="61.6951197403805">
            <text:p>61.7</text:p>
          </table:table-cell>
          <table:table-cell table:formula="of:=IF([.AE246]&gt;85;0;IF([.AE246]&gt;5;58.1/TAN(RADIANS([.AE246]))-0.07/POWER(TAN(RADIANS([.AE246]));3)+0.000086/POWER(TAN(RADIANS([.AE246]));5);IF([.AE246]&gt;-0.575;1735+[.AE246]*(-518.2+[.AE246]*(103.4+[.AE246]*(-12.79+[.AE246]*0.711)));-20.772/TAN(RADIANS([.AE246])))))/3600" office:value-type="float" office:value="0.00868863342410001">
            <text:p>0.01</text:p>
          </table:table-cell>
          <table:table-cell table:formula="of:=[.AE246]+[.AF246]" office:value-type="float" office:value="61.7038083738046">
            <text:p>61.7</text:p>
          </table:table-cell>
          <table:table-cell table:formula="of:=IF([.AC246]&gt;0;MOD(DEGREES(ACOS(((SIN(RADIANS([.$B$2]))*COS(RADIANS([.AD246])))-SIN(RADIANS([.T246])))/(COS(RADIANS([.$B$2]))*SIN(RADIANS([.AD246])))))+180;360);MOD(540-DEGREES(ACOS(((SIN(RADIANS([.$B$2]))*COS(RADIANS([.AD246])))-SIN(RADIANS([.T246])))/(COS(RADIANS([.$B$2]))*SIN(RADIANS([.AD246])))));360))" office:value-type="float" office:value="180.20597849812">
            <text:p>180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6]+1" office:value-type="date" office:date-value="2026-09-03">
            <text:p>9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7]+2415018.5+[.E247]-[.$B$4]/24" office:value-type="float" office:value="2461287.29166667">
            <text:p>2461287.29</text:p>
          </table:table-cell>
          <table:table-cell table:style-name="ce9" table:formula="of:=([.F247]-2451545)/36525" office:value-type="float" office:value="0.266729409080534">
            <text:p>0.26672941</text:p>
          </table:table-cell>
          <table:table-cell/>
          <table:table-cell table:formula="of:=MOD(280.46646+[.G247]*(36000.76983+[.G247]*0.0003032);360)" office:value-type="float" office:value="162.93054477126">
            <text:p>162.93</text:p>
          </table:table-cell>
          <table:table-cell table:formula="of:=357.52911+[.G247]*(35999.05029-0.0001537*[.G247])" office:value-type="float" office:value="9959.53451037721">
            <text:p>9959.53</text:p>
          </table:table-cell>
          <table:table-cell table:formula="of:=0.016708634-[.G247]*(0.000042037+0.0000001267*[.G247])" office:value-type="float" office:value="0.0166974124818125">
            <text:p>0.02</text:p>
          </table:table-cell>
          <table:table-cell table:formula="of:=SIN(RADIANS([.J247]))*(1.914602-[.G247]*(0.004817+0.000014*[.G247]))+SIN(RADIANS(2*[.J247]))*(0.019993-0.000101*[.G247])+SIN(RADIANS(3*[.J247]))*0.000289" office:value-type="float" office:value="-1.63170961272813">
            <text:p>-1.63</text:p>
          </table:table-cell>
          <table:table-cell table:formula="of:=[.I247]+[.L247]" office:value-type="float" office:value="161.298835158531">
            <text:p>161.3</text:p>
          </table:table-cell>
          <table:table-cell table:formula="of:=[.J247]+[.L247]" office:value-type="float" office:value="9957.90280076449">
            <text:p>9957.9</text:p>
          </table:table-cell>
          <table:table-cell table:formula="of:=(1.000001018*(1-[.K247]*[.K247]))/(1+[.K247]*COS(RADIANS([.N247])))" office:value-type="float" office:value="1.00867143948954">
            <text:p>1.01</text:p>
          </table:table-cell>
          <table:table-cell table:formula="of:=[.M247]-0.00569-0.00478*SIN(RADIANS(125.04-1934.136*[.G247]))" office:value-type="float" office:value="161.295596373715">
            <text:p>161.3</text:p>
          </table:table-cell>
          <table:table-cell table:formula="of:=23+(26+((21.448-[.G247]*(46.815+[.G247]*(0.00059-[.G247]*0.001813))))/60)/60" office:value-type="float" office:value="23.4358225153174">
            <text:p>23.44</text:p>
          </table:table-cell>
          <table:table-cell table:formula="of:=[.Q247]+0.00256*COS(RADIANS(125.04-1934.136*[.G247]))" office:value-type="float" office:value="23.4380202860811">
            <text:p>23.44</text:p>
          </table:table-cell>
          <table:table-cell table:formula="of:=DEGREES(ATAN2(COS(RADIANS([.P247]));COS(RADIANS([.R247]))*SIN(RADIANS([.P247]))))" office:value-type="float" office:value="162.74352685102">
            <text:p>162.74</text:p>
          </table:table-cell>
          <table:table-cell table:formula="of:=DEGREES(ASIN(SIN(RADIANS([.R247]))*SIN(RADIANS([.P247]))))" office:value-type="float" office:value="7.32832529712202">
            <text:p>7.33</text:p>
          </table:table-cell>
          <table:table-cell table:formula="of:=TAN(RADIANS([.R247]/2))*TAN(RADIANS([.R247]/2))" office:value-type="float" office:value="0.0430297302014745">
            <text:p>0.04</text:p>
          </table:table-cell>
          <table:table-cell table:formula="of:=4*DEGREES([.U247]*SIN(2*RADIANS([.I247]))-2*[.K247]*SIN(RADIANS([.J247]))+4*[.K247]*[.U247]*SIN(RADIANS([.J247]))*COS(2*RADIANS([.I247]))-0.5*[.U247]*[.U247]*SIN(4*RADIANS([.I247]))-1.25*[.K247]*[.K247]*SIN(2*RADIANS([.J247])))" office:value-type="float" office:value="0.719857297688863">
            <text:p>0.72</text:p>
          </table:table-cell>
          <table:table-cell table:formula="of:=DEGREES(ACOS(COS(RADIANS(90.833))/(COS(RADIANS([.$B$2]))*COS(RADIANS([.T247])))-TAN(RADIANS([.$B$2]))*TAN(RADIANS([.T247]))))" office:value-type="float" office:value="96.4049850686048">
            <text:p>96.4</text:p>
          </table:table-cell>
          <table:table-cell table:style-name="ce7" table:formula="of:=(720-4*[.$B$3]-[.V247]+[.$B$4]*60)/1440" office:value-type="float" office:value="0.499500099098827">
            <text:p>11:59:17</text:p>
          </table:table-cell>
          <table:table-cell table:style-name="ce7" table:formula="of:=([.X247]*1440-[.W247]*4)/1440" office:value-type="float" office:value="0.231708473908258">
            <text:p>5:33:40</text:p>
          </table:table-cell>
          <table:table-cell table:style-name="ce7" table:formula="of:=([.X247]*1440+[.W247]*4)/1440" office:value-type="float" office:value="0.767291724289396">
            <text:p>18:24:54</text:p>
          </table:table-cell>
          <table:table-cell table:formula="of:=8*[.W247]" office:value-type="float" office:value="771.239880548839">
            <text:p>771.24</text:p>
          </table:table-cell>
          <table:table-cell table:formula="of:=MOD([.E247]*1440+[.V247]+4*[.$B$3]-60*[.$B$4];1440)" office:value-type="float" office:value="720.719857297689">
            <text:p>720.72</text:p>
          </table:table-cell>
          <table:table-cell table:formula="of:=IF([.AB247]/4&lt;0;[.AB247]/4+180;[.AB247]/4-180)" office:value-type="float" office:value="0.17996432442223">
            <text:p>0.18</text:p>
          </table:table-cell>
          <table:table-cell table:formula="of:=DEGREES(ACOS(SIN(RADIANS([.$B$2]))*SIN(RADIANS([.T247]))+COS(RADIANS([.$B$2]))*COS(RADIANS([.T247]))*COS(RADIANS([.AC247]))))" office:value-type="float" office:value="28.6721473762191">
            <text:p>28.67</text:p>
          </table:table-cell>
          <table:table-cell table:formula="of:=90-[.AD247]" office:value-type="float" office:value="61.3278526237809">
            <text:p>61.33</text:p>
          </table:table-cell>
          <table:table-cell table:formula="of:=IF([.AE247]&gt;85;0;IF([.AE247]&gt;5;58.1/TAN(RADIANS([.AE247]))-0.07/POWER(TAN(RADIANS([.AE247]));3)+0.000086/POWER(TAN(RADIANS([.AE247]));5);IF([.AE247]&gt;-0.575;1735+[.AE247]*(-518.2+[.AE247]*(103.4+[.AE247]*(-12.79+[.AE247]*0.711)));-20.772/TAN(RADIANS([.AE247])))))/3600" office:value-type="float" office:value="0.00882241059515983">
            <text:p>0.01</text:p>
          </table:table-cell>
          <table:table-cell table:formula="of:=[.AE247]+[.AF247]" office:value-type="float" office:value="61.3366750343761">
            <text:p>61.34</text:p>
          </table:table-cell>
          <table:table-cell table:formula="of:=IF([.AC247]&gt;0;MOD(DEGREES(ACOS(((SIN(RADIANS([.$B$2]))*COS(RADIANS([.AD247])))-SIN(RADIANS([.T247])))/(COS(RADIANS([.$B$2]))*SIN(RADIANS([.AD247])))))+180;360);MOD(540-DEGREES(ACOS(((SIN(RADIANS([.$B$2]))*COS(RADIANS([.AD247])))-SIN(RADIANS([.T247])))/(COS(RADIANS([.$B$2]))*SIN(RADIANS([.AD247])))));360))" office:value-type="float" office:value="180.372022400235">
            <text:p>180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7]+1" office:value-type="date" office:date-value="2026-09-04">
            <text:p>9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8]+2415018.5+[.E248]-[.$B$4]/24" office:value-type="float" office:value="2461288.29166667">
            <text:p>2461288.29</text:p>
          </table:table-cell>
          <table:table-cell table:style-name="ce9" table:formula="of:=([.F248]-2451545)/36525" office:value-type="float" office:value="0.266756787588405">
            <text:p>0.26675679</text:p>
          </table:table-cell>
          <table:table-cell/>
          <table:table-cell table:formula="of:=MOD(280.46646+[.G248]*(36000.76983+[.G248]*0.0003032);360)" office:value-type="float" office:value="163.916192135852">
            <text:p>163.92</text:p>
          </table:table-cell>
          <table:table-cell table:formula="of:=357.52911+[.G248]*(35999.05029-0.0001537*[.G248])" office:value-type="float" office:value="9960.52011065669">
            <text:p>9960.52</text:p>
          </table:table-cell>
          <table:table-cell table:formula="of:=0.016708634-[.G248]*(0.000042037+0.0000001267*[.G248])" office:value-type="float" office:value="0.0166974113290516">
            <text:p>0.02</text:p>
          </table:table-cell>
          <table:table-cell table:formula="of:=SIN(RADIANS([.J248]))*(1.914602-[.G248]*(0.004817+0.000014*[.G248]))+SIN(RADIANS(2*[.J248]))*(0.019993-0.000101*[.G248])+SIN(RADIANS(3*[.J248]))*0.000289" office:value-type="float" office:value="-1.64848120593356">
            <text:p>-1.65</text:p>
          </table:table-cell>
          <table:table-cell table:formula="of:=[.I248]+[.L248]" office:value-type="float" office:value="162.267710929918">
            <text:p>162.27</text:p>
          </table:table-cell>
          <table:table-cell table:formula="of:=[.J248]+[.L248]" office:value-type="float" office:value="9958.87162945076">
            <text:p>9958.87</text:p>
          </table:table-cell>
          <table:table-cell table:formula="of:=(1.000001018*(1-[.K248]*[.K248]))/(1+[.K248]*COS(RADIANS([.N248])))" office:value-type="float" office:value="1.00842680094994">
            <text:p>1.01</text:p>
          </table:table-cell>
          <table:table-cell table:formula="of:=[.M248]-0.00569-0.00478*SIN(RADIANS(125.04-1934.136*[.G248]))" office:value-type="float" office:value="162.264475936719">
            <text:p>162.26</text:p>
          </table:table-cell>
          <table:table-cell table:formula="of:=23+(26+((21.448-[.G248]*(46.815+[.G248]*(0.00059-[.G248]*0.001813))))/60)/60" office:value-type="float" office:value="23.4358221592833">
            <text:p>23.44</text:p>
          </table:table-cell>
          <table:table-cell table:formula="of:=[.Q248]+0.00256*COS(RADIANS(125.04-1934.136*[.G248]))" office:value-type="float" office:value="23.43801871581">
            <text:p>23.44</text:p>
          </table:table-cell>
          <table:table-cell table:formula="of:=DEGREES(ATAN2(COS(RADIANS([.P248]));COS(RADIANS([.R248]))*SIN(RADIANS([.P248]))))" office:value-type="float" office:value="163.646432698244">
            <text:p>163.65</text:p>
          </table:table-cell>
          <table:table-cell table:formula="of:=DEGREES(ASIN(SIN(RADIANS([.R248]))*SIN(RADIANS([.P248]))))" office:value-type="float" office:value="6.95940790211538">
            <text:p>6.96</text:p>
          </table:table-cell>
          <table:table-cell table:formula="of:=TAN(RADIANS([.R248]/2))*TAN(RADIANS([.R248]/2))" office:value-type="float" office:value="0.0430297242717709">
            <text:p>0.04</text:p>
          </table:table-cell>
          <table:table-cell table:formula="of:=4*DEGREES([.U248]*SIN(2*RADIANS([.I248]))-2*[.K248]*SIN(RADIANS([.J248]))+4*[.K248]*[.U248]*SIN(RADIANS([.J248]))*COS(2*RADIANS([.I248]))-0.5*[.U248]*[.U248]*SIN(4*RADIANS([.I248]))-1.25*[.K248]*[.K248]*SIN(2*RADIANS([.J248])))" office:value-type="float" office:value="1.04971693107067">
            <text:p>1.05</text:p>
          </table:table-cell>
          <table:table-cell table:formula="of:=DEGREES(ACOS(COS(RADIANS(90.833))/(COS(RADIANS([.$B$2]))*COS(RADIANS([.T248])))-TAN(RADIANS([.$B$2]))*TAN(RADIANS([.T248]))))" office:value-type="float" office:value="96.1302596971115">
            <text:p>96.13</text:p>
          </table:table-cell>
          <table:table-cell table:style-name="ce7" table:formula="of:=(720-4*[.$B$3]-[.V248]+[.$B$4]*60)/1440" office:value-type="float" office:value="0.499271029908979">
            <text:p>11:58:57</text:p>
          </table:table-cell>
          <table:table-cell table:style-name="ce7" table:formula="of:=([.X248]*1440-[.W248]*4)/1440" office:value-type="float" office:value="0.232242530750336">
            <text:p>5:34:26</text:p>
          </table:table-cell>
          <table:table-cell table:style-name="ce7" table:formula="of:=([.X248]*1440+[.W248]*4)/1440" office:value-type="float" office:value="0.766299529067622">
            <text:p>18:23:28</text:p>
          </table:table-cell>
          <table:table-cell table:formula="of:=8*[.W248]" office:value-type="float" office:value="769.042077576892">
            <text:p>769.04</text:p>
          </table:table-cell>
          <table:table-cell table:formula="of:=MOD([.E248]*1440+[.V248]+4*[.$B$3]-60*[.$B$4];1440)" office:value-type="float" office:value="721.049716931071">
            <text:p>721.05</text:p>
          </table:table-cell>
          <table:table-cell table:formula="of:=IF([.AB248]/4&lt;0;[.AB248]/4+180;[.AB248]/4-180)" office:value-type="float" office:value="0.262429232767658">
            <text:p>0.26</text:p>
          </table:table-cell>
          <table:table-cell table:formula="of:=DEGREES(ACOS(SIN(RADIANS([.$B$2]))*SIN(RADIANS([.T248]))+COS(RADIANS([.$B$2]))*COS(RADIANS([.T248]))*COS(RADIANS([.AC248]))))" office:value-type="float" office:value="29.0415863223141">
            <text:p>29.04</text:p>
          </table:table-cell>
          <table:table-cell table:formula="of:=90-[.AD248]" office:value-type="float" office:value="60.9584136776859">
            <text:p>60.96</text:p>
          </table:table-cell>
          <table:table-cell table:formula="of:=IF([.AE248]&gt;85;0;IF([.AE248]&gt;5;58.1/TAN(RADIANS([.AE248]))-0.07/POWER(TAN(RADIANS([.AE248]));3)+0.000086/POWER(TAN(RADIANS([.AE248]));5);IF([.AE248]&gt;-0.575;1735+[.AE248]*(-518.2+[.AE248]*(103.4+[.AE248]*(-12.79+[.AE248]*0.711)));-20.772/TAN(RADIANS([.AE248])))))/3600" office:value-type="float" office:value="0.00895792396830274">
            <text:p>0.01</text:p>
          </table:table-cell>
          <table:table-cell table:formula="of:=[.AE248]+[.AF248]" office:value-type="float" office:value="60.9673716016542">
            <text:p>60.97</text:p>
          </table:table-cell>
          <table:table-cell table:formula="of:=IF([.AC248]&gt;0;MOD(DEGREES(ACOS(((SIN(RADIANS([.$B$2]))*COS(RADIANS([.AD248])))-SIN(RADIANS([.T248])))/(COS(RADIANS([.$B$2]))*SIN(RADIANS([.AD248])))))+180;360);MOD(540-DEGREES(ACOS(((SIN(RADIANS([.$B$2]))*COS(RADIANS([.AD248])))-SIN(RADIANS([.T248])))/(COS(RADIANS([.$B$2]))*SIN(RADIANS([.AD248])))));360))" office:value-type="float" office:value="180.536618951895">
            <text:p>180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8]+1" office:value-type="date" office:date-value="2026-09-05">
            <text:p>9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9]+2415018.5+[.E249]-[.$B$4]/24" office:value-type="float" office:value="2461289.29166667">
            <text:p>2461289.29</text:p>
          </table:table-cell>
          <table:table-cell table:style-name="ce9" table:formula="of:=([.F249]-2451545)/36525" office:value-type="float" office:value="0.266784166096277">
            <text:p>0.26678417</text:p>
          </table:table-cell>
          <table:table-cell/>
          <table:table-cell table:formula="of:=MOD(280.46646+[.G249]*(36000.76983+[.G249]*0.0003032);360)" office:value-type="float" office:value="164.901839500444">
            <text:p>164.9</text:p>
          </table:table-cell>
          <table:table-cell table:formula="of:=357.52911+[.G249]*(35999.05029-0.0001537*[.G249])" office:value-type="float" office:value="9961.50571093617">
            <text:p>9961.51</text:p>
          </table:table-cell>
          <table:table-cell table:formula="of:=0.016708634-[.G249]*(0.000042037+0.0000001267*[.G249])" office:value-type="float" office:value="0.0166974101762905">
            <text:p>0.02</text:p>
          </table:table-cell>
          <table:table-cell table:formula="of:=SIN(RADIANS([.J249]))*(1.914602-[.G249]*(0.004817+0.000014*[.G249]))+SIN(RADIANS(2*[.J249]))*(0.019993-0.000101*[.G249])+SIN(RADIANS(3*[.J249]))*0.000289" office:value-type="float" office:value="-1.66478021349334">
            <text:p>-1.66</text:p>
          </table:table-cell>
          <table:table-cell table:formula="of:=[.I249]+[.L249]" office:value-type="float" office:value="163.237059286951">
            <text:p>163.24</text:p>
          </table:table-cell>
          <table:table-cell table:formula="of:=[.J249]+[.L249]" office:value-type="float" office:value="9959.84093072268">
            <text:p>9959.84</text:p>
          </table:table-cell>
          <table:table-cell table:formula="of:=(1.000001018*(1-[.K249]*[.K249]))/(1+[.K249]*COS(RADIANS([.N249])))" office:value-type="float" office:value="1.00817965078664">
            <text:p>1.01</text:p>
          </table:table-cell>
          <table:table-cell table:formula="of:=[.M249]-0.00569-0.00478*SIN(RADIANS(125.04-1934.136*[.G249]))" office:value-type="float" office:value="163.233828083272">
            <text:p>163.23</text:p>
          </table:table-cell>
          <table:table-cell table:formula="of:=23+(26+((21.448-[.G249]*(46.815+[.G249]*(0.00059-[.G249]*0.001813))))/60)/60" office:value-type="float" office:value="23.4358218032492">
            <text:p>23.44</text:p>
          </table:table-cell>
          <table:table-cell table:formula="of:=[.Q249]+0.00256*COS(RADIANS(125.04-1934.136*[.G249]))" office:value-type="float" office:value="23.4380171436626">
            <text:p>23.44</text:p>
          </table:table-cell>
          <table:table-cell table:formula="of:=DEGREES(ATAN2(COS(RADIANS([.P249]));COS(RADIANS([.R249]))*SIN(RADIANS([.P249]))))" office:value-type="float" office:value="164.548356520433">
            <text:p>164.55</text:p>
          </table:table-cell>
          <table:table-cell table:formula="of:=DEGREES(ASIN(SIN(RADIANS([.R249]))*SIN(RADIANS([.P249]))))" office:value-type="float" office:value="6.58860077799226">
            <text:p>6.59</text:p>
          </table:table-cell>
          <table:table-cell table:formula="of:=TAN(RADIANS([.R249]/2))*TAN(RADIANS([.R249]/2))" office:value-type="float" office:value="0.0430297183349826">
            <text:p>0.04</text:p>
          </table:table-cell>
          <table:table-cell table:formula="of:=4*DEGREES([.U249]*SIN(2*RADIANS([.I249]))-2*[.K249]*SIN(RADIANS([.J249]))+4*[.K249]*[.U249]*SIN(RADIANS([.J249]))*COS(2*RADIANS([.I249]))-0.5*[.U249]*[.U249]*SIN(4*RADIANS([.I249]))-1.25*[.K249]*[.K249]*SIN(2*RADIANS([.J249])))" office:value-type="float" office:value="1.3835090988944">
            <text:p>1.38</text:p>
          </table:table-cell>
          <table:table-cell table:formula="of:=DEGREES(ACOS(COS(RADIANS(90.833))/(COS(RADIANS([.$B$2]))*COS(RADIANS([.T249])))-TAN(RADIANS([.$B$2]))*TAN(RADIANS([.T249]))))" office:value-type="float" office:value="95.8547475538512">
            <text:p>95.85</text:p>
          </table:table-cell>
          <table:table-cell table:style-name="ce7" table:formula="of:=(720-4*[.$B$3]-[.V249]+[.$B$4]*60)/1440" office:value-type="float" office:value="0.499039229792435">
            <text:p>11:58:37</text:p>
          </table:table-cell>
          <table:table-cell table:style-name="ce7" table:formula="of:=([.X249]*1440-[.W249]*4)/1440" office:value-type="float" office:value="0.232776042142848">
            <text:p>5:35:12</text:p>
          </table:table-cell>
          <table:table-cell table:style-name="ce7" table:formula="of:=([.X249]*1440+[.W249]*4)/1440" office:value-type="float" office:value="0.765302417442021">
            <text:p>18:22:02</text:p>
          </table:table-cell>
          <table:table-cell table:formula="of:=8*[.W249]" office:value-type="float" office:value="766.837980430809">
            <text:p>766.84</text:p>
          </table:table-cell>
          <table:table-cell table:formula="of:=MOD([.E249]*1440+[.V249]+4*[.$B$3]-60*[.$B$4];1440)" office:value-type="float" office:value="721.383509098894">
            <text:p>721.38</text:p>
          </table:table-cell>
          <table:table-cell table:formula="of:=IF([.AB249]/4&lt;0;[.AB249]/4+180;[.AB249]/4-180)" office:value-type="float" office:value="0.345877274723591">
            <text:p>0.35</text:p>
          </table:table-cell>
          <table:table-cell table:formula="of:=DEGREES(ACOS(SIN(RADIANS([.$B$2]))*SIN(RADIANS([.T249]))+COS(RADIANS([.$B$2]))*COS(RADIANS([.T249]))*COS(RADIANS([.AC249]))))" office:value-type="float" office:value="29.4131076978638">
            <text:p>29.41</text:p>
          </table:table-cell>
          <table:table-cell table:formula="of:=90-[.AD249]" office:value-type="float" office:value="60.5868923021362">
            <text:p>60.59</text:p>
          </table:table-cell>
          <table:table-cell table:formula="of:=IF([.AE249]&gt;85;0;IF([.AE249]&gt;5;58.1/TAN(RADIANS([.AE249]))-0.07/POWER(TAN(RADIANS([.AE249]));3)+0.000086/POWER(TAN(RADIANS([.AE249]));5);IF([.AE249]&gt;-0.575;1735+[.AE249]*(-518.2+[.AE249]*(103.4+[.AE249]*(-12.79+[.AE249]*0.711)));-20.772/TAN(RADIANS([.AE249])))))/3600" office:value-type="float" office:value="0.00909517867225433">
            <text:p>0.01</text:p>
          </table:table-cell>
          <table:table-cell table:formula="of:=[.AE249]+[.AF249]" office:value-type="float" office:value="60.5959874808085">
            <text:p>60.6</text:p>
          </table:table-cell>
          <table:table-cell table:formula="of:=IF([.AC249]&gt;0;MOD(DEGREES(ACOS(((SIN(RADIANS([.$B$2]))*COS(RADIANS([.AD249])))-SIN(RADIANS([.T249])))/(COS(RADIANS([.$B$2]))*SIN(RADIANS([.AD249])))))+180;360);MOD(540-DEGREES(ACOS(((SIN(RADIANS([.$B$2]))*COS(RADIANS([.AD249])))-SIN(RADIANS([.T249])))/(COS(RADIANS([.$B$2]))*SIN(RADIANS([.AD249])))));360))" office:value-type="float" office:value="180.699648310652">
            <text:p>180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9]+1" office:value-type="date" office:date-value="2026-09-06">
            <text:p>9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0]+2415018.5+[.E250]-[.$B$4]/24" office:value-type="float" office:value="2461290.29166667">
            <text:p>2461290.29</text:p>
          </table:table-cell>
          <table:table-cell table:style-name="ce9" table:formula="of:=([.F250]-2451545)/36525" office:value-type="float" office:value="0.266811544604148">
            <text:p>0.26681154</text:p>
          </table:table-cell>
          <table:table-cell/>
          <table:table-cell table:formula="of:=MOD(280.46646+[.G250]*(36000.76983+[.G250]*0.0003032);360)" office:value-type="float" office:value="165.887486865038">
            <text:p>165.89</text:p>
          </table:table-cell>
          <table:table-cell table:formula="of:=357.52911+[.G250]*(35999.05029-0.0001537*[.G250])" office:value-type="float" office:value="9962.49131121565">
            <text:p>9962.49</text:p>
          </table:table-cell>
          <table:table-cell table:formula="of:=0.016708634-[.G250]*(0.000042037+0.0000001267*[.G250])" office:value-type="float" office:value="0.0166974090235292">
            <text:p>0.02</text:p>
          </table:table-cell>
          <table:table-cell table:formula="of:=SIN(RADIANS([.J250]))*(1.914602-[.G250]*(0.004817+0.000014*[.G250]))+SIN(RADIANS(2*[.J250]))*(0.019993-0.000101*[.G250])+SIN(RADIANS(3*[.J250]))*0.000289" office:value-type="float" office:value="-1.68060152451254">
            <text:p>-1.68</text:p>
          </table:table-cell>
          <table:table-cell table:formula="of:=[.I250]+[.L250]" office:value-type="float" office:value="164.206885340526">
            <text:p>164.21</text:p>
          </table:table-cell>
          <table:table-cell table:formula="of:=[.J250]+[.L250]" office:value-type="float" office:value="9960.81070969114">
            <text:p>9960.81</text:p>
          </table:table-cell>
          <table:table-cell table:formula="of:=(1.000001018*(1-[.K250]*[.K250]))/(1+[.K250]*COS(RADIANS([.N250])))" office:value-type="float" office:value="1.00793005851955">
            <text:p>1.01</text:p>
          </table:table-cell>
          <table:table-cell table:formula="of:=[.M250]-0.00569-0.00478*SIN(RADIANS(125.04-1934.136*[.G250]))" office:value-type="float" office:value="164.203657924267">
            <text:p>164.2</text:p>
          </table:table-cell>
          <table:table-cell table:formula="of:=23+(26+((21.448-[.G250]*(46.815+[.G250]*(0.00059-[.G250]*0.001813))))/60)/60" office:value-type="float" office:value="23.435821447215">
            <text:p>23.44</text:p>
          </table:table-cell>
          <table:table-cell table:formula="of:=[.Q250]+0.00256*COS(RADIANS(125.04-1934.136*[.G250]))" office:value-type="float" office:value="23.4380155696401">
            <text:p>23.44</text:p>
          </table:table-cell>
          <table:table-cell table:formula="of:=DEGREES(ATAN2(COS(RADIANS([.P250]));COS(RADIANS([.R250]))*SIN(RADIANS([.P250]))))" office:value-type="float" office:value="165.4493735607">
            <text:p>165.45</text:p>
          </table:table-cell>
          <table:table-cell table:formula="of:=DEGREES(ASIN(SIN(RADIANS([.R250]))*SIN(RADIANS([.P250]))))" office:value-type="float" office:value="6.21599396709574">
            <text:p>6.22</text:p>
          </table:table-cell>
          <table:table-cell table:formula="of:=TAN(RADIANS([.R250]/2))*TAN(RADIANS([.R250]/2))" office:value-type="float" office:value="0.0430297123911135">
            <text:p>0.04</text:p>
          </table:table-cell>
          <table:table-cell table:formula="of:=4*DEGREES([.U250]*SIN(2*RADIANS([.I250]))-2*[.K250]*SIN(RADIANS([.J250]))+4*[.K250]*[.U250]*SIN(RADIANS([.J250]))*COS(2*RADIANS([.I250]))-0.5*[.U250]*[.U250]*SIN(4*RADIANS([.I250]))-1.25*[.K250]*[.K250]*SIN(2*RADIANS([.J250])))" office:value-type="float" office:value="1.72094099835551">
            <text:p>1.72</text:p>
          </table:table-cell>
          <table:table-cell table:formula="of:=DEGREES(ACOS(COS(RADIANS(90.833))/(COS(RADIANS([.$B$2]))*COS(RADIANS([.T250])))-TAN(RADIANS([.$B$2]))*TAN(RADIANS([.T250]))))" office:value-type="float" office:value="95.5784931505485">
            <text:p>95.58</text:p>
          </table:table-cell>
          <table:table-cell table:style-name="ce7" table:formula="of:=(720-4*[.$B$3]-[.V250]+[.$B$4]*60)/1440" office:value-type="float" office:value="0.498804902084475">
            <text:p>11:58:17</text:p>
          </table:table-cell>
          <table:table-cell table:style-name="ce7" table:formula="of:=([.X250]*1440-[.W250]*4)/1440" office:value-type="float" office:value="0.233309087777396">
            <text:p>5:35:58</text:p>
          </table:table-cell>
          <table:table-cell table:style-name="ce7" table:formula="of:=([.X250]*1440+[.W250]*4)/1440" office:value-type="float" office:value="0.764300716391555">
            <text:p>18:20:36</text:p>
          </table:table-cell>
          <table:table-cell table:formula="of:=8*[.W250]" office:value-type="float" office:value="764.627945204388">
            <text:p>764.63</text:p>
          </table:table-cell>
          <table:table-cell table:formula="of:=MOD([.E250]*1440+[.V250]+4*[.$B$3]-60*[.$B$4];1440)" office:value-type="float" office:value="721.720940998356">
            <text:p>721.72</text:p>
          </table:table-cell>
          <table:table-cell table:formula="of:=IF([.AB250]/4&lt;0;[.AB250]/4+180;[.AB250]/4-180)" office:value-type="float" office:value="0.43023524958889">
            <text:p>0.43</text:p>
          </table:table-cell>
          <table:table-cell table:formula="of:=DEGREES(ACOS(SIN(RADIANS([.$B$2]))*SIN(RADIANS([.T250]))+COS(RADIANS([.$B$2]))*COS(RADIANS([.T250]))*COS(RADIANS([.AC250]))))" office:value-type="float" office:value="29.7866212931124">
            <text:p>29.79</text:p>
          </table:table-cell>
          <table:table-cell table:formula="of:=90-[.AD250]" office:value-type="float" office:value="60.2133787068876">
            <text:p>60.21</text:p>
          </table:table-cell>
          <table:table-cell table:formula="of:=IF([.AE250]&gt;85;0;IF([.AE250]&gt;5;58.1/TAN(RADIANS([.AE250]))-0.07/POWER(TAN(RADIANS([.AE250]));3)+0.000086/POWER(TAN(RADIANS([.AE250]));5);IF([.AE250]&gt;-0.575;1735+[.AE250]*(-518.2+[.AE250]*(103.4+[.AE250]*(-12.79+[.AE250]*0.711)));-20.772/TAN(RADIANS([.AE250])))))/3600" office:value-type="float" office:value="0.00923417989176048">
            <text:p>0.01</text:p>
          </table:table-cell>
          <table:table-cell table:formula="of:=[.AE250]+[.AF250]" office:value-type="float" office:value="60.2226128867794">
            <text:p>60.22</text:p>
          </table:table-cell>
          <table:table-cell table:formula="of:=IF([.AC250]&gt;0;MOD(DEGREES(ACOS(((SIN(RADIANS([.$B$2]))*COS(RADIANS([.AD250])))-SIN(RADIANS([.T250])))/(COS(RADIANS([.$B$2]))*SIN(RADIANS([.AD250])))))+180;360);MOD(540-DEGREES(ACOS(((SIN(RADIANS([.$B$2]))*COS(RADIANS([.AD250])))-SIN(RADIANS([.T250])))/(COS(RADIANS([.$B$2]))*SIN(RADIANS([.AD250])))));360))" office:value-type="float" office:value="180.860995512222">
            <text:p>180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0]+1" office:value-type="date" office:date-value="2026-09-07">
            <text:p>9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1]+2415018.5+[.E251]-[.$B$4]/24" office:value-type="float" office:value="2461291.29166667">
            <text:p>2461291.29</text:p>
          </table:table-cell>
          <table:table-cell table:style-name="ce9" table:formula="of:=([.F251]-2451545)/36525" office:value-type="float" office:value="0.266838923112019">
            <text:p>0.26683892</text:p>
          </table:table-cell>
          <table:table-cell/>
          <table:table-cell table:formula="of:=MOD(280.46646+[.G251]*(36000.76983+[.G251]*0.0003032);360)" office:value-type="float" office:value="166.873134229632">
            <text:p>166.87</text:p>
          </table:table-cell>
          <table:table-cell table:formula="of:=357.52911+[.G251]*(35999.05029-0.0001537*[.G251])" office:value-type="float" office:value="9963.47691149513">
            <text:p>9963.48</text:p>
          </table:table-cell>
          <table:table-cell table:formula="of:=0.016708634-[.G251]*(0.000042037+0.0000001267*[.G251])" office:value-type="float" office:value="0.0166974078707677">
            <text:p>0.02</text:p>
          </table:table-cell>
          <table:table-cell table:formula="of:=SIN(RADIANS([.J251]))*(1.914602-[.G251]*(0.004817+0.000014*[.G251]))+SIN(RADIANS(2*[.J251]))*(0.019993-0.000101*[.G251])+SIN(RADIANS(3*[.J251]))*0.000289" office:value-type="float" office:value="-1.69594015171587">
            <text:p>-1.7</text:p>
          </table:table-cell>
          <table:table-cell table:formula="of:=[.I251]+[.L251]" office:value-type="float" office:value="165.177194077917">
            <text:p>165.18</text:p>
          </table:table-cell>
          <table:table-cell table:formula="of:=[.J251]+[.L251]" office:value-type="float" office:value="9961.78097134341">
            <text:p>9961.78</text:p>
          </table:table-cell>
          <table:table-cell table:formula="of:=(1.000001018*(1-[.K251]*[.K251]))/(1+[.K251]*COS(RADIANS([.N251])))" office:value-type="float" office:value="1.00767809446018">
            <text:p>1.01</text:p>
          </table:table-cell>
          <table:table-cell table:formula="of:=[.M251]-0.00569-0.00478*SIN(RADIANS(125.04-1934.136*[.G251]))" office:value-type="float" office:value="165.173970446975">
            <text:p>165.17</text:p>
          </table:table-cell>
          <table:table-cell table:formula="of:=23+(26+((21.448-[.G251]*(46.815+[.G251]*(0.00059-[.G251]*0.001813))))/60)/60" office:value-type="float" office:value="23.4358210911809">
            <text:p>23.44</text:p>
          </table:table-cell>
          <table:table-cell table:formula="of:=[.Q251]+0.00256*COS(RADIANS(125.04-1934.136*[.G251]))" office:value-type="float" office:value="23.4380139937434">
            <text:p>23.44</text:p>
          </table:table-cell>
          <table:table-cell table:formula="of:=DEGREES(ATAN2(COS(RADIANS([.P251]));COS(RADIANS([.R251]))*SIN(RADIANS([.P251]))))" office:value-type="float" office:value="166.34956004305">
            <text:p>166.35</text:p>
          </table:table-cell>
          <table:table-cell table:formula="of:=DEGREES(ASIN(SIN(RADIANS([.R251]))*SIN(RADIANS([.P251]))))" office:value-type="float" office:value="5.84167765907637">
            <text:p>5.84</text:p>
          </table:table-cell>
          <table:table-cell table:formula="of:=TAN(RADIANS([.R251]/2))*TAN(RADIANS([.R251]/2))" office:value-type="float" office:value="0.0430297064401675">
            <text:p>0.04</text:p>
          </table:table-cell>
          <table:table-cell table:formula="of:=4*DEGREES([.U251]*SIN(2*RADIANS([.I251]))-2*[.K251]*SIN(RADIANS([.J251]))+4*[.K251]*[.U251]*SIN(RADIANS([.J251]))*COS(2*RADIANS([.I251]))-0.5*[.U251]*[.U251]*SIN(4*RADIANS([.I251]))-1.25*[.K251]*[.K251]*SIN(2*RADIANS([.J251])))" office:value-type="float" office:value="2.06171626326445">
            <text:p>2.06</text:p>
          </table:table-cell>
          <table:table-cell table:formula="of:=DEGREES(ACOS(COS(RADIANS(90.833))/(COS(RADIANS([.$B$2]))*COS(RADIANS([.T251])))-TAN(RADIANS([.$B$2]))*TAN(RADIANS([.T251]))))" office:value-type="float" office:value="95.3015399537538">
            <text:p>95.3</text:p>
          </table:table-cell>
          <table:table-cell table:style-name="ce7" table:formula="of:=(720-4*[.$B$3]-[.V251]+[.$B$4]*60)/1440" office:value-type="float" office:value="0.498568252594955">
            <text:p>11:57:56</text:p>
          </table:table-cell>
          <table:table-cell table:style-name="ce7" table:formula="of:=([.X251]*1440-[.W251]*4)/1440" office:value-type="float" office:value="0.233841752723417">
            <text:p>5:36:44</text:p>
          </table:table-cell>
          <table:table-cell table:style-name="ce7" table:formula="of:=([.X251]*1440+[.W251]*4)/1440" office:value-type="float" office:value="0.763294752466494">
            <text:p>18:19:09</text:p>
          </table:table-cell>
          <table:table-cell table:formula="of:=8*[.W251]" office:value-type="float" office:value="762.412319630031">
            <text:p>762.41</text:p>
          </table:table-cell>
          <table:table-cell table:formula="of:=MOD([.E251]*1440+[.V251]+4*[.$B$3]-60*[.$B$4];1440)" office:value-type="float" office:value="722.061716263264">
            <text:p>722.06</text:p>
          </table:table-cell>
          <table:table-cell table:formula="of:=IF([.AB251]/4&lt;0;[.AB251]/4+180;[.AB251]/4-180)" office:value-type="float" office:value="0.515429065816107">
            <text:p>0.52</text:p>
          </table:table-cell>
          <table:table-cell table:formula="of:=DEGREES(ACOS(SIN(RADIANS([.$B$2]))*SIN(RADIANS([.T251]))+COS(RADIANS([.$B$2]))*COS(RADIANS([.T251]))*COS(RADIANS([.AC251]))))" office:value-type="float" office:value="30.162036089668">
            <text:p>30.16</text:p>
          </table:table-cell>
          <table:table-cell table:formula="of:=90-[.AD251]" office:value-type="float" office:value="59.837963910332">
            <text:p>59.84</text:p>
          </table:table-cell>
          <table:table-cell table:formula="of:=IF([.AE251]&gt;85;0;IF([.AE251]&gt;5;58.1/TAN(RADIANS([.AE251]))-0.07/POWER(TAN(RADIANS([.AE251]));3)+0.000086/POWER(TAN(RADIANS([.AE251]));5);IF([.AE251]&gt;-0.575;1735+[.AE251]*(-518.2+[.AE251]*(103.4+[.AE251]*(-12.79+[.AE251]*0.711)));-20.772/TAN(RADIANS([.AE251])))))/3600" office:value-type="float" office:value="0.00937493284222654">
            <text:p>0.01</text:p>
          </table:table-cell>
          <table:table-cell table:formula="of:=[.AE251]+[.AF251]" office:value-type="float" office:value="59.8473388431742">
            <text:p>59.85</text:p>
          </table:table-cell>
          <table:table-cell table:formula="of:=IF([.AC251]&gt;0;MOD(DEGREES(ACOS(((SIN(RADIANS([.$B$2]))*COS(RADIANS([.AD251])))-SIN(RADIANS([.T251])))/(COS(RADIANS([.$B$2]))*SIN(RADIANS([.AD251])))))+180;360);MOD(540-DEGREES(ACOS(((SIN(RADIANS([.$B$2]))*COS(RADIANS([.AD251])))-SIN(RADIANS([.T251])))/(COS(RADIANS([.$B$2]))*SIN(RADIANS([.AD251])))));360))" office:value-type="float" office:value="181.020550291267">
            <text:p>181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1]+1" office:value-type="date" office:date-value="2026-09-08">
            <text:p>9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2]+2415018.5+[.E252]-[.$B$4]/24" office:value-type="float" office:value="2461292.29166667">
            <text:p>2461292.29</text:p>
          </table:table-cell>
          <table:table-cell table:style-name="ce9" table:formula="of:=([.F252]-2451545)/36525" office:value-type="float" office:value="0.266866301619891">
            <text:p>0.26686630</text:p>
          </table:table-cell>
          <table:table-cell/>
          <table:table-cell table:formula="of:=MOD(280.46646+[.G252]*(36000.76983+[.G252]*0.0003032);360)" office:value-type="float" office:value="167.858781594226">
            <text:p>167.86</text:p>
          </table:table-cell>
          <table:table-cell table:formula="of:=357.52911+[.G252]*(35999.05029-0.0001537*[.G252])" office:value-type="float" office:value="9964.46251177461">
            <text:p>9964.46</text:p>
          </table:table-cell>
          <table:table-cell table:formula="of:=0.016708634-[.G252]*(0.000042037+0.0000001267*[.G252])" office:value-type="float" office:value="0.016697406718006">
            <text:p>0.02</text:p>
          </table:table-cell>
          <table:table-cell table:formula="of:=SIN(RADIANS([.J252]))*(1.914602-[.G252]*(0.004817+0.000014*[.G252]))+SIN(RADIANS(2*[.J252]))*(0.019993-0.000101*[.G252])+SIN(RADIANS(3*[.J252]))*0.000289" office:value-type="float" office:value="-1.71079123323343">
            <text:p>-1.71</text:p>
          </table:table-cell>
          <table:table-cell table:formula="of:=[.I252]+[.L252]" office:value-type="float" office:value="166.147990360993">
            <text:p>166.15</text:p>
          </table:table-cell>
          <table:table-cell table:formula="of:=[.J252]+[.L252]" office:value-type="float" office:value="9962.75172054137">
            <text:p>9962.75</text:p>
          </table:table-cell>
          <table:table-cell table:formula="of:=(1.000001018*(1-[.K252]*[.K252]))/(1+[.K252]*COS(RADIANS([.N252])))" office:value-type="float" office:value="1.00742382969509">
            <text:p>1.01</text:p>
          </table:table-cell>
          <table:table-cell table:formula="of:=[.M252]-0.00569-0.00478*SIN(RADIANS(125.04-1934.136*[.G252]))" office:value-type="float" office:value="166.144770513261">
            <text:p>166.14</text:p>
          </table:table-cell>
          <table:table-cell table:formula="of:=23+(26+((21.448-[.G252]*(46.815+[.G252]*(0.00059-[.G252]*0.001813))))/60)/60" office:value-type="float" office:value="23.4358207351468">
            <text:p>23.44</text:p>
          </table:table-cell>
          <table:table-cell table:formula="of:=[.Q252]+0.00256*COS(RADIANS(125.04-1934.136*[.G252]))" office:value-type="float" office:value="23.4380124159735">
            <text:p>23.44</text:p>
          </table:table-cell>
          <table:table-cell table:formula="of:=DEGREES(ATAN2(COS(RADIANS([.P252]));COS(RADIANS([.R252]))*SIN(RADIANS([.P252]))))" office:value-type="float" office:value="167.248993120243">
            <text:p>167.25</text:p>
          </table:table-cell>
          <table:table-cell table:formula="of:=DEGREES(ASIN(SIN(RADIANS([.R252]))*SIN(RADIANS([.P252]))))" office:value-type="float" office:value="5.46574219998244">
            <text:p>5.47</text:p>
          </table:table-cell>
          <table:table-cell table:formula="of:=TAN(RADIANS([.R252]/2))*TAN(RADIANS([.R252]/2))" office:value-type="float" office:value="0.0430297004821487">
            <text:p>0.04</text:p>
          </table:table-cell>
          <table:table-cell table:formula="of:=4*DEGREES([.U252]*SIN(2*RADIANS([.I252]))-2*[.K252]*SIN(RADIANS([.J252]))+4*[.K252]*[.U252]*SIN(RADIANS([.J252]))*COS(2*RADIANS([.I252]))-0.5*[.U252]*[.U252]*SIN(4*RADIANS([.I252]))-1.25*[.K252]*[.K252]*SIN(2*RADIANS([.J252])))" office:value-type="float" office:value="2.40553511394156">
            <text:p>2.41</text:p>
          </table:table-cell>
          <table:table-cell table:formula="of:=DEGREES(ACOS(COS(RADIANS(90.833))/(COS(RADIANS([.$B$2]))*COS(RADIANS([.T252])))-TAN(RADIANS([.$B$2]))*TAN(RADIANS([.T252]))))" office:value-type="float" office:value="95.0239304460873">
            <text:p>95.02</text:p>
          </table:table-cell>
          <table:table-cell table:style-name="ce7" table:formula="of:=(720-4*[.$B$3]-[.V252]+[.$B$4]*60)/1440" office:value-type="float" office:value="0.498329489504207">
            <text:p>11:57:36</text:p>
          </table:table-cell>
          <table:table-cell table:style-name="ce7" table:formula="of:=([.X252]*1440-[.W252]*4)/1440" office:value-type="float" office:value="0.234374127153965">
            <text:p>5:37:30</text:p>
          </table:table-cell>
          <table:table-cell table:style-name="ce7" table:formula="of:=([.X252]*1440+[.W252]*4)/1440" office:value-type="float" office:value="0.76228485185445">
            <text:p>18:17:41</text:p>
          </table:table-cell>
          <table:table-cell table:formula="of:=8*[.W252]" office:value-type="float" office:value="760.191443568698">
            <text:p>760.19</text:p>
          </table:table-cell>
          <table:table-cell table:formula="of:=MOD([.E252]*1440+[.V252]+4*[.$B$3]-60*[.$B$4];1440)" office:value-type="float" office:value="722.405535113942">
            <text:p>722.41</text:p>
          </table:table-cell>
          <table:table-cell table:formula="of:=IF([.AB252]/4&lt;0;[.AB252]/4+180;[.AB252]/4-180)" office:value-type="float" office:value="0.601383778485399">
            <text:p>0.6</text:p>
          </table:table-cell>
          <table:table-cell table:formula="of:=DEGREES(ACOS(SIN(RADIANS([.$B$2]))*SIN(RADIANS([.T252]))+COS(RADIANS([.$B$2]))*COS(RADIANS([.T252]))*COS(RADIANS([.AC252]))))" office:value-type="float" office:value="30.5392602621029">
            <text:p>30.54</text:p>
          </table:table-cell>
          <table:table-cell table:formula="of:=90-[.AD252]" office:value-type="float" office:value="59.4607397378971">
            <text:p>59.46</text:p>
          </table:table-cell>
          <table:table-cell table:formula="of:=IF([.AE252]&gt;85;0;IF([.AE252]&gt;5;58.1/TAN(RADIANS([.AE252]))-0.07/POWER(TAN(RADIANS([.AE252]));3)+0.000086/POWER(TAN(RADIANS([.AE252]));5);IF([.AE252]&gt;-0.575;1735+[.AE252]*(-518.2+[.AE252]*(103.4+[.AE252]*(-12.79+[.AE252]*0.711)));-20.772/TAN(RADIANS([.AE252])))))/3600" office:value-type="float" office:value="0.00951744274261386">
            <text:p>0.01</text:p>
          </table:table-cell>
          <table:table-cell table:formula="of:=[.AE252]+[.AF252]" office:value-type="float" office:value="59.4702571806397">
            <text:p>59.47</text:p>
          </table:table-cell>
          <table:table-cell table:formula="of:=IF([.AC252]&gt;0;MOD(DEGREES(ACOS(((SIN(RADIANS([.$B$2]))*COS(RADIANS([.AD252])))-SIN(RADIANS([.T252])))/(COS(RADIANS([.$B$2]))*SIN(RADIANS([.AD252])))))+180;360);MOD(540-DEGREES(ACOS(((SIN(RADIANS([.$B$2]))*COS(RADIANS([.AD252])))-SIN(RADIANS([.T252])))/(COS(RADIANS([.$B$2]))*SIN(RADIANS([.AD252])))));360))" office:value-type="float" office:value="181.17820690437">
            <text:p>181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2]+1" office:value-type="date" office:date-value="2026-09-09">
            <text:p>9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3]+2415018.5+[.E253]-[.$B$4]/24" office:value-type="float" office:value="2461293.29166667">
            <text:p>2461293.29</text:p>
          </table:table-cell>
          <table:table-cell table:style-name="ce9" table:formula="of:=([.F253]-2451545)/36525" office:value-type="float" office:value="0.266893680127762">
            <text:p>0.26689368</text:p>
          </table:table-cell>
          <table:table-cell/>
          <table:table-cell table:formula="of:=MOD(280.46646+[.G253]*(36000.76983+[.G253]*0.0003032);360)" office:value-type="float" office:value="168.844428958822">
            <text:p>168.84</text:p>
          </table:table-cell>
          <table:table-cell table:formula="of:=357.52911+[.G253]*(35999.05029-0.0001537*[.G253])" office:value-type="float" office:value="9965.44811205409">
            <text:p>9965.45</text:p>
          </table:table-cell>
          <table:table-cell table:formula="of:=0.016708634-[.G253]*(0.000042037+0.0000001267*[.G253])" office:value-type="float" office:value="0.0166974055652441">
            <text:p>0.02</text:p>
          </table:table-cell>
          <table:table-cell table:formula="of:=SIN(RADIANS([.J253]))*(1.914602-[.G253]*(0.004817+0.000014*[.G253]))+SIN(RADIANS(2*[.J253]))*(0.019993-0.000101*[.G253])+SIN(RADIANS(3*[.J253]))*0.000289" office:value-type="float" office:value="-1.72515003437046">
            <text:p>-1.73</text:p>
          </table:table-cell>
          <table:table-cell table:formula="of:=[.I253]+[.L253]" office:value-type="float" office:value="167.119278924452">
            <text:p>167.12</text:p>
          </table:table-cell>
          <table:table-cell table:formula="of:=[.J253]+[.L253]" office:value-type="float" office:value="9963.72296201972">
            <text:p>9963.72</text:p>
          </table:table-cell>
          <table:table-cell table:formula="of:=(1.000001018*(1-[.K253]*[.K253]))/(1+[.K253]*COS(RADIANS([.N253])))" office:value-type="float" office:value="1.00716733606892">
            <text:p>1.01</text:p>
          </table:table-cell>
          <table:table-cell table:formula="of:=[.M253]-0.00569-0.00478*SIN(RADIANS(125.04-1934.136*[.G253]))" office:value-type="float" office:value="167.11606285782">
            <text:p>167.12</text:p>
          </table:table-cell>
          <table:table-cell table:formula="of:=23+(26+((21.448-[.G253]*(46.815+[.G253]*(0.00059-[.G253]*0.001813))))/60)/60" office:value-type="float" office:value="23.4358203791126">
            <text:p>23.44</text:p>
          </table:table-cell>
          <table:table-cell table:formula="of:=[.Q253]+0.00256*COS(RADIANS(125.04-1934.136*[.G253]))" office:value-type="float" office:value="23.4380108363316">
            <text:p>23.44</text:p>
          </table:table-cell>
          <table:table-cell table:formula="of:=DEGREES(ATAN2(COS(RADIANS([.P253]));COS(RADIANS([.R253]))*SIN(RADIANS([.P253]))))" office:value-type="float" office:value="168.147750822398">
            <text:p>168.15</text:p>
          </table:table-cell>
          <table:table-cell table:formula="of:=DEGREES(ASIN(SIN(RADIANS([.R253]))*SIN(RADIANS([.P253]))))" office:value-type="float" office:value="5.08827810218479">
            <text:p>5.09</text:p>
          </table:table-cell>
          <table:table-cell table:formula="of:=TAN(RADIANS([.R253]/2))*TAN(RADIANS([.R253]/2))" office:value-type="float" office:value="0.0430296945170608">
            <text:p>0.04</text:p>
          </table:table-cell>
          <table:table-cell table:formula="of:=4*DEGREES([.U253]*SIN(2*RADIANS([.I253]))-2*[.K253]*SIN(RADIANS([.J253]))+4*[.K253]*[.U253]*SIN(RADIANS([.J253]))*COS(2*RADIANS([.I253]))-0.5*[.U253]*[.U253]*SIN(4*RADIANS([.I253]))-1.25*[.K253]*[.K253]*SIN(2*RADIANS([.J253])))" office:value-type="float" office:value="2.75209449953735">
            <text:p>2.75</text:p>
          </table:table-cell>
          <table:table-cell table:formula="of:=DEGREES(ACOS(COS(RADIANS(90.833))/(COS(RADIANS([.$B$2]))*COS(RADIANS([.T253])))-TAN(RADIANS([.$B$2]))*TAN(RADIANS([.T253]))))" office:value-type="float" office:value="94.7457061886516">
            <text:p>94.75</text:p>
          </table:table-cell>
          <table:table-cell table:style-name="ce7" table:formula="of:=(720-4*[.$B$3]-[.V253]+[.$B$4]*60)/1440" office:value-type="float" office:value="0.49808882326421">
            <text:p>11:57:15</text:p>
          </table:table-cell>
          <table:table-cell table:style-name="ce7" table:formula="of:=([.X253]*1440-[.W253]*4)/1440" office:value-type="float" office:value="0.234906306073511">
            <text:p>5:38:16</text:p>
          </table:table-cell>
          <table:table-cell table:style-name="ce7" table:formula="of:=([.X253]*1440+[.W253]*4)/1440" office:value-type="float" office:value="0.761271340454909">
            <text:p>18:16:14</text:p>
          </table:table-cell>
          <table:table-cell table:formula="of:=8*[.W253]" office:value-type="float" office:value="757.965649509213">
            <text:p>757.97</text:p>
          </table:table-cell>
          <table:table-cell table:formula="of:=MOD([.E253]*1440+[.V253]+4*[.$B$3]-60*[.$B$4];1440)" office:value-type="float" office:value="722.752094499537">
            <text:p>722.75</text:p>
          </table:table-cell>
          <table:table-cell table:formula="of:=IF([.AB253]/4&lt;0;[.AB253]/4+180;[.AB253]/4-180)" office:value-type="float" office:value="0.688023624884323">
            <text:p>0.69</text:p>
          </table:table-cell>
          <table:table-cell table:formula="of:=DEGREES(ACOS(SIN(RADIANS([.$B$2]))*SIN(RADIANS([.T253]))+COS(RADIANS([.$B$2]))*COS(RADIANS([.T253]))*COS(RADIANS([.AC253]))))" office:value-type="float" office:value="30.918201180031">
            <text:p>30.92</text:p>
          </table:table-cell>
          <table:table-cell table:formula="of:=90-[.AD253]" office:value-type="float" office:value="59.081798819969">
            <text:p>59.08</text:p>
          </table:table-cell>
          <table:table-cell table:formula="of:=IF([.AE253]&gt;85;0;IF([.AE253]&gt;5;58.1/TAN(RADIANS([.AE253]))-0.07/POWER(TAN(RADIANS([.AE253]));3)+0.000086/POWER(TAN(RADIANS([.AE253]));5);IF([.AE253]&gt;-0.575;1735+[.AE253]*(-518.2+[.AE253]*(103.4+[.AE253]*(-12.79+[.AE253]*0.711)));-20.772/TAN(RADIANS([.AE253])))))/3600" office:value-type="float" office:value="0.00966171478648976">
            <text:p>0.01</text:p>
          </table:table-cell>
          <table:table-cell table:formula="of:=[.AE253]+[.AF253]" office:value-type="float" office:value="59.0914605347555">
            <text:p>59.09</text:p>
          </table:table-cell>
          <table:table-cell table:formula="of:=IF([.AC253]&gt;0;MOD(DEGREES(ACOS(((SIN(RADIANS([.$B$2]))*COS(RADIANS([.AD253])))-SIN(RADIANS([.T253])))/(COS(RADIANS([.$B$2]))*SIN(RADIANS([.AD253])))))+180;360);MOD(540-DEGREES(ACOS(((SIN(RADIANS([.$B$2]))*COS(RADIANS([.AD253])))-SIN(RADIANS([.T253])))/(COS(RADIANS([.$B$2]))*SIN(RADIANS([.AD253])))));360))" office:value-type="float" office:value="181.333863955841">
            <text:p>18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3]+1" office:value-type="date" office:date-value="2026-09-10">
            <text:p>9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4]+2415018.5+[.E254]-[.$B$4]/24" office:value-type="float" office:value="2461294.29166667">
            <text:p>2461294.29</text:p>
          </table:table-cell>
          <table:table-cell table:style-name="ce9" table:formula="of:=([.F254]-2451545)/36525" office:value-type="float" office:value="0.266921058635633">
            <text:p>0.26692106</text:p>
          </table:table-cell>
          <table:table-cell/>
          <table:table-cell table:formula="of:=MOD(280.46646+[.G254]*(36000.76983+[.G254]*0.0003032);360)" office:value-type="float" office:value="169.830076323417">
            <text:p>169.83</text:p>
          </table:table-cell>
          <table:table-cell table:formula="of:=357.52911+[.G254]*(35999.05029-0.0001537*[.G254])" office:value-type="float" office:value="9966.43371233357">
            <text:p>9966.43</text:p>
          </table:table-cell>
          <table:table-cell table:formula="of:=0.016708634-[.G254]*(0.000042037+0.0000001267*[.G254])" office:value-type="float" office:value="0.016697404412482">
            <text:p>0.02</text:p>
          </table:table-cell>
          <table:table-cell table:formula="of:=SIN(RADIANS([.J254]))*(1.914602-[.G254]*(0.004817+0.000014*[.G254]))+SIN(RADIANS(2*[.J254]))*(0.019993-0.000101*[.G254])+SIN(RADIANS(3*[.J254]))*0.000289" office:value-type="float" office:value="-1.73901194935994">
            <text:p>-1.74</text:p>
          </table:table-cell>
          <table:table-cell table:formula="of:=[.I254]+[.L254]" office:value-type="float" office:value="168.091064374057">
            <text:p>168.09</text:p>
          </table:table-cell>
          <table:table-cell table:formula="of:=[.J254]+[.L254]" office:value-type="float" office:value="9964.69470038421">
            <text:p>9964.69</text:p>
          </table:table-cell>
          <table:table-cell table:formula="of:=(1.000001018*(1-[.K254]*[.K254]))/(1+[.K254]*COS(RADIANS([.N254])))" office:value-type="float" office:value="1.00690868616725">
            <text:p>1.01</text:p>
          </table:table-cell>
          <table:table-cell table:formula="of:=[.M254]-0.00569-0.00478*SIN(RADIANS(125.04-1934.136*[.G254]))" office:value-type="float" office:value="168.087852086412">
            <text:p>168.09</text:p>
          </table:table-cell>
          <table:table-cell table:formula="of:=23+(26+((21.448-[.G254]*(46.815+[.G254]*(0.00059-[.G254]*0.001813))))/60)/60" office:value-type="float" office:value="23.4358200230785">
            <text:p>23.44</text:p>
          </table:table-cell>
          <table:table-cell table:formula="of:=[.Q254]+0.00256*COS(RADIANS(125.04-1934.136*[.G254]))" office:value-type="float" office:value="23.4380092548186">
            <text:p>23.44</text:p>
          </table:table-cell>
          <table:table-cell table:formula="of:=DEGREES(ATAN2(COS(RADIANS([.P254]));COS(RADIANS([.R254]))*SIN(RADIANS([.P254]))))" office:value-type="float" office:value="169.045912006265">
            <text:p>169.05</text:p>
          </table:table-cell>
          <table:table-cell table:formula="of:=DEGREES(ASIN(SIN(RADIANS([.R254]))*SIN(RADIANS([.P254]))))" office:value-type="float" office:value="4.7093760550808">
            <text:p>4.71</text:p>
          </table:table-cell>
          <table:table-cell table:formula="of:=TAN(RADIANS([.R254]/2))*TAN(RADIANS([.R254]/2))" office:value-type="float" office:value="0.043029688544908">
            <text:p>0.04</text:p>
          </table:table-cell>
          <table:table-cell table:formula="of:=4*DEGREES([.U254]*SIN(2*RADIANS([.I254]))-2*[.K254]*SIN(RADIANS([.J254]))+4*[.K254]*[.U254]*SIN(RADIANS([.J254]))*COS(2*RADIANS([.I254]))-0.5*[.U254]*[.U254]*SIN(4*RADIANS([.I254]))-1.25*[.K254]*[.K254]*SIN(2*RADIANS([.J254])))" office:value-type="float" office:value="3.10108823343162">
            <text:p>3.1</text:p>
          </table:table-cell>
          <table:table-cell table:formula="of:=DEGREES(ACOS(COS(RADIANS(90.833))/(COS(RADIANS([.$B$2]))*COS(RADIANS([.T254])))-TAN(RADIANS([.$B$2]))*TAN(RADIANS([.T254]))))" office:value-type="float" office:value="94.4669078845288">
            <text:p>94.47</text:p>
          </table:table-cell>
          <table:table-cell table:style-name="ce7" table:formula="of:=(720-4*[.$B$3]-[.V254]+[.$B$4]*60)/1440" office:value-type="float" office:value="0.497846466504561">
            <text:p>11:56:54</text:p>
          </table:table-cell>
          <table:table-cell table:style-name="ce7" table:formula="of:=([.X254]*1440-[.W254]*4)/1440" office:value-type="float" office:value="0.235438389047537">
            <text:p>5:39:02</text:p>
          </table:table-cell>
          <table:table-cell table:style-name="ce7" table:formula="of:=([.X254]*1440+[.W254]*4)/1440" office:value-type="float" office:value="0.760254543961586">
            <text:p>18:14:46</text:p>
          </table:table-cell>
          <table:table-cell table:formula="of:=8*[.W254]" office:value-type="float" office:value="755.735263076231">
            <text:p>755.74</text:p>
          </table:table-cell>
          <table:table-cell table:formula="of:=MOD([.E254]*1440+[.V254]+4*[.$B$3]-60*[.$B$4];1440)" office:value-type="float" office:value="723.101088233432">
            <text:p>723.1</text:p>
          </table:table-cell>
          <table:table-cell table:formula="of:=IF([.AB254]/4&lt;0;[.AB254]/4+180;[.AB254]/4-180)" office:value-type="float" office:value="0.775272058357899">
            <text:p>0.78</text:p>
          </table:table-cell>
          <table:table-cell table:formula="of:=DEGREES(ACOS(SIN(RADIANS([.$B$2]))*SIN(RADIANS([.T254]))+COS(RADIANS([.$B$2]))*COS(RADIANS([.T254]))*COS(RADIANS([.AC254]))))" office:value-type="float" office:value="31.2987654106305">
            <text:p>31.3</text:p>
          </table:table-cell>
          <table:table-cell table:formula="of:=90-[.AD254]" office:value-type="float" office:value="58.7012345893695">
            <text:p>58.7</text:p>
          </table:table-cell>
          <table:table-cell table:formula="of:=IF([.AE254]&gt;85;0;IF([.AE254]&gt;5;58.1/TAN(RADIANS([.AE254]))-0.07/POWER(TAN(RADIANS([.AE254]));3)+0.000086/POWER(TAN(RADIANS([.AE254]));5);IF([.AE254]&gt;-0.575;1735+[.AE254]*(-518.2+[.AE254]*(103.4+[.AE254]*(-12.79+[.AE254]*0.711)));-20.772/TAN(RADIANS([.AE254])))))/3600" office:value-type="float" office:value="0.00980775411112758">
            <text:p>0.01</text:p>
          </table:table-cell>
          <table:table-cell table:formula="of:=[.AE254]+[.AF254]" office:value-type="float" office:value="58.7110423434806">
            <text:p>58.71</text:p>
          </table:table-cell>
          <table:table-cell table:formula="of:=IF([.AC254]&gt;0;MOD(DEGREES(ACOS(((SIN(RADIANS([.$B$2]))*COS(RADIANS([.AD254])))-SIN(RADIANS([.T254])))/(COS(RADIANS([.$B$2]))*SIN(RADIANS([.AD254])))))+180;360);MOD(540-DEGREES(ACOS(((SIN(RADIANS([.$B$2]))*COS(RADIANS([.AD254])))-SIN(RADIANS([.T254])))/(COS(RADIANS([.$B$2]))*SIN(RADIANS([.AD254])))));360))" office:value-type="float" office:value="181.487424226864">
            <text:p>181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4]+1" office:value-type="date" office:date-value="2026-09-11">
            <text:p>9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5]+2415018.5+[.E255]-[.$B$4]/24" office:value-type="float" office:value="2461295.29166667">
            <text:p>2461295.29</text:p>
          </table:table-cell>
          <table:table-cell table:style-name="ce9" table:formula="of:=([.F255]-2451545)/36525" office:value-type="float" office:value="0.266948437143505">
            <text:p>0.26694844</text:p>
          </table:table-cell>
          <table:table-cell/>
          <table:table-cell table:formula="of:=MOD(280.46646+[.G255]*(36000.76983+[.G255]*0.0003032);360)" office:value-type="float" office:value="170.815723688012">
            <text:p>170.82</text:p>
          </table:table-cell>
          <table:table-cell table:formula="of:=357.52911+[.G255]*(35999.05029-0.0001537*[.G255])" office:value-type="float" office:value="9967.41931261304">
            <text:p>9967.42</text:p>
          </table:table-cell>
          <table:table-cell table:formula="of:=0.016708634-[.G255]*(0.000042037+0.0000001267*[.G255])" office:value-type="float" office:value="0.0166974032597198">
            <text:p>0.02</text:p>
          </table:table-cell>
          <table:table-cell table:formula="of:=SIN(RADIANS([.J255]))*(1.914602-[.G255]*(0.004817+0.000014*[.G255]))+SIN(RADIANS(2*[.J255]))*(0.019993-0.000101*[.G255])+SIN(RADIANS(3*[.J255]))*0.000289" office:value-type="float" office:value="-1.75237250309743">
            <text:p>-1.75</text:p>
          </table:table-cell>
          <table:table-cell table:formula="of:=[.I255]+[.L255]" office:value-type="float" office:value="169.063351184915">
            <text:p>169.06</text:p>
          </table:table-cell>
          <table:table-cell table:formula="of:=[.J255]+[.L255]" office:value-type="float" office:value="9965.66694010995">
            <text:p>9965.67</text:p>
          </table:table-cell>
          <table:table-cell table:formula="of:=(1.000001018*(1-[.K255]*[.K255]))/(1+[.K255]*COS(RADIANS([.N255])))" office:value-type="float" office:value="1.00664795329904">
            <text:p>1.01</text:p>
          </table:table-cell>
          <table:table-cell table:formula="of:=[.M255]-0.00569-0.00478*SIN(RADIANS(125.04-1934.136*[.G255]))" office:value-type="float" office:value="169.060142674141">
            <text:p>169.06</text:p>
          </table:table-cell>
          <table:table-cell table:formula="of:=23+(26+((21.448-[.G255]*(46.815+[.G255]*(0.00059-[.G255]*0.001813))))/60)/60" office:value-type="float" office:value="23.4358196670444">
            <text:p>23.44</text:p>
          </table:table-cell>
          <table:table-cell table:formula="of:=[.Q255]+0.00256*COS(RADIANS(125.04-1934.136*[.G255]))" office:value-type="float" office:value="23.4380076714356">
            <text:p>23.44</text:p>
          </table:table-cell>
          <table:table-cell table:formula="of:=DEGREES(ATAN2(COS(RADIANS([.P255]));COS(RADIANS([.R255]))*SIN(RADIANS([.P255]))))" office:value-type="float" office:value="169.94355630514">
            <text:p>169.94</text:p>
          </table:table-cell>
          <table:table-cell table:formula="of:=DEGREES(ASIN(SIN(RADIANS([.R255]))*SIN(RADIANS([.P255]))))" office:value-type="float" office:value="4.32912693651026">
            <text:p>4.33</text:p>
          </table:table-cell>
          <table:table-cell table:formula="of:=TAN(RADIANS([.R255]/2))*TAN(RADIANS([.R255]/2))" office:value-type="float" office:value="0.043029682565694">
            <text:p>0.04</text:p>
          </table:table-cell>
          <table:table-cell table:formula="of:=4*DEGREES([.U255]*SIN(2*RADIANS([.I255]))-2*[.K255]*SIN(RADIANS([.J255]))+4*[.K255]*[.U255]*SIN(RADIANS([.J255]))*COS(2*RADIANS([.I255]))-0.5*[.U255]*[.U255]*SIN(4*RADIANS([.I255]))-1.25*[.K255]*[.K255]*SIN(2*RADIANS([.J255])))" office:value-type="float" office:value="3.45220712244144">
            <text:p>3.45</text:p>
          </table:table-cell>
          <table:table-cell table:formula="of:=DEGREES(ACOS(COS(RADIANS(90.833))/(COS(RADIANS([.$B$2]))*COS(RADIANS([.T255])))-TAN(RADIANS([.$B$2]))*TAN(RADIANS([.T255]))))" office:value-type="float" office:value="94.1875754432774">
            <text:p>94.19</text:p>
          </table:table-cell>
          <table:table-cell table:style-name="ce7" table:formula="of:=(720-4*[.$B$3]-[.V255]+[.$B$4]*60)/1440" office:value-type="float" office:value="0.497602633942749">
            <text:p>11:56:33</text:p>
          </table:table-cell>
          <table:table-cell table:style-name="ce7" table:formula="of:=([.X255]*1440-[.W255]*4)/1440" office:value-type="float" office:value="0.235970479933645">
            <text:p>5:39:48</text:p>
          </table:table-cell>
          <table:table-cell table:style-name="ce7" table:formula="of:=([.X255]*1440+[.W255]*4)/1440" office:value-type="float" office:value="0.759234787951853">
            <text:p>18:13:18</text:p>
          </table:table-cell>
          <table:table-cell table:formula="of:=8*[.W255]" office:value-type="float" office:value="753.500603546219">
            <text:p>753.5</text:p>
          </table:table-cell>
          <table:table-cell table:formula="of:=MOD([.E255]*1440+[.V255]+4*[.$B$3]-60*[.$B$4];1440)" office:value-type="float" office:value="723.452207122442">
            <text:p>723.45</text:p>
          </table:table-cell>
          <table:table-cell table:formula="of:=IF([.AB255]/4&lt;0;[.AB255]/4+180;[.AB255]/4-180)" office:value-type="float" office:value="0.863051780610363">
            <text:p>0.86</text:p>
          </table:table-cell>
          <table:table-cell table:formula="of:=DEGREES(ACOS(SIN(RADIANS([.$B$2]))*SIN(RADIANS([.T255]))+COS(RADIANS([.$B$2]))*COS(RADIANS([.T255]))*COS(RADIANS([.AC255]))))" office:value-type="float" office:value="31.6808587215985">
            <text:p>31.68</text:p>
          </table:table-cell>
          <table:table-cell table:formula="of:=90-[.AD255]" office:value-type="float" office:value="58.3191412784015">
            <text:p>58.32</text:p>
          </table:table-cell>
          <table:table-cell table:formula="of:=IF([.AE255]&gt;85;0;IF([.AE255]&gt;5;58.1/TAN(RADIANS([.AE255]))-0.07/POWER(TAN(RADIANS([.AE255]));3)+0.000086/POWER(TAN(RADIANS([.AE255]));5);IF([.AE255]&gt;-0.575;1735+[.AE255]*(-518.2+[.AE255]*(103.4+[.AE255]*(-12.79+[.AE255]*0.711)));-20.772/TAN(RADIANS([.AE255])))))/3600" office:value-type="float" office:value="0.00995556576455685">
            <text:p>0.01</text:p>
          </table:table-cell>
          <table:table-cell table:formula="of:=[.AE255]+[.AF255]" office:value-type="float" office:value="58.329096844166">
            <text:p>58.33</text:p>
          </table:table-cell>
          <table:table-cell table:formula="of:=IF([.AC255]&gt;0;MOD(DEGREES(ACOS(((SIN(RADIANS([.$B$2]))*COS(RADIANS([.AD255])))-SIN(RADIANS([.T255])))/(COS(RADIANS([.$B$2]))*SIN(RADIANS([.AD255])))))+180;360);MOD(540-DEGREES(ACOS(((SIN(RADIANS([.$B$2]))*COS(RADIANS([.AD255])))-SIN(RADIANS([.T255])))/(COS(RADIANS([.$B$2]))*SIN(RADIANS([.AD255])))));360))" office:value-type="float" office:value="181.63879450856">
            <text:p>181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5]+1" office:value-type="date" office:date-value="2026-09-12">
            <text:p>9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6]+2415018.5+[.E256]-[.$B$4]/24" office:value-type="float" office:value="2461296.29166667">
            <text:p>2461296.29</text:p>
          </table:table-cell>
          <table:table-cell table:style-name="ce9" table:formula="of:=([.F256]-2451545)/36525" office:value-type="float" office:value="0.266975815651376">
            <text:p>0.26697582</text:p>
          </table:table-cell>
          <table:table-cell/>
          <table:table-cell table:formula="of:=MOD(280.46646+[.G256]*(36000.76983+[.G256]*0.0003032);360)" office:value-type="float" office:value="171.801371052608">
            <text:p>171.8</text:p>
          </table:table-cell>
          <table:table-cell table:formula="of:=357.52911+[.G256]*(35999.05029-0.0001537*[.G256])" office:value-type="float" office:value="9968.40491289252">
            <text:p>9968.4</text:p>
          </table:table-cell>
          <table:table-cell table:formula="of:=0.016708634-[.G256]*(0.000042037+0.0000001267*[.G256])" office:value-type="float" office:value="0.0166974021069573">
            <text:p>0.02</text:p>
          </table:table-cell>
          <table:table-cell table:formula="of:=SIN(RADIANS([.J256]))*(1.914602-[.G256]*(0.004817+0.000014*[.G256]))+SIN(RADIANS(2*[.J256]))*(0.019993-0.000101*[.G256])+SIN(RADIANS(3*[.J256]))*0.000289" office:value-type="float" office:value="-1.7652273528578">
            <text:p>-1.77</text:p>
          </table:table-cell>
          <table:table-cell table:formula="of:=[.I256]+[.L256]" office:value-type="float" office:value="170.036143699751">
            <text:p>170.04</text:p>
          </table:table-cell>
          <table:table-cell table:formula="of:=[.J256]+[.L256]" office:value-type="float" office:value="9966.63968553966">
            <text:p>9966.64</text:p>
          </table:table-cell>
          <table:table-cell table:formula="of:=(1.000001018*(1-[.K256]*[.K256]))/(1+[.K256]*COS(RADIANS([.N256])))" office:value-type="float" office:value="1.00638521147883">
            <text:p>1.01</text:p>
          </table:table-cell>
          <table:table-cell table:formula="of:=[.M256]-0.00569-0.00478*SIN(RADIANS(125.04-1934.136*[.G256]))" office:value-type="float" office:value="170.032938963727">
            <text:p>170.03</text:p>
          </table:table-cell>
          <table:table-cell table:formula="of:=23+(26+((21.448-[.G256]*(46.815+[.G256]*(0.00059-[.G256]*0.001813))))/60)/60" office:value-type="float" office:value="23.4358193110103">
            <text:p>23.44</text:p>
          </table:table-cell>
          <table:table-cell table:formula="of:=[.Q256]+0.00256*COS(RADIANS(125.04-1934.136*[.G256]))" office:value-type="float" office:value="23.4380060861837">
            <text:p>23.44</text:p>
          </table:table-cell>
          <table:table-cell table:formula="of:=DEGREES(ATAN2(COS(RADIANS([.P256]));COS(RADIANS([.R256]))*SIN(RADIANS([.P256]))))" office:value-type="float" office:value="170.840764079318">
            <text:p>170.84</text:p>
          </table:table-cell>
          <table:table-cell table:formula="of:=DEGREES(ASIN(SIN(RADIANS([.R256]))*SIN(RADIANS([.P256]))))" office:value-type="float" office:value="3.9476218248441">
            <text:p>3.95</text:p>
          </table:table-cell>
          <table:table-cell table:formula="of:=TAN(RADIANS([.R256]/2))*TAN(RADIANS([.R256]/2))" office:value-type="float" office:value="0.043029676579423">
            <text:p>0.04</text:p>
          </table:table-cell>
          <table:table-cell table:formula="of:=4*DEGREES([.U256]*SIN(2*RADIANS([.I256]))-2*[.K256]*SIN(RADIANS([.J256]))+4*[.K256]*[.U256]*SIN(RADIANS([.J256]))*COS(2*RADIANS([.I256]))-0.5*[.U256]*[.U256]*SIN(4*RADIANS([.I256]))-1.25*[.K256]*[.K256]*SIN(2*RADIANS([.J256])))" office:value-type="float" office:value="3.80513909060767">
            <text:p>3.81</text:p>
          </table:table-cell>
          <table:table-cell table:formula="of:=DEGREES(ACOS(COS(RADIANS(90.833))/(COS(RADIANS([.$B$2]))*COS(RADIANS([.T256])))-TAN(RADIANS([.$B$2]))*TAN(RADIANS([.T256]))))" office:value-type="float" office:value="93.9077480463719">
            <text:p>93.91</text:p>
          </table:table-cell>
          <table:table-cell table:style-name="ce7" table:formula="of:=(720-4*[.$B$3]-[.V256]+[.$B$4]*60)/1440" office:value-type="float" office:value="0.497357542298189">
            <text:p>11:56:12</text:p>
          </table:table-cell>
          <table:table-cell table:style-name="ce7" table:formula="of:=([.X256]*1440-[.W256]*4)/1440" office:value-type="float" office:value="0.236502686613823">
            <text:p>5:40:34</text:p>
          </table:table-cell>
          <table:table-cell table:style-name="ce7" table:formula="of:=([.X256]*1440+[.W256]*4)/1440" office:value-type="float" office:value="0.758212397982555">
            <text:p>18:11:50</text:p>
          </table:table-cell>
          <table:table-cell table:formula="of:=8*[.W256]" office:value-type="float" office:value="751.261984370975">
            <text:p>751.26</text:p>
          </table:table-cell>
          <table:table-cell table:formula="of:=MOD([.E256]*1440+[.V256]+4*[.$B$3]-60*[.$B$4];1440)" office:value-type="float" office:value="723.805139090608">
            <text:p>723.81</text:p>
          </table:table-cell>
          <table:table-cell table:formula="of:=IF([.AB256]/4&lt;0;[.AB256]/4+180;[.AB256]/4-180)" office:value-type="float" office:value="0.951284772651917">
            <text:p>0.95</text:p>
          </table:table-cell>
          <table:table-cell table:formula="of:=DEGREES(ACOS(SIN(RADIANS([.$B$2]))*SIN(RADIANS([.T256]))+COS(RADIANS([.$B$2]))*COS(RADIANS([.T256]))*COS(RADIANS([.AC256]))))" office:value-type="float" office:value="32.0643860845029">
            <text:p>32.06</text:p>
          </table:table-cell>
          <table:table-cell table:formula="of:=90-[.AD256]" office:value-type="float" office:value="57.9356139154971">
            <text:p>57.94</text:p>
          </table:table-cell>
          <table:table-cell table:formula="of:=IF([.AE256]&gt;85;0;IF([.AE256]&gt;5;58.1/TAN(RADIANS([.AE256]))-0.07/POWER(TAN(RADIANS([.AE256]));3)+0.000086/POWER(TAN(RADIANS([.AE256]));5);IF([.AE256]&gt;-0.575;1735+[.AE256]*(-518.2+[.AE256]*(103.4+[.AE256]*(-12.79+[.AE256]*0.711)));-20.772/TAN(RADIANS([.AE256])))))/3600" office:value-type="float" office:value="0.0101051546704517">
            <text:p>0.01</text:p>
          </table:table-cell>
          <table:table-cell table:formula="of:=[.AE256]+[.AF256]" office:value-type="float" office:value="57.9457190701675">
            <text:p>57.95</text:p>
          </table:table-cell>
          <table:table-cell table:formula="of:=IF([.AC256]&gt;0;MOD(DEGREES(ACOS(((SIN(RADIANS([.$B$2]))*COS(RADIANS([.AD256])))-SIN(RADIANS([.T256])))/(COS(RADIANS([.$B$2]))*SIN(RADIANS([.AD256])))))+180;360);MOD(540-DEGREES(ACOS(((SIN(RADIANS([.$B$2]))*COS(RADIANS([.AD256])))-SIN(RADIANS([.T256])))/(COS(RADIANS([.$B$2]))*SIN(RADIANS([.AD256])))));360))" office:value-type="float" office:value="181.787885439428">
            <text:p>181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6]+1" office:value-type="date" office:date-value="2026-09-13">
            <text:p>9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7]+2415018.5+[.E257]-[.$B$4]/24" office:value-type="float" office:value="2461297.29166667">
            <text:p>2461297.29</text:p>
          </table:table-cell>
          <table:table-cell table:style-name="ce9" table:formula="of:=([.F257]-2451545)/36525" office:value-type="float" office:value="0.267003194159247">
            <text:p>0.26700319</text:p>
          </table:table-cell>
          <table:table-cell/>
          <table:table-cell table:formula="of:=MOD(280.46646+[.G257]*(36000.76983+[.G257]*0.0003032);360)" office:value-type="float" office:value="172.787018417206">
            <text:p>172.79</text:p>
          </table:table-cell>
          <table:table-cell table:formula="of:=357.52911+[.G257]*(35999.05029-0.0001537*[.G257])" office:value-type="float" office:value="9969.390513172">
            <text:p>9969.39</text:p>
          </table:table-cell>
          <table:table-cell table:formula="of:=0.016708634-[.G257]*(0.000042037+0.0000001267*[.G257])" office:value-type="float" office:value="0.0166974009541947">
            <text:p>0.02</text:p>
          </table:table-cell>
          <table:table-cell table:formula="of:=SIN(RADIANS([.J257]))*(1.914602-[.G257]*(0.004817+0.000014*[.G257]))+SIN(RADIANS(2*[.J257]))*(0.019993-0.000101*[.G257])+SIN(RADIANS(3*[.J257]))*0.000289" office:value-type="float" office:value="-1.77757228999197">
            <text:p>-1.78</text:p>
          </table:table-cell>
          <table:table-cell table:formula="of:=[.I257]+[.L257]" office:value-type="float" office:value="171.009446127214">
            <text:p>171.01</text:p>
          </table:table-cell>
          <table:table-cell table:formula="of:=[.J257]+[.L257]" office:value-type="float" office:value="9967.61294088201">
            <text:p>9967.61</text:p>
          </table:table-cell>
          <table:table-cell table:formula="of:=(1.000001018*(1-[.K257]*[.K257]))/(1+[.K257]*COS(RADIANS([.N257])))" office:value-type="float" office:value="1.00612053540868">
            <text:p>1.01</text:p>
          </table:table-cell>
          <table:table-cell table:formula="of:=[.M257]-0.00569-0.00478*SIN(RADIANS(125.04-1934.136*[.G257]))" office:value-type="float" office:value="171.006245163819">
            <text:p>171.01</text:p>
          </table:table-cell>
          <table:table-cell table:formula="of:=23+(26+((21.448-[.G257]*(46.815+[.G257]*(0.00059-[.G257]*0.001813))))/60)/60" office:value-type="float" office:value="23.4358189549761">
            <text:p>23.44</text:p>
          </table:table-cell>
          <table:table-cell table:formula="of:=[.Q257]+0.00256*COS(RADIANS(125.04-1934.136*[.G257]))" office:value-type="float" office:value="23.4380044990639">
            <text:p>23.44</text:p>
          </table:table-cell>
          <table:table-cell table:formula="of:=DEGREES(ATAN2(COS(RADIANS([.P257]));COS(RADIANS([.R257]))*SIN(RADIANS([.P257]))))" office:value-type="float" office:value="171.737616367055">
            <text:p>171.74</text:p>
          </table:table-cell>
          <table:table-cell table:formula="of:=DEGREES(ASIN(SIN(RADIANS([.R257]))*SIN(RADIANS([.P257]))))" office:value-type="float" office:value="3.56495201167042">
            <text:p>3.56</text:p>
          </table:table-cell>
          <table:table-cell table:formula="of:=TAN(RADIANS([.R257]/2))*TAN(RADIANS([.R257]/2))" office:value-type="float" office:value="0.0430296705860988">
            <text:p>0.04</text:p>
          </table:table-cell>
          <table:table-cell table:formula="of:=4*DEGREES([.U257]*SIN(2*RADIANS([.I257]))-2*[.K257]*SIN(RADIANS([.J257]))+4*[.K257]*[.U257]*SIN(RADIANS([.J257]))*COS(2*RADIANS([.I257]))-0.5*[.U257]*[.U257]*SIN(4*RADIANS([.I257]))-1.25*[.K257]*[.K257]*SIN(2*RADIANS([.J257])))" office:value-type="float" office:value="4.15956929840971">
            <text:p>4.16</text:p>
          </table:table-cell>
          <table:table-cell table:formula="of:=DEGREES(ACOS(COS(RADIANS(90.833))/(COS(RADIANS([.$B$2]))*COS(RADIANS([.T257])))-TAN(RADIANS([.$B$2]))*TAN(RADIANS([.T257]))))" office:value-type="float" office:value="93.6274642135091">
            <text:p>93.63</text:p>
          </table:table-cell>
          <table:table-cell table:style-name="ce7" table:formula="of:=(720-4*[.$B$3]-[.V257]+[.$B$4]*60)/1440" office:value-type="float" office:value="0.497111410209438">
            <text:p>11:55:50</text:p>
          </table:table-cell>
          <table:table-cell table:style-name="ce7" table:formula="of:=([.X257]*1440-[.W257]*4)/1440" office:value-type="float" office:value="0.237035120727468">
            <text:p>5:41:20</text:p>
          </table:table-cell>
          <table:table-cell table:style-name="ce7" table:formula="of:=([.X257]*1440+[.W257]*4)/1440" office:value-type="float" office:value="0.757187699691408">
            <text:p>18:10:21</text:p>
          </table:table-cell>
          <table:table-cell table:formula="of:=8*[.W257]" office:value-type="float" office:value="749.019713708073">
            <text:p>749.02</text:p>
          </table:table-cell>
          <table:table-cell table:formula="of:=MOD([.E257]*1440+[.V257]+4*[.$B$3]-60*[.$B$4];1440)" office:value-type="float" office:value="724.15956929841">
            <text:p>724.16</text:p>
          </table:table-cell>
          <table:table-cell table:formula="of:=IF([.AB257]/4&lt;0;[.AB257]/4+180;[.AB257]/4-180)" office:value-type="float" office:value="1.03989232460242">
            <text:p>1.04</text:p>
          </table:table-cell>
          <table:table-cell table:formula="of:=DEGREES(ACOS(SIN(RADIANS([.$B$2]))*SIN(RADIANS([.T257]))+COS(RADIANS([.$B$2]))*COS(RADIANS([.T257]))*COS(RADIANS([.AC257]))))" office:value-type="float" office:value="32.4492516785417">
            <text:p>32.45</text:p>
          </table:table-cell>
          <table:table-cell table:formula="of:=90-[.AD257]" office:value-type="float" office:value="57.5507483214583">
            <text:p>57.55</text:p>
          </table:table-cell>
          <table:table-cell table:formula="of:=IF([.AE257]&gt;85;0;IF([.AE257]&gt;5;58.1/TAN(RADIANS([.AE257]))-0.07/POWER(TAN(RADIANS([.AE257]));3)+0.000086/POWER(TAN(RADIANS([.AE257]));5);IF([.AE257]&gt;-0.575;1735+[.AE257]*(-518.2+[.AE257]*(103.4+[.AE257]*(-12.79+[.AE257]*0.711)));-20.772/TAN(RADIANS([.AE257])))))/3600" office:value-type="float" office:value="0.0102565255907585">
            <text:p>0.01</text:p>
          </table:table-cell>
          <table:table-cell table:formula="of:=[.AE257]+[.AF257]" office:value-type="float" office:value="57.561004847049">
            <text:p>57.56</text:p>
          </table:table-cell>
          <table:table-cell table:formula="of:=IF([.AC257]&gt;0;MOD(DEGREES(ACOS(((SIN(RADIANS([.$B$2]))*COS(RADIANS([.AD257])))-SIN(RADIANS([.T257])))/(COS(RADIANS([.$B$2]))*SIN(RADIANS([.AD257])))))+180;360);MOD(540-DEGREES(ACOS(((SIN(RADIANS([.$B$2]))*COS(RADIANS([.AD257])))-SIN(RADIANS([.T257])))/(COS(RADIANS([.$B$2]))*SIN(RADIANS([.AD257])))));360))" office:value-type="float" office:value="181.934611347559">
            <text:p>181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7]+1" office:value-type="date" office:date-value="2026-09-14">
            <text:p>9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8]+2415018.5+[.E258]-[.$B$4]/24" office:value-type="float" office:value="2461298.29166667">
            <text:p>2461298.29</text:p>
          </table:table-cell>
          <table:table-cell table:style-name="ce9" table:formula="of:=([.F258]-2451545)/36525" office:value-type="float" office:value="0.267030572667119">
            <text:p>0.26703057</text:p>
          </table:table-cell>
          <table:table-cell/>
          <table:table-cell table:formula="of:=MOD(280.46646+[.G258]*(36000.76983+[.G258]*0.0003032);360)" office:value-type="float" office:value="173.772665781804">
            <text:p>173.77</text:p>
          </table:table-cell>
          <table:table-cell table:formula="of:=357.52911+[.G258]*(35999.05029-0.0001537*[.G258])" office:value-type="float" office:value="9970.37611345148">
            <text:p>9970.38</text:p>
          </table:table-cell>
          <table:table-cell table:formula="of:=0.016708634-[.G258]*(0.000042037+0.0000001267*[.G258])" office:value-type="float" office:value="0.0166973998014319">
            <text:p>0.02</text:p>
          </table:table-cell>
          <table:table-cell table:formula="of:=SIN(RADIANS([.J258]))*(1.914602-[.G258]*(0.004817+0.000014*[.G258]))+SIN(RADIANS(2*[.J258]))*(0.019993-0.000101*[.G258])+SIN(RADIANS(3*[.J258]))*0.000289" office:value-type="float" office:value="-1.78940324160395">
            <text:p>-1.79</text:p>
          </table:table-cell>
          <table:table-cell table:formula="of:=[.I258]+[.L258]" office:value-type="float" office:value="171.9832625402">
            <text:p>171.98</text:p>
          </table:table-cell>
          <table:table-cell table:formula="of:=[.J258]+[.L258]" office:value-type="float" office:value="9968.58671020987">
            <text:p>9968.59</text:p>
          </table:table-cell>
          <table:table-cell table:formula="of:=(1.000001018*(1-[.K258]*[.K258]))/(1+[.K258]*COS(RADIANS([.N258])))" office:value-type="float" office:value="1.00585400045971">
            <text:p>1.01</text:p>
          </table:table-cell>
          <table:table-cell table:formula="of:=[.M258]-0.00569-0.00478*SIN(RADIANS(125.04-1934.136*[.G258]))" office:value-type="float" office:value="171.980065347307">
            <text:p>171.98</text:p>
          </table:table-cell>
          <table:table-cell table:formula="of:=23+(26+((21.448-[.G258]*(46.815+[.G258]*(0.00059-[.G258]*0.001813))))/60)/60" office:value-type="float" office:value="23.435818598942">
            <text:p>23.44</text:p>
          </table:table-cell>
          <table:table-cell table:formula="of:=[.Q258]+0.00256*COS(RADIANS(125.04-1934.136*[.G258]))" office:value-type="float" office:value="23.4380029100773">
            <text:p>23.44</text:p>
          </table:table-cell>
          <table:table-cell table:formula="of:=DEGREES(ATAN2(COS(RADIANS([.P258]));COS(RADIANS([.R258]))*SIN(RADIANS([.P258]))))" office:value-type="float" office:value="172.634194835946">
            <text:p>172.63</text:p>
          </table:table-cell>
          <table:table-cell table:formula="of:=DEGREES(ASIN(SIN(RADIANS([.R258]))*SIN(RADIANS([.P258]))))" office:value-type="float" office:value="3.18120901503557">
            <text:p>3.18</text:p>
          </table:table-cell>
          <table:table-cell table:formula="of:=TAN(RADIANS([.R258]/2))*TAN(RADIANS([.R258]/2))" office:value-type="float" office:value="0.0430296645857255">
            <text:p>0.04</text:p>
          </table:table-cell>
          <table:table-cell table:formula="of:=4*DEGREES([.U258]*SIN(2*RADIANS([.I258]))-2*[.K258]*SIN(RADIANS([.J258]))+4*[.K258]*[.U258]*SIN(RADIANS([.J258]))*COS(2*RADIANS([.I258]))-0.5*[.U258]*[.U258]*SIN(4*RADIANS([.I258]))-1.25*[.K258]*[.K258]*SIN(2*RADIANS([.J258])))" office:value-type="float" office:value="4.51518025828902">
            <text:p>4.52</text:p>
          </table:table-cell>
          <table:table-cell table:formula="of:=DEGREES(ACOS(COS(RADIANS(90.833))/(COS(RADIANS([.$B$2]))*COS(RADIANS([.T258])))-TAN(RADIANS([.$B$2]))*TAN(RADIANS([.T258]))))" office:value-type="float" office:value="93.3467618697343">
            <text:p>93.35</text:p>
          </table:table-cell>
          <table:table-cell table:style-name="ce7" table:formula="of:=(720-4*[.$B$3]-[.V258]+[.$B$4]*60)/1440" office:value-type="float" office:value="0.496864458153966">
            <text:p>11:55:29</text:p>
          </table:table-cell>
          <table:table-cell table:style-name="ce7" table:formula="of:=([.X258]*1440-[.W258]*4)/1440" office:value-type="float" office:value="0.237567897404704">
            <text:p>5:42:06</text:p>
          </table:table-cell>
          <table:table-cell table:style-name="ce7" table:formula="of:=([.X258]*1440+[.W258]*4)/1440" office:value-type="float" office:value="0.756161018903228">
            <text:p>18:08:52</text:p>
          </table:table-cell>
          <table:table-cell table:formula="of:=8*[.W258]" office:value-type="float" office:value="746.774094957874">
            <text:p>746.77</text:p>
          </table:table-cell>
          <table:table-cell table:formula="of:=MOD([.E258]*1440+[.V258]+4*[.$B$3]-60*[.$B$4];1440)" office:value-type="float" office:value="724.515180258289">
            <text:p>724.52</text:p>
          </table:table-cell>
          <table:table-cell table:formula="of:=IF([.AB258]/4&lt;0;[.AB258]/4+180;[.AB258]/4-180)" office:value-type="float" office:value="1.12879506457224">
            <text:p>1.13</text:p>
          </table:table-cell>
          <table:table-cell table:formula="of:=DEGREES(ACOS(SIN(RADIANS([.$B$2]))*SIN(RADIANS([.T258]))+COS(RADIANS([.$B$2]))*COS(RADIANS([.T258]))*COS(RADIANS([.AC258]))))" office:value-type="float" office:value="32.8353588946928">
            <text:p>32.84</text:p>
          </table:table-cell>
          <table:table-cell table:formula="of:=90-[.AD258]" office:value-type="float" office:value="57.1646411053072">
            <text:p>57.16</text:p>
          </table:table-cell>
          <table:table-cell table:formula="of:=IF([.AE258]&gt;85;0;IF([.AE258]&gt;5;58.1/TAN(RADIANS([.AE258]))-0.07/POWER(TAN(RADIANS([.AE258]));3)+0.000086/POWER(TAN(RADIANS([.AE258]));5);IF([.AE258]&gt;-0.575;1735+[.AE258]*(-518.2+[.AE258]*(103.4+[.AE258]*(-12.79+[.AE258]*0.711)));-20.772/TAN(RADIANS([.AE258])))))/3600" office:value-type="float" office:value="0.0104096830859505">
            <text:p>0.01</text:p>
          </table:table-cell>
          <table:table-cell table:formula="of:=[.AE258]+[.AF258]" office:value-type="float" office:value="57.1750507883932">
            <text:p>57.18</text:p>
          </table:table-cell>
          <table:table-cell table:formula="of:=IF([.AC258]&gt;0;MOD(DEGREES(ACOS(((SIN(RADIANS([.$B$2]))*COS(RADIANS([.AD258])))-SIN(RADIANS([.T258])))/(COS(RADIANS([.$B$2]))*SIN(RADIANS([.AD258])))))+180;360);MOD(540-DEGREES(ACOS(((SIN(RADIANS([.$B$2]))*COS(RADIANS([.AD258])))-SIN(RADIANS([.T258])))/(COS(RADIANS([.$B$2]))*SIN(RADIANS([.AD258])))));360))" office:value-type="float" office:value="182.078890098038">
            <text:p>182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8]+1" office:value-type="date" office:date-value="2026-09-15">
            <text:p>9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9]+2415018.5+[.E259]-[.$B$4]/24" office:value-type="float" office:value="2461299.29166667">
            <text:p>2461299.29</text:p>
          </table:table-cell>
          <table:table-cell table:style-name="ce9" table:formula="of:=([.F259]-2451545)/36525" office:value-type="float" office:value="0.26705795117499">
            <text:p>0.26705795</text:p>
          </table:table-cell>
          <table:table-cell/>
          <table:table-cell table:formula="of:=MOD(280.46646+[.G259]*(36000.76983+[.G259]*0.0003032);360)" office:value-type="float" office:value="174.758313146402">
            <text:p>174.76</text:p>
          </table:table-cell>
          <table:table-cell table:formula="of:=357.52911+[.G259]*(35999.05029-0.0001537*[.G259])" office:value-type="float" office:value="9971.36171373095">
            <text:p>9971.36</text:p>
          </table:table-cell>
          <table:table-cell table:formula="of:=0.016708634-[.G259]*(0.000042037+0.0000001267*[.G259])" office:value-type="float" office:value="0.0166973986486689">
            <text:p>0.02</text:p>
          </table:table-cell>
          <table:table-cell table:formula="of:=SIN(RADIANS([.J259]))*(1.914602-[.G259]*(0.004817+0.000014*[.G259]))+SIN(RADIANS(2*[.J259]))*(0.019993-0.000101*[.G259])+SIN(RADIANS(3*[.J259]))*0.000289" office:value-type="float" office:value="-1.80071627220642">
            <text:p>-1.8</text:p>
          </table:table-cell>
          <table:table-cell table:formula="of:=[.I259]+[.L259]" office:value-type="float" office:value="172.957596874195">
            <text:p>172.96</text:p>
          </table:table-cell>
          <table:table-cell table:formula="of:=[.J259]+[.L259]" office:value-type="float" office:value="9969.56099745875">
            <text:p>9969.56</text:p>
          </table:table-cell>
          <table:table-cell table:formula="of:=(1.000001018*(1-[.K259]*[.K259]))/(1+[.K259]*COS(RADIANS([.N259])))" office:value-type="float" office:value="1.00558568265344">
            <text:p>1.01</text:p>
          </table:table-cell>
          <table:table-cell table:formula="of:=[.M259]-0.00569-0.00478*SIN(RADIANS(125.04-1934.136*[.G259]))" office:value-type="float" office:value="172.954403449674">
            <text:p>172.95</text:p>
          </table:table-cell>
          <table:table-cell table:formula="of:=23+(26+((21.448-[.G259]*(46.815+[.G259]*(0.00059-[.G259]*0.001813))))/60)/60" office:value-type="float" office:value="23.4358182429079">
            <text:p>23.44</text:p>
          </table:table-cell>
          <table:table-cell table:formula="of:=[.Q259]+0.00256*COS(RADIANS(125.04-1934.136*[.G259]))" office:value-type="float" office:value="23.4380013192248">
            <text:p>23.44</text:p>
          </table:table-cell>
          <table:table-cell table:formula="of:=DEGREES(ATAN2(COS(RADIANS([.P259]));COS(RADIANS([.R259]))*SIN(RADIANS([.P259]))))" office:value-type="float" office:value="173.530581734648">
            <text:p>173.53</text:p>
          </table:table-cell>
          <table:table-cell table:formula="of:=DEGREES(ASIN(SIN(RADIANS([.R259]))*SIN(RADIANS([.P259]))))" office:value-type="float" office:value="2.79648459317112">
            <text:p>2.8</text:p>
          </table:table-cell>
          <table:table-cell table:formula="of:=TAN(RADIANS([.R259]/2))*TAN(RADIANS([.R259]/2))" office:value-type="float" office:value="0.0430296585783069">
            <text:p>0.04</text:p>
          </table:table-cell>
          <table:table-cell table:formula="of:=4*DEGREES([.U259]*SIN(2*RADIANS([.I259]))-2*[.K259]*SIN(RADIANS([.J259]))+4*[.K259]*[.U259]*SIN(RADIANS([.J259]))*COS(2*RADIANS([.I259]))-0.5*[.U259]*[.U259]*SIN(4*RADIANS([.I259]))-1.25*[.K259]*[.K259]*SIN(2*RADIANS([.J259])))" office:value-type="float" office:value="4.87165194742153">
            <text:p>4.87</text:p>
          </table:table-cell>
          <table:table-cell table:formula="of:=DEGREES(ACOS(COS(RADIANS(90.833))/(COS(RADIANS([.$B$2]))*COS(RADIANS([.T259])))-TAN(RADIANS([.$B$2]))*TAN(RADIANS([.T259]))))" office:value-type="float" office:value="93.0656784133262">
            <text:p>93.07</text:p>
          </table:table-cell>
          <table:table-cell table:style-name="ce7" table:formula="of:=(720-4*[.$B$3]-[.V259]+[.$B$4]*60)/1440" office:value-type="float" office:value="0.496616908369846">
            <text:p>11:55:08</text:p>
          </table:table-cell>
          <table:table-cell table:style-name="ce7" table:formula="of:=([.X259]*1440-[.W259]*4)/1440" office:value-type="float" office:value="0.238101134999496">
            <text:p>5:42:52</text:p>
          </table:table-cell>
          <table:table-cell table:style-name="ce7" table:formula="of:=([.X259]*1440+[.W259]*4)/1440" office:value-type="float" office:value="0.755132681740197">
            <text:p>18:07:23</text:p>
          </table:table-cell>
          <table:table-cell table:formula="of:=8*[.W259]" office:value-type="float" office:value="744.525427306609">
            <text:p>744.53</text:p>
          </table:table-cell>
          <table:table-cell table:formula="of:=MOD([.E259]*1440+[.V259]+4*[.$B$3]-60*[.$B$4];1440)" office:value-type="float" office:value="724.871651947422">
            <text:p>724.87</text:p>
          </table:table-cell>
          <table:table-cell table:formula="of:=IF([.AB259]/4&lt;0;[.AB259]/4+180;[.AB259]/4-180)" office:value-type="float" office:value="1.2179129868554">
            <text:p>1.22</text:p>
          </table:table-cell>
          <table:table-cell table:formula="of:=DEGREES(ACOS(SIN(RADIANS([.$B$2]))*SIN(RADIANS([.T259]))+COS(RADIANS([.$B$2]))*COS(RADIANS([.T259]))*COS(RADIANS([.AC259]))))" office:value-type="float" office:value="33.2226103402703">
            <text:p>33.22</text:p>
          </table:table-cell>
          <table:table-cell table:formula="of:=90-[.AD259]" office:value-type="float" office:value="56.7773896597297">
            <text:p>56.78</text:p>
          </table:table-cell>
          <table:table-cell table:formula="of:=IF([.AE259]&gt;85;0;IF([.AE259]&gt;5;58.1/TAN(RADIANS([.AE259]))-0.07/POWER(TAN(RADIANS([.AE259]));3)+0.000086/POWER(TAN(RADIANS([.AE259]));5);IF([.AE259]&gt;-0.575;1735+[.AE259]*(-518.2+[.AE259]*(103.4+[.AE259]*(-12.79+[.AE259]*0.711)));-20.772/TAN(RADIANS([.AE259])))))/3600" office:value-type="float" office:value="0.0105646314728065">
            <text:p>0.01</text:p>
          </table:table-cell>
          <table:table-cell table:formula="of:=[.AE259]+[.AF259]" office:value-type="float" office:value="56.7879542912025">
            <text:p>56.79</text:p>
          </table:table-cell>
          <table:table-cell table:formula="of:=IF([.AC259]&gt;0;MOD(DEGREES(ACOS(((SIN(RADIANS([.$B$2]))*COS(RADIANS([.AD259])))-SIN(RADIANS([.T259])))/(COS(RADIANS([.$B$2]))*SIN(RADIANS([.AD259])))))+180;360);MOD(540-DEGREES(ACOS(((SIN(RADIANS([.$B$2]))*COS(RADIANS([.AD259])))-SIN(RADIANS([.T259])))/(COS(RADIANS([.$B$2]))*SIN(RADIANS([.AD259])))));360))" office:value-type="float" office:value="182.220642945842">
            <text:p>182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9]+1" office:value-type="date" office:date-value="2026-09-16">
            <text:p>9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0]+2415018.5+[.E260]-[.$B$4]/24" office:value-type="float" office:value="2461300.29166667">
            <text:p>2461300.29</text:p>
          </table:table-cell>
          <table:table-cell table:style-name="ce9" table:formula="of:=([.F260]-2451545)/36525" office:value-type="float" office:value="0.267085329682861">
            <text:p>0.26708533</text:p>
          </table:table-cell>
          <table:table-cell/>
          <table:table-cell table:formula="of:=MOD(280.46646+[.G260]*(36000.76983+[.G260]*0.0003032);360)" office:value-type="float" office:value="175.743960511001">
            <text:p>175.74</text:p>
          </table:table-cell>
          <table:table-cell table:formula="of:=357.52911+[.G260]*(35999.05029-0.0001537*[.G260])" office:value-type="float" office:value="9972.34731401043">
            <text:p>9972.35</text:p>
          </table:table-cell>
          <table:table-cell table:formula="of:=0.016708634-[.G260]*(0.000042037+0.0000001267*[.G260])" office:value-type="float" office:value="0.0166973974959057">
            <text:p>0.02</text:p>
          </table:table-cell>
          <table:table-cell table:formula="of:=SIN(RADIANS([.J260]))*(1.914602-[.G260]*(0.004817+0.000014*[.G260]))+SIN(RADIANS(2*[.J260]))*(0.019993-0.000101*[.G260])+SIN(RADIANS(3*[.J260]))*0.000289" office:value-type="float" office:value="-1.81150758535449">
            <text:p>-1.81</text:p>
          </table:table-cell>
          <table:table-cell table:formula="of:=[.I260]+[.L260]" office:value-type="float" office:value="173.932452925647">
            <text:p>173.93</text:p>
          </table:table-cell>
          <table:table-cell table:formula="of:=[.J260]+[.L260]" office:value-type="float" office:value="9970.53580642508">
            <text:p>9970.54</text:p>
          </table:table-cell>
          <table:table-cell table:formula="of:=(1.000001018*(1-[.K260]*[.K260]))/(1+[.K260]*COS(RADIANS([.N260])))" office:value-type="float" office:value="1.00531565864274">
            <text:p>1.01</text:p>
          </table:table-cell>
          <table:table-cell table:formula="of:=[.M260]-0.00569-0.00478*SIN(RADIANS(125.04-1934.136*[.G260]))" office:value-type="float" office:value="173.929263267366">
            <text:p>173.93</text:p>
          </table:table-cell>
          <table:table-cell table:formula="of:=23+(26+((21.448-[.G260]*(46.815+[.G260]*(0.00059-[.G260]*0.001813))))/60)/60" office:value-type="float" office:value="23.4358178868738">
            <text:p>23.44</text:p>
          </table:table-cell>
          <table:table-cell table:formula="of:=[.Q260]+0.00256*COS(RADIANS(125.04-1934.136*[.G260]))" office:value-type="float" office:value="23.4379997265076">
            <text:p>23.44</text:p>
          </table:table-cell>
          <table:table-cell table:formula="of:=DEGREES(ATAN2(COS(RADIANS([.P260]));COS(RADIANS([.R260]))*SIN(RADIANS([.P260]))))" office:value-type="float" office:value="174.426859844885">
            <text:p>174.43</text:p>
          </table:table-cell>
          <table:table-cell table:formula="of:=DEGREES(ASIN(SIN(RADIANS([.R260]))*SIN(RADIANS([.P260]))))" office:value-type="float" office:value="2.41087075865618">
            <text:p>2.41</text:p>
          </table:table-cell>
          <table:table-cell table:formula="of:=TAN(RADIANS([.R260]/2))*TAN(RADIANS([.R260]/2))" office:value-type="float" office:value="0.0430296525638472">
            <text:p>0.04</text:p>
          </table:table-cell>
          <table:table-cell table:formula="of:=4*DEGREES([.U260]*SIN(2*RADIANS([.I260]))-2*[.K260]*SIN(RADIANS([.J260]))+4*[.K260]*[.U260]*SIN(RADIANS([.J260]))*COS(2*RADIANS([.I260]))-0.5*[.U260]*[.U260]*SIN(4*RADIANS([.I260]))-1.25*[.K260]*[.K260]*SIN(2*RADIANS([.J260])))" office:value-type="float" office:value="5.22866191870871">
            <text:p>5.23</text:p>
          </table:table-cell>
          <table:table-cell table:formula="of:=DEGREES(ACOS(COS(RADIANS(90.833))/(COS(RADIANS([.$B$2]))*COS(RADIANS([.T260])))-TAN(RADIANS([.$B$2]))*TAN(RADIANS([.T260]))))" office:value-type="float" office:value="92.7842507844013">
            <text:p>92.78</text:p>
          </table:table-cell>
          <table:table-cell table:style-name="ce7" table:formula="of:=(720-4*[.$B$3]-[.V260]+[.$B$4]*60)/1440" office:value-type="float" office:value="0.496368984778675">
            <text:p>11:54:46</text:p>
          </table:table-cell>
          <table:table-cell table:style-name="ce7" table:formula="of:=([.X260]*1440-[.W260]*4)/1440" office:value-type="float" office:value="0.238634954822004">
            <text:p>5:43:38</text:p>
          </table:table-cell>
          <table:table-cell table:style-name="ce7" table:formula="of:=([.X260]*1440+[.W260]*4)/1440" office:value-type="float" office:value="0.754103014735345">
            <text:p>18:05:55</text:p>
          </table:table-cell>
          <table:table-cell table:formula="of:=8*[.W260]" office:value-type="float" office:value="742.27400627521">
            <text:p>742.27</text:p>
          </table:table-cell>
          <table:table-cell table:formula="of:=MOD([.E260]*1440+[.V260]+4*[.$B$3]-60*[.$B$4];1440)" office:value-type="float" office:value="725.228661918709">
            <text:p>725.23</text:p>
          </table:table-cell>
          <table:table-cell table:formula="of:=IF([.AB260]/4&lt;0;[.AB260]/4+180;[.AB260]/4-180)" office:value-type="float" office:value="1.30716547967717">
            <text:p>1.31</text:p>
          </table:table-cell>
          <table:table-cell table:formula="of:=DEGREES(ACOS(SIN(RADIANS([.$B$2]))*SIN(RADIANS([.T260]))+COS(RADIANS([.$B$2]))*COS(RADIANS([.T260]))*COS(RADIANS([.AC260]))))" office:value-type="float" office:value="33.6109078438944">
            <text:p>33.61</text:p>
          </table:table-cell>
          <table:table-cell table:formula="of:=90-[.AD260]" office:value-type="float" office:value="56.3890921561056">
            <text:p>56.39</text:p>
          </table:table-cell>
          <table:table-cell table:formula="of:=IF([.AE260]&gt;85;0;IF([.AE260]&gt;5;58.1/TAN(RADIANS([.AE260]))-0.07/POWER(TAN(RADIANS([.AE260]));3)+0.000086/POWER(TAN(RADIANS([.AE260]));5);IF([.AE260]&gt;-0.575;1735+[.AE260]*(-518.2+[.AE260]*(103.4+[.AE260]*(-12.79+[.AE260]*0.711)));-20.772/TAN(RADIANS([.AE260])))))/3600" office:value-type="float" office:value="0.0107213747796039">
            <text:p>0.01</text:p>
          </table:table-cell>
          <table:table-cell table:formula="of:=[.AE260]+[.AF260]" office:value-type="float" office:value="56.3998135308852">
            <text:p>56.4</text:p>
          </table:table-cell>
          <table:table-cell table:formula="of:=IF([.AC260]&gt;0;MOD(DEGREES(ACOS(((SIN(RADIANS([.$B$2]))*COS(RADIANS([.AD260])))-SIN(RADIANS([.T260])))/(COS(RADIANS([.$B$2]))*SIN(RADIANS([.AD260])))))+180;360);MOD(540-DEGREES(ACOS(((SIN(RADIANS([.$B$2]))*COS(RADIANS([.AD260])))-SIN(RADIANS([.T260])))/(COS(RADIANS([.$B$2]))*SIN(RADIANS([.AD260])))));360))" office:value-type="float" office:value="182.359794394572">
            <text:p>182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0]+1" office:value-type="date" office:date-value="2026-09-17">
            <text:p>9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1]+2415018.5+[.E261]-[.$B$4]/24" office:value-type="float" office:value="2461301.29166667">
            <text:p>2461301.29</text:p>
          </table:table-cell>
          <table:table-cell table:style-name="ce9" table:formula="of:=([.F261]-2451545)/36525" office:value-type="float" office:value="0.267112708190733">
            <text:p>0.26711271</text:p>
          </table:table-cell>
          <table:table-cell/>
          <table:table-cell table:formula="of:=MOD(280.46646+[.G261]*(36000.76983+[.G261]*0.0003032);360)" office:value-type="float" office:value="176.729607875599">
            <text:p>176.73</text:p>
          </table:table-cell>
          <table:table-cell table:formula="of:=357.52911+[.G261]*(35999.05029-0.0001537*[.G261])" office:value-type="float" office:value="9973.33291428991">
            <text:p>9973.33</text:p>
          </table:table-cell>
          <table:table-cell table:formula="of:=0.016708634-[.G261]*(0.000042037+0.0000001267*[.G261])" office:value-type="float" office:value="0.0166973963431423">
            <text:p>0.02</text:p>
          </table:table-cell>
          <table:table-cell table:formula="of:=SIN(RADIANS([.J261]))*(1.914602-[.G261]*(0.004817+0.000014*[.G261]))+SIN(RADIANS(2*[.J261]))*(0.019993-0.000101*[.G261])+SIN(RADIANS(3*[.J261]))*0.000289" office:value-type="float" office:value="-1.82177352525643">
            <text:p>-1.82</text:p>
          </table:table-cell>
          <table:table-cell table:formula="of:=[.I261]+[.L261]" office:value-type="float" office:value="174.907834350343">
            <text:p>174.91</text:p>
          </table:table-cell>
          <table:table-cell table:formula="of:=[.J261]+[.L261]" office:value-type="float" office:value="9971.51114076465">
            <text:p>9971.51</text:p>
          </table:table-cell>
          <table:table-cell table:formula="of:=(1.000001018*(1-[.K261]*[.K261]))/(1+[.K261]*COS(RADIANS([.N261])))" office:value-type="float" office:value="1.00504400569261">
            <text:p>1.01</text:p>
          </table:table-cell>
          <table:table-cell table:formula="of:=[.M261]-0.00569-0.00478*SIN(RADIANS(125.04-1934.136*[.G261]))" office:value-type="float" office:value="174.904648456166">
            <text:p>174.9</text:p>
          </table:table-cell>
          <table:table-cell table:formula="of:=23+(26+((21.448-[.G261]*(46.815+[.G261]*(0.00059-[.G261]*0.001813))))/60)/60" office:value-type="float" office:value="23.4358175308396">
            <text:p>23.44</text:p>
          </table:table-cell>
          <table:table-cell table:formula="of:=[.Q261]+0.00256*COS(RADIANS(125.04-1934.136*[.G261]))" office:value-type="float" office:value="23.4379981319268">
            <text:p>23.44</text:p>
          </table:table-cell>
          <table:table-cell table:formula="of:=DEGREES(ATAN2(COS(RADIANS([.P261]));COS(RADIANS([.R261]))*SIN(RADIANS([.P261]))))" office:value-type="float" office:value="175.32311243361">
            <text:p>175.32</text:p>
          </table:table-cell>
          <table:table-cell table:formula="of:=DEGREES(ASIN(SIN(RADIANS([.R261]))*SIN(RADIANS([.P261]))))" office:value-type="float" office:value="2.02445979295712">
            <text:p>2.02</text:p>
          </table:table-cell>
          <table:table-cell table:formula="of:=TAN(RADIANS([.R261]/2))*TAN(RADIANS([.R261]/2))" office:value-type="float" office:value="0.0430296465423502">
            <text:p>0.04</text:p>
          </table:table-cell>
          <table:table-cell table:formula="of:=4*DEGREES([.U261]*SIN(2*RADIANS([.I261]))-2*[.K261]*SIN(RADIANS([.J261]))+4*[.K261]*[.U261]*SIN(RADIANS([.J261]))*COS(2*RADIANS([.I261]))-0.5*[.U261]*[.U261]*SIN(4*RADIANS([.I261]))-1.25*[.K261]*[.K261]*SIN(2*RADIANS([.J261])))" office:value-type="float" office:value="5.5858854109907">
            <text:p>5.59</text:p>
          </table:table-cell>
          <table:table-cell table:formula="of:=DEGREES(ACOS(COS(RADIANS(90.833))/(COS(RADIANS([.$B$2]))*COS(RADIANS([.T261])))-TAN(RADIANS([.$B$2]))*TAN(RADIANS([.T261]))))" office:value-type="float" office:value="92.5025155341934">
            <text:p>92.5</text:p>
          </table:table-cell>
          <table:table-cell table:style-name="ce7" table:formula="of:=(720-4*[.$B$3]-[.V261]+[.$B$4]*60)/1440" office:value-type="float" office:value="0.496120912909034">
            <text:p>11:54:25</text:p>
          </table:table-cell>
          <table:table-cell table:style-name="ce7" table:formula="of:=([.X261]*1440-[.W261]*4)/1440" office:value-type="float" office:value="0.239169480869608">
            <text:p>5:44:24</text:p>
          </table:table-cell>
          <table:table-cell table:style-name="ce7" table:formula="of:=([.X261]*1440+[.W261]*4)/1440" office:value-type="float" office:value="0.75307234494846">
            <text:p>18:04:25</text:p>
          </table:table-cell>
          <table:table-cell table:formula="of:=8*[.W261]" office:value-type="float" office:value="740.020124273547">
            <text:p>740.02</text:p>
          </table:table-cell>
          <table:table-cell table:formula="of:=MOD([.E261]*1440+[.V261]+4*[.$B$3]-60*[.$B$4];1440)" office:value-type="float" office:value="725.585885410991">
            <text:p>725.59</text:p>
          </table:table-cell>
          <table:table-cell table:formula="of:=IF([.AB261]/4&lt;0;[.AB261]/4+180;[.AB261]/4-180)" office:value-type="float" office:value="1.39647135274768">
            <text:p>1.4</text:p>
          </table:table-cell>
          <table:table-cell table:formula="of:=DEGREES(ACOS(SIN(RADIANS([.$B$2]))*SIN(RADIANS([.T261]))+COS(RADIANS([.$B$2]))*COS(RADIANS([.T261]))*COS(RADIANS([.AC261]))))" office:value-type="float" office:value="34.0001524608906">
            <text:p>34</text:p>
          </table:table-cell>
          <table:table-cell table:formula="of:=90-[.AD261]" office:value-type="float" office:value="55.9998475391094">
            <text:p>56</text:p>
          </table:table-cell>
          <table:table-cell table:formula="of:=IF([.AE261]&gt;85;0;IF([.AE261]&gt;5;58.1/TAN(RADIANS([.AE261]))-0.07/POWER(TAN(RADIANS([.AE261]));3)+0.000086/POWER(TAN(RADIANS([.AE261]));5);IF([.AE261]&gt;-0.575;1735+[.AE261]*(-518.2+[.AE261]*(103.4+[.AE261]*(-12.79+[.AE261]*0.711)));-20.772/TAN(RADIANS([.AE261])))))/3600" office:value-type="float" office:value="0.0108799166986181">
            <text:p>0.01</text:p>
          </table:table-cell>
          <table:table-cell table:formula="of:=[.AE261]+[.AF261]" office:value-type="float" office:value="56.0107274558081">
            <text:p>56.01</text:p>
          </table:table-cell>
          <table:table-cell table:formula="of:=IF([.AC261]&gt;0;MOD(DEGREES(ACOS(((SIN(RADIANS([.$B$2]))*COS(RADIANS([.AD261])))-SIN(RADIANS([.T261])))/(COS(RADIANS([.$B$2]))*SIN(RADIANS([.AD261])))))+180;360);MOD(540-DEGREES(ACOS(((SIN(RADIANS([.$B$2]))*COS(RADIANS([.AD261])))-SIN(RADIANS([.T261])))/(COS(RADIANS([.$B$2]))*SIN(RADIANS([.AD261])))));360))" office:value-type="float" office:value="182.496272061217">
            <text:p>182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1]+1" office:value-type="date" office:date-value="2026-09-18">
            <text:p>9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2]+2415018.5+[.E262]-[.$B$4]/24" office:value-type="float" office:value="2461302.29166667">
            <text:p>2461302.29</text:p>
          </table:table-cell>
          <table:table-cell table:style-name="ce9" table:formula="of:=([.F262]-2451545)/36525" office:value-type="float" office:value="0.267140086698604">
            <text:p>0.26714009</text:p>
          </table:table-cell>
          <table:table-cell/>
          <table:table-cell table:formula="of:=MOD(280.46646+[.G262]*(36000.76983+[.G262]*0.0003032);360)" office:value-type="float" office:value="177.715255240199">
            <text:p>177.72</text:p>
          </table:table-cell>
          <table:table-cell table:formula="of:=357.52911+[.G262]*(35999.05029-0.0001537*[.G262])" office:value-type="float" office:value="9974.31851456939">
            <text:p>9974.32</text:p>
          </table:table-cell>
          <table:table-cell table:formula="of:=0.016708634-[.G262]*(0.000042037+0.0000001267*[.G262])" office:value-type="float" office:value="0.0166973951903787">
            <text:p>0.02</text:p>
          </table:table-cell>
          <table:table-cell table:formula="of:=SIN(RADIANS([.J262]))*(1.914602-[.G262]*(0.004817+0.000014*[.G262]))+SIN(RADIANS(2*[.J262]))*(0.019993-0.000101*[.G262])+SIN(RADIANS(3*[.J262]))*0.000289" office:value-type="float" office:value="-1.83151057836063">
            <text:p>-1.83</text:p>
          </table:table-cell>
          <table:table-cell table:formula="of:=[.I262]+[.L262]" office:value-type="float" office:value="175.883744661838">
            <text:p>175.88</text:p>
          </table:table-cell>
          <table:table-cell table:formula="of:=[.J262]+[.L262]" office:value-type="float" office:value="9972.48700399103">
            <text:p>9972.49</text:p>
          </table:table-cell>
          <table:table-cell table:formula="of:=(1.000001018*(1-[.K262]*[.K262]))/(1+[.K262]*COS(RADIANS([.N262])))" office:value-type="float" office:value="1.00477080166055">
            <text:p>1</text:p>
          </table:table-cell>
          <table:table-cell table:formula="of:=[.M262]-0.00569-0.00478*SIN(RADIANS(125.04-1934.136*[.G262]))" office:value-type="float" office:value="175.880562529627">
            <text:p>175.88</text:p>
          </table:table-cell>
          <table:table-cell table:formula="of:=23+(26+((21.448-[.G262]*(46.815+[.G262]*(0.00059-[.G262]*0.001813))))/60)/60" office:value-type="float" office:value="23.4358171748055">
            <text:p>23.44</text:p>
          </table:table-cell>
          <table:table-cell table:formula="of:=[.Q262]+0.00256*COS(RADIANS(125.04-1934.136*[.G262]))" office:value-type="float" office:value="23.4379965354833">
            <text:p>23.44</text:p>
          </table:table-cell>
          <table:table-cell table:formula="of:=DEGREES(ATAN2(COS(RADIANS([.P262]));COS(RADIANS([.R262]))*SIN(RADIANS([.P262]))))" office:value-type="float" office:value="176.21942320531">
            <text:p>176.22</text:p>
          </table:table-cell>
          <table:table-cell table:formula="of:=DEGREES(ASIN(SIN(RADIANS([.R262]))*SIN(RADIANS([.P262]))))" office:value-type="float" office:value="1.63734426127547">
            <text:p>1.64</text:p>
          </table:table-cell>
          <table:table-cell table:formula="of:=TAN(RADIANS([.R262]/2))*TAN(RADIANS([.R262]/2))" office:value-type="float" office:value="0.04302964051382">
            <text:p>0.04</text:p>
          </table:table-cell>
          <table:table-cell table:formula="of:=4*DEGREES([.U262]*SIN(2*RADIANS([.I262]))-2*[.K262]*SIN(RADIANS([.J262]))+4*[.K262]*[.U262]*SIN(RADIANS([.J262]))*COS(2*RADIANS([.I262]))-0.5*[.U262]*[.U262]*SIN(4*RADIANS([.I262]))-1.25*[.K262]*[.K262]*SIN(2*RADIANS([.J262])))" office:value-type="float" office:value="5.94299545952451">
            <text:p>5.94</text:p>
          </table:table-cell>
          <table:table-cell table:formula="of:=DEGREES(ACOS(COS(RADIANS(90.833))/(COS(RADIANS([.$B$2]))*COS(RADIANS([.T262])))-TAN(RADIANS([.$B$2]))*TAN(RADIANS([.T262]))))" office:value-type="float" office:value="92.2205088949631">
            <text:p>92.22</text:p>
          </table:table-cell>
          <table:table-cell table:style-name="ce7" table:formula="of:=(720-4*[.$B$3]-[.V262]+[.$B$4]*60)/1440" office:value-type="float" office:value="0.495872919819775">
            <text:p>11:54:03</text:p>
          </table:table-cell>
          <table:table-cell table:style-name="ce7" table:formula="of:=([.X262]*1440-[.W262]*4)/1440" office:value-type="float" office:value="0.239704839555988">
            <text:p>5:45:10</text:p>
          </table:table-cell>
          <table:table-cell table:style-name="ce7" table:formula="of:=([.X262]*1440+[.W262]*4)/1440" office:value-type="float" office:value="0.752041000083561">
            <text:p>18:02:56</text:p>
          </table:table-cell>
          <table:table-cell table:formula="of:=8*[.W262]" office:value-type="float" office:value="737.764071159705">
            <text:p>737.76</text:p>
          </table:table-cell>
          <table:table-cell table:formula="of:=MOD([.E262]*1440+[.V262]+4*[.$B$3]-60*[.$B$4];1440)" office:value-type="float" office:value="725.942995459524">
            <text:p>725.94</text:p>
          </table:table-cell>
          <table:table-cell table:formula="of:=IF([.AB262]/4&lt;0;[.AB262]/4+180;[.AB262]/4-180)" office:value-type="float" office:value="1.48574886488112">
            <text:p>1.49</text:p>
          </table:table-cell>
          <table:table-cell table:formula="of:=DEGREES(ACOS(SIN(RADIANS([.$B$2]))*SIN(RADIANS([.T262]))+COS(RADIANS([.$B$2]))*COS(RADIANS([.T262]))*COS(RADIANS([.AC262]))))" office:value-type="float" office:value="34.3902444791568">
            <text:p>34.39</text:p>
          </table:table-cell>
          <table:table-cell table:formula="of:=90-[.AD262]" office:value-type="float" office:value="55.6097555208432">
            <text:p>55.61</text:p>
          </table:table-cell>
          <table:table-cell table:formula="of:=IF([.AE262]&gt;85;0;IF([.AE262]&gt;5;58.1/TAN(RADIANS([.AE262]))-0.07/POWER(TAN(RADIANS([.AE262]));3)+0.000086/POWER(TAN(RADIANS([.AE262]));5);IF([.AE262]&gt;-0.575;1735+[.AE262]*(-518.2+[.AE262]*(103.4+[.AE262]*(-12.79+[.AE262]*0.711)));-20.772/TAN(RADIANS([.AE262])))))/3600" office:value-type="float" office:value="0.011040260535826">
            <text:p>0.01</text:p>
          </table:table-cell>
          <table:table-cell table:formula="of:=[.AE262]+[.AF262]" office:value-type="float" office:value="55.620795781379">
            <text:p>55.62</text:p>
          </table:table-cell>
          <table:table-cell table:formula="of:=IF([.AC262]&gt;0;MOD(DEGREES(ACOS(((SIN(RADIANS([.$B$2]))*COS(RADIANS([.AD262])))-SIN(RADIANS([.T262])))/(COS(RADIANS([.$B$2]))*SIN(RADIANS([.AD262])))))+180;360);MOD(540-DEGREES(ACOS(((SIN(RADIANS([.$B$2]))*COS(RADIANS([.AD262])))-SIN(RADIANS([.T262])))/(COS(RADIANS([.$B$2]))*SIN(RADIANS([.AD262])))));360))" office:value-type="float" office:value="182.630006547256">
            <text:p>182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2]+1" office:value-type="date" office:date-value="2026-09-19">
            <text:p>9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3]+2415018.5+[.E263]-[.$B$4]/24" office:value-type="float" office:value="2461303.29166667">
            <text:p>2461303.29</text:p>
          </table:table-cell>
          <table:table-cell table:style-name="ce9" table:formula="of:=([.F263]-2451545)/36525" office:value-type="float" office:value="0.267167465206475">
            <text:p>0.26716747</text:p>
          </table:table-cell>
          <table:table-cell/>
          <table:table-cell table:formula="of:=MOD(280.46646+[.G263]*(36000.76983+[.G263]*0.0003032);360)" office:value-type="float" office:value="178.7009026048">
            <text:p>178.7</text:p>
          </table:table-cell>
          <table:table-cell table:formula="of:=357.52911+[.G263]*(35999.05029-0.0001537*[.G263])" office:value-type="float" office:value="9975.30411484886">
            <text:p>9975.3</text:p>
          </table:table-cell>
          <table:table-cell table:formula="of:=0.016708634-[.G263]*(0.000042037+0.0000001267*[.G263])" office:value-type="float" office:value="0.0166973940376149">
            <text:p>0.02</text:p>
          </table:table-cell>
          <table:table-cell table:formula="of:=SIN(RADIANS([.J263]))*(1.914602-[.G263]*(0.004817+0.000014*[.G263]))+SIN(RADIANS(2*[.J263]))*(0.019993-0.000101*[.G263])+SIN(RADIANS(3*[.J263]))*0.000289" office:value-type="float" office:value="-1.84071537491752">
            <text:p>-1.84</text:p>
          </table:table-cell>
          <table:table-cell table:formula="of:=[.I263]+[.L263]" office:value-type="float" office:value="176.860187229882">
            <text:p>176.86</text:p>
          </table:table-cell>
          <table:table-cell table:formula="of:=[.J263]+[.L263]" office:value-type="float" office:value="9973.46339947394">
            <text:p>9973.46</text:p>
          </table:table-cell>
          <table:table-cell table:formula="of:=(1.000001018*(1-[.K263]*[.K263]))/(1+[.K263]*COS(RADIANS([.N263])))" office:value-type="float" office:value="1.00449612497665">
            <text:p>1</text:p>
          </table:table-cell>
          <table:table-cell table:formula="of:=[.M263]-0.00569-0.00478*SIN(RADIANS(125.04-1934.136*[.G263]))" office:value-type="float" office:value="176.857008857495">
            <text:p>176.86</text:p>
          </table:table-cell>
          <table:table-cell table:formula="of:=23+(26+((21.448-[.G263]*(46.815+[.G263]*(0.00059-[.G263]*0.001813))))/60)/60" office:value-type="float" office:value="23.4358168187714">
            <text:p>23.44</text:p>
          </table:table-cell>
          <table:table-cell table:formula="of:=[.Q263]+0.00256*COS(RADIANS(125.04-1934.136*[.G263]))" office:value-type="float" office:value="23.4379949371783">
            <text:p>23.44</text:p>
          </table:table-cell>
          <table:table-cell table:formula="of:=DEGREES(ATAN2(COS(RADIANS([.P263]));COS(RADIANS([.R263]))*SIN(RADIANS([.P263]))))" office:value-type="float" office:value="177.115876254284">
            <text:p>177.12</text:p>
          </table:table-cell>
          <table:table-cell table:formula="of:=DEGREES(ASIN(SIN(RADIANS([.R263]))*SIN(RADIANS([.P263]))))" office:value-type="float" office:value="1.24961702766181">
            <text:p>1.25</text:p>
          </table:table-cell>
          <table:table-cell table:formula="of:=TAN(RADIANS([.R263]/2))*TAN(RADIANS([.R263]/2))" office:value-type="float" office:value="0.0430296344782606">
            <text:p>0.04</text:p>
          </table:table-cell>
          <table:table-cell table:formula="of:=4*DEGREES([.U263]*SIN(2*RADIANS([.I263]))-2*[.K263]*SIN(RADIANS([.J263]))+4*[.K263]*[.U263]*SIN(RADIANS([.J263]))*COS(2*RADIANS([.I263]))-0.5*[.U263]*[.U263]*SIN(4*RADIANS([.I263]))-1.25*[.K263]*[.K263]*SIN(2*RADIANS([.J263])))" office:value-type="float" office:value="6.29966300776408">
            <text:p>6.3</text:p>
          </table:table-cell>
          <table:table-cell table:formula="of:=DEGREES(ACOS(COS(RADIANS(90.833))/(COS(RADIANS([.$B$2]))*COS(RADIANS([.T263])))-TAN(RADIANS([.$B$2]))*TAN(RADIANS([.T263]))))" office:value-type="float" office:value="91.9382668505146">
            <text:p>91.94</text:p>
          </table:table-cell>
          <table:table-cell table:style-name="ce7" table:formula="of:=(720-4*[.$B$3]-[.V263]+[.$B$4]*60)/1440" office:value-type="float" office:value="0.495625234022386">
            <text:p>11:53:42</text:p>
          </table:table-cell>
          <table:table-cell table:style-name="ce7" table:formula="of:=([.X263]*1440-[.W263]*4)/1440" office:value-type="float" office:value="0.240241159437623">
            <text:p>5:45:57</text:p>
          </table:table-cell>
          <table:table-cell table:style-name="ce7" table:formula="of:=([.X263]*1440+[.W263]*4)/1440" office:value-type="float" office:value="0.751009308607149">
            <text:p>18:01:27</text:p>
          </table:table-cell>
          <table:table-cell table:formula="of:=8*[.W263]" office:value-type="float" office:value="735.506134804117">
            <text:p>735.51</text:p>
          </table:table-cell>
          <table:table-cell table:formula="of:=MOD([.E263]*1440+[.V263]+4*[.$B$3]-60*[.$B$4];1440)" office:value-type="float" office:value="726.299663007764">
            <text:p>726.3</text:p>
          </table:table-cell>
          <table:table-cell table:formula="of:=IF([.AB263]/4&lt;0;[.AB263]/4+180;[.AB263]/4-180)" office:value-type="float" office:value="1.57491575194103">
            <text:p>1.57</text:p>
          </table:table-cell>
          <table:table-cell table:formula="of:=DEGREES(ACOS(SIN(RADIANS([.$B$2]))*SIN(RADIANS([.T263]))+COS(RADIANS([.$B$2]))*COS(RADIANS([.T263]))*COS(RADIANS([.AC263]))))" office:value-type="float" office:value="34.7810834255115">
            <text:p>34.78</text:p>
          </table:table-cell>
          <table:table-cell table:formula="of:=90-[.AD263]" office:value-type="float" office:value="55.2189165744885">
            <text:p>55.22</text:p>
          </table:table-cell>
          <table:table-cell table:formula="of:=IF([.AE263]&gt;85;0;IF([.AE263]&gt;5;58.1/TAN(RADIANS([.AE263]))-0.07/POWER(TAN(RADIANS([.AE263]));3)+0.000086/POWER(TAN(RADIANS([.AE263]));5);IF([.AE263]&gt;-0.575;1735+[.AE263]*(-518.2+[.AE263]*(103.4+[.AE263]*(-12.79+[.AE263]*0.711)));-20.772/TAN(RADIANS([.AE263])))))/3600" office:value-type="float" office:value="0.0112024091577005">
            <text:p>0.01</text:p>
          </table:table-cell>
          <table:table-cell table:formula="of:=[.AE263]+[.AF263]" office:value-type="float" office:value="55.2301189836462">
            <text:p>55.23</text:p>
          </table:table-cell>
          <table:table-cell table:formula="of:=IF([.AC263]&gt;0;MOD(DEGREES(ACOS(((SIN(RADIANS([.$B$2]))*COS(RADIANS([.AD263])))-SIN(RADIANS([.T263])))/(COS(RADIANS([.$B$2]))*SIN(RADIANS([.AD263])))))+180;360);MOD(540-DEGREES(ACOS(((SIN(RADIANS([.$B$2]))*COS(RADIANS([.AD263])))-SIN(RADIANS([.T263])))/(COS(RADIANS([.$B$2]))*SIN(RADIANS([.AD263])))));360))" office:value-type="float" office:value="182.760931316215">
            <text:p>182.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3]+1" office:value-type="date" office:date-value="2026-09-20">
            <text:p>9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4]+2415018.5+[.E264]-[.$B$4]/24" office:value-type="float" office:value="2461304.29166667">
            <text:p>2461304.29</text:p>
          </table:table-cell>
          <table:table-cell table:style-name="ce9" table:formula="of:=([.F264]-2451545)/36525" office:value-type="float" office:value="0.267194843714347">
            <text:p>0.26719484</text:p>
          </table:table-cell>
          <table:table-cell/>
          <table:table-cell table:formula="of:=MOD(280.46646+[.G264]*(36000.76983+[.G264]*0.0003032);360)" office:value-type="float" office:value="179.686549969398">
            <text:p>179.69</text:p>
          </table:table-cell>
          <table:table-cell table:formula="of:=357.52911+[.G264]*(35999.05029-0.0001537*[.G264])" office:value-type="float" office:value="9976.28971512834">
            <text:p>9976.29</text:p>
          </table:table-cell>
          <table:table-cell table:formula="of:=0.016708634-[.G264]*(0.000042037+0.0000001267*[.G264])" office:value-type="float" office:value="0.016697392884851">
            <text:p>0.02</text:p>
          </table:table-cell>
          <table:table-cell table:formula="of:=SIN(RADIANS([.J264]))*(1.914602-[.G264]*(0.004817+0.000014*[.G264]))+SIN(RADIANS(2*[.J264]))*(0.019993-0.000101*[.G264])+SIN(RADIANS(3*[.J264]))*0.000289" office:value-type="float" office:value="-1.84938469051603">
            <text:p>-1.85</text:p>
          </table:table-cell>
          <table:table-cell table:formula="of:=[.I264]+[.L264]" office:value-type="float" office:value="177.837165278882">
            <text:p>177.84</text:p>
          </table:table-cell>
          <table:table-cell table:formula="of:=[.J264]+[.L264]" office:value-type="float" office:value="9974.44033043782">
            <text:p>9974.44</text:p>
          </table:table-cell>
          <table:table-cell table:formula="of:=(1.000001018*(1-[.K264]*[.K264]))/(1+[.K264]*COS(RADIANS([.N264])))" office:value-type="float" office:value="1.00422005462349">
            <text:p>1</text:p>
          </table:table-cell>
          <table:table-cell table:formula="of:=[.M264]-0.00569-0.00478*SIN(RADIANS(125.04-1934.136*[.G264]))" office:value-type="float" office:value="177.833990664172">
            <text:p>177.83</text:p>
          </table:table-cell>
          <table:table-cell table:formula="of:=23+(26+((21.448-[.G264]*(46.815+[.G264]*(0.00059-[.G264]*0.001813))))/60)/60" office:value-type="float" office:value="23.4358164627373">
            <text:p>23.44</text:p>
          </table:table-cell>
          <table:table-cell table:formula="of:=[.Q264]+0.00256*COS(RADIANS(125.04-1934.136*[.G264]))" office:value-type="float" office:value="23.4379933370127">
            <text:p>23.44</text:p>
          </table:table-cell>
          <table:table-cell table:formula="of:=DEGREES(ATAN2(COS(RADIANS([.P264]));COS(RADIANS([.R264]))*SIN(RADIANS([.P264]))))" office:value-type="float" office:value="178.01255601686">
            <text:p>178.01</text:p>
          </table:table-cell>
          <table:table-cell table:formula="of:=DEGREES(ASIN(SIN(RADIANS([.R264]))*SIN(RADIANS([.P264]))))" office:value-type="float" office:value="0.861371270323013">
            <text:p>0.86</text:p>
          </table:table-cell>
          <table:table-cell table:formula="of:=TAN(RADIANS([.R264]/2))*TAN(RADIANS([.R264]/2))" office:value-type="float" office:value="0.043029628435676">
            <text:p>0.04</text:p>
          </table:table-cell>
          <table:table-cell table:formula="of:=4*DEGREES([.U264]*SIN(2*RADIANS([.I264]))-2*[.K264]*SIN(RADIANS([.J264]))+4*[.K264]*[.U264]*SIN(RADIANS([.J264]))*COS(2*RADIANS([.I264]))-0.5*[.U264]*[.U264]*SIN(4*RADIANS([.I264]))-1.25*[.K264]*[.K264]*SIN(2*RADIANS([.J264])))" office:value-type="float" office:value="6.65555702152137">
            <text:p>6.66</text:p>
          </table:table-cell>
          <table:table-cell table:formula="of:=DEGREES(ACOS(COS(RADIANS(90.833))/(COS(RADIANS([.$B$2]))*COS(RADIANS([.T264])))-TAN(RADIANS([.$B$2]))*TAN(RADIANS([.T264]))))" office:value-type="float" office:value="91.6558252072773">
            <text:p>91.66</text:p>
          </table:table-cell>
          <table:table-cell table:style-name="ce7" table:formula="of:=(720-4*[.$B$3]-[.V264]+[.$B$4]*60)/1440" office:value-type="float" office:value="0.495378085401721">
            <text:p>11:53:21</text:p>
          </table:table-cell>
          <table:table-cell table:style-name="ce7" table:formula="of:=([.X264]*1440-[.W264]*4)/1440" office:value-type="float" office:value="0.240778570937062">
            <text:p>5:46:43</text:p>
          </table:table-cell>
          <table:table-cell table:style-name="ce7" table:formula="of:=([.X264]*1440+[.W264]*4)/1440" office:value-type="float" office:value="0.74997759986638">
            <text:p>17:59:58</text:p>
          </table:table-cell>
          <table:table-cell table:formula="of:=8*[.W264]" office:value-type="float" office:value="733.246601658218">
            <text:p>733.25</text:p>
          </table:table-cell>
          <table:table-cell table:formula="of:=MOD([.E264]*1440+[.V264]+4*[.$B$3]-60*[.$B$4];1440)" office:value-type="float" office:value="726.655557021521">
            <text:p>726.66</text:p>
          </table:table-cell>
          <table:table-cell table:formula="of:=IF([.AB264]/4&lt;0;[.AB264]/4+180;[.AB264]/4-180)" office:value-type="float" office:value="1.66388925538035">
            <text:p>1.66</text:p>
          </table:table-cell>
          <table:table-cell table:formula="of:=DEGREES(ACOS(SIN(RADIANS([.$B$2]))*SIN(RADIANS([.T264]))+COS(RADIANS([.$B$2]))*COS(RADIANS([.T264]))*COS(RADIANS([.AC264]))))" office:value-type="float" office:value="35.1725680725712">
            <text:p>35.17</text:p>
          </table:table-cell>
          <table:table-cell table:formula="of:=90-[.AD264]" office:value-type="float" office:value="54.8274319274288">
            <text:p>54.83</text:p>
          </table:table-cell>
          <table:table-cell table:formula="of:=IF([.AE264]&gt;85;0;IF([.AE264]&gt;5;58.1/TAN(RADIANS([.AE264]))-0.07/POWER(TAN(RADIANS([.AE264]));3)+0.000086/POWER(TAN(RADIANS([.AE264]));5);IF([.AE264]&gt;-0.575;1735+[.AE264]*(-518.2+[.AE264]*(103.4+[.AE264]*(-12.79+[.AE264]*0.711)));-20.772/TAN(RADIANS([.AE264])))))/3600" office:value-type="float" office:value="0.011366364934996">
            <text:p>0.01</text:p>
          </table:table-cell>
          <table:table-cell table:formula="of:=[.AE264]+[.AF264]" office:value-type="float" office:value="54.8387982923638">
            <text:p>54.84</text:p>
          </table:table-cell>
          <table:table-cell table:formula="of:=IF([.AC264]&gt;0;MOD(DEGREES(ACOS(((SIN(RADIANS([.$B$2]))*COS(RADIANS([.AD264])))-SIN(RADIANS([.T264])))/(COS(RADIANS([.$B$2]))*SIN(RADIANS([.AD264])))))+180;360);MOD(540-DEGREES(ACOS(((SIN(RADIANS([.$B$2]))*COS(RADIANS([.AD264])))-SIN(RADIANS([.T264])))/(COS(RADIANS([.$B$2]))*SIN(RADIANS([.AD264])))));360))" office:value-type="float" office:value="182.888982577879">
            <text:p>182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4]+1" office:value-type="date" office:date-value="2026-09-21">
            <text:p>9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5]+2415018.5+[.E265]-[.$B$4]/24" office:value-type="float" office:value="2461305.29166667">
            <text:p>2461305.29</text:p>
          </table:table-cell>
          <table:table-cell table:style-name="ce9" table:formula="of:=([.F265]-2451545)/36525" office:value-type="float" office:value="0.267222222222218">
            <text:p>0.26722222</text:p>
          </table:table-cell>
          <table:table-cell/>
          <table:table-cell table:formula="of:=MOD(280.46646+[.G265]*(36000.76983+[.G265]*0.0003032);360)" office:value-type="float" office:value="180.672197333999">
            <text:p>180.67</text:p>
          </table:table-cell>
          <table:table-cell table:formula="of:=357.52911+[.G265]*(35999.05029-0.0001537*[.G265])" office:value-type="float" office:value="9977.27531540781">
            <text:p>9977.28</text:p>
          </table:table-cell>
          <table:table-cell table:formula="of:=0.016708634-[.G265]*(0.000042037+0.0000001267*[.G265])" office:value-type="float" office:value="0.0166973917320868">
            <text:p>0.02</text:p>
          </table:table-cell>
          <table:table-cell table:formula="of:=SIN(RADIANS([.J265]))*(1.914602-[.G265]*(0.004817+0.000014*[.G265]))+SIN(RADIANS(2*[.J265]))*(0.019993-0.000101*[.G265])+SIN(RADIANS(3*[.J265]))*0.000289" office:value-type="float" office:value="-1.85751544759296">
            <text:p>-1.86</text:p>
          </table:table-cell>
          <table:table-cell table:formula="of:=[.I265]+[.L265]" office:value-type="float" office:value="178.814681886406">
            <text:p>178.81</text:p>
          </table:table-cell>
          <table:table-cell table:formula="of:=[.J265]+[.L265]" office:value-type="float" office:value="9975.41779996022">
            <text:p>9975.42</text:p>
          </table:table-cell>
          <table:table-cell table:formula="of:=(1.000001018*(1-[.K265]*[.K265]))/(1+[.K265]*COS(RADIANS([.N265])))" office:value-type="float" office:value="1.00394267011564">
            <text:p>1</text:p>
          </table:table-cell>
          <table:table-cell table:formula="of:=[.M265]-0.00569-0.00478*SIN(RADIANS(125.04-1934.136*[.G265]))" office:value-type="float" office:value="178.811511027226">
            <text:p>178.81</text:p>
          </table:table-cell>
          <table:table-cell table:formula="of:=23+(26+((21.448-[.G265]*(46.815+[.G265]*(0.00059-[.G265]*0.001813))))/60)/60" office:value-type="float" office:value="23.4358161067031">
            <text:p>23.44</text:p>
          </table:table-cell>
          <table:table-cell table:formula="of:=[.Q265]+0.00256*COS(RADIANS(125.04-1934.136*[.G265]))" office:value-type="float" office:value="23.4379917349878">
            <text:p>23.44</text:p>
          </table:table-cell>
          <table:table-cell table:formula="of:=DEGREES(ATAN2(COS(RADIANS([.P265]));COS(RADIANS([.R265]))*SIN(RADIANS([.P265]))))" office:value-type="float" office:value="178.909547223464">
            <text:p>178.91</text:p>
          </table:table-cell>
          <table:table-cell table:formula="of:=DEGREES(ASIN(SIN(RADIANS([.R265]))*SIN(RADIANS([.P265]))))" office:value-type="float" office:value="0.472700497057883">
            <text:p>0.47</text:p>
          </table:table-cell>
          <table:table-cell table:formula="of:=TAN(RADIANS([.R265]/2))*TAN(RADIANS([.R265]/2))" office:value-type="float" office:value="0.0430296223860702">
            <text:p>0.04</text:p>
          </table:table-cell>
          <table:table-cell table:formula="of:=4*DEGREES([.U265]*SIN(2*RADIANS([.I265]))-2*[.K265]*SIN(RADIANS([.J265]))+4*[.K265]*[.U265]*SIN(RADIANS([.J265]))*COS(2*RADIANS([.I265]))-0.5*[.U265]*[.U265]*SIN(4*RADIANS([.I265]))-1.25*[.K265]*[.K265]*SIN(2*RADIANS([.J265])))" office:value-type="float" office:value="7.01034460658203">
            <text:p>7.01</text:p>
          </table:table-cell>
          <table:table-cell table:formula="of:=DEGREES(ACOS(COS(RADIANS(90.833))/(COS(RADIANS([.$B$2]))*COS(RADIANS([.T265])))-TAN(RADIANS([.$B$2]))*TAN(RADIANS([.T265]))))" office:value-type="float" office:value="91.3732196659193">
            <text:p>91.37</text:p>
          </table:table-cell>
          <table:table-cell table:style-name="ce7" table:formula="of:=(720-4*[.$B$3]-[.V265]+[.$B$4]*60)/1440" office:value-type="float" office:value="0.495131705134318">
            <text:p>11:52:59</text:p>
          </table:table-cell>
          <table:table-cell table:style-name="ce7" table:formula="of:=([.X265]*1440-[.W265]*4)/1440" office:value-type="float" office:value="0.24131720606232">
            <text:p>5:47:30</text:p>
          </table:table-cell>
          <table:table-cell table:style-name="ce7" table:formula="of:=([.X265]*1440+[.W265]*4)/1440" office:value-type="float" office:value="0.748946204206316">
            <text:p>17:58:29</text:p>
          </table:table-cell>
          <table:table-cell table:formula="of:=8*[.W265]" office:value-type="float" office:value="730.985757327354">
            <text:p>730.99</text:p>
          </table:table-cell>
          <table:table-cell table:formula="of:=MOD([.E265]*1440+[.V265]+4*[.$B$3]-60*[.$B$4];1440)" office:value-type="float" office:value="727.010344606582">
            <text:p>727.01</text:p>
          </table:table-cell>
          <table:table-cell table:formula="of:=IF([.AB265]/4&lt;0;[.AB265]/4+180;[.AB265]/4-180)" office:value-type="float" office:value="1.75258615164552">
            <text:p>1.75</text:p>
          </table:table-cell>
          <table:table-cell table:formula="of:=DEGREES(ACOS(SIN(RADIANS([.$B$2]))*SIN(RADIANS([.T265]))+COS(RADIANS([.$B$2]))*COS(RADIANS([.T265]))*COS(RADIANS([.AC265]))))" office:value-type="float" office:value="35.5645964462068">
            <text:p>35.56</text:p>
          </table:table-cell>
          <table:table-cell table:formula="of:=90-[.AD265]" office:value-type="float" office:value="54.4354035537932">
            <text:p>54.44</text:p>
          </table:table-cell>
          <table:table-cell table:formula="of:=IF([.AE265]&gt;85;0;IF([.AE265]&gt;5;58.1/TAN(RADIANS([.AE265]))-0.07/POWER(TAN(RADIANS([.AE265]));3)+0.000086/POWER(TAN(RADIANS([.AE265]));5);IF([.AE265]&gt;-0.575;1735+[.AE265]*(-518.2+[.AE265]*(103.4+[.AE265]*(-12.79+[.AE265]*0.711)));-20.772/TAN(RADIANS([.AE265])))))/3600" office:value-type="float" office:value="0.0115321296834236">
            <text:p>0.01</text:p>
          </table:table-cell>
          <table:table-cell table:formula="of:=[.AE265]+[.AF265]" office:value-type="float" office:value="54.4469356834766">
            <text:p>54.45</text:p>
          </table:table-cell>
          <table:table-cell table:formula="of:=IF([.AC265]&gt;0;MOD(DEGREES(ACOS(((SIN(RADIANS([.$B$2]))*COS(RADIANS([.AD265])))-SIN(RADIANS([.T265])))/(COS(RADIANS([.$B$2]))*SIN(RADIANS([.AD265])))))+180;360);MOD(540-DEGREES(ACOS(((SIN(RADIANS([.$B$2]))*COS(RADIANS([.AD265])))-SIN(RADIANS([.T265])))/(COS(RADIANS([.$B$2]))*SIN(RADIANS([.AD265])))));360))" office:value-type="float" office:value="183.014099179276">
            <text:p>183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5]+1" office:value-type="date" office:date-value="2026-09-22">
            <text:p>9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6]+2415018.5+[.E266]-[.$B$4]/24" office:value-type="float" office:value="2461306.29166667">
            <text:p>2461306.29</text:p>
          </table:table-cell>
          <table:table-cell table:style-name="ce9" table:formula="of:=([.F266]-2451545)/36525" office:value-type="float" office:value="0.267249600730089">
            <text:p>0.26724960</text:p>
          </table:table-cell>
          <table:table-cell/>
          <table:table-cell table:formula="of:=MOD(280.46646+[.G266]*(36000.76983+[.G266]*0.0003032);360)" office:value-type="float" office:value="181.657844698599">
            <text:p>181.66</text:p>
          </table:table-cell>
          <table:table-cell table:formula="of:=357.52911+[.G266]*(35999.05029-0.0001537*[.G266])" office:value-type="float" office:value="9978.26091568729">
            <text:p>9978.26</text:p>
          </table:table-cell>
          <table:table-cell table:formula="of:=0.016708634-[.G266]*(0.000042037+0.0000001267*[.G266])" office:value-type="float" office:value="0.0166973905793225">
            <text:p>0.02</text:p>
          </table:table-cell>
          <table:table-cell table:formula="of:=SIN(RADIANS([.J266]))*(1.914602-[.G266]*(0.004817+0.000014*[.G266]))+SIN(RADIANS(2*[.J266]))*(0.019993-0.000101*[.G266])+SIN(RADIANS(3*[.J266]))*0.000289" office:value-type="float" office:value="-1.86510471691472">
            <text:p>-1.87</text:p>
          </table:table-cell>
          <table:table-cell table:formula="of:=[.I266]+[.L266]" office:value-type="float" office:value="179.792739981684">
            <text:p>179.79</text:p>
          </table:table-cell>
          <table:table-cell table:formula="of:=[.J266]+[.L266]" office:value-type="float" office:value="9976.39581097037">
            <text:p>9976.4</text:p>
          </table:table-cell>
          <table:table-cell table:formula="of:=(1.000001018*(1-[.K266]*[.K266]))/(1+[.K266]*COS(RADIANS([.N266])))" office:value-type="float" office:value="1.0036640514789">
            <text:p>1</text:p>
          </table:table-cell>
          <table:table-cell table:formula="of:=[.M266]-0.00569-0.00478*SIN(RADIANS(125.04-1934.136*[.G266]))" office:value-type="float" office:value="179.789572875881">
            <text:p>179.79</text:p>
          </table:table-cell>
          <table:table-cell table:formula="of:=23+(26+((21.448-[.G266]*(46.815+[.G266]*(0.00059-[.G266]*0.001813))))/60)/60" office:value-type="float" office:value="23.435815750669">
            <text:p>23.44</text:p>
          </table:table-cell>
          <table:table-cell table:formula="of:=[.Q266]+0.00256*COS(RADIANS(125.04-1934.136*[.G266]))" office:value-type="float" office:value="23.4379901311044">
            <text:p>23.44</text:p>
          </table:table-cell>
          <table:table-cell table:formula="of:=DEGREES(ATAN2(COS(RADIANS([.P266]));COS(RADIANS([.R266]))*SIN(RADIANS([.P266]))))" office:value-type="float" office:value="179.80693485037">
            <text:p>179.81</text:p>
          </table:table-cell>
          <table:table-cell table:formula="of:=DEGREES(ASIN(SIN(RADIANS([.R266]))*SIN(RADIANS([.P266]))))" office:value-type="float" office:value="0.0836985607855015">
            <text:p>0.08</text:p>
          </table:table-cell>
          <table:table-cell table:formula="of:=TAN(RADIANS([.R266]/2))*TAN(RADIANS([.R266]/2))" office:value-type="float" office:value="0.0430296163294473">
            <text:p>0.04</text:p>
          </table:table-cell>
          <table:table-cell table:formula="of:=4*DEGREES([.U266]*SIN(2*RADIANS([.I266]))-2*[.K266]*SIN(RADIANS([.J266]))+4*[.K266]*[.U266]*SIN(RADIANS([.J266]))*COS(2*RADIANS([.I266]))-0.5*[.U266]*[.U266]*SIN(4*RADIANS([.I266]))-1.25*[.K266]*[.K266]*SIN(2*RADIANS([.J266])))" office:value-type="float" office:value="7.36369113082944">
            <text:p>7.36</text:p>
          </table:table-cell>
          <table:table-cell table:formula="of:=DEGREES(ACOS(COS(RADIANS(90.833))/(COS(RADIANS([.$B$2]))*COS(RADIANS([.T266])))-TAN(RADIANS([.$B$2]))*TAN(RADIANS([.T266]))))" office:value-type="float" office:value="91.0904858934825">
            <text:p>91.09</text:p>
          </table:table-cell>
          <table:table-cell table:style-name="ce7" table:formula="of:=(720-4*[.$B$3]-[.V266]+[.$B$4]*60)/1440" office:value-type="float" office:value="0.494886325603591">
            <text:p>11:52:38</text:p>
          </table:table-cell>
          <table:table-cell table:style-name="ce7" table:formula="of:=([.X266]*1440-[.W266]*4)/1440" office:value-type="float" office:value="0.241857198121695">
            <text:p>5:48:16</text:p>
          </table:table-cell>
          <table:table-cell table:style-name="ce7" table:formula="of:=([.X266]*1440+[.W266]*4)/1440" office:value-type="float" office:value="0.747915453085486">
            <text:p>17:57:00</text:p>
          </table:table-cell>
          <table:table-cell table:formula="of:=8*[.W266]" office:value-type="float" office:value="728.72388714786">
            <text:p>728.72</text:p>
          </table:table-cell>
          <table:table-cell table:formula="of:=MOD([.E266]*1440+[.V266]+4*[.$B$3]-60*[.$B$4];1440)" office:value-type="float" office:value="727.363691130829">
            <text:p>727.36</text:p>
          </table:table-cell>
          <table:table-cell table:formula="of:=IF([.AB266]/4&lt;0;[.AB266]/4+180;[.AB266]/4-180)" office:value-type="float" office:value="1.84092278270737">
            <text:p>1.84</text:p>
          </table:table-cell>
          <table:table-cell table:formula="of:=DEGREES(ACOS(SIN(RADIANS([.$B$2]))*SIN(RADIANS([.T266]))+COS(RADIANS([.$B$2]))*COS(RADIANS([.T266]))*COS(RADIANS([.AC266]))))" office:value-type="float" office:value="35.9570658335961">
            <text:p>35.96</text:p>
          </table:table-cell>
          <table:table-cell table:formula="of:=90-[.AD266]" office:value-type="float" office:value="54.0429341664039">
            <text:p>54.04</text:p>
          </table:table-cell>
          <table:table-cell table:formula="of:=IF([.AE266]&gt;85;0;IF([.AE266]&gt;5;58.1/TAN(RADIANS([.AE266]))-0.07/POWER(TAN(RADIANS([.AE266]));3)+0.000086/POWER(TAN(RADIANS([.AE266]));5);IF([.AE266]&gt;-0.575;1735+[.AE266]*(-518.2+[.AE266]*(103.4+[.AE266]*(-12.79+[.AE266]*0.711)));-20.772/TAN(RADIANS([.AE266])))))/3600" office:value-type="float" office:value="0.0116997046011032">
            <text:p>0.01</text:p>
          </table:table-cell>
          <table:table-cell table:formula="of:=[.AE266]+[.AF266]" office:value-type="float" office:value="54.054633871005">
            <text:p>54.05</text:p>
          </table:table-cell>
          <table:table-cell table:formula="of:=IF([.AC266]&gt;0;MOD(DEGREES(ACOS(((SIN(RADIANS([.$B$2]))*COS(RADIANS([.AD266])))-SIN(RADIANS([.T266])))/(COS(RADIANS([.$B$2]))*SIN(RADIANS([.AD266])))))+180;360);MOD(540-DEGREES(ACOS(((SIN(RADIANS([.$B$2]))*COS(RADIANS([.AD266])))-SIN(RADIANS([.T266])))/(COS(RADIANS([.$B$2]))*SIN(RADIANS([.AD266])))));360))" office:value-type="float" office:value="183.136222502516">
            <text:p>183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6]+1" office:value-type="date" office:date-value="2026-09-23">
            <text:p>9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7]+2415018.5+[.E267]-[.$B$4]/24" office:value-type="float" office:value="2461307.29166667">
            <text:p>2461307.29</text:p>
          </table:table-cell>
          <table:table-cell table:style-name="ce9" table:formula="of:=([.F267]-2451545)/36525" office:value-type="float" office:value="0.267276979237961">
            <text:p>0.26727698</text:p>
          </table:table-cell>
          <table:table-cell/>
          <table:table-cell table:formula="of:=MOD(280.46646+[.G267]*(36000.76983+[.G267]*0.0003032);360)" office:value-type="float" office:value="182.643492063202">
            <text:p>182.64</text:p>
          </table:table-cell>
          <table:table-cell table:formula="of:=357.52911+[.G267]*(35999.05029-0.0001537*[.G267])" office:value-type="float" office:value="9979.24651596676">
            <text:p>9979.25</text:p>
          </table:table-cell>
          <table:table-cell table:formula="of:=0.016708634-[.G267]*(0.000042037+0.0000001267*[.G267])" office:value-type="float" office:value="0.016697389426558">
            <text:p>0.02</text:p>
          </table:table-cell>
          <table:table-cell table:formula="of:=SIN(RADIANS([.J267]))*(1.914602-[.G267]*(0.004817+0.000014*[.G267]))+SIN(RADIANS(2*[.J267]))*(0.019993-0.000101*[.G267])+SIN(RADIANS(3*[.J267]))*0.000289" office:value-type="float" office:value="-1.87214971903024">
            <text:p>-1.87</text:p>
          </table:table-cell>
          <table:table-cell table:formula="of:=[.I267]+[.L267]" office:value-type="float" office:value="180.771342344172">
            <text:p>180.77</text:p>
          </table:table-cell>
          <table:table-cell table:formula="of:=[.J267]+[.L267]" office:value-type="float" office:value="9977.37436624773">
            <text:p>9977.37</text:p>
          </table:table-cell>
          <table:table-cell table:formula="of:=(1.000001018*(1-[.K267]*[.K267]))/(1+[.K267]*COS(RADIANS([.N267])))" office:value-type="float" office:value="1.00338427922931">
            <text:p>1</text:p>
          </table:table-cell>
          <table:table-cell table:formula="of:=[.M267]-0.00569-0.00478*SIN(RADIANS(125.04-1934.136*[.G267]))" office:value-type="float" office:value="180.768178989591">
            <text:p>180.77</text:p>
          </table:table-cell>
          <table:table-cell table:formula="of:=23+(26+((21.448-[.G267]*(46.815+[.G267]*(0.00059-[.G267]*0.001813))))/60)/60" office:value-type="float" office:value="23.4358153946349">
            <text:p>23.44</text:p>
          </table:table-cell>
          <table:table-cell table:formula="of:=[.Q267]+0.00256*COS(RADIANS(125.04-1934.136*[.G267]))" office:value-type="float" office:value="23.4379885253638">
            <text:p>23.44</text:p>
          </table:table-cell>
          <table:table-cell table:formula="of:=DEGREES(ATAN2(COS(RADIANS([.P267]));COS(RADIANS([.R267]))*SIN(RADIANS([.P267]))))" office:value-type="float" office:value="-179.295195928847">
            <text:p>-179.3</text:p>
          </table:table-cell>
          <table:table-cell table:formula="of:=DEGREES(ASIN(SIN(RADIANS([.R267]))*SIN(RADIANS([.P267]))))" office:value-type="float" office:value="-0.305540324932661">
            <text:p>-0.31</text:p>
          </table:table-cell>
          <table:table-cell table:formula="of:=TAN(RADIANS([.R267]/2))*TAN(RADIANS([.R267]/2))" office:value-type="float" office:value="0.0430296102658112">
            <text:p>0.04</text:p>
          </table:table-cell>
          <table:table-cell table:formula="of:=4*DEGREES([.U267]*SIN(2*RADIANS([.I267]))-2*[.K267]*SIN(RADIANS([.J267]))+4*[.K267]*[.U267]*SIN(RADIANS([.J267]))*COS(2*RADIANS([.I267]))-0.5*[.U267]*[.U267]*SIN(4*RADIANS([.I267]))-1.25*[.K267]*[.K267]*SIN(2*RADIANS([.J267])))" office:value-type="float" office:value="7.71526035197223">
            <text:p>7.72</text:p>
          </table:table-cell>
          <table:table-cell table:formula="of:=DEGREES(ACOS(COS(RADIANS(90.833))/(COS(RADIANS([.$B$2]))*COS(RADIANS([.T267])))-TAN(RADIANS([.$B$2]))*TAN(RADIANS([.T267]))))" office:value-type="float" office:value="90.8076595959837">
            <text:p>90.81</text:p>
          </table:table-cell>
          <table:table-cell table:style-name="ce7" table:formula="of:=(720-4*[.$B$3]-[.V267]+[.$B$4]*60)/1440" office:value-type="float" office:value="0.49464218031113">
            <text:p>11:52:17</text:p>
          </table:table-cell>
          <table:table-cell table:style-name="ce7" table:formula="of:=([.X267]*1440-[.W267]*4)/1440" office:value-type="float" office:value="0.242398681433398">
            <text:p>5:49:03</text:p>
          </table:table-cell>
          <table:table-cell table:style-name="ce7" table:formula="of:=([.X267]*1440+[.W267]*4)/1440" office:value-type="float" office:value="0.746885679188863">
            <text:p>17:55:31</text:p>
          </table:table-cell>
          <table:table-cell table:formula="of:=8*[.W267]" office:value-type="float" office:value="726.46127676787">
            <text:p>726.46</text:p>
          </table:table-cell>
          <table:table-cell table:formula="of:=MOD([.E267]*1440+[.V267]+4*[.$B$3]-60*[.$B$4];1440)" office:value-type="float" office:value="727.715260351972">
            <text:p>727.72</text:p>
          </table:table-cell>
          <table:table-cell table:formula="of:=IF([.AB267]/4&lt;0;[.AB267]/4+180;[.AB267]/4-180)" office:value-type="float" office:value="1.92881508799306">
            <text:p>1.93</text:p>
          </table:table-cell>
          <table:table-cell table:formula="of:=DEGREES(ACOS(SIN(RADIANS([.$B$2]))*SIN(RADIANS([.T267]))+COS(RADIANS([.$B$2]))*COS(RADIANS([.T267]))*COS(RADIANS([.AC267]))))" office:value-type="float" office:value="36.3498727919619">
            <text:p>36.35</text:p>
          </table:table-cell>
          <table:table-cell table:formula="of:=90-[.AD267]" office:value-type="float" office:value="53.6501272080381">
            <text:p>53.65</text:p>
          </table:table-cell>
          <table:table-cell table:formula="of:=IF([.AE267]&gt;85;0;IF([.AE267]&gt;5;58.1/TAN(RADIANS([.AE267]))-0.07/POWER(TAN(RADIANS([.AE267]));3)+0.000086/POWER(TAN(RADIANS([.AE267]));5);IF([.AE267]&gt;-0.575;1735+[.AE267]*(-518.2+[.AE267]*(103.4+[.AE267]*(-12.79+[.AE267]*0.711)));-20.772/TAN(RADIANS([.AE267])))))/3600" office:value-type="float" office:value="0.0118690902027103">
            <text:p>0.01</text:p>
          </table:table-cell>
          <table:table-cell table:formula="of:=[.AE267]+[.AF267]" office:value-type="float" office:value="53.6619962982408">
            <text:p>53.66</text:p>
          </table:table-cell>
          <table:table-cell table:formula="of:=IF([.AC267]&gt;0;MOD(DEGREES(ACOS(((SIN(RADIANS([.$B$2]))*COS(RADIANS([.AD267])))-SIN(RADIANS([.T267])))/(COS(RADIANS([.$B$2]))*SIN(RADIANS([.AD267])))))+180;360);MOD(540-DEGREES(ACOS(((SIN(RADIANS([.$B$2]))*COS(RADIANS([.AD267])))-SIN(RADIANS([.T267])))/(COS(RADIANS([.$B$2]))*SIN(RADIANS([.AD267])))));360))" office:value-type="float" office:value="183.255296369568">
            <text:p>183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7]+1" office:value-type="date" office:date-value="2026-09-24">
            <text:p>9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8]+2415018.5+[.E268]-[.$B$4]/24" office:value-type="float" office:value="2461308.29166667">
            <text:p>2461308.29</text:p>
          </table:table-cell>
          <table:table-cell table:style-name="ce9" table:formula="of:=([.F268]-2451545)/36525" office:value-type="float" office:value="0.267304357745832">
            <text:p>0.26730436</text:p>
          </table:table-cell>
          <table:table-cell/>
          <table:table-cell table:formula="of:=MOD(280.46646+[.G268]*(36000.76983+[.G268]*0.0003032);360)" office:value-type="float" office:value="183.629139427803">
            <text:p>183.63</text:p>
          </table:table-cell>
          <table:table-cell table:formula="of:=357.52911+[.G268]*(35999.05029-0.0001537*[.G268])" office:value-type="float" office:value="9980.23211624624">
            <text:p>9980.23</text:p>
          </table:table-cell>
          <table:table-cell table:formula="of:=0.016708634-[.G268]*(0.000042037+0.0000001267*[.G268])" office:value-type="float" office:value="0.0166973882737932">
            <text:p>0.02</text:p>
          </table:table-cell>
          <table:table-cell table:formula="of:=SIN(RADIANS([.J268]))*(1.914602-[.G268]*(0.004817+0.000014*[.G268]))+SIN(RADIANS(2*[.J268]))*(0.019993-0.000101*[.G268])+SIN(RADIANS(3*[.J268]))*0.000289" office:value-type="float" office:value="-1.87864782569409">
            <text:p>-1.88</text:p>
          </table:table-cell>
          <table:table-cell table:formula="of:=[.I268]+[.L268]" office:value-type="float" office:value="181.750491602109">
            <text:p>181.75</text:p>
          </table:table-cell>
          <table:table-cell table:formula="of:=[.J268]+[.L268]" office:value-type="float" office:value="9978.35346842055">
            <text:p>9978.35</text:p>
          </table:table-cell>
          <table:table-cell table:formula="of:=(1.000001018*(1-[.K268]*[.K268]))/(1+[.K268]*COS(RADIANS([.N268])))" office:value-type="float" office:value="1.00310343435182">
            <text:p>1</text:p>
          </table:table-cell>
          <table:table-cell table:formula="of:=[.M268]-0.00569-0.00478*SIN(RADIANS(125.04-1934.136*[.G268]))" office:value-type="float" office:value="181.747331996593">
            <text:p>181.75</text:p>
          </table:table-cell>
          <table:table-cell table:formula="of:=23+(26+((21.448-[.G268]*(46.815+[.G268]*(0.00059-[.G268]*0.001813))))/60)/60" office:value-type="float" office:value="23.4358150386008">
            <text:p>23.44</text:p>
          </table:table-cell>
          <table:table-cell table:formula="of:=[.Q268]+0.00256*COS(RADIANS(125.04-1934.136*[.G268]))" office:value-type="float" office:value="23.4379869177669">
            <text:p>23.44</text:p>
          </table:table-cell>
          <table:table-cell table:formula="of:=DEGREES(ATAN2(COS(RADIANS([.P268]));COS(RADIANS([.R268]))*SIN(RADIANS([.P268]))))" office:value-type="float" office:value="-178.396759792376">
            <text:p>-178.4</text:p>
          </table:table-cell>
          <table:table-cell table:formula="of:=DEGREES(ASIN(SIN(RADIANS([.R268]))*SIN(RADIANS([.P268]))))" office:value-type="float" office:value="-0.694921570401923">
            <text:p>-0.69</text:p>
          </table:table-cell>
          <table:table-cell table:formula="of:=TAN(RADIANS([.R268]/2))*TAN(RADIANS([.R268]/2))" office:value-type="float" office:value="0.0430296041951659">
            <text:p>0.04</text:p>
          </table:table-cell>
          <table:table-cell table:formula="of:=4*DEGREES([.U268]*SIN(2*RADIANS([.I268]))-2*[.K268]*SIN(RADIANS([.J268]))+4*[.K268]*[.U268]*SIN(RADIANS([.J268]))*COS(2*RADIANS([.I268]))-0.5*[.U268]*[.U268]*SIN(4*RADIANS([.I268]))-1.25*[.K268]*[.K268]*SIN(2*RADIANS([.J268])))" office:value-type="float" office:value="8.0647145518956">
            <text:p>8.06</text:p>
          </table:table-cell>
          <table:table-cell table:formula="of:=DEGREES(ACOS(COS(RADIANS(90.833))/(COS(RADIANS([.$B$2]))*COS(RADIANS([.T268])))-TAN(RADIANS([.$B$2]))*TAN(RADIANS([.T268]))))" office:value-type="float" office:value="90.5247765914831">
            <text:p>90.52</text:p>
          </table:table-cell>
          <table:table-cell table:style-name="ce7" table:formula="of:=(720-4*[.$B$3]-[.V268]+[.$B$4]*60)/1440" office:value-type="float" office:value="0.494399503783406">
            <text:p>11:51:56</text:p>
          </table:table-cell>
          <table:table-cell table:style-name="ce7" table:formula="of:=([.X268]*1440-[.W268]*4)/1440" office:value-type="float" office:value="0.242941791029286">
            <text:p>5:49:50</text:p>
          </table:table-cell>
          <table:table-cell table:style-name="ce7" table:formula="of:=([.X268]*1440+[.W268]*4)/1440" office:value-type="float" office:value="0.745857216537526">
            <text:p>17:54:02</text:p>
          </table:table-cell>
          <table:table-cell table:formula="of:=8*[.W268]" office:value-type="float" office:value="724.198212731865">
            <text:p>724.2</text:p>
          </table:table-cell>
          <table:table-cell table:formula="of:=MOD([.E268]*1440+[.V268]+4*[.$B$3]-60*[.$B$4];1440)" office:value-type="float" office:value="728.064714551896">
            <text:p>728.06</text:p>
          </table:table-cell>
          <table:table-cell table:formula="of:=IF([.AB268]/4&lt;0;[.AB268]/4+180;[.AB268]/4-180)" office:value-type="float" office:value="2.01617863797389">
            <text:p>2.02</text:p>
          </table:table-cell>
          <table:table-cell table:formula="of:=DEGREES(ACOS(SIN(RADIANS([.$B$2]))*SIN(RADIANS([.T268]))+COS(RADIANS([.$B$2]))*COS(RADIANS([.T268]))*COS(RADIANS([.AC268]))))" office:value-type="float" office:value="36.7429131580111">
            <text:p>36.74</text:p>
          </table:table-cell>
          <table:table-cell table:formula="of:=90-[.AD268]" office:value-type="float" office:value="53.2570868419889">
            <text:p>53.26</text:p>
          </table:table-cell>
          <table:table-cell table:formula="of:=IF([.AE268]&gt;85;0;IF([.AE268]&gt;5;58.1/TAN(RADIANS([.AE268]))-0.07/POWER(TAN(RADIANS([.AE268]));3)+0.000086/POWER(TAN(RADIANS([.AE268]));5);IF([.AE268]&gt;-0.575;1735+[.AE268]*(-518.2+[.AE268]*(103.4+[.AE268]*(-12.79+[.AE268]*0.711)));-20.772/TAN(RADIANS([.AE268])))))/3600" office:value-type="float" office:value="0.0120402862502042">
            <text:p>0.01</text:p>
          </table:table-cell>
          <table:table-cell table:formula="of:=[.AE268]+[.AF268]" office:value-type="float" office:value="53.2691271282391">
            <text:p>53.27</text:p>
          </table:table-cell>
          <table:table-cell table:formula="of:=IF([.AC268]&gt;0;MOD(DEGREES(ACOS(((SIN(RADIANS([.$B$2]))*COS(RADIANS([.AD268])))-SIN(RADIANS([.T268])))/(COS(RADIANS([.$B$2]))*SIN(RADIANS([.AD268])))))+180;360);MOD(540-DEGREES(ACOS(((SIN(RADIANS([.$B$2]))*COS(RADIANS([.AD268])))-SIN(RADIANS([.T268])))/(COS(RADIANS([.$B$2]))*SIN(RADIANS([.AD268])))));360))" office:value-type="float" office:value="183.371266953988">
            <text:p>183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8]+1" office:value-type="date" office:date-value="2026-09-25">
            <text:p>9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9]+2415018.5+[.E269]-[.$B$4]/24" office:value-type="float" office:value="2461309.29166667">
            <text:p>2461309.29</text:p>
          </table:table-cell>
          <table:table-cell table:style-name="ce9" table:formula="of:=([.F269]-2451545)/36525" office:value-type="float" office:value="0.267331736253703">
            <text:p>0.26733174</text:p>
          </table:table-cell>
          <table:table-cell/>
          <table:table-cell table:formula="of:=MOD(280.46646+[.G269]*(36000.76983+[.G269]*0.0003032);360)" office:value-type="float" office:value="184.614786792406">
            <text:p>184.61</text:p>
          </table:table-cell>
          <table:table-cell table:formula="of:=357.52911+[.G269]*(35999.05029-0.0001537*[.G269])" office:value-type="float" office:value="9981.21771652571">
            <text:p>9981.22</text:p>
          </table:table-cell>
          <table:table-cell table:formula="of:=0.016708634-[.G269]*(0.000042037+0.0000001267*[.G269])" office:value-type="float" office:value="0.0166973871210283">
            <text:p>0.02</text:p>
          </table:table-cell>
          <table:table-cell table:formula="of:=SIN(RADIANS([.J269]))*(1.914602-[.G269]*(0.004817+0.000014*[.G269]))+SIN(RADIANS(2*[.J269]))*(0.019993-0.000101*[.G269])+SIN(RADIANS(3*[.J269]))*0.000289" office:value-type="float" office:value="-1.88459656125847">
            <text:p>-1.88</text:p>
          </table:table-cell>
          <table:table-cell table:formula="of:=[.I269]+[.L269]" office:value-type="float" office:value="182.730190231148">
            <text:p>182.73</text:p>
          </table:table-cell>
          <table:table-cell table:formula="of:=[.J269]+[.L269]" office:value-type="float" office:value="9979.33311996446">
            <text:p>9979.33</text:p>
          </table:table-cell>
          <table:table-cell table:formula="of:=(1.000001018*(1-[.K269]*[.K269]))/(1+[.K269]*COS(RADIANS([.N269])))" office:value-type="float" office:value="1.00282159827868">
            <text:p>1</text:p>
          </table:table-cell>
          <table:table-cell table:formula="of:=[.M269]-0.00569-0.00478*SIN(RADIANS(125.04-1934.136*[.G269]))" office:value-type="float" office:value="182.727034372535">
            <text:p>182.73</text:p>
          </table:table-cell>
          <table:table-cell table:formula="of:=23+(26+((21.448-[.G269]*(46.815+[.G269]*(0.00059-[.G269]*0.001813))))/60)/60" office:value-type="float" office:value="23.4358146825666">
            <text:p>23.44</text:p>
          </table:table-cell>
          <table:table-cell table:formula="of:=[.Q269]+0.00256*COS(RADIANS(125.04-1934.136*[.G269]))" office:value-type="float" office:value="23.4379853083148">
            <text:p>23.44</text:p>
          </table:table-cell>
          <table:table-cell table:formula="of:=DEGREES(ATAN2(COS(RADIANS([.P269]));COS(RADIANS([.R269]))*SIN(RADIANS([.P269]))))" office:value-type="float" office:value="-177.49767131975">
            <text:p>-177.5</text:p>
          </table:table-cell>
          <table:table-cell table:formula="of:=DEGREES(ASIN(SIN(RADIANS([.R269]))*SIN(RADIANS([.P269]))))" office:value-type="float" office:value="-1.08435019443344">
            <text:p>-1.08</text:p>
          </table:table-cell>
          <table:table-cell table:formula="of:=TAN(RADIANS([.R269]/2))*TAN(RADIANS([.R269]/2))" office:value-type="float" office:value="0.0430295981175156">
            <text:p>0.04</text:p>
          </table:table-cell>
          <table:table-cell table:formula="of:=4*DEGREES([.U269]*SIN(2*RADIANS([.I269]))-2*[.K269]*SIN(RADIANS([.J269]))+4*[.K269]*[.U269]*SIN(RADIANS([.J269]))*COS(2*RADIANS([.I269]))-0.5*[.U269]*[.U269]*SIN(4*RADIANS([.I269]))-1.25*[.K269]*[.K269]*SIN(2*RADIANS([.J269])))" office:value-type="float" office:value="8.4117146786959">
            <text:p>8.41</text:p>
          </table:table-cell>
          <table:table-cell table:formula="of:=DEGREES(ACOS(COS(RADIANS(90.833))/(COS(RADIANS([.$B$2]))*COS(RADIANS([.T269])))-TAN(RADIANS([.$B$2]))*TAN(RADIANS([.T269]))))" office:value-type="float" office:value="90.241872883565">
            <text:p>90.24</text:p>
          </table:table-cell>
          <table:table-cell table:style-name="ce7" table:formula="of:=(720-4*[.$B$3]-[.V269]+[.$B$4]*60)/1440" office:value-type="float" office:value="0.494158531473128">
            <text:p>11:51:35</text:p>
          </table:table-cell>
          <table:table-cell table:style-name="ce7" table:formula="of:=([.X269]*1440-[.W269]*4)/1440" office:value-type="float" office:value="0.243486662352114">
            <text:p>5:50:37</text:p>
          </table:table-cell>
          <table:table-cell table:style-name="ce7" table:formula="of:=([.X269]*1440+[.W269]*4)/1440" office:value-type="float" office:value="0.744830400594142">
            <text:p>17:52:33</text:p>
          </table:table-cell>
          <table:table-cell table:formula="of:=8*[.W269]" office:value-type="float" office:value="721.93498306852">
            <text:p>721.93</text:p>
          </table:table-cell>
          <table:table-cell table:formula="of:=MOD([.E269]*1440+[.V269]+4*[.$B$3]-60*[.$B$4];1440)" office:value-type="float" office:value="728.411714678696">
            <text:p>728.41</text:p>
          </table:table-cell>
          <table:table-cell table:formula="of:=IF([.AB269]/4&lt;0;[.AB269]/4+180;[.AB269]/4-180)" office:value-type="float" office:value="2.10292866967399">
            <text:p>2.1</text:p>
          </table:table-cell>
          <table:table-cell table:formula="of:=DEGREES(ACOS(SIN(RADIANS([.$B$2]))*SIN(RADIANS([.T269]))+COS(RADIANS([.$B$2]))*COS(RADIANS([.T269]))*COS(RADIANS([.AC269]))))" office:value-type="float" office:value="37.1360820581647">
            <text:p>37.14</text:p>
          </table:table-cell>
          <table:table-cell table:formula="of:=90-[.AD269]" office:value-type="float" office:value="52.8639179418353">
            <text:p>52.86</text:p>
          </table:table-cell>
          <table:table-cell table:formula="of:=IF([.AE269]&gt;85;0;IF([.AE269]&gt;5;58.1/TAN(RADIANS([.AE269]))-0.07/POWER(TAN(RADIANS([.AE269]));3)+0.000086/POWER(TAN(RADIANS([.AE269]));5);IF([.AE269]&gt;-0.575;1735+[.AE269]*(-518.2+[.AE269]*(103.4+[.AE269]*(-12.79+[.AE269]*0.711)));-20.772/TAN(RADIANS([.AE269])))))/3600" office:value-type="float" office:value="0.0122132916800621">
            <text:p>0.01</text:p>
          </table:table-cell>
          <table:table-cell table:formula="of:=[.AE269]+[.AF269]" office:value-type="float" office:value="52.8761312335154">
            <text:p>52.88</text:p>
          </table:table-cell>
          <table:table-cell table:formula="of:=IF([.AC269]&gt;0;MOD(DEGREES(ACOS(((SIN(RADIANS([.$B$2]))*COS(RADIANS([.AD269])))-SIN(RADIANS([.T269])))/(COS(RADIANS([.$B$2]))*SIN(RADIANS([.AD269])))))+180;360);MOD(540-DEGREES(ACOS(((SIN(RADIANS([.$B$2]))*COS(RADIANS([.AD269])))-SIN(RADIANS([.T269])))/(COS(RADIANS([.$B$2]))*SIN(RADIANS([.AD269])))));360))" office:value-type="float" office:value="183.484082699634">
            <text:p>183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9]+1" office:value-type="date" office:date-value="2026-09-26">
            <text:p>9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0]+2415018.5+[.E270]-[.$B$4]/24" office:value-type="float" office:value="2461310.29166667">
            <text:p>2461310.29</text:p>
          </table:table-cell>
          <table:table-cell table:style-name="ce9" table:formula="of:=([.F270]-2451545)/36525" office:value-type="float" office:value="0.267359114761575">
            <text:p>0.26735911</text:p>
          </table:table-cell>
          <table:table-cell/>
          <table:table-cell table:formula="of:=MOD(280.46646+[.G270]*(36000.76983+[.G270]*0.0003032);360)" office:value-type="float" office:value="185.60043415701">
            <text:p>185.6</text:p>
          </table:table-cell>
          <table:table-cell table:formula="of:=357.52911+[.G270]*(35999.05029-0.0001537*[.G270])" office:value-type="float" office:value="9982.20331680519">
            <text:p>9982.2</text:p>
          </table:table-cell>
          <table:table-cell table:formula="of:=0.016708634-[.G270]*(0.000042037+0.0000001267*[.G270])" office:value-type="float" office:value="0.0166973859682632">
            <text:p>0.02</text:p>
          </table:table-cell>
          <table:table-cell table:formula="of:=SIN(RADIANS([.J270]))*(1.914602-[.G270]*(0.004817+0.000014*[.G270]))+SIN(RADIANS(2*[.J270]))*(0.019993-0.000101*[.G270])+SIN(RADIANS(3*[.J270]))*0.000289" office:value-type="float" office:value="-1.88999360403363">
            <text:p>-1.89</text:p>
          </table:table-cell>
          <table:table-cell table:formula="of:=[.I270]+[.L270]" office:value-type="float" office:value="183.710440552976">
            <text:p>183.71</text:p>
          </table:table-cell>
          <table:table-cell table:formula="of:=[.J270]+[.L270]" office:value-type="float" office:value="9980.31332320116">
            <text:p>9980.31</text:p>
          </table:table-cell>
          <table:table-cell table:formula="of:=(1.000001018*(1-[.K270]*[.K270]))/(1+[.K270]*COS(RADIANS([.N270])))" office:value-type="float" office:value="1.0025388528676">
            <text:p>1</text:p>
          </table:table-cell>
          <table:table-cell table:formula="of:=[.M270]-0.00569-0.00478*SIN(RADIANS(125.04-1934.136*[.G270]))" office:value-type="float" office:value="183.707288439101">
            <text:p>183.71</text:p>
          </table:table-cell>
          <table:table-cell table:formula="of:=23+(26+((21.448-[.G270]*(46.815+[.G270]*(0.00059-[.G270]*0.001813))))/60)/60" office:value-type="float" office:value="23.4358143265325">
            <text:p>23.44</text:p>
          </table:table-cell>
          <table:table-cell table:formula="of:=[.Q270]+0.00256*COS(RADIANS(125.04-1934.136*[.G270]))" office:value-type="float" office:value="23.4379836970086">
            <text:p>23.44</text:p>
          </table:table-cell>
          <table:table-cell table:formula="of:=DEGREES(ATAN2(COS(RADIANS([.P270]));COS(RADIANS([.R270]))*SIN(RADIANS([.P270]))))" office:value-type="float" office:value="-176.59784504211">
            <text:p>-176.6</text:p>
          </table:table-cell>
          <table:table-cell table:formula="of:=DEGREES(ASIN(SIN(RADIANS([.R270]))*SIN(RADIANS([.P270]))))" office:value-type="float" office:value="-1.47373080914718">
            <text:p>-1.47</text:p>
          </table:table-cell>
          <table:table-cell table:formula="of:=TAN(RADIANS([.R270]/2))*TAN(RADIANS([.R270]/2))" office:value-type="float" office:value="0.0430295920328643">
            <text:p>0.04</text:p>
          </table:table-cell>
          <table:table-cell table:formula="of:=4*DEGREES([.U270]*SIN(2*RADIANS([.I270]))-2*[.K270]*SIN(RADIANS([.J270]))+4*[.K270]*[.U270]*SIN(RADIANS([.J270]))*COS(2*RADIANS([.I270]))-0.5*[.U270]*[.U270]*SIN(4*RADIANS([.I270]))-1.25*[.K270]*[.K270]*SIN(2*RADIANS([.J270])))" office:value-type="float" office:value="8.75592049737742">
            <text:p>8.76</text:p>
          </table:table-cell>
          <table:table-cell table:formula="of:=DEGREES(ACOS(COS(RADIANS(90.833))/(COS(RADIANS([.$B$2]))*COS(RADIANS([.T270])))-TAN(RADIANS([.$B$2]))*TAN(RADIANS([.T270]))))" office:value-type="float" office:value="89.9589847352264">
            <text:p>89.96</text:p>
          </table:table-cell>
          <table:table-cell table:style-name="ce7" table:formula="of:=(720-4*[.$B$3]-[.V270]+[.$B$4]*60)/1440" office:value-type="float" office:value="0.493919499654599">
            <text:p>11:51:15</text:p>
          </table:table-cell>
          <table:table-cell table:style-name="ce7" table:formula="of:=([.X270]*1440-[.W270]*4)/1440" office:value-type="float" office:value="0.244033430945637">
            <text:p>5:51:24</text:p>
          </table:table-cell>
          <table:table-cell table:style-name="ce7" table:formula="of:=([.X270]*1440+[.W270]*4)/1440" office:value-type="float" office:value="0.743805568363561">
            <text:p>17:51:05</text:p>
          </table:table-cell>
          <table:table-cell table:formula="of:=8*[.W270]" office:value-type="float" office:value="719.671877881811">
            <text:p>719.67</text:p>
          </table:table-cell>
          <table:table-cell table:formula="of:=MOD([.E270]*1440+[.V270]+4*[.$B$3]-60*[.$B$4];1440)" office:value-type="float" office:value="728.755920497378">
            <text:p>728.76</text:p>
          </table:table-cell>
          <table:table-cell table:formula="of:=IF([.AB270]/4&lt;0;[.AB270]/4+180;[.AB270]/4-180)" office:value-type="float" office:value="2.18898012434437">
            <text:p>2.19</text:p>
          </table:table-cell>
          <table:table-cell table:formula="of:=DEGREES(ACOS(SIN(RADIANS([.$B$2]))*SIN(RADIANS([.T270]))+COS(RADIANS([.$B$2]))*COS(RADIANS([.T270]))*COS(RADIANS([.AC270]))))" office:value-type="float" office:value="37.5292739196075">
            <text:p>37.53</text:p>
          </table:table-cell>
          <table:table-cell table:formula="of:=90-[.AD270]" office:value-type="float" office:value="52.4707260803925">
            <text:p>52.47</text:p>
          </table:table-cell>
          <table:table-cell table:formula="of:=IF([.AE270]&gt;85;0;IF([.AE270]&gt;5;58.1/TAN(RADIANS([.AE270]))-0.07/POWER(TAN(RADIANS([.AE270]));3)+0.000086/POWER(TAN(RADIANS([.AE270]));5);IF([.AE270]&gt;-0.575;1735+[.AE270]*(-518.2+[.AE270]*(103.4+[.AE270]*(-12.79+[.AE270]*0.711)));-20.772/TAN(RADIANS([.AE270])))))/3600" office:value-type="float" office:value="0.012388104526917">
            <text:p>0.01</text:p>
          </table:table-cell>
          <table:table-cell table:formula="of:=[.AE270]+[.AF270]" office:value-type="float" office:value="52.4831141849194">
            <text:p>52.48</text:p>
          </table:table-cell>
          <table:table-cell table:formula="of:=IF([.AC270]&gt;0;MOD(DEGREES(ACOS(((SIN(RADIANS([.$B$2]))*COS(RADIANS([.AD270])))-SIN(RADIANS([.T270])))/(COS(RADIANS([.$B$2]))*SIN(RADIANS([.AD270])))))+180;360);MOD(540-DEGREES(ACOS(((SIN(RADIANS([.$B$2]))*COS(RADIANS([.AD270])))-SIN(RADIANS([.T270])))/(COS(RADIANS([.$B$2]))*SIN(RADIANS([.AD270])))));360))" office:value-type="float" office:value="183.593694246308">
            <text:p>183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0]+1" office:value-type="date" office:date-value="2026-09-27">
            <text:p>9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1]+2415018.5+[.E271]-[.$B$4]/24" office:value-type="float" office:value="2461311.29166667">
            <text:p>2461311.29</text:p>
          </table:table-cell>
          <table:table-cell table:style-name="ce9" table:formula="of:=([.F271]-2451545)/36525" office:value-type="float" office:value="0.267386493269446">
            <text:p>0.26738649</text:p>
          </table:table-cell>
          <table:table-cell/>
          <table:table-cell table:formula="of:=MOD(280.46646+[.G271]*(36000.76983+[.G271]*0.0003032);360)" office:value-type="float" office:value="186.586081521613">
            <text:p>186.59</text:p>
          </table:table-cell>
          <table:table-cell table:formula="of:=357.52911+[.G271]*(35999.05029-0.0001537*[.G271])" office:value-type="float" office:value="9983.18891708467">
            <text:p>9983.19</text:p>
          </table:table-cell>
          <table:table-cell table:formula="of:=0.016708634-[.G271]*(0.000042037+0.0000001267*[.G271])" office:value-type="float" office:value="0.0166973848154979">
            <text:p>0.02</text:p>
          </table:table-cell>
          <table:table-cell table:formula="of:=SIN(RADIANS([.J271]))*(1.914602-[.G271]*(0.004817+0.000014*[.G271]))+SIN(RADIANS(2*[.J271]))*(0.019993-0.000101*[.G271])+SIN(RADIANS(3*[.J271]))*0.000289" office:value-type="float" office:value="-1.89483678761486">
            <text:p>-1.89</text:p>
          </table:table-cell>
          <table:table-cell table:formula="of:=[.I271]+[.L271]" office:value-type="float" office:value="184.691244733998">
            <text:p>184.69</text:p>
          </table:table-cell>
          <table:table-cell table:formula="of:=[.J271]+[.L271]" office:value-type="float" office:value="9981.29408029705">
            <text:p>9981.29</text:p>
          </table:table-cell>
          <table:table-cell table:formula="of:=(1.000001018*(1-[.K271]*[.K271]))/(1+[.K271]*COS(RADIANS([.N271])))" office:value-type="float" office:value="1.00225528037962">
            <text:p>1</text:p>
          </table:table-cell>
          <table:table-cell table:formula="of:=[.M271]-0.00569-0.00478*SIN(RADIANS(125.04-1934.136*[.G271]))" office:value-type="float" office:value="184.688096362693">
            <text:p>184.69</text:p>
          </table:table-cell>
          <table:table-cell table:formula="of:=23+(26+((21.448-[.G271]*(46.815+[.G271]*(0.00059-[.G271]*0.001813))))/60)/60" office:value-type="float" office:value="23.4358139704984">
            <text:p>23.44</text:p>
          </table:table-cell>
          <table:table-cell table:formula="of:=[.Q271]+0.00256*COS(RADIANS(125.04-1934.136*[.G271]))" office:value-type="float" office:value="23.4379820838494">
            <text:p>23.44</text:p>
          </table:table-cell>
          <table:table-cell table:formula="of:=DEGREES(ATAN2(COS(RADIANS([.P271]));COS(RADIANS([.R271]))*SIN(RADIANS([.P271]))))" office:value-type="float" office:value="-175.697195493222">
            <text:p>-175.7</text:p>
          </table:table-cell>
          <table:table-cell table:formula="of:=DEGREES(ASIN(SIN(RADIANS([.R271]))*SIN(RADIANS([.P271]))))" office:value-type="float" office:value="-1.86296760502753">
            <text:p>-1.86</text:p>
          </table:table-cell>
          <table:table-cell table:formula="of:=TAN(RADIANS([.R271]/2))*TAN(RADIANS([.R271]/2))" office:value-type="float" office:value="0.043029585941216">
            <text:p>0.04</text:p>
          </table:table-cell>
          <table:table-cell table:formula="of:=4*DEGREES([.U271]*SIN(2*RADIANS([.I271]))-2*[.K271]*SIN(RADIANS([.J271]))+4*[.K271]*[.U271]*SIN(RADIANS([.J271]))*COS(2*RADIANS([.I271]))-0.5*[.U271]*[.U271]*SIN(4*RADIANS([.I271]))-1.25*[.K271]*[.K271]*SIN(2*RADIANS([.J271])))" office:value-type="float" office:value="9.09699075019722">
            <text:p>9.1</text:p>
          </table:table-cell>
          <table:table-cell table:formula="of:=DEGREES(ACOS(COS(RADIANS(90.833))/(COS(RADIANS([.$B$2]))*COS(RADIANS([.T271])))-TAN(RADIANS([.$B$2]))*TAN(RADIANS([.T271]))))" office:value-type="float" office:value="89.6761487431253">
            <text:p>89.68</text:p>
          </table:table-cell>
          <table:table-cell table:style-name="ce7" table:formula="of:=(720-4*[.$B$3]-[.V271]+[.$B$4]*60)/1440" office:value-type="float" office:value="0.493682645312363">
            <text:p>11:50:54</text:p>
          </table:table-cell>
          <table:table-cell table:style-name="ce7" table:formula="of:=([.X271]*1440-[.W271]*4)/1440" office:value-type="float" office:value="0.244582232137015">
            <text:p>5:52:12</text:p>
          </table:table-cell>
          <table:table-cell table:style-name="ce7" table:formula="of:=([.X271]*1440+[.W271]*4)/1440" office:value-type="float" office:value="0.742783058487711">
            <text:p>17:49:36</text:p>
          </table:table-cell>
          <table:table-cell table:formula="of:=8*[.W271]" office:value-type="float" office:value="717.409189945003">
            <text:p>717.41</text:p>
          </table:table-cell>
          <table:table-cell table:formula="of:=MOD([.E271]*1440+[.V271]+4*[.$B$3]-60*[.$B$4];1440)" office:value-type="float" office:value="729.096990750197">
            <text:p>729.1</text:p>
          </table:table-cell>
          <table:table-cell table:formula="of:=IF([.AB271]/4&lt;0;[.AB271]/4+180;[.AB271]/4-180)" office:value-type="float" office:value="2.27424768754929">
            <text:p>2.27</text:p>
          </table:table-cell>
          <table:table-cell table:formula="of:=DEGREES(ACOS(SIN(RADIANS([.$B$2]))*SIN(RADIANS([.T271]))+COS(RADIANS([.$B$2]))*COS(RADIANS([.T271]))*COS(RADIANS([.AC271]))))" office:value-type="float" office:value="37.9223824822391">
            <text:p>37.92</text:p>
          </table:table-cell>
          <table:table-cell table:formula="of:=90-[.AD271]" office:value-type="float" office:value="52.0776175177609">
            <text:p>52.08</text:p>
          </table:table-cell>
          <table:table-cell table:formula="of:=IF([.AE271]&gt;85;0;IF([.AE271]&gt;5;58.1/TAN(RADIANS([.AE271]))-0.07/POWER(TAN(RADIANS([.AE271]));3)+0.000086/POWER(TAN(RADIANS([.AE271]));5);IF([.AE271]&gt;-0.575;1735+[.AE271]*(-518.2+[.AE271]*(103.4+[.AE271]*(-12.79+[.AE271]*0.711)));-20.772/TAN(RADIANS([.AE271])))))/3600" office:value-type="float" office:value="0.0125647218435289">
            <text:p>0.01</text:p>
          </table:table-cell>
          <table:table-cell table:formula="of:=[.AE271]+[.AF271]" office:value-type="float" office:value="52.0901822396045">
            <text:p>52.09</text:p>
          </table:table-cell>
          <table:table-cell table:formula="of:=IF([.AC271]&gt;0;MOD(DEGREES(ACOS(((SIN(RADIANS([.$B$2]))*COS(RADIANS([.AD271])))-SIN(RADIANS([.T271])))/(COS(RADIANS([.$B$2]))*SIN(RADIANS([.AD271])))))+180;360);MOD(540-DEGREES(ACOS(((SIN(RADIANS([.$B$2]))*COS(RADIANS([.AD271])))-SIN(RADIANS([.T271])))/(COS(RADIANS([.$B$2]))*SIN(RADIANS([.AD271])))));360))" office:value-type="float" office:value="183.700054362322">
            <text:p>183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1]+1" office:value-type="date" office:date-value="2026-09-28">
            <text:p>9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2]+2415018.5+[.E272]-[.$B$4]/24" office:value-type="float" office:value="2461312.29166667">
            <text:p>2461312.29</text:p>
          </table:table-cell>
          <table:table-cell table:style-name="ce9" table:formula="of:=([.F272]-2451545)/36525" office:value-type="float" office:value="0.267413871777317">
            <text:p>0.26741387</text:p>
          </table:table-cell>
          <table:table-cell/>
          <table:table-cell table:formula="of:=MOD(280.46646+[.G272]*(36000.76983+[.G272]*0.0003032);360)" office:value-type="float" office:value="187.571728886216">
            <text:p>187.57</text:p>
          </table:table-cell>
          <table:table-cell table:formula="of:=357.52911+[.G272]*(35999.05029-0.0001537*[.G272])" office:value-type="float" office:value="9984.17451736414">
            <text:p>9984.17</text:p>
          </table:table-cell>
          <table:table-cell table:formula="of:=0.016708634-[.G272]*(0.000042037+0.0000001267*[.G272])" office:value-type="float" office:value="0.0166973836627324">
            <text:p>0.02</text:p>
          </table:table-cell>
          <table:table-cell table:formula="of:=SIN(RADIANS([.J272]))*(1.914602-[.G272]*(0.004817+0.000014*[.G272]))+SIN(RADIANS(2*[.J272]))*(0.019993-0.000101*[.G272])+SIN(RADIANS(3*[.J272]))*0.000289" office:value-type="float" office:value="-1.89912410217576">
            <text:p>-1.9</text:p>
          </table:table-cell>
          <table:table-cell table:formula="of:=[.I272]+[.L272]" office:value-type="float" office:value="185.67260478404">
            <text:p>185.67</text:p>
          </table:table-cell>
          <table:table-cell table:formula="of:=[.J272]+[.L272]" office:value-type="float" office:value="9982.27539326196">
            <text:p>9982.28</text:p>
          </table:table-cell>
          <table:table-cell table:formula="of:=(1.000001018*(1-[.K272]*[.K272]))/(1+[.K272]*COS(RADIANS([.N272])))" office:value-type="float" office:value="1.00197096345666">
            <text:p>1</text:p>
          </table:table-cell>
          <table:table-cell table:formula="of:=[.M272]-0.00569-0.00478*SIN(RADIANS(125.04-1934.136*[.G272]))" office:value-type="float" office:value="185.669460153135">
            <text:p>185.67</text:p>
          </table:table-cell>
          <table:table-cell table:formula="of:=23+(26+((21.448-[.G272]*(46.815+[.G272]*(0.00059-[.G272]*0.001813))))/60)/60" office:value-type="float" office:value="23.4358136144643">
            <text:p>23.44</text:p>
          </table:table-cell>
          <table:table-cell table:formula="of:=[.Q272]+0.00256*COS(RADIANS(125.04-1934.136*[.G272]))" office:value-type="float" office:value="23.4379804688383">
            <text:p>23.44</text:p>
          </table:table-cell>
          <table:table-cell table:formula="of:=DEGREES(ATAN2(COS(RADIANS([.P272]));COS(RADIANS([.R272]))*SIN(RADIANS([.P272]))))" office:value-type="float" office:value="-174.795637261351">
            <text:p>-174.8</text:p>
          </table:table-cell>
          <table:table-cell table:formula="of:=DEGREES(ASIN(SIN(RADIANS([.R272]))*SIN(RADIANS([.P272]))))" office:value-type="float" office:value="-2.25196433628559">
            <text:p>-2.25</text:p>
          </table:table-cell>
          <table:table-cell table:formula="of:=TAN(RADIANS([.R272]/2))*TAN(RADIANS([.R272]/2))" office:value-type="float" office:value="0.0430295798425748">
            <text:p>0.04</text:p>
          </table:table-cell>
          <table:table-cell table:formula="of:=4*DEGREES([.U272]*SIN(2*RADIANS([.I272]))-2*[.K272]*SIN(RADIANS([.J272]))+4*[.K272]*[.U272]*SIN(RADIANS([.J272]))*COS(2*RADIANS([.I272]))-0.5*[.U272]*[.U272]*SIN(4*RADIANS([.I272]))-1.25*[.K272]*[.K272]*SIN(2*RADIANS([.J272])))" office:value-type="float" office:value="9.43458332757784">
            <text:p>9.43</text:p>
          </table:table-cell>
          <table:table-cell table:formula="of:=DEGREES(ACOS(COS(RADIANS(90.833))/(COS(RADIANS([.$B$2]))*COS(RADIANS([.T272])))-TAN(RADIANS([.$B$2]))*TAN(RADIANS([.T272]))))" office:value-type="float" office:value="89.3934019121648">
            <text:p>89.39</text:p>
          </table:table-cell>
          <table:table-cell table:style-name="ce7" table:formula="of:=(720-4*[.$B$3]-[.V272]+[.$B$4]*60)/1440" office:value-type="float" office:value="0.493448206022515">
            <text:p>11:50:34</text:p>
          </table:table-cell>
          <table:table-cell table:style-name="ce7" table:formula="of:=([.X272]*1440-[.W272]*4)/1440" office:value-type="float" office:value="0.245133200710946">
            <text:p>5:53:00</text:p>
          </table:table-cell>
          <table:table-cell table:style-name="ce7" table:formula="of:=([.X272]*1440+[.W272]*4)/1440" office:value-type="float" office:value="0.741763211334084">
            <text:p>17:48:08</text:p>
          </table:table-cell>
          <table:table-cell table:formula="of:=8*[.W272]" office:value-type="float" office:value="715.147215297318">
            <text:p>715.15</text:p>
          </table:table-cell>
          <table:table-cell table:formula="of:=MOD([.E272]*1440+[.V272]+4*[.$B$3]-60*[.$B$4];1440)" office:value-type="float" office:value="729.434583327578">
            <text:p>729.43</text:p>
          </table:table-cell>
          <table:table-cell table:formula="of:=IF([.AB272]/4&lt;0;[.AB272]/4+180;[.AB272]/4-180)" office:value-type="float" office:value="2.35864583189445">
            <text:p>2.36</text:p>
          </table:table-cell>
          <table:table-cell table:formula="of:=DEGREES(ACOS(SIN(RADIANS([.$B$2]))*SIN(RADIANS([.T272]))+COS(RADIANS([.$B$2]))*COS(RADIANS([.T272]))*COS(RADIANS([.AC272]))))" office:value-type="float" office:value="38.3153008115739">
            <text:p>38.32</text:p>
          </table:table-cell>
          <table:table-cell table:formula="of:=90-[.AD272]" office:value-type="float" office:value="51.6846991884261">
            <text:p>51.68</text:p>
          </table:table-cell>
          <table:table-cell table:formula="of:=IF([.AE272]&gt;85;0;IF([.AE272]&gt;5;58.1/TAN(RADIANS([.AE272]))-0.07/POWER(TAN(RADIANS([.AE272]));3)+0.000086/POWER(TAN(RADIANS([.AE272]));5);IF([.AE272]&gt;-0.575;1735+[.AE272]*(-518.2+[.AE272]*(103.4+[.AE272]*(-12.79+[.AE272]*0.711)));-20.772/TAN(RADIANS([.AE272])))))/3600" office:value-type="float" office:value="0.0127431396170065">
            <text:p>0.01</text:p>
          </table:table-cell>
          <table:table-cell table:formula="of:=[.AE272]+[.AF272]" office:value-type="float" office:value="51.6974423280432">
            <text:p>51.7</text:p>
          </table:table-cell>
          <table:table-cell table:formula="of:=IF([.AC272]&gt;0;MOD(DEGREES(ACOS(((SIN(RADIANS([.$B$2]))*COS(RADIANS([.AD272])))-SIN(RADIANS([.T272])))/(COS(RADIANS([.$B$2]))*SIN(RADIANS([.AD272])))))+180;360);MOD(540-DEGREES(ACOS(((SIN(RADIANS([.$B$2]))*COS(RADIANS([.AD272])))-SIN(RADIANS([.T272])))/(COS(RADIANS([.$B$2]))*SIN(RADIANS([.AD272])))));360))" office:value-type="float" office:value="183.803117883891">
            <text:p>183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2]+1" office:value-type="date" office:date-value="2026-09-29">
            <text:p>9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3]+2415018.5+[.E273]-[.$B$4]/24" office:value-type="float" office:value="2461313.29166667">
            <text:p>2461313.29</text:p>
          </table:table-cell>
          <table:table-cell table:style-name="ce9" table:formula="of:=([.F273]-2451545)/36525" office:value-type="float" office:value="0.267441250285189">
            <text:p>0.26744125</text:p>
          </table:table-cell>
          <table:table-cell/>
          <table:table-cell table:formula="of:=MOD(280.46646+[.G273]*(36000.76983+[.G273]*0.0003032);360)" office:value-type="float" office:value="188.557376250821">
            <text:p>188.56</text:p>
          </table:table-cell>
          <table:table-cell table:formula="of:=357.52911+[.G273]*(35999.05029-0.0001537*[.G273])" office:value-type="float" office:value="9985.16011764361">
            <text:p>9985.16</text:p>
          </table:table-cell>
          <table:table-cell table:formula="of:=0.016708634-[.G273]*(0.000042037+0.0000001267*[.G273])" office:value-type="float" office:value="0.0166973825099668">
            <text:p>0.02</text:p>
          </table:table-cell>
          <table:table-cell table:formula="of:=SIN(RADIANS([.J273]))*(1.914602-[.G273]*(0.004817+0.000014*[.G273]))+SIN(RADIANS(2*[.J273]))*(0.019993-0.000101*[.G273])+SIN(RADIANS(3*[.J273]))*0.000289" office:value-type="float" office:value="-1.90285369572594">
            <text:p>-1.9</text:p>
          </table:table-cell>
          <table:table-cell table:formula="of:=[.I273]+[.L273]" office:value-type="float" office:value="186.654522555095">
            <text:p>186.65</text:p>
          </table:table-cell>
          <table:table-cell table:formula="of:=[.J273]+[.L273]" office:value-type="float" office:value="9983.25726394789">
            <text:p>9983.26</text:p>
          </table:table-cell>
          <table:table-cell table:formula="of:=(1.000001018*(1-[.K273]*[.K273]))/(1+[.K273]*COS(RADIANS([.N273])))" office:value-type="float" office:value="1.00168598509888">
            <text:p>1</text:p>
          </table:table-cell>
          <table:table-cell table:formula="of:=[.M273]-0.00569-0.00478*SIN(RADIANS(125.04-1934.136*[.G273]))" office:value-type="float" office:value="186.651381662415">
            <text:p>186.65</text:p>
          </table:table-cell>
          <table:table-cell table:formula="of:=23+(26+((21.448-[.G273]*(46.815+[.G273]*(0.00059-[.G273]*0.001813))))/60)/60" office:value-type="float" office:value="23.4358132584302">
            <text:p>23.44</text:p>
          </table:table-cell>
          <table:table-cell table:formula="of:=[.Q273]+0.00256*COS(RADIANS(125.04-1934.136*[.G273]))" office:value-type="float" office:value="23.4379788519763">
            <text:p>23.44</text:p>
          </table:table-cell>
          <table:table-cell table:formula="of:=DEGREES(ATAN2(COS(RADIANS([.P273]));COS(RADIANS([.R273]))*SIN(RADIANS([.P273]))))" office:value-type="float" office:value="-173.893085042101">
            <text:p>-173.89</text:p>
          </table:table-cell>
          <table:table-cell table:formula="of:=DEGREES(ASIN(SIN(RADIANS([.R273]))*SIN(RADIANS([.P273]))))" office:value-type="float" office:value="-2.64062430660201">
            <text:p>-2.64</text:p>
          </table:table-cell>
          <table:table-cell table:formula="of:=TAN(RADIANS([.R273]/2))*TAN(RADIANS([.R273]/2))" office:value-type="float" office:value="0.0430295737369447">
            <text:p>0.04</text:p>
          </table:table-cell>
          <table:table-cell table:formula="of:=4*DEGREES([.U273]*SIN(2*RADIANS([.I273]))-2*[.K273]*SIN(RADIANS([.J273]))+4*[.K273]*[.U273]*SIN(RADIANS([.J273]))*COS(2*RADIANS([.I273]))-0.5*[.U273]*[.U273]*SIN(4*RADIANS([.I273]))-1.25*[.K273]*[.K273]*SIN(2*RADIANS([.J273])))" office:value-type="float" office:value="9.76835545047152">
            <text:p>9.77</text:p>
          </table:table-cell>
          <table:table-cell table:formula="of:=DEGREES(ACOS(COS(RADIANS(90.833))/(COS(RADIANS([.$B$2]))*COS(RADIANS([.T273])))-TAN(RADIANS([.$B$2]))*TAN(RADIANS([.T273]))))" office:value-type="float" office:value="89.1107817303745">
            <text:p>89.11</text:p>
          </table:table-cell>
          <table:table-cell table:style-name="ce7" table:formula="of:=(720-4*[.$B$3]-[.V273]+[.$B$4]*60)/1440" office:value-type="float" office:value="0.493216419826061">
            <text:p>11:50:14</text:p>
          </table:table-cell>
          <table:table-cell table:style-name="ce7" table:formula="of:=([.X273]*1440-[.W273]*4)/1440" office:value-type="float" office:value="0.245686470575021">
            <text:p>5:53:47</text:p>
          </table:table-cell>
          <table:table-cell table:style-name="ce7" table:formula="of:=([.X273]*1440+[.W273]*4)/1440" office:value-type="float" office:value="0.740746369077102">
            <text:p>17:46:40</text:p>
          </table:table-cell>
          <table:table-cell table:formula="of:=8*[.W273]" office:value-type="float" office:value="712.886253842996">
            <text:p>712.89</text:p>
          </table:table-cell>
          <table:table-cell table:formula="of:=MOD([.E273]*1440+[.V273]+4*[.$B$3]-60*[.$B$4];1440)" office:value-type="float" office:value="729.768355450472">
            <text:p>729.77</text:p>
          </table:table-cell>
          <table:table-cell table:formula="of:=IF([.AB273]/4&lt;0;[.AB273]/4+180;[.AB273]/4-180)" office:value-type="float" office:value="2.44208886261788">
            <text:p>2.44</text:p>
          </table:table-cell>
          <table:table-cell table:formula="of:=DEGREES(ACOS(SIN(RADIANS([.$B$2]))*SIN(RADIANS([.T273]))+COS(RADIANS([.$B$2]))*COS(RADIANS([.T273]))*COS(RADIANS([.AC273]))))" office:value-type="float" office:value="38.7079213126555">
            <text:p>38.71</text:p>
          </table:table-cell>
          <table:table-cell table:formula="of:=90-[.AD273]" office:value-type="float" office:value="51.2920786873445">
            <text:p>51.29</text:p>
          </table:table-cell>
          <table:table-cell table:formula="of:=IF([.AE273]&gt;85;0;IF([.AE273]&gt;5;58.1/TAN(RADIANS([.AE273]))-0.07/POWER(TAN(RADIANS([.AE273]));3)+0.000086/POWER(TAN(RADIANS([.AE273]));5);IF([.AE273]&gt;-0.575;1735+[.AE273]*(-518.2+[.AE273]*(103.4+[.AE273]*(-12.79+[.AE273]*0.711)));-20.772/TAN(RADIANS([.AE273])))))/3600" office:value-type="float" office:value="0.0129233526812142">
            <text:p>0.01</text:p>
          </table:table-cell>
          <table:table-cell table:formula="of:=[.AE273]+[.AF273]" office:value-type="float" office:value="51.3050020400257">
            <text:p>51.31</text:p>
          </table:table-cell>
          <table:table-cell table:formula="of:=IF([.AC273]&gt;0;MOD(DEGREES(ACOS(((SIN(RADIANS([.$B$2]))*COS(RADIANS([.AD273])))-SIN(RADIANS([.T273])))/(COS(RADIANS([.$B$2]))*SIN(RADIANS([.AD273])))))+180;360);MOD(540-DEGREES(ACOS(((SIN(RADIANS([.$B$2]))*COS(RADIANS([.AD273])))-SIN(RADIANS([.T273])))/(COS(RADIANS([.$B$2]))*SIN(RADIANS([.AD273])))));360))" office:value-type="float" office:value="183.902841661246">
            <text:p>183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3]+1" office:value-type="date" office:date-value="2026-09-30">
            <text:p>9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4]+2415018.5+[.E274]-[.$B$4]/24" office:value-type="float" office:value="2461314.29166667">
            <text:p>2461314.29</text:p>
          </table:table-cell>
          <table:table-cell table:style-name="ce9" table:formula="of:=([.F274]-2451545)/36525" office:value-type="float" office:value="0.26746862879306">
            <text:p>0.26746863</text:p>
          </table:table-cell>
          <table:table-cell/>
          <table:table-cell table:formula="of:=MOD(280.46646+[.G274]*(36000.76983+[.G274]*0.0003032);360)" office:value-type="float" office:value="189.543023615424">
            <text:p>189.54</text:p>
          </table:table-cell>
          <table:table-cell table:formula="of:=357.52911+[.G274]*(35999.05029-0.0001537*[.G274])" office:value-type="float" office:value="9986.14571792309">
            <text:p>9986.15</text:p>
          </table:table-cell>
          <table:table-cell table:formula="of:=0.016708634-[.G274]*(0.000042037+0.0000001267*[.G274])" office:value-type="float" office:value="0.0166973813572009">
            <text:p>0.02</text:p>
          </table:table-cell>
          <table:table-cell table:formula="of:=SIN(RADIANS([.J274]))*(1.914602-[.G274]*(0.004817+0.000014*[.G274]))+SIN(RADIANS(2*[.J274]))*(0.019993-0.000101*[.G274])+SIN(RADIANS(3*[.J274]))*0.000289" office:value-type="float" office:value="-1.90602387533263">
            <text:p>-1.91</text:p>
          </table:table-cell>
          <table:table-cell table:formula="of:=[.I274]+[.L274]" office:value-type="float" office:value="187.636999740092">
            <text:p>187.64</text:p>
          </table:table-cell>
          <table:table-cell table:formula="of:=[.J274]+[.L274]" office:value-type="float" office:value="9984.23969404776">
            <text:p>9984.24</text:p>
          </table:table-cell>
          <table:table-cell table:formula="of:=(1.000001018*(1-[.K274]*[.K274]))/(1+[.K274]*COS(RADIANS([.N274])))" office:value-type="float" office:value="1.00140042864174">
            <text:p>1</text:p>
          </table:table-cell>
          <table:table-cell table:formula="of:=[.M274]-0.00569-0.00478*SIN(RADIANS(125.04-1934.136*[.G274]))" office:value-type="float" office:value="187.63386258346">
            <text:p>187.63</text:p>
          </table:table-cell>
          <table:table-cell table:formula="of:=23+(26+((21.448-[.G274]*(46.815+[.G274]*(0.00059-[.G274]*0.001813))))/60)/60" office:value-type="float" office:value="23.435812902396">
            <text:p>23.44</text:p>
          </table:table-cell>
          <table:table-cell table:formula="of:=[.Q274]+0.00256*COS(RADIANS(125.04-1934.136*[.G274]))" office:value-type="float" office:value="23.4379772332645">
            <text:p>23.44</text:p>
          </table:table-cell>
          <table:table-cell table:formula="of:=DEGREES(ATAN2(COS(RADIANS([.P274]));COS(RADIANS([.R274]))*SIN(RADIANS([.P274]))))" office:value-type="float" office:value="-172.989453692323">
            <text:p>-172.99</text:p>
          </table:table-cell>
          <table:table-cell table:formula="of:=DEGREES(ASIN(SIN(RADIANS([.R274]))*SIN(RADIANS([.P274]))))" office:value-type="float" office:value="-3.02885035531447">
            <text:p>-3.03</text:p>
          </table:table-cell>
          <table:table-cell table:formula="of:=TAN(RADIANS([.R274]/2))*TAN(RADIANS([.R274]/2))" office:value-type="float" office:value="0.0430295676243298">
            <text:p>0.04</text:p>
          </table:table-cell>
          <table:table-cell table:formula="of:=4*DEGREES([.U274]*SIN(2*RADIANS([.I274]))-2*[.K274]*SIN(RADIANS([.J274]))+4*[.K274]*[.U274]*SIN(RADIANS([.J274]))*COS(2*RADIANS([.I274]))-0.5*[.U274]*[.U274]*SIN(4*RADIANS([.I274]))-1.25*[.K274]*[.K274]*SIN(2*RADIANS([.J274])))" office:value-type="float" office:value="10.0979638650003">
            <text:p>10.1</text:p>
          </table:table-cell>
          <table:table-cell table:formula="of:=DEGREES(ACOS(COS(RADIANS(90.833))/(COS(RADIANS([.$B$2]))*COS(RADIANS([.T274])))-TAN(RADIANS([.$B$2]))*TAN(RADIANS([.T274]))))" office:value-type="float" office:value="88.8283262440533">
            <text:p>88.83</text:p>
          </table:table-cell>
          <table:table-cell table:style-name="ce7" table:formula="of:=(720-4*[.$B$3]-[.V274]+[.$B$4]*60)/1440" office:value-type="float" office:value="0.49298752509375">
            <text:p>11:49:54</text:p>
          </table:table-cell>
          <table:table-cell table:style-name="ce7" table:formula="of:=([.X274]*1440-[.W274]*4)/1440" office:value-type="float" office:value="0.246242174415824">
            <text:p>5:54:35</text:p>
          </table:table-cell>
          <table:table-cell table:style-name="ce7" table:formula="of:=([.X274]*1440+[.W274]*4)/1440" office:value-type="float" office:value="0.739732875771675">
            <text:p>17:45:13</text:p>
          </table:table-cell>
          <table:table-cell table:formula="of:=8*[.W274]" office:value-type="float" office:value="710.626609952426">
            <text:p>710.63</text:p>
          </table:table-cell>
          <table:table-cell table:formula="of:=MOD([.E274]*1440+[.V274]+4*[.$B$3]-60*[.$B$4];1440)" office:value-type="float" office:value="730.097963865">
            <text:p>730.1</text:p>
          </table:table-cell>
          <table:table-cell table:formula="of:=IF([.AB274]/4&lt;0;[.AB274]/4+180;[.AB274]/4-180)" office:value-type="float" office:value="2.52449096625008">
            <text:p>2.52</text:p>
          </table:table-cell>
          <table:table-cell table:formula="of:=DEGREES(ACOS(SIN(RADIANS([.$B$2]))*SIN(RADIANS([.T274]))+COS(RADIANS([.$B$2]))*COS(RADIANS([.T274]))*COS(RADIANS([.AC274]))))" office:value-type="float" office:value="39.1001357450405">
            <text:p>39.1</text:p>
          </table:table-cell>
          <table:table-cell table:formula="of:=90-[.AD274]" office:value-type="float" office:value="50.8998642549595">
            <text:p>50.9</text:p>
          </table:table-cell>
          <table:table-cell table:formula="of:=IF([.AE274]&gt;85;0;IF([.AE274]&gt;5;58.1/TAN(RADIANS([.AE274]))-0.07/POWER(TAN(RADIANS([.AE274]));3)+0.000086/POWER(TAN(RADIANS([.AE274]));5);IF([.AE274]&gt;-0.575;1735+[.AE274]*(-518.2+[.AE274]*(103.4+[.AE274]*(-12.79+[.AE274]*0.711)));-20.772/TAN(RADIANS([.AE274])))))/3600" office:value-type="float" office:value="0.0131053546253016">
            <text:p>0.01</text:p>
          </table:table-cell>
          <table:table-cell table:formula="of:=[.AE274]+[.AF274]" office:value-type="float" office:value="50.9129696095848">
            <text:p>50.91</text:p>
          </table:table-cell>
          <table:table-cell table:formula="of:=IF([.AC274]&gt;0;MOD(DEGREES(ACOS(((SIN(RADIANS([.$B$2]))*COS(RADIANS([.AD274])))-SIN(RADIANS([.T274])))/(COS(RADIANS([.$B$2]))*SIN(RADIANS([.AD274])))))+180;360);MOD(540-DEGREES(ACOS(((SIN(RADIANS([.$B$2]))*COS(RADIANS([.AD274])))-SIN(RADIANS([.T274])))/(COS(RADIANS([.$B$2]))*SIN(RADIANS([.AD274])))));360))" office:value-type="float" office:value="183.999184511374">
            <text:p>1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4]+1" office:value-type="date" office:date-value="2026-10-01">
            <text:p>10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5]+2415018.5+[.E275]-[.$B$4]/24" office:value-type="float" office:value="2461315.29166667">
            <text:p>2461315.29</text:p>
          </table:table-cell>
          <table:table-cell table:style-name="ce9" table:formula="of:=([.F275]-2451545)/36525" office:value-type="float" office:value="0.267496007300931">
            <text:p>0.26749601</text:p>
          </table:table-cell>
          <table:table-cell/>
          <table:table-cell table:formula="of:=MOD(280.46646+[.G275]*(36000.76983+[.G275]*0.0003032);360)" office:value-type="float" office:value="190.528670980029">
            <text:p>190.53</text:p>
          </table:table-cell>
          <table:table-cell table:formula="of:=357.52911+[.G275]*(35999.05029-0.0001537*[.G275])" office:value-type="float" office:value="9987.13131820256">
            <text:p>9987.13</text:p>
          </table:table-cell>
          <table:table-cell table:formula="of:=0.016708634-[.G275]*(0.000042037+0.0000001267*[.G275])" office:value-type="float" office:value="0.0166973802044349">
            <text:p>0.02</text:p>
          </table:table-cell>
          <table:table-cell table:formula="of:=SIN(RADIANS([.J275]))*(1.914602-[.G275]*(0.004817+0.000014*[.G275]))+SIN(RADIANS(2*[.J275]))*(0.019993-0.000101*[.G275])+SIN(RADIANS(3*[.J275]))*0.000289" office:value-type="float" office:value="-1.90863310830484">
            <text:p>-1.91</text:p>
          </table:table-cell>
          <table:table-cell table:formula="of:=[.I275]+[.L275]" office:value-type="float" office:value="188.620037871725">
            <text:p>188.62</text:p>
          </table:table-cell>
          <table:table-cell table:formula="of:=[.J275]+[.L275]" office:value-type="float" office:value="9985.22268509426">
            <text:p>9985.22</text:p>
          </table:table-cell>
          <table:table-cell table:formula="of:=(1.000001018*(1-[.K275]*[.K275]))/(1+[.K275]*COS(RADIANS([.N275])))" office:value-type="float" office:value="1.00111437773279">
            <text:p>1</text:p>
          </table:table-cell>
          <table:table-cell table:formula="of:=[.M275]-0.00569-0.00478*SIN(RADIANS(125.04-1934.136*[.G275]))" office:value-type="float" office:value="188.61690444896">
            <text:p>188.62</text:p>
          </table:table-cell>
          <table:table-cell table:formula="of:=23+(26+((21.448-[.G275]*(46.815+[.G275]*(0.00059-[.G275]*0.001813))))/60)/60" office:value-type="float" office:value="23.4358125463619">
            <text:p>23.44</text:p>
          </table:table-cell>
          <table:table-cell table:formula="of:=[.Q275]+0.00256*COS(RADIANS(125.04-1934.136*[.G275]))" office:value-type="float" office:value="23.4379756127039">
            <text:p>23.44</text:p>
          </table:table-cell>
          <table:table-cell table:formula="of:=DEGREES(ATAN2(COS(RADIANS([.P275]));COS(RADIANS([.R275]))*SIN(RADIANS([.P275]))))" office:value-type="float" office:value="-172.08465828517">
            <text:p>-172.08</text:p>
          </table:table-cell>
          <table:table-cell table:formula="of:=DEGREES(ASIN(SIN(RADIANS([.R275]))*SIN(RADIANS([.P275]))))" office:value-type="float" office:value="-3.41654484413233">
            <text:p>-3.42</text:p>
          </table:table-cell>
          <table:table-cell table:formula="of:=TAN(RADIANS([.R275]/2))*TAN(RADIANS([.R275]/2))" office:value-type="float" office:value="0.0430295615047342">
            <text:p>0.04</text:p>
          </table:table-cell>
          <table:table-cell table:formula="of:=4*DEGREES([.U275]*SIN(2*RADIANS([.I275]))-2*[.K275]*SIN(RADIANS([.J275]))+4*[.K275]*[.U275]*SIN(RADIANS([.J275]))*COS(2*RADIANS([.I275]))-0.5*[.U275]*[.U275]*SIN(4*RADIANS([.I275]))-1.25*[.K275]*[.K275]*SIN(2*RADIANS([.J275])))" office:value-type="float" office:value="10.4230650501498">
            <text:p>10.42</text:p>
          </table:table-cell>
          <table:table-cell table:formula="of:=DEGREES(ACOS(COS(RADIANS(90.833))/(COS(RADIANS([.$B$2]))*COS(RADIANS([.T275])))-TAN(RADIANS([.$B$2]))*TAN(RADIANS([.T275]))))" office:value-type="float" office:value="88.5460741331205">
            <text:p>88.55</text:p>
          </table:table-cell>
          <table:table-cell table:style-name="ce7" table:formula="of:=(720-4*[.$B$3]-[.V275]+[.$B$4]*60)/1440" office:value-type="float" office:value="0.49276176038184">
            <text:p>11:49:35</text:p>
          </table:table-cell>
          <table:table-cell table:style-name="ce7" table:formula="of:=([.X275]*1440-[.W275]*4)/1440" office:value-type="float" office:value="0.246800443345395">
            <text:p>5:55:24</text:p>
          </table:table-cell>
          <table:table-cell table:style-name="ce7" table:formula="of:=([.X275]*1440+[.W275]*4)/1440" office:value-type="float" office:value="0.738723077418286">
            <text:p>17:43:46</text:p>
          </table:table-cell>
          <table:table-cell table:formula="of:=8*[.W275]" office:value-type="float" office:value="708.368593064964">
            <text:p>708.37</text:p>
          </table:table-cell>
          <table:table-cell table:formula="of:=MOD([.E275]*1440+[.V275]+4*[.$B$3]-60*[.$B$4];1440)" office:value-type="float" office:value="730.42306505015">
            <text:p>730.42</text:p>
          </table:table-cell>
          <table:table-cell table:formula="of:=IF([.AB275]/4&lt;0;[.AB275]/4+180;[.AB275]/4-180)" office:value-type="float" office:value="2.60576626253746">
            <text:p>2.61</text:p>
          </table:table-cell>
          <table:table-cell table:formula="of:=DEGREES(ACOS(SIN(RADIANS([.$B$2]))*SIN(RADIANS([.T275]))+COS(RADIANS([.$B$2]))*COS(RADIANS([.T275]))*COS(RADIANS([.AC275]))))" office:value-type="float" office:value="39.4918352389204">
            <text:p>39.49</text:p>
          </table:table-cell>
          <table:table-cell table:formula="of:=90-[.AD275]" office:value-type="float" office:value="50.5081647610796">
            <text:p>50.51</text:p>
          </table:table-cell>
          <table:table-cell table:formula="of:=IF([.AE275]&gt;85;0;IF([.AE275]&gt;5;58.1/TAN(RADIANS([.AE275]))-0.07/POWER(TAN(RADIANS([.AE275]));3)+0.000086/POWER(TAN(RADIANS([.AE275]));5);IF([.AE275]&gt;-0.575;1735+[.AE275]*(-518.2+[.AE275]*(103.4+[.AE275]*(-12.79+[.AE275]*0.711)));-20.772/TAN(RADIANS([.AE275])))))/3600" office:value-type="float" office:value="0.0132891376983108">
            <text:p>0.01</text:p>
          </table:table-cell>
          <table:table-cell table:formula="of:=[.AE275]+[.AF275]" office:value-type="float" office:value="50.5214538987779">
            <text:p>50.52</text:p>
          </table:table-cell>
          <table:table-cell table:formula="of:=IF([.AC275]&gt;0;MOD(DEGREES(ACOS(((SIN(RADIANS([.$B$2]))*COS(RADIANS([.AD275])))-SIN(RADIANS([.T275])))/(COS(RADIANS([.$B$2]))*SIN(RADIANS([.AD275])))))+180;360);MOD(540-DEGREES(ACOS(((SIN(RADIANS([.$B$2]))*COS(RADIANS([.AD275])))-SIN(RADIANS([.T275])))/(COS(RADIANS([.$B$2]))*SIN(RADIANS([.AD275])))));360))" office:value-type="float" office:value="184.092107177219">
            <text:p>184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5]+1" office:value-type="date" office:date-value="2026-10-02">
            <text:p>10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6]+2415018.5+[.E276]-[.$B$4]/24" office:value-type="float" office:value="2461316.29166667">
            <text:p>2461316.29</text:p>
          </table:table-cell>
          <table:table-cell table:style-name="ce9" table:formula="of:=([.F276]-2451545)/36525" office:value-type="float" office:value="0.267523385808802">
            <text:p>0.26752339</text:p>
          </table:table-cell>
          <table:table-cell/>
          <table:table-cell table:formula="of:=MOD(280.46646+[.G276]*(36000.76983+[.G276]*0.0003032);360)" office:value-type="float" office:value="191.514318344634">
            <text:p>191.51</text:p>
          </table:table-cell>
          <table:table-cell table:formula="of:=357.52911+[.G276]*(35999.05029-0.0001537*[.G276])" office:value-type="float" office:value="9988.11691848204">
            <text:p>9988.12</text:p>
          </table:table-cell>
          <table:table-cell table:formula="of:=0.016708634-[.G276]*(0.000042037+0.0000001267*[.G276])" office:value-type="float" office:value="0.0166973790516686">
            <text:p>0.02</text:p>
          </table:table-cell>
          <table:table-cell table:formula="of:=SIN(RADIANS([.J276]))*(1.914602-[.G276]*(0.004817+0.000014*[.G276]))+SIN(RADIANS(2*[.J276]))*(0.019993-0.000101*[.G276])+SIN(RADIANS(3*[.J276]))*0.000289" office:value-type="float" office:value="-1.91068002333885">
            <text:p>-1.91</text:p>
          </table:table-cell>
          <table:table-cell table:formula="of:=[.I276]+[.L276]" office:value-type="float" office:value="189.603638321296">
            <text:p>189.6</text:p>
          </table:table-cell>
          <table:table-cell table:formula="of:=[.J276]+[.L276]" office:value-type="float" office:value="9986.2062384587">
            <text:p>9986.21</text:p>
          </table:table-cell>
          <table:table-cell table:formula="of:=(1.000001018*(1-[.K276]*[.K276]))/(1+[.K276]*COS(RADIANS([.N276])))" office:value-type="float" office:value="1.00082791630823">
            <text:p>1</text:p>
          </table:table-cell>
          <table:table-cell table:formula="of:=[.M276]-0.00569-0.00478*SIN(RADIANS(125.04-1934.136*[.G276]))" office:value-type="float" office:value="189.600508630214">
            <text:p>189.6</text:p>
          </table:table-cell>
          <table:table-cell table:formula="of:=23+(26+((21.448-[.G276]*(46.815+[.G276]*(0.00059-[.G276]*0.001813))))/60)/60" office:value-type="float" office:value="23.4358121903278">
            <text:p>23.44</text:p>
          </table:table-cell>
          <table:table-cell table:formula="of:=[.Q276]+0.00256*COS(RADIANS(125.04-1934.136*[.G276]))" office:value-type="float" office:value="23.4379739902957">
            <text:p>23.44</text:p>
          </table:table-cell>
          <table:table-cell table:formula="of:=DEGREES(ATAN2(COS(RADIANS([.P276]));COS(RADIANS([.R276]))*SIN(RADIANS([.P276]))))" office:value-type="float" office:value="-171.178614166435">
            <text:p>-171.18</text:p>
          </table:table-cell>
          <table:table-cell table:formula="of:=DEGREES(ASIN(SIN(RADIANS([.R276]))*SIN(RADIANS([.P276]))))" office:value-type="float" office:value="-3.80360964443293">
            <text:p>-3.8</text:p>
          </table:table-cell>
          <table:table-cell table:formula="of:=TAN(RADIANS([.R276]/2))*TAN(RADIANS([.R276]/2))" office:value-type="float" office:value="0.0430295553781619">
            <text:p>0.04</text:p>
          </table:table-cell>
          <table:table-cell table:formula="of:=4*DEGREES([.U276]*SIN(2*RADIANS([.I276]))-2*[.K276]*SIN(RADIANS([.J276]))+4*[.K276]*[.U276]*SIN(RADIANS([.J276]))*COS(2*RADIANS([.I276]))-0.5*[.U276]*[.U276]*SIN(4*RADIANS([.I276]))-1.25*[.K276]*[.K276]*SIN(2*RADIANS([.J276])))" office:value-type="float" office:value="10.743315439205">
            <text:p>10.74</text:p>
          </table:table-cell>
          <table:table-cell table:formula="of:=DEGREES(ACOS(COS(RADIANS(90.833))/(COS(RADIANS([.$B$2]))*COS(RADIANS([.T276])))-TAN(RADIANS([.$B$2]))*TAN(RADIANS([.T276]))))" office:value-type="float" office:value="88.2640647866412">
            <text:p>88.26</text:p>
          </table:table-cell>
          <table:table-cell table:style-name="ce7" table:formula="of:=(720-4*[.$B$3]-[.V276]+[.$B$4]*60)/1440" office:value-type="float" office:value="0.49253936427833">
            <text:p>11:49:15</text:p>
          </table:table-cell>
          <table:table-cell table:style-name="ce7" table:formula="of:=([.X276]*1440-[.W276]*4)/1440" office:value-type="float" office:value="0.24736140653766">
            <text:p>5:56:12</text:p>
          </table:table-cell>
          <table:table-cell table:style-name="ce7" table:formula="of:=([.X276]*1440+[.W276]*4)/1440" office:value-type="float" office:value="0.737717322019">
            <text:p>17:42:19</text:p>
          </table:table-cell>
          <table:table-cell table:formula="of:=8*[.W276]" office:value-type="float" office:value="706.112518293129">
            <text:p>706.11</text:p>
          </table:table-cell>
          <table:table-cell table:formula="of:=MOD([.E276]*1440+[.V276]+4*[.$B$3]-60*[.$B$4];1440)" office:value-type="float" office:value="730.743315439205">
            <text:p>730.74</text:p>
          </table:table-cell>
          <table:table-cell table:formula="of:=IF([.AB276]/4&lt;0;[.AB276]/4+180;[.AB276]/4-180)" office:value-type="float" office:value="2.68582885980123">
            <text:p>2.69</text:p>
          </table:table-cell>
          <table:table-cell table:formula="of:=DEGREES(ACOS(SIN(RADIANS([.$B$2]))*SIN(RADIANS([.T276]))+COS(RADIANS([.$B$2]))*COS(RADIANS([.T276]))*COS(RADIANS([.AC276]))))" office:value-type="float" office:value="39.8829103124218">
            <text:p>39.88</text:p>
          </table:table-cell>
          <table:table-cell table:formula="of:=90-[.AD276]" office:value-type="float" office:value="50.1170896875782">
            <text:p>50.12</text:p>
          </table:table-cell>
          <table:table-cell table:formula="of:=IF([.AE276]&gt;85;0;IF([.AE276]&gt;5;58.1/TAN(RADIANS([.AE276]))-0.07/POWER(TAN(RADIANS([.AE276]));3)+0.000086/POWER(TAN(RADIANS([.AE276]));5);IF([.AE276]&gt;-0.575;1735+[.AE276]*(-518.2+[.AE276]*(103.4+[.AE276]*(-12.79+[.AE276]*0.711)));-20.772/TAN(RADIANS([.AE276])))))/3600" office:value-type="float" office:value="0.0134746927098116">
            <text:p>0.01</text:p>
          </table:table-cell>
          <table:table-cell table:formula="of:=[.AE276]+[.AF276]" office:value-type="float" office:value="50.130564380288">
            <text:p>50.13</text:p>
          </table:table-cell>
          <table:table-cell table:formula="of:=IF([.AC276]&gt;0;MOD(DEGREES(ACOS(((SIN(RADIANS([.$B$2]))*COS(RADIANS([.AD276])))-SIN(RADIANS([.T276])))/(COS(RADIANS([.$B$2]))*SIN(RADIANS([.AD276])))))+180;360);MOD(540-DEGREES(ACOS(((SIN(RADIANS([.$B$2]))*COS(RADIANS([.AD276])))-SIN(RADIANS([.T276])))/(COS(RADIANS([.$B$2]))*SIN(RADIANS([.AD276])))));360))" office:value-type="float" office:value="184.181572293177">
            <text:p>184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6]+1" office:value-type="date" office:date-value="2026-10-03">
            <text:p>10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7]+2415018.5+[.E277]-[.$B$4]/24" office:value-type="float" office:value="2461317.29166667">
            <text:p>2461317.29</text:p>
          </table:table-cell>
          <table:table-cell table:style-name="ce9" table:formula="of:=([.F277]-2451545)/36525" office:value-type="float" office:value="0.267550764316674">
            <text:p>0.26755076</text:p>
          </table:table-cell>
          <table:table-cell/>
          <table:table-cell table:formula="of:=MOD(280.46646+[.G277]*(36000.76983+[.G277]*0.0003032);360)" office:value-type="float" office:value="192.499965709241">
            <text:p>192.5</text:p>
          </table:table-cell>
          <table:table-cell table:formula="of:=357.52911+[.G277]*(35999.05029-0.0001537*[.G277])" office:value-type="float" office:value="9989.10251876151">
            <text:p>9989.1</text:p>
          </table:table-cell>
          <table:table-cell table:formula="of:=0.016708634-[.G277]*(0.000042037+0.0000001267*[.G277])" office:value-type="float" office:value="0.0166973778989022">
            <text:p>0.02</text:p>
          </table:table-cell>
          <table:table-cell table:formula="of:=SIN(RADIANS([.J277]))*(1.914602-[.G277]*(0.004817+0.000014*[.G277]))+SIN(RADIANS(2*[.J277]))*(0.019993-0.000101*[.G277])+SIN(RADIANS(3*[.J277]))*0.000289" office:value-type="float" office:value="-1.91216341162416">
            <text:p>-1.91</text:p>
          </table:table-cell>
          <table:table-cell table:formula="of:=[.I277]+[.L277]" office:value-type="float" office:value="190.587802297617">
            <text:p>190.59</text:p>
          </table:table-cell>
          <table:table-cell table:formula="of:=[.J277]+[.L277]" office:value-type="float" office:value="9987.19035534988">
            <text:p>9987.19</text:p>
          </table:table-cell>
          <table:table-cell table:formula="of:=(1.000001018*(1-[.K277]*[.K277]))/(1+[.K277]*COS(RADIANS([.N277])))" office:value-type="float" office:value="1.00054112856924">
            <text:p>1</text:p>
          </table:table-cell>
          <table:table-cell table:formula="of:=[.M277]-0.00569-0.00478*SIN(RADIANS(125.04-1934.136*[.G277]))" office:value-type="float" office:value="190.584676336032">
            <text:p>190.58</text:p>
          </table:table-cell>
          <table:table-cell table:formula="of:=23+(26+((21.448-[.G277]*(46.815+[.G277]*(0.00059-[.G277]*0.001813))))/60)/60" office:value-type="float" office:value="23.4358118342937">
            <text:p>23.44</text:p>
          </table:table-cell>
          <table:table-cell table:formula="of:=[.Q277]+0.00256*COS(RADIANS(125.04-1934.136*[.G277]))" office:value-type="float" office:value="23.437972366041">
            <text:p>23.44</text:p>
          </table:table-cell>
          <table:table-cell table:formula="of:=DEGREES(ATAN2(COS(RADIANS([.P277]));COS(RADIANS([.R277]))*SIN(RADIANS([.P277]))))" office:value-type="float" office:value="-170.271237012229">
            <text:p>-170.27</text:p>
          </table:table-cell>
          <table:table-cell table:formula="of:=DEGREES(ASIN(SIN(RADIANS([.R277]))*SIN(RADIANS([.P277]))))" office:value-type="float" office:value="-4.18994612523181">
            <text:p>-4.19</text:p>
          </table:table-cell>
          <table:table-cell table:formula="of:=TAN(RADIANS([.R277]/2))*TAN(RADIANS([.R277]/2))" office:value-type="float" office:value="0.0430295492446171">
            <text:p>0.04</text:p>
          </table:table-cell>
          <table:table-cell table:formula="of:=4*DEGREES([.U277]*SIN(2*RADIANS([.I277]))-2*[.K277]*SIN(RADIANS([.J277]))+4*[.K277]*[.U277]*SIN(RADIANS([.J277]))*COS(2*RADIANS([.I277]))-0.5*[.U277]*[.U277]*SIN(4*RADIANS([.I277]))-1.25*[.K277]*[.K277]*SIN(2*RADIANS([.J277])))" office:value-type="float" office:value="11.058371655576">
            <text:p>11.06</text:p>
          </table:table-cell>
          <table:table-cell table:formula="of:=DEGREES(ACOS(COS(RADIANS(90.833))/(COS(RADIANS([.$B$2]))*COS(RADIANS([.T277])))-TAN(RADIANS([.$B$2]))*TAN(RADIANS([.T277]))))" office:value-type="float" office:value="87.9823383784558">
            <text:p>87.98</text:p>
          </table:table-cell>
          <table:table-cell table:style-name="ce7" table:formula="of:=(720-4*[.$B$3]-[.V277]+[.$B$4]*60)/1440" office:value-type="float" office:value="0.492320575239183">
            <text:p>11:48:56</text:p>
          </table:table-cell>
          <table:table-cell table:style-name="ce7" table:formula="of:=([.X277]*1440-[.W277]*4)/1440" office:value-type="float" office:value="0.247925190854584">
            <text:p>5:57:01</text:p>
          </table:table-cell>
          <table:table-cell table:style-name="ce7" table:formula="of:=([.X277]*1440+[.W277]*4)/1440" office:value-type="float" office:value="0.736715959623783">
            <text:p>17:40:52</text:p>
          </table:table-cell>
          <table:table-cell table:formula="of:=8*[.W277]" office:value-type="float" office:value="703.858707027646">
            <text:p>703.86</text:p>
          </table:table-cell>
          <table:table-cell table:formula="of:=MOD([.E277]*1440+[.V277]+4*[.$B$3]-60*[.$B$4];1440)" office:value-type="float" office:value="731.058371655576">
            <text:p>731.06</text:p>
          </table:table-cell>
          <table:table-cell table:formula="of:=IF([.AB277]/4&lt;0;[.AB277]/4+180;[.AB277]/4-180)" office:value-type="float" office:value="2.76459291389401">
            <text:p>2.76</text:p>
          </table:table-cell>
          <table:table-cell table:formula="of:=DEGREES(ACOS(SIN(RADIANS([.$B$2]))*SIN(RADIANS([.T277]))+COS(RADIANS([.$B$2]))*COS(RADIANS([.T277]))*COS(RADIANS([.AC277]))))" office:value-type="float" office:value="40.2732508901556">
            <text:p>40.27</text:p>
          </table:table-cell>
          <table:table-cell table:formula="of:=90-[.AD277]" office:value-type="float" office:value="49.7267491098444">
            <text:p>49.73</text:p>
          </table:table-cell>
          <table:table-cell table:formula="of:=IF([.AE277]&gt;85;0;IF([.AE277]&gt;5;58.1/TAN(RADIANS([.AE277]))-0.07/POWER(TAN(RADIANS([.AE277]));3)+0.000086/POWER(TAN(RADIANS([.AE277]));5);IF([.AE277]&gt;-0.575;1735+[.AE277]*(-518.2+[.AE277]*(103.4+[.AE277]*(-12.79+[.AE277]*0.711)));-20.772/TAN(RADIANS([.AE277])))))/3600" office:value-type="float" office:value="0.0136620089265485">
            <text:p>0.01</text:p>
          </table:table-cell>
          <table:table-cell table:formula="of:=[.AE277]+[.AF277]" office:value-type="float" office:value="49.740411118771">
            <text:p>49.74</text:p>
          </table:table-cell>
          <table:table-cell table:formula="of:=IF([.AC277]&gt;0;MOD(DEGREES(ACOS(((SIN(RADIANS([.$B$2]))*COS(RADIANS([.AD277])))-SIN(RADIANS([.T277])))/(COS(RADIANS([.$B$2]))*SIN(RADIANS([.AD277])))))+180;360);MOD(540-DEGREES(ACOS(((SIN(RADIANS([.$B$2]))*COS(RADIANS([.AD277])))-SIN(RADIANS([.T277])))/(COS(RADIANS([.$B$2]))*SIN(RADIANS([.AD277])))));360))" office:value-type="float" office:value="184.267544356712">
            <text:p>18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7]+1" office:value-type="date" office:date-value="2026-10-04">
            <text:p>10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8]+2415018.5+[.E278]-[.$B$4]/24" office:value-type="float" office:value="2461318.29166667">
            <text:p>2461318.29</text:p>
          </table:table-cell>
          <table:table-cell table:style-name="ce9" table:formula="of:=([.F278]-2451545)/36525" office:value-type="float" office:value="0.267578142824545">
            <text:p>0.26757814</text:p>
          </table:table-cell>
          <table:table-cell/>
          <table:table-cell table:formula="of:=MOD(280.46646+[.G278]*(36000.76983+[.G278]*0.0003032);360)" office:value-type="float" office:value="193.485613073848">
            <text:p>193.49</text:p>
          </table:table-cell>
          <table:table-cell table:formula="of:=357.52911+[.G278]*(35999.05029-0.0001537*[.G278])" office:value-type="float" office:value="9990.08811904098">
            <text:p>9990.09</text:p>
          </table:table-cell>
          <table:table-cell table:formula="of:=0.016708634-[.G278]*(0.000042037+0.0000001267*[.G278])" office:value-type="float" office:value="0.0166973767461356">
            <text:p>0.02</text:p>
          </table:table-cell>
          <table:table-cell table:formula="of:=SIN(RADIANS([.J278]))*(1.914602-[.G278]*(0.004817+0.000014*[.G278]))+SIN(RADIANS(2*[.J278]))*(0.019993-0.000101*[.G278])+SIN(RADIANS(3*[.J278]))*0.000289" office:value-type="float" office:value="-1.91308222790858">
            <text:p>-1.91</text:p>
          </table:table-cell>
          <table:table-cell table:formula="of:=[.I278]+[.L278]" office:value-type="float" office:value="191.57253084594">
            <text:p>191.57</text:p>
          </table:table-cell>
          <table:table-cell table:formula="of:=[.J278]+[.L278]" office:value-type="float" office:value="9988.17503681307">
            <text:p>9988.18</text:p>
          </table:table-cell>
          <table:table-cell table:formula="of:=(1.000001018*(1-[.K278]*[.K278]))/(1+[.K278]*COS(RADIANS([.N278])))" office:value-type="float" office:value="1.000254098958">
            <text:p>1</text:p>
          </table:table-cell>
          <table:table-cell table:formula="of:=[.M278]-0.00569-0.00478*SIN(RADIANS(125.04-1934.136*[.G278]))" office:value-type="float" office:value="191.569408611661">
            <text:p>191.57</text:p>
          </table:table-cell>
          <table:table-cell table:formula="of:=23+(26+((21.448-[.G278]*(46.815+[.G278]*(0.00059-[.G278]*0.001813))))/60)/60" office:value-type="float" office:value="23.4358114782596">
            <text:p>23.44</text:p>
          </table:table-cell>
          <table:table-cell table:formula="of:=[.Q278]+0.00256*COS(RADIANS(125.04-1934.136*[.G278]))" office:value-type="float" office:value="23.4379707399407">
            <text:p>23.44</text:p>
          </table:table-cell>
          <table:table-cell table:formula="of:=DEGREES(ATAN2(COS(RADIANS([.P278]));COS(RADIANS([.R278]))*SIN(RADIANS([.P278]))))" office:value-type="float" office:value="-169.362442888127">
            <text:p>-169.36</text:p>
          </table:table-cell>
          <table:table-cell table:formula="of:=DEGREES(ASIN(SIN(RADIANS([.R278]))*SIN(RADIANS([.P278]))))" office:value-type="float" office:value="-4.5754551418875">
            <text:p>-4.58</text:p>
          </table:table-cell>
          <table:table-cell table:formula="of:=TAN(RADIANS([.R278]/2))*TAN(RADIANS([.R278]/2))" office:value-type="float" office:value="0.0430295431041039">
            <text:p>0.04</text:p>
          </table:table-cell>
          <table:table-cell table:formula="of:=4*DEGREES([.U278]*SIN(2*RADIANS([.I278]))-2*[.K278]*SIN(RADIANS([.J278]))+4*[.K278]*[.U278]*SIN(RADIANS([.J278]))*COS(2*RADIANS([.I278]))-0.5*[.U278]*[.U278]*SIN(4*RADIANS([.I278]))-1.25*[.K278]*[.K278]*SIN(2*RADIANS([.J278])))" office:value-type="float" office:value="11.3678907635612">
            <text:p>11.37</text:p>
          </table:table-cell>
          <table:table-cell table:formula="of:=DEGREES(ACOS(COS(RADIANS(90.833))/(COS(RADIANS([.$B$2]))*COS(RADIANS([.T278])))-TAN(RADIANS([.$B$2]))*TAN(RADIANS([.T278]))))" office:value-type="float" office:value="87.7009359428645">
            <text:p>87.7</text:p>
          </table:table-cell>
          <table:table-cell table:style-name="ce7" table:formula="of:=(720-4*[.$B$3]-[.V278]+[.$B$4]*60)/1440" office:value-type="float" office:value="0.492105631414194">
            <text:p>11:48:38</text:p>
          </table:table-cell>
          <table:table-cell table:style-name="ce7" table:formula="of:=([.X278]*1440-[.W278]*4)/1440" office:value-type="float" office:value="0.248491920461792">
            <text:p>5:57:50</text:p>
          </table:table-cell>
          <table:table-cell table:style-name="ce7" table:formula="of:=([.X278]*1440+[.W278]*4)/1440" office:value-type="float" office:value="0.735719342366595">
            <text:p>17:39:26</text:p>
          </table:table-cell>
          <table:table-cell table:formula="of:=8*[.W278]" office:value-type="float" office:value="701.607487542916">
            <text:p>701.61</text:p>
          </table:table-cell>
          <table:table-cell table:formula="of:=MOD([.E278]*1440+[.V278]+4*[.$B$3]-60*[.$B$4];1440)" office:value-type="float" office:value="731.367890763561">
            <text:p>731.37</text:p>
          </table:table-cell>
          <table:table-cell table:formula="of:=IF([.AB278]/4&lt;0;[.AB278]/4+180;[.AB278]/4-180)" office:value-type="float" office:value="2.84197269089032">
            <text:p>2.84</text:p>
          </table:table-cell>
          <table:table-cell table:formula="of:=DEGREES(ACOS(SIN(RADIANS([.$B$2]))*SIN(RADIANS([.T278]))+COS(RADIANS([.$B$2]))*COS(RADIANS([.T278]))*COS(RADIANS([.AC278]))))" office:value-type="float" office:value="40.6627463230526">
            <text:p>40.66</text:p>
          </table:table-cell>
          <table:table-cell table:formula="of:=90-[.AD278]" office:value-type="float" office:value="49.3372536769474">
            <text:p>49.34</text:p>
          </table:table-cell>
          <table:table-cell table:formula="of:=IF([.AE278]&gt;85;0;IF([.AE278]&gt;5;58.1/TAN(RADIANS([.AE278]))-0.07/POWER(TAN(RADIANS([.AE278]));3)+0.000086/POWER(TAN(RADIANS([.AE278]));5);IF([.AE278]&gt;-0.575;1735+[.AE278]*(-518.2+[.AE278]*(103.4+[.AE278]*(-12.79+[.AE278]*0.711)));-20.772/TAN(RADIANS([.AE278])))))/3600" office:value-type="float" office:value="0.013851073965075">
            <text:p>0.01</text:p>
          </table:table-cell>
          <table:table-cell table:formula="of:=[.AE278]+[.AF278]" office:value-type="float" office:value="49.3511047509125">
            <text:p>49.35</text:p>
          </table:table-cell>
          <table:table-cell table:formula="of:=IF([.AC278]&gt;0;MOD(DEGREES(ACOS(((SIN(RADIANS([.$B$2]))*COS(RADIANS([.AD278])))-SIN(RADIANS([.T278])))/(COS(RADIANS([.$B$2]))*SIN(RADIANS([.AD278])))))+180;360);MOD(540-DEGREES(ACOS(((SIN(RADIANS([.$B$2]))*COS(RADIANS([.AD278])))-SIN(RADIANS([.T278])))/(COS(RADIANS([.$B$2]))*SIN(RADIANS([.AD278])))));360))" office:value-type="float" office:value="184.349989705862">
            <text:p>184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8]+1" office:value-type="date" office:date-value="2026-10-05">
            <text:p>10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9]+2415018.5+[.E279]-[.$B$4]/24" office:value-type="float" office:value="2461319.29166667">
            <text:p>2461319.29</text:p>
          </table:table-cell>
          <table:table-cell table:style-name="ce9" table:formula="of:=([.F279]-2451545)/36525" office:value-type="float" office:value="0.267605521332416">
            <text:p>0.26760552</text:p>
          </table:table-cell>
          <table:table-cell/>
          <table:table-cell table:formula="of:=MOD(280.46646+[.G279]*(36000.76983+[.G279]*0.0003032);360)" office:value-type="float" office:value="194.471260438453">
            <text:p>194.47</text:p>
          </table:table-cell>
          <table:table-cell table:formula="of:=357.52911+[.G279]*(35999.05029-0.0001537*[.G279])" office:value-type="float" office:value="9991.07371932045">
            <text:p>9991.07</text:p>
          </table:table-cell>
          <table:table-cell table:formula="of:=0.016708634-[.G279]*(0.000042037+0.0000001267*[.G279])" office:value-type="float" office:value="0.0166973755933688">
            <text:p>0.02</text:p>
          </table:table-cell>
          <table:table-cell table:formula="of:=SIN(RADIANS([.J279]))*(1.914602-[.G279]*(0.004817+0.000014*[.G279]))+SIN(RADIANS(2*[.J279]))*(0.019993-0.000101*[.G279])+SIN(RADIANS(3*[.J279]))*0.000289" office:value-type="float" office:value="-1.91343559152136">
            <text:p>-1.91</text:p>
          </table:table-cell>
          <table:table-cell table:formula="of:=[.I279]+[.L279]" office:value-type="float" office:value="192.557824846932">
            <text:p>192.56</text:p>
          </table:table-cell>
          <table:table-cell table:formula="of:=[.J279]+[.L279]" office:value-type="float" office:value="9989.16028372893">
            <text:p>9989.16</text:p>
          </table:table-cell>
          <table:table-cell table:formula="of:=(1.000001018*(1-[.K279]*[.K279]))/(1+[.K279]*COS(RADIANS([.N279])))" office:value-type="float" office:value="0.999966912133536">
            <text:p>1</text:p>
          </table:table-cell>
          <table:table-cell table:formula="of:=[.M279]-0.00569-0.00478*SIN(RADIANS(125.04-1934.136*[.G279]))" office:value-type="float" office:value="192.554706337767">
            <text:p>192.55</text:p>
          </table:table-cell>
          <table:table-cell table:formula="of:=23+(26+((21.448-[.G279]*(46.815+[.G279]*(0.00059-[.G279]*0.001813))))/60)/60" office:value-type="float" office:value="23.4358111222254">
            <text:p>23.44</text:p>
          </table:table-cell>
          <table:table-cell table:formula="of:=[.Q279]+0.00256*COS(RADIANS(125.04-1934.136*[.G279]))" office:value-type="float" office:value="23.4379691119961">
            <text:p>23.44</text:p>
          </table:table-cell>
          <table:table-cell table:formula="of:=DEGREES(ATAN2(COS(RADIANS([.P279]));COS(RADIANS([.R279]))*SIN(RADIANS([.P279]))))" office:value-type="float" office:value="-168.45214830986">
            <text:p>-168.45</text:p>
          </table:table-cell>
          <table:table-cell table:formula="of:=DEGREES(ASIN(SIN(RADIANS([.R279]))*SIN(RADIANS([.P279]))))" office:value-type="float" office:value="-4.96003702562825">
            <text:p>-4.96</text:p>
          </table:table-cell>
          <table:table-cell table:formula="of:=TAN(RADIANS([.R279]/2))*TAN(RADIANS([.R279]/2))" office:value-type="float" office:value="0.0430295369566263">
            <text:p>0.04</text:p>
          </table:table-cell>
          <table:table-cell table:formula="of:=4*DEGREES([.U279]*SIN(2*RADIANS([.I279]))-2*[.K279]*SIN(RADIANS([.J279]))+4*[.K279]*[.U279]*SIN(RADIANS([.J279]))*COS(2*RADIANS([.I279]))-0.5*[.U279]*[.U279]*SIN(4*RADIANS([.I279]))-1.25*[.K279]*[.K279]*SIN(2*RADIANS([.J279])))" office:value-type="float" office:value="11.671530534531">
            <text:p>11.67</text:p>
          </table:table-cell>
          <table:table-cell table:formula="of:=DEGREES(ACOS(COS(RADIANS(90.833))/(COS(RADIANS([.$B$2]))*COS(RADIANS([.T279])))-TAN(RADIANS([.$B$2]))*TAN(RADIANS([.T279]))))" office:value-type="float" office:value="87.4198994502902">
            <text:p>87.42</text:p>
          </table:table-cell>
          <table:table-cell table:style-name="ce7" table:formula="of:=(720-4*[.$B$3]-[.V279]+[.$B$4]*60)/1440" office:value-type="float" office:value="0.491894770462131">
            <text:p>11:48:20</text:p>
          </table:table-cell>
          <table:table-cell table:style-name="ce7" table:formula="of:=([.X279]*1440-[.W279]*4)/1440" office:value-type="float" office:value="0.249061716433547">
            <text:p>5:58:39</text:p>
          </table:table-cell>
          <table:table-cell table:style-name="ce7" table:formula="of:=([.X279]*1440+[.W279]*4)/1440" office:value-type="float" office:value="0.734727824490715">
            <text:p>17:38:00</text:p>
          </table:table-cell>
          <table:table-cell table:formula="of:=8*[.W279]" office:value-type="float" office:value="699.359195602322">
            <text:p>699.36</text:p>
          </table:table-cell>
          <table:table-cell table:formula="of:=MOD([.E279]*1440+[.V279]+4*[.$B$3]-60*[.$B$4];1440)" office:value-type="float" office:value="731.671530534531">
            <text:p>731.67</text:p>
          </table:table-cell>
          <table:table-cell table:formula="of:=IF([.AB279]/4&lt;0;[.AB279]/4+180;[.AB279]/4-180)" office:value-type="float" office:value="2.91788263363276">
            <text:p>2.92</text:p>
          </table:table-cell>
          <table:table-cell table:formula="of:=DEGREES(ACOS(SIN(RADIANS([.$B$2]))*SIN(RADIANS([.T279]))+COS(RADIANS([.$B$2]))*COS(RADIANS([.T279]))*COS(RADIANS([.AC279]))))" office:value-type="float" office:value="41.0512854095427">
            <text:p>41.05</text:p>
          </table:table-cell>
          <table:table-cell table:formula="of:=90-[.AD279]" office:value-type="float" office:value="48.9487145904574">
            <text:p>48.95</text:p>
          </table:table-cell>
          <table:table-cell table:formula="of:=IF([.AE279]&gt;85;0;IF([.AE279]&gt;5;58.1/TAN(RADIANS([.AE279]))-0.07/POWER(TAN(RADIANS([.AE279]));3)+0.000086/POWER(TAN(RADIANS([.AE279]));5);IF([.AE279]&gt;-0.575;1735+[.AE279]*(-518.2+[.AE279]*(103.4+[.AE279]*(-12.79+[.AE279]*0.711)));-20.772/TAN(RADIANS([.AE279])))))/3600" office:value-type="float" office:value="0.0140418736803846">
            <text:p>0.01</text:p>
          </table:table-cell>
          <table:table-cell table:formula="of:=[.AE279]+[.AF279]" office:value-type="float" office:value="48.9627564641377">
            <text:p>48.96</text:p>
          </table:table-cell>
          <table:table-cell table:formula="of:=IF([.AC279]&gt;0;MOD(DEGREES(ACOS(((SIN(RADIANS([.$B$2]))*COS(RADIANS([.AD279])))-SIN(RADIANS([.T279])))/(COS(RADIANS([.$B$2]))*SIN(RADIANS([.AD279])))))+180;360);MOD(540-DEGREES(ACOS(((SIN(RADIANS([.$B$2]))*COS(RADIANS([.AD279])))-SIN(RADIANS([.T279])))/(COS(RADIANS([.$B$2]))*SIN(RADIANS([.AD279])))));360))" office:value-type="float" office:value="184.428876502414">
            <text:p>184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9]+1" office:value-type="date" office:date-value="2026-10-06">
            <text:p>10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0]+2415018.5+[.E280]-[.$B$4]/24" office:value-type="float" office:value="2461320.29166667">
            <text:p>2461320.29</text:p>
          </table:table-cell>
          <table:table-cell table:style-name="ce9" table:formula="of:=([.F280]-2451545)/36525" office:value-type="float" office:value="0.267632899840288">
            <text:p>0.26763290</text:p>
          </table:table-cell>
          <table:table-cell/>
          <table:table-cell table:formula="of:=MOD(280.46646+[.G280]*(36000.76983+[.G280]*0.0003032);360)" office:value-type="float" office:value="195.456907803062">
            <text:p>195.46</text:p>
          </table:table-cell>
          <table:table-cell table:formula="of:=357.52911+[.G280]*(35999.05029-0.0001537*[.G280])" office:value-type="float" office:value="9992.05931959992">
            <text:p>9992.06</text:p>
          </table:table-cell>
          <table:table-cell table:formula="of:=0.016708634-[.G280]*(0.000042037+0.0000001267*[.G280])" office:value-type="float" office:value="0.0166973744406018">
            <text:p>0.02</text:p>
          </table:table-cell>
          <table:table-cell table:formula="of:=SIN(RADIANS([.J280]))*(1.914602-[.G280]*(0.004817+0.000014*[.G280]))+SIN(RADIANS(2*[.J280]))*(0.019993-0.000101*[.G280])+SIN(RADIANS(3*[.J280]))*0.000289" office:value-type="float" office:value="-1.91322278735327">
            <text:p>-1.91</text:p>
          </table:table-cell>
          <table:table-cell table:formula="of:=[.I280]+[.L280]" office:value-type="float" office:value="193.543685015708">
            <text:p>193.54</text:p>
          </table:table-cell>
          <table:table-cell table:formula="of:=[.J280]+[.L280]" office:value-type="float" office:value="9990.14609681257">
            <text:p>9990.15</text:p>
          </table:table-cell>
          <table:table-cell table:formula="of:=(1.000001018*(1-[.K280]*[.K280]))/(1+[.K280]*COS(RADIANS([.N280])))" office:value-type="float" office:value="0.999679652947288">
            <text:p>1</text:p>
          </table:table-cell>
          <table:table-cell table:formula="of:=[.M280]-0.00569-0.00478*SIN(RADIANS(125.04-1934.136*[.G280]))" office:value-type="float" office:value="193.54057022946">
            <text:p>193.54</text:p>
          </table:table-cell>
          <table:table-cell table:formula="of:=23+(26+((21.448-[.G280]*(46.815+[.G280]*(0.00059-[.G280]*0.001813))))/60)/60" office:value-type="float" office:value="23.4358107661913">
            <text:p>23.44</text:p>
          </table:table-cell>
          <table:table-cell table:formula="of:=[.Q280]+0.00256*COS(RADIANS(125.04-1934.136*[.G280]))" office:value-type="float" office:value="23.4379674822082">
            <text:p>23.44</text:p>
          </table:table-cell>
          <table:table-cell table:formula="of:=DEGREES(ATAN2(COS(RADIANS([.P280]));COS(RADIANS([.R280]))*SIN(RADIANS([.P280]))))" office:value-type="float" office:value="-167.54027030563">
            <text:p>-167.54</text:p>
          </table:table-cell>
          <table:table-cell table:formula="of:=DEGREES(ASIN(SIN(RADIANS([.R280]))*SIN(RADIANS([.P280]))))" office:value-type="float" office:value="-5.34359157397685">
            <text:p>-5.34</text:p>
          </table:table-cell>
          <table:table-cell table:formula="of:=TAN(RADIANS([.R280]/2))*TAN(RADIANS([.R280]/2))" office:value-type="float" office:value="0.0430295308021884">
            <text:p>0.04</text:p>
          </table:table-cell>
          <table:table-cell table:formula="of:=4*DEGREES([.U280]*SIN(2*RADIANS([.I280]))-2*[.K280]*SIN(RADIANS([.J280]))+4*[.K280]*[.U280]*SIN(RADIANS([.J280]))*COS(2*RADIANS([.I280]))-0.5*[.U280]*[.U280]*SIN(4*RADIANS([.I280]))-1.25*[.K280]*[.K280]*SIN(2*RADIANS([.J280])))" office:value-type="float" office:value="11.968949728925">
            <text:p>11.97</text:p>
          </table:table-cell>
          <table:table-cell table:formula="of:=DEGREES(ACOS(COS(RADIANS(90.833))/(COS(RADIANS([.$B$2]))*COS(RADIANS([.T280])))-TAN(RADIANS([.$B$2]))*TAN(RADIANS([.T280]))))" office:value-type="float" office:value="87.1392718828445">
            <text:p>87.14</text:p>
          </table:table-cell>
          <table:table-cell table:style-name="ce7" table:formula="of:=(720-4*[.$B$3]-[.V280]+[.$B$4]*60)/1440" office:value-type="float" office:value="0.491688229354913">
            <text:p>11:48:02</text:p>
          </table:table-cell>
          <table:table-cell table:style-name="ce7" table:formula="of:=([.X280]*1440-[.W280]*4)/1440" office:value-type="float" office:value="0.249634696347012">
            <text:p>5:59:28</text:p>
          </table:table-cell>
          <table:table-cell table:style-name="ce7" table:formula="of:=([.X280]*1440+[.W280]*4)/1440" office:value-type="float" office:value="0.733741762362814">
            <text:p>17:36:35</text:p>
          </table:table-cell>
          <table:table-cell table:formula="of:=8*[.W280]" office:value-type="float" office:value="697.114175062756">
            <text:p>697.11</text:p>
          </table:table-cell>
          <table:table-cell table:formula="of:=MOD([.E280]*1440+[.V280]+4*[.$B$3]-60*[.$B$4];1440)" office:value-type="float" office:value="731.968949728925">
            <text:p>731.97</text:p>
          </table:table-cell>
          <table:table-cell table:formula="of:=IF([.AB280]/4&lt;0;[.AB280]/4+180;[.AB280]/4-180)" office:value-type="float" office:value="2.99223743223126">
            <text:p>2.99</text:p>
          </table:table-cell>
          <table:table-cell table:formula="of:=DEGREES(ACOS(SIN(RADIANS([.$B$2]))*SIN(RADIANS([.T280]))+COS(RADIANS([.$B$2]))*COS(RADIANS([.T280]))*COS(RADIANS([.AC280]))))" office:value-type="float" office:value="41.438756418118">
            <text:p>41.44</text:p>
          </table:table-cell>
          <table:table-cell table:formula="of:=90-[.AD280]" office:value-type="float" office:value="48.561243581882">
            <text:p>48.56</text:p>
          </table:table-cell>
          <table:table-cell table:formula="of:=IF([.AE280]&gt;85;0;IF([.AE280]&gt;5;58.1/TAN(RADIANS([.AE280]))-0.07/POWER(TAN(RADIANS([.AE280]));3)+0.000086/POWER(TAN(RADIANS([.AE280]));5);IF([.AE280]&gt;-0.575;1735+[.AE280]*(-518.2+[.AE280]*(103.4+[.AE280]*(-12.79+[.AE280]*0.711)));-20.772/TAN(RADIANS([.AE280])))))/3600" office:value-type="float" office:value="0.0142343920505541">
            <text:p>0.01</text:p>
          </table:table-cell>
          <table:table-cell table:formula="of:=[.AE280]+[.AF280]" office:value-type="float" office:value="48.5754779739326">
            <text:p>48.58</text:p>
          </table:table-cell>
          <table:table-cell table:formula="of:=IF([.AC280]&gt;0;MOD(DEGREES(ACOS(((SIN(RADIANS([.$B$2]))*COS(RADIANS([.AD280])))-SIN(RADIANS([.T280])))/(COS(RADIANS([.$B$2]))*SIN(RADIANS([.AD280])))))+180;360);MOD(540-DEGREES(ACOS(((SIN(RADIANS([.$B$2]))*COS(RADIANS([.AD280])))-SIN(RADIANS([.T280])))/(COS(RADIANS([.$B$2]))*SIN(RADIANS([.AD280])))));360))" office:value-type="float" office:value="184.504174720522">
            <text:p>184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0]+1" office:value-type="date" office:date-value="2026-10-07">
            <text:p>10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1]+2415018.5+[.E281]-[.$B$4]/24" office:value-type="float" office:value="2461321.29166667">
            <text:p>2461321.29</text:p>
          </table:table-cell>
          <table:table-cell table:style-name="ce9" table:formula="of:=([.F281]-2451545)/36525" office:value-type="float" office:value="0.267660278348159">
            <text:p>0.26766028</text:p>
          </table:table-cell>
          <table:table-cell/>
          <table:table-cell table:formula="of:=MOD(280.46646+[.G281]*(36000.76983+[.G281]*0.0003032);360)" office:value-type="float" office:value="196.442555167669">
            <text:p>196.44</text:p>
          </table:table-cell>
          <table:table-cell table:formula="of:=357.52911+[.G281]*(35999.05029-0.0001537*[.G281])" office:value-type="float" office:value="9993.0449198794">
            <text:p>9993.04</text:p>
          </table:table-cell>
          <table:table-cell table:formula="of:=0.016708634-[.G281]*(0.000042037+0.0000001267*[.G281])" office:value-type="float" office:value="0.0166973732878346">
            <text:p>0.02</text:p>
          </table:table-cell>
          <table:table-cell table:formula="of:=SIN(RADIANS([.J281]))*(1.914602-[.G281]*(0.004817+0.000014*[.G281]))+SIN(RADIANS(2*[.J281]))*(0.019993-0.000101*[.G281])+SIN(RADIANS(3*[.J281]))*0.000289" office:value-type="float" office:value="-1.91244326679245">
            <text:p>-1.91</text:p>
          </table:table-cell>
          <table:table-cell table:formula="of:=[.I281]+[.L281]" office:value-type="float" office:value="194.530111900876">
            <text:p>194.53</text:p>
          </table:table-cell>
          <table:table-cell table:formula="of:=[.J281]+[.L281]" office:value-type="float" office:value="9991.13247661261">
            <text:p>9991.13</text:p>
          </table:table-cell>
          <table:table-cell table:formula="of:=(1.000001018*(1-[.K281]*[.K281]))/(1+[.K281]*COS(RADIANS([.N281])))" office:value-type="float" office:value="0.999392406418501">
            <text:p>1</text:p>
          </table:table-cell>
          <table:table-cell table:formula="of:=[.M281]-0.00569-0.00478*SIN(RADIANS(125.04-1934.136*[.G281]))" office:value-type="float" office:value="194.527000835345">
            <text:p>194.53</text:p>
          </table:table-cell>
          <table:table-cell table:formula="of:=23+(26+((21.448-[.G281]*(46.815+[.G281]*(0.00059-[.G281]*0.001813))))/60)/60" office:value-type="float" office:value="23.4358104101572">
            <text:p>23.44</text:p>
          </table:table-cell>
          <table:table-cell table:formula="of:=[.Q281]+0.00256*COS(RADIANS(125.04-1934.136*[.G281]))" office:value-type="float" office:value="23.437965850578">
            <text:p>23.44</text:p>
          </table:table-cell>
          <table:table-cell table:formula="of:=DEGREES(ATAN2(COS(RADIANS([.P281]));COS(RADIANS([.R281]))*SIN(RADIANS([.P281]))))" office:value-type="float" office:value="-166.626726480183">
            <text:p>-166.63</text:p>
          </table:table-cell>
          <table:table-cell table:formula="of:=DEGREES(ASIN(SIN(RADIANS([.R281]))*SIN(RADIANS([.P281]))))" office:value-type="float" office:value="-5.72601804214202">
            <text:p>-5.73</text:p>
          </table:table-cell>
          <table:table-cell table:formula="of:=TAN(RADIANS([.R281]/2))*TAN(RADIANS([.R281]/2))" office:value-type="float" office:value="0.0430295246407944">
            <text:p>0.04</text:p>
          </table:table-cell>
          <table:table-cell table:formula="of:=4*DEGREES([.U281]*SIN(2*RADIANS([.I281]))-2*[.K281]*SIN(RADIANS([.J281]))+4*[.K281]*[.U281]*SIN(RADIANS([.J281]))*COS(2*RADIANS([.I281]))-0.5*[.U281]*[.U281]*SIN(4*RADIANS([.I281]))-1.25*[.K281]*[.K281]*SIN(2*RADIANS([.J281])))" office:value-type="float" office:value="12.2598083943575">
            <text:p>12.26</text:p>
          </table:table-cell>
          <table:table-cell table:formula="of:=DEGREES(ACOS(COS(RADIANS(90.833))/(COS(RADIANS([.$B$2]))*COS(RADIANS([.T281])))-TAN(RADIANS([.$B$2]))*TAN(RADIANS([.T281]))))" office:value-type="float" office:value="86.8590973097198">
            <text:p>86.86</text:p>
          </table:table-cell>
          <table:table-cell table:style-name="ce7" table:formula="of:=(720-4*[.$B$3]-[.V281]+[.$B$4]*60)/1440" office:value-type="float" office:value="0.491486244170585">
            <text:p>11:47:44</text:p>
          </table:table-cell>
          <table:table-cell table:style-name="ce7" table:formula="of:=([.X281]*1440-[.W281]*4)/1440" office:value-type="float" office:value="0.250210973865808">
            <text:p>6:00:18</text:p>
          </table:table-cell>
          <table:table-cell table:style-name="ce7" table:formula="of:=([.X281]*1440+[.W281]*4)/1440" office:value-type="float" office:value="0.732761514475362">
            <text:p>17:35:11</text:p>
          </table:table-cell>
          <table:table-cell table:formula="of:=8*[.W281]" office:value-type="float" office:value="694.872778477758">
            <text:p>694.87</text:p>
          </table:table-cell>
          <table:table-cell table:formula="of:=MOD([.E281]*1440+[.V281]+4*[.$B$3]-60*[.$B$4];1440)" office:value-type="float" office:value="732.259808394358">
            <text:p>732.26</text:p>
          </table:table-cell>
          <table:table-cell table:formula="of:=IF([.AB281]/4&lt;0;[.AB281]/4+180;[.AB281]/4-180)" office:value-type="float" office:value="3.06495209858937">
            <text:p>3.06</text:p>
          </table:table-cell>
          <table:table-cell table:formula="of:=DEGREES(ACOS(SIN(RADIANS([.$B$2]))*SIN(RADIANS([.T281]))+COS(RADIANS([.$B$2]))*COS(RADIANS([.T281]))*COS(RADIANS([.AC281]))))" office:value-type="float" office:value="41.8250471113073">
            <text:p>41.83</text:p>
          </table:table-cell>
          <table:table-cell table:formula="of:=90-[.AD281]" office:value-type="float" office:value="48.1749528886927">
            <text:p>48.17</text:p>
          </table:table-cell>
          <table:table-cell table:formula="of:=IF([.AE281]&gt;85;0;IF([.AE281]&gt;5;58.1/TAN(RADIANS([.AE281]))-0.07/POWER(TAN(RADIANS([.AE281]));3)+0.000086/POWER(TAN(RADIANS([.AE281]));5);IF([.AE281]&gt;-0.575;1735+[.AE281]*(-518.2+[.AE281]*(103.4+[.AE281]*(-12.79+[.AE281]*0.711)));-20.772/TAN(RADIANS([.AE281])))))/3600" office:value-type="float" office:value="0.0144286110574296">
            <text:p>0.01</text:p>
          </table:table-cell>
          <table:table-cell table:formula="of:=[.AE281]+[.AF281]" office:value-type="float" office:value="48.1893814997501">
            <text:p>48.19</text:p>
          </table:table-cell>
          <table:table-cell table:formula="of:=IF([.AC281]&gt;0;MOD(DEGREES(ACOS(((SIN(RADIANS([.$B$2]))*COS(RADIANS([.AD281])))-SIN(RADIANS([.T281])))/(COS(RADIANS([.$B$2]))*SIN(RADIANS([.AD281])))))+180;360);MOD(540-DEGREES(ACOS(((SIN(RADIANS([.$B$2]))*COS(RADIANS([.AD281])))-SIN(RADIANS([.T281])))/(COS(RADIANS([.$B$2]))*SIN(RADIANS([.AD281])))));360))" office:value-type="float" office:value="184.575856140447">
            <text:p>184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1]+1" office:value-type="date" office:date-value="2026-10-08">
            <text:p>10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2]+2415018.5+[.E282]-[.$B$4]/24" office:value-type="float" office:value="2461322.29166667">
            <text:p>2461322.29</text:p>
          </table:table-cell>
          <table:table-cell table:style-name="ce9" table:formula="of:=([.F282]-2451545)/36525" office:value-type="float" office:value="0.26768765685603">
            <text:p>0.26768766</text:p>
          </table:table-cell>
          <table:table-cell/>
          <table:table-cell table:formula="of:=MOD(280.46646+[.G282]*(36000.76983+[.G282]*0.0003032);360)" office:value-type="float" office:value="197.428202532277">
            <text:p>197.43</text:p>
          </table:table-cell>
          <table:table-cell table:formula="of:=357.52911+[.G282]*(35999.05029-0.0001537*[.G282])" office:value-type="float" office:value="9994.03052015887">
            <text:p>9994.03</text:p>
          </table:table-cell>
          <table:table-cell table:formula="of:=0.016708634-[.G282]*(0.000042037+0.0000001267*[.G282])" office:value-type="float" office:value="0.0166973721350672">
            <text:p>0.02</text:p>
          </table:table-cell>
          <table:table-cell table:formula="of:=SIN(RADIANS([.J282]))*(1.914602-[.G282]*(0.004817+0.000014*[.G282]))+SIN(RADIANS(2*[.J282]))*(0.019993-0.000101*[.G282])+SIN(RADIANS(3*[.J282]))*0.000289" office:value-type="float" office:value="-1.91109664861488">
            <text:p>-1.91</text:p>
          </table:table-cell>
          <table:table-cell table:formula="of:=[.I282]+[.L282]" office:value-type="float" office:value="195.517105883662">
            <text:p>195.52</text:p>
          </table:table-cell>
          <table:table-cell table:formula="of:=[.J282]+[.L282]" office:value-type="float" office:value="9992.11942351026">
            <text:p>9992.12</text:p>
          </table:table-cell>
          <table:table-cell table:formula="of:=(1.000001018*(1-[.K282]*[.K282]))/(1+[.K282]*COS(RADIANS([.N282])))" office:value-type="float" office:value="0.999105257709338">
            <text:p>1</text:p>
          </table:table-cell>
          <table:table-cell table:formula="of:=[.M282]-0.00569-0.00478*SIN(RADIANS(125.04-1934.136*[.G282]))" office:value-type="float" office:value="195.513998536645">
            <text:p>195.51</text:p>
          </table:table-cell>
          <table:table-cell table:formula="of:=23+(26+((21.448-[.G282]*(46.815+[.G282]*(0.00059-[.G282]*0.001813))))/60)/60" office:value-type="float" office:value="23.4358100541231">
            <text:p>23.44</text:p>
          </table:table-cell>
          <table:table-cell table:formula="of:=[.Q282]+0.00256*COS(RADIANS(125.04-1934.136*[.G282]))" office:value-type="float" office:value="23.4379642171068">
            <text:p>23.44</text:p>
          </table:table-cell>
          <table:table-cell table:formula="of:=DEGREES(ATAN2(COS(RADIANS([.P282]));COS(RADIANS([.R282]))*SIN(RADIANS([.P282]))))" office:value-type="float" office:value="-165.711435080659">
            <text:p>-165.71</text:p>
          </table:table-cell>
          <table:table-cell table:formula="of:=DEGREES(ASIN(SIN(RADIANS([.R282]))*SIN(RADIANS([.P282]))))" office:value-type="float" office:value="-6.10721513548353">
            <text:p>-6.11</text:p>
          </table:table-cell>
          <table:table-cell table:formula="of:=TAN(RADIANS([.R282]/2))*TAN(RADIANS([.R282]/2))" office:value-type="float" office:value="0.0430295184724484">
            <text:p>0.04</text:p>
          </table:table-cell>
          <table:table-cell table:formula="of:=4*DEGREES([.U282]*SIN(2*RADIANS([.I282]))-2*[.K282]*SIN(RADIANS([.J282]))+4*[.K282]*[.U282]*SIN(RADIANS([.J282]))*COS(2*RADIANS([.I282]))-0.5*[.U282]*[.U282]*SIN(4*RADIANS([.I282]))-1.25*[.K282]*[.K282]*SIN(2*RADIANS([.J282])))" office:value-type="float" office:value="12.5437681800636">
            <text:p>12.54</text:p>
          </table:table-cell>
          <table:table-cell table:formula="of:=DEGREES(ACOS(COS(RADIANS(90.833))/(COS(RADIANS([.$B$2]))*COS(RADIANS([.T282])))-TAN(RADIANS([.$B$2]))*TAN(RADIANS([.T282]))))" office:value-type="float" office:value="86.5794209622949">
            <text:p>86.58</text:p>
          </table:table-cell>
          <table:table-cell table:style-name="ce7" table:formula="of:=(720-4*[.$B$3]-[.V282]+[.$B$4]*60)/1440" office:value-type="float" office:value="0.491289049874956">
            <text:p>11:47:27</text:p>
          </table:table-cell>
          <table:table-cell table:style-name="ce7" table:formula="of:=([.X282]*1440-[.W282]*4)/1440" office:value-type="float" office:value="0.250790658313026">
            <text:p>6:01:08</text:p>
          </table:table-cell>
          <table:table-cell table:style-name="ce7" table:formula="of:=([.X282]*1440+[.W282]*4)/1440" office:value-type="float" office:value="0.731787441436886">
            <text:p>17:33:46</text:p>
          </table:table-cell>
          <table:table-cell table:formula="of:=8*[.W282]" office:value-type="float" office:value="692.635367698359">
            <text:p>692.64</text:p>
          </table:table-cell>
          <table:table-cell table:formula="of:=MOD([.E282]*1440+[.V282]+4*[.$B$3]-60*[.$B$4];1440)" office:value-type="float" office:value="732.543768180064">
            <text:p>732.54</text:p>
          </table:table-cell>
          <table:table-cell table:formula="of:=IF([.AB282]/4&lt;0;[.AB282]/4+180;[.AB282]/4-180)" office:value-type="float" office:value="3.13594204501589">
            <text:p>3.14</text:p>
          </table:table-cell>
          <table:table-cell table:formula="of:=DEGREES(ACOS(SIN(RADIANS([.$B$2]))*SIN(RADIANS([.T282]))+COS(RADIANS([.$B$2]))*COS(RADIANS([.T282]))*COS(RADIANS([.AC282]))))" office:value-type="float" office:value="42.2100447711208">
            <text:p>42.21</text:p>
          </table:table-cell>
          <table:table-cell table:formula="of:=90-[.AD282]" office:value-type="float" office:value="47.7899552288792">
            <text:p>47.79</text:p>
          </table:table-cell>
          <table:table-cell table:formula="of:=IF([.AE282]&gt;85;0;IF([.AE282]&gt;5;58.1/TAN(RADIANS([.AE282]))-0.07/POWER(TAN(RADIANS([.AE282]));3)+0.000086/POWER(TAN(RADIANS([.AE282]));5);IF([.AE282]&gt;-0.575;1735+[.AE282]*(-518.2+[.AE282]*(103.4+[.AE282]*(-12.79+[.AE282]*0.711)));-20.772/TAN(RADIANS([.AE282])))))/3600" office:value-type="float" office:value="0.0146245105634278">
            <text:p>0.01</text:p>
          </table:table-cell>
          <table:table-cell table:formula="of:=[.AE282]+[.AF282]" office:value-type="float" office:value="47.8045797394426">
            <text:p>47.8</text:p>
          </table:table-cell>
          <table:table-cell table:formula="of:=IF([.AC282]&gt;0;MOD(DEGREES(ACOS(((SIN(RADIANS([.$B$2]))*COS(RADIANS([.AD282])))-SIN(RADIANS([.T282])))/(COS(RADIANS([.$B$2]))*SIN(RADIANS([.AD282])))))+180;360);MOD(540-DEGREES(ACOS(((SIN(RADIANS([.$B$2]))*COS(RADIANS([.AD282])))-SIN(RADIANS([.T282])))/(COS(RADIANS([.$B$2]))*SIN(RADIANS([.AD282])))));360))" office:value-type="float" office:value="184.643894347207">
            <text:p>184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2]+1" office:value-type="date" office:date-value="2026-10-09">
            <text:p>10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3]+2415018.5+[.E283]-[.$B$4]/24" office:value-type="float" office:value="2461323.29166667">
            <text:p>2461323.29</text:p>
          </table:table-cell>
          <table:table-cell table:style-name="ce9" table:formula="of:=([.F283]-2451545)/36525" office:value-type="float" office:value="0.267715035363902">
            <text:p>0.26771504</text:p>
          </table:table-cell>
          <table:table-cell/>
          <table:table-cell table:formula="of:=MOD(280.46646+[.G283]*(36000.76983+[.G283]*0.0003032);360)" office:value-type="float" office:value="198.413849896886">
            <text:p>198.41</text:p>
          </table:table-cell>
          <table:table-cell table:formula="of:=357.52911+[.G283]*(35999.05029-0.0001537*[.G283])" office:value-type="float" office:value="9995.01612043834">
            <text:p>9995.02</text:p>
          </table:table-cell>
          <table:table-cell table:formula="of:=0.016708634-[.G283]*(0.000042037+0.0000001267*[.G283])" office:value-type="float" office:value="0.0166973709822996">
            <text:p>0.02</text:p>
          </table:table-cell>
          <table:table-cell table:formula="of:=SIN(RADIANS([.J283]))*(1.914602-[.G283]*(0.004817+0.000014*[.G283]))+SIN(RADIANS(2*[.J283]))*(0.019993-0.000101*[.G283])+SIN(RADIANS(3*[.J283]))*0.000289" office:value-type="float" office:value="-1.90918271982844">
            <text:p>-1.91</text:p>
          </table:table-cell>
          <table:table-cell table:formula="of:=[.I283]+[.L283]" office:value-type="float" office:value="196.504667177058">
            <text:p>196.5</text:p>
          </table:table-cell>
          <table:table-cell table:formula="of:=[.J283]+[.L283]" office:value-type="float" office:value="9993.10693771851">
            <text:p>9993.11</text:p>
          </table:table-cell>
          <table:table-cell table:formula="of:=(1.000001018*(1-[.K283]*[.K283]))/(1+[.K283]*COS(RADIANS([.N283])))" office:value-type="float" office:value="0.998818292099815">
            <text:p>1</text:p>
          </table:table-cell>
          <table:table-cell table:formula="of:=[.M283]-0.00569-0.00478*SIN(RADIANS(125.04-1934.136*[.G283]))" office:value-type="float" office:value="196.501563546348">
            <text:p>196.5</text:p>
          </table:table-cell>
          <table:table-cell table:formula="of:=23+(26+((21.448-[.G283]*(46.815+[.G283]*(0.00059-[.G283]*0.001813))))/60)/60" office:value-type="float" office:value="23.435809698089">
            <text:p>23.44</text:p>
          </table:table-cell>
          <table:table-cell table:formula="of:=[.Q283]+0.00256*COS(RADIANS(125.04-1934.136*[.G283]))" office:value-type="float" office:value="23.4379625817954">
            <text:p>23.44</text:p>
          </table:table-cell>
          <table:table-cell table:formula="of:=DEGREES(ATAN2(COS(RADIANS([.P283]));COS(RADIANS([.R283]))*SIN(RADIANS([.P283]))))" office:value-type="float" office:value="-164.794315064348">
            <text:p>-164.79</text:p>
          </table:table-cell>
          <table:table-cell table:formula="of:=DEGREES(ASIN(SIN(RADIANS([.R283]))*SIN(RADIANS([.P283]))))" office:value-type="float" office:value="-6.48708100310595">
            <text:p>-6.49</text:p>
          </table:table-cell>
          <table:table-cell table:formula="of:=TAN(RADIANS([.R283]/2))*TAN(RADIANS([.R283]/2))" office:value-type="float" office:value="0.0430295122971544">
            <text:p>0.04</text:p>
          </table:table-cell>
          <table:table-cell table:formula="of:=4*DEGREES([.U283]*SIN(2*RADIANS([.I283]))-2*[.K283]*SIN(RADIANS([.J283]))+4*[.K283]*[.U283]*SIN(RADIANS([.J283]))*COS(2*RADIANS([.I283]))-0.5*[.U283]*[.U283]*SIN(4*RADIANS([.I283]))-1.25*[.K283]*[.K283]*SIN(2*RADIANS([.J283])))" office:value-type="float" office:value="12.8204926677807">
            <text:p>12.82</text:p>
          </table:table-cell>
          <table:table-cell table:formula="of:=DEGREES(ACOS(COS(RADIANS(90.833))/(COS(RADIANS([.$B$2]))*COS(RADIANS([.T283])))-TAN(RADIANS([.$B$2]))*TAN(RADIANS([.T283]))))" office:value-type="float" office:value="86.3002893088678">
            <text:p>86.3</text:p>
          </table:table-cell>
          <table:table-cell table:style-name="ce7" table:formula="of:=(720-4*[.$B$3]-[.V283]+[.$B$4]*60)/1440" office:value-type="float" office:value="0.491096880091819">
            <text:p>11:47:11</text:p>
          </table:table-cell>
          <table:table-cell table:style-name="ce7" table:formula="of:=([.X283]*1440-[.W283]*4)/1440" office:value-type="float" office:value="0.251373854233853">
            <text:p>6:01:59</text:p>
          </table:table-cell>
          <table:table-cell table:style-name="ce7" table:formula="of:=([.X283]*1440+[.W283]*4)/1440" office:value-type="float" office:value="0.730819905949785">
            <text:p>17:32:23</text:p>
          </table:table-cell>
          <table:table-cell table:formula="of:=8*[.W283]" office:value-type="float" office:value="690.402314470942">
            <text:p>690.4</text:p>
          </table:table-cell>
          <table:table-cell table:formula="of:=MOD([.E283]*1440+[.V283]+4*[.$B$3]-60*[.$B$4];1440)" office:value-type="float" office:value="732.820492667781">
            <text:p>732.82</text:p>
          </table:table-cell>
          <table:table-cell table:formula="of:=IF([.AB283]/4&lt;0;[.AB283]/4+180;[.AB283]/4-180)" office:value-type="float" office:value="3.20512316694519">
            <text:p>3.21</text:p>
          </table:table-cell>
          <table:table-cell table:formula="of:=DEGREES(ACOS(SIN(RADIANS([.$B$2]))*SIN(RADIANS([.T283]))+COS(RADIANS([.$B$2]))*COS(RADIANS([.T283]))*COS(RADIANS([.AC283]))))" office:value-type="float" office:value="42.5936362259639">
            <text:p>42.59</text:p>
          </table:table-cell>
          <table:table-cell table:formula="of:=90-[.AD283]" office:value-type="float" office:value="47.4063637740361">
            <text:p>47.41</text:p>
          </table:table-cell>
          <table:table-cell table:formula="of:=IF([.AE283]&gt;85;0;IF([.AE283]&gt;5;58.1/TAN(RADIANS([.AE283]))-0.07/POWER(TAN(RADIANS([.AE283]));3)+0.000086/POWER(TAN(RADIANS([.AE283]));5);IF([.AE283]&gt;-0.575;1735+[.AE283]*(-518.2+[.AE283]*(103.4+[.AE283]*(-12.79+[.AE283]*0.711)));-20.772/TAN(RADIANS([.AE283])))))/3600" office:value-type="float" office:value="0.0148220681845173">
            <text:p>0.01</text:p>
          </table:table-cell>
          <table:table-cell table:formula="of:=[.AE283]+[.AF283]" office:value-type="float" office:value="47.4211858422206">
            <text:p>47.42</text:p>
          </table:table-cell>
          <table:table-cell table:formula="of:=IF([.AC283]&gt;0;MOD(DEGREES(ACOS(((SIN(RADIANS([.$B$2]))*COS(RADIANS([.AD283])))-SIN(RADIANS([.T283])))/(COS(RADIANS([.$B$2]))*SIN(RADIANS([.AD283])))))+180;360);MOD(540-DEGREES(ACOS(((SIN(RADIANS([.$B$2]))*COS(RADIANS([.AD283])))-SIN(RADIANS([.T283])))/(COS(RADIANS([.$B$2]))*SIN(RADIANS([.AD283])))));360))" office:value-type="float" office:value="184.708264733782">
            <text:p>184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3]+1" office:value-type="date" office:date-value="2026-10-10">
            <text:p>10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4]+2415018.5+[.E284]-[.$B$4]/24" office:value-type="float" office:value="2461324.29166667">
            <text:p>2461324.29</text:p>
          </table:table-cell>
          <table:table-cell table:style-name="ce9" table:formula="of:=([.F284]-2451545)/36525" office:value-type="float" office:value="0.267742413871773">
            <text:p>0.26774241</text:p>
          </table:table-cell>
          <table:table-cell/>
          <table:table-cell table:formula="of:=MOD(280.46646+[.G284]*(36000.76983+[.G284]*0.0003032);360)" office:value-type="float" office:value="199.399497261496">
            <text:p>199.4</text:p>
          </table:table-cell>
          <table:table-cell table:formula="of:=357.52911+[.G284]*(35999.05029-0.0001537*[.G284])" office:value-type="float" office:value="9996.00172071781">
            <text:p>9996</text:p>
          </table:table-cell>
          <table:table-cell table:formula="of:=0.016708634-[.G284]*(0.000042037+0.0000001267*[.G284])" office:value-type="float" office:value="0.0166973698295319">
            <text:p>0.02</text:p>
          </table:table-cell>
          <table:table-cell table:formula="of:=SIN(RADIANS([.J284]))*(1.914602-[.G284]*(0.004817+0.000014*[.G284]))+SIN(RADIANS(2*[.J284]))*(0.019993-0.000101*[.G284])+SIN(RADIANS(3*[.J284]))*0.000289" office:value-type="float" office:value="-1.90670143646922">
            <text:p>-1.91</text:p>
          </table:table-cell>
          <table:table-cell table:formula="of:=[.I284]+[.L284]" office:value-type="float" office:value="197.492795825027">
            <text:p>197.49</text:p>
          </table:table-cell>
          <table:table-cell table:formula="of:=[.J284]+[.L284]" office:value-type="float" office:value="9994.09501928134">
            <text:p>9994.1</text:p>
          </table:table-cell>
          <table:table-cell table:formula="of:=(1.000001018*(1-[.K284]*[.K284]))/(1+[.K284]*COS(RADIANS([.N284])))" office:value-type="float" office:value="0.998531594962506">
            <text:p>1</text:p>
          </table:table-cell>
          <table:table-cell table:formula="of:=[.M284]-0.00569-0.00478*SIN(RADIANS(125.04-1934.136*[.G284]))" office:value-type="float" office:value="197.489695908416">
            <text:p>197.49</text:p>
          </table:table-cell>
          <table:table-cell table:formula="of:=23+(26+((21.448-[.G284]*(46.815+[.G284]*(0.00059-[.G284]*0.001813))))/60)/60" office:value-type="float" office:value="23.4358093420548">
            <text:p>23.44</text:p>
          </table:table-cell>
          <table:table-cell table:formula="of:=[.Q284]+0.00256*COS(RADIANS(125.04-1934.136*[.G284]))" office:value-type="float" office:value="23.4379609446452">
            <text:p>23.44</text:p>
          </table:table-cell>
          <table:table-cell table:formula="of:=DEGREES(ATAN2(COS(RADIANS([.P284]));COS(RADIANS([.R284]))*SIN(RADIANS([.P284]))))" office:value-type="float" office:value="-163.875286168404">
            <text:p>-163.88</text:p>
          </table:table-cell>
          <table:table-cell table:formula="of:=DEGREES(ASIN(SIN(RADIANS([.R284]))*SIN(RADIANS([.P284]))))" office:value-type="float" office:value="-6.86551323268918">
            <text:p>-6.87</text:p>
          </table:table-cell>
          <table:table-cell table:formula="of:=TAN(RADIANS([.R284]/2))*TAN(RADIANS([.R284]/2))" office:value-type="float" office:value="0.0430295061149167">
            <text:p>0.04</text:p>
          </table:table-cell>
          <table:table-cell table:formula="of:=4*DEGREES([.U284]*SIN(2*RADIANS([.I284]))-2*[.K284]*SIN(RADIANS([.J284]))+4*[.K284]*[.U284]*SIN(RADIANS([.J284]))*COS(2*RADIANS([.I284]))-0.5*[.U284]*[.U284]*SIN(4*RADIANS([.I284]))-1.25*[.K284]*[.K284]*SIN(2*RADIANS([.J284])))" office:value-type="float" office:value="13.0896477191036">
            <text:p>13.09</text:p>
          </table:table-cell>
          <table:table-cell table:formula="of:=DEGREES(ACOS(COS(RADIANS(90.833))/(COS(RADIANS([.$B$2]))*COS(RADIANS([.T284])))-TAN(RADIANS([.$B$2]))*TAN(RADIANS([.T284]))))" office:value-type="float" office:value="86.0217501288831">
            <text:p>86.02</text:p>
          </table:table-cell>
          <table:table-cell table:style-name="ce7" table:formula="of:=(720-4*[.$B$3]-[.V284]+[.$B$4]*60)/1440" office:value-type="float" office:value="0.490909966861734">
            <text:p>11:46:55</text:p>
          </table:table-cell>
          <table:table-cell table:style-name="ce7" table:formula="of:=([.X284]*1440-[.W284]*4)/1440" office:value-type="float" office:value="0.251960660948169">
            <text:p>6:02:49</text:p>
          </table:table-cell>
          <table:table-cell table:style-name="ce7" table:formula="of:=([.X284]*1440+[.W284]*4)/1440" office:value-type="float" office:value="0.729859272775298">
            <text:p>17:31:00</text:p>
          </table:table-cell>
          <table:table-cell table:formula="of:=8*[.W284]" office:value-type="float" office:value="688.174001031065">
            <text:p>688.17</text:p>
          </table:table-cell>
          <table:table-cell table:formula="of:=MOD([.E284]*1440+[.V284]+4*[.$B$3]-60*[.$B$4];1440)" office:value-type="float" office:value="733.089647719104">
            <text:p>733.09</text:p>
          </table:table-cell>
          <table:table-cell table:formula="of:=IF([.AB284]/4&lt;0;[.AB284]/4+180;[.AB284]/4-180)" office:value-type="float" office:value="3.2724119297759">
            <text:p>3.27</text:p>
          </table:table-cell>
          <table:table-cell table:formula="of:=DEGREES(ACOS(SIN(RADIANS([.$B$2]))*SIN(RADIANS([.T284]))+COS(RADIANS([.$B$2]))*COS(RADIANS([.T284]))*COS(RADIANS([.AC284]))))" office:value-type="float" office:value="42.975707879067">
            <text:p>42.98</text:p>
          </table:table-cell>
          <table:table-cell table:formula="of:=90-[.AD284]" office:value-type="float" office:value="47.024292120933">
            <text:p>47.02</text:p>
          </table:table-cell>
          <table:table-cell table:formula="of:=IF([.AE284]&gt;85;0;IF([.AE284]&gt;5;58.1/TAN(RADIANS([.AE284]))-0.07/POWER(TAN(RADIANS([.AE284]));3)+0.000086/POWER(TAN(RADIANS([.AE284]));5);IF([.AE284]&gt;-0.575;1735+[.AE284]*(-518.2+[.AE284]*(103.4+[.AE284]*(-12.79+[.AE284]*0.711)));-20.772/TAN(RADIANS([.AE284])))))/3600" office:value-type="float" office:value="0.015021259159498">
            <text:p>0.02</text:p>
          </table:table-cell>
          <table:table-cell table:formula="of:=[.AE284]+[.AF284]" office:value-type="float" office:value="47.0393133800925">
            <text:p>47.04</text:p>
          </table:table-cell>
          <table:table-cell table:formula="of:=IF([.AC284]&gt;0;MOD(DEGREES(ACOS(((SIN(RADIANS([.$B$2]))*COS(RADIANS([.AD284])))-SIN(RADIANS([.T284])))/(COS(RADIANS([.$B$2]))*SIN(RADIANS([.AD284])))))+180;360);MOD(540-DEGREES(ACOS(((SIN(RADIANS([.$B$2]))*COS(RADIANS([.AD284])))-SIN(RADIANS([.T284])))/(COS(RADIANS([.$B$2]))*SIN(RADIANS([.AD284])))));360))" office:value-type="float" office:value="184.768944508592">
            <text:p>18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4]+1" office:value-type="date" office:date-value="2026-10-11">
            <text:p>10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5]+2415018.5+[.E285]-[.$B$4]/24" office:value-type="float" office:value="2461325.29166667">
            <text:p>2461325.29</text:p>
          </table:table-cell>
          <table:table-cell table:style-name="ce9" table:formula="of:=([.F285]-2451545)/36525" office:value-type="float" office:value="0.267769792379644">
            <text:p>0.26776979</text:p>
          </table:table-cell>
          <table:table-cell/>
          <table:table-cell table:formula="of:=MOD(280.46646+[.G285]*(36000.76983+[.G285]*0.0003032);360)" office:value-type="float" office:value="200.385144626103">
            <text:p>200.39</text:p>
          </table:table-cell>
          <table:table-cell table:formula="of:=357.52911+[.G285]*(35999.05029-0.0001537*[.G285])" office:value-type="float" office:value="9996.98732099728">
            <text:p>9996.99</text:p>
          </table:table-cell>
          <table:table-cell table:formula="of:=0.016708634-[.G285]*(0.000042037+0.0000001267*[.G285])" office:value-type="float" office:value="0.0166973686767639">
            <text:p>0.02</text:p>
          </table:table-cell>
          <table:table-cell table:formula="of:=SIN(RADIANS([.J285]))*(1.914602-[.G285]*(0.004817+0.000014*[.G285]))+SIN(RADIANS(2*[.J285]))*(0.019993-0.000101*[.G285])+SIN(RADIANS(3*[.J285]))*0.000289" office:value-type="float" office:value="-1.90365292434918">
            <text:p>-1.9</text:p>
          </table:table-cell>
          <table:table-cell table:formula="of:=[.I285]+[.L285]" office:value-type="float" office:value="198.481491701754">
            <text:p>198.48</text:p>
          </table:table-cell>
          <table:table-cell table:formula="of:=[.J285]+[.L285]" office:value-type="float" office:value="9995.08366807294">
            <text:p>9995.08</text:p>
          </table:table-cell>
          <table:table-cell table:formula="of:=(1.000001018*(1-[.K285]*[.K285]))/(1+[.K285]*COS(RADIANS([.N285])))" office:value-type="float" office:value="0.998245251737063">
            <text:p>1</text:p>
          </table:table-cell>
          <table:table-cell table:formula="of:=[.M285]-0.00569-0.00478*SIN(RADIANS(125.04-1934.136*[.G285]))" office:value-type="float" office:value="198.47839549703">
            <text:p>198.48</text:p>
          </table:table-cell>
          <table:table-cell table:formula="of:=23+(26+((21.448-[.G285]*(46.815+[.G285]*(0.00059-[.G285]*0.001813))))/60)/60" office:value-type="float" office:value="23.4358089860207">
            <text:p>23.44</text:p>
          </table:table-cell>
          <table:table-cell table:formula="of:=[.Q285]+0.00256*COS(RADIANS(125.04-1934.136*[.G285]))" office:value-type="float" office:value="23.4379593056571">
            <text:p>23.44</text:p>
          </table:table-cell>
          <table:table-cell table:formula="of:=DEGREES(ATAN2(COS(RADIANS([.P285]));COS(RADIANS([.R285]))*SIN(RADIANS([.P285]))))" office:value-type="float" office:value="-162.954268981595">
            <text:p>-162.95</text:p>
          </table:table-cell>
          <table:table-cell table:formula="of:=DEGREES(ASIN(SIN(RADIANS([.R285]))*SIN(RADIANS([.P285]))))" office:value-type="float" office:value="-7.24240884662534">
            <text:p>-7.24</text:p>
          </table:table-cell>
          <table:table-cell table:formula="of:=TAN(RADIANS([.R285]/2))*TAN(RADIANS([.R285]/2))" office:value-type="float" office:value="0.0430294999257393">
            <text:p>0.04</text:p>
          </table:table-cell>
          <table:table-cell table:formula="of:=4*DEGREES([.U285]*SIN(2*RADIANS([.I285]))-2*[.K285]*SIN(RADIANS([.J285]))+4*[.K285]*[.U285]*SIN(RADIANS([.J285]))*COS(2*RADIANS([.I285]))-0.5*[.U285]*[.U285]*SIN(4*RADIANS([.I285]))-1.25*[.K285]*[.K285]*SIN(2*RADIANS([.J285])))" office:value-type="float" office:value="13.3509018392192">
            <text:p>13.35</text:p>
          </table:table-cell>
          <table:table-cell table:formula="of:=DEGREES(ACOS(COS(RADIANS(90.833))/(COS(RADIANS([.$B$2]))*COS(RADIANS([.T285])))-TAN(RADIANS([.$B$2]))*TAN(RADIANS([.T285]))))" office:value-type="float" office:value="85.7438525865378">
            <text:p>85.74</text:p>
          </table:table-cell>
          <table:table-cell table:style-name="ce7" table:formula="of:=(720-4*[.$B$3]-[.V285]+[.$B$4]*60)/1440" office:value-type="float" office:value="0.490728540389431">
            <text:p>11:46:39</text:p>
          </table:table-cell>
          <table:table-cell table:style-name="ce7" table:formula="of:=([.X285]*1440-[.W285]*4)/1440" office:value-type="float" office:value="0.252551172093493">
            <text:p>6:03:40</text:p>
          </table:table-cell>
          <table:table-cell table:style-name="ce7" table:formula="of:=([.X285]*1440+[.W285]*4)/1440" office:value-type="float" office:value="0.728905908685369">
            <text:p>17:29:37</text:p>
          </table:table-cell>
          <table:table-cell table:formula="of:=8*[.W285]" office:value-type="float" office:value="685.950820692302">
            <text:p>685.95</text:p>
          </table:table-cell>
          <table:table-cell table:formula="of:=MOD([.E285]*1440+[.V285]+4*[.$B$3]-60*[.$B$4];1440)" office:value-type="float" office:value="733.350901839219">
            <text:p>733.35</text:p>
          </table:table-cell>
          <table:table-cell table:formula="of:=IF([.AB285]/4&lt;0;[.AB285]/4+180;[.AB285]/4-180)" office:value-type="float" office:value="3.3377254598048">
            <text:p>3.34</text:p>
          </table:table-cell>
          <table:table-cell table:formula="of:=DEGREES(ACOS(SIN(RADIANS([.$B$2]))*SIN(RADIANS([.T285]))+COS(RADIANS([.$B$2]))*COS(RADIANS([.T285]))*COS(RADIANS([.AC285]))))" office:value-type="float" office:value="43.3561457384307">
            <text:p>43.36</text:p>
          </table:table-cell>
          <table:table-cell table:formula="of:=90-[.AD285]" office:value-type="float" office:value="46.6438542615693">
            <text:p>46.64</text:p>
          </table:table-cell>
          <table:table-cell table:formula="of:=IF([.AE285]&gt;85;0;IF([.AE285]&gt;5;58.1/TAN(RADIANS([.AE285]))-0.07/POWER(TAN(RADIANS([.AE285]));3)+0.000086/POWER(TAN(RADIANS([.AE285]));5);IF([.AE285]&gt;-0.575;1735+[.AE285]*(-518.2+[.AE285]*(103.4+[.AE285]*(-12.79+[.AE285]*0.711)));-20.772/TAN(RADIANS([.AE285])))))/3600" office:value-type="float" office:value="0.0152220562157027">
            <text:p>0.02</text:p>
          </table:table-cell>
          <table:table-cell table:formula="of:=[.AE285]+[.AF285]" office:value-type="float" office:value="46.659076317785">
            <text:p>46.66</text:p>
          </table:table-cell>
          <table:table-cell table:formula="of:=IF([.AC285]&gt;0;MOD(DEGREES(ACOS(((SIN(RADIANS([.$B$2]))*COS(RADIANS([.AD285])))-SIN(RADIANS([.T285])))/(COS(RADIANS([.$B$2]))*SIN(RADIANS([.AD285])))))+180;360);MOD(540-DEGREES(ACOS(((SIN(RADIANS([.$B$2]))*COS(RADIANS([.AD285])))-SIN(RADIANS([.T285])))/(COS(RADIANS([.$B$2]))*SIN(RADIANS([.AD285])))));360))" office:value-type="float" office:value="184.825912706919">
            <text:p>184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5]+1" office:value-type="date" office:date-value="2026-10-12">
            <text:p>10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6]+2415018.5+[.E286]-[.$B$4]/24" office:value-type="float" office:value="2461326.29166667">
            <text:p>2461326.29</text:p>
          </table:table-cell>
          <table:table-cell table:style-name="ce9" table:formula="of:=([.F286]-2451545)/36525" office:value-type="float" office:value="0.267797170887516">
            <text:p>0.26779717</text:p>
          </table:table-cell>
          <table:table-cell/>
          <table:table-cell table:formula="of:=MOD(280.46646+[.G286]*(36000.76983+[.G286]*0.0003032);360)" office:value-type="float" office:value="201.370791990714">
            <text:p>201.37</text:p>
          </table:table-cell>
          <table:table-cell table:formula="of:=357.52911+[.G286]*(35999.05029-0.0001537*[.G286])" office:value-type="float" office:value="9997.97292127675">
            <text:p>9997.97</text:p>
          </table:table-cell>
          <table:table-cell table:formula="of:=0.016708634-[.G286]*(0.000042037+0.0000001267*[.G286])" office:value-type="float" office:value="0.0166973675239958">
            <text:p>0.02</text:p>
          </table:table-cell>
          <table:table-cell table:formula="of:=SIN(RADIANS([.J286]))*(1.914602-[.G286]*(0.004817+0.000014*[.G286]))+SIN(RADIANS(2*[.J286]))*(0.019993-0.000101*[.G286])+SIN(RADIANS(3*[.J286]))*0.000289" office:value-type="float" office:value="-1.90003747975391">
            <text:p>-1.9</text:p>
          </table:table-cell>
          <table:table-cell table:formula="of:=[.I286]+[.L286]" office:value-type="float" office:value="199.47075451096">
            <text:p>199.47</text:p>
          </table:table-cell>
          <table:table-cell table:formula="of:=[.J286]+[.L286]" office:value-type="float" office:value="9996.072883797">
            <text:p>9996.07</text:p>
          </table:table-cell>
          <table:table-cell table:formula="of:=(1.000001018*(1-[.K286]*[.K286]))/(1+[.K286]*COS(RADIANS([.N286])))" office:value-type="float" office:value="0.997959347904525">
            <text:p>1</text:p>
          </table:table-cell>
          <table:table-cell table:formula="of:=[.M286]-0.00569-0.00478*SIN(RADIANS(125.04-1934.136*[.G286]))" office:value-type="float" office:value="199.467662015906">
            <text:p>199.47</text:p>
          </table:table-cell>
          <table:table-cell table:formula="of:=23+(26+((21.448-[.G286]*(46.815+[.G286]*(0.00059-[.G286]*0.001813))))/60)/60" office:value-type="float" office:value="23.4358086299866">
            <text:p>23.44</text:p>
          </table:table-cell>
          <table:table-cell table:formula="of:=[.Q286]+0.00256*COS(RADIANS(125.04-1934.136*[.G286]))" office:value-type="float" office:value="23.4379576648322">
            <text:p>23.44</text:p>
          </table:table-cell>
          <table:table-cell table:formula="of:=DEGREES(ATAN2(COS(RADIANS([.P286]));COS(RADIANS([.R286]))*SIN(RADIANS([.P286]))))" office:value-type="float" office:value="-162.03118501812">
            <text:p>-162.03</text:p>
          </table:table-cell>
          <table:table-cell table:formula="of:=DEGREES(ASIN(SIN(RADIANS([.R286]))*SIN(RADIANS([.P286]))))" office:value-type="float" office:value="-7.61766429957041">
            <text:p>-7.62</text:p>
          </table:table-cell>
          <table:table-cell table:formula="of:=TAN(RADIANS([.R286]/2))*TAN(RADIANS([.R286]/2))" office:value-type="float" office:value="0.0430294937296264">
            <text:p>0.04</text:p>
          </table:table-cell>
          <table:table-cell table:formula="of:=4*DEGREES([.U286]*SIN(2*RADIANS([.I286]))-2*[.K286]*SIN(RADIANS([.J286]))+4*[.K286]*[.U286]*SIN(RADIANS([.J286]))*COS(2*RADIANS([.I286]))-0.5*[.U286]*[.U286]*SIN(4*RADIANS([.I286]))-1.25*[.K286]*[.K286]*SIN(2*RADIANS([.J286])))" office:value-type="float" office:value="13.6039265568537">
            <text:p>13.6</text:p>
          </table:table-cell>
          <table:table-cell table:formula="of:=DEGREES(ACOS(COS(RADIANS(90.833))/(COS(RADIANS([.$B$2]))*COS(RADIANS([.T286])))-TAN(RADIANS([.$B$2]))*TAN(RADIANS([.T286]))))" office:value-type="float" office:value="85.4666473036084">
            <text:p>85.47</text:p>
          </table:table-cell>
          <table:table-cell table:style-name="ce7" table:formula="of:=(720-4*[.$B$3]-[.V286]+[.$B$4]*60)/1440" office:value-type="float" office:value="0.490552828779963">
            <text:p>11:46:24</text:p>
          </table:table-cell>
          <table:table-cell table:style-name="ce7" table:formula="of:=([.X286]*1440-[.W286]*4)/1440" office:value-type="float" office:value="0.253145475158828">
            <text:p>6:04:32</text:p>
          </table:table-cell>
          <table:table-cell table:style-name="ce7" table:formula="of:=([.X286]*1440+[.W286]*4)/1440" office:value-type="float" office:value="0.727960182401097">
            <text:p>17:28:16</text:p>
          </table:table-cell>
          <table:table-cell table:formula="of:=8*[.W286]" office:value-type="float" office:value="683.733178428867">
            <text:p>683.73</text:p>
          </table:table-cell>
          <table:table-cell table:formula="of:=MOD([.E286]*1440+[.V286]+4*[.$B$3]-60*[.$B$4];1440)" office:value-type="float" office:value="733.603926556854">
            <text:p>733.6</text:p>
          </table:table-cell>
          <table:table-cell table:formula="of:=IF([.AB286]/4&lt;0;[.AB286]/4+180;[.AB286]/4-180)" office:value-type="float" office:value="3.40098163921343">
            <text:p>3.4</text:p>
          </table:table-cell>
          <table:table-cell table:formula="of:=DEGREES(ACOS(SIN(RADIANS([.$B$2]))*SIN(RADIANS([.T286]))+COS(RADIANS([.$B$2]))*COS(RADIANS([.T286]))*COS(RADIANS([.AC286]))))" office:value-type="float" office:value="43.7348354483171">
            <text:p>43.73</text:p>
          </table:table-cell>
          <table:table-cell table:formula="of:=90-[.AD286]" office:value-type="float" office:value="46.2651645516829">
            <text:p>46.27</text:p>
          </table:table-cell>
          <table:table-cell table:formula="of:=IF([.AE286]&gt;85;0;IF([.AE286]&gt;5;58.1/TAN(RADIANS([.AE286]))-0.07/POWER(TAN(RADIANS([.AE286]));3)+0.000086/POWER(TAN(RADIANS([.AE286]));5);IF([.AE286]&gt;-0.575;1735+[.AE286]*(-518.2+[.AE286]*(103.4+[.AE286]*(-12.79+[.AE286]*0.711)));-20.772/TAN(RADIANS([.AE286])))))/3600" office:value-type="float" office:value="0.0154244294312949">
            <text:p>0.02</text:p>
          </table:table-cell>
          <table:table-cell table:formula="of:=[.AE286]+[.AF286]" office:value-type="float" office:value="46.2805889811142">
            <text:p>46.28</text:p>
          </table:table-cell>
          <table:table-cell table:formula="of:=IF([.AC286]&gt;0;MOD(DEGREES(ACOS(((SIN(RADIANS([.$B$2]))*COS(RADIANS([.AD286])))-SIN(RADIANS([.T286])))/(COS(RADIANS([.$B$2]))*SIN(RADIANS([.AD286])))))+180;360);MOD(540-DEGREES(ACOS(((SIN(RADIANS([.$B$2]))*COS(RADIANS([.AD286])))-SIN(RADIANS([.T286])))/(COS(RADIANS([.$B$2]))*SIN(RADIANS([.AD286])))));360))" office:value-type="float" office:value="184.879150205936">
            <text:p>18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6]+1" office:value-type="date" office:date-value="2026-10-13">
            <text:p>10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7]+2415018.5+[.E287]-[.$B$4]/24" office:value-type="float" office:value="2461327.29166667">
            <text:p>2461327.29</text:p>
          </table:table-cell>
          <table:table-cell table:style-name="ce9" table:formula="of:=([.F287]-2451545)/36525" office:value-type="float" office:value="0.267824549395387">
            <text:p>0.26782455</text:p>
          </table:table-cell>
          <table:table-cell/>
          <table:table-cell table:formula="of:=MOD(280.46646+[.G287]*(36000.76983+[.G287]*0.0003032);360)" office:value-type="float" office:value="202.356439355326">
            <text:p>202.36</text:p>
          </table:table-cell>
          <table:table-cell table:formula="of:=357.52911+[.G287]*(35999.05029-0.0001537*[.G287])" office:value-type="float" office:value="9998.95852155623">
            <text:p>9998.96</text:p>
          </table:table-cell>
          <table:table-cell table:formula="of:=0.016708634-[.G287]*(0.000042037+0.0000001267*[.G287])" office:value-type="float" office:value="0.0166973663712274">
            <text:p>0.02</text:p>
          </table:table-cell>
          <table:table-cell table:formula="of:=SIN(RADIANS([.J287]))*(1.914602-[.G287]*(0.004817+0.000014*[.G287]))+SIN(RADIANS(2*[.J287]))*(0.019993-0.000101*[.G287])+SIN(RADIANS(3*[.J287]))*0.000289" office:value-type="float" office:value="-1.89585557008927">
            <text:p>-1.9</text:p>
          </table:table-cell>
          <table:table-cell table:formula="of:=[.I287]+[.L287]" office:value-type="float" office:value="200.460583785237">
            <text:p>200.46</text:p>
          </table:table-cell>
          <table:table-cell table:formula="of:=[.J287]+[.L287]" office:value-type="float" office:value="9997.06266598614">
            <text:p>9997.06</text:p>
          </table:table-cell>
          <table:table-cell table:formula="of:=(1.000001018*(1-[.K287]*[.K287]))/(1+[.K287]*COS(RADIANS([.N287])))" office:value-type="float" office:value="0.997673968961443">
            <text:p>1</text:p>
          </table:table-cell>
          <table:table-cell table:formula="of:=[.M287]-0.00569-0.00478*SIN(RADIANS(125.04-1934.136*[.G287]))" office:value-type="float" office:value="200.457494997635">
            <text:p>200.46</text:p>
          </table:table-cell>
          <table:table-cell table:formula="of:=23+(26+((21.448-[.G287]*(46.815+[.G287]*(0.00059-[.G287]*0.001813))))/60)/60" office:value-type="float" office:value="23.4358082739525">
            <text:p>23.44</text:p>
          </table:table-cell>
          <table:table-cell table:formula="of:=[.Q287]+0.00256*COS(RADIANS(125.04-1934.136*[.G287]))" office:value-type="float" office:value="23.4379560221717">
            <text:p>23.44</text:p>
          </table:table-cell>
          <table:table-cell table:formula="of:=DEGREES(ATAN2(COS(RADIANS([.P287]));COS(RADIANS([.R287]))*SIN(RADIANS([.P287]))))" office:value-type="float" office:value="-161.105956793619">
            <text:p>-161.11</text:p>
          </table:table-cell>
          <table:table-cell table:formula="of:=DEGREES(ASIN(SIN(RADIANS([.R287]))*SIN(RADIANS([.P287]))))" office:value-type="float" office:value="-7.99117547747214">
            <text:p>-7.99</text:p>
          </table:table-cell>
          <table:table-cell table:formula="of:=TAN(RADIANS([.R287]/2))*TAN(RADIANS([.R287]/2))" office:value-type="float" office:value="0.0430294875265822">
            <text:p>0.04</text:p>
          </table:table-cell>
          <table:table-cell table:formula="of:=4*DEGREES([.U287]*SIN(2*RADIANS([.I287]))-2*[.K287]*SIN(RADIANS([.J287]))+4*[.K287]*[.U287]*SIN(RADIANS([.J287]))*COS(2*RADIANS([.I287]))-0.5*[.U287]*[.U287]*SIN(4*RADIANS([.I287]))-1.25*[.K287]*[.K287]*SIN(2*RADIANS([.J287])))" office:value-type="float" office:value="13.8483968201283">
            <text:p>13.85</text:p>
          </table:table-cell>
          <table:table-cell table:formula="of:=DEGREES(ACOS(COS(RADIANS(90.833))/(COS(RADIANS([.$B$2]))*COS(RADIANS([.T287])))-TAN(RADIANS([.$B$2]))*TAN(RADIANS([.T287]))))" office:value-type="float" office:value="85.1901864313675">
            <text:p>85.19</text:p>
          </table:table-cell>
          <table:table-cell table:style-name="ce7" table:formula="of:=(720-4*[.$B$3]-[.V287]+[.$B$4]*60)/1440" office:value-type="float" office:value="0.4903830577638">
            <text:p>11:46:09</text:p>
          </table:table-cell>
          <table:table-cell table:style-name="ce7" table:formula="of:=([.X287]*1440-[.W287]*4)/1440" office:value-type="float" office:value="0.253743651010001">
            <text:p>6:05:23</text:p>
          </table:table-cell>
          <table:table-cell table:style-name="ce7" table:formula="of:=([.X287]*1440+[.W287]*4)/1440" office:value-type="float" office:value="0.727022464517598">
            <text:p>17:26:55</text:p>
          </table:table-cell>
          <table:table-cell table:formula="of:=8*[.W287]" office:value-type="float" office:value="681.52149145094">
            <text:p>681.52</text:p>
          </table:table-cell>
          <table:table-cell table:formula="of:=MOD([.E287]*1440+[.V287]+4*[.$B$3]-60*[.$B$4];1440)" office:value-type="float" office:value="733.848396820128">
            <text:p>733.85</text:p>
          </table:table-cell>
          <table:table-cell table:formula="of:=IF([.AB287]/4&lt;0;[.AB287]/4+180;[.AB287]/4-180)" office:value-type="float" office:value="3.46209920503208">
            <text:p>3.46</text:p>
          </table:table-cell>
          <table:table-cell table:formula="of:=DEGREES(ACOS(SIN(RADIANS([.$B$2]))*SIN(RADIANS([.T287]))+COS(RADIANS([.$B$2]))*COS(RADIANS([.T287]))*COS(RADIANS([.AC287]))))" office:value-type="float" office:value="44.1116623222647">
            <text:p>44.11</text:p>
          </table:table-cell>
          <table:table-cell table:formula="of:=90-[.AD287]" office:value-type="float" office:value="45.8883376777353">
            <text:p>45.89</text:p>
          </table:table-cell>
          <table:table-cell table:formula="of:=IF([.AE287]&gt;85;0;IF([.AE287]&gt;5;58.1/TAN(RADIANS([.AE287]))-0.07/POWER(TAN(RADIANS([.AE287]));3)+0.000086/POWER(TAN(RADIANS([.AE287]));5);IF([.AE287]&gt;-0.575;1735+[.AE287]*(-518.2+[.AE287]*(103.4+[.AE287]*(-12.79+[.AE287]*0.711)));-20.772/TAN(RADIANS([.AE287])))))/3600" office:value-type="float" office:value="0.0156283460943432">
            <text:p>0.02</text:p>
          </table:table-cell>
          <table:table-cell table:formula="of:=[.AE287]+[.AF287]" office:value-type="float" office:value="45.9039660238297">
            <text:p>45.9</text:p>
          </table:table-cell>
          <table:table-cell table:formula="of:=IF([.AC287]&gt;0;MOD(DEGREES(ACOS(((SIN(RADIANS([.$B$2]))*COS(RADIANS([.AD287])))-SIN(RADIANS([.T287])))/(COS(RADIANS([.$B$2]))*SIN(RADIANS([.AD287])))))+180;360);MOD(540-DEGREES(ACOS(((SIN(RADIANS([.$B$2]))*COS(RADIANS([.AD287])))-SIN(RADIANS([.T287])))/(COS(RADIANS([.$B$2]))*SIN(RADIANS([.AD287])))));360))" office:value-type="float" office:value="184.928639742995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7]+1" office:value-type="date" office:date-value="2026-10-14">
            <text:p>10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8]+2415018.5+[.E288]-[.$B$4]/24" office:value-type="float" office:value="2461328.29166667">
            <text:p>2461328.29</text:p>
          </table:table-cell>
          <table:table-cell table:style-name="ce9" table:formula="of:=([.F288]-2451545)/36525" office:value-type="float" office:value="0.267851927903258">
            <text:p>0.26785193</text:p>
          </table:table-cell>
          <table:table-cell/>
          <table:table-cell table:formula="of:=MOD(280.46646+[.G288]*(36000.76983+[.G288]*0.0003032);360)" office:value-type="float" office:value="203.342086719937">
            <text:p>203.34</text:p>
          </table:table-cell>
          <table:table-cell table:formula="of:=357.52911+[.G288]*(35999.05029-0.0001537*[.G288])" office:value-type="float" office:value="9999.9441218357">
            <text:p>9999.94</text:p>
          </table:table-cell>
          <table:table-cell table:formula="of:=0.016708634-[.G288]*(0.000042037+0.0000001267*[.G288])" office:value-type="float" office:value="0.0166973652184589">
            <text:p>0.02</text:p>
          </table:table-cell>
          <table:table-cell table:formula="of:=SIN(RADIANS([.J288]))*(1.914602-[.G288]*(0.004817+0.000014*[.G288]))+SIN(RADIANS(2*[.J288]))*(0.019993-0.000101*[.G288])+SIN(RADIANS(3*[.J288]))*0.000289" office:value-type="float" office:value="-1.8911078344762">
            <text:p>-1.89</text:p>
          </table:table-cell>
          <table:table-cell table:formula="of:=[.I288]+[.L288]" office:value-type="float" office:value="201.45097888546">
            <text:p>201.45</text:p>
          </table:table-cell>
          <table:table-cell table:formula="of:=[.J288]+[.L288]" office:value-type="float" office:value="9998.05301400122">
            <text:p>9998.05</text:p>
          </table:table-cell>
          <table:table-cell table:formula="of:=(1.000001018*(1-[.K288]*[.K288]))/(1+[.K288]*COS(RADIANS([.N288])))" office:value-type="float" office:value="0.997389200393834">
            <text:p>1</text:p>
          </table:table-cell>
          <table:table-cell table:formula="of:=[.M288]-0.00569-0.00478*SIN(RADIANS(125.04-1934.136*[.G288]))" office:value-type="float" office:value="201.447893803089">
            <text:p>201.45</text:p>
          </table:table-cell>
          <table:table-cell table:formula="of:=23+(26+((21.448-[.G288]*(46.815+[.G288]*(0.00059-[.G288]*0.001813))))/60)/60" office:value-type="float" office:value="23.4358079179184">
            <text:p>23.44</text:p>
          </table:table-cell>
          <table:table-cell table:formula="of:=[.Q288]+0.00256*COS(RADIANS(125.04-1934.136*[.G288]))" office:value-type="float" office:value="23.4379543776766">
            <text:p>23.44</text:p>
          </table:table-cell>
          <table:table-cell table:formula="of:=DEGREES(ATAN2(COS(RADIANS([.P288]));COS(RADIANS([.R288]))*SIN(RADIANS([.P288]))))" office:value-type="float" office:value="-160.178507903341">
            <text:p>-160.18</text:p>
          </table:table-cell>
          <table:table-cell table:formula="of:=DEGREES(ASIN(SIN(RADIANS([.R288]))*SIN(RADIANS([.P288]))))" office:value-type="float" office:value="-8.36283769819302">
            <text:p>-8.36</text:p>
          </table:table-cell>
          <table:table-cell table:formula="of:=TAN(RADIANS([.R288]/2))*TAN(RADIANS([.R288]/2))" office:value-type="float" office:value="0.0430294813166108">
            <text:p>0.04</text:p>
          </table:table-cell>
          <table:table-cell table:formula="of:=4*DEGREES([.U288]*SIN(2*RADIANS([.I288]))-2*[.K288]*SIN(RADIANS([.J288]))+4*[.K288]*[.U288]*SIN(RADIANS([.J288]))*COS(2*RADIANS([.I288]))-0.5*[.U288]*[.U288]*SIN(4*RADIANS([.I288]))-1.25*[.K288]*[.K288]*SIN(2*RADIANS([.J288])))" office:value-type="float" office:value="14.0839914079533">
            <text:p>14.08</text:p>
          </table:table-cell>
          <table:table-cell table:formula="of:=DEGREES(ACOS(COS(RADIANS(90.833))/(COS(RADIANS([.$B$2]))*COS(RADIANS([.T288])))-TAN(RADIANS([.$B$2]))*TAN(RADIANS([.T288]))))" office:value-type="float" office:value="84.9145237213981">
            <text:p>84.91</text:p>
          </table:table-cell>
          <table:table-cell table:style-name="ce7" table:formula="of:=(720-4*[.$B$3]-[.V288]+[.$B$4]*60)/1440" office:value-type="float" office:value="0.490219450411144">
            <text:p>11:45:55</text:p>
          </table:table-cell>
          <table:table-cell table:style-name="ce7" table:formula="of:=([.X288]*1440-[.W288]*4)/1440" office:value-type="float" office:value="0.25434577340726">
            <text:p>6:06:15</text:p>
          </table:table-cell>
          <table:table-cell table:style-name="ce7" table:formula="of:=([.X288]*1440+[.W288]*4)/1440" office:value-type="float" office:value="0.726093127415027">
            <text:p>17:25:34</text:p>
          </table:table-cell>
          <table:table-cell table:formula="of:=8*[.W288]" office:value-type="float" office:value="679.316189771185">
            <text:p>679.32</text:p>
          </table:table-cell>
          <table:table-cell table:formula="of:=MOD([.E288]*1440+[.V288]+4*[.$B$3]-60*[.$B$4];1440)" office:value-type="float" office:value="734.083991407953">
            <text:p>734.08</text:p>
          </table:table-cell>
          <table:table-cell table:formula="of:=IF([.AB288]/4&lt;0;[.AB288]/4+180;[.AB288]/4-180)" office:value-type="float" office:value="3.52099785198834">
            <text:p>3.52</text:p>
          </table:table-cell>
          <table:table-cell table:formula="of:=DEGREES(ACOS(SIN(RADIANS([.$B$2]))*SIN(RADIANS([.T288]))+COS(RADIANS([.$B$2]))*COS(RADIANS([.T288]))*COS(RADIANS([.AC288]))))" office:value-type="float" office:value="44.4865113776525">
            <text:p>44.49</text:p>
          </table:table-cell>
          <table:table-cell table:formula="of:=90-[.AD288]" office:value-type="float" office:value="45.5134886223475">
            <text:p>45.51</text:p>
          </table:table-cell>
          <table:table-cell table:formula="of:=IF([.AE288]&gt;85;0;IF([.AE288]&gt;5;58.1/TAN(RADIANS([.AE288]))-0.07/POWER(TAN(RADIANS([.AE288]));3)+0.000086/POWER(TAN(RADIANS([.AE288]));5);IF([.AE288]&gt;-0.575;1735+[.AE288]*(-518.2+[.AE288]*(103.4+[.AE288]*(-12.79+[.AE288]*0.711)));-20.772/TAN(RADIANS([.AE288])))))/3600" office:value-type="float" office:value="0.0158337705589169">
            <text:p>0.02</text:p>
          </table:table-cell>
          <table:table-cell table:formula="of:=[.AE288]+[.AF288]" office:value-type="float" office:value="45.5293223929064">
            <text:p>45.53</text:p>
          </table:table-cell>
          <table:table-cell table:formula="of:=IF([.AC288]&gt;0;MOD(DEGREES(ACOS(((SIN(RADIANS([.$B$2]))*COS(RADIANS([.AD288])))-SIN(RADIANS([.T288])))/(COS(RADIANS([.$B$2]))*SIN(RADIANS([.AD288])))))+180;360);MOD(540-DEGREES(ACOS(((SIN(RADIANS([.$B$2]))*COS(RADIANS([.AD288])))-SIN(RADIANS([.T288])))/(COS(RADIANS([.$B$2]))*SIN(RADIANS([.AD288])))));360))" office:value-type="float" office:value="184.974365936827">
            <text:p>184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8]+1" office:value-type="date" office:date-value="2026-10-15">
            <text:p>10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9]+2415018.5+[.E289]-[.$B$4]/24" office:value-type="float" office:value="2461329.29166667">
            <text:p>2461329.29</text:p>
          </table:table-cell>
          <table:table-cell table:style-name="ce9" table:formula="of:=([.F289]-2451545)/36525" office:value-type="float" office:value="0.26787930641113">
            <text:p>0.26787931</text:p>
          </table:table-cell>
          <table:table-cell/>
          <table:table-cell table:formula="of:=MOD(280.46646+[.G289]*(36000.76983+[.G289]*0.0003032);360)" office:value-type="float" office:value="204.327734084549">
            <text:p>204.33</text:p>
          </table:table-cell>
          <table:table-cell table:formula="of:=357.52911+[.G289]*(35999.05029-0.0001537*[.G289])" office:value-type="float" office:value="10000.9297221152">
            <text:p>10000.93</text:p>
          </table:table-cell>
          <table:table-cell table:formula="of:=0.016708634-[.G289]*(0.000042037+0.0000001267*[.G289])" office:value-type="float" office:value="0.0166973640656902">
            <text:p>0.02</text:p>
          </table:table-cell>
          <table:table-cell table:formula="of:=SIN(RADIANS([.J289]))*(1.914602-[.G289]*(0.004817+0.000014*[.G289]))+SIN(RADIANS(2*[.J289]))*(0.019993-0.000101*[.G289])+SIN(RADIANS(3*[.J289]))*0.000289" office:value-type="float" office:value="-1.88579508429202">
            <text:p>-1.89</text:p>
          </table:table-cell>
          <table:table-cell table:formula="of:=[.I289]+[.L289]" office:value-type="float" office:value="202.441939000257">
            <text:p>202.44</text:p>
          </table:table-cell>
          <table:table-cell table:formula="of:=[.J289]+[.L289]" office:value-type="float" office:value="9999.04392703088">
            <text:p>9999.04</text:p>
          </table:table-cell>
          <table:table-cell table:formula="of:=(1.000001018*(1-[.K289]*[.K289]))/(1+[.K289]*COS(RADIANS([.N289])))" office:value-type="float" office:value="0.997105127650947">
            <text:p>1</text:p>
          </table:table-cell>
          <table:table-cell table:formula="of:=[.M289]-0.00569-0.00478*SIN(RADIANS(125.04-1934.136*[.G289]))" office:value-type="float" office:value="202.438857620891">
            <text:p>202.44</text:p>
          </table:table-cell>
          <table:table-cell table:formula="of:=23+(26+((21.448-[.G289]*(46.815+[.G289]*(0.00059-[.G289]*0.001813))))/60)/60" office:value-type="float" office:value="23.4358075618843">
            <text:p>23.44</text:p>
          </table:table-cell>
          <table:table-cell table:formula="of:=[.Q289]+0.00256*COS(RADIANS(125.04-1934.136*[.G289]))" office:value-type="float" office:value="23.437952731348">
            <text:p>23.44</text:p>
          </table:table-cell>
          <table:table-cell table:formula="of:=DEGREES(ATAN2(COS(RADIANS([.P289]));COS(RADIANS([.R289]))*SIN(RADIANS([.P289]))))" office:value-type="float" office:value="-159.248763102556">
            <text:p>-159.25</text:p>
          </table:table-cell>
          <table:table-cell table:formula="of:=DEGREES(ASIN(SIN(RADIANS([.R289]))*SIN(RADIANS([.P289]))))" office:value-type="float" office:value="-8.73254571381007">
            <text:p>-8.73</text:p>
          </table:table-cell>
          <table:table-cell table:formula="of:=TAN(RADIANS([.R289]/2))*TAN(RADIANS([.R289]/2))" office:value-type="float" office:value="0.0430294750997163">
            <text:p>0.04</text:p>
          </table:table-cell>
          <table:table-cell table:formula="of:=4*DEGREES([.U289]*SIN(2*RADIANS([.I289]))-2*[.K289]*SIN(RADIANS([.J289]))+4*[.K289]*[.U289]*SIN(RADIANS([.J289]))*COS(2*RADIANS([.I289]))-0.5*[.U289]*[.U289]*SIN(4*RADIANS([.I289]))-1.25*[.K289]*[.K289]*SIN(2*RADIANS([.J289])))" office:value-type="float" office:value="14.3103933564625">
            <text:p>14.31</text:p>
          </table:table-cell>
          <table:table-cell table:formula="of:=DEGREES(ACOS(COS(RADIANS(90.833))/(COS(RADIANS([.$B$2]))*COS(RADIANS([.T289])))-TAN(RADIANS([.$B$2]))*TAN(RADIANS([.T289]))))" office:value-type="float" office:value="84.6397145951315">
            <text:p>84.64</text:p>
          </table:table-cell>
          <table:table-cell table:style-name="ce7" table:formula="of:=(720-4*[.$B$3]-[.V289]+[.$B$4]*60)/1440" office:value-type="float" office:value="0.49006222683579">
            <text:p>11:45:41</text:p>
          </table:table-cell>
          <table:table-cell table:style-name="ce7" table:formula="of:=([.X289]*1440-[.W289]*4)/1440" office:value-type="float" office:value="0.25495190851598">
            <text:p>6:07:08</text:p>
          </table:table-cell>
          <table:table-cell table:style-name="ce7" table:formula="of:=([.X289]*1440+[.W289]*4)/1440" office:value-type="float" office:value="0.7251725451556">
            <text:p>17:24:15</text:p>
          </table:table-cell>
          <table:table-cell table:formula="of:=8*[.W289]" office:value-type="float" office:value="677.117716761052">
            <text:p>677.12</text:p>
          </table:table-cell>
          <table:table-cell table:formula="of:=MOD([.E289]*1440+[.V289]+4*[.$B$3]-60*[.$B$4];1440)" office:value-type="float" office:value="734.310393356463">
            <text:p>734.31</text:p>
          </table:table-cell>
          <table:table-cell table:formula="of:=IF([.AB289]/4&lt;0;[.AB289]/4+180;[.AB289]/4-180)" office:value-type="float" office:value="3.57759833911564">
            <text:p>3.58</text:p>
          </table:table-cell>
          <table:table-cell table:formula="of:=DEGREES(ACOS(SIN(RADIANS([.$B$2]))*SIN(RADIANS([.T289]))+COS(RADIANS([.$B$2]))*COS(RADIANS([.T289]))*COS(RADIANS([.AC289]))))" office:value-type="float" office:value="44.8592673717972">
            <text:p>44.86</text:p>
          </table:table-cell>
          <table:table-cell table:formula="of:=90-[.AD289]" office:value-type="float" office:value="45.1407326282028">
            <text:p>45.14</text:p>
          </table:table-cell>
          <table:table-cell table:formula="of:=IF([.AE289]&gt;85;0;IF([.AE289]&gt;5;58.1/TAN(RADIANS([.AE289]))-0.07/POWER(TAN(RADIANS([.AE289]));3)+0.000086/POWER(TAN(RADIANS([.AE289]));5);IF([.AE289]&gt;-0.575;1735+[.AE289]*(-518.2+[.AE289]*(103.4+[.AE289]*(-12.79+[.AE289]*0.711)));-20.772/TAN(RADIANS([.AE289])))))/3600" office:value-type="float" office:value="0.0160406640984654">
            <text:p>0.02</text:p>
          </table:table-cell>
          <table:table-cell table:formula="of:=[.AE289]+[.AF289]" office:value-type="float" office:value="45.1567732923013">
            <text:p>45.16</text:p>
          </table:table-cell>
          <table:table-cell table:formula="of:=IF([.AC289]&gt;0;MOD(DEGREES(ACOS(((SIN(RADIANS([.$B$2]))*COS(RADIANS([.AD289])))-SIN(RADIANS([.T289])))/(COS(RADIANS([.$B$2]))*SIN(RADIANS([.AD289])))))+180;360);MOD(540-DEGREES(ACOS(((SIN(RADIANS([.$B$2]))*COS(RADIANS([.AD289])))-SIN(RADIANS([.T289])))/(COS(RADIANS([.$B$2]))*SIN(RADIANS([.AD289])))));360))" office:value-type="float" office:value="185.016315311293">
            <text:p>185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9]+1" office:value-type="date" office:date-value="2026-10-16">
            <text:p>10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0]+2415018.5+[.E290]-[.$B$4]/24" office:value-type="float" office:value="2461330.29166667">
            <text:p>2461330.29</text:p>
          </table:table-cell>
          <table:table-cell table:style-name="ce9" table:formula="of:=([.F290]-2451545)/36525" office:value-type="float" office:value="0.267906684919001">
            <text:p>0.26790668</text:p>
          </table:table-cell>
          <table:table-cell/>
          <table:table-cell table:formula="of:=MOD(280.46646+[.G290]*(36000.76983+[.G290]*0.0003032);360)" office:value-type="float" office:value="205.313381449161">
            <text:p>205.31</text:p>
          </table:table-cell>
          <table:table-cell table:formula="of:=357.52911+[.G290]*(35999.05029-0.0001537*[.G290])" office:value-type="float" office:value="10001.9153223946">
            <text:p>10001.92</text:p>
          </table:table-cell>
          <table:table-cell table:formula="of:=0.016708634-[.G290]*(0.000042037+0.0000001267*[.G290])" office:value-type="float" office:value="0.0166973629129213">
            <text:p>0.02</text:p>
          </table:table-cell>
          <table:table-cell table:formula="of:=SIN(RADIANS([.J290]))*(1.914602-[.G290]*(0.004817+0.000014*[.G290]))+SIN(RADIANS(2*[.J290]))*(0.019993-0.000101*[.G290])+SIN(RADIANS(3*[.J290]))*0.000289" office:value-type="float" office:value="-1.87991830365766">
            <text:p>-1.88</text:p>
          </table:table-cell>
          <table:table-cell table:formula="of:=[.I290]+[.L290]" office:value-type="float" office:value="203.433463145504">
            <text:p>203.43</text:p>
          </table:table-cell>
          <table:table-cell table:formula="of:=[.J290]+[.L290]" office:value-type="float" office:value="10000.035404091">
            <text:p>10000.04</text:p>
          </table:table-cell>
          <table:table-cell table:formula="of:=(1.000001018*(1-[.K290]*[.K290]))/(1+[.K290]*COS(RADIANS([.N290])))" office:value-type="float" office:value="0.996821836118865">
            <text:p>1</text:p>
          </table:table-cell>
          <table:table-cell table:formula="of:=[.M290]-0.00569-0.00478*SIN(RADIANS(125.04-1934.136*[.G290]))" office:value-type="float" office:value="203.430385466914">
            <text:p>203.43</text:p>
          </table:table-cell>
          <table:table-cell table:formula="of:=23+(26+((21.448-[.G290]*(46.815+[.G290]*(0.00059-[.G290]*0.001813))))/60)/60" office:value-type="float" office:value="23.4358072058502">
            <text:p>23.44</text:p>
          </table:table-cell>
          <table:table-cell table:formula="of:=[.Q290]+0.00256*COS(RADIANS(125.04-1934.136*[.G290]))" office:value-type="float" office:value="23.4379510831872">
            <text:p>23.44</text:p>
          </table:table-cell>
          <table:table-cell table:formula="of:=DEGREES(ATAN2(COS(RADIANS([.P290]));COS(RADIANS([.R290]))*SIN(RADIANS([.P290]))))" office:value-type="float" office:value="-158.316648389235">
            <text:p>-158.32</text:p>
          </table:table-cell>
          <table:table-cell table:formula="of:=DEGREES(ASIN(SIN(RADIANS([.R290]))*SIN(RADIANS([.P290]))))" office:value-type="float" office:value="-9.10019371467637">
            <text:p>-9.1</text:p>
          </table:table-cell>
          <table:table-cell table:formula="of:=TAN(RADIANS([.R290]/2))*TAN(RADIANS([.R290]/2))" office:value-type="float" office:value="0.0430294688759029">
            <text:p>0.04</text:p>
          </table:table-cell>
          <table:table-cell table:formula="of:=4*DEGREES([.U290]*SIN(2*RADIANS([.I290]))-2*[.K290]*SIN(RADIANS([.J290]))+4*[.K290]*[.U290]*SIN(RADIANS([.J290]))*COS(2*RADIANS([.I290]))-0.5*[.U290]*[.U290]*SIN(4*RADIANS([.I290]))-1.25*[.K290]*[.K290]*SIN(2*RADIANS([.J290])))" office:value-type="float" office:value="14.5272903998853">
            <text:p>14.53</text:p>
          </table:table-cell>
          <table:table-cell table:formula="of:=DEGREES(ACOS(COS(RADIANS(90.833))/(COS(RADIANS([.$B$2]))*COS(RADIANS([.T290])))-TAN(RADIANS([.$B$2]))*TAN(RADIANS([.T290]))))" office:value-type="float" office:value="84.3658162119162">
            <text:p>84.37</text:p>
          </table:table-cell>
          <table:table-cell table:style-name="ce7" table:formula="of:=(720-4*[.$B$3]-[.V290]+[.$B$4]*60)/1440" office:value-type="float" office:value="0.489911603888969">
            <text:p>11:45:28</text:p>
          </table:table-cell>
          <table:table-cell table:style-name="ce7" table:formula="of:=([.X290]*1440-[.W290]*4)/1440" office:value-type="float" office:value="0.255562114411424">
            <text:p>6:08:01</text:p>
          </table:table-cell>
          <table:table-cell table:style-name="ce7" table:formula="of:=([.X290]*1440+[.W290]*4)/1440" office:value-type="float" office:value="0.724261093366513">
            <text:p>17:22:56</text:p>
          </table:table-cell>
          <table:table-cell table:formula="of:=8*[.W290]" office:value-type="float" office:value="674.926529695329">
            <text:p>674.93</text:p>
          </table:table-cell>
          <table:table-cell table:formula="of:=MOD([.E290]*1440+[.V290]+4*[.$B$3]-60*[.$B$4];1440)" office:value-type="float" office:value="734.527290399885">
            <text:p>734.53</text:p>
          </table:table-cell>
          <table:table-cell table:formula="of:=IF([.AB290]/4&lt;0;[.AB290]/4+180;[.AB290]/4-180)" office:value-type="float" office:value="3.63182259997131">
            <text:p>3.63</text:p>
          </table:table-cell>
          <table:table-cell table:formula="of:=DEGREES(ACOS(SIN(RADIANS([.$B$2]))*SIN(RADIANS([.T290]))+COS(RADIANS([.$B$2]))*COS(RADIANS([.T290]))*COS(RADIANS([.AC290]))))" office:value-type="float" office:value="45.2298148395603">
            <text:p>45.23</text:p>
          </table:table-cell>
          <table:table-cell table:formula="of:=90-[.AD290]" office:value-type="float" office:value="44.7701851604397">
            <text:p>44.77</text:p>
          </table:table-cell>
          <table:table-cell table:formula="of:=IF([.AE290]&gt;85;0;IF([.AE290]&gt;5;58.1/TAN(RADIANS([.AE290]))-0.07/POWER(TAN(RADIANS([.AE290]));3)+0.000086/POWER(TAN(RADIANS([.AE290]));5);IF([.AE290]&gt;-0.575;1735+[.AE290]*(-518.2+[.AE290]*(103.4+[.AE290]*(-12.79+[.AE290]*0.711)));-20.772/TAN(RADIANS([.AE290])))))/3600" office:value-type="float" office:value="0.0162489847567867">
            <text:p>0.02</text:p>
          </table:table-cell>
          <table:table-cell table:formula="of:=[.AE290]+[.AF290]" office:value-type="float" office:value="44.7864341451965">
            <text:p>44.79</text:p>
          </table:table-cell>
          <table:table-cell table:formula="of:=IF([.AC290]&gt;0;MOD(DEGREES(ACOS(((SIN(RADIANS([.$B$2]))*COS(RADIANS([.AD290])))-SIN(RADIANS([.T290])))/(COS(RADIANS([.$B$2]))*SIN(RADIANS([.AD290])))))+180;360);MOD(540-DEGREES(ACOS(((SIN(RADIANS([.$B$2]))*COS(RADIANS([.AD290])))-SIN(RADIANS([.T290])))/(COS(RADIANS([.$B$2]))*SIN(RADIANS([.AD290])))));360))" office:value-type="float" office:value="185.054476321314">
            <text:p>185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0]+1" office:value-type="date" office:date-value="2026-10-17">
            <text:p>10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1]+2415018.5+[.E291]-[.$B$4]/24" office:value-type="float" office:value="2461331.29166667">
            <text:p>2461331.29</text:p>
          </table:table-cell>
          <table:table-cell table:style-name="ce9" table:formula="of:=([.F291]-2451545)/36525" office:value-type="float" office:value="0.267934063426872">
            <text:p>0.26793406</text:p>
          </table:table-cell>
          <table:table-cell/>
          <table:table-cell table:formula="of:=MOD(280.46646+[.G291]*(36000.76983+[.G291]*0.0003032);360)" office:value-type="float" office:value="206.299028813773">
            <text:p>206.3</text:p>
          </table:table-cell>
          <table:table-cell table:formula="of:=357.52911+[.G291]*(35999.05029-0.0001537*[.G291])" office:value-type="float" office:value="10002.9009226741">
            <text:p>10002.9</text:p>
          </table:table-cell>
          <table:table-cell table:formula="of:=0.016708634-[.G291]*(0.000042037+0.0000001267*[.G291])" office:value-type="float" office:value="0.0166973617601522">
            <text:p>0.02</text:p>
          </table:table-cell>
          <table:table-cell table:formula="of:=SIN(RADIANS([.J291]))*(1.914602-[.G291]*(0.004817+0.000014*[.G291]))+SIN(RADIANS(2*[.J291]))*(0.019993-0.000101*[.G291])+SIN(RADIANS(3*[.J291]))*0.000289" office:value-type="float" office:value="-1.87347864986945">
            <text:p>-1.87</text:p>
          </table:table-cell>
          <table:table-cell table:formula="of:=[.I291]+[.L291]" office:value-type="float" office:value="204.425550163904">
            <text:p>204.43</text:p>
          </table:table-cell>
          <table:table-cell table:formula="of:=[.J291]+[.L291]" office:value-type="float" office:value="10001.0274440242">
            <text:p>10001.03</text:p>
          </table:table-cell>
          <table:table-cell table:formula="of:=(1.000001018*(1-[.K291]*[.K291]))/(1+[.K291]*COS(RADIANS([.N291])))" office:value-type="float" office:value="0.99653941109397">
            <text:p>1</text:p>
          </table:table-cell>
          <table:table-cell table:formula="of:=[.M291]-0.00569-0.00478*SIN(RADIANS(125.04-1934.136*[.G291]))" office:value-type="float" office:value="204.42247618386">
            <text:p>204.42</text:p>
          </table:table-cell>
          <table:table-cell table:formula="of:=23+(26+((21.448-[.G291]*(46.815+[.G291]*(0.00059-[.G291]*0.001813))))/60)/60" office:value-type="float" office:value="23.435806849816">
            <text:p>23.44</text:p>
          </table:table-cell>
          <table:table-cell table:formula="of:=[.Q291]+0.00256*COS(RADIANS(125.04-1934.136*[.G291]))" office:value-type="float" office:value="23.437949433195">
            <text:p>23.44</text:p>
          </table:table-cell>
          <table:table-cell table:formula="of:=DEGREES(ATAN2(COS(RADIANS([.P291]));COS(RADIANS([.R291]))*SIN(RADIANS([.P291]))))" office:value-type="float" office:value="-157.382091089017">
            <text:p>-157.38</text:p>
          </table:table-cell>
          <table:table-cell table:formula="of:=DEGREES(ASIN(SIN(RADIANS([.R291]))*SIN(RADIANS([.P291]))))" office:value-type="float" office:value="-9.46567533535463">
            <text:p>-9.47</text:p>
          </table:table-cell>
          <table:table-cell table:formula="of:=TAN(RADIANS([.R291]/2))*TAN(RADIANS([.R291]/2))" office:value-type="float" office:value="0.0430294626451748">
            <text:p>0.04</text:p>
          </table:table-cell>
          <table:table-cell table:formula="of:=4*DEGREES([.U291]*SIN(2*RADIANS([.I291]))-2*[.K291]*SIN(RADIANS([.J291]))+4*[.K291]*[.U291]*SIN(RADIANS([.J291]))*COS(2*RADIANS([.I291]))-0.5*[.U291]*[.U291]*SIN(4*RADIANS([.I291]))-1.25*[.K291]*[.K291]*SIN(2*RADIANS([.J291])))" office:value-type="float" office:value="14.7343754251702">
            <text:p>14.73</text:p>
          </table:table-cell>
          <table:table-cell table:formula="of:=DEGREES(ACOS(COS(RADIANS(90.833))/(COS(RADIANS([.$B$2]))*COS(RADIANS([.T291])))-TAN(RADIANS([.$B$2]))*TAN(RADIANS([.T291]))))" office:value-type="float" office:value="84.0928875353899">
            <text:p>84.09</text:p>
          </table:table-cell>
          <table:table-cell table:style-name="ce7" table:formula="of:=(720-4*[.$B$3]-[.V291]+[.$B$4]*60)/1440" office:value-type="float" office:value="0.489767794843632">
            <text:p>11:45:16</text:p>
          </table:table-cell>
          <table:table-cell table:style-name="ce7" table:formula="of:=([.X291]*1440-[.W291]*4)/1440" office:value-type="float" office:value="0.25617644057866">
            <text:p>6:08:54</text:p>
          </table:table-cell>
          <table:table-cell table:style-name="ce7" table:formula="of:=([.X291]*1440+[.W291]*4)/1440" office:value-type="float" office:value="0.723359149108604">
            <text:p>17:21:38</text:p>
          </table:table-cell>
          <table:table-cell table:formula="of:=8*[.W291]" office:value-type="float" office:value="672.743100283119">
            <text:p>672.74</text:p>
          </table:table-cell>
          <table:table-cell table:formula="of:=MOD([.E291]*1440+[.V291]+4*[.$B$3]-60*[.$B$4];1440)" office:value-type="float" office:value="734.73437542517">
            <text:p>734.73</text:p>
          </table:table-cell>
          <table:table-cell table:formula="of:=IF([.AB291]/4&lt;0;[.AB291]/4+180;[.AB291]/4-180)" office:value-type="float" office:value="3.68359385629253">
            <text:p>3.68</text:p>
          </table:table-cell>
          <table:table-cell table:formula="of:=DEGREES(ACOS(SIN(RADIANS([.$B$2]))*SIN(RADIANS([.T291]))+COS(RADIANS([.$B$2]))*COS(RADIANS([.T291]))*COS(RADIANS([.AC291]))))" office:value-type="float" office:value="45.5980381324629">
            <text:p>45.6</text:p>
          </table:table-cell>
          <table:table-cell table:formula="of:=90-[.AD291]" office:value-type="float" office:value="44.4019618675371">
            <text:p>44.4</text:p>
          </table:table-cell>
          <table:table-cell table:formula="of:=IF([.AE291]&gt;85;0;IF([.AE291]&gt;5;58.1/TAN(RADIANS([.AE291]))-0.07/POWER(TAN(RADIANS([.AE291]));3)+0.000086/POWER(TAN(RADIANS([.AE291]));5);IF([.AE291]&gt;-0.575;1735+[.AE291]*(-518.2+[.AE291]*(103.4+[.AE291]*(-12.79+[.AE291]*0.711)));-20.772/TAN(RADIANS([.AE291])))))/3600" office:value-type="float" office:value="0.0164586871969424">
            <text:p>0.02</text:p>
          </table:table-cell>
          <table:table-cell table:formula="of:=[.AE291]+[.AF291]" office:value-type="float" office:value="44.418420554734">
            <text:p>44.42</text:p>
          </table:table-cell>
          <table:table-cell table:formula="of:=IF([.AC291]&gt;0;MOD(DEGREES(ACOS(((SIN(RADIANS([.$B$2]))*COS(RADIANS([.AD291])))-SIN(RADIANS([.T291])))/(COS(RADIANS([.$B$2]))*SIN(RADIANS([.AD291])))))+180;360);MOD(540-DEGREES(ACOS(((SIN(RADIANS([.$B$2]))*COS(RADIANS([.AD291])))-SIN(RADIANS([.T291])))/(COS(RADIANS([.$B$2]))*SIN(RADIANS([.AD291])))));360))" office:value-type="float" office:value="185.088839380616">
            <text:p>185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1]+1" office:value-type="date" office:date-value="2026-10-18">
            <text:p>10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2]+2415018.5+[.E292]-[.$B$4]/24" office:value-type="float" office:value="2461332.29166667">
            <text:p>2461332.29</text:p>
          </table:table-cell>
          <table:table-cell table:style-name="ce9" table:formula="of:=([.F292]-2451545)/36525" office:value-type="float" office:value="0.267961441934744">
            <text:p>0.26796144</text:p>
          </table:table-cell>
          <table:table-cell/>
          <table:table-cell table:formula="of:=MOD(280.46646+[.G292]*(36000.76983+[.G292]*0.0003032);360)" office:value-type="float" office:value="207.284676178386">
            <text:p>207.28</text:p>
          </table:table-cell>
          <table:table-cell table:formula="of:=357.52911+[.G292]*(35999.05029-0.0001537*[.G292])" office:value-type="float" office:value="10003.8865229536">
            <text:p>10003.89</text:p>
          </table:table-cell>
          <table:table-cell table:formula="of:=0.016708634-[.G292]*(0.000042037+0.0000001267*[.G292])" office:value-type="float" office:value="0.0166973606073829">
            <text:p>0.02</text:p>
          </table:table-cell>
          <table:table-cell table:formula="of:=SIN(RADIANS([.J292]))*(1.914602-[.G292]*(0.004817+0.000014*[.G292]))+SIN(RADIANS(2*[.J292]))*(0.019993-0.000101*[.G292])+SIN(RADIANS(3*[.J292]))*0.000289" office:value-type="float" office:value="-1.86647745377453">
            <text:p>-1.87</text:p>
          </table:table-cell>
          <table:table-cell table:formula="of:=[.I292]+[.L292]" office:value-type="float" office:value="205.418198724611">
            <text:p>205.42</text:p>
          </table:table-cell>
          <table:table-cell table:formula="of:=[.J292]+[.L292]" office:value-type="float" office:value="10002.0200454998">
            <text:p>10002.02</text:p>
          </table:table-cell>
          <table:table-cell table:formula="of:=(1.000001018*(1-[.K292]*[.K292]))/(1+[.K292]*COS(RADIANS([.N292])))" office:value-type="float" office:value="0.996257937756228">
            <text:p>1</text:p>
          </table:table-cell>
          <table:table-cell table:formula="of:=[.M292]-0.00569-0.00478*SIN(RADIANS(125.04-1934.136*[.G292]))" office:value-type="float" office:value="205.415128440878">
            <text:p>205.42</text:p>
          </table:table-cell>
          <table:table-cell table:formula="of:=23+(26+((21.448-[.G292]*(46.815+[.G292]*(0.00059-[.G292]*0.001813))))/60)/60" office:value-type="float" office:value="23.4358064937819">
            <text:p>23.44</text:p>
          </table:table-cell>
          <table:table-cell table:formula="of:=[.Q292]+0.00256*COS(RADIANS(125.04-1934.136*[.G292]))" office:value-type="float" office:value="23.4379477813727">
            <text:p>23.44</text:p>
          </table:table-cell>
          <table:table-cell table:formula="of:=DEGREES(ATAN2(COS(RADIANS([.P292]));COS(RADIANS([.R292]))*SIN(RADIANS([.P292]))))" office:value-type="float" office:value="-156.445019942456">
            <text:p>-156.45</text:p>
          </table:table-cell>
          <table:table-cell table:formula="of:=DEGREES(ASIN(SIN(RADIANS([.R292]))*SIN(RADIANS([.P292]))))" office:value-type="float" office:value="-9.82888366250745">
            <text:p>-9.83</text:p>
          </table:table-cell>
          <table:table-cell table:formula="of:=TAN(RADIANS([.R292]/2))*TAN(RADIANS([.R292]/2))" office:value-type="float" office:value="0.0430294564075362">
            <text:p>0.04</text:p>
          </table:table-cell>
          <table:table-cell table:formula="of:=4*DEGREES([.U292]*SIN(2*RADIANS([.I292]))-2*[.K292]*SIN(RADIANS([.J292]))+4*[.K292]*[.U292]*SIN(RADIANS([.J292]))*COS(2*RADIANS([.I292]))-0.5*[.U292]*[.U292]*SIN(4*RADIANS([.I292]))-1.25*[.K292]*[.K292]*SIN(2*RADIANS([.J292])))" office:value-type="float" office:value="14.9313469395539">
            <text:p>14.93</text:p>
          </table:table-cell>
          <table:table-cell table:formula="of:=DEGREES(ACOS(COS(RADIANS(90.833))/(COS(RADIANS([.$B$2]))*COS(RADIANS([.T292])))-TAN(RADIANS([.$B$2]))*TAN(RADIANS([.T292]))))" office:value-type="float" office:value="83.8209893979334">
            <text:p>83.82</text:p>
          </table:table-cell>
          <table:table-cell table:style-name="ce7" table:formula="of:=(720-4*[.$B$3]-[.V292]+[.$B$4]*60)/1440" office:value-type="float" office:value="0.489631009069754">
            <text:p>11:45:04</text:p>
          </table:table-cell>
          <table:table-cell table:style-name="ce7" table:formula="of:=([.X292]*1440-[.W292]*4)/1440" office:value-type="float" office:value="0.256794927408828">
            <text:p>6:09:47</text:p>
          </table:table-cell>
          <table:table-cell table:style-name="ce7" table:formula="of:=([.X292]*1440+[.W292]*4)/1440" office:value-type="float" office:value="0.72246709073068">
            <text:p>17:20:21</text:p>
          </table:table-cell>
          <table:table-cell table:formula="of:=8*[.W292]" office:value-type="float" office:value="670.567915183467">
            <text:p>670.57</text:p>
          </table:table-cell>
          <table:table-cell table:formula="of:=MOD([.E292]*1440+[.V292]+4*[.$B$3]-60*[.$B$4];1440)" office:value-type="float" office:value="734.931346939554">
            <text:p>734.93</text:p>
          </table:table-cell>
          <table:table-cell table:formula="of:=IF([.AB292]/4&lt;0;[.AB292]/4+180;[.AB292]/4-180)" office:value-type="float" office:value="3.73283673488848">
            <text:p>3.73</text:p>
          </table:table-cell>
          <table:table-cell table:formula="of:=DEGREES(ACOS(SIN(RADIANS([.$B$2]))*SIN(RADIANS([.T292]))+COS(RADIANS([.$B$2]))*COS(RADIANS([.T292]))*COS(RADIANS([.AC292]))))" office:value-type="float" office:value="45.9638214592743">
            <text:p>45.96</text:p>
          </table:table-cell>
          <table:table-cell table:formula="of:=90-[.AD292]" office:value-type="float" office:value="44.0361785407257">
            <text:p>44.04</text:p>
          </table:table-cell>
          <table:table-cell table:formula="of:=IF([.AE292]&gt;85;0;IF([.AE292]&gt;5;58.1/TAN(RADIANS([.AE292]))-0.07/POWER(TAN(RADIANS([.AE292]));3)+0.000086/POWER(TAN(RADIANS([.AE292]));5);IF([.AE292]&gt;-0.575;1735+[.AE292]*(-518.2+[.AE292]*(103.4+[.AE292]*(-12.79+[.AE292]*0.711)));-20.772/TAN(RADIANS([.AE292])))))/3600" office:value-type="float" office:value="0.0166697225485153">
            <text:p>0.02</text:p>
          </table:table-cell>
          <table:table-cell table:formula="of:=[.AE292]+[.AF292]" office:value-type="float" office:value="44.0528482632742">
            <text:p>44.05</text:p>
          </table:table-cell>
          <table:table-cell table:formula="of:=IF([.AC292]&gt;0;MOD(DEGREES(ACOS(((SIN(RADIANS([.$B$2]))*COS(RADIANS([.AD292])))-SIN(RADIANS([.T292])))/(COS(RADIANS([.$B$2]))*SIN(RADIANS([.AD292])))))+180;360);MOD(540-DEGREES(ACOS(((SIN(RADIANS([.$B$2]))*COS(RADIANS([.AD292])))-SIN(RADIANS([.T292])))/(COS(RADIANS([.$B$2]))*SIN(RADIANS([.AD292])))));360))" office:value-type="float" office:value="185.119396890924">
            <text:p>185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2]+1" office:value-type="date" office:date-value="2026-10-19">
            <text:p>10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3]+2415018.5+[.E293]-[.$B$4]/24" office:value-type="float" office:value="2461333.29166667">
            <text:p>2461333.29</text:p>
          </table:table-cell>
          <table:table-cell table:style-name="ce9" table:formula="of:=([.F293]-2451545)/36525" office:value-type="float" office:value="0.267988820442615">
            <text:p>0.26798882</text:p>
          </table:table-cell>
          <table:table-cell/>
          <table:table-cell table:formula="of:=MOD(280.46646+[.G293]*(36000.76983+[.G293]*0.0003032);360)" office:value-type="float" office:value="208.270323543">
            <text:p>208.27</text:p>
          </table:table-cell>
          <table:table-cell table:formula="of:=357.52911+[.G293]*(35999.05029-0.0001537*[.G293])" office:value-type="float" office:value="10004.872123233">
            <text:p>10004.87</text:p>
          </table:table-cell>
          <table:table-cell table:formula="of:=0.016708634-[.G293]*(0.000042037+0.0000001267*[.G293])" office:value-type="float" office:value="0.0166973594546135">
            <text:p>0.02</text:p>
          </table:table-cell>
          <table:table-cell table:formula="of:=SIN(RADIANS([.J293]))*(1.914602-[.G293]*(0.004817+0.000014*[.G293]))+SIN(RADIANS(2*[.J293]))*(0.019993-0.000101*[.G293])+SIN(RADIANS(3*[.J293]))*0.000289" office:value-type="float" office:value="-1.8589162200888">
            <text:p>-1.86</text:p>
          </table:table-cell>
          <table:table-cell table:formula="of:=[.I293]+[.L293]" office:value-type="float" office:value="206.411407322911">
            <text:p>206.41</text:p>
          </table:table-cell>
          <table:table-cell table:formula="of:=[.J293]+[.L293]" office:value-type="float" office:value="10003.013207013">
            <text:p>10003.01</text:p>
          </table:table-cell>
          <table:table-cell table:formula="of:=(1.000001018*(1-[.K293]*[.K293]))/(1+[.K293]*COS(RADIANS([.N293])))" office:value-type="float" office:value="0.995977501142367">
            <text:p>1</text:p>
          </table:table-cell>
          <table:table-cell table:formula="of:=[.M293]-0.00569-0.00478*SIN(RADIANS(125.04-1934.136*[.G293]))" office:value-type="float" office:value="206.408340733251">
            <text:p>206.41</text:p>
          </table:table-cell>
          <table:table-cell table:formula="of:=23+(26+((21.448-[.G293]*(46.815+[.G293]*(0.00059-[.G293]*0.001813))))/60)/60" office:value-type="float" office:value="23.4358061377478">
            <text:p>23.44</text:p>
          </table:table-cell>
          <table:table-cell table:formula="of:=[.Q293]+0.00256*COS(RADIANS(125.04-1934.136*[.G293]))" office:value-type="float" office:value="23.4379461277214">
            <text:p>23.44</text:p>
          </table:table-cell>
          <table:table-cell table:formula="of:=DEGREES(ATAN2(COS(RADIANS([.P293]));COS(RADIANS([.R293]))*SIN(RADIANS([.P293]))))" office:value-type="float" office:value="-155.505365194566">
            <text:p>-155.51</text:p>
          </table:table-cell>
          <table:table-cell table:formula="of:=DEGREES(ASIN(SIN(RADIANS([.R293]))*SIN(RADIANS([.P293]))))" office:value-type="float" office:value="-10.1897112448446">
            <text:p>-10.19</text:p>
          </table:table-cell>
          <table:table-cell table:formula="of:=TAN(RADIANS([.R293]/2))*TAN(RADIANS([.R293]/2))" office:value-type="float" office:value="0.0430294501629911">
            <text:p>0.04</text:p>
          </table:table-cell>
          <table:table-cell table:formula="of:=4*DEGREES([.U293]*SIN(2*RADIANS([.I293]))-2*[.K293]*SIN(RADIANS([.J293]))+4*[.K293]*[.U293]*SIN(RADIANS([.J293]))*COS(2*RADIANS([.I293]))-0.5*[.U293]*[.U293]*SIN(4*RADIANS([.I293]))-1.25*[.K293]*[.K293]*SIN(2*RADIANS([.J293])))" office:value-type="float" office:value="15.1179095501791">
            <text:p>15.12</text:p>
          </table:table-cell>
          <table:table-cell table:formula="of:=DEGREES(ACOS(COS(RADIANS(90.833))/(COS(RADIANS([.$B$2]))*COS(RADIANS([.T293])))-TAN(RADIANS([.$B$2]))*TAN(RADIANS([.T293]))))" office:value-type="float" office:value="83.5501845629522">
            <text:p>83.55</text:p>
          </table:table-cell>
          <table:table-cell table:style-name="ce7" table:formula="of:=(720-4*[.$B$3]-[.V293]+[.$B$4]*60)/1440" office:value-type="float" office:value="0.489501451701265">
            <text:p>11:44:53</text:p>
          </table:table-cell>
          <table:table-cell table:style-name="ce7" table:formula="of:=([.X293]*1440-[.W293]*4)/1440" office:value-type="float" office:value="0.257417605693064">
            <text:p>6:10:41</text:p>
          </table:table-cell>
          <table:table-cell table:style-name="ce7" table:formula="of:=([.X293]*1440+[.W293]*4)/1440" office:value-type="float" office:value="0.721585297709465">
            <text:p>17:19:05</text:p>
          </table:table-cell>
          <table:table-cell table:formula="of:=8*[.W293]" office:value-type="float" office:value="668.401476503618">
            <text:p>668.4</text:p>
          </table:table-cell>
          <table:table-cell table:formula="of:=MOD([.E293]*1440+[.V293]+4*[.$B$3]-60*[.$B$4];1440)" office:value-type="float" office:value="735.117909550179">
            <text:p>735.12</text:p>
          </table:table-cell>
          <table:table-cell table:formula="of:=IF([.AB293]/4&lt;0;[.AB293]/4+180;[.AB293]/4-180)" office:value-type="float" office:value="3.77947738754477">
            <text:p>3.78</text:p>
          </table:table-cell>
          <table:table-cell table:formula="of:=DEGREES(ACOS(SIN(RADIANS([.$B$2]))*SIN(RADIANS([.T293]))+COS(RADIANS([.$B$2]))*COS(RADIANS([.T293]))*COS(RADIANS([.AC293]))))" office:value-type="float" office:value="46.3270489280483">
            <text:p>46.33</text:p>
          </table:table-cell>
          <table:table-cell table:formula="of:=90-[.AD293]" office:value-type="float" office:value="43.6729510719517">
            <text:p>43.67</text:p>
          </table:table-cell>
          <table:table-cell table:formula="of:=IF([.AE293]&gt;85;0;IF([.AE293]&gt;5;58.1/TAN(RADIANS([.AE293]))-0.07/POWER(TAN(RADIANS([.AE293]));3)+0.000086/POWER(TAN(RADIANS([.AE293]));5);IF([.AE293]&gt;-0.575;1735+[.AE293]*(-518.2+[.AE293]*(103.4+[.AE293]*(-12.79+[.AE293]*0.711)));-20.772/TAN(RADIANS([.AE293])))))/3600" office:value-type="float" office:value="0.0168820382536561">
            <text:p>0.02</text:p>
          </table:table-cell>
          <table:table-cell table:formula="of:=[.AE293]+[.AF293]" office:value-type="float" office:value="43.6898331102054">
            <text:p>43.69</text:p>
          </table:table-cell>
          <table:table-cell table:formula="of:=IF([.AC293]&gt;0;MOD(DEGREES(ACOS(((SIN(RADIANS([.$B$2]))*COS(RADIANS([.AD293])))-SIN(RADIANS([.T293])))/(COS(RADIANS([.$B$2]))*SIN(RADIANS([.AD293])))))+180;360);MOD(540-DEGREES(ACOS(((SIN(RADIANS([.$B$2]))*COS(RADIANS([.AD293])))-SIN(RADIANS([.T293])))/(COS(RADIANS([.$B$2]))*SIN(RADIANS([.AD293])))));360))" office:value-type="float" office:value="185.146143272223">
            <text:p>185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3]+1" office:value-type="date" office:date-value="2026-10-20">
            <text:p>10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4]+2415018.5+[.E294]-[.$B$4]/24" office:value-type="float" office:value="2461334.29166667">
            <text:p>2461334.29</text:p>
          </table:table-cell>
          <table:table-cell table:style-name="ce9" table:formula="of:=([.F294]-2451545)/36525" office:value-type="float" office:value="0.268016198950486">
            <text:p>0.26801620</text:p>
          </table:table-cell>
          <table:table-cell/>
          <table:table-cell table:formula="of:=MOD(280.46646+[.G294]*(36000.76983+[.G294]*0.0003032);360)" office:value-type="float" office:value="209.255970907614">
            <text:p>209.26</text:p>
          </table:table-cell>
          <table:table-cell table:formula="of:=357.52911+[.G294]*(35999.05029-0.0001537*[.G294])" office:value-type="float" office:value="10005.8577235125">
            <text:p>10005.86</text:p>
          </table:table-cell>
          <table:table-cell table:formula="of:=0.016708634-[.G294]*(0.000042037+0.0000001267*[.G294])" office:value-type="float" office:value="0.0166973583018438">
            <text:p>0.02</text:p>
          </table:table-cell>
          <table:table-cell table:formula="of:=SIN(RADIANS([.J294]))*(1.914602-[.G294]*(0.004817+0.000014*[.G294]))+SIN(RADIANS(2*[.J294]))*(0.019993-0.000101*[.G294])+SIN(RADIANS(3*[.J294]))*0.000289" office:value-type="float" office:value="-1.85079662765642">
            <text:p>-1.85</text:p>
          </table:table-cell>
          <table:table-cell table:formula="of:=[.I294]+[.L294]" office:value-type="float" office:value="207.405174279958">
            <text:p>207.41</text:p>
          </table:table-cell>
          <table:table-cell table:formula="of:=[.J294]+[.L294]" office:value-type="float" office:value="10004.0069268849">
            <text:p>10004.01</text:p>
          </table:table-cell>
          <table:table-cell table:formula="of:=(1.000001018*(1-[.K294]*[.K294]))/(1+[.K294]*COS(RADIANS([.N294])))" office:value-type="float" office:value="0.995698186118896">
            <text:p>1</text:p>
          </table:table-cell>
          <table:table-cell table:formula="of:=[.M294]-0.00569-0.00478*SIN(RADIANS(125.04-1934.136*[.G294]))" office:value-type="float" office:value="207.40211138213">
            <text:p>207.4</text:p>
          </table:table-cell>
          <table:table-cell table:formula="of:=23+(26+((21.448-[.G294]*(46.815+[.G294]*(0.00059-[.G294]*0.001813))))/60)/60" office:value-type="float" office:value="23.4358057817137">
            <text:p>23.44</text:p>
          </table:table-cell>
          <table:table-cell table:formula="of:=[.Q294]+0.00256*COS(RADIANS(125.04-1934.136*[.G294]))" office:value-type="float" office:value="23.4379444722421">
            <text:p>23.44</text:p>
          </table:table-cell>
          <table:table-cell table:formula="of:=DEGREES(ATAN2(COS(RADIANS([.P294]));COS(RADIANS([.R294]))*SIN(RADIANS([.P294]))))" office:value-type="float" office:value="-154.563058686646">
            <text:p>-154.56</text:p>
          </table:table-cell>
          <table:table-cell table:formula="of:=DEGREES(ASIN(SIN(RADIANS([.R294]))*SIN(RADIANS([.P294]))))" office:value-type="float" office:value="-10.5480501052203">
            <text:p>-10.55</text:p>
          </table:table-cell>
          <table:table-cell table:formula="of:=TAN(RADIANS([.R294]/2))*TAN(RADIANS([.R294]/2))" office:value-type="float" office:value="0.043029443911544">
            <text:p>0.04</text:p>
          </table:table-cell>
          <table:table-cell table:formula="of:=4*DEGREES([.U294]*SIN(2*RADIANS([.I294]))-2*[.K294]*SIN(RADIANS([.J294]))+4*[.K294]*[.U294]*SIN(RADIANS([.J294]))*COS(2*RADIANS([.I294]))-0.5*[.U294]*[.U294]*SIN(4*RADIANS([.I294]))-1.25*[.K294]*[.K294]*SIN(2*RADIANS([.J294])))" office:value-type="float" office:value="15.2937744547638">
            <text:p>15.29</text:p>
          </table:table-cell>
          <table:table-cell table:formula="of:=DEGREES(ACOS(COS(RADIANS(90.833))/(COS(RADIANS([.$B$2]))*COS(RADIANS([.T294])))-TAN(RADIANS([.$B$2]))*TAN(RADIANS([.T294]))))" office:value-type="float" office:value="83.2805377847254">
            <text:p>83.28</text:p>
          </table:table-cell>
          <table:table-cell table:style-name="ce7" table:formula="of:=(720-4*[.$B$3]-[.V294]+[.$B$4]*60)/1440" office:value-type="float" office:value="0.489379323295303">
            <text:p>11:44:42</text:p>
          </table:table-cell>
          <table:table-cell table:style-name="ce7" table:formula="of:=([.X294]*1440-[.W294]*4)/1440" office:value-type="float" office:value="0.25804449611551">
            <text:p>6:11:35</text:p>
          </table:table-cell>
          <table:table-cell table:style-name="ce7" table:formula="of:=([.X294]*1440+[.W294]*4)/1440" office:value-type="float" office:value="0.720714150475095">
            <text:p>17:17:50</text:p>
          </table:table-cell>
          <table:table-cell table:formula="of:=8*[.W294]" office:value-type="float" office:value="666.244302277803">
            <text:p>666.24</text:p>
          </table:table-cell>
          <table:table-cell table:formula="of:=MOD([.E294]*1440+[.V294]+4*[.$B$3]-60*[.$B$4];1440)" office:value-type="float" office:value="735.293774454764">
            <text:p>735.29</text:p>
          </table:table-cell>
          <table:table-cell table:formula="of:=IF([.AB294]/4&lt;0;[.AB294]/4+180;[.AB294]/4-180)" office:value-type="float" office:value="3.82344361369096">
            <text:p>3.82</text:p>
          </table:table-cell>
          <table:table-cell table:formula="of:=DEGREES(ACOS(SIN(RADIANS([.$B$2]))*SIN(RADIANS([.T294]))+COS(RADIANS([.$B$2]))*COS(RADIANS([.T294]))*COS(RADIANS([.AC294]))))" office:value-type="float" office:value="46.6876045895707">
            <text:p>46.69</text:p>
          </table:table-cell>
          <table:table-cell table:formula="of:=90-[.AD294]" office:value-type="float" office:value="43.3123954104293">
            <text:p>43.31</text:p>
          </table:table-cell>
          <table:table-cell table:formula="of:=IF([.AE294]&gt;85;0;IF([.AE294]&gt;5;58.1/TAN(RADIANS([.AE294]))-0.07/POWER(TAN(RADIANS([.AE294]));3)+0.000086/POWER(TAN(RADIANS([.AE294]));5);IF([.AE294]&gt;-0.575;1735+[.AE294]*(-518.2+[.AE294]*(103.4+[.AE294]*(-12.79+[.AE294]*0.711)));-20.772/TAN(RADIANS([.AE294])))))/3600" office:value-type="float" office:value="0.0170955779124179">
            <text:p>0.02</text:p>
          </table:table-cell>
          <table:table-cell table:formula="of:=[.AE294]+[.AF294]" office:value-type="float" office:value="43.3294909883418">
            <text:p>43.33</text:p>
          </table:table-cell>
          <table:table-cell table:formula="of:=IF([.AC294]&gt;0;MOD(DEGREES(ACOS(((SIN(RADIANS([.$B$2]))*COS(RADIANS([.AD294])))-SIN(RADIANS([.T294])))/(COS(RADIANS([.$B$2]))*SIN(RADIANS([.AD294])))))+180;360);MOD(540-DEGREES(ACOS(((SIN(RADIANS([.$B$2]))*COS(RADIANS([.AD294])))-SIN(RADIANS([.T294])))/(COS(RADIANS([.$B$2]))*SIN(RADIANS([.AD294])))));360))" office:value-type="float" office:value="185.16907499372">
            <text:p>185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4]+1" office:value-type="date" office:date-value="2026-10-21">
            <text:p>10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5]+2415018.5+[.E295]-[.$B$4]/24" office:value-type="float" office:value="2461335.29166667">
            <text:p>2461335.29</text:p>
          </table:table-cell>
          <table:table-cell table:style-name="ce9" table:formula="of:=([.F295]-2451545)/36525" office:value-type="float" office:value="0.268043577458358">
            <text:p>0.26804358</text:p>
          </table:table-cell>
          <table:table-cell/>
          <table:table-cell table:formula="of:=MOD(280.46646+[.G295]*(36000.76983+[.G295]*0.0003032);360)" office:value-type="float" office:value="210.241618272226">
            <text:p>210.24</text:p>
          </table:table-cell>
          <table:table-cell table:formula="of:=357.52911+[.G295]*(35999.05029-0.0001537*[.G295])" office:value-type="float" office:value="10006.843323792">
            <text:p>10006.84</text:p>
          </table:table-cell>
          <table:table-cell table:formula="of:=0.016708634-[.G295]*(0.000042037+0.0000001267*[.G295])" office:value-type="float" office:value="0.0166973571490739">
            <text:p>0.02</text:p>
          </table:table-cell>
          <table:table-cell table:formula="of:=SIN(RADIANS([.J295]))*(1.914602-[.G295]*(0.004817+0.000014*[.G295]))+SIN(RADIANS(2*[.J295]))*(0.019993-0.000101*[.G295])+SIN(RADIANS(3*[.J295]))*0.000289" office:value-type="float" office:value="-1.84212052964975">
            <text:p>-1.84</text:p>
          </table:table-cell>
          <table:table-cell table:formula="of:=[.I295]+[.L295]" office:value-type="float" office:value="208.399497742577">
            <text:p>208.4</text:p>
          </table:table-cell>
          <table:table-cell table:formula="of:=[.J295]+[.L295]" office:value-type="float" office:value="10005.0012032623">
            <text:p>10005</text:p>
          </table:table-cell>
          <table:table-cell table:formula="of:=(1.000001018*(1-[.K295]*[.K295]))/(1+[.K295]*COS(RADIANS([.N295])))" office:value-type="float" office:value="0.995420077355025">
            <text:p>1</text:p>
          </table:table-cell>
          <table:table-cell table:formula="of:=[.M295]-0.00569-0.00478*SIN(RADIANS(125.04-1934.136*[.G295]))" office:value-type="float" office:value="208.396438534338">
            <text:p>208.4</text:p>
          </table:table-cell>
          <table:table-cell table:formula="of:=23+(26+((21.448-[.G295]*(46.815+[.G295]*(0.00059-[.G295]*0.001813))))/60)/60" office:value-type="float" office:value="23.4358054256796">
            <text:p>23.44</text:p>
          </table:table-cell>
          <table:table-cell table:formula="of:=[.Q295]+0.00256*COS(RADIANS(125.04-1934.136*[.G295]))" office:value-type="float" office:value="23.437942814936">
            <text:p>23.44</text:p>
          </table:table-cell>
          <table:table-cell table:formula="of:=DEGREES(ATAN2(COS(RADIANS([.P295]));COS(RADIANS([.R295]))*SIN(RADIANS([.P295]))))" office:value-type="float" office:value="-153.618033950335">
            <text:p>-153.62</text:p>
          </table:table-cell>
          <table:table-cell table:formula="of:=DEGREES(ASIN(SIN(RADIANS([.R295]))*SIN(RADIANS([.P295]))))" office:value-type="float" office:value="-10.9037917549817">
            <text:p>-10.9</text:p>
          </table:table-cell>
          <table:table-cell table:formula="of:=TAN(RADIANS([.R295]/2))*TAN(RADIANS([.R295]/2))" office:value-type="float" office:value="0.0430294376531988">
            <text:p>0.04</text:p>
          </table:table-cell>
          <table:table-cell table:formula="of:=4*DEGREES([.U295]*SIN(2*RADIANS([.I295]))-2*[.K295]*SIN(RADIANS([.J295]))+4*[.K295]*[.U295]*SIN(RADIANS([.J295]))*COS(2*RADIANS([.I295]))-0.5*[.U295]*[.U295]*SIN(4*RADIANS([.I295]))-1.25*[.K295]*[.K295]*SIN(2*RADIANS([.J295])))" office:value-type="float" office:value="15.4586599422376">
            <text:p>15.46</text:p>
          </table:table-cell>
          <table:table-cell table:formula="of:=DEGREES(ACOS(COS(RADIANS(90.833))/(COS(RADIANS([.$B$2]))*COS(RADIANS([.T295])))-TAN(RADIANS([.$B$2]))*TAN(RADIANS([.T295]))))" office:value-type="float" office:value="83.0121158655326">
            <text:p>83.01</text:p>
          </table:table-cell>
          <table:table-cell table:style-name="ce7" table:formula="of:=(720-4*[.$B$3]-[.V295]+[.$B$4]*60)/1440" office:value-type="float" office:value="0.489264819484557">
            <text:p>11:44:32</text:p>
          </table:table-cell>
          <table:table-cell table:style-name="ce7" table:formula="of:=([.X295]*1440-[.W295]*4)/1440" office:value-type="float" office:value="0.258675608746967">
            <text:p>6:12:30</text:p>
          </table:table-cell>
          <table:table-cell table:style-name="ce7" table:formula="of:=([.X295]*1440+[.W295]*4)/1440" office:value-type="float" office:value="0.719854030222148">
            <text:p>17:16:35</text:p>
          </table:table-cell>
          <table:table-cell table:formula="of:=8*[.W295]" office:value-type="float" office:value="664.096926924261">
            <text:p>664.1</text:p>
          </table:table-cell>
          <table:table-cell table:formula="of:=MOD([.E295]*1440+[.V295]+4*[.$B$3]-60*[.$B$4];1440)" office:value-type="float" office:value="735.458659942238">
            <text:p>735.46</text:p>
          </table:table-cell>
          <table:table-cell table:formula="of:=IF([.AB295]/4&lt;0;[.AB295]/4+180;[.AB295]/4-180)" office:value-type="float" office:value="3.86466498555939">
            <text:p>3.86</text:p>
          </table:table-cell>
          <table:table-cell table:formula="of:=DEGREES(ACOS(SIN(RADIANS([.$B$2]))*SIN(RADIANS([.T295]))+COS(RADIANS([.$B$2]))*COS(RADIANS([.T295]))*COS(RADIANS([.AC295]))))" office:value-type="float" office:value="47.0453724821856">
            <text:p>47.05</text:p>
          </table:table-cell>
          <table:table-cell table:formula="of:=90-[.AD295]" office:value-type="float" office:value="42.9546275178144">
            <text:p>42.95</text:p>
          </table:table-cell>
          <table:table-cell table:formula="of:=IF([.AE295]&gt;85;0;IF([.AE295]&gt;5;58.1/TAN(RADIANS([.AE295]))-0.07/POWER(TAN(RADIANS([.AE295]));3)+0.000086/POWER(TAN(RADIANS([.AE295]));5);IF([.AE295]&gt;-0.575;1735+[.AE295]*(-518.2+[.AE295]*(103.4+[.AE295]*(-12.79+[.AE295]*0.711)));-20.772/TAN(RADIANS([.AE295])))))/3600" office:value-type="float" office:value="0.0173102811279348">
            <text:p>0.02</text:p>
          </table:table-cell>
          <table:table-cell table:formula="of:=[.AE295]+[.AF295]" office:value-type="float" office:value="42.9719377989424">
            <text:p>42.97</text:p>
          </table:table-cell>
          <table:table-cell table:formula="of:=IF([.AC295]&gt;0;MOD(DEGREES(ACOS(((SIN(RADIANS([.$B$2]))*COS(RADIANS([.AD295])))-SIN(RADIANS([.T295])))/(COS(RADIANS([.$B$2]))*SIN(RADIANS([.AD295])))))+180;360);MOD(540-DEGREES(ACOS(((SIN(RADIANS([.$B$2]))*COS(RADIANS([.AD295])))-SIN(RADIANS([.T295])))/(COS(RADIANS([.$B$2]))*SIN(RADIANS([.AD295])))));360))" office:value-type="float" office:value="185.188190605146">
            <text:p>185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5]+1" office:value-type="date" office:date-value="2026-10-22">
            <text:p>10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6]+2415018.5+[.E296]-[.$B$4]/24" office:value-type="float" office:value="2461336.29166667">
            <text:p>2461336.29</text:p>
          </table:table-cell>
          <table:table-cell table:style-name="ce9" table:formula="of:=([.F296]-2451545)/36525" office:value-type="float" office:value="0.268070955966229">
            <text:p>0.26807096</text:p>
          </table:table-cell>
          <table:table-cell/>
          <table:table-cell table:formula="of:=MOD(280.46646+[.G296]*(36000.76983+[.G296]*0.0003032);360)" office:value-type="float" office:value="211.22726563684">
            <text:p>211.23</text:p>
          </table:table-cell>
          <table:table-cell table:formula="of:=357.52911+[.G296]*(35999.05029-0.0001537*[.G296])" office:value-type="float" office:value="10007.8289240715">
            <text:p>10007.83</text:p>
          </table:table-cell>
          <table:table-cell table:formula="of:=0.016708634-[.G296]*(0.000042037+0.0000001267*[.G296])" office:value-type="float" office:value="0.0166973559963039">
            <text:p>0.02</text:p>
          </table:table-cell>
          <table:table-cell table:formula="of:=SIN(RADIANS([.J296]))*(1.914602-[.G296]*(0.004817+0.000014*[.G296]))+SIN(RADIANS(2*[.J296]))*(0.019993-0.000101*[.G296])+SIN(RADIANS(3*[.J296]))*0.000289" office:value-type="float" office:value="-1.832889953709">
            <text:p>-1.83</text:p>
          </table:table-cell>
          <table:table-cell table:formula="of:=[.I296]+[.L296]" office:value-type="float" office:value="209.394375683131">
            <text:p>209.39</text:p>
          </table:table-cell>
          <table:table-cell table:formula="of:=[.J296]+[.L296]" office:value-type="float" office:value="10005.9960341177">
            <text:p>10006</text:p>
          </table:table-cell>
          <table:table-cell table:formula="of:=(1.000001018*(1-[.K296]*[.K296]))/(1+[.K296]*COS(RADIANS([.N296])))" office:value-type="float" office:value="0.995143259295456">
            <text:p>1</text:p>
          </table:table-cell>
          <table:table-cell table:formula="of:=[.M296]-0.00569-0.00478*SIN(RADIANS(125.04-1934.136*[.G296]))" office:value-type="float" office:value="209.391320162234">
            <text:p>209.39</text:p>
          </table:table-cell>
          <table:table-cell table:formula="of:=23+(26+((21.448-[.G296]*(46.815+[.G296]*(0.00059-[.G296]*0.001813))))/60)/60" office:value-type="float" office:value="23.4358050696455">
            <text:p>23.44</text:p>
          </table:table-cell>
          <table:table-cell table:formula="of:=[.Q296]+0.00256*COS(RADIANS(125.04-1934.136*[.G296]))" office:value-type="float" office:value="23.4379411558042">
            <text:p>23.44</text:p>
          </table:table-cell>
          <table:table-cell table:formula="of:=DEGREES(ATAN2(COS(RADIANS([.P296]));COS(RADIANS([.R296]))*SIN(RADIANS([.P296]))))" office:value-type="float" office:value="-152.670226303874">
            <text:p>-152.67</text:p>
          </table:table-cell>
          <table:table-cell table:formula="of:=DEGREES(ASIN(SIN(RADIANS([.R296]))*SIN(RADIANS([.P296]))))" office:value-type="float" office:value="-11.2568272106634">
            <text:p>-11.26</text:p>
          </table:table-cell>
          <table:table-cell table:formula="of:=TAN(RADIANS([.R296]/2))*TAN(RADIANS([.R296]/2))" office:value-type="float" office:value="0.0430294313879599">
            <text:p>0.04</text:p>
          </table:table-cell>
          <table:table-cell table:formula="of:=4*DEGREES([.U296]*SIN(2*RADIANS([.I296]))-2*[.K296]*SIN(RADIANS([.J296]))+4*[.K296]*[.U296]*SIN(RADIANS([.J296]))*COS(2*RADIANS([.I296]))-0.5*[.U296]*[.U296]*SIN(4*RADIANS([.I296]))-1.25*[.K296]*[.K296]*SIN(2*RADIANS([.J296])))" office:value-type="float" office:value="15.6122919021602">
            <text:p>15.61</text:p>
          </table:table-cell>
          <table:table-cell table:formula="of:=DEGREES(ACOS(COS(RADIANS(90.833))/(COS(RADIANS([.$B$2]))*COS(RADIANS([.T296])))-TAN(RADIANS([.$B$2]))*TAN(RADIANS([.T296]))))" office:value-type="float" office:value="82.7449877097617">
            <text:p>82.74</text:p>
          </table:table-cell>
          <table:table-cell table:style-name="ce7" table:formula="of:=(720-4*[.$B$3]-[.V296]+[.$B$4]*60)/1440" office:value-type="float" office:value="0.4891581306235">
            <text:p>11:44:23</text:p>
          </table:table-cell>
          <table:table-cell table:style-name="ce7" table:formula="of:=([.X296]*1440-[.W296]*4)/1440" office:value-type="float" office:value="0.259310942540828">
            <text:p>6:13:24</text:p>
          </table:table-cell>
          <table:table-cell table:style-name="ce7" table:formula="of:=([.X296]*1440+[.W296]*4)/1440" office:value-type="float" office:value="0.719005318706171">
            <text:p>17:15:22</text:p>
          </table:table-cell>
          <table:table-cell table:formula="of:=8*[.W296]" office:value-type="float" office:value="661.959901678094">
            <text:p>661.96</text:p>
          </table:table-cell>
          <table:table-cell table:formula="of:=MOD([.E296]*1440+[.V296]+4*[.$B$3]-60*[.$B$4];1440)" office:value-type="float" office:value="735.61229190216">
            <text:p>735.61</text:p>
          </table:table-cell>
          <table:table-cell table:formula="of:=IF([.AB296]/4&lt;0;[.AB296]/4+180;[.AB296]/4-180)" office:value-type="float" office:value="3.90307297554006">
            <text:p>3.9</text:p>
          </table:table-cell>
          <table:table-cell table:formula="of:=DEGREES(ACOS(SIN(RADIANS([.$B$2]))*SIN(RADIANS([.T296]))+COS(RADIANS([.$B$2]))*COS(RADIANS([.T296]))*COS(RADIANS([.AC296]))))" office:value-type="float" office:value="47.4002366779548">
            <text:p>47.4</text:p>
          </table:table-cell>
          <table:table-cell table:formula="of:=90-[.AD296]" office:value-type="float" office:value="42.5997633220452">
            <text:p>42.6</text:p>
          </table:table-cell>
          <table:table-cell table:formula="of:=IF([.AE296]&gt;85;0;IF([.AE296]&gt;5;58.1/TAN(RADIANS([.AE296]))-0.07/POWER(TAN(RADIANS([.AE296]));3)+0.000086/POWER(TAN(RADIANS([.AE296]));5);IF([.AE296]&gt;-0.575;1735+[.AE296]*(-518.2+[.AE296]*(103.4+[.AE296]*(-12.79+[.AE296]*0.711)));-20.772/TAN(RADIANS([.AE296])))))/3600" office:value-type="float" office:value="0.0175260833520543">
            <text:p>0.02</text:p>
          </table:table-cell>
          <table:table-cell table:formula="of:=[.AE296]+[.AF296]" office:value-type="float" office:value="42.6172894053972">
            <text:p>42.62</text:p>
          </table:table-cell>
          <table:table-cell table:formula="of:=IF([.AC296]&gt;0;MOD(DEGREES(ACOS(((SIN(RADIANS([.$B$2]))*COS(RADIANS([.AD296])))-SIN(RADIANS([.T296])))/(COS(RADIANS([.$B$2]))*SIN(RADIANS([.AD296])))))+180;360);MOD(540-DEGREES(ACOS(((SIN(RADIANS([.$B$2]))*COS(RADIANS([.AD296])))-SIN(RADIANS([.T296])))/(COS(RADIANS([.$B$2]))*SIN(RADIANS([.AD296])))));360))" office:value-type="float" office:value="185.203490768026">
            <text:p>185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6]+1" office:value-type="date" office:date-value="2026-10-23">
            <text:p>10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7]+2415018.5+[.E297]-[.$B$4]/24" office:value-type="float" office:value="2461337.29166667">
            <text:p>2461337.29</text:p>
          </table:table-cell>
          <table:table-cell table:style-name="ce9" table:formula="of:=([.F297]-2451545)/36525" office:value-type="float" office:value="0.2680983344741">
            <text:p>0.26809833</text:p>
          </table:table-cell>
          <table:table-cell/>
          <table:table-cell table:formula="of:=MOD(280.46646+[.G297]*(36000.76983+[.G297]*0.0003032);360)" office:value-type="float" office:value="212.212913001456">
            <text:p>212.21</text:p>
          </table:table-cell>
          <table:table-cell table:formula="of:=357.52911+[.G297]*(35999.05029-0.0001537*[.G297])" office:value-type="float" office:value="10008.8145243509">
            <text:p>10008.81</text:p>
          </table:table-cell>
          <table:table-cell table:formula="of:=0.016708634-[.G297]*(0.000042037+0.0000001267*[.G297])" office:value-type="float" office:value="0.0166973548435337">
            <text:p>0.02</text:p>
          </table:table-cell>
          <table:table-cell table:formula="of:=SIN(RADIANS([.J297]))*(1.914602-[.G297]*(0.004817+0.000014*[.G297]))+SIN(RADIANS(2*[.J297]))*(0.019993-0.000101*[.G297])+SIN(RADIANS(3*[.J297]))*0.000289" office:value-type="float" office:value="-1.82310710202036">
            <text:p>-1.82</text:p>
          </table:table-cell>
          <table:table-cell table:formula="of:=[.I297]+[.L297]" office:value-type="float" office:value="210.389805899436">
            <text:p>210.39</text:p>
          </table:table-cell>
          <table:table-cell table:formula="of:=[.J297]+[.L297]" office:value-type="float" office:value="10006.9914172489">
            <text:p>10006.99</text:p>
          </table:table-cell>
          <table:table-cell table:formula="of:=(1.000001018*(1-[.K297]*[.K297]))/(1+[.K297]*COS(RADIANS([.N297])))" office:value-type="float" office:value="0.99486781613309">
            <text:p>0.99</text:p>
          </table:table-cell>
          <table:table-cell table:formula="of:=[.M297]-0.00569-0.00478*SIN(RADIANS(125.04-1934.136*[.G297]))" office:value-type="float" office:value="210.386754063629">
            <text:p>210.39</text:p>
          </table:table-cell>
          <table:table-cell table:formula="of:=23+(26+((21.448-[.G297]*(46.815+[.G297]*(0.00059-[.G297]*0.001813))))/60)/60" office:value-type="float" office:value="23.4358047136114">
            <text:p>23.44</text:p>
          </table:table-cell>
          <table:table-cell table:formula="of:=[.Q297]+0.00256*COS(RADIANS(125.04-1934.136*[.G297]))" office:value-type="float" office:value="23.4379394948478">
            <text:p>23.44</text:p>
          </table:table-cell>
          <table:table-cell table:formula="of:=DEGREES(ATAN2(COS(RADIANS([.P297]));COS(RADIANS([.R297]))*SIN(RADIANS([.P297]))))" office:value-type="float" office:value="-151.719572950516">
            <text:p>-151.72</text:p>
          </table:table-cell>
          <table:table-cell table:formula="of:=DEGREES(ASIN(SIN(RADIANS([.R297]))*SIN(RADIANS([.P297]))))" office:value-type="float" office:value="-11.6070470131156">
            <text:p>-11.61</text:p>
          </table:table-cell>
          <table:table-cell table:formula="of:=TAN(RADIANS([.R297]/2))*TAN(RADIANS([.R297]/2))" office:value-type="float" office:value="0.0430294251158314">
            <text:p>0.04</text:p>
          </table:table-cell>
          <table:table-cell table:formula="of:=4*DEGREES([.U297]*SIN(2*RADIANS([.I297]))-2*[.K297]*SIN(RADIANS([.J297]))+4*[.K297]*[.U297]*SIN(RADIANS([.J297]))*COS(2*RADIANS([.I297]))-0.5*[.U297]*[.U297]*SIN(4*RADIANS([.I297]))-1.25*[.K297]*[.K297]*SIN(2*RADIANS([.J297])))" office:value-type="float" office:value="15.7544043416549">
            <text:p>15.75</text:p>
          </table:table-cell>
          <table:table-cell table:formula="of:=DEGREES(ACOS(COS(RADIANS(90.833))/(COS(RADIANS([.$B$2]))*COS(RADIANS([.T297])))-TAN(RADIANS([.$B$2]))*TAN(RADIANS([.T297]))))" office:value-type="float" office:value="82.4792243746828">
            <text:p>82.48</text:p>
          </table:table-cell>
          <table:table-cell table:style-name="ce7" table:formula="of:=(720-4*[.$B$3]-[.V297]+[.$B$4]*60)/1440" office:value-type="float" office:value="0.489059441429406">
            <text:p>11:44:15</text:p>
          </table:table-cell>
          <table:table-cell table:style-name="ce7" table:formula="of:=([.X297]*1440-[.W297]*4)/1440" office:value-type="float" office:value="0.259950484833065">
            <text:p>6:14:20</text:p>
          </table:table-cell>
          <table:table-cell table:style-name="ce7" table:formula="of:=([.X297]*1440+[.W297]*4)/1440" office:value-type="float" office:value="0.718168398025748">
            <text:p>17:14:10</text:p>
          </table:table-cell>
          <table:table-cell table:formula="of:=8*[.W297]" office:value-type="float" office:value="659.833794997462">
            <text:p>659.83</text:p>
          </table:table-cell>
          <table:table-cell table:formula="of:=MOD([.E297]*1440+[.V297]+4*[.$B$3]-60*[.$B$4];1440)" office:value-type="float" office:value="735.754404341655">
            <text:p>735.75</text:p>
          </table:table-cell>
          <table:table-cell table:formula="of:=IF([.AB297]/4&lt;0;[.AB297]/4+180;[.AB297]/4-180)" office:value-type="float" office:value="3.93860108541372">
            <text:p>3.94</text:p>
          </table:table-cell>
          <table:table-cell table:formula="of:=DEGREES(ACOS(SIN(RADIANS([.$B$2]))*SIN(RADIANS([.T297]))+COS(RADIANS([.$B$2]))*COS(RADIANS([.T297]))*COS(RADIANS([.AC297]))))" office:value-type="float" office:value="47.7520813301004">
            <text:p>47.75</text:p>
          </table:table-cell>
          <table:table-cell table:formula="of:=90-[.AD297]" office:value-type="float" office:value="42.2479186698996">
            <text:p>42.25</text:p>
          </table:table-cell>
          <table:table-cell table:formula="of:=IF([.AE297]&gt;85;0;IF([.AE297]&gt;5;58.1/TAN(RADIANS([.AE297]))-0.07/POWER(TAN(RADIANS([.AE297]));3)+0.000086/POWER(TAN(RADIANS([.AE297]));5);IF([.AE297]&gt;-0.575;1735+[.AE297]*(-518.2+[.AE297]*(103.4+[.AE297]*(-12.79+[.AE297]*0.711)));-20.772/TAN(RADIANS([.AE297])))))/3600" office:value-type="float" office:value="0.0177429157320911">
            <text:p>0.02</text:p>
          </table:table-cell>
          <table:table-cell table:formula="of:=[.AE297]+[.AF297]" office:value-type="float" office:value="42.2656615856317">
            <text:p>42.27</text:p>
          </table:table-cell>
          <table:table-cell table:formula="of:=IF([.AC297]&gt;0;MOD(DEGREES(ACOS(((SIN(RADIANS([.$B$2]))*COS(RADIANS([.AD297])))-SIN(RADIANS([.T297])))/(COS(RADIANS([.$B$2]))*SIN(RADIANS([.AD297])))))+180;360);MOD(540-DEGREES(ACOS(((SIN(RADIANS([.$B$2]))*COS(RADIANS([.AD297])))-SIN(RADIANS([.T297])))/(COS(RADIANS([.$B$2]))*SIN(RADIANS([.AD297])))));360))" office:value-type="float" office:value="185.214978286566">
            <text:p>185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7]+1" office:value-type="date" office:date-value="2026-10-24">
            <text:p>10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8]+2415018.5+[.E298]-[.$B$4]/24" office:value-type="float" office:value="2461338.29166667">
            <text:p>2461338.29</text:p>
          </table:table-cell>
          <table:table-cell table:style-name="ce9" table:formula="of:=([.F298]-2451545)/36525" office:value-type="float" office:value="0.268125712981972">
            <text:p>0.26812571</text:p>
          </table:table-cell>
          <table:table-cell/>
          <table:table-cell table:formula="of:=MOD(280.46646+[.G298]*(36000.76983+[.G298]*0.0003032);360)" office:value-type="float" office:value="213.198560366072">
            <text:p>213.2</text:p>
          </table:table-cell>
          <table:table-cell table:formula="of:=357.52911+[.G298]*(35999.05029-0.0001537*[.G298])" office:value-type="float" office:value="10009.8001246304">
            <text:p>10009.8</text:p>
          </table:table-cell>
          <table:table-cell table:formula="of:=0.016708634-[.G298]*(0.000042037+0.0000001267*[.G298])" office:value-type="float" office:value="0.0166973536907633">
            <text:p>0.02</text:p>
          </table:table-cell>
          <table:table-cell table:formula="of:=SIN(RADIANS([.J298]))*(1.914602-[.G298]*(0.004817+0.000014*[.G298]))+SIN(RADIANS(2*[.J298]))*(0.019993-0.000101*[.G298])+SIN(RADIANS(3*[.J298]))*0.000289" office:value-type="float" office:value="-1.81277435133181">
            <text:p>-1.81</text:p>
          </table:table-cell>
          <table:table-cell table:formula="of:=[.I298]+[.L298]" office:value-type="float" office:value="211.385786014741">
            <text:p>211.39</text:p>
          </table:table-cell>
          <table:table-cell table:formula="of:=[.J298]+[.L298]" office:value-type="float" office:value="10007.9873502791">
            <text:p>10007.99</text:p>
          </table:table-cell>
          <table:table-cell table:formula="of:=(1.000001018*(1-[.K298]*[.K298]))/(1+[.K298]*COS(RADIANS([.N298])))" office:value-type="float" office:value="0.994593831781625">
            <text:p>0.99</text:p>
          </table:table-cell>
          <table:table-cell table:formula="of:=[.M298]-0.00569-0.00478*SIN(RADIANS(125.04-1934.136*[.G298]))" office:value-type="float" office:value="211.382737861771">
            <text:p>211.38</text:p>
          </table:table-cell>
          <table:table-cell table:formula="of:=23+(26+((21.448-[.G298]*(46.815+[.G298]*(0.00059-[.G298]*0.001813))))/60)/60" office:value-type="float" office:value="23.4358043575772">
            <text:p>23.44</text:p>
          </table:table-cell>
          <table:table-cell table:formula="of:=[.Q298]+0.00256*COS(RADIANS(125.04-1934.136*[.G298]))" office:value-type="float" office:value="23.437937832068">
            <text:p>23.44</text:p>
          </table:table-cell>
          <table:table-cell table:formula="of:=DEGREES(ATAN2(COS(RADIANS([.P298]));COS(RADIANS([.R298]))*SIN(RADIANS([.P298]))))" office:value-type="float" office:value="-150.766013078997">
            <text:p>-150.77</text:p>
          </table:table-cell>
          <table:table-cell table:formula="of:=DEGREES(ASIN(SIN(RADIANS([.R298]))*SIN(RADIANS([.P298]))))" office:value-type="float" office:value="-11.9543412491717">
            <text:p>-11.95</text:p>
          </table:table-cell>
          <table:table-cell table:formula="of:=TAN(RADIANS([.R298]/2))*TAN(RADIANS([.R298]/2))" office:value-type="float" office:value="0.0430294188368175">
            <text:p>0.04</text:p>
          </table:table-cell>
          <table:table-cell table:formula="of:=4*DEGREES([.U298]*SIN(2*RADIANS([.I298]))-2*[.K298]*SIN(RADIANS([.J298]))+4*[.K298]*[.U298]*SIN(RADIANS([.J298]))*COS(2*RADIANS([.I298]))-0.5*[.U298]*[.U298]*SIN(4*RADIANS([.I298]))-1.25*[.K298]*[.K298]*SIN(2*RADIANS([.J298])))" office:value-type="float" office:value="15.884739908509">
            <text:p>15.88</text:p>
          </table:table-cell>
          <table:table-cell table:formula="of:=DEGREES(ACOS(COS(RADIANS(90.833))/(COS(RADIANS([.$B$2]))*COS(RADIANS([.T298])))-TAN(RADIANS([.$B$2]))*TAN(RADIANS([.T298]))))" office:value-type="float" office:value="82.2148991175455">
            <text:p>82.21</text:p>
          </table:table-cell>
          <table:table-cell table:style-name="ce7" table:formula="of:=(720-4*[.$B$3]-[.V298]+[.$B$4]*60)/1440" office:value-type="float" office:value="0.488968930619091">
            <text:p>11:44:07</text:p>
          </table:table-cell>
          <table:table-cell table:style-name="ce7" table:formula="of:=([.X298]*1440-[.W298]*4)/1440" office:value-type="float" office:value="0.260594210848131">
            <text:p>6:15:15</text:p>
          </table:table-cell>
          <table:table-cell table:style-name="ce7" table:formula="of:=([.X298]*1440+[.W298]*4)/1440" office:value-type="float" office:value="0.717343650390051">
            <text:p>17:12:58</text:p>
          </table:table-cell>
          <table:table-cell table:formula="of:=8*[.W298]" office:value-type="float" office:value="657.719192940364">
            <text:p>657.72</text:p>
          </table:table-cell>
          <table:table-cell table:formula="of:=MOD([.E298]*1440+[.V298]+4*[.$B$3]-60*[.$B$4];1440)" office:value-type="float" office:value="735.884739908509">
            <text:p>735.88</text:p>
          </table:table-cell>
          <table:table-cell table:formula="of:=IF([.AB298]/4&lt;0;[.AB298]/4+180;[.AB298]/4-180)" office:value-type="float" office:value="3.97118497712725">
            <text:p>3.97</text:p>
          </table:table-cell>
          <table:table-cell table:formula="of:=DEGREES(ACOS(SIN(RADIANS([.$B$2]))*SIN(RADIANS([.T298]))+COS(RADIANS([.$B$2]))*COS(RADIANS([.T298]))*COS(RADIANS([.AC298]))))" office:value-type="float" office:value="48.1007907216895">
            <text:p>48.1</text:p>
          </table:table-cell>
          <table:table-cell table:formula="of:=90-[.AD298]" office:value-type="float" office:value="41.8992092783105">
            <text:p>41.9</text:p>
          </table:table-cell>
          <table:table-cell table:formula="of:=IF([.AE298]&gt;85;0;IF([.AE298]&gt;5;58.1/TAN(RADIANS([.AE298]))-0.07/POWER(TAN(RADIANS([.AE298]));3)+0.000086/POWER(TAN(RADIANS([.AE298]));5);IF([.AE298]&gt;-0.575;1735+[.AE298]*(-518.2+[.AE298]*(103.4+[.AE298]*(-12.79+[.AE298]*0.711)));-20.772/TAN(RADIANS([.AE298])))))/3600" office:value-type="float" office:value="0.0179607049594388">
            <text:p>0.02</text:p>
          </table:table-cell>
          <table:table-cell table:formula="of:=[.AE298]+[.AF298]" office:value-type="float" office:value="41.9171699832699">
            <text:p>41.92</text:p>
          </table:table-cell>
          <table:table-cell table:formula="of:=IF([.AC298]&gt;0;MOD(DEGREES(ACOS(((SIN(RADIANS([.$B$2]))*COS(RADIANS([.AD298])))-SIN(RADIANS([.T298])))/(COS(RADIANS([.$B$2]))*SIN(RADIANS([.AD298])))))+180;360);MOD(540-DEGREES(ACOS(((SIN(RADIANS([.$B$2]))*COS(RADIANS([.AD298])))-SIN(RADIANS([.T298])))/(COS(RADIANS([.$B$2]))*SIN(RADIANS([.AD298])))));360))" office:value-type="float" office:value="185.222658137814">
            <text:p>185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8]+1" office:value-type="date" office:date-value="2026-10-25">
            <text:p>10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9]+2415018.5+[.E299]-[.$B$4]/24" office:value-type="float" office:value="2461339.29166667">
            <text:p>2461339.29</text:p>
          </table:table-cell>
          <table:table-cell table:style-name="ce9" table:formula="of:=([.F299]-2451545)/36525" office:value-type="float" office:value="0.268153091489843">
            <text:p>0.26815309</text:p>
          </table:table-cell>
          <table:table-cell/>
          <table:table-cell table:formula="of:=MOD(280.46646+[.G299]*(36000.76983+[.G299]*0.0003032);360)" office:value-type="float" office:value="214.184207730688">
            <text:p>214.18</text:p>
          </table:table-cell>
          <table:table-cell table:formula="of:=357.52911+[.G299]*(35999.05029-0.0001537*[.G299])" office:value-type="float" office:value="10010.7857249099">
            <text:p>10010.79</text:p>
          </table:table-cell>
          <table:table-cell table:formula="of:=0.016708634-[.G299]*(0.000042037+0.0000001267*[.G299])" office:value-type="float" office:value="0.0166973525379926">
            <text:p>0.02</text:p>
          </table:table-cell>
          <table:table-cell table:formula="of:=SIN(RADIANS([.J299]))*(1.914602-[.G299]*(0.004817+0.000014*[.G299]))+SIN(RADIANS(2*[.J299]))*(0.019993-0.000101*[.G299])+SIN(RADIANS(3*[.J299]))*0.000289" office:value-type="float" office:value="-1.80189425290572">
            <text:p>-1.8</text:p>
          </table:table-cell>
          <table:table-cell table:formula="of:=[.I299]+[.L299]" office:value-type="float" office:value="212.382313477783">
            <text:p>212.38</text:p>
          </table:table-cell>
          <table:table-cell table:formula="of:=[.J299]+[.L299]" office:value-type="float" office:value="10008.983830657">
            <text:p>10008.98</text:p>
          </table:table-cell>
          <table:table-cell table:formula="of:=(1.000001018*(1-[.K299]*[.K299]))/(1+[.K299]*COS(RADIANS([.N299])))" office:value-type="float" office:value="0.994321389848088">
            <text:p>0.99</text:p>
          </table:table-cell>
          <table:table-cell table:formula="of:=[.M299]-0.00569-0.00478*SIN(RADIANS(125.04-1934.136*[.G299]))" office:value-type="float" office:value="212.379269005394">
            <text:p>212.38</text:p>
          </table:table-cell>
          <table:table-cell table:formula="of:=23+(26+((21.448-[.G299]*(46.815+[.G299]*(0.00059-[.G299]*0.001813))))/60)/60" office:value-type="float" office:value="23.4358040015431">
            <text:p>23.44</text:p>
          </table:table-cell>
          <table:table-cell table:formula="of:=[.Q299]+0.00256*COS(RADIANS(125.04-1934.136*[.G299]))" office:value-type="float" office:value="23.4379361674657">
            <text:p>23.44</text:p>
          </table:table-cell>
          <table:table-cell table:formula="of:=DEGREES(ATAN2(COS(RADIANS([.P299]));COS(RADIANS([.R299]))*SIN(RADIANS([.P299]))))" office:value-type="float" office:value="-149.809487965977">
            <text:p>-149.81</text:p>
          </table:table-cell>
          <table:table-cell table:formula="of:=DEGREES(ASIN(SIN(RADIANS([.R299]))*SIN(RADIANS([.P299]))))" office:value-type="float" office:value="-12.2985995759426">
            <text:p>-12.3</text:p>
          </table:table-cell>
          <table:table-cell table:formula="of:=TAN(RADIANS([.R299]/2))*TAN(RADIANS([.R299]/2))" office:value-type="float" office:value="0.0430294125509225">
            <text:p>0.04</text:p>
          </table:table-cell>
          <table:table-cell table:formula="of:=4*DEGREES([.U299]*SIN(2*RADIANS([.I299]))-2*[.K299]*SIN(RADIANS([.J299]))+4*[.K299]*[.U299]*SIN(RADIANS([.J299]))*COS(2*RADIANS([.I299]))-0.5*[.U299]*[.U299]*SIN(4*RADIANS([.I299]))-1.25*[.K299]*[.K299]*SIN(2*RADIANS([.J299])))" office:value-type="float" office:value="16.0030504190147">
            <text:p>16</text:p>
          </table:table-cell>
          <table:table-cell table:formula="of:=DEGREES(ACOS(COS(RADIANS(90.833))/(COS(RADIANS([.$B$2]))*COS(RADIANS([.T299])))-TAN(RADIANS([.$B$2]))*TAN(RADIANS([.T299]))))" office:value-type="float" office:value="81.9520874386501">
            <text:p>81.95</text:p>
          </table:table-cell>
          <table:table-cell table:style-name="ce7" table:formula="of:=(720-4*[.$B$3]-[.V299]+[.$B$4]*60)/1440" office:value-type="float" office:value="0.488886770542351">
            <text:p>11:44:00</text:p>
          </table:table-cell>
          <table:table-cell table:style-name="ce7" table:formula="of:=([.X299]*1440-[.W299]*4)/1440" office:value-type="float" office:value="0.261242083212767">
            <text:p>6:16:11</text:p>
          </table:table-cell>
          <table:table-cell table:style-name="ce7" table:formula="of:=([.X299]*1440+[.W299]*4)/1440" office:value-type="float" office:value="0.716531457871935">
            <text:p>17:11:48</text:p>
          </table:table-cell>
          <table:table-cell table:formula="of:=8*[.W299]" office:value-type="float" office:value="655.616699509201">
            <text:p>655.62</text:p>
          </table:table-cell>
          <table:table-cell table:formula="of:=MOD([.E299]*1440+[.V299]+4*[.$B$3]-60*[.$B$4];1440)" office:value-type="float" office:value="736.003050419015">
            <text:p>736</text:p>
          </table:table-cell>
          <table:table-cell table:formula="of:=IF([.AB299]/4&lt;0;[.AB299]/4+180;[.AB299]/4-180)" office:value-type="float" office:value="4.00076260475367">
            <text:p>4</text:p>
          </table:table-cell>
          <table:table-cell table:formula="of:=DEGREES(ACOS(SIN(RADIANS([.$B$2]))*SIN(RADIANS([.T299]))+COS(RADIANS([.$B$2]))*COS(RADIANS([.T299]))*COS(RADIANS([.AC299]))))" office:value-type="float" office:value="48.4462493155091">
            <text:p>48.45</text:p>
          </table:table-cell>
          <table:table-cell table:formula="of:=90-[.AD299]" office:value-type="float" office:value="41.5537506844909">
            <text:p>41.55</text:p>
          </table:table-cell>
          <table:table-cell table:formula="of:=IF([.AE299]&gt;85;0;IF([.AE299]&gt;5;58.1/TAN(RADIANS([.AE299]))-0.07/POWER(TAN(RADIANS([.AE299]));3)+0.000086/POWER(TAN(RADIANS([.AE299]));5);IF([.AE299]&gt;-0.575;1735+[.AE299]*(-518.2+[.AE299]*(103.4+[.AE299]*(-12.79+[.AE299]*0.711)));-20.772/TAN(RADIANS([.AE299])))))/3600" office:value-type="float" office:value="0.0181793731208377">
            <text:p>0.02</text:p>
          </table:table-cell>
          <table:table-cell table:formula="of:=[.AE299]+[.AF299]" office:value-type="float" office:value="41.5719300576117">
            <text:p>41.57</text:p>
          </table:table-cell>
          <table:table-cell table:formula="of:=IF([.AC299]&gt;0;MOD(DEGREES(ACOS(((SIN(RADIANS([.$B$2]))*COS(RADIANS([.AD299])))-SIN(RADIANS([.T299])))/(COS(RADIANS([.$B$2]))*SIN(RADIANS([.AD299])))))+180;360);MOD(540-DEGREES(ACOS(((SIN(RADIANS([.$B$2]))*COS(RADIANS([.AD299])))-SIN(RADIANS([.T299])))/(COS(RADIANS([.$B$2]))*SIN(RADIANS([.AD299])))));360))" office:value-type="float" office:value="185.226537500742">
            <text:p>185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9]+1" office:value-type="date" office:date-value="2026-10-26">
            <text:p>10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0]+2415018.5+[.E300]-[.$B$4]/24" office:value-type="float" office:value="2461340.29166667">
            <text:p>2461340.29</text:p>
          </table:table-cell>
          <table:table-cell table:style-name="ce9" table:formula="of:=([.F300]-2451545)/36525" office:value-type="float" office:value="0.268180469997714">
            <text:p>0.26818047</text:p>
          </table:table-cell>
          <table:table-cell/>
          <table:table-cell table:formula="of:=MOD(280.46646+[.G300]*(36000.76983+[.G300]*0.0003032);360)" office:value-type="float" office:value="215.169855095306">
            <text:p>215.17</text:p>
          </table:table-cell>
          <table:table-cell table:formula="of:=357.52911+[.G300]*(35999.05029-0.0001537*[.G300])" office:value-type="float" office:value="10011.7713251893">
            <text:p>10011.77</text:p>
          </table:table-cell>
          <table:table-cell table:formula="of:=0.016708634-[.G300]*(0.000042037+0.0000001267*[.G300])" office:value-type="float" office:value="0.0166973513852218">
            <text:p>0.02</text:p>
          </table:table-cell>
          <table:table-cell table:formula="of:=SIN(RADIANS([.J300]))*(1.914602-[.G300]*(0.004817+0.000014*[.G300]))+SIN(RADIANS(2*[.J300]))*(0.019993-0.000101*[.G300])+SIN(RADIANS(3*[.J300]))*0.000289" office:value-type="float" office:value="-1.79046953240733">
            <text:p>-1.79</text:p>
          </table:table-cell>
          <table:table-cell table:formula="of:=[.I300]+[.L300]" office:value-type="float" office:value="213.379385562899">
            <text:p>213.38</text:p>
          </table:table-cell>
          <table:table-cell table:formula="of:=[.J300]+[.L300]" office:value-type="float" office:value="10009.9808556569">
            <text:p>10009.98</text:p>
          </table:table-cell>
          <table:table-cell table:formula="of:=(1.000001018*(1-[.K300]*[.K300]))/(1+[.K300]*COS(RADIANS([.N300])))" office:value-type="float" office:value="0.994050573605287">
            <text:p>0.99</text:p>
          </table:table-cell>
          <table:table-cell table:formula="of:=[.M300]-0.00569-0.00478*SIN(RADIANS(125.04-1934.136*[.G300]))" office:value-type="float" office:value="213.376344768831">
            <text:p>213.38</text:p>
          </table:table-cell>
          <table:table-cell table:formula="of:=23+(26+((21.448-[.G300]*(46.815+[.G300]*(0.00059-[.G300]*0.001813))))/60)/60" office:value-type="float" office:value="23.435803645509">
            <text:p>23.44</text:p>
          </table:table-cell>
          <table:table-cell table:formula="of:=[.Q300]+0.00256*COS(RADIANS(125.04-1934.136*[.G300]))" office:value-type="float" office:value="23.4379345010422">
            <text:p>23.44</text:p>
          </table:table-cell>
          <table:table-cell table:formula="of:=DEGREES(ATAN2(COS(RADIANS([.P300]));COS(RADIANS([.R300]))*SIN(RADIANS([.P300]))))" office:value-type="float" office:value="-148.849941080346">
            <text:p>-148.85</text:p>
          </table:table-cell>
          <table:table-cell table:formula="of:=DEGREES(ASIN(SIN(RADIANS([.R300]))*SIN(RADIANS([.P300]))))" office:value-type="float" office:value="-12.6397112478285">
            <text:p>-12.64</text:p>
          </table:table-cell>
          <table:table-cell table:formula="of:=TAN(RADIANS([.R300]/2))*TAN(RADIANS([.R300]/2))" office:value-type="float" office:value="0.0430294062581505">
            <text:p>0.04</text:p>
          </table:table-cell>
          <table:table-cell table:formula="of:=4*DEGREES([.U300]*SIN(2*RADIANS([.I300]))-2*[.K300]*SIN(RADIANS([.J300]))+4*[.K300]*[.U300]*SIN(RADIANS([.J300]))*COS(2*RADIANS([.I300]))-0.5*[.U300]*[.U300]*SIN(4*RADIANS([.I300]))-1.25*[.K300]*[.K300]*SIN(2*RADIANS([.J300])))" office:value-type="float" office:value="16.1090973890455">
            <text:p>16.11</text:p>
          </table:table-cell>
          <table:table-cell table:formula="of:=DEGREES(ACOS(COS(RADIANS(90.833))/(COS(RADIANS([.$B$2]))*COS(RADIANS([.T300])))-TAN(RADIANS([.$B$2]))*TAN(RADIANS([.T300]))))" office:value-type="float" office:value="81.6908671200235">
            <text:p>81.69</text:p>
          </table:table-cell>
          <table:table-cell table:style-name="ce7" table:formula="of:=(720-4*[.$B$3]-[.V300]+[.$B$4]*60)/1440" office:value-type="float" office:value="0.488813126813163">
            <text:p>11:43:53</text:p>
          </table:table-cell>
          <table:table-cell table:style-name="ce7" table:formula="of:=([.X300]*1440-[.W300]*4)/1440" office:value-type="float" office:value="0.261894051479764">
            <text:p>6:17:08</text:p>
          </table:table-cell>
          <table:table-cell table:style-name="ce7" table:formula="of:=([.X300]*1440+[.W300]*4)/1440" office:value-type="float" office:value="0.715732202146561">
            <text:p>17:10:39</text:p>
          </table:table-cell>
          <table:table-cell table:formula="of:=8*[.W300]" office:value-type="float" office:value="653.526936960188">
            <text:p>653.53</text:p>
          </table:table-cell>
          <table:table-cell table:formula="of:=MOD([.E300]*1440+[.V300]+4*[.$B$3]-60*[.$B$4];1440)" office:value-type="float" office:value="736.109097389045">
            <text:p>736.11</text:p>
          </table:table-cell>
          <table:table-cell table:formula="of:=IF([.AB300]/4&lt;0;[.AB300]/4+180;[.AB300]/4-180)" office:value-type="float" office:value="4.02727434726137">
            <text:p>4.03</text:p>
          </table:table-cell>
          <table:table-cell table:formula="of:=DEGREES(ACOS(SIN(RADIANS([.$B$2]))*SIN(RADIANS([.T300]))+COS(RADIANS([.$B$2]))*COS(RADIANS([.T300]))*COS(RADIANS([.AC300]))))" office:value-type="float" office:value="48.7883418050753">
            <text:p>48.79</text:p>
          </table:table-cell>
          <table:table-cell table:formula="of:=90-[.AD300]" office:value-type="float" office:value="41.2116581949247">
            <text:p>41.21</text:p>
          </table:table-cell>
          <table:table-cell table:formula="of:=IF([.AE300]&gt;85;0;IF([.AE300]&gt;5;58.1/TAN(RADIANS([.AE300]))-0.07/POWER(TAN(RADIANS([.AE300]));3)+0.000086/POWER(TAN(RADIANS([.AE300]));5);IF([.AE300]&gt;-0.575;1735+[.AE300]*(-518.2+[.AE300]*(103.4+[.AE300]*(-12.79+[.AE300]*0.711)));-20.772/TAN(RADIANS([.AE300])))))/3600" office:value-type="float" office:value="0.0183988375531566">
            <text:p>0.02</text:p>
          </table:table-cell>
          <table:table-cell table:formula="of:=[.AE300]+[.AF300]" office:value-type="float" office:value="41.2300570324778">
            <text:p>41.23</text:p>
          </table:table-cell>
          <table:table-cell table:formula="of:=IF([.AC300]&gt;0;MOD(DEGREES(ACOS(((SIN(RADIANS([.$B$2]))*COS(RADIANS([.AD300])))-SIN(RADIANS([.T300])))/(COS(RADIANS([.$B$2]))*SIN(RADIANS([.AD300])))))+180;360);MOD(540-DEGREES(ACOS(((SIN(RADIANS([.$B$2]))*COS(RADIANS([.AD300])))-SIN(RADIANS([.T300])))/(COS(RADIANS([.$B$2]))*SIN(RADIANS([.AD300])))));360))" office:value-type="float" office:value="185.226625783942">
            <text:p>185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0]+1" office:value-type="date" office:date-value="2026-10-27">
            <text:p>10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1]+2415018.5+[.E301]-[.$B$4]/24" office:value-type="float" office:value="2461341.29166667">
            <text:p>2461341.29</text:p>
          </table:table-cell>
          <table:table-cell table:style-name="ce9" table:formula="of:=([.F301]-2451545)/36525" office:value-type="float" office:value="0.268207848505586">
            <text:p>0.26820785</text:p>
          </table:table-cell>
          <table:table-cell/>
          <table:table-cell table:formula="of:=MOD(280.46646+[.G301]*(36000.76983+[.G301]*0.0003032);360)" office:value-type="float" office:value="216.155502459922">
            <text:p>216.16</text:p>
          </table:table-cell>
          <table:table-cell table:formula="of:=357.52911+[.G301]*(35999.05029-0.0001537*[.G301])" office:value-type="float" office:value="10012.7569254688">
            <text:p>10012.76</text:p>
          </table:table-cell>
          <table:table-cell table:formula="of:=0.016708634-[.G301]*(0.000042037+0.0000001267*[.G301])" office:value-type="float" office:value="0.0166973502324509">
            <text:p>0.02</text:p>
          </table:table-cell>
          <table:table-cell table:formula="of:=SIN(RADIANS([.J301]))*(1.914602-[.G301]*(0.004817+0.000014*[.G301]))+SIN(RADIANS(2*[.J301]))*(0.019993-0.000101*[.G301])+SIN(RADIANS(3*[.J301]))*0.000289" office:value-type="float" office:value="-1.77850308972823">
            <text:p>-1.78</text:p>
          </table:table-cell>
          <table:table-cell table:formula="of:=[.I301]+[.L301]" office:value-type="float" office:value="214.376999370194">
            <text:p>214.38</text:p>
          </table:table-cell>
          <table:table-cell table:formula="of:=[.J301]+[.L301]" office:value-type="float" office:value="10010.9784223791">
            <text:p>10010.98</text:p>
          </table:table-cell>
          <table:table-cell table:formula="of:=(1.000001018*(1-[.K301]*[.K301]))/(1+[.K301]*COS(RADIANS([.N301])))" office:value-type="float" office:value="0.993781465964205">
            <text:p>0.99</text:p>
          </table:table-cell>
          <table:table-cell table:formula="of:=[.M301]-0.00569-0.00478*SIN(RADIANS(125.04-1934.136*[.G301]))" office:value-type="float" office:value="214.373962252184">
            <text:p>214.37</text:p>
          </table:table-cell>
          <table:table-cell table:formula="of:=23+(26+((21.448-[.G301]*(46.815+[.G301]*(0.00059-[.G301]*0.001813))))/60)/60" office:value-type="float" office:value="23.4358032894749">
            <text:p>23.44</text:p>
          </table:table-cell>
          <table:table-cell table:formula="of:=[.Q301]+0.00256*COS(RADIANS(125.04-1934.136*[.G301]))" office:value-type="float" office:value="23.4379328327986">
            <text:p>23.44</text:p>
          </table:table-cell>
          <table:table-cell table:formula="of:=DEGREES(ATAN2(COS(RADIANS([.P301]));COS(RADIANS([.R301]))*SIN(RADIANS([.P301]))))" office:value-type="float" office:value="-147.887318189266">
            <text:p>-147.89</text:p>
          </table:table-cell>
          <table:table-cell table:formula="of:=DEGREES(ASIN(SIN(RADIANS([.R301]))*SIN(RADIANS([.P301]))))" office:value-type="float" office:value="-12.9775651463355">
            <text:p>-12.98</text:p>
          </table:table-cell>
          <table:table-cell table:formula="of:=TAN(RADIANS([.R301]/2))*TAN(RADIANS([.R301]/2))" office:value-type="float" office:value="0.0430293999585059">
            <text:p>0.04</text:p>
          </table:table-cell>
          <table:table-cell table:formula="of:=4*DEGREES([.U301]*SIN(2*RADIANS([.I301]))-2*[.K301]*SIN(RADIANS([.J301]))+4*[.K301]*[.U301]*SIN(RADIANS([.J301]))*COS(2*RADIANS([.I301]))-0.5*[.U301]*[.U301]*SIN(4*RADIANS([.I301]))-1.25*[.K301]*[.K301]*SIN(2*RADIANS([.J301])))" office:value-type="float" office:value="16.2026525668027">
            <text:p>16.2</text:p>
          </table:table-cell>
          <table:table-cell table:formula="of:=DEGREES(ACOS(COS(RADIANS(90.833))/(COS(RADIANS([.$B$2]))*COS(RADIANS([.T301])))-TAN(RADIANS([.$B$2]))*TAN(RADIANS([.T301]))))" office:value-type="float" office:value="81.4313182593151">
            <text:p>81.43</text:p>
          </table:table-cell>
          <table:table-cell table:style-name="ce7" table:formula="of:=(720-4*[.$B$3]-[.V301]+[.$B$4]*60)/1440" office:value-type="float" office:value="0.48874815793972">
            <text:p>11:43:48</text:p>
          </table:table-cell>
          <table:table-cell table:style-name="ce7" table:formula="of:=([.X301]*1440-[.W301]*4)/1440" office:value-type="float" office:value="0.262550051663845">
            <text:p>6:18:04</text:p>
          </table:table-cell>
          <table:table-cell table:style-name="ce7" table:formula="of:=([.X301]*1440+[.W301]*4)/1440" office:value-type="float" office:value="0.714946264215596">
            <text:p>17:09:31</text:p>
          </table:table-cell>
          <table:table-cell table:formula="of:=8*[.W301]" office:value-type="float" office:value="651.450546074521">
            <text:p>651.45</text:p>
          </table:table-cell>
          <table:table-cell table:formula="of:=MOD([.E301]*1440+[.V301]+4*[.$B$3]-60*[.$B$4];1440)" office:value-type="float" office:value="736.202652566803">
            <text:p>736.2</text:p>
          </table:table-cell>
          <table:table-cell table:formula="of:=IF([.AB301]/4&lt;0;[.AB301]/4+180;[.AB301]/4-180)" office:value-type="float" office:value="4.05066314170068">
            <text:p>4.05</text:p>
          </table:table-cell>
          <table:table-cell table:formula="of:=DEGREES(ACOS(SIN(RADIANS([.$B$2]))*SIN(RADIANS([.T301]))+COS(RADIANS([.$B$2]))*COS(RADIANS([.T301]))*COS(RADIANS([.AC301]))))" office:value-type="float" office:value="49.1269531667229">
            <text:p>49.13</text:p>
          </table:table-cell>
          <table:table-cell table:formula="of:=90-[.AD301]" office:value-type="float" office:value="40.8730468332771">
            <text:p>40.87</text:p>
          </table:table-cell>
          <table:table-cell table:formula="of:=IF([.AE301]&gt;85;0;IF([.AE301]&gt;5;58.1/TAN(RADIANS([.AE301]))-0.07/POWER(TAN(RADIANS([.AE301]));3)+0.000086/POWER(TAN(RADIANS([.AE301]));5);IF([.AE301]&gt;-0.575;1735+[.AE301]*(-518.2+[.AE301]*(103.4+[.AE301]*(-12.79+[.AE301]*0.711)));-20.772/TAN(RADIANS([.AE301])))))/3600" office:value-type="float" office:value="0.0186190107026206">
            <text:p>0.02</text:p>
          </table:table-cell>
          <table:table-cell table:formula="of:=[.AE301]+[.AF301]" office:value-type="float" office:value="40.8916658439797">
            <text:p>40.89</text:p>
          </table:table-cell>
          <table:table-cell table:formula="of:=IF([.AC301]&gt;0;MOD(DEGREES(ACOS(((SIN(RADIANS([.$B$2]))*COS(RADIANS([.AD301])))-SIN(RADIANS([.T301])))/(COS(RADIANS([.$B$2]))*SIN(RADIANS([.AD301])))))+180;360);MOD(540-DEGREES(ACOS(((SIN(RADIANS([.$B$2]))*COS(RADIANS([.AD301])))-SIN(RADIANS([.T301])))/(COS(RADIANS([.$B$2]))*SIN(RADIANS([.AD301])))));360))" office:value-type="float" office:value="185.222934651604">
            <text:p>185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1]+1" office:value-type="date" office:date-value="2026-10-28">
            <text:p>10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2]+2415018.5+[.E302]-[.$B$4]/24" office:value-type="float" office:value="2461342.29166667">
            <text:p>2461342.29</text:p>
          </table:table-cell>
          <table:table-cell table:style-name="ce9" table:formula="of:=([.F302]-2451545)/36525" office:value-type="float" office:value="0.268235227013457">
            <text:p>0.26823523</text:p>
          </table:table-cell>
          <table:table-cell/>
          <table:table-cell table:formula="of:=MOD(280.46646+[.G302]*(36000.76983+[.G302]*0.0003032);360)" office:value-type="float" office:value="217.14114982454">
            <text:p>217.14</text:p>
          </table:table-cell>
          <table:table-cell table:formula="of:=357.52911+[.G302]*(35999.05029-0.0001537*[.G302])" office:value-type="float" office:value="10013.7425257483">
            <text:p>10013.74</text:p>
          </table:table-cell>
          <table:table-cell table:formula="of:=0.016708634-[.G302]*(0.000042037+0.0000001267*[.G302])" office:value-type="float" office:value="0.0166973490796797">
            <text:p>0.02</text:p>
          </table:table-cell>
          <table:table-cell table:formula="of:=SIN(RADIANS([.J302]))*(1.914602-[.G302]*(0.004817+0.000014*[.G302]))+SIN(RADIANS(2*[.J302]))*(0.019993-0.000101*[.G302])+SIN(RADIANS(3*[.J302]))*0.000289" office:value-type="float" office:value="-1.76599799874416">
            <text:p>-1.77</text:p>
          </table:table-cell>
          <table:table-cell table:formula="of:=[.I302]+[.L302]" office:value-type="float" office:value="215.375151825796">
            <text:p>215.38</text:p>
          </table:table-cell>
          <table:table-cell table:formula="of:=[.J302]+[.L302]" office:value-type="float" office:value="10011.9765277495">
            <text:p>10011.98</text:p>
          </table:table-cell>
          <table:table-cell table:formula="of:=(1.000001018*(1-[.K302]*[.K302]))/(1+[.K302]*COS(RADIANS([.N302])))" office:value-type="float" office:value="0.993514149446351">
            <text:p>0.99</text:p>
          </table:table-cell>
          <table:table-cell table:formula="of:=[.M302]-0.00569-0.00478*SIN(RADIANS(125.04-1934.136*[.G302]))" office:value-type="float" office:value="215.372118381579">
            <text:p>215.37</text:p>
          </table:table-cell>
          <table:table-cell table:formula="of:=23+(26+((21.448-[.G302]*(46.815+[.G302]*(0.00059-[.G302]*0.001813))))/60)/60" office:value-type="float" office:value="23.4358029334408">
            <text:p>23.44</text:p>
          </table:table-cell>
          <table:table-cell table:formula="of:=[.Q302]+0.00256*COS(RADIANS(125.04-1934.136*[.G302]))" office:value-type="float" office:value="23.437931162736">
            <text:p>23.44</text:p>
          </table:table-cell>
          <table:table-cell table:formula="of:=DEGREES(ATAN2(COS(RADIANS([.P302]));COS(RADIANS([.R302]))*SIN(RADIANS([.P302]))))" office:value-type="float" office:value="-146.921567465783">
            <text:p>-146.92</text:p>
          </table:table-cell>
          <table:table-cell table:formula="of:=DEGREES(ASIN(SIN(RADIANS([.R302]))*SIN(RADIANS([.P302]))))" office:value-type="float" office:value="-13.3120498127902">
            <text:p>-13.31</text:p>
          </table:table-cell>
          <table:table-cell table:formula="of:=TAN(RADIANS([.R302]/2))*TAN(RADIANS([.R302]/2))" office:value-type="float" office:value="0.0430293936519927">
            <text:p>0.04</text:p>
          </table:table-cell>
          <table:table-cell table:formula="of:=4*DEGREES([.U302]*SIN(2*RADIANS([.I302]))-2*[.K302]*SIN(RADIANS([.J302]))+4*[.K302]*[.U302]*SIN(RADIANS([.J302]))*COS(2*RADIANS([.I302]))-0.5*[.U302]*[.U302]*SIN(4*RADIANS([.I302]))-1.25*[.K302]*[.K302]*SIN(2*RADIANS([.J302])))" office:value-type="float" office:value="16.2834984656051">
            <text:p>16.28</text:p>
          </table:table-cell>
          <table:table-cell table:formula="of:=DEGREES(ACOS(COS(RADIANS(90.833))/(COS(RADIANS([.$B$2]))*COS(RADIANS([.T302])))-TAN(RADIANS([.$B$2]))*TAN(RADIANS([.T302]))))" office:value-type="float" office:value="81.1735232985057">
            <text:p>81.17</text:p>
          </table:table-cell>
          <table:table-cell table:style-name="ce7" table:formula="of:=(720-4*[.$B$3]-[.V302]+[.$B$4]*60)/1440" office:value-type="float" office:value="0.488692014954441">
            <text:p>11:43:43</text:p>
          </table:table-cell>
          <table:table-cell table:style-name="ce7" table:formula="of:=([.X302]*1440-[.W302]*4)/1440" office:value-type="float" office:value="0.263210005791925">
            <text:p>6:19:01</text:p>
          </table:table-cell>
          <table:table-cell table:style-name="ce7" table:formula="of:=([.X302]*1440+[.W302]*4)/1440" office:value-type="float" office:value="0.714174024116957">
            <text:p>17:08:25</text:p>
          </table:table-cell>
          <table:table-cell table:formula="of:=8*[.W302]" office:value-type="float" office:value="649.388186388046">
            <text:p>649.39</text:p>
          </table:table-cell>
          <table:table-cell table:formula="of:=MOD([.E302]*1440+[.V302]+4*[.$B$3]-60*[.$B$4];1440)" office:value-type="float" office:value="736.283498465605">
            <text:p>736.28</text:p>
          </table:table-cell>
          <table:table-cell table:formula="of:=IF([.AB302]/4&lt;0;[.AB302]/4+180;[.AB302]/4-180)" office:value-type="float" office:value="4.07087461640128">
            <text:p>4.07</text:p>
          </table:table-cell>
          <table:table-cell table:formula="of:=DEGREES(ACOS(SIN(RADIANS([.$B$2]))*SIN(RADIANS([.T302]))+COS(RADIANS([.$B$2]))*COS(RADIANS([.T302]))*COS(RADIANS([.AC302]))))" office:value-type="float" office:value="49.4619687127299">
            <text:p>49.46</text:p>
          </table:table-cell>
          <table:table-cell table:formula="of:=90-[.AD302]" office:value-type="float" office:value="40.5380312872701">
            <text:p>40.54</text:p>
          </table:table-cell>
          <table:table-cell table:formula="of:=IF([.AE302]&gt;85;0;IF([.AE302]&gt;5;58.1/TAN(RADIANS([.AE302]))-0.07/POWER(TAN(RADIANS([.AE302]));3)+0.000086/POWER(TAN(RADIANS([.AE302]));5);IF([.AE302]&gt;-0.575;1735+[.AE302]*(-518.2+[.AE302]*(103.4+[.AE302]*(-12.79+[.AE302]*0.711)));-20.772/TAN(RADIANS([.AE302])))))/3600" office:value-type="float" office:value="0.018839799989487">
            <text:p>0.02</text:p>
          </table:table-cell>
          <table:table-cell table:formula="of:=[.AE302]+[.AF302]" office:value-type="float" office:value="40.5568710872595">
            <text:p>40.56</text:p>
          </table:table-cell>
          <table:table-cell table:formula="of:=IF([.AC302]&gt;0;MOD(DEGREES(ACOS(((SIN(RADIANS([.$B$2]))*COS(RADIANS([.AD302])))-SIN(RADIANS([.T302])))/(COS(RADIANS([.$B$2]))*SIN(RADIANS([.AD302])))))+180;360);MOD(540-DEGREES(ACOS(((SIN(RADIANS([.$B$2]))*COS(RADIANS([.AD302])))-SIN(RADIANS([.T302])))/(COS(RADIANS([.$B$2]))*SIN(RADIANS([.AD302])))));360))" office:value-type="float" office:value="185.215478047496">
            <text:p>185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2]+1" office:value-type="date" office:date-value="2026-10-29">
            <text:p>10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3]+2415018.5+[.E303]-[.$B$4]/24" office:value-type="float" office:value="2461343.29166667">
            <text:p>2461343.29</text:p>
          </table:table-cell>
          <table:table-cell table:style-name="ce9" table:formula="of:=([.F303]-2451545)/36525" office:value-type="float" office:value="0.268262605521328">
            <text:p>0.26826261</text:p>
          </table:table-cell>
          <table:table-cell/>
          <table:table-cell table:formula="of:=MOD(280.46646+[.G303]*(36000.76983+[.G303]*0.0003032);360)" office:value-type="float" office:value="218.126797189158">
            <text:p>218.13</text:p>
          </table:table-cell>
          <table:table-cell table:formula="of:=357.52911+[.G303]*(35999.05029-0.0001537*[.G303])" office:value-type="float" office:value="10014.7281260277">
            <text:p>10014.73</text:p>
          </table:table-cell>
          <table:table-cell table:formula="of:=0.016708634-[.G303]*(0.000042037+0.0000001267*[.G303])" office:value-type="float" office:value="0.0166973479269083">
            <text:p>0.02</text:p>
          </table:table-cell>
          <table:table-cell table:formula="of:=SIN(RADIANS([.J303]))*(1.914602-[.G303]*(0.004817+0.000014*[.G303]))+SIN(RADIANS(2*[.J303]))*(0.019993-0.000101*[.G303])+SIN(RADIANS(3*[.J303]))*0.000289" office:value-type="float" office:value="-1.75295750700612">
            <text:p>-1.75</text:p>
          </table:table-cell>
          <table:table-cell table:formula="of:=[.I303]+[.L303]" office:value-type="float" office:value="216.373839682151">
            <text:p>216.37</text:p>
          </table:table-cell>
          <table:table-cell table:formula="of:=[.J303]+[.L303]" office:value-type="float" office:value="10012.9751685207">
            <text:p>10012.98</text:p>
          </table:table-cell>
          <table:table-cell table:formula="of:=(1.000001018*(1-[.K303]*[.K303]))/(1+[.K303]*COS(RADIANS([.N303])))" office:value-type="float" office:value="0.993248706156069">
            <text:p>0.99</text:p>
          </table:table-cell>
          <table:table-cell table:formula="of:=[.M303]-0.00569-0.00478*SIN(RADIANS(125.04-1934.136*[.G303]))" office:value-type="float" office:value="216.370809909457">
            <text:p>216.37</text:p>
          </table:table-cell>
          <table:table-cell table:formula="of:=23+(26+((21.448-[.G303]*(46.815+[.G303]*(0.00059-[.G303]*0.001813))))/60)/60" office:value-type="float" office:value="23.4358025774067">
            <text:p>23.44</text:p>
          </table:table-cell>
          <table:table-cell table:formula="of:=[.Q303]+0.00256*COS(RADIANS(125.04-1934.136*[.G303]))" office:value-type="float" office:value="23.4379294908555">
            <text:p>23.44</text:p>
          </table:table-cell>
          <table:table-cell table:formula="of:=DEGREES(ATAN2(COS(RADIANS([.P303]));COS(RADIANS([.R303]))*SIN(RADIANS([.P303]))))" office:value-type="float" office:value="-145.952639597864">
            <text:p>-145.95</text:p>
          </table:table-cell>
          <table:table-cell table:formula="of:=DEGREES(ASIN(SIN(RADIANS([.R303]))*SIN(RADIANS([.P303]))))" office:value-type="float" office:value="-13.6430534840219">
            <text:p>-13.64</text:p>
          </table:table-cell>
          <table:table-cell table:formula="of:=TAN(RADIANS([.R303]/2))*TAN(RADIANS([.R303]/2))" office:value-type="float" office:value="0.0430293873386154">
            <text:p>0.04</text:p>
          </table:table-cell>
          <table:table-cell table:formula="of:=4*DEGREES([.U303]*SIN(2*RADIANS([.I303]))-2*[.K303]*SIN(RADIANS([.J303]))+4*[.K303]*[.U303]*SIN(RADIANS([.J303]))*COS(2*RADIANS([.I303]))-0.5*[.U303]*[.U303]*SIN(4*RADIANS([.I303]))-1.25*[.K303]*[.K303]*SIN(2*RADIANS([.J303])))" office:value-type="float" office:value="16.3514288950311">
            <text:p>16.35</text:p>
          </table:table-cell>
          <table:table-cell table:formula="of:=DEGREES(ACOS(COS(RADIANS(90.833))/(COS(RADIANS([.$B$2]))*COS(RADIANS([.T303])))-TAN(RADIANS([.$B$2]))*TAN(RADIANS([.T303]))))" office:value-type="float" office:value="80.9175670470246">
            <text:p>80.92</text:p>
          </table:table-cell>
          <table:table-cell table:style-name="ce7" table:formula="of:=(720-4*[.$B$3]-[.V303]+[.$B$4]*60)/1440" office:value-type="float" office:value="0.488644841045117">
            <text:p>11:43:39</text:p>
          </table:table-cell>
          <table:table-cell table:style-name="ce7" table:formula="of:=([.X303]*1440-[.W303]*4)/1440" office:value-type="float" office:value="0.263873821470049">
            <text:p>6:19:59</text:p>
          </table:table-cell>
          <table:table-cell table:style-name="ce7" table:formula="of:=([.X303]*1440+[.W303]*4)/1440" office:value-type="float" office:value="0.713415860620186">
            <text:p>17:07:19</text:p>
          </table:table-cell>
          <table:table-cell table:formula="of:=8*[.W303]" office:value-type="float" office:value="647.340536376197">
            <text:p>647.34</text:p>
          </table:table-cell>
          <table:table-cell table:formula="of:=MOD([.E303]*1440+[.V303]+4*[.$B$3]-60*[.$B$4];1440)" office:value-type="float" office:value="736.351428895031">
            <text:p>736.35</text:p>
          </table:table-cell>
          <table:table-cell table:formula="of:=IF([.AB303]/4&lt;0;[.AB303]/4+180;[.AB303]/4-180)" office:value-type="float" office:value="4.08785722375777">
            <text:p>4.09</text:p>
          </table:table-cell>
          <table:table-cell table:formula="of:=DEGREES(ACOS(SIN(RADIANS([.$B$2]))*SIN(RADIANS([.T303]))+COS(RADIANS([.$B$2]))*COS(RADIANS([.T303]))*COS(RADIANS([.AC303]))))" office:value-type="float" office:value="49.7932741454085">
            <text:p>49.79</text:p>
          </table:table-cell>
          <table:table-cell table:formula="of:=90-[.AD303]" office:value-type="float" office:value="40.2067258545916">
            <text:p>40.21</text:p>
          </table:table-cell>
          <table:table-cell table:formula="of:=IF([.AE303]&gt;85;0;IF([.AE303]&gt;5;58.1/TAN(RADIANS([.AE303]))-0.07/POWER(TAN(RADIANS([.AE303]));3)+0.000086/POWER(TAN(RADIANS([.AE303]));5);IF([.AE303]&gt;-0.575;1735+[.AE303]*(-518.2+[.AE303]*(103.4+[.AE303]*(-12.79+[.AE303]*0.711)));-20.772/TAN(RADIANS([.AE303])))))/3600" office:value-type="float" office:value="0.0190611076792257">
            <text:p>0.02</text:p>
          </table:table-cell>
          <table:table-cell table:formula="of:=[.AE303]+[.AF303]" office:value-type="float" office:value="40.2257869622708">
            <text:p>40.23</text:p>
          </table:table-cell>
          <table:table-cell table:formula="of:=IF([.AC303]&gt;0;MOD(DEGREES(ACOS(((SIN(RADIANS([.$B$2]))*COS(RADIANS([.AD303])))-SIN(RADIANS([.T303])))/(COS(RADIANS([.$B$2]))*SIN(RADIANS([.AD303])))))+180;360);MOD(540-DEGREES(ACOS(((SIN(RADIANS([.$B$2]))*COS(RADIANS([.AD303])))-SIN(RADIANS([.T303])))/(COS(RADIANS([.$B$2]))*SIN(RADIANS([.AD303])))));360))" office:value-type="float" office:value="185.204272216642">
            <text:p>185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3]+1" office:value-type="date" office:date-value="2026-10-30">
            <text:p>10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4]+2415018.5+[.E304]-[.$B$4]/24" office:value-type="float" office:value="2461344.29166667">
            <text:p>2461344.29</text:p>
          </table:table-cell>
          <table:table-cell table:style-name="ce9" table:formula="of:=([.F304]-2451545)/36525" office:value-type="float" office:value="0.268289984029199">
            <text:p>0.26828998</text:p>
          </table:table-cell>
          <table:table-cell/>
          <table:table-cell table:formula="of:=MOD(280.46646+[.G304]*(36000.76983+[.G304]*0.0003032);360)" office:value-type="float" office:value="219.112444553777">
            <text:p>219.11</text:p>
          </table:table-cell>
          <table:table-cell table:formula="of:=357.52911+[.G304]*(35999.05029-0.0001537*[.G304])" office:value-type="float" office:value="10015.7137263072">
            <text:p>10015.71</text:p>
          </table:table-cell>
          <table:table-cell table:formula="of:=0.016708634-[.G304]*(0.000042037+0.0000001267*[.G304])" office:value-type="float" office:value="0.0166973467741367">
            <text:p>0.02</text:p>
          </table:table-cell>
          <table:table-cell table:formula="of:=SIN(RADIANS([.J304]))*(1.914602-[.G304]*(0.004817+0.000014*[.G304]))+SIN(RADIANS(2*[.J304]))*(0.019993-0.000101*[.G304])+SIN(RADIANS(3*[.J304]))*0.000289" office:value-type="float" office:value="-1.73938503536419">
            <text:p>-1.74</text:p>
          </table:table-cell>
          <table:table-cell table:formula="of:=[.I304]+[.L304]" office:value-type="float" office:value="217.373059518413">
            <text:p>217.37</text:p>
          </table:table-cell>
          <table:table-cell table:formula="of:=[.J304]+[.L304]" office:value-type="float" office:value="10013.9743412718">
            <text:p>10013.97</text:p>
          </table:table-cell>
          <table:table-cell table:formula="of:=(1.000001018*(1-[.K304]*[.K304]))/(1+[.K304]*COS(RADIANS([.N304])))" office:value-type="float" office:value="0.99298521775282">
            <text:p>0.99</text:p>
          </table:table-cell>
          <table:table-cell table:formula="of:=[.M304]-0.00569-0.00478*SIN(RADIANS(125.04-1934.136*[.G304]))" office:value-type="float" office:value="217.370033414969">
            <text:p>217.37</text:p>
          </table:table-cell>
          <table:table-cell table:formula="of:=23+(26+((21.448-[.G304]*(46.815+[.G304]*(0.00059-[.G304]*0.001813))))/60)/60" office:value-type="float" office:value="23.4358022213726">
            <text:p>23.44</text:p>
          </table:table-cell>
          <table:table-cell table:formula="of:=[.Q304]+0.00256*COS(RADIANS(125.04-1934.136*[.G304]))" office:value-type="float" office:value="23.4379278171582">
            <text:p>23.44</text:p>
          </table:table-cell>
          <table:table-cell table:formula="of:=DEGREES(ATAN2(COS(RADIANS([.P304]));COS(RADIANS([.R304]))*SIN(RADIANS([.P304]))))" office:value-type="float" office:value="-144.980487898637">
            <text:p>-144.98</text:p>
          </table:table-cell>
          <table:table-cell table:formula="of:=DEGREES(ASIN(SIN(RADIANS([.R304]))*SIN(RADIANS([.P304]))))" office:value-type="float" office:value="-13.9704641311041">
            <text:p>-13.97</text:p>
          </table:table-cell>
          <table:table-cell table:formula="of:=TAN(RADIANS([.R304]/2))*TAN(RADIANS([.R304]/2))" office:value-type="float" office:value="0.0430293810183781">
            <text:p>0.04</text:p>
          </table:table-cell>
          <table:table-cell table:formula="of:=4*DEGREES([.U304]*SIN(2*RADIANS([.I304]))-2*[.K304]*SIN(RADIANS([.J304]))+4*[.K304]*[.U304]*SIN(RADIANS([.J304]))*COS(2*RADIANS([.I304]))-0.5*[.U304]*[.U304]*SIN(4*RADIANS([.I304]))-1.25*[.K304]*[.K304]*SIN(2*RADIANS([.J304])))" office:value-type="float" office:value="16.4062494886872">
            <text:p>16.41</text:p>
          </table:table-cell>
          <table:table-cell table:formula="of:=DEGREES(ACOS(COS(RADIANS(90.833))/(COS(RADIANS([.$B$2]))*COS(RADIANS([.T304])))-TAN(RADIANS([.$B$2]))*TAN(RADIANS([.T304]))))" office:value-type="float" office:value="80.6635366988368">
            <text:p>80.66</text:p>
          </table:table-cell>
          <table:table-cell table:style-name="ce7" table:formula="of:=(720-4*[.$B$3]-[.V304]+[.$B$4]*60)/1440" office:value-type="float" office:value="0.488606771188412">
            <text:p>11:43:36</text:p>
          </table:table-cell>
          <table:table-cell table:style-name="ce7" table:formula="of:=([.X304]*1440-[.W304]*4)/1440" office:value-type="float" office:value="0.264541391469421">
            <text:p>6:20:56</text:p>
          </table:table-cell>
          <table:table-cell table:style-name="ce7" table:formula="of:=([.X304]*1440+[.W304]*4)/1440" office:value-type="float" office:value="0.712672150907403">
            <text:p>17:06:15</text:p>
          </table:table-cell>
          <table:table-cell table:formula="of:=8*[.W304]" office:value-type="float" office:value="645.308293590694">
            <text:p>645.31</text:p>
          </table:table-cell>
          <table:table-cell table:formula="of:=MOD([.E304]*1440+[.V304]+4*[.$B$3]-60*[.$B$4];1440)" office:value-type="float" office:value="736.406249488687">
            <text:p>736.41</text:p>
          </table:table-cell>
          <table:table-cell table:formula="of:=IF([.AB304]/4&lt;0;[.AB304]/4+180;[.AB304]/4-180)" office:value-type="float" office:value="4.1015623721718">
            <text:p>4.1</text:p>
          </table:table-cell>
          <table:table-cell table:formula="of:=DEGREES(ACOS(SIN(RADIANS([.$B$2]))*SIN(RADIANS([.T304]))+COS(RADIANS([.$B$2]))*COS(RADIANS([.T304]))*COS(RADIANS([.AC304]))))" office:value-type="float" office:value="50.120755612123">
            <text:p>50.12</text:p>
          </table:table-cell>
          <table:table-cell table:formula="of:=90-[.AD304]" office:value-type="float" office:value="39.879244387877">
            <text:p>39.88</text:p>
          </table:table-cell>
          <table:table-cell table:formula="of:=IF([.AE304]&gt;85;0;IF([.AE304]&gt;5;58.1/TAN(RADIANS([.AE304]))-0.07/POWER(TAN(RADIANS([.AE304]));3)+0.000086/POWER(TAN(RADIANS([.AE304]));5);IF([.AE304]&gt;-0.575;1735+[.AE304]*(-518.2+[.AE304]*(103.4+[.AE304]*(-12.79+[.AE304]*0.711)));-20.772/TAN(RADIANS([.AE304])))))/3600" office:value-type="float" office:value="0.0192828307613501">
            <text:p>0.02</text:p>
          </table:table-cell>
          <table:table-cell table:formula="of:=[.AE304]+[.AF304]" office:value-type="float" office:value="39.8985272186383">
            <text:p>39.9</text:p>
          </table:table-cell>
          <table:table-cell table:formula="of:=IF([.AC304]&gt;0;MOD(DEGREES(ACOS(((SIN(RADIANS([.$B$2]))*COS(RADIANS([.AD304])))-SIN(RADIANS([.T304])))/(COS(RADIANS([.$B$2]))*SIN(RADIANS([.AD304])))))+180;360);MOD(540-DEGREES(ACOS(((SIN(RADIANS([.$B$2]))*COS(RADIANS([.AD304])))-SIN(RADIANS([.T304])))/(COS(RADIANS([.$B$2]))*SIN(RADIANS([.AD304])))));360))" office:value-type="float" office:value="185.189335724449">
            <text:p>185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4]+1" office:value-type="date" office:date-value="2026-10-31">
            <text:p>10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5]+2415018.5+[.E305]-[.$B$4]/24" office:value-type="float" office:value="2461345.29166667">
            <text:p>2461345.29</text:p>
          </table:table-cell>
          <table:table-cell table:style-name="ce9" table:formula="of:=([.F305]-2451545)/36525" office:value-type="float" office:value="0.268317362537071">
            <text:p>0.26831736</text:p>
          </table:table-cell>
          <table:table-cell/>
          <table:table-cell table:formula="of:=MOD(280.46646+[.G305]*(36000.76983+[.G305]*0.0003032);360)" office:value-type="float" office:value="220.098091918393">
            <text:p>220.1</text:p>
          </table:table-cell>
          <table:table-cell table:formula="of:=357.52911+[.G305]*(35999.05029-0.0001537*[.G305])" office:value-type="float" office:value="10016.6993265867">
            <text:p>10016.7</text:p>
          </table:table-cell>
          <table:table-cell table:formula="of:=0.016708634-[.G305]*(0.000042037+0.0000001267*[.G305])" office:value-type="float" office:value="0.016697345621365">
            <text:p>0.02</text:p>
          </table:table-cell>
          <table:table-cell table:formula="of:=SIN(RADIANS([.J305]))*(1.914602-[.G305]*(0.004817+0.000014*[.G305]))+SIN(RADIANS(2*[.J305]))*(0.019993-0.000101*[.G305])+SIN(RADIANS(3*[.J305]))*0.000289" office:value-type="float" office:value="-1.72528417752361">
            <text:p>-1.73</text:p>
          </table:table-cell>
          <table:table-cell table:formula="of:=[.I305]+[.L305]" office:value-type="float" office:value="218.372807740869">
            <text:p>218.37</text:p>
          </table:table-cell>
          <table:table-cell table:formula="of:=[.J305]+[.L305]" office:value-type="float" office:value="10014.9740424091">
            <text:p>10014.97</text:p>
          </table:table-cell>
          <table:table-cell table:formula="of:=(1.000001018*(1-[.K305]*[.K305]))/(1+[.K305]*COS(RADIANS([.N305])))" office:value-type="float" office:value="0.992723765423459">
            <text:p>0.99</text:p>
          </table:table-cell>
          <table:table-cell table:formula="of:=[.M305]-0.00569-0.00478*SIN(RADIANS(125.04-1934.136*[.G305]))" office:value-type="float" office:value="218.369785304401">
            <text:p>218.37</text:p>
          </table:table-cell>
          <table:table-cell table:formula="of:=23+(26+((21.448-[.G305]*(46.815+[.G305]*(0.00059-[.G305]*0.001813))))/60)/60" office:value-type="float" office:value="23.4358018653385">
            <text:p>23.44</text:p>
          </table:table-cell>
          <table:table-cell table:formula="of:=[.Q305]+0.00256*COS(RADIANS(125.04-1934.136*[.G305]))" office:value-type="float" office:value="23.4379261416453">
            <text:p>23.44</text:p>
          </table:table-cell>
          <table:table-cell table:formula="of:=DEGREES(ATAN2(COS(RADIANS([.P305]));COS(RADIANS([.R305]))*SIN(RADIANS([.P305]))))" office:value-type="float" office:value="-144.005068417653">
            <text:p>-144.01</text:p>
          </table:table-cell>
          <table:table-cell table:formula="of:=DEGREES(ASIN(SIN(RADIANS([.R305]))*SIN(RADIANS([.P305]))))" office:value-type="float" office:value="-14.294169501216">
            <text:p>-14.29</text:p>
          </table:table-cell>
          <table:table-cell table:formula="of:=TAN(RADIANS([.R305]/2))*TAN(RADIANS([.R305]/2))" office:value-type="float" office:value="0.043029374691285">
            <text:p>0.04</text:p>
          </table:table-cell>
          <table:table-cell table:formula="of:=4*DEGREES([.U305]*SIN(2*RADIANS([.I305]))-2*[.K305]*SIN(RADIANS([.J305]))+4*[.K305]*[.U305]*SIN(RADIANS([.J305]))*COS(2*RADIANS([.I305]))-0.5*[.U305]*[.U305]*SIN(4*RADIANS([.I305]))-1.25*[.K305]*[.K305]*SIN(2*RADIANS([.J305])))" office:value-type="float" office:value="16.4477782268248">
            <text:p>16.45</text:p>
          </table:table-cell>
          <table:table-cell table:formula="of:=DEGREES(ACOS(COS(RADIANS(90.833))/(COS(RADIANS([.$B$2]))*COS(RADIANS([.T305])))-TAN(RADIANS([.$B$2]))*TAN(RADIANS([.T305]))))" office:value-type="float" office:value="80.4115218430707">
            <text:p>80.41</text:p>
          </table:table-cell>
          <table:table-cell table:style-name="ce7" table:formula="of:=(720-4*[.$B$3]-[.V305]+[.$B$4]*60)/1440" office:value-type="float" office:value="0.488577931786927">
            <text:p>11:43:33</text:p>
          </table:table-cell>
          <table:table-cell table:style-name="ce7" table:formula="of:=([.X305]*1440-[.W305]*4)/1440" office:value-type="float" office:value="0.265212593333953">
            <text:p>6:21:54</text:p>
          </table:table-cell>
          <table:table-cell table:style-name="ce7" table:formula="of:=([.X305]*1440+[.W305]*4)/1440" office:value-type="float" office:value="0.711943270239901">
            <text:p>17:05:12</text:p>
          </table:table-cell>
          <table:table-cell table:formula="of:=8*[.W305]" office:value-type="float" office:value="643.292174744565">
            <text:p>643.29</text:p>
          </table:table-cell>
          <table:table-cell table:formula="of:=MOD([.E305]*1440+[.V305]+4*[.$B$3]-60*[.$B$4];1440)" office:value-type="float" office:value="736.447778226825">
            <text:p>736.45</text:p>
          </table:table-cell>
          <table:table-cell table:formula="of:=IF([.AB305]/4&lt;0;[.AB305]/4+180;[.AB305]/4-180)" office:value-type="float" office:value="4.11194455670619">
            <text:p>4.11</text:p>
          </table:table-cell>
          <table:table-cell table:formula="of:=DEGREES(ACOS(SIN(RADIANS([.$B$2]))*SIN(RADIANS([.T305]))+COS(RADIANS([.$B$2]))*COS(RADIANS([.T305]))*COS(RADIANS([.AC305]))))" office:value-type="float" office:value="50.4442997611712">
            <text:p>50.44</text:p>
          </table:table-cell>
          <table:table-cell table:formula="of:=90-[.AD305]" office:value-type="float" office:value="39.5557002388288">
            <text:p>39.56</text:p>
          </table:table-cell>
          <table:table-cell table:formula="of:=IF([.AE305]&gt;85;0;IF([.AE305]&gt;5;58.1/TAN(RADIANS([.AE305]))-0.07/POWER(TAN(RADIANS([.AE305]));3)+0.000086/POWER(TAN(RADIANS([.AE305]));5);IF([.AE305]&gt;-0.575;1735+[.AE305]*(-518.2+[.AE305]*(103.4+[.AE305]*(-12.79+[.AE305]*0.711)));-20.772/TAN(RADIANS([.AE305])))))/3600" office:value-type="float" office:value="0.0195048608370877">
            <text:p>0.02</text:p>
          </table:table-cell>
          <table:table-cell table:formula="of:=[.AE305]+[.AF305]" office:value-type="float" office:value="39.5752050996659">
            <text:p>39.58</text:p>
          </table:table-cell>
          <table:table-cell table:formula="of:=IF([.AC305]&gt;0;MOD(DEGREES(ACOS(((SIN(RADIANS([.$B$2]))*COS(RADIANS([.AD305])))-SIN(RADIANS([.T305])))/(COS(RADIANS([.$B$2]))*SIN(RADIANS([.AD305])))))+180;360);MOD(540-DEGREES(ACOS(((SIN(RADIANS([.$B$2]))*COS(RADIANS([.AD305])))-SIN(RADIANS([.T305])))/(COS(RADIANS([.$B$2]))*SIN(RADIANS([.AD305])))));360))" office:value-type="float" office:value="185.170689473035">
            <text:p>185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5]+1" office:value-type="date" office:date-value="2026-11-01">
            <text:p>11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6]+2415018.5+[.E306]-[.$B$4]/24" office:value-type="float" office:value="2461346.29166667">
            <text:p>2461346.29</text:p>
          </table:table-cell>
          <table:table-cell table:style-name="ce9" table:formula="of:=([.F306]-2451545)/36525" office:value-type="float" office:value="0.268344741044942">
            <text:p>0.26834474</text:p>
          </table:table-cell>
          <table:table-cell/>
          <table:table-cell table:formula="of:=MOD(280.46646+[.G306]*(36000.76983+[.G306]*0.0003032);360)" office:value-type="float" office:value="221.083739283013">
            <text:p>221.08</text:p>
          </table:table-cell>
          <table:table-cell table:formula="of:=357.52911+[.G306]*(35999.05029-0.0001537*[.G306])" office:value-type="float" office:value="10017.6849268661">
            <text:p>10017.68</text:p>
          </table:table-cell>
          <table:table-cell table:formula="of:=0.016708634-[.G306]*(0.000042037+0.0000001267*[.G306])" office:value-type="float" office:value="0.0166973444685931">
            <text:p>0.02</text:p>
          </table:table-cell>
          <table:table-cell table:formula="of:=SIN(RADIANS([.J306]))*(1.914602-[.G306]*(0.004817+0.000014*[.G306]))+SIN(RADIANS(2*[.J306]))*(0.019993-0.000101*[.G306])+SIN(RADIANS(3*[.J306]))*0.000289" office:value-type="float" office:value="-1.71065869953171">
            <text:p>-1.71</text:p>
          </table:table-cell>
          <table:table-cell table:formula="of:=[.I306]+[.L306]" office:value-type="float" office:value="219.373080583481">
            <text:p>219.37</text:p>
          </table:table-cell>
          <table:table-cell table:formula="of:=[.J306]+[.L306]" office:value-type="float" office:value="10015.9742681666">
            <text:p>10015.97</text:p>
          </table:table-cell>
          <table:table-cell table:formula="of:=(1.000001018*(1-[.K306]*[.K306]))/(1+[.K306]*COS(RADIANS([.N306])))" office:value-type="float" office:value="0.992464429854502">
            <text:p>0.99</text:p>
          </table:table-cell>
          <table:table-cell table:formula="of:=[.M306]-0.00569-0.00478*SIN(RADIANS(125.04-1934.136*[.G306]))" office:value-type="float" office:value="219.370061811709">
            <text:p>219.37</text:p>
          </table:table-cell>
          <table:table-cell table:formula="of:=23+(26+((21.448-[.G306]*(46.815+[.G306]*(0.00059-[.G306]*0.001813))))/60)/60" office:value-type="float" office:value="23.4358015093044">
            <text:p>23.44</text:p>
          </table:table-cell>
          <table:table-cell table:formula="of:=[.Q306]+0.00256*COS(RADIANS(125.04-1934.136*[.G306]))" office:value-type="float" office:value="23.4379244643178">
            <text:p>23.44</text:p>
          </table:table-cell>
          <table:table-cell table:formula="of:=DEGREES(ATAN2(COS(RADIANS([.P306]));COS(RADIANS([.R306]))*SIN(RADIANS([.P306]))))" office:value-type="float" office:value="-143.026340052877">
            <text:p>-143.03</text:p>
          </table:table-cell>
          <table:table-cell table:formula="of:=DEGREES(ASIN(SIN(RADIANS([.R306]))*SIN(RADIANS([.P306]))))" office:value-type="float" office:value="-14.6140571627077">
            <text:p>-14.61</text:p>
          </table:table-cell>
          <table:table-cell table:formula="of:=TAN(RADIANS([.R306]/2))*TAN(RADIANS([.R306]/2))" office:value-type="float" office:value="0.0430293683573405">
            <text:p>0.04</text:p>
          </table:table-cell>
          <table:table-cell table:formula="of:=4*DEGREES([.U306]*SIN(2*RADIANS([.I306]))-2*[.K306]*SIN(RADIANS([.J306]))+4*[.K306]*[.U306]*SIN(RADIANS([.J306]))*COS(2*RADIANS([.I306]))-0.5*[.U306]*[.U306]*SIN(4*RADIANS([.I306]))-1.25*[.K306]*[.K306]*SIN(2*RADIANS([.J306])))" office:value-type="float" office:value="16.4758459519984">
            <text:p>16.48</text:p>
          </table:table-cell>
          <table:table-cell table:formula="of:=DEGREES(ACOS(COS(RADIANS(90.833))/(COS(RADIANS([.$B$2]))*COS(RADIANS([.T306])))-TAN(RADIANS([.$B$2]))*TAN(RADIANS([.T306]))))" office:value-type="float" office:value="80.161614467727">
            <text:p>80.16</text:p>
          </table:table-cell>
          <table:table-cell table:style-name="ce7" table:formula="of:=(720-4*[.$B$3]-[.V306]+[.$B$4]*60)/1440" office:value-type="float" office:value="0.488558440311112">
            <text:p>11:43:31</text:p>
          </table:table-cell>
          <table:table-cell table:style-name="ce7" table:formula="of:=([.X306]*1440-[.W306]*4)/1440" office:value-type="float" office:value="0.265887289011871">
            <text:p>6:22:53</text:p>
          </table:table-cell>
          <table:table-cell table:style-name="ce7" table:formula="of:=([.X306]*1440+[.W306]*4)/1440" office:value-type="float" office:value="0.711229591610354">
            <text:p>17:04:10</text:p>
          </table:table-cell>
          <table:table-cell table:formula="of:=8*[.W306]" office:value-type="float" office:value="641.292915741816">
            <text:p>641.29</text:p>
          </table:table-cell>
          <table:table-cell table:formula="of:=MOD([.E306]*1440+[.V306]+4*[.$B$3]-60*[.$B$4];1440)" office:value-type="float" office:value="736.475845951998">
            <text:p>736.48</text:p>
          </table:table-cell>
          <table:table-cell table:formula="of:=IF([.AB306]/4&lt;0;[.AB306]/4+180;[.AB306]/4-180)" office:value-type="float" office:value="4.1189614879996">
            <text:p>4.12</text:p>
          </table:table-cell>
          <table:table-cell table:formula="of:=DEGREES(ACOS(SIN(RADIANS([.$B$2]))*SIN(RADIANS([.T306]))+COS(RADIANS([.$B$2]))*COS(RADIANS([.T306]))*COS(RADIANS([.AC306]))))" office:value-type="float" office:value="50.7637937984912">
            <text:p>50.76</text:p>
          </table:table-cell>
          <table:table-cell table:formula="of:=90-[.AD306]" office:value-type="float" office:value="39.2362062015088">
            <text:p>39.24</text:p>
          </table:table-cell>
          <table:table-cell table:formula="of:=IF([.AE306]&gt;85;0;IF([.AE306]&gt;5;58.1/TAN(RADIANS([.AE306]))-0.07/POWER(TAN(RADIANS([.AE306]));3)+0.000086/POWER(TAN(RADIANS([.AE306]));5);IF([.AE306]&gt;-0.575;1735+[.AE306]*(-518.2+[.AE306]*(103.4+[.AE306]*(-12.79+[.AE306]*0.711)));-20.772/TAN(RADIANS([.AE306])))))/3600" office:value-type="float" office:value="0.0197270840171703">
            <text:p>0.02</text:p>
          </table:table-cell>
          <table:table-cell table:formula="of:=[.AE306]+[.AF306]" office:value-type="float" office:value="39.2559332855259">
            <text:p>39.26</text:p>
          </table:table-cell>
          <table:table-cell table:formula="of:=IF([.AC306]&gt;0;MOD(DEGREES(ACOS(((SIN(RADIANS([.$B$2]))*COS(RADIANS([.AD306])))-SIN(RADIANS([.T306])))/(COS(RADIANS([.$B$2]))*SIN(RADIANS([.AD306])))))+180;360);MOD(540-DEGREES(ACOS(((SIN(RADIANS([.$B$2]))*COS(RADIANS([.AD306])))-SIN(RADIANS([.T306])))/(COS(RADIANS([.$B$2]))*SIN(RADIANS([.AD306])))));360))" office:value-type="float" office:value="185.148356714521">
            <text:p>185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6]+1" office:value-type="date" office:date-value="2026-11-02">
            <text:p>11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7]+2415018.5+[.E307]-[.$B$4]/24" office:value-type="float" office:value="2461347.29166667">
            <text:p>2461347.29</text:p>
          </table:table-cell>
          <table:table-cell table:style-name="ce9" table:formula="of:=([.F307]-2451545)/36525" office:value-type="float" office:value="0.268372119552813">
            <text:p>0.26837212</text:p>
          </table:table-cell>
          <table:table-cell/>
          <table:table-cell table:formula="of:=MOD(280.46646+[.G307]*(36000.76983+[.G307]*0.0003032);360)" office:value-type="float" office:value="222.069386647632">
            <text:p>222.07</text:p>
          </table:table-cell>
          <table:table-cell table:formula="of:=357.52911+[.G307]*(35999.05029-0.0001537*[.G307])" office:value-type="float" office:value="10018.6705271456">
            <text:p>10018.67</text:p>
          </table:table-cell>
          <table:table-cell table:formula="of:=0.016708634-[.G307]*(0.000042037+0.0000001267*[.G307])" office:value-type="float" office:value="0.0166973433158209">
            <text:p>0.02</text:p>
          </table:table-cell>
          <table:table-cell table:formula="of:=SIN(RADIANS([.J307]))*(1.914602-[.G307]*(0.004817+0.000014*[.G307]))+SIN(RADIANS(2*[.J307]))*(0.019993-0.000101*[.G307])+SIN(RADIANS(3*[.J307]))*0.000289" office:value-type="float" office:value="-1.69551253919584">
            <text:p>-1.7</text:p>
          </table:table-cell>
          <table:table-cell table:formula="of:=[.I307]+[.L307]" office:value-type="float" office:value="220.373874108436">
            <text:p>220.37</text:p>
          </table:table-cell>
          <table:table-cell table:formula="of:=[.J307]+[.L307]" office:value-type="float" office:value="10016.9750146064">
            <text:p>10016.98</text:p>
          </table:table-cell>
          <table:table-cell table:formula="of:=(1.000001018*(1-[.K307]*[.K307]))/(1+[.K307]*COS(RADIANS([.N307])))" office:value-type="float" office:value="0.992207291204403">
            <text:p>0.99</text:p>
          </table:table-cell>
          <table:table-cell table:formula="of:=[.M307]-0.00569-0.00478*SIN(RADIANS(125.04-1934.136*[.G307]))" office:value-type="float" office:value="220.37085899908">
            <text:p>220.37</text:p>
          </table:table-cell>
          <table:table-cell table:formula="of:=23+(26+((21.448-[.G307]*(46.815+[.G307]*(0.00059-[.G307]*0.001813))))/60)/60" office:value-type="float" office:value="23.4358011532703">
            <text:p>23.44</text:p>
          </table:table-cell>
          <table:table-cell table:formula="of:=[.Q307]+0.00256*COS(RADIANS(125.04-1934.136*[.G307]))" office:value-type="float" office:value="23.437922785177">
            <text:p>23.44</text:p>
          </table:table-cell>
          <table:table-cell table:formula="of:=DEGREES(ATAN2(COS(RADIANS([.P307]));COS(RADIANS([.R307]))*SIN(RADIANS([.P307]))))" office:value-type="float" office:value="-142.044264663236">
            <text:p>-142.04</text:p>
          </table:table-cell>
          <table:table-cell table:formula="of:=DEGREES(ASIN(SIN(RADIANS([.R307]))*SIN(RADIANS([.P307]))))" office:value-type="float" office:value="-14.9300145534077">
            <text:p>-14.93</text:p>
          </table:table-cell>
          <table:table-cell table:formula="of:=TAN(RADIANS([.R307]/2))*TAN(RADIANS([.R307]/2))" office:value-type="float" office:value="0.0430293620165488">
            <text:p>0.04</text:p>
          </table:table-cell>
          <table:table-cell table:formula="of:=4*DEGREES([.U307]*SIN(2*RADIANS([.I307]))-2*[.K307]*SIN(RADIANS([.J307]))+4*[.K307]*[.U307]*SIN(RADIANS([.J307]))*COS(2*RADIANS([.I307]))-0.5*[.U307]*[.U307]*SIN(4*RADIANS([.I307]))-1.25*[.K307]*[.K307]*SIN(2*RADIANS([.J307])))" office:value-type="float" office:value="16.4902968759252">
            <text:p>16.49</text:p>
          </table:table-cell>
          <table:table-cell table:formula="of:=DEGREES(ACOS(COS(RADIANS(90.833))/(COS(RADIANS([.$B$2]))*COS(RADIANS([.T307])))-TAN(RADIANS([.$B$2]))*TAN(RADIANS([.T307]))))" office:value-type="float" office:value="79.9139089560317">
            <text:p>79.91</text:p>
          </table:table-cell>
          <table:table-cell table:style-name="ce7" table:formula="of:=(720-4*[.$B$3]-[.V307]+[.$B$4]*60)/1440" office:value-type="float" office:value="0.488548404947274">
            <text:p>11:43:31</text:p>
          </table:table-cell>
          <table:table-cell table:style-name="ce7" table:formula="of:=([.X307]*1440-[.W307]*4)/1440" office:value-type="float" office:value="0.266565324513853">
            <text:p>6:23:51</text:p>
          </table:table-cell>
          <table:table-cell table:style-name="ce7" table:formula="of:=([.X307]*1440+[.W307]*4)/1440" office:value-type="float" office:value="0.710531485380696">
            <text:p>17:03:10</text:p>
          </table:table-cell>
          <table:table-cell table:formula="of:=8*[.W307]" office:value-type="float" office:value="639.311271648254">
            <text:p>639.31</text:p>
          </table:table-cell>
          <table:table-cell table:formula="of:=MOD([.E307]*1440+[.V307]+4*[.$B$3]-60*[.$B$4];1440)" office:value-type="float" office:value="736.490296875925">
            <text:p>736.49</text:p>
          </table:table-cell>
          <table:table-cell table:formula="of:=IF([.AB307]/4&lt;0;[.AB307]/4+180;[.AB307]/4-180)" office:value-type="float" office:value="4.1225742189813">
            <text:p>4.12</text:p>
          </table:table-cell>
          <table:table-cell table:formula="of:=DEGREES(ACOS(SIN(RADIANS([.$B$2]))*SIN(RADIANS([.T307]))+COS(RADIANS([.$B$2]))*COS(RADIANS([.T307]))*COS(RADIANS([.AC307]))))" office:value-type="float" office:value="51.0791255451238">
            <text:p>51.08</text:p>
          </table:table-cell>
          <table:table-cell table:formula="of:=90-[.AD307]" office:value-type="float" office:value="38.9208744548762">
            <text:p>38.92</text:p>
          </table:table-cell>
          <table:table-cell table:formula="of:=IF([.AE307]&gt;85;0;IF([.AE307]&gt;5;58.1/TAN(RADIANS([.AE307]))-0.07/POWER(TAN(RADIANS([.AE307]));3)+0.000086/POWER(TAN(RADIANS([.AE307]));5);IF([.AE307]&gt;-0.575;1735+[.AE307]*(-518.2+[.AE307]*(103.4+[.AE307]*(-12.79+[.AE307]*0.711)));-20.772/TAN(RADIANS([.AE307])))))/3600" office:value-type="float" office:value="0.0199493808310535">
            <text:p>0.02</text:p>
          </table:table-cell>
          <table:table-cell table:formula="of:=[.AE307]+[.AF307]" office:value-type="float" office:value="38.9408238357072">
            <text:p>38.94</text:p>
          </table:table-cell>
          <table:table-cell table:formula="of:=IF([.AC307]&gt;0;MOD(DEGREES(ACOS(((SIN(RADIANS([.$B$2]))*COS(RADIANS([.AD307])))-SIN(RADIANS([.T307])))/(COS(RADIANS([.$B$2]))*SIN(RADIANS([.AD307])))))+180;360);MOD(540-DEGREES(ACOS(((SIN(RADIANS([.$B$2]))*COS(RADIANS([.AD307])))-SIN(RADIANS([.T307])))/(COS(RADIANS([.$B$2]))*SIN(RADIANS([.AD307])))));360))" office:value-type="float" office:value="185.122363061096">
            <text:p>185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7]+1" office:value-type="date" office:date-value="2026-11-03">
            <text:p>11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8]+2415018.5+[.E308]-[.$B$4]/24" office:value-type="float" office:value="2461348.29166667">
            <text:p>2461348.29</text:p>
          </table:table-cell>
          <table:table-cell table:style-name="ce9" table:formula="of:=([.F308]-2451545)/36525" office:value-type="float" office:value="0.268399498060685">
            <text:p>0.26839950</text:p>
          </table:table-cell>
          <table:table-cell/>
          <table:table-cell table:formula="of:=MOD(280.46646+[.G308]*(36000.76983+[.G308]*0.0003032);360)" office:value-type="float" office:value="223.055034012252">
            <text:p>223.06</text:p>
          </table:table-cell>
          <table:table-cell table:formula="of:=357.52911+[.G308]*(35999.05029-0.0001537*[.G308])" office:value-type="float" office:value="10019.6561274251">
            <text:p>10019.66</text:p>
          </table:table-cell>
          <table:table-cell table:formula="of:=0.016708634-[.G308]*(0.000042037+0.0000001267*[.G308])" office:value-type="float" office:value="0.0166973421630486">
            <text:p>0.02</text:p>
          </table:table-cell>
          <table:table-cell table:formula="of:=SIN(RADIANS([.J308]))*(1.914602-[.G308]*(0.004817+0.000014*[.G308]))+SIN(RADIANS(2*[.J308]))*(0.019993-0.000101*[.G308])+SIN(RADIANS(3*[.J308]))*0.000289" office:value-type="float" office:value="-1.67984980543132">
            <text:p>-1.68</text:p>
          </table:table-cell>
          <table:table-cell table:formula="of:=[.I308]+[.L308]" office:value-type="float" office:value="221.37518420682">
            <text:p>221.38</text:p>
          </table:table-cell>
          <table:table-cell table:formula="of:=[.J308]+[.L308]" office:value-type="float" office:value="10017.9762776196">
            <text:p>10017.98</text:p>
          </table:table-cell>
          <table:table-cell table:formula="of:=(1.000001018*(1-[.K308]*[.K308]))/(1+[.K308]*COS(RADIANS([.N308])))" office:value-type="float" office:value="0.99195242907587">
            <text:p>0.99</text:p>
          </table:table-cell>
          <table:table-cell table:formula="of:=[.M308]-0.00569-0.00478*SIN(RADIANS(125.04-1934.136*[.G308]))" office:value-type="float" office:value="221.372172757594">
            <text:p>221.37</text:p>
          </table:table-cell>
          <table:table-cell table:formula="of:=23+(26+((21.448-[.G308]*(46.815+[.G308]*(0.00059-[.G308]*0.001813))))/60)/60" office:value-type="float" office:value="23.4358007972361">
            <text:p>23.44</text:p>
          </table:table-cell>
          <table:table-cell table:formula="of:=[.Q308]+0.00256*COS(RADIANS(125.04-1934.136*[.G308]))" office:value-type="float" office:value="23.437921104224">
            <text:p>23.44</text:p>
          </table:table-cell>
          <table:table-cell table:formula="of:=DEGREES(ATAN2(COS(RADIANS([.P308]));COS(RADIANS([.R308]))*SIN(RADIANS([.P308]))))" office:value-type="float" office:value="-141.05880718134">
            <text:p>-141.06</text:p>
          </table:table-cell>
          <table:table-cell table:formula="of:=DEGREES(ASIN(SIN(RADIANS([.R308]))*SIN(RADIANS([.P308]))))" office:value-type="float" office:value="-15.2419290322531">
            <text:p>-15.24</text:p>
          </table:table-cell>
          <table:table-cell table:formula="of:=TAN(RADIANS([.R308]/2))*TAN(RADIANS([.R308]/2))" office:value-type="float" office:value="0.0430293556689142">
            <text:p>0.04</text:p>
          </table:table-cell>
          <table:table-cell table:formula="of:=4*DEGREES([.U308]*SIN(2*RADIANS([.I308]))-2*[.K308]*SIN(RADIANS([.J308]))+4*[.K308]*[.U308]*SIN(RADIANS([.J308]))*COS(2*RADIANS([.I308]))-0.5*[.U308]*[.U308]*SIN(4*RADIANS([.I308]))-1.25*[.K308]*[.K308]*SIN(2*RADIANS([.J308])))" office:value-type="float" office:value="16.4909890756979">
            <text:p>16.49</text:p>
          </table:table-cell>
          <table:table-cell table:formula="of:=DEGREES(ACOS(COS(RADIANS(90.833))/(COS(RADIANS([.$B$2]))*COS(RADIANS([.T308])))-TAN(RADIANS([.$B$2]))*TAN(RADIANS([.T308]))))" office:value-type="float" office:value="79.6685020749545">
            <text:p>79.67</text:p>
          </table:table-cell>
          <table:table-cell table:style-name="ce7" table:formula="of:=(720-4*[.$B$3]-[.V308]+[.$B$4]*60)/1440" office:value-type="float" office:value="0.488547924252988">
            <text:p>11:43:31</text:p>
          </table:table-cell>
          <table:table-cell table:style-name="ce7" table:formula="of:=([.X308]*1440-[.W308]*4)/1440" office:value-type="float" office:value="0.267246529600336">
            <text:p>6:24:50</text:p>
          </table:table-cell>
          <table:table-cell table:style-name="ce7" table:formula="of:=([.X308]*1440+[.W308]*4)/1440" office:value-type="float" office:value="0.709849318905639">
            <text:p>17:02:11</text:p>
          </table:table-cell>
          <table:table-cell table:formula="of:=8*[.W308]" office:value-type="float" office:value="637.348016599636">
            <text:p>637.35</text:p>
          </table:table-cell>
          <table:table-cell table:formula="of:=MOD([.E308]*1440+[.V308]+4*[.$B$3]-60*[.$B$4];1440)" office:value-type="float" office:value="736.490989075698">
            <text:p>736.49</text:p>
          </table:table-cell>
          <table:table-cell table:formula="of:=IF([.AB308]/4&lt;0;[.AB308]/4+180;[.AB308]/4-180)" office:value-type="float" office:value="4.12274726892449">
            <text:p>4.12</text:p>
          </table:table-cell>
          <table:table-cell table:formula="of:=DEGREES(ACOS(SIN(RADIANS([.$B$2]))*SIN(RADIANS([.T308]))+COS(RADIANS([.$B$2]))*COS(RADIANS([.T308]))*COS(RADIANS([.AC308]))))" office:value-type="float" office:value="51.390183495408">
            <text:p>51.39</text:p>
          </table:table-cell>
          <table:table-cell table:formula="of:=90-[.AD308]" office:value-type="float" office:value="38.609816504592">
            <text:p>38.61</text:p>
          </table:table-cell>
          <table:table-cell table:formula="of:=IF([.AE308]&gt;85;0;IF([.AE308]&gt;5;58.1/TAN(RADIANS([.AE308]))-0.07/POWER(TAN(RADIANS([.AE308]));3)+0.000086/POWER(TAN(RADIANS([.AE308]));5);IF([.AE308]&gt;-0.575;1735+[.AE308]*(-518.2+[.AE308]*(103.4+[.AE308]*(-12.79+[.AE308]*0.711)));-20.772/TAN(RADIANS([.AE308])))))/3600" office:value-type="float" office:value="0.0201716261489718">
            <text:p>0.02</text:p>
          </table:table-cell>
          <table:table-cell table:formula="of:=[.AE308]+[.AF308]" office:value-type="float" office:value="38.6299881307409">
            <text:p>38.63</text:p>
          </table:table-cell>
          <table:table-cell table:formula="of:=IF([.AC308]&gt;0;MOD(DEGREES(ACOS(((SIN(RADIANS([.$B$2]))*COS(RADIANS([.AD308])))-SIN(RADIANS([.T308])))/(COS(RADIANS([.$B$2]))*SIN(RADIANS([.AD308])))))+180;360);MOD(540-DEGREES(ACOS(((SIN(RADIANS([.$B$2]))*COS(RADIANS([.AD308])))-SIN(RADIANS([.T308])))/(COS(RADIANS([.$B$2]))*SIN(RADIANS([.AD308])))));360))" office:value-type="float" office:value="185.092736491662">
            <text:p>185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8]+1" office:value-type="date" office:date-value="2026-11-04">
            <text:p>11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9]+2415018.5+[.E309]-[.$B$4]/24" office:value-type="float" office:value="2461349.29166667">
            <text:p>2461349.29</text:p>
          </table:table-cell>
          <table:table-cell table:style-name="ce9" table:formula="of:=([.F309]-2451545)/36525" office:value-type="float" office:value="0.268426876568556">
            <text:p>0.26842688</text:p>
          </table:table-cell>
          <table:table-cell/>
          <table:table-cell table:formula="of:=MOD(280.46646+[.G309]*(36000.76983+[.G309]*0.0003032);360)" office:value-type="float" office:value="224.040681376871">
            <text:p>224.04</text:p>
          </table:table-cell>
          <table:table-cell table:formula="of:=357.52911+[.G309]*(35999.05029-0.0001537*[.G309])" office:value-type="float" office:value="10020.6417277045">
            <text:p>10020.64</text:p>
          </table:table-cell>
          <table:table-cell table:formula="of:=0.016708634-[.G309]*(0.000042037+0.0000001267*[.G309])" office:value-type="float" office:value="0.0166973410102761">
            <text:p>0.02</text:p>
          </table:table-cell>
          <table:table-cell table:formula="of:=SIN(RADIANS([.J309]))*(1.914602-[.G309]*(0.004817+0.000014*[.G309]))+SIN(RADIANS(2*[.J309]))*(0.019993-0.000101*[.G309])+SIN(RADIANS(3*[.J309]))*0.000289" office:value-type="float" office:value="-1.66367477753878">
            <text:p>-1.66</text:p>
          </table:table-cell>
          <table:table-cell table:formula="of:=[.I309]+[.L309]" office:value-type="float" office:value="222.377006599333">
            <text:p>222.38</text:p>
          </table:table-cell>
          <table:table-cell table:formula="of:=[.J309]+[.L309]" office:value-type="float" office:value="10018.978052927">
            <text:p>10018.98</text:p>
          </table:table-cell>
          <table:table-cell table:formula="of:=(1.000001018*(1-[.K309]*[.K309]))/(1+[.K309]*COS(RADIANS([.N309])))" office:value-type="float" office:value="0.991699922488188">
            <text:p>0.99</text:p>
          </table:table-cell>
          <table:table-cell table:formula="of:=[.M309]-0.00569-0.00478*SIN(RADIANS(125.04-1934.136*[.G309]))" office:value-type="float" office:value="222.373998807948">
            <text:p>222.37</text:p>
          </table:table-cell>
          <table:table-cell table:formula="of:=23+(26+((21.448-[.G309]*(46.815+[.G309]*(0.00059-[.G309]*0.001813))))/60)/60" office:value-type="float" office:value="23.435800441202">
            <text:p>23.44</text:p>
          </table:table-cell>
          <table:table-cell table:formula="of:=[.Q309]+0.00256*COS(RADIANS(125.04-1934.136*[.G309]))" office:value-type="float" office:value="23.4379194214598">
            <text:p>23.44</text:p>
          </table:table-cell>
          <table:table-cell table:formula="of:=DEGREES(ATAN2(COS(RADIANS([.P309]));COS(RADIANS([.R309]))*SIN(RADIANS([.P309]))))" office:value-type="float" office:value="-140.069935726133">
            <text:p>-140.07</text:p>
          </table:table-cell>
          <table:table-cell table:formula="of:=DEGREES(ASIN(SIN(RADIANS([.R309]))*SIN(RADIANS([.P309]))))" office:value-type="float" office:value="-15.5496879342726">
            <text:p>-15.55</text:p>
          </table:table-cell>
          <table:table-cell table:formula="of:=TAN(RADIANS([.R309]/2))*TAN(RADIANS([.R309]/2))" office:value-type="float" office:value="0.0430293493144409">
            <text:p>0.04</text:p>
          </table:table-cell>
          <table:table-cell table:formula="of:=4*DEGREES([.U309]*SIN(2*RADIANS([.I309]))-2*[.K309]*SIN(RADIANS([.J309]))+4*[.K309]*[.U309]*SIN(RADIANS([.J309]))*COS(2*RADIANS([.I309]))-0.5*[.U309]*[.U309]*SIN(4*RADIANS([.I309]))-1.25*[.K309]*[.K309]*SIN(2*RADIANS([.J309])))" office:value-type="float" office:value="16.4777949774773">
            <text:p>16.48</text:p>
          </table:table-cell>
          <table:table-cell table:formula="of:=DEGREES(ACOS(COS(RADIANS(90.833))/(COS(RADIANS([.$B$2]))*COS(RADIANS([.T309])))-TAN(RADIANS([.$B$2]))*TAN(RADIANS([.T309]))))" office:value-type="float" office:value="79.425492955444">
            <text:p>79.43</text:p>
          </table:table-cell>
          <table:table-cell table:style-name="ce7" table:formula="of:=(720-4*[.$B$3]-[.V309]+[.$B$4]*60)/1440" office:value-type="float" office:value="0.488557086821196">
            <text:p>11:43:31</text:p>
          </table:table-cell>
          <table:table-cell table:style-name="ce7" table:formula="of:=([.X309]*1440-[.W309]*4)/1440" office:value-type="float" office:value="0.267930717500518">
            <text:p>6:25:49</text:p>
          </table:table-cell>
          <table:table-cell table:style-name="ce7" table:formula="of:=([.X309]*1440+[.W309]*4)/1440" office:value-type="float" office:value="0.709183456141874">
            <text:p>17:01:13</text:p>
          </table:table-cell>
          <table:table-cell table:formula="of:=8*[.W309]" office:value-type="float" office:value="635.403943643552">
            <text:p>635.4</text:p>
          </table:table-cell>
          <table:table-cell table:formula="of:=MOD([.E309]*1440+[.V309]+4*[.$B$3]-60*[.$B$4];1440)" office:value-type="float" office:value="736.477794977477">
            <text:p>736.48</text:p>
          </table:table-cell>
          <table:table-cell table:formula="of:=IF([.AB309]/4&lt;0;[.AB309]/4+180;[.AB309]/4-180)" office:value-type="float" office:value="4.11944874436932">
            <text:p>4.12</text:p>
          </table:table-cell>
          <table:table-cell table:formula="of:=DEGREES(ACOS(SIN(RADIANS([.$B$2]))*SIN(RADIANS([.T309]))+COS(RADIANS([.$B$2]))*COS(RADIANS([.T309]))*COS(RADIANS([.AC309]))))" office:value-type="float" office:value="51.6968568758485">
            <text:p>51.7</text:p>
          </table:table-cell>
          <table:table-cell table:formula="of:=90-[.AD309]" office:value-type="float" office:value="38.3031431241515">
            <text:p>38.3</text:p>
          </table:table-cell>
          <table:table-cell table:formula="of:=IF([.AE309]&gt;85;0;IF([.AE309]&gt;5;58.1/TAN(RADIANS([.AE309]))-0.07/POWER(TAN(RADIANS([.AE309]));3)+0.000086/POWER(TAN(RADIANS([.AE309]));5);IF([.AE309]&gt;-0.575;1735+[.AE309]*(-518.2+[.AE309]*(103.4+[.AE309]*(-12.79+[.AE309]*0.711)));-20.772/TAN(RADIANS([.AE309])))))/3600" office:value-type="float" office:value="0.0203936891182562">
            <text:p>0.02</text:p>
          </table:table-cell>
          <table:table-cell table:formula="of:=[.AE309]+[.AF309]" office:value-type="float" office:value="38.3235368132698">
            <text:p>38.32</text:p>
          </table:table-cell>
          <table:table-cell table:formula="of:=IF([.AC309]&gt;0;MOD(DEGREES(ACOS(((SIN(RADIANS([.$B$2]))*COS(RADIANS([.AD309])))-SIN(RADIANS([.T309])))/(COS(RADIANS([.$B$2]))*SIN(RADIANS([.AD309])))))+180;360);MOD(540-DEGREES(ACOS(((SIN(RADIANS([.$B$2]))*COS(RADIANS([.AD309])))-SIN(RADIANS([.T309])))/(COS(RADIANS([.$B$2]))*SIN(RADIANS([.AD309])))));360))" office:value-type="float" office:value="185.059507354907">
            <text:p>185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9]+1" office:value-type="date" office:date-value="2026-11-05">
            <text:p>11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0]+2415018.5+[.E310]-[.$B$4]/24" office:value-type="float" office:value="2461350.29166667">
            <text:p>2461350.29</text:p>
          </table:table-cell>
          <table:table-cell table:style-name="ce9" table:formula="of:=([.F310]-2451545)/36525" office:value-type="float" office:value="0.268454255076427">
            <text:p>0.26845426</text:p>
          </table:table-cell>
          <table:table-cell/>
          <table:table-cell table:formula="of:=MOD(280.46646+[.G310]*(36000.76983+[.G310]*0.0003032);360)" office:value-type="float" office:value="225.026328741493">
            <text:p>225.03</text:p>
          </table:table-cell>
          <table:table-cell table:formula="of:=357.52911+[.G310]*(35999.05029-0.0001537*[.G310])" office:value-type="float" office:value="10021.627327984">
            <text:p>10021.63</text:p>
          </table:table-cell>
          <table:table-cell table:formula="of:=0.016708634-[.G310]*(0.000042037+0.0000001267*[.G310])" office:value-type="float" office:value="0.0166973398575034">
            <text:p>0.02</text:p>
          </table:table-cell>
          <table:table-cell table:formula="of:=SIN(RADIANS([.J310]))*(1.914602-[.G310]*(0.004817+0.000014*[.G310]))+SIN(RADIANS(2*[.J310]))*(0.019993-0.000101*[.G310])+SIN(RADIANS(3*[.J310]))*0.000289" office:value-type="float" office:value="-1.64699190441078">
            <text:p>-1.65</text:p>
          </table:table-cell>
          <table:table-cell table:formula="of:=[.I310]+[.L310]" office:value-type="float" office:value="223.379336837082">
            <text:p>223.38</text:p>
          </table:table-cell>
          <table:table-cell table:formula="of:=[.J310]+[.L310]" office:value-type="float" office:value="10019.9803360796">
            <text:p>10019.98</text:p>
          </table:table-cell>
          <table:table-cell table:formula="of:=(1.000001018*(1-[.K310]*[.K310]))/(1+[.K310]*COS(RADIANS([.N310])))" office:value-type="float" office:value="0.991449849849623">
            <text:p>0.99</text:p>
          </table:table-cell>
          <table:table-cell table:formula="of:=[.M310]-0.00569-0.00478*SIN(RADIANS(125.04-1934.136*[.G310]))" office:value-type="float" office:value="223.376332701249">
            <text:p>223.38</text:p>
          </table:table-cell>
          <table:table-cell table:formula="of:=23+(26+((21.448-[.G310]*(46.815+[.G310]*(0.00059-[.G310]*0.001813))))/60)/60" office:value-type="float" office:value="23.4358000851679">
            <text:p>23.44</text:p>
          </table:table-cell>
          <table:table-cell table:formula="of:=[.Q310]+0.00256*COS(RADIANS(125.04-1934.136*[.G310]))" office:value-type="float" office:value="23.4379177368857">
            <text:p>23.44</text:p>
          </table:table-cell>
          <table:table-cell table:formula="of:=DEGREES(ATAN2(COS(RADIANS([.P310]));COS(RADIANS([.R310]))*SIN(RADIANS([.P310]))))" office:value-type="float" office:value="-139.07762171512">
            <text:p>-139.08</text:p>
          </table:table-cell>
          <table:table-cell table:formula="of:=DEGREES(ASIN(SIN(RADIANS([.R310]))*SIN(RADIANS([.P310]))))" office:value-type="float" office:value="-15.853178628968">
            <text:p>-15.85</text:p>
          </table:table-cell>
          <table:table-cell table:formula="of:=TAN(RADIANS([.R310]/2))*TAN(RADIANS([.R310]/2))" office:value-type="float" office:value="0.0430293429531332">
            <text:p>0.04</text:p>
          </table:table-cell>
          <table:table-cell table:formula="of:=4*DEGREES([.U310]*SIN(2*RADIANS([.I310]))-2*[.K310]*SIN(RADIANS([.J310]))+4*[.K310]*[.U310]*SIN(RADIANS([.J310]))*COS(2*RADIANS([.I310]))-0.5*[.U310]*[.U310]*SIN(4*RADIANS([.I310]))-1.25*[.K310]*[.K310]*SIN(2*RADIANS([.J310])))" office:value-type="float" office:value="16.4506018257977">
            <text:p>16.45</text:p>
          </table:table-cell>
          <table:table-cell table:formula="of:=DEGREES(ACOS(COS(RADIANS(90.833))/(COS(RADIANS([.$B$2]))*COS(RADIANS([.T310])))-TAN(RADIANS([.$B$2]))*TAN(RADIANS([.T310]))))" office:value-type="float" office:value="79.1849830639179">
            <text:p>79.18</text:p>
          </table:table-cell>
          <table:table-cell table:style-name="ce7" table:formula="of:=(720-4*[.$B$3]-[.V310]+[.$B$4]*60)/1440" office:value-type="float" office:value="0.488575970954307">
            <text:p>11:43:33</text:p>
          </table:table-cell>
          <table:table-cell table:style-name="ce7" table:formula="of:=([.X310]*1440-[.W310]*4)/1440" office:value-type="float" office:value="0.268617684665646">
            <text:p>6:26:49</text:p>
          </table:table-cell>
          <table:table-cell table:style-name="ce7" table:formula="of:=([.X310]*1440+[.W310]*4)/1440" office:value-type="float" office:value="0.708534257242968">
            <text:p>17:00:17</text:p>
          </table:table-cell>
          <table:table-cell table:formula="of:=8*[.W310]" office:value-type="float" office:value="633.479864511344">
            <text:p>633.48</text:p>
          </table:table-cell>
          <table:table-cell table:formula="of:=MOD([.E310]*1440+[.V310]+4*[.$B$3]-60*[.$B$4];1440)" office:value-type="float" office:value="736.450601825798">
            <text:p>736.45</text:p>
          </table:table-cell>
          <table:table-cell table:formula="of:=IF([.AB310]/4&lt;0;[.AB310]/4+180;[.AB310]/4-180)" office:value-type="float" office:value="4.11265045644944">
            <text:p>4.11</text:p>
          </table:table-cell>
          <table:table-cell table:formula="of:=DEGREES(ACOS(SIN(RADIANS([.$B$2]))*SIN(RADIANS([.T310]))+COS(RADIANS([.$B$2]))*COS(RADIANS([.T310]))*COS(RADIANS([.AC310]))))" office:value-type="float" office:value="51.9990357046203">
            <text:p>52</text:p>
          </table:table-cell>
          <table:table-cell table:formula="of:=90-[.AD310]" office:value-type="float" office:value="38.0009642953797">
            <text:p>38</text:p>
          </table:table-cell>
          <table:table-cell table:formula="of:=IF([.AE310]&gt;85;0;IF([.AE310]&gt;5;58.1/TAN(RADIANS([.AE310]))-0.07/POWER(TAN(RADIANS([.AE310]));3)+0.000086/POWER(TAN(RADIANS([.AE310]));5);IF([.AE310]&gt;-0.575;1735+[.AE310]*(-518.2+[.AE310]*(103.4+[.AE310]*(-12.79+[.AE310]*0.711)));-20.772/TAN(RADIANS([.AE310])))))/3600" office:value-type="float" office:value="0.0206154331154076">
            <text:p>0.02</text:p>
          </table:table-cell>
          <table:table-cell table:formula="of:=[.AE310]+[.AF310]" office:value-type="float" office:value="38.0215797284951">
            <text:p>38.02</text:p>
          </table:table-cell>
          <table:table-cell table:formula="of:=IF([.AC310]&gt;0;MOD(DEGREES(ACOS(((SIN(RADIANS([.$B$2]))*COS(RADIANS([.AD310])))-SIN(RADIANS([.T310])))/(COS(RADIANS([.$B$2]))*SIN(RADIANS([.AD310])))))+180;360);MOD(540-DEGREES(ACOS(((SIN(RADIANS([.$B$2]))*COS(RADIANS([.AD310])))-SIN(RADIANS([.T310])))/(COS(RADIANS([.$B$2]))*SIN(RADIANS([.AD310])))));360))" office:value-type="float" office:value="185.02270836867">
            <text:p>185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0]+1" office:value-type="date" office:date-value="2026-11-06">
            <text:p>11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1]+2415018.5+[.E311]-[.$B$4]/24" office:value-type="float" office:value="2461351.29166667">
            <text:p>2461351.29</text:p>
          </table:table-cell>
          <table:table-cell table:style-name="ce9" table:formula="of:=([.F311]-2451545)/36525" office:value-type="float" office:value="0.268481633584299">
            <text:p>0.26848163</text:p>
          </table:table-cell>
          <table:table-cell/>
          <table:table-cell table:formula="of:=MOD(280.46646+[.G311]*(36000.76983+[.G311]*0.0003032);360)" office:value-type="float" office:value="226.011976106116">
            <text:p>226.01</text:p>
          </table:table-cell>
          <table:table-cell table:formula="of:=357.52911+[.G311]*(35999.05029-0.0001537*[.G311])" office:value-type="float" office:value="10022.6129282635">
            <text:p>10022.61</text:p>
          </table:table-cell>
          <table:table-cell table:formula="of:=0.016708634-[.G311]*(0.000042037+0.0000001267*[.G311])" office:value-type="float" office:value="0.0166973387047305">
            <text:p>0.02</text:p>
          </table:table-cell>
          <table:table-cell table:formula="of:=SIN(RADIANS([.J311]))*(1.914602-[.G311]*(0.004817+0.000014*[.G311]))+SIN(RADIANS(2*[.J311]))*(0.019993-0.000101*[.G311])+SIN(RADIANS(3*[.J311]))*0.000289" office:value-type="float" office:value="-1.62980580366685">
            <text:p>-1.63</text:p>
          </table:table-cell>
          <table:table-cell table:formula="of:=[.I311]+[.L311]" office:value-type="float" office:value="224.382170302449">
            <text:p>224.38</text:p>
          </table:table-cell>
          <table:table-cell table:formula="of:=[.J311]+[.L311]" office:value-type="float" office:value="10020.9831224598">
            <text:p>10020.98</text:p>
          </table:table-cell>
          <table:table-cell table:formula="of:=(1.000001018*(1-[.K311]*[.K311]))/(1+[.K311]*COS(RADIANS([.N311])))" office:value-type="float" office:value="0.991202288929866">
            <text:p>0.99</text:p>
          </table:table-cell>
          <table:table-cell table:formula="of:=[.M311]-0.00569-0.00478*SIN(RADIANS(125.04-1934.136*[.G311]))" office:value-type="float" office:value="224.379169819873">
            <text:p>224.38</text:p>
          </table:table-cell>
          <table:table-cell table:formula="of:=23+(26+((21.448-[.G311]*(46.815+[.G311]*(0.00059-[.G311]*0.001813))))/60)/60" office:value-type="float" office:value="23.4357997291338">
            <text:p>23.44</text:p>
          </table:table-cell>
          <table:table-cell table:formula="of:=[.Q311]+0.00256*COS(RADIANS(125.04-1934.136*[.G311]))" office:value-type="float" office:value="23.4379160505027">
            <text:p>23.44</text:p>
          </table:table-cell>
          <table:table-cell table:formula="of:=DEGREES(ATAN2(COS(RADIANS([.P311]));COS(RADIANS([.R311]))*SIN(RADIANS([.P311]))))" office:value-type="float" office:value="-138.081839975817">
            <text:p>-138.08</text:p>
          </table:table-cell>
          <table:table-cell table:formula="of:=DEGREES(ASIN(SIN(RADIANS([.R311]))*SIN(RADIANS([.P311]))))" office:value-type="float" office:value="-16.1522885821206">
            <text:p>-16.15</text:p>
          </table:table-cell>
          <table:table-cell table:formula="of:=TAN(RADIANS([.R311]/2))*TAN(RADIANS([.R311]/2))" office:value-type="float" office:value="0.0430293365849954">
            <text:p>0.04</text:p>
          </table:table-cell>
          <table:table-cell table:formula="of:=4*DEGREES([.U311]*SIN(2*RADIANS([.I311]))-2*[.K311]*SIN(RADIANS([.J311]))+4*[.K311]*[.U311]*SIN(RADIANS([.J311]))*COS(2*RADIANS([.I311]))-0.5*[.U311]*[.U311]*SIN(4*RADIANS([.I311]))-1.25*[.K311]*[.K311]*SIN(2*RADIANS([.J311])))" office:value-type="float" office:value="16.4093121366175">
            <text:p>16.41</text:p>
          </table:table-cell>
          <table:table-cell table:formula="of:=DEGREES(ACOS(COS(RADIANS(90.833))/(COS(RADIANS([.$B$2]))*COS(RADIANS([.T311])))-TAN(RADIANS([.$B$2]))*TAN(RADIANS([.T311]))))" office:value-type="float" office:value="78.9470761645535">
            <text:p>78.95</text:p>
          </table:table-cell>
          <table:table-cell table:style-name="ce7" table:formula="of:=(720-4*[.$B$3]-[.V311]+[.$B$4]*60)/1440" office:value-type="float" office:value="0.488604644349571">
            <text:p>11:43:35</text:p>
          </table:table-cell>
          <table:table-cell table:style-name="ce7" table:formula="of:=([.X311]*1440-[.W311]*4)/1440" office:value-type="float" office:value="0.269307210559145">
            <text:p>6:27:48</text:p>
          </table:table-cell>
          <table:table-cell table:style-name="ce7" table:formula="of:=([.X311]*1440+[.W311]*4)/1440" office:value-type="float" office:value="0.707902078139998">
            <text:p>16:59:23</text:p>
          </table:table-cell>
          <table:table-cell table:formula="of:=8*[.W311]" office:value-type="float" office:value="631.576609316428">
            <text:p>631.58</text:p>
          </table:table-cell>
          <table:table-cell table:formula="of:=MOD([.E311]*1440+[.V311]+4*[.$B$3]-60*[.$B$4];1440)" office:value-type="float" office:value="736.409312136617">
            <text:p>736.41</text:p>
          </table:table-cell>
          <table:table-cell table:formula="of:=IF([.AB311]/4&lt;0;[.AB311]/4+180;[.AB311]/4-180)" office:value-type="float" office:value="4.10232803415437">
            <text:p>4.1</text:p>
          </table:table-cell>
          <table:table-cell table:formula="of:=DEGREES(ACOS(SIN(RADIANS([.$B$2]))*SIN(RADIANS([.T311]))+COS(RADIANS([.$B$2]))*COS(RADIANS([.T311]))*COS(RADIANS([.AC311]))))" office:value-type="float" office:value="52.2966108516704">
            <text:p>52.3</text:p>
          </table:table-cell>
          <table:table-cell table:formula="of:=90-[.AD311]" office:value-type="float" office:value="37.7033891483296">
            <text:p>37.7</text:p>
          </table:table-cell>
          <table:table-cell table:formula="of:=IF([.AE311]&gt;85;0;IF([.AE311]&gt;5;58.1/TAN(RADIANS([.AE311]))-0.07/POWER(TAN(RADIANS([.AE311]));3)+0.000086/POWER(TAN(RADIANS([.AE311]));5);IF([.AE311]&gt;-0.575;1735+[.AE311]*(-518.2+[.AE311]*(103.4+[.AE311]*(-12.79+[.AE311]*0.711)));-20.772/TAN(RADIANS([.AE311])))))/3600" office:value-type="float" office:value="0.0208367157154515">
            <text:p>0.02</text:p>
          </table:table-cell>
          <table:table-cell table:formula="of:=[.AE311]+[.AF311]" office:value-type="float" office:value="37.7242258640451">
            <text:p>37.72</text:p>
          </table:table-cell>
          <table:table-cell table:formula="of:=IF([.AC311]&gt;0;MOD(DEGREES(ACOS(((SIN(RADIANS([.$B$2]))*COS(RADIANS([.AD311])))-SIN(RADIANS([.T311])))/(COS(RADIANS([.$B$2]))*SIN(RADIANS([.AD311])))))+180;360);MOD(540-DEGREES(ACOS(((SIN(RADIANS([.$B$2]))*COS(RADIANS([.AD311])))-SIN(RADIANS([.T311])))/(COS(RADIANS([.$B$2]))*SIN(RADIANS([.AD311])))));360))" office:value-type="float" office:value="184.982374615484">
            <text:p>184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1]+1" office:value-type="date" office:date-value="2026-11-07">
            <text:p>11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2]+2415018.5+[.E312]-[.$B$4]/24" office:value-type="float" office:value="2461352.29166667">
            <text:p>2461352.29</text:p>
          </table:table-cell>
          <table:table-cell table:style-name="ce9" table:formula="of:=([.F312]-2451545)/36525" office:value-type="float" office:value="0.26850901209217">
            <text:p>0.26850901</text:p>
          </table:table-cell>
          <table:table-cell/>
          <table:table-cell table:formula="of:=MOD(280.46646+[.G312]*(36000.76983+[.G312]*0.0003032);360)" office:value-type="float" office:value="226.997623470737">
            <text:p>227</text:p>
          </table:table-cell>
          <table:table-cell table:formula="of:=357.52911+[.G312]*(35999.05029-0.0001537*[.G312])" office:value-type="float" office:value="10023.5985285429">
            <text:p>10023.6</text:p>
          </table:table-cell>
          <table:table-cell table:formula="of:=0.016708634-[.G312]*(0.000042037+0.0000001267*[.G312])" office:value-type="float" office:value="0.0166973375519574">
            <text:p>0.02</text:p>
          </table:table-cell>
          <table:table-cell table:formula="of:=SIN(RADIANS([.J312]))*(1.914602-[.G312]*(0.004817+0.000014*[.G312]))+SIN(RADIANS(2*[.J312]))*(0.019993-0.000101*[.G312])+SIN(RADIANS(3*[.J312]))*0.000289" office:value-type="float" office:value="-1.61212126071643">
            <text:p>-1.61</text:p>
          </table:table-cell>
          <table:table-cell table:formula="of:=[.I312]+[.L312]" office:value-type="float" office:value="225.385502210021">
            <text:p>225.39</text:p>
          </table:table-cell>
          <table:table-cell table:formula="of:=[.J312]+[.L312]" office:value-type="float" office:value="10021.9864072822">
            <text:p>10021.99</text:p>
          </table:table-cell>
          <table:table-cell table:formula="of:=(1.000001018*(1-[.K312]*[.K312]))/(1+[.K312]*COS(RADIANS([.N312])))" office:value-type="float" office:value="0.990957316832556">
            <text:p>0.99</text:p>
          </table:table-cell>
          <table:table-cell table:formula="of:=[.M312]-0.00569-0.00478*SIN(RADIANS(125.04-1934.136*[.G312]))" office:value-type="float" office:value="225.382505378404">
            <text:p>225.38</text:p>
          </table:table-cell>
          <table:table-cell table:formula="of:=23+(26+((21.448-[.G312]*(46.815+[.G312]*(0.00059-[.G312]*0.001813))))/60)/60" office:value-type="float" office:value="23.4357993730997">
            <text:p>23.44</text:p>
          </table:table-cell>
          <table:table-cell table:formula="of:=[.Q312]+0.00256*COS(RADIANS(125.04-1934.136*[.G312]))" office:value-type="float" office:value="23.4379143623119">
            <text:p>23.44</text:p>
          </table:table-cell>
          <table:table-cell table:formula="of:=DEGREES(ATAN2(COS(RADIANS([.P312]));COS(RADIANS([.R312]))*SIN(RADIANS([.P312]))))" office:value-type="float" office:value="-137.082568856036">
            <text:p>-137.08</text:p>
          </table:table-cell>
          <table:table-cell table:formula="of:=DEGREES(ASIN(SIN(RADIANS([.R312]))*SIN(RADIANS([.P312]))))" office:value-type="float" office:value="-16.4469054210451">
            <text:p>-16.45</text:p>
          </table:table-cell>
          <table:table-cell table:formula="of:=TAN(RADIANS([.R312]/2))*TAN(RADIANS([.R312]/2))" office:value-type="float" office:value="0.0430293302100318">
            <text:p>0.04</text:p>
          </table:table-cell>
          <table:table-cell table:formula="of:=4*DEGREES([.U312]*SIN(2*RADIANS([.I312]))-2*[.K312]*SIN(RADIANS([.J312]))+4*[.K312]*[.U312]*SIN(RADIANS([.J312]))*COS(2*RADIANS([.I312]))-0.5*[.U312]*[.U312]*SIN(4*RADIANS([.I312]))-1.25*[.K312]*[.K312]*SIN(2*RADIANS([.J312])))" office:value-type="float" office:value="16.3538441322594">
            <text:p>16.35</text:p>
          </table:table-cell>
          <table:table-cell table:formula="of:=DEGREES(ACOS(COS(RADIANS(90.833))/(COS(RADIANS([.$B$2]))*COS(RADIANS([.T312])))-TAN(RADIANS([.$B$2]))*TAN(RADIANS([.T312]))))" office:value-type="float" office:value="78.7118782719335">
            <text:p>78.71</text:p>
          </table:table-cell>
          <table:table-cell table:style-name="ce7" table:formula="of:=(720-4*[.$B$3]-[.V312]+[.$B$4]*60)/1440" office:value-type="float" office:value="0.488643163797042">
            <text:p>11:43:39</text:p>
          </table:table-cell>
          <table:table-cell table:style-name="ce7" table:formula="of:=([.X312]*1440-[.W312]*4)/1440" office:value-type="float" office:value="0.269999057486116">
            <text:p>6:28:48</text:p>
          </table:table-cell>
          <table:table-cell table:style-name="ce7" table:formula="of:=([.X312]*1440+[.W312]*4)/1440" office:value-type="float" office:value="0.707287270107969">
            <text:p>16:58:30</text:p>
          </table:table-cell>
          <table:table-cell table:formula="of:=8*[.W312]" office:value-type="float" office:value="629.695026175468">
            <text:p>629.7</text:p>
          </table:table-cell>
          <table:table-cell table:formula="of:=MOD([.E312]*1440+[.V312]+4*[.$B$3]-60*[.$B$4];1440)" office:value-type="float" office:value="736.353844132259">
            <text:p>736.35</text:p>
          </table:table-cell>
          <table:table-cell table:formula="of:=IF([.AB312]/4&lt;0;[.AB312]/4+180;[.AB312]/4-180)" office:value-type="float" office:value="4.08846103306485">
            <text:p>4.09</text:p>
          </table:table-cell>
          <table:table-cell table:formula="of:=DEGREES(ACOS(SIN(RADIANS([.$B$2]))*SIN(RADIANS([.T312]))+COS(RADIANS([.$B$2]))*COS(RADIANS([.T312]))*COS(RADIANS([.AC312]))))" office:value-type="float" office:value="52.5894740993809">
            <text:p>52.59</text:p>
          </table:table-cell>
          <table:table-cell table:formula="of:=90-[.AD312]" office:value-type="float" office:value="37.4105259006191">
            <text:p>37.41</text:p>
          </table:table-cell>
          <table:table-cell table:formula="of:=IF([.AE312]&gt;85;0;IF([.AE312]&gt;5;58.1/TAN(RADIANS([.AE312]))-0.07/POWER(TAN(RADIANS([.AE312]));3)+0.000086/POWER(TAN(RADIANS([.AE312]));5);IF([.AE312]&gt;-0.575;1735+[.AE312]*(-518.2+[.AE312]*(103.4+[.AE312]*(-12.79+[.AE312]*0.711)));-20.772/TAN(RADIANS([.AE312])))))/3600" office:value-type="float" office:value="0.0210573886801346">
            <text:p>0.02</text:p>
          </table:table-cell>
          <table:table-cell table:formula="of:=[.AE312]+[.AF312]" office:value-type="float" office:value="37.4315832892992">
            <text:p>37.43</text:p>
          </table:table-cell>
          <table:table-cell table:formula="of:=IF([.AC312]&gt;0;MOD(DEGREES(ACOS(((SIN(RADIANS([.$B$2]))*COS(RADIANS([.AD312])))-SIN(RADIANS([.T312])))/(COS(RADIANS([.$B$2]))*SIN(RADIANS([.AD312])))))+180;360);MOD(540-DEGREES(ACOS(((SIN(RADIANS([.$B$2]))*COS(RADIANS([.AD312])))-SIN(RADIANS([.T312])))/(COS(RADIANS([.$B$2]))*SIN(RADIANS([.AD312])))));360))" office:value-type="float" office:value="184.938543534217">
            <text:p>184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2]+1" office:value-type="date" office:date-value="2026-11-08">
            <text:p>11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3]+2415018.5+[.E313]-[.$B$4]/24" office:value-type="float" office:value="2461353.29166667">
            <text:p>2461353.29</text:p>
          </table:table-cell>
          <table:table-cell table:style-name="ce9" table:formula="of:=([.F313]-2451545)/36525" office:value-type="float" office:value="0.268536390600041">
            <text:p>0.26853639</text:p>
          </table:table-cell>
          <table:table-cell/>
          <table:table-cell table:formula="of:=MOD(280.46646+[.G313]*(36000.76983+[.G313]*0.0003032);360)" office:value-type="float" office:value="227.983270835361">
            <text:p>227.98</text:p>
          </table:table-cell>
          <table:table-cell table:formula="of:=357.52911+[.G313]*(35999.05029-0.0001537*[.G313])" office:value-type="float" office:value="10024.5841288224">
            <text:p>10024.58</text:p>
          </table:table-cell>
          <table:table-cell table:formula="of:=0.016708634-[.G313]*(0.000042037+0.0000001267*[.G313])" office:value-type="float" office:value="0.0166973363991842">
            <text:p>0.02</text:p>
          </table:table-cell>
          <table:table-cell table:formula="of:=SIN(RADIANS([.J313]))*(1.914602-[.G313]*(0.004817+0.000014*[.G313]))+SIN(RADIANS(2*[.J313]))*(0.019993-0.000101*[.G313])+SIN(RADIANS(3*[.J313]))*0.000289" office:value-type="float" office:value="-1.59394322775007">
            <text:p>-1.59</text:p>
          </table:table-cell>
          <table:table-cell table:formula="of:=[.I313]+[.L313]" office:value-type="float" office:value="226.389327607611">
            <text:p>226.39</text:p>
          </table:table-cell>
          <table:table-cell table:formula="of:=[.J313]+[.L313]" office:value-type="float" office:value="10022.9901855946">
            <text:p>10022.99</text:p>
          </table:table-cell>
          <table:table-cell table:formula="of:=(1.000001018*(1-[.K313]*[.K313]))/(1+[.K313]*COS(RADIANS([.N313])))" office:value-type="float" office:value="0.990715009967898">
            <text:p>0.99</text:p>
          </table:table-cell>
          <table:table-cell table:formula="of:=[.M313]-0.00569-0.00478*SIN(RADIANS(125.04-1934.136*[.G313]))" office:value-type="float" office:value="226.386334424653">
            <text:p>226.39</text:p>
          </table:table-cell>
          <table:table-cell table:formula="of:=23+(26+((21.448-[.G313]*(46.815+[.G313]*(0.00059-[.G313]*0.001813))))/60)/60" office:value-type="float" office:value="23.4357990170656">
            <text:p>23.44</text:p>
          </table:table-cell>
          <table:table-cell table:formula="of:=[.Q313]+0.00256*COS(RADIANS(125.04-1934.136*[.G313]))" office:value-type="float" office:value="23.4379126723146">
            <text:p>23.44</text:p>
          </table:table-cell>
          <table:table-cell table:formula="of:=DEGREES(ATAN2(COS(RADIANS([.P313]));COS(RADIANS([.R313]))*SIN(RADIANS([.P313]))))" office:value-type="float" office:value="-136.079790332601">
            <text:p>-136.08</text:p>
          </table:table-cell>
          <table:table-cell table:formula="of:=DEGREES(ASIN(SIN(RADIANS([.R313]))*SIN(RADIANS([.P313]))))" office:value-type="float" office:value="-16.7369170033019">
            <text:p>-16.74</text:p>
          </table:table-cell>
          <table:table-cell table:formula="of:=TAN(RADIANS([.R313]/2))*TAN(RADIANS([.R313]/2))" office:value-type="float" office:value="0.0430293238282467">
            <text:p>0.04</text:p>
          </table:table-cell>
          <table:table-cell table:formula="of:=4*DEGREES([.U313]*SIN(2*RADIANS([.I313]))-2*[.K313]*SIN(RADIANS([.J313]))+4*[.K313]*[.U313]*SIN(RADIANS([.J313]))*COS(2*RADIANS([.I313]))-0.5*[.U313]*[.U313]*SIN(4*RADIANS([.I313]))-1.25*[.K313]*[.K313]*SIN(2*RADIANS([.J313])))" office:value-type="float" office:value="16.2841321564102">
            <text:p>16.28</text:p>
          </table:table-cell>
          <table:table-cell table:formula="of:=DEGREES(ACOS(COS(RADIANS(90.833))/(COS(RADIANS([.$B$2]))*COS(RADIANS([.T313])))-TAN(RADIANS([.$B$2]))*TAN(RADIANS([.T313]))))" office:value-type="float" office:value="78.4794975936128">
            <text:p>78.48</text:p>
          </table:table-cell>
          <table:table-cell table:style-name="ce7" table:formula="of:=(720-4*[.$B$3]-[.V313]+[.$B$4]*60)/1440" office:value-type="float" office:value="0.488691574891382">
            <text:p>11:43:43</text:p>
          </table:table-cell>
          <table:table-cell table:style-name="ce7" table:formula="of:=([.X313]*1440-[.W313]*4)/1440" office:value-type="float" office:value="0.27069297046468">
            <text:p>6:29:48</text:p>
          </table:table-cell>
          <table:table-cell table:style-name="ce7" table:formula="of:=([.X313]*1440+[.W313]*4)/1440" office:value-type="float" office:value="0.706690179318084">
            <text:p>16:57:38</text:p>
          </table:table-cell>
          <table:table-cell table:formula="of:=8*[.W313]" office:value-type="float" office:value="627.835980748902">
            <text:p>627.84</text:p>
          </table:table-cell>
          <table:table-cell table:formula="of:=MOD([.E313]*1440+[.V313]+4*[.$B$3]-60*[.$B$4];1440)" office:value-type="float" office:value="736.28413215641">
            <text:p>736.28</text:p>
          </table:table-cell>
          <table:table-cell table:formula="of:=IF([.AB313]/4&lt;0;[.AB313]/4+180;[.AB313]/4-180)" office:value-type="float" office:value="4.07103303910256">
            <text:p>4.07</text:p>
          </table:table-cell>
          <table:table-cell table:formula="of:=DEGREES(ACOS(SIN(RADIANS([.$B$2]))*SIN(RADIANS([.T313]))+COS(RADIANS([.$B$2]))*COS(RADIANS([.T313]))*COS(RADIANS([.AC313]))))" office:value-type="float" office:value="52.8775182037672">
            <text:p>52.88</text:p>
          </table:table-cell>
          <table:table-cell table:formula="of:=90-[.AD313]" office:value-type="float" office:value="37.1224817962328">
            <text:p>37.12</text:p>
          </table:table-cell>
          <table:table-cell table:formula="of:=IF([.AE313]&gt;85;0;IF([.AE313]&gt;5;58.1/TAN(RADIANS([.AE313]))-0.07/POWER(TAN(RADIANS([.AE313]));3)+0.000086/POWER(TAN(RADIANS([.AE313]));5);IF([.AE313]&gt;-0.575;1735+[.AE313]*(-518.2+[.AE313]*(103.4+[.AE313]*(-12.79+[.AE313]*0.711)));-20.772/TAN(RADIANS([.AE313])))))/3600" office:value-type="float" office:value="0.021277297966546">
            <text:p>0.02</text:p>
          </table:table-cell>
          <table:table-cell table:formula="of:=[.AE313]+[.AF313]" office:value-type="float" office:value="37.1437590941994">
            <text:p>37.14</text:p>
          </table:table-cell>
          <table:table-cell table:formula="of:=IF([.AC313]&gt;0;MOD(DEGREES(ACOS(((SIN(RADIANS([.$B$2]))*COS(RADIANS([.AD313])))-SIN(RADIANS([.T313])))/(COS(RADIANS([.$B$2]))*SIN(RADIANS([.AD313])))))+180;360);MOD(540-DEGREES(ACOS(((SIN(RADIANS([.$B$2]))*COS(RADIANS([.AD313])))-SIN(RADIANS([.T313])))/(COS(RADIANS([.$B$2]))*SIN(RADIANS([.AD313])))));360))" office:value-type="float" office:value="184.891254907755">
            <text:p>184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3]+1" office:value-type="date" office:date-value="2026-11-09">
            <text:p>11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4]+2415018.5+[.E314]-[.$B$4]/24" office:value-type="float" office:value="2461354.29166667">
            <text:p>2461354.29</text:p>
          </table:table-cell>
          <table:table-cell table:style-name="ce9" table:formula="of:=([.F314]-2451545)/36525" office:value-type="float" office:value="0.268563769107913">
            <text:p>0.26856377</text:p>
          </table:table-cell>
          <table:table-cell/>
          <table:table-cell table:formula="of:=MOD(280.46646+[.G314]*(36000.76983+[.G314]*0.0003032);360)" office:value-type="float" office:value="228.968918199984">
            <text:p>228.97</text:p>
          </table:table-cell>
          <table:table-cell table:formula="of:=357.52911+[.G314]*(35999.05029-0.0001537*[.G314])" office:value-type="float" office:value="10025.5697291019">
            <text:p>10025.57</text:p>
          </table:table-cell>
          <table:table-cell table:formula="of:=0.016708634-[.G314]*(0.000042037+0.0000001267*[.G314])" office:value-type="float" office:value="0.0166973352464107">
            <text:p>0.02</text:p>
          </table:table-cell>
          <table:table-cell table:formula="of:=SIN(RADIANS([.J314]))*(1.914602-[.G314]*(0.004817+0.000014*[.G314]))+SIN(RADIANS(2*[.J314]))*(0.019993-0.000101*[.G314])+SIN(RADIANS(3*[.J314]))*0.000289" office:value-type="float" office:value="-1.57527682265773">
            <text:p>-1.58</text:p>
          </table:table-cell>
          <table:table-cell table:formula="of:=[.I314]+[.L314]" office:value-type="float" office:value="227.393641377326">
            <text:p>227.39</text:p>
          </table:table-cell>
          <table:table-cell table:formula="of:=[.J314]+[.L314]" office:value-type="float" office:value="10023.9944522792">
            <text:p>10023.99</text:p>
          </table:table-cell>
          <table:table-cell table:formula="of:=(1.000001018*(1-[.K314]*[.K314]))/(1+[.K314]*COS(RADIANS([.N314])))" office:value-type="float" office:value="0.99047544402538">
            <text:p>0.99</text:p>
          </table:table-cell>
          <table:table-cell table:formula="of:=[.M314]-0.00569-0.00478*SIN(RADIANS(125.04-1934.136*[.G314]))" office:value-type="float" office:value="227.390651840724">
            <text:p>227.39</text:p>
          </table:table-cell>
          <table:table-cell table:formula="of:=23+(26+((21.448-[.G314]*(46.815+[.G314]*(0.00059-[.G314]*0.001813))))/60)/60" office:value-type="float" office:value="23.4357986610315">
            <text:p>23.44</text:p>
          </table:table-cell>
          <table:table-cell table:formula="of:=[.Q314]+0.00256*COS(RADIANS(125.04-1934.136*[.G314]))" office:value-type="float" office:value="23.4379109805119">
            <text:p>23.44</text:p>
          </table:table-cell>
          <table:table-cell table:formula="of:=DEGREES(ATAN2(COS(RADIANS([.P314]));COS(RADIANS([.R314]))*SIN(RADIANS([.P314]))))" office:value-type="float" office:value="-135.073490118089">
            <text:p>-135.07</text:p>
          </table:table-cell>
          <table:table-cell table:formula="of:=DEGREES(ASIN(SIN(RADIANS([.R314]))*SIN(RADIANS([.P314]))))" office:value-type="float" office:value="-17.0222114888551">
            <text:p>-17.02</text:p>
          </table:table-cell>
          <table:table-cell table:formula="of:=TAN(RADIANS([.R314]/2))*TAN(RADIANS([.R314]/2))" office:value-type="float" office:value="0.0430293174396444">
            <text:p>0.04</text:p>
          </table:table-cell>
          <table:table-cell table:formula="of:=4*DEGREES([.U314]*SIN(2*RADIANS([.I314]))-2*[.K314]*SIN(RADIANS([.J314]))+4*[.K314]*[.U314]*SIN(RADIANS([.J314]))*COS(2*RADIANS([.I314]))-0.5*[.U314]*[.U314]*SIN(4*RADIANS([.I314]))-1.25*[.K314]*[.K314]*SIN(2*RADIANS([.J314])))" office:value-type="float" office:value="16.2001270673709">
            <text:p>16.2</text:p>
          </table:table-cell>
          <table:table-cell table:formula="of:=DEGREES(ACOS(COS(RADIANS(90.833))/(COS(RADIANS([.$B$2]))*COS(RADIANS([.T314])))-TAN(RADIANS([.$B$2]))*TAN(RADIANS([.T314]))))" office:value-type="float" office:value="78.2500444621989">
            <text:p>78.25</text:p>
          </table:table-cell>
          <table:table-cell table:style-name="ce7" table:formula="of:=(720-4*[.$B$3]-[.V314]+[.$B$4]*60)/1440" office:value-type="float" office:value="0.48874991175877">
            <text:p>11:43:48</text:p>
          </table:table-cell>
          <table:table-cell table:style-name="ce7" table:formula="of:=([.X314]*1440-[.W314]*4)/1440" office:value-type="float" office:value="0.271388677141551">
            <text:p>6:30:48</text:p>
          </table:table-cell>
          <table:table-cell table:style-name="ce7" table:formula="of:=([.X314]*1440+[.W314]*4)/1440" office:value-type="float" office:value="0.70611114637599">
            <text:p>16:56:48</text:p>
          </table:table-cell>
          <table:table-cell table:formula="of:=8*[.W314]" office:value-type="float" office:value="626.000355697591">
            <text:p>626</text:p>
          </table:table-cell>
          <table:table-cell table:formula="of:=MOD([.E314]*1440+[.V314]+4*[.$B$3]-60*[.$B$4];1440)" office:value-type="float" office:value="736.200127067371">
            <text:p>736.2</text:p>
          </table:table-cell>
          <table:table-cell table:formula="of:=IF([.AB314]/4&lt;0;[.AB314]/4+180;[.AB314]/4-180)" office:value-type="float" office:value="4.05003176684272">
            <text:p>4.05</text:p>
          </table:table-cell>
          <table:table-cell table:formula="of:=DEGREES(ACOS(SIN(RADIANS([.$B$2]))*SIN(RADIANS([.T314]))+COS(RADIANS([.$B$2]))*COS(RADIANS([.T314]))*COS(RADIANS([.AC314]))))" office:value-type="float" office:value="53.1606369561673">
            <text:p>53.16</text:p>
          </table:table-cell>
          <table:table-cell table:formula="of:=90-[.AD314]" office:value-type="float" office:value="36.8393630438327">
            <text:p>36.84</text:p>
          </table:table-cell>
          <table:table-cell table:formula="of:=IF([.AE314]&gt;85;0;IF([.AE314]&gt;5;58.1/TAN(RADIANS([.AE314]))-0.07/POWER(TAN(RADIANS([.AE314]));3)+0.000086/POWER(TAN(RADIANS([.AE314]));5);IF([.AE314]&gt;-0.575;1735+[.AE314]*(-518.2+[.AE314]*(103.4+[.AE314]*(-12.79+[.AE314]*0.711)));-20.772/TAN(RADIANS([.AE314])))))/3600" office:value-type="float" office:value="0.0214962837577451">
            <text:p>0.02</text:p>
          </table:table-cell>
          <table:table-cell table:formula="of:=[.AE314]+[.AF314]" office:value-type="float" office:value="36.8608593275904">
            <text:p>36.86</text:p>
          </table:table-cell>
          <table:table-cell table:formula="of:=IF([.AC314]&gt;0;MOD(DEGREES(ACOS(((SIN(RADIANS([.$B$2]))*COS(RADIANS([.AD314])))-SIN(RADIANS([.T314])))/(COS(RADIANS([.$B$2]))*SIN(RADIANS([.AD314])))))+180;360);MOD(540-DEGREES(ACOS(((SIN(RADIANS([.$B$2]))*COS(RADIANS([.AD314])))-SIN(RADIANS([.T314])))/(COS(RADIANS([.$B$2]))*SIN(RADIANS([.AD314])))));360))" office:value-type="float" office:value="184.84055084668">
            <text:p>184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4]+1" office:value-type="date" office:date-value="2026-11-10">
            <text:p>11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5]+2415018.5+[.E315]-[.$B$4]/24" office:value-type="float" office:value="2461355.29166667">
            <text:p>2461355.29</text:p>
          </table:table-cell>
          <table:table-cell table:style-name="ce9" table:formula="of:=([.F315]-2451545)/36525" office:value-type="float" office:value="0.268591147615784">
            <text:p>0.26859115</text:p>
          </table:table-cell>
          <table:table-cell/>
          <table:table-cell table:formula="of:=MOD(280.46646+[.G315]*(36000.76983+[.G315]*0.0003032);360)" office:value-type="float" office:value="229.954565564607">
            <text:p>229.95</text:p>
          </table:table-cell>
          <table:table-cell table:formula="of:=357.52911+[.G315]*(35999.05029-0.0001537*[.G315])" office:value-type="float" office:value="10026.5553293813">
            <text:p>10026.56</text:p>
          </table:table-cell>
          <table:table-cell table:formula="of:=0.016708634-[.G315]*(0.000042037+0.0000001267*[.G315])" office:value-type="float" office:value="0.0166973340936371">
            <text:p>0.02</text:p>
          </table:table-cell>
          <table:table-cell table:formula="of:=SIN(RADIANS([.J315]))*(1.914602-[.G315]*(0.004817+0.000014*[.G315]))+SIN(RADIANS(2*[.J315]))*(0.019993-0.000101*[.G315])+SIN(RADIANS(3*[.J315]))*0.000289" office:value-type="float" office:value="-1.55612732787423">
            <text:p>-1.56</text:p>
          </table:table-cell>
          <table:table-cell table:formula="of:=[.I315]+[.L315]" office:value-type="float" office:value="228.398438236733">
            <text:p>228.4</text:p>
          </table:table-cell>
          <table:table-cell table:formula="of:=[.J315]+[.L315]" office:value-type="float" office:value="10024.9992020534">
            <text:p>10025</text:p>
          </table:table-cell>
          <table:table-cell table:formula="of:=(1.000001018*(1-[.K315]*[.K315]))/(1+[.K315]*COS(RADIANS([.N315])))" office:value-type="float" office:value="0.9902386939466">
            <text:p>0.99</text:p>
          </table:table-cell>
          <table:table-cell table:formula="of:=[.M315]-0.00569-0.00478*SIN(RADIANS(125.04-1934.136*[.G315]))" office:value-type="float" office:value="228.39545234418">
            <text:p>228.4</text:p>
          </table:table-cell>
          <table:table-cell table:formula="of:=23+(26+((21.448-[.G315]*(46.815+[.G315]*(0.00059-[.G315]*0.001813))))/60)/60" office:value-type="float" office:value="23.4357983049974">
            <text:p>23.44</text:p>
          </table:table-cell>
          <table:table-cell table:formula="of:=[.Q315]+0.00256*COS(RADIANS(125.04-1934.136*[.G315]))" office:value-type="float" office:value="23.4379092869049">
            <text:p>23.44</text:p>
          </table:table-cell>
          <table:table-cell table:formula="of:=DEGREES(ATAN2(COS(RADIANS([.P315]));COS(RADIANS([.R315]))*SIN(RADIANS([.P315]))))" office:value-type="float" office:value="-134.063657765114">
            <text:p>-134.06</text:p>
          </table:table-cell>
          <table:table-cell table:formula="of:=DEGREES(ASIN(SIN(RADIANS([.R315]))*SIN(RADIANS([.P315]))))" office:value-type="float" office:value="-17.302677415673">
            <text:p>-17.3</text:p>
          </table:table-cell>
          <table:table-cell table:formula="of:=TAN(RADIANS([.R315]/2))*TAN(RADIANS([.R315]/2))" office:value-type="float" office:value="0.0430293110442293">
            <text:p>0.04</text:p>
          </table:table-cell>
          <table:table-cell table:formula="of:=4*DEGREES([.U315]*SIN(2*RADIANS([.I315]))-2*[.K315]*SIN(RADIANS([.J315]))+4*[.K315]*[.U315]*SIN(RADIANS([.J315]))*COS(2*RADIANS([.I315]))-0.5*[.U315]*[.U315]*SIN(4*RADIANS([.I315]))-1.25*[.K315]*[.K315]*SIN(2*RADIANS([.J315])))" office:value-type="float" office:value="16.1017966077893">
            <text:p>16.1</text:p>
          </table:table-cell>
          <table:table-cell table:formula="of:=DEGREES(ACOS(COS(RADIANS(90.833))/(COS(RADIANS([.$B$2]))*COS(RADIANS([.T315])))-TAN(RADIANS([.$B$2]))*TAN(RADIANS([.T315]))))" office:value-type="float" office:value="78.0236312565466">
            <text:p>78.02</text:p>
          </table:table-cell>
          <table:table-cell table:style-name="ce7" table:formula="of:=(720-4*[.$B$3]-[.V315]+[.$B$4]*60)/1440" office:value-type="float" office:value="0.488818196800146">
            <text:p>11:43:54</text:p>
          </table:table-cell>
          <table:table-cell table:style-name="ce7" table:formula="of:=([.X315]*1440-[.W315]*4)/1440" office:value-type="float" office:value="0.272085887754184">
            <text:p>6:31:48</text:p>
          </table:table-cell>
          <table:table-cell table:style-name="ce7" table:formula="of:=([.X315]*1440+[.W315]*4)/1440" office:value-type="float" office:value="0.705550505846109">
            <text:p>16:56:00</text:p>
          </table:table-cell>
          <table:table-cell table:formula="of:=8*[.W315]" office:value-type="float" office:value="624.189050052373">
            <text:p>624.19</text:p>
          </table:table-cell>
          <table:table-cell table:formula="of:=MOD([.E315]*1440+[.V315]+4*[.$B$3]-60*[.$B$4];1440)" office:value-type="float" office:value="736.101796607789">
            <text:p>736.1</text:p>
          </table:table-cell>
          <table:table-cell table:formula="of:=IF([.AB315]/4&lt;0;[.AB315]/4+180;[.AB315]/4-180)" office:value-type="float" office:value="4.02544915194733">
            <text:p>4.03</text:p>
          </table:table-cell>
          <table:table-cell table:formula="of:=DEGREES(ACOS(SIN(RADIANS([.$B$2]))*SIN(RADIANS([.T315]))+COS(RADIANS([.$B$2]))*COS(RADIANS([.T315]))*COS(RADIANS([.AC315]))))" office:value-type="float" office:value="53.4387252454117">
            <text:p>53.44</text:p>
          </table:table-cell>
          <table:table-cell table:formula="of:=90-[.AD315]" office:value-type="float" office:value="36.5612747545883">
            <text:p>36.56</text:p>
          </table:table-cell>
          <table:table-cell table:formula="of:=IF([.AE315]&gt;85;0;IF([.AE315]&gt;5;58.1/TAN(RADIANS([.AE315]))-0.07/POWER(TAN(RADIANS([.AE315]));3)+0.000086/POWER(TAN(RADIANS([.AE315]));5);IF([.AE315]&gt;-0.575;1735+[.AE315]*(-518.2+[.AE315]*(103.4+[.AE315]*(-12.79+[.AE315]*0.711)));-20.772/TAN(RADIANS([.AE315])))))/3600" office:value-type="float" office:value="0.0217141805169919">
            <text:p>0.02</text:p>
          </table:table-cell>
          <table:table-cell table:formula="of:=[.AE315]+[.AF315]" office:value-type="float" office:value="36.5829889351053">
            <text:p>36.58</text:p>
          </table:table-cell>
          <table:table-cell table:formula="of:=IF([.AC315]&gt;0;MOD(DEGREES(ACOS(((SIN(RADIANS([.$B$2]))*COS(RADIANS([.AD315])))-SIN(RADIANS([.T315])))/(COS(RADIANS([.$B$2]))*SIN(RADIANS([.AD315])))))+180;360);MOD(540-DEGREES(ACOS(((SIN(RADIANS([.$B$2]))*COS(RADIANS([.AD315])))-SIN(RADIANS([.T315])))/(COS(RADIANS([.$B$2]))*SIN(RADIANS([.AD315])))));360))" office:value-type="float" office:value="184.786475768964">
            <text:p>184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5]+1" office:value-type="date" office:date-value="2026-11-11">
            <text:p>11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6]+2415018.5+[.E316]-[.$B$4]/24" office:value-type="float" office:value="2461356.29166667">
            <text:p>2461356.29</text:p>
          </table:table-cell>
          <table:table-cell table:style-name="ce9" table:formula="of:=([.F316]-2451545)/36525" office:value-type="float" office:value="0.268618526123655">
            <text:p>0.26861853</text:p>
          </table:table-cell>
          <table:table-cell/>
          <table:table-cell table:formula="of:=MOD(280.46646+[.G316]*(36000.76983+[.G316]*0.0003032);360)" office:value-type="float" office:value="230.940212929228">
            <text:p>230.94</text:p>
          </table:table-cell>
          <table:table-cell table:formula="of:=357.52911+[.G316]*(35999.05029-0.0001537*[.G316])" office:value-type="float" office:value="10027.5409296608">
            <text:p>10027.54</text:p>
          </table:table-cell>
          <table:table-cell table:formula="of:=0.016708634-[.G316]*(0.000042037+0.0000001267*[.G316])" office:value-type="float" office:value="0.0166973329408632">
            <text:p>0.02</text:p>
          </table:table-cell>
          <table:table-cell table:formula="of:=SIN(RADIANS([.J316]))*(1.914602-[.G316]*(0.004817+0.000014*[.G316]))+SIN(RADIANS(2*[.J316]))*(0.019993-0.000101*[.G316])+SIN(RADIANS(3*[.J316]))*0.000289" office:value-type="float" office:value="-1.53650018915204">
            <text:p>-1.54</text:p>
          </table:table-cell>
          <table:table-cell table:formula="of:=[.I316]+[.L316]" office:value-type="float" office:value="229.403712740076">
            <text:p>229.4</text:p>
          </table:table-cell>
          <table:table-cell table:formula="of:=[.J316]+[.L316]" office:value-type="float" office:value="10026.0044294716">
            <text:p>10026</text:p>
          </table:table-cell>
          <table:table-cell table:formula="of:=(1.000001018*(1-[.K316]*[.K316]))/(1+[.K316]*COS(RADIANS([.N316])))" office:value-type="float" office:value="0.990004833898226">
            <text:p>0.99</text:p>
          </table:table-cell>
          <table:table-cell table:formula="of:=[.M316]-0.00569-0.00478*SIN(RADIANS(125.04-1934.136*[.G316]))" office:value-type="float" office:value="229.400730489262">
            <text:p>229.4</text:p>
          </table:table-cell>
          <table:table-cell table:formula="of:=23+(26+((21.448-[.G316]*(46.815+[.G316]*(0.00059-[.G316]*0.001813))))/60)/60" office:value-type="float" office:value="23.4357979489633">
            <text:p>23.44</text:p>
          </table:table-cell>
          <table:table-cell table:formula="of:=[.Q316]+0.00256*COS(RADIANS(125.04-1934.136*[.G316]))" office:value-type="float" office:value="23.4379075914947">
            <text:p>23.44</text:p>
          </table:table-cell>
          <table:table-cell table:formula="of:=DEGREES(ATAN2(COS(RADIANS([.P316]));COS(RADIANS([.R316]))*SIN(RADIANS([.P316]))))" office:value-type="float" office:value="-133.05028676771">
            <text:p>-133.05</text:p>
          </table:table-cell>
          <table:table-cell table:formula="of:=DEGREES(ASIN(SIN(RADIANS([.R316]))*SIN(RADIANS([.P316]))))" office:value-type="float" office:value="-17.5782037787334">
            <text:p>-17.58</text:p>
          </table:table-cell>
          <table:table-cell table:formula="of:=TAN(RADIANS([.R316]/2))*TAN(RADIANS([.R316]/2))" office:value-type="float" office:value="0.0430293046420055">
            <text:p>0.04</text:p>
          </table:table-cell>
          <table:table-cell table:formula="of:=4*DEGREES([.U316]*SIN(2*RADIANS([.I316]))-2*[.K316]*SIN(RADIANS([.J316]))+4*[.K316]*[.U316]*SIN(RADIANS([.J316]))*COS(2*RADIANS([.I316]))-0.5*[.U316]*[.U316]*SIN(4*RADIANS([.I316]))-1.25*[.K316]*[.K316]*SIN(2*RADIANS([.J316])))" office:value-type="float" office:value="15.9891257491532">
            <text:p>15.99</text:p>
          </table:table-cell>
          <table:table-cell table:formula="of:=DEGREES(ACOS(COS(RADIANS(90.833))/(COS(RADIANS([.$B$2]))*COS(RADIANS([.T316])))-TAN(RADIANS([.$B$2]))*TAN(RADIANS([.T316]))))" office:value-type="float" office:value="77.8003723117064">
            <text:p>77.8</text:p>
          </table:table-cell>
          <table:table-cell table:style-name="ce7" table:formula="of:=(720-4*[.$B$3]-[.V316]+[.$B$4]*60)/1440" office:value-type="float" office:value="0.488896440451977">
            <text:p>11:44:01</text:p>
          </table:table-cell>
          <table:table-cell table:style-name="ce7" table:formula="of:=([.X316]*1440-[.W316]*4)/1440" office:value-type="float" office:value="0.272784295141681">
            <text:p>6:32:49</text:p>
          </table:table-cell>
          <table:table-cell table:style-name="ce7" table:formula="of:=([.X316]*1440+[.W316]*4)/1440" office:value-type="float" office:value="0.705008585762273">
            <text:p>16:55:13</text:p>
          </table:table-cell>
          <table:table-cell table:formula="of:=8*[.W316]" office:value-type="float" office:value="622.402978493652">
            <text:p>622.4</text:p>
          </table:table-cell>
          <table:table-cell table:formula="of:=MOD([.E316]*1440+[.V316]+4*[.$B$3]-60*[.$B$4];1440)" office:value-type="float" office:value="735.989125749153">
            <text:p>735.99</text:p>
          </table:table-cell>
          <table:table-cell table:formula="of:=IF([.AB316]/4&lt;0;[.AB316]/4+180;[.AB316]/4-180)" office:value-type="float" office:value="3.99728143728828">
            <text:p>4</text:p>
          </table:table-cell>
          <table:table-cell table:formula="of:=DEGREES(ACOS(SIN(RADIANS([.$B$2]))*SIN(RADIANS([.T316]))+COS(RADIANS([.$B$2]))*COS(RADIANS([.T316]))*COS(RADIANS([.AC316]))))" office:value-type="float" office:value="53.7116791204358">
            <text:p>53.71</text:p>
          </table:table-cell>
          <table:table-cell table:formula="of:=90-[.AD316]" office:value-type="float" office:value="36.2883208795642">
            <text:p>36.29</text:p>
          </table:table-cell>
          <table:table-cell table:formula="of:=IF([.AE316]&gt;85;0;IF([.AE316]&gt;5;58.1/TAN(RADIANS([.AE316]))-0.07/POWER(TAN(RADIANS([.AE316]));3)+0.000086/POWER(TAN(RADIANS([.AE316]));5);IF([.AE316]&gt;-0.575;1735+[.AE316]*(-518.2+[.AE316]*(103.4+[.AE316]*(-12.79+[.AE316]*0.711)));-20.772/TAN(RADIANS([.AE316])))))/3600" office:value-type="float" office:value="0.0219308170671412">
            <text:p>0.02</text:p>
          </table:table-cell>
          <table:table-cell table:formula="of:=[.AE316]+[.AF316]" office:value-type="float" office:value="36.3102516966313">
            <text:p>36.31</text:p>
          </table:table-cell>
          <table:table-cell table:formula="of:=IF([.AC316]&gt;0;MOD(DEGREES(ACOS(((SIN(RADIANS([.$B$2]))*COS(RADIANS([.AD316])))-SIN(RADIANS([.T316])))/(COS(RADIANS([.$B$2]))*SIN(RADIANS([.AD316])))))+180;360);MOD(540-DEGREES(ACOS(((SIN(RADIANS([.$B$2]))*COS(RADIANS([.AD316])))-SIN(RADIANS([.T316])))/(COS(RADIANS([.$B$2]))*SIN(RADIANS([.AD316])))));360))" office:value-type="float" office:value="184.729076375662">
            <text:p>184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6]+1" office:value-type="date" office:date-value="2026-11-12">
            <text:p>11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7]+2415018.5+[.E317]-[.$B$4]/24" office:value-type="float" office:value="2461357.29166667">
            <text:p>2461357.29</text:p>
          </table:table-cell>
          <table:table-cell table:style-name="ce9" table:formula="of:=([.F317]-2451545)/36525" office:value-type="float" office:value="0.268645904631527">
            <text:p>0.26864590</text:p>
          </table:table-cell>
          <table:table-cell/>
          <table:table-cell table:formula="of:=MOD(280.46646+[.G317]*(36000.76983+[.G317]*0.0003032);360)" office:value-type="float" office:value="231.925860293853">
            <text:p>231.93</text:p>
          </table:table-cell>
          <table:table-cell table:formula="of:=357.52911+[.G317]*(35999.05029-0.0001537*[.G317])" office:value-type="float" office:value="10028.5265299402">
            <text:p>10028.53</text:p>
          </table:table-cell>
          <table:table-cell table:formula="of:=0.016708634-[.G317]*(0.000042037+0.0000001267*[.G317])" office:value-type="float" office:value="0.0166973317880892">
            <text:p>0.02</text:p>
          </table:table-cell>
          <table:table-cell table:formula="of:=SIN(RADIANS([.J317]))*(1.914602-[.G317]*(0.004817+0.000014*[.G317]))+SIN(RADIANS(2*[.J317]))*(0.019993-0.000101*[.G317])+SIN(RADIANS(3*[.J317]))*0.000289" office:value-type="float" office:value="-1.51640101426036">
            <text:p>-1.52</text:p>
          </table:table-cell>
          <table:table-cell table:formula="of:=[.I317]+[.L317]" office:value-type="float" office:value="230.409459279593">
            <text:p>230.41</text:p>
          </table:table-cell>
          <table:table-cell table:formula="of:=[.J317]+[.L317]" office:value-type="float" office:value="10027.010128926">
            <text:p>10027.01</text:p>
          </table:table-cell>
          <table:table-cell table:formula="of:=(1.000001018*(1-[.K317]*[.K317]))/(1+[.K317]*COS(RADIANS([.N317])))" office:value-type="float" office:value="0.989773937245107">
            <text:p>0.99</text:p>
          </table:table-cell>
          <table:table-cell table:formula="of:=[.M317]-0.00569-0.00478*SIN(RADIANS(125.04-1934.136*[.G317]))" office:value-type="float" office:value="230.406480668205">
            <text:p>230.41</text:p>
          </table:table-cell>
          <table:table-cell table:formula="of:=23+(26+((21.448-[.G317]*(46.815+[.G317]*(0.00059-[.G317]*0.001813))))/60)/60" office:value-type="float" office:value="23.4357975929292">
            <text:p>23.44</text:p>
          </table:table-cell>
          <table:table-cell table:formula="of:=[.Q317]+0.00256*COS(RADIANS(125.04-1934.136*[.G317]))" office:value-type="float" office:value="23.4379058942825">
            <text:p>23.44</text:p>
          </table:table-cell>
          <table:table-cell table:formula="of:=DEGREES(ATAN2(COS(RADIANS([.P317]));COS(RADIANS([.R317]))*SIN(RADIANS([.P317]))))" office:value-type="float" office:value="-132.033374659303">
            <text:p>-132.03</text:p>
          </table:table-cell>
          <table:table-cell table:formula="of:=DEGREES(ASIN(SIN(RADIANS([.R317]))*SIN(RADIANS([.P317]))))" office:value-type="float" office:value="-17.8486801123983">
            <text:p>-17.85</text:p>
          </table:table-cell>
          <table:table-cell table:formula="of:=TAN(RADIANS([.R317]/2))*TAN(RADIANS([.R317]/2))" office:value-type="float" office:value="0.0430292982329776">
            <text:p>0.04</text:p>
          </table:table-cell>
          <table:table-cell table:formula="of:=4*DEGREES([.U317]*SIN(2*RADIANS([.I317]))-2*[.K317]*SIN(RADIANS([.J317]))+4*[.K317]*[.U317]*SIN(RADIANS([.J317]))*COS(2*RADIANS([.I317]))-0.5*[.U317]*[.U317]*SIN(4*RADIANS([.I317]))-1.25*[.K317]*[.K317]*SIN(2*RADIANS([.J317])))" office:value-type="float" office:value="15.8621170093667">
            <text:p>15.86</text:p>
          </table:table-cell>
          <table:table-cell table:formula="of:=DEGREES(ACOS(COS(RADIANS(90.833))/(COS(RADIANS([.$B$2]))*COS(RADIANS([.T317])))-TAN(RADIANS([.$B$2]))*TAN(RADIANS([.T317]))))" office:value-type="float" office:value="77.5803838172938">
            <text:p>77.58</text:p>
          </table:table-cell>
          <table:table-cell table:style-name="ce7" table:formula="of:=(720-4*[.$B$3]-[.V317]+[.$B$4]*60)/1440" office:value-type="float" office:value="0.488984640965718">
            <text:p>11:44:08</text:p>
          </table:table-cell>
          <table:table-cell table:style-name="ce7" table:formula="of:=([.X317]*1440-[.W317]*4)/1440" office:value-type="float" office:value="0.273483574806568">
            <text:p>6:33:49</text:p>
          </table:table-cell>
          <table:table-cell table:style-name="ce7" table:formula="of:=([.X317]*1440+[.W317]*4)/1440" office:value-type="float" office:value="0.704485707124867">
            <text:p>16:54:28</text:p>
          </table:table-cell>
          <table:table-cell table:formula="of:=8*[.W317]" office:value-type="float" office:value="620.64307053835">
            <text:p>620.64</text:p>
          </table:table-cell>
          <table:table-cell table:formula="of:=MOD([.E317]*1440+[.V317]+4*[.$B$3]-60*[.$B$4];1440)" office:value-type="float" office:value="735.862117009367">
            <text:p>735.86</text:p>
          </table:table-cell>
          <table:table-cell table:formula="of:=IF([.AB317]/4&lt;0;[.AB317]/4+180;[.AB317]/4-180)" office:value-type="float" office:value="3.96552925234167">
            <text:p>3.97</text:p>
          </table:table-cell>
          <table:table-cell table:formula="of:=DEGREES(ACOS(SIN(RADIANS([.$B$2]))*SIN(RADIANS([.T317]))+COS(RADIANS([.$B$2]))*COS(RADIANS([.T317]))*COS(RADIANS([.AC317]))))" office:value-type="float" office:value="53.9793958533218">
            <text:p>53.98</text:p>
          </table:table-cell>
          <table:table-cell table:formula="of:=90-[.AD317]" office:value-type="float" office:value="36.0206041466782">
            <text:p>36.02</text:p>
          </table:table-cell>
          <table:table-cell table:formula="of:=IF([.AE317]&gt;85;0;IF([.AE317]&gt;5;58.1/TAN(RADIANS([.AE317]))-0.07/POWER(TAN(RADIANS([.AE317]));3)+0.000086/POWER(TAN(RADIANS([.AE317]));5);IF([.AE317]&gt;-0.575;1735+[.AE317]*(-518.2+[.AE317]*(103.4+[.AE317]*(-12.79+[.AE317]*0.711)));-20.772/TAN(RADIANS([.AE317])))))/3600" office:value-type="float" office:value="0.0221460166967376">
            <text:p>0.02</text:p>
          </table:table-cell>
          <table:table-cell table:formula="of:=[.AE317]+[.AF317]" office:value-type="float" office:value="36.0427501633749">
            <text:p>36.04</text:p>
          </table:table-cell>
          <table:table-cell table:formula="of:=IF([.AC317]&gt;0;MOD(DEGREES(ACOS(((SIN(RADIANS([.$B$2]))*COS(RADIANS([.AD317])))-SIN(RADIANS([.T317])))/(COS(RADIANS([.$B$2]))*SIN(RADIANS([.AD317])))))+180;360);MOD(540-DEGREES(ACOS(((SIN(RADIANS([.$B$2]))*COS(RADIANS([.AD317])))-SIN(RADIANS([.T317])))/(COS(RADIANS([.$B$2]))*SIN(RADIANS([.AD317])))));360))" office:value-type="float" office:value="184.668401622683">
            <text:p>184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7]+1" office:value-type="date" office:date-value="2026-11-13">
            <text:p>11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8]+2415018.5+[.E318]-[.$B$4]/24" office:value-type="float" office:value="2461358.29166667">
            <text:p>2461358.29</text:p>
          </table:table-cell>
          <table:table-cell table:style-name="ce9" table:formula="of:=([.F318]-2451545)/36525" office:value-type="float" office:value="0.268673283139398">
            <text:p>0.26867328</text:p>
          </table:table-cell>
          <table:table-cell/>
          <table:table-cell table:formula="of:=MOD(280.46646+[.G318]*(36000.76983+[.G318]*0.0003032);360)" office:value-type="float" office:value="232.911507658478">
            <text:p>232.91</text:p>
          </table:table-cell>
          <table:table-cell table:formula="of:=357.52911+[.G318]*(35999.05029-0.0001537*[.G318])" office:value-type="float" office:value="10029.5121302197">
            <text:p>10029.51</text:p>
          </table:table-cell>
          <table:table-cell table:formula="of:=0.016708634-[.G318]*(0.000042037+0.0000001267*[.G318])" office:value-type="float" office:value="0.016697330635315">
            <text:p>0.02</text:p>
          </table:table-cell>
          <table:table-cell table:formula="of:=SIN(RADIANS([.J318]))*(1.914602-[.G318]*(0.004817+0.000014*[.G318]))+SIN(RADIANS(2*[.J318]))*(0.019993-0.000101*[.G318])+SIN(RADIANS(3*[.J318]))*0.000289" office:value-type="float" office:value="-1.4958355716111">
            <text:p>-1.5</text:p>
          </table:table-cell>
          <table:table-cell table:formula="of:=[.I318]+[.L318]" office:value-type="float" office:value="231.415672086867">
            <text:p>231.42</text:p>
          </table:table-cell>
          <table:table-cell table:formula="of:=[.J318]+[.L318]" office:value-type="float" office:value="10028.0162946481">
            <text:p>10028.02</text:p>
          </table:table-cell>
          <table:table-cell table:formula="of:=(1.000001018*(1-[.K318]*[.K318]))/(1+[.K318]*COS(RADIANS([.N318])))" office:value-type="float" office:value="0.989546076523526">
            <text:p>0.99</text:p>
          </table:table-cell>
          <table:table-cell table:formula="of:=[.M318]-0.00569-0.00478*SIN(RADIANS(125.04-1934.136*[.G318]))" office:value-type="float" office:value="231.41269711259">
            <text:p>231.41</text:p>
          </table:table-cell>
          <table:table-cell table:formula="of:=23+(26+((21.448-[.G318]*(46.815+[.G318]*(0.00059-[.G318]*0.001813))))/60)/60" office:value-type="float" office:value="23.4357972368951">
            <text:p>23.44</text:p>
          </table:table-cell>
          <table:table-cell table:formula="of:=[.Q318]+0.00256*COS(RADIANS(125.04-1934.136*[.G318]))" office:value-type="float" office:value="23.4379041952694">
            <text:p>23.44</text:p>
          </table:table-cell>
          <table:table-cell table:formula="of:=DEGREES(ATAN2(COS(RADIANS([.P318]));COS(RADIANS([.R318]))*SIN(RADIANS([.P318]))))" office:value-type="float" office:value="-131.012923106802">
            <text:p>-131.01</text:p>
          </table:table-cell>
          <table:table-cell table:formula="of:=DEGREES(ASIN(SIN(RADIANS([.R318]))*SIN(RADIANS([.P318]))))" office:value-type="float" office:value="-18.1139965760888">
            <text:p>-18.11</text:p>
          </table:table-cell>
          <table:table-cell table:formula="of:=TAN(RADIANS([.R318]/2))*TAN(RADIANS([.R318]/2))" office:value-type="float" office:value="0.0430292918171496">
            <text:p>0.04</text:p>
          </table:table-cell>
          <table:table-cell table:formula="of:=4*DEGREES([.U318]*SIN(2*RADIANS([.I318]))-2*[.K318]*SIN(RADIANS([.J318]))+4*[.K318]*[.U318]*SIN(RADIANS([.J318]))*COS(2*RADIANS([.I318]))-0.5*[.U318]*[.U318]*SIN(4*RADIANS([.I318]))-1.25*[.K318]*[.K318]*SIN(2*RADIANS([.J318])))" office:value-type="float" office:value="15.7207907418027">
            <text:p>15.72</text:p>
          </table:table-cell>
          <table:table-cell table:formula="of:=DEGREES(ACOS(COS(RADIANS(90.833))/(COS(RADIANS([.$B$2]))*COS(RADIANS([.T318])))-TAN(RADIANS([.$B$2]))*TAN(RADIANS([.T318]))))" office:value-type="float" office:value="77.3637837039915">
            <text:p>77.36</text:p>
          </table:table-cell>
          <table:table-cell table:style-name="ce7" table:formula="of:=(720-4*[.$B$3]-[.V318]+[.$B$4]*60)/1440" office:value-type="float" office:value="0.489082784207081">
            <text:p>11:44:17</text:p>
          </table:table-cell>
          <table:table-cell table:style-name="ce7" table:formula="of:=([.X318]*1440-[.W318]*4)/1440" office:value-type="float" office:value="0.274183385029327">
            <text:p>6:34:49</text:p>
          </table:table-cell>
          <table:table-cell table:style-name="ce7" table:formula="of:=([.X318]*1440+[.W318]*4)/1440" office:value-type="float" office:value="0.703982183384836">
            <text:p>16:53:44</text:p>
          </table:table-cell>
          <table:table-cell table:formula="of:=8*[.W318]" office:value-type="float" office:value="618.910269631932">
            <text:p>618.91</text:p>
          </table:table-cell>
          <table:table-cell table:formula="of:=MOD([.E318]*1440+[.V318]+4*[.$B$3]-60*[.$B$4];1440)" office:value-type="float" office:value="735.720790741803">
            <text:p>735.72</text:p>
          </table:table-cell>
          <table:table-cell table:formula="of:=IF([.AB318]/4&lt;0;[.AB318]/4+180;[.AB318]/4-180)" office:value-type="float" office:value="3.93019768545068">
            <text:p>3.93</text:p>
          </table:table-cell>
          <table:table-cell table:formula="of:=DEGREES(ACOS(SIN(RADIANS([.$B$2]))*SIN(RADIANS([.T318]))+COS(RADIANS([.$B$2]))*COS(RADIANS([.T318]))*COS(RADIANS([.AC318]))))" office:value-type="float" office:value="54.2417740027346">
            <text:p>54.24</text:p>
          </table:table-cell>
          <table:table-cell table:formula="of:=90-[.AD318]" office:value-type="float" office:value="35.7582259972654">
            <text:p>35.76</text:p>
          </table:table-cell>
          <table:table-cell table:formula="of:=IF([.AE318]&gt;85;0;IF([.AE318]&gt;5;58.1/TAN(RADIANS([.AE318]))-0.07/POWER(TAN(RADIANS([.AE318]));3)+0.000086/POWER(TAN(RADIANS([.AE318]));5);IF([.AE318]&gt;-0.575;1735+[.AE318]*(-518.2+[.AE318]*(103.4+[.AE318]*(-12.79+[.AE318]*0.711)));-20.772/TAN(RADIANS([.AE318])))))/3600" office:value-type="float" office:value="0.0223595972942864">
            <text:p>0.02</text:p>
          </table:table-cell>
          <table:table-cell table:formula="of:=[.AE318]+[.AF318]" office:value-type="float" office:value="35.7805855945597">
            <text:p>35.78</text:p>
          </table:table-cell>
          <table:table-cell table:formula="of:=IF([.AC318]&gt;0;MOD(DEGREES(ACOS(((SIN(RADIANS([.$B$2]))*COS(RADIANS([.AD318])))-SIN(RADIANS([.T318])))/(COS(RADIANS([.$B$2]))*SIN(RADIANS([.AD318])))))+180;360);MOD(540-DEGREES(ACOS(((SIN(RADIANS([.$B$2]))*COS(RADIANS([.AD318])))-SIN(RADIANS([.T318])))/(COS(RADIANS([.$B$2]))*SIN(RADIANS([.AD318])))));360))" office:value-type="float" office:value="184.604502688688">
            <text:p>184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8]+1" office:value-type="date" office:date-value="2026-11-14">
            <text:p>11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9]+2415018.5+[.E319]-[.$B$4]/24" office:value-type="float" office:value="2461359.29166667">
            <text:p>2461359.29</text:p>
          </table:table-cell>
          <table:table-cell table:style-name="ce9" table:formula="of:=([.F319]-2451545)/36525" office:value-type="float" office:value="0.268700661647269">
            <text:p>0.26870066</text:p>
          </table:table-cell>
          <table:table-cell/>
          <table:table-cell table:formula="of:=MOD(280.46646+[.G319]*(36000.76983+[.G319]*0.0003032);360)" office:value-type="float" office:value="233.897155023104">
            <text:p>233.9</text:p>
          </table:table-cell>
          <table:table-cell table:formula="of:=357.52911+[.G319]*(35999.05029-0.0001537*[.G319])" office:value-type="float" office:value="10030.4977304992">
            <text:p>10030.5</text:p>
          </table:table-cell>
          <table:table-cell table:formula="of:=0.016708634-[.G319]*(0.000042037+0.0000001267*[.G319])" office:value-type="float" office:value="0.0166973294825406">
            <text:p>0.02</text:p>
          </table:table-cell>
          <table:table-cell table:formula="of:=SIN(RADIANS([.J319]))*(1.914602-[.G319]*(0.004817+0.000014*[.G319]))+SIN(RADIANS(2*[.J319]))*(0.019993-0.000101*[.G319])+SIN(RADIANS(3*[.J319]))*0.000289" office:value-type="float" office:value="-1.47480978881176">
            <text:p>-1.47</text:p>
          </table:table-cell>
          <table:table-cell table:formula="of:=[.I319]+[.L319]" office:value-type="float" office:value="232.422345234292">
            <text:p>232.42</text:p>
          </table:table-cell>
          <table:table-cell table:formula="of:=[.J319]+[.L319]" office:value-type="float" office:value="10029.0229207104">
            <text:p>10029.02</text:p>
          </table:table-cell>
          <table:table-cell table:formula="of:=(1.000001018*(1-[.K319]*[.K319]))/(1+[.K319]*COS(RADIANS([.N319])))" office:value-type="float" office:value="0.989321323414634">
            <text:p>0.99</text:p>
          </table:table-cell>
          <table:table-cell table:formula="of:=[.M319]-0.00569-0.00478*SIN(RADIANS(125.04-1934.136*[.G319]))" office:value-type="float" office:value="232.419373894805">
            <text:p>232.42</text:p>
          </table:table-cell>
          <table:table-cell table:formula="of:=23+(26+((21.448-[.G319]*(46.815+[.G319]*(0.00059-[.G319]*0.001813))))/60)/60" office:value-type="float" office:value="23.435796880861">
            <text:p>23.44</text:p>
          </table:table-cell>
          <table:table-cell table:formula="of:=[.Q319]+0.00256*COS(RADIANS(125.04-1934.136*[.G319]))" office:value-type="float" office:value="23.4379024944567">
            <text:p>23.44</text:p>
          </table:table-cell>
          <table:table-cell table:formula="of:=DEGREES(ATAN2(COS(RADIANS([.P319]));COS(RADIANS([.R319]))*SIN(RADIANS([.P319]))))" office:value-type="float" office:value="-129.988938000231">
            <text:p>-129.99</text:p>
          </table:table-cell>
          <table:table-cell table:formula="of:=DEGREES(ASIN(SIN(RADIANS([.R319]))*SIN(RADIANS([.P319]))))" office:value-type="float" office:value="-18.3740440432018">
            <text:p>-18.37</text:p>
          </table:table-cell>
          <table:table-cell table:formula="of:=TAN(RADIANS([.R319]/2))*TAN(RADIANS([.R319]/2))" office:value-type="float" office:value="0.0430292853945261">
            <text:p>0.04</text:p>
          </table:table-cell>
          <table:table-cell table:formula="of:=4*DEGREES([.U319]*SIN(2*RADIANS([.I319]))-2*[.K319]*SIN(RADIANS([.J319]))+4*[.K319]*[.U319]*SIN(RADIANS([.J319]))*COS(2*RADIANS([.I319]))-0.5*[.U319]*[.U319]*SIN(4*RADIANS([.I319]))-1.25*[.K319]*[.K319]*SIN(2*RADIANS([.J319])))" office:value-type="float" office:value="15.5651853942841">
            <text:p>15.57</text:p>
          </table:table-cell>
          <table:table-cell table:formula="of:=DEGREES(ACOS(COS(RADIANS(90.833))/(COS(RADIANS([.$B$2]))*COS(RADIANS([.T319])))-TAN(RADIANS([.$B$2]))*TAN(RADIANS([.T319]))))" office:value-type="float" office:value="77.1506915179272">
            <text:p>77.15</text:p>
          </table:table-cell>
          <table:table-cell table:style-name="ce7" table:formula="of:=(720-4*[.$B$3]-[.V319]+[.$B$4]*60)/1440" office:value-type="float" office:value="0.489190843476192">
            <text:p>11:44:26</text:p>
          </table:table-cell>
          <table:table-cell table:style-name="ce7" table:formula="of:=([.X319]*1440-[.W319]*4)/1440" office:value-type="float" office:value="0.274883367037505">
            <text:p>6:35:50</text:p>
          </table:table-cell>
          <table:table-cell table:style-name="ce7" table:formula="of:=([.X319]*1440+[.W319]*4)/1440" office:value-type="float" office:value="0.703498319914878">
            <text:p>16:53:02</text:p>
          </table:table-cell>
          <table:table-cell table:formula="of:=8*[.W319]" office:value-type="float" office:value="617.205532143418">
            <text:p>617.21</text:p>
          </table:table-cell>
          <table:table-cell table:formula="of:=MOD([.E319]*1440+[.V319]+4*[.$B$3]-60*[.$B$4];1440)" office:value-type="float" office:value="735.565185394284">
            <text:p>735.57</text:p>
          </table:table-cell>
          <table:table-cell table:formula="of:=IF([.AB319]/4&lt;0;[.AB319]/4+180;[.AB319]/4-180)" office:value-type="float" office:value="3.89129634857102">
            <text:p>3.89</text:p>
          </table:table-cell>
          <table:table-cell table:formula="of:=DEGREES(ACOS(SIN(RADIANS([.$B$2]))*SIN(RADIANS([.T319]))+COS(RADIANS([.$B$2]))*COS(RADIANS([.T319]))*COS(RADIANS([.AC319]))))" office:value-type="float" office:value="54.4987134777462">
            <text:p>54.5</text:p>
          </table:table-cell>
          <table:table-cell table:formula="of:=90-[.AD319]" office:value-type="float" office:value="35.5012865222538">
            <text:p>35.5</text:p>
          </table:table-cell>
          <table:table-cell table:formula="of:=IF([.AE319]&gt;85;0;IF([.AE319]&gt;5;58.1/TAN(RADIANS([.AE319]))-0.07/POWER(TAN(RADIANS([.AE319]));3)+0.000086/POWER(TAN(RADIANS([.AE319]));5);IF([.AE319]&gt;-0.575;1735+[.AE319]*(-518.2+[.AE319]*(103.4+[.AE319]*(-12.79+[.AE319]*0.711)));-20.772/TAN(RADIANS([.AE319])))))/3600" office:value-type="float" office:value="0.0225713715121178">
            <text:p>0.02</text:p>
          </table:table-cell>
          <table:table-cell table:formula="of:=[.AE319]+[.AF319]" office:value-type="float" office:value="35.5238578937659">
            <text:p>35.52</text:p>
          </table:table-cell>
          <table:table-cell table:formula="of:=IF([.AC319]&gt;0;MOD(DEGREES(ACOS(((SIN(RADIANS([.$B$2]))*COS(RADIANS([.AD319])))-SIN(RADIANS([.T319])))/(COS(RADIANS([.$B$2]))*SIN(RADIANS([.AD319])))))+180;360);MOD(540-DEGREES(ACOS(((SIN(RADIANS([.$B$2]))*COS(RADIANS([.AD319])))-SIN(RADIANS([.T319])))/(COS(RADIANS([.$B$2]))*SIN(RADIANS([.AD319])))));360))" office:value-type="float" office:value="184.537432939218">
            <text:p>184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9]+1" office:value-type="date" office:date-value="2026-11-15">
            <text:p>11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0]+2415018.5+[.E320]-[.$B$4]/24" office:value-type="float" office:value="2461360.29166667">
            <text:p>2461360.29</text:p>
          </table:table-cell>
          <table:table-cell table:style-name="ce9" table:formula="of:=([.F320]-2451545)/36525" office:value-type="float" office:value="0.268728040155141">
            <text:p>0.26872804</text:p>
          </table:table-cell>
          <table:table-cell/>
          <table:table-cell table:formula="of:=MOD(280.46646+[.G320]*(36000.76983+[.G320]*0.0003032);360)" office:value-type="float" office:value="234.882802387729">
            <text:p>234.88</text:p>
          </table:table-cell>
          <table:table-cell table:formula="of:=357.52911+[.G320]*(35999.05029-0.0001537*[.G320])" office:value-type="float" office:value="10031.4833307786">
            <text:p>10031.48</text:p>
          </table:table-cell>
          <table:table-cell table:formula="of:=0.016708634-[.G320]*(0.000042037+0.0000001267*[.G320])" office:value-type="float" office:value="0.016697328329766">
            <text:p>0.02</text:p>
          </table:table-cell>
          <table:table-cell table:formula="of:=SIN(RADIANS([.J320]))*(1.914602-[.G320]*(0.004817+0.000014*[.G320]))+SIN(RADIANS(2*[.J320]))*(0.019993-0.000101*[.G320])+SIN(RADIANS(3*[.J320]))*0.000289" office:value-type="float" office:value="-1.45332975114439">
            <text:p>-1.45</text:p>
          </table:table-cell>
          <table:table-cell table:formula="of:=[.I320]+[.L320]" office:value-type="float" office:value="233.429472636584">
            <text:p>233.43</text:p>
          </table:table-cell>
          <table:table-cell table:formula="of:=[.J320]+[.L320]" office:value-type="float" office:value="10030.0300010275">
            <text:p>10030.03</text:p>
          </table:table-cell>
          <table:table-cell table:formula="of:=(1.000001018*(1-[.K320]*[.K320]))/(1+[.K320]*COS(RADIANS([.N320])))" office:value-type="float" office:value="0.989099748718072">
            <text:p>0.99</text:p>
          </table:table-cell>
          <table:table-cell table:formula="of:=[.M320]-0.00569-0.00478*SIN(RADIANS(125.04-1934.136*[.G320]))" office:value-type="float" office:value="233.426504929566">
            <text:p>233.43</text:p>
          </table:table-cell>
          <table:table-cell table:formula="of:=23+(26+((21.448-[.G320]*(46.815+[.G320]*(0.00059-[.G320]*0.001813))))/60)/60" office:value-type="float" office:value="23.4357965248269">
            <text:p>23.44</text:p>
          </table:table-cell>
          <table:table-cell table:formula="of:=[.Q320]+0.00256*COS(RADIANS(125.04-1934.136*[.G320]))" office:value-type="float" office:value="23.4379007918453">
            <text:p>23.44</text:p>
          </table:table-cell>
          <table:table-cell table:formula="of:=DEGREES(ATAN2(COS(RADIANS([.P320]));COS(RADIANS([.R320]))*SIN(RADIANS([.P320]))))" office:value-type="float" office:value="-128.961429537414">
            <text:p>-128.96</text:p>
          </table:table-cell>
          <table:table-cell table:formula="of:=DEGREES(ASIN(SIN(RADIANS([.R320]))*SIN(RADIANS([.P320]))))" office:value-type="float" office:value="-18.6287141931679">
            <text:p>-18.63</text:p>
          </table:table-cell>
          <table:table-cell table:formula="of:=TAN(RADIANS([.R320]/2))*TAN(RADIANS([.R320]/2))" office:value-type="float" office:value="0.0430292789651114">
            <text:p>0.04</text:p>
          </table:table-cell>
          <table:table-cell table:formula="of:=4*DEGREES([.U320]*SIN(2*RADIANS([.I320]))-2*[.K320]*SIN(RADIANS([.J320]))+4*[.K320]*[.U320]*SIN(RADIANS([.J320]))*COS(2*RADIANS([.I320]))-0.5*[.U320]*[.U320]*SIN(4*RADIANS([.I320]))-1.25*[.K320]*[.K320]*SIN(2*RADIANS([.J320])))" office:value-type="float" office:value="15.3953577365211">
            <text:p>15.4</text:p>
          </table:table-cell>
          <table:table-cell table:formula="of:=DEGREES(ACOS(COS(RADIANS(90.833))/(COS(RADIANS([.$B$2]))*COS(RADIANS([.T320])))-TAN(RADIANS([.$B$2]))*TAN(RADIANS([.T320]))))" office:value-type="float" office:value="76.941228282736">
            <text:p>76.94</text:p>
          </table:table-cell>
          <table:table-cell table:style-name="ce7" table:formula="of:=(720-4*[.$B$3]-[.V320]+[.$B$4]*60)/1440" office:value-type="float" office:value="0.489308779349638">
            <text:p>11:44:36</text:p>
          </table:table-cell>
          <table:table-cell table:style-name="ce7" table:formula="of:=([.X320]*1440-[.W320]*4)/1440" office:value-type="float" office:value="0.275583145230927">
            <text:p>6:36:50</text:p>
          </table:table-cell>
          <table:table-cell table:style-name="ce7" table:formula="of:=([.X320]*1440+[.W320]*4)/1440" office:value-type="float" office:value="0.703034413468349">
            <text:p>16:52:22</text:p>
          </table:table-cell>
          <table:table-cell table:formula="of:=8*[.W320]" office:value-type="float" office:value="615.529826261888">
            <text:p>615.53</text:p>
          </table:table-cell>
          <table:table-cell table:formula="of:=MOD([.E320]*1440+[.V320]+4*[.$B$3]-60*[.$B$4];1440)" office:value-type="float" office:value="735.395357736521">
            <text:p>735.4</text:p>
          </table:table-cell>
          <table:table-cell table:formula="of:=IF([.AB320]/4&lt;0;[.AB320]/4+180;[.AB320]/4-180)" office:value-type="float" office:value="3.84883943413027">
            <text:p>3.85</text:p>
          </table:table-cell>
          <table:table-cell table:formula="of:=DEGREES(ACOS(SIN(RADIANS([.$B$2]))*SIN(RADIANS([.T320]))+COS(RADIANS([.$B$2]))*COS(RADIANS([.T320]))*COS(RADIANS([.AC320]))))" office:value-type="float" office:value="54.7501156020153">
            <text:p>54.75</text:p>
          </table:table-cell>
          <table:table-cell table:formula="of:=90-[.AD320]" office:value-type="float" office:value="35.2498843979847">
            <text:p>35.25</text:p>
          </table:table-cell>
          <table:table-cell table:formula="of:=IF([.AE320]&gt;85;0;IF([.AE320]&gt;5;58.1/TAN(RADIANS([.AE320]))-0.07/POWER(TAN(RADIANS([.AE320]));3)+0.000086/POWER(TAN(RADIANS([.AE320]));5);IF([.AE320]&gt;-0.575;1735+[.AE320]*(-518.2+[.AE320]*(103.4+[.AE320]*(-12.79+[.AE320]*0.711)));-20.772/TAN(RADIANS([.AE320])))))/3600" office:value-type="float" office:value="0.0227811469611551">
            <text:p>0.02</text:p>
          </table:table-cell>
          <table:table-cell table:formula="of:=[.AE320]+[.AF320]" office:value-type="float" office:value="35.2726655449458">
            <text:p>35.27</text:p>
          </table:table-cell>
          <table:table-cell table:formula="of:=IF([.AC320]&gt;0;MOD(DEGREES(ACOS(((SIN(RADIANS([.$B$2]))*COS(RADIANS([.AD320])))-SIN(RADIANS([.T320])))/(COS(RADIANS([.$B$2]))*SIN(RADIANS([.AD320])))))+180;360);MOD(540-DEGREES(ACOS(((SIN(RADIANS([.$B$2]))*COS(RADIANS([.AD320])))-SIN(RADIANS([.T320])))/(COS(RADIANS([.$B$2]))*SIN(RADIANS([.AD320])))));360))" office:value-type="float" office:value="184.467247887161">
            <text:p>184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0]+1" office:value-type="date" office:date-value="2026-11-16">
            <text:p>11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1]+2415018.5+[.E321]-[.$B$4]/24" office:value-type="float" office:value="2461361.29166667">
            <text:p>2461361.29</text:p>
          </table:table-cell>
          <table:table-cell table:style-name="ce9" table:formula="of:=([.F321]-2451545)/36525" office:value-type="float" office:value="0.268755418663012">
            <text:p>0.26875542</text:p>
          </table:table-cell>
          <table:table-cell/>
          <table:table-cell table:formula="of:=MOD(280.46646+[.G321]*(36000.76983+[.G321]*0.0003032);360)" office:value-type="float" office:value="235.868449752355">
            <text:p>235.87</text:p>
          </table:table-cell>
          <table:table-cell table:formula="of:=357.52911+[.G321]*(35999.05029-0.0001537*[.G321])" office:value-type="float" office:value="10032.4689310581">
            <text:p>10032.47</text:p>
          </table:table-cell>
          <table:table-cell table:formula="of:=0.016708634-[.G321]*(0.000042037+0.0000001267*[.G321])" office:value-type="float" office:value="0.0166973271769912">
            <text:p>0.02</text:p>
          </table:table-cell>
          <table:table-cell table:formula="of:=SIN(RADIANS([.J321]))*(1.914602-[.G321]*(0.004817+0.000014*[.G321]))+SIN(RADIANS(2*[.J321]))*(0.019993-0.000101*[.G321])+SIN(RADIANS(3*[.J321]))*0.000289" office:value-type="float" office:value="-1.43140169997145">
            <text:p>-1.43</text:p>
          </table:table-cell>
          <table:table-cell table:formula="of:=[.I321]+[.L321]" office:value-type="float" office:value="234.437048052384">
            <text:p>234.44</text:p>
          </table:table-cell>
          <table:table-cell table:formula="of:=[.J321]+[.L321]" office:value-type="float" office:value="10031.0375293581">
            <text:p>10031.04</text:p>
          </table:table-cell>
          <table:table-cell table:formula="of:=(1.000001018*(1-[.K321]*[.K321]))/(1+[.K321]*COS(RADIANS([.N321])))" office:value-type="float" office:value="0.988881422325784">
            <text:p>0.99</text:p>
          </table:table-cell>
          <table:table-cell table:formula="of:=[.M321]-0.00569-0.00478*SIN(RADIANS(125.04-1934.136*[.G321]))" office:value-type="float" office:value="234.43408397551">
            <text:p>234.43</text:p>
          </table:table-cell>
          <table:table-cell table:formula="of:=23+(26+((21.448-[.G321]*(46.815+[.G321]*(0.00059-[.G321]*0.001813))))/60)/60" office:value-type="float" office:value="23.4357961687928">
            <text:p>23.44</text:p>
          </table:table-cell>
          <table:table-cell table:formula="of:=[.Q321]+0.00256*COS(RADIANS(125.04-1934.136*[.G321]))" office:value-type="float" office:value="23.4378990874365">
            <text:p>23.44</text:p>
          </table:table-cell>
          <table:table-cell table:formula="of:=DEGREES(ATAN2(COS(RADIANS([.P321]));COS(RADIANS([.R321]))*SIN(RADIANS([.P321]))))" office:value-type="float" office:value="-127.930412303133">
            <text:p>-127.93</text:p>
          </table:table-cell>
          <table:table-cell table:formula="of:=DEGREES(ASIN(SIN(RADIANS([.R321]))*SIN(RADIANS([.P321]))))" office:value-type="float" office:value="-18.8778996065486">
            <text:p>-18.88</text:p>
          </table:table-cell>
          <table:table-cell table:formula="of:=TAN(RADIANS([.R321]/2))*TAN(RADIANS([.R321]/2))" office:value-type="float" office:value="0.0430292725289098">
            <text:p>0.04</text:p>
          </table:table-cell>
          <table:table-cell table:formula="of:=4*DEGREES([.U321]*SIN(2*RADIANS([.I321]))-2*[.K321]*SIN(RADIANS([.J321]))+4*[.K321]*[.U321]*SIN(RADIANS([.J321]))*COS(2*RADIANS([.I321]))-0.5*[.U321]*[.U321]*SIN(4*RADIANS([.I321]))-1.25*[.K321]*[.K321]*SIN(2*RADIANS([.J321])))" office:value-type="float" office:value="15.2113830546201">
            <text:p>15.21</text:p>
          </table:table-cell>
          <table:table-cell table:formula="of:=DEGREES(ACOS(COS(RADIANS(90.833))/(COS(RADIANS([.$B$2]))*COS(RADIANS([.T321])))-TAN(RADIANS([.$B$2]))*TAN(RADIANS([.T321]))))" office:value-type="float" office:value="76.7355163491628">
            <text:p>76.74</text:p>
          </table:table-cell>
          <table:table-cell table:style-name="ce7" table:formula="of:=(720-4*[.$B$3]-[.V321]+[.$B$4]*60)/1440" office:value-type="float" office:value="0.489436539545403">
            <text:p>11:44:47</text:p>
          </table:table-cell>
          <table:table-cell table:style-name="ce7" table:formula="of:=([.X321]*1440-[.W321]*4)/1440" office:value-type="float" office:value="0.276282327464395">
            <text:p>6:37:51</text:p>
          </table:table-cell>
          <table:table-cell table:style-name="ce7" table:formula="of:=([.X321]*1440+[.W321]*4)/1440" office:value-type="float" office:value="0.702590751626411">
            <text:p>16:51:44</text:p>
          </table:table-cell>
          <table:table-cell table:formula="of:=8*[.W321]" office:value-type="float" office:value="613.884130793302">
            <text:p>613.88</text:p>
          </table:table-cell>
          <table:table-cell table:formula="of:=MOD([.E321]*1440+[.V321]+4*[.$B$3]-60*[.$B$4];1440)" office:value-type="float" office:value="735.21138305462">
            <text:p>735.21</text:p>
          </table:table-cell>
          <table:table-cell table:formula="of:=IF([.AB321]/4&lt;0;[.AB321]/4+180;[.AB321]/4-180)" office:value-type="float" office:value="3.80284576365503">
            <text:p>3.8</text:p>
          </table:table-cell>
          <table:table-cell table:formula="of:=DEGREES(ACOS(SIN(RADIANS([.$B$2]))*SIN(RADIANS([.T321]))+COS(RADIANS([.$B$2]))*COS(RADIANS([.T321]))*COS(RADIANS([.AC321]))))" office:value-type="float" office:value="54.9958831783032">
            <text:p>55</text:p>
          </table:table-cell>
          <table:table-cell table:formula="of:=90-[.AD321]" office:value-type="float" office:value="35.0041168216968">
            <text:p>35</text:p>
          </table:table-cell>
          <table:table-cell table:formula="of:=IF([.AE321]&gt;85;0;IF([.AE321]&gt;5;58.1/TAN(RADIANS([.AE321]))-0.07/POWER(TAN(RADIANS([.AE321]));3)+0.000086/POWER(TAN(RADIANS([.AE321]));5);IF([.AE321]&gt;-0.575;1735+[.AE321]*(-518.2+[.AE321]*(103.4+[.AE321]*(-12.79+[.AE321]*0.711)));-20.772/TAN(RADIANS([.AE321])))))/3600" office:value-type="float" office:value="0.0229887264377912">
            <text:p>0.02</text:p>
          </table:table-cell>
          <table:table-cell table:formula="of:=[.AE321]+[.AF321]" office:value-type="float" office:value="35.0271055481346">
            <text:p>35.03</text:p>
          </table:table-cell>
          <table:table-cell table:formula="of:=IF([.AC321]&gt;0;MOD(DEGREES(ACOS(((SIN(RADIANS([.$B$2]))*COS(RADIANS([.AD321])))-SIN(RADIANS([.T321])))/(COS(RADIANS([.$B$2]))*SIN(RADIANS([.AD321])))))+180;360);MOD(540-DEGREES(ACOS(((SIN(RADIANS([.$B$2]))*COS(RADIANS([.AD321])))-SIN(RADIANS([.T321])))/(COS(RADIANS([.$B$2]))*SIN(RADIANS([.AD321])))));360))" office:value-type="float" office:value="184.394005149717">
            <text:p>18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1]+1" office:value-type="date" office:date-value="2026-11-17">
            <text:p>11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2]+2415018.5+[.E322]-[.$B$4]/24" office:value-type="float" office:value="2461362.29166667">
            <text:p>2461362.29</text:p>
          </table:table-cell>
          <table:table-cell table:style-name="ce9" table:formula="of:=([.F322]-2451545)/36525" office:value-type="float" office:value="0.268782797170883">
            <text:p>0.26878280</text:p>
          </table:table-cell>
          <table:table-cell/>
          <table:table-cell table:formula="of:=MOD(280.46646+[.G322]*(36000.76983+[.G322]*0.0003032);360)" office:value-type="float" office:value="236.854097116982">
            <text:p>236.85</text:p>
          </table:table-cell>
          <table:table-cell table:formula="of:=357.52911+[.G322]*(35999.05029-0.0001537*[.G322])" office:value-type="float" office:value="10033.4545313376">
            <text:p>10033.45</text:p>
          </table:table-cell>
          <table:table-cell table:formula="of:=0.016708634-[.G322]*(0.000042037+0.0000001267*[.G322])" office:value-type="float" office:value="0.0166973260242162">
            <text:p>0.02</text:p>
          </table:table-cell>
          <table:table-cell table:formula="of:=SIN(RADIANS([.J322]))*(1.914602-[.G322]*(0.004817+0.000014*[.G322]))+SIN(RADIANS(2*[.J322]))*(0.019993-0.000101*[.G322])+SIN(RADIANS(3*[.J322]))*0.000289" office:value-type="float" office:value="-1.40903203106868">
            <text:p>-1.41</text:p>
          </table:table-cell>
          <table:table-cell table:formula="of:=[.I322]+[.L322]" office:value-type="float" office:value="235.445065085914">
            <text:p>235.45</text:p>
          </table:table-cell>
          <table:table-cell table:formula="of:=[.J322]+[.L322]" office:value-type="float" office:value="10032.0454993065">
            <text:p>10032.05</text:p>
          </table:table-cell>
          <table:table-cell table:formula="of:=(1.000001018*(1-[.K322]*[.K322]))/(1+[.K322]*COS(RADIANS([.N322])))" office:value-type="float" office:value="0.988666413196049">
            <text:p>0.99</text:p>
          </table:table-cell>
          <table:table-cell table:formula="of:=[.M322]-0.00569-0.00478*SIN(RADIANS(125.04-1934.136*[.G322]))" office:value-type="float" office:value="235.442104636854">
            <text:p>235.44</text:p>
          </table:table-cell>
          <table:table-cell table:formula="of:=23+(26+((21.448-[.G322]*(46.815+[.G322]*(0.00059-[.G322]*0.001813))))/60)/60" office:value-type="float" office:value="23.4357958127587">
            <text:p>23.44</text:p>
          </table:table-cell>
          <table:table-cell table:formula="of:=[.Q322]+0.00256*COS(RADIANS(125.04-1934.136*[.G322]))" office:value-type="float" office:value="23.4378973812315">
            <text:p>23.44</text:p>
          </table:table-cell>
          <table:table-cell table:formula="of:=DEGREES(ATAN2(COS(RADIANS([.P322]));COS(RADIANS([.R322]))*SIN(RADIANS([.P322]))))" office:value-type="float" office:value="-126.895905342232">
            <text:p>-126.9</text:p>
          </table:table-cell>
          <table:table-cell table:formula="of:=DEGREES(ASIN(SIN(RADIANS([.R322]))*SIN(RADIANS([.P322]))))" office:value-type="float" office:value="-19.1214938630457">
            <text:p>-19.12</text:p>
          </table:table-cell>
          <table:table-cell table:formula="of:=TAN(RADIANS([.R322]/2))*TAN(RADIANS([.R322]/2))" office:value-type="float" office:value="0.0430292660859256">
            <text:p>0.04</text:p>
          </table:table-cell>
          <table:table-cell table:formula="of:=4*DEGREES([.U322]*SIN(2*RADIANS([.I322]))-2*[.K322]*SIN(RADIANS([.J322]))+4*[.K322]*[.U322]*SIN(RADIANS([.J322]))*COS(2*RADIANS([.I322]))-0.5*[.U322]*[.U322]*SIN(4*RADIANS([.I322]))-1.25*[.K322]*[.K322]*SIN(2*RADIANS([.J322])))" office:value-type="float" office:value="15.0133553113621">
            <text:p>15.01</text:p>
          </table:table-cell>
          <table:table-cell table:formula="of:=DEGREES(ACOS(COS(RADIANS(90.833))/(COS(RADIANS([.$B$2]))*COS(RADIANS([.T322])))-TAN(RADIANS([.$B$2]))*TAN(RADIANS([.T322]))))" office:value-type="float" office:value="76.5336792321257">
            <text:p>76.53</text:p>
          </table:table-cell>
          <table:table-cell table:style-name="ce7" table:formula="of:=(720-4*[.$B$3]-[.V322]+[.$B$4]*60)/1440" office:value-type="float" office:value="0.489574058811554">
            <text:p>11:44:59</text:p>
          </table:table-cell>
          <table:table-cell table:style-name="ce7" table:formula="of:=([.X322]*1440-[.W322]*4)/1440" office:value-type="float" office:value="0.276980505388983">
            <text:p>6:38:51</text:p>
          </table:table-cell>
          <table:table-cell table:style-name="ce7" table:formula="of:=([.X322]*1440+[.W322]*4)/1440" office:value-type="float" office:value="0.702167612234125">
            <text:p>16:51:07</text:p>
          </table:table-cell>
          <table:table-cell table:formula="of:=8*[.W322]" office:value-type="float" office:value="612.269433857006">
            <text:p>612.27</text:p>
          </table:table-cell>
          <table:table-cell table:formula="of:=MOD([.E322]*1440+[.V322]+4*[.$B$3]-60*[.$B$4];1440)" office:value-type="float" office:value="735.013355311362">
            <text:p>735.01</text:p>
          </table:table-cell>
          <table:table-cell table:formula="of:=IF([.AB322]/4&lt;0;[.AB322]/4+180;[.AB322]/4-180)" office:value-type="float" office:value="3.75333882784054">
            <text:p>3.75</text:p>
          </table:table-cell>
          <table:table-cell table:formula="of:=DEGREES(ACOS(SIN(RADIANS([.$B$2]))*SIN(RADIANS([.T322]))+COS(RADIANS([.$B$2]))*COS(RADIANS([.T322]))*COS(RADIANS([.AC322]))))" office:value-type="float" office:value="55.2359205532999">
            <text:p>55.24</text:p>
          </table:table-cell>
          <table:table-cell table:formula="of:=90-[.AD322]" office:value-type="float" office:value="34.7640794467001">
            <text:p>34.76</text:p>
          </table:table-cell>
          <table:table-cell table:formula="of:=IF([.AE322]&gt;85;0;IF([.AE322]&gt;5;58.1/TAN(RADIANS([.AE322]))-0.07/POWER(TAN(RADIANS([.AE322]));3)+0.000086/POWER(TAN(RADIANS([.AE322]));5);IF([.AE322]&gt;-0.575;1735+[.AE322]*(-518.2+[.AE322]*(103.4+[.AE322]*(-12.79+[.AE322]*0.711)));-20.772/TAN(RADIANS([.AE322])))))/3600" office:value-type="float" office:value="0.0231939081839387">
            <text:p>0.02</text:p>
          </table:table-cell>
          <table:table-cell table:formula="of:=[.AE322]+[.AF322]" office:value-type="float" office:value="34.787273354884">
            <text:p>34.79</text:p>
          </table:table-cell>
          <table:table-cell table:formula="of:=IF([.AC322]&gt;0;MOD(DEGREES(ACOS(((SIN(RADIANS([.$B$2]))*COS(RADIANS([.AD322])))-SIN(RADIANS([.T322])))/(COS(RADIANS([.$B$2]))*SIN(RADIANS([.AD322])))))+180;360);MOD(540-DEGREES(ACOS(((SIN(RADIANS([.$B$2]))*COS(RADIANS([.AD322])))-SIN(RADIANS([.T322])))/(COS(RADIANS([.$B$2]))*SIN(RADIANS([.AD322])))));360))" office:value-type="float" office:value="184.317764401998">
            <text:p>184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2]+1" office:value-type="date" office:date-value="2026-11-18">
            <text:p>11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3]+2415018.5+[.E323]-[.$B$4]/24" office:value-type="float" office:value="2461363.29166667">
            <text:p>2461363.29</text:p>
          </table:table-cell>
          <table:table-cell table:style-name="ce9" table:formula="of:=([.F323]-2451545)/36525" office:value-type="float" office:value="0.268810175678755">
            <text:p>0.26881018</text:p>
          </table:table-cell>
          <table:table-cell/>
          <table:table-cell table:formula="of:=MOD(280.46646+[.G323]*(36000.76983+[.G323]*0.0003032);360)" office:value-type="float" office:value="237.839744481609">
            <text:p>237.84</text:p>
          </table:table-cell>
          <table:table-cell table:formula="of:=357.52911+[.G323]*(35999.05029-0.0001537*[.G323])" office:value-type="float" office:value="10034.440131617">
            <text:p>10034.44</text:p>
          </table:table-cell>
          <table:table-cell table:formula="of:=0.016708634-[.G323]*(0.000042037+0.0000001267*[.G323])" office:value-type="float" office:value="0.016697324871441">
            <text:p>0.02</text:p>
          </table:table-cell>
          <table:table-cell table:formula="of:=SIN(RADIANS([.J323]))*(1.914602-[.G323]*(0.004817+0.000014*[.G323]))+SIN(RADIANS(2*[.J323]))*(0.019993-0.000101*[.G323])+SIN(RADIANS(3*[.J323]))*0.000289" office:value-type="float" office:value="-1.38622729288441">
            <text:p>-1.39</text:p>
          </table:table-cell>
          <table:table-cell table:formula="of:=[.I323]+[.L323]" office:value-type="float" office:value="236.453517188725">
            <text:p>236.45</text:p>
          </table:table-cell>
          <table:table-cell table:formula="of:=[.J323]+[.L323]" office:value-type="float" office:value="10033.0539043241">
            <text:p>10033.05</text:p>
          </table:table-cell>
          <table:table-cell table:formula="of:=(1.000001018*(1-[.K323]*[.K323]))/(1+[.K323]*COS(RADIANS([.N323])))" office:value-type="float" office:value="0.988454789327743">
            <text:p>0.99</text:p>
          </table:table-cell>
          <table:table-cell table:formula="of:=[.M323]-0.00569-0.00478*SIN(RADIANS(125.04-1934.136*[.G323]))" office:value-type="float" office:value="236.450560365149">
            <text:p>236.45</text:p>
          </table:table-cell>
          <table:table-cell table:formula="of:=23+(26+((21.448-[.G323]*(46.815+[.G323]*(0.00059-[.G323]*0.001813))))/60)/60" office:value-type="float" office:value="23.4357954567246">
            <text:p>23.44</text:p>
          </table:table-cell>
          <table:table-cell table:formula="of:=[.Q323]+0.00256*COS(RADIANS(125.04-1934.136*[.G323]))" office:value-type="float" office:value="23.4378956732314">
            <text:p>23.44</text:p>
          </table:table-cell>
          <table:table-cell table:formula="of:=DEGREES(ATAN2(COS(RADIANS([.P323]));COS(RADIANS([.R323]))*SIN(RADIANS([.P323]))))" office:value-type="float" office:value="-125.857932226066">
            <text:p>-125.86</text:p>
          </table:table-cell>
          <table:table-cell table:formula="of:=DEGREES(ASIN(SIN(RADIANS([.R323]))*SIN(RADIANS([.P323]))))" office:value-type="float" office:value="-19.3593916422873">
            <text:p>-19.36</text:p>
          </table:table-cell>
          <table:table-cell table:formula="of:=TAN(RADIANS([.R323]/2))*TAN(RADIANS([.R323]/2))" office:value-type="float" office:value="0.0430292596361632">
            <text:p>0.04</text:p>
          </table:table-cell>
          <table:table-cell table:formula="of:=4*DEGREES([.U323]*SIN(2*RADIANS([.I323]))-2*[.K323]*SIN(RADIANS([.J323]))+4*[.K323]*[.U323]*SIN(RADIANS([.J323]))*COS(2*RADIANS([.I323]))-0.5*[.U323]*[.U323]*SIN(4*RADIANS([.I323]))-1.25*[.K323]*[.K323]*SIN(2*RADIANS([.J323])))" office:value-type="float" office:value="14.8013872710421">
            <text:p>14.8</text:p>
          </table:table-cell>
          <table:table-cell table:formula="of:=DEGREES(ACOS(COS(RADIANS(90.833))/(COS(RADIANS([.$B$2]))*COS(RADIANS([.T323])))-TAN(RADIANS([.$B$2]))*TAN(RADIANS([.T323]))))" office:value-type="float" office:value="76.3358414352262">
            <text:p>76.34</text:p>
          </table:table-cell>
          <table:table-cell table:style-name="ce7" table:formula="of:=(720-4*[.$B$3]-[.V323]+[.$B$4]*60)/1440" office:value-type="float" office:value="0.489721258839554">
            <text:p>11:45:12</text:p>
          </table:table-cell>
          <table:table-cell table:style-name="ce7" table:formula="of:=([.X323]*1440-[.W323]*4)/1440" office:value-type="float" office:value="0.277677254852815">
            <text:p>6:39:51</text:p>
          </table:table-cell>
          <table:table-cell table:style-name="ce7" table:formula="of:=([.X323]*1440+[.W323]*4)/1440" office:value-type="float" office:value="0.701765262826293">
            <text:p>16:50:33</text:p>
          </table:table-cell>
          <table:table-cell table:formula="of:=8*[.W323]" office:value-type="float" office:value="610.68673148181">
            <text:p>610.69</text:p>
          </table:table-cell>
          <table:table-cell table:formula="of:=MOD([.E323]*1440+[.V323]+4*[.$B$3]-60*[.$B$4];1440)" office:value-type="float" office:value="734.801387271042">
            <text:p>734.8</text:p>
          </table:table-cell>
          <table:table-cell table:formula="of:=IF([.AB323]/4&lt;0;[.AB323]/4+180;[.AB323]/4-180)" office:value-type="float" office:value="3.70034681776053">
            <text:p>3.7</text:p>
          </table:table-cell>
          <table:table-cell table:formula="of:=DEGREES(ACOS(SIN(RADIANS([.$B$2]))*SIN(RADIANS([.T323]))+COS(RADIANS([.$B$2]))*COS(RADIANS([.T323]))*COS(RADIANS([.AC323]))))" office:value-type="float" office:value="55.4701336827382">
            <text:p>55.47</text:p>
          </table:table-cell>
          <table:table-cell table:formula="of:=90-[.AD323]" office:value-type="float" office:value="34.5298663172618">
            <text:p>34.53</text:p>
          </table:table-cell>
          <table:table-cell table:formula="of:=IF([.AE323]&gt;85;0;IF([.AE323]&gt;5;58.1/TAN(RADIANS([.AE323]))-0.07/POWER(TAN(RADIANS([.AE323]));3)+0.000086/POWER(TAN(RADIANS([.AE323]));5);IF([.AE323]&gt;-0.575;1735+[.AE323]*(-518.2+[.AE323]*(103.4+[.AE323]*(-12.79+[.AE323]*0.711)));-20.772/TAN(RADIANS([.AE323])))))/3600" office:value-type="float" office:value="0.0233964861811623">
            <text:p>0.02</text:p>
          </table:table-cell>
          <table:table-cell table:formula="of:=[.AE323]+[.AF323]" office:value-type="float" office:value="34.553262803443">
            <text:p>34.55</text:p>
          </table:table-cell>
          <table:table-cell table:formula="of:=IF([.AC323]&gt;0;MOD(DEGREES(ACOS(((SIN(RADIANS([.$B$2]))*COS(RADIANS([.AD323])))-SIN(RADIANS([.T323])))/(COS(RADIANS([.$B$2]))*SIN(RADIANS([.AD323])))))+180;360);MOD(540-DEGREES(ACOS(((SIN(RADIANS([.$B$2]))*COS(RADIANS([.AD323])))-SIN(RADIANS([.T323])))/(COS(RADIANS([.$B$2]))*SIN(RADIANS([.AD323])))));360))" office:value-type="float" office:value="184.238587327462">
            <text:p>184.2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3]+1" office:value-type="date" office:date-value="2026-11-19">
            <text:p>11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4]+2415018.5+[.E324]-[.$B$4]/24" office:value-type="float" office:value="2461364.29166667">
            <text:p>2461364.29</text:p>
          </table:table-cell>
          <table:table-cell table:style-name="ce9" table:formula="of:=([.F324]-2451545)/36525" office:value-type="float" office:value="0.268837554186626">
            <text:p>0.26883755</text:p>
          </table:table-cell>
          <table:table-cell/>
          <table:table-cell table:formula="of:=MOD(280.46646+[.G324]*(36000.76983+[.G324]*0.0003032);360)" office:value-type="float" office:value="238.825391846236">
            <text:p>238.83</text:p>
          </table:table-cell>
          <table:table-cell table:formula="of:=357.52911+[.G324]*(35999.05029-0.0001537*[.G324])" office:value-type="float" office:value="10035.4257318965">
            <text:p>10035.43</text:p>
          </table:table-cell>
          <table:table-cell table:formula="of:=0.016708634-[.G324]*(0.000042037+0.0000001267*[.G324])" office:value-type="float" office:value="0.0166973237186657">
            <text:p>0.02</text:p>
          </table:table-cell>
          <table:table-cell table:formula="of:=SIN(RADIANS([.J324]))*(1.914602-[.G324]*(0.004817+0.000014*[.G324]))+SIN(RADIANS(2*[.J324]))*(0.019993-0.000101*[.G324])+SIN(RADIANS(3*[.J324]))*0.000289" office:value-type="float" office:value="-1.36299418472641">
            <text:p>-1.36</text:p>
          </table:table-cell>
          <table:table-cell table:formula="of:=[.I324]+[.L324]" office:value-type="float" office:value="237.46239766151">
            <text:p>237.46</text:p>
          </table:table-cell>
          <table:table-cell table:formula="of:=[.J324]+[.L324]" office:value-type="float" office:value="10034.0627377118">
            <text:p>10034.06</text:p>
          </table:table-cell>
          <table:table-cell table:formula="of:=(1.000001018*(1-[.K324]*[.K324]))/(1+[.K324]*COS(RADIANS([.N324])))" office:value-type="float" office:value="0.98824661773484">
            <text:p>0.99</text:p>
          </table:table-cell>
          <table:table-cell table:formula="of:=[.M324]-0.00569-0.00478*SIN(RADIANS(125.04-1934.136*[.G324]))" office:value-type="float" office:value="237.459444461083">
            <text:p>237.46</text:p>
          </table:table-cell>
          <table:table-cell table:formula="of:=23+(26+((21.448-[.G324]*(46.815+[.G324]*(0.00059-[.G324]*0.001813))))/60)/60" office:value-type="float" office:value="23.4357951006905">
            <text:p>23.44</text:p>
          </table:table-cell>
          <table:table-cell table:formula="of:=[.Q324]+0.00256*COS(RADIANS(125.04-1934.136*[.G324]))" office:value-type="float" office:value="23.4378939634373">
            <text:p>23.44</text:p>
          </table:table-cell>
          <table:table-cell table:formula="of:=DEGREES(ATAN2(COS(RADIANS([.P324]));COS(RADIANS([.R324]))*SIN(RADIANS([.P324]))))" office:value-type="float" office:value="-124.81652111177">
            <text:p>-124.82</text:p>
          </table:table-cell>
          <table:table-cell table:formula="of:=DEGREES(ASIN(SIN(RADIANS([.R324]))*SIN(RADIANS([.P324]))))" office:value-type="float" office:value="-19.5914888272241">
            <text:p>-19.59</text:p>
          </table:table-cell>
          <table:table-cell table:formula="of:=TAN(RADIANS([.R324]/2))*TAN(RADIANS([.R324]/2))" office:value-type="float" office:value="0.0430292531796269">
            <text:p>0.04</text:p>
          </table:table-cell>
          <table:table-cell table:formula="of:=4*DEGREES([.U324]*SIN(2*RADIANS([.I324]))-2*[.K324]*SIN(RADIANS([.J324]))+4*[.K324]*[.U324]*SIN(RADIANS([.J324]))*COS(2*RADIANS([.I324]))-0.5*[.U324]*[.U324]*SIN(4*RADIANS([.I324]))-1.25*[.K324]*[.K324]*SIN(2*RADIANS([.J324])))" office:value-type="float" office:value="14.5756105877688">
            <text:p>14.58</text:p>
          </table:table-cell>
          <table:table-cell table:formula="of:=DEGREES(ACOS(COS(RADIANS(90.833))/(COS(RADIANS([.$B$2]))*COS(RADIANS([.T324])))-TAN(RADIANS([.$B$2]))*TAN(RADIANS([.T324]))))" office:value-type="float" office:value="76.1421282627717">
            <text:p>76.14</text:p>
          </table:table-cell>
          <table:table-cell table:style-name="ce7" table:formula="of:=(720-4*[.$B$3]-[.V324]+[.$B$4]*60)/1440" office:value-type="float" office:value="0.489878048202938">
            <text:p>11:45:25</text:p>
          </table:table-cell>
          <table:table-cell table:style-name="ce7" table:formula="of:=([.X324]*1440-[.W324]*4)/1440" office:value-type="float" office:value="0.278372136361906">
            <text:p>6:40:51</text:p>
          </table:table-cell>
          <table:table-cell table:style-name="ce7" table:formula="of:=([.X324]*1440+[.W324]*4)/1440" office:value-type="float" office:value="0.701383960043971">
            <text:p>16:50:00</text:p>
          </table:table-cell>
          <table:table-cell table:formula="of:=8*[.W324]" office:value-type="float" office:value="609.137026102173">
            <text:p>609.14</text:p>
          </table:table-cell>
          <table:table-cell table:formula="of:=MOD([.E324]*1440+[.V324]+4*[.$B$3]-60*[.$B$4];1440)" office:value-type="float" office:value="734.575610587769">
            <text:p>734.58</text:p>
          </table:table-cell>
          <table:table-cell table:formula="of:=IF([.AB324]/4&lt;0;[.AB324]/4+180;[.AB324]/4-180)" office:value-type="float" office:value="3.64390264694219">
            <text:p>3.64</text:p>
          </table:table-cell>
          <table:table-cell table:formula="of:=DEGREES(ACOS(SIN(RADIANS([.$B$2]))*SIN(RADIANS([.T324]))+COS(RADIANS([.$B$2]))*COS(RADIANS([.T324]))*COS(RADIANS([.AC324]))))" office:value-type="float" office:value="55.698430196759">
            <text:p>55.7</text:p>
          </table:table-cell>
          <table:table-cell table:formula="of:=90-[.AD324]" office:value-type="float" office:value="34.301569803241">
            <text:p>34.3</text:p>
          </table:table-cell>
          <table:table-cell table:formula="of:=IF([.AE324]&gt;85;0;IF([.AE324]&gt;5;58.1/TAN(RADIANS([.AE324]))-0.07/POWER(TAN(RADIANS([.AE324]));3)+0.000086/POWER(TAN(RADIANS([.AE324]));5);IF([.AE324]&gt;-0.575;1735+[.AE324]*(-518.2+[.AE324]*(103.4+[.AE324]*(-12.79+[.AE324]*0.711)));-20.772/TAN(RADIANS([.AE324])))))/3600" office:value-type="float" office:value="0.0235962504796099">
            <text:p>0.02</text:p>
          </table:table-cell>
          <table:table-cell table:formula="of:=[.AE324]+[.AF324]" office:value-type="float" office:value="34.3251660537207">
            <text:p>34.33</text:p>
          </table:table-cell>
          <table:table-cell table:formula="of:=IF([.AC324]&gt;0;MOD(DEGREES(ACOS(((SIN(RADIANS([.$B$2]))*COS(RADIANS([.AD324])))-SIN(RADIANS([.T324])))/(COS(RADIANS([.$B$2]))*SIN(RADIANS([.AD324])))))+180;360);MOD(540-DEGREES(ACOS(((SIN(RADIANS([.$B$2]))*COS(RADIANS([.AD324])))-SIN(RADIANS([.T324])))/(COS(RADIANS([.$B$2]))*SIN(RADIANS([.AD324])))));360))" office:value-type="float" office:value="184.156537565376">
            <text:p>184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4]+1" office:value-type="date" office:date-value="2026-11-20">
            <text:p>11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5]+2415018.5+[.E325]-[.$B$4]/24" office:value-type="float" office:value="2461365.29166667">
            <text:p>2461365.29</text:p>
          </table:table-cell>
          <table:table-cell table:style-name="ce9" table:formula="of:=([.F325]-2451545)/36525" office:value-type="float" office:value="0.268864932694497">
            <text:p>0.26886493</text:p>
          </table:table-cell>
          <table:table-cell/>
          <table:table-cell table:formula="of:=MOD(280.46646+[.G325]*(36000.76983+[.G325]*0.0003032);360)" office:value-type="float" office:value="239.811039210865">
            <text:p>239.81</text:p>
          </table:table-cell>
          <table:table-cell table:formula="of:=357.52911+[.G325]*(35999.05029-0.0001537*[.G325])" office:value-type="float" office:value="10036.411332176">
            <text:p>10036.41</text:p>
          </table:table-cell>
          <table:table-cell table:formula="of:=0.016708634-[.G325]*(0.000042037+0.0000001267*[.G325])" office:value-type="float" office:value="0.0166973225658901">
            <text:p>0.02</text:p>
          </table:table-cell>
          <table:table-cell table:formula="of:=SIN(RADIANS([.J325]))*(1.914602-[.G325]*(0.004817+0.000014*[.G325]))+SIN(RADIANS(2*[.J325]))*(0.019993-0.000101*[.G325])+SIN(RADIANS(3*[.J325]))*0.000289" office:value-type="float" office:value="-1.33933955487604">
            <text:p>-1.34</text:p>
          </table:table-cell>
          <table:table-cell table:formula="of:=[.I325]+[.L325]" office:value-type="float" office:value="238.471699655989">
            <text:p>238.47</text:p>
          </table:table-cell>
          <table:table-cell table:formula="of:=[.J325]+[.L325]" office:value-type="float" office:value="10035.0719926211">
            <text:p>10035.07</text:p>
          </table:table-cell>
          <table:table-cell table:formula="of:=(1.000001018*(1-[.K325]*[.K325]))/(1+[.K325]*COS(RADIANS([.N325])))" office:value-type="float" office:value="0.988041964421174">
            <text:p>0.99</text:p>
          </table:table-cell>
          <table:table-cell table:formula="of:=[.M325]-0.00569-0.00478*SIN(RADIANS(125.04-1934.136*[.G325]))" office:value-type="float" office:value="238.468750076373">
            <text:p>238.47</text:p>
          </table:table-cell>
          <table:table-cell table:formula="of:=23+(26+((21.448-[.G325]*(46.815+[.G325]*(0.00059-[.G325]*0.001813))))/60)/60" office:value-type="float" office:value="23.4357947446564">
            <text:p>23.44</text:p>
          </table:table-cell>
          <table:table-cell table:formula="of:=[.Q325]+0.00256*COS(RADIANS(125.04-1934.136*[.G325]))" office:value-type="float" office:value="23.4378922518504">
            <text:p>23.44</text:p>
          </table:table-cell>
          <table:table-cell table:formula="of:=DEGREES(ATAN2(COS(RADIANS([.P325]));COS(RADIANS([.R325]))*SIN(RADIANS([.P325]))))" office:value-type="float" office:value="-123.771704793754">
            <text:p>-123.77</text:p>
          </table:table-cell>
          <table:table-cell table:formula="of:=DEGREES(ASIN(SIN(RADIANS([.R325]))*SIN(RADIANS([.P325]))))" office:value-type="float" office:value="-19.8176826099618">
            <text:p>-19.82</text:p>
          </table:table-cell>
          <table:table-cell table:formula="of:=TAN(RADIANS([.R325]/2))*TAN(RADIANS([.R325]/2))" office:value-type="float" office:value="0.0430292467163213">
            <text:p>0.04</text:p>
          </table:table-cell>
          <table:table-cell table:formula="of:=4*DEGREES([.U325]*SIN(2*RADIANS([.I325]))-2*[.K325]*SIN(RADIANS([.J325]))+4*[.K325]*[.U325]*SIN(RADIANS([.J325]))*COS(2*RADIANS([.I325]))-0.5*[.U325]*[.U325]*SIN(4*RADIANS([.I325]))-1.25*[.K325]*[.K325]*SIN(2*RADIANS([.J325])))" office:value-type="float" office:value="14.3361758562226">
            <text:p>14.34</text:p>
          </table:table-cell>
          <table:table-cell table:formula="of:=DEGREES(ACOS(COS(RADIANS(90.833))/(COS(RADIANS([.$B$2]))*COS(RADIANS([.T325])))-TAN(RADIANS([.$B$2]))*TAN(RADIANS([.T325]))))" office:value-type="float" office:value="75.9526656194491">
            <text:p>75.95</text:p>
          </table:table-cell>
          <table:table-cell table:style-name="ce7" table:formula="of:=(720-4*[.$B$3]-[.V325]+[.$B$4]*60)/1440" office:value-type="float" office:value="0.490044322322068">
            <text:p>11:45:40</text:p>
          </table:table-cell>
          <table:table-cell table:style-name="ce7" table:formula="of:=([.X325]*1440-[.W325]*4)/1440" office:value-type="float" office:value="0.279064695601376">
            <text:p>6:41:51</text:p>
          </table:table-cell>
          <table:table-cell table:style-name="ce7" table:formula="of:=([.X325]*1440+[.W325]*4)/1440" office:value-type="float" office:value="0.701023949042759">
            <text:p>16:49:28</text:p>
          </table:table-cell>
          <table:table-cell table:formula="of:=8*[.W325]" office:value-type="float" office:value="607.621324955592">
            <text:p>607.62</text:p>
          </table:table-cell>
          <table:table-cell table:formula="of:=MOD([.E325]*1440+[.V325]+4*[.$B$3]-60*[.$B$4];1440)" office:value-type="float" office:value="734.336175856223">
            <text:p>734.34</text:p>
          </table:table-cell>
          <table:table-cell table:formula="of:=IF([.AB325]/4&lt;0;[.AB325]/4+180;[.AB325]/4-180)" office:value-type="float" office:value="3.58404396405564">
            <text:p>3.58</text:p>
          </table:table-cell>
          <table:table-cell table:formula="of:=DEGREES(ACOS(SIN(RADIANS([.$B$2]))*SIN(RADIANS([.T325]))+COS(RADIANS([.$B$2]))*COS(RADIANS([.T325]))*COS(RADIANS([.AC325]))))" office:value-type="float" office:value="55.9207194654973">
            <text:p>55.92</text:p>
          </table:table-cell>
          <table:table-cell table:formula="of:=90-[.AD325]" office:value-type="float" office:value="34.0792805345027">
            <text:p>34.08</text:p>
          </table:table-cell>
          <table:table-cell table:formula="of:=IF([.AE325]&gt;85;0;IF([.AE325]&gt;5;58.1/TAN(RADIANS([.AE325]))-0.07/POWER(TAN(RADIANS([.AE325]));3)+0.000086/POWER(TAN(RADIANS([.AE325]));5);IF([.AE325]&gt;-0.575;1735+[.AE325]*(-518.2+[.AE325]*(103.4+[.AE325]*(-12.79+[.AE325]*0.711)));-20.772/TAN(RADIANS([.AE325])))))/3600" office:value-type="float" office:value="0.0237929875622584">
            <text:p>0.02</text:p>
          </table:table-cell>
          <table:table-cell table:formula="of:=[.AE325]+[.AF325]" office:value-type="float" office:value="34.1030735220649">
            <text:p>34.1</text:p>
          </table:table-cell>
          <table:table-cell table:formula="of:=IF([.AC325]&gt;0;MOD(DEGREES(ACOS(((SIN(RADIANS([.$B$2]))*COS(RADIANS([.AD325])))-SIN(RADIANS([.T325])))/(COS(RADIANS([.$B$2]))*SIN(RADIANS([.AD325])))))+180;360);MOD(540-DEGREES(ACOS(((SIN(RADIANS([.$B$2]))*COS(RADIANS([.AD325])))-SIN(RADIANS([.T325])))/(COS(RADIANS([.$B$2]))*SIN(RADIANS([.AD325])))));360))" office:value-type="float" office:value="184.071680655515">
            <text:p>184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5]+1" office:value-type="date" office:date-value="2026-11-21">
            <text:p>11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6]+2415018.5+[.E326]-[.$B$4]/24" office:value-type="float" office:value="2461366.29166667">
            <text:p>2461366.29</text:p>
          </table:table-cell>
          <table:table-cell table:style-name="ce9" table:formula="of:=([.F326]-2451545)/36525" office:value-type="float" office:value="0.268892311202369">
            <text:p>0.26889231</text:p>
          </table:table-cell>
          <table:table-cell/>
          <table:table-cell table:formula="of:=MOD(280.46646+[.G326]*(36000.76983+[.G326]*0.0003032);360)" office:value-type="float" office:value="240.796686575492">
            <text:p>240.8</text:p>
          </table:table-cell>
          <table:table-cell table:formula="of:=357.52911+[.G326]*(35999.05029-0.0001537*[.G326])" office:value-type="float" office:value="10037.3969324554">
            <text:p>10037.4</text:p>
          </table:table-cell>
          <table:table-cell table:formula="of:=0.016708634-[.G326]*(0.000042037+0.0000001267*[.G326])" office:value-type="float" office:value="0.0166973214131144">
            <text:p>0.02</text:p>
          </table:table-cell>
          <table:table-cell table:formula="of:=SIN(RADIANS([.J326]))*(1.914602-[.G326]*(0.004817+0.000014*[.G326]))+SIN(RADIANS(2*[.J326]))*(0.019993-0.000101*[.G326])+SIN(RADIANS(3*[.J326]))*0.000289" office:value-type="float" office:value="-1.31527039863016">
            <text:p>-1.32</text:p>
          </table:table-cell>
          <table:table-cell table:formula="of:=[.I326]+[.L326]" office:value-type="float" office:value="239.481416176861">
            <text:p>239.48</text:p>
          </table:table-cell>
          <table:table-cell table:formula="of:=[.J326]+[.L326]" office:value-type="float" office:value="10036.0816620568">
            <text:p>10036.08</text:p>
          </table:table-cell>
          <table:table-cell table:formula="of:=(1.000001018*(1-[.K326]*[.K326]))/(1+[.K326]*COS(RADIANS([.N326])))" office:value-type="float" office:value="0.987840894355469">
            <text:p>0.99</text:p>
          </table:table-cell>
          <table:table-cell table:formula="of:=[.M326]-0.00569-0.00478*SIN(RADIANS(125.04-1934.136*[.G326]))" office:value-type="float" office:value="239.478470215716">
            <text:p>239.48</text:p>
          </table:table-cell>
          <table:table-cell table:formula="of:=23+(26+((21.448-[.G326]*(46.815+[.G326]*(0.00059-[.G326]*0.001813))))/60)/60" office:value-type="float" office:value="23.4357943886223">
            <text:p>23.44</text:p>
          </table:table-cell>
          <table:table-cell table:formula="of:=[.Q326]+0.00256*COS(RADIANS(125.04-1934.136*[.G326]))" office:value-type="float" office:value="23.4378905384718">
            <text:p>23.44</text:p>
          </table:table-cell>
          <table:table-cell table:formula="of:=DEGREES(ATAN2(COS(RADIANS([.P326]));COS(RADIANS([.R326]))*SIN(RADIANS([.P326]))))" office:value-type="float" office:value="-122.723520746893">
            <text:p>-122.72</text:p>
          </table:table-cell>
          <table:table-cell table:formula="of:=DEGREES(ASIN(SIN(RADIANS([.R326]))*SIN(RADIANS([.P326]))))" office:value-type="float" office:value="-20.0378715998285">
            <text:p>-20.04</text:p>
          </table:table-cell>
          <table:table-cell table:formula="of:=TAN(RADIANS([.R326]/2))*TAN(RADIANS([.R326]/2))" office:value-type="float" office:value="0.0430292402462505">
            <text:p>0.04</text:p>
          </table:table-cell>
          <table:table-cell table:formula="of:=4*DEGREES([.U326]*SIN(2*RADIANS([.I326]))-2*[.K326]*SIN(RADIANS([.J326]))+4*[.K326]*[.U326]*SIN(RADIANS([.J326]))*COS(2*RADIANS([.I326]))-0.5*[.U326]*[.U326]*SIN(4*RADIANS([.I326]))-1.25*[.K326]*[.K326]*SIN(2*RADIANS([.J326])))" office:value-type="float" office:value="14.0832526239872">
            <text:p>14.08</text:p>
          </table:table-cell>
          <table:table-cell table:formula="of:=DEGREES(ACOS(COS(RADIANS(90.833))/(COS(RADIANS([.$B$2]))*COS(RADIANS([.T326])))-TAN(RADIANS([.$B$2]))*TAN(RADIANS([.T326]))))" office:value-type="float" office:value="75.7675797978798">
            <text:p>75.77</text:p>
          </table:table-cell>
          <table:table-cell table:style-name="ce7" table:formula="of:=(720-4*[.$B$3]-[.V326]+[.$B$4]*60)/1440" office:value-type="float" office:value="0.490219963455564">
            <text:p>11:45:55</text:p>
          </table:table-cell>
          <table:table-cell table:style-name="ce7" table:formula="of:=([.X326]*1440-[.W326]*4)/1440" office:value-type="float" office:value="0.27975446401701">
            <text:p>6:42:51</text:p>
          </table:table-cell>
          <table:table-cell table:style-name="ce7" table:formula="of:=([.X326]*1440+[.W326]*4)/1440" office:value-type="float" office:value="0.700685462894119">
            <text:p>16:48:59</text:p>
          </table:table-cell>
          <table:table-cell table:formula="of:=8*[.W326]" office:value-type="float" office:value="606.140638383038">
            <text:p>606.14</text:p>
          </table:table-cell>
          <table:table-cell table:formula="of:=MOD([.E326]*1440+[.V326]+4*[.$B$3]-60*[.$B$4];1440)" office:value-type="float" office:value="734.083252623987">
            <text:p>734.08</text:p>
          </table:table-cell>
          <table:table-cell table:formula="of:=IF([.AB326]/4&lt;0;[.AB326]/4+180;[.AB326]/4-180)" office:value-type="float" office:value="3.52081315599679">
            <text:p>3.52</text:p>
          </table:table-cell>
          <table:table-cell table:formula="of:=DEGREES(ACOS(SIN(RADIANS([.$B$2]))*SIN(RADIANS([.T326]))+COS(RADIANS([.$B$2]))*COS(RADIANS([.T326]))*COS(RADIANS([.AC326]))))" office:value-type="float" office:value="56.1369126648453">
            <text:p>56.14</text:p>
          </table:table-cell>
          <table:table-cell table:formula="of:=90-[.AD326]" office:value-type="float" office:value="33.8630873351547">
            <text:p>33.86</text:p>
          </table:table-cell>
          <table:table-cell table:formula="of:=IF([.AE326]&gt;85;0;IF([.AE326]&gt;5;58.1/TAN(RADIANS([.AE326]))-0.07/POWER(TAN(RADIANS([.AE326]));3)+0.000086/POWER(TAN(RADIANS([.AE326]));5);IF([.AE326]&gt;-0.575;1735+[.AE326]*(-518.2+[.AE326]*(103.4+[.AE326]*(-12.79+[.AE326]*0.711)));-20.772/TAN(RADIANS([.AE326])))))/3600" office:value-type="float" office:value="0.023986480744748">
            <text:p>0.02</text:p>
          </table:table-cell>
          <table:table-cell table:formula="of:=[.AE326]+[.AF326]" office:value-type="float" office:value="33.8870738158994">
            <text:p>33.89</text:p>
          </table:table-cell>
          <table:table-cell table:formula="of:=IF([.AC326]&gt;0;MOD(DEGREES(ACOS(((SIN(RADIANS([.$B$2]))*COS(RADIANS([.AD326])))-SIN(RADIANS([.T326])))/(COS(RADIANS([.$B$2]))*SIN(RADIANS([.AD326])))))+180;360);MOD(540-DEGREES(ACOS(((SIN(RADIANS([.$B$2]))*COS(RADIANS([.AD326])))-SIN(RADIANS([.T326])))/(COS(RADIANS([.$B$2]))*SIN(RADIANS([.AD326])))));360))" office:value-type="float" office:value="183.984083980345">
            <text:p>183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6]+1" office:value-type="date" office:date-value="2026-11-22">
            <text:p>11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7]+2415018.5+[.E327]-[.$B$4]/24" office:value-type="float" office:value="2461367.29166667">
            <text:p>2461367.29</text:p>
          </table:table-cell>
          <table:table-cell table:style-name="ce9" table:formula="of:=([.F327]-2451545)/36525" office:value-type="float" office:value="0.26891968971024">
            <text:p>0.26891969</text:p>
          </table:table-cell>
          <table:table-cell/>
          <table:table-cell table:formula="of:=MOD(280.46646+[.G327]*(36000.76983+[.G327]*0.0003032);360)" office:value-type="float" office:value="241.78233394012">
            <text:p>241.78</text:p>
          </table:table-cell>
          <table:table-cell table:formula="of:=357.52911+[.G327]*(35999.05029-0.0001537*[.G327])" office:value-type="float" office:value="10038.3825327349">
            <text:p>10038.38</text:p>
          </table:table-cell>
          <table:table-cell table:formula="of:=0.016708634-[.G327]*(0.000042037+0.0000001267*[.G327])" office:value-type="float" office:value="0.0166973202603385">
            <text:p>0.02</text:p>
          </table:table-cell>
          <table:table-cell table:formula="of:=SIN(RADIANS([.J327]))*(1.914602-[.G327]*(0.004817+0.000014*[.G327]))+SIN(RADIANS(2*[.J327]))*(0.019993-0.000101*[.G327])+SIN(RADIANS(3*[.J327]))*0.000289" office:value-type="float" office:value="-1.29079385627121">
            <text:p>-1.29</text:p>
          </table:table-cell>
          <table:table-cell table:formula="of:=[.I327]+[.L327]" office:value-type="float" office:value="240.491540083849">
            <text:p>240.49</text:p>
          </table:table-cell>
          <table:table-cell table:formula="of:=[.J327]+[.L327]" office:value-type="float" office:value="10037.0917388786">
            <text:p>10037.09</text:p>
          </table:table-cell>
          <table:table-cell table:formula="of:=(1.000001018*(1-[.K327]*[.K327]))/(1+[.K327]*COS(RADIANS([.N327])))" office:value-type="float" office:value="0.987643471446658">
            <text:p>0.99</text:p>
          </table:table-cell>
          <table:table-cell table:formula="of:=[.M327]-0.00569-0.00478*SIN(RADIANS(125.04-1934.136*[.G327]))" office:value-type="float" office:value="240.488597738831">
            <text:p>240.49</text:p>
          </table:table-cell>
          <table:table-cell table:formula="of:=23+(26+((21.448-[.G327]*(46.815+[.G327]*(0.00059-[.G327]*0.001813))))/60)/60" office:value-type="float" office:value="23.4357940325882">
            <text:p>23.44</text:p>
          </table:table-cell>
          <table:table-cell table:formula="of:=[.Q327]+0.00256*COS(RADIANS(125.04-1934.136*[.G327]))" office:value-type="float" office:value="23.4378888233028">
            <text:p>23.44</text:p>
          </table:table-cell>
          <table:table-cell table:formula="of:=DEGREES(ATAN2(COS(RADIANS([.P327]));COS(RADIANS([.R327]))*SIN(RADIANS([.P327]))))" office:value-type="float" office:value="-121.672011160827">
            <text:p>-121.67</text:p>
          </table:table-cell>
          <table:table-cell table:formula="of:=DEGREES(ASIN(SIN(RADIANS([.R327]))*SIN(RADIANS([.P327]))))" office:value-type="float" office:value="-20.2519559334693">
            <text:p>-20.25</text:p>
          </table:table-cell>
          <table:table-cell table:formula="of:=TAN(RADIANS([.R327]/2))*TAN(RADIANS([.R327]/2))" office:value-type="float" office:value="0.043029233769419">
            <text:p>0.04</text:p>
          </table:table-cell>
          <table:table-cell table:formula="of:=4*DEGREES([.U327]*SIN(2*RADIANS([.I327]))-2*[.K327]*SIN(RADIANS([.J327]))+4*[.K327]*[.U327]*SIN(RADIANS([.J327]))*COS(2*RADIANS([.I327]))-0.5*[.U327]*[.U327]*SIN(4*RADIANS([.I327]))-1.25*[.K327]*[.K327]*SIN(2*RADIANS([.J327])))" office:value-type="float" office:value="13.8170293646803">
            <text:p>13.82</text:p>
          </table:table-cell>
          <table:table-cell table:formula="of:=DEGREES(ACOS(COS(RADIANS(90.833))/(COS(RADIANS([.$B$2]))*COS(RADIANS([.T327])))-TAN(RADIANS([.$B$2]))*TAN(RADIANS([.T327]))))" office:value-type="float" office:value="75.5869972543649">
            <text:p>75.59</text:p>
          </table:table-cell>
          <table:table-cell table:style-name="ce7" table:formula="of:=(720-4*[.$B$3]-[.V327]+[.$B$4]*60)/1440" office:value-type="float" office:value="0.490404840718972">
            <text:p>11:46:11</text:p>
          </table:table-cell>
          <table:table-cell table:style-name="ce7" table:formula="of:=([.X327]*1440-[.W327]*4)/1440" office:value-type="float" office:value="0.280440959456847">
            <text:p>6:43:50</text:p>
          </table:table-cell>
          <table:table-cell table:style-name="ce7" table:formula="of:=([.X327]*1440+[.W327]*4)/1440" office:value-type="float" office:value="0.700368721981097">
            <text:p>16:48:32</text:p>
          </table:table-cell>
          <table:table-cell table:formula="of:=8*[.W327]" office:value-type="float" office:value="604.695978034919">
            <text:p>604.7</text:p>
          </table:table-cell>
          <table:table-cell table:formula="of:=MOD([.E327]*1440+[.V327]+4*[.$B$3]-60*[.$B$4];1440)" office:value-type="float" office:value="733.81702936468">
            <text:p>733.82</text:p>
          </table:table-cell>
          <table:table-cell table:formula="of:=IF([.AB327]/4&lt;0;[.AB327]/4+180;[.AB327]/4-180)" office:value-type="float" office:value="3.45425734117006">
            <text:p>3.45</text:p>
          </table:table-cell>
          <table:table-cell table:formula="of:=DEGREES(ACOS(SIN(RADIANS([.$B$2]))*SIN(RADIANS([.T327]))+COS(RADIANS([.$B$2]))*COS(RADIANS([.T327]))*COS(RADIANS([.AC327]))))" office:value-type="float" office:value="56.3469228423515">
            <text:p>56.35</text:p>
          </table:table-cell>
          <table:table-cell table:formula="of:=90-[.AD327]" office:value-type="float" office:value="33.6530771576485">
            <text:p>33.65</text:p>
          </table:table-cell>
          <table:table-cell table:formula="of:=IF([.AE327]&gt;85;0;IF([.AE327]&gt;5;58.1/TAN(RADIANS([.AE327]))-0.07/POWER(TAN(RADIANS([.AE327]));3)+0.000086/POWER(TAN(RADIANS([.AE327]));5);IF([.AE327]&gt;-0.575;1735+[.AE327]*(-518.2+[.AE327]*(103.4+[.AE327]*(-12.79+[.AE327]*0.711)));-20.772/TAN(RADIANS([.AE327])))))/3600" office:value-type="float" office:value="0.0241765106108347">
            <text:p>0.02</text:p>
          </table:table-cell>
          <table:table-cell table:formula="of:=[.AE327]+[.AF327]" office:value-type="float" office:value="33.6772536682593">
            <text:p>33.68</text:p>
          </table:table-cell>
          <table:table-cell table:formula="of:=IF([.AC327]&gt;0;MOD(DEGREES(ACOS(((SIN(RADIANS([.$B$2]))*COS(RADIANS([.AD327])))-SIN(RADIANS([.T327])))/(COS(RADIANS([.$B$2]))*SIN(RADIANS([.AD327])))))+180;360);MOD(540-DEGREES(ACOS(((SIN(RADIANS([.$B$2]))*COS(RADIANS([.AD327])))-SIN(RADIANS([.T327])))/(COS(RADIANS([.$B$2]))*SIN(RADIANS([.AD327])))));360))" office:value-type="float" office:value="183.893816704912">
            <text:p>183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7]+1" office:value-type="date" office:date-value="2026-11-23">
            <text:p>11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8]+2415018.5+[.E328]-[.$B$4]/24" office:value-type="float" office:value="2461368.29166667">
            <text:p>2461368.29</text:p>
          </table:table-cell>
          <table:table-cell table:style-name="ce9" table:formula="of:=([.F328]-2451545)/36525" office:value-type="float" office:value="0.268947068218111">
            <text:p>0.26894707</text:p>
          </table:table-cell>
          <table:table-cell/>
          <table:table-cell table:formula="of:=MOD(280.46646+[.G328]*(36000.76983+[.G328]*0.0003032);360)" office:value-type="float" office:value="242.767981304751">
            <text:p>242.77</text:p>
          </table:table-cell>
          <table:table-cell table:formula="of:=357.52911+[.G328]*(35999.05029-0.0001537*[.G328])" office:value-type="float" office:value="10039.3681330143">
            <text:p>10039.37</text:p>
          </table:table-cell>
          <table:table-cell table:formula="of:=0.016708634-[.G328]*(0.000042037+0.0000001267*[.G328])" office:value-type="float" office:value="0.0166973191075623">
            <text:p>0.02</text:p>
          </table:table-cell>
          <table:table-cell table:formula="of:=SIN(RADIANS([.J328]))*(1.914602-[.G328]*(0.004817+0.000014*[.G328]))+SIN(RADIANS(2*[.J328]))*(0.019993-0.000101*[.G328])+SIN(RADIANS(3*[.J328]))*0.000289" office:value-type="float" office:value="-1.26591721096603">
            <text:p>-1.27</text:p>
          </table:table-cell>
          <table:table-cell table:formula="of:=[.I328]+[.L328]" office:value-type="float" office:value="241.502064093785">
            <text:p>241.5</text:p>
          </table:table-cell>
          <table:table-cell table:formula="of:=[.J328]+[.L328]" office:value-type="float" office:value="10038.1022158034">
            <text:p>10038.1</text:p>
          </table:table-cell>
          <table:table-cell table:formula="of:=(1.000001018*(1-[.K328]*[.K328]))/(1+[.K328]*COS(RADIANS([.N328])))" office:value-type="float" office:value="0.987449758519501">
            <text:p>0.99</text:p>
          </table:table-cell>
          <table:table-cell table:formula="of:=[.M328]-0.00569-0.00478*SIN(RADIANS(125.04-1934.136*[.G328]))" office:value-type="float" office:value="241.499125362546">
            <text:p>241.5</text:p>
          </table:table-cell>
          <table:table-cell table:formula="of:=23+(26+((21.448-[.G328]*(46.815+[.G328]*(0.00059-[.G328]*0.001813))))/60)/60" office:value-type="float" office:value="23.4357936765541">
            <text:p>23.44</text:p>
          </table:table-cell>
          <table:table-cell table:formula="of:=[.Q328]+0.00256*COS(RADIANS(125.04-1934.136*[.G328]))" office:value-type="float" office:value="23.4378871063445">
            <text:p>23.44</text:p>
          </table:table-cell>
          <table:table-cell table:formula="of:=DEGREES(ATAN2(COS(RADIANS([.P328]));COS(RADIANS([.R328]))*SIN(RADIANS([.P328]))))" office:value-type="float" office:value="-120.617222964884">
            <text:p>-120.62</text:p>
          </table:table-cell>
          <table:table-cell table:formula="of:=DEGREES(ASIN(SIN(RADIANS([.R328]))*SIN(RADIANS([.P328]))))" office:value-type="float" office:value="-20.4598373867228">
            <text:p>-20.46</text:p>
          </table:table-cell>
          <table:table-cell table:formula="of:=TAN(RADIANS([.R328]/2))*TAN(RADIANS([.R328]/2))" office:value-type="float" office:value="0.0430292272858312">
            <text:p>0.04</text:p>
          </table:table-cell>
          <table:table-cell table:formula="of:=4*DEGREES([.U328]*SIN(2*RADIANS([.I328]))-2*[.K328]*SIN(RADIANS([.J328]))+4*[.K328]*[.U328]*SIN(RADIANS([.J328]))*COS(2*RADIANS([.I328]))-0.5*[.U328]*[.U328]*SIN(4*RADIANS([.I328]))-1.25*[.K328]*[.K328]*SIN(2*RADIANS([.J328])))" office:value-type="float" office:value="13.5377134112388">
            <text:p>13.54</text:p>
          </table:table-cell>
          <table:table-cell table:formula="of:=DEGREES(ACOS(COS(RADIANS(90.833))/(COS(RADIANS([.$B$2]))*COS(RADIANS([.T328])))-TAN(RADIANS([.$B$2]))*TAN(RADIANS([.T328]))))" office:value-type="float" office:value="75.4110443732391">
            <text:p>75.41</text:p>
          </table:table-cell>
          <table:table-cell table:style-name="ce7" table:formula="of:=(720-4*[.$B$3]-[.V328]+[.$B$4]*60)/1440" office:value-type="float" office:value="0.490598810131084">
            <text:p>11:46:28</text:p>
          </table:table-cell>
          <table:table-cell table:style-name="ce7" table:formula="of:=([.X328]*1440-[.W328]*4)/1440" office:value-type="float" office:value="0.281123686872086">
            <text:p>6:44:49</text:p>
          </table:table-cell>
          <table:table-cell table:style-name="ce7" table:formula="of:=([.X328]*1440+[.W328]*4)/1440" office:value-type="float" office:value="0.700073933390082">
            <text:p>16:48:06</text:p>
          </table:table-cell>
          <table:table-cell table:formula="of:=8*[.W328]" office:value-type="float" office:value="603.288354985913">
            <text:p>603.29</text:p>
          </table:table-cell>
          <table:table-cell table:formula="of:=MOD([.E328]*1440+[.V328]+4*[.$B$3]-60*[.$B$4];1440)" office:value-type="float" office:value="733.537713411239">
            <text:p>733.54</text:p>
          </table:table-cell>
          <table:table-cell table:formula="of:=IF([.AB328]/4&lt;0;[.AB328]/4+180;[.AB328]/4-180)" office:value-type="float" office:value="3.38442835280969">
            <text:p>3.38</text:p>
          </table:table-cell>
          <table:table-cell table:formula="of:=DEGREES(ACOS(SIN(RADIANS([.$B$2]))*SIN(RADIANS([.T328]))+COS(RADIANS([.$B$2]))*COS(RADIANS([.T328]))*COS(RADIANS([.AC328]))))" office:value-type="float" office:value="56.5506649831942">
            <text:p>56.55</text:p>
          </table:table-cell>
          <table:table-cell table:formula="of:=90-[.AD328]" office:value-type="float" office:value="33.4493350168058">
            <text:p>33.45</text:p>
          </table:table-cell>
          <table:table-cell table:formula="of:=IF([.AE328]&gt;85;0;IF([.AE328]&gt;5;58.1/TAN(RADIANS([.AE328]))-0.07/POWER(TAN(RADIANS([.AE328]));3)+0.000086/POWER(TAN(RADIANS([.AE328]));5);IF([.AE328]&gt;-0.575;1735+[.AE328]*(-518.2+[.AE328]*(103.4+[.AE328]*(-12.79+[.AE328]*0.711)));-20.772/TAN(RADIANS([.AE328])))))/3600" office:value-type="float" office:value="0.0243628554831936">
            <text:p>0.02</text:p>
          </table:table-cell>
          <table:table-cell table:formula="of:=[.AE328]+[.AF328]" office:value-type="float" office:value="33.4736978722889">
            <text:p>33.47</text:p>
          </table:table-cell>
          <table:table-cell table:formula="of:=IF([.AC328]&gt;0;MOD(DEGREES(ACOS(((SIN(RADIANS([.$B$2]))*COS(RADIANS([.AD328])))-SIN(RADIANS([.T328])))/(COS(RADIANS([.$B$2]))*SIN(RADIANS([.AD328])))))+180;360);MOD(540-DEGREES(ACOS(((SIN(RADIANS([.$B$2]))*COS(RADIANS([.AD328])))-SIN(RADIANS([.T328])))/(COS(RADIANS([.$B$2]))*SIN(RADIANS([.AD328])))));360))" office:value-type="float" office:value="183.800949714704">
            <text:p>183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8]+1" office:value-type="date" office:date-value="2026-11-24">
            <text:p>11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9]+2415018.5+[.E329]-[.$B$4]/24" office:value-type="float" office:value="2461369.29166667">
            <text:p>2461369.29</text:p>
          </table:table-cell>
          <table:table-cell table:style-name="ce9" table:formula="of:=([.F329]-2451545)/36525" office:value-type="float" office:value="0.268974446725983">
            <text:p>0.26897445</text:p>
          </table:table-cell>
          <table:table-cell/>
          <table:table-cell table:formula="of:=MOD(280.46646+[.G329]*(36000.76983+[.G329]*0.0003032);360)" office:value-type="float" office:value="243.753628669379">
            <text:p>243.75</text:p>
          </table:table-cell>
          <table:table-cell table:formula="of:=357.52911+[.G329]*(35999.05029-0.0001537*[.G329])" office:value-type="float" office:value="10040.3537332938">
            <text:p>10040.35</text:p>
          </table:table-cell>
          <table:table-cell table:formula="of:=0.016708634-[.G329]*(0.000042037+0.0000001267*[.G329])" office:value-type="float" office:value="0.016697317954786">
            <text:p>0.02</text:p>
          </table:table-cell>
          <table:table-cell table:formula="of:=SIN(RADIANS([.J329]))*(1.914602-[.G329]*(0.004817+0.000014*[.G329]))+SIN(RADIANS(2*[.J329]))*(0.019993-0.000101*[.G329])+SIN(RADIANS(3*[.J329]))*0.000289" office:value-type="float" office:value="-1.24064788659353">
            <text:p>-1.24</text:p>
          </table:table-cell>
          <table:table-cell table:formula="of:=[.I329]+[.L329]" office:value-type="float" office:value="242.512980782786">
            <text:p>242.51</text:p>
          </table:table-cell>
          <table:table-cell table:formula="of:=[.J329]+[.L329]" office:value-type="float" office:value="10039.1130854072">
            <text:p>10039.11</text:p>
          </table:table-cell>
          <table:table-cell table:formula="of:=(1.000001018*(1-[.K329]*[.K329]))/(1+[.K329]*COS(RADIANS([.N329])))" office:value-type="float" office:value="0.987259817290519">
            <text:p>0.99</text:p>
          </table:table-cell>
          <table:table-cell table:formula="of:=[.M329]-0.00569-0.00478*SIN(RADIANS(125.04-1934.136*[.G329]))" office:value-type="float" office:value="242.510045662976">
            <text:p>242.51</text:p>
          </table:table-cell>
          <table:table-cell table:formula="of:=23+(26+((21.448-[.G329]*(46.815+[.G329]*(0.00059-[.G329]*0.001813))))/60)/60" office:value-type="float" office:value="23.43579332052">
            <text:p>23.44</text:p>
          </table:table-cell>
          <table:table-cell table:formula="of:=[.Q329]+0.00256*COS(RADIANS(125.04-1934.136*[.G329]))" office:value-type="float" office:value="23.437885387598">
            <text:p>23.44</text:p>
          </table:table-cell>
          <table:table-cell table:formula="of:=DEGREES(ATAN2(COS(RADIANS([.P329]));COS(RADIANS([.R329]))*SIN(RADIANS([.P329]))))" office:value-type="float" office:value="-119.559207843066">
            <text:p>-119.56</text:p>
          </table:table-cell>
          <table:table-cell table:formula="of:=DEGREES(ASIN(SIN(RADIANS([.R329]))*SIN(RADIANS([.P329]))))" office:value-type="float" office:value="-20.6614194880366">
            <text:p>-20.66</text:p>
          </table:table-cell>
          <table:table-cell table:formula="of:=TAN(RADIANS([.R329]/2))*TAN(RADIANS([.R329]/2))" office:value-type="float" office:value="0.0430292207954914">
            <text:p>0.04</text:p>
          </table:table-cell>
          <table:table-cell table:formula="of:=4*DEGREES([.U329]*SIN(2*RADIANS([.I329]))-2*[.K329]*SIN(RADIANS([.J329]))+4*[.K329]*[.U329]*SIN(RADIANS([.J329]))*COS(2*RADIANS([.I329]))-0.5*[.U329]*[.U329]*SIN(4*RADIANS([.I329]))-1.25*[.K329]*[.K329]*SIN(2*RADIANS([.J329])))" office:value-type="float" office:value="13.245530848828">
            <text:p>13.25</text:p>
          </table:table-cell>
          <table:table-cell table:formula="of:=DEGREES(ACOS(COS(RADIANS(90.833))/(COS(RADIANS([.$B$2]))*COS(RADIANS([.T329])))-TAN(RADIANS([.$B$2]))*TAN(RADIANS([.T329]))))" office:value-type="float" office:value="75.2398472203339">
            <text:p>75.24</text:p>
          </table:table-cell>
          <table:table-cell table:style-name="ce7" table:formula="of:=(720-4*[.$B$3]-[.V329]+[.$B$4]*60)/1440" office:value-type="float" office:value="0.490801714688314">
            <text:p>11:46:45</text:p>
          </table:table-cell>
          <table:table-cell table:style-name="ce7" table:formula="of:=([.X329]*1440-[.W329]*4)/1440" office:value-type="float" office:value="0.281802139076275">
            <text:p>6:45:48</text:p>
          </table:table-cell>
          <table:table-cell table:style-name="ce7" table:formula="of:=([.X329]*1440+[.W329]*4)/1440" office:value-type="float" office:value="0.699801290300352">
            <text:p>16:47:43</text:p>
          </table:table-cell>
          <table:table-cell table:formula="of:=8*[.W329]" office:value-type="float" office:value="601.918777762671">
            <text:p>601.92</text:p>
          </table:table-cell>
          <table:table-cell table:formula="of:=MOD([.E329]*1440+[.V329]+4*[.$B$3]-60*[.$B$4];1440)" office:value-type="float" office:value="733.245530848828">
            <text:p>733.25</text:p>
          </table:table-cell>
          <table:table-cell table:formula="of:=IF([.AB329]/4&lt;0;[.AB329]/4+180;[.AB329]/4-180)" office:value-type="float" office:value="3.31138271220701">
            <text:p>3.31</text:p>
          </table:table-cell>
          <table:table-cell table:formula="of:=DEGREES(ACOS(SIN(RADIANS([.$B$2]))*SIN(RADIANS([.T329]))+COS(RADIANS([.$B$2]))*COS(RADIANS([.T329]))*COS(RADIANS([.AC329]))))" office:value-type="float" office:value="56.748056076175">
            <text:p>56.75</text:p>
          </table:table-cell>
          <table:table-cell table:formula="of:=90-[.AD329]" office:value-type="float" office:value="33.2519439238251">
            <text:p>33.25</text:p>
          </table:table-cell>
          <table:table-cell table:formula="of:=IF([.AE329]&gt;85;0;IF([.AE329]&gt;5;58.1/TAN(RADIANS([.AE329]))-0.07/POWER(TAN(RADIANS([.AE329]));3)+0.000086/POWER(TAN(RADIANS([.AE329]));5);IF([.AE329]&gt;-0.575;1735+[.AE329]*(-518.2+[.AE329]*(103.4+[.AE329]*(-12.79+[.AE329]*0.711)));-20.772/TAN(RADIANS([.AE329])))))/3600" office:value-type="float" office:value="0.0245452919290199">
            <text:p>0.02</text:p>
          </table:table-cell>
          <table:table-cell table:formula="of:=[.AE329]+[.AF329]" office:value-type="float" office:value="33.2764892157541">
            <text:p>33.28</text:p>
          </table:table-cell>
          <table:table-cell table:formula="of:=IF([.AC329]&gt;0;MOD(DEGREES(ACOS(((SIN(RADIANS([.$B$2]))*COS(RADIANS([.AD329])))-SIN(RADIANS([.T329])))/(COS(RADIANS([.$B$2]))*SIN(RADIANS([.AD329])))))+180;360);MOD(540-DEGREES(ACOS(((SIN(RADIANS([.$B$2]))*COS(RADIANS([.AD329])))-SIN(RADIANS([.T329])))/(COS(RADIANS([.$B$2]))*SIN(RADIANS([.AD329])))));360))" office:value-type="float" office:value="183.705555551739">
            <text:p>183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9]+1" office:value-type="date" office:date-value="2026-11-25">
            <text:p>11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0]+2415018.5+[.E330]-[.$B$4]/24" office:value-type="float" office:value="2461370.29166667">
            <text:p>2461370.29</text:p>
          </table:table-cell>
          <table:table-cell table:style-name="ce9" table:formula="of:=([.F330]-2451545)/36525" office:value-type="float" office:value="0.269001825233854">
            <text:p>0.26900183</text:p>
          </table:table-cell>
          <table:table-cell/>
          <table:table-cell table:formula="of:=MOD(280.46646+[.G330]*(36000.76983+[.G330]*0.0003032);360)" office:value-type="float" office:value="244.73927603401">
            <text:p>244.74</text:p>
          </table:table-cell>
          <table:table-cell table:formula="of:=357.52911+[.G330]*(35999.05029-0.0001537*[.G330])" office:value-type="float" office:value="10041.3393335733">
            <text:p>10041.34</text:p>
          </table:table-cell>
          <table:table-cell table:formula="of:=0.016708634-[.G330]*(0.000042037+0.0000001267*[.G330])" office:value-type="float" office:value="0.0166973168020095">
            <text:p>0.02</text:p>
          </table:table-cell>
          <table:table-cell table:formula="of:=SIN(RADIANS([.J330]))*(1.914602-[.G330]*(0.004817+0.000014*[.G330]))+SIN(RADIANS(2*[.J330]))*(0.019993-0.000101*[.G330])+SIN(RADIANS(3*[.J330]))*0.000289" office:value-type="float" office:value="-1.2149934455026">
            <text:p>-1.21</text:p>
          </table:table-cell>
          <table:table-cell table:formula="of:=[.I330]+[.L330]" office:value-type="float" office:value="243.524282588507">
            <text:p>243.52</text:p>
          </table:table-cell>
          <table:table-cell table:formula="of:=[.J330]+[.L330]" office:value-type="float" office:value="10040.1243401278">
            <text:p>10040.12</text:p>
          </table:table-cell>
          <table:table-cell table:formula="of:=(1.000001018*(1-[.K330]*[.K330]))/(1+[.K330]*COS(RADIANS([.N330])))" office:value-type="float" office:value="0.987073708344254">
            <text:p>0.99</text:p>
          </table:table-cell>
          <table:table-cell table:formula="of:=[.M330]-0.00569-0.00478*SIN(RADIANS(125.04-1934.136*[.G330]))" office:value-type="float" office:value="243.521351077774">
            <text:p>243.52</text:p>
          </table:table-cell>
          <table:table-cell table:formula="of:=23+(26+((21.448-[.G330]*(46.815+[.G330]*(0.00059-[.G330]*0.001813))))/60)/60" office:value-type="float" office:value="23.4357929644859">
            <text:p>23.44</text:p>
          </table:table-cell>
          <table:table-cell table:formula="of:=[.Q330]+0.00256*COS(RADIANS(125.04-1934.136*[.G330]))" office:value-type="float" office:value="23.4378836670644">
            <text:p>23.44</text:p>
          </table:table-cell>
          <table:table-cell table:formula="of:=DEGREES(ATAN2(COS(RADIANS([.P330]));COS(RADIANS([.R330]))*SIN(RADIANS([.P330]))))" office:value-type="float" office:value="-118.498022238612">
            <text:p>-118.5</text:p>
          </table:table-cell>
          <table:table-cell table:formula="of:=DEGREES(ASIN(SIN(RADIANS([.R330]))*SIN(RADIANS([.P330]))))" office:value-type="float" office:value="-20.8566076331493">
            <text:p>-20.86</text:p>
          </table:table-cell>
          <table:table-cell table:formula="of:=TAN(RADIANS([.R330]/2))*TAN(RADIANS([.R330]/2))" office:value-type="float" office:value="0.0430292142984041">
            <text:p>0.04</text:p>
          </table:table-cell>
          <table:table-cell table:formula="of:=4*DEGREES([.U330]*SIN(2*RADIANS([.I330]))-2*[.K330]*SIN(RADIANS([.J330]))+4*[.K330]*[.U330]*SIN(RADIANS([.J330]))*COS(2*RADIANS([.I330]))-0.5*[.U330]*[.U330]*SIN(4*RADIANS([.I330]))-1.25*[.K330]*[.K330]*SIN(2*RADIANS([.J330])))" office:value-type="float" office:value="12.940726366979">
            <text:p>12.94</text:p>
          </table:table-cell>
          <table:table-cell table:formula="of:=DEGREES(ACOS(COS(RADIANS(90.833))/(COS(RADIANS([.$B$2]))*COS(RADIANS([.T330])))-TAN(RADIANS([.$B$2]))*TAN(RADIANS([.T330]))))" office:value-type="float" office:value="75.0735312861563">
            <text:p>75.07</text:p>
          </table:table-cell>
          <table:table-cell table:style-name="ce7" table:formula="of:=(720-4*[.$B$3]-[.V330]+[.$B$4]*60)/1440" office:value-type="float" office:value="0.491013384467376">
            <text:p>11:47:04</text:p>
          </table:table-cell>
          <table:table-cell table:style-name="ce7" table:formula="of:=([.X330]*1440-[.W330]*4)/1440" office:value-type="float" office:value="0.282475797561386">
            <text:p>6:46:46</text:p>
          </table:table-cell>
          <table:table-cell table:style-name="ce7" table:formula="of:=([.X330]*1440+[.W330]*4)/1440" office:value-type="float" office:value="0.699550971373365">
            <text:p>16:47:21</text:p>
          </table:table-cell>
          <table:table-cell table:formula="of:=8*[.W330]" office:value-type="float" office:value="600.58825028925">
            <text:p>600.59</text:p>
          </table:table-cell>
          <table:table-cell table:formula="of:=MOD([.E330]*1440+[.V330]+4*[.$B$3]-60*[.$B$4];1440)" office:value-type="float" office:value="732.940726366979">
            <text:p>732.94</text:p>
          </table:table-cell>
          <table:table-cell table:formula="of:=IF([.AB330]/4&lt;0;[.AB330]/4+180;[.AB330]/4-180)" office:value-type="float" office:value="3.23518159174475">
            <text:p>3.24</text:p>
          </table:table-cell>
          <table:table-cell table:formula="of:=DEGREES(ACOS(SIN(RADIANS([.$B$2]))*SIN(RADIANS([.T330]))+COS(RADIANS([.$B$2]))*COS(RADIANS([.T330]))*COS(RADIANS([.AC330]))))" office:value-type="float" office:value="56.9390151796607">
            <text:p>56.94</text:p>
          </table:table-cell>
          <table:table-cell table:formula="of:=90-[.AD330]" office:value-type="float" office:value="33.0609848203393">
            <text:p>33.06</text:p>
          </table:table-cell>
          <table:table-cell table:formula="of:=IF([.AE330]&gt;85;0;IF([.AE330]&gt;5;58.1/TAN(RADIANS([.AE330]))-0.07/POWER(TAN(RADIANS([.AE330]));3)+0.000086/POWER(TAN(RADIANS([.AE330]));5);IF([.AE330]&gt;-0.575;1735+[.AE330]*(-518.2+[.AE330]*(103.4+[.AE330]*(-12.79+[.AE330]*0.711)));-20.772/TAN(RADIANS([.AE330])))))/3600" office:value-type="float" office:value="0.0247235952995506">
            <text:p>0.02</text:p>
          </table:table-cell>
          <table:table-cell table:formula="of:=[.AE330]+[.AF330]" office:value-type="float" office:value="33.0857084156389">
            <text:p>33.09</text:p>
          </table:table-cell>
          <table:table-cell table:formula="of:=IF([.AC330]&gt;0;MOD(DEGREES(ACOS(((SIN(RADIANS([.$B$2]))*COS(RADIANS([.AD330])))-SIN(RADIANS([.T330])))/(COS(RADIANS([.$B$2]))*SIN(RADIANS([.AD330])))))+180;360);MOD(540-DEGREES(ACOS(((SIN(RADIANS([.$B$2]))*COS(RADIANS([.AD330])))-SIN(RADIANS([.T330])))/(COS(RADIANS([.$B$2]))*SIN(RADIANS([.AD330])))));360))" office:value-type="float" office:value="183.607708349146">
            <text:p>183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0]+1" office:value-type="date" office:date-value="2026-11-26">
            <text:p>11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1]+2415018.5+[.E331]-[.$B$4]/24" office:value-type="float" office:value="2461371.29166667">
            <text:p>2461371.29</text:p>
          </table:table-cell>
          <table:table-cell table:style-name="ce9" table:formula="of:=([.F331]-2451545)/36525" office:value-type="float" office:value="0.269029203741725">
            <text:p>0.26902920</text:p>
          </table:table-cell>
          <table:table-cell/>
          <table:table-cell table:formula="of:=MOD(280.46646+[.G331]*(36000.76983+[.G331]*0.0003032);360)" office:value-type="float" office:value="245.72492339864">
            <text:p>245.72</text:p>
          </table:table-cell>
          <table:table-cell table:formula="of:=357.52911+[.G331]*(35999.05029-0.0001537*[.G331])" office:value-type="float" office:value="10042.3249338527">
            <text:p>10042.32</text:p>
          </table:table-cell>
          <table:table-cell table:formula="of:=0.016708634-[.G331]*(0.000042037+0.0000001267*[.G331])" office:value-type="float" office:value="0.0166973156492328">
            <text:p>0.02</text:p>
          </table:table-cell>
          <table:table-cell table:formula="of:=SIN(RADIANS([.J331]))*(1.914602-[.G331]*(0.004817+0.000014*[.G331]))+SIN(RADIANS(2*[.J331]))*(0.019993-0.000101*[.G331])+SIN(RADIANS(3*[.J331]))*0.000289" office:value-type="float" office:value="-1.18896158620006">
            <text:p>-1.19</text:p>
          </table:table-cell>
          <table:table-cell table:formula="of:=[.I331]+[.L331]" office:value-type="float" office:value="244.53596181244">
            <text:p>244.54</text:p>
          </table:table-cell>
          <table:table-cell table:formula="of:=[.J331]+[.L331]" office:value-type="float" office:value="10041.1359722665">
            <text:p>10041.14</text:p>
          </table:table-cell>
          <table:table-cell table:formula="of:=(1.000001018*(1-[.K331]*[.K331]))/(1+[.K331]*COS(RADIANS([.N331])))" office:value-type="float" office:value="0.986891491109881">
            <text:p>0.99</text:p>
          </table:table-cell>
          <table:table-cell table:formula="of:=[.M331]-0.00569-0.00478*SIN(RADIANS(125.04-1934.136*[.G331]))" office:value-type="float" office:value="244.533033908427">
            <text:p>244.53</text:p>
          </table:table-cell>
          <table:table-cell table:formula="of:=23+(26+((21.448-[.G331]*(46.815+[.G331]*(0.00059-[.G331]*0.001813))))/60)/60" office:value-type="float" office:value="23.4357926084518">
            <text:p>23.44</text:p>
          </table:table-cell>
          <table:table-cell table:formula="of:=[.Q331]+0.00256*COS(RADIANS(125.04-1934.136*[.G331]))" office:value-type="float" office:value="23.4378819447451">
            <text:p>23.44</text:p>
          </table:table-cell>
          <table:table-cell table:formula="of:=DEGREES(ATAN2(COS(RADIANS([.P331]));COS(RADIANS([.R331]))*SIN(RADIANS([.P331]))))" office:value-type="float" office:value="-117.433727347705">
            <text:p>-117.43</text:p>
          </table:table-cell>
          <table:table-cell table:formula="of:=DEGREES(ASIN(SIN(RADIANS([.R331]))*SIN(RADIANS([.P331]))))" office:value-type="float" office:value="-21.045309200746">
            <text:p>-21.05</text:p>
          </table:table-cell>
          <table:table-cell table:formula="of:=TAN(RADIANS([.R331]/2))*TAN(RADIANS([.R331]/2))" office:value-type="float" office:value="0.0430292077945737">
            <text:p>0.04</text:p>
          </table:table-cell>
          <table:table-cell table:formula="of:=4*DEGREES([.U331]*SIN(2*RADIANS([.I331]))-2*[.K331]*SIN(RADIANS([.J331]))+4*[.K331]*[.U331]*SIN(RADIANS([.J331]))*COS(2*RADIANS([.I331]))-0.5*[.U331]*[.U331]*SIN(4*RADIANS([.I331]))-1.25*[.K331]*[.K331]*SIN(2*RADIANS([.J331])))" office:value-type="float" office:value="12.6235630706907">
            <text:p>12.62</text:p>
          </table:table-cell>
          <table:table-cell table:formula="of:=DEGREES(ACOS(COS(RADIANS(90.833))/(COS(RADIANS([.$B$2]))*COS(RADIANS([.T331])))-TAN(RADIANS([.$B$2]))*TAN(RADIANS([.T331]))))" office:value-type="float" office:value="74.9122212194995">
            <text:p>74.91</text:p>
          </table:table-cell>
          <table:table-cell table:style-name="ce7" table:formula="of:=(720-4*[.$B$3]-[.V331]+[.$B$4]*60)/1440" office:value-type="float" office:value="0.491233636756465">
            <text:p>11:47:23</text:p>
          </table:table-cell>
          <table:table-cell table:style-name="ce7" table:formula="of:=([.X331]*1440-[.W331]*4)/1440" office:value-type="float" office:value="0.283144133368966">
            <text:p>6:47:44</text:p>
          </table:table-cell>
          <table:table-cell table:style-name="ce7" table:formula="of:=([.X331]*1440+[.W331]*4)/1440" office:value-type="float" office:value="0.699323140143963">
            <text:p>16:47:02</text:p>
          </table:table-cell>
          <table:table-cell table:formula="of:=8*[.W331]" office:value-type="float" office:value="599.297769755996">
            <text:p>599.3</text:p>
          </table:table-cell>
          <table:table-cell table:formula="of:=MOD([.E331]*1440+[.V331]+4*[.$B$3]-60*[.$B$4];1440)" office:value-type="float" office:value="732.623563070691">
            <text:p>732.62</text:p>
          </table:table-cell>
          <table:table-cell table:formula="of:=IF([.AB331]/4&lt;0;[.AB331]/4+180;[.AB331]/4-180)" office:value-type="float" office:value="3.15589076767267">
            <text:p>3.16</text:p>
          </table:table-cell>
          <table:table-cell table:formula="of:=DEGREES(ACOS(SIN(RADIANS([.$B$2]))*SIN(RADIANS([.T331]))+COS(RADIANS([.$B$2]))*COS(RADIANS([.T331]))*COS(RADIANS([.AC331]))))" office:value-type="float" office:value="57.1234634873908">
            <text:p>57.12</text:p>
          </table:table-cell>
          <table:table-cell table:formula="of:=90-[.AD331]" office:value-type="float" office:value="32.8765365126092">
            <text:p>32.88</text:p>
          </table:table-cell>
          <table:table-cell table:formula="of:=IF([.AE331]&gt;85;0;IF([.AE331]&gt;5;58.1/TAN(RADIANS([.AE331]))-0.07/POWER(TAN(RADIANS([.AE331]));3)+0.000086/POWER(TAN(RADIANS([.AE331]));5);IF([.AE331]&gt;-0.575;1735+[.AE331]*(-518.2+[.AE331]*(103.4+[.AE331]*(-12.79+[.AE331]*0.711)));-20.772/TAN(RADIANS([.AE331])))))/3600" office:value-type="float" office:value="0.0248975403022817">
            <text:p>0.02</text:p>
          </table:table-cell>
          <table:table-cell table:formula="of:=[.AE331]+[.AF331]" office:value-type="float" office:value="32.9014340529115">
            <text:p>32.9</text:p>
          </table:table-cell>
          <table:table-cell table:formula="of:=IF([.AC331]&gt;0;MOD(DEGREES(ACOS(((SIN(RADIANS([.$B$2]))*COS(RADIANS([.AD331])))-SIN(RADIANS([.T331])))/(COS(RADIANS([.$B$2]))*SIN(RADIANS([.AD331])))))+180;360);MOD(540-DEGREES(ACOS(((SIN(RADIANS([.$B$2]))*COS(RADIANS([.AD331])))-SIN(RADIANS([.T331])))/(COS(RADIANS([.$B$2]))*SIN(RADIANS([.AD331])))));360))" office:value-type="float" office:value="183.507483764518">
            <text:p>183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1]+1" office:value-type="date" office:date-value="2026-11-27">
            <text:p>11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2]+2415018.5+[.E332]-[.$B$4]/24" office:value-type="float" office:value="2461372.29166667">
            <text:p>2461372.29</text:p>
          </table:table-cell>
          <table:table-cell table:style-name="ce9" table:formula="of:=([.F332]-2451545)/36525" office:value-type="float" office:value="0.269056582249596">
            <text:p>0.26905658</text:p>
          </table:table-cell>
          <table:table-cell/>
          <table:table-cell table:formula="of:=MOD(280.46646+[.G332]*(36000.76983+[.G332]*0.0003032);360)" office:value-type="float" office:value="246.710570763273">
            <text:p>246.71</text:p>
          </table:table-cell>
          <table:table-cell table:formula="of:=357.52911+[.G332]*(35999.05029-0.0001537*[.G332])" office:value-type="float" office:value="10043.3105341322">
            <text:p>10043.31</text:p>
          </table:table-cell>
          <table:table-cell table:formula="of:=0.016708634-[.G332]*(0.000042037+0.0000001267*[.G332])" office:value-type="float" office:value="0.016697314496456">
            <text:p>0.02</text:p>
          </table:table-cell>
          <table:table-cell table:formula="of:=SIN(RADIANS([.J332]))*(1.914602-[.G332]*(0.004817+0.000014*[.G332]))+SIN(RADIANS(2*[.J332]))*(0.019993-0.000101*[.G332])+SIN(RADIANS(3*[.J332]))*0.000289" office:value-type="float" office:value="-1.16256014096924">
            <text:p>-1.16</text:p>
          </table:table-cell>
          <table:table-cell table:formula="of:=[.I332]+[.L332]" office:value-type="float" office:value="245.548010622303">
            <text:p>245.55</text:p>
          </table:table-cell>
          <table:table-cell table:formula="of:=[.J332]+[.L332]" office:value-type="float" office:value="10042.1479739912">
            <text:p>10042.15</text:p>
          </table:table-cell>
          <table:table-cell table:formula="of:=(1.000001018*(1-[.K332]*[.K332]))/(1+[.K332]*COS(RADIANS([.N332])))" office:value-type="float" office:value="0.986713223838165">
            <text:p>0.99</text:p>
          </table:table-cell>
          <table:table-cell table:formula="of:=[.M332]-0.00569-0.00478*SIN(RADIANS(125.04-1934.136*[.G332]))" office:value-type="float" office:value="245.545086322651">
            <text:p>245.55</text:p>
          </table:table-cell>
          <table:table-cell table:formula="of:=23+(26+((21.448-[.G332]*(46.815+[.G332]*(0.00059-[.G332]*0.001813))))/60)/60" office:value-type="float" office:value="23.4357922524177">
            <text:p>23.44</text:p>
          </table:table-cell>
          <table:table-cell table:formula="of:=[.Q332]+0.00256*COS(RADIANS(125.04-1934.136*[.G332]))" office:value-type="float" office:value="23.4378802206411">
            <text:p>23.44</text:p>
          </table:table-cell>
          <table:table-cell table:formula="of:=DEGREES(ATAN2(COS(RADIANS([.P332]));COS(RADIANS([.R332]))*SIN(RADIANS([.P332]))))" office:value-type="float" office:value="-116.366389101827">
            <text:p>-116.37</text:p>
          </table:table-cell>
          <table:table-cell table:formula="of:=DEGREES(ASIN(SIN(RADIANS([.R332]))*SIN(RADIANS([.P332]))))" office:value-type="float" office:value="-21.2274336687919">
            <text:p>-21.23</text:p>
          </table:table-cell>
          <table:table-cell table:formula="of:=TAN(RADIANS([.R332]/2))*TAN(RADIANS([.R332]/2))" office:value-type="float" office:value="0.0430292012840046">
            <text:p>0.04</text:p>
          </table:table-cell>
          <table:table-cell table:formula="of:=4*DEGREES([.U332]*SIN(2*RADIANS([.I332]))-2*[.K332]*SIN(RADIANS([.J332]))+4*[.K332]*[.U332]*SIN(RADIANS([.J332]))*COS(2*RADIANS([.I332]))-0.5*[.U332]*[.U332]*SIN(4*RADIANS([.I332]))-1.25*[.K332]*[.K332]*SIN(2*RADIANS([.J332])))" office:value-type="float" office:value="12.2943222503545">
            <text:p>12.29</text:p>
          </table:table-cell>
          <table:table-cell table:formula="of:=DEGREES(ACOS(COS(RADIANS(90.833))/(COS(RADIANS([.$B$2]))*COS(RADIANS([.T332])))-TAN(RADIANS([.$B$2]))*TAN(RADIANS([.T332]))))" office:value-type="float" office:value="74.756040552289">
            <text:p>74.76</text:p>
          </table:table-cell>
          <table:table-cell table:style-name="ce7" table:formula="of:=(720-4*[.$B$3]-[.V332]+[.$B$4]*60)/1440" office:value-type="float" office:value="0.491462276215032">
            <text:p>11:47:42</text:p>
          </table:table-cell>
          <table:table-cell table:style-name="ce7" table:formula="of:=([.X332]*1440-[.W332]*4)/1440" office:value-type="float" office:value="0.283806608014229">
            <text:p>6:48:41</text:p>
          </table:table-cell>
          <table:table-cell table:style-name="ce7" table:formula="of:=([.X332]*1440+[.W332]*4)/1440" office:value-type="float" office:value="0.699117944415834">
            <text:p>16:46:44</text:p>
          </table:table-cell>
          <table:table-cell table:formula="of:=8*[.W332]" office:value-type="float" office:value="598.048324418312">
            <text:p>598.05</text:p>
          </table:table-cell>
          <table:table-cell table:formula="of:=MOD([.E332]*1440+[.V332]+4*[.$B$3]-60*[.$B$4];1440)" office:value-type="float" office:value="732.294322250355">
            <text:p>732.29</text:p>
          </table:table-cell>
          <table:table-cell table:formula="of:=IF([.AB332]/4&lt;0;[.AB332]/4+180;[.AB332]/4-180)" office:value-type="float" office:value="3.07358056258863">
            <text:p>3.07</text:p>
          </table:table-cell>
          <table:table-cell table:formula="of:=DEGREES(ACOS(SIN(RADIANS([.$B$2]))*SIN(RADIANS([.T332]))+COS(RADIANS([.$B$2]))*COS(RADIANS([.T332]))*COS(RADIANS([.AC332]))))" office:value-type="float" office:value="57.301324394067">
            <text:p>57.3</text:p>
          </table:table-cell>
          <table:table-cell table:formula="of:=90-[.AD332]" office:value-type="float" office:value="32.698675605933">
            <text:p>32.7</text:p>
          </table:table-cell>
          <table:table-cell table:formula="of:=IF([.AE332]&gt;85;0;IF([.AE332]&gt;5;58.1/TAN(RADIANS([.AE332]))-0.07/POWER(TAN(RADIANS([.AE332]));3)+0.000086/POWER(TAN(RADIANS([.AE332]));5);IF([.AE332]&gt;-0.575;1735+[.AE332]*(-518.2+[.AE332]*(103.4+[.AE332]*(-12.79+[.AE332]*0.711)));-20.772/TAN(RADIANS([.AE332])))))/3600" office:value-type="float" office:value="0.025066901604323">
            <text:p>0.03</text:p>
          </table:table-cell>
          <table:table-cell table:formula="of:=[.AE332]+[.AF332]" office:value-type="float" office:value="32.7237425075374">
            <text:p>32.72</text:p>
          </table:table-cell>
          <table:table-cell table:formula="of:=IF([.AC332]&gt;0;MOD(DEGREES(ACOS(((SIN(RADIANS([.$B$2]))*COS(RADIANS([.AD332])))-SIN(RADIANS([.T332])))/(COS(RADIANS([.$B$2]))*SIN(RADIANS([.AD332])))))+180;360);MOD(540-DEGREES(ACOS(((SIN(RADIANS([.$B$2]))*COS(RADIANS([.AD332])))-SIN(RADIANS([.T332])))/(COS(RADIANS([.$B$2]))*SIN(RADIANS([.AD332])))));360))" office:value-type="float" office:value="183.404958912282">
            <text:p>183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2]+1" office:value-type="date" office:date-value="2026-11-28">
            <text:p>11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3]+2415018.5+[.E333]-[.$B$4]/24" office:value-type="float" office:value="2461373.29166667">
            <text:p>2461373.29</text:p>
          </table:table-cell>
          <table:table-cell table:style-name="ce9" table:formula="of:=([.F333]-2451545)/36525" office:value-type="float" office:value="0.269083960757468">
            <text:p>0.26908396</text:p>
          </table:table-cell>
          <table:table-cell/>
          <table:table-cell table:formula="of:=MOD(280.46646+[.G333]*(36000.76983+[.G333]*0.0003032);360)" office:value-type="float" office:value="247.696218127903">
            <text:p>247.7</text:p>
          </table:table-cell>
          <table:table-cell table:formula="of:=357.52911+[.G333]*(35999.05029-0.0001537*[.G333])" office:value-type="float" office:value="10044.2961344116">
            <text:p>10044.3</text:p>
          </table:table-cell>
          <table:table-cell table:formula="of:=0.016708634-[.G333]*(0.000042037+0.0000001267*[.G333])" office:value-type="float" office:value="0.0166973133436789">
            <text:p>0.02</text:p>
          </table:table-cell>
          <table:table-cell table:formula="of:=SIN(RADIANS([.J333]))*(1.914602-[.G333]*(0.004817+0.000014*[.G333]))+SIN(RADIANS(2*[.J333]))*(0.019993-0.000101*[.G333])+SIN(RADIANS(3*[.J333]))*0.000289" office:value-type="float" office:value="-1.13579707342174">
            <text:p>-1.14</text:p>
          </table:table-cell>
          <table:table-cell table:formula="of:=[.I333]+[.L333]" office:value-type="float" office:value="246.560421054481">
            <text:p>246.56</text:p>
          </table:table-cell>
          <table:table-cell table:formula="of:=[.J333]+[.L333]" office:value-type="float" office:value="10043.1603373382">
            <text:p>10043.16</text:p>
          </table:table-cell>
          <table:table-cell table:formula="of:=(1.000001018*(1-[.K333]*[.K333]))/(1+[.K333]*COS(RADIANS([.N333])))" office:value-type="float" office:value="0.986538963578801">
            <text:p>0.99</text:p>
          </table:table-cell>
          <table:table-cell table:formula="of:=[.M333]-0.00569-0.00478*SIN(RADIANS(125.04-1934.136*[.G333]))" office:value-type="float" office:value="246.557500356828">
            <text:p>246.56</text:p>
          </table:table-cell>
          <table:table-cell table:formula="of:=23+(26+((21.448-[.G333]*(46.815+[.G333]*(0.00059-[.G333]*0.001813))))/60)/60" office:value-type="float" office:value="23.4357918963836">
            <text:p>23.44</text:p>
          </table:table-cell>
          <table:table-cell table:formula="of:=[.Q333]+0.00256*COS(RADIANS(125.04-1934.136*[.G333]))" office:value-type="float" office:value="23.4378784947536">
            <text:p>23.44</text:p>
          </table:table-cell>
          <table:table-cell table:formula="of:=DEGREES(ATAN2(COS(RADIANS([.P333]));COS(RADIANS([.R333]))*SIN(RADIANS([.P333]))))" office:value-type="float" office:value="-115.296078138429">
            <text:p>-115.3</text:p>
          </table:table-cell>
          <table:table-cell table:formula="of:=DEGREES(ASIN(SIN(RADIANS([.R333]))*SIN(RADIANS([.P333]))))" office:value-type="float" office:value="-21.402892731216">
            <text:p>-21.4</text:p>
          </table:table-cell>
          <table:table-cell table:formula="of:=TAN(RADIANS([.R333]/2))*TAN(RADIANS([.R333]/2))" office:value-type="float" office:value="0.0430291947667011">
            <text:p>0.04</text:p>
          </table:table-cell>
          <table:table-cell table:formula="of:=4*DEGREES([.U333]*SIN(2*RADIANS([.I333]))-2*[.K333]*SIN(RADIANS([.J333]))+4*[.K333]*[.U333]*SIN(RADIANS([.J333]))*COS(2*RADIANS([.I333]))-0.5*[.U333]*[.U333]*SIN(4*RADIANS([.I333]))-1.25*[.K333]*[.K333]*SIN(2*RADIANS([.J333])))" office:value-type="float" office:value="11.9533031105176">
            <text:p>11.95</text:p>
          </table:table-cell>
          <table:table-cell table:formula="of:=DEGREES(ACOS(COS(RADIANS(90.833))/(COS(RADIANS([.$B$2]))*COS(RADIANS([.T333])))-TAN(RADIANS([.$B$2]))*TAN(RADIANS([.T333]))))" office:value-type="float" office:value="74.6051114165858">
            <text:p>74.61</text:p>
          </table:table-cell>
          <table:table-cell table:style-name="ce7" table:formula="of:=(720-4*[.$B$3]-[.V333]+[.$B$4]*60)/1440" office:value-type="float" office:value="0.491699095062141">
            <text:p>11:48:03</text:p>
          </table:table-cell>
          <table:table-cell table:style-name="ce7" table:formula="of:=([.X333]*1440-[.W333]*4)/1440" office:value-type="float" office:value="0.284462674460513">
            <text:p>6:49:38</text:p>
          </table:table-cell>
          <table:table-cell table:style-name="ce7" table:formula="of:=([.X333]*1440+[.W333]*4)/1440" office:value-type="float" office:value="0.698935515663768">
            <text:p>16:46:28</text:p>
          </table:table-cell>
          <table:table-cell table:formula="of:=8*[.W333]" office:value-type="float" office:value="596.840891332686">
            <text:p>596.84</text:p>
          </table:table-cell>
          <table:table-cell table:formula="of:=MOD([.E333]*1440+[.V333]+4*[.$B$3]-60*[.$B$4];1440)" office:value-type="float" office:value="731.953303110518">
            <text:p>731.95</text:p>
          </table:table-cell>
          <table:table-cell table:formula="of:=IF([.AB333]/4&lt;0;[.AB333]/4+180;[.AB333]/4-180)" office:value-type="float" office:value="2.9883257776294">
            <text:p>2.99</text:p>
          </table:table-cell>
          <table:table-cell table:formula="of:=DEGREES(ACOS(SIN(RADIANS([.$B$2]))*SIN(RADIANS([.T333]))+COS(RADIANS([.$B$2]))*COS(RADIANS([.T333]))*COS(RADIANS([.AC333]))))" office:value-type="float" office:value="57.4725235606202">
            <text:p>57.47</text:p>
          </table:table-cell>
          <table:table-cell table:formula="of:=90-[.AD333]" office:value-type="float" office:value="32.5274764393798">
            <text:p>32.53</text:p>
          </table:table-cell>
          <table:table-cell table:formula="of:=IF([.AE333]&gt;85;0;IF([.AE333]&gt;5;58.1/TAN(RADIANS([.AE333]))-0.07/POWER(TAN(RADIANS([.AE333]));3)+0.000086/POWER(TAN(RADIANS([.AE333]));5);IF([.AE333]&gt;-0.575;1735+[.AE333]*(-518.2+[.AE333]*(103.4+[.AE333]*(-12.79+[.AE333]*0.711)));-20.772/TAN(RADIANS([.AE333])))))/3600" office:value-type="float" office:value="0.025231454464953">
            <text:p>0.03</text:p>
          </table:table-cell>
          <table:table-cell table:formula="of:=[.AE333]+[.AF333]" office:value-type="float" office:value="32.5527078938447">
            <text:p>32.55</text:p>
          </table:table-cell>
          <table:table-cell table:formula="of:=IF([.AC333]&gt;0;MOD(DEGREES(ACOS(((SIN(RADIANS([.$B$2]))*COS(RADIANS([.AD333])))-SIN(RADIANS([.T333])))/(COS(RADIANS([.$B$2]))*SIN(RADIANS([.AD333])))))+180;360);MOD(540-DEGREES(ACOS(((SIN(RADIANS([.$B$2]))*COS(RADIANS([.AD333])))-SIN(RADIANS([.T333])))/(COS(RADIANS([.$B$2]))*SIN(RADIANS([.AD333])))));360))" office:value-type="float" office:value="183.300212295383">
            <text:p>183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3]+1" office:value-type="date" office:date-value="2026-11-29">
            <text:p>11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4]+2415018.5+[.E334]-[.$B$4]/24" office:value-type="float" office:value="2461374.29166667">
            <text:p>2461374.29</text:p>
          </table:table-cell>
          <table:table-cell table:style-name="ce9" table:formula="of:=([.F334]-2451545)/36525" office:value-type="float" office:value="0.269111339265339">
            <text:p>0.26911134</text:p>
          </table:table-cell>
          <table:table-cell/>
          <table:table-cell table:formula="of:=MOD(280.46646+[.G334]*(36000.76983+[.G334]*0.0003032);360)" office:value-type="float" office:value="248.681865492536">
            <text:p>248.68</text:p>
          </table:table-cell>
          <table:table-cell table:formula="of:=357.52911+[.G334]*(35999.05029-0.0001537*[.G334])" office:value-type="float" office:value="10045.2817346911">
            <text:p>10045.28</text:p>
          </table:table-cell>
          <table:table-cell table:formula="of:=0.016708634-[.G334]*(0.000042037+0.0000001267*[.G334])" office:value-type="float" office:value="0.0166973121909016">
            <text:p>0.02</text:p>
          </table:table-cell>
          <table:table-cell table:formula="of:=SIN(RADIANS([.J334]))*(1.914602-[.G334]*(0.004817+0.000014*[.G334]))+SIN(RADIANS(2*[.J334]))*(0.019993-0.000101*[.G334])+SIN(RADIANS(3*[.J334]))*0.000289" office:value-type="float" office:value="-1.10868047598036">
            <text:p>-1.11</text:p>
          </table:table-cell>
          <table:table-cell table:formula="of:=[.I334]+[.L334]" office:value-type="float" office:value="247.573185016555">
            <text:p>247.57</text:p>
          </table:table-cell>
          <table:table-cell table:formula="of:=[.J334]+[.L334]" office:value-type="float" office:value="10044.1730542151">
            <text:p>10044.17</text:p>
          </table:table-cell>
          <table:table-cell table:formula="of:=(1.000001018*(1-[.K334]*[.K334]))/(1+[.K334]*COS(RADIANS([.N334])))" office:value-type="float" office:value="0.98636876615813">
            <text:p>0.99</text:p>
          </table:table-cell>
          <table:table-cell table:formula="of:=[.M334]-0.00569-0.00478*SIN(RADIANS(125.04-1934.136*[.G334]))" office:value-type="float" office:value="247.570267918534">
            <text:p>247.57</text:p>
          </table:table-cell>
          <table:table-cell table:formula="of:=23+(26+((21.448-[.G334]*(46.815+[.G334]*(0.00059-[.G334]*0.001813))))/60)/60" office:value-type="float" office:value="23.4357915403495">
            <text:p>23.44</text:p>
          </table:table-cell>
          <table:table-cell table:formula="of:=[.Q334]+0.00256*COS(RADIANS(125.04-1934.136*[.G334]))" office:value-type="float" office:value="23.4378767670838">
            <text:p>23.44</text:p>
          </table:table-cell>
          <table:table-cell table:formula="of:=DEGREES(ATAN2(COS(RADIANS([.P334]));COS(RADIANS([.R334]))*SIN(RADIANS([.P334]))))" office:value-type="float" office:value="-114.222869759493">
            <text:p>-114.22</text:p>
          </table:table-cell>
          <table:table-cell table:formula="of:=DEGREES(ASIN(SIN(RADIANS([.R334]))*SIN(RADIANS([.P334]))))" office:value-type="float" office:value="-21.5716004146195">
            <text:p>-21.57</text:p>
          </table:table-cell>
          <table:table-cell table:formula="of:=TAN(RADIANS([.R334]/2))*TAN(RADIANS([.R334]/2))" office:value-type="float" office:value="0.0430291882426678">
            <text:p>0.04</text:p>
          </table:table-cell>
          <table:table-cell table:formula="of:=4*DEGREES([.U334]*SIN(2*RADIANS([.I334]))-2*[.K334]*SIN(RADIANS([.J334]))+4*[.K334]*[.U334]*SIN(RADIANS([.J334]))*COS(2*RADIANS([.I334]))-0.5*[.U334]*[.U334]*SIN(4*RADIANS([.I334]))-1.25*[.K334]*[.K334]*SIN(2*RADIANS([.J334])))" office:value-type="float" office:value="11.6008224576036">
            <text:p>11.6</text:p>
          </table:table-cell>
          <table:table-cell table:formula="of:=DEGREES(ACOS(COS(RADIANS(90.833))/(COS(RADIANS([.$B$2]))*COS(RADIANS([.T334])))-TAN(RADIANS([.$B$2]))*TAN(RADIANS([.T334]))))" office:value-type="float" office:value="74.4595542547587">
            <text:p>74.46</text:p>
          </table:table-cell>
          <table:table-cell table:style-name="ce7" table:formula="of:=(720-4*[.$B$3]-[.V334]+[.$B$4]*60)/1440" office:value-type="float" office:value="0.491943873293331">
            <text:p>11:48:24</text:p>
          </table:table-cell>
          <table:table-cell table:style-name="ce7" table:formula="of:=([.X334]*1440-[.W334]*4)/1440" office:value-type="float" office:value="0.285111778141223">
            <text:p>6:50:34</text:p>
          </table:table-cell>
          <table:table-cell table:style-name="ce7" table:formula="of:=([.X334]*1440+[.W334]*4)/1440" office:value-type="float" office:value="0.698775968445438">
            <text:p>16:46:14</text:p>
          </table:table-cell>
          <table:table-cell table:formula="of:=8*[.W334]" office:value-type="float" office:value="595.67643403807">
            <text:p>595.68</text:p>
          </table:table-cell>
          <table:table-cell table:formula="of:=MOD([.E334]*1440+[.V334]+4*[.$B$3]-60*[.$B$4];1440)" office:value-type="float" office:value="731.600822457604">
            <text:p>731.6</text:p>
          </table:table-cell>
          <table:table-cell table:formula="of:=IF([.AB334]/4&lt;0;[.AB334]/4+180;[.AB334]/4-180)" office:value-type="float" office:value="2.9002056144009">
            <text:p>2.9</text:p>
          </table:table-cell>
          <table:table-cell table:formula="of:=DEGREES(ACOS(SIN(RADIANS([.$B$2]))*SIN(RADIANS([.T334]))+COS(RADIANS([.$B$2]))*COS(RADIANS([.T334]))*COS(RADIANS([.AC334]))))" office:value-type="float" office:value="57.6369889790538">
            <text:p>57.64</text:p>
          </table:table-cell>
          <table:table-cell table:formula="of:=90-[.AD334]" office:value-type="float" office:value="32.3630110209462">
            <text:p>32.36</text:p>
          </table:table-cell>
          <table:table-cell table:formula="of:=IF([.AE334]&gt;85;0;IF([.AE334]&gt;5;58.1/TAN(RADIANS([.AE334]))-0.07/POWER(TAN(RADIANS([.AE334]));3)+0.000086/POWER(TAN(RADIANS([.AE334]));5);IF([.AE334]&gt;-0.575;1735+[.AE334]*(-518.2+[.AE334]*(103.4+[.AE334]*(-12.79+[.AE334]*0.711)));-20.772/TAN(RADIANS([.AE334])))))/3600" office:value-type="float" office:value="0.0253909753950847">
            <text:p>0.03</text:p>
          </table:table-cell>
          <table:table-cell table:formula="of:=[.AE334]+[.AF334]" office:value-type="float" office:value="32.3884019963413">
            <text:p>32.39</text:p>
          </table:table-cell>
          <table:table-cell table:formula="of:=IF([.AC334]&gt;0;MOD(DEGREES(ACOS(((SIN(RADIANS([.$B$2]))*COS(RADIANS([.AD334])))-SIN(RADIANS([.T334])))/(COS(RADIANS([.$B$2]))*SIN(RADIANS([.AD334])))))+180;360);MOD(540-DEGREES(ACOS(((SIN(RADIANS([.$B$2]))*COS(RADIANS([.AD334])))-SIN(RADIANS([.T334])))/(COS(RADIANS([.$B$2]))*SIN(RADIANS([.AD334])))));360))" office:value-type="float" office:value="183.19332373652">
            <text:p>183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4]+1" office:value-type="date" office:date-value="2026-11-30">
            <text:p>11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5]+2415018.5+[.E335]-[.$B$4]/24" office:value-type="float" office:value="2461375.29166667">
            <text:p>2461375.29</text:p>
          </table:table-cell>
          <table:table-cell table:style-name="ce9" table:formula="of:=([.F335]-2451545)/36525" office:value-type="float" office:value="0.26913871777321">
            <text:p>0.26913872</text:p>
          </table:table-cell>
          <table:table-cell/>
          <table:table-cell table:formula="of:=MOD(280.46646+[.G335]*(36000.76983+[.G335]*0.0003032);360)" office:value-type="float" office:value="249.66751285717">
            <text:p>249.67</text:p>
          </table:table-cell>
          <table:table-cell table:formula="of:=357.52911+[.G335]*(35999.05029-0.0001537*[.G335])" office:value-type="float" office:value="10046.2673349706">
            <text:p>10046.27</text:p>
          </table:table-cell>
          <table:table-cell table:formula="of:=0.016708634-[.G335]*(0.000042037+0.0000001267*[.G335])" office:value-type="float" office:value="0.0166973110381242">
            <text:p>0.02</text:p>
          </table:table-cell>
          <table:table-cell table:formula="of:=SIN(RADIANS([.J335]))*(1.914602-[.G335]*(0.004817+0.000014*[.G335]))+SIN(RADIANS(2*[.J335]))*(0.019993-0.000101*[.G335])+SIN(RADIANS(3*[.J335]))*0.000289" office:value-type="float" office:value="-1.08121856729639">
            <text:p>-1.08</text:p>
          </table:table-cell>
          <table:table-cell table:formula="of:=[.I335]+[.L335]" office:value-type="float" office:value="248.586294289873">
            <text:p>248.59</text:p>
          </table:table-cell>
          <table:table-cell table:formula="of:=[.J335]+[.L335]" office:value-type="float" office:value="10045.1861164033">
            <text:p>10045.19</text:p>
          </table:table-cell>
          <table:table-cell table:formula="of:=(1.000001018*(1-[.K335]*[.K335]))/(1+[.K335]*COS(RADIANS([.N335])))" office:value-type="float" office:value="0.986202686157266">
            <text:p>0.99</text:p>
          </table:table-cell>
          <table:table-cell table:formula="of:=[.M335]-0.00569-0.00478*SIN(RADIANS(125.04-1934.136*[.G335]))" office:value-type="float" office:value="248.583380789117">
            <text:p>248.58</text:p>
          </table:table-cell>
          <table:table-cell table:formula="of:=23+(26+((21.448-[.G335]*(46.815+[.G335]*(0.00059-[.G335]*0.001813))))/60)/60" office:value-type="float" office:value="23.4357911843154">
            <text:p>23.44</text:p>
          </table:table-cell>
          <table:table-cell table:formula="of:=[.Q335]+0.00256*COS(RADIANS(125.04-1934.136*[.G335]))" office:value-type="float" office:value="23.4378750376328">
            <text:p>23.44</text:p>
          </table:table-cell>
          <table:table-cell table:formula="of:=DEGREES(ATAN2(COS(RADIANS([.P335]));COS(RADIANS([.R335]))*SIN(RADIANS([.P335]))))" office:value-type="float" office:value="-113.146843877736">
            <text:p>-113.15</text:p>
          </table:table-cell>
          <table:table-cell table:formula="of:=DEGREES(ASIN(SIN(RADIANS([.R335]))*SIN(RADIANS([.P335]))))" office:value-type="float" office:value="-21.7334731946508">
            <text:p>-21.73</text:p>
          </table:table-cell>
          <table:table-cell table:formula="of:=TAN(RADIANS([.R335]/2))*TAN(RADIANS([.R335]/2))" office:value-type="float" office:value="0.043029181711909">
            <text:p>0.04</text:p>
          </table:table-cell>
          <table:table-cell table:formula="of:=4*DEGREES([.U335]*SIN(2*RADIANS([.I335]))-2*[.K335]*SIN(RADIANS([.J335]))+4*[.K335]*[.U335]*SIN(RADIANS([.J335]))*COS(2*RADIANS([.I335]))-0.5*[.U335]*[.U335]*SIN(4*RADIANS([.I335]))-1.25*[.K335]*[.K335]*SIN(2*RADIANS([.J335])))" office:value-type="float" office:value="11.2372143468822">
            <text:p>11.24</text:p>
          </table:table-cell>
          <table:table-cell table:formula="of:=DEGREES(ACOS(COS(RADIANS(90.833))/(COS(RADIANS([.$B$2]))*COS(RADIANS([.T335])))-TAN(RADIANS([.$B$2]))*TAN(RADIANS([.T335]))))" office:value-type="float" office:value="74.3194875239485">
            <text:p>74.32</text:p>
          </table:table-cell>
          <table:table-cell table:style-name="ce7" table:formula="of:=(720-4*[.$B$3]-[.V335]+[.$B$4]*60)/1440" office:value-type="float" office:value="0.492196378925776">
            <text:p>11:48:46</text:p>
          </table:table-cell>
          <table:table-cell table:style-name="ce7" table:formula="of:=([.X335]*1440-[.W335]*4)/1440" office:value-type="float" office:value="0.285753358025919">
            <text:p>6:51:29</text:p>
          </table:table-cell>
          <table:table-cell table:style-name="ce7" table:formula="of:=([.X335]*1440+[.W335]*4)/1440" office:value-type="float" office:value="0.698639399825633">
            <text:p>16:46:02</text:p>
          </table:table-cell>
          <table:table-cell table:formula="of:=8*[.W335]" office:value-type="float" office:value="594.555900191588">
            <text:p>594.56</text:p>
          </table:table-cell>
          <table:table-cell table:formula="of:=MOD([.E335]*1440+[.V335]+4*[.$B$3]-60*[.$B$4];1440)" office:value-type="float" office:value="731.237214346882">
            <text:p>731.24</text:p>
          </table:table-cell>
          <table:table-cell table:formula="of:=IF([.AB335]/4&lt;0;[.AB335]/4+180;[.AB335]/4-180)" office:value-type="float" office:value="2.80930358672055">
            <text:p>2.81</text:p>
          </table:table-cell>
          <table:table-cell table:formula="of:=DEGREES(ACOS(SIN(RADIANS([.$B$2]))*SIN(RADIANS([.T335]))+COS(RADIANS([.$B$2]))*COS(RADIANS([.T335]))*COS(RADIANS([.AC335]))))" office:value-type="float" office:value="57.7946510367327">
            <text:p>57.79</text:p>
          </table:table-cell>
          <table:table-cell table:formula="of:=90-[.AD335]" office:value-type="float" office:value="32.2053489632673">
            <text:p>32.21</text:p>
          </table:table-cell>
          <table:table-cell table:formula="of:=IF([.AE335]&gt;85;0;IF([.AE335]&gt;5;58.1/TAN(RADIANS([.AE335]))-0.07/POWER(TAN(RADIANS([.AE335]));3)+0.000086/POWER(TAN(RADIANS([.AE335]));5);IF([.AE335]&gt;-0.575;1735+[.AE335]*(-518.2+[.AE335]*(103.4+[.AE335]*(-12.79+[.AE335]*0.711)));-20.772/TAN(RADIANS([.AE335])))))/3600" office:value-type="float" office:value="0.0255452428409661">
            <text:p>0.03</text:p>
          </table:table-cell>
          <table:table-cell table:formula="of:=[.AE335]+[.AF335]" office:value-type="float" office:value="32.2308942061082">
            <text:p>32.23</text:p>
          </table:table-cell>
          <table:table-cell table:formula="of:=IF([.AC335]&gt;0;MOD(DEGREES(ACOS(((SIN(RADIANS([.$B$2]))*COS(RADIANS([.AD335])))-SIN(RADIANS([.T335])))/(COS(RADIANS([.$B$2]))*SIN(RADIANS([.AD335])))))+180;360);MOD(540-DEGREES(ACOS(((SIN(RADIANS([.$B$2]))*COS(RADIANS([.AD335])))-SIN(RADIANS([.T335])))/(COS(RADIANS([.$B$2]))*SIN(RADIANS([.AD335])))));360))" office:value-type="float" office:value="183.084374309208">
            <text:p>183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5]+1" office:value-type="date" office:date-value="2026-12-01">
            <text:p>12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6]+2415018.5+[.E336]-[.$B$4]/24" office:value-type="float" office:value="2461376.29166667">
            <text:p>2461376.29</text:p>
          </table:table-cell>
          <table:table-cell table:style-name="ce9" table:formula="of:=([.F336]-2451545)/36525" office:value-type="float" office:value="0.269166096281082">
            <text:p>0.26916610</text:p>
          </table:table-cell>
          <table:table-cell/>
          <table:table-cell table:formula="of:=MOD(280.46646+[.G336]*(36000.76983+[.G336]*0.0003032);360)" office:value-type="float" office:value="250.6531602218">
            <text:p>250.65</text:p>
          </table:table-cell>
          <table:table-cell table:formula="of:=357.52911+[.G336]*(35999.05029-0.0001537*[.G336])" office:value-type="float" office:value="10047.25293525">
            <text:p>10047.25</text:p>
          </table:table-cell>
          <table:table-cell table:formula="of:=0.016708634-[.G336]*(0.000042037+0.0000001267*[.G336])" office:value-type="float" office:value="0.0166973098853466">
            <text:p>0.02</text:p>
          </table:table-cell>
          <table:table-cell table:formula="of:=SIN(RADIANS([.J336]))*(1.914602-[.G336]*(0.004817+0.000014*[.G336]))+SIN(RADIANS(2*[.J336]))*(0.019993-0.000101*[.G336])+SIN(RADIANS(3*[.J336]))*0.000289" office:value-type="float" office:value="-1.05341968960124">
            <text:p>-1.05</text:p>
          </table:table-cell>
          <table:table-cell table:formula="of:=[.I336]+[.L336]" office:value-type="float" office:value="249.599740532199">
            <text:p>249.6</text:p>
          </table:table-cell>
          <table:table-cell table:formula="of:=[.J336]+[.L336]" office:value-type="float" office:value="10046.1995155604">
            <text:p>10046.2</text:p>
          </table:table-cell>
          <table:table-cell table:formula="of:=(1.000001018*(1-[.K336]*[.K336]))/(1+[.K336]*COS(RADIANS([.N336])))" office:value-type="float" office:value="0.986040776890624">
            <text:p>0.99</text:p>
          </table:table-cell>
          <table:table-cell table:formula="of:=[.M336]-0.00569-0.00478*SIN(RADIANS(125.04-1934.136*[.G336]))" office:value-type="float" office:value="249.596830626335">
            <text:p>249.6</text:p>
          </table:table-cell>
          <table:table-cell table:formula="of:=23+(26+((21.448-[.G336]*(46.815+[.G336]*(0.00059-[.G336]*0.001813))))/60)/60" office:value-type="float" office:value="23.4357908282813">
            <text:p>23.44</text:p>
          </table:table-cell>
          <table:table-cell table:formula="of:=[.Q336]+0.00256*COS(RADIANS(125.04-1934.136*[.G336]))" office:value-type="float" office:value="23.4378733064018">
            <text:p>23.44</text:p>
          </table:table-cell>
          <table:table-cell table:formula="of:=DEGREES(ATAN2(COS(RADIANS([.P336]));COS(RADIANS([.R336]))*SIN(RADIANS([.P336]))))" office:value-type="float" office:value="-112.06808495016">
            <text:p>-112.07</text:p>
          </table:table-cell>
          <table:table-cell table:formula="of:=DEGREES(ASIN(SIN(RADIANS([.R336]))*SIN(RADIANS([.P336]))))" office:value-type="float" office:value="-21.8884301116966">
            <text:p>-21.89</text:p>
          </table:table-cell>
          <table:table-cell table:formula="of:=TAN(RADIANS([.R336]/2))*TAN(RADIANS([.R336]/2))" office:value-type="float" office:value="0.0430291751744291">
            <text:p>0.04</text:p>
          </table:table-cell>
          <table:table-cell table:formula="of:=4*DEGREES([.U336]*SIN(2*RADIANS([.I336]))-2*[.K336]*SIN(RADIANS([.J336]))+4*[.K336]*[.U336]*SIN(RADIANS([.J336]))*COS(2*RADIANS([.I336]))-0.5*[.U336]*[.U336]*SIN(4*RADIANS([.I336]))-1.25*[.K336]*[.K336]*SIN(2*RADIANS([.J336])))" office:value-type="float" office:value="10.8628296890909">
            <text:p>10.86</text:p>
          </table:table-cell>
          <table:table-cell table:formula="of:=DEGREES(ACOS(COS(RADIANS(90.833))/(COS(RADIANS([.$B$2]))*COS(RADIANS([.T336])))-TAN(RADIANS([.$B$2]))*TAN(RADIANS([.T336]))))" office:value-type="float" office:value="74.1850273960303">
            <text:p>74.19</text:p>
          </table:table-cell>
          <table:table-cell table:style-name="ce7" table:formula="of:=(720-4*[.$B$3]-[.V336]+[.$B$4]*60)/1440" office:value-type="float" office:value="0.492456368271465">
            <text:p>11:49:08</text:p>
          </table:table-cell>
          <table:table-cell table:style-name="ce7" table:formula="of:=([.X336]*1440-[.W336]*4)/1440" office:value-type="float" office:value="0.286386847726936">
            <text:p>6:52:24</text:p>
          </table:table-cell>
          <table:table-cell table:style-name="ce7" table:formula="of:=([.X336]*1440+[.W336]*4)/1440" office:value-type="float" office:value="0.698525888815993">
            <text:p>16:45:53</text:p>
          </table:table-cell>
          <table:table-cell table:formula="of:=8*[.W336]" office:value-type="float" office:value="593.480219168242">
            <text:p>593.48</text:p>
          </table:table-cell>
          <table:table-cell table:formula="of:=MOD([.E336]*1440+[.V336]+4*[.$B$3]-60*[.$B$4];1440)" office:value-type="float" office:value="730.862829689091">
            <text:p>730.86</text:p>
          </table:table-cell>
          <table:table-cell table:formula="of:=IF([.AB336]/4&lt;0;[.AB336]/4+180;[.AB336]/4-180)" office:value-type="float" office:value="2.71570742227274">
            <text:p>2.72</text:p>
          </table:table-cell>
          <table:table-cell table:formula="of:=DEGREES(ACOS(SIN(RADIANS([.$B$2]))*SIN(RADIANS([.T336]))+COS(RADIANS([.$B$2]))*COS(RADIANS([.T336]))*COS(RADIANS([.AC336]))))" office:value-type="float" office:value="57.9454425799978">
            <text:p>57.95</text:p>
          </table:table-cell>
          <table:table-cell table:formula="of:=90-[.AD336]" office:value-type="float" office:value="32.0545574200022">
            <text:p>32.05</text:p>
          </table:table-cell>
          <table:table-cell table:formula="of:=IF([.AE336]&gt;85;0;IF([.AE336]&gt;5;58.1/TAN(RADIANS([.AE336]))-0.07/POWER(TAN(RADIANS([.AE336]));3)+0.000086/POWER(TAN(RADIANS([.AE336]));5);IF([.AE336]&gt;-0.575;1735+[.AE336]*(-518.2+[.AE336]*(103.4+[.AE336]*(-12.79+[.AE336]*0.711)));-20.772/TAN(RADIANS([.AE336])))))/3600" office:value-type="float" office:value="0.0256940378890892">
            <text:p>0.03</text:p>
          </table:table-cell>
          <table:table-cell table:formula="of:=[.AE336]+[.AF336]" office:value-type="float" office:value="32.0802514578913">
            <text:p>32.08</text:p>
          </table:table-cell>
          <table:table-cell table:formula="of:=IF([.AC336]&gt;0;MOD(DEGREES(ACOS(((SIN(RADIANS([.$B$2]))*COS(RADIANS([.AD336])))-SIN(RADIANS([.T336])))/(COS(RADIANS([.$B$2]))*SIN(RADIANS([.AD336])))))+180;360);MOD(540-DEGREES(ACOS(((SIN(RADIANS([.$B$2]))*COS(RADIANS([.AD336])))-SIN(RADIANS([.T336])))/(COS(RADIANS([.$B$2]))*SIN(RADIANS([.AD336])))));360))" office:value-type="float" office:value="182.973446268897">
            <text:p>182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6]+1" office:value-type="date" office:date-value="2026-12-02">
            <text:p>12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7]+2415018.5+[.E337]-[.$B$4]/24" office:value-type="float" office:value="2461377.29166667">
            <text:p>2461377.29</text:p>
          </table:table-cell>
          <table:table-cell table:style-name="ce9" table:formula="of:=([.F337]-2451545)/36525" office:value-type="float" office:value="0.269193474788953">
            <text:p>0.26919347</text:p>
          </table:table-cell>
          <table:table-cell/>
          <table:table-cell table:formula="of:=MOD(280.46646+[.G337]*(36000.76983+[.G337]*0.0003032);360)" office:value-type="float" office:value="251.638807586434">
            <text:p>251.64</text:p>
          </table:table-cell>
          <table:table-cell table:formula="of:=357.52911+[.G337]*(35999.05029-0.0001537*[.G337])" office:value-type="float" office:value="10048.2385355295">
            <text:p>10048.24</text:p>
          </table:table-cell>
          <table:table-cell table:formula="of:=0.016708634-[.G337]*(0.000042037+0.0000001267*[.G337])" office:value-type="float" office:value="0.0166973087325687">
            <text:p>0.02</text:p>
          </table:table-cell>
          <table:table-cell table:formula="of:=SIN(RADIANS([.J337]))*(1.914602-[.G337]*(0.004817+0.000014*[.G337]))+SIN(RADIANS(2*[.J337]))*(0.019993-0.000101*[.G337])+SIN(RADIANS(3*[.J337]))*0.000289" office:value-type="float" office:value="-1.02529230599366">
            <text:p>-1.03</text:p>
          </table:table-cell>
          <table:table-cell table:formula="of:=[.I337]+[.L337]" office:value-type="float" office:value="250.613515280441">
            <text:p>250.61</text:p>
          </table:table-cell>
          <table:table-cell table:formula="of:=[.J337]+[.L337]" office:value-type="float" office:value="10047.2132432235">
            <text:p>10047.21</text:p>
          </table:table-cell>
          <table:table-cell table:formula="of:=(1.000001018*(1-[.K337]*[.K337]))/(1+[.K337]*COS(RADIANS([.N337])))" office:value-type="float" office:value="0.985883090384883">
            <text:p>0.99</text:p>
          </table:table-cell>
          <table:table-cell table:formula="of:=[.M337]-0.00569-0.00478*SIN(RADIANS(125.04-1934.136*[.G337]))" office:value-type="float" office:value="250.610608967095">
            <text:p>250.61</text:p>
          </table:table-cell>
          <table:table-cell table:formula="of:=23+(26+((21.448-[.G337]*(46.815+[.G337]*(0.00059-[.G337]*0.001813))))/60)/60" office:value-type="float" office:value="23.4357904722472">
            <text:p>23.44</text:p>
          </table:table-cell>
          <table:table-cell table:formula="of:=[.Q337]+0.00256*COS(RADIANS(125.04-1934.136*[.G337]))" office:value-type="float" office:value="23.4378715733921">
            <text:p>23.44</text:p>
          </table:table-cell>
          <table:table-cell table:formula="of:=DEGREES(ATAN2(COS(RADIANS([.P337]));COS(RADIANS([.R337]))*SIN(RADIANS([.P337]))))" office:value-type="float" office:value="-110.98668189873">
            <text:p>-110.99</text:p>
          </table:table-cell>
          <table:table-cell table:formula="of:=DEGREES(ASIN(SIN(RADIANS([.R337]))*SIN(RADIANS([.P337]))))" office:value-type="float" office:value="-22.0363928855178">
            <text:p>-22.04</text:p>
          </table:table-cell>
          <table:table-cell table:formula="of:=TAN(RADIANS([.R337]/2))*TAN(RADIANS([.R337]/2))" office:value-type="float" office:value="0.0430291686302327">
            <text:p>0.04</text:p>
          </table:table-cell>
          <table:table-cell table:formula="of:=4*DEGREES([.U337]*SIN(2*RADIANS([.I337]))-2*[.K337]*SIN(RADIANS([.J337]))+4*[.K337]*[.U337]*SIN(RADIANS([.J337]))*COS(2*RADIANS([.I337]))-0.5*[.U337]*[.U337]*SIN(4*RADIANS([.I337]))-1.25*[.K337]*[.K337]*SIN(2*RADIANS([.J337])))" office:value-type="float" office:value="10.4780358172535">
            <text:p>10.48</text:p>
          </table:table-cell>
          <table:table-cell table:formula="of:=DEGREES(ACOS(COS(RADIANS(90.833))/(COS(RADIANS([.$B$2]))*COS(RADIANS([.T337])))-TAN(RADIANS([.$B$2]))*TAN(RADIANS([.T337]))))" office:value-type="float" office:value="74.0562874543773">
            <text:p>74.06</text:p>
          </table:table-cell>
          <table:table-cell table:style-name="ce7" table:formula="of:=(720-4*[.$B$3]-[.V337]+[.$B$4]*60)/1440" office:value-type="float" office:value="0.492723586238018">
            <text:p>11:49:31</text:p>
          </table:table-cell>
          <table:table-cell table:style-name="ce7" table:formula="of:=([.X337]*1440-[.W337]*4)/1440" office:value-type="float" office:value="0.287011676642526">
            <text:p>6:53:18</text:p>
          </table:table-cell>
          <table:table-cell table:style-name="ce7" table:formula="of:=([.X337]*1440+[.W337]*4)/1440" office:value-type="float" office:value="0.698435495833511">
            <text:p>16:45:45</text:p>
          </table:table-cell>
          <table:table-cell table:formula="of:=8*[.W337]" office:value-type="float" office:value="592.450299635019">
            <text:p>592.45</text:p>
          </table:table-cell>
          <table:table-cell table:formula="of:=MOD([.E337]*1440+[.V337]+4*[.$B$3]-60*[.$B$4];1440)" office:value-type="float" office:value="730.478035817254">
            <text:p>730.48</text:p>
          </table:table-cell>
          <table:table-cell table:formula="of:=IF([.AB337]/4&lt;0;[.AB337]/4+180;[.AB337]/4-180)" office:value-type="float" office:value="2.61950895431337">
            <text:p>2.62</text:p>
          </table:table-cell>
          <table:table-cell table:formula="of:=DEGREES(ACOS(SIN(RADIANS([.$B$2]))*SIN(RADIANS([.T337]))+COS(RADIANS([.$B$2]))*COS(RADIANS([.T337]))*COS(RADIANS([.AC337]))))" office:value-type="float" office:value="58.0892989769639">
            <text:p>58.09</text:p>
          </table:table-cell>
          <table:table-cell table:formula="of:=90-[.AD337]" office:value-type="float" office:value="31.9107010230361">
            <text:p>31.91</text:p>
          </table:table-cell>
          <table:table-cell table:formula="of:=IF([.AE337]&gt;85;0;IF([.AE337]&gt;5;58.1/TAN(RADIANS([.AE337]))-0.07/POWER(TAN(RADIANS([.AE337]));3)+0.000086/POWER(TAN(RADIANS([.AE337]));5);IF([.AE337]&gt;-0.575;1735+[.AE337]*(-518.2+[.AE337]*(103.4+[.AE337]*(-12.79+[.AE337]*0.711)));-20.772/TAN(RADIANS([.AE337])))))/3600" office:value-type="float" office:value="0.0258371449889144">
            <text:p>0.03</text:p>
          </table:table-cell>
          <table:table-cell table:formula="of:=[.AE337]+[.AF337]" office:value-type="float" office:value="31.9365381680251">
            <text:p>31.94</text:p>
          </table:table-cell>
          <table:table-cell table:formula="of:=IF([.AC337]&gt;0;MOD(DEGREES(ACOS(((SIN(RADIANS([.$B$2]))*COS(RADIANS([.AD337])))-SIN(RADIANS([.T337])))/(COS(RADIANS([.$B$2]))*SIN(RADIANS([.AD337])))))+180;360);MOD(540-DEGREES(ACOS(((SIN(RADIANS([.$B$2]))*COS(RADIANS([.AD337])))-SIN(RADIANS([.T337])))/(COS(RADIANS([.$B$2]))*SIN(RADIANS([.AD337])))));360))" office:value-type="float" office:value="182.860622984393">
            <text:p>182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7]+1" office:value-type="date" office:date-value="2026-12-03">
            <text:p>12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8]+2415018.5+[.E338]-[.$B$4]/24" office:value-type="float" office:value="2461378.29166667">
            <text:p>2461378.29</text:p>
          </table:table-cell>
          <table:table-cell table:style-name="ce9" table:formula="of:=([.F338]-2451545)/36525" office:value-type="float" office:value="0.269220853296824">
            <text:p>0.26922085</text:p>
          </table:table-cell>
          <table:table-cell/>
          <table:table-cell table:formula="of:=MOD(280.46646+[.G338]*(36000.76983+[.G338]*0.0003032);360)" office:value-type="float" office:value="252.624454951065">
            <text:p>252.62</text:p>
          </table:table-cell>
          <table:table-cell table:formula="of:=357.52911+[.G338]*(35999.05029-0.0001537*[.G338])" office:value-type="float" office:value="10049.2241358089">
            <text:p>10049.22</text:p>
          </table:table-cell>
          <table:table-cell table:formula="of:=0.016708634-[.G338]*(0.000042037+0.0000001267*[.G338])" office:value-type="float" office:value="0.0166973075797907">
            <text:p>0.02</text:p>
          </table:table-cell>
          <table:table-cell table:formula="of:=SIN(RADIANS([.J338]))*(1.914602-[.G338]*(0.004817+0.000014*[.G338]))+SIN(RADIANS(2*[.J338]))*(0.019993-0.000101*[.G338])+SIN(RADIANS(3*[.J338]))*0.000289" office:value-type="float" office:value="-0.996844997663133">
            <text:p>-1</text:p>
          </table:table-cell>
          <table:table-cell table:formula="of:=[.I338]+[.L338]" office:value-type="float" office:value="251.627609953402">
            <text:p>251.63</text:p>
          </table:table-cell>
          <table:table-cell table:formula="of:=[.J338]+[.L338]" office:value-type="float" office:value="10048.2272908113">
            <text:p>10048.23</text:p>
          </table:table-cell>
          <table:table-cell table:formula="of:=(1.000001018*(1-[.K338]*[.K338]))/(1+[.K338]*COS(RADIANS([.N338])))" office:value-type="float" office:value="0.985729677358385">
            <text:p>0.99</text:p>
          </table:table-cell>
          <table:table-cell table:formula="of:=[.M338]-0.00569-0.00478*SIN(RADIANS(125.04-1934.136*[.G338]))" office:value-type="float" office:value="251.624707230196">
            <text:p>251.62</text:p>
          </table:table-cell>
          <table:table-cell table:formula="of:=23+(26+((21.448-[.G338]*(46.815+[.G338]*(0.00059-[.G338]*0.001813))))/60)/60" office:value-type="float" office:value="23.4357901162131">
            <text:p>23.44</text:p>
          </table:table-cell>
          <table:table-cell table:formula="of:=[.Q338]+0.00256*COS(RADIANS(125.04-1934.136*[.G338]))" office:value-type="float" office:value="23.4378698386047">
            <text:p>23.44</text:p>
          </table:table-cell>
          <table:table-cell table:formula="of:=DEGREES(ATAN2(COS(RADIANS([.P338]));COS(RADIANS([.R338]))*SIN(RADIANS([.P338]))))" office:value-type="float" office:value="-109.902728018101">
            <text:p>-109.9</text:p>
          </table:table-cell>
          <table:table-cell table:formula="of:=DEGREES(ASIN(SIN(RADIANS([.R338]))*SIN(RADIANS([.P338]))))" office:value-type="float" office:value="-22.1772860284441">
            <text:p>-22.18</text:p>
          </table:table-cell>
          <table:table-cell table:formula="of:=TAN(RADIANS([.R338]/2))*TAN(RADIANS([.R338]/2))" office:value-type="float" office:value="0.0430291620793241">
            <text:p>0.04</text:p>
          </table:table-cell>
          <table:table-cell table:formula="of:=4*DEGREES([.U338]*SIN(2*RADIANS([.I338]))-2*[.K338]*SIN(RADIANS([.J338]))+4*[.K338]*[.U338]*SIN(RADIANS([.J338]))*COS(2*RADIANS([.I338]))-0.5*[.U338]*[.U338]*SIN(4*RADIANS([.I338]))-1.25*[.K338]*[.K338]*SIN(2*RADIANS([.J338])))" office:value-type="float" office:value="10.0832160143928">
            <text:p>10.08</text:p>
          </table:table-cell>
          <table:table-cell table:formula="of:=DEGREES(ACOS(COS(RADIANS(90.833))/(COS(RADIANS([.$B$2]))*COS(RADIANS([.T338])))-TAN(RADIANS([.$B$2]))*TAN(RADIANS([.T338]))))" office:value-type="float" office:value="73.9333783888205">
            <text:p>73.93</text:p>
          </table:table-cell>
          <table:table-cell table:style-name="ce7" table:formula="of:=(720-4*[.$B$3]-[.V338]+[.$B$4]*60)/1440" office:value-type="float" office:value="0.492997766656672">
            <text:p>11:49:55</text:p>
          </table:table-cell>
          <table:table-cell table:style-name="ce7" table:formula="of:=([.X338]*1440-[.W338]*4)/1440" office:value-type="float" office:value="0.28762727113217">
            <text:p>6:54:11</text:p>
          </table:table-cell>
          <table:table-cell table:style-name="ce7" table:formula="of:=([.X338]*1440+[.W338]*4)/1440" office:value-type="float" office:value="0.698368262181173">
            <text:p>16:45:39</text:p>
          </table:table-cell>
          <table:table-cell table:formula="of:=8*[.W338]" office:value-type="float" office:value="591.467027110564">
            <text:p>591.47</text:p>
          </table:table-cell>
          <table:table-cell table:formula="of:=MOD([.E338]*1440+[.V338]+4*[.$B$3]-60*[.$B$4];1440)" office:value-type="float" office:value="730.083216014393">
            <text:p>730.08</text:p>
          </table:table-cell>
          <table:table-cell table:formula="of:=IF([.AB338]/4&lt;0;[.AB338]/4+180;[.AB338]/4-180)" office:value-type="float" office:value="2.52080400359819">
            <text:p>2.52</text:p>
          </table:table-cell>
          <table:table-cell table:formula="of:=DEGREES(ACOS(SIN(RADIANS([.$B$2]))*SIN(RADIANS([.T338]))+COS(RADIANS([.$B$2]))*COS(RADIANS([.T338]))*COS(RADIANS([.AC338]))))" office:value-type="float" office:value="58.2261581793442">
            <text:p>58.23</text:p>
          </table:table-cell>
          <table:table-cell table:formula="of:=90-[.AD338]" office:value-type="float" office:value="31.7738418206558">
            <text:p>31.77</text:p>
          </table:table-cell>
          <table:table-cell table:formula="of:=IF([.AE338]&gt;85;0;IF([.AE338]&gt;5;58.1/TAN(RADIANS([.AE338]))-0.07/POWER(TAN(RADIANS([.AE338]));3)+0.000086/POWER(TAN(RADIANS([.AE338]));5);IF([.AE338]&gt;-0.575;1735+[.AE338]*(-518.2+[.AE338]*(103.4+[.AE338]*(-12.79+[.AE338]*0.711)));-20.772/TAN(RADIANS([.AE338])))))/3600" office:value-type="float" office:value="0.0259743526896653">
            <text:p>0.03</text:p>
          </table:table-cell>
          <table:table-cell table:formula="of:=[.AE338]+[.AF338]" office:value-type="float" office:value="31.7998161733454">
            <text:p>31.8</text:p>
          </table:table-cell>
          <table:table-cell table:formula="of:=IF([.AC338]&gt;0;MOD(DEGREES(ACOS(((SIN(RADIANS([.$B$2]))*COS(RADIANS([.AD338])))-SIN(RADIANS([.T338])))/(COS(RADIANS([.$B$2]))*SIN(RADIANS([.AD338])))))+180;360);MOD(540-DEGREES(ACOS(((SIN(RADIANS([.$B$2]))*COS(RADIANS([.AD338])))-SIN(RADIANS([.T338])))/(COS(RADIANS([.$B$2]))*SIN(RADIANS([.AD338])))));360))" office:value-type="float" office:value="182.745988869799">
            <text:p>182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8]+1" office:value-type="date" office:date-value="2026-12-04">
            <text:p>12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9]+2415018.5+[.E339]-[.$B$4]/24" office:value-type="float" office:value="2461379.29166667">
            <text:p>2461379.29</text:p>
          </table:table-cell>
          <table:table-cell table:style-name="ce9" table:formula="of:=([.F339]-2451545)/36525" office:value-type="float" office:value="0.269248231804696">
            <text:p>0.26924823</text:p>
          </table:table-cell>
          <table:table-cell/>
          <table:table-cell table:formula="of:=MOD(280.46646+[.G339]*(36000.76983+[.G339]*0.0003032);360)" office:value-type="float" office:value="253.610102315701">
            <text:p>253.61</text:p>
          </table:table-cell>
          <table:table-cell table:formula="of:=357.52911+[.G339]*(35999.05029-0.0001537*[.G339])" office:value-type="float" office:value="10050.2097360884">
            <text:p>10050.21</text:p>
          </table:table-cell>
          <table:table-cell table:formula="of:=0.016708634-[.G339]*(0.000042037+0.0000001267*[.G339])" office:value-type="float" office:value="0.0166973064270125">
            <text:p>0.02</text:p>
          </table:table-cell>
          <table:table-cell table:formula="of:=SIN(RADIANS([.J339]))*(1.914602-[.G339]*(0.004817+0.000014*[.G339]))+SIN(RADIANS(2*[.J339]))*(0.019993-0.000101*[.G339])+SIN(RADIANS(3*[.J339]))*0.000289" office:value-type="float" office:value="-0.968086461051469">
            <text:p>-0.97</text:p>
          </table:table-cell>
          <table:table-cell table:formula="of:=[.I339]+[.L339]" office:value-type="float" office:value="252.642015854649">
            <text:p>252.64</text:p>
          </table:table-cell>
          <table:table-cell table:formula="of:=[.J339]+[.L339]" office:value-type="float" office:value="10049.2416496273">
            <text:p>10049.24</text:p>
          </table:table-cell>
          <table:table-cell table:formula="of:=(1.000001018*(1-[.K339]*[.K339]))/(1+[.K339]*COS(RADIANS([.N339])))" office:value-type="float" office:value="0.98558058720099">
            <text:p>0.99</text:p>
          </table:table-cell>
          <table:table-cell table:formula="of:=[.M339]-0.00569-0.00478*SIN(RADIANS(125.04-1934.136*[.G339]))" office:value-type="float" office:value="252.639116719203">
            <text:p>252.64</text:p>
          </table:table-cell>
          <table:table-cell table:formula="of:=23+(26+((21.448-[.G339]*(46.815+[.G339]*(0.00059-[.G339]*0.001813))))/60)/60" office:value-type="float" office:value="23.435789760179">
            <text:p>23.44</text:p>
          </table:table-cell>
          <table:table-cell table:formula="of:=[.Q339]+0.00256*COS(RADIANS(125.04-1934.136*[.G339]))" office:value-type="float" office:value="23.4378681020408">
            <text:p>23.44</text:p>
          </table:table-cell>
          <table:table-cell table:formula="of:=DEGREES(ATAN2(COS(RADIANS([.P339]));COS(RADIANS([.R339]))*SIN(RADIANS([.P339]))))" office:value-type="float" office:value="-108.816320870198">
            <text:p>-108.82</text:p>
          </table:table-cell>
          <table:table-cell table:formula="of:=DEGREES(ASIN(SIN(RADIANS([.R339]))*SIN(RADIANS([.P339]))))" office:value-type="float" office:value="-22.3110369567559">
            <text:p>-22.31</text:p>
          </table:table-cell>
          <table:table-cell table:formula="of:=TAN(RADIANS([.R339]/2))*TAN(RADIANS([.R339]/2))" office:value-type="float" office:value="0.0430291555217078">
            <text:p>0.04</text:p>
          </table:table-cell>
          <table:table-cell table:formula="of:=4*DEGREES([.U339]*SIN(2*RADIANS([.I339]))-2*[.K339]*SIN(RADIANS([.J339]))+4*[.K339]*[.U339]*SIN(RADIANS([.J339]))*COS(2*RADIANS([.I339]))-0.5*[.U339]*[.U339]*SIN(4*RADIANS([.I339]))-1.25*[.K339]*[.K339]*SIN(2*RADIANS([.J339])))" office:value-type="float" office:value="9.67876900293323">
            <text:p>9.68</text:p>
          </table:table-cell>
          <table:table-cell table:formula="of:=DEGREES(ACOS(COS(RADIANS(90.833))/(COS(RADIANS([.$B$2]))*COS(RADIANS([.T339])))-TAN(RADIANS([.$B$2]))*TAN(RADIANS([.T339]))))" office:value-type="float" office:value="73.8164076902529">
            <text:p>73.82</text:p>
          </table:table-cell>
          <table:table-cell table:style-name="ce7" table:formula="of:=(720-4*[.$B$3]-[.V339]+[.$B$4]*60)/1440" office:value-type="float" office:value="0.493278632636852">
            <text:p>11:50:19</text:p>
          </table:table-cell>
          <table:table-cell table:style-name="ce7" table:formula="of:=([.X339]*1440-[.W339]*4)/1440" office:value-type="float" office:value="0.288233055719483">
            <text:p>6:55:03</text:p>
          </table:table-cell>
          <table:table-cell table:style-name="ce7" table:formula="of:=([.X339]*1440+[.W339]*4)/1440" office:value-type="float" office:value="0.698324209554221">
            <text:p>16:45:35</text:p>
          </table:table-cell>
          <table:table-cell table:formula="of:=8*[.W339]" office:value-type="float" office:value="590.531261522023">
            <text:p>590.53</text:p>
          </table:table-cell>
          <table:table-cell table:formula="of:=MOD([.E339]*1440+[.V339]+4*[.$B$3]-60*[.$B$4];1440)" office:value-type="float" office:value="729.678769002933">
            <text:p>729.68</text:p>
          </table:table-cell>
          <table:table-cell table:formula="of:=IF([.AB339]/4&lt;0;[.AB339]/4+180;[.AB339]/4-180)" office:value-type="float" office:value="2.41969225073331">
            <text:p>2.42</text:p>
          </table:table-cell>
          <table:table-cell table:formula="of:=DEGREES(ACOS(SIN(RADIANS([.$B$2]))*SIN(RADIANS([.T339]))+COS(RADIANS([.$B$2]))*COS(RADIANS([.T339]))*COS(RADIANS([.AC339]))))" office:value-type="float" office:value="58.3559607831579">
            <text:p>58.36</text:p>
          </table:table-cell>
          <table:table-cell table:formula="of:=90-[.AD339]" office:value-type="float" office:value="31.6440392168421">
            <text:p>31.64</text:p>
          </table:table-cell>
          <table:table-cell table:formula="of:=IF([.AE339]&gt;85;0;IF([.AE339]&gt;5;58.1/TAN(RADIANS([.AE339]))-0.07/POWER(TAN(RADIANS([.AE339]));3)+0.000086/POWER(TAN(RADIANS([.AE339]));5);IF([.AE339]&gt;-0.575;1735+[.AE339]*(-518.2+[.AE339]*(103.4+[.AE339]*(-12.79+[.AE339]*0.711)));-20.772/TAN(RADIANS([.AE339])))))/3600" office:value-type="float" office:value="0.0261054543871489">
            <text:p>0.03</text:p>
          </table:table-cell>
          <table:table-cell table:formula="of:=[.AE339]+[.AF339]" office:value-type="float" office:value="31.6701446712292">
            <text:p>31.67</text:p>
          </table:table-cell>
          <table:table-cell table:formula="of:=IF([.AC339]&gt;0;MOD(DEGREES(ACOS(((SIN(RADIANS([.$B$2]))*COS(RADIANS([.AD339])))-SIN(RADIANS([.T339])))/(COS(RADIANS([.$B$2]))*SIN(RADIANS([.AD339])))))+180;360);MOD(540-DEGREES(ACOS(((SIN(RADIANS([.$B$2]))*COS(RADIANS([.AD339])))-SIN(RADIANS([.T339])))/(COS(RADIANS([.$B$2]))*SIN(RADIANS([.AD339])))));360))" office:value-type="float" office:value="182.629629317175">
            <text:p>182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9]+1" office:value-type="date" office:date-value="2026-12-05">
            <text:p>12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0]+2415018.5+[.E340]-[.$B$4]/24" office:value-type="float" office:value="2461380.29166667">
            <text:p>2461380.29</text:p>
          </table:table-cell>
          <table:table-cell table:style-name="ce9" table:formula="of:=([.F340]-2451545)/36525" office:value-type="float" office:value="0.269275610312567">
            <text:p>0.26927561</text:p>
          </table:table-cell>
          <table:table-cell/>
          <table:table-cell table:formula="of:=MOD(280.46646+[.G340]*(36000.76983+[.G340]*0.0003032);360)" office:value-type="float" office:value="254.595749680335">
            <text:p>254.6</text:p>
          </table:table-cell>
          <table:table-cell table:formula="of:=357.52911+[.G340]*(35999.05029-0.0001537*[.G340])" office:value-type="float" office:value="10051.1953363679">
            <text:p>10051.2</text:p>
          </table:table-cell>
          <table:table-cell table:formula="of:=0.016708634-[.G340]*(0.000042037+0.0000001267*[.G340])" office:value-type="float" office:value="0.0166973052742341">
            <text:p>0.02</text:p>
          </table:table-cell>
          <table:table-cell table:formula="of:=SIN(RADIANS([.J340]))*(1.914602-[.G340]*(0.004817+0.000014*[.G340]))+SIN(RADIANS(2*[.J340]))*(0.019993-0.000101*[.G340])+SIN(RADIANS(3*[.J340]))*0.000289" office:value-type="float" office:value="-0.939025504952493">
            <text:p>-0.94</text:p>
          </table:table-cell>
          <table:table-cell table:formula="of:=[.I340]+[.L340]" office:value-type="float" office:value="253.656724175382">
            <text:p>253.66</text:p>
          </table:table-cell>
          <table:table-cell table:formula="of:=[.J340]+[.L340]" office:value-type="float" office:value="10050.2563108629">
            <text:p>10050.26</text:p>
          </table:table-cell>
          <table:table-cell table:formula="of:=(1.000001018*(1-[.K340]*[.K340]))/(1+[.K340]*COS(RADIANS([.N340])))" office:value-type="float" office:value="0.985435867954394">
            <text:p>0.99</text:p>
          </table:table-cell>
          <table:table-cell table:formula="of:=[.M340]-0.00569-0.00478*SIN(RADIANS(125.04-1934.136*[.G340]))" office:value-type="float" office:value="253.653828625312">
            <text:p>253.65</text:p>
          </table:table-cell>
          <table:table-cell table:formula="of:=23+(26+((21.448-[.G340]*(46.815+[.G340]*(0.00059-[.G340]*0.001813))))/60)/60" office:value-type="float" office:value="23.4357894041449">
            <text:p>23.44</text:p>
          </table:table-cell>
          <table:table-cell table:formula="of:=[.Q340]+0.00256*COS(RADIANS(125.04-1934.136*[.G340]))" office:value-type="float" office:value="23.4378663637017">
            <text:p>23.44</text:p>
          </table:table-cell>
          <table:table-cell table:formula="of:=DEGREES(ATAN2(COS(RADIANS([.P340]));COS(RADIANS([.R340]))*SIN(RADIANS([.P340]))))" office:value-type="float" office:value="-107.72756216578">
            <text:p>-107.73</text:p>
          </table:table-cell>
          <table:table-cell table:formula="of:=DEGREES(ASIN(SIN(RADIANS([.R340]))*SIN(RADIANS([.P340]))))" office:value-type="float" office:value="-22.4375760998488">
            <text:p>-22.44</text:p>
          </table:table-cell>
          <table:table-cell table:formula="of:=TAN(RADIANS([.R340]/2))*TAN(RADIANS([.R340]/2))" office:value-type="float" office:value="0.0430291489573883">
            <text:p>0.04</text:p>
          </table:table-cell>
          <table:table-cell table:formula="of:=4*DEGREES([.U340]*SIN(2*RADIANS([.I340]))-2*[.K340]*SIN(RADIANS([.J340]))+4*[.K340]*[.U340]*SIN(RADIANS([.J340]))*COS(2*RADIANS([.I340]))-0.5*[.U340]*[.U340]*SIN(4*RADIANS([.I340]))-1.25*[.K340]*[.K340]*SIN(2*RADIANS([.J340])))" office:value-type="float" office:value="9.26510839677074">
            <text:p>9.27</text:p>
          </table:table-cell>
          <table:table-cell table:formula="of:=DEGREES(ACOS(COS(RADIANS(90.833))/(COS(RADIANS([.$B$2]))*COS(RADIANS([.T340])))-TAN(RADIANS([.$B$2]))*TAN(RADIANS([.T340]))))" office:value-type="float" office:value="73.7054793464259">
            <text:p>73.71</text:p>
          </table:table-cell>
          <table:table-cell table:style-name="ce7" table:formula="of:=(720-4*[.$B$3]-[.V340]+[.$B$4]*60)/1440" office:value-type="float" office:value="0.493565896946687">
            <text:p>11:50:44</text:p>
          </table:table-cell>
          <table:table-cell table:style-name="ce7" table:formula="of:=([.X340]*1440-[.W340]*4)/1440" office:value-type="float" office:value="0.288828454317726">
            <text:p>6:55:55</text:p>
          </table:table-cell>
          <table:table-cell table:style-name="ce7" table:formula="of:=([.X340]*1440+[.W340]*4)/1440" office:value-type="float" office:value="0.698303339575648">
            <text:p>16:45:33</text:p>
          </table:table-cell>
          <table:table-cell table:formula="of:=8*[.W340]" office:value-type="float" office:value="589.643834771407">
            <text:p>589.64</text:p>
          </table:table-cell>
          <table:table-cell table:formula="of:=MOD([.E340]*1440+[.V340]+4*[.$B$3]-60*[.$B$4];1440)" office:value-type="float" office:value="729.265108396771">
            <text:p>729.27</text:p>
          </table:table-cell>
          <table:table-cell table:formula="of:=IF([.AB340]/4&lt;0;[.AB340]/4+180;[.AB340]/4-180)" office:value-type="float" office:value="2.31627709919269">
            <text:p>2.32</text:p>
          </table:table-cell>
          <table:table-cell table:formula="of:=DEGREES(ACOS(SIN(RADIANS([.$B$2]))*SIN(RADIANS([.T340]))+COS(RADIANS([.$B$2]))*COS(RADIANS([.T340]))*COS(RADIANS([.AC340]))))" office:value-type="float" office:value="58.4786500881356">
            <text:p>58.48</text:p>
          </table:table-cell>
          <table:table-cell table:formula="of:=90-[.AD340]" office:value-type="float" office:value="31.5213499118644">
            <text:p>31.52</text:p>
          </table:table-cell>
          <table:table-cell table:formula="of:=IF([.AE340]&gt;85;0;IF([.AE340]&gt;5;58.1/TAN(RADIANS([.AE340]))-0.07/POWER(TAN(RADIANS([.AE340]));3)+0.000086/POWER(TAN(RADIANS([.AE340]));5);IF([.AE340]&gt;-0.575;1735+[.AE340]*(-518.2+[.AE340]*(103.4+[.AE340]*(-12.79+[.AE340]*0.711)));-20.772/TAN(RADIANS([.AE340])))))/3600" office:value-type="float" office:value="0.0262302490762229">
            <text:p>0.03</text:p>
          </table:table-cell>
          <table:table-cell table:formula="of:=[.AE340]+[.AF340]" office:value-type="float" office:value="31.5475801609407">
            <text:p>31.55</text:p>
          </table:table-cell>
          <table:table-cell table:formula="of:=IF([.AC340]&gt;0;MOD(DEGREES(ACOS(((SIN(RADIANS([.$B$2]))*COS(RADIANS([.AD340])))-SIN(RADIANS([.T340])))/(COS(RADIANS([.$B$2]))*SIN(RADIANS([.AD340])))))+180;360);MOD(540-DEGREES(ACOS(((SIN(RADIANS([.$B$2]))*COS(RADIANS([.AD340])))-SIN(RADIANS([.T340])))/(COS(RADIANS([.$B$2]))*SIN(RADIANS([.AD340])))));360))" office:value-type="float" office:value="182.511630630114">
            <text:p>182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0]+1" office:value-type="date" office:date-value="2026-12-06">
            <text:p>12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1]+2415018.5+[.E341]-[.$B$4]/24" office:value-type="float" office:value="2461381.29166667">
            <text:p>2461381.29</text:p>
          </table:table-cell>
          <table:table-cell table:style-name="ce9" table:formula="of:=([.F341]-2451545)/36525" office:value-type="float" office:value="0.269302988820438">
            <text:p>0.26930299</text:p>
          </table:table-cell>
          <table:table-cell/>
          <table:table-cell table:formula="of:=MOD(280.46646+[.G341]*(36000.76983+[.G341]*0.0003032);360)" office:value-type="float" office:value="255.581397044971">
            <text:p>255.58</text:p>
          </table:table-cell>
          <table:table-cell table:formula="of:=357.52911+[.G341]*(35999.05029-0.0001537*[.G341])" office:value-type="float" office:value="10052.1809366473">
            <text:p>10052.18</text:p>
          </table:table-cell>
          <table:table-cell table:formula="of:=0.016708634-[.G341]*(0.000042037+0.0000001267*[.G341])" office:value-type="float" office:value="0.0166973041214555">
            <text:p>0.02</text:p>
          </table:table-cell>
          <table:table-cell table:formula="of:=SIN(RADIANS([.J341]))*(1.914602-[.G341]*(0.004817+0.000014*[.G341]))+SIN(RADIANS(2*[.J341]))*(0.019993-0.000101*[.G341])+SIN(RADIANS(3*[.J341]))*0.000289" office:value-type="float" office:value="-0.909671047553061">
            <text:p>-0.91</text:p>
          </table:table-cell>
          <table:table-cell table:formula="of:=[.I341]+[.L341]" office:value-type="float" office:value="254.671725997418">
            <text:p>254.67</text:p>
          </table:table-cell>
          <table:table-cell table:formula="of:=[.J341]+[.L341]" office:value-type="float" office:value="10051.2712655998">
            <text:p>10051.27</text:p>
          </table:table-cell>
          <table:table-cell table:formula="of:=(1.000001018*(1-[.K341]*[.K341]))/(1+[.K341]*COS(RADIANS([.N341])))" office:value-type="float" office:value="0.985295566292929">
            <text:p>0.99</text:p>
          </table:table-cell>
          <table:table-cell table:formula="of:=[.M341]-0.00569-0.00478*SIN(RADIANS(125.04-1934.136*[.G341]))" office:value-type="float" office:value="254.668834030336">
            <text:p>254.67</text:p>
          </table:table-cell>
          <table:table-cell table:formula="of:=23+(26+((21.448-[.G341]*(46.815+[.G341]*(0.00059-[.G341]*0.001813))))/60)/60" office:value-type="float" office:value="23.4357890481108">
            <text:p>23.44</text:p>
          </table:table-cell>
          <table:table-cell table:formula="of:=[.Q341]+0.00256*COS(RADIANS(125.04-1934.136*[.G341]))" office:value-type="float" office:value="23.4378646235885">
            <text:p>23.44</text:p>
          </table:table-cell>
          <table:table-cell table:formula="of:=DEGREES(ATAN2(COS(RADIANS([.P341]));COS(RADIANS([.R341]))*SIN(RADIANS([.P341]))))" office:value-type="float" office:value="-106.636557632876">
            <text:p>-106.64</text:p>
          </table:table-cell>
          <table:table-cell table:formula="of:=DEGREES(ASIN(SIN(RADIANS([.R341]))*SIN(RADIANS([.P341]))))" office:value-type="float" office:value="-22.5568370068028">
            <text:p>-22.56</text:p>
          </table:table-cell>
          <table:table-cell table:formula="of:=TAN(RADIANS([.R341]/2))*TAN(RADIANS([.R341]/2))" office:value-type="float" office:value="0.04302914238637">
            <text:p>0.04</text:p>
          </table:table-cell>
          <table:table-cell table:formula="of:=4*DEGREES([.U341]*SIN(2*RADIANS([.I341]))-2*[.K341]*SIN(RADIANS([.J341]))+4*[.K341]*[.U341]*SIN(RADIANS([.J341]))*COS(2*RADIANS([.I341]))-0.5*[.U341]*[.U341]*SIN(4*RADIANS([.I341]))-1.25*[.K341]*[.K341]*SIN(2*RADIANS([.J341])))" office:value-type="float" office:value="8.84266211706073">
            <text:p>8.84</text:p>
          </table:table-cell>
          <table:table-cell table:formula="of:=DEGREES(ACOS(COS(RADIANS(90.833))/(COS(RADIANS([.$B$2]))*COS(RADIANS([.T341])))-TAN(RADIANS([.$B$2]))*TAN(RADIANS([.T341]))))" office:value-type="float" office:value="73.6006935405073">
            <text:p>73.6</text:p>
          </table:table-cell>
          <table:table-cell table:style-name="ce7" table:formula="of:=(720-4*[.$B$3]-[.V341]+[.$B$4]*60)/1440" office:value-type="float" office:value="0.493859262418708">
            <text:p>11:51:09</text:p>
          </table:table-cell>
          <table:table-cell table:style-name="ce7" table:formula="of:=([.X341]*1440-[.W341]*4)/1440" office:value-type="float" office:value="0.289412891472854">
            <text:p>6:56:45</text:p>
          </table:table-cell>
          <table:table-cell table:style-name="ce7" table:formula="of:=([.X341]*1440+[.W341]*4)/1440" office:value-type="float" office:value="0.698305633364561">
            <text:p>16:45:34</text:p>
          </table:table-cell>
          <table:table-cell table:formula="of:=8*[.W341]" office:value-type="float" office:value="588.805548324059">
            <text:p>588.81</text:p>
          </table:table-cell>
          <table:table-cell table:formula="of:=MOD([.E341]*1440+[.V341]+4*[.$B$3]-60*[.$B$4];1440)" office:value-type="float" office:value="728.842662117061">
            <text:p>728.84</text:p>
          </table:table-cell>
          <table:table-cell table:formula="of:=IF([.AB341]/4&lt;0;[.AB341]/4+180;[.AB341]/4-180)" office:value-type="float" office:value="2.21066552926518">
            <text:p>2.21</text:p>
          </table:table-cell>
          <table:table-cell table:formula="of:=DEGREES(ACOS(SIN(RADIANS([.$B$2]))*SIN(RADIANS([.T341]))+COS(RADIANS([.$B$2]))*COS(RADIANS([.T341]))*COS(RADIANS([.AC341]))))" office:value-type="float" office:value="58.5941721556682">
            <text:p>58.59</text:p>
          </table:table-cell>
          <table:table-cell table:formula="of:=90-[.AD341]" office:value-type="float" office:value="31.4058278443318">
            <text:p>31.41</text:p>
          </table:table-cell>
          <table:table-cell table:formula="of:=IF([.AE341]&gt;85;0;IF([.AE341]&gt;5;58.1/TAN(RADIANS([.AE341]))-0.07/POWER(TAN(RADIANS([.AE341]));3)+0.000086/POWER(TAN(RADIANS([.AE341]));5);IF([.AE341]&gt;-0.575;1735+[.AE341]*(-518.2+[.AE341]*(103.4+[.AE341]*(-12.79+[.AE341]*0.711)));-20.772/TAN(RADIANS([.AE341])))))/3600" office:value-type="float" office:value="0.0263485421043023">
            <text:p>0.03</text:p>
          </table:table-cell>
          <table:table-cell table:formula="of:=[.AE341]+[.AF341]" office:value-type="float" office:value="31.4321763864361">
            <text:p>31.43</text:p>
          </table:table-cell>
          <table:table-cell table:formula="of:=IF([.AC341]&gt;0;MOD(DEGREES(ACOS(((SIN(RADIANS([.$B$2]))*COS(RADIANS([.AD341])))-SIN(RADIANS([.T341])))/(COS(RADIANS([.$B$2]))*SIN(RADIANS([.AD341])))))+180;360);MOD(540-DEGREES(ACOS(((SIN(RADIANS([.$B$2]))*COS(RADIANS([.AD341])))-SIN(RADIANS([.T341])))/(COS(RADIANS([.$B$2]))*SIN(RADIANS([.AD341])))));360))" office:value-type="float" office:value="182.392079958384">
            <text:p>182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1]+1" office:value-type="date" office:date-value="2026-12-07">
            <text:p>12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2]+2415018.5+[.E342]-[.$B$4]/24" office:value-type="float" office:value="2461382.29166667">
            <text:p>2461382.29</text:p>
          </table:table-cell>
          <table:table-cell table:style-name="ce9" table:formula="of:=([.F342]-2451545)/36525" office:value-type="float" office:value="0.26933036732831">
            <text:p>0.26933037</text:p>
          </table:table-cell>
          <table:table-cell/>
          <table:table-cell table:formula="of:=MOD(280.46646+[.G342]*(36000.76983+[.G342]*0.0003032);360)" office:value-type="float" office:value="256.567044409607">
            <text:p>256.57</text:p>
          </table:table-cell>
          <table:table-cell table:formula="of:=357.52911+[.G342]*(35999.05029-0.0001537*[.G342])" office:value-type="float" office:value="10053.1665369268">
            <text:p>10053.17</text:p>
          </table:table-cell>
          <table:table-cell table:formula="of:=0.016708634-[.G342]*(0.000042037+0.0000001267*[.G342])" office:value-type="float" office:value="0.0166973029686767">
            <text:p>0.02</text:p>
          </table:table-cell>
          <table:table-cell table:formula="of:=SIN(RADIANS([.J342]))*(1.914602-[.G342]*(0.004817+0.000014*[.G342]))+SIN(RADIANS(2*[.J342]))*(0.019993-0.000101*[.G342])+SIN(RADIANS(3*[.J342]))*0.000289" office:value-type="float" office:value="-0.880032113414126">
            <text:p>-0.88</text:p>
          </table:table-cell>
          <table:table-cell table:formula="of:=[.I342]+[.L342]" office:value-type="float" office:value="255.687012296193">
            <text:p>255.69</text:p>
          </table:table-cell>
          <table:table-cell table:formula="of:=[.J342]+[.L342]" office:value-type="float" office:value="10052.2865048134">
            <text:p>10052.29</text:p>
          </table:table-cell>
          <table:table-cell table:formula="of:=(1.000001018*(1-[.K342]*[.K342]))/(1+[.K342]*COS(RADIANS([.N342])))" office:value-type="float" office:value="0.985159727504855">
            <text:p>0.99</text:p>
          </table:table-cell>
          <table:table-cell table:formula="of:=[.M342]-0.00569-0.00478*SIN(RADIANS(125.04-1934.136*[.G342]))" office:value-type="float" office:value="255.684123909709">
            <text:p>255.68</text:p>
          </table:table-cell>
          <table:table-cell table:formula="of:=23+(26+((21.448-[.G342]*(46.815+[.G342]*(0.00059-[.G342]*0.001813))))/60)/60" office:value-type="float" office:value="23.4357886920767">
            <text:p>23.44</text:p>
          </table:table-cell>
          <table:table-cell table:formula="of:=[.Q342]+0.00256*COS(RADIANS(125.04-1934.136*[.G342]))" office:value-type="float" office:value="23.4378628817024">
            <text:p>23.44</text:p>
          </table:table-cell>
          <table:table-cell table:formula="of:=DEGREES(ATAN2(COS(RADIANS([.P342]));COS(RADIANS([.R342]))*SIN(RADIANS([.P342]))))" office:value-type="float" office:value="-105.543416872358">
            <text:p>-105.54</text:p>
          </table:table-cell>
          <table:table-cell table:formula="of:=DEGREES(ASIN(SIN(RADIANS([.R342]))*SIN(RADIANS([.P342]))))" office:value-type="float" office:value="-22.6687564499529">
            <text:p>-22.67</text:p>
          </table:table-cell>
          <table:table-cell table:formula="of:=TAN(RADIANS([.R342]/2))*TAN(RADIANS([.R342]/2))" office:value-type="float" office:value="0.0430291358086573">
            <text:p>0.04</text:p>
          </table:table-cell>
          <table:table-cell table:formula="of:=4*DEGREES([.U342]*SIN(2*RADIANS([.I342]))-2*[.K342]*SIN(RADIANS([.J342]))+4*[.K342]*[.U342]*SIN(RADIANS([.J342]))*COS(2*RADIANS([.I342]))-0.5*[.U342]*[.U342]*SIN(4*RADIANS([.I342]))-1.25*[.K342]*[.K342]*SIN(2*RADIANS([.J342])))" office:value-type="float" office:value="8.41187177294931">
            <text:p>8.41</text:p>
          </table:table-cell>
          <table:table-cell table:formula="of:=DEGREES(ACOS(COS(RADIANS(90.833))/(COS(RADIANS([.$B$2]))*COS(RADIANS([.T342])))-TAN(RADIANS([.$B$2]))*TAN(RADIANS([.T342]))))" office:value-type="float" office:value="73.5021463540461">
            <text:p>73.5</text:p>
          </table:table-cell>
          <table:table-cell table:style-name="ce7" table:formula="of:=(720-4*[.$B$3]-[.V342]+[.$B$4]*60)/1440" office:value-type="float" office:value="0.494158422379896">
            <text:p>11:51:35</text:p>
          </table:table-cell>
          <table:table-cell table:style-name="ce7" table:formula="of:=([.X342]*1440-[.W342]*4)/1440" office:value-type="float" office:value="0.289985793618657">
            <text:p>6:57:35</text:p>
          </table:table-cell>
          <table:table-cell table:style-name="ce7" table:formula="of:=([.X342]*1440+[.W342]*4)/1440" office:value-type="float" office:value="0.698331051141135">
            <text:p>16:45:36</text:p>
          </table:table-cell>
          <table:table-cell table:formula="of:=8*[.W342]" office:value-type="float" office:value="588.017170832369">
            <text:p>588.02</text:p>
          </table:table-cell>
          <table:table-cell table:formula="of:=MOD([.E342]*1440+[.V342]+4*[.$B$3]-60*[.$B$4];1440)" office:value-type="float" office:value="728.411871772949">
            <text:p>728.41</text:p>
          </table:table-cell>
          <table:table-cell table:formula="of:=IF([.AB342]/4&lt;0;[.AB342]/4+180;[.AB342]/4-180)" office:value-type="float" office:value="2.10296794323733">
            <text:p>2.1</text:p>
          </table:table-cell>
          <table:table-cell table:formula="of:=DEGREES(ACOS(SIN(RADIANS([.$B$2]))*SIN(RADIANS([.T342]))+COS(RADIANS([.$B$2]))*COS(RADIANS([.T342]))*COS(RADIANS([.AC342]))))" office:value-type="float" office:value="58.7024758651049">
            <text:p>58.7</text:p>
          </table:table-cell>
          <table:table-cell table:formula="of:=90-[.AD342]" office:value-type="float" office:value="31.2975241348951">
            <text:p>31.3</text:p>
          </table:table-cell>
          <table:table-cell table:formula="of:=IF([.AE342]&gt;85;0;IF([.AE342]&gt;5;58.1/TAN(RADIANS([.AE342]))-0.07/POWER(TAN(RADIANS([.AE342]));3)+0.000086/POWER(TAN(RADIANS([.AE342]));5);IF([.AE342]&gt;-0.575;1735+[.AE342]*(-518.2+[.AE342]*(103.4+[.AE342]*(-12.79+[.AE342]*0.711)));-20.772/TAN(RADIANS([.AE342])))))/3600" office:value-type="float" office:value="0.0264601459210357">
            <text:p>0.03</text:p>
          </table:table-cell>
          <table:table-cell table:formula="of:=[.AE342]+[.AF342]" office:value-type="float" office:value="31.3239842808161">
            <text:p>31.32</text:p>
          </table:table-cell>
          <table:table-cell table:formula="of:=IF([.AC342]&gt;0;MOD(DEGREES(ACOS(((SIN(RADIANS([.$B$2]))*COS(RADIANS([.AD342])))-SIN(RADIANS([.T342])))/(COS(RADIANS([.$B$2]))*SIN(RADIANS([.AD342])))))+180;360);MOD(540-DEGREES(ACOS(((SIN(RADIANS([.$B$2]))*COS(RADIANS([.AD342])))-SIN(RADIANS([.T342])))/(COS(RADIANS([.$B$2]))*SIN(RADIANS([.AD342])))));360))" office:value-type="float" office:value="182.271065233799">
            <text:p>18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2]+1" office:value-type="date" office:date-value="2026-12-08">
            <text:p>12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3]+2415018.5+[.E343]-[.$B$4]/24" office:value-type="float" office:value="2461383.29166667">
            <text:p>2461383.29</text:p>
          </table:table-cell>
          <table:table-cell table:style-name="ce9" table:formula="of:=([.F343]-2451545)/36525" office:value-type="float" office:value="0.269357745836181">
            <text:p>0.26935775</text:p>
          </table:table-cell>
          <table:table-cell/>
          <table:table-cell table:formula="of:=MOD(280.46646+[.G343]*(36000.76983+[.G343]*0.0003032);360)" office:value-type="float" office:value="257.552691774243">
            <text:p>257.55</text:p>
          </table:table-cell>
          <table:table-cell table:formula="of:=357.52911+[.G343]*(35999.05029-0.0001537*[.G343])" office:value-type="float" office:value="10054.1521372062">
            <text:p>10054.15</text:p>
          </table:table-cell>
          <table:table-cell table:formula="of:=0.016708634-[.G343]*(0.000042037+0.0000001267*[.G343])" office:value-type="float" office:value="0.0166973018158978">
            <text:p>0.02</text:p>
          </table:table-cell>
          <table:table-cell table:formula="of:=SIN(RADIANS([.J343]))*(1.914602-[.G343]*(0.004817+0.000014*[.G343]))+SIN(RADIANS(2*[.J343]))*(0.019993-0.000101*[.G343])+SIN(RADIANS(3*[.J343]))*0.000289" office:value-type="float" office:value="-0.85011783039498">
            <text:p>-0.85</text:p>
          </table:table-cell>
          <table:table-cell table:formula="of:=[.I343]+[.L343]" office:value-type="float" office:value="256.702573943848">
            <text:p>256.7</text:p>
          </table:table-cell>
          <table:table-cell table:formula="of:=[.J343]+[.L343]" office:value-type="float" office:value="10053.3020193758">
            <text:p>10053.3</text:p>
          </table:table-cell>
          <table:table-cell table:formula="of:=(1.000001018*(1-[.K343]*[.K343]))/(1+[.K343]*COS(RADIANS([.N343])))" office:value-type="float" office:value="0.985028395474147">
            <text:p>0.99</text:p>
          </table:table-cell>
          <table:table-cell table:formula="of:=[.M343]-0.00569-0.00478*SIN(RADIANS(125.04-1934.136*[.G343]))" office:value-type="float" office:value="256.69968913557">
            <text:p>256.7</text:p>
          </table:table-cell>
          <table:table-cell table:formula="of:=23+(26+((21.448-[.G343]*(46.815+[.G343]*(0.00059-[.G343]*0.001813))))/60)/60" office:value-type="float" office:value="23.4357883360426">
            <text:p>23.44</text:p>
          </table:table-cell>
          <table:table-cell table:formula="of:=[.Q343]+0.00256*COS(RADIANS(125.04-1934.136*[.G343]))" office:value-type="float" office:value="23.4378611380445">
            <text:p>23.44</text:p>
          </table:table-cell>
          <table:table-cell table:formula="of:=DEGREES(ATAN2(COS(RADIANS([.P343]));COS(RADIANS([.R343]))*SIN(RADIANS([.P343]))))" office:value-type="float" office:value="-104.448253200756">
            <text:p>-104.45</text:p>
          </table:table-cell>
          <table:table-cell table:formula="of:=DEGREES(ASIN(SIN(RADIANS([.R343]))*SIN(RADIANS([.P343]))))" office:value-type="float" office:value="-22.7732745250781">
            <text:p>-22.77</text:p>
          </table:table-cell>
          <table:table-cell table:formula="of:=TAN(RADIANS([.R343]/2))*TAN(RADIANS([.R343]/2))" office:value-type="float" office:value="0.0430291292242548">
            <text:p>0.04</text:p>
          </table:table-cell>
          <table:table-cell table:formula="of:=4*DEGREES([.U343]*SIN(2*RADIANS([.I343]))-2*[.K343]*SIN(RADIANS([.J343]))+4*[.K343]*[.U343]*SIN(RADIANS([.J343]))*COS(2*RADIANS([.I343]))-0.5*[.U343]*[.U343]*SIN(4*RADIANS([.I343]))-1.25*[.K343]*[.K343]*SIN(2*RADIANS([.J343])))" office:value-type="float" office:value="7.9731920085619">
            <text:p>7.97</text:p>
          </table:table-cell>
          <table:table-cell table:formula="of:=DEGREES(ACOS(COS(RADIANS(90.833))/(COS(RADIANS([.$B$2]))*COS(RADIANS([.T343])))-TAN(RADIANS([.$B$2]))*TAN(RADIANS([.T343]))))" office:value-type="float" office:value="73.4099294759986">
            <text:p>73.41</text:p>
          </table:table-cell>
          <table:table-cell table:style-name="ce7" table:formula="of:=(720-4*[.$B$3]-[.V343]+[.$B$4]*60)/1440" office:value-type="float" office:value="0.494463061105165">
            <text:p>11:52:02</text:p>
          </table:table-cell>
          <table:table-cell table:style-name="ce7" table:formula="of:=([.X343]*1440-[.W343]*4)/1440" office:value-type="float" office:value="0.290546590338503">
            <text:p>6:58:23</text:p>
          </table:table-cell>
          <table:table-cell table:style-name="ce7" table:formula="of:=([.X343]*1440+[.W343]*4)/1440" office:value-type="float" office:value="0.698379531871828">
            <text:p>16:45:40</text:p>
          </table:table-cell>
          <table:table-cell table:formula="of:=8*[.W343]" office:value-type="float" office:value="587.279435807989">
            <text:p>587.28</text:p>
          </table:table-cell>
          <table:table-cell table:formula="of:=MOD([.E343]*1440+[.V343]+4*[.$B$3]-60*[.$B$4];1440)" office:value-type="float" office:value="727.973192008562">
            <text:p>727.97</text:p>
          </table:table-cell>
          <table:table-cell table:formula="of:=IF([.AB343]/4&lt;0;[.AB343]/4+180;[.AB343]/4-180)" office:value-type="float" office:value="1.99329800214048">
            <text:p>1.99</text:p>
          </table:table-cell>
          <table:table-cell table:formula="of:=DEGREES(ACOS(SIN(RADIANS([.$B$2]))*SIN(RADIANS([.T343]))+COS(RADIANS([.$B$2]))*COS(RADIANS([.T343]))*COS(RADIANS([.AC343]))))" office:value-type="float" office:value="58.8035129682249">
            <text:p>58.8</text:p>
          </table:table-cell>
          <table:table-cell table:formula="of:=90-[.AD343]" office:value-type="float" office:value="31.1964870317751">
            <text:p>31.2</text:p>
          </table:table-cell>
          <table:table-cell table:formula="of:=IF([.AE343]&gt;85;0;IF([.AE343]&gt;5;58.1/TAN(RADIANS([.AE343]))-0.07/POWER(TAN(RADIANS([.AE343]));3)+0.000086/POWER(TAN(RADIANS([.AE343]));5);IF([.AE343]&gt;-0.575;1735+[.AE343]*(-518.2+[.AE343]*(103.4+[.AE343]*(-12.79+[.AE343]*0.711)));-20.772/TAN(RADIANS([.AE343])))))/3600" office:value-type="float" office:value="0.0265648808191193">
            <text:p>0.03</text:p>
          </table:table-cell>
          <table:table-cell table:formula="of:=[.AE343]+[.AF343]" office:value-type="float" office:value="31.2230519125943">
            <text:p>31.22</text:p>
          </table:table-cell>
          <table:table-cell table:formula="of:=IF([.AC343]&gt;0;MOD(DEGREES(ACOS(((SIN(RADIANS([.$B$2]))*COS(RADIANS([.AD343])))-SIN(RADIANS([.T343])))/(COS(RADIANS([.$B$2]))*SIN(RADIANS([.AD343])))))+180;360);MOD(540-DEGREES(ACOS(((SIN(RADIANS([.$B$2]))*COS(RADIANS([.AD343])))-SIN(RADIANS([.T343])))/(COS(RADIANS([.$B$2]))*SIN(RADIANS([.AD343])))));360))" office:value-type="float" office:value="182.148675107429">
            <text:p>182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3]+1" office:value-type="date" office:date-value="2026-12-09">
            <text:p>12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4]+2415018.5+[.E344]-[.$B$4]/24" office:value-type="float" office:value="2461384.29166667">
            <text:p>2461384.29</text:p>
          </table:table-cell>
          <table:table-cell table:style-name="ce9" table:formula="of:=([.F344]-2451545)/36525" office:value-type="float" office:value="0.269385124344052">
            <text:p>0.26938512</text:p>
          </table:table-cell>
          <table:table-cell/>
          <table:table-cell table:formula="of:=MOD(280.46646+[.G344]*(36000.76983+[.G344]*0.0003032);360)" office:value-type="float" office:value="258.538339138879">
            <text:p>258.54</text:p>
          </table:table-cell>
          <table:table-cell table:formula="of:=357.52911+[.G344]*(35999.05029-0.0001537*[.G344])" office:value-type="float" office:value="10055.1377374857">
            <text:p>10055.14</text:p>
          </table:table-cell>
          <table:table-cell table:formula="of:=0.016708634-[.G344]*(0.000042037+0.0000001267*[.G344])" office:value-type="float" office:value="0.0166973006631186">
            <text:p>0.02</text:p>
          </table:table-cell>
          <table:table-cell table:formula="of:=SIN(RADIANS([.J344]))*(1.914602-[.G344]*(0.004817+0.000014*[.G344]))+SIN(RADIANS(2*[.J344]))*(0.019993-0.000101*[.G344])+SIN(RADIANS(3*[.J344]))*0.000289" office:value-type="float" office:value="-0.819937426522279">
            <text:p>-0.82</text:p>
          </table:table-cell>
          <table:table-cell table:formula="of:=[.I344]+[.L344]" office:value-type="float" office:value="257.718401712356">
            <text:p>257.72</text:p>
          </table:table-cell>
          <table:table-cell table:formula="of:=[.J344]+[.L344]" office:value-type="float" office:value="10054.3178000592">
            <text:p>10054.32</text:p>
          </table:table-cell>
          <table:table-cell table:formula="of:=(1.000001018*(1-[.K344]*[.K344]))/(1+[.K344]*COS(RADIANS([.N344])))" office:value-type="float" office:value="0.984901612662815">
            <text:p>0.98</text:p>
          </table:table-cell>
          <table:table-cell table:formula="of:=[.M344]-0.00569-0.00478*SIN(RADIANS(125.04-1934.136*[.G344]))" office:value-type="float" office:value="257.715520479888">
            <text:p>257.72</text:p>
          </table:table-cell>
          <table:table-cell table:formula="of:=23+(26+((21.448-[.G344]*(46.815+[.G344]*(0.00059-[.G344]*0.001813))))/60)/60" office:value-type="float" office:value="23.4357879800085">
            <text:p>23.44</text:p>
          </table:table-cell>
          <table:table-cell table:formula="of:=[.Q344]+0.00256*COS(RADIANS(125.04-1934.136*[.G344]))" office:value-type="float" office:value="23.4378593926161">
            <text:p>23.44</text:p>
          </table:table-cell>
          <table:table-cell table:formula="of:=DEGREES(ATAN2(COS(RADIANS([.P344]));COS(RADIANS([.R344]))*SIN(RADIANS([.P344]))))" office:value-type="float" office:value="-103.351183480627">
            <text:p>-103.35</text:p>
          </table:table-cell>
          <table:table-cell table:formula="of:=DEGREES(ASIN(SIN(RADIANS([.R344]))*SIN(RADIANS([.P344]))))" office:value-type="float" office:value="-22.8703347478189">
            <text:p>-22.87</text:p>
          </table:table-cell>
          <table:table-cell table:formula="of:=TAN(RADIANS([.R344]/2))*TAN(RADIANS([.R344]/2))" office:value-type="float" office:value="0.043029122633167">
            <text:p>0.04</text:p>
          </table:table-cell>
          <table:table-cell table:formula="of:=4*DEGREES([.U344]*SIN(2*RADIANS([.I344]))-2*[.K344]*SIN(RADIANS([.J344]))+4*[.K344]*[.U344]*SIN(RADIANS([.J344]))*COS(2*RADIANS([.I344]))-0.5*[.U344]*[.U344]*SIN(4*RADIANS([.I344]))-1.25*[.K344]*[.K344]*SIN(2*RADIANS([.J344])))" office:value-type="float" office:value="7.52708981770492">
            <text:p>7.53</text:p>
          </table:table-cell>
          <table:table-cell table:formula="of:=DEGREES(ACOS(COS(RADIANS(90.833))/(COS(RADIANS([.$B$2]))*COS(RADIANS([.T344])))-TAN(RADIANS([.$B$2]))*TAN(RADIANS([.T344]))))" office:value-type="float" office:value="73.3241299195019">
            <text:p>73.32</text:p>
          </table:table-cell>
          <table:table-cell table:style-name="ce7" table:formula="of:=(720-4*[.$B$3]-[.V344]+[.$B$4]*60)/1440" office:value-type="float" office:value="0.49477285429326">
            <text:p>11:52:28</text:p>
          </table:table-cell>
          <table:table-cell table:style-name="ce7" table:formula="of:=([.X344]*1440-[.W344]*4)/1440" office:value-type="float" office:value="0.291094715627977">
            <text:p>6:59:11</text:p>
          </table:table-cell>
          <table:table-cell table:style-name="ce7" table:formula="of:=([.X344]*1440+[.W344]*4)/1440" office:value-type="float" office:value="0.698450992958543">
            <text:p>16:45:46</text:p>
          </table:table-cell>
          <table:table-cell table:formula="of:=8*[.W344]" office:value-type="float" office:value="586.593039356015">
            <text:p>586.59</text:p>
          </table:table-cell>
          <table:table-cell table:formula="of:=MOD([.E344]*1440+[.V344]+4*[.$B$3]-60*[.$B$4];1440)" office:value-type="float" office:value="727.527089817705">
            <text:p>727.53</text:p>
          </table:table-cell>
          <table:table-cell table:formula="of:=IF([.AB344]/4&lt;0;[.AB344]/4+180;[.AB344]/4-180)" office:value-type="float" office:value="1.88177245442623">
            <text:p>1.88</text:p>
          </table:table-cell>
          <table:table-cell table:formula="of:=DEGREES(ACOS(SIN(RADIANS([.$B$2]))*SIN(RADIANS([.T344]))+COS(RADIANS([.$B$2]))*COS(RADIANS([.T344]))*COS(RADIANS([.AC344]))))" office:value-type="float" office:value="58.8972381416914">
            <text:p>58.9</text:p>
          </table:table-cell>
          <table:table-cell table:formula="of:=90-[.AD344]" office:value-type="float" office:value="31.1027618583086">
            <text:p>31.1</text:p>
          </table:table-cell>
          <table:table-cell table:formula="of:=IF([.AE344]&gt;85;0;IF([.AE344]&gt;5;58.1/TAN(RADIANS([.AE344]))-0.07/POWER(TAN(RADIANS([.AE344]));3)+0.000086/POWER(TAN(RADIANS([.AE344]));5);IF([.AE344]&gt;-0.575;1735+[.AE344]*(-518.2+[.AE344]*(103.4+[.AE344]*(-12.79+[.AE344]*0.711)));-20.772/TAN(RADIANS([.AE344])))))/3600" office:value-type="float" office:value="0.0266625756610648">
            <text:p>0.03</text:p>
          </table:table-cell>
          <table:table-cell table:formula="of:=[.AE344]+[.AF344]" office:value-type="float" office:value="31.1294244339697">
            <text:p>31.13</text:p>
          </table:table-cell>
          <table:table-cell table:formula="of:=IF([.AC344]&gt;0;MOD(DEGREES(ACOS(((SIN(RADIANS([.$B$2]))*COS(RADIANS([.AD344])))-SIN(RADIANS([.T344])))/(COS(RADIANS([.$B$2]))*SIN(RADIANS([.AD344])))))+180;360);MOD(540-DEGREES(ACOS(((SIN(RADIANS([.$B$2]))*COS(RADIANS([.AD344])))-SIN(RADIANS([.T344])))/(COS(RADIANS([.$B$2]))*SIN(RADIANS([.AD344])))));360))" office:value-type="float" office:value="182.024998888259">
            <text:p>182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4]+1" office:value-type="date" office:date-value="2026-12-10">
            <text:p>12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5]+2415018.5+[.E345]-[.$B$4]/24" office:value-type="float" office:value="2461385.29166667">
            <text:p>2461385.29</text:p>
          </table:table-cell>
          <table:table-cell table:style-name="ce9" table:formula="of:=([.F345]-2451545)/36525" office:value-type="float" office:value="0.269412502851924">
            <text:p>0.26941250</text:p>
          </table:table-cell>
          <table:table-cell/>
          <table:table-cell table:formula="of:=MOD(280.46646+[.G345]*(36000.76983+[.G345]*0.0003032);360)" office:value-type="float" office:value="259.523986503516">
            <text:p>259.52</text:p>
          </table:table-cell>
          <table:table-cell table:formula="of:=357.52911+[.G345]*(35999.05029-0.0001537*[.G345])" office:value-type="float" office:value="10056.1233377651">
            <text:p>10056.12</text:p>
          </table:table-cell>
          <table:table-cell table:formula="of:=0.016708634-[.G345]*(0.000042037+0.0000001267*[.G345])" office:value-type="float" office:value="0.0166972995103393">
            <text:p>0.02</text:p>
          </table:table-cell>
          <table:table-cell table:formula="of:=SIN(RADIANS([.J345]))*(1.914602-[.G345]*(0.004817+0.000014*[.G345]))+SIN(RADIANS(2*[.J345]))*(0.019993-0.000101*[.G345])+SIN(RADIANS(3*[.J345]))*0.000289" office:value-type="float" office:value="-0.789500226803811">
            <text:p>-0.79</text:p>
          </table:table-cell>
          <table:table-cell table:formula="of:=[.I345]+[.L345]" office:value-type="float" office:value="258.734486276713">
            <text:p>258.73</text:p>
          </table:table-cell>
          <table:table-cell table:formula="of:=[.J345]+[.L345]" office:value-type="float" office:value="10055.3338375383">
            <text:p>10055.33</text:p>
          </table:table-cell>
          <table:table-cell table:formula="of:=(1.000001018*(1-[.K345]*[.K345]))/(1+[.K345]*COS(RADIANS([.N345])))" office:value-type="float" office:value="0.984779420093734">
            <text:p>0.98</text:p>
          </table:table-cell>
          <table:table-cell table:formula="of:=[.M345]-0.00569-0.00478*SIN(RADIANS(125.04-1934.136*[.G345]))" office:value-type="float" office:value="258.731608617654">
            <text:p>258.73</text:p>
          </table:table-cell>
          <table:table-cell table:formula="of:=23+(26+((21.448-[.G345]*(46.815+[.G345]*(0.00059-[.G345]*0.001813))))/60)/60" office:value-type="float" office:value="23.4357876239744">
            <text:p>23.44</text:p>
          </table:table-cell>
          <table:table-cell table:formula="of:=[.Q345]+0.00256*COS(RADIANS(125.04-1934.136*[.G345]))" office:value-type="float" office:value="23.4378576454184">
            <text:p>23.44</text:p>
          </table:table-cell>
          <table:table-cell table:formula="of:=DEGREES(ATAN2(COS(RADIANS([.P345]));COS(RADIANS([.R345]))*SIN(RADIANS([.P345]))))" office:value-type="float" office:value="-102.252327938812">
            <text:p>-102.25</text:p>
          </table:table-cell>
          <table:table-cell table:formula="of:=DEGREES(ASIN(SIN(RADIANS([.R345]))*SIN(RADIANS([.P345]))))" office:value-type="float" office:value="-22.9598841459487">
            <text:p>-22.96</text:p>
          </table:table-cell>
          <table:table-cell table:formula="of:=TAN(RADIANS([.R345]/2))*TAN(RADIANS([.R345]/2))" office:value-type="float" office:value="0.0430291160353982">
            <text:p>0.04</text:p>
          </table:table-cell>
          <table:table-cell table:formula="of:=4*DEGREES([.U345]*SIN(2*RADIANS([.I345]))-2*[.K345]*SIN(RADIANS([.J345]))+4*[.K345]*[.U345]*SIN(RADIANS([.J345]))*COS(2*RADIANS([.I345]))-0.5*[.U345]*[.U345]*SIN(4*RADIANS([.I345]))-1.25*[.K345]*[.K345]*SIN(2*RADIANS([.J345])))" office:value-type="float" office:value="7.07404382782882">
            <text:p>7.07</text:p>
          </table:table-cell>
          <table:table-cell table:formula="of:=DEGREES(ACOS(COS(RADIANS(90.833))/(COS(RADIANS([.$B$2]))*COS(RADIANS([.T345])))-TAN(RADIANS([.$B$2]))*TAN(RADIANS([.T345]))))" office:value-type="float" office:value="73.2448297480766">
            <text:p>73.24</text:p>
          </table:table-cell>
          <table:table-cell table:style-name="ce7" table:formula="of:=(720-4*[.$B$3]-[.V345]+[.$B$4]*60)/1440" office:value-type="float" office:value="0.495087469564008">
            <text:p>11:52:56</text:p>
          </table:table-cell>
          <table:table-cell table:style-name="ce7" table:formula="of:=([.X345]*1440-[.W345]*4)/1440" office:value-type="float" office:value="0.291629609152684">
            <text:p>6:59:57</text:p>
          </table:table-cell>
          <table:table-cell table:style-name="ce7" table:formula="of:=([.X345]*1440+[.W345]*4)/1440" office:value-type="float" office:value="0.698545329975332">
            <text:p>16:45:54</text:p>
          </table:table-cell>
          <table:table-cell table:formula="of:=8*[.W345]" office:value-type="float" office:value="585.958637984613">
            <text:p>585.96</text:p>
          </table:table-cell>
          <table:table-cell table:formula="of:=MOD([.E345]*1440+[.V345]+4*[.$B$3]-60*[.$B$4];1440)" office:value-type="float" office:value="727.074043827829">
            <text:p>727.07</text:p>
          </table:table-cell>
          <table:table-cell table:formula="of:=IF([.AB345]/4&lt;0;[.AB345]/4+180;[.AB345]/4-180)" office:value-type="float" office:value="1.76851095695721">
            <text:p>1.77</text:p>
          </table:table-cell>
          <table:table-cell table:formula="of:=DEGREES(ACOS(SIN(RADIANS([.$B$2]))*SIN(RADIANS([.T345]))+COS(RADIANS([.$B$2]))*COS(RADIANS([.T345]))*COS(RADIANS([.AC345]))))" office:value-type="float" office:value="58.9836090373015">
            <text:p>58.98</text:p>
          </table:table-cell>
          <table:table-cell table:formula="of:=90-[.AD345]" office:value-type="float" office:value="31.0163909626985">
            <text:p>31.02</text:p>
          </table:table-cell>
          <table:table-cell table:formula="of:=IF([.AE345]&gt;85;0;IF([.AE345]&gt;5;58.1/TAN(RADIANS([.AE345]))-0.07/POWER(TAN(RADIANS([.AE345]));3)+0.000086/POWER(TAN(RADIANS([.AE345]));5);IF([.AE345]&gt;-0.575;1735+[.AE345]*(-518.2+[.AE345]*(103.4+[.AE345]*(-12.79+[.AE345]*0.711)));-20.772/TAN(RADIANS([.AE345])))))/3600" office:value-type="float" office:value="0.0267530685866613">
            <text:p>0.03</text:p>
          </table:table-cell>
          <table:table-cell table:formula="of:=[.AE345]+[.AF345]" office:value-type="float" office:value="31.0431440312852">
            <text:p>31.04</text:p>
          </table:table-cell>
          <table:table-cell table:formula="of:=IF([.AC345]&gt;0;MOD(DEGREES(ACOS(((SIN(RADIANS([.$B$2]))*COS(RADIANS([.AD345])))-SIN(RADIANS([.T345])))/(COS(RADIANS([.$B$2]))*SIN(RADIANS([.AD345])))))+180;360);MOD(540-DEGREES(ACOS(((SIN(RADIANS([.$B$2]))*COS(RADIANS([.AD345])))-SIN(RADIANS([.T345])))/(COS(RADIANS([.$B$2]))*SIN(RADIANS([.AD345])))));360))" office:value-type="float" office:value="181.90012648335">
            <text:p>181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5]+1" office:value-type="date" office:date-value="2026-12-11">
            <text:p>12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6]+2415018.5+[.E346]-[.$B$4]/24" office:value-type="float" office:value="2461386.29166667">
            <text:p>2461386.29</text:p>
          </table:table-cell>
          <table:table-cell table:style-name="ce9" table:formula="of:=([.F346]-2451545)/36525" office:value-type="float" office:value="0.269439881359795">
            <text:p>0.26943988</text:p>
          </table:table-cell>
          <table:table-cell/>
          <table:table-cell table:formula="of:=MOD(280.46646+[.G346]*(36000.76983+[.G346]*0.0003032);360)" office:value-type="float" office:value="260.509633868154">
            <text:p>260.51</text:p>
          </table:table-cell>
          <table:table-cell table:formula="of:=357.52911+[.G346]*(35999.05029-0.0001537*[.G346])" office:value-type="float" office:value="10057.1089380446">
            <text:p>10057.11</text:p>
          </table:table-cell>
          <table:table-cell table:formula="of:=0.016708634-[.G346]*(0.000042037+0.0000001267*[.G346])" office:value-type="float" office:value="0.0166972983575597">
            <text:p>0.02</text:p>
          </table:table-cell>
          <table:table-cell table:formula="of:=SIN(RADIANS([.J346]))*(1.914602-[.G346]*(0.004817+0.000014*[.G346]))+SIN(RADIANS(2*[.J346]))*(0.019993-0.000101*[.G346])+SIN(RADIANS(3*[.J346]))*0.000289" office:value-type="float" office:value="-0.758815649989343">
            <text:p>-0.76</text:p>
          </table:table-cell>
          <table:table-cell table:formula="of:=[.I346]+[.L346]" office:value-type="float" office:value="259.750818218165">
            <text:p>259.75</text:p>
          </table:table-cell>
          <table:table-cell table:formula="of:=[.J346]+[.L346]" office:value-type="float" office:value="10056.3501223946">
            <text:p>10056.35</text:p>
          </table:table-cell>
          <table:table-cell table:formula="of:=(1.000001018*(1-[.K346]*[.K346]))/(1+[.K346]*COS(RADIANS([.N346])))" office:value-type="float" office:value="0.984661857334023">
            <text:p>0.98</text:p>
          </table:table-cell>
          <table:table-cell table:formula="of:=[.M346]-0.00569-0.00478*SIN(RADIANS(125.04-1934.136*[.G346]))" office:value-type="float" office:value="259.747944130114">
            <text:p>259.75</text:p>
          </table:table-cell>
          <table:table-cell table:formula="of:=23+(26+((21.448-[.G346]*(46.815+[.G346]*(0.00059-[.G346]*0.001813))))/60)/60" office:value-type="float" office:value="23.4357872679403">
            <text:p>23.44</text:p>
          </table:table-cell>
          <table:table-cell table:formula="of:=[.Q346]+0.00256*COS(RADIANS(125.04-1934.136*[.G346]))" office:value-type="float" office:value="23.4378558964525">
            <text:p>23.44</text:p>
          </table:table-cell>
          <table:table-cell table:formula="of:=DEGREES(ATAN2(COS(RADIANS([.P346]));COS(RADIANS([.R346]))*SIN(RADIANS([.P346]))))" office:value-type="float" office:value="-101.151809973006">
            <text:p>-101.15</text:p>
          </table:table-cell>
          <table:table-cell table:formula="of:=DEGREES(ASIN(SIN(RADIANS([.R346]))*SIN(RADIANS([.P346]))))" office:value-type="float" office:value="-23.0418733471266">
            <text:p>-23.04</text:p>
          </table:table-cell>
          <table:table-cell table:formula="of:=TAN(RADIANS([.R346]/2))*TAN(RADIANS([.R346]/2))" office:value-type="float" office:value="0.043029109430953">
            <text:p>0.04</text:p>
          </table:table-cell>
          <table:table-cell table:formula="of:=4*DEGREES([.U346]*SIN(2*RADIANS([.I346]))-2*[.K346]*SIN(RADIANS([.J346]))+4*[.K346]*[.U346]*SIN(RADIANS([.J346]))*COS(2*RADIANS([.I346]))-0.5*[.U346]*[.U346]*SIN(4*RADIANS([.I346]))-1.25*[.K346]*[.K346]*SIN(2*RADIANS([.J346])))" office:value-type="float" office:value="6.61454355492574">
            <text:p>6.61</text:p>
          </table:table-cell>
          <table:table-cell table:formula="of:=DEGREES(ACOS(COS(RADIANS(90.833))/(COS(RADIANS([.$B$2]))*COS(RADIANS([.T346])))-TAN(RADIANS([.$B$2]))*TAN(RADIANS([.T346]))))" office:value-type="float" office:value="73.1721058129327">
            <text:p>73.17</text:p>
          </table:table-cell>
          <table:table-cell table:style-name="ce7" table:formula="of:=(720-4*[.$B$3]-[.V346]+[.$B$4]*60)/1440" office:value-type="float" office:value="0.495406566975746">
            <text:p>11:53:23</text:p>
          </table:table-cell>
          <table:table-cell table:style-name="ce7" table:formula="of:=([.X346]*1440-[.W346]*4)/1440" office:value-type="float" office:value="0.292150717495377">
            <text:p>7:00:42</text:p>
          </table:table-cell>
          <table:table-cell table:style-name="ce7" table:formula="of:=([.X346]*1440+[.W346]*4)/1440" office:value-type="float" office:value="0.698662416456114">
            <text:p>16:46:04</text:p>
          </table:table-cell>
          <table:table-cell table:formula="of:=8*[.W346]" office:value-type="float" office:value="585.376846503462">
            <text:p>585.38</text:p>
          </table:table-cell>
          <table:table-cell table:formula="of:=MOD([.E346]*1440+[.V346]+4*[.$B$3]-60*[.$B$4];1440)" office:value-type="float" office:value="726.614543554926">
            <text:p>726.61</text:p>
          </table:table-cell>
          <table:table-cell table:formula="of:=IF([.AB346]/4&lt;0;[.AB346]/4+180;[.AB346]/4-180)" office:value-type="float" office:value="1.65363588873143">
            <text:p>1.65</text:p>
          </table:table-cell>
          <table:table-cell table:formula="of:=DEGREES(ACOS(SIN(RADIANS([.$B$2]))*SIN(RADIANS([.T346]))+COS(RADIANS([.$B$2]))*COS(RADIANS([.T346]))*COS(RADIANS([.AC346]))))" office:value-type="float" office:value="59.0625863298411">
            <text:p>59.06</text:p>
          </table:table-cell>
          <table:table-cell table:formula="of:=90-[.AD346]" office:value-type="float" office:value="30.9374136701589">
            <text:p>30.94</text:p>
          </table:table-cell>
          <table:table-cell table:formula="of:=IF([.AE346]&gt;85;0;IF([.AE346]&gt;5;58.1/TAN(RADIANS([.AE346]))-0.07/POWER(TAN(RADIANS([.AE346]));3)+0.000086/POWER(TAN(RADIANS([.AE346]));5);IF([.AE346]&gt;-0.575;1735+[.AE346]*(-518.2+[.AE346]*(103.4+[.AE346]*(-12.79+[.AE346]*0.711)));-20.772/TAN(RADIANS([.AE346])))))/3600" office:value-type="float" office:value="0.0268362076958377">
            <text:p>0.03</text:p>
          </table:table-cell>
          <table:table-cell table:formula="of:=[.AE346]+[.AF346]" office:value-type="float" office:value="30.9642498778548">
            <text:p>30.96</text:p>
          </table:table-cell>
          <table:table-cell table:formula="of:=IF([.AC346]&gt;0;MOD(DEGREES(ACOS(((SIN(RADIANS([.$B$2]))*COS(RADIANS([.AD346])))-SIN(RADIANS([.T346])))/(COS(RADIANS([.$B$2]))*SIN(RADIANS([.AD346])))))+180;360);MOD(540-DEGREES(ACOS(((SIN(RADIANS([.$B$2]))*COS(RADIANS([.AD346])))-SIN(RADIANS([.T346])))/(COS(RADIANS([.$B$2]))*SIN(RADIANS([.AD346])))));360))" office:value-type="float" office:value="181.774148339586">
            <text:p>181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6]+1" office:value-type="date" office:date-value="2026-12-12">
            <text:p>12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7]+2415018.5+[.E347]-[.$B$4]/24" office:value-type="float" office:value="2461387.29166667">
            <text:p>2461387.29</text:p>
          </table:table-cell>
          <table:table-cell table:style-name="ce9" table:formula="of:=([.F347]-2451545)/36525" office:value-type="float" office:value="0.269467259867666">
            <text:p>0.26946726</text:p>
          </table:table-cell>
          <table:table-cell/>
          <table:table-cell table:formula="of:=MOD(280.46646+[.G347]*(36000.76983+[.G347]*0.0003032);360)" office:value-type="float" office:value="261.49528123279">
            <text:p>261.5</text:p>
          </table:table-cell>
          <table:table-cell table:formula="of:=357.52911+[.G347]*(35999.05029-0.0001537*[.G347])" office:value-type="float" office:value="10058.0945383241">
            <text:p>10058.09</text:p>
          </table:table-cell>
          <table:table-cell table:formula="of:=0.016708634-[.G347]*(0.000042037+0.0000001267*[.G347])" office:value-type="float" office:value="0.01669729720478">
            <text:p>0.02</text:p>
          </table:table-cell>
          <table:table-cell table:formula="of:=SIN(RADIANS([.J347]))*(1.914602-[.G347]*(0.004817+0.000014*[.G347]))+SIN(RADIANS(2*[.J347]))*(0.019993-0.000101*[.G347])+SIN(RADIANS(3*[.J347]))*0.000289" office:value-type="float" office:value="-0.727893205281126">
            <text:p>-0.73</text:p>
          </table:table-cell>
          <table:table-cell table:formula="of:=[.I347]+[.L347]" office:value-type="float" office:value="260.767388027509">
            <text:p>260.77</text:p>
          </table:table-cell>
          <table:table-cell table:formula="of:=[.J347]+[.L347]" office:value-type="float" office:value="10057.3666451188">
            <text:p>10057.37</text:p>
          </table:table-cell>
          <table:table-cell table:formula="of:=(1.000001018*(1-[.K347]*[.K347]))/(1+[.K347]*COS(RADIANS([.N347])))" office:value-type="float" office:value="0.984548962478972">
            <text:p>0.98</text:p>
          </table:table-cell>
          <table:table-cell table:formula="of:=[.M347]-0.00569-0.00478*SIN(RADIANS(125.04-1934.136*[.G347]))" office:value-type="float" office:value="260.764517508061">
            <text:p>260.76</text:p>
          </table:table-cell>
          <table:table-cell table:formula="of:=23+(26+((21.448-[.G347]*(46.815+[.G347]*(0.00059-[.G347]*0.001813))))/60)/60" office:value-type="float" office:value="23.4357869119062">
            <text:p>23.44</text:p>
          </table:table-cell>
          <table:table-cell table:formula="of:=[.Q347]+0.00256*COS(RADIANS(125.04-1934.136*[.G347]))" office:value-type="float" office:value="23.4378541457196">
            <text:p>23.44</text:p>
          </table:table-cell>
          <table:table-cell table:formula="of:=DEGREES(ATAN2(COS(RADIANS([.P347]));COS(RADIANS([.R347]))*SIN(RADIANS([.P347]))))" office:value-type="float" office:value="-100.049755947128">
            <text:p>-100.05</text:p>
          </table:table-cell>
          <table:table-cell table:formula="of:=DEGREES(ASIN(SIN(RADIANS([.R347]))*SIN(RADIANS([.P347]))))" office:value-type="float" office:value="-23.1162566617791">
            <text:p>-23.12</text:p>
          </table:table-cell>
          <table:table-cell table:formula="of:=TAN(RADIANS([.R347]/2))*TAN(RADIANS([.R347]/2))" office:value-type="float" office:value="0.0430291028198359">
            <text:p>0.04</text:p>
          </table:table-cell>
          <table:table-cell table:formula="of:=4*DEGREES([.U347]*SIN(2*RADIANS([.I347]))-2*[.K347]*SIN(RADIANS([.J347]))+4*[.K347]*[.U347]*SIN(RADIANS([.J347]))*COS(2*RADIANS([.I347]))-0.5*[.U347]*[.U347]*SIN(4*RADIANS([.I347]))-1.25*[.K347]*[.K347]*SIN(2*RADIANS([.J347])))" office:value-type="float" office:value="6.14908863112973">
            <text:p>6.15</text:p>
          </table:table-cell>
          <table:table-cell table:formula="of:=DEGREES(ACOS(COS(RADIANS(90.833))/(COS(RADIANS([.$B$2]))*COS(RADIANS([.T347])))-TAN(RADIANS([.$B$2]))*TAN(RADIANS([.T347]))))" office:value-type="float" office:value="73.1060295030202">
            <text:p>73.11</text:p>
          </table:table-cell>
          <table:table-cell table:style-name="ce7" table:formula="of:=(720-4*[.$B$3]-[.V347]+[.$B$4]*60)/1440" office:value-type="float" office:value="0.495729799561716">
            <text:p>11:53:51</text:p>
          </table:table-cell>
          <table:table-cell table:style-name="ce7" table:formula="of:=([.X347]*1440-[.W347]*4)/1440" office:value-type="float" office:value="0.292657495386659">
            <text:p>7:01:26</text:p>
          </table:table-cell>
          <table:table-cell table:style-name="ce7" table:formula="of:=([.X347]*1440+[.W347]*4)/1440" office:value-type="float" office:value="0.698802103736772">
            <text:p>16:46:17</text:p>
          </table:table-cell>
          <table:table-cell table:formula="of:=8*[.W347]" office:value-type="float" office:value="584.848236024162">
            <text:p>584.85</text:p>
          </table:table-cell>
          <table:table-cell table:formula="of:=MOD([.E347]*1440+[.V347]+4*[.$B$3]-60*[.$B$4];1440)" office:value-type="float" office:value="726.14908863113">
            <text:p>726.15</text:p>
          </table:table-cell>
          <table:table-cell table:formula="of:=IF([.AB347]/4&lt;0;[.AB347]/4+180;[.AB347]/4-180)" office:value-type="float" office:value="1.53727215778244">
            <text:p>1.54</text:p>
          </table:table-cell>
          <table:table-cell table:formula="of:=DEGREES(ACOS(SIN(RADIANS([.$B$2]))*SIN(RADIANS([.T347]))+COS(RADIANS([.$B$2]))*COS(RADIANS([.T347]))*COS(RADIANS([.AC347]))))" office:value-type="float" office:value="59.1341337623603">
            <text:p>59.13</text:p>
          </table:table-cell>
          <table:table-cell table:formula="of:=90-[.AD347]" office:value-type="float" office:value="30.8658662376398">
            <text:p>30.87</text:p>
          </table:table-cell>
          <table:table-cell table:formula="of:=IF([.AE347]&gt;85;0;IF([.AE347]&gt;5;58.1/TAN(RADIANS([.AE347]))-0.07/POWER(TAN(RADIANS([.AE347]));3)+0.000086/POWER(TAN(RADIANS([.AE347]));5);IF([.AE347]&gt;-0.575;1735+[.AE347]*(-518.2+[.AE347]*(103.4+[.AE347]*(-12.79+[.AE347]*0.711)));-20.772/TAN(RADIANS([.AE347])))))/3600" office:value-type="float" office:value="0.0269118517016689">
            <text:p>0.03</text:p>
          </table:table-cell>
          <table:table-cell table:formula="of:=[.AE347]+[.AF347]" office:value-type="float" office:value="30.8927780893414">
            <text:p>30.89</text:p>
          </table:table-cell>
          <table:table-cell table:formula="of:=IF([.AC347]&gt;0;MOD(DEGREES(ACOS(((SIN(RADIANS([.$B$2]))*COS(RADIANS([.AD347])))-SIN(RADIANS([.T347])))/(COS(RADIANS([.$B$2]))*SIN(RADIANS([.AD347])))))+180;360);MOD(540-DEGREES(ACOS(((SIN(RADIANS([.$B$2]))*COS(RADIANS([.AD347])))-SIN(RADIANS([.T347])))/(COS(RADIANS([.$B$2]))*SIN(RADIANS([.AD347])))));360))" office:value-type="float" office:value="181.647155387005">
            <text:p>181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7]+1" office:value-type="date" office:date-value="2026-12-13">
            <text:p>12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8]+2415018.5+[.E348]-[.$B$4]/24" office:value-type="float" office:value="2461388.29166667">
            <text:p>2461388.29</text:p>
          </table:table-cell>
          <table:table-cell table:style-name="ce9" table:formula="of:=([.F348]-2451545)/36525" office:value-type="float" office:value="0.269494638375538">
            <text:p>0.26949464</text:p>
          </table:table-cell>
          <table:table-cell/>
          <table:table-cell table:formula="of:=MOD(280.46646+[.G348]*(36000.76983+[.G348]*0.0003032);360)" office:value-type="float" office:value="262.480928597428">
            <text:p>262.48</text:p>
          </table:table-cell>
          <table:table-cell table:formula="of:=357.52911+[.G348]*(35999.05029-0.0001537*[.G348])" office:value-type="float" office:value="10059.0801386035">
            <text:p>10059.08</text:p>
          </table:table-cell>
          <table:table-cell table:formula="of:=0.016708634-[.G348]*(0.000042037+0.0000001267*[.G348])" office:value-type="float" office:value="0.0166972960520001">
            <text:p>0.02</text:p>
          </table:table-cell>
          <table:table-cell table:formula="of:=SIN(RADIANS([.J348]))*(1.914602-[.G348]*(0.004817+0.000014*[.G348]))+SIN(RADIANS(2*[.J348]))*(0.019993-0.000101*[.G348])+SIN(RADIANS(3*[.J348]))*0.000289" office:value-type="float" office:value="-0.6967424889932">
            <text:p>-0.7</text:p>
          </table:table-cell>
          <table:table-cell table:formula="of:=[.I348]+[.L348]" office:value-type="float" office:value="261.784186108435">
            <text:p>261.78</text:p>
          </table:table-cell>
          <table:table-cell table:formula="of:=[.J348]+[.L348]" office:value-type="float" office:value="10058.3833961145">
            <text:p>10058.38</text:p>
          </table:table-cell>
          <table:table-cell table:formula="of:=(1.000001018*(1-[.K348]*[.K348]))/(1+[.K348]*COS(RADIANS([.N348])))" office:value-type="float" office:value="0.984440772136529">
            <text:p>0.98</text:p>
          </table:table-cell>
          <table:table-cell table:formula="of:=[.M348]-0.00569-0.00478*SIN(RADIANS(125.04-1934.136*[.G348]))" office:value-type="float" office:value="261.781319155181">
            <text:p>261.78</text:p>
          </table:table-cell>
          <table:table-cell table:formula="of:=23+(26+((21.448-[.G348]*(46.815+[.G348]*(0.00059-[.G348]*0.001813))))/60)/60" office:value-type="float" office:value="23.4357865558721">
            <text:p>23.44</text:p>
          </table:table-cell>
          <table:table-cell table:formula="of:=[.Q348]+0.00256*COS(RADIANS(125.04-1934.136*[.G348]))" office:value-type="float" office:value="23.4378523932209">
            <text:p>23.44</text:p>
          </table:table-cell>
          <table:table-cell table:formula="of:=DEGREES(ATAN2(COS(RADIANS([.P348]));COS(RADIANS([.R348]))*SIN(RADIANS([.P348]))))" office:value-type="float" office:value="-98.9462949760504">
            <text:p>-98.95</text:p>
          </table:table-cell>
          <table:table-cell table:formula="of:=DEGREES(ASIN(SIN(RADIANS([.R348]))*SIN(RADIANS([.P348]))))" office:value-type="float" office:value="-23.1829921607659">
            <text:p>-23.18</text:p>
          </table:table-cell>
          <table:table-cell table:formula="of:=TAN(RADIANS([.R348]/2))*TAN(RADIANS([.R348]/2))" office:value-type="float" office:value="0.0430290962020515">
            <text:p>0.04</text:p>
          </table:table-cell>
          <table:table-cell table:formula="of:=4*DEGREES([.U348]*SIN(2*RADIANS([.I348]))-2*[.K348]*SIN(RADIANS([.J348]))+4*[.K348]*[.U348]*SIN(RADIANS([.J348]))*COS(2*RADIANS([.I348]))-0.5*[.U348]*[.U348]*SIN(4*RADIANS([.I348]))-1.25*[.K348]*[.K348]*SIN(2*RADIANS([.J348])))" office:value-type="float" office:value="5.67818800687632">
            <text:p>5.68</text:p>
          </table:table-cell>
          <table:table-cell table:formula="of:=DEGREES(ACOS(COS(RADIANS(90.833))/(COS(RADIANS([.$B$2]))*COS(RADIANS([.T348])))-TAN(RADIANS([.$B$2]))*TAN(RADIANS([.T348]))))" office:value-type="float" office:value="73.0466665094249">
            <text:p>73.05</text:p>
          </table:table-cell>
          <table:table-cell table:style-name="ce7" table:formula="of:=(720-4*[.$B$3]-[.V348]+[.$B$4]*60)/1440" office:value-type="float" office:value="0.496056813884114">
            <text:p>11:54:19</text:p>
          </table:table-cell>
          <table:table-cell table:style-name="ce7" table:formula="of:=([.X348]*1440-[.W348]*4)/1440" office:value-type="float" office:value="0.293149406913489">
            <text:p>7:02:08</text:p>
          </table:table-cell>
          <table:table-cell table:style-name="ce7" table:formula="of:=([.X348]*1440+[.W348]*4)/1440" office:value-type="float" office:value="0.698964220854738">
            <text:p>16:46:31</text:p>
          </table:table-cell>
          <table:table-cell table:formula="of:=8*[.W348]" office:value-type="float" office:value="584.3733320754">
            <text:p>584.37</text:p>
          </table:table-cell>
          <table:table-cell table:formula="of:=MOD([.E348]*1440+[.V348]+4*[.$B$3]-60*[.$B$4];1440)" office:value-type="float" office:value="725.678188006876">
            <text:p>725.68</text:p>
          </table:table-cell>
          <table:table-cell table:formula="of:=IF([.AB348]/4&lt;0;[.AB348]/4+180;[.AB348]/4-180)" office:value-type="float" office:value="1.41954700171908">
            <text:p>1.42</text:p>
          </table:table-cell>
          <table:table-cell table:formula="of:=DEGREES(ACOS(SIN(RADIANS([.$B$2]))*SIN(RADIANS([.T348]))+COS(RADIANS([.$B$2]))*COS(RADIANS([.T348]))*COS(RADIANS([.AC348]))))" office:value-type="float" office:value="59.1982181886851">
            <text:p>59.2</text:p>
          </table:table-cell>
          <table:table-cell table:formula="of:=90-[.AD348]" office:value-type="float" office:value="30.8017818113149">
            <text:p>30.8</text:p>
          </table:table-cell>
          <table:table-cell table:formula="of:=IF([.AE348]&gt;85;0;IF([.AE348]&gt;5;58.1/TAN(RADIANS([.AE348]))-0.07/POWER(TAN(RADIANS([.AE348]));3)+0.000086/POWER(TAN(RADIANS([.AE348]));5);IF([.AE348]&gt;-0.575;1735+[.AE348]*(-518.2+[.AE348]*(103.4+[.AE348]*(-12.79+[.AE348]*0.711)));-20.772/TAN(RADIANS([.AE348])))))/3600" office:value-type="float" office:value="0.0269798705483622">
            <text:p>0.03</text:p>
          </table:table-cell>
          <table:table-cell table:formula="of:=[.AE348]+[.AF348]" office:value-type="float" office:value="30.8287616818632">
            <text:p>30.83</text:p>
          </table:table-cell>
          <table:table-cell table:formula="of:=IF([.AC348]&gt;0;MOD(DEGREES(ACOS(((SIN(RADIANS([.$B$2]))*COS(RADIANS([.AD348])))-SIN(RADIANS([.T348])))/(COS(RADIANS([.$B$2]))*SIN(RADIANS([.AD348])))))+180;360);MOD(540-DEGREES(ACOS(((SIN(RADIANS([.$B$2]))*COS(RADIANS([.AD348])))-SIN(RADIANS([.T348])))/(COS(RADIANS([.$B$2]))*SIN(RADIANS([.AD348])))));360))" office:value-type="float" office:value="181.519238983717">
            <text:p>181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8]+1" office:value-type="date" office:date-value="2026-12-14">
            <text:p>12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9]+2415018.5+[.E349]-[.$B$4]/24" office:value-type="float" office:value="2461389.29166667">
            <text:p>2461389.29</text:p>
          </table:table-cell>
          <table:table-cell table:style-name="ce9" table:formula="of:=([.F349]-2451545)/36525" office:value-type="float" office:value="0.269522016883409">
            <text:p>0.26952202</text:p>
          </table:table-cell>
          <table:table-cell/>
          <table:table-cell table:formula="of:=MOD(280.46646+[.G349]*(36000.76983+[.G349]*0.0003032);360)" office:value-type="float" office:value="263.466575962068">
            <text:p>263.47</text:p>
          </table:table-cell>
          <table:table-cell table:formula="of:=357.52911+[.G349]*(35999.05029-0.0001537*[.G349])" office:value-type="float" office:value="10060.065738883">
            <text:p>10060.07</text:p>
          </table:table-cell>
          <table:table-cell table:formula="of:=0.016708634-[.G349]*(0.000042037+0.0000001267*[.G349])" office:value-type="float" office:value="0.01669729489922">
            <text:p>0.02</text:p>
          </table:table-cell>
          <table:table-cell table:formula="of:=SIN(RADIANS([.J349]))*(1.914602-[.G349]*(0.004817+0.000014*[.G349]))+SIN(RADIANS(2*[.J349]))*(0.019993-0.000101*[.G349])+SIN(RADIANS(3*[.J349]))*0.000289" office:value-type="float" office:value="-0.665373181163923">
            <text:p>-0.67</text:p>
          </table:table-cell>
          <table:table-cell table:formula="of:=[.I349]+[.L349]" office:value-type="float" office:value="262.801202780904">
            <text:p>262.8</text:p>
          </table:table-cell>
          <table:table-cell table:formula="of:=[.J349]+[.L349]" office:value-type="float" office:value="10059.4003657018">
            <text:p>10059.4</text:p>
          </table:table-cell>
          <table:table-cell table:formula="of:=(1.000001018*(1-[.K349]*[.K349]))/(1+[.K349]*COS(RADIANS([.N349])))" office:value-type="float" office:value="0.98433732141236">
            <text:p>0.98</text:p>
          </table:table-cell>
          <table:table-cell table:formula="of:=[.M349]-0.00569-0.00478*SIN(RADIANS(125.04-1934.136*[.G349]))" office:value-type="float" office:value="262.798339391433">
            <text:p>262.8</text:p>
          </table:table-cell>
          <table:table-cell table:formula="of:=23+(26+((21.448-[.G349]*(46.815+[.G349]*(0.00059-[.G349]*0.001813))))/60)/60" office:value-type="float" office:value="23.435786199838">
            <text:p>23.44</text:p>
          </table:table-cell>
          <table:table-cell table:formula="of:=[.Q349]+0.00256*COS(RADIANS(125.04-1934.136*[.G349]))" office:value-type="float" office:value="23.4378506389576">
            <text:p>23.44</text:p>
          </table:table-cell>
          <table:table-cell table:formula="of:=DEGREES(ATAN2(COS(RADIANS([.P349]));COS(RADIANS([.R349]))*SIN(RADIANS([.P349]))))" office:value-type="float" office:value="-97.8415587003622">
            <text:p>-97.84</text:p>
          </table:table-cell>
          <table:table-cell table:formula="of:=DEGREES(ASIN(SIN(RADIANS([.R349]))*SIN(RADIANS([.P349]))))" office:value-type="float" office:value="-23.2420417475064">
            <text:p>-23.24</text:p>
          </table:table-cell>
          <table:table-cell table:formula="of:=TAN(RADIANS([.R349]/2))*TAN(RADIANS([.R349]/2))" office:value-type="float" office:value="0.0430290895776041">
            <text:p>0.04</text:p>
          </table:table-cell>
          <table:table-cell table:formula="of:=4*DEGREES([.U349]*SIN(2*RADIANS([.I349]))-2*[.K349]*SIN(RADIANS([.J349]))+4*[.K349]*[.U349]*SIN(RADIANS([.J349]))*COS(2*RADIANS([.I349]))-0.5*[.U349]*[.U349]*SIN(4*RADIANS([.I349]))-1.25*[.K349]*[.K349]*SIN(2*RADIANS([.J349])))" office:value-type="float" office:value="5.20235912959408">
            <text:p>5.2</text:p>
          </table:table-cell>
          <table:table-cell table:formula="of:=DEGREES(ACOS(COS(RADIANS(90.833))/(COS(RADIANS([.$B$2]))*COS(RADIANS([.T349])))-TAN(RADIANS([.$B$2]))*TAN(RADIANS([.T349]))))" office:value-type="float" office:value="72.9940766056473">
            <text:p>72.99</text:p>
          </table:table-cell>
          <table:table-cell table:style-name="ce7" table:formula="of:=(720-4*[.$B$3]-[.V349]+[.$B$4]*60)/1440" office:value-type="float" office:value="0.496387250604449">
            <text:p>11:54:48</text:p>
          </table:table-cell>
          <table:table-cell table:style-name="ce7" table:formula="of:=([.X349]*1440-[.W349]*4)/1440" office:value-type="float" office:value="0.293625926699873">
            <text:p>7:02:49</text:p>
          </table:table-cell>
          <table:table-cell table:style-name="ce7" table:formula="of:=([.X349]*1440+[.W349]*4)/1440" office:value-type="float" office:value="0.699148574509024">
            <text:p>16:46:46</text:p>
          </table:table-cell>
          <table:table-cell table:formula="of:=8*[.W349]" office:value-type="float" office:value="583.952612845178">
            <text:p>583.95</text:p>
          </table:table-cell>
          <table:table-cell table:formula="of:=MOD([.E349]*1440+[.V349]+4*[.$B$3]-60*[.$B$4];1440)" office:value-type="float" office:value="725.202359129594">
            <text:p>725.2</text:p>
          </table:table-cell>
          <table:table-cell table:formula="of:=IF([.AB349]/4&lt;0;[.AB349]/4+180;[.AB349]/4-180)" office:value-type="float" office:value="1.30058978239853">
            <text:p>1.3</text:p>
          </table:table-cell>
          <table:table-cell table:formula="of:=DEGREES(ACOS(SIN(RADIANS([.$B$2]))*SIN(RADIANS([.T349]))+COS(RADIANS([.$B$2]))*COS(RADIANS([.T349]))*COS(RADIANS([.AC349]))))" office:value-type="float" office:value="59.2548096129871">
            <text:p>59.25</text:p>
          </table:table-cell>
          <table:table-cell table:formula="of:=90-[.AD349]" office:value-type="float" office:value="30.7451903870129">
            <text:p>30.75</text:p>
          </table:table-cell>
          <table:table-cell table:formula="of:=IF([.AE349]&gt;85;0;IF([.AE349]&gt;5;58.1/TAN(RADIANS([.AE349]))-0.07/POWER(TAN(RADIANS([.AE349]));3)+0.000086/POWER(TAN(RADIANS([.AE349]));5);IF([.AE349]&gt;-0.575;1735+[.AE349]*(-518.2+[.AE349]*(103.4+[.AE349]*(-12.79+[.AE349]*0.711)));-20.772/TAN(RADIANS([.AE349])))))/3600" office:value-type="float" office:value="0.0270401459892153">
            <text:p>0.03</text:p>
          </table:table-cell>
          <table:table-cell table:formula="of:=[.AE349]+[.AF349]" office:value-type="float" office:value="30.7722305330022">
            <text:p>30.77</text:p>
          </table:table-cell>
          <table:table-cell table:formula="of:=IF([.AC349]&gt;0;MOD(DEGREES(ACOS(((SIN(RADIANS([.$B$2]))*COS(RADIANS([.AD349])))-SIN(RADIANS([.T349])))/(COS(RADIANS([.$B$2]))*SIN(RADIANS([.AD349])))))+180;360);MOD(540-DEGREES(ACOS(((SIN(RADIANS([.$B$2]))*COS(RADIANS([.AD349])))-SIN(RADIANS([.T349])))/(COS(RADIANS([.$B$2]))*SIN(RADIANS([.AD349])))));360))" office:value-type="float" office:value="181.390490862399">
            <text:p>181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9]+1" office:value-type="date" office:date-value="2026-12-15">
            <text:p>12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0]+2415018.5+[.E350]-[.$B$4]/24" office:value-type="float" office:value="2461390.29166667">
            <text:p>2461390.29</text:p>
          </table:table-cell>
          <table:table-cell table:style-name="ce9" table:formula="of:=([.F350]-2451545)/36525" office:value-type="float" office:value="0.26954939539128">
            <text:p>0.26954940</text:p>
          </table:table-cell>
          <table:table-cell/>
          <table:table-cell table:formula="of:=MOD(280.46646+[.G350]*(36000.76983+[.G350]*0.0003032);360)" office:value-type="float" office:value="264.452223326707">
            <text:p>264.45</text:p>
          </table:table-cell>
          <table:table-cell table:formula="of:=357.52911+[.G350]*(35999.05029-0.0001537*[.G350])" office:value-type="float" office:value="10061.0513391624">
            <text:p>10061.05</text:p>
          </table:table-cell>
          <table:table-cell table:formula="of:=0.016708634-[.G350]*(0.000042037+0.0000001267*[.G350])" office:value-type="float" office:value="0.0166972937464397">
            <text:p>0.02</text:p>
          </table:table-cell>
          <table:table-cell table:formula="of:=SIN(RADIANS([.J350]))*(1.914602-[.G350]*(0.004817+0.000014*[.G350]))+SIN(RADIANS(2*[.J350]))*(0.019993-0.000101*[.G350])+SIN(RADIANS(3*[.J350]))*0.000289" office:value-type="float" office:value="-0.633795042121371">
            <text:p>-0.63</text:p>
          </table:table-cell>
          <table:table-cell table:formula="of:=[.I350]+[.L350]" office:value-type="float" office:value="263.818428284586">
            <text:p>263.82</text:p>
          </table:table-cell>
          <table:table-cell table:formula="of:=[.J350]+[.L350]" office:value-type="float" office:value="10060.4175441203">
            <text:p>10060.42</text:p>
          </table:table-cell>
          <table:table-cell table:formula="of:=(1.000001018*(1-[.K350]*[.K350]))/(1+[.K350]*COS(RADIANS([.N350])))" office:value-type="float" office:value="0.98423864389549">
            <text:p>0.98</text:p>
          </table:table-cell>
          <table:table-cell table:formula="of:=[.M350]-0.00569-0.00478*SIN(RADIANS(125.04-1934.136*[.G350]))" office:value-type="float" office:value="263.815568456483">
            <text:p>263.82</text:p>
          </table:table-cell>
          <table:table-cell table:formula="of:=23+(26+((21.448-[.G350]*(46.815+[.G350]*(0.00059-[.G350]*0.001813))))/60)/60" office:value-type="float" office:value="23.4357858438039">
            <text:p>23.44</text:p>
          </table:table-cell>
          <table:table-cell table:formula="of:=[.Q350]+0.00256*COS(RADIANS(125.04-1934.136*[.G350]))" office:value-type="float" office:value="23.437848882931">
            <text:p>23.44</text:p>
          </table:table-cell>
          <table:table-cell table:formula="of:=DEGREES(ATAN2(COS(RADIANS([.P350]));COS(RADIANS([.R350]))*SIN(RADIANS([.P350]))))" office:value-type="float" office:value="-96.7356810518222">
            <text:p>-96.74</text:p>
          </table:table-cell>
          <table:table-cell table:formula="of:=DEGREES(ASIN(SIN(RADIANS([.R350]))*SIN(RADIANS([.P350]))))" office:value-type="float" office:value="-23.2933712242612">
            <text:p>-23.29</text:p>
          </table:table-cell>
          <table:table-cell table:formula="of:=TAN(RADIANS([.R350]/2))*TAN(RADIANS([.R350]/2))" office:value-type="float" office:value="0.0430290829464984">
            <text:p>0.04</text:p>
          </table:table-cell>
          <table:table-cell table:formula="of:=4*DEGREES([.U350]*SIN(2*RADIANS([.I350]))-2*[.K350]*SIN(RADIANS([.J350]))+4*[.K350]*[.U350]*SIN(RADIANS([.J350]))*COS(2*RADIANS([.I350]))-0.5*[.U350]*[.U350]*SIN(4*RADIANS([.I350]))-1.25*[.K350]*[.K350]*SIN(2*RADIANS([.J350])))" office:value-type="float" office:value="4.72212710094862">
            <text:p>4.72</text:p>
          </table:table-cell>
          <table:table-cell table:formula="of:=DEGREES(ACOS(COS(RADIANS(90.833))/(COS(RADIANS([.$B$2]))*COS(RADIANS([.T350])))-TAN(RADIANS([.$B$2]))*TAN(RADIANS([.T350]))))" office:value-type="float" office:value="72.9483134452234">
            <text:p>72.95</text:p>
          </table:table-cell>
          <table:table-cell table:style-name="ce7" table:formula="of:=(720-4*[.$B$3]-[.V350]+[.$B$4]*60)/1440" office:value-type="float" office:value="0.496720745068786">
            <text:p>11:55:17</text:p>
          </table:table-cell>
          <table:table-cell table:style-name="ce7" table:formula="of:=([.X350]*1440-[.W350]*4)/1440" office:value-type="float" office:value="0.294086541054276">
            <text:p>7:03:29</text:p>
          </table:table-cell>
          <table:table-cell table:style-name="ce7" table:formula="of:=([.X350]*1440+[.W350]*4)/1440" office:value-type="float" office:value="0.699354949083295">
            <text:p>16:47:04</text:p>
          </table:table-cell>
          <table:table-cell table:formula="of:=8*[.W350]" office:value-type="float" office:value="583.586507561787">
            <text:p>583.59</text:p>
          </table:table-cell>
          <table:table-cell table:formula="of:=MOD([.E350]*1440+[.V350]+4*[.$B$3]-60*[.$B$4];1440)" office:value-type="float" office:value="724.722127100949">
            <text:p>724.72</text:p>
          </table:table-cell>
          <table:table-cell table:formula="of:=IF([.AB350]/4&lt;0;[.AB350]/4+180;[.AB350]/4-180)" office:value-type="float" office:value="1.18053177523714">
            <text:p>1.18</text:p>
          </table:table-cell>
          <table:table-cell table:formula="of:=DEGREES(ACOS(SIN(RADIANS([.$B$2]))*SIN(RADIANS([.T350]))+COS(RADIANS([.$B$2]))*COS(RADIANS([.T350]))*COS(RADIANS([.AC350]))))" office:value-type="float" office:value="59.3038812262417">
            <text:p>59.3</text:p>
          </table:table-cell>
          <table:table-cell table:formula="of:=90-[.AD350]" office:value-type="float" office:value="30.6961187737583">
            <text:p>30.7</text:p>
          </table:table-cell>
          <table:table-cell table:formula="of:=IF([.AE350]&gt;85;0;IF([.AE350]&gt;5;58.1/TAN(RADIANS([.AE350]))-0.07/POWER(TAN(RADIANS([.AE350]));3)+0.000086/POWER(TAN(RADIANS([.AE350]));5);IF([.AE350]&gt;-0.575;1735+[.AE350]*(-518.2+[.AE350]*(103.4+[.AE350]*(-12.79+[.AE350]*0.711)));-20.772/TAN(RADIANS([.AE350])))))/3600" office:value-type="float" office:value="0.0270925721197654">
            <text:p>0.03</text:p>
          </table:table-cell>
          <table:table-cell table:formula="of:=[.AE350]+[.AF350]" office:value-type="float" office:value="30.723211345878">
            <text:p>30.72</text:p>
          </table:table-cell>
          <table:table-cell table:formula="of:=IF([.AC350]&gt;0;MOD(DEGREES(ACOS(((SIN(RADIANS([.$B$2]))*COS(RADIANS([.AD350])))-SIN(RADIANS([.T350])))/(COS(RADIANS([.$B$2]))*SIN(RADIANS([.AD350])))))+180;360);MOD(540-DEGREES(ACOS(((SIN(RADIANS([.$B$2]))*COS(RADIANS([.AD350])))-SIN(RADIANS([.T350])))/(COS(RADIANS([.$B$2]))*SIN(RADIANS([.AD350])))));360))" office:value-type="float" office:value="181.261003078318">
            <text:p>181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0]+1" office:value-type="date" office:date-value="2026-12-16">
            <text:p>12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1]+2415018.5+[.E351]-[.$B$4]/24" office:value-type="float" office:value="2461391.29166667">
            <text:p>2461391.29</text:p>
          </table:table-cell>
          <table:table-cell table:style-name="ce9" table:formula="of:=([.F351]-2451545)/36525" office:value-type="float" office:value="0.269576773899152">
            <text:p>0.26957677</text:p>
          </table:table-cell>
          <table:table-cell/>
          <table:table-cell table:formula="of:=MOD(280.46646+[.G351]*(36000.76983+[.G351]*0.0003032);360)" office:value-type="float" office:value="265.437870691347">
            <text:p>265.44</text:p>
          </table:table-cell>
          <table:table-cell table:formula="of:=357.52911+[.G351]*(35999.05029-0.0001537*[.G351])" office:value-type="float" office:value="10062.0369394419">
            <text:p>10062.04</text:p>
          </table:table-cell>
          <table:table-cell table:formula="of:=0.016708634-[.G351]*(0.000042037+0.0000001267*[.G351])" office:value-type="float" office:value="0.0166972925936592">
            <text:p>0.02</text:p>
          </table:table-cell>
          <table:table-cell table:formula="of:=SIN(RADIANS([.J351]))*(1.914602-[.G351]*(0.004817+0.000014*[.G351]))+SIN(RADIANS(2*[.J351]))*(0.019993-0.000101*[.G351])+SIN(RADIANS(3*[.J351]))*0.000289" office:value-type="float" office:value="-0.602017909004202">
            <text:p>-0.6</text:p>
          </table:table-cell>
          <table:table-cell table:formula="of:=[.I351]+[.L351]" office:value-type="float" office:value="264.835852782342">
            <text:p>264.84</text:p>
          </table:table-cell>
          <table:table-cell table:formula="of:=[.J351]+[.L351]" office:value-type="float" office:value="10061.4349215329">
            <text:p>10061.43</text:p>
          </table:table-cell>
          <table:table-cell table:formula="of:=(1.000001018*(1-[.K351]*[.K351]))/(1+[.K351]*COS(RADIANS([.N351])))" office:value-type="float" office:value="0.984144771644536">
            <text:p>0.98</text:p>
          </table:table-cell>
          <table:table-cell table:formula="of:=[.M351]-0.00569-0.00478*SIN(RADIANS(125.04-1934.136*[.G351]))" office:value-type="float" office:value="264.832996513191">
            <text:p>264.83</text:p>
          </table:table-cell>
          <table:table-cell table:formula="of:=23+(26+((21.448-[.G351]*(46.815+[.G351]*(0.00059-[.G351]*0.001813))))/60)/60" office:value-type="float" office:value="23.4357854877698">
            <text:p>23.44</text:p>
          </table:table-cell>
          <table:table-cell table:formula="of:=[.Q351]+0.00256*COS(RADIANS(125.04-1934.136*[.G351]))" office:value-type="float" office:value="23.4378471251421">
            <text:p>23.44</text:p>
          </table:table-cell>
          <table:table-cell table:formula="of:=DEGREES(ATAN2(COS(RADIANS([.P351]));COS(RADIANS([.R351]))*SIN(RADIANS([.P351]))))" office:value-type="float" office:value="-95.628798010293">
            <text:p>-95.63</text:p>
          </table:table-cell>
          <table:table-cell table:formula="of:=DEGREES(ASIN(SIN(RADIANS([.R351]))*SIN(RADIANS([.P351]))))" office:value-type="float" office:value="-23.3369503522867">
            <text:p>-23.34</text:p>
          </table:table-cell>
          <table:table-cell table:formula="of:=TAN(RADIANS([.R351]/2))*TAN(RADIANS([.R351]/2))" office:value-type="float" office:value="0.0430290763087387">
            <text:p>0.04</text:p>
          </table:table-cell>
          <table:table-cell table:formula="of:=4*DEGREES([.U351]*SIN(2*RADIANS([.I351]))-2*[.K351]*SIN(RADIANS([.J351]))+4*[.K351]*[.U351]*SIN(RADIANS([.J351]))*COS(2*RADIANS([.I351]))-0.5*[.U351]*[.U351]*SIN(4*RADIANS([.I351]))-1.25*[.K351]*[.K351]*SIN(2*RADIANS([.J351])))" office:value-type="float" office:value="4.23802381475932">
            <text:p>4.24</text:p>
          </table:table-cell>
          <table:table-cell table:formula="of:=DEGREES(ACOS(COS(RADIANS(90.833))/(COS(RADIANS([.$B$2]))*COS(RADIANS([.T351])))-TAN(RADIANS([.$B$2]))*TAN(RADIANS([.T351]))))" office:value-type="float" office:value="72.9094243780564">
            <text:p>72.91</text:p>
          </table:table-cell>
          <table:table-cell table:style-name="ce7" table:formula="of:=(720-4*[.$B$3]-[.V351]+[.$B$4]*60)/1440" office:value-type="float" office:value="0.497056927906417">
            <text:p>11:55:46</text:p>
          </table:table-cell>
          <table:table-cell table:style-name="ce7" table:formula="of:=([.X351]*1440-[.W351]*4)/1440" office:value-type="float" office:value="0.294530749078483">
            <text:p>7:04:07</text:p>
          </table:table-cell>
          <table:table-cell table:style-name="ce7" table:formula="of:=([.X351]*1440+[.W351]*4)/1440" office:value-type="float" office:value="0.699583106734352">
            <text:p>16:47:24</text:p>
          </table:table-cell>
          <table:table-cell table:formula="of:=8*[.W351]" office:value-type="float" office:value="583.275395024451">
            <text:p>583.28</text:p>
          </table:table-cell>
          <table:table-cell table:formula="of:=MOD([.E351]*1440+[.V351]+4*[.$B$3]-60*[.$B$4];1440)" office:value-type="float" office:value="724.238023814759">
            <text:p>724.24</text:p>
          </table:table-cell>
          <table:table-cell table:formula="of:=IF([.AB351]/4&lt;0;[.AB351]/4+180;[.AB351]/4-180)" office:value-type="float" office:value="1.05950595368984">
            <text:p>1.06</text:p>
          </table:table-cell>
          <table:table-cell table:formula="of:=DEGREES(ACOS(SIN(RADIANS([.$B$2]))*SIN(RADIANS([.T351]))+COS(RADIANS([.$B$2]))*COS(RADIANS([.T351]))*COS(RADIANS([.AC351]))))" office:value-type="float" office:value="59.3454094394157">
            <text:p>59.35</text:p>
          </table:table-cell>
          <table:table-cell table:formula="of:=90-[.AD351]" office:value-type="float" office:value="30.6545905605843">
            <text:p>30.65</text:p>
          </table:table-cell>
          <table:table-cell table:formula="of:=IF([.AE351]&gt;85;0;IF([.AE351]&gt;5;58.1/TAN(RADIANS([.AE351]))-0.07/POWER(TAN(RADIANS([.AE351]));3)+0.000086/POWER(TAN(RADIANS([.AE351]));5);IF([.AE351]&gt;-0.575;1735+[.AE351]*(-518.2+[.AE351]*(103.4+[.AE351]*(-12.79+[.AE351]*0.711)));-20.772/TAN(RADIANS([.AE351])))))/3600" office:value-type="float" office:value="0.027137055861628">
            <text:p>0.03</text:p>
          </table:table-cell>
          <table:table-cell table:formula="of:=[.AE351]+[.AF351]" office:value-type="float" office:value="30.6817276164459">
            <text:p>30.68</text:p>
          </table:table-cell>
          <table:table-cell table:formula="of:=IF([.AC351]&gt;0;MOD(DEGREES(ACOS(((SIN(RADIANS([.$B$2]))*COS(RADIANS([.AD351])))-SIN(RADIANS([.T351])))/(COS(RADIANS([.$B$2]))*SIN(RADIANS([.AD351])))))+180;360);MOD(540-DEGREES(ACOS(((SIN(RADIANS([.$B$2]))*COS(RADIANS([.AD351])))-SIN(RADIANS([.T351])))/(COS(RADIANS([.$B$2]))*SIN(RADIANS([.AD351])))));360))" office:value-type="float" office:value="181.130867958791">
            <text:p>181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1]+1" office:value-type="date" office:date-value="2026-12-17">
            <text:p>12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2]+2415018.5+[.E352]-[.$B$4]/24" office:value-type="float" office:value="2461392.29166667">
            <text:p>2461392.29</text:p>
          </table:table-cell>
          <table:table-cell table:style-name="ce9" table:formula="of:=([.F352]-2451545)/36525" office:value-type="float" office:value="0.269604152407023">
            <text:p>0.26960415</text:p>
          </table:table-cell>
          <table:table-cell/>
          <table:table-cell table:formula="of:=MOD(280.46646+[.G352]*(36000.76983+[.G352]*0.0003032);360)" office:value-type="float" office:value="266.423518055988">
            <text:p>266.42</text:p>
          </table:table-cell>
          <table:table-cell table:formula="of:=357.52911+[.G352]*(35999.05029-0.0001537*[.G352])" office:value-type="float" office:value="10063.0225397213">
            <text:p>10063.02</text:p>
          </table:table-cell>
          <table:table-cell table:formula="of:=0.016708634-[.G352]*(0.000042037+0.0000001267*[.G352])" office:value-type="float" office:value="0.0166972914408785">
            <text:p>0.02</text:p>
          </table:table-cell>
          <table:table-cell table:formula="of:=SIN(RADIANS([.J352]))*(1.914602-[.G352]*(0.004817+0.000014*[.G352]))+SIN(RADIANS(2*[.J352]))*(0.019993-0.000101*[.G352])+SIN(RADIANS(3*[.J352]))*0.000289" office:value-type="float" office:value="-0.570051692239956">
            <text:p>-0.57</text:p>
          </table:table-cell>
          <table:table-cell table:formula="of:=[.I352]+[.L352]" office:value-type="float" office:value="265.853466363748">
            <text:p>265.85</text:p>
          </table:table-cell>
          <table:table-cell table:formula="of:=[.J352]+[.L352]" office:value-type="float" office:value="10062.4524880291">
            <text:p>10062.45</text:p>
          </table:table-cell>
          <table:table-cell table:formula="of:=(1.000001018*(1-[.K352]*[.K352]))/(1+[.K352]*COS(RADIANS([.N352])))" office:value-type="float" office:value="0.984055735174538">
            <text:p>0.98</text:p>
          </table:table-cell>
          <table:table-cell table:formula="of:=[.M352]-0.00569-0.00478*SIN(RADIANS(125.04-1934.136*[.G352]))" office:value-type="float" office:value="265.850613651127">
            <text:p>265.85</text:p>
          </table:table-cell>
          <table:table-cell table:formula="of:=23+(26+((21.448-[.G352]*(46.815+[.G352]*(0.00059-[.G352]*0.001813))))/60)/60" office:value-type="float" office:value="23.4357851317357">
            <text:p>23.44</text:p>
          </table:table-cell>
          <table:table-cell table:formula="of:=[.Q352]+0.00256*COS(RADIANS(125.04-1934.136*[.G352]))" office:value-type="float" office:value="23.4378453655923">
            <text:p>23.44</text:p>
          </table:table-cell>
          <table:table-cell table:formula="of:=DEGREES(ATAN2(COS(RADIANS([.P352]));COS(RADIANS([.R352]))*SIN(RADIANS([.P352]))))" office:value-type="float" office:value="-94.521047352982">
            <text:p>-94.52</text:p>
          </table:table-cell>
          <table:table-cell table:formula="of:=DEGREES(ASIN(SIN(RADIANS([.R352]))*SIN(RADIANS([.P352]))))" office:value-type="float" office:value="-23.3727529056015">
            <text:p>-23.37</text:p>
          </table:table-cell>
          <table:table-cell table:formula="of:=TAN(RADIANS([.R352]/2))*TAN(RADIANS([.R352]/2))" office:value-type="float" office:value="0.0430290696643297">
            <text:p>0.04</text:p>
          </table:table-cell>
          <table:table-cell table:formula="of:=4*DEGREES([.U352]*SIN(2*RADIANS([.I352]))-2*[.K352]*SIN(RADIANS([.J352]))+4*[.K352]*[.U352]*SIN(RADIANS([.J352]))*COS(2*RADIANS([.I352]))-0.5*[.U352]*[.U352]*SIN(4*RADIANS([.I352]))-1.25*[.K352]*[.K352]*SIN(2*RADIANS([.J352])))" office:value-type="float" office:value="3.75058707777378">
            <text:p>3.75</text:p>
          </table:table-cell>
          <table:table-cell table:formula="of:=DEGREES(ACOS(COS(RADIANS(90.833))/(COS(RADIANS([.$B$2]))*COS(RADIANS([.T352])))-TAN(RADIANS([.$B$2]))*TAN(RADIANS([.T352]))))" office:value-type="float" office:value="72.8774502867174">
            <text:p>72.88</text:p>
          </table:table-cell>
          <table:table-cell table:style-name="ce7" table:formula="of:=(720-4*[.$B$3]-[.V352]+[.$B$4]*60)/1440" office:value-type="float" office:value="0.497395425640435">
            <text:p>11:56:15</text:p>
          </table:table-cell>
          <table:table-cell table:style-name="ce7" table:formula="of:=([.X352]*1440-[.W352]*4)/1440" office:value-type="float" office:value="0.294958063732887">
            <text:p>7:04:44</text:p>
          </table:table-cell>
          <table:table-cell table:style-name="ce7" table:formula="of:=([.X352]*1440+[.W352]*4)/1440" office:value-type="float" office:value="0.699832787547983">
            <text:p>16:47:46</text:p>
          </table:table-cell>
          <table:table-cell table:formula="of:=8*[.W352]" office:value-type="float" office:value="583.019602293739">
            <text:p>583.02</text:p>
          </table:table-cell>
          <table:table-cell table:formula="of:=MOD([.E352]*1440+[.V352]+4*[.$B$3]-60*[.$B$4];1440)" office:value-type="float" office:value="723.750587077774">
            <text:p>723.75</text:p>
          </table:table-cell>
          <table:table-cell table:formula="of:=IF([.AB352]/4&lt;0;[.AB352]/4+180;[.AB352]/4-180)" office:value-type="float" office:value="0.937646769443433">
            <text:p>0.94</text:p>
          </table:table-cell>
          <table:table-cell table:formula="of:=DEGREES(ACOS(SIN(RADIANS([.$B$2]))*SIN(RADIANS([.T352]))+COS(RADIANS([.$B$2]))*COS(RADIANS([.T352]))*COS(RADIANS([.AC352]))))" office:value-type="float" office:value="59.3793739132303">
            <text:p>59.38</text:p>
          </table:table-cell>
          <table:table-cell table:formula="of:=90-[.AD352]" office:value-type="float" office:value="30.6206260867697">
            <text:p>30.62</text:p>
          </table:table-cell>
          <table:table-cell table:formula="of:=IF([.AE352]&gt;85;0;IF([.AE352]&gt;5;58.1/TAN(RADIANS([.AE352]))-0.07/POWER(TAN(RADIANS([.AE352]));3)+0.000086/POWER(TAN(RADIANS([.AE352]));5);IF([.AE352]&gt;-0.575;1735+[.AE352]*(-518.2+[.AE352]*(103.4+[.AE352]*(-12.79+[.AE352]*0.711)));-20.772/TAN(RADIANS([.AE352])))))/3600" office:value-type="float" office:value="0.0271735173928694">
            <text:p>0.03</text:p>
          </table:table-cell>
          <table:table-cell table:formula="of:=[.AE352]+[.AF352]" office:value-type="float" office:value="30.6477996041626">
            <text:p>30.65</text:p>
          </table:table-cell>
          <table:table-cell table:formula="of:=IF([.AC352]&gt;0;MOD(DEGREES(ACOS(((SIN(RADIANS([.$B$2]))*COS(RADIANS([.AD352])))-SIN(RADIANS([.T352])))/(COS(RADIANS([.$B$2]))*SIN(RADIANS([.AD352])))))+180;360);MOD(540-DEGREES(ACOS(((SIN(RADIANS([.$B$2]))*COS(RADIANS([.AD352])))-SIN(RADIANS([.T352])))/(COS(RADIANS([.$B$2]))*SIN(RADIANS([.AD352])))));360))" office:value-type="float" office:value="181.000178054013">
            <text:p>1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2]+1" office:value-type="date" office:date-value="2026-12-18">
            <text:p>12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3]+2415018.5+[.E353]-[.$B$4]/24" office:value-type="float" office:value="2461393.29166667">
            <text:p>2461393.29</text:p>
          </table:table-cell>
          <table:table-cell table:style-name="ce9" table:formula="of:=([.F353]-2451545)/36525" office:value-type="float" office:value="0.269631530914894">
            <text:p>0.26963153</text:p>
          </table:table-cell>
          <table:table-cell/>
          <table:table-cell table:formula="of:=MOD(280.46646+[.G353]*(36000.76983+[.G353]*0.0003032);360)" office:value-type="float" office:value="267.409165420628">
            <text:p>267.41</text:p>
          </table:table-cell>
          <table:table-cell table:formula="of:=357.52911+[.G353]*(35999.05029-0.0001537*[.G353])" office:value-type="float" office:value="10064.0081400008">
            <text:p>10064.01</text:p>
          </table:table-cell>
          <table:table-cell table:formula="of:=0.016708634-[.G353]*(0.000042037+0.0000001267*[.G353])" office:value-type="float" office:value="0.0166972902880976">
            <text:p>0.02</text:p>
          </table:table-cell>
          <table:table-cell table:formula="of:=SIN(RADIANS([.J353]))*(1.914602-[.G353]*(0.004817+0.000014*[.G353]))+SIN(RADIANS(2*[.J353]))*(0.019993-0.000101*[.G353])+SIN(RADIANS(3*[.J353]))*0.000289" office:value-type="float" office:value="-0.537906371982099">
            <text:p>-0.54</text:p>
          </table:table-cell>
          <table:table-cell table:formula="of:=[.I353]+[.L353]" office:value-type="float" office:value="266.871259048646">
            <text:p>266.87</text:p>
          </table:table-cell>
          <table:table-cell table:formula="of:=[.J353]+[.L353]" office:value-type="float" office:value="10063.4702336288">
            <text:p>10063.47</text:p>
          </table:table-cell>
          <table:table-cell table:formula="of:=(1.000001018*(1-[.K353]*[.K353]))/(1+[.K353]*COS(RADIANS([.N353])))" office:value-type="float" office:value="0.98397156344441">
            <text:p>0.98</text:p>
          </table:table-cell>
          <table:table-cell table:formula="of:=[.M353]-0.00569-0.00478*SIN(RADIANS(125.04-1934.136*[.G353]))" office:value-type="float" office:value="266.868409890132">
            <text:p>266.87</text:p>
          </table:table-cell>
          <table:table-cell table:formula="of:=23+(26+((21.448-[.G353]*(46.815+[.G353]*(0.00059-[.G353]*0.001813))))/60)/60" office:value-type="float" office:value="23.4357847757016">
            <text:p>23.44</text:p>
          </table:table-cell>
          <table:table-cell table:formula="of:=[.Q353]+0.00256*COS(RADIANS(125.04-1934.136*[.G353]))" office:value-type="float" office:value="23.4378436042826">
            <text:p>23.44</text:p>
          </table:table-cell>
          <table:table-cell table:formula="of:=DEGREES(ATAN2(COS(RADIANS([.P353]));COS(RADIANS([.R353]))*SIN(RADIANS([.P353]))))" office:value-type="float" office:value="-93.4125683968754">
            <text:p>-93.41</text:p>
          </table:table-cell>
          <table:table-cell table:formula="of:=DEGREES(ASIN(SIN(RADIANS([.R353]))*SIN(RADIANS([.P353]))))" office:value-type="float" office:value="-23.4007567181317">
            <text:p>-23.4</text:p>
          </table:table-cell>
          <table:table-cell table:formula="of:=TAN(RADIANS([.R353]/2))*TAN(RADIANS([.R353]/2))" office:value-type="float" office:value="0.0430290630132759">
            <text:p>0.04</text:p>
          </table:table-cell>
          <table:table-cell table:formula="of:=4*DEGREES([.U353]*SIN(2*RADIANS([.I353]))-2*[.K353]*SIN(RADIANS([.J353]))+4*[.K353]*[.U353]*SIN(RADIANS([.J353]))*COS(2*RADIANS([.I353]))-0.5*[.U353]*[.U353]*SIN(4*RADIANS([.I353]))-1.25*[.K353]*[.K353]*SIN(2*RADIANS([.J353])))" office:value-type="float" office:value="3.26035971554084">
            <text:p>3.26</text:p>
          </table:table-cell>
          <table:table-cell table:formula="of:=DEGREES(ACOS(COS(RADIANS(90.833))/(COS(RADIANS([.$B$2]))*COS(RADIANS([.T353])))-TAN(RADIANS([.$B$2]))*TAN(RADIANS([.T353]))))" office:value-type="float" office:value="72.8524254438524">
            <text:p>72.85</text:p>
          </table:table-cell>
          <table:table-cell table:style-name="ce7" table:formula="of:=(720-4*[.$B$3]-[.V353]+[.$B$4]*60)/1440" office:value-type="float" office:value="0.497735861308652">
            <text:p>11:56:44</text:p>
          </table:table-cell>
          <table:table-cell table:style-name="ce7" table:formula="of:=([.X353]*1440-[.W353]*4)/1440" office:value-type="float" office:value="0.295368012853507">
            <text:p>7:05:20</text:p>
          </table:table-cell>
          <table:table-cell table:style-name="ce7" table:formula="of:=([.X353]*1440+[.W353]*4)/1440" office:value-type="float" office:value="0.700103709763798">
            <text:p>16:48:09</text:p>
          </table:table-cell>
          <table:table-cell table:formula="of:=8*[.W353]" office:value-type="float" office:value="582.819403550819">
            <text:p>582.82</text:p>
          </table:table-cell>
          <table:table-cell table:formula="of:=MOD([.E353]*1440+[.V353]+4*[.$B$3]-60*[.$B$4];1440)" office:value-type="float" office:value="723.260359715541">
            <text:p>723.26</text:p>
          </table:table-cell>
          <table:table-cell table:formula="of:=IF([.AB353]/4&lt;0;[.AB353]/4+180;[.AB353]/4-180)" office:value-type="float" office:value="0.815089928885215">
            <text:p>0.82</text:p>
          </table:table-cell>
          <table:table-cell table:formula="of:=DEGREES(ACOS(SIN(RADIANS([.$B$2]))*SIN(RADIANS([.T353]))+COS(RADIANS([.$B$2]))*COS(RADIANS([.T353]))*COS(RADIANS([.AC353]))))" office:value-type="float" office:value="59.4057575843657">
            <text:p>59.41</text:p>
          </table:table-cell>
          <table:table-cell table:formula="of:=90-[.AD353]" office:value-type="float" office:value="30.5942424156343">
            <text:p>30.59</text:p>
          </table:table-cell>
          <table:table-cell table:formula="of:=IF([.AE353]&gt;85;0;IF([.AE353]&gt;5;58.1/TAN(RADIANS([.AE353]))-0.07/POWER(TAN(RADIANS([.AE353]));3)+0.000086/POWER(TAN(RADIANS([.AE353]));5);IF([.AE353]&gt;-0.575;1735+[.AE353]*(-518.2+[.AE353]*(103.4+[.AE353]*(-12.79+[.AE353]*0.711)));-20.772/TAN(RADIANS([.AE353])))))/3600" office:value-type="float" office:value="0.0272018905211613">
            <text:p>0.03</text:p>
          </table:table-cell>
          <table:table-cell table:formula="of:=[.AE353]+[.AF353]" office:value-type="float" office:value="30.6214443061554">
            <text:p>30.62</text:p>
          </table:table-cell>
          <table:table-cell table:formula="of:=IF([.AC353]&gt;0;MOD(DEGREES(ACOS(((SIN(RADIANS([.$B$2]))*COS(RADIANS([.AD353])))-SIN(RADIANS([.T353])))/(COS(RADIANS([.$B$2]))*SIN(RADIANS([.AD353])))))+180;360);MOD(540-DEGREES(ACOS(((SIN(RADIANS([.$B$2]))*COS(RADIANS([.AD353])))-SIN(RADIANS([.T353])))/(COS(RADIANS([.$B$2]))*SIN(RADIANS([.AD353])))));360))" office:value-type="float" office:value="180.869026089152">
            <text:p>180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3]+1" office:value-type="date" office:date-value="2026-12-19">
            <text:p>12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4]+2415018.5+[.E354]-[.$B$4]/24" office:value-type="float" office:value="2461394.29166667">
            <text:p>2461394.29</text:p>
          </table:table-cell>
          <table:table-cell table:style-name="ce9" table:formula="of:=([.F354]-2451545)/36525" office:value-type="float" office:value="0.269658909422766">
            <text:p>0.26965891</text:p>
          </table:table-cell>
          <table:table-cell/>
          <table:table-cell table:formula="of:=MOD(280.46646+[.G354]*(36000.76983+[.G354]*0.0003032);360)" office:value-type="float" office:value="268.394812785269">
            <text:p>268.39</text:p>
          </table:table-cell>
          <table:table-cell table:formula="of:=357.52911+[.G354]*(35999.05029-0.0001537*[.G354])" office:value-type="float" office:value="10064.9937402803">
            <text:p>10064.99</text:p>
          </table:table-cell>
          <table:table-cell table:formula="of:=0.016708634-[.G354]*(0.000042037+0.0000001267*[.G354])" office:value-type="float" office:value="0.0166972891353166">
            <text:p>0.02</text:p>
          </table:table-cell>
          <table:table-cell table:formula="of:=SIN(RADIANS([.J354]))*(1.914602-[.G354]*(0.004817+0.000014*[.G354]))+SIN(RADIANS(2*[.J354]))*(0.019993-0.000101*[.G354])+SIN(RADIANS(3*[.J354]))*0.000289" office:value-type="float" office:value="-0.505591994508322">
            <text:p>-0.51</text:p>
          </table:table-cell>
          <table:table-cell table:formula="of:=[.I354]+[.L354]" office:value-type="float" office:value="267.889220790761">
            <text:p>267.89</text:p>
          </table:table-cell>
          <table:table-cell table:formula="of:=[.J354]+[.L354]" office:value-type="float" office:value="10064.4881482857">
            <text:p>10064.49</text:p>
          </table:table-cell>
          <table:table-cell table:formula="of:=(1.000001018*(1-[.K354]*[.K354]))/(1+[.K354]*COS(RADIANS([.N354])))" office:value-type="float" office:value="0.983892283844994">
            <text:p>0.98</text:p>
          </table:table-cell>
          <table:table-cell table:formula="of:=[.M354]-0.00569-0.00478*SIN(RADIANS(125.04-1934.136*[.G354]))" office:value-type="float" office:value="267.886375183927">
            <text:p>267.89</text:p>
          </table:table-cell>
          <table:table-cell table:formula="of:=23+(26+((21.448-[.G354]*(46.815+[.G354]*(0.00059-[.G354]*0.001813))))/60)/60" office:value-type="float" office:value="23.4357844196676">
            <text:p>23.44</text:p>
          </table:table-cell>
          <table:table-cell table:formula="of:=[.Q354]+0.00256*COS(RADIANS(125.04-1934.136*[.G354]))" office:value-type="float" office:value="23.4378418412143">
            <text:p>23.44</text:p>
          </table:table-cell>
          <table:table-cell table:formula="of:=DEGREES(ATAN2(COS(RADIANS([.P354]));COS(RADIANS([.R354]))*SIN(RADIANS([.P354]))))" office:value-type="float" office:value="-92.3035017352642">
            <text:p>-92.3</text:p>
          </table:table-cell>
          <table:table-cell table:formula="of:=DEGREES(ASIN(SIN(RADIANS([.R354]))*SIN(RADIANS([.P354]))))" office:value-type="float" office:value="-23.4209437240311">
            <text:p>-23.42</text:p>
          </table:table-cell>
          <table:table-cell table:formula="of:=TAN(RADIANS([.R354]/2))*TAN(RADIANS([.R354]/2))" office:value-type="float" office:value="0.0430290563555819">
            <text:p>0.04</text:p>
          </table:table-cell>
          <table:table-cell table:formula="of:=4*DEGREES([.U354]*SIN(2*RADIANS([.I354]))-2*[.K354]*SIN(RADIANS([.J354]))+4*[.K354]*[.U354]*SIN(RADIANS([.J354]))*COS(2*RADIANS([.I354]))-0.5*[.U354]*[.U354]*SIN(4*RADIANS([.I354]))-1.25*[.K354]*[.K354]*SIN(2*RADIANS([.J354])))" office:value-type="float" office:value="2.76788866567065">
            <text:p>2.77</text:p>
          </table:table-cell>
          <table:table-cell table:formula="of:=DEGREES(ACOS(COS(RADIANS(90.833))/(COS(RADIANS([.$B$2]))*COS(RADIANS([.T354])))-TAN(RADIANS([.$B$2]))*TAN(RADIANS([.T354]))))" office:value-type="float" office:value="72.8343773916962">
            <text:p>72.83</text:p>
          </table:table-cell>
          <table:table-cell table:style-name="ce7" table:formula="of:=(720-4*[.$B$3]-[.V354]+[.$B$4]*60)/1440" office:value-type="float" office:value="0.498077855093284">
            <text:p>11:57:14</text:p>
          </table:table-cell>
          <table:table-cell table:style-name="ce7" table:formula="of:=([.X354]*1440-[.W354]*4)/1440" office:value-type="float" office:value="0.295760140116351">
            <text:p>7:05:54</text:p>
          </table:table-cell>
          <table:table-cell table:style-name="ce7" table:formula="of:=([.X354]*1440+[.W354]*4)/1440" office:value-type="float" office:value="0.700395570070218">
            <text:p>16:48:34</text:p>
          </table:table-cell>
          <table:table-cell table:formula="of:=8*[.W354]" office:value-type="float" office:value="582.675019133569">
            <text:p>582.68</text:p>
          </table:table-cell>
          <table:table-cell table:formula="of:=MOD([.E354]*1440+[.V354]+4*[.$B$3]-60*[.$B$4];1440)" office:value-type="float" office:value="722.767888665671">
            <text:p>722.77</text:p>
          </table:table-cell>
          <table:table-cell table:formula="of:=IF([.AB354]/4&lt;0;[.AB354]/4+180;[.AB354]/4-180)" office:value-type="float" office:value="0.691972166417656">
            <text:p>0.69</text:p>
          </table:table-cell>
          <table:table-cell table:formula="of:=DEGREES(ACOS(SIN(RADIANS([.$B$2]))*SIN(RADIANS([.T354]))+COS(RADIANS([.$B$2]))*COS(RADIANS([.T354]))*COS(RADIANS([.AC354]))))" office:value-type="float" office:value="59.424546687983">
            <text:p>59.42</text:p>
          </table:table-cell>
          <table:table-cell table:formula="of:=90-[.AD354]" office:value-type="float" office:value="30.575453312017">
            <text:p>30.58</text:p>
          </table:table-cell>
          <table:table-cell table:formula="of:=IF([.AE354]&gt;85;0;IF([.AE354]&gt;5;58.1/TAN(RADIANS([.AE354]))-0.07/POWER(TAN(RADIANS([.AE354]));3)+0.000086/POWER(TAN(RADIANS([.AE354]));5);IF([.AE354]&gt;-0.575;1735+[.AE354]*(-518.2+[.AE354]*(103.4+[.AE354]*(-12.79+[.AE354]*0.711)));-20.772/TAN(RADIANS([.AE354])))))/3600" office:value-type="float" office:value="0.0272221229964168">
            <text:p>0.03</text:p>
          </table:table-cell>
          <table:table-cell table:formula="of:=[.AE354]+[.AF354]" office:value-type="float" office:value="30.6026754350134">
            <text:p>30.6</text:p>
          </table:table-cell>
          <table:table-cell table:formula="of:=IF([.AC354]&gt;0;MOD(DEGREES(ACOS(((SIN(RADIANS([.$B$2]))*COS(RADIANS([.AD354])))-SIN(RADIANS([.T354])))/(COS(RADIANS([.$B$2]))*SIN(RADIANS([.AD354])))))+180;360);MOD(540-DEGREES(ACOS(((SIN(RADIANS([.$B$2]))*COS(RADIANS([.AD354])))-SIN(RADIANS([.T354])))/(COS(RADIANS([.$B$2]))*SIN(RADIANS([.AD354])))));360))" office:value-type="float" office:value="180.73750491754">
            <text:p>180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4]+1" office:value-type="date" office:date-value="2026-12-20">
            <text:p>12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5]+2415018.5+[.E355]-[.$B$4]/24" office:value-type="float" office:value="2461395.29166667">
            <text:p>2461395.29</text:p>
          </table:table-cell>
          <table:table-cell table:style-name="ce9" table:formula="of:=([.F355]-2451545)/36525" office:value-type="float" office:value="0.269686287930637">
            <text:p>0.26968629</text:p>
          </table:table-cell>
          <table:table-cell/>
          <table:table-cell table:formula="of:=MOD(280.46646+[.G355]*(36000.76983+[.G355]*0.0003032);360)" office:value-type="float" office:value="269.38046014991">
            <text:p>269.38</text:p>
          </table:table-cell>
          <table:table-cell table:formula="of:=357.52911+[.G355]*(35999.05029-0.0001537*[.G355])" office:value-type="float" office:value="10065.9793405597">
            <text:p>10065.98</text:p>
          </table:table-cell>
          <table:table-cell table:formula="of:=0.016708634-[.G355]*(0.000042037+0.0000001267*[.G355])" office:value-type="float" office:value="0.0166972879825353">
            <text:p>0.02</text:p>
          </table:table-cell>
          <table:table-cell table:formula="of:=SIN(RADIANS([.J355]))*(1.914602-[.G355]*(0.004817+0.000014*[.G355]))+SIN(RADIANS(2*[.J355]))*(0.019993-0.000101*[.G355])+SIN(RADIANS(3*[.J355]))*0.000289" office:value-type="float" office:value="-0.473118668580853">
            <text:p>-0.47</text:p>
          </table:table-cell>
          <table:table-cell table:formula="of:=[.I355]+[.L355]" office:value-type="float" office:value="268.90734148133">
            <text:p>268.91</text:p>
          </table:table-cell>
          <table:table-cell table:formula="of:=[.J355]+[.L355]" office:value-type="float" office:value="10065.5062218911">
            <text:p>10065.51</text:p>
          </table:table-cell>
          <table:table-cell table:formula="of:=(1.000001018*(1-[.K355]*[.K355]))/(1+[.K355]*COS(RADIANS([.N355])))" office:value-type="float" office:value="0.983817922187756">
            <text:p>0.98</text:p>
          </table:table-cell>
          <table:table-cell table:formula="of:=[.M355]-0.00569-0.00478*SIN(RADIANS(125.04-1934.136*[.G355]))" office:value-type="float" office:value="268.904499423747">
            <text:p>268.9</text:p>
          </table:table-cell>
          <table:table-cell table:formula="of:=23+(26+((21.448-[.G355]*(46.815+[.G355]*(0.00059-[.G355]*0.001813))))/60)/60" office:value-type="float" office:value="23.4357840636335">
            <text:p>23.44</text:p>
          </table:table-cell>
          <table:table-cell table:formula="of:=[.Q355]+0.00256*COS(RADIANS(125.04-1934.136*[.G355]))" office:value-type="float" office:value="23.4378400763886">
            <text:p>23.44</text:p>
          </table:table-cell>
          <table:table-cell table:formula="of:=DEGREES(ATAN2(COS(RADIANS([.P355]));COS(RADIANS([.R355]))*SIN(RADIANS([.P355]))))" office:value-type="float" office:value="-91.1939889693809">
            <text:p>-91.19</text:p>
          </table:table-cell>
          <table:table-cell table:formula="of:=DEGREES(ASIN(SIN(RADIANS([.R355]))*SIN(RADIANS([.P355]))))" office:value-type="float" office:value="-23.4332999909967">
            <text:p>-23.43</text:p>
          </table:table-cell>
          <table:table-cell table:formula="of:=TAN(RADIANS([.R355]/2))*TAN(RADIANS([.R355]/2))" office:value-type="float" office:value="0.043029049691252">
            <text:p>0.04</text:p>
          </table:table-cell>
          <table:table-cell table:formula="of:=4*DEGREES([.U355]*SIN(2*RADIANS([.I355]))-2*[.K355]*SIN(RADIANS([.J355]))+4*[.K355]*[.U355]*SIN(RADIANS([.J355]))*COS(2*RADIANS([.I355]))-0.5*[.U355]*[.U355]*SIN(4*RADIANS([.I355]))-1.25*[.K355]*[.K355]*SIN(2*RADIANS([.J355])))" office:value-type="float" office:value="2.27372406083107">
            <text:p>2.27</text:p>
          </table:table-cell>
          <table:table-cell table:formula="of:=DEGREES(ACOS(COS(RADIANS(90.833))/(COS(RADIANS([.$B$2]))*COS(RADIANS([.T355])))-TAN(RADIANS([.$B$2]))*TAN(RADIANS([.T355]))))" office:value-type="float" office:value="72.8233268445476">
            <text:p>72.82</text:p>
          </table:table-cell>
          <table:table-cell table:style-name="ce7" table:formula="of:=(720-4*[.$B$3]-[.V355]+[.$B$4]*60)/1440" office:value-type="float" office:value="0.498421024957756">
            <text:p>11:57:44</text:p>
          </table:table-cell>
          <table:table-cell table:style-name="ce7" table:formula="of:=([.X355]*1440-[.W355]*4)/1440" office:value-type="float" office:value="0.296134005945124">
            <text:p>7:06:26</text:p>
          </table:table-cell>
          <table:table-cell table:style-name="ce7" table:formula="of:=([.X355]*1440+[.W355]*4)/1440" office:value-type="float" office:value="0.700708043970389">
            <text:p>16:49:01</text:p>
          </table:table-cell>
          <table:table-cell table:formula="of:=8*[.W355]" office:value-type="float" office:value="582.586614756381">
            <text:p>582.59</text:p>
          </table:table-cell>
          <table:table-cell table:formula="of:=MOD([.E355]*1440+[.V355]+4*[.$B$3]-60*[.$B$4];1440)" office:value-type="float" office:value="722.273724060831">
            <text:p>722.27</text:p>
          </table:table-cell>
          <table:table-cell table:formula="of:=IF([.AB355]/4&lt;0;[.AB355]/4+180;[.AB355]/4-180)" office:value-type="float" office:value="0.568431015207779">
            <text:p>0.57</text:p>
          </table:table-cell>
          <table:table-cell table:formula="of:=DEGREES(ACOS(SIN(RADIANS([.$B$2]))*SIN(RADIANS([.T355]))+COS(RADIANS([.$B$2]))*COS(RADIANS([.T355]))*COS(RADIANS([.AC355]))))" office:value-type="float" office:value="59.4357307764541">
            <text:p>59.44</text:p>
          </table:table-cell>
          <table:table-cell table:formula="of:=90-[.AD355]" office:value-type="float" office:value="30.5642692235459">
            <text:p>30.56</text:p>
          </table:table-cell>
          <table:table-cell table:formula="of:=IF([.AE355]&gt;85;0;IF([.AE355]&gt;5;58.1/TAN(RADIANS([.AE355]))-0.07/POWER(TAN(RADIANS([.AE355]));3)+0.000086/POWER(TAN(RADIANS([.AE355]));5);IF([.AE355]&gt;-0.575;1735+[.AE355]*(-518.2+[.AE355]*(103.4+[.AE355]*(-12.79+[.AE355]*0.711)));-20.772/TAN(RADIANS([.AE355])))))/3600" office:value-type="float" office:value="0.027234176760109">
            <text:p>0.03</text:p>
          </table:table-cell>
          <table:table-cell table:formula="of:=[.AE355]+[.AF355]" office:value-type="float" office:value="30.591503400306">
            <text:p>30.59</text:p>
          </table:table-cell>
          <table:table-cell table:formula="of:=IF([.AC355]&gt;0;MOD(DEGREES(ACOS(((SIN(RADIANS([.$B$2]))*COS(RADIANS([.AD355])))-SIN(RADIANS([.T355])))/(COS(RADIANS([.$B$2]))*SIN(RADIANS([.AD355])))))+180;360);MOD(540-DEGREES(ACOS(((SIN(RADIANS([.$B$2]))*COS(RADIANS([.AD355])))-SIN(RADIANS([.T355])))/(COS(RADIANS([.$B$2]))*SIN(RADIANS([.AD355])))));360))" office:value-type="float" office:value="180.605707474866">
            <text:p>180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5]+1" office:value-type="date" office:date-value="2026-12-21">
            <text:p>12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6]+2415018.5+[.E356]-[.$B$4]/24" office:value-type="float" office:value="2461396.29166667">
            <text:p>2461396.29</text:p>
          </table:table-cell>
          <table:table-cell table:style-name="ce9" table:formula="of:=([.F356]-2451545)/36525" office:value-type="float" office:value="0.269713666438508">
            <text:p>0.26971367</text:p>
          </table:table-cell>
          <table:table-cell/>
          <table:table-cell table:formula="of:=MOD(280.46646+[.G356]*(36000.76983+[.G356]*0.0003032);360)" office:value-type="float" office:value="270.366107514554">
            <text:p>270.37</text:p>
          </table:table-cell>
          <table:table-cell table:formula="of:=357.52911+[.G356]*(35999.05029-0.0001537*[.G356])" office:value-type="float" office:value="10066.9649408392">
            <text:p>10066.96</text:p>
          </table:table-cell>
          <table:table-cell table:formula="of:=0.016708634-[.G356]*(0.000042037+0.0000001267*[.G356])" office:value-type="float" office:value="0.0166972868297539">
            <text:p>0.02</text:p>
          </table:table-cell>
          <table:table-cell table:formula="of:=SIN(RADIANS([.J356]))*(1.914602-[.G356]*(0.004817+0.000014*[.G356]))+SIN(RADIANS(2*[.J356]))*(0.019993-0.000101*[.G356])+SIN(RADIANS(3*[.J356]))*0.000289" office:value-type="float" office:value="-0.440496561772647">
            <text:p>-0.44</text:p>
          </table:table-cell>
          <table:table-cell table:formula="of:=[.I356]+[.L356]" office:value-type="float" office:value="269.925610952781">
            <text:p>269.93</text:p>
          </table:table-cell>
          <table:table-cell table:formula="of:=[.J356]+[.L356]" office:value-type="float" office:value="10066.5244442774">
            <text:p>10066.52</text:p>
          </table:table-cell>
          <table:table-cell table:formula="of:=(1.000001018*(1-[.K356]*[.K356]))/(1+[.K356]*COS(RADIANS([.N356])))" office:value-type="float" office:value="0.98374850269411">
            <text:p>0.98</text:p>
          </table:table-cell>
          <table:table-cell table:formula="of:=[.M356]-0.00569-0.00478*SIN(RADIANS(125.04-1934.136*[.G356]))" office:value-type="float" office:value="269.922772442016">
            <text:p>269.92</text:p>
          </table:table-cell>
          <table:table-cell table:formula="of:=23+(26+((21.448-[.G356]*(46.815+[.G356]*(0.00059-[.G356]*0.001813))))/60)/60" office:value-type="float" office:value="23.4357837075994">
            <text:p>23.44</text:p>
          </table:table-cell>
          <table:table-cell table:formula="of:=[.Q356]+0.00256*COS(RADIANS(125.04-1934.136*[.G356]))" office:value-type="float" office:value="23.4378383098067">
            <text:p>23.44</text:p>
          </table:table-cell>
          <table:table-cell table:formula="of:=DEGREES(ATAN2(COS(RADIANS([.P356]));COS(RADIANS([.R356]))*SIN(RADIANS([.P356]))))" office:value-type="float" office:value="-90.0841724361047">
            <text:p>-90.08</text:p>
          </table:table-cell>
          <table:table-cell table:formula="of:=DEGREES(ASIN(SIN(RADIANS([.R356]))*SIN(RADIANS([.P356]))))" office:value-type="float" office:value="-23.4378157464373">
            <text:p>-23.44</text:p>
          </table:table-cell>
          <table:table-cell table:formula="of:=TAN(RADIANS([.R356]/2))*TAN(RADIANS([.R356]/2))" office:value-type="float" office:value="0.043029043020291">
            <text:p>0.04</text:p>
          </table:table-cell>
          <table:table-cell table:formula="of:=4*DEGREES([.U356]*SIN(2*RADIANS([.I356]))-2*[.K356]*SIN(RADIANS([.J356]))+4*[.K356]*[.U356]*SIN(RADIANS([.J356]))*COS(2*RADIANS([.I356]))-0.5*[.U356]*[.U356]*SIN(4*RADIANS([.I356]))-1.25*[.K356]*[.K356]*SIN(2*RADIANS([.J356])))" office:value-type="float" office:value="1.77841830384658">
            <text:p>1.78</text:p>
          </table:table-cell>
          <table:table-cell table:formula="of:=DEGREES(ACOS(COS(RADIANS(90.833))/(COS(RADIANS([.$B$2]))*COS(RADIANS([.T356])))-TAN(RADIANS([.$B$2]))*TAN(RADIANS([.T356]))))" office:value-type="float" office:value="72.8192876149037">
            <text:p>72.82</text:p>
          </table:table-cell>
          <table:table-cell table:style-name="ce7" table:formula="of:=(720-4*[.$B$3]-[.V356]+[.$B$4]*60)/1440" office:value-type="float" office:value="0.498764987288995">
            <text:p>11:58:13</text:p>
          </table:table-cell>
          <table:table-cell table:style-name="ce7" table:formula="of:=([.X356]*1440-[.W356]*4)/1440" office:value-type="float" office:value="0.296489188358707">
            <text:p>7:06:57</text:p>
          </table:table-cell>
          <table:table-cell table:style-name="ce7" table:formula="of:=([.X356]*1440+[.W356]*4)/1440" office:value-type="float" office:value="0.701040786219283">
            <text:p>16:49:30</text:p>
          </table:table-cell>
          <table:table-cell table:formula="of:=8*[.W356]" office:value-type="float" office:value="582.554300919229">
            <text:p>582.55</text:p>
          </table:table-cell>
          <table:table-cell table:formula="of:=MOD([.E356]*1440+[.V356]+4*[.$B$3]-60*[.$B$4];1440)" office:value-type="float" office:value="721.778418303847">
            <text:p>721.78</text:p>
          </table:table-cell>
          <table:table-cell table:formula="of:=IF([.AB356]/4&lt;0;[.AB356]/4+180;[.AB356]/4-180)" office:value-type="float" office:value="0.444604575961648">
            <text:p>0.44</text:p>
          </table:table-cell>
          <table:table-cell table:formula="of:=DEGREES(ACOS(SIN(RADIANS([.$B$2]))*SIN(RADIANS([.T356]))+COS(RADIANS([.$B$2]))*COS(RADIANS([.T356]))*COS(RADIANS([.AC356]))))" office:value-type="float" office:value="59.4393027342115">
            <text:p>59.44</text:p>
          </table:table-cell>
          <table:table-cell table:formula="of:=90-[.AD356]" office:value-type="float" office:value="30.5606972657885">
            <text:p>30.56</text:p>
          </table:table-cell>
          <table:table-cell table:formula="of:=IF([.AE356]&gt;85;0;IF([.AE356]&gt;5;58.1/TAN(RADIANS([.AE356]))-0.07/POWER(TAN(RADIANS([.AE356]));3)+0.000086/POWER(TAN(RADIANS([.AE356]));5);IF([.AE356]&gt;-0.575;1735+[.AE356]*(-518.2+[.AE356]*(103.4+[.AE356]*(-12.79+[.AE356]*0.711)));-20.772/TAN(RADIANS([.AE356])))))/3600" office:value-type="float" office:value="0.0272380281290174">
            <text:p>0.03</text:p>
          </table:table-cell>
          <table:table-cell table:formula="of:=[.AE356]+[.AF356]" office:value-type="float" office:value="30.5879352939175">
            <text:p>30.59</text:p>
          </table:table-cell>
          <table:table-cell table:formula="of:=IF([.AC356]&gt;0;MOD(DEGREES(ACOS(((SIN(RADIANS([.$B$2]))*COS(RADIANS([.AD356])))-SIN(RADIANS([.T356])))/(COS(RADIANS([.$B$2]))*SIN(RADIANS([.AD356])))))+180;360);MOD(540-DEGREES(ACOS(((SIN(RADIANS([.$B$2]))*COS(RADIANS([.AD356])))-SIN(RADIANS([.T356])))/(COS(RADIANS([.$B$2]))*SIN(RADIANS([.AD356])))));360))" office:value-type="float" office:value="180.473726734183">
            <text:p>180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6]+1" office:value-type="date" office:date-value="2026-12-22">
            <text:p>12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7]+2415018.5+[.E357]-[.$B$4]/24" office:value-type="float" office:value="2461397.29166667">
            <text:p>2461397.29</text:p>
          </table:table-cell>
          <table:table-cell table:style-name="ce9" table:formula="of:=([.F357]-2451545)/36525" office:value-type="float" office:value="0.26974104494638">
            <text:p>0.26974104</text:p>
          </table:table-cell>
          <table:table-cell/>
          <table:table-cell table:formula="of:=MOD(280.46646+[.G357]*(36000.76983+[.G357]*0.0003032);360)" office:value-type="float" office:value="271.351754879193">
            <text:p>271.35</text:p>
          </table:table-cell>
          <table:table-cell table:formula="of:=357.52911+[.G357]*(35999.05029-0.0001537*[.G357])" office:value-type="float" office:value="10067.9505411186">
            <text:p>10067.95</text:p>
          </table:table-cell>
          <table:table-cell table:formula="of:=0.016708634-[.G357]*(0.000042037+0.0000001267*[.G357])" office:value-type="float" office:value="0.0166972856769723">
            <text:p>0.02</text:p>
          </table:table-cell>
          <table:table-cell table:formula="of:=SIN(RADIANS([.J357]))*(1.914602-[.G357]*(0.004817+0.000014*[.G357]))+SIN(RADIANS(2*[.J357]))*(0.019993-0.000101*[.G357])+SIN(RADIANS(3*[.J357]))*0.000289" office:value-type="float" office:value="-0.407735896759253">
            <text:p>-0.41</text:p>
          </table:table-cell>
          <table:table-cell table:formula="of:=[.I357]+[.L357]" office:value-type="float" office:value="270.944018982434">
            <text:p>270.94</text:p>
          </table:table-cell>
          <table:table-cell table:formula="of:=[.J357]+[.L357]" office:value-type="float" office:value="10067.5428052219">
            <text:p>10067.54</text:p>
          </table:table-cell>
          <table:table-cell table:formula="of:=(1.000001018*(1-[.K357]*[.K357]))/(1+[.K357]*COS(RADIANS([.N357])))" office:value-type="float" office:value="0.983684047985383">
            <text:p>0.98</text:p>
          </table:table-cell>
          <table:table-cell table:formula="of:=[.M357]-0.00569-0.00478*SIN(RADIANS(125.04-1934.136*[.G357]))" office:value-type="float" office:value="270.941184016052">
            <text:p>270.94</text:p>
          </table:table-cell>
          <table:table-cell table:formula="of:=23+(26+((21.448-[.G357]*(46.815+[.G357]*(0.00059-[.G357]*0.001813))))/60)/60" office:value-type="float" office:value="23.4357833515653">
            <text:p>23.44</text:p>
          </table:table-cell>
          <table:table-cell table:formula="of:=[.Q357]+0.00256*COS(RADIANS(125.04-1934.136*[.G357]))" office:value-type="float" office:value="23.4378365414699">
            <text:p>23.44</text:p>
          </table:table-cell>
          <table:table-cell table:formula="of:=DEGREES(ATAN2(COS(RADIANS([.P357]));COS(RADIANS([.R357]))*SIN(RADIANS([.P357]))))" office:value-type="float" office:value="-88.9741949328123">
            <text:p>-88.97</text:p>
          </table:table-cell>
          <table:table-cell table:formula="of:=DEGREES(ASIN(SIN(RADIANS([.R357]))*SIN(RADIANS([.P357]))))" office:value-type="float" office:value="-23.4344853963788">
            <text:p>-23.43</text:p>
          </table:table-cell>
          <table:table-cell table:formula="of:=TAN(RADIANS([.R357]/2))*TAN(RADIANS([.R357]/2))" office:value-type="float" office:value="0.0430290363427033">
            <text:p>0.04</text:p>
          </table:table-cell>
          <table:table-cell table:formula="of:=4*DEGREES([.U357]*SIN(2*RADIANS([.I357]))-2*[.K357]*SIN(RADIANS([.J357]))+4*[.K357]*[.U357]*SIN(RADIANS([.J357]))*COS(2*RADIANS([.I357]))-0.5*[.U357]*[.U357]*SIN(4*RADIANS([.I357]))-1.25*[.K357]*[.K357]*SIN(2*RADIANS([.J357])))" office:value-type="float" office:value="1.28252513730644">
            <text:p>1.28</text:p>
          </table:table-cell>
          <table:table-cell table:formula="of:=DEGREES(ACOS(COS(RADIANS(90.833))/(COS(RADIANS([.$B$2]))*COS(RADIANS([.T357])))-TAN(RADIANS([.$B$2]))*TAN(RADIANS([.T357]))))" office:value-type="float" office:value="72.822266563783">
            <text:p>72.82</text:p>
          </table:table-cell>
          <table:table-cell table:style-name="ce7" table:formula="of:=(720-4*[.$B$3]-[.V357]+[.$B$4]*60)/1440" office:value-type="float" office:value="0.499109357543537">
            <text:p>11:58:43</text:p>
          </table:table-cell>
          <table:table-cell table:style-name="ce7" table:formula="of:=([.X357]*1440-[.W357]*4)/1440" office:value-type="float" office:value="0.296825283755251">
            <text:p>7:07:26</text:p>
          </table:table-cell>
          <table:table-cell table:style-name="ce7" table:formula="of:=([.X357]*1440+[.W357]*4)/1440" office:value-type="float" office:value="0.701393431331823">
            <text:p>16:50:00</text:p>
          </table:table-cell>
          <table:table-cell table:formula="of:=8*[.W357]" office:value-type="float" office:value="582.578132510264">
            <text:p>582.58</text:p>
          </table:table-cell>
          <table:table-cell table:formula="of:=MOD([.E357]*1440+[.V357]+4*[.$B$3]-60*[.$B$4];1440)" office:value-type="float" office:value="721.282525137307">
            <text:p>721.28</text:p>
          </table:table-cell>
          <table:table-cell table:formula="of:=IF([.AB357]/4&lt;0;[.AB357]/4+180;[.AB357]/4-180)" office:value-type="float" office:value="0.320631284326623">
            <text:p>0.32</text:p>
          </table:table-cell>
          <table:table-cell table:formula="of:=DEGREES(ACOS(SIN(RADIANS([.$B$2]))*SIN(RADIANS([.T357]))+COS(RADIANS([.$B$2]))*COS(RADIANS([.T357]))*COS(RADIANS([.AC357]))))" office:value-type="float" office:value="59.4352587886428">
            <text:p>59.44</text:p>
          </table:table-cell>
          <table:table-cell table:formula="of:=90-[.AD357]" office:value-type="float" office:value="30.5647412113572">
            <text:p>30.56</text:p>
          </table:table-cell>
          <table:table-cell table:formula="of:=IF([.AE357]&gt;85;0;IF([.AE357]&gt;5;58.1/TAN(RADIANS([.AE357]))-0.07/POWER(TAN(RADIANS([.AE357]));3)+0.000086/POWER(TAN(RADIANS([.AE357]));5);IF([.AE357]&gt;-0.575;1735+[.AE357]*(-518.2+[.AE357]*(103.4+[.AE357]*(-12.79+[.AE357]*0.711)));-20.772/TAN(RADIANS([.AE357])))))/3600" office:value-type="float" office:value="0.027233667911717">
            <text:p>0.03</text:p>
          </table:table-cell>
          <table:table-cell table:formula="of:=[.AE357]+[.AF357]" office:value-type="float" office:value="30.5919748792689">
            <text:p>30.59</text:p>
          </table:table-cell>
          <table:table-cell table:formula="of:=IF([.AC357]&gt;0;MOD(DEGREES(ACOS(((SIN(RADIANS([.$B$2]))*COS(RADIANS([.AD357])))-SIN(RADIANS([.T357])))/(COS(RADIANS([.$B$2]))*SIN(RADIANS([.AD357])))))+180;360);MOD(540-DEGREES(ACOS(((SIN(RADIANS([.$B$2]))*COS(RADIANS([.AD357])))-SIN(RADIANS([.T357])))/(COS(RADIANS([.$B$2]))*SIN(RADIANS([.AD357])))));360))" office:value-type="float" office:value="180.341655661587">
            <text:p>180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7]+1" office:value-type="date" office:date-value="2026-12-23">
            <text:p>12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8]+2415018.5+[.E358]-[.$B$4]/24" office:value-type="float" office:value="2461398.29166667">
            <text:p>2461398.29</text:p>
          </table:table-cell>
          <table:table-cell table:style-name="ce9" table:formula="of:=([.F358]-2451545)/36525" office:value-type="float" office:value="0.269768423454251">
            <text:p>0.26976842</text:p>
          </table:table-cell>
          <table:table-cell/>
          <table:table-cell table:formula="of:=MOD(280.46646+[.G358]*(36000.76983+[.G358]*0.0003032);360)" office:value-type="float" office:value="272.337402243837">
            <text:p>272.34</text:p>
          </table:table-cell>
          <table:table-cell table:formula="of:=357.52911+[.G358]*(35999.05029-0.0001537*[.G358])" office:value-type="float" office:value="10068.9361413981">
            <text:p>10068.94</text:p>
          </table:table-cell>
          <table:table-cell table:formula="of:=0.016708634-[.G358]*(0.000042037+0.0000001267*[.G358])" office:value-type="float" office:value="0.0166972845241905">
            <text:p>0.02</text:p>
          </table:table-cell>
          <table:table-cell table:formula="of:=SIN(RADIANS([.J358]))*(1.914602-[.G358]*(0.004817+0.000014*[.G358]))+SIN(RADIANS(2*[.J358]))*(0.019993-0.000101*[.G358])+SIN(RADIANS(3*[.J358]))*0.000289" office:value-type="float" office:value="-0.374846947580388">
            <text:p>-0.37</text:p>
          </table:table-cell>
          <table:table-cell table:formula="of:=[.I358]+[.L358]" office:value-type="float" office:value="271.962555296256">
            <text:p>271.96</text:p>
          </table:table-cell>
          <table:table-cell table:formula="of:=[.J358]+[.L358]" office:value-type="float" office:value="10068.5612944505">
            <text:p>10068.56</text:p>
          </table:table-cell>
          <table:table-cell table:formula="of:=(1.000001018*(1-[.K358]*[.K358]))/(1+[.K358]*COS(RADIANS([.N358])))" office:value-type="float" office:value="0.983624579073434">
            <text:p>0.98</text:p>
          </table:table-cell>
          <table:table-cell table:formula="of:=[.M358]-0.00569-0.00478*SIN(RADIANS(125.04-1934.136*[.G358]))" office:value-type="float" office:value="271.959723871818">
            <text:p>271.96</text:p>
          </table:table-cell>
          <table:table-cell table:formula="of:=23+(26+((21.448-[.G358]*(46.815+[.G358]*(0.00059-[.G358]*0.001813))))/60)/60" office:value-type="float" office:value="23.4357829955312">
            <text:p>23.44</text:p>
          </table:table-cell>
          <table:table-cell table:formula="of:=[.Q358]+0.00256*COS(RADIANS(125.04-1934.136*[.G358]))" office:value-type="float" office:value="23.4378347713792">
            <text:p>23.44</text:p>
          </table:table-cell>
          <table:table-cell table:formula="of:=DEGREES(ATAN2(COS(RADIANS([.P358]));COS(RADIANS([.R358]))*SIN(RADIANS([.P358]))))" office:value-type="float" office:value="-87.8641994403771">
            <text:p>-87.86</text:p>
          </table:table-cell>
          <table:table-cell table:formula="of:=DEGREES(ASIN(SIN(RADIANS([.R358]))*SIN(RADIANS([.P358]))))" office:value-type="float" office:value="-23.4233075370278">
            <text:p>-23.42</text:p>
          </table:table-cell>
          <table:table-cell table:formula="of:=TAN(RADIANS([.R358]/2))*TAN(RADIANS([.R358]/2))" office:value-type="float" office:value="0.0430290296584936">
            <text:p>0.04</text:p>
          </table:table-cell>
          <table:table-cell table:formula="of:=4*DEGREES([.U358]*SIN(2*RADIANS([.I358]))-2*[.K358]*SIN(RADIANS([.J358]))+4*[.K358]*[.U358]*SIN(RADIANS([.J358]))*COS(2*RADIANS([.I358]))-0.5*[.U358]*[.U358]*SIN(4*RADIANS([.I358]))-1.25*[.K358]*[.K358]*SIN(2*RADIANS([.J358])))" office:value-type="float" office:value="0.786598710092033">
            <text:p>0.79</text:p>
          </table:table-cell>
          <table:table-cell table:formula="of:=DEGREES(ACOS(COS(RADIANS(90.833))/(COS(RADIANS([.$B$2]))*COS(RADIANS([.T358])))-TAN(RADIANS([.$B$2]))*TAN(RADIANS([.T358]))))" office:value-type="float" office:value="72.8322635755994">
            <text:p>72.83</text:p>
          </table:table-cell>
          <table:table-cell table:style-name="ce7" table:formula="of:=(720-4*[.$B$3]-[.V358]+[.$B$4]*60)/1440" office:value-type="float" office:value="0.499453750895769">
            <text:p>11:59:13</text:p>
          </table:table-cell>
          <table:table-cell table:style-name="ce7" table:formula="of:=([.X358]*1440-[.W358]*4)/1440" office:value-type="float" office:value="0.297141907630216">
            <text:p>7:07:53</text:p>
          </table:table-cell>
          <table:table-cell table:style-name="ce7" table:formula="of:=([.X358]*1440+[.W358]*4)/1440" office:value-type="float" office:value="0.701765594161323">
            <text:p>16:50:33</text:p>
          </table:table-cell>
          <table:table-cell table:formula="of:=8*[.W358]" office:value-type="float" office:value="582.658108604795">
            <text:p>582.66</text:p>
          </table:table-cell>
          <table:table-cell table:formula="of:=MOD([.E358]*1440+[.V358]+4*[.$B$3]-60*[.$B$4];1440)" office:value-type="float" office:value="720.786598710092">
            <text:p>720.79</text:p>
          </table:table-cell>
          <table:table-cell table:formula="of:=IF([.AB358]/4&lt;0;[.AB358]/4+180;[.AB358]/4-180)" office:value-type="float" office:value="0.196649677522998">
            <text:p>0.2</text:p>
          </table:table-cell>
          <table:table-cell table:formula="of:=DEGREES(ACOS(SIN(RADIANS([.$B$2]))*SIN(RADIANS([.T358]))+COS(RADIANS([.$B$2]))*COS(RADIANS([.T358]))*COS(RADIANS([.AC358]))))" office:value-type="float" office:value="59.4235985169764">
            <text:p>59.42</text:p>
          </table:table-cell>
          <table:table-cell table:formula="of:=90-[.AD358]" office:value-type="float" office:value="30.5764014830236">
            <text:p>30.58</text:p>
          </table:table-cell>
          <table:table-cell table:formula="of:=IF([.AE358]&gt;85;0;IF([.AE358]&gt;5;58.1/TAN(RADIANS([.AE358]))-0.07/POWER(TAN(RADIANS([.AE358]));3)+0.000086/POWER(TAN(RADIANS([.AE358]));5);IF([.AE358]&gt;-0.575;1735+[.AE358]*(-518.2+[.AE358]*(103.4+[.AE358]*(-12.79+[.AE358]*0.711)));-20.772/TAN(RADIANS([.AE358])))))/3600" office:value-type="float" office:value="0.0272211014567294">
            <text:p>0.03</text:p>
          </table:table-cell>
          <table:table-cell table:formula="of:=[.AE358]+[.AF358]" office:value-type="float" office:value="30.6036225844803">
            <text:p>30.6</text:p>
          </table:table-cell>
          <table:table-cell table:formula="of:=IF([.AC358]&gt;0;MOD(DEGREES(ACOS(((SIN(RADIANS([.$B$2]))*COS(RADIANS([.AD358])))-SIN(RADIANS([.T358])))/(COS(RADIANS([.$B$2]))*SIN(RADIANS([.AD358])))))+180;360);MOD(540-DEGREES(ACOS(((SIN(RADIANS([.$B$2]))*COS(RADIANS([.AD358])))-SIN(RADIANS([.T358])))/(COS(RADIANS([.$B$2]))*SIN(RADIANS([.AD358])))));360))" office:value-type="float" office:value="180.209587172332">
            <text:p>180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8]+1" office:value-type="date" office:date-value="2026-12-24">
            <text:p>12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9]+2415018.5+[.E359]-[.$B$4]/24" office:value-type="float" office:value="2461399.29166667">
            <text:p>2461399.29</text:p>
          </table:table-cell>
          <table:table-cell table:style-name="ce9" table:formula="of:=([.F359]-2451545)/36525" office:value-type="float" office:value="0.269795801962122">
            <text:p>0.26979580</text:p>
          </table:table-cell>
          <table:table-cell/>
          <table:table-cell table:formula="of:=MOD(280.46646+[.G359]*(36000.76983+[.G359]*0.0003032);360)" office:value-type="float" office:value="273.32304960848">
            <text:p>273.32</text:p>
          </table:table-cell>
          <table:table-cell table:formula="of:=357.52911+[.G359]*(35999.05029-0.0001537*[.G359])" office:value-type="float" office:value="10069.9217416775">
            <text:p>10069.92</text:p>
          </table:table-cell>
          <table:table-cell table:formula="of:=0.016708634-[.G359]*(0.000042037+0.0000001267*[.G359])" office:value-type="float" office:value="0.0166972833714085">
            <text:p>0.02</text:p>
          </table:table-cell>
          <table:table-cell table:formula="of:=SIN(RADIANS([.J359]))*(1.914602-[.G359]*(0.004817+0.000014*[.G359]))+SIN(RADIANS(2*[.J359]))*(0.019993-0.000101*[.G359])+SIN(RADIANS(3*[.J359]))*0.000289" office:value-type="float" office:value="-0.341840035871574">
            <text:p>-0.34</text:p>
          </table:table-cell>
          <table:table-cell table:formula="of:=[.I359]+[.L359]" office:value-type="float" office:value="272.981209572608">
            <text:p>272.98</text:p>
          </table:table-cell>
          <table:table-cell table:formula="of:=[.J359]+[.L359]" office:value-type="float" office:value="10069.5799016417">
            <text:p>10069.58</text:p>
          </table:table-cell>
          <table:table-cell table:formula="of:=(1.000001018*(1-[.K359]*[.K359]))/(1+[.K359]*COS(RADIANS([.N359])))" office:value-type="float" office:value="0.983570115351931">
            <text:p>0.98</text:p>
          </table:table-cell>
          <table:table-cell table:formula="of:=[.M359]-0.00569-0.00478*SIN(RADIANS(125.04-1934.136*[.G359]))" office:value-type="float" office:value="272.978381687672">
            <text:p>272.98</text:p>
          </table:table-cell>
          <table:table-cell table:formula="of:=23+(26+((21.448-[.G359]*(46.815+[.G359]*(0.00059-[.G359]*0.001813))))/60)/60" office:value-type="float" office:value="23.4357826394971">
            <text:p>23.44</text:p>
          </table:table-cell>
          <table:table-cell table:formula="of:=[.Q359]+0.00256*COS(RADIANS(125.04-1934.136*[.G359]))" office:value-type="float" office:value="23.4378329995359">
            <text:p>23.44</text:p>
          </table:table-cell>
          <table:table-cell table:formula="of:=DEGREES(ATAN2(COS(RADIANS([.P359]));COS(RADIANS([.R359]))*SIN(RADIANS([.P359]))))" office:value-type="float" office:value="-86.7543288454652">
            <text:p>-86.75</text:p>
          </table:table-cell>
          <table:table-cell table:formula="of:=DEGREES(ASIN(SIN(RADIANS([.R359]))*SIN(RADIANS([.P359]))))" office:value-type="float" office:value="-23.4042849589438">
            <text:p>-23.4</text:p>
          </table:table-cell>
          <table:table-cell table:formula="of:=TAN(RADIANS([.R359]/2))*TAN(RADIANS([.R359]/2))" office:value-type="float" office:value="0.0430290229676663">
            <text:p>0.04</text:p>
          </table:table-cell>
          <table:table-cell table:formula="of:=4*DEGREES([.U359]*SIN(2*RADIANS([.I359]))-2*[.K359]*SIN(RADIANS([.J359]))+4*[.K359]*[.U359]*SIN(RADIANS([.J359]))*COS(2*RADIANS([.I359]))-0.5*[.U359]*[.U359]*SIN(4*RADIANS([.I359]))-1.25*[.K359]*[.K359]*SIN(2*RADIANS([.J359])))" office:value-type="float" office:value="0.291192643271852">
            <text:p>0.29</text:p>
          </table:table-cell>
          <table:table-cell table:formula="of:=DEGREES(ACOS(COS(RADIANS(90.833))/(COS(RADIANS([.$B$2]))*COS(RADIANS([.T359])))-TAN(RADIANS([.$B$2]))*TAN(RADIANS([.T359]))))" office:value-type="float" office:value="72.8492715577687">
            <text:p>72.85</text:p>
          </table:table-cell>
          <table:table-cell table:style-name="ce7" table:formula="of:=(720-4*[.$B$3]-[.V359]+[.$B$4]*60)/1440" office:value-type="float" office:value="0.499797782886617">
            <text:p>11:59:43</text:p>
          </table:table-cell>
          <table:table-cell table:style-name="ce7" table:formula="of:=([.X359]*1440-[.W359]*4)/1440" office:value-type="float" office:value="0.297438695226148">
            <text:p>7:08:19</text:p>
          </table:table-cell>
          <table:table-cell table:style-name="ce7" table:formula="of:=([.X359]*1440+[.W359]*4)/1440" office:value-type="float" office:value="0.702156870547085">
            <text:p>16:51:06</text:p>
          </table:table-cell>
          <table:table-cell table:formula="of:=8*[.W359]" office:value-type="float" office:value="582.794172462149">
            <text:p>582.79</text:p>
          </table:table-cell>
          <table:table-cell table:formula="of:=MOD([.E359]*1440+[.V359]+4*[.$B$3]-60*[.$B$4];1440)" office:value-type="float" office:value="720.291192643272">
            <text:p>720.29</text:p>
          </table:table-cell>
          <table:table-cell table:formula="of:=IF([.AB359]/4&lt;0;[.AB359]/4+180;[.AB359]/4-180)" office:value-type="float" office:value="0.0727981608179675">
            <text:p>0.07</text:p>
          </table:table-cell>
          <table:table-cell table:formula="of:=DEGREES(ACOS(SIN(RADIANS([.$B$2]))*SIN(RADIANS([.T359]))+COS(RADIANS([.$B$2]))*COS(RADIANS([.T359]))*COS(RADIANS([.AC359]))))" office:value-type="float" office:value="59.4043248491236">
            <text:p>59.4</text:p>
          </table:table-cell>
          <table:table-cell table:formula="of:=90-[.AD359]" office:value-type="float" office:value="30.5956751508764">
            <text:p>30.6</text:p>
          </table:table-cell>
          <table:table-cell table:formula="of:=IF([.AE359]&gt;85;0;IF([.AE359]&gt;5;58.1/TAN(RADIANS([.AE359]))-0.07/POWER(TAN(RADIANS([.AE359]));3)+0.000086/POWER(TAN(RADIANS([.AE359]));5);IF([.AE359]&gt;-0.575;1735+[.AE359]*(-518.2+[.AE359]*(103.4+[.AE359]*(-12.79+[.AE359]*0.711)));-20.772/TAN(RADIANS([.AE359])))))/3600" office:value-type="float" office:value="0.0272003486318668">
            <text:p>0.03</text:p>
          </table:table-cell>
          <table:table-cell table:formula="of:=[.AE359]+[.AF359]" office:value-type="float" office:value="30.6228754995082">
            <text:p>30.62</text:p>
          </table:table-cell>
          <table:table-cell table:formula="of:=IF([.AC359]&gt;0;MOD(DEGREES(ACOS(((SIN(RADIANS([.$B$2]))*COS(RADIANS([.AD359])))-SIN(RADIANS([.T359])))/(COS(RADIANS([.$B$2]))*SIN(RADIANS([.AD359])))))+180;360);MOD(540-DEGREES(ACOS(((SIN(RADIANS([.$B$2]))*COS(RADIANS([.AD359])))-SIN(RADIANS([.T359])))/(COS(RADIANS([.$B$2]))*SIN(RADIANS([.AD359])))));360))" office:value-type="float" office:value="180.077614087323">
            <text:p>180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9]+1" office:value-type="date" office:date-value="2026-12-25">
            <text:p>12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0]+2415018.5+[.E360]-[.$B$4]/24" office:value-type="float" office:value="2461400.29166667">
            <text:p>2461400.29</text:p>
          </table:table-cell>
          <table:table-cell table:style-name="ce9" table:formula="of:=([.F360]-2451545)/36525" office:value-type="float" office:value="0.269823180469993">
            <text:p>0.26982318</text:p>
          </table:table-cell>
          <table:table-cell/>
          <table:table-cell table:formula="of:=MOD(280.46646+[.G360]*(36000.76983+[.G360]*0.0003032);360)" office:value-type="float" office:value="274.308696973125">
            <text:p>274.31</text:p>
          </table:table-cell>
          <table:table-cell table:formula="of:=357.52911+[.G360]*(35999.05029-0.0001537*[.G360])" office:value-type="float" office:value="10070.907341957">
            <text:p>10070.91</text:p>
          </table:table-cell>
          <table:table-cell table:formula="of:=0.016708634-[.G360]*(0.000042037+0.0000001267*[.G360])" office:value-type="float" office:value="0.0166972822186263">
            <text:p>0.02</text:p>
          </table:table-cell>
          <table:table-cell table:formula="of:=SIN(RADIANS([.J360]))*(1.914602-[.G360]*(0.004817+0.000014*[.G360]))+SIN(RADIANS(2*[.J360]))*(0.019993-0.000101*[.G360])+SIN(RADIANS(3*[.J360]))*0.000289" office:value-type="float" office:value="-0.308725527068976">
            <text:p>-0.31</text:p>
          </table:table-cell>
          <table:table-cell table:formula="of:=[.I360]+[.L360]" office:value-type="float" office:value="273.999971446056">
            <text:p>274</text:p>
          </table:table-cell>
          <table:table-cell table:formula="of:=[.J360]+[.L360]" office:value-type="float" office:value="10070.5986164299">
            <text:p>10070.6</text:p>
          </table:table-cell>
          <table:table-cell table:formula="of:=(1.000001018*(1-[.K360]*[.K360]))/(1+[.K360]*COS(RADIANS([.N360])))" office:value-type="float" office:value="0.983520674588276">
            <text:p>0.98</text:p>
          </table:table-cell>
          <table:table-cell table:formula="of:=[.M360]-0.00569-0.00478*SIN(RADIANS(125.04-1934.136*[.G360]))" office:value-type="float" office:value="273.997147098177">
            <text:p>274</text:p>
          </table:table-cell>
          <table:table-cell table:formula="of:=23+(26+((21.448-[.G360]*(46.815+[.G360]*(0.00059-[.G360]*0.001813))))/60)/60" office:value-type="float" office:value="23.435782283463">
            <text:p>23.44</text:p>
          </table:table-cell>
          <table:table-cell table:formula="of:=[.Q360]+0.00256*COS(RADIANS(125.04-1934.136*[.G360]))" office:value-type="float" office:value="23.4378312259413">
            <text:p>23.44</text:p>
          </table:table-cell>
          <table:table-cell table:formula="of:=DEGREES(ATAN2(COS(RADIANS([.P360]));COS(RADIANS([.R360]))*SIN(RADIANS([.P360]))))" office:value-type="float" office:value="-85.6447256631131">
            <text:p>-85.64</text:p>
          </table:table-cell>
          <table:table-cell table:formula="of:=DEGREES(ASIN(SIN(RADIANS([.R360]))*SIN(RADIANS([.P360]))))" office:value-type="float" office:value="-23.3774246438079">
            <text:p>-23.38</text:p>
          </table:table-cell>
          <table:table-cell table:formula="of:=TAN(RADIANS([.R360]/2))*TAN(RADIANS([.R360]/2))" office:value-type="float" office:value="0.043029016270226">
            <text:p>0.04</text:p>
          </table:table-cell>
          <table:table-cell table:formula="of:=4*DEGREES([.U360]*SIN(2*RADIANS([.I360]))-2*[.K360]*SIN(RADIANS([.J360]))+4*[.K360]*[.U360]*SIN(RADIANS([.J360]))*COS(2*RADIANS([.I360]))-0.5*[.U360]*[.U360]*SIN(4*RADIANS([.I360]))-1.25*[.K360]*[.K360]*SIN(2*RADIANS([.J360])))" office:value-type="float" office:value="-0.203140902231476">
            <text:p>-0.2</text:p>
          </table:table-cell>
          <table:table-cell table:formula="of:=DEGREES(ACOS(COS(RADIANS(90.833))/(COS(RADIANS([.$B$2]))*COS(RADIANS([.T360])))-TAN(RADIANS([.$B$2]))*TAN(RADIANS([.T360]))))" office:value-type="float" office:value="72.8732764650544">
            <text:p>72.87</text:p>
          </table:table-cell>
          <table:table-cell table:style-name="ce7" table:formula="of:=(720-4*[.$B$3]-[.V360]+[.$B$4]*60)/1440" office:value-type="float" office:value="0.500141070070994">
            <text:p>12:00:12</text:p>
          </table:table-cell>
          <table:table-cell table:style-name="ce7" table:formula="of:=([.X360]*1440-[.W360]*4)/1440" office:value-type="float" office:value="0.29771530211251">
            <text:p>7:08:43</text:p>
          </table:table-cell>
          <table:table-cell table:style-name="ce7" table:formula="of:=([.X360]*1440+[.W360]*4)/1440" office:value-type="float" office:value="0.702566838029479">
            <text:p>16:51:42</text:p>
          </table:table-cell>
          <table:table-cell table:formula="of:=8*[.W360]" office:value-type="float" office:value="582.986211720435">
            <text:p>582.99</text:p>
          </table:table-cell>
          <table:table-cell table:formula="of:=MOD([.E360]*1440+[.V360]+4*[.$B$3]-60*[.$B$4];1440)" office:value-type="float" office:value="719.796859097769">
            <text:p>719.8</text:p>
          </table:table-cell>
          <table:table-cell table:formula="of:=IF([.AB360]/4&lt;0;[.AB360]/4+180;[.AB360]/4-180)" office:value-type="float" office:value="-0.0507852255578598">
            <text:p>-0.05</text:p>
          </table:table-cell>
          <table:table-cell table:formula="of:=DEGREES(ACOS(SIN(RADIANS([.$B$2]))*SIN(RADIANS([.T360]))+COS(RADIANS([.$B$2]))*COS(RADIANS([.T360]))*COS(RADIANS([.AC360]))))" office:value-type="float" office:value="59.3774440664606">
            <text:p>59.38</text:p>
          </table:table-cell>
          <table:table-cell table:formula="of:=90-[.AD360]" office:value-type="float" office:value="30.6225559335394">
            <text:p>30.62</text:p>
          </table:table-cell>
          <table:table-cell table:formula="of:=IF([.AE360]&gt;85;0;IF([.AE360]&gt;5;58.1/TAN(RADIANS([.AE360]))-0.07/POWER(TAN(RADIANS([.AE360]));3)+0.000086/POWER(TAN(RADIANS([.AE360]));5);IF([.AE360]&gt;-0.575;1735+[.AE360]*(-518.2+[.AE360]*(103.4+[.AE360]*(-12.79+[.AE360]*0.711)));-20.772/TAN(RADIANS([.AE360])))))/3600" office:value-type="float" office:value="0.0271714437349249">
            <text:p>0.03</text:p>
          </table:table-cell>
          <table:table-cell table:formula="of:=[.AE360]+[.AF360]" office:value-type="float" office:value="30.6497273772744">
            <text:p>30.65</text:p>
          </table:table-cell>
          <table:table-cell table:formula="of:=IF([.AC360]&gt;0;MOD(DEGREES(ACOS(((SIN(RADIANS([.$B$2]))*COS(RADIANS([.AD360])))-SIN(RADIANS([.T360])))/(COS(RADIANS([.$B$2]))*SIN(RADIANS([.AD360])))))+180;360);MOD(540-DEGREES(ACOS(((SIN(RADIANS([.$B$2]))*COS(RADIANS([.AD360])))-SIN(RADIANS([.T360])))/(COS(RADIANS([.$B$2]))*SIN(RADIANS([.AD360])))));360))" office:value-type="float" office:value="179.945829089671">
            <text:p>179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0]+1" office:value-type="date" office:date-value="2026-12-26">
            <text:p>12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1]+2415018.5+[.E361]-[.$B$4]/24" office:value-type="float" office:value="2461401.29166667">
            <text:p>2461401.29</text:p>
          </table:table-cell>
          <table:table-cell table:style-name="ce9" table:formula="of:=([.F361]-2451545)/36525" office:value-type="float" office:value="0.269850558977865">
            <text:p>0.26985056</text:p>
          </table:table-cell>
          <table:table-cell/>
          <table:table-cell table:formula="of:=MOD(280.46646+[.G361]*(36000.76983+[.G361]*0.0003032);360)" office:value-type="float" office:value="275.294344337768">
            <text:p>275.29</text:p>
          </table:table-cell>
          <table:table-cell table:formula="of:=357.52911+[.G361]*(35999.05029-0.0001537*[.G361])" office:value-type="float" office:value="10071.8929422364">
            <text:p>10071.89</text:p>
          </table:table-cell>
          <table:table-cell table:formula="of:=0.016708634-[.G361]*(0.000042037+0.0000001267*[.G361])" office:value-type="float" office:value="0.0166972810658439">
            <text:p>0.02</text:p>
          </table:table-cell>
          <table:table-cell table:formula="of:=SIN(RADIANS([.J361]))*(1.914602-[.G361]*(0.004817+0.000014*[.G361]))+SIN(RADIANS(2*[.J361]))*(0.019993-0.000101*[.G361])+SIN(RADIANS(3*[.J361]))*0.000289" office:value-type="float" office:value="-0.275513826589814">
            <text:p>-0.28</text:p>
          </table:table-cell>
          <table:table-cell table:formula="of:=[.I361]+[.L361]" office:value-type="float" office:value="275.018830511178">
            <text:p>275.02</text:p>
          </table:table-cell>
          <table:table-cell table:formula="of:=[.J361]+[.L361]" office:value-type="float" office:value="10071.6174284098">
            <text:p>10071.62</text:p>
          </table:table-cell>
          <table:table-cell table:formula="of:=(1.000001018*(1-[.K361]*[.K361]))/(1+[.K361]*COS(RADIANS([.N361])))" office:value-type="float" office:value="0.98347627291622">
            <text:p>0.98</text:p>
          </table:table-cell>
          <table:table-cell table:formula="of:=[.M361]-0.00569-0.00478*SIN(RADIANS(125.04-1934.136*[.G361]))" office:value-type="float" office:value="275.016009697908">
            <text:p>275.02</text:p>
          </table:table-cell>
          <table:table-cell table:formula="of:=23+(26+((21.448-[.G361]*(46.815+[.G361]*(0.00059-[.G361]*0.001813))))/60)/60" office:value-type="float" office:value="23.4357819274289">
            <text:p>23.44</text:p>
          </table:table-cell>
          <table:table-cell table:formula="of:=[.Q361]+0.00256*COS(RADIANS(125.04-1934.136*[.G361]))" office:value-type="float" office:value="23.4378294505965">
            <text:p>23.44</text:p>
          </table:table-cell>
          <table:table-cell table:formula="of:=DEGREES(ATAN2(COS(RADIANS([.P361]));COS(RADIANS([.R361]))*SIN(RADIANS([.P361]))))" office:value-type="float" office:value="-84.5355317607324">
            <text:p>-84.54</text:p>
          </table:table-cell>
          <table:table-cell table:formula="of:=DEGREES(ASIN(SIN(RADIANS([.R361]))*SIN(RADIANS([.P361]))))" office:value-type="float" office:value="-23.3427377538082">
            <text:p>-23.34</text:p>
          </table:table-cell>
          <table:table-cell table:formula="of:=TAN(RADIANS([.R361]/2))*TAN(RADIANS([.R361]/2))" office:value-type="float" office:value="0.0430290095661774">
            <text:p>0.04</text:p>
          </table:table-cell>
          <table:table-cell table:formula="of:=4*DEGREES([.U361]*SIN(2*RADIANS([.I361]))-2*[.K361]*SIN(RADIANS([.J361]))+4*[.K361]*[.U361]*SIN(RADIANS([.J361]))*COS(2*RADIANS([.I361]))-0.5*[.U361]*[.U361]*SIN(4*RADIANS([.I361]))-1.25*[.K361]*[.K361]*SIN(2*RADIANS([.J361])))" office:value-type="float" office:value="-0.695852153755496">
            <text:p>-0.7</text:p>
          </table:table-cell>
          <table:table-cell table:formula="of:=DEGREES(ACOS(COS(RADIANS(90.833))/(COS(RADIANS([.$B$2]))*COS(RADIANS([.T361])))-TAN(RADIANS([.$B$2]))*TAN(RADIANS([.T361]))))" office:value-type="float" office:value="72.9042573484786">
            <text:p>72.9</text:p>
          </table:table-cell>
          <table:table-cell table:style-name="ce7" table:formula="of:=(720-4*[.$B$3]-[.V361]+[.$B$4]*60)/1440" office:value-type="float" office:value="0.50048323066233">
            <text:p>12:00:42</text:p>
          </table:table-cell>
          <table:table-cell table:style-name="ce7" table:formula="of:=([.X361]*1440-[.W361]*4)/1440" office:value-type="float" office:value="0.297971404694334">
            <text:p>7:09:05</text:p>
          </table:table-cell>
          <table:table-cell table:style-name="ce7" table:formula="of:=([.X361]*1440+[.W361]*4)/1440" office:value-type="float" office:value="0.702995056630326">
            <text:p>16:52:19</text:p>
          </table:table-cell>
          <table:table-cell table:formula="of:=8*[.W361]" office:value-type="float" office:value="583.234058787829">
            <text:p>583.23</text:p>
          </table:table-cell>
          <table:table-cell table:formula="of:=MOD([.E361]*1440+[.V361]+4*[.$B$3]-60*[.$B$4];1440)" office:value-type="float" office:value="719.304147846245">
            <text:p>719.3</text:p>
          </table:table-cell>
          <table:table-cell table:formula="of:=IF([.AB361]/4&lt;0;[.AB361]/4+180;[.AB361]/4-180)" office:value-type="float" office:value="-0.17396303843887">
            <text:p>-0.17</text:p>
          </table:table-cell>
          <table:table-cell table:formula="of:=DEGREES(ACOS(SIN(RADIANS([.$B$2]))*SIN(RADIANS([.T361]))+COS(RADIANS([.$B$2]))*COS(RADIANS([.T361]))*COS(RADIANS([.AC361]))))" office:value-type="float" office:value="59.3429657965559">
            <text:p>59.34</text:p>
          </table:table-cell>
          <table:table-cell table:formula="of:=90-[.AD361]" office:value-type="float" office:value="30.6570342034441">
            <text:p>30.66</text:p>
          </table:table-cell>
          <table:table-cell table:formula="of:=IF([.AE361]&gt;85;0;IF([.AE361]&gt;5;58.1/TAN(RADIANS([.AE361]))-0.07/POWER(TAN(RADIANS([.AE361]));3)+0.000086/POWER(TAN(RADIANS([.AE361]));5);IF([.AE361]&gt;-0.575;1735+[.AE361]*(-518.2+[.AE361]*(103.4+[.AE361]*(-12.79+[.AE361]*0.711)));-20.772/TAN(RADIANS([.AE361])))))/3600" office:value-type="float" office:value="0.0271344353365013">
            <text:p>0.03</text:p>
          </table:table-cell>
          <table:table-cell table:formula="of:=[.AE361]+[.AF361]" office:value-type="float" office:value="30.6841686387806">
            <text:p>30.68</text:p>
          </table:table-cell>
          <table:table-cell table:formula="of:=IF([.AC361]&gt;0;MOD(DEGREES(ACOS(((SIN(RADIANS([.$B$2]))*COS(RADIANS([.AD361])))-SIN(RADIANS([.T361])))/(COS(RADIANS([.$B$2]))*SIN(RADIANS([.AD361])))))+180;360);MOD(540-DEGREES(ACOS(((SIN(RADIANS([.$B$2]))*COS(RADIANS([.AD361])))-SIN(RADIANS([.T361])))/(COS(RADIANS([.$B$2]))*SIN(RADIANS([.AD361])))));360))" office:value-type="float" office:value="179.814324681118">
            <text:p>179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1]+1" office:value-type="date" office:date-value="2026-12-27">
            <text:p>12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2]+2415018.5+[.E362]-[.$B$4]/24" office:value-type="float" office:value="2461402.29166667">
            <text:p>2461402.29</text:p>
          </table:table-cell>
          <table:table-cell table:style-name="ce9" table:formula="of:=([.F362]-2451545)/36525" office:value-type="float" office:value="0.269877937485736">
            <text:p>0.26987794</text:p>
          </table:table-cell>
          <table:table-cell/>
          <table:table-cell table:formula="of:=MOD(280.46646+[.G362]*(36000.76983+[.G362]*0.0003032);360)" office:value-type="float" office:value="276.279991702413">
            <text:p>276.28</text:p>
          </table:table-cell>
          <table:table-cell table:formula="of:=357.52911+[.G362]*(35999.05029-0.0001537*[.G362])" office:value-type="float" office:value="10072.8785425159">
            <text:p>10072.88</text:p>
          </table:table-cell>
          <table:table-cell table:formula="of:=0.016708634-[.G362]*(0.000042037+0.0000001267*[.G362])" office:value-type="float" office:value="0.0166972799130613">
            <text:p>0.02</text:p>
          </table:table-cell>
          <table:table-cell table:formula="of:=SIN(RADIANS([.J362]))*(1.914602-[.G362]*(0.004817+0.000014*[.G362]))+SIN(RADIANS(2*[.J362]))*(0.019993-0.000101*[.G362])+SIN(RADIANS(3*[.J362]))*0.000289" office:value-type="float" office:value="-0.242215375988982">
            <text:p>-0.24</text:p>
          </table:table-cell>
          <table:table-cell table:formula="of:=[.I362]+[.L362]" office:value-type="float" office:value="276.037776326424">
            <text:p>276.04</text:p>
          </table:table-cell>
          <table:table-cell table:formula="of:=[.J362]+[.L362]" office:value-type="float" office:value="10072.6363271399">
            <text:p>10072.64</text:p>
          </table:table-cell>
          <table:table-cell table:formula="of:=(1.000001018*(1-[.K362]*[.K362]))/(1+[.K362]*COS(RADIANS([.N362])))" office:value-type="float" office:value="0.983436924829135">
            <text:p>0.98</text:p>
          </table:table-cell>
          <table:table-cell table:formula="of:=[.M362]-0.00569-0.00478*SIN(RADIANS(125.04-1934.136*[.G362]))" office:value-type="float" office:value="276.034959045313">
            <text:p>276.03</text:p>
          </table:table-cell>
          <table:table-cell table:formula="of:=23+(26+((21.448-[.G362]*(46.815+[.G362]*(0.00059-[.G362]*0.001813))))/60)/60" office:value-type="float" office:value="23.4357815713948">
            <text:p>23.44</text:p>
          </table:table-cell>
          <table:table-cell table:formula="of:=[.Q362]+0.00256*COS(RADIANS(125.04-1934.136*[.G362]))" office:value-type="float" office:value="23.4378276735028">
            <text:p>23.44</text:p>
          </table:table-cell>
          <table:table-cell table:formula="of:=DEGREES(ATAN2(COS(RADIANS([.P362]));COS(RADIANS([.R362]))*SIN(RADIANS([.P362]))))" office:value-type="float" office:value="-83.4268880845468">
            <text:p>-83.43</text:p>
          </table:table-cell>
          <table:table-cell table:formula="of:=DEGREES(ASIN(SIN(RADIANS([.R362]))*SIN(RADIANS([.P362]))))" office:value-type="float" office:value="-23.3002396136952">
            <text:p>-23.3</text:p>
          </table:table-cell>
          <table:table-cell table:formula="of:=TAN(RADIANS([.R362]/2))*TAN(RADIANS([.R362]/2))" office:value-type="float" office:value="0.043029002855525">
            <text:p>0.04</text:p>
          </table:table-cell>
          <table:table-cell table:formula="of:=4*DEGREES([.U362]*SIN(2*RADIANS([.I362]))-2*[.K362]*SIN(RADIANS([.J362]))+4*[.K362]*[.U362]*SIN(RADIANS([.J362]))*COS(2*RADIANS([.I362]))-0.5*[.U362]*[.U362]*SIN(4*RADIANS([.I362]))-1.25*[.K362]*[.K362]*SIN(2*RADIANS([.J362])))" office:value-type="float" office:value="-1.18639464841378">
            <text:p>-1.19</text:p>
          </table:table-cell>
          <table:table-cell table:formula="of:=DEGREES(ACOS(COS(RADIANS(90.833))/(COS(RADIANS([.$B$2]))*COS(RADIANS([.T362])))-TAN(RADIANS([.$B$2]))*TAN(RADIANS([.T362]))))" office:value-type="float" office:value="72.942186428449">
            <text:p>72.94</text:p>
          </table:table-cell>
          <table:table-cell table:style-name="ce7" table:formula="of:=(720-4*[.$B$3]-[.V362]+[.$B$4]*60)/1440" office:value-type="float" office:value="0.50082388517251">
            <text:p>12:01:11</text:p>
          </table:table-cell>
          <table:table-cell table:style-name="ce7" table:formula="of:=([.X362]*1440-[.W362]*4)/1440" office:value-type="float" office:value="0.29820670064904">
            <text:p>7:09:25</text:p>
          </table:table-cell>
          <table:table-cell table:style-name="ce7" table:formula="of:=([.X362]*1440+[.W362]*4)/1440" office:value-type="float" office:value="0.703441069695979">
            <text:p>16:52:57</text:p>
          </table:table-cell>
          <table:table-cell table:formula="of:=8*[.W362]" office:value-type="float" office:value="583.537491427592">
            <text:p>583.54</text:p>
          </table:table-cell>
          <table:table-cell table:formula="of:=MOD([.E362]*1440+[.V362]+4*[.$B$3]-60*[.$B$4];1440)" office:value-type="float" office:value="718.813605351586">
            <text:p>718.81</text:p>
          </table:table-cell>
          <table:table-cell table:formula="of:=IF([.AB362]/4&lt;0;[.AB362]/4+180;[.AB362]/4-180)" office:value-type="float" office:value="-0.296598662103435">
            <text:p>-0.3</text:p>
          </table:table-cell>
          <table:table-cell table:formula="of:=DEGREES(ACOS(SIN(RADIANS([.$B$2]))*SIN(RADIANS([.T362]))+COS(RADIANS([.$B$2]))*COS(RADIANS([.T362]))*COS(RADIANS([.AC362]))))" office:value-type="float" office:value="59.300903003867">
            <text:p>59.3</text:p>
          </table:table-cell>
          <table:table-cell table:formula="of:=90-[.AD362]" office:value-type="float" office:value="30.699096996133">
            <text:p>30.7</text:p>
          </table:table-cell>
          <table:table-cell table:formula="of:=IF([.AE362]&gt;85;0;IF([.AE362]&gt;5;58.1/TAN(RADIANS([.AE362]))-0.07/POWER(TAN(RADIANS([.AE362]));3)+0.000086/POWER(TAN(RADIANS([.AE362]));5);IF([.AE362]&gt;-0.575;1735+[.AE362]*(-518.2+[.AE362]*(103.4+[.AE362]*(-12.79+[.AE362]*0.711)));-20.772/TAN(RADIANS([.AE362])))))/3600" office:value-type="float" office:value="0.0270893860563243">
            <text:p>0.03</text:p>
          </table:table-cell>
          <table:table-cell table:formula="of:=[.AE362]+[.AF362]" office:value-type="float" office:value="30.7261863821894">
            <text:p>30.73</text:p>
          </table:table-cell>
          <table:table-cell table:formula="of:=IF([.AC362]&gt;0;MOD(DEGREES(ACOS(((SIN(RADIANS([.$B$2]))*COS(RADIANS([.AD362])))-SIN(RADIANS([.T362])))/(COS(RADIANS([.$B$2]))*SIN(RADIANS([.AD362])))))+180;360);MOD(540-DEGREES(ACOS(((SIN(RADIANS([.$B$2]))*COS(RADIANS([.AD362])))-SIN(RADIANS([.T362])))/(COS(RADIANS([.$B$2]))*SIN(RADIANS([.AD362])))));360))" office:value-type="float" office:value="179.683193138388">
            <text:p>179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2]+1" office:value-type="date" office:date-value="2026-12-28">
            <text:p>12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3]+2415018.5+[.E363]-[.$B$4]/24" office:value-type="float" office:value="2461403.29166667">
            <text:p>2461403.29</text:p>
          </table:table-cell>
          <table:table-cell table:style-name="ce9" table:formula="of:=([.F363]-2451545)/36525" office:value-type="float" office:value="0.269905315993607">
            <text:p>0.26990532</text:p>
          </table:table-cell>
          <table:table-cell/>
          <table:table-cell table:formula="of:=MOD(280.46646+[.G363]*(36000.76983+[.G363]*0.0003032);360)" office:value-type="float" office:value="277.26563906706">
            <text:p>277.27</text:p>
          </table:table-cell>
          <table:table-cell table:formula="of:=357.52911+[.G363]*(35999.05029-0.0001537*[.G363])" office:value-type="float" office:value="10073.8641427953">
            <text:p>10073.86</text:p>
          </table:table-cell>
          <table:table-cell table:formula="of:=0.016708634-[.G363]*(0.000042037+0.0000001267*[.G363])" office:value-type="float" office:value="0.0166972787602785">
            <text:p>0.02</text:p>
          </table:table-cell>
          <table:table-cell table:formula="of:=SIN(RADIANS([.J363]))*(1.914602-[.G363]*(0.004817+0.000014*[.G363]))+SIN(RADIANS(2*[.J363]))*(0.019993-0.000101*[.G363])+SIN(RADIANS(3*[.J363]))*0.000289" office:value-type="float" office:value="-0.20884064909553">
            <text:p>-0.21</text:p>
          </table:table-cell>
          <table:table-cell table:formula="of:=[.I363]+[.L363]" office:value-type="float" office:value="277.056798417964">
            <text:p>277.06</text:p>
          </table:table-cell>
          <table:table-cell table:formula="of:=[.J363]+[.L363]" office:value-type="float" office:value="10073.6553021462">
            <text:p>10073.66</text:p>
          </table:table-cell>
          <table:table-cell table:formula="of:=(1.000001018*(1-[.K363]*[.K363]))/(1+[.K363]*COS(RADIANS([.N363])))" office:value-type="float" office:value="0.983402643173967">
            <text:p>0.98</text:p>
          </table:table-cell>
          <table:table-cell table:formula="of:=[.M363]-0.00569-0.00478*SIN(RADIANS(125.04-1934.136*[.G363]))" office:value-type="float" office:value="277.053984666558">
            <text:p>277.05</text:p>
          </table:table-cell>
          <table:table-cell table:formula="of:=23+(26+((21.448-[.G363]*(46.815+[.G363]*(0.00059-[.G363]*0.001813))))/60)/60" office:value-type="float" office:value="23.4357812153607">
            <text:p>23.44</text:p>
          </table:table-cell>
          <table:table-cell table:formula="of:=[.Q363]+0.00256*COS(RADIANS(125.04-1934.136*[.G363]))" office:value-type="float" office:value="23.4378258946613">
            <text:p>23.44</text:p>
          </table:table-cell>
          <table:table-cell table:formula="of:=DEGREES(ATAN2(COS(RADIANS([.P363]));COS(RADIANS([.R363]))*SIN(RADIANS([.P363]))))" office:value-type="float" office:value="-82.3189343895593">
            <text:p>-82.32</text:p>
          </table:table-cell>
          <table:table-cell table:formula="of:=DEGREES(ASIN(SIN(RADIANS([.R363]))*SIN(RADIANS([.P363]))))" office:value-type="float" office:value="-23.249949685596">
            <text:p>-23.25</text:p>
          </table:table-cell>
          <table:table-cell table:formula="of:=TAN(RADIANS([.R363]/2))*TAN(RADIANS([.R363]/2))" office:value-type="float" office:value="0.0430289961382733">
            <text:p>0.04</text:p>
          </table:table-cell>
          <table:table-cell table:formula="of:=4*DEGREES([.U363]*SIN(2*RADIANS([.I363]))-2*[.K363]*SIN(RADIANS([.J363]))+4*[.K363]*[.U363]*SIN(RADIANS([.J363]))*COS(2*RADIANS([.I363]))-0.5*[.U363]*[.U363]*SIN(4*RADIANS([.I363]))-1.25*[.K363]*[.K363]*SIN(2*RADIANS([.J363])))" office:value-type="float" office:value="-1.67422614561094">
            <text:p>-1.67</text:p>
          </table:table-cell>
          <table:table-cell table:formula="of:=DEGREES(ACOS(COS(RADIANS(90.833))/(COS(RADIANS([.$B$2]))*COS(RADIANS([.T363])))-TAN(RADIANS([.$B$2]))*TAN(RADIANS([.T363]))))" office:value-type="float" office:value="72.9870291915795">
            <text:p>72.99</text:p>
          </table:table-cell>
          <table:table-cell table:style-name="ce7" table:formula="of:=(720-4*[.$B$3]-[.V363]+[.$B$4]*60)/1440" office:value-type="float" office:value="0.501162657045563">
            <text:p>12:01:40</text:p>
          </table:table-cell>
          <table:table-cell table:style-name="ce7" table:formula="of:=([.X363]*1440-[.W363]*4)/1440" office:value-type="float" office:value="0.298420909291176">
            <text:p>7:09:44</text:p>
          </table:table-cell>
          <table:table-cell table:style-name="ce7" table:formula="of:=([.X363]*1440+[.W363]*4)/1440" office:value-type="float" office:value="0.70390440479995">
            <text:p>16:53:37</text:p>
          </table:table-cell>
          <table:table-cell table:formula="of:=8*[.W363]" office:value-type="float" office:value="583.896233532636">
            <text:p>583.9</text:p>
          </table:table-cell>
          <table:table-cell table:formula="of:=MOD([.E363]*1440+[.V363]+4*[.$B$3]-60*[.$B$4];1440)" office:value-type="float" office:value="718.325773854389">
            <text:p>718.33</text:p>
          </table:table-cell>
          <table:table-cell table:formula="of:=IF([.AB363]/4&lt;0;[.AB363]/4+180;[.AB363]/4-180)" office:value-type="float" office:value="-0.418556536402747">
            <text:p>-0.42</text:p>
          </table:table-cell>
          <table:table-cell table:formula="of:=DEGREES(ACOS(SIN(RADIANS([.$B$2]))*SIN(RADIANS([.T363]))+COS(RADIANS([.$B$2]))*COS(RADIANS([.T363]))*COS(RADIANS([.AC363]))))" office:value-type="float" office:value="59.2512719764494">
            <text:p>59.25</text:p>
          </table:table-cell>
          <table:table-cell table:formula="of:=90-[.AD363]" office:value-type="float" office:value="30.7487280235506">
            <text:p>30.75</text:p>
          </table:table-cell>
          <table:table-cell table:formula="of:=IF([.AE363]&gt;85;0;IF([.AE363]&gt;5;58.1/TAN(RADIANS([.AE363]))-0.07/POWER(TAN(RADIANS([.AE363]));3)+0.000086/POWER(TAN(RADIANS([.AE363]));5);IF([.AE363]&gt;-0.575;1735+[.AE363]*(-518.2+[.AE363]*(103.4+[.AE363]*(-12.79+[.AE363]*0.711)));-20.772/TAN(RADIANS([.AE363])))))/3600" office:value-type="float" office:value="0.0270363722750707">
            <text:p>0.03</text:p>
          </table:table-cell>
          <table:table-cell table:formula="of:=[.AE363]+[.AF363]" office:value-type="float" office:value="30.7757643958257">
            <text:p>30.78</text:p>
          </table:table-cell>
          <table:table-cell table:formula="of:=IF([.AC363]&gt;0;MOD(DEGREES(ACOS(((SIN(RADIANS([.$B$2]))*COS(RADIANS([.AD363])))-SIN(RADIANS([.T363])))/(COS(RADIANS([.$B$2]))*SIN(RADIANS([.AD363])))))+180;360);MOD(540-DEGREES(ACOS(((SIN(RADIANS([.$B$2]))*COS(RADIANS([.AD363])))-SIN(RADIANS([.T363])))/(COS(RADIANS([.$B$2]))*SIN(RADIANS([.AD363])))));360))" office:value-type="float" office:value="179.552526468965">
            <text:p>179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3]+1" office:value-type="date" office:date-value="2026-12-29">
            <text:p>12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4]+2415018.5+[.E364]-[.$B$4]/24" office:value-type="float" office:value="2461404.29166667">
            <text:p>2461404.29</text:p>
          </table:table-cell>
          <table:table-cell table:style-name="ce9" table:formula="of:=([.F364]-2451545)/36525" office:value-type="float" office:value="0.269932694501479">
            <text:p>0.26993269</text:p>
          </table:table-cell>
          <table:table-cell/>
          <table:table-cell table:formula="of:=MOD(280.46646+[.G364]*(36000.76983+[.G364]*0.0003032);360)" office:value-type="float" office:value="278.251286431705">
            <text:p>278.25</text:p>
          </table:table-cell>
          <table:table-cell table:formula="of:=357.52911+[.G364]*(35999.05029-0.0001537*[.G364])" office:value-type="float" office:value="10074.8497430748">
            <text:p>10074.85</text:p>
          </table:table-cell>
          <table:table-cell table:formula="of:=0.016708634-[.G364]*(0.000042037+0.0000001267*[.G364])" office:value-type="float" office:value="0.0166972776074956">
            <text:p>0.02</text:p>
          </table:table-cell>
          <table:table-cell table:formula="of:=SIN(RADIANS([.J364]))*(1.914602-[.G364]*(0.004817+0.000014*[.G364]))+SIN(RADIANS(2*[.J364]))*(0.019993-0.000101*[.G364])+SIN(RADIANS(3*[.J364]))*0.000289" office:value-type="float" office:value="-0.175400148130963">
            <text:p>-0.18</text:p>
          </table:table-cell>
          <table:table-cell table:formula="of:=[.I364]+[.L364]" office:value-type="float" office:value="278.075886283574">
            <text:p>278.08</text:p>
          </table:table-cell>
          <table:table-cell table:formula="of:=[.J364]+[.L364]" office:value-type="float" office:value="10074.6743429267">
            <text:p>10074.67</text:p>
          </table:table-cell>
          <table:table-cell table:formula="of:=(1.000001018*(1-[.K364]*[.K364]))/(1+[.K364]*COS(RADIANS([.N364])))" office:value-type="float" office:value="0.983373439145877">
            <text:p>0.98</text:p>
          </table:table-cell>
          <table:table-cell table:formula="of:=[.M364]-0.00569-0.00478*SIN(RADIANS(125.04-1934.136*[.G364]))" office:value-type="float" office:value="278.073076059416">
            <text:p>278.07</text:p>
          </table:table-cell>
          <table:table-cell table:formula="of:=23+(26+((21.448-[.G364]*(46.815+[.G364]*(0.00059-[.G364]*0.001813))))/60)/60" office:value-type="float" office:value="23.4357808593267">
            <text:p>23.44</text:p>
          </table:table-cell>
          <table:table-cell table:formula="of:=[.Q364]+0.00256*COS(RADIANS(125.04-1934.136*[.G364]))" office:value-type="float" office:value="23.4378241140734">
            <text:p>23.44</text:p>
          </table:table-cell>
          <table:table-cell table:formula="of:=DEGREES(ATAN2(COS(RADIANS([.P364]));COS(RADIANS([.R364]))*SIN(RADIANS([.P364]))))" office:value-type="float" office:value="-81.2118089740281">
            <text:p>-81.21</text:p>
          </table:table-cell>
          <table:table-cell table:formula="of:=DEGREES(ASIN(SIN(RADIANS([.R364]))*SIN(RADIANS([.P364]))))" office:value-type="float" office:value="-23.1918915367058">
            <text:p>-23.19</text:p>
          </table:table-cell>
          <table:table-cell table:formula="of:=TAN(RADIANS([.R364]/2))*TAN(RADIANS([.R364]/2))" office:value-type="float" office:value="0.043028989414427">
            <text:p>0.04</text:p>
          </table:table-cell>
          <table:table-cell table:formula="of:=4*DEGREES([.U364]*SIN(2*RADIANS([.I364]))-2*[.K364]*SIN(RADIANS([.J364]))+4*[.K364]*[.U364]*SIN(RADIANS([.J364]))*COS(2*RADIANS([.I364]))-0.5*[.U364]*[.U364]*SIN(4*RADIANS([.I364]))-1.25*[.K364]*[.K364]*SIN(2*RADIANS([.J364])))" office:value-type="float" office:value="-2.15880952822571">
            <text:p>-2.16</text:p>
          </table:table-cell>
          <table:table-cell table:formula="of:=DEGREES(ACOS(COS(RADIANS(90.833))/(COS(RADIANS([.$B$2]))*COS(RADIANS([.T364])))-TAN(RADIANS([.$B$2]))*TAN(RADIANS([.T364]))))" office:value-type="float" office:value="73.0387445105165">
            <text:p>73.04</text:p>
          </table:table-cell>
          <table:table-cell table:style-name="ce7" table:formula="of:=(720-4*[.$B$3]-[.V364]+[.$B$4]*60)/1440" office:value-type="float" office:value="0.50149917328349">
            <text:p>12:02:10</text:p>
          </table:table-cell>
          <table:table-cell table:style-name="ce7" table:formula="of:=([.X364]*1440-[.W364]*4)/1440" office:value-type="float" office:value="0.298613771865389">
            <text:p>7:10:00</text:p>
          </table:table-cell>
          <table:table-cell table:style-name="ce7" table:formula="of:=([.X364]*1440+[.W364]*4)/1440" office:value-type="float" office:value="0.704384574701592">
            <text:p>16:54:19</text:p>
          </table:table-cell>
          <table:table-cell table:formula="of:=8*[.W364]" office:value-type="float" office:value="584.309956084132">
            <text:p>584.31</text:p>
          </table:table-cell>
          <table:table-cell table:formula="of:=MOD([.E364]*1440+[.V364]+4*[.$B$3]-60*[.$B$4];1440)" office:value-type="float" office:value="717.841190471774">
            <text:p>717.84</text:p>
          </table:table-cell>
          <table:table-cell table:formula="of:=IF([.AB364]/4&lt;0;[.AB364]/4+180;[.AB364]/4-180)" office:value-type="float" office:value="-0.539702382056419">
            <text:p>-0.54</text:p>
          </table:table-cell>
          <table:table-cell table:formula="of:=DEGREES(ACOS(SIN(RADIANS([.$B$2]))*SIN(RADIANS([.T364]))+COS(RADIANS([.$B$2]))*COS(RADIANS([.T364]))*COS(RADIANS([.AC364]))))" office:value-type="float" office:value="59.1940923087417">
            <text:p>59.19</text:p>
          </table:table-cell>
          <table:table-cell table:formula="of:=90-[.AD364]" office:value-type="float" office:value="30.8059076912583">
            <text:p>30.81</text:p>
          </table:table-cell>
          <table:table-cell table:formula="of:=IF([.AE364]&gt;85;0;IF([.AE364]&gt;5;58.1/TAN(RADIANS([.AE364]))-0.07/POWER(TAN(RADIANS([.AE364]));3)+0.000086/POWER(TAN(RADIANS([.AE364]));5);IF([.AE364]&gt;-0.575;1735+[.AE364]*(-518.2+[.AE364]*(103.4+[.AE364]*(-12.79+[.AE364]*0.711)));-20.772/TAN(RADIANS([.AE364])))))/3600" office:value-type="float" office:value="0.0269754837842077">
            <text:p>0.03</text:p>
          </table:table-cell>
          <table:table-cell table:formula="of:=[.AE364]+[.AF364]" office:value-type="float" office:value="30.8328831750425">
            <text:p>30.83</text:p>
          </table:table-cell>
          <table:table-cell table:formula="of:=IF([.AC364]&gt;0;MOD(DEGREES(ACOS(((SIN(RADIANS([.$B$2]))*COS(RADIANS([.AD364])))-SIN(RADIANS([.T364])))/(COS(RADIANS([.$B$2]))*SIN(RADIANS([.AD364])))))+180;360);MOD(540-DEGREES(ACOS(((SIN(RADIANS([.$B$2]))*COS(RADIANS([.AD364])))-SIN(RADIANS([.T364])))/(COS(RADIANS([.$B$2]))*SIN(RADIANS([.AD364])))));360))" office:value-type="float" office:value="179.42241636631">
            <text:p>179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4]+1" office:value-type="date" office:date-value="2026-12-30">
            <text:p>12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5]+2415018.5+[.E365]-[.$B$4]/24" office:value-type="float" office:value="2461405.29166667">
            <text:p>2461405.29</text:p>
          </table:table-cell>
          <table:table-cell table:style-name="ce9" table:formula="of:=([.F365]-2451545)/36525" office:value-type="float" office:value="0.26996007300935">
            <text:p>0.26996007</text:p>
          </table:table-cell>
          <table:table-cell/>
          <table:table-cell table:formula="of:=MOD(280.46646+[.G365]*(36000.76983+[.G365]*0.0003032);360)" office:value-type="float" office:value="279.236933796352">
            <text:p>279.24</text:p>
          </table:table-cell>
          <table:table-cell table:formula="of:=357.52911+[.G365]*(35999.05029-0.0001537*[.G365])" office:value-type="float" office:value="10075.8353433543">
            <text:p>10075.84</text:p>
          </table:table-cell>
          <table:table-cell table:formula="of:=0.016708634-[.G365]*(0.000042037+0.0000001267*[.G365])" office:value-type="float" office:value="0.0166972764547124">
            <text:p>0.02</text:p>
          </table:table-cell>
          <table:table-cell table:formula="of:=SIN(RADIANS([.J365]))*(1.914602-[.G365]*(0.004817+0.000014*[.G365]))+SIN(RADIANS(2*[.J365]))*(0.019993-0.000101*[.G365])+SIN(RADIANS(3*[.J365]))*0.000289" office:value-type="float" office:value="-0.141904399810488">
            <text:p>-0.14</text:p>
          </table:table-cell>
          <table:table-cell table:formula="of:=[.I365]+[.L365]" office:value-type="float" office:value="279.095029396541">
            <text:p>279.1</text:p>
          </table:table-cell>
          <table:table-cell table:formula="of:=[.J365]+[.L365]" office:value-type="float" office:value="10075.6934389544">
            <text:p>10075.69</text:p>
          </table:table-cell>
          <table:table-cell table:formula="of:=(1.000001018*(1-[.K365]*[.K365]))/(1+[.K365]*COS(RADIANS([.N365])))" office:value-type="float" office:value="0.983349322283561">
            <text:p>0.98</text:p>
          </table:table-cell>
          <table:table-cell table:formula="of:=[.M365]-0.00569-0.00478*SIN(RADIANS(125.04-1934.136*[.G365]))" office:value-type="float" office:value="279.092222697171">
            <text:p>279.09</text:p>
          </table:table-cell>
          <table:table-cell table:formula="of:=23+(26+((21.448-[.G365]*(46.815+[.G365]*(0.00059-[.G365]*0.001813))))/60)/60" office:value-type="float" office:value="23.4357805032926">
            <text:p>23.44</text:p>
          </table:table-cell>
          <table:table-cell table:formula="of:=[.Q365]+0.00256*COS(RADIANS(125.04-1934.136*[.G365]))" office:value-type="float" office:value="23.4378223317401">
            <text:p>23.44</text:p>
          </table:table-cell>
          <table:table-cell table:formula="of:=DEGREES(ATAN2(COS(RADIANS([.P365]));COS(RADIANS([.R365]))*SIN(RADIANS([.P365]))))" office:value-type="float" office:value="-80.1056484194399">
            <text:p>-80.11</text:p>
          </table:table-cell>
          <table:table-cell table:formula="of:=DEGREES(ASIN(SIN(RADIANS([.R365]))*SIN(RADIANS([.P365]))))" office:value-type="float" office:value="-23.1260928000083">
            <text:p>-23.13</text:p>
          </table:table-cell>
          <table:table-cell table:formula="of:=TAN(RADIANS([.R365]/2))*TAN(RADIANS([.R365]/2))" office:value-type="float" office:value="0.0430289826839907">
            <text:p>0.04</text:p>
          </table:table-cell>
          <table:table-cell table:formula="of:=4*DEGREES([.U365]*SIN(2*RADIANS([.I365]))-2*[.K365]*SIN(RADIANS([.J365]))+4*[.K365]*[.U365]*SIN(RADIANS([.J365]))*COS(2*RADIANS([.I365]))-0.5*[.U365]*[.U365]*SIN(4*RADIANS([.I365]))-1.25*[.K365]*[.K365]*SIN(2*RADIANS([.J365])))" office:value-type="float" office:value="-2.63961369016461">
            <text:p>-2.64</text:p>
          </table:table-cell>
          <table:table-cell table:formula="of:=DEGREES(ACOS(COS(RADIANS(90.833))/(COS(RADIANS([.$B$2]))*COS(RADIANS([.T365])))-TAN(RADIANS([.$B$2]))*TAN(RADIANS([.T365]))))" office:value-type="float" office:value="73.0972847859272">
            <text:p>73.1</text:p>
          </table:table-cell>
          <table:table-cell table:style-name="ce7" table:formula="of:=(720-4*[.$B$3]-[.V365]+[.$B$4]*60)/1440" office:value-type="float" office:value="0.501833065062614">
            <text:p>12:02:38</text:p>
          </table:table-cell>
          <table:table-cell table:style-name="ce7" table:formula="of:=([.X365]*1440-[.W365]*4)/1440" office:value-type="float" office:value="0.298785051768372">
            <text:p>7:10:15</text:p>
          </table:table-cell>
          <table:table-cell table:style-name="ce7" table:formula="of:=([.X365]*1440+[.W365]*4)/1440" office:value-type="float" office:value="0.704881078356857">
            <text:p>16:55:02</text:p>
          </table:table-cell>
          <table:table-cell table:formula="of:=8*[.W365]" office:value-type="float" office:value="584.778278287418">
            <text:p>584.78</text:p>
          </table:table-cell>
          <table:table-cell table:formula="of:=MOD([.E365]*1440+[.V365]+4*[.$B$3]-60*[.$B$4];1440)" office:value-type="float" office:value="717.360386309835">
            <text:p>717.36</text:p>
          </table:table-cell>
          <table:table-cell table:formula="of:=IF([.AB365]/4&lt;0;[.AB365]/4+180;[.AB365]/4-180)" office:value-type="float" office:value="-0.659903422541163">
            <text:p>-0.66</text:p>
          </table:table-cell>
          <table:table-cell table:formula="of:=DEGREES(ACOS(SIN(RADIANS([.$B$2]))*SIN(RADIANS([.T365]))+COS(RADIANS([.$B$2]))*COS(RADIANS([.T365]))*COS(RADIANS([.AC365]))))" office:value-type="float" office:value="59.1293868805043">
            <text:p>59.13</text:p>
          </table:table-cell>
          <table:table-cell table:formula="of:=90-[.AD365]" office:value-type="float" office:value="30.8706131194957">
            <text:p>30.87</text:p>
          </table:table-cell>
          <table:table-cell table:formula="of:=IF([.AE365]&gt;85;0;IF([.AE365]&gt;5;58.1/TAN(RADIANS([.AE365]))-0.07/POWER(TAN(RADIANS([.AE365]));3)+0.000086/POWER(TAN(RADIANS([.AE365]));5);IF([.AE365]&gt;-0.575;1735+[.AE365]*(-518.2+[.AE365]*(103.4+[.AE365]*(-12.79+[.AE365]*0.711)));-20.772/TAN(RADIANS([.AE365])))))/3600" office:value-type="float" office:value="0.0269068233769231">
            <text:p>0.03</text:p>
          </table:table-cell>
          <table:table-cell table:formula="of:=[.AE365]+[.AF365]" office:value-type="float" office:value="30.8975199428726">
            <text:p>30.9</text:p>
          </table:table-cell>
          <table:table-cell table:formula="of:=IF([.AC365]&gt;0;MOD(DEGREES(ACOS(((SIN(RADIANS([.$B$2]))*COS(RADIANS([.AD365])))-SIN(RADIANS([.T365])))/(COS(RADIANS([.$B$2]))*SIN(RADIANS([.AD365])))))+180;360);MOD(540-DEGREES(ACOS(((SIN(RADIANS([.$B$2]))*COS(RADIANS([.AD365])))-SIN(RADIANS([.T365])))/(COS(RADIANS([.$B$2]))*SIN(RADIANS([.AD365])))));360))" office:value-type="float" office:value="179.292954164359">
            <text:p>179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5]+1" office:value-type="date" office:date-value="2026-12-31">
            <text:p>12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6]+2415018.5+[.E366]-[.$B$4]/24" office:value-type="float" office:value="2461406.29166667">
            <text:p>2461406.29</text:p>
          </table:table-cell>
          <table:table-cell table:style-name="ce9" table:formula="of:=([.F366]-2451545)/36525" office:value-type="float" office:value="0.269987451517221">
            <text:p>0.26998745</text:p>
          </table:table-cell>
          <table:table-cell/>
          <table:table-cell table:formula="of:=MOD(280.46646+[.G366]*(36000.76983+[.G366]*0.0003032);360)" office:value-type="float" office:value="280.222581160999">
            <text:p>280.22</text:p>
          </table:table-cell>
          <table:table-cell table:formula="of:=357.52911+[.G366]*(35999.05029-0.0001537*[.G366])" office:value-type="float" office:value="10076.8209436337">
            <text:p>10076.82</text:p>
          </table:table-cell>
          <table:table-cell table:formula="of:=0.016708634-[.G366]*(0.000042037+0.0000001267*[.G366])" office:value-type="float" office:value="0.0166972753019291">
            <text:p>0.02</text:p>
          </table:table-cell>
          <table:table-cell table:formula="of:=SIN(RADIANS([.J366]))*(1.914602-[.G366]*(0.004817+0.000014*[.G366]))+SIN(RADIANS(2*[.J366]))*(0.019993-0.000101*[.G366])+SIN(RADIANS(3*[.J366]))*0.000289" office:value-type="float" office:value="-0.108363951431088">
            <text:p>-0.11</text:p>
          </table:table-cell>
          <table:table-cell table:formula="of:=[.I366]+[.L366]" office:value-type="float" office:value="280.114217209568">
            <text:p>280.11</text:p>
          </table:table-cell>
          <table:table-cell table:formula="of:=[.J366]+[.L366]" office:value-type="float" office:value="10076.7125796823">
            <text:p>10076.71</text:p>
          </table:table-cell>
          <table:table-cell table:formula="of:=(1.000001018*(1-[.K366]*[.K366]))/(1+[.K366]*COS(RADIANS([.N366])))" office:value-type="float" office:value="0.983330300465269">
            <text:p>0.98</text:p>
          </table:table-cell>
          <table:table-cell table:formula="of:=[.M366]-0.00569-0.00478*SIN(RADIANS(125.04-1934.136*[.G366]))" office:value-type="float" office:value="280.111414032523">
            <text:p>280.11</text:p>
          </table:table-cell>
          <table:table-cell table:formula="of:=23+(26+((21.448-[.G366]*(46.815+[.G366]*(0.00059-[.G366]*0.001813))))/60)/60" office:value-type="float" office:value="23.4357801472585">
            <text:p>23.44</text:p>
          </table:table-cell>
          <table:table-cell table:formula="of:=[.Q366]+0.00256*COS(RADIANS(125.04-1934.136*[.G366]))" office:value-type="float" office:value="23.4378205476627">
            <text:p>23.44</text:p>
          </table:table-cell>
          <table:table-cell table:formula="of:=DEGREES(ATAN2(COS(RADIANS([.P366]));COS(RADIANS([.R366]))*SIN(RADIANS([.P366]))))" office:value-type="float" office:value="-79.000587336963">
            <text:p>-79</text:p>
          </table:table-cell>
          <table:table-cell table:formula="of:=DEGREES(ASIN(SIN(RADIANS([.R366]))*SIN(RADIANS([.P366]))))" office:value-type="float" office:value="-23.0525851282085">
            <text:p>-23.05</text:p>
          </table:table-cell>
          <table:table-cell table:formula="of:=TAN(RADIANS([.R366]/2))*TAN(RADIANS([.R366]/2))" office:value-type="float" office:value="0.043028975946969">
            <text:p>0.04</text:p>
          </table:table-cell>
          <table:table-cell table:formula="of:=4*DEGREES([.U366]*SIN(2*RADIANS([.I366]))-2*[.K366]*SIN(RADIANS([.J366]))+4*[.K366]*[.U366]*SIN(RADIANS([.J366]))*COS(2*RADIANS([.I366]))-0.5*[.U366]*[.U366]*SIN(4*RADIANS([.I366]))-1.25*[.K366]*[.K366]*SIN(2*RADIANS([.J366])))" office:value-type="float" office:value="-3.11611440801584">
            <text:p>-3.12</text:p>
          </table:table-cell>
          <table:table-cell table:formula="of:=DEGREES(ACOS(COS(RADIANS(90.833))/(COS(RADIANS([.$B$2]))*COS(RADIANS([.T366])))-TAN(RADIANS([.$B$2]))*TAN(RADIANS([.T366]))))" office:value-type="float" office:value="73.1625961096515">
            <text:p>73.16</text:p>
          </table:table-cell>
          <table:table-cell table:style-name="ce7" table:formula="of:=(720-4*[.$B$3]-[.V366]+[.$B$4]*60)/1440" office:value-type="float" office:value="0.5021639683389">
            <text:p>12:03:07</text:p>
          </table:table-cell>
          <table:table-cell table:style-name="ce7" table:formula="of:=([.X366]*1440-[.W366]*4)/1440" office:value-type="float" office:value="0.298934534700979">
            <text:p>7:10:28</text:p>
          </table:table-cell>
          <table:table-cell table:style-name="ce7" table:formula="of:=([.X366]*1440+[.W366]*4)/1440" office:value-type="float" office:value="0.705393401976821">
            <text:p>16:55:46</text:p>
          </table:table-cell>
          <table:table-cell table:formula="of:=8*[.W366]" office:value-type="float" office:value="585.300768877212">
            <text:p>585.3</text:p>
          </table:table-cell>
          <table:table-cell table:formula="of:=MOD([.E366]*1440+[.V366]+4*[.$B$3]-60*[.$B$4];1440)" office:value-type="float" office:value="716.883885591984">
            <text:p>716.88</text:p>
          </table:table-cell>
          <table:table-cell table:formula="of:=IF([.AB366]/4&lt;0;[.AB366]/4+180;[.AB366]/4-180)" office:value-type="float" office:value="-0.779028602003962">
            <text:p>-0.78</text:p>
          </table:table-cell>
          <table:table-cell table:formula="of:=DEGREES(ACOS(SIN(RADIANS([.$B$2]))*SIN(RADIANS([.T366]))+COS(RADIANS([.$B$2]))*COS(RADIANS([.T366]))*COS(RADIANS([.AC366]))))" office:value-type="float" office:value="59.0571818320143">
            <text:p>59.06</text:p>
          </table:table-cell>
          <table:table-cell table:formula="of:=90-[.AD366]" office:value-type="float" office:value="30.9428181679857">
            <text:p>30.94</text:p>
          </table:table-cell>
          <table:table-cell table:formula="of:=IF([.AE366]&gt;85;0;IF([.AE366]&gt;5;58.1/TAN(RADIANS([.AE366]))-0.07/POWER(TAN(RADIANS([.AE366]));3)+0.000086/POWER(TAN(RADIANS([.AE366]));5);IF([.AE366]&gt;-0.575;1735+[.AE366]*(-518.2+[.AE366]*(103.4+[.AE366]*(-12.79+[.AE366]*0.711)));-20.772/TAN(RADIANS([.AE366])))))/3600" office:value-type="float" office:value="0.0268305063836898">
            <text:p>0.03</text:p>
          </table:table-cell>
          <table:table-cell table:formula="of:=[.AE366]+[.AF366]" office:value-type="float" office:value="30.9696486743694">
            <text:p>30.97</text:p>
          </table:table-cell>
          <table:table-cell table:formula="of:=IF([.AC366]&gt;0;MOD(DEGREES(ACOS(((SIN(RADIANS([.$B$2]))*COS(RADIANS([.AD366])))-SIN(RADIANS([.T366])))/(COS(RADIANS([.$B$2]))*SIN(RADIANS([.AD366])))))+180;360);MOD(540-DEGREES(ACOS(((SIN(RADIANS([.$B$2]))*COS(RADIANS([.AD366])))-SIN(RADIANS([.T366])))/(COS(RADIANS([.$B$2]))*SIN(RADIANS([.AD366])))));360))" office:value-type="float" office:value="179.164230791121">
            <text:p>179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6]+1" office:value-type="date" office:date-value="2027-01-01">
            <text:p>1/1/2027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7]+2415018.5+[.E367]-[.$B$4]/24" office:value-type="float" office:value="2461407.29166667">
            <text:p>2461407.29</text:p>
          </table:table-cell>
          <table:table-cell table:style-name="ce9" table:formula="of:=([.F367]-2451545)/36525" office:value-type="float" office:value="0.270014830025093">
            <text:p>0.27001483</text:p>
          </table:table-cell>
          <table:table-cell/>
          <table:table-cell table:formula="of:=MOD(280.46646+[.G367]*(36000.76983+[.G367]*0.0003032);360)" office:value-type="float" office:value="281.208228525642">
            <text:p>281.21</text:p>
          </table:table-cell>
          <table:table-cell table:formula="of:=357.52911+[.G367]*(35999.05029-0.0001537*[.G367])" office:value-type="float" office:value="10077.8065439132">
            <text:p>10077.81</text:p>
          </table:table-cell>
          <table:table-cell table:formula="of:=0.016708634-[.G367]*(0.000042037+0.0000001267*[.G367])" office:value-type="float" office:value="0.0166972741491456">
            <text:p>0.02</text:p>
          </table:table-cell>
          <table:table-cell table:formula="of:=SIN(RADIANS([.J367]))*(1.914602-[.G367]*(0.004817+0.000014*[.G367]))+SIN(RADIANS(2*[.J367]))*(0.019993-0.000101*[.G367])+SIN(RADIANS(3*[.J367]))*0.000289" office:value-type="float" office:value="-0.0747893669470048">
            <text:p>-0.07</text:p>
          </table:table-cell>
          <table:table-cell table:formula="of:=[.I367]+[.L367]" office:value-type="float" office:value="281.133439158695">
            <text:p>281.13</text:p>
          </table:table-cell>
          <table:table-cell table:formula="of:=[.J367]+[.L367]" office:value-type="float" office:value="10077.7317545462">
            <text:p>10077.73</text:p>
          </table:table-cell>
          <table:table-cell table:formula="of:=(1.000001018*(1-[.K367]*[.K367]))/(1+[.K367]*COS(RADIANS([.N367])))" office:value-type="float" office:value="0.9833163799055">
            <text:p>0.98</text:p>
          </table:table-cell>
          <table:table-cell table:formula="of:=[.M367]-0.00569-0.00478*SIN(RADIANS(125.04-1934.136*[.G367]))" office:value-type="float" office:value="281.13063950151">
            <text:p>281.13</text:p>
          </table:table-cell>
          <table:table-cell table:formula="of:=23+(26+((21.448-[.G367]*(46.815+[.G367]*(0.00059-[.G367]*0.001813))))/60)/60" office:value-type="float" office:value="23.4357797912244">
            <text:p>23.44</text:p>
          </table:table-cell>
          <table:table-cell table:formula="of:=[.Q367]+0.00256*COS(RADIANS(125.04-1934.136*[.G367]))" office:value-type="float" office:value="23.4378187618425">
            <text:p>23.44</text:p>
          </table:table-cell>
          <table:table-cell table:formula="of:=DEGREES(ATAN2(COS(RADIANS([.P367]));COS(RADIANS([.R367]))*SIN(RADIANS([.P367]))))" office:value-type="float" office:value="-77.8967581212361">
            <text:p>-77.9</text:p>
          </table:table-cell>
          <table:table-cell table:formula="of:=DEGREES(ASIN(SIN(RADIANS([.R367]))*SIN(RADIANS([.P367]))))" office:value-type="float" office:value="-22.971404141086">
            <text:p>-22.97</text:p>
          </table:table-cell>
          <table:table-cell table:formula="of:=TAN(RADIANS([.R367]/2))*TAN(RADIANS([.R367]/2))" office:value-type="float" office:value="0.0430289692033664">
            <text:p>0.04</text:p>
          </table:table-cell>
          <table:table-cell table:formula="of:=4*DEGREES([.U367]*SIN(2*RADIANS([.I367]))-2*[.K367]*SIN(RADIANS([.J367]))+4*[.K367]*[.U367]*SIN(RADIANS([.J367]))*COS(2*RADIANS([.I367]))-0.5*[.U367]*[.U367]*SIN(4*RADIANS([.I367]))-1.25*[.K367]*[.K367]*SIN(2*RADIANS([.J367])))" office:value-type="float" office:value="-3.58779519463283">
            <text:p>-3.59</text:p>
          </table:table-cell>
          <table:table-cell table:formula="of:=DEGREES(ACOS(COS(RADIANS(90.833))/(COS(RADIANS([.$B$2]))*COS(RADIANS([.T367])))-TAN(RADIANS([.$B$2]))*TAN(RADIANS([.T367]))))" office:value-type="float" office:value="73.2346184478919">
            <text:p>73.23</text:p>
          </table:table-cell>
          <table:table-cell table:style-name="ce7" table:formula="of:=(720-4*[.$B$3]-[.V367]+[.$B$4]*60)/1440" office:value-type="float" office:value="0.502491524440717">
            <text:p>12:03:35</text:p>
          </table:table-cell>
          <table:table-cell table:style-name="ce7" table:formula="of:=([.X367]*1440-[.W367]*4)/1440" office:value-type="float" office:value="0.299062028752129">
            <text:p>7:10:39</text:p>
          </table:table-cell>
          <table:table-cell table:style-name="ce7" table:formula="of:=([.X367]*1440+[.W367]*4)/1440" office:value-type="float" office:value="0.705921020129306">
            <text:p>16:56:32</text:p>
          </table:table-cell>
          <table:table-cell table:formula="of:=8*[.W367]" office:value-type="float" office:value="585.876947583135">
            <text:p>585.88</text:p>
          </table:table-cell>
          <table:table-cell table:formula="of:=MOD([.E367]*1440+[.V367]+4*[.$B$3]-60*[.$B$4];1440)" office:value-type="float" office:value="716.412204805367">
            <text:p>716.41</text:p>
          </table:table-cell>
          <table:table-cell table:formula="of:=IF([.AB367]/4&lt;0;[.AB367]/4+180;[.AB367]/4-180)" office:value-type="float" office:value="-0.896948798658201">
            <text:p>-0.9</text:p>
          </table:table-cell>
          <table:table-cell table:formula="of:=DEGREES(ACOS(SIN(RADIANS([.$B$2]))*SIN(RADIANS([.T367]))+COS(RADIANS([.$B$2]))*COS(RADIANS([.T367]))*COS(RADIANS([.AC367]))))" office:value-type="float" office:value="58.9775065356248">
            <text:p>58.98</text:p>
          </table:table-cell>
          <table:table-cell table:formula="of:=90-[.AD367]" office:value-type="float" office:value="31.0224934643752">
            <text:p>31.02</text:p>
          </table:table-cell>
          <table:table-cell table:formula="of:=IF([.AE367]&gt;85;0;IF([.AE367]&gt;5;58.1/TAN(RADIANS([.AE367]))-0.07/POWER(TAN(RADIANS([.AE367]));3)+0.000086/POWER(TAN(RADIANS([.AE367]));5);IF([.AE367]&gt;-0.575;1735+[.AE367]*(-518.2+[.AE367]*(103.4+[.AE367]*(-12.79+[.AE367]*0.711)));-20.772/TAN(RADIANS([.AE367])))))/3600" office:value-type="float" office:value="0.0267466601564394">
            <text:p>0.03</text:p>
          </table:table-cell>
          <table:table-cell table:formula="of:=[.AE367]+[.AF367]" office:value-type="float" office:value="31.0492401245316">
            <text:p>31.05</text:p>
          </table:table-cell>
          <table:table-cell table:formula="of:=IF([.AC367]&gt;0;MOD(DEGREES(ACOS(((SIN(RADIANS([.$B$2]))*COS(RADIANS([.AD367])))-SIN(RADIANS([.T367])))/(COS(RADIANS([.$B$2]))*SIN(RADIANS([.AD367])))))+180;360);MOD(540-DEGREES(ACOS(((SIN(RADIANS([.$B$2]))*COS(RADIANS([.AD367])))-SIN(RADIANS([.T367])))/(COS(RADIANS([.$B$2]))*SIN(RADIANS([.AD367])))));360))" office:value-type="float" office:value="179.036336721236">
            <text:p>179.04</text:p>
          </table:table-cell>
          <table:table-cell table:number-columns-repeated="990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gt;=0" style:apply-style-name="N145P0"/>
    </number:text-style>
    <number:number-style style:name="N146">
      <number:number number:decimal-places="8"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2">09/22/2025</text:date>, <text:time>13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ornwall</meta:initial-creator>
    <meta:creation-date>2010-02-16T08:55:33</meta:creation-date>
    <dc:creator>Martin Laptev</dc:creator>
    <dc:date>2025-09-22T13:32:06</dc:date>
    <meta:generator>OpenOffice/4.1.15$Unix OpenOffice.org_project/4115m2$Build-9813</meta:generator>
    <meta:editing-duration>P2DT34M27S</meta:editing-duration>
    <meta:editing-cycles>5</meta:editing-cycles>
    <meta:document-statistic meta:table-count="1" meta:cell-count="110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1cm" xlink:href=".." xlink:type="simple" chart:class="chart:line" chart:style-name="ch1">
        <chart:title svg:x="0.612cm" svg:y="0.239cm" chart:style-name="ch2">
          <text:p>Sunlight Duration vs. Day of Year</text:p>
        </chart:title>
        <chart:plot-area chart:style-name="ch3" table:cell-range-address="Calculations.AA1:Calculations.AA367" chart:data-source-has-labels="row" svg:x="1.162cm" svg:y="1.344cm" svg:width="6.69cm" svg:height="2.793cm">
          <chartooo:coordinate-region svg:x="2.048cm" svg:y="1.504cm" svg:width="5.763cm" svg:height="1.746cm"/>
          <chart:axis chart:dimension="x" chart:name="primary-x" chart:style-name="ch4">
            <chart:title svg:x="3.606cm" svg:y="4.241cm" chart:style-name="ch5">
              <text:p>Day of Year</text:p>
            </chart:title>
          </chart:axis>
          <chart:axis chart:dimension="y" chart:name="primary-y" chart:style-name="ch4">
            <chart:title svg:x="0.451cm" svg:y="4.077cm" chart:style-name="ch6">
              <text:p>Sunlight (minutes)</text:p>
            </chart:title>
            <chart:grid chart:style-name="ch7" chart:class="major"/>
          </chart:axis>
          <chart:series chart:style-name="ch8" chart:values-cell-range-address="Calculations.AA2:Calculations.AA367" chart:label-cell-address="Calculations.AA1:Calculations.AA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light Duration (minutes)</text:p>
                <draw:g>
                  <svg:desc>Calculations.AA1:Calculations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020346747736">
                <text:p>586.020346747736</text:p>
                <draw:g>
                  <svg:desc>Calculations.AA2:Calculations.AA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.662451464394">
                <text:p>586.662451464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.357000195618">
                <text:p>587.357000195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03365562742">
                <text:p>588.10336556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.900878929935">
                <text:p>588.900878929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9.748832528138">
                <text:p>589.748832528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.646481665228">
                <text:p>590.6464816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1.59304700899">
                <text:p>591.59304700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.587716929387">
                <text:p>592.587716929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3.629649886624">
                <text:p>593.629649886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4.717976851754">
                <text:p>594.717976851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5.851803746749">
                <text:p>595.851803746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7.030213891407">
                <text:p>597.03021389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8.252270444916">
                <text:p>598.252270444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9.517018830372">
                <text:p>599.517018830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.823489131366">
                <text:p>600.823489131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2.170698450153">
                <text:p>602.170698450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.557653217952">
                <text:p>603.557653217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4.983351448462">
                <text:p>604.983351448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6.446784926615">
                <text:p>606.446784926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7.94694132534">
                <text:p>607.94694132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9.48280624401">
                <text:p>609.48280624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1.053365162973">
                <text:p>611.053365162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2.65760530947">
                <text:p>612.657605309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4.29451743102">
                <text:p>614.29451743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5.963097473098">
                <text:p>615.963097473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7.662348158691">
                <text:p>617.662348158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9.391280468125">
                <text:p>619.39128046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1.148915018011">
                <text:p>621.148915018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2.934283339047">
                <text:p>622.934283339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4.746429052796">
                <text:p>624.746429052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6.584408948221">
                <text:p>626.584408948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8.44729395917">
                <text:p>628.44729395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0.334170044519">
                <text:p>630.334170044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2.244138973021">
                <text:p>632.244138973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4.176319015257">
                <text:p>634.176319015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6.129845545481">
                <text:p>636.129845545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8.103871556193">
                <text:p>638.103871556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0.097568088787">
                <text:p>640.097568088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2.110124583512">
                <text:p>642.110124583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.140749152307">
                <text:p>644.140749152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6.188668778069">
                <text:p>646.188668778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.253129444055">
                <text:p>648.253129444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0.33339619705">
                <text:p>650.33339619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2.428753148058">
                <text:p>652.428753148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4.538503414207">
                <text:p>654.538503414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6.661969005478">
                <text:p>656.661969005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8.79849065986">
                <text:p>658.79849065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0.947427630446">
                <text:p>660.947427630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3.10815742791">
                <text:p>663.108157427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5.280075521647">
                <text:p>665.280075521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7.462595002779">
                <text:p>667.4625950027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9.655146212155">
                <text:p>669.655146212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1.857176336213">
                <text:p>671.857176336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4.068148973574">
                <text:p>674.068148973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6.287543675055">
                <text:p>676.287543675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8.514855459571">
                <text:p>678.514855459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.749594308366">
                <text:p>680.749594308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2.991284639829">
                <text:p>682.9912846398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.239464766996">
                <text:p>685.239464766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7.493686339684">
                <text:p>687.493686339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9.753513773176">
                <text:p>689.753513773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2.018523665087">
                <text:p>692.018523665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4.288304202044">
                <text:p>694.288304202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6.562454557659">
                <text:p>696.562454557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8.840584283085">
                <text:p>698.840584283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1.122312691469">
                <text:p>701.122312691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3.407268237396">
                <text:p>703.407268237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5.695087892354">
                <text:p>705.6950878923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7.985416517243">
                <text:p>707.985416517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.277906232647">
                <text:p>710.277906232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2.572215787842">
                <text:p>712.572215787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4.868009929084">
                <text:p>714.868009929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7.164958767906">
                <text:p>717.164958767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9.462737150022">
                <text:p>719.462737150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1.761024025325">
                <text:p>721.761024025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4.059501819484">
                <text:p>724.059501819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.357855807638">
                <text:p>726.357855807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8.655773490503">
                <text:p>728.655773490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0.952943973357">
                <text:p>730.952943973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3.249057348281">
                <text:p>733.249057348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5.543804079902">
                <text:p>735.543804079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7.836874395109">
                <text:p>737.83687439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0.127957676966">
                <text:p>740.127957676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2.416741863246">
                <text:p>742.416741863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4.702912849888">
                <text:p>744.702912849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6.986153899691">
                <text:p>746.986153899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9.26614505676">
                <text:p>749.266145056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1.542562566904">
                <text:p>751.542562566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3.815078304594">
                <text:p>753.8150783045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6.08335920684">
                <text:p>756.08335920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58.347066714493">
                <text:p>758.347066714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0.605856221534">
                <text:p>760.605856221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2.859376532926">
                <text:p>762.859376532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5.107269331665">
                <text:p>765.107269331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7.349168655695">
                <text:p>767.349168655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9.584700385512">
                <text:p>769.5847003855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1.813481743149">
                <text:p>771.813481743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4.035120803566">
                <text:p>774.035120803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6.249216019233">
                <text:p>776.249216019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8.455355759066">
                <text:p>778.455355759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0.653117862761">
                <text:p>780.6531178627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2.842069211588">
                <text:p>782.8420692115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5.021765317106">
                <text:p>785.0217653171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7.191749928914">
                <text:p>787.191749928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9.351554662977">
                <text:p>789.3515546629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1.500698651946">
                <text:p>791.500698651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3.638688219053">
                <text:p>793.638688219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5.765016577227">
                <text:p>795.7650165772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7.879163555109">
                <text:p>797.879163555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9.980595351818">
                <text:p>799.9805953518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2.068764322232">
                <text:p>802.068764322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4.143108794804">
                <text:p>804.1431087948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6.20305292378">
                <text:p>806.203052923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8.248006577941">
                <text:p>808.248006577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0.277365267858">
                <text:p>810.277365267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2.290510113835">
                <text:p>812.290510113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4.286807856604">
                <text:p>814.286807856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6.265610912967">
                <text:p>816.2656109129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18.226257478458">
                <text:p>818.226257478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0.168071679212">
                <text:p>820.168071679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22.090363775115">
                <text:p>822.090363775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3.99243041627">
                <text:p>823.99243041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25.873554954778">
                <text:p>825.8735549547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27.73300781372">
                <text:p>827.733007813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9.570046915175">
                <text:p>829.570046915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1.383918168909">
                <text:p>831.383918168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3.173856023269">
                <text:p>833.1738560232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4.939084079675">
                <text:p>834.939084079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6.678815771825">
                <text:p>836.678815771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8.392255110589">
                <text:p>838.392255110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.078597495271">
                <text:p>840.0785974952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41.737030591719">
                <text:p>841.737030591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.366735277388">
                <text:p>843.3667352773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4.966886653151">
                <text:p>844.966886653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46.53665512145">
                <text:p>846.536655121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48.075207529781">
                <text:p>848.075207529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9.581708378354">
                <text:p>849.5817083783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51.055321090207">
                <text:p>851.0553210902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2.495209341729">
                <text:p>852.4952093417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3.900538451011">
                <text:p>853.900538451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5.270476821161">
                <text:p>855.2704768211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6.604197435069">
                <text:p>856.6041974350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7.900879397789">
                <text:p>857.900879397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9.159709522213">
                <text:p>859.1597095222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60.379883953199">
                <text:p>860.379883953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1.560609824953">
                <text:p>861.560609824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2.701106945959">
                <text:p>862.7011069459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3.800609505383">
                <text:p>863.800609505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4.858367794472">
                <text:p>864.8583677944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5.873649936029">
                <text:p>865.873649936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6.845743614898">
                <text:p>866.845743614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7.773957801876">
                <text:p>867.7739578018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8.657624463395">
                <text:p>868.657624463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9.496100249028">
                <text:p>869.4961002490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0.288768148764">
                <text:p>870.288768148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1.03503911189">
                <text:p>871.03503911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71.734353619311">
                <text:p>871.734353619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72.386183201151">
                <text:p>872.3861832011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72.990031891592">
                <text:p>872.990031891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73.545437613107">
                <text:p>873.545437613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74.051973482385">
                <text:p>874.0519734823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74.509249030693">
                <text:p>874.509249030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74.91691133165">
                <text:p>874.91691133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5.274646029933">
                <text:p>875.274646029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5.582178264848">
                <text:p>875.5821782648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75.839273483322">
                <text:p>875.8392734833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76.045738137438">
                <text:p>876.0457381374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6.201420262312">
                <text:p>876.201420262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6.306209930792">
                <text:p>876.3062099307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6.36003958223">
                <text:p>876.360039582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6.362884223288">
                <text:p>876.3628842232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6.314761499576">
                <text:p>876.314761499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6.215731637678">
                <text:p>876.215731637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6.065897257938">
                <text:p>876.065897257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.865403059173">
                <text:p>875.865403059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5.614435377261">
                <text:p>875.6144353772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5.313221620325">
                <text:p>875.313221620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4.962029583947">
                <text:p>874.9620295839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4.561166650592">
                <text:p>874.561166650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4.110978878005">
                <text:p>874.110978878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3.611849982069">
                <text:p>873.6118499820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3.064200220039">
                <text:p>873.064200220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2.468485180677">
                <text:p>872.4684851806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1.825194488179">
                <text:p>871.8251944881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1.134850427217">
                <text:p>871.134850427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0.398006496663">
                <text:p>870.39800649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9.615245899865">
                <text:p>869.6152458998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68.787179979482">
                <text:p>868.787179979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67.914446604972">
                <text:p>867.9144466049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6.997708520949">
                <text:p>866.9977085209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6.037651664472">
                <text:p>866.0376516644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5.034983459384">
                <text:p>865.0349834593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3.990431095561">
                <text:p>863.9904310955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2.904739800803">
                <text:p>862.904739800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1.778671112839">
                <text:p>861.7786711128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0.613001158619">
                <text:p>860.613001158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9.40851894774">
                <text:p>859.408518947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8.166024686505">
                <text:p>858.166024686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6.886328118713">
                <text:p>856.8863281187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5.570246898846">
                <text:p>855.570246898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4.218605002927">
                <text:p>854.218605002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2.83223118185">
                <text:p>852.83223118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1.411957461513">
                <text:p>851.4119574615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9.958617693658">
                <text:p>849.958617693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.473046160853">
                <text:p>848.4730461608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46.956076238589">
                <text:p>846.9560762385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5.408539117019">
                <text:p>845.4085391170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43.831262584466">
                <text:p>843.8312625844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2.225069874333">
                <text:p>842.225069874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0.59077857673">
                <text:p>840.59077857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38.929199615684">
                <text:p>838.929199615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7.241136292507">
                <text:p>837.2411362925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5.52738339544">
                <text:p>835.527383395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3.788726375498">
                <text:p>833.7887263754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2.0259405881">
                <text:p>832.02594058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30.239790599732">
                <text:p>830.2397905997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8.431029558806">
                <text:p>828.4310295588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26.600398629466">
                <text:p>826.6003986294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24.748626487061">
                <text:p>824.7486264870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2.876428873736">
                <text:p>822.8764288737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0.984508212497">
                <text:p>820.9845082124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19.073553277906">
                <text:p>819.0735532779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17.144238921612">
                <text:p>817.1442389216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5.197225850616">
                <text:p>815.1972258506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3.233160456313">
                <text:p>813.233160456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1.252674692186">
                <text:p>811.2526746921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9.256385998024">
                <text:p>809.256385998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7.244897268558">
                <text:p>807.244897268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05.21879686432">
                <text:p>805.21879686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03.178658662648">
                <text:p>803.1786586626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01.125042146712">
                <text:p>801.125042146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9.058492530475">
                <text:p>799.058492530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6.979540917598">
                <text:p>796.9795409175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4.888704492255">
                <text:p>794.888704492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2.786486739995">
                <text:p>792.786486739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0.673377696725">
                <text:p>790.6733776967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8.549854224107">
                <text:p>788.549854224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86.416380309558">
                <text:p>786.416380309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84.273407389291">
                <text:p>784.273407389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2.121374692747">
                <text:p>782.1213746927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9.960709607027">
                <text:p>779.9607096070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7.791828059819">
                <text:p>777.791828059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5.615134919557">
                <text:p>775.6151349195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73.431024411541">
                <text:p>773.4310244115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1.239880548839">
                <text:p>771.2398805488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9.042077576892">
                <text:p>769.0420775768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6.837980430809">
                <text:p>766.837980430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4.627945204388">
                <text:p>764.6279452043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2.412319630031">
                <text:p>762.4123196300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0.191443568698">
                <text:p>760.1914435686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7.965649509213">
                <text:p>757.9656495092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5.735263076231">
                <text:p>755.7352630762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3.500603546219">
                <text:p>753.5006035462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1.261984370975">
                <text:p>751.2619843709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9.019713708073">
                <text:p>749.0197137080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.774094957874">
                <text:p>746.7740949578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4.525427306609">
                <text:p>744.5254273066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.27400627521">
                <text:p>742.27400627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0.020124273547">
                <text:p>740.0201242735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7.764071159705">
                <text:p>737.7640711597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5.506134804117">
                <text:p>735.5061348041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3.246601658218">
                <text:p>733.246601658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0.985757327354">
                <text:p>730.9857573273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8.72388714786">
                <text:p>728.723887147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6.46127676787">
                <text:p>726.461276767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4.198212731865">
                <text:p>724.1982127318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.93498306852">
                <text:p>721.93498306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9.671877881811">
                <text:p>719.6718778818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7.409189945003">
                <text:p>717.4091899450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5.147215297318">
                <text:p>715.147215297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2.886253842996">
                <text:p>712.886253842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10.626609952426">
                <text:p>710.6266099524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8.368593064964">
                <text:p>708.3685930649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6.112518293129">
                <text:p>706.1125182931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3.858707027646">
                <text:p>703.8587070276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01.607487542916">
                <text:p>701.6074875429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9.359195602322">
                <text:p>699.3591956023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7.114175062756">
                <text:p>697.1141750627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4.872778477758">
                <text:p>694.8727784777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2.635367698359">
                <text:p>692.6353676983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0.402314470942">
                <text:p>690.4023144709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8.174001031065">
                <text:p>688.174001031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5.950820692302">
                <text:p>685.9508206923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3.733178428867">
                <text:p>683.7331784288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1.52149145094">
                <text:p>681.521491450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79.316189771185">
                <text:p>679.3161897711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77.117716761052">
                <text:p>677.1177167610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74.926529695329">
                <text:p>674.9265296953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72.743100283119">
                <text:p>672.743100283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70.567915183467">
                <text:p>670.5679151834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8.401476503618">
                <text:p>668.4014765036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66.244302277803">
                <text:p>666.244302277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4.096926924261">
                <text:p>664.0969269242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61.959901678094">
                <text:p>661.9599016780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9.833794997462">
                <text:p>659.8337949974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7.719192940364">
                <text:p>657.7191929403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5.616699509201">
                <text:p>655.616699509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3.526936960188">
                <text:p>653.526936960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1.450546074521">
                <text:p>651.4505460745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49.388186388046">
                <text:p>649.3881863880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7.340536376197">
                <text:p>647.3405363761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45.308293590694">
                <text:p>645.3082935906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43.292174744565">
                <text:p>643.2921747445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41.292915741816">
                <text:p>641.29291574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9.311271648254">
                <text:p>639.3112716482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7.348016599636">
                <text:p>637.3480165996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5.403943643552">
                <text:p>635.4039436435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3.479864511344">
                <text:p>633.4798645113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1.576609316428">
                <text:p>631.5766093164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9.695026175468">
                <text:p>629.6950261754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7.835980748902">
                <text:p>627.8359807489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.000355697591">
                <text:p>626.0003556975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4.189050052373">
                <text:p>624.1890500523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2.402978493652">
                <text:p>622.4029784936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0.64307053835">
                <text:p>620.643070538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8.910269631932">
                <text:p>618.9102696319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7.205532143418">
                <text:p>617.2055321434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5.529826261888">
                <text:p>615.5298262618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3.884130793302">
                <text:p>613.8841307933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2.269433857006">
                <text:p>612.2694338570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0.68673148181">
                <text:p>610.68673148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09.137026102173">
                <text:p>609.1370261021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07.621324955592">
                <text:p>607.6213249555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6.140638383038">
                <text:p>606.1406383830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04.695978034919">
                <text:p>604.6959780349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03.288354985913">
                <text:p>603.2883549859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01.918777762671">
                <text:p>601.9187777626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0.58825028925">
                <text:p>600.58825028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99.297769755996">
                <text:p>599.2977697559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8.048324418312">
                <text:p>598.0483244183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96.840891332686">
                <text:p>596.8408913326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5.67643403807">
                <text:p>595.676434038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94.555900191588">
                <text:p>594.5559001915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3.480219168242">
                <text:p>593.4802191682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92.450299635019">
                <text:p>592.4502996350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1.467027110564">
                <text:p>591.4670271105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90.531261522023">
                <text:p>590.5312615220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89.643834771407">
                <text:p>589.6438347714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88.805548324059">
                <text:p>588.8055483240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8.017170832369">
                <text:p>588.0171708323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7.279435807989">
                <text:p>587.2794358079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86.593039356015">
                <text:p>586.5930393560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85.958637984613">
                <text:p>585.958637984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85.376846503462">
                <text:p>585.3768465034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84.848236024162">
                <text:p>584.8482360241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4.3733320754">
                <text:p>584.37333207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3.952612845178">
                <text:p>583.952612845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83.586507561787">
                <text:p>583.586507561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3.275395024451">
                <text:p>583.2753950244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83.019602293739">
                <text:p>583.0196022937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2.819403550819">
                <text:p>582.8194035508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2.675019133569">
                <text:p>582.6750191335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2.586614756381">
                <text:p>582.5866147563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2.554300919229">
                <text:p>582.5543009192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2.578132510264">
                <text:p>582.5781325102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2.658108604795">
                <text:p>582.6581086047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2.794172462149">
                <text:p>582.7941724621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2.986211720435">
                <text:p>582.9862117204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3.234058787829">
                <text:p>583.2340587878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3.537491427592">
                <text:p>583.5374914275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83.896233532636">
                <text:p>583.8962335326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4.309956084132">
                <text:p>584.309956084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4.778278287418">
                <text:p>584.7782782874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5.300768877212">
                <text:p>585.300768877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85.876947583135">
                <text:p>585.876947583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4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4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4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78cm" svg:height="5.21cm" xlink:href=".." xlink:type="simple" chart:class="chart:line" chart:style-name="ch1">
        <chart:title svg:x="1.317cm" svg:y="0.239cm" chart:style-name="ch2">
          <text:p>Sunrise and Sunset Times</text:p>
        </chart:title>
        <chart:plot-area chart:style-name="ch3" table:cell-range-address="Calculations.Y1:Calculations.Z367" chart:data-source-has-labels="row" svg:x="0.613cm" svg:y="1.344cm" svg:width="7.239cm" svg:height="2.793cm">
          <chartooo:coordinate-region svg:x="1.955cm" svg:y="1.504cm" svg:width="5.859cm" svg:height="1.746cm"/>
          <chart:axis chart:dimension="x" chart:name="primary-x" chart:style-name="ch4">
            <chart:title svg:x="3.331cm" svg:y="4.241cm" chart:style-name="ch5">
              <text:p>Day of Year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culations.Y2:Calculations.Y367" chart:label-cell-address="Calculations.Y1:Calculations.Y1" chart:class="chart:line">
            <chart:data-point chart:repeated="366"/>
          </chart:series>
          <chart:series chart:style-name="ch9" chart:values-cell-range-address="Calculations.Z2:Calculations.Z367" chart:label-cell-address="Calculations.Z1:Calculations.Z1" chart:class="chart:line">
            <chart:data-point chart:repeated="3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rise Time (LST)</text:p>
                <draw:g>
                  <svg:desc>Calculations.Y1:Calculations.Y1</svg:desc>
                </draw:g>
              </table:table-cell>
              <table:table-cell office:value-type="string">
                <text:p>Sunset Time (LST)</text:p>
                <draw:g>
                  <svg:desc>Calculations.Z1:Calculations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9092905675745">
                <text:p>0.299092905675745</text:p>
                <draw:g>
                  <svg:desc>Calculations.Y2:Calculations.Y367</svg:desc>
                </draw:g>
              </table:table-cell>
              <table:table-cell office:value-type="float" office:value="0.706051479806118">
                <text:p>0.706051479806118</text:p>
                <draw:g>
                  <svg:desc>Calculations.Z2:Calculations.Z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9192873075906">
                <text:p>0.299192873075906</text:p>
              </table:table-cell>
              <table:table-cell office:value-type="float" office:value="0.706597353259513">
                <text:p>0.706597353259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927050095239">
                <text:p>0.29927050095239</text:p>
              </table:table-cell>
              <table:table-cell office:value-type="float" office:value="0.707157306643791">
                <text:p>0.707157306643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932566977608">
                <text:p>0.29932566977608</text:p>
              </table:table-cell>
              <table:table-cell office:value-type="float" office:value="0.707730784750207">
                <text:p>0.707730784750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9358282058593">
                <text:p>0.299358282058593</text:p>
              </table:table-cell>
              <table:table-cell office:value-type="float" office:value="0.708317225759936">
                <text:p>0.708317225759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9368262118899">
                <text:p>0.299368262118899</text:p>
              </table:table-cell>
              <table:table-cell office:value-type="float" office:value="0.708916062485661">
                <text:p>0.708916062485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355555799198">
                <text:p>0.299355555799198</text:p>
              </table:table-cell>
              <table:table-cell office:value-type="float" office:value="0.709526723622273">
                <text:p>0.709526723622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320130133606">
                <text:p>0.299320130133606</text:p>
              </table:table-cell>
              <table:table-cell office:value-type="float" office:value="0.710148635000961">
                <text:p>0.710148635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261972973368">
                <text:p>0.299261972973368</text:p>
              </table:table-cell>
              <table:table-cell office:value-type="float" office:value="0.710781220840998">
                <text:p>0.710781220840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9181092572339">
                <text:p>0.299181092572339</text:p>
              </table:table-cell>
              <table:table-cell office:value-type="float" office:value="0.711423904993606">
                <text:p>0.711423904993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9077517136524">
                <text:p>0.299077517136524</text:p>
              </table:table-cell>
              <table:table-cell office:value-type="float" office:value="0.712076112172464">
                <text:p>0.712076112172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8951294341453">
                <text:p>0.298951294341453</text:p>
              </table:table-cell>
              <table:table-cell office:value-type="float" office:value="0.712737269165585">
                <text:p>0.712737269165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8802490821125">
                <text:p>0.298802490821125</text:p>
              </table:table-cell>
              <table:table-cell office:value-type="float" office:value="0.713406806023491">
                <text:p>0.71340680602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8631191632171">
                <text:p>0.298631191632171</text:p>
              </table:table-cell>
              <table:table-cell office:value-type="float" office:value="0.714084157218918">
                <text:p>0.714084157218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8437499696825">
                <text:p>0.298437499696825</text:p>
              </table:table-cell>
              <table:table-cell office:value-type="float" office:value="0.714768762773472">
                <text:p>0.714768762773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8221535228109">
                <text:p>0.298221535228109</text:p>
              </table:table-cell>
              <table:table-cell office:value-type="float" office:value="0.715460069347113">
                <text:p>0.71546006934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7983435140556">
                <text:p>0.297983435140556</text:p>
              </table:table-cell>
              <table:table-cell office:value-type="float" office:value="0.716157531286495">
                <text:p>0.716157531286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7723352449575">
                <text:p>0.297723352449575</text:p>
              </table:table-cell>
              <table:table-cell office:value-type="float" office:value="0.716860611628709">
                <text:p>0.716860611628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7441455662444">
                <text:p>0.297441455662444</text:p>
              </table:table-cell>
              <table:table-cell office:value-type="float" office:value="0.71756878305721">
                <text:p>0.717568783057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7137928163677">
                <text:p>0.297137928163677</text:p>
              </table:table-cell>
              <table:table-cell office:value-type="float" office:value="0.71828152880716">
                <text:p>0.71828152880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6812967597365">
                <text:p>0.296812967597365</text:p>
              </table:table-cell>
              <table:table-cell office:value-type="float" office:value="0.71899834351774">
                <text:p>0.71899834351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6466785248851">
                <text:p>0.296466785248851</text:p>
              </table:table-cell>
              <table:table-cell office:value-type="float" office:value="0.719718734029413">
                <text:p>0.719718734029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6099605427948">
                <text:p>0.296099605427948</text:p>
              </table:table-cell>
              <table:table-cell office:value-type="float" office:value="0.720442220124457">
                <text:p>0.720442220124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5711664855661">
                <text:p>0.295711664855661</text:p>
              </table:table-cell>
              <table:table-cell office:value-type="float" office:value="0.72116833520946">
                <text:p>0.7211683352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5303212056212">
                <text:p>0.295303212056212</text:p>
              </table:table-cell>
              <table:table-cell office:value-type="float" office:value="0.721896626938865">
                <text:p>0.721896626938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4874506755987">
                <text:p>0.294874506755987</text:p>
              </table:table-cell>
              <table:table-cell office:value-type="float" office:value="0.722626657778972">
                <text:p>0.722626657778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4425819290808">
                <text:p>0.294425819290808</text:p>
              </table:table-cell>
              <table:table-cell office:value-type="float" office:value="0.723358005512121">
                <text:p>0.7233580055121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957430022778">
                <text:p>0.293957430022778</text:p>
              </table:table-cell>
              <table:table-cell office:value-type="float" office:value="0.724090263681199">
                <text:p>0.724090263681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469628767818">
                <text:p>0.293469628767818</text:p>
              </table:table-cell>
              <table:table-cell office:value-type="float" office:value="0.72482304197477">
                <text:p>0.72482304197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2962714234782">
                <text:p>0.292962714234782</text:p>
              </table:table-cell>
              <table:table-cell office:value-type="float" office:value="0.725555966553564">
                <text:p>0.725555966553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2436993477001">
                <text:p>0.292436993477001</text:p>
              </table:table-cell>
              <table:table-cell office:value-type="float" office:value="0.726288680319221">
                <text:p>0.726288680319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1892781356876">
                <text:p>0.291892781356876</text:p>
              </table:table-cell>
              <table:table-cell office:value-type="float" office:value="0.727020843126475">
                <text:p>0.727020843126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1330400024106">
                <text:p>0.291330400024106</text:p>
              </table:table-cell>
              <table:table-cell office:value-type="float" office:value="0.727752131940196">
                <text:p>0.727752131940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0750178407973">
                <text:p>0.290750178407973</text:p>
              </table:table-cell>
              <table:table-cell office:value-type="float" office:value="0.728482240938889">
                <text:p>0.7284822409388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015245172406">
                <text:p>0.29015245172406</text:p>
              </table:table-cell>
              <table:table-cell office:value-type="float" office:value="0.729210881566436">
                <text:p>0.729210881566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9537560995664">
                <text:p>0.289537560995664</text:p>
              </table:table-cell>
              <table:table-cell office:value-type="float" office:value="0.729937782534037">
                <text:p>0.729937782534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890585259009">
                <text:p>0.28890585259009</text:p>
              </table:table-cell>
              <table:table-cell office:value-type="float" office:value="0.730662689774452">
                <text:p>0.730662689774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88257677770022">
                <text:p>0.288257677770022</text:p>
              </table:table-cell>
              <table:table-cell office:value-type="float" office:value="0.731385366350711">
                <text:p>0.7313853663507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7593392259988">
                <text:p>0.287593392259988</text:p>
              </table:table-cell>
              <table:table-cell office:value-type="float" office:value="0.732105592321646">
                <text:p>0.732105592321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6913355828044">
                <text:p>0.286913355828044</text:p>
              </table:table-cell>
              <table:table-cell office:value-type="float" office:value="0.732823164566595">
                <text:p>0.73282316456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621793188263">
                <text:p>0.28621793188263</text:p>
              </table:table-cell>
              <table:table-cell office:value-type="float" office:value="0.733537896571732">
                <text:p>0.733537896571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5507487084629">
                <text:p>0.285507487084629</text:p>
              </table:table-cell>
              <table:table-cell office:value-type="float" office:value="0.73424961818051">
                <text:p>0.73424961818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4782390974574">
                <text:p>0.284782390974574</text:p>
              </table:table-cell>
              <table:table-cell office:value-type="float" office:value="0.734958175310723">
                <text:p>0.734958175310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4043015614972">
                <text:p>0.284043015614972</text:p>
              </table:table-cell>
              <table:table-cell office:value-type="float" office:value="0.735663429640701">
                <text:p>0.735663429640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328973524767">
                <text:p>0.28328973524767</text:p>
              </table:table-cell>
              <table:table-cell office:value-type="float" office:value="0.736365258267155">
                <text:p>0.736365258267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2522925966199">
                <text:p>0.282522925966199</text:p>
              </table:table-cell>
              <table:table-cell office:value-type="float" office:value="0.737063553337175">
                <text:p>0.737063553337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174296540302">
                <text:p>0.28174296540302</text:p>
              </table:table-cell>
              <table:table-cell office:value-type="float" office:value="0.737758221656825">
                <text:p>0.737758221656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0950232431625">
                <text:p>0.280950232431625</text:p>
              </table:table-cell>
              <table:table-cell office:value-type="float" office:value="0.738449184278751">
                <text:p>0.738449184278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0145106883367">
                <text:p>0.280145106883367</text:p>
              </table:table-cell>
              <table:table-cell office:value-type="float" office:value="0.739136376071177">
                <text:p>0.7391363760711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9327969278973">
                <text:p>0.279327969278973</text:p>
              </table:table-cell>
              <table:table-cell office:value-type="float" office:value="0.739819745270577">
                <text:p>0.739819745270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8499200574658">
                <text:p>0.278499200574658</text:p>
              </table:table-cell>
              <table:table-cell office:value-type="float" office:value="0.740499253020246">
                <text:p>0.740499253020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7659181922747">
                <text:p>0.277659181922747</text:p>
              </table:table-cell>
              <table:table-cell office:value-type="float" office:value="0.741174872896899">
                <text:p>0.7411748728968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6808294446724">
                <text:p>0.276808294446724</text:p>
              </table:table-cell>
              <table:table-cell office:value-type="float" office:value="0.741846590427387">
                <text:p>0.741846590427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594691903063">
                <text:p>0.27594691903063</text:p>
              </table:table-cell>
              <table:table-cell office:value-type="float" office:value="0.742514402597444">
                <text:p>0.742514402597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5075436122711">
                <text:p>0.275075436122711</text:p>
              </table:table-cell>
              <table:table-cell office:value-type="float" office:value="0.74317831735436">
                <text:p>0.7431783173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4194225553205">
                <text:p>0.274194225553205</text:p>
              </table:table-cell>
              <table:table-cell office:value-type="float" office:value="0.743838353105327">
                <text:p>0.743838353105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3303666366179">
                <text:p>0.273303666366179</text:p>
              </table:table-cell>
              <table:table-cell office:value-type="float" office:value="0.744494538213103">
                <text:p>0.744494538213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2404136665292">
                <text:p>0.272404136665292</text:p>
              </table:table-cell>
              <table:table-cell office:value-type="float" office:value="0.745146910490546">
                <text:p>0.745146910490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1496013473338">
                <text:p>0.271496013473338</text:p>
              </table:table-cell>
              <table:table-cell office:value-type="float" office:value="0.745795516695442">
                <text:p>0.745795516695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0579672605431">
                <text:p>0.270579672605431</text:p>
              </table:table-cell>
              <table:table-cell office:value-type="float" office:value="0.746440412026956">
                <text:p>0.746440412026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9655488555673">
                <text:p>0.269655488555673</text:p>
              </table:table-cell>
              <table:table-cell office:value-type="float" office:value="0.747081659624898">
                <text:p>0.747081659624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723834397097">
                <text:p>0.268723834397097</text:p>
              </table:table-cell>
              <table:table-cell office:value-type="float" office:value="0.747719330072914">
                <text:p>0.7477193300729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7785081694702">
                <text:p>0.267785081694702</text:p>
              </table:table-cell>
              <table:table-cell office:value-type="float" office:value="0.748353500906568">
                <text:p>0.748353500906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839600431337">
                <text:p>0.266839600431337</text:p>
              </table:table-cell>
              <table:table-cell office:value-type="float" office:value="0.748984256127201">
                <text:p>0.748984256127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5887758946166">
                <text:p>0.265887758946166</text:p>
              </table:table-cell>
              <table:table-cell office:value-type="float" office:value="0.749611685722318">
                <text:p>0.7496116857223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492992388546">
                <text:p>0.26492992388546</text:p>
              </table:table-cell>
              <table:table-cell office:value-type="float" office:value="0.750235885193158">
                <text:p>0.7502358851931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3966460165374">
                <text:p>0.263966460165374</text:p>
              </table:table-cell>
              <table:table-cell office:value-type="float" office:value="0.750856955090005">
                <text:p>0.75085695509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2997730946378">
                <text:p>0.262997730946378</text:p>
              </table:table-cell>
              <table:table-cell office:value-type="float" office:value="0.751475000555681">
                <text:p>0.751475000555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2024097618996">
                <text:p>0.262024097618996</text:p>
              </table:table-cell>
              <table:table-cell office:value-type="float" office:value="0.752090130877575">
                <text:p>0.752090130877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1045919800385">
                <text:p>0.261045919800385</text:p>
              </table:table-cell>
              <table:table-cell office:value-type="float" office:value="0.75270245904847">
                <text:p>0.75270245904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0063555341421">
                <text:p>0.260063555341421</text:p>
              </table:table-cell>
              <table:table-cell office:value-type="float" office:value="0.753312101336315">
                <text:p>0.753312101336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907736034372">
                <text:p>0.25907736034372</text:p>
              </table:table-cell>
              <table:table-cell office:value-type="float" office:value="0.753919176863055">
                <text:p>0.753919176863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8087689186188">
                <text:p>0.258087689186188</text:p>
              </table:table-cell>
              <table:table-cell office:value-type="float" office:value="0.754523807192496">
                <text:p>0.754523807192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7094894560527">
                <text:p>0.257094894560527</text:p>
              </table:table-cell>
              <table:table-cell office:value-type="float" office:value="0.755126115927129">
                <text:p>0.755126115927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6099327515162">
                <text:p>0.256099327515162</text:p>
              </table:table-cell>
              <table:table-cell office:value-type="float" office:value="0.755726228313789">
                <text:p>0.755726228313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5101337506996">
                <text:p>0.255101337506996</text:p>
              </table:table-cell>
              <table:table-cell office:value-type="float" office:value="0.756324270857917">
                <text:p>0.756324270857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410127246041">
                <text:p>0.25410127246041</text:p>
              </table:table-cell>
              <table:table-cell office:value-type="float" office:value="0.756920370946163">
                <text:p>0.756920370946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099478832829">
                <text:p>0.253099478832829</text:p>
              </table:table-cell>
              <table:table-cell office:value-type="float" office:value="0.757514656477022">
                <text:p>0.757514656477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2096301686253">
                <text:p>0.252096301686253</text:p>
              </table:table-cell>
              <table:table-cell office:value-type="float" office:value="0.758107255499102">
                <text:p>0.7581072554991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1092084764036">
                <text:p>0.251092084764036</text:p>
              </table:table-cell>
              <table:table-cell office:value-type="float" office:value="0.758698295856645">
                <text:p>0.7586982958566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0087170572202">
                <text:p>0.250087170572202</text:p>
              </table:table-cell>
              <table:table-cell office:value-type="float" office:value="0.759287904841841">
                <text:p>0.759287904841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9081900464638">
                <text:p>0.249081900464638</text:p>
              </table:table-cell>
              <table:table-cell office:value-type="float" office:value="0.759876208853459">
                <text:p>0.759876208853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8076614731368">
                <text:p>0.248076614731368</text:p>
              </table:table-cell>
              <table:table-cell office:value-type="float" office:value="0.760463333061305">
                <text:p>0.760463333061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7071652689211">
                <text:p>0.247071652689211</text:p>
              </table:table-cell>
              <table:table-cell office:value-type="float" office:value="0.761049401075993">
                <text:p>0.761049401075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6067352774037">
                <text:p>0.246067352774037</text:p>
              </table:table-cell>
              <table:table-cell office:value-type="float" office:value="0.761634534623513">
                <text:p>0.761634534623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5064052633864">
                <text:p>0.245064052633864</text:p>
              </table:table-cell>
              <table:table-cell office:value-type="float" office:value="0.762218853224065">
                <text:p>0.7622188532240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4062089222072">
                <text:p>0.244062089222072</text:p>
              </table:table-cell>
              <table:table-cell office:value-type="float" office:value="0.762802473874635">
                <text:p>0.762802473874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3061798889861">
                <text:p>0.243061798889861</text:p>
              </table:table-cell>
              <table:table-cell office:value-type="float" office:value="0.763385510734834">
                <text:p>0.7633855107348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2063517477326">
                <text:p>0.242063517477326</text:p>
              </table:table-cell>
              <table:table-cell office:value-type="float" office:value="0.763968074815453">
                <text:p>0.763968074815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1067580402237">
                <text:p>0.241067580402237</text:p>
              </table:table-cell>
              <table:table-cell office:value-type="float" office:value="0.764550273669317">
                <text:p>0.764550273669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0074322745873">
                <text:p>0.240074322745873</text:p>
              </table:table-cell>
              <table:table-cell office:value-type="float" office:value="0.765132211083956">
                <text:p>0.76513221108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9084079335089">
                <text:p>0.239084079335089</text:p>
              </table:table-cell>
              <table:table-cell office:value-type="float" office:value="0.765713986775709">
                <text:p>0.765713986775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8097184819912">
                <text:p>0.238097184819912</text:p>
              </table:table-cell>
              <table:table-cell office:value-type="float" office:value="0.766295696084866">
                <text:p>0.7662956960848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7113973745912">
                <text:p>0.237113973745912</text:p>
              </table:table-cell>
              <table:table-cell office:value-type="float" office:value="0.766877429671555">
                <text:p>0.7668774296715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134780620632">
                <text:p>0.236134780620632</text:p>
              </table:table-cell>
              <table:table-cell office:value-type="float" office:value="0.767459273212066">
                <text:p>0.7674592732120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5159939973411">
                <text:p>0.235159939973411</text:p>
              </table:table-cell>
              <table:table-cell office:value-type="float" office:value="0.768041307095421">
                <text:p>0.7680413070954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4189786407854">
                <text:p>0.234189786407854</text:p>
              </table:table-cell>
              <table:table-cell office:value-type="float" office:value="0.768623606120015">
                <text:p>0.7686236061200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3224654646378">
                <text:p>0.233224654646378</text:p>
              </table:table-cell>
              <table:table-cell office:value-type="float" office:value="0.769206239190231">
                <text:p>0.769206239190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2264879566098">
                <text:p>0.232264879566098</text:p>
              </table:table-cell>
              <table:table-cell office:value-type="float" office:value="0.769789269013019">
                <text:p>0.769789269013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1310796225544">
                <text:p>0.231310796225544</text:p>
              </table:table-cell>
              <table:table-cell office:value-type="float" office:value="0.770372751794456">
                <text:p>0.770372751794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362739881523">
                <text:p>0.230362739881523</text:p>
              </table:table-cell>
              <table:table-cell office:value-type="float" office:value="0.770956736936429">
                <text:p>0.7709567369364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9421045995618">
                <text:p>0.229421045995618</text:p>
              </table:table-cell>
              <table:table-cell office:value-type="float" office:value="0.771541266733647">
                <text:p>0.7715412667336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8486050229818">
                <text:p>0.228486050229818</text:p>
              </table:table-cell>
              <table:table-cell office:value-type="float" office:value="0.772126376071198">
                <text:p>0.772126376071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7558088430676">
                <text:p>0.227558088430676</text:p>
              </table:table-cell>
              <table:table-cell office:value-type="float" office:value="0.772712092123111">
                <text:p>0.772712092123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6637496601629">
                <text:p>0.226637496601629</text:p>
              </table:table-cell>
              <table:table-cell office:value-type="float" office:value="0.773298434052263">
                <text:p>0.773298434052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5724610862947">
                <text:p>0.225724610862947</text:p>
              </table:table-cell>
              <table:table-cell office:value-type="float" office:value="0.773885412712237">
                <text:p>0.7738854127122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4819767398952">
                <text:p>0.224819767398952</text:p>
              </table:table-cell>
              <table:table-cell office:value-type="float" office:value="0.774473030351692">
                <text:p>0.774473030351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3923302392078">
                <text:p>0.223923302392078</text:p>
              </table:table-cell>
              <table:table-cell office:value-type="float" office:value="0.775061280321976">
                <text:p>0.775061280321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3035551943447">
                <text:p>0.223035551943447</text:p>
              </table:table-cell>
              <table:table-cell office:value-type="float" office:value="0.775650146788744">
                <text:p>0.775650146788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2156851979623">
                <text:p>0.222156851979623</text:p>
              </table:table-cell>
              <table:table-cell office:value-type="float" office:value="0.776239604448449">
                <text:p>0.776239604448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1287538145237">
                <text:p>0.221287538145237</text:p>
              </table:table-cell>
              <table:table-cell office:value-type="float" office:value="0.776829618250666">
                <text:p>0.7768296182506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0427945681261">
                <text:p>0.220427945681261</text:p>
              </table:table-cell>
              <table:table-cell office:value-type="float" office:value="0.777420143127255">
                <text:p>0.777420143127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9578409288644">
                <text:p>0.219578409288644</text:p>
              </table:table-cell>
              <table:table-cell office:value-type="float" office:value="0.77801112372948">
                <text:p>0.77801112372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873926297717">
                <text:p>0.21873926297717</text:p>
              </table:table-cell>
              <table:table-cell office:value-type="float" office:value="0.77860249417424">
                <text:p>0.77860249417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7910839899329">
                <text:p>0.217910839899329</text:p>
              </table:table-cell>
              <table:table-cell office:value-type="float" office:value="0.779194177800677">
                <text:p>0.779194177800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7093472169086">
                <text:p>0.217093472169086</text:p>
              </table:table-cell>
              <table:table-cell office:value-type="float" office:value="0.779786086938432">
                <text:p>0.7797860869384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6287490665452">
                <text:p>0.216287490665452</text:p>
              </table:table-cell>
              <table:table-cell office:value-type="float" office:value="0.780378122688949">
                <text:p>0.780378122688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5493224820775">
                <text:p>0.215493224820775</text:p>
              </table:table-cell>
              <table:table-cell office:value-type="float" office:value="0.780970174721194">
                <text:p>0.7809701747211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4711002393727">
                <text:p>0.214711002393727</text:p>
              </table:table-cell>
              <table:table-cell office:value-type="float" office:value="0.781562121083288">
                <text:p>0.7815621210832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3941149227015">
                <text:p>0.213941149227015</text:p>
              </table:table-cell>
              <table:table-cell office:value-type="float" office:value="0.7821538280315">
                <text:p>0.7821538280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3183988989815">
                <text:p>0.213183988989815</text:p>
              </table:table-cell>
              <table:table-cell office:value-type="float" office:value="0.782745149878156">
                <text:p>0.7827451498781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2439842905038">
                <text:p>0.212439842905038</text:p>
              </table:table-cell>
              <table:table-cell office:value-type="float" office:value="0.78333592885998">
                <text:p>0.783335928859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1709029461554">
                <text:p>0.211709029461554</text:p>
              </table:table-cell>
              <table:table-cell office:value-type="float" office:value="0.783925995028409">
                <text:p>0.783925995028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0991864111515">
                <text:p>0.210991864111515</text:p>
              </table:table-cell>
              <table:table-cell office:value-type="float" office:value="0.784515166163444">
                <text:p>0.7845151661634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0288658953017">
                <text:p>0.210288658953017</text:p>
              </table:table-cell>
              <table:table-cell office:value-type="float" office:value="0.785103247712544">
                <text:p>0.785103247712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9599722398327">
                <text:p>0.209599722398327</text:p>
              </table:table-cell>
              <table:table-cell office:value-type="float" office:value="0.785690032756087">
                <text:p>0.7856900327560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8925358828015">
                <text:p>0.208925358828015</text:p>
              </table:table-cell>
              <table:table-cell office:value-type="float" office:value="0.786275302000869">
                <text:p>0.7862753020008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8265868231335">
                <text:p>0.208265868231335</text:p>
              </table:table-cell>
              <table:table-cell office:value-type="float" office:value="0.78685882380305">
                <text:p>0.78685882380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7621545833274">
                <text:p>0.207621545833274</text:p>
              </table:table-cell>
              <table:table-cell office:value-type="float" office:value="0.787440354221937">
                <text:p>0.7874403542219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6992681708766">
                <text:p>0.206992681708766</text:p>
              </table:table-cell>
              <table:table-cell office:value-type="float" office:value="0.788019637105866">
                <text:p>0.788019637105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6379560384612">
                <text:p>0.206379560384612</text:p>
              </table:table-cell>
              <table:table-cell office:value-type="float" office:value="0.788596404211409">
                <text:p>0.788596404211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5782460429721">
                <text:p>0.205782460429721</text:p>
              </table:table-cell>
              <table:table-cell office:value-type="float" office:value="0.789170375356992">
                <text:p>0.789170375356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5201654034358">
                <text:p>0.205201654034358</text:p>
              </table:table-cell>
              <table:table-cell office:value-type="float" office:value="0.789741258611941">
                <text:p>0.7897412586119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4637406579178">
                <text:p>0.204637406579178</text:p>
              </table:table-cell>
              <table:table-cell office:value-type="float" office:value="0.790308750521808">
                <text:p>0.7903087505218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4089976194891">
                <text:p>0.204089976194891</text:p>
              </table:table-cell>
              <table:table-cell office:value-type="float" office:value="0.79087253637069">
                <text:p>0.790872536370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3559613313486">
                <text:p>0.203559613313486</text:p>
              </table:table-cell>
              <table:table-cell office:value-type="float" office:value="0.791432290481159">
                <text:p>0.791432290481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3046560212053">
                <text:p>0.203046560212053</text:p>
              </table:table-cell>
              <table:table-cell office:value-type="float" office:value="0.791987676552179">
                <text:p>0.791987676552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2551050550304">
                <text:p>0.202551050550304</text:p>
              </table:table-cell>
              <table:table-cell office:value-type="float" office:value="0.792538348035272">
                <text:p>0.792538348035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2073308903007">
                <text:p>0.202073308903007</text:p>
              </table:table-cell>
              <table:table-cell office:value-type="float" office:value="0.793083948548985">
                <text:p>0.7930839485489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1613550288657">
                <text:p>0.201613550288657</text:p>
              </table:table-cell>
              <table:table-cell office:value-type="float" office:value="0.793624112331524">
                <text:p>0.793624112331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1171979695772">
                <text:p>0.201171979695772</text:p>
              </table:table-cell>
              <table:table-cell office:value-type="float" office:value="0.794158464731197">
                <text:p>0.794158464731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0748791608331">
                <text:p>0.200748791608331</text:p>
              </table:table-cell>
              <table:table-cell office:value-type="float" office:value="0.794686622734137">
                <text:p>0.7946866227341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0344169531962">
                <text:p>0.200344169531962</text:p>
              </table:table-cell>
              <table:table-cell office:value-type="float" office:value="0.795208195528538">
                <text:p>0.7952081955285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9958285522592">
                <text:p>0.199958285522592</text:p>
              </table:table-cell>
              <table:table-cell office:value-type="float" office:value="0.79572278510439">
                <text:p>0.795722785104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591299719337">
                <text:p>0.199591299719337</text:p>
              </table:table-cell>
              <table:table-cell office:value-type="float" office:value="0.796229986887541">
                <text:p>0.7962299868875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9243359883567">
                <text:p>0.199243359883567</text:p>
              </table:table-cell>
              <table:table-cell office:value-type="float" office:value="0.796729390406622">
                <text:p>0.796729390406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891460094609">
                <text:p>0.19891460094609</text:p>
              </table:table-cell>
              <table:table-cell office:value-type="float" office:value="0.797220579991197">
                <text:p>0.797220579991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8605144564555">
                <text:p>0.198605144564555</text:p>
              </table:table-cell>
              <table:table-cell office:value-type="float" office:value="0.797703135499249">
                <text:p>0.7977031354992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8315098693181">
                <text:p>0.198315098693181</text:p>
              </table:table-cell>
              <table:table-cell office:value-type="float" office:value="0.798176633071919">
                <text:p>0.7981766330719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8044557167047">
                <text:p>0.198044557167047</text:p>
              </table:table-cell>
              <table:table-cell office:value-type="float" office:value="0.798640645913208">
                <text:p>0.798640645913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7793599303188">
                <text:p>0.197793599303188</text:p>
              </table:table-cell>
              <table:table-cell office:value-type="float" office:value="0.799094745092097">
                <text:p>0.799094745092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97562289520801">
                <text:p>0.197562289520801</text:p>
              </table:table-cell>
              <table:table-cell office:value-type="float" office:value="0.79953850036448">
                <text:p>0.799538500364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7350676982891">
                <text:p>0.197350676982891</text:p>
              </table:table-cell>
              <table:table-cell office:value-type="float" office:value="0.799971481011972">
                <text:p>0.7999714810119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7158795261713">
                <text:p>0.197158795261713</text:p>
              </table:table-cell>
              <table:table-cell office:value-type="float" office:value="0.800393256694626">
                <text:p>0.8003932566946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6986662030341">
                <text:p>0.196986662030341</text:p>
              </table:table-cell>
              <table:table-cell office:value-type="float" office:value="0.800803398314388">
                <text:p>0.8008033983143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6834278782695">
                <text:p>0.196834278782695</text:p>
              </table:table-cell>
              <table:table-cell office:value-type="float" office:value="0.801201478886003">
                <text:p>0.801201478886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6701630584312">
                <text:p>0.196701630584312</text:p>
              </table:table-cell>
              <table:table-cell office:value-type="float" office:value="0.801587074412014">
                <text:p>0.801587074412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6588685856085">
                <text:p>0.196588685856085</text:p>
              </table:table-cell>
              <table:table-cell office:value-type="float" office:value="0.801959764758384">
                <text:p>0.8019597647583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6495396193118">
                <text:p>0.196495396193118</text:p>
              </table:table-cell>
              <table:table-cell office:value-type="float" office:value="0.80231913452725">
                <text:p>0.802319134527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6421696220762">
                <text:p>0.196421696220762</text:p>
              </table:table-cell>
              <table:table-cell office:value-type="float" office:value="0.802664773923256">
                <text:p>0.8026647739232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6367503489745">
                <text:p>0.196367503489745</text:p>
              </table:table-cell>
              <table:table-cell office:value-type="float" office:value="0.802996279609958">
                <text:p>0.802996279609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633271841221">
                <text:p>0.19633271841221</text:p>
              </table:table-cell>
              <table:table-cell office:value-type="float" office:value="0.803313255552755">
                <text:p>0.8033132555527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6317224240267">
                <text:p>0.196317224240267</text:p>
              </table:table-cell>
              <table:table-cell office:value-type="float" office:value="0.803615313844915">
                <text:p>0.8036153138449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6320887088541">
                <text:p>0.196320887088541</text:p>
              </table:table-cell>
              <table:table-cell office:value-type="float" office:value="0.803902075513298">
                <text:p>0.8039020755132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6343556001948">
                <text:p>0.196343556001948</text:p>
              </table:table-cell>
              <table:table-cell office:value-type="float" office:value="0.804173171300512">
                <text:p>0.8041731713005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6385063069743">
                <text:p>0.196385063069743</text:p>
              </table:table-cell>
              <table:table-cell office:value-type="float" office:value="0.804428242420332">
                <text:p>0.804428242420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6445223586646">
                <text:p>0.196445223586646</text:p>
              </table:table-cell>
              <table:table-cell office:value-type="float" office:value="0.804666941283397">
                <text:p>0.804666941283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6523836261602">
                <text:p>0.196523836261602</text:p>
              </table:table-cell>
              <table:table-cell office:value-type="float" office:value="0.804888932190379">
                <text:p>0.8048889321903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96620683474475">
                <text:p>0.196620683474475</text:p>
              </table:table-cell>
              <table:table-cell office:value-type="float" office:value="0.80509389198997">
                <text:p>0.80509389198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6735531580696">
                <text:p>0.196735531580696</text:p>
              </table:table-cell>
              <table:table-cell office:value-type="float" office:value="0.805281510699302">
                <text:p>0.8052815106993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96868131263636">
                <text:p>0.196868131263636</text:p>
              </table:table-cell>
              <table:table-cell office:value-type="float" office:value="0.805451492084629">
                <text:p>0.8054514920846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97018217934149">
                <text:p>0.197018217934149</text:p>
              </table:table-cell>
              <table:table-cell office:value-type="float" office:value="0.805603554200321">
                <text:p>0.805603554200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718551217649">
                <text:p>0.19718551217649</text:p>
              </table:table-cell>
              <table:table-cell office:value-type="float" office:value="0.805737429884529">
                <text:p>0.8057374298845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7369720239506">
                <text:p>0.197369720239506</text:p>
              </table:table-cell>
              <table:table-cell office:value-type="float" office:value="0.805852867210116">
                <text:p>0.805852867210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757053457171">
                <text:p>0.19757053457171</text:p>
              </table:table-cell>
              <table:table-cell office:value-type="float" office:value="0.805949629889723">
                <text:p>0.8059496298897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7787634398603">
                <text:p>0.197787634398603</text:p>
              </table:table-cell>
              <table:table-cell office:value-type="float" office:value="0.806027497634139">
                <text:p>0.8060274976341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8020686340309">
                <text:p>0.198020686340309</text:p>
              </table:table-cell>
              <table:table-cell office:value-type="float" office:value="0.806086266463407">
                <text:p>0.8060862664634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98269345067376">
                <text:p>0.198269345067376</text:p>
              </table:table-cell>
              <table:table-cell office:value-type="float" office:value="0.806125748970379">
                <text:p>0.8061257489703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8533253992305">
                <text:p>0.198533253992305</text:p>
              </table:table-cell>
              <table:table-cell office:value-type="float" office:value="0.806145774536713">
                <text:p>0.806145774536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8812045994207">
                <text:p>0.198812045994207</text:p>
              </table:table-cell>
              <table:table-cell office:value-type="float" office:value="0.806146189501562">
                <text:p>0.8061461895015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910534417374">
                <text:p>0.19910534417374</text:p>
              </table:table-cell>
              <table:table-cell office:value-type="float" office:value="0.806126857283465">
                <text:p>0.8061268572834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9412762635313">
                <text:p>0.199412762635313</text:p>
              </table:table-cell>
              <table:table-cell office:value-type="float" office:value="0.806087658456194">
                <text:p>0.8060876584561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9733907293399">
                <text:p>0.199733907293399</text:p>
              </table:table-cell>
              <table:table-cell office:value-type="float" office:value="0.806028490779537">
                <text:p>0.8060284907795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0068376699638">
                <text:p>0.200068376699638</text:p>
              </table:table-cell>
              <table:table-cell office:value-type="float" office:value="0.805949269186219">
                <text:p>0.805949269186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0415762887337">
                <text:p>0.200415762887337</text:p>
              </table:table-cell>
              <table:table-cell office:value-type="float" office:value="0.80584992572635">
                <text:p>0.8058499257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0775652229851">
                <text:p>0.200775652229851</text:p>
              </table:table-cell>
              <table:table-cell office:value-type="float" office:value="0.805730409470974">
                <text:p>0.8057304094709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1147626309322">
                <text:p>0.201147626309322</text:p>
              </table:table-cell>
              <table:table-cell office:value-type="float" office:value="0.805590686376449">
                <text:p>0.8055906863764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153126279218">
                <text:p>0.20153126279218</text:p>
              </table:table-cell>
              <table:table-cell office:value-type="float" office:value="0.805430739111531">
                <text:p>0.8054307391115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192613630783">
                <text:p>0.20192613630783</text:p>
              </table:table-cell>
              <table:table-cell office:value-type="float" office:value="0.805250566849137">
                <text:p>0.805250566849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02331819326998">
                <text:p>0.202331819326998</text:p>
              </table:table-cell>
              <table:table-cell office:value-type="float" office:value="0.805050185024894">
                <text:p>0.8050501850248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2747883036185">
                <text:p>0.202747883036185</text:p>
              </table:table-cell>
              <table:table-cell office:value-type="float" office:value="0.804829625064622">
                <text:p>0.8048296250646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3173898204868">
                <text:p>0.203173898204868</text:p>
              </table:table-cell>
              <table:table-cell office:value-type="float" office:value="0.804588934082973">
                <text:p>0.804588934082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03609436042038">
                <text:p>0.203609436042038</text:p>
              </table:table-cell>
              <table:table-cell office:value-type="float" office:value="0.804328174555499">
                <text:p>0.804328174555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4054069038952">
                <text:p>0.204054069038952</text:p>
              </table:table-cell>
              <table:table-cell office:value-type="float" office:value="0.804047423966424">
                <text:p>0.8040474239664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4507371794956">
                <text:p>0.204507371794956</text:p>
              </table:table-cell>
              <table:table-cell office:value-type="float" office:value="0.803746774434402">
                <text:p>0.803746774434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4968921823515">
                <text:p>0.204968921823515</text:p>
              </table:table-cell>
              <table:table-cell office:value-type="float" office:value="0.803426332318542">
                <text:p>0.8034263323185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5438300335685">
                <text:p>0.205438300335685</text:p>
              </table:table-cell>
              <table:table-cell office:value-type="float" office:value="0.803086217806948">
                <text:p>0.8030862178069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5915092998491">
                <text:p>0.205915092998491</text:p>
              </table:table-cell>
              <table:table-cell office:value-type="float" office:value="0.802726564489977">
                <text:p>0.8027265644899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6398890665855">
                <text:p>0.206398890665855</text:p>
              </table:table-cell>
              <table:table-cell office:value-type="float" office:value="0.802347518920373">
                <text:p>0.8023475189203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6889290079933">
                <text:p>0.206889290079933</text:p>
              </table:table-cell>
              <table:table-cell office:value-type="float" office:value="0.801949240162373">
                <text:p>0.8019492401623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7385894540941">
                <text:p>0.207385894540941</text:p>
              </table:table-cell>
              <table:table-cell office:value-type="float" office:value="0.801531899331807">
                <text:p>0.8015318993318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788831454377">
                <text:p>0.20788831454377</text:p>
              </table:table-cell>
              <table:table-cell office:value-type="float" office:value="0.801095679129136">
                <text:p>0.8010956791291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8396168379904">
                <text:p>0.208396168379904</text:p>
              </table:table-cell>
              <table:table-cell office:value-type="float" office:value="0.8006407733673">
                <text:p>0.80064077336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8909082703411">
                <text:p>0.208909082703411</text:p>
              </table:table-cell>
              <table:table-cell office:value-type="float" office:value="0.800167386496128">
                <text:p>0.800167386496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9426693059984">
                <text:p>0.209426693059984</text:p>
              </table:table-cell>
              <table:table-cell office:value-type="float" office:value="0.799675733125024">
                <text:p>0.799675733125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9948644378221">
                <text:p>0.209948644378221</text:p>
              </table:table-cell>
              <table:table-cell office:value-type="float" office:value="0.799166037545481">
                <text:p>0.7991660375454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10474591422594">
                <text:p>0.210474591422594</text:p>
              </table:table-cell>
              <table:table-cell office:value-type="float" office:value="0.798638533254947">
                <text:p>0.7986385332549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11004199207727">
                <text:p>0.211004199207727</text:p>
              </table:table-cell>
              <table:table-cell office:value-type="float" office:value="0.798093462483434">
                <text:p>0.798093462483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1537143373842">
                <text:p>0.211537143373842</text:p>
              </table:table-cell>
              <table:table-cell office:value-type="float" office:value="0.797531075724165">
                <text:p>0.7975310757241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2073110523424">
                <text:p>0.212073110523424</text:p>
              </table:table-cell>
              <table:table-cell office:value-type="float" office:value="0.796951631269489">
                <text:p>0.7969516312694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2611798519344">
                <text:p>0.212611798519344</text:p>
              </table:table-cell>
              <table:table-cell office:value-type="float" office:value="0.796355394753184">
                <text:p>0.796355394753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3152916744844">
                <text:p>0.213152916744844</text:p>
              </table:table-cell>
              <table:table-cell office:value-type="float" office:value="0.79574263870018">
                <text:p>0.79574263870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696186325997">
                <text:p>0.213696186325997</text:p>
              </table:table-cell>
              <table:table-cell office:value-type="float" office:value="0.795113642084682">
                <text:p>0.7951136420846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241340317369">
                <text:p>0.214241340317369</text:p>
              </table:table-cell>
              <table:table-cell office:value-type="float" office:value="0.794468689897535">
                <text:p>0.7944686898975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788123851784">
                <text:p>0.214788123851784</text:p>
              </table:table-cell>
              <table:table-cell office:value-type="float" office:value="0.793808072723658">
                <text:p>0.7938080727236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336294255209">
                <text:p>0.215336294255209</text:p>
              </table:table-cell>
              <table:table-cell office:value-type="float" office:value="0.793132086330278">
                <text:p>0.7931320863302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5885621127901">
                <text:p>0.215885621127901</text:p>
              </table:table-cell>
              <table:table-cell office:value-type="float" office:value="0.792441031266604">
                <text:p>0.7924410312666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6435886393061">
                <text:p>0.216435886393061</text:p>
              </table:table-cell>
              <table:table-cell office:value-type="float" office:value="0.791735212475565">
                <text:p>0.7917352124755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6986884314344">
                <text:p>0.216986884314344</text:p>
              </table:table-cell>
              <table:table-cell office:value-type="float" office:value="0.79101493891814">
                <text:p>0.791014938918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7538421483632">
                <text:p>0.217538421483632</text:p>
              </table:table-cell>
              <table:table-cell office:value-type="float" office:value="0.790280523210757">
                <text:p>0.7902805232107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8090316780558">
                <text:p>0.218090316780558</text:p>
              </table:table-cell>
              <table:table-cell office:value-type="float" office:value="0.789532281276208">
                <text:p>0.7895322812762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8642401305326">
                <text:p>0.218642401305326</text:p>
              </table:table-cell>
              <table:table-cell office:value-type="float" office:value="0.788770532008449">
                <text:p>0.7887705320084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9194518286405">
                <text:p>0.219194518286405</text:p>
              </table:table-cell>
              <table:table-cell office:value-type="float" office:value="0.787995596951617">
                <text:p>0.7879955969516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9746522964684">
                <text:p>0.219746522964684</text:p>
              </table:table-cell>
              <table:table-cell office:value-type="float" office:value="0.787207799993581">
                <text:p>0.7872077999935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0298282455758">
                <text:p>0.220298282455758</text:p>
              </table:table-cell>
              <table:table-cell office:value-type="float" office:value="0.786407467074241">
                <text:p>0.7864074670742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0849675591928">
                <text:p>0.220849675591928</text:p>
              </table:table-cell>
              <table:table-cell office:value-type="float" office:value="0.785594925908813">
                <text:p>0.785594925908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140059274558">
                <text:p>0.22140059274558</text:p>
              </table:table-cell>
              <table:table-cell office:value-type="float" office:value="0.784770505726265">
                <text:p>0.784770505726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1950935635526">
                <text:p>0.221950935635526</text:p>
              </table:table-cell>
              <table:table-cell office:value-type="float" office:value="0.783934537023043">
                <text:p>0.7839345370230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2500617117916">
                <text:p>0.222500617117916</text:p>
              </table:table-cell>
              <table:table-cell office:value-type="float" office:value="0.783087351332192">
                <text:p>0.7830873513321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3049560963268">
                <text:p>0.223049560963268</text:p>
              </table:table-cell>
              <table:table-cell office:value-type="float" office:value="0.782229281007934">
                <text:p>0.7822292810079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3597701621129">
                <text:p>0.223597701621129</text:p>
              </table:table-cell>
              <table:table-cell office:value-type="float" office:value="0.781360659025746">
                <text:p>0.781360659025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414498397383">
                <text:p>0.22414498397383</text:p>
              </table:table-cell>
              <table:table-cell office:value-type="float" office:value="0.780481818797936">
                <text:p>0.7804818187979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4691363080749">
                <text:p>0.224691363080749</text:p>
              </table:table-cell>
              <table:table-cell office:value-type="float" office:value="0.77959309400469">
                <text:p>0.77959309400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5236803914424">
                <text:p>0.225236803914424</text:p>
              </table:table-cell>
              <table:table-cell office:value-type="float" office:value="0.778694818440534">
                <text:p>0.778694818440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57812810898">
                <text:p>0.2257812810898</text:p>
              </table:table-cell>
              <table:table-cell office:value-type="float" office:value="0.777787325876088">
                <text:p>0.7777873258760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6324778587805">
                <text:p>0.226324778587805</text:p>
              </table:table-cell>
              <table:table-cell office:value-type="float" office:value="0.776870949935024">
                <text:p>0.7768709499350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686728947441">
                <text:p>0.22686728947441</text:p>
              </table:table-cell>
              <table:table-cell office:value-type="float" office:value="0.775946023986025">
                <text:p>0.7759460239860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7408815616173">
                <text:p>0.227408815616173</text:p>
              </table:table-cell>
              <table:table-cell office:value-type="float" office:value="0.775012881049581">
                <text:p>0.7750128810495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27949367393292">
                <text:p>0.227949367393292</text:p>
              </table:table-cell>
              <table:table-cell office:value-type="float" office:value="0.774071853719374">
                <text:p>0.774071853719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848896341099">
                <text:p>0.22848896341099</text:p>
              </table:table-cell>
              <table:table-cell office:value-type="float" office:value="0.773123274097997">
                <text:p>0.773123274097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9027630210061">
                <text:p>0.229027630210061</text:p>
              </table:table-cell>
              <table:table-cell office:value-type="float" office:value="0.772167473746691">
                <text:p>0.7721674737466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9565401977254">
                <text:p>0.229565401977254</text:p>
              </table:table-cell>
              <table:table-cell office:value-type="float" office:value="0.771204783648801">
                <text:p>0.7712047836488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30102320256111">
                <text:p>0.230102320256111</text:p>
              </table:table-cell>
              <table:table-cell office:value-type="float" office:value="0.770235534186541">
                <text:p>0.7702355341865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0638433658782">
                <text:p>0.230638433658782</text:p>
              </table:table-cell>
              <table:table-cell office:value-type="float" office:value="0.769260055130697">
                <text:p>0.769260055130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31173797579243">
                <text:p>0.231173797579243</text:p>
              </table:table-cell>
              <table:table-cell office:value-type="float" office:value="0.768278675642813">
                <text:p>0.7682786756428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1708473908258">
                <text:p>0.231708473908258</text:p>
              </table:table-cell>
              <table:table-cell office:value-type="float" office:value="0.767291724289396">
                <text:p>0.7672917242893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2242530750336">
                <text:p>0.232242530750336</text:p>
              </table:table-cell>
              <table:table-cell office:value-type="float" office:value="0.766299529067622">
                <text:p>0.766299529067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2776042142848">
                <text:p>0.232776042142848</text:p>
              </table:table-cell>
              <table:table-cell office:value-type="float" office:value="0.765302417442021">
                <text:p>0.7653024174420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3309087777396">
                <text:p>0.233309087777396</text:p>
              </table:table-cell>
              <table:table-cell office:value-type="float" office:value="0.764300716391555">
                <text:p>0.764300716391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3841752723417">
                <text:p>0.233841752723417</text:p>
              </table:table-cell>
              <table:table-cell office:value-type="float" office:value="0.763294752466494">
                <text:p>0.7632947524664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34374127153965">
                <text:p>0.234374127153965</text:p>
              </table:table-cell>
              <table:table-cell office:value-type="float" office:value="0.76228485185445">
                <text:p>0.762284851854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34906306073511">
                <text:p>0.234906306073511</text:p>
              </table:table-cell>
              <table:table-cell office:value-type="float" office:value="0.761271340454909">
                <text:p>0.7612713404549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5438389047537">
                <text:p>0.235438389047537</text:p>
              </table:table-cell>
              <table:table-cell office:value-type="float" office:value="0.760254543961586">
                <text:p>0.7602545439615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5970479933645">
                <text:p>0.235970479933645</text:p>
              </table:table-cell>
              <table:table-cell office:value-type="float" office:value="0.759234787951853">
                <text:p>0.759234787951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36502686613823">
                <text:p>0.236502686613823</text:p>
              </table:table-cell>
              <table:table-cell office:value-type="float" office:value="0.758212397982555">
                <text:p>0.7582123979825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7035120727468">
                <text:p>0.237035120727468</text:p>
              </table:table-cell>
              <table:table-cell office:value-type="float" office:value="0.757187699691408">
                <text:p>0.7571876996914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7567897404704">
                <text:p>0.237567897404704</text:p>
              </table:table-cell>
              <table:table-cell office:value-type="float" office:value="0.756161018903228">
                <text:p>0.7561610189032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8101134999496">
                <text:p>0.238101134999496</text:p>
              </table:table-cell>
              <table:table-cell office:value-type="float" office:value="0.755132681740197">
                <text:p>0.7551326817401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8634954822004">
                <text:p>0.238634954822004</text:p>
              </table:table-cell>
              <table:table-cell office:value-type="float" office:value="0.754103014735345">
                <text:p>0.7541030147353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9169480869608">
                <text:p>0.239169480869608</text:p>
              </table:table-cell>
              <table:table-cell office:value-type="float" office:value="0.75307234494846">
                <text:p>0.753072344948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39704839555988">
                <text:p>0.239704839555988</text:p>
              </table:table-cell>
              <table:table-cell office:value-type="float" office:value="0.752041000083561">
                <text:p>0.7520410000835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40241159437623">
                <text:p>0.240241159437623</text:p>
              </table:table-cell>
              <table:table-cell office:value-type="float" office:value="0.751009308607149">
                <text:p>0.7510093086071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0778570937062">
                <text:p>0.240778570937062</text:p>
              </table:table-cell>
              <table:table-cell office:value-type="float" office:value="0.74997759986638">
                <text:p>0.749977599866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131720606232">
                <text:p>0.24131720606232</text:p>
              </table:table-cell>
              <table:table-cell office:value-type="float" office:value="0.748946204206316">
                <text:p>0.7489462042063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1857198121695">
                <text:p>0.241857198121695</text:p>
              </table:table-cell>
              <table:table-cell office:value-type="float" office:value="0.747915453085486">
                <text:p>0.7479154530854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2398681433398">
                <text:p>0.242398681433398</text:p>
              </table:table-cell>
              <table:table-cell office:value-type="float" office:value="0.746885679188863">
                <text:p>0.7468856791888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42941791029286">
                <text:p>0.242941791029286</text:p>
              </table:table-cell>
              <table:table-cell office:value-type="float" office:value="0.745857216537526">
                <text:p>0.7458572165375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3486662352114">
                <text:p>0.243486662352114</text:p>
              </table:table-cell>
              <table:table-cell office:value-type="float" office:value="0.744830400594142">
                <text:p>0.7448304005941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4033430945637">
                <text:p>0.244033430945637</text:p>
              </table:table-cell>
              <table:table-cell office:value-type="float" office:value="0.743805568363561">
                <text:p>0.7438055683635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4582232137015">
                <text:p>0.244582232137015</text:p>
              </table:table-cell>
              <table:table-cell office:value-type="float" office:value="0.742783058487711">
                <text:p>0.742783058487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5133200710946">
                <text:p>0.245133200710946</text:p>
              </table:table-cell>
              <table:table-cell office:value-type="float" office:value="0.741763211334084">
                <text:p>0.7417632113340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5686470575021">
                <text:p>0.245686470575021</text:p>
              </table:table-cell>
              <table:table-cell office:value-type="float" office:value="0.740746369077102">
                <text:p>0.740746369077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46242174415824">
                <text:p>0.246242174415824</text:p>
              </table:table-cell>
              <table:table-cell office:value-type="float" office:value="0.739732875771675">
                <text:p>0.7397328757716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46800443345395">
                <text:p>0.246800443345395</text:p>
              </table:table-cell>
              <table:table-cell office:value-type="float" office:value="0.738723077418286">
                <text:p>0.7387230774182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736140653766">
                <text:p>0.24736140653766</text:p>
              </table:table-cell>
              <table:table-cell office:value-type="float" office:value="0.737717322019">
                <text:p>0.7377173220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7925190854584">
                <text:p>0.247925190854584</text:p>
              </table:table-cell>
              <table:table-cell office:value-type="float" office:value="0.736715959623783">
                <text:p>0.7367159596237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8491920461792">
                <text:p>0.248491920461792</text:p>
              </table:table-cell>
              <table:table-cell office:value-type="float" office:value="0.735719342366595">
                <text:p>0.7357193423665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9061716433547">
                <text:p>0.249061716433547</text:p>
              </table:table-cell>
              <table:table-cell office:value-type="float" office:value="0.734727824490715">
                <text:p>0.7347278244907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49634696347012">
                <text:p>0.249634696347012</text:p>
              </table:table-cell>
              <table:table-cell office:value-type="float" office:value="0.733741762362814">
                <text:p>0.7337417623628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0210973865808">
                <text:p>0.250210973865808</text:p>
              </table:table-cell>
              <table:table-cell office:value-type="float" office:value="0.732761514475362">
                <text:p>0.7327615144753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0790658313026">
                <text:p>0.250790658313026</text:p>
              </table:table-cell>
              <table:table-cell office:value-type="float" office:value="0.731787441436886">
                <text:p>0.7317874414368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51373854233853">
                <text:p>0.251373854233853</text:p>
              </table:table-cell>
              <table:table-cell office:value-type="float" office:value="0.730819905949785">
                <text:p>0.7308199059497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51960660948169">
                <text:p>0.251960660948169</text:p>
              </table:table-cell>
              <table:table-cell office:value-type="float" office:value="0.729859272775298">
                <text:p>0.7298592727752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2551172093493">
                <text:p>0.252551172093493</text:p>
              </table:table-cell>
              <table:table-cell office:value-type="float" office:value="0.728905908685369">
                <text:p>0.7289059086853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3145475158828">
                <text:p>0.253145475158828</text:p>
              </table:table-cell>
              <table:table-cell office:value-type="float" office:value="0.727960182401097">
                <text:p>0.7279601824010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3743651010001">
                <text:p>0.253743651010001</text:p>
              </table:table-cell>
              <table:table-cell office:value-type="float" office:value="0.727022464517598">
                <text:p>0.7270224645175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5434577340726">
                <text:p>0.25434577340726</text:p>
              </table:table-cell>
              <table:table-cell office:value-type="float" office:value="0.726093127415027">
                <text:p>0.7260931274150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495190851598">
                <text:p>0.25495190851598</text:p>
              </table:table-cell>
              <table:table-cell office:value-type="float" office:value="0.7251725451556">
                <text:p>0.72517254515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5562114411424">
                <text:p>0.255562114411424</text:p>
              </table:table-cell>
              <table:table-cell office:value-type="float" office:value="0.724261093366513">
                <text:p>0.724261093366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617644057866">
                <text:p>0.25617644057866</text:p>
              </table:table-cell>
              <table:table-cell office:value-type="float" office:value="0.723359149108604">
                <text:p>0.7233591491086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6794927408828">
                <text:p>0.256794927408828</text:p>
              </table:table-cell>
              <table:table-cell office:value-type="float" office:value="0.72246709073068">
                <text:p>0.722467090730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57417605693064">
                <text:p>0.257417605693064</text:p>
              </table:table-cell>
              <table:table-cell office:value-type="float" office:value="0.721585297709465">
                <text:p>0.721585297709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5804449611551">
                <text:p>0.25804449611551</text:p>
              </table:table-cell>
              <table:table-cell office:value-type="float" office:value="0.720714150475095">
                <text:p>0.720714150475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58675608746967">
                <text:p>0.258675608746967</text:p>
              </table:table-cell>
              <table:table-cell office:value-type="float" office:value="0.719854030222148">
                <text:p>0.7198540302221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59310942540828">
                <text:p>0.259310942540828</text:p>
              </table:table-cell>
              <table:table-cell office:value-type="float" office:value="0.719005318706171">
                <text:p>0.7190053187061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59950484833065">
                <text:p>0.259950484833065</text:p>
              </table:table-cell>
              <table:table-cell office:value-type="float" office:value="0.718168398025748">
                <text:p>0.7181683980257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0594210848131">
                <text:p>0.260594210848131</text:p>
              </table:table-cell>
              <table:table-cell office:value-type="float" office:value="0.717343650390051">
                <text:p>0.7173436503900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61242083212767">
                <text:p>0.261242083212767</text:p>
              </table:table-cell>
              <table:table-cell office:value-type="float" office:value="0.716531457871935">
                <text:p>0.7165314578719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61894051479764">
                <text:p>0.261894051479764</text:p>
              </table:table-cell>
              <table:table-cell office:value-type="float" office:value="0.715732202146561">
                <text:p>0.7157322021465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2550051663845">
                <text:p>0.262550051663845</text:p>
              </table:table-cell>
              <table:table-cell office:value-type="float" office:value="0.714946264215596">
                <text:p>0.7149462642155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63210005791925">
                <text:p>0.263210005791925</text:p>
              </table:table-cell>
              <table:table-cell office:value-type="float" office:value="0.714174024116957">
                <text:p>0.7141740241169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3873821470049">
                <text:p>0.263873821470049</text:p>
              </table:table-cell>
              <table:table-cell office:value-type="float" office:value="0.713415860620186">
                <text:p>0.713415860620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64541391469421">
                <text:p>0.264541391469421</text:p>
              </table:table-cell>
              <table:table-cell office:value-type="float" office:value="0.712672150907403">
                <text:p>0.7126721509074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65212593333953">
                <text:p>0.265212593333953</text:p>
              </table:table-cell>
              <table:table-cell office:value-type="float" office:value="0.711943270239901">
                <text:p>0.7119432702399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65887289011871">
                <text:p>0.265887289011871</text:p>
              </table:table-cell>
              <table:table-cell office:value-type="float" office:value="0.711229591610354">
                <text:p>0.711229591610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66565324513853">
                <text:p>0.266565324513853</text:p>
              </table:table-cell>
              <table:table-cell office:value-type="float" office:value="0.710531485380696">
                <text:p>0.7105314853806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67246529600336">
                <text:p>0.267246529600336</text:p>
              </table:table-cell>
              <table:table-cell office:value-type="float" office:value="0.709849318905639">
                <text:p>0.7098493189056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67930717500518">
                <text:p>0.267930717500518</text:p>
              </table:table-cell>
              <table:table-cell office:value-type="float" office:value="0.709183456141874">
                <text:p>0.7091834561418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68617684665646">
                <text:p>0.268617684665646</text:p>
              </table:table-cell>
              <table:table-cell office:value-type="float" office:value="0.708534257242968">
                <text:p>0.708534257242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69307210559145">
                <text:p>0.269307210559145</text:p>
              </table:table-cell>
              <table:table-cell office:value-type="float" office:value="0.707902078139998">
                <text:p>0.707902078139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69999057486116">
                <text:p>0.269999057486116</text:p>
              </table:table-cell>
              <table:table-cell office:value-type="float" office:value="0.707287270107969">
                <text:p>0.7072872701079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069297046468">
                <text:p>0.27069297046468</text:p>
              </table:table-cell>
              <table:table-cell office:value-type="float" office:value="0.706690179318084">
                <text:p>0.7066901793180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1388677141551">
                <text:p>0.271388677141551</text:p>
              </table:table-cell>
              <table:table-cell office:value-type="float" office:value="0.70611114637599">
                <text:p>0.706111146375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72085887754184">
                <text:p>0.272085887754184</text:p>
              </table:table-cell>
              <table:table-cell office:value-type="float" office:value="0.705550505846109">
                <text:p>0.7055505058461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72784295141681">
                <text:p>0.272784295141681</text:p>
              </table:table-cell>
              <table:table-cell office:value-type="float" office:value="0.705008585762273">
                <text:p>0.7050085857622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3483574806568">
                <text:p>0.273483574806568</text:p>
              </table:table-cell>
              <table:table-cell office:value-type="float" office:value="0.704485707124867">
                <text:p>0.7044857071248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4183385029327">
                <text:p>0.274183385029327</text:p>
              </table:table-cell>
              <table:table-cell office:value-type="float" office:value="0.703982183384836">
                <text:p>0.7039821833848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4883367037505">
                <text:p>0.274883367037505</text:p>
              </table:table-cell>
              <table:table-cell office:value-type="float" office:value="0.703498319914878">
                <text:p>0.7034983199148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75583145230927">
                <text:p>0.275583145230927</text:p>
              </table:table-cell>
              <table:table-cell office:value-type="float" office:value="0.703034413468349">
                <text:p>0.7030344134683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6282327464395">
                <text:p>0.276282327464395</text:p>
              </table:table-cell>
              <table:table-cell office:value-type="float" office:value="0.702590751626411">
                <text:p>0.7025907516264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76980505388983">
                <text:p>0.276980505388983</text:p>
              </table:table-cell>
              <table:table-cell office:value-type="float" office:value="0.702167612234125">
                <text:p>0.702167612234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7677254852815">
                <text:p>0.277677254852815</text:p>
              </table:table-cell>
              <table:table-cell office:value-type="float" office:value="0.701765262826293">
                <text:p>0.7017652628262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8372136361906">
                <text:p>0.278372136361906</text:p>
              </table:table-cell>
              <table:table-cell office:value-type="float" office:value="0.701383960043971">
                <text:p>0.7013839600439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79064695601376">
                <text:p>0.279064695601376</text:p>
              </table:table-cell>
              <table:table-cell office:value-type="float" office:value="0.701023949042759">
                <text:p>0.7010239490427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7975446401701">
                <text:p>0.27975446401701</text:p>
              </table:table-cell>
              <table:table-cell office:value-type="float" office:value="0.700685462894119">
                <text:p>0.7006854628941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0440959456847">
                <text:p>0.280440959456847</text:p>
              </table:table-cell>
              <table:table-cell office:value-type="float" office:value="0.700368721981097">
                <text:p>0.7003687219810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1123686872086">
                <text:p>0.281123686872086</text:p>
              </table:table-cell>
              <table:table-cell office:value-type="float" office:value="0.700073933390082">
                <text:p>0.70007393339008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1802139076275">
                <text:p>0.281802139076275</text:p>
              </table:table-cell>
              <table:table-cell office:value-type="float" office:value="0.699801290300352">
                <text:p>0.6998012903003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82475797561386">
                <text:p>0.282475797561386</text:p>
              </table:table-cell>
              <table:table-cell office:value-type="float" office:value="0.699550971373365">
                <text:p>0.6995509713733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83144133368966">
                <text:p>0.283144133368966</text:p>
              </table:table-cell>
              <table:table-cell office:value-type="float" office:value="0.699323140143963">
                <text:p>0.6993231401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83806608014229">
                <text:p>0.283806608014229</text:p>
              </table:table-cell>
              <table:table-cell office:value-type="float" office:value="0.699117944415834">
                <text:p>0.6991179444158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4462674460513">
                <text:p>0.284462674460513</text:p>
              </table:table-cell>
              <table:table-cell office:value-type="float" office:value="0.698935515663768">
                <text:p>0.698935515663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85111778141223">
                <text:p>0.285111778141223</text:p>
              </table:table-cell>
              <table:table-cell office:value-type="float" office:value="0.698775968445438">
                <text:p>0.6987759684454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5753358025919">
                <text:p>0.285753358025919</text:p>
              </table:table-cell>
              <table:table-cell office:value-type="float" office:value="0.698639399825633">
                <text:p>0.6986393998256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86386847726936">
                <text:p>0.286386847726936</text:p>
              </table:table-cell>
              <table:table-cell office:value-type="float" office:value="0.698525888815993">
                <text:p>0.6985258888159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87011676642526">
                <text:p>0.287011676642526</text:p>
              </table:table-cell>
              <table:table-cell office:value-type="float" office:value="0.698435495833511">
                <text:p>0.6984354958335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8762727113217">
                <text:p>0.28762727113217</text:p>
              </table:table-cell>
              <table:table-cell office:value-type="float" office:value="0.698368262181173">
                <text:p>0.6983682621811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88233055719483">
                <text:p>0.288233055719483</text:p>
              </table:table-cell>
              <table:table-cell office:value-type="float" office:value="0.698324209554221">
                <text:p>0.6983242095542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88828454317726">
                <text:p>0.288828454317726</text:p>
              </table:table-cell>
              <table:table-cell office:value-type="float" office:value="0.698303339575648">
                <text:p>0.6983033395756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89412891472854">
                <text:p>0.289412891472854</text:p>
              </table:table-cell>
              <table:table-cell office:value-type="float" office:value="0.698305633364561">
                <text:p>0.6983056333645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89985793618657">
                <text:p>0.289985793618657</text:p>
              </table:table-cell>
              <table:table-cell office:value-type="float" office:value="0.698331051141135">
                <text:p>0.6983310511411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0546590338503">
                <text:p>0.290546590338503</text:p>
              </table:table-cell>
              <table:table-cell office:value-type="float" office:value="0.698379531871828">
                <text:p>0.6983795318718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91094715627977">
                <text:p>0.291094715627977</text:p>
              </table:table-cell>
              <table:table-cell office:value-type="float" office:value="0.698450992958543">
                <text:p>0.6984509929585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1629609152684">
                <text:p>0.291629609152684</text:p>
              </table:table-cell>
              <table:table-cell office:value-type="float" office:value="0.698545329975332">
                <text:p>0.6985453299753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2150717495377">
                <text:p>0.292150717495377</text:p>
              </table:table-cell>
              <table:table-cell office:value-type="float" office:value="0.698662416456114">
                <text:p>0.698662416456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92657495386659">
                <text:p>0.292657495386659</text:p>
              </table:table-cell>
              <table:table-cell office:value-type="float" office:value="0.698802103736772">
                <text:p>0.698802103736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93149406913489">
                <text:p>0.293149406913489</text:p>
              </table:table-cell>
              <table:table-cell office:value-type="float" office:value="0.698964220854738">
                <text:p>0.6989642208547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93625926699873">
                <text:p>0.293625926699873</text:p>
              </table:table-cell>
              <table:table-cell office:value-type="float" office:value="0.699148574509024">
                <text:p>0.6991485745090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94086541054276">
                <text:p>0.294086541054276</text:p>
              </table:table-cell>
              <table:table-cell office:value-type="float" office:value="0.699354949083295">
                <text:p>0.699354949083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94530749078483">
                <text:p>0.294530749078483</text:p>
              </table:table-cell>
              <table:table-cell office:value-type="float" office:value="0.699583106734352">
                <text:p>0.6995831067343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94958063732887">
                <text:p>0.294958063732887</text:p>
              </table:table-cell>
              <table:table-cell office:value-type="float" office:value="0.699832787547983">
                <text:p>0.6998327875479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95368012853507">
                <text:p>0.295368012853507</text:p>
              </table:table-cell>
              <table:table-cell office:value-type="float" office:value="0.700103709763798">
                <text:p>0.7001037097637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95760140116351">
                <text:p>0.295760140116351</text:p>
              </table:table-cell>
              <table:table-cell office:value-type="float" office:value="0.700395570070218">
                <text:p>0.7003955700702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96134005945124">
                <text:p>0.296134005945124</text:p>
              </table:table-cell>
              <table:table-cell office:value-type="float" office:value="0.700708043970389">
                <text:p>0.7007080439703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96489188358707">
                <text:p>0.296489188358707</text:p>
              </table:table-cell>
              <table:table-cell office:value-type="float" office:value="0.701040786219283">
                <text:p>0.7010407862192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96825283755251">
                <text:p>0.296825283755251</text:p>
              </table:table-cell>
              <table:table-cell office:value-type="float" office:value="0.701393431331823">
                <text:p>0.7013934313318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97141907630216">
                <text:p>0.297141907630216</text:p>
              </table:table-cell>
              <table:table-cell office:value-type="float" office:value="0.701765594161323">
                <text:p>0.7017655941613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97438695226148">
                <text:p>0.297438695226148</text:p>
              </table:table-cell>
              <table:table-cell office:value-type="float" office:value="0.702156870547085">
                <text:p>0.7021568705470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9771530211251">
                <text:p>0.29771530211251</text:p>
              </table:table-cell>
              <table:table-cell office:value-type="float" office:value="0.702566838029479">
                <text:p>0.702566838029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97971404694334">
                <text:p>0.297971404694334</text:p>
              </table:table-cell>
              <table:table-cell office:value-type="float" office:value="0.702995056630326">
                <text:p>0.702995056630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820670064904">
                <text:p>0.29820670064904</text:p>
              </table:table-cell>
              <table:table-cell office:value-type="float" office:value="0.703441069695979">
                <text:p>0.7034410696959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98420909291176">
                <text:p>0.298420909291176</text:p>
              </table:table-cell>
              <table:table-cell office:value-type="float" office:value="0.70390440479995">
                <text:p>0.703904404799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98613771865389">
                <text:p>0.298613771865389</text:p>
              </table:table-cell>
              <table:table-cell office:value-type="float" office:value="0.704384574701592">
                <text:p>0.7043845747015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98785051768372">
                <text:p>0.298785051768372</text:p>
              </table:table-cell>
              <table:table-cell office:value-type="float" office:value="0.704881078356857">
                <text:p>0.7048810783568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8934534700979">
                <text:p>0.298934534700979</text:p>
              </table:table-cell>
              <table:table-cell office:value-type="float" office:value="0.705393401976821">
                <text:p>0.7053934019768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99062028752129">
                <text:p>0.299062028752129</text:p>
              </table:table-cell>
              <table:table-cell office:value-type="float" office:value="0.705921020129306">
                <text:p>0.705921020129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09cm" xlink:href=".." xlink:type="simple" chart:class="chart:line" chart:style-name="ch1">
        <chart:title svg:x="2.269cm" svg:y="0.239cm" chart:style-name="ch2">
          <text:p>Equation of Time</text:p>
        </chart:title>
        <chart:plot-area chart:style-name="ch3" table:cell-range-address="Calculations.V1:Calculations.V367" chart:data-source-has-labels="row" svg:x="1.162cm" svg:y="1.344cm" svg:width="6.69cm" svg:height="2.792cm">
          <chartooo:coordinate-region svg:x="1.83cm" svg:y="1.504cm" svg:width="5.988cm" svg:height="2.473cm"/>
          <chart:axis chart:dimension="x" chart:name="primary-x" chart:style-name="ch4">
            <chart:title svg:x="3.606cm" svg:y="4.24cm" chart:style-name="ch5">
              <text:p>Day of Year</text:p>
            </chart:title>
          </chart:axis>
          <chart:axis chart:dimension="y" chart:name="primary-y" chart:style-name="ch4">
            <chart:title svg:x="0.451cm" svg:y="3.353cm" chart:style-name="ch6">
              <text:p>minutes</text:p>
            </chart:title>
            <chart:grid chart:style-name="ch7" chart:class="major"/>
          </chart:axis>
          <chart:series chart:style-name="ch8" chart:values-cell-range-address="Calculations.V2:Calculations.V367" chart:label-cell-address="Calculations.V1:Calculations.V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 of Time (minutes)</text:p>
                <draw:g>
                  <svg:desc>Calculations.V1:Calculations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70395754694109">
                <text:p>-3.70395754694109</text:p>
                <draw:g>
                  <svg:desc>Calculations.V2:Calculations.V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16896296150171">
                <text:p>-4.1689629615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2802146924977">
                <text:p>-4.62802146924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08064725892684">
                <text:p>-5.08064725892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52636562934102">
                <text:p>-5.52636562934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96471371528362">
                <text:p>-5.96471371528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9524118345906">
                <text:p>-6.39524118345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81751089688833">
                <text:p>-6.8175108968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3109954634407">
                <text:p>-7.23109954634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3559824748018">
                <text:p>-7.63559824748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03061310247124">
                <text:p>-8.0306131024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41576572506757">
                <text:p>-8.41576572506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069372812325">
                <text:p>-8.7906937281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5505117278364">
                <text:p>-9.15505117278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0850897861392">
                <text:p>-9.50850897861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5075529416009">
                <text:p>-9.85075529416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1814958274768">
                <text:p>-10.181495827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5004541363647">
                <text:p>-10.5004541363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8073718781512">
                <text:p>-10.8073718781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1020090190028">
                <text:p>-11.1020090190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3841440028751">
                <text:p>-11.3841440028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6535738803501">
                <text:p>-11.6535738803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9101143977321">
                <text:p>-11.9101143977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1536000468865">
                <text:p>-12.1536000468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3838840764556">
                <text:p>-12.383884076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6008384651706">
                <text:p>-12.6008384651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8043538581088">
                <text:p>-12.8043538581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9943394668636">
                <text:p>-12.9943394668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170722934663">
                <text:p>-13.170722934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3334501676095">
                <text:p>-13.3334501676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4824851332799">
                <text:p>-13.4824851332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6178096280129">
                <text:p>-13.6178096280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7394230142976">
                <text:p>-13.739423014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8473419297408">
                <text:p>-13.8473419297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9415999691574">
                <text:p>-13.9415999691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0222473413848">
                <text:p>-14.0222473413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0893505024707">
                <text:p>-14.0893505024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1429917669276">
                <text:p>-14.1429917669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1832688987768">
                <text:p>-14.1832688987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102946841403">
                <text:p>-14.2102946841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241964871406">
                <text:p>-14.2241964871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251157908996">
                <text:p>-14.2251157908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2132077254137">
                <text:p>-14.2132077254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1886405840844">
                <text:p>-14.1886405840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1515953306742">
                <text:p>-14.1515953306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1022650984293">
                <text:p>-14.1022650984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0408546830887">
                <text:p>-14.0408546830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.9675800314709">
                <text:p>-13.9675800314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8826677272714">
                <text:p>-13.8826677272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7863544756762">
                <text:p>-13.7863544756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6788865883303">
                <text:p>-13.6788865883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5605194701449">
                <text:p>-13.5605194701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4315171093594">
                <text:p>-13.4315171093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2921515722132">
                <text:p>-13.2921515722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1427025034914">
                <text:p>-13.1427025034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9834566341429">
                <text:p>-12.983456634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8147072970831">
                <text:p>-12.814707297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6367539522033">
                <text:p>-12.6367539522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4499017215214">
                <text:p>-12.4499017215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2544609353186">
                <text:p>-12.2544609353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0507466900109">
                <text:p>-12.0507466900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8390784184075">
                <text:p>-11.8390784184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6197794729144">
                <text:p>-11.6197794729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.3931767221474">
                <text:p>-11.3931767221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1596001613086">
                <text:p>-11.1596001613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9193825366052">
                <text:p>-10.9193825366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6728589838723">
                <text:p>-10.6728589838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.4203666814829">
                <text:p>-10.4203666814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1622445175314">
                <text:p>-10.1622445175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883277117595">
                <text:p>-9.89883277117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63047280796988">
                <text:p>-9.630472807969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5750678887847">
                <text:p>-9.35750678887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08027739265249">
                <text:p>-9.08027739265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79912755111274">
                <text:p>-8.79912755111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51440019684494">
                <text:p>-8.51440019684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22643802273743">
                <text:p>-8.22643802273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93558325273248">
                <text:p>-7.93558325273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4217742309243">
                <text:p>-7.64217742309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34656117345618">
                <text:p>-7.34656117345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04907404689048">
                <text:p>-7.04907404689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75005429811116">
                <text:p>-6.75005429811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4498387090296">
                <text:p>-6.4498387090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14876241072426">
                <text:p>-6.14876241072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4715871094713">
                <text:p>-5.84715871094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54535892623573">
                <text:p>-5.54535892623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24369221770894">
                <text:p>-5.24369221770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94248542962841">
                <text:p>-4.94248542962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64206292978049">
                <text:p>-4.64206292978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34274645080054">
                <text:p>-4.34274645080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04485493151856">
                <text:p>-4.04485493151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74870435747674">
                <text:p>-3.74870435747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45460759977405">
                <text:p>-3.45460759977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16287425144059">
                <text:p>-3.1628742514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87381046057581">
                <text:p>-2.873810460575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58771875954299">
                <text:p>-2.58771875954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0489788955875">
                <text:p>-2.30489788955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02564262006571">
                <text:p>-2.02564262006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5024356235795">
                <text:p>-1.75024356235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47898697696451">
                <text:p>-1.47898697696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1215457439977">
                <text:p>-1.21215457439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50023308925762">
                <text:p>-0.950023308925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92865165070932">
                <text:p>-0.6928651650709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40946936731944">
                <text:p>-0.440946936731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94529998726977">
                <text:p>-0.194529998726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61299291978416">
                <text:p>0.0461299291978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0783025867761">
                <text:p>0.2807830258677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9185619536655">
                <text:p>0.509185619536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1100445881146">
                <text:p>0.731100445881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6296912822319">
                <text:p>0.946296912822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5455137178858">
                <text:p>1.15455137178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64739494951">
                <text:p>1.35564739494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937605786819">
                <text:p>1.54937605786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553622695083">
                <text:p>1.735536226950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1393485098451">
                <text:p>1.91393485098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8438725599625">
                <text:p>2.08438725599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4671744258647">
                <text:p>2.2467174425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0075838483084">
                <text:p>2.400758384830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4635232978223">
                <text:p>2.546352329782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8335109654907">
                <text:p>2.683351096549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1161637386891">
                <text:p>2.81161637386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102001506069">
                <text:p>2.93102001506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4144432918699">
                <text:p>3.04144432918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278236722658">
                <text:p>3.14278236722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3493820202884">
                <text:p>3.234938202028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1782720079634">
                <text:p>3.31782720079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9137628882189">
                <text:p>3.391376288821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5552420320349">
                <text:p>3.45552420320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1022173524282">
                <text:p>3.510221735242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5543196024837">
                <text:p>3.555431960248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9113045346485">
                <text:p>3.59113045346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1730549086474">
                <text:p>3.61730549086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3395823356669">
                <text:p>3.633958233566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4110289466419">
                <text:p>3.64110289466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3876688728992">
                <text:p>3.63876688728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2699095278172">
                <text:p>3.62699095278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0582926785553">
                <text:p>3.60582926785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7534952975297">
                <text:p>3.57534952975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3563301838584">
                <text:p>3.53563301838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8677463456573">
                <text:p>3.486774634565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888291346937">
                <text:p>3.42888291346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6208001258254">
                <text:p>3.36208001258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8650167342331">
                <text:p>3.28650167342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0229715643941">
                <text:p>3.20229715643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0962914857316">
                <text:p>3.109629148573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0867364304812">
                <text:p>3.00867364304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9961979106435">
                <text:p>2.899619791064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8266972515347">
                <text:p>2.78266972515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5803835406152">
                <text:p>2.65803835406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2595312912791">
                <text:p>2.52595312912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8665378221673">
                <text:p>2.386653782216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4039203539469">
                <text:p>2.24039203539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8743128259743">
                <text:p>2.08743128259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2804624369885">
                <text:p>1.92804624369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6252259143591">
                <text:p>1.76252259143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115655179536">
                <text:p>1.59115655179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1425447853715">
                <text:p>1.414254478537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3213240264501">
                <text:p>1.23213240264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4511555758204">
                <text:p>1.04511555758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537881334873">
                <text:p>0.8535378813348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7741496307326">
                <text:p>0.657741496307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8076168213166">
                <text:p>0.458076168213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9874522504">
                <text:p>0.25489874522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85725786690372">
                <text:p>0.0485725786690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60533073324114">
                <text:p>-0.160533073324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72043657771435">
                <text:p>-0.3720436577714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85579952853913">
                <text:p>-0.585579952853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00758706430718">
                <text:p>-0.800758706430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01719328542621">
                <text:p>-1.017193285426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344943344">
                <text:p>-1.2344943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45227044159906">
                <text:p>-1.45227044159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7012881075115">
                <text:p>-1.67012881075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8767593681834">
                <text:p>-1.88767593681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10451828393397">
                <text:p>-2.10451828393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32026296372813">
                <text:p>-2.32026296372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53451841223208">
                <text:p>-2.534518412232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74689506357444">
                <text:p>-2.74689506357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95700601867618">
                <text:p>-2.95700601867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16446770718341">
                <text:p>-3.16446770718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36890054089294">
                <text:p>-3.368900540892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5699295569532">
                <text:p>-3.5699295569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76718504918766">
                <text:p>-3.76718504918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96030318588512">
                <text:p>-3.96030318588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14892661251415">
                <text:p>-4.14892661251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33270503781733">
                <text:p>-4.33270503781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51129580185412">
                <text:p>-4.511295801854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68436442459364">
                <text:p>-4.684364424593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8515851337555">
                <text:p>-4.8515851337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0126413706717">
                <text:p>-5.0126413706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16722627301658">
                <text:p>-5.16722627301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31504313336226">
                <text:p>-5.31504313336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45580583258177">
                <text:p>-5.455805832581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8923924724507">
                <text:p>-5.58923924724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71507963022672">
                <text:p>-5.715079630226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83307496387099">
                <text:p>-5.83307496387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94298528513766">
                <text:p>-5.942985285137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04458298228099">
                <text:p>-6.044582982280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13765306269576">
                <text:p>-6.137653062695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22199339169687">
                <text:p>-6.221993391696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29741490208433">
                <text:p>-6.29741490208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36374177446046">
                <text:p>-6.363741774460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42081158837878">
                <text:p>-6.420811588378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46847544449261">
                <text:p>-6.46847544449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50659805798669">
                <text:p>-6.50659805798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53505782366856">
                <text:p>-6.535057823668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55374685320576">
                <text:p>-6.553746853205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56257098506536">
                <text:p>-6.562570985065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56144976782987">
                <text:p>-6.56144976782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6.55031641763616">
                <text:p>-6.550316417636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.52911775056503">
                <text:p>-6.52911775056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497814090898">
                <text:p>-6.4978140908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45637915622004">
                <text:p>-6.45637915622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40479992041775">
                <text:p>-6.40479992041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34307645568915">
                <text:p>-6.34307645568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7122175473055">
                <text:p>-6.27122175473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18926153431844">
                <text:p>-6.18926153431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09723402155089">
                <text:p>-6.09723402155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99518972404322">
                <text:p>-5.99518972404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8319118541078">
                <text:p>-5.88319118541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6131272738843">
                <text:p>-5.761312727388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62964017996008">
                <text:p>-5.62964017996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8827060087138">
                <text:p>-5.48827060087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33731198591806">
                <text:p>-5.33731198591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17688297137572">
                <text:p>-5.176882971375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00711252995097">
                <text:p>-5.00711252995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82813966159926">
                <text:p>-4.82813966159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6401130805334">
                <text:p>-4.64011308053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44319089972778">
                <text:p>-4.44319089972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23754031416912">
                <text:p>-4.23754031416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02333728407748">
                <text:p>-4.02333728407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80076621926578">
                <text:p>-3.800766219265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7001966575042">
                <text:p>-3.57001966575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33129799567126">
                <text:p>-3.33129799567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08480910151618">
                <text:p>-3.084809101516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83076809556974">
                <text:p>-2.83076809556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569397015439">
                <text:p>-2.569397015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0092453643749">
                <text:p>-2.300924536437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2558569151318">
                <text:p>-2.025585691513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4362159934324">
                <text:p>-1.74362159934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5527920111979">
                <text:p>-1.455279201119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608110064705">
                <text:p>-1.16081100647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60474848861869">
                <text:p>-0.860474848861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5453365075988">
                <text:p>-0.554533650759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43255198709663">
                <text:p>-0.24325519870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30880715752184">
                <text:p>0.0730880715752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94219280119083">
                <text:p>0.394219280119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19857297688863">
                <text:p>0.7198572976888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971693107067">
                <text:p>1.04971693107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835090988944">
                <text:p>1.3835090988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2094099835551">
                <text:p>1.720940998355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6171626326445">
                <text:p>2.061716263264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0553511394156">
                <text:p>2.405535113941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75209449953735">
                <text:p>2.752094499537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0108823343162">
                <text:p>3.10108823343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5220712244144">
                <text:p>3.45220712244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0513909060767">
                <text:p>3.80513909060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5956929840971">
                <text:p>4.159569298409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1518025828902">
                <text:p>4.515180258289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87165194742153">
                <text:p>4.87165194742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22866191870871">
                <text:p>5.22866191870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858854109907">
                <text:p>5.58588541099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94299545952451">
                <text:p>5.942995459524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29966300776408">
                <text:p>6.299663007764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55702152137">
                <text:p>6.65555702152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01034460658203">
                <text:p>7.010344606582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6369113082944">
                <text:p>7.363691130829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71526035197223">
                <text:p>7.71526035197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0647145518956">
                <text:p>8.06471455189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117146786959">
                <text:p>8.4117146786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75592049737742">
                <text:p>8.755920497377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9699075019722">
                <text:p>9.096990750197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43458332757784">
                <text:p>9.43458332757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76835545047152">
                <text:p>9.768355450471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979638650003">
                <text:p>10.09796386500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4230650501498">
                <text:p>10.42306505014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743315439205">
                <text:p>10.7433154392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58371655576">
                <text:p>11.0583716555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3678907635612">
                <text:p>11.3678907635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671530534531">
                <text:p>11.6715305345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68949728925">
                <text:p>11.9689497289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2598083943575">
                <text:p>12.25980839435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5437681800636">
                <text:p>12.54376818006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8204926677807">
                <text:p>12.82049266778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0896477191036">
                <text:p>13.0896477191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3509018392192">
                <text:p>13.3509018392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039265568537">
                <text:p>13.60392655685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8483968201283">
                <text:p>13.84839682012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0839914079533">
                <text:p>14.08399140795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103933564625">
                <text:p>14.3103933564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5272903998853">
                <text:p>14.52729039988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7343754251702">
                <text:p>14.73437542517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9313469395539">
                <text:p>14.93134693955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1179095501791">
                <text:p>15.11790955017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2937744547638">
                <text:p>15.29377445476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586599422376">
                <text:p>15.4586599422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6122919021602">
                <text:p>15.612291902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7544043416549">
                <text:p>15.75440434165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884739908509">
                <text:p>15.884739908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0030504190147">
                <text:p>16.00305041901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1090973890455">
                <text:p>16.1090973890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2026525668027">
                <text:p>16.2026525668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2834984656051">
                <text:p>16.2834984656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3514288950311">
                <text:p>16.35142889503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4062494886872">
                <text:p>16.40624948868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4477782268248">
                <text:p>16.4477782268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4758459519984">
                <text:p>16.4758459519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4902968759252">
                <text:p>16.49029687592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4909890756979">
                <text:p>16.49098907569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4777949774773">
                <text:p>16.47779497747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4506018257977">
                <text:p>16.45060182579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4093121366175">
                <text:p>16.4093121366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3538441322594">
                <text:p>16.35384413225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2841321564102">
                <text:p>16.28413215641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2001270673709">
                <text:p>16.20012706737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1017966077893">
                <text:p>16.10179660778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9891257491532">
                <text:p>15.9891257491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621170093667">
                <text:p>15.8621170093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207907418027">
                <text:p>15.72079074180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5651853942841">
                <text:p>15.56518539428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3953577365211">
                <text:p>15.3953577365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2113830546201">
                <text:p>15.2113830546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133553113621">
                <text:p>15.0133553113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8013872710421">
                <text:p>14.80138727104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756105877688">
                <text:p>14.57561058776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3361758562226">
                <text:p>14.3361758562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0832526239872">
                <text:p>14.08325262398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170293646803">
                <text:p>13.81702936468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5377134112388">
                <text:p>13.53771341123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245530848828">
                <text:p>13.2455308488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940726366979">
                <text:p>12.940726366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6235630706907">
                <text:p>12.6235630706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2943222503545">
                <text:p>12.29432225035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9533031105176">
                <text:p>11.95330311051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6008224576036">
                <text:p>11.6008224576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372143468822">
                <text:p>11.23721434688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8628296890909">
                <text:p>10.86282968909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4780358172535">
                <text:p>10.47803581725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0832160143928">
                <text:p>10.08321601439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7876900293323">
                <text:p>9.678769002933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26510839677074">
                <text:p>9.265108396770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4266211706073">
                <text:p>8.842662117060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1187177294931">
                <text:p>8.411871772949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731920085619">
                <text:p>7.9731920085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2708981770492">
                <text:p>7.527089817704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07404382782882">
                <text:p>7.074043827828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61454355492574">
                <text:p>6.614543554925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4908863112973">
                <text:p>6.149088631129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67818800687632">
                <text:p>5.678188006876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20235912959408">
                <text:p>5.202359129594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2212710094862">
                <text:p>4.722127100948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3802381475932">
                <text:p>4.238023814759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75058707777378">
                <text:p>3.750587077773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6035971554084">
                <text:p>3.260359715540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76788866567065">
                <text:p>2.76788866567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7372406083107">
                <text:p>2.27372406083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7841830384658">
                <text:p>1.778418303846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8252513730644">
                <text:p>1.28252513730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86598710092033">
                <text:p>0.7865987100920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91192643271852">
                <text:p>0.2911926432718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03140902231476">
                <text:p>-0.2031409022314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95852153755496">
                <text:p>-0.6958521537554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8639464841378">
                <text:p>-1.18639464841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67422614561094">
                <text:p>-1.674226145610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15880952822571">
                <text:p>-2.158809528225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63961369016461">
                <text:p>-2.639613690164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11611440801584">
                <text:p>-3.116114408015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58779519463283">
                <text:p>-3.58779519463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09cm" xlink:href=".." xlink:type="simple" chart:class="chart:line" chart:style-name="ch1">
        <chart:title svg:x="2.269cm" svg:y="0.239cm" chart:style-name="ch2">
          <text:p>Solar Declination</text:p>
        </chart:title>
        <chart:plot-area chart:style-name="ch3" table:cell-range-address="Calculations.T1:Calculations.T367" chart:data-source-has-labels="row" svg:x="1.162cm" svg:y="1.344cm" svg:width="6.69cm" svg:height="2.792cm">
          <chartooo:coordinate-region svg:x="1.83cm" svg:y="1.504cm" svg:width="5.988cm" svg:height="2.473cm"/>
          <chart:axis chart:dimension="x" chart:name="primary-x" chart:style-name="ch4">
            <chart:title svg:x="3.606cm" svg:y="4.24cm" chart:style-name="ch5">
              <text:p>Day of Year</text:p>
            </chart:title>
          </chart:axis>
          <chart:axis chart:dimension="y" chart:name="primary-y" chart:style-name="ch4">
            <chart:title svg:x="0.451cm" svg:y="3.373cm" chart:style-name="ch6">
              <text:p>degrees</text:p>
            </chart:title>
            <chart:grid chart:style-name="ch7" chart:class="major"/>
          </chart:axis>
          <chart:series chart:style-name="ch8" chart:values-cell-range-address="Calculations.T2:Calculations.T367" chart:label-cell-address="Calculations.T1:Calculations.T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9511802890124">
                <text:p>-22.9511802890124</text:p>
                <draw:g>
                  <svg:desc>Calculations.T2:Calculations.T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8605275877269">
                <text:p>-22.860527587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7622953046884">
                <text:p>-22.7622953046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6565314879921">
                <text:p>-22.656531487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5432878624678">
                <text:p>-22.543287862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4226197469728">
                <text:p>-22.4226197469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2945859669587">
                <text:p>-22.2945859669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.1592487626649">
                <text:p>-22.1592487626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.0166736933114">
                <text:p>-22.0166736933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.8669295376726">
                <text:p>-21.866929537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.7100881914105">
                <text:p>-21.7100881914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546224561561">
                <text:p>-21.54622456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375416458558">
                <text:p>-21.375416458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977444861805">
                <text:p>-21.1977444861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.0132919298183">
                <text:p>-21.0132919298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8221446434146">
                <text:p>-20.8221446434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6243909354771">
                <text:p>-20.6243909354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420121454502">
                <text:p>-20.42012145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2094290741715">
                <text:p>-20.209429074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924087786566">
                <text:p>-19.9924087786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769157548354">
                <text:p>-19.7691575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5397742463602">
                <text:p>-19.5397742463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3043595059804">
                <text:p>-19.3043595059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0630156195486">
                <text:p>-19.0630156195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8158464288122">
                <text:p>-18.8158464288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5629572171286">
                <text:p>-18.5629572171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304454603698">
                <text:p>-18.304454603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.0404464400245">
                <text:p>-18.0404464400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7710417088098">
                <text:p>-17.7710417088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4963504254328">
                <text:p>-17.4963504254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.2164835421718">
                <text:p>-17.2164835421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315528553007">
                <text:p>-16.9315528553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6416709151738">
                <text:p>-16.6416709151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3469509393943">
                <text:p>-16.34695093939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0475067291515">
                <text:p>-16.0475067291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7434525887941">
                <text:p>-15.7434525887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4349032486787">
                <text:p>-15.4349032486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1219737913522">
                <text:p>-15.1219737913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047795810656">
                <text:p>-14.8047795810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4834361966496">
                <text:p>-14.4834361966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1580593677385">
                <text:p>-14.1580593677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8287649143348">
                <text:p>-13.8287649143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4956686896887">
                <text:p>-13.4956686896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1588865264647">
                <text:p>-13.1588865264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8185341861485">
                <text:p>-12.8185341861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4747273116458">
                <text:p>-12.4747273116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1275813830166">
                <text:p>-12.1275813830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7772116762881">
                <text:p>-11.7772116762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4237332252676">
                <text:p>-11.4237332252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.0672607862874">
                <text:p>-11.0672607862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7079088058006">
                <text:p>-10.7079088058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3457913907527">
                <text:p>-10.3457913907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98102228162855">
                <text:p>-9.98102228162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61371482810565">
                <text:p>-9.61371482810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24398196720929">
                <text:p>-9.24398196720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87193620387818">
                <text:p>-8.87193620387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49768959385596">
                <text:p>-8.49768959385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12135372880769">
                <text:p>-8.1213537288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74303972356364">
                <text:p>-7.7430397235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3628582054001">
                <text:p>-7.3628582054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98091930526208">
                <text:p>-6.98091930526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59733265082619">
                <text:p>-6.59733265082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1220736131545">
                <text:p>-6.21220736131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2565204397211">
                <text:p>-5.82565204397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43777479208567">
                <text:p>-5.43777479208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04868318450054">
                <text:p>-5.04868318450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65848428649513">
                <text:p>-4.65848428649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26728465195273">
                <text:p>-4.26728465195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87519032673609">
                <text:p>-3.87519032673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48230685316635">
                <text:p>-3.48230685316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8873927554305">
                <text:p>-3.08873927554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69459214659203">
                <text:p>-2.69459214659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29996953478331">
                <text:p>-2.29996953478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90497503242569">
                <text:p>-1.90497503242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0971176445601">
                <text:p>-1.50971176445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1428239784976">
                <text:p>-1.11428239784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18789151576602">
                <text:p>-0.718789151576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3333807013416">
                <text:p>-0.323333807013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9822812418466">
                <text:p>0.0719822812418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7058174243916">
                <text:p>0.467058174243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1793337332967">
                <text:p>0.861793337332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608762858483">
                <text:p>1.256087628584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984128716652">
                <text:p>1.64984128716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4295492165145">
                <text:p>2.04295492165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3532949837348">
                <text:p>2.43532949837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2686632988444">
                <text:p>2.82686632988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1746706356966">
                <text:p>3.21746706356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0703367051696">
                <text:p>3.6070336705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9546843466478">
                <text:p>3.99546843466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8267394233073">
                <text:p>4.38267394233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6855307216174">
                <text:p>4.76855307216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5300898557824">
                <text:p>5.15300898557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3594511777067">
                <text:p>5.53594511777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1726516931751">
                <text:p>5.917265169317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9687309848034">
                <text:p>6.29687309848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7467311423673">
                <text:p>6.67467311423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5056967012212">
                <text:p>7.05056967012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2446745892304">
                <text:p>7.42446745892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9627140830343">
                <text:p>7.79627140830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16588667739849">
                <text:p>8.16588667739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533218654458">
                <text:p>8.533218654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9817295558767">
                <text:p>8.8981729555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6065542462898">
                <text:p>9.260655424628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2057213426984">
                <text:p>9.62057213426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9778293884043">
                <text:p>9.9778293884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323337258202">
                <text:p>10.3323337258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839919252556">
                <text:p>10.6839919252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0327110118787">
                <text:p>11.032711011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783982652428">
                <text:p>11.3783982652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7209612287591">
                <text:p>11.7209612287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603077207421">
                <text:p>12.0603077207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963458470612">
                <text:p>12.3963458470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289840154532">
                <text:p>12.7289840154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0581309515187">
                <text:p>13.0581309515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3836957164547">
                <text:p>13.3836957164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7055877265449">
                <text:p>13.705587726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0237167744451">
                <text:p>14.0237167744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337993052285">
                <text:p>14.337993052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483271766129">
                <text:p>14.6483271766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954630215195">
                <text:p>14.954630215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2568137156891">
                <text:p>15.2568137156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5547897361999">
                <text:p>15.5547897361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484708777168">
                <text:p>15.8484708777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1377703184336">
                <text:p>16.13777031843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4226018499412">
                <text:p>16.4226018499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7028799152824">
                <text:p>16.7028799152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9785196488454">
                <text:p>16.9785196488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2494369180664">
                <text:p>17.2494369180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5155483669168">
                <text:p>17.5155483669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776771461121">
                <text:p>17.776771461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0330245350669">
                <text:p>18.0330245350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2842268403427">
                <text:p>18.2842268403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5302985958474">
                <text:p>18.53029859584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7711610393948">
                <text:p>18.7711610393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0067364807266">
                <text:p>19.0067364807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2369483558618">
                <text:p>19.23694835586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461721282667">
                <text:p>19.461721282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80981117557">
                <text:p>19.680981117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946550132052">
                <text:p>19.8946550132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1026714771477">
                <text:p>20.10267147714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3049604311446">
                <text:p>20.3049604311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5014532711737">
                <text:p>20.5014532711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6920829279045">
                <text:p>20.69208292790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876783927503">
                <text:p>20.876783927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554924526166">
                <text:p>21.0554924526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2281464033669">
                <text:p>21.2281464033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3946854581909">
                <text:p>21.3946854581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550511343513">
                <text:p>21.5550511343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709186847942">
                <text:p>21.709186847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8570379732092">
                <text:p>21.8570379732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9985519009952">
                <text:p>21.99855190099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336780961362">
                <text:p>22.1336780961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623681536108">
                <text:p>22.2623681536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3845758532644">
                <text:p>22.3845758532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5002572129178">
                <text:p>22.5002572129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6093705396794">
                <text:p>22.60937053967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7118764792775">
                <text:p>22.7118764792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8077380632386">
                <text:p>22.80773806323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8969207537362">
                <text:p>22.89692075373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9793924859456">
                <text:p>22.97939248594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0551237077469">
                <text:p>23.0551237077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1240874166174">
                <text:p>23.1240874166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862591935796">
                <text:p>23.1862591935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2416172340646">
                <text:p>23.2416172340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2901423755711">
                <text:p>23.2901423755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331818122007">
                <text:p>23.331818122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666306646147">
                <text:p>23.3666306646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3945688993937">
                <text:p>23.39456889939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156244409455">
                <text:p>23.4156244409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4297916326822">
                <text:p>23.4297916326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70675533535">
                <text:p>23.43706755335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374520198592">
                <text:p>23.4374520198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309475863331">
                <text:p>23.43094758633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4175595394958">
                <text:p>23.4175595394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397295890289">
                <text:p>23.397295890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701673618214">
                <text:p>23.3701673618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361873736672">
                <text:p>23.33618737366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2953720225753">
                <text:p>23.2953720225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2477400596601">
                <text:p>23.2477400596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1933128641585">
                <text:p>23.19331286415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321144138493">
                <text:p>23.13211441384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0641712522478">
                <text:p>23.06417125224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9895124526931">
                <text:p>22.9895124526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908169579463">
                <text:p>22.908169579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8201766460572">
                <text:p>22.8201766460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7255700707997">
                <text:p>22.7255700707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243886299211">
                <text:p>22.62438862992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5166734082845">
                <text:p>22.5166734082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024677479316">
                <text:p>22.4024677479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2818171946202">
                <text:p>22.2818171946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1547694425435">
                <text:p>22.15476944254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213742774064">
                <text:p>22.0213742774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8816835180559">
                <text:p>21.88168351805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357509568444">
                <text:p>21.7357509568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836322989211">
                <text:p>21.5836322989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4253851006348">
                <text:p>21.42538510063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610687072384">
                <text:p>21.2610687072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090744190073">
                <text:p>21.0907441900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914474283416">
                <text:p>20.914474283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7323233211706">
                <text:p>20.7323233211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5443571735607">
                <text:p>20.5443571735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3506431840074">
                <text:p>20.3506431840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512501063402">
                <text:p>20.1512501063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462480425001">
                <text:p>19.9462480425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7357083808789">
                <text:p>19.7357083808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5197037354378">
                <text:p>19.51970373543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83078857359">
                <text:p>19.29830788573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0715957179915">
                <text:p>19.0715957179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396431672983">
                <text:p>18.8396431672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02527161096">
                <text:p>18.6025271610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3603255640045">
                <text:p>18.3603255640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1131171241057">
                <text:p>18.11311712410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8609814207664">
                <text:p>17.8609814207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6039988140655">
                <text:p>17.6039988140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422503959023">
                <text:p>17.3422503959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0758179428442">
                <text:p>17.07581794284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8047838707585">
                <text:p>16.8047838707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5292311912844">
                <text:p>16.52923119128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249243470171">
                <text:p>16.2492434701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9649047875165">
                <text:p>15.96490478751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762996999317">
                <text:p>15.67629969993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3835132046445">
                <text:p>15.3835132046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0866307055493">
                <text:p>15.0866307055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7857379812203">
                <text:p>14.7857379812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809211548693">
                <text:p>14.48092115486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1722666662559">
                <text:p>14.1722666662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859861245532">
                <text:p>13.859861245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5437918890063">
                <text:p>13.54379188900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241458368112">
                <text:p>13.2241458368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010105524409">
                <text:p>12.90101055244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5744737041413">
                <text:p>12.5744737041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2446231481149">
                <text:p>12.24462314811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9115469135085">
                <text:p>11.91154691350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5753331891486">
                <text:p>11.5753331891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2360703119781">
                <text:p>11.2360703119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8938467571639">
                <text:p>10.8938467571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5487511298159">
                <text:p>10.5487511298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008721582903">
                <text:p>10.2008721582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85029868901244">
                <text:p>9.85029868901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49711968278394">
                <text:p>9.497119682783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14142421251142">
                <text:p>9.141424212511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78330146232121">
                <text:p>8.783301462321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42284072799242">
                <text:p>8.422840727992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601314186654">
                <text:p>8.06013141866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69526305977115">
                <text:p>7.69526305977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32832529712202">
                <text:p>7.328325297122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5940790211538">
                <text:p>6.959407902115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58860077799226">
                <text:p>6.58860077799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1599396709574">
                <text:p>6.215993967095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4167765907637">
                <text:p>5.84167765907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6574219998244">
                <text:p>5.46574219998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8827810218479">
                <text:p>5.088278102184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093760550808">
                <text:p>4.7093760550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2912693651026">
                <text:p>4.329126936510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476218248441">
                <text:p>3.94762182484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6495201167042">
                <text:p>3.564952011670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8120901503557">
                <text:p>3.181209015035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79648459317112">
                <text:p>2.79648459317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1087075865618">
                <text:p>2.410870758656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02445979295712">
                <text:p>2.02445979295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3734426127547">
                <text:p>1.637344261275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4961702766181">
                <text:p>1.24961702766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61371270323013">
                <text:p>0.861371270323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2700497057883">
                <text:p>0.472700497057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36985607855015">
                <text:p>0.0836985607855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05540324932661">
                <text:p>-0.3055403249326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94921570401923">
                <text:p>-0.6949215704019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8435019443344">
                <text:p>-1.084350194433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47373080914718">
                <text:p>-1.473730809147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86296760502753">
                <text:p>-1.862967605027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25196433628559">
                <text:p>-2.251964336285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64062430660201">
                <text:p>-2.6406243066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02885035531447">
                <text:p>-3.028850355314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41654484413233">
                <text:p>-3.416544844132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80360964443293">
                <text:p>-3.803609644432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18994612523181">
                <text:p>-4.189946125231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5754551418875">
                <text:p>-4.5754551418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96003702562825">
                <text:p>-4.96003702562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34359157397685">
                <text:p>-5.343591573976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.72601804214202">
                <text:p>-5.72601804214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10721513548353">
                <text:p>-6.10721513548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48708100310595">
                <text:p>-6.487081003105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.86551323268918">
                <text:p>-6.865513232689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24240884662534">
                <text:p>-7.242408846625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1766429957041">
                <text:p>-7.61766429957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99117547747214">
                <text:p>-7.991175477472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.36283769819302">
                <text:p>-8.362837698193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.73254571381007">
                <text:p>-8.73254571381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10019371467637">
                <text:p>-9.100193714676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46567533535463">
                <text:p>-9.465675335354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.82888366250745">
                <text:p>-9.828883662507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1897112448446">
                <text:p>-10.18971124484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.5480501052203">
                <text:p>-10.5480501052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9037917549817">
                <text:p>-10.90379175498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2568272106634">
                <text:p>-11.25682721066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.6070470131156">
                <text:p>-11.60704701311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9543412491717">
                <text:p>-11.9543412491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2985995759426">
                <text:p>-12.29859957594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.6397112478285">
                <text:p>-12.63971124782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9775651463355">
                <text:p>-12.9775651463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3.3120498127902">
                <text:p>-13.31204981279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.6430534840219">
                <text:p>-13.6430534840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.9704641311041">
                <text:p>-13.97046413110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4.294169501216">
                <text:p>-14.2941695012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.6140571627077">
                <text:p>-14.61405716270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4.9300145534077">
                <text:p>-14.93001455340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.2419290322531">
                <text:p>-15.2419290322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.5496879342726">
                <text:p>-15.5496879342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853178628968">
                <text:p>-15.853178628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6.1522885821206">
                <text:p>-16.15228858212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6.4469054210451">
                <text:p>-16.44690542104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.7369170033019">
                <text:p>-16.7369170033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7.0222114888551">
                <text:p>-17.02221148885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.302677415673">
                <text:p>-17.3026774156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7.5782037787334">
                <text:p>-17.5782037787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7.8486801123983">
                <text:p>-17.84868011239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1139965760888">
                <text:p>-18.11399657608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8.3740440432018">
                <text:p>-18.3740440432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8.6287141931679">
                <text:p>-18.62871419316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.8778996065486">
                <text:p>-18.87789960654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.1214938630457">
                <text:p>-19.12149386304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.3593916422873">
                <text:p>-19.35939164228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.5914888272241">
                <text:p>-19.59148882722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.8176826099618">
                <text:p>-19.81768260996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0.0378715998285">
                <text:p>-20.03787159982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0.2519559334693">
                <text:p>-20.2519559334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0.4598373867228">
                <text:p>-20.4598373867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0.6614194880366">
                <text:p>-20.66141948803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.8566076331493">
                <text:p>-20.85660763314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1.045309200746">
                <text:p>-21.045309200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1.2274336687919">
                <text:p>-21.22743366879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402892731216">
                <text:p>-21.4028927312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1.5716004146195">
                <text:p>-21.57160041461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1.7334731946508">
                <text:p>-21.7334731946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1.8884301116966">
                <text:p>-21.8884301116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2.0363928855178">
                <text:p>-22.03639288551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.1772860284441">
                <text:p>-22.1772860284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.3110369567559">
                <text:p>-22.31103695675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2.4375760998488">
                <text:p>-22.4375760998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2.5568370068028">
                <text:p>-22.55683700680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2.6687564499529">
                <text:p>-22.6687564499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.7732745250781">
                <text:p>-22.77327452507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2.8703347478189">
                <text:p>-22.8703347478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2.9598841459487">
                <text:p>-22.9598841459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3.0418733471266">
                <text:p>-23.04187334712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3.1162566617791">
                <text:p>-23.11625666177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3.1829921607659">
                <text:p>-23.1829921607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.2420417475064">
                <text:p>-23.24204174750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3.2933712242612">
                <text:p>-23.29337122426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3.3369503522867">
                <text:p>-23.33695035228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3.3727529056015">
                <text:p>-23.37275290560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3.4007567181317">
                <text:p>-23.40075671813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3.4209437240311">
                <text:p>-23.42094372403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3.4332999909967">
                <text:p>-23.43329999099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4378157464373">
                <text:p>-23.43781574643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3.4344853963788">
                <text:p>-23.4344853963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3.4233075370278">
                <text:p>-23.4233075370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3.4042849589438">
                <text:p>-23.40428495894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3.3774246438079">
                <text:p>-23.37742464380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3.3427377538082">
                <text:p>-23.34273775380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.3002396136952">
                <text:p>-23.30023961369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3.249949685596">
                <text:p>-23.2499496855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3.1918915367058">
                <text:p>-23.19189153670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3.1260928000083">
                <text:p>-23.12609280000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3.0525851282085">
                <text:p>-23.0525851282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2.971404141086">
                <text:p>-22.971404141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05cm" svg:height="5.237cm" xlink:href=".." xlink:type="simple" chart:class="chart:scatter" chart:style-name="ch1">
        <chart:title svg:x="2.917cm" svg:y="0.239cm" chart:style-name="ch2">
          <text:p>Analemma</text:p>
        </chart:title>
        <chart:plot-area chart:style-name="ch3" table:cell-range-address="Calculations.AG2:Calculations.AH367 Calculations.AH1:Calculations.AH1" chart:data-source-has-labels="row" svg:x="1.163cm" svg:y="1.344cm" svg:width="6.714cm" svg:height="2.82cm">
          <chartooo:coordinate-region svg:x="1.891cm" svg:y="1.504cm" svg:width="5.825cm" svg:height="2.092cm"/>
          <chart:axis chart:dimension="x" chart:name="primary-x" chart:style-name="ch4">
            <chart:title svg:x="3.391cm" svg:y="4.268cm" chart:style-name="ch5">
              <text:p>Elevation (deg)</text:p>
            </chart:title>
          </chart:axis>
          <chart:axis chart:dimension="y" chart:name="primary-y" chart:style-name="ch4">
            <chart:title svg:x="0.451cm" svg:y="3.803cm" chart:style-name="ch6">
              <text:p>Azimuth (deg)</text:p>
            </chart:title>
            <chart:grid chart:style-name="ch7" chart:class="major"/>
          </chart:axis>
          <chart:series chart:style-name="ch8" chart:values-cell-range-address="Calculations.AH2:Calculations.AH367" chart:label-cell-address="Calculations.AH1:Calculations.AH1" chart:class="chart:scatter">
            <chart:domain table:cell-range-address="Calculations.AG2:Calculations.AG367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0690392940984">
                <text:p>31.0690392940984</text:p>
                <draw:g>
                  <svg:desc>Calculations.AG2:Calculations.AG367</svg:desc>
                </draw:g>
              </table:table-cell>
              <table:table-cell office:value-type="float" office:value="179.004779772528">
                <text:p>179.004779772528</text:p>
                <draw:g>
                  <svg:desc>Calculations.AH2:Calculations.AH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1578495534096">
                <text:p>31.1578495534096</text:p>
              </table:table-cell>
              <table:table-cell office:value-type="float" office:value="178.878036476226">
                <text:p>178.878036476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2540456613705">
                <text:p>31.2540456613705</text:p>
              </table:table-cell>
              <table:table-cell office:value-type="float" office:value="178.752323681776">
                <text:p>178.752323681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3575881656579">
                <text:p>31.3575881656579</text:p>
              </table:table-cell>
              <table:table-cell office:value-type="float" office:value="178.62773005627">
                <text:p>178.62773005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468434548906">
                <text:p>31.468434548906</text:p>
              </table:table-cell>
              <table:table-cell office:value-type="float" office:value="178.504343598653">
                <text:p>178.504343598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586539273118">
                <text:p>31.586539273118</text:p>
              </table:table-cell>
              <table:table-cell office:value-type="float" office:value="178.382251585591">
                <text:p>178.382251585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7118538267121">
                <text:p>31.7118538267121</text:p>
              </table:table-cell>
              <table:table-cell office:value-type="float" office:value="178.261540515967">
                <text:p>178.261540515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8443267740287">
                <text:p>31.8443267740287</text:p>
              </table:table-cell>
              <table:table-cell office:value-type="float" office:value="178.142296054045">
                <text:p>178.142296054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839038071175">
                <text:p>31.9839038071175</text:p>
              </table:table-cell>
              <table:table-cell office:value-type="float" office:value="178.024602971327">
                <text:p>178.024602971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1305277996228">
                <text:p>32.1305277996228</text:p>
              </table:table-cell>
              <table:table-cell office:value-type="float" office:value="177.908545087178">
                <text:p>177.908545087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2841388625899">
                <text:p>32.2841388625899</text:p>
              </table:table-cell>
              <table:table-cell office:value-type="float" office:value="177.794205208342">
                <text:p>177.794205208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4446744020122">
                <text:p>32.4446744020122</text:p>
              </table:table-cell>
              <table:table-cell office:value-type="float" office:value="177.681665067425">
                <text:p>177.681665067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612069177948">
                <text:p>32.612069177948</text:p>
              </table:table-cell>
              <table:table-cell office:value-type="float" office:value="177.571005260518">
                <text:p>177.571005260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7862553650393">
                <text:p>32.7862553650393</text:p>
              </table:table-cell>
              <table:table-cell office:value-type="float" office:value="177.462305184094">
                <text:p>177.462305184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9671626142578">
                <text:p>32.9671626142578</text:p>
              </table:table-cell>
              <table:table-cell office:value-type="float" office:value="177.355642971372">
                <text:p>177.355642971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1547181157437">
                <text:p>33.1547181157437</text:p>
              </table:table-cell>
              <table:table-cell office:value-type="float" office:value="177.251095428319">
                <text:p>177.25109542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488466625639">
                <text:p>33.3488466625639</text:p>
              </table:table-cell>
              <table:table-cell office:value-type="float" office:value="177.148737969517">
                <text:p>177.148737969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549470715268">
                <text:p>33.549470715268</text:p>
              </table:table-cell>
              <table:table-cell office:value-type="float" office:value="177.04864455409">
                <text:p>177.04864455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7565104671004">
                <text:p>33.7565104671004</text:p>
              </table:table-cell>
              <table:table-cell office:value-type="float" office:value="176.950887621936">
                <text:p>176.950887621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9698839097486">
                <text:p>33.9698839097486</text:p>
              </table:table-cell>
              <table:table-cell office:value-type="float" office:value="176.85553803048">
                <text:p>176.85553803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1895068995114">
                <text:p>34.1895068995114</text:p>
              </table:table-cell>
              <table:table-cell office:value-type="float" office:value="176.762664992205">
                <text:p>176.762664992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4152932237868">
                <text:p>34.4152932237868</text:p>
              </table:table-cell>
              <table:table-cell office:value-type="float" office:value="176.672336013181">
                <text:p>176.672336013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6471546677776">
                <text:p>34.6471546677776</text:p>
              </table:table-cell>
              <table:table-cell office:value-type="float" office:value="176.584616832853">
                <text:p>176.584616832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8850010813302">
                <text:p>34.8850010813302</text:p>
              </table:table-cell>
              <table:table-cell office:value-type="float" office:value="176.499571365311">
                <text:p>176.499571365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1287404458289">
                <text:p>35.1287404458289</text:p>
              </table:table-cell>
              <table:table-cell office:value-type="float" office:value="176.417261642282">
                <text:p>176.417261642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3782789410701">
                <text:p>35.3782789410701</text:p>
              </table:table-cell>
              <table:table-cell office:value-type="float" office:value="176.337747758076">
                <text:p>176.337747758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6335210120499">
                <text:p>35.6335210120499</text:p>
              </table:table-cell>
              <table:table-cell office:value-type="float" office:value="176.261087816689">
                <text:p>176.261087816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894369435618">
                <text:p>35.894369435618</text:p>
              </table:table-cell>
              <table:table-cell office:value-type="float" office:value="176.187337881288">
                <text:p>176.187337881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1607253869291">
                <text:p>36.1607253869291</text:p>
              </table:table-cell>
              <table:table-cell office:value-type="float" office:value="176.116551926246">
                <text:p>176.116551926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.4324885056577">
                <text:p>36.4324885056577</text:p>
              </table:table-cell>
              <table:table-cell office:value-type="float" office:value="176.048781791938">
                <text:p>176.048781791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7095569619252">
                <text:p>36.7095569619252</text:p>
              </table:table-cell>
              <table:table-cell office:value-type="float" office:value="175.984077142421">
                <text:p>175.984077142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9918275219026">
                <text:p>36.9918275219026</text:p>
              </table:table-cell>
              <table:table-cell office:value-type="float" office:value="175.922485426171">
                <text:p>175.922485426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2791956130489">
                <text:p>37.2791956130489</text:p>
              </table:table-cell>
              <table:table-cell office:value-type="float" office:value="175.864051839985">
                <text:p>175.864051839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5715553889547">
                <text:p>37.5715553889547</text:p>
              </table:table-cell>
              <table:table-cell office:value-type="float" office:value="175.808819296146">
                <text:p>175.808819296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.8687997937533">
                <text:p>37.8687997937533</text:p>
              </table:table-cell>
              <table:table-cell office:value-type="float" office:value="175.756828392942">
                <text:p>175.756828392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1708206260647">
                <text:p>38.1708206260647</text:p>
              </table:table-cell>
              <table:table-cell office:value-type="float" office:value="175.70811738859">
                <text:p>175.70811738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4775086024513">
                <text:p>38.4775086024513</text:p>
              </table:table-cell>
              <table:table-cell office:value-type="float" office:value="175.662722178593">
                <text:p>175.662722178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788753420331">
                <text:p>38.788753420331</text:p>
              </table:table-cell>
              <table:table-cell office:value-type="float" office:value="175.620676276552">
                <text:p>175.620676276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1044438203386">
                <text:p>39.1044438203386</text:p>
              </table:table-cell>
              <table:table-cell office:value-type="float" office:value="175.582010798404">
                <text:p>175.582010798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4244676480817">
                <text:p>39.4244676480817</text:p>
              </table:table-cell>
              <table:table-cell office:value-type="float" office:value="175.546754450056">
                <text:p>175.546754450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7487119152669">
                <text:p>39.7487119152669</text:p>
              </table:table-cell>
              <table:table-cell office:value-type="float" office:value="175.514933518354">
                <text:p>175.514933518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0770628601525">
                <text:p>40.0770628601525</text:p>
              </table:table-cell>
              <table:table-cell office:value-type="float" office:value="175.486571865293">
                <text:p>175.486571865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4094060072942">
                <text:p>40.4094060072942</text:p>
              </table:table-cell>
              <table:table-cell office:value-type="float" office:value="175.461690925356">
                <text:p>175.461690925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7456262265351">
                <text:p>40.7456262265351</text:p>
              </table:table-cell>
              <table:table-cell office:value-type="float" office:value="175.440309705867">
                <text:p>175.440309705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0856077912075">
                <text:p>41.0856077912075</text:p>
              </table:table-cell>
              <table:table-cell office:value-type="float" office:value="175.422444790169">
                <text:p>175.422444790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.4292344354992">
                <text:p>41.4292344354992</text:p>
              </table:table-cell>
              <table:table-cell office:value-type="float" office:value="175.408110343496">
                <text:p>175.408110343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7763894109405">
                <text:p>41.7763894109405</text:p>
              </table:table-cell>
              <table:table-cell office:value-type="float" office:value="175.397318121294">
                <text:p>175.397318121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1269555419625">
                <text:p>42.1269555419625</text:p>
              </table:table-cell>
              <table:table-cell office:value-type="float" office:value="175.390077479808">
                <text:p>175.390077479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4808152804867">
                <text:p>42.4808152804867</text:p>
              </table:table-cell>
              <table:table-cell office:value-type="float" office:value="175.386395388694">
                <text:p>175.386395388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8378507594993">
                <text:p>42.8378507594993</text:p>
              </table:table-cell>
              <table:table-cell office:value-type="float" office:value="175.386276445396">
                <text:p>175.386276445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1979438455607">
                <text:p>43.1979438455607</text:p>
              </table:table-cell>
              <table:table-cell office:value-type="float" office:value="175.389722891024">
                <text:p>175.389722891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5609761902025">
                <text:p>43.5609761902025</text:p>
              </table:table-cell>
              <table:table-cell office:value-type="float" office:value="175.396734627466">
                <text:p>175.396734627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9268292801802">
                <text:p>43.9268292801802</text:p>
              </table:table-cell>
              <table:table-cell office:value-type="float" office:value="175.407309235427">
                <text:p>175.407309235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2953844865194">
                <text:p>44.2953844865194</text:p>
              </table:table-cell>
              <table:table-cell office:value-type="float" office:value="175.421441993092">
                <text:p>175.421441993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6665231123279">
                <text:p>44.6665231123279</text:p>
              </table:table-cell>
              <table:table-cell office:value-type="float" office:value="175.439125895109">
                <text:p>175.439125895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.0401264393349">
                <text:p>45.0401264393349</text:p>
              </table:table-cell>
              <table:table-cell office:value-type="float" office:value="175.460351671568">
                <text:p>175.460351671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.4160757731098">
                <text:p>45.4160757731098</text:p>
              </table:table-cell>
              <table:table-cell office:value-type="float" office:value="175.485107806645">
                <text:p>175.485107806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7942524869354">
                <text:p>45.7942524869354</text:p>
              </table:table-cell>
              <table:table-cell office:value-type="float" office:value="175.513380556587">
                <text:p>175.513380556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1745380643066">
                <text:p>46.1745380643066</text:p>
              </table:table-cell>
              <table:table-cell office:value-type="float" office:value="175.545153966699">
                <text:p>175.545153966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5568141400233">
                <text:p>46.5568141400233</text:p>
              </table:table-cell>
              <table:table-cell office:value-type="float" office:value="175.580409887006">
                <text:p>175.580409887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.9409625398558">
                <text:p>46.9409625398558</text:p>
              </table:table-cell>
              <table:table-cell office:value-type="float" office:value="175.619127986244">
                <text:p>175.6191279862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.3268653187697">
                <text:p>47.3268653187697</text:p>
              </table:table-cell>
              <table:table-cell office:value-type="float" office:value="175.661285763863">
                <text:p>175.66128576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7144047976913">
                <text:p>47.7144047976913</text:p>
              </table:table-cell>
              <table:table-cell office:value-type="float" office:value="175.706858559707">
                <text:p>175.706858559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1034635988037">
                <text:p>48.1034635988037</text:p>
              </table:table-cell>
              <table:table-cell office:value-type="float" office:value="175.755819561047">
                <text:p>175.755819561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4939246793805">
                <text:p>48.4939246793805</text:p>
              </table:table-cell>
              <table:table-cell office:value-type="float" office:value="175.808139806657">
                <text:p>175.8081398066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8856713641382">
                <text:p>48.8856713641382</text:p>
              </table:table-cell>
              <table:table-cell office:value-type="float" office:value="175.863788187626">
                <text:p>175.8637881876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.2785873761328">
                <text:p>49.2785873761328</text:p>
              </table:table-cell>
              <table:table-cell office:value-type="float" office:value="175.922731444605">
                <text:p>175.922731444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.6725568661982">
                <text:p>49.6725568661982</text:p>
              </table:table-cell>
              <table:table-cell office:value-type="float" office:value="175.984934161211">
                <text:p>175.984934161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.0674644409411">
                <text:p>50.0674644409411</text:p>
              </table:table-cell>
              <table:table-cell office:value-type="float" office:value="176.050358753314">
                <text:p>176.050358753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4631951893234">
                <text:p>50.4631951893234</text:p>
              </table:table-cell>
              <table:table-cell office:value-type="float" office:value="176.118965453945">
                <text:p>176.1189654539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859634707833">
                <text:p>50.859634707833</text:p>
              </table:table-cell>
              <table:table-cell office:value-type="float" office:value="176.190712293589">
                <text:p>176.190712293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.256669124297">
                <text:p>51.256669124297</text:p>
              </table:table-cell>
              <table:table-cell office:value-type="float" office:value="176.26555507563">
                <text:p>176.26555507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.654185120345">
                <text:p>51.654185120345</text:p>
              </table:table-cell>
              <table:table-cell office:value-type="float" office:value="176.343447346756">
                <text:p>176.34344734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0520699525658">
                <text:p>52.0520699525658</text:p>
              </table:table-cell>
              <table:table-cell office:value-type="float" office:value="176.424340362109">
                <text:p>176.424340362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.4502114723965">
                <text:p>52.4502114723965</text:p>
              </table:table-cell>
              <table:table-cell office:value-type="float" office:value="176.508183045049">
                <text:p>176.508183045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8484981447773">
                <text:p>52.8484981447773</text:p>
              </table:table-cell>
              <table:table-cell office:value-type="float" office:value="176.594921941346">
                <text:p>176.594921941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468190656117">
                <text:p>53.2468190656117</text:p>
              </table:table-cell>
              <table:table-cell office:value-type="float" office:value="176.684501167703">
                <text:p>176.6845011677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.6450639780844">
                <text:p>53.6450639780844</text:p>
              </table:table-cell>
              <table:table-cell office:value-type="float" office:value="176.776862354505">
                <text:p>176.776862354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043123287863">
                <text:p>54.043123287863</text:p>
              </table:table-cell>
              <table:table-cell office:value-type="float" office:value="176.871944582704">
                <text:p>176.8719445827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4408880772404">
                <text:p>54.4408880772404</text:p>
              </table:table-cell>
              <table:table-cell office:value-type="float" office:value="176.969684314811">
                <text:p>176.969684314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8382501182598">
                <text:p>54.8382501182598</text:p>
              </table:table-cell>
              <table:table-cell office:value-type="float" office:value="177.07001531995">
                <text:p>177.07001531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.2351018848526">
                <text:p>55.2351018848526</text:p>
              </table:table-cell>
              <table:table-cell office:value-type="float" office:value="177.172868592995">
                <text:p>177.172868592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6313365640478">
                <text:p>55.6313365640478</text:p>
              </table:table-cell>
              <table:table-cell office:value-type="float" office:value="177.278172267817">
                <text:p>177.278172267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.026848066275">
                <text:p>56.026848066275</text:p>
              </table:table-cell>
              <table:table-cell office:value-type="float" office:value="177.385851524695">
                <text:p>177.385851524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.4215310348134">
                <text:p>56.4215310348134</text:p>
              </table:table-cell>
              <table:table-cell office:value-type="float" office:value="177.495828492006">
                <text:p>177.495828492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8152808544138">
                <text:p>56.8152808544138</text:p>
              </table:table-cell>
              <table:table-cell office:value-type="float" office:value="177.608022142302">
                <text:p>177.60802214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.207993659116">
                <text:p>57.207993659116</text:p>
              </table:table-cell>
              <table:table-cell office:value-type="float" office:value="177.722348182945">
                <text:p>177.722348182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5995663393173">
                <text:p>57.5995663393173</text:p>
              </table:table-cell>
              <table:table-cell office:value-type="float" office:value="177.838718941499">
                <text:p>177.838718941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.9898965480772">
                <text:p>57.9898965480772</text:p>
              </table:table-cell>
              <table:table-cell office:value-type="float" office:value="177.957043246096">
                <text:p>177.9570432460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3788827067148">
                <text:p>58.3788827067148</text:p>
              </table:table-cell>
              <table:table-cell office:value-type="float" office:value="178.077226301087">
                <text:p>178.077226301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7664240096905">
                <text:p>58.7664240096905</text:p>
              </table:table-cell>
              <table:table-cell office:value-type="float" office:value="178.19916955825">
                <text:p>178.19916955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.152420428793">
                <text:p>59.152420428793</text:p>
              </table:table-cell>
              <table:table-cell office:value-type="float" office:value="178.322770583953">
                <text:p>178.322770583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.5367727166311">
                <text:p>59.5367727166311</text:p>
              </table:table-cell>
              <table:table-cell office:value-type="float" office:value="178.447922922636">
                <text:p>178.447922922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.9193824094396">
                <text:p>59.9193824094396</text:p>
              </table:table-cell>
              <table:table-cell office:value-type="float" office:value="178.574515957125">
                <text:p>178.574515957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.3001518291868">
                <text:p>60.3001518291868</text:p>
              </table:table-cell>
              <table:table-cell office:value-type="float" office:value="178.702434766219">
                <text:p>178.702434766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.678984084975">
                <text:p>60.678984084975</text:p>
              </table:table-cell>
              <table:table-cell office:value-type="float" office:value="178.831559980175">
                <text:p>178.831559980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0557830737304">
                <text:p>61.0557830737304</text:p>
              </table:table-cell>
              <table:table-cell office:value-type="float" office:value="178.961767634661">
                <text:p>178.9617676346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4304534801434">
                <text:p>61.4304534801434</text:p>
              </table:table-cell>
              <table:table-cell office:value-type="float" office:value="179.092929023912">
                <text:p>179.092929023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.8029007758615">
                <text:p>61.8029007758615</text:p>
              </table:table-cell>
              <table:table-cell office:value-type="float" office:value="179.22491055382">
                <text:p>179.22491055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1730312178781">
                <text:p>62.1730312178781</text:p>
              </table:table-cell>
              <table:table-cell office:value-type="float" office:value="179.357573595774">
                <text:p>179.3575735957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.5407518461136">
                <text:p>62.5407518461136</text:p>
              </table:table-cell>
              <table:table-cell office:value-type="float" office:value="179.490774342194">
                <text:p>179.490774342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.9059704801419">
                <text:p>62.9059704801419</text:p>
              </table:table-cell>
              <table:table-cell office:value-type="float" office:value="179.624363664755">
                <text:p>179.624363664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26859571501">
                <text:p>63.26859571501</text:p>
              </table:table-cell>
              <table:table-cell office:value-type="float" office:value="179.75818697634">
                <text:p>179.758186976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.6285369161473">
                <text:p>63.6285369161473</text:p>
              </table:table-cell>
              <table:table-cell office:value-type="float" office:value="179.892084097931">
                <text:p>179.892084097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9857042132872">
                <text:p>63.9857042132872</text:p>
              </table:table-cell>
              <table:table-cell office:value-type="float" office:value="180.025889131762">
                <text:p>180.025889131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.3400084933854">
                <text:p>64.3400084933854</text:p>
              </table:table-cell>
              <table:table-cell office:value-type="float" office:value="180.15943034231">
                <text:p>180.15943034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4.6913613924809">
                <text:p>64.6913613924809</text:p>
              </table:table-cell>
              <table:table-cell office:value-type="float" office:value="180.292530045841">
                <text:p>180.2925300458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.0396752864674">
                <text:p>65.0396752864674</text:p>
              </table:table-cell>
              <table:table-cell office:value-type="float" office:value="180.425004511669">
                <text:p>180.425004511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.3848632807362">
                <text:p>65.3848632807362</text:p>
              </table:table-cell>
              <table:table-cell office:value-type="float" office:value="180.556663875362">
                <text:p>180.5566638753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.7268391986579">
                <text:p>65.7268391986579</text:p>
              </table:table-cell>
              <table:table-cell office:value-type="float" office:value="180.687312066836">
                <text:p>180.6873120668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.0655175688803">
                <text:p>66.0655175688803</text:p>
              </table:table-cell>
              <table:table-cell office:value-type="float" office:value="180.816746755081">
                <text:p>180.816746755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.400813611414">
                <text:p>66.400813611414</text:p>
              </table:table-cell>
              <table:table-cell office:value-type="float" office:value="180.944759311867">
                <text:p>180.944759311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.7326432225058">
                <text:p>66.7326432225058</text:p>
              </table:table-cell>
              <table:table-cell office:value-type="float" office:value="181.071134796831">
                <text:p>181.071134796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.0609229582812">
                <text:p>67.0609229582812</text:p>
              </table:table-cell>
              <table:table-cell office:value-type="float" office:value="181.195651966671">
                <text:p>181.195651966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.3855700171812">
                <text:p>67.3855700171812</text:p>
              </table:table-cell>
              <table:table-cell office:value-type="float" office:value="181.31808331117">
                <text:p>181.31808331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.7065022212033">
                <text:p>67.7065022212033</text:p>
              </table:table-cell>
              <table:table-cell office:value-type="float" office:value="181.438195119151">
                <text:p>181.438195119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.0236379959926">
                <text:p>68.0236379959926</text:p>
              </table:table-cell>
              <table:table-cell office:value-type="float" office:value="181.555747577541">
                <text:p>181.5557475775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3368963498316">
                <text:p>68.3368963498316</text:p>
              </table:table-cell>
              <table:table-cell office:value-type="float" office:value="181.670494906982">
                <text:p>181.6704949069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.6461968516084">
                <text:p>68.6461968516084</text:p>
              </table:table-cell>
              <table:table-cell office:value-type="float" office:value="181.782185537639">
                <text:p>181.782185537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9514596078494">
                <text:p>68.9514596078494</text:p>
              </table:table-cell>
              <table:table-cell office:value-type="float" office:value="181.890562329024">
                <text:p>181.890562329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.2526052389439">
                <text:p>69.2526052389439</text:p>
              </table:table-cell>
              <table:table-cell office:value-type="float" office:value="181.995362837866">
                <text:p>181.9953628378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.5495548547023">
                <text:p>69.5495548547023</text:p>
              </table:table-cell>
              <table:table-cell office:value-type="float" office:value="182.096319638227">
                <text:p>182.096319638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8422300294173">
                <text:p>69.8422300294173</text:p>
              </table:table-cell>
              <table:table-cell office:value-type="float" office:value="182.193160698251">
                <text:p>182.193160698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.1305527766331">
                <text:p>70.1305527766331</text:p>
              </table:table-cell>
              <table:table-cell office:value-type="float" office:value="182.285609818053">
                <text:p>182.2856098180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.4144455238554">
                <text:p>70.4144455238554</text:p>
              </table:table-cell>
              <table:table-cell office:value-type="float" office:value="182.37338713338">
                <text:p>182.37338713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.6938310874749">
                <text:p>70.6938310874749</text:p>
              </table:table-cell>
              <table:table-cell office:value-type="float" office:value="182.456209689736">
                <text:p>182.456209689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.9686326482067">
                <text:p>70.9686326482067</text:p>
              </table:table-cell>
              <table:table-cell office:value-type="float" office:value="182.533792091658">
                <text:p>182.533792091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238773727388">
                <text:p>71.238773727388</text:p>
              </table:table-cell>
              <table:table-cell office:value-type="float" office:value="182.60584723188">
                <text:p>182.60584723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.5041781645254">
                <text:p>71.5041781645254</text:p>
              </table:table-cell>
              <table:table-cell office:value-type="float" office:value="182.672087104901">
                <text:p>182.6720871049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.7647700965056">
                <text:p>71.7647700965056</text:p>
              </table:table-cell>
              <table:table-cell office:value-type="float" office:value="182.732223709331">
                <text:p>182.732223709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.0204739389444">
                <text:p>72.0204739389444</text:p>
              </table:table-cell>
              <table:table-cell office:value-type="float" office:value="182.785970043125">
                <text:p>182.78597004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.2712143701726">
                <text:p>72.2712143701726</text:p>
              </table:table-cell>
              <table:table-cell office:value-type="float" office:value="182.833041195359">
                <text:p>182.8330411953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.5169163184198">
                <text:p>72.5169163184198</text:p>
              </table:table-cell>
              <table:table-cell office:value-type="float" office:value="182.873155537668">
                <text:p>182.873155537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.7575049527752">
                <text:p>72.7575049527752</text:p>
              </table:table-cell>
              <table:table-cell office:value-type="float" office:value="182.906036017824">
                <text:p>182.906036017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9929056785494">
                <text:p>72.9929056785494</text:p>
              </table:table-cell>
              <table:table-cell office:value-type="float" office:value="182.931411557078">
                <text:p>182.9314115570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2230441377119">
                <text:p>73.2230441377119</text:p>
              </table:table-cell>
              <table:table-cell office:value-type="float" office:value="182.949018551873">
                <text:p>182.9490185518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4478462150778">
                <text:p>73.4478462150778</text:p>
              </table:table-cell>
              <table:table-cell office:value-type="float" office:value="182.958602479307">
                <text:p>182.958602479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.6672380509697">
                <text:p>73.6672380509697</text:p>
              </table:table-cell>
              <table:table-cell office:value-type="float" office:value="182.959919604391">
                <text:p>182.959919604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.8811460610799">
                <text:p>73.8811460610799</text:p>
              </table:table-cell>
              <table:table-cell office:value-type="float" office:value="182.952738785529">
                <text:p>182.952738785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0894969642731">
                <text:p>74.0894969642731</text:p>
              </table:table-cell>
              <table:table-cell office:value-type="float" office:value="182.936843372735">
                <text:p>182.936843372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.2922178190569">
                <text:p>74.2922178190569</text:p>
              </table:table-cell>
              <table:table-cell office:value-type="float" office:value="182.912033191233">
                <text:p>182.9120331912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.4892360694488">
                <text:p>74.4892360694488</text:p>
              </table:table-cell>
              <table:table-cell office:value-type="float" office:value="182.87812660071">
                <text:p>182.87812660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.6804796009145">
                <text:p>74.6804796009145</text:p>
              </table:table-cell>
              <table:table-cell office:value-type="float" office:value="182.834962618189">
                <text:p>182.83496261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8658768070201">
                <text:p>74.8658768070201</text:p>
              </table:table-cell>
              <table:table-cell office:value-type="float" office:value="182.78240308979">
                <text:p>182.782403089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.0453566673732">
                <text:p>75.0453566673732</text:p>
              </table:table-cell>
              <table:table-cell office:value-type="float" office:value="182.720334894032">
                <text:p>182.720334894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.218848837331">
                <text:p>75.218848837331</text:p>
              </table:table-cell>
              <table:table-cell office:value-type="float" office:value="182.648672156449">
                <text:p>182.6486721564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3862837498636">
                <text:p>75.3862837498636</text:p>
              </table:table-cell>
              <table:table-cell office:value-type="float" office:value="182.567358452469">
                <text:p>182.5673584524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.5475927298148">
                <text:p>75.5475927298148</text:p>
              </table:table-cell>
              <table:table-cell office:value-type="float" office:value="182.476368972726">
                <text:p>182.4763689727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.7027081206631">
                <text:p>75.7027081206631</text:p>
              </table:table-cell>
              <table:table-cell office:value-type="float" office:value="182.375712622269">
                <text:p>182.3757126222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.8515634237067">
                <text:p>75.8515634237067</text:p>
              </table:table-cell>
              <table:table-cell office:value-type="float" office:value="182.265434022534">
                <text:p>182.2654340225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9940934493923">
                <text:p>75.9940934493923</text:p>
              </table:table-cell>
              <table:table-cell office:value-type="float" office:value="182.145615383011">
                <text:p>182.145615383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.1302344803149">
                <text:p>76.1302344803149</text:p>
              </table:table-cell>
              <table:table-cell office:value-type="float" office:value="182.016378207536">
                <text:p>182.0163782075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.2599244451541">
                <text:p>76.2599244451541</text:p>
              </table:table-cell>
              <table:table-cell office:value-type="float" office:value="181.877884798922">
                <text:p>181.8778847989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383103102589">
                <text:p>76.383103102589</text:p>
              </table:table-cell>
              <table:table-cell office:value-type="float" office:value="181.730339525274">
                <text:p>181.730339525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.4997122339674">
                <text:p>76.4997122339674</text:p>
              </table:table-cell>
              <table:table-cell office:value-type="float" office:value="181.57398981109">
                <text:p>181.57398981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.6096958432469">
                <text:p>76.6096958432469</text:p>
              </table:table-cell>
              <table:table-cell office:value-type="float" office:value="181.409126817741">
                <text:p>181.409126817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.713000362477">
                <text:p>76.713000362477</text:p>
              </table:table-cell>
              <table:table-cell office:value-type="float" office:value="181.236085779277">
                <text:p>181.2360857792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6.8095748608373">
                <text:p>76.8095748608373</text:p>
              </table:table-cell>
              <table:table-cell office:value-type="float" office:value="181.0552459631">
                <text:p>181.0552459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.8993712550302">
                <text:p>76.8993712550302</text:p>
              </table:table-cell>
              <table:table-cell office:value-type="float" office:value="180.867030228308">
                <text:p>180.8670302283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6.9823445186163">
                <text:p>76.9823445186163</text:p>
              </table:table-cell>
              <table:table-cell office:value-type="float" office:value="180.671904160267">
                <text:p>180.6719041602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.0584528877328">
                <text:p>77.0584528877328</text:p>
              </table:table-cell>
              <table:table-cell office:value-type="float" office:value="180.470374764985">
                <text:p>180.4703747649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.1276580604918">
                <text:p>77.1276580604918</text:p>
              </table:table-cell>
              <table:table-cell office:value-type="float" office:value="180.262988715021">
                <text:p>180.2629887150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899253873115">
                <text:p>77.1899253873115</text:p>
              </table:table-cell>
              <table:table-cell office:value-type="float" office:value="180.050330144787">
                <text:p>180.0503301447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.2452240493988">
                <text:p>77.2452240493988</text:p>
              </table:table-cell>
              <table:table-cell office:value-type="float" office:value="179.833018002658">
                <text:p>179.833018002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.2935272226622">
                <text:p>77.2935272226622</text:p>
              </table:table-cell>
              <table:table-cell office:value-type="float" office:value="179.611702975784">
                <text:p>179.611702975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3348122244446">
                <text:p>77.3348122244446</text:p>
              </table:table-cell>
              <table:table-cell office:value-type="float" office:value="179.38706401116">
                <text:p>179.38706401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.3690606406421">
                <text:p>77.3690606406421</text:p>
              </table:table-cell>
              <table:table-cell office:value-type="float" office:value="179.159804466436">
                <text:p>179.1598044664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.3962584310236">
                <text:p>77.3962584310236</text:p>
              </table:table-cell>
              <table:table-cell office:value-type="float" office:value="178.93064793247">
                <text:p>178.93064793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.4163960108618">
                <text:p>77.4163960108618</text:p>
              </table:table-cell>
              <table:table-cell office:value-type="float" office:value="178.700333775743">
                <text:p>178.7003337757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4294683073486">
                <text:p>77.4294683073486</text:p>
              </table:table-cell>
              <table:table-cell office:value-type="float" office:value="178.469612456908">
                <text:p>178.469612456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.4354747896668">
                <text:p>77.4354747896668</text:p>
              </table:table-cell>
              <table:table-cell office:value-type="float" office:value="178.239240686476">
                <text:p>178.2392406864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344194720262">
                <text:p>77.4344194720262</text:p>
              </table:table-cell>
              <table:table-cell office:value-type="float" office:value="178.009976482877">
                <text:p>178.0099764828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4263108894315">
                <text:p>77.4263108894315</text:p>
              </table:table-cell>
              <table:table-cell office:value-type="float" office:value="177.782574200677">
                <text:p>177.7825742006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7.4111620464157">
                <text:p>77.4111620464157</text:p>
              </table:table-cell>
              <table:table-cell office:value-type="float" office:value="177.557779597472">
                <text:p>177.557779597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.3889903394389">
                <text:p>77.3889903394389</text:p>
              </table:table-cell>
              <table:table-cell office:value-type="float" office:value="177.336325007255">
                <text:p>177.3363250072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.3598174540923">
                <text:p>77.3598174540923</text:p>
              </table:table-cell>
              <table:table-cell office:value-type="float" office:value="177.118924685286">
                <text:p>177.1189246852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.3236692386688">
                <text:p>77.3236692386688</text:p>
              </table:table-cell>
              <table:table-cell office:value-type="float" office:value="176.906270385698">
                <text:p>176.9062703856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.2805755560291">
                <text:p>77.2805755560291</text:p>
              </table:table-cell>
              <table:table-cell office:value-type="float" office:value="176.699027227331">
                <text:p>176.699027227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.2305701160161">
                <text:p>77.2305701160161</text:p>
              </table:table-cell>
              <table:table-cell office:value-type="float" office:value="176.497829896674">
                <text:p>176.4978298966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.173690290931">
                <text:p>77.173690290931</text:p>
              </table:table-cell>
              <table:table-cell office:value-type="float" office:value="176.303279229134">
                <text:p>176.3032792291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.1099769167823">
                <text:p>77.1099769167823</text:p>
              </table:table-cell>
              <table:table-cell office:value-type="float" office:value="176.115939201406">
                <text:p>176.115939201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.0394740831502">
                <text:p>77.0394740831502</text:p>
              </table:table-cell>
              <table:table-cell office:value-type="float" office:value="175.936334359106">
                <text:p>175.9363343591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6.9622289145682">
                <text:p>76.9622289145682</text:p>
              </table:table-cell>
              <table:table-cell office:value-type="float" office:value="175.764947694808">
                <text:p>175.7649476948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.8782913463267">
                <text:p>76.8782913463267</text:p>
              </table:table-cell>
              <table:table-cell office:value-type="float" office:value="175.602218982973">
                <text:p>175.602218982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.7877138975328">
                <text:p>76.7877138975328</text:p>
              </table:table-cell>
              <table:table-cell office:value-type="float" office:value="175.44854356997">
                <text:p>175.448543569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6905514441494">
                <text:p>76.6905514441494</text:p>
              </table:table-cell>
              <table:table-cell office:value-type="float" office:value="175.304271609578">
                <text:p>175.3042716095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6.5868609945616">
                <text:p>76.5868609945616</text:p>
              </table:table-cell>
              <table:table-cell office:value-type="float" office:value="175.169707727521">
                <text:p>175.1697077275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.4767014700179">
                <text:p>76.4767014700179</text:p>
              </table:table-cell>
              <table:table-cell office:value-type="float" office:value="175.045111092469">
                <text:p>175.0451110924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3601334920532">
                <text:p>76.3601334920532</text:p>
              </table:table-cell>
              <table:table-cell office:value-type="float" office:value="174.930695866057">
                <text:p>174.930695866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.2372191787379">
                <text:p>76.2372191787379</text:p>
              </table:table-cell>
              <table:table-cell office:value-type="float" office:value="174.826632000271">
                <text:p>174.826632000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.1080219513302">
                <text:p>76.1080219513302</text:p>
              </table:table-cell>
              <table:table-cell office:value-type="float" office:value="174.733046347816">
                <text:p>174.7330463478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.9726063526183">
                <text:p>75.9726063526183</text:p>
              </table:table-cell>
              <table:table-cell office:value-type="float" office:value="174.650024048987">
                <text:p>174.6500240489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.8310378779766">
                <text:p>75.8310378779766</text:p>
              </table:table-cell>
              <table:table-cell office:value-type="float" office:value="174.577610157611">
                <text:p>174.577610157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.6833828198737">
                <text:p>75.6833828198737</text:p>
              </table:table-cell>
              <table:table-cell office:value-type="float" office:value="174.515811468535">
                <text:p>174.515811468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.5297081263257">
                <text:p>75.5297081263257</text:p>
              </table:table-cell>
              <table:table-cell office:value-type="float" office:value="174.464598509649">
                <text:p>174.4645985096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.3700812735471">
                <text:p>75.3700812735471</text:p>
              </table:table-cell>
              <table:table-cell office:value-type="float" office:value="174.423907662816">
                <text:p>174.4239076628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.2045701528334">
                <text:p>75.2045701528334</text:p>
              </table:table-cell>
              <table:table-cell office:value-type="float" office:value="174.393643379843">
                <text:p>174.3936433798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.0332429715138">
                <text:p>75.0332429715138</text:p>
              </table:table-cell>
              <table:table-cell office:value-type="float" office:value="174.373680461809">
                <text:p>174.3736804618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.8561681676484">
                <text:p>74.8561681676484</text:p>
              </table:table-cell>
              <table:table-cell office:value-type="float" office:value="174.363866372698">
                <text:p>174.363866372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.6734143379974">
                <text:p>74.6734143379974</text:p>
              </table:table-cell>
              <table:table-cell office:value-type="float" office:value="174.364023560995">
                <text:p>174.3640235609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.4850501786648">
                <text:p>74.4850501786648</text:p>
              </table:table-cell>
              <table:table-cell office:value-type="float" office:value="174.373951765709">
                <text:p>174.3739517657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.2911444377345">
                <text:p>74.2911444377345</text:p>
              </table:table-cell>
              <table:table-cell office:value-type="float" office:value="174.393430286319">
                <text:p>174.3934302863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.091765879133">
                <text:p>74.091765879133</text:p>
              </table:table-cell>
              <table:table-cell office:value-type="float" office:value="174.422220198876">
                <text:p>174.422220198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.8869832569055">
                <text:p>73.8869832569055</text:p>
              </table:table-cell>
              <table:table-cell office:value-type="float" office:value="174.460066503392">
                <text:p>174.4600665033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.6768652990527">
                <text:p>73.6768652990527</text:p>
              </table:table-cell>
              <table:table-cell office:value-type="float" office:value="174.506700190161">
                <text:p>174.506700190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.4614807000685">
                <text:p>73.4614807000685</text:p>
              </table:table-cell>
              <table:table-cell office:value-type="float" office:value="174.5618402153">
                <text:p>174.5618402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3.2408981213052">
                <text:p>73.2408981213052</text:p>
              </table:table-cell>
              <table:table-cell office:value-type="float" office:value="174.625195377903">
                <text:p>174.6251953779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.0151861983086">
                <text:p>73.0151861983086</text:p>
              </table:table-cell>
              <table:table-cell office:value-type="float" office:value="174.696466093409">
                <text:p>174.6964660934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.7844135542876">
                <text:p>72.7844135542876</text:p>
              </table:table-cell>
              <table:table-cell office:value-type="float" office:value="174.77534605961">
                <text:p>174.77534605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.5486488189039">
                <text:p>72.5486488189039</text:p>
              </table:table-cell>
              <table:table-cell office:value-type="float" office:value="174.861523813312">
                <text:p>174.8615238133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.307960651614">
                <text:p>72.307960651614</text:p>
              </table:table-cell>
              <table:table-cell office:value-type="float" office:value="174.954684177183">
                <text:p>174.9546841771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.0624177688279">
                <text:p>72.0624177688279</text:p>
              </table:table-cell>
              <table:table-cell office:value-type="float" office:value="175.054509597513">
                <text:p>175.0545095975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.8120889742054">
                <text:p>71.8120889742054</text:p>
              </table:table-cell>
              <table:table-cell office:value-type="float" office:value="175.160681374611">
                <text:p>175.1606813746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.5570431914395">
                <text:p>71.5570431914395</text:p>
              </table:table-cell>
              <table:table-cell office:value-type="float" office:value="175.272880788496">
                <text:p>175.2728807884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.2973494989479">
                <text:p>71.2973494989479</text:p>
              </table:table-cell>
              <table:table-cell office:value-type="float" office:value="175.390790123191">
                <text:p>175.3907901231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.0330771659313">
                <text:p>71.0330771659313</text:p>
              </table:table-cell>
              <table:table-cell office:value-type="float" office:value="175.514093593472">
                <text:p>175.5140935934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.7642956893019">
                <text:p>70.7642956893019</text:p>
              </table:table-cell>
              <table:table-cell office:value-type="float" office:value="175.642478178373">
                <text:p>175.6424781783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.4910748310532">
                <text:p>70.4910748310532</text:p>
              </table:table-cell>
              <table:table-cell office:value-type="float" office:value="175.775634366015">
                <text:p>175.775634366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.2134846556661">
                <text:p>70.2134846556661</text:p>
              </table:table-cell>
              <table:table-cell office:value-type="float" office:value="175.913256814562">
                <text:p>175.9132568145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.9315955672112">
                <text:p>69.9315955672112</text:p>
              </table:table-cell>
              <table:table-cell office:value-type="float" office:value="176.055044934164">
                <text:p>176.0550449341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.6454783458401">
                <text:p>69.6454783458401</text:p>
              </table:table-cell>
              <table:table-cell office:value-type="float" office:value="176.200703394859">
                <text:p>176.2007033948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9.3552041834067">
                <text:p>69.3552041834067</text:p>
              </table:table-cell>
              <table:table-cell office:value-type="float" office:value="176.349942565312">
                <text:p>176.3499425653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0608447179874">
                <text:p>69.0608447179874</text:p>
              </table:table-cell>
              <table:table-cell office:value-type="float" office:value="176.502478887234">
                <text:p>176.5024788872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8.7624720671268">
                <text:p>68.7624720671268</text:p>
              </table:table-cell>
              <table:table-cell office:value-type="float" office:value="176.658035190212">
                <text:p>176.658035190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.4601588596397">
                <text:p>68.4601588596397</text:p>
              </table:table-cell>
              <table:table-cell office:value-type="float" office:value="176.816340951499">
                <text:p>176.8163409514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.15397826586">
                <text:p>68.15397826586</text:p>
              </table:table-cell>
              <table:table-cell office:value-type="float" office:value="176.977132505179">
                <text:p>176.9771325051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.8440040262378">
                <text:p>67.8440040262378</text:p>
              </table:table-cell>
              <table:table-cell office:value-type="float" office:value="177.140153204911">
                <text:p>177.1401532049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7.530310478219">
                <text:p>67.530310478219</text:p>
              </table:table-cell>
              <table:table-cell office:value-type="float" office:value="177.30515354426">
                <text:p>177.305153544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2129725813666">
                <text:p>67.2129725813666</text:p>
              </table:table-cell>
              <table:table-cell office:value-type="float" office:value="177.47189123841">
                <text:p>177.471891238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.8920659406961">
                <text:p>66.8920659406961</text:p>
              </table:table-cell>
              <table:table-cell office:value-type="float" office:value="177.640131270844">
                <text:p>177.640131270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.567666828228">
                <text:p>66.567666828228</text:p>
              </table:table-cell>
              <table:table-cell office:value-type="float" office:value="177.809645908384">
                <text:p>177.8096459083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.2398522027696">
                <text:p>66.2398522027696</text:p>
              </table:table-cell>
              <table:table-cell office:value-type="float" office:value="177.980214687702">
                <text:p>177.9802146877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5.9086997279531">
                <text:p>65.9086997279531</text:p>
              </table:table-cell>
              <table:table-cell office:value-type="float" office:value="178.151624376332">
                <text:p>178.151624376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.5742877885761">
                <text:p>65.5742877885761</text:p>
              </table:table-cell>
              <table:table-cell office:value-type="float" office:value="178.323668910876">
                <text:p>178.3236689108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5.2366955052895">
                <text:p>65.2366955052895</text:p>
              </table:table-cell>
              <table:table-cell office:value-type="float" office:value="178.496149315005">
                <text:p>178.496149315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.8960027477035">
                <text:p>64.8960027477035</text:p>
              </table:table-cell>
              <table:table-cell office:value-type="float" office:value="178.668873599634">
                <text:p>178.6688735996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.5522901459679">
                <text:p>64.5522901459679</text:p>
              </table:table-cell>
              <table:table-cell office:value-type="float" office:value="178.841656647499">
                <text:p>178.8416566474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.2056391009174">
                <text:p>64.2056391009174</text:p>
              </table:table-cell>
              <table:table-cell office:value-type="float" office:value="179.014320084138">
                <text:p>179.0143200841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.8561317928428">
                <text:p>63.8561317928428</text:p>
              </table:table-cell>
              <table:table-cell office:value-type="float" office:value="179.186692137229">
                <text:p>179.186692137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.5038511889844">
                <text:p>63.5038511889844</text:p>
              </table:table-cell>
              <table:table-cell office:value-type="float" office:value="179.358607485982">
                <text:p>179.3586074859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3.1488810498151">
                <text:p>63.1488810498151</text:p>
              </table:table-cell>
              <table:table-cell office:value-type="float" office:value="179.529907102244">
                <text:p>179.5299071022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.7913059342143">
                <text:p>62.7913059342143</text:p>
              </table:table-cell>
              <table:table-cell office:value-type="float" office:value="179.700438084763">
                <text:p>179.7004380847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.4312112035961">
                <text:p>62.4312112035961</text:p>
              </table:table-cell>
              <table:table-cell office:value-type="float" office:value="179.87005348801">
                <text:p>179.87005348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.0686830250837">
                <text:p>62.0686830250837</text:p>
              </table:table-cell>
              <table:table-cell office:value-type="float" office:value="180.03861214685">
                <text:p>180.038612146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7038083738046">
                <text:p>61.7038083738046</text:p>
              </table:table-cell>
              <table:table-cell office:value-type="float" office:value="180.20597849812">
                <text:p>180.205978498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3366750343761">
                <text:p>61.3366750343761</text:p>
              </table:table-cell>
              <table:table-cell office:value-type="float" office:value="180.372022400235">
                <text:p>180.372022400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.9673716016542">
                <text:p>60.9673716016542</text:p>
              </table:table-cell>
              <table:table-cell office:value-type="float" office:value="180.536618951895">
                <text:p>180.5366189518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.5959874808085">
                <text:p>60.5959874808085</text:p>
              </table:table-cell>
              <table:table-cell office:value-type="float" office:value="180.699648310652">
                <text:p>180.6996483106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.2226128867794">
                <text:p>60.2226128867794</text:p>
              </table:table-cell>
              <table:table-cell office:value-type="float" office:value="180.860995512222">
                <text:p>180.860995512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9.8473388431742">
                <text:p>59.8473388431742</text:p>
              </table:table-cell>
              <table:table-cell office:value-type="float" office:value="181.020550291267">
                <text:p>181.0205502912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.4702571806397">
                <text:p>59.4702571806397</text:p>
              </table:table-cell>
              <table:table-cell office:value-type="float" office:value="181.17820690437">
                <text:p>181.17820690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.0914605347555">
                <text:p>59.0914605347555</text:p>
              </table:table-cell>
              <table:table-cell office:value-type="float" office:value="181.333863955841">
                <text:p>181.3338639558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7110423434806">
                <text:p>58.7110423434806</text:p>
              </table:table-cell>
              <table:table-cell office:value-type="float" office:value="181.487424226864">
                <text:p>181.487424226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329096844166">
                <text:p>58.329096844166</text:p>
              </table:table-cell>
              <table:table-cell office:value-type="float" office:value="181.63879450856">
                <text:p>181.638794508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.9457190701675">
                <text:p>57.9457190701675</text:p>
              </table:table-cell>
              <table:table-cell office:value-type="float" office:value="181.787885439428">
                <text:p>181.7878854394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.561004847049">
                <text:p>57.561004847049</text:p>
              </table:table-cell>
              <table:table-cell office:value-type="float" office:value="181.934611347559">
                <text:p>181.934611347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.1750507883932">
                <text:p>57.1750507883932</text:p>
              </table:table-cell>
              <table:table-cell office:value-type="float" office:value="182.078890098038">
                <text:p>182.0788900980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6.7879542912025">
                <text:p>56.7879542912025</text:p>
              </table:table-cell>
              <table:table-cell office:value-type="float" office:value="182.220642945842">
                <text:p>182.220642945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3998135308852">
                <text:p>56.3998135308852</text:p>
              </table:table-cell>
              <table:table-cell office:value-type="float" office:value="182.359794394572">
                <text:p>182.3597943945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0107274558081">
                <text:p>56.0107274558081</text:p>
              </table:table-cell>
              <table:table-cell office:value-type="float" office:value="182.496272061217">
                <text:p>182.4962720612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5.620795781379">
                <text:p>55.620795781379</text:p>
              </table:table-cell>
              <table:table-cell office:value-type="float" office:value="182.630006547256">
                <text:p>182.63000654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5.2301189836462">
                <text:p>55.2301189836462</text:p>
              </table:table-cell>
              <table:table-cell office:value-type="float" office:value="182.760931316215">
                <text:p>182.7609313162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.8387982923638">
                <text:p>54.8387982923638</text:p>
              </table:table-cell>
              <table:table-cell office:value-type="float" office:value="182.888982577879">
                <text:p>182.8889825778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.4469356834766">
                <text:p>54.4469356834766</text:p>
              </table:table-cell>
              <table:table-cell office:value-type="float" office:value="183.014099179276">
                <text:p>183.0140991792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.054633871005">
                <text:p>54.054633871005</text:p>
              </table:table-cell>
              <table:table-cell office:value-type="float" office:value="183.136222502516">
                <text:p>183.1362225025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6619962982408">
                <text:p>53.6619962982408</text:p>
              </table:table-cell>
              <table:table-cell office:value-type="float" office:value="183.255296369568">
                <text:p>183.255296369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691271282391">
                <text:p>53.2691271282391</text:p>
              </table:table-cell>
              <table:table-cell office:value-type="float" office:value="183.371266953988">
                <text:p>183.3712669539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.8761312335154">
                <text:p>52.8761312335154</text:p>
              </table:table-cell>
              <table:table-cell office:value-type="float" office:value="183.484082699634">
                <text:p>183.4840826996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2.4831141849194">
                <text:p>52.4831141849194</text:p>
              </table:table-cell>
              <table:table-cell office:value-type="float" office:value="183.593694246308">
                <text:p>183.593694246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.0901822396045">
                <text:p>52.0901822396045</text:p>
              </table:table-cell>
              <table:table-cell office:value-type="float" office:value="183.700054362322">
                <text:p>183.7000543623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.6974423280432">
                <text:p>51.6974423280432</text:p>
              </table:table-cell>
              <table:table-cell office:value-type="float" office:value="183.803117883891">
                <text:p>183.8031178838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1.3050020400257">
                <text:p>51.3050020400257</text:p>
              </table:table-cell>
              <table:table-cell office:value-type="float" office:value="183.902841661246">
                <text:p>183.9028416612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.9129696095848">
                <text:p>50.9129696095848</text:p>
              </table:table-cell>
              <table:table-cell office:value-type="float" office:value="183.999184511374">
                <text:p>183.9991845113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.5214538987779">
                <text:p>50.5214538987779</text:p>
              </table:table-cell>
              <table:table-cell office:value-type="float" office:value="184.092107177219">
                <text:p>184.092107177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.130564380288">
                <text:p>50.130564380288</text:p>
              </table:table-cell>
              <table:table-cell office:value-type="float" office:value="184.181572293177">
                <text:p>184.1815722931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.740411118771">
                <text:p>49.740411118771</text:p>
              </table:table-cell>
              <table:table-cell office:value-type="float" office:value="184.267544356712">
                <text:p>184.26754435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.3511047509125">
                <text:p>49.3511047509125</text:p>
              </table:table-cell>
              <table:table-cell office:value-type="float" office:value="184.349989705862">
                <text:p>184.3499897058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.9627564641377">
                <text:p>48.9627564641377</text:p>
              </table:table-cell>
              <table:table-cell office:value-type="float" office:value="184.428876502414">
                <text:p>184.428876502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5754779739326">
                <text:p>48.5754779739326</text:p>
              </table:table-cell>
              <table:table-cell office:value-type="float" office:value="184.504174720522">
                <text:p>184.5041747205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.1893814997501">
                <text:p>48.1893814997501</text:p>
              </table:table-cell>
              <table:table-cell office:value-type="float" office:value="184.575856140447">
                <text:p>184.5758561404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.8045797394426">
                <text:p>47.8045797394426</text:p>
              </table:table-cell>
              <table:table-cell office:value-type="float" office:value="184.643894347207">
                <text:p>184.6438943472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.4211858422206">
                <text:p>47.4211858422206</text:p>
              </table:table-cell>
              <table:table-cell office:value-type="float" office:value="184.708264733782">
                <text:p>184.7082647337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.0393133800925">
                <text:p>47.0393133800925</text:p>
              </table:table-cell>
              <table:table-cell office:value-type="float" office:value="184.768944508592">
                <text:p>184.7689445085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659076317785">
                <text:p>46.659076317785</text:p>
              </table:table-cell>
              <table:table-cell office:value-type="float" office:value="184.825912706919">
                <text:p>184.8259127069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2805889811142">
                <text:p>46.2805889811142</text:p>
              </table:table-cell>
              <table:table-cell office:value-type="float" office:value="184.879150205936">
                <text:p>184.8791502059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.9039660238297">
                <text:p>45.9039660238297</text:p>
              </table:table-cell>
              <table:table-cell office:value-type="float" office:value="184.928639742995">
                <text:p>184.9286397429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.5293223929064">
                <text:p>45.5293223929064</text:p>
              </table:table-cell>
              <table:table-cell office:value-type="float" office:value="184.974365936827">
                <text:p>184.9743659368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.1567732923013">
                <text:p>45.1567732923013</text:p>
              </table:table-cell>
              <table:table-cell office:value-type="float" office:value="185.016315311293">
                <text:p>185.0163153112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.7864341451965">
                <text:p>44.7864341451965</text:p>
              </table:table-cell>
              <table:table-cell office:value-type="float" office:value="185.054476321314">
                <text:p>185.0544763213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418420554734">
                <text:p>44.418420554734</text:p>
              </table:table-cell>
              <table:table-cell office:value-type="float" office:value="185.088839380616">
                <text:p>185.0888393806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.0528482632742">
                <text:p>44.0528482632742</text:p>
              </table:table-cell>
              <table:table-cell office:value-type="float" office:value="185.119396890924">
                <text:p>185.1193968909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.6898331102054">
                <text:p>43.6898331102054</text:p>
              </table:table-cell>
              <table:table-cell office:value-type="float" office:value="185.146143272223">
                <text:p>185.1461432722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.3294909883418">
                <text:p>43.3294909883418</text:p>
              </table:table-cell>
              <table:table-cell office:value-type="float" office:value="185.16907499372">
                <text:p>185.169074993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.9719377989424">
                <text:p>42.9719377989424</text:p>
              </table:table-cell>
              <table:table-cell office:value-type="float" office:value="185.188190605146">
                <text:p>185.1881906051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.6172894053972">
                <text:p>42.6172894053972</text:p>
              </table:table-cell>
              <table:table-cell office:value-type="float" office:value="185.203490768026">
                <text:p>185.2034907680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.2656615856317">
                <text:p>42.2656615856317</text:p>
              </table:table-cell>
              <table:table-cell office:value-type="float" office:value="185.214978286566">
                <text:p>185.2149782865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.9171699832699">
                <text:p>41.9171699832699</text:p>
              </table:table-cell>
              <table:table-cell office:value-type="float" office:value="185.222658137814">
                <text:p>185.2226581378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.5719300576117">
                <text:p>41.5719300576117</text:p>
              </table:table-cell>
              <table:table-cell office:value-type="float" office:value="185.226537500742">
                <text:p>185.226537500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.2300570324778">
                <text:p>41.2300570324778</text:p>
              </table:table-cell>
              <table:table-cell office:value-type="float" office:value="185.226625783942">
                <text:p>185.2266257839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.8916658439797">
                <text:p>40.8916658439797</text:p>
              </table:table-cell>
              <table:table-cell office:value-type="float" office:value="185.222934651604">
                <text:p>185.2229346516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5568710872595">
                <text:p>40.5568710872595</text:p>
              </table:table-cell>
              <table:table-cell office:value-type="float" office:value="185.215478047496">
                <text:p>185.215478047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2257869622708">
                <text:p>40.2257869622708</text:p>
              </table:table-cell>
              <table:table-cell office:value-type="float" office:value="185.204272216642">
                <text:p>185.204272216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.8985272186383">
                <text:p>39.8985272186383</text:p>
              </table:table-cell>
              <table:table-cell office:value-type="float" office:value="185.189335724449">
                <text:p>185.189335724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9.5752050996659">
                <text:p>39.5752050996659</text:p>
              </table:table-cell>
              <table:table-cell office:value-type="float" office:value="185.170689473035">
                <text:p>185.1706894730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.2559332855259">
                <text:p>39.2559332855259</text:p>
              </table:table-cell>
              <table:table-cell office:value-type="float" office:value="185.148356714521">
                <text:p>185.1483567145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9408238357072">
                <text:p>38.9408238357072</text:p>
              </table:table-cell>
              <table:table-cell office:value-type="float" office:value="185.122363061096">
                <text:p>185.1223630610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6299881307409">
                <text:p>38.6299881307409</text:p>
              </table:table-cell>
              <table:table-cell office:value-type="float" office:value="185.092736491662">
                <text:p>185.0927364916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3235368132698">
                <text:p>38.3235368132698</text:p>
              </table:table-cell>
              <table:table-cell office:value-type="float" office:value="185.059507354907">
                <text:p>185.0595073549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0215797284951">
                <text:p>38.0215797284951</text:p>
              </table:table-cell>
              <table:table-cell office:value-type="float" office:value="185.02270836867">
                <text:p>185.022708368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7242258640451">
                <text:p>37.7242258640451</text:p>
              </table:table-cell>
              <table:table-cell office:value-type="float" office:value="184.982374615484">
                <text:p>184.982374615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4315832892992">
                <text:p>37.4315832892992</text:p>
              </table:table-cell>
              <table:table-cell office:value-type="float" office:value="184.938543534217">
                <text:p>184.9385435342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1437590941994">
                <text:p>37.1437590941994</text:p>
              </table:table-cell>
              <table:table-cell office:value-type="float" office:value="184.891254907755">
                <text:p>184.8912549077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.8608593275904">
                <text:p>36.8608593275904</text:p>
              </table:table-cell>
              <table:table-cell office:value-type="float" office:value="184.84055084668">
                <text:p>184.840550846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.5829889351053">
                <text:p>36.5829889351053</text:p>
              </table:table-cell>
              <table:table-cell office:value-type="float" office:value="184.786475768964">
                <text:p>184.7864757689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3102516966313">
                <text:p>36.3102516966313</text:p>
              </table:table-cell>
              <table:table-cell office:value-type="float" office:value="184.729076375662">
                <text:p>184.729076375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.0427501633749">
                <text:p>36.0427501633749</text:p>
              </table:table-cell>
              <table:table-cell office:value-type="float" office:value="184.668401622683">
                <text:p>184.6684016226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7805855945597">
                <text:p>35.7805855945597</text:p>
              </table:table-cell>
              <table:table-cell office:value-type="float" office:value="184.604502688688">
                <text:p>184.6045026886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5238578937659">
                <text:p>35.5238578937659</text:p>
              </table:table-cell>
              <table:table-cell office:value-type="float" office:value="184.537432939218">
                <text:p>184.537432939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2726655449458">
                <text:p>35.2726655449458</text:p>
              </table:table-cell>
              <table:table-cell office:value-type="float" office:value="184.467247887161">
                <text:p>184.467247887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0271055481346">
                <text:p>35.0271055481346</text:p>
              </table:table-cell>
              <table:table-cell office:value-type="float" office:value="184.394005149717">
                <text:p>184.3940051497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787273354884">
                <text:p>34.787273354884</text:p>
              </table:table-cell>
              <table:table-cell office:value-type="float" office:value="184.317764401998">
                <text:p>184.3177644019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553262803443">
                <text:p>34.553262803443</text:p>
              </table:table-cell>
              <table:table-cell office:value-type="float" office:value="184.238587327462">
                <text:p>184.2385873274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3251660537207">
                <text:p>34.3251660537207</text:p>
              </table:table-cell>
              <table:table-cell office:value-type="float" office:value="184.156537565376">
                <text:p>184.1565375653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.1030735220649">
                <text:p>34.1030735220649</text:p>
              </table:table-cell>
              <table:table-cell office:value-type="float" office:value="184.071680655515">
                <text:p>184.0716806555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8870738158994">
                <text:p>33.8870738158994</text:p>
              </table:table-cell>
              <table:table-cell office:value-type="float" office:value="183.984083980345">
                <text:p>183.9840839803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6772536682593">
                <text:p>33.6772536682593</text:p>
              </table:table-cell>
              <table:table-cell office:value-type="float" office:value="183.893816704912">
                <text:p>183.8938167049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4736978722889">
                <text:p>33.4736978722889</text:p>
              </table:table-cell>
              <table:table-cell office:value-type="float" office:value="183.800949714704">
                <text:p>183.8009497147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2764892157541">
                <text:p>33.2764892157541</text:p>
              </table:table-cell>
              <table:table-cell office:value-type="float" office:value="183.705555551739">
                <text:p>183.7055555517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0857084156389">
                <text:p>33.0857084156389</text:p>
              </table:table-cell>
              <table:table-cell office:value-type="float" office:value="183.607708349146">
                <text:p>183.6077083491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14340529115">
                <text:p>32.9014340529115</text:p>
              </table:table-cell>
              <table:table-cell office:value-type="float" office:value="183.507483764518">
                <text:p>183.5074837645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7237425075374">
                <text:p>32.7237425075374</text:p>
              </table:table-cell>
              <table:table-cell office:value-type="float" office:value="183.404958912282">
                <text:p>183.4049589122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.5527078938447">
                <text:p>32.5527078938447</text:p>
              </table:table-cell>
              <table:table-cell office:value-type="float" office:value="183.300212295383">
                <text:p>183.3002122953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.3884019963413">
                <text:p>32.3884019963413</text:p>
              </table:table-cell>
              <table:table-cell office:value-type="float" office:value="183.19332373652">
                <text:p>183.193323736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.2308942061082">
                <text:p>32.2308942061082</text:p>
              </table:table-cell>
              <table:table-cell office:value-type="float" office:value="183.084374309208">
                <text:p>183.0843743092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.0802514578913">
                <text:p>32.0802514578913</text:p>
              </table:table-cell>
              <table:table-cell office:value-type="float" office:value="182.973446268897">
                <text:p>182.9734462688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.9365381680251">
                <text:p>31.9365381680251</text:p>
              </table:table-cell>
              <table:table-cell office:value-type="float" office:value="182.860622984393">
                <text:p>182.8606229843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.7998161733454">
                <text:p>31.7998161733454</text:p>
              </table:table-cell>
              <table:table-cell office:value-type="float" office:value="182.745988869799">
                <text:p>182.7459888697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.6701446712292">
                <text:p>31.6701446712292</text:p>
              </table:table-cell>
              <table:table-cell office:value-type="float" office:value="182.629629317175">
                <text:p>182.6296293171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.5475801609407">
                <text:p>31.5475801609407</text:p>
              </table:table-cell>
              <table:table-cell office:value-type="float" office:value="182.511630630114">
                <text:p>182.5116306301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1.4321763864361">
                <text:p>31.4321763864361</text:p>
              </table:table-cell>
              <table:table-cell office:value-type="float" office:value="182.392079958384">
                <text:p>182.3920799583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1.3239842808161">
                <text:p>31.3239842808161</text:p>
              </table:table-cell>
              <table:table-cell office:value-type="float" office:value="182.271065233799">
                <text:p>182.2710652337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1.2230519125943">
                <text:p>31.2230519125943</text:p>
              </table:table-cell>
              <table:table-cell office:value-type="float" office:value="182.148675107429">
                <text:p>182.1486751074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1294244339697">
                <text:p>31.1294244339697</text:p>
              </table:table-cell>
              <table:table-cell office:value-type="float" office:value="182.024998888259">
                <text:p>182.0249988882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0431440312852">
                <text:p>31.0431440312852</text:p>
              </table:table-cell>
              <table:table-cell office:value-type="float" office:value="181.90012648335">
                <text:p>181.900126483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.9642498778548">
                <text:p>30.9642498778548</text:p>
              </table:table-cell>
              <table:table-cell office:value-type="float" office:value="181.774148339586">
                <text:p>181.7741483395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.8927780893414">
                <text:p>30.8927780893414</text:p>
              </table:table-cell>
              <table:table-cell office:value-type="float" office:value="181.647155387005">
                <text:p>181.6471553870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.8287616818632">
                <text:p>30.8287616818632</text:p>
              </table:table-cell>
              <table:table-cell office:value-type="float" office:value="181.519238983717">
                <text:p>181.5192389837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.7722305330022">
                <text:p>30.7722305330022</text:p>
              </table:table-cell>
              <table:table-cell office:value-type="float" office:value="181.390490862399">
                <text:p>181.3904908623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723211345878">
                <text:p>30.723211345878</text:p>
              </table:table-cell>
              <table:table-cell office:value-type="float" office:value="181.261003078318">
                <text:p>181.2610030783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6817276164459">
                <text:p>30.6817276164459</text:p>
              </table:table-cell>
              <table:table-cell office:value-type="float" office:value="181.130867958791">
                <text:p>181.1308679587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6477996041626">
                <text:p>30.6477996041626</text:p>
              </table:table-cell>
              <table:table-cell office:value-type="float" office:value="181.000178054013">
                <text:p>181.0001780540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.6214443061554">
                <text:p>30.6214443061554</text:p>
              </table:table-cell>
              <table:table-cell office:value-type="float" office:value="180.869026089152">
                <text:p>180.8690260891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.6026754350134">
                <text:p>30.6026754350134</text:p>
              </table:table-cell>
              <table:table-cell office:value-type="float" office:value="180.73750491754">
                <text:p>180.737504917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.591503400306">
                <text:p>30.591503400306</text:p>
              </table:table-cell>
              <table:table-cell office:value-type="float" office:value="180.605707474866">
                <text:p>180.6057074748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.5879352939175">
                <text:p>30.5879352939175</text:p>
              </table:table-cell>
              <table:table-cell office:value-type="float" office:value="180.473726734183">
                <text:p>180.4737267341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.5919748792689">
                <text:p>30.5919748792689</text:p>
              </table:table-cell>
              <table:table-cell office:value-type="float" office:value="180.341655661587">
                <text:p>180.3416556615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.6036225844803">
                <text:p>30.6036225844803</text:p>
              </table:table-cell>
              <table:table-cell office:value-type="float" office:value="180.209587172332">
                <text:p>180.2095871723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6228754995082">
                <text:p>30.6228754995082</text:p>
              </table:table-cell>
              <table:table-cell office:value-type="float" office:value="180.077614087323">
                <text:p>180.0776140873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.6497273772744">
                <text:p>30.6497273772744</text:p>
              </table:table-cell>
              <table:table-cell office:value-type="float" office:value="179.945829089671">
                <text:p>179.9458290896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.6841686387806">
                <text:p>30.6841686387806</text:p>
              </table:table-cell>
              <table:table-cell office:value-type="float" office:value="179.814324681118">
                <text:p>179.8143246811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.7261863821894">
                <text:p>30.7261863821894</text:p>
              </table:table-cell>
              <table:table-cell office:value-type="float" office:value="179.683193138388">
                <text:p>179.6831931383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.7757643958257">
                <text:p>30.7757643958257</text:p>
              </table:table-cell>
              <table:table-cell office:value-type="float" office:value="179.552526468965">
                <text:p>179.5525264689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8328831750425">
                <text:p>30.8328831750425</text:p>
              </table:table-cell>
              <table:table-cell office:value-type="float" office:value="179.42241636631">
                <text:p>179.422416366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8975199428726">
                <text:p>30.8975199428726</text:p>
              </table:table-cell>
              <table:table-cell office:value-type="float" office:value="179.292954164359">
                <text:p>179.2929541643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.9696486743694">
                <text:p>30.9696486743694</text:p>
              </table:table-cell>
              <table:table-cell office:value-type="float" office:value="179.164230791121">
                <text:p>179.1642307911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.0492401245316">
                <text:p>31.0492401245316</text:p>
              </table:table-cell>
              <table:table-cell office:value-type="float" office:value="179.036336721236">
                <text:p>179.0363367212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